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.81mm"/>
    </style:style>
    <style:style style:name="co2" style:family="table-column">
      <style:table-column-properties fo:break-before="auto" style:column-width="49.55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10.71mm"/>
    </style:style>
    <style:style style:name="co5" style:family="table-column">
      <style:table-column-properties fo:break-before="auto" style:column-width="20.78mm"/>
    </style:style>
    <style:style style:name="co6" style:family="table-column">
      <style:table-column-properties fo:break-before="auto" style:column-width="10.62mm"/>
    </style:style>
    <style:style style:name="co7" style:family="table-column">
      <style:table-column-properties fo:break-before="auto" style:column-width="8.71mm"/>
    </style:style>
    <style:style style:name="co8" style:family="table-column">
      <style:table-column-properties fo:break-before="auto" style:column-width="5.33mm"/>
    </style:style>
    <style:style style:name="co9" style:family="table-column">
      <style:table-column-properties fo:break-before="auto" style:column-width="27.76mm"/>
    </style:style>
    <style:style style:name="co10" style:family="table-column">
      <style:table-column-properties fo:break-before="auto" style:column-width="35.4mm"/>
    </style:style>
    <style:style style:name="co11" style:family="table-column">
      <style:table-column-properties fo:break-before="auto" style:column-width="132.17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21.87mm"/>
    </style:style>
    <style:style style:name="co14" style:family="table-column">
      <style:table-column-properties fo:break-before="auto" style:column-width="36.02mm"/>
    </style:style>
    <style:style style:name="co15" style:family="table-column">
      <style:table-column-properties fo:break-before="auto" style:column-width="27.31mm"/>
    </style:style>
    <style:style style:name="co16" style:family="table-column">
      <style:table-column-properties fo:break-before="auto" style:column-width="48.47mm"/>
    </style:style>
    <style:style style:name="co17" style:family="table-column">
      <style:table-column-properties fo:break-before="auto" style:column-width="35.95mm"/>
    </style:style>
    <style:style style:name="co18" style:family="table-column">
      <style:table-column-properties fo:break-before="auto" style:column-width="26.49mm"/>
    </style:style>
    <style:style style:name="co19" style:family="table-column">
      <style:table-column-properties fo:break-before="auto" style:column-width="41.75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32.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ans" style:font-name-complex="Liberation Sans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60" style:family="table-cell" style:parent-style-name="Default">
      <style:text-properties style:font-name="Liberation Sans" style:font-name-complex="Liberation Sans"/>
    </style:style>
    <style:style style:name="ce4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64" style:family="table-cell" style:parent-style-name="Default">
      <style:table-cell-properties fo:border="none"/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complex="Liberation Sans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WenQuanYi Zen Hei" style:font-name-complex="Liberation Sans"/>
    </style:style>
    <style:style style:name="ce13" style:family="table-cell" style:parent-style-name="Default">
      <style:text-properties style:font-name="Liberation Sans" style:font-name-complex="Liberation Sans"/>
    </style:style>
    <style:style style:name="ce77" style:family="table-cell" style:parent-style-name="Default"/>
    <style:style style:name="ce84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complex="Liberation Sans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81" style:family="table-cell" style:parent-style-name="Default">
      <style:text-properties style:font-name="Liberation Sans" style:text-underline-style="none" style:font-name-complex="Liberation Sans"/>
    </style:style>
    <style:style style:name="ce15" style:family="table-cell" style:parent-style-name="Default">
      <style:table-cell-properties style:text-align-source="fix" style:repeat-content="false" fo:wrap-option="wrap" fo:border="none" style:rotation-angle="90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16" style:family="table-cell" style:parent-style-name="Default" style:data-style-name="N99">
      <style:text-properties style:font-name="Liberation Sans" style:font-name-complex="Liberation Sans"/>
    </style:style>
    <style:style style:name="ce79" style:family="table-cell" style:parent-style-name="Default">
      <style:table-cell-properties fo:border="none"/>
      <style:text-properties style:font-name="Liberation Sans" fo:font-weight="bold" style:font-weight-asian="bold" style:font-name-complex="Liberation Sans" style:font-weight-complex="bold"/>
      <style:map style:condition="cell-content-is-between(1,54)" style:apply-style-name="gray_20_background" style:base-cell-address="Numbers.B1"/>
    </style:style>
    <style:style style:name="ce80" style:family="table-cell" style:parent-style-name="Default">
      <style:table-cell-properties fo:border="none"/>
      <style:text-properties style:font-name="Liberation Sans" style:font-name-complex="Liberation Sans"/>
    </style:style>
    <style:style style:name="ce1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1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0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1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2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5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6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7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0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1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2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5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6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37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8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3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07" style:family="table-cell" style:parent-style-name="Default">
      <style:table-cell-properties fo:background-color="transparent"/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41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0" style:family="table-cell" style:parent-style-name="Default">
      <style:table-cell-properties fo:background-color="transparent"/>
      <style:text-properties style:font-name="Liberation Sans" style:font-name-complex="Liberation Sans"/>
    </style:style>
    <style:style style:name="ce42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6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0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1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2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5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6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7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9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1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2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6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5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6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49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7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75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31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98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100" style:family="table-cell" style:parent-style-name="Default">
      <style:table-cell-properties fo:background-color="transparent" fo:border="none" style:rotation-angle="90"/>
      <style:text-properties style:font-name="Liberation Sans" style:font-name-complex="Liberation Sans"/>
    </style:style>
    <style:style style:name="ce115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62" style:family="table-cell" style:parent-style-name="Default">
      <style:table-cell-properties fo:background-color="transparent"/>
    </style:style>
    <style:style style:name="ce11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35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36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3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7" style:family="table-cell" style:parent-style-name="Default">
      <style:table-cell-properties fo:border="none"/>
    </style:style>
    <style:style style:name="ce146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8" style:family="table-cell" style:parent-style-name="Default" style:data-style-name="N0"/>
    <style:style style:name="ce145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complex="Liberation 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number-columns-repeated="3" table:default-cell-style-name="ce60"/>
        <table:table-column table:style-name="co2" table:default-cell-style-name="ce11"/>
        <table:table-column table:style-name="co3" table:default-cell-style-name="ce60"/>
        <table:table-column table:style-name="co4" table:default-cell-style-name="ce60"/>
        <table:table-column table:style-name="co5" table:default-cell-style-name="ce60"/>
        <table:table-column table:style-name="co6" table:default-cell-style-name="ce60"/>
        <table:table-column table:style-name="co7" table:default-cell-style-name="ce80"/>
        <table:table-column table:style-name="co8" table:number-columns-repeated="28" table:default-cell-style-name="ce60"/>
        <table:table-column table:style-name="co8" table:default-cell-style-name="ce40"/>
        <table:table-column table:style-name="co8" table:default-cell-style-name="ce60"/>
        <table:table-column table:style-name="co8" table:default-cell-style-name="ce40"/>
        <table:table-column table:style-name="co8" table:number-columns-repeated="6" table:default-cell-style-name="ce60"/>
        <table:table-column table:style-name="co8" table:default-cell-style-name="ce40"/>
        <table:table-column table:style-name="co8" table:number-columns-repeated="8" table:default-cell-style-name="ce60"/>
        <table:table-column table:style-name="co8" table:number-columns-repeated="2" table:default-cell-style-name="ce40"/>
        <table:table-column table:style-name="co8" table:default-cell-style-name="ce60"/>
        <table:table-column table:style-name="co8" table:default-cell-style-name="ce40"/>
        <table:table-column table:style-name="co8" table:number-columns-repeated="6" table:default-cell-style-name="ce60"/>
        <table:table-column table:style-name="co8" table:default-cell-style-name="ce40"/>
        <table:table-column table:style-name="co8" table:number-columns-repeated="5" table:default-cell-style-name="ce60"/>
        <table:table-column table:style-name="co8" table:default-cell-style-name="ce40"/>
        <table:table-column table:style-name="co8" table:number-columns-repeated="3" table:default-cell-style-name="ce60"/>
        <table:table-column table:style-name="co8" table:number-columns-repeated="2" table:default-cell-style-name="ce40"/>
        <table:table-column table:style-name="co8" table:number-columns-repeated="7" table:default-cell-style-name="ce60"/>
        <table:table-column table:style-name="co8" table:default-cell-style-name="ce40"/>
        <table:table-column table:style-name="co8" table:number-columns-repeated="2" table:default-cell-style-name="ce60"/>
        <table:table-column table:style-name="co8" table:default-cell-style-name="ce40"/>
        <table:table-column table:style-name="co8" table:number-columns-repeated="2" table:default-cell-style-name="ce60"/>
        <table:table-column table:style-name="co8" table:number-columns-repeated="89" table:default-cell-style-name="ce40"/>
        <table:table-column table:style-name="co8" table:number-columns-repeated="845" table:default-cell-style-name="ce60"/>
        <table:table-row table:style-name="ro1">
          <table:table-cell table:style-name="ce1" table:number-columns-spanned="3" table:number-rows-spanned="1"/>
          <table:covered-table-cell table:style-name="ce45"/>
          <table:covered-table-cell table:style-name="ce64"/>
          <table:table-cell table:style-name="ce7" table:formula="of:=&quot;WADs: &quot; &amp; SUMPRODUCT(NOT(ISBLANK([.D4:.D1048576])))" office:value-type="string" office:string-value="WADs: 434" calcext:value-type="string">
            <text:p>WADs: 434</text:p>
          </table:table-cell>
          <table:table-cell table:style-name="ce14" table:formula="of:=&quot;Voters: &quot; &amp; SUMPRODUCT(NOT(ISBLANK([.J2:.AMJ2])))" office:value-type="string" office:string-value="Voters: 170" calcext:value-type="string">
            <text:p>Voters: 170</text:p>
          </table:table-cell>
          <table:table-cell table:style-name="ce14"/>
          <table:table-cell table:style-name="ce14" table:formula="of:=&quot;D2: &quot;&amp;ROUND(100*COUNTIF([.G4:.G10000];&quot;=Doom II&quot;)/COUNTA([.G4:.G10000]))&amp;&quot;%&quot;" office:value-type="string" office:string-value="D2: 80%" calcext:value-type="string">
            <text:p>D2: 80%</text:p>
          </table:table-cell>
          <table:table-cell table:style-name="ce14" office:value-type="string" calcext:value-type="string">
            <text:p>Sum:</text:p>
          </table:table-cell>
          <table:table-cell table:style-name="ce79" table:formula="of:=SUM([.J1:.AMJ1])" office:value-type="float" office:value="9336" calcext:value-type="float">
            <text:p>9336</text:p>
          </table:table-cell>
          <table:table-cell table:style-name="ce82" table:formula="of:=SUM([.J4:.J1048576])" office:value-type="float" office:value="55" calcext:value-type="float">
            <text:p>55</text:p>
          </table:table-cell>
          <table:table-cell table:style-name="ce82" table:formula="of:=SUM([.K4:.K1048576])" office:value-type="float" office:value="55" calcext:value-type="float">
            <text:p>55</text:p>
          </table:table-cell>
          <table:table-cell table:style-name="ce82" table:formula="of:=SUM([.L4:.L1048576])" office:value-type="float" office:value="55" calcext:value-type="float">
            <text:p>55</text:p>
          </table:table-cell>
          <table:table-cell table:style-name="ce82" table:formula="of:=SUM([.M4:.M1048576])" office:value-type="float" office:value="55" calcext:value-type="float">
            <text:p>55</text:p>
          </table:table-cell>
          <table:table-cell table:style-name="ce82" table:formula="of:=SUM([.N4:.N1048576])" office:value-type="float" office:value="55" calcext:value-type="float">
            <text:p>55</text:p>
          </table:table-cell>
          <table:table-cell table:style-name="ce82" table:formula="of:=SUM([.O4:.O1048576])" office:value-type="float" office:value="55" calcext:value-type="float">
            <text:p>55</text:p>
          </table:table-cell>
          <table:table-cell table:style-name="ce82" table:formula="of:=SUM([.P4:.P1048576])" office:value-type="float" office:value="55" calcext:value-type="float">
            <text:p>55</text:p>
          </table:table-cell>
          <table:table-cell table:style-name="ce82" table:formula="of:=SUM([.Q4:.Q1048576])" office:value-type="float" office:value="55" calcext:value-type="float">
            <text:p>55</text:p>
          </table:table-cell>
          <table:table-cell table:style-name="ce82" table:formula="of:=SUM([.R4:.R1048576])" office:value-type="float" office:value="55" calcext:value-type="float">
            <text:p>55</text:p>
          </table:table-cell>
          <table:table-cell table:style-name="ce82" table:formula="of:=SUM([.S4:.S1048576])" office:value-type="float" office:value="55" calcext:value-type="float">
            <text:p>55</text:p>
          </table:table-cell>
          <table:table-cell table:style-name="ce82" table:formula="of:=SUM([.T4:.T1048576])" office:value-type="float" office:value="55" calcext:value-type="float">
            <text:p>55</text:p>
          </table:table-cell>
          <table:table-cell table:style-name="ce82" table:formula="of:=SUM([.U4:.U1048576])" office:value-type="float" office:value="55" calcext:value-type="float">
            <text:p>55</text:p>
          </table:table-cell>
          <table:table-cell table:style-name="ce82" table:formula="of:=SUM([.V4:.V1048576])" office:value-type="float" office:value="55" calcext:value-type="float">
            <text:p>55</text:p>
          </table:table-cell>
          <table:table-cell table:style-name="ce82" table:formula="of:=SUM([.W4:.W1048576])" office:value-type="float" office:value="55" calcext:value-type="float">
            <text:p>55</text:p>
          </table:table-cell>
          <table:table-cell table:style-name="ce82" table:formula="of:=SUM([.X4:.X1048576])" office:value-type="float" office:value="55" calcext:value-type="float">
            <text:p>55</text:p>
          </table:table-cell>
          <table:table-cell table:style-name="ce82" table:formula="of:=SUM([.Y4:.Y1048576])" office:value-type="float" office:value="55" calcext:value-type="float">
            <text:p>55</text:p>
          </table:table-cell>
          <table:table-cell table:style-name="ce82" table:formula="of:=SUM([.Z4:.Z1048576])" office:value-type="float" office:value="55" calcext:value-type="float">
            <text:p>55</text:p>
          </table:table-cell>
          <table:table-cell table:style-name="ce82" table:formula="of:=SUM([.AA4:.AA1048576])" office:value-type="float" office:value="55" calcext:value-type="float">
            <text:p>55</text:p>
          </table:table-cell>
          <table:table-cell table:style-name="ce82" table:formula="of:=SUM([.AB4:.AB1048576])" office:value-type="float" office:value="55" calcext:value-type="float">
            <text:p>55</text:p>
          </table:table-cell>
          <table:table-cell table:style-name="ce82" table:formula="of:=SUM([.AC4:.AC1048576])" office:value-type="float" office:value="55" calcext:value-type="float">
            <text:p>55</text:p>
          </table:table-cell>
          <table:table-cell table:style-name="ce82" table:formula="of:=SUM([.AD4:.AD1048576])" office:value-type="float" office:value="55" calcext:value-type="float">
            <text:p>55</text:p>
          </table:table-cell>
          <table:table-cell table:style-name="ce82" table:formula="of:=SUM([.AE4:.AE1048576])" office:value-type="float" office:value="55" calcext:value-type="float">
            <text:p>55</text:p>
          </table:table-cell>
          <table:table-cell table:style-name="ce82" table:formula="of:=SUM([.AF4:.AF1048576])" office:value-type="float" office:value="55" calcext:value-type="float">
            <text:p>55</text:p>
          </table:table-cell>
          <table:table-cell table:style-name="ce82" table:formula="of:=SUM([.AG4:.AG1048576])" office:value-type="float" office:value="55" calcext:value-type="float">
            <text:p>55</text:p>
          </table:table-cell>
          <table:table-cell table:style-name="ce82" table:formula="of:=SUM([.AH4:.AH1048576])" office:value-type="float" office:value="55" calcext:value-type="float">
            <text:p>55</text:p>
          </table:table-cell>
          <table:table-cell table:style-name="ce82" table:formula="of:=SUM([.AI4:.AI1048576])" office:value-type="float" office:value="55" calcext:value-type="float">
            <text:p>55</text:p>
          </table:table-cell>
          <table:table-cell table:style-name="ce82" table:formula="of:=SUM([.AJ4:.AJ1048576])" office:value-type="float" office:value="55" calcext:value-type="float">
            <text:p>55</text:p>
          </table:table-cell>
          <table:table-cell table:style-name="ce82" table:formula="of:=SUM([.AK4:.AK1048576])" office:value-type="float" office:value="55" calcext:value-type="float">
            <text:p>55</text:p>
          </table:table-cell>
          <table:table-cell table:style-name="ce107" table:formula="of:=SUM([.AL4:.AL1048576])" office:value-type="float" office:value="55" calcext:value-type="float">
            <text:p>55</text:p>
          </table:table-cell>
          <table:table-cell table:style-name="ce82" table:formula="of:=SUM([.AM4:.AM1048576])" office:value-type="float" office:value="55" calcext:value-type="float">
            <text:p>55</text:p>
          </table:table-cell>
          <table:table-cell table:style-name="ce107" table:formula="of:=SUM([.AN4:.AN1048576])" office:value-type="float" office:value="55" calcext:value-type="float">
            <text:p>55</text:p>
          </table:table-cell>
          <table:table-cell table:style-name="ce82" table:formula="of:=SUM([.AO4:.AO1048576])" office:value-type="float" office:value="55" calcext:value-type="float">
            <text:p>55</text:p>
          </table:table-cell>
          <table:table-cell table:style-name="ce82" table:formula="of:=SUM([.AP4:.AP1048576])" office:value-type="float" office:value="55" calcext:value-type="float">
            <text:p>55</text:p>
          </table:table-cell>
          <table:table-cell table:style-name="ce82" table:formula="of:=SUM([.AQ4:.AQ1048576])" office:value-type="float" office:value="55" calcext:value-type="float">
            <text:p>55</text:p>
          </table:table-cell>
          <table:table-cell table:style-name="ce82" table:formula="of:=SUM([.AR4:.AR1048576])" office:value-type="float" office:value="55" calcext:value-type="float">
            <text:p>55</text:p>
          </table:table-cell>
          <table:table-cell table:style-name="ce82" table:formula="of:=SUM([.AS4:.AS1048576])" office:value-type="float" office:value="55" calcext:value-type="float">
            <text:p>55</text:p>
          </table:table-cell>
          <table:table-cell table:style-name="ce82" table:formula="of:=SUM([.AT4:.AT1048576])" office:value-type="float" office:value="55" calcext:value-type="float">
            <text:p>55</text:p>
          </table:table-cell>
          <table:table-cell table:style-name="ce107" table:formula="of:=SUM([.AU4:.AU1048576])" office:value-type="float" office:value="55" calcext:value-type="float">
            <text:p>55</text:p>
          </table:table-cell>
          <table:table-cell table:style-name="ce82" table:formula="of:=SUM([.AV4:.AV1048576])" office:value-type="float" office:value="55" calcext:value-type="float">
            <text:p>55</text:p>
          </table:table-cell>
          <table:table-cell table:style-name="ce82" table:formula="of:=SUM([.AW4:.AW1048576])" office:value-type="float" office:value="55" calcext:value-type="float">
            <text:p>55</text:p>
          </table:table-cell>
          <table:table-cell table:style-name="ce82" table:formula="of:=SUM([.AX4:.AX1048576])" office:value-type="float" office:value="55" calcext:value-type="float">
            <text:p>55</text:p>
          </table:table-cell>
          <table:table-cell table:style-name="ce82" table:formula="of:=SUM([.AY4:.AY1048576])" office:value-type="float" office:value="55" calcext:value-type="float">
            <text:p>55</text:p>
          </table:table-cell>
          <table:table-cell table:style-name="ce82" table:formula="of:=SUM([.AZ4:.AZ1048576])" office:value-type="float" office:value="55" calcext:value-type="float">
            <text:p>55</text:p>
          </table:table-cell>
          <table:table-cell table:style-name="ce82" table:formula="of:=SUM([.BA4:.BA1048576])" office:value-type="float" office:value="55" calcext:value-type="float">
            <text:p>55</text:p>
          </table:table-cell>
          <table:table-cell table:style-name="ce82" table:formula="of:=SUM([.BB4:.BB1048576])" office:value-type="float" office:value="55" calcext:value-type="float">
            <text:p>55</text:p>
          </table:table-cell>
          <table:table-cell table:style-name="ce82" table:formula="of:=SUM([.BC4:.BC1048576])" office:value-type="float" office:value="55" calcext:value-type="float">
            <text:p>55</text:p>
          </table:table-cell>
          <table:table-cell table:style-name="ce107" table:formula="of:=SUM([.BD4:.BD1048576])" office:value-type="float" office:value="55" calcext:value-type="float">
            <text:p>55</text:p>
          </table:table-cell>
          <table:table-cell table:style-name="ce107" table:formula="of:=SUM([.BE4:.BE1048576])" office:value-type="float" office:value="55" calcext:value-type="float">
            <text:p>55</text:p>
          </table:table-cell>
          <table:table-cell table:style-name="ce82" table:formula="of:=SUM([.BF4:.BF1048576])" office:value-type="float" office:value="55" calcext:value-type="float">
            <text:p>55</text:p>
          </table:table-cell>
          <table:table-cell table:style-name="ce107" table:formula="of:=SUM([.BG4:.BG1048576])" office:value-type="float" office:value="55" calcext:value-type="float">
            <text:p>55</text:p>
          </table:table-cell>
          <table:table-cell table:style-name="ce82" table:formula="of:=SUM([.BH4:.BH1048576])" office:value-type="float" office:value="55" calcext:value-type="float">
            <text:p>55</text:p>
          </table:table-cell>
          <table:table-cell table:style-name="ce82" table:formula="of:=SUM([.BI4:.BI1048576])" office:value-type="float" office:value="55" calcext:value-type="float">
            <text:p>55</text:p>
          </table:table-cell>
          <table:table-cell table:style-name="ce82" table:formula="of:=SUM([.BJ4:.BJ1048576])" office:value-type="float" office:value="55" calcext:value-type="float">
            <text:p>55</text:p>
          </table:table-cell>
          <table:table-cell table:style-name="ce82" table:formula="of:=SUM([.BK4:.BK1048576])" office:value-type="float" office:value="55" calcext:value-type="float">
            <text:p>55</text:p>
          </table:table-cell>
          <table:table-cell table:style-name="ce82" table:formula="of:=SUM([.BL4:.BL1048576])" office:value-type="float" office:value="55" calcext:value-type="float">
            <text:p>55</text:p>
          </table:table-cell>
          <table:table-cell table:style-name="ce82" table:formula="of:=SUM([.BM4:.BM1048576])" office:value-type="float" office:value="55" calcext:value-type="float">
            <text:p>55</text:p>
          </table:table-cell>
          <table:table-cell table:style-name="ce107" table:formula="of:=SUM([.BN4:.BN1048576])" office:value-type="float" office:value="55" calcext:value-type="float">
            <text:p>55</text:p>
          </table:table-cell>
          <table:table-cell table:style-name="ce82" table:formula="of:=SUM([.BO4:.BO1048576])" office:value-type="float" office:value="55" calcext:value-type="float">
            <text:p>55</text:p>
          </table:table-cell>
          <table:table-cell table:style-name="ce82" table:formula="of:=SUM([.BP4:.BP1048576])" office:value-type="float" office:value="55" calcext:value-type="float">
            <text:p>55</text:p>
          </table:table-cell>
          <table:table-cell table:style-name="ce82" table:formula="of:=SUM([.BQ4:.BQ1048576])" office:value-type="float" office:value="55" calcext:value-type="float">
            <text:p>55</text:p>
          </table:table-cell>
          <table:table-cell table:style-name="ce82" table:formula="of:=SUM([.BR4:.BR1048576])" office:value-type="float" office:value="55" calcext:value-type="float">
            <text:p>55</text:p>
          </table:table-cell>
          <table:table-cell table:style-name="ce82" table:formula="of:=SUM([.BS4:.BS1048576])" office:value-type="float" office:value="55" calcext:value-type="float">
            <text:p>55</text:p>
          </table:table-cell>
          <table:table-cell table:style-name="ce107" table:formula="of:=SUM([.BT4:.BT1048576])" office:value-type="float" office:value="50" calcext:value-type="float">
            <text:p>50</text:p>
          </table:table-cell>
          <table:table-cell table:style-name="ce82" table:formula="of:=SUM([.BU4:.BU1048576])" office:value-type="float" office:value="55" calcext:value-type="float">
            <text:p>55</text:p>
          </table:table-cell>
          <table:table-cell table:style-name="ce82" table:formula="of:=SUM([.BV4:.BV1048576])" office:value-type="float" office:value="55" calcext:value-type="float">
            <text:p>55</text:p>
          </table:table-cell>
          <table:table-cell table:style-name="ce82" table:formula="of:=SUM([.BW4:.BW1048576])" office:value-type="float" office:value="55" calcext:value-type="float">
            <text:p>55</text:p>
          </table:table-cell>
          <table:table-cell table:style-name="ce107" table:formula="of:=SUM([.BX4:.BX1048576])" office:value-type="float" office:value="55" calcext:value-type="float">
            <text:p>55</text:p>
          </table:table-cell>
          <table:table-cell table:style-name="ce107" table:formula="of:=SUM([.BY4:.BY1048576])" office:value-type="float" office:value="55" calcext:value-type="float">
            <text:p>55</text:p>
          </table:table-cell>
          <table:table-cell table:style-name="ce82" table:formula="of:=SUM([.BZ4:.BZ1048576])" office:value-type="float" office:value="55" calcext:value-type="float">
            <text:p>55</text:p>
          </table:table-cell>
          <table:table-cell table:style-name="ce82" table:formula="of:=SUM([.CA4:.CA1048576])" office:value-type="float" office:value="55" calcext:value-type="float">
            <text:p>55</text:p>
          </table:table-cell>
          <table:table-cell table:style-name="ce82" table:formula="of:=SUM([.CB4:.CB1048576])" office:value-type="float" office:value="55" calcext:value-type="float">
            <text:p>55</text:p>
          </table:table-cell>
          <table:table-cell table:style-name="ce82" table:formula="of:=SUM([.CC4:.CC1048576])" office:value-type="float" office:value="52" calcext:value-type="float">
            <text:p>52</text:p>
          </table:table-cell>
          <table:table-cell table:style-name="ce82" table:formula="of:=SUM([.CD4:.CD1048576])" office:value-type="float" office:value="55" calcext:value-type="float">
            <text:p>55</text:p>
          </table:table-cell>
          <table:table-cell table:style-name="ce82" table:formula="of:=SUM([.CE4:.CE1048576])" office:value-type="float" office:value="55" calcext:value-type="float">
            <text:p>55</text:p>
          </table:table-cell>
          <table:table-cell table:style-name="ce82" table:formula="of:=SUM([.CF4:.CF1048576])" office:value-type="float" office:value="55" calcext:value-type="float">
            <text:p>55</text:p>
          </table:table-cell>
          <table:table-cell table:style-name="ce107" table:formula="of:=SUM([.CG4:.CG1048576])" office:value-type="float" office:value="55" calcext:value-type="float">
            <text:p>55</text:p>
          </table:table-cell>
          <table:table-cell table:style-name="ce82" table:formula="of:=SUM([.CH4:.CH1048576])" office:value-type="float" office:value="55" calcext:value-type="float">
            <text:p>55</text:p>
          </table:table-cell>
          <table:table-cell table:style-name="ce82" table:formula="of:=SUM([.CI4:.CI1048576])" office:value-type="float" office:value="55" calcext:value-type="float">
            <text:p>55</text:p>
          </table:table-cell>
          <table:table-cell table:style-name="ce107" table:formula="of:=SUM([.CJ4:.CJ1048576])" office:value-type="float" office:value="55" calcext:value-type="float">
            <text:p>55</text:p>
          </table:table-cell>
          <table:table-cell table:style-name="ce82" table:formula="of:=SUM([.CK4:.CK1048576])" office:value-type="float" office:value="55" calcext:value-type="float">
            <text:p>55</text:p>
          </table:table-cell>
          <table:table-cell table:style-name="ce82" table:formula="of:=SUM([.CL4:.CL1048576])" office:value-type="float" office:value="55" calcext:value-type="float">
            <text:p>55</text:p>
          </table:table-cell>
          <table:table-cell table:style-name="ce107" table:formula="of:=SUM([.CM4:.CM1048576])" office:value-type="float" office:value="55" calcext:value-type="float">
            <text:p>55</text:p>
          </table:table-cell>
          <table:table-cell table:style-name="ce107" table:formula="of:=SUM([.CN4:.CN1048576])" office:value-type="float" office:value="55" calcext:value-type="float">
            <text:p>55</text:p>
          </table:table-cell>
          <table:table-cell table:style-name="ce107" table:formula="of:=SUM([.CO4:.CO1048576])" office:value-type="float" office:value="55" calcext:value-type="float">
            <text:p>55</text:p>
          </table:table-cell>
          <table:table-cell table:style-name="ce107" table:formula="of:=SUM([.CP4:.CP1048576])" office:value-type="float" office:value="55" calcext:value-type="float">
            <text:p>55</text:p>
          </table:table-cell>
          <table:table-cell table:style-name="ce107" table:formula="of:=SUM([.CQ4:.CQ1048576])" office:value-type="float" office:value="55" calcext:value-type="float">
            <text:p>55</text:p>
          </table:table-cell>
          <table:table-cell table:style-name="ce107" table:formula="of:=SUM([.CR4:.CR1048576])" office:value-type="float" office:value="55" calcext:value-type="float">
            <text:p>55</text:p>
          </table:table-cell>
          <table:table-cell table:style-name="ce107" table:formula="of:=SUM([.CS4:.CS1048576])" office:value-type="float" office:value="55" calcext:value-type="float">
            <text:p>55</text:p>
          </table:table-cell>
          <table:table-cell table:style-name="ce107" table:formula="of:=SUM([.CT4:.CT1048576])" office:value-type="float" office:value="55" calcext:value-type="float">
            <text:p>55</text:p>
          </table:table-cell>
          <table:table-cell table:style-name="ce107" table:formula="of:=SUM([.CU4:.CU1048576])" office:value-type="float" office:value="55" calcext:value-type="float">
            <text:p>55</text:p>
          </table:table-cell>
          <table:table-cell table:style-name="ce107" table:formula="of:=SUM([.CV4:.CV1048576])" office:value-type="float" office:value="55" calcext:value-type="float">
            <text:p>55</text:p>
          </table:table-cell>
          <table:table-cell table:style-name="ce107" table:formula="of:=SUM([.CW4:.CW1048576])" office:value-type="float" office:value="55" calcext:value-type="float">
            <text:p>55</text:p>
          </table:table-cell>
          <table:table-cell table:style-name="ce107" table:formula="of:=SUM([.CX4:.CX1048576])" office:value-type="float" office:value="55" calcext:value-type="float">
            <text:p>55</text:p>
          </table:table-cell>
          <table:table-cell table:style-name="ce107" table:formula="of:=SUM([.CY4:.CY1048576])" office:value-type="float" office:value="55" calcext:value-type="float">
            <text:p>55</text:p>
          </table:table-cell>
          <table:table-cell table:style-name="ce107" table:formula="of:=SUM([.CZ4:.CZ1048576])" office:value-type="float" office:value="55" calcext:value-type="float">
            <text:p>55</text:p>
          </table:table-cell>
          <table:table-cell table:style-name="ce107" table:formula="of:=SUM([.DA4:.DA1048576])" office:value-type="float" office:value="55" calcext:value-type="float">
            <text:p>55</text:p>
          </table:table-cell>
          <table:table-cell table:style-name="ce107" table:formula="of:=SUM([.DB4:.DB1048576])" office:value-type="float" office:value="55" calcext:value-type="float">
            <text:p>55</text:p>
          </table:table-cell>
          <table:table-cell table:style-name="ce107" table:formula="of:=SUM([.DC4:.DC1048576])" office:value-type="float" office:value="55" calcext:value-type="float">
            <text:p>55</text:p>
          </table:table-cell>
          <table:table-cell table:style-name="ce107" table:formula="of:=SUM([.DD4:.DD1048576])" office:value-type="float" office:value="55" calcext:value-type="float">
            <text:p>55</text:p>
          </table:table-cell>
          <table:table-cell table:style-name="ce107" table:formula="of:=SUM([.DE4:.DE1048576])" office:value-type="float" office:value="55" calcext:value-type="float">
            <text:p>55</text:p>
          </table:table-cell>
          <table:table-cell table:style-name="ce107" table:formula="of:=SUM([.DF4:.DF1048576])" office:value-type="float" office:value="55" calcext:value-type="float">
            <text:p>55</text:p>
          </table:table-cell>
          <table:table-cell table:style-name="ce107" table:formula="of:=SUM([.DG4:.DG1048576])" office:value-type="float" office:value="55" calcext:value-type="float">
            <text:p>55</text:p>
          </table:table-cell>
          <table:table-cell table:style-name="ce107" table:formula="of:=SUM([.DH4:.DH1048576])" office:value-type="float" office:value="55" calcext:value-type="float">
            <text:p>55</text:p>
          </table:table-cell>
          <table:table-cell table:style-name="ce107" table:formula="of:=SUM([.DI4:.DI1048576])" office:value-type="float" office:value="55" calcext:value-type="float">
            <text:p>55</text:p>
          </table:table-cell>
          <table:table-cell table:style-name="ce107" table:formula="of:=SUM([.DJ4:.DJ1048576])" office:value-type="float" office:value="55" calcext:value-type="float">
            <text:p>55</text:p>
          </table:table-cell>
          <table:table-cell table:style-name="ce107" table:formula="of:=SUM([.DK4:.DK1048576])" office:value-type="float" office:value="55" calcext:value-type="float">
            <text:p>55</text:p>
          </table:table-cell>
          <table:table-cell table:style-name="ce107" table:formula="of:=SUM([.DL4:.DL1048576])" office:value-type="float" office:value="55" calcext:value-type="float">
            <text:p>55</text:p>
          </table:table-cell>
          <table:table-cell table:style-name="ce107" table:formula="of:=SUM([.DM4:.DM1048576])" office:value-type="float" office:value="55" calcext:value-type="float">
            <text:p>55</text:p>
          </table:table-cell>
          <table:table-cell table:style-name="ce107" table:formula="of:=SUM([.DN4:.DN1048576])" office:value-type="float" office:value="55" calcext:value-type="float">
            <text:p>55</text:p>
          </table:table-cell>
          <table:table-cell table:style-name="ce107" table:formula="of:=SUM([.DO4:.DO1048576])" office:value-type="float" office:value="55" calcext:value-type="float">
            <text:p>55</text:p>
          </table:table-cell>
          <table:table-cell table:style-name="ce107" table:formula="of:=SUM([.DP4:.DP1048576])" office:value-type="float" office:value="55" calcext:value-type="float">
            <text:p>55</text:p>
          </table:table-cell>
          <table:table-cell table:style-name="ce107" table:formula="of:=SUM([.DQ4:.DQ1048576])" office:value-type="float" office:value="55" calcext:value-type="float">
            <text:p>55</text:p>
          </table:table-cell>
          <table:table-cell table:style-name="ce107" table:formula="of:=SUM([.DR4:.DR1048576])" office:value-type="float" office:value="55" calcext:value-type="float">
            <text:p>55</text:p>
          </table:table-cell>
          <table:table-cell table:style-name="ce107" table:formula="of:=SUM([.DS4:.DS1048576])" office:value-type="float" office:value="55" calcext:value-type="float">
            <text:p>55</text:p>
          </table:table-cell>
          <table:table-cell table:style-name="ce107" table:formula="of:=SUM([.DT4:.DT1048576])" office:value-type="float" office:value="55" calcext:value-type="float">
            <text:p>55</text:p>
          </table:table-cell>
          <table:table-cell table:style-name="ce107" table:formula="of:=SUM([.DU4:.DU1048576])" office:value-type="float" office:value="55" calcext:value-type="float">
            <text:p>55</text:p>
          </table:table-cell>
          <table:table-cell table:style-name="ce107" table:formula="of:=SUM([.DV4:.DV1048576])" office:value-type="float" office:value="55" calcext:value-type="float">
            <text:p>55</text:p>
          </table:table-cell>
          <table:table-cell table:style-name="ce107" table:formula="of:=SUM([.DW4:.DW1048576])" office:value-type="float" office:value="55" calcext:value-type="float">
            <text:p>55</text:p>
          </table:table-cell>
          <table:table-cell table:style-name="ce107" table:formula="of:=SUM([.DX4:.DX1048576])" office:value-type="float" office:value="55" calcext:value-type="float">
            <text:p>55</text:p>
          </table:table-cell>
          <table:table-cell table:style-name="ce107" table:formula="of:=SUM([.DY4:.DY1048576])" office:value-type="float" office:value="55" calcext:value-type="float">
            <text:p>55</text:p>
          </table:table-cell>
          <table:table-cell table:style-name="ce107" table:formula="of:=SUM([.DZ4:.DZ1048576])" office:value-type="float" office:value="55" calcext:value-type="float">
            <text:p>55</text:p>
          </table:table-cell>
          <table:table-cell table:style-name="ce107" table:formula="of:=SUM([.EA4:.EA1048576])" office:value-type="float" office:value="55" calcext:value-type="float">
            <text:p>55</text:p>
          </table:table-cell>
          <table:table-cell table:style-name="ce107" table:formula="of:=SUM([.EB4:.EB1048576])" office:value-type="float" office:value="55" calcext:value-type="float">
            <text:p>55</text:p>
          </table:table-cell>
          <table:table-cell table:style-name="ce107" table:formula="of:=SUM([.EC4:.EC1048576])" office:value-type="float" office:value="55" calcext:value-type="float">
            <text:p>55</text:p>
          </table:table-cell>
          <table:table-cell table:style-name="ce107" table:formula="of:=SUM([.ED4:.ED1048576])" office:value-type="float" office:value="55" calcext:value-type="float">
            <text:p>55</text:p>
          </table:table-cell>
          <table:table-cell table:style-name="ce107" table:formula="of:=SUM([.EE4:.EE1048576])" office:value-type="float" office:value="55" calcext:value-type="float">
            <text:p>55</text:p>
          </table:table-cell>
          <table:table-cell table:style-name="ce107" table:formula="of:=SUM([.EF4:.EF1048576])" office:value-type="float" office:value="55" calcext:value-type="float">
            <text:p>55</text:p>
          </table:table-cell>
          <table:table-cell table:style-name="ce107" table:formula="of:=SUM([.EG4:.EG1048576])" office:value-type="float" office:value="55" calcext:value-type="float">
            <text:p>55</text:p>
          </table:table-cell>
          <table:table-cell table:style-name="ce107" table:formula="of:=SUM([.EH4:.EH1048576])" office:value-type="float" office:value="55" calcext:value-type="float">
            <text:p>55</text:p>
          </table:table-cell>
          <table:table-cell table:style-name="ce107" table:formula="of:=SUM([.EI4:.EI1048576])" office:value-type="float" office:value="55" calcext:value-type="float">
            <text:p>55</text:p>
          </table:table-cell>
          <table:table-cell table:style-name="ce107" table:formula="of:=SUM([.EJ4:.EJ1048576])" office:value-type="float" office:value="55" calcext:value-type="float">
            <text:p>55</text:p>
          </table:table-cell>
          <table:table-cell table:style-name="ce107" table:formula="of:=SUM([.EK4:.EK1048576])" office:value-type="float" office:value="55" calcext:value-type="float">
            <text:p>55</text:p>
          </table:table-cell>
          <table:table-cell table:style-name="ce107" table:formula="of:=SUM([.EL4:.EL1048576])" office:value-type="float" office:value="55" calcext:value-type="float">
            <text:p>55</text:p>
          </table:table-cell>
          <table:table-cell table:style-name="ce107" table:formula="of:=SUM([.EM4:.EM1048576])" office:value-type="float" office:value="55" calcext:value-type="float">
            <text:p>55</text:p>
          </table:table-cell>
          <table:table-cell table:style-name="ce107" table:formula="of:=SUM([.EN4:.EN1048576])" office:value-type="float" office:value="55" calcext:value-type="float">
            <text:p>55</text:p>
          </table:table-cell>
          <table:table-cell table:style-name="ce107" table:formula="of:=SUM([.EO4:.EO1048576])" office:value-type="float" office:value="55" calcext:value-type="float">
            <text:p>55</text:p>
          </table:table-cell>
          <table:table-cell table:style-name="ce107" table:formula="of:=SUM([.EP4:.EP1048576])" office:value-type="float" office:value="55" calcext:value-type="float">
            <text:p>55</text:p>
          </table:table-cell>
          <table:table-cell table:style-name="ce107" table:formula="of:=SUM([.EQ4:.EQ1048576])" office:value-type="float" office:value="55" calcext:value-type="float">
            <text:p>55</text:p>
          </table:table-cell>
          <table:table-cell table:style-name="ce107" table:formula="of:=SUM([.ER4:.ER1048576])" office:value-type="float" office:value="55" calcext:value-type="float">
            <text:p>55</text:p>
          </table:table-cell>
          <table:table-cell table:style-name="ce107" table:formula="of:=SUM([.ES4:.ES1048576])" office:value-type="float" office:value="55" calcext:value-type="float">
            <text:p>55</text:p>
          </table:table-cell>
          <table:table-cell table:style-name="ce107" table:formula="of:=SUM([.ET4:.ET1048576])" office:value-type="float" office:value="55" calcext:value-type="float">
            <text:p>55</text:p>
          </table:table-cell>
          <table:table-cell table:style-name="ce107" table:formula="of:=SUM([.EU4:.EU1048576])" office:value-type="float" office:value="55" calcext:value-type="float">
            <text:p>55</text:p>
          </table:table-cell>
          <table:table-cell table:style-name="ce107" table:formula="of:=SUM([.EV4:.EV1048576])" office:value-type="float" office:value="55" calcext:value-type="float">
            <text:p>55</text:p>
          </table:table-cell>
          <table:table-cell table:style-name="ce107" table:formula="of:=SUM([.EW4:.EW1048576])" office:value-type="float" office:value="55" calcext:value-type="float">
            <text:p>55</text:p>
          </table:table-cell>
          <table:table-cell table:style-name="ce107" table:formula="of:=SUM([.EX4:.EX1048576])" office:value-type="float" office:value="55" calcext:value-type="float">
            <text:p>55</text:p>
          </table:table-cell>
          <table:table-cell table:style-name="ce107" table:formula="of:=SUM([.EY4:.EY1048576])" office:value-type="float" office:value="55" calcext:value-type="float">
            <text:p>55</text:p>
          </table:table-cell>
          <table:table-cell table:style-name="ce107" table:formula="of:=SUM([.EZ4:.EZ1048576])" office:value-type="float" office:value="55" calcext:value-type="float">
            <text:p>55</text:p>
          </table:table-cell>
          <table:table-cell table:style-name="ce107" table:formula="of:=SUM([.FA4:.FA1048576])" office:value-type="float" office:value="55" calcext:value-type="float">
            <text:p>55</text:p>
          </table:table-cell>
          <table:table-cell table:style-name="ce107" table:formula="of:=SUM([.FB4:.FB1048576])" office:value-type="float" office:value="55" calcext:value-type="float">
            <text:p>55</text:p>
          </table:table-cell>
          <table:table-cell table:style-name="ce107" table:formula="of:=SUM([.FC4:.FC1048576])" office:value-type="float" office:value="55" calcext:value-type="float">
            <text:p>55</text:p>
          </table:table-cell>
          <table:table-cell table:style-name="ce107" table:formula="of:=SUM([.FD4:.FD1048576])" office:value-type="float" office:value="55" calcext:value-type="float">
            <text:p>55</text:p>
          </table:table-cell>
          <table:table-cell table:style-name="ce107" table:formula="of:=SUM([.FE4:.FE1048576])" office:value-type="float" office:value="55" calcext:value-type="float">
            <text:p>55</text:p>
          </table:table-cell>
          <table:table-cell table:style-name="ce107" table:formula="of:=SUM([.FF4:.FF1048576])" office:value-type="float" office:value="55" calcext:value-type="float">
            <text:p>55</text:p>
          </table:table-cell>
          <table:table-cell table:style-name="ce107" table:formula="of:=SUM([.FG4:.FG1048576])" office:value-type="float" office:value="55" calcext:value-type="float">
            <text:p>55</text:p>
          </table:table-cell>
          <table:table-cell table:style-name="ce107" table:formula="of:=SUM([.FH4:.FH1048576])" office:value-type="float" office:value="55" calcext:value-type="float">
            <text:p>55</text:p>
          </table:table-cell>
          <table:table-cell table:style-name="ce107" table:formula="of:=SUM([.FI4:.FI1048576])" office:value-type="float" office:value="55" calcext:value-type="float">
            <text:p>55</text:p>
          </table:table-cell>
          <table:table-cell table:style-name="ce107" table:formula="of:=SUM([.FJ4:.FJ1048576])" office:value-type="float" office:value="55" calcext:value-type="float">
            <text:p>55</text:p>
          </table:table-cell>
          <table:table-cell table:style-name="ce107" table:formula="of:=SUM([.FK4:.FK1048576])" office:value-type="float" office:value="55" calcext:value-type="float">
            <text:p>55</text:p>
          </table:table-cell>
          <table:table-cell table:style-name="ce107" table:formula="of:=SUM([.FL4:.FL1048576])" office:value-type="float" office:value="55" calcext:value-type="float">
            <text:p>55</text:p>
          </table:table-cell>
          <table:table-cell table:style-name="ce107" table:formula="of:=SUM([.FM4:.FM1048576])" office:value-type="float" office:value="55" calcext:value-type="float">
            <text:p>55</text:p>
          </table:table-cell>
          <table:table-cell table:style-name="ce107" table:formula="of:=SUM([.FN4:.FN1048576])" office:value-type="float" office:value="54" calcext:value-type="float">
            <text:p>54</text:p>
          </table:table-cell>
          <table:table-cell table:style-name="ce107" table:formula="of:=SUM([.FO4:.FO1048576])" office:value-type="float" office:value="55" calcext:value-type="float">
            <text:p>55</text:p>
          </table:table-cell>
          <table:table-cell table:style-name="ce107" table:formula="of:=SUM([.FP4:.FP1048576])" office:value-type="float" office:value="55" calcext:value-type="float">
            <text:p>55</text:p>
          </table:table-cell>
          <table:table-cell table:style-name="ce107" table:formula="of:=SUM([.FQ4:.FQ1048576])" office:value-type="float" office:value="55" calcext:value-type="float">
            <text:p>55</text:p>
          </table:table-cell>
          <table:table-cell table:style-name="ce107" table:formula="of:=SUM([.FR4:.FR1048576])" office:value-type="float" office:value="55" calcext:value-type="float">
            <text:p>55</text:p>
          </table:table-cell>
          <table:table-cell table:style-name="ce107" table:formula="of:=SUM([.FS4:.FS1048576])" office:value-type="float" office:value="55" calcext:value-type="float">
            <text:p>55</text:p>
          </table:table-cell>
          <table:table-cell table:style-name="ce107" table:formula="of:=SUM([.FT4:.FT1048576])" office:value-type="float" office:value="55" calcext:value-type="float">
            <text:p>55</text:p>
          </table:table-cell>
          <table:table-cell table:style-name="ce107" table:formula="of:=SUM([.FU4:.FU1048576])" office:value-type="float" office:value="50" calcext:value-type="float">
            <text:p>50</text:p>
          </table:table-cell>
          <table:table-cell table:style-name="ce107" table:formula="of:=SUM([.FV4:.FV1048576])" office:value-type="float" office:value="55" calcext:value-type="float">
            <text:p>55</text:p>
          </table:table-cell>
          <table:table-cell table:style-name="ce107" table:formula="of:=SUM([.FW4:.FW1048576])" office:value-type="float" office:value="55" calcext:value-type="float">
            <text:p>55</text:p>
          </table:table-cell>
          <table:table-cell table:style-name="ce107" table:formula="of:=SUM([.FX4:.FX1048576])" office:value-type="float" office:value="0" calcext:value-type="float">
            <text:p>0</text:p>
          </table:table-cell>
          <table:table-cell table:style-name="ce107" table:formula="of:=SUM([.FY4:.FY1048576])" office:value-type="float" office:value="0" calcext:value-type="float">
            <text:p>0</text:p>
          </table:table-cell>
          <table:table-cell table:style-name="ce107" table:formula="of:=SUM([.FZ4:.FZ1048576])" office:value-type="float" office:value="0" calcext:value-type="float">
            <text:p>0</text:p>
          </table:table-cell>
          <table:table-cell table:style-name="ce107" table:formula="of:=SUM([.GA4:.GA1048576])" office:value-type="float" office:value="0" calcext:value-type="float">
            <text:p>0</text:p>
          </table:table-cell>
          <table:table-cell table:style-name="ce107" table:formula="of:=SUM([.GB4:.GB1048576])" office:value-type="float" office:value="0" calcext:value-type="float">
            <text:p>0</text:p>
          </table:table-cell>
          <table:table-cell table:style-name="ce107" table:formula="of:=SUM([.GC4:.GC1048576])" office:value-type="float" office:value="0" calcext:value-type="float">
            <text:p>0</text:p>
          </table:table-cell>
          <table:table-cell table:style-name="ce107" table:formula="of:=SUM([.GD4:.GD1048576])" office:value-type="float" office:value="0" calcext:value-type="float">
            <text:p>0</text:p>
          </table:table-cell>
          <table:table-cell table:style-name="ce82" table:number-columns-repeated="838"/>
        </table:table-row>
        <table:table-row table:style-name="ro2">
          <table:table-cell table:style-name="ce5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9" office:value-type="string" calcext:value-type="string">
            <text:p>WAD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Release Year</text:p>
          </table:table-cell>
          <table:table-cell table:style-name="ce4" office:value-type="string" calcext:value-type="string">
            <text:p>IWAD</text:p>
          </table:table-cell>
          <table:table-cell table:style-name="ce15" office:value-type="string" calcext:value-type="string">
            <text:p>Points by User</text:p>
          </table:table-cell>
          <table:table-cell table:style-name="ce4" office:value-type="string" calcext:value-type="string">
            <text:p>Voters</text:p>
          </table:table-cell>
          <table:table-cell table:style-name="ce18" office:value-type="string" calcext:value-type="string">
            <text:p>42PercentHealth</text:p>
          </table:table-cell>
          <table:table-cell table:style-name="ce19" office:value-type="string" calcext:value-type="string">
            <text:p>Nine Inch Heels</text:p>
          </table:table-cell>
          <table:table-cell table:style-name="ce20" office:value-type="string" calcext:value-type="string">
            <text:p>Not Jabba</text:p>
          </table:table-cell>
          <table:table-cell table:style-name="ce21" office:value-type="string" calcext:value-type="string">
            <text:p>Cynical</text:p>
          </table:table-cell>
          <table:table-cell table:style-name="ce22" office:value-type="string" calcext:value-type="string">
            <text:p>Sky</text:p>
          </table:table-cell>
          <table:table-cell table:style-name="ce23" office:value-type="string" calcext:value-type="string">
            <text:p>Jaws In Space</text:p>
          </table:table-cell>
          <table:table-cell table:style-name="ce24" office:value-type="string" calcext:value-type="string">
            <text:p>bzzrak</text:p>
          </table:table-cell>
          <table:table-cell table:style-name="ce21" office:value-type="string" calcext:value-type="string">
            <text:p>Archvile Hunter</text:p>
          </table:table-cell>
          <table:table-cell table:style-name="ce21" office:value-type="string" calcext:value-type="string">
            <text:p>Doomkid</text:p>
          </table:table-cell>
          <table:table-cell table:style-name="ce25" office:value-type="string" calcext:value-type="string">
            <text:p>Mr. Freeze</text:p>
          </table:table-cell>
          <table:table-cell table:style-name="ce26" office:value-type="string" calcext:value-type="string">
            <text:p>ShoDemo</text:p>
          </table:table-cell>
          <table:table-cell table:style-name="ce27" office:value-type="string" calcext:value-type="string">
            <text:p>Chamelenoel</text:p>
          </table:table-cell>
          <table:table-cell table:style-name="ce28" office:value-type="string" calcext:value-type="string">
            <text:p>NuMetalManiak</text:p>
          </table:table-cell>
          <table:table-cell table:style-name="ce29" office:value-type="string" calcext:value-type="string">
            <text:p>Spectre01</text:p>
          </table:table-cell>
          <table:table-cell table:style-name="ce30" office:value-type="string" calcext:value-type="string">
            <text:p>Vorpal</text:p>
          </table:table-cell>
          <table:table-cell table:style-name="ce31" office:value-type="string" calcext:value-type="string">
            <text:p>Ralphis</text:p>
          </table:table-cell>
          <table:table-cell table:style-name="ce32" office:value-type="string" calcext:value-type="string">
            <text:p>HyperLuke</text:p>
          </table:table-cell>
          <table:table-cell table:style-name="ce33" office:value-type="string" calcext:value-type="string">
            <text:p>Spectra</text:p>
          </table:table-cell>
          <table:table-cell table:style-name="ce34" office:value-type="string" calcext:value-type="string">
            <text:p>Malrionn</text:p>
          </table:table-cell>
          <table:table-cell table:style-name="ce35" office:value-type="string" calcext:value-type="string">
            <text:p>MFG38</text:p>
          </table:table-cell>
          <table:table-cell table:style-name="ce21" office:value-type="string" calcext:value-type="string">
            <text:p>Ed</text:p>
          </table:table-cell>
          <table:table-cell table:style-name="ce21" office:value-type="string" calcext:value-type="string">
            <text:p>Graf Zahl</text:p>
          </table:table-cell>
          <table:table-cell table:style-name="ce36" office:value-type="string" calcext:value-type="string">
            <text:p>Voltcom9</text:p>
          </table:table-cell>
          <table:table-cell table:style-name="ce37" office:value-type="string" calcext:value-type="string">
            <text:p>antares031</text:p>
          </table:table-cell>
          <table:table-cell table:style-name="ce21" office:value-type="string" calcext:value-type="string">
            <text:p>AnonimVio</text:p>
          </table:table-cell>
          <table:table-cell table:style-name="ce38" office:value-type="string" calcext:value-type="string">
            <text:p>everennui</text:p>
          </table:table-cell>
          <table:table-cell table:style-name="ce21" office:value-type="string" calcext:value-type="string">
            <text:p>Grazza</text:p>
          </table:table-cell>
          <table:table-cell table:style-name="ce39" office:value-type="string" calcext:value-type="string">
            <text:p>ella guro</text:p>
          </table:table-cell>
          <table:table-cell table:style-name="ce41" office:value-type="string" calcext:value-type="string">
            <text:p>yakfak</text:p>
          </table:table-cell>
          <table:table-cell table:style-name="ce42" office:value-type="string" calcext:value-type="string">
            <text:p>Forli</text:p>
          </table:table-cell>
          <table:table-cell table:style-name="ce41" office:value-type="string" calcext:value-type="string">
            <text:p>roadworx</text:p>
          </table:table-cell>
          <table:table-cell table:style-name="ce43" office:value-type="string" calcext:value-type="string">
            <text:p>WH-Wilou84</text:p>
          </table:table-cell>
          <table:table-cell table:style-name="ce21" office:value-type="string" calcext:value-type="string">
            <text:p>7hm</text:p>
          </table:table-cell>
          <table:table-cell table:style-name="ce21" office:value-type="string" calcext:value-type="string">
            <text:p>Dime</text:p>
          </table:table-cell>
          <table:table-cell table:style-name="ce44" office:value-type="string" calcext:value-type="string">
            <text:p>Nate River</text:p>
          </table:table-cell>
          <table:table-cell table:style-name="ce46" office:value-type="string" calcext:value-type="string">
            <text:p>fveitsi</text:p>
          </table:table-cell>
          <table:table-cell table:style-name="ce48" office:value-type="string" calcext:value-type="string">
            <text:p>justsomemusicguy</text:p>
          </table:table-cell>
          <table:table-cell table:style-name="ce41" office:value-type="string" calcext:value-type="string">
            <text:p>JudgeDeadd</text:p>
          </table:table-cell>
          <table:table-cell table:style-name="ce49" office:value-type="string" calcext:value-type="string">
            <text:p>T-Rex</text:p>
          </table:table-cell>
          <table:table-cell table:style-name="ce21" office:value-type="string" calcext:value-type="string">
            <text:p>Phobus</text:p>
          </table:table-cell>
          <table:table-cell table:style-name="ce50" office:value-type="string" calcext:value-type="string">
            <text:p>darkreaver</text:p>
          </table:table-cell>
          <table:table-cell table:style-name="ce51" office:value-type="string" calcext:value-type="string">
            <text:p>Roofi</text:p>
          </table:table-cell>
          <table:table-cell table:style-name="ce52" office:value-type="string" calcext:value-type="string">
            <text:p>Talvi</text:p>
          </table:table-cell>
          <table:table-cell table:style-name="ce53" office:value-type="string" calcext:value-type="string">
            <text:p>bonnie</text:p>
          </table:table-cell>
          <table:table-cell table:style-name="ce21" office:value-type="string" calcext:value-type="string">
            <text:p>Outrageous Videos</text:p>
          </table:table-cell>
          <table:table-cell table:style-name="ce21" office:value-type="string" calcext:value-type="string">
            <text:p>Paul977</text:p>
          </table:table-cell>
          <table:table-cell table:style-name="ce41" office:value-type="string" calcext:value-type="string">
            <text:p>Dragonfly</text:p>
          </table:table-cell>
          <table:table-cell table:style-name="ce41" office:value-type="string" calcext:value-type="string">
            <text:p>StoneMason</text:p>
          </table:table-cell>
          <table:table-cell table:style-name="ce54" office:value-type="string" calcext:value-type="string">
            <text:p>bLOCKbOYgAMES</text:p>
          </table:table-cell>
          <table:table-cell table:style-name="ce55" office:value-type="string" calcext:value-type="string">
            <text:p>Woolie Wool</text:p>
          </table:table-cell>
          <table:table-cell table:style-name="ce21" office:value-type="string" calcext:value-type="string">
            <text:p>GarrettChan</text:p>
          </table:table-cell>
          <table:table-cell table:style-name="ce21" office:value-type="string" calcext:value-type="string">
            <text:p>Soundblock</text:p>
          </table:table-cell>
          <table:table-cell table:style-name="ce21" office:value-type="string" calcext:value-type="string">
            <text:p>HUNdebLeonidasX</text:p>
          </table:table-cell>
          <table:table-cell table:style-name="ce21" office:value-type="string" calcext:value-type="string">
            <text:p>Greyenko</text:p>
          </table:table-cell>
          <table:table-cell table:style-name="ce21" office:value-type="string" calcext:value-type="string">
            <text:p>TechnoDoomed1</text:p>
          </table:table-cell>
          <table:table-cell table:style-name="ce56" office:value-type="string" calcext:value-type="string">
            <text:p>valkiriforce</text:p>
          </table:table-cell>
          <table:table-cell table:style-name="ce57" office:value-type="string" calcext:value-type="string">
            <text:p>soner du</text:p>
          </table:table-cell>
          <table:table-cell table:style-name="ce21" office:value-type="string" calcext:value-type="string">
            <text:p>Philnemba</text:p>
          </table:table-cell>
          <table:table-cell table:style-name="ce21" office:value-type="string" calcext:value-type="string">
            <text:p>Altima</text:p>
          </table:table-cell>
          <table:table-cell table:style-name="ce21" office:value-type="string" calcext:value-type="string">
            <text:p>Lazorinc</text:p>
          </table:table-cell>
          <table:table-cell table:style-name="ce21" office:value-type="string" calcext:value-type="string">
            <text:p>SGS Man</text:p>
          </table:table-cell>
          <table:table-cell table:style-name="ce21" office:value-type="string" calcext:value-type="string">
            <text:p>Grain of Salt</text:p>
          </table:table-cell>
          <table:table-cell table:style-name="ce41" office:value-type="string" calcext:value-type="string">
            <text:p>Bryan T</text:p>
          </table:table-cell>
          <table:table-cell table:style-name="ce21" office:value-type="string" calcext:value-type="string">
            <text:p>NaZa</text:p>
          </table:table-cell>
          <table:table-cell table:style-name="ce21" office:value-type="string" calcext:value-type="string">
            <text:p>Poncho</text:p>
          </table:table-cell>
          <table:table-cell table:style-name="ce58" office:value-type="string" calcext:value-type="string">
            <text:p>bemused</text:p>
          </table:table-cell>
          <table:table-cell table:style-name="ce41" office:value-type="string" calcext:value-type="string">
            <text:p>Squadallah</text:p>
          </table:table-cell>
          <table:table-cell table:style-name="ce59" office:value-type="string" calcext:value-type="string">
            <text:p>dylux</text:p>
          </table:table-cell>
          <table:table-cell table:style-name="ce21" office:value-type="string" calcext:value-type="string">
            <text:p>Nirvana</text:p>
          </table:table-cell>
          <table:table-cell table:style-name="ce61" office:value-type="string" calcext:value-type="string">
            <text:p>tchkb</text:p>
          </table:table-cell>
          <table:table-cell table:style-name="ce62" office:value-type="string" calcext:value-type="string">
            <text:p>NoisyVelvet</text:p>
          </table:table-cell>
          <table:table-cell table:style-name="ce63" office:value-type="string" calcext:value-type="string">
            <text:p>Apaul27</text:p>
          </table:table-cell>
          <table:table-cell table:style-name="ce65" office:value-type="string" calcext:value-type="string">
            <text:p>tmorrow</text:p>
          </table:table-cell>
          <table:table-cell table:style-name="ce66" office:value-type="string" calcext:value-type="string">
            <text:p>Odal</text:p>
          </table:table-cell>
          <table:table-cell table:style-name="ce68" office:value-type="string" calcext:value-type="string">
            <text:p>m8f</text:p>
          </table:table-cell>
          <table:table-cell table:style-name="ce149" office:value-type="string" calcext:value-type="string">
            <text:p>Budoka</text:p>
          </table:table-cell>
          <table:table-cell table:style-name="ce73" office:value-type="string" calcext:value-type="string">
            <text:p>TheNerdTurtle2</text:p>
          </table:table-cell>
          <table:table-cell table:style-name="ce75" office:value-type="string" calcext:value-type="string">
            <text:p>TheMightyHeracross</text:p>
          </table:table-cell>
          <table:table-cell table:style-name="ce131" office:value-type="string" calcext:value-type="string">
            <text:p>Lorenz0</text:p>
          </table:table-cell>
          <table:table-cell table:style-name="ce98" office:value-type="string" calcext:value-type="string">
            <text:p>guitardz</text:p>
          </table:table-cell>
          <table:table-cell table:style-name="ce98" office:value-type="string" calcext:value-type="string">
            <text:p>Nancsi</text:p>
          </table:table-cell>
          <table:table-cell table:style-name="ce100" office:value-type="string" calcext:value-type="string">
            <text:p>Arbys550</text:p>
          </table:table-cell>
          <table:table-cell table:style-name="ce100" office:value-type="string" calcext:value-type="string">
            <text:p>ReaperAA</text:p>
          </table:table-cell>
          <table:table-cell table:style-name="ce100" office:value-type="string" calcext:value-type="string">
            <text:p>Ziad EL Zein</text:p>
          </table:table-cell>
          <table:table-cell table:style-name="ce100" office:value-type="string" calcext:value-type="string">
            <text:p>Diabolución</text:p>
          </table:table-cell>
          <table:table-cell table:style-name="ce100" office:value-type="string" calcext:value-type="string">
            <text:p>pcorf</text:p>
          </table:table-cell>
          <table:table-cell table:style-name="ce100" office:value-type="string" calcext:value-type="string">
            <text:p>Octillion</text:p>
          </table:table-cell>
          <table:table-cell table:style-name="ce100" office:value-type="string" calcext:value-type="string">
            <text:p>purist</text:p>
          </table:table-cell>
          <table:table-cell table:style-name="ce100" office:value-type="string" calcext:value-type="string">
            <text:p>Simomarchi</text:p>
          </table:table-cell>
          <table:table-cell table:style-name="ce100" office:value-type="string" calcext:value-type="string">
            <text:p>4everDoomed</text:p>
          </table:table-cell>
          <table:table-cell table:style-name="ce100" office:value-type="string" calcext:value-type="string">
            <text:p>Gaia74</text:p>
          </table:table-cell>
          <table:table-cell table:style-name="ce100" office:value-type="string" calcext:value-type="string">
            <text:p>Rince-wind</text:p>
          </table:table-cell>
          <table:table-cell table:style-name="ce100" office:value-type="string" calcext:value-type="string">
            <text:p>Jaromir Bergmann</text:p>
          </table:table-cell>
          <table:table-cell table:style-name="ce100" office:value-type="string" calcext:value-type="string">
            <text:p>maxmanium</text:p>
          </table:table-cell>
          <table:table-cell table:style-name="ce100" office:value-type="string" calcext:value-type="string">
            <text:p>STILES</text:p>
          </table:table-cell>
          <table:table-cell table:style-name="ce100" office:value-type="string" calcext:value-type="string">
            <text:p>Polri</text:p>
          </table:table-cell>
          <table:table-cell table:style-name="ce115" office:value-type="string" calcext:value-type="string">
            <text:p>CinnamonKilljoy</text:p>
          </table:table-cell>
          <table:table-cell table:style-name="ce115" office:value-type="string" calcext:value-type="string">
            <text:p>termrork</text:p>
          </table:table-cell>
          <table:table-cell table:style-name="ce115" office:value-type="string" calcext:value-type="string">
            <text:p>Payload4367</text:p>
          </table:table-cell>
          <table:table-cell table:style-name="ce115" office:value-type="string" calcext:value-type="string">
            <text:p>Red-XIII</text:p>
          </table:table-cell>
          <table:table-cell table:style-name="ce115" office:value-type="string" calcext:value-type="string">
            <text:p>Tartlman</text:p>
          </table:table-cell>
          <table:table-cell table:style-name="ce115" office:value-type="string" calcext:value-type="string">
            <text:p>Nazgul9</text:p>
          </table:table-cell>
          <table:table-cell table:style-name="ce115" office:value-type="string" calcext:value-type="string">
            <text:p>joepallai</text:p>
          </table:table-cell>
          <table:table-cell table:style-name="ce115" office:value-type="string" calcext:value-type="string">
            <text:p>Worm318</text:p>
          </table:table-cell>
          <table:table-cell table:style-name="ce115" office:value-type="string" calcext:value-type="string">
            <text:p>OniriA</text:p>
          </table:table-cell>
          <table:table-cell table:style-name="ce115" office:value-type="string" calcext:value-type="string">
            <text:p>DJVCardMaster</text:p>
          </table:table-cell>
          <table:table-cell table:style-name="ce115" office:value-type="string" calcext:value-type="string">
            <text:p>Scorpius</text:p>
          </table:table-cell>
          <table:table-cell table:style-name="ce115" office:value-type="string" calcext:value-type="string">
            <text:p>eharper256</text:p>
          </table:table-cell>
          <table:table-cell table:style-name="ce115" office:value-type="string" calcext:value-type="string">
            <text:p>Makedounia</text:p>
          </table:table-cell>
          <table:table-cell table:style-name="ce115" office:value-type="string" calcext:value-type="string">
            <text:p>Ivory Duke</text:p>
          </table:table-cell>
          <table:table-cell table:style-name="ce115" office:value-type="string" calcext:value-type="string">
            <text:p>rd</text:p>
          </table:table-cell>
          <table:table-cell table:style-name="ce115" office:value-type="string" calcext:value-type="string">
            <text:p>I_Punch_Demons</text:p>
          </table:table-cell>
          <table:table-cell table:style-name="ce115" office:value-type="string" calcext:value-type="string">
            <text:p>SilverMiner</text:p>
          </table:table-cell>
          <table:table-cell table:style-name="ce115" office:value-type="string" calcext:value-type="string">
            <text:p>ax34</text:p>
          </table:table-cell>
          <table:table-cell table:style-name="ce115" office:value-type="string" calcext:value-type="string">
            <text:p>DOEL</text:p>
          </table:table-cell>
          <table:table-cell table:style-name="ce115" office:value-type="string" calcext:value-type="string">
            <text:p>Deadwing</text:p>
          </table:table-cell>
          <table:table-cell table:style-name="ce115" office:value-type="string" calcext:value-type="string">
            <text:p>Pierrot</text:p>
          </table:table-cell>
          <table:table-cell table:style-name="ce115" office:value-type="string" calcext:value-type="string">
            <text:p>Hansen79</text:p>
          </table:table-cell>
          <table:table-cell table:style-name="ce115" office:value-type="string" calcext:value-type="string">
            <text:p>smeghammer</text:p>
          </table:table-cell>
          <table:table-cell table:style-name="ce115" office:value-type="string" calcext:value-type="string">
            <text:p>DoomDork</text:p>
          </table:table-cell>
          <table:table-cell table:style-name="ce115" office:value-type="string" calcext:value-type="string">
            <text:p>P41R47</text:p>
          </table:table-cell>
          <table:table-cell table:style-name="ce115" office:value-type="string" calcext:value-type="string">
            <text:p>Endless</text:p>
          </table:table-cell>
          <table:table-cell table:style-name="ce115" office:value-type="string" calcext:value-type="string">
            <text:p>&lt;&lt;Rewind</text:p>
          </table:table-cell>
          <table:table-cell table:style-name="ce115" office:value-type="string" calcext:value-type="string">
            <text:p>Deflektor</text:p>
          </table:table-cell>
          <table:table-cell table:style-name="ce115" office:value-type="string" calcext:value-type="string">
            <text:p>Marn</text:p>
          </table:table-cell>
          <table:table-cell table:style-name="ce115" office:value-type="string" calcext:value-type="string">
            <text:p>DooM Bear</text:p>
          </table:table-cell>
          <table:table-cell table:style-name="ce115" office:value-type="string" calcext:value-type="string">
            <text:p>ASaltShaker</text:p>
          </table:table-cell>
          <table:table-cell table:style-name="ce115" office:value-type="string" calcext:value-type="string">
            <text:p>Warrex</text:p>
          </table:table-cell>
          <table:table-cell table:style-name="ce115" office:value-type="string" calcext:value-type="string">
            <text:p>waciej</text:p>
          </table:table-cell>
          <table:table-cell table:style-name="ce115" office:value-type="string" calcext:value-type="string">
            <text:p>JuanchoES</text:p>
          </table:table-cell>
          <table:table-cell table:style-name="ce115" office:value-type="string" calcext:value-type="string">
            <text:p>E.M.</text:p>
          </table:table-cell>
          <table:table-cell table:style-name="ce115" office:value-type="string" calcext:value-type="string">
            <text:p>Horus</text:p>
          </table:table-cell>
          <table:table-cell table:style-name="ce115" office:value-type="string" calcext:value-type="string">
            <text:p>Snikle</text:p>
          </table:table-cell>
          <table:table-cell table:style-name="ce115" office:value-type="string" calcext:value-type="string">
            <text:p>Demion</text:p>
          </table:table-cell>
          <table:table-cell table:style-name="ce115" office:value-type="string" calcext:value-type="string">
            <text:p>Omniarch</text:p>
          </table:table-cell>
          <table:table-cell table:style-name="ce115" office:value-type="string" calcext:value-type="string">
            <text:p>A.H. Sankhatayan</text:p>
          </table:table-cell>
          <table:table-cell table:style-name="ce115" office:value-type="string" calcext:value-type="string">
            <text:p>Willy W.</text:p>
          </table:table-cell>
          <table:table-cell table:style-name="ce115" office:value-type="string" calcext:value-type="string">
            <text:p>Andromeda</text:p>
          </table:table-cell>
          <table:table-cell table:style-name="ce115" office:value-type="string" calcext:value-type="string">
            <text:p>AtticTelephone</text:p>
          </table:table-cell>
          <table:table-cell table:style-name="ce115" office:value-type="string" calcext:value-type="string">
            <text:p>Midnight_00</text:p>
          </table:table-cell>
          <table:table-cell table:style-name="ce115" office:value-type="string" calcext:value-type="string">
            <text:p>SOSU</text:p>
          </table:table-cell>
          <table:table-cell table:style-name="ce115" office:value-type="string" calcext:value-type="string">
            <text:p>behemoth_667</text:p>
          </table:table-cell>
          <table:table-cell table:style-name="ce115" office:value-type="string" calcext:value-type="string">
            <text:p>Boy</text:p>
          </table:table-cell>
          <table:table-cell table:style-name="ce115" office:value-type="string" calcext:value-type="string">
            <text:p>vdgg</text:p>
          </table:table-cell>
          <table:table-cell table:style-name="ce115" office:value-type="string" calcext:value-type="string">
            <text:p>Sotenga</text:p>
          </table:table-cell>
          <table:table-cell table:style-name="ce115" office:value-type="string" calcext:value-type="string">
            <text:p>northivanastan</text:p>
          </table:table-cell>
          <table:table-cell table:style-name="ce115" office:value-type="string" calcext:value-type="string">
            <text:p>dei_eldren</text:p>
          </table:table-cell>
          <table:table-cell table:style-name="ce115" office:value-type="string" calcext:value-type="string">
            <text:p>Ryath</text:p>
          </table:table-cell>
          <table:table-cell table:style-name="ce115" office:value-type="string" calcext:value-type="string">
            <text:p>Fadri</text:p>
          </table:table-cell>
          <table:table-cell table:style-name="ce115" office:value-type="string" calcext:value-type="string">
            <text:p>Dimon12321</text:p>
          </table:table-cell>
          <table:table-cell table:style-name="ce115" office:value-type="string" calcext:value-type="string">
            <text:p>MtPain27</text:p>
          </table:table-cell>
          <table:table-cell table:style-name="ce115" office:value-type="string" calcext:value-type="string">
            <text:p>cannonball</text:p>
          </table:table-cell>
          <table:table-cell table:style-name="ce115" office:value-type="string" calcext:value-type="string">
            <text:p>jerk-o</text:p>
          </table:table-cell>
          <table:table-cell table:style-name="ce115" office:value-type="string" calcext:value-type="string">
            <text:p>VanaheimRanger</text:p>
          </table:table-cell>
          <table:table-cell table:style-name="ce115" office:value-type="string" calcext:value-type="string">
            <text:p>TJG1289</text:p>
          </table:table-cell>
          <table:table-cell table:style-name="ce115" office:value-type="string" calcext:value-type="string">
            <text:p>toxic.rat</text:p>
          </table:table-cell>
          <table:table-cell table:style-name="ce115" office:value-type="string" calcext:value-type="string">
            <text:p>dosboot</text:p>
          </table:table-cell>
          <table:table-cell table:style-name="ce115" office:value-type="string" calcext:value-type="string">
            <text:p>Lewonx</text:p>
          </table:table-cell>
          <table:table-cell table:style-name="ce115" office:value-type="string" calcext:value-type="string">
            <text:p>SCF</text:p>
          </table:table-cell>
          <table:table-cell table:style-name="ce115" office:value-type="string" calcext:value-type="string">
            <text:p>i suck at nicknames</text:p>
          </table:table-cell>
          <table:table-cell table:style-name="ce115" office:value-type="string" calcext:value-type="string">
            <text:p>GratefulName</text:p>
          </table:table-cell>
          <table:table-cell table:style-name="ce115" office:value-type="string" calcext:value-type="string">
            <text:p>Azure_Horror</text:p>
          </table:table-cell>
          <table:table-cell table:style-name="ce115" office:value-type="string" calcext:value-type="string">
            <text:p>BohdanZPM</text:p>
          </table:table-cell>
          <table:table-cell table:style-name="ce115" office:value-type="string" calcext:value-type="string">
            <text:p>Ragu</text:p>
          </table:table-cell>
          <table:table-cell table:style-name="ce115" office:value-type="string" calcext:value-type="string">
            <text:p>Uncle 80</text:p>
          </table:table-cell>
          <table:table-cell table:style-name="ce115" office:value-type="string" calcext:value-type="string">
            <text:p>lokbustam257</text:p>
          </table:table-cell>
          <table:table-cell table:style-name="ce115" office:value-type="string" calcext:value-type="string">
            <text:p>Li'l devil</text:p>
          </table:table-cell>
          <table:table-cell table:style-name="ce115" office:value-type="string" calcext:value-type="string">
            <text:p>TheGreenZap</text:p>
          </table:table-cell>
          <table:table-cell table:style-name="ce115" office:value-type="string" calcext:value-type="string">
            <text:p>whybmonotacrab</text:p>
          </table:table-cell>
          <table:table-cell table:style-name="ce115" office:value-type="string" calcext:value-type="string">
            <text:p>Xeogred</text:p>
          </table:table-cell>
          <table:table-cell table:style-name="ce118" table:number-columns-repeated="845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J4:.AMJ4])" office:value-type="float" office:value="443" calcext:value-type="float">
            <text:p>443</text:p>
          </table:table-cell>
          <table:table-cell office:value-type="string" calcext:value-type="string">
            <text:p>Ancient Aliens</text:p>
          </table:table-cell>
          <table:table-cell office:value-type="string" calcext:value-type="string">
            <text:p><text:a xlink:href="https://www.doomworld.com/idgames/levels/doom2/Ports/megawads/aaliens" xlink:type="simple">https://www.doomworld.com/idgames/levels/doom2/Ports/megawads/aaliens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:.AMJ4]); &quot;&quot;; [.J$2:.AMJ$2] &amp; &quot;: &quot; &amp; [.J4:.AMJ4]))" office:value-type="string" office:string-value="42PercentHealth: 5, Nine Inch Heels: 6, Not Jabba: 6, Archvile Hunter: 5, ShoDemo: 7, Chamelenoel: 4, NuMetalManiak: 8, Spectre01: 4, Ed: 5, antares031: 5, everennui: 8, Forli: 9, JudgeDeadd: 4, Talvi: 5, StoneMason: 7, GarrettChan: 10, soner du: 7, Lazorinc: 8, SGS Man: 8, NaZa: 9, Poncho: 7, tchkb: 6, NoisyVelvet: 10, tmorrow: 4, Budoka: 8, TheNerdTurtle2: 8, TheMightyHeracross: 3, Lorenz0: 10, guitardz: 10, Arbys550: 5, ReaperAA: 4, Simomarchi: 4, Gaia74: 8, Polri: 4, Payload4367: 10, Tartlman: 10, Worm318: 9, OniriA: 5, Ivory Duke: 9, rd: 4, Deadwing: 4, Hansen79: 5, smeghammer: 3, DoomDork: 9, &lt;&lt;Rewind: 10, Deflektor: 5, DooM Bear: 8, JuanchoES: 5, Horus: 10, Snikle: 2, Demion: 10, Willy W.: 10, AtticTelephone: 5, SOSU: 6, Boy: 7, Sotenga: 9, northivanastan: 2, MtPain27: 9, cannonball: 7, VanaheimRanger: 10, TJG1289: 7, Lewonx: 3, SCF: 4, GratefulName: 4, Azure_Horror: 4, Uncle 80: 5, lokbustam257: 10, Li'l devil: 2" calcext:value-type="string">
            <text:p>42PercentHealth: 5, Nine Inch Heels: 6, Not Jabba: 6, Archvile Hunter: 5, ShoDemo: 7, Chamelenoel: 4, NuMetalManiak: 8, Spectre01: 4, Ed: 5, antares031: 5, everennui: 8, Forli: 9, JudgeDeadd: 4, Talvi: 5, StoneMason: 7, GarrettChan: 10, soner du: 7, Lazorinc: 8, SGS Man: 8, NaZa: 9, Poncho: 7, tchkb: 6, NoisyVelvet: 10, tmorrow: 4, Budoka: 8, TheNerdTurtle2: 8, TheMightyHeracross: 3, Lorenz0: 10, guitardz: 10, Arbys550: 5, ReaperAA: 4, Simomarchi: 4, Gaia74: 8, Polri: 4, Payload4367: 10, Tartlman: 10, Worm318: 9, OniriA: 5, Ivory Duke: 9, rd: 4, Deadwing: 4, Hansen79: 5, smeghammer: 3, DoomDork: 9, &lt;&lt;Rewind: 10, Deflektor: 5, DooM Bear: 8, JuanchoES: 5, Horus: 10, Snikle: 2, Demion: 10, Willy W.: 10, AtticTelephone: 5, SOSU: 6, Boy: 7, Sotenga: 9, northivanastan: 2, MtPain27: 9, cannonball: 7, VanaheimRanger: 10, TJG1289: 7, Lewonx: 3, SCF: 4, GratefulName: 4, Azure_Horror: 4, Uncle 80: 5, lokbustam257: 10, Li'l devil: 2</text:p>
          </table:table-cell>
          <table:table-cell table:style-name="ce17" table:formula="of:=SUMPRODUCT(NOT(ISBLANK([.J4:.AMJ4])))"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848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J5:.AMJ5])" office:value-type="float" office:value="423" calcext:value-type="float">
            <text:p>423</text:p>
          </table:table-cell>
          <table:table-cell office:value-type="string" calcext:value-type="string">
            <text:p>Alien Vendetta</text:p>
          </table:table-cell>
          <table:table-cell office:value-type="string" calcext:value-type="string">
            <text:p><text:a xlink:href="https://www.doomworld.com/idgames/levels/doom2/megawads/av" xlink:type="simple">https://www.doomworld.com/idgames/levels/doom2/megawads/av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5:.AMJ5]); &quot;&quot;; [.J$2:.AMJ$2] &amp; &quot;: &quot; &amp; [.J5:.AMJ5]))" office:value-type="string" office:string-value="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6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Fadri: 6, MtPain27: 6, toxic.rat: 10, i suck at nicknames: 4, BohdanZPM: 10, Uncle 80: 7, Li'l devil: 2, Xeogred: 10" calcext:value-type="string">
            <text:p>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6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Fadri: 6, MtPain27: 6, toxic.rat: 10, i suck at nicknames: 4, BohdanZPM: 10, Uncle 80: 7, Li'l devil: 2, Xeogred: 10</text:p>
          </table:table-cell>
          <table:table-cell table:style-name="ce17" table:formula="of:=SUMPRODUCT(NOT(ISBLANK([.J5:.AMJ5])))"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845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J6:.AMJ6])" office:value-type="float" office:value="386" calcext:value-type="float">
            <text:p>386</text:p>
          </table:table-cell>
          <table:table-cell office:value-type="string" calcext:value-type="string">
            <text:p>Valiant</text:p>
          </table:table-cell>
          <table:table-cell office:value-type="string" calcext:value-type="string">
            <text:p><text:a xlink:href="https://www.doomworld.com/idgames/levels/doom2/Ports/megawads/valiant" xlink:type="simple">https://www.doomworld.com/idgames/levels/doom2/Ports/megawads/valiant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6:.AMJ6]); &quot;&quot;; [.J$2:.AMJ$2] &amp; &quot;: &quot; &amp; [.J6:.AMJ6]))" office:value-type="string" office:string-value="Nine Inch Heels: 7, Not Jabba: 5, Archvile Hunter: 5, Spectre01: 10, Spectra: 10, MFG38: 8, Ed: 5, Forli: 10, 7hm: 4, Dime: 7, JudgeDeadd: 3, Talvi: 5, StoneMason: 7, Woolie Wool: 6, GarrettChan: 9, HUNdebLeonidasX: 10, Lazorinc: 9, SGS Man: 10, Bryan T: 5, Poncho: 3, tchkb: 10, Odal: 1, Budoka: 6, TheNerdTurtle2: 6, Lorenz0: 6, Nancsi: 3, ReaperAA: 5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, SOSU: 7, behemoth_667: 6, Sotenga: 7, northivanastan: 8, MtPain27: 9, cannonball: 10, TJG1289: 4, Lewonx: 3, i suck at nicknames: 5, GratefulName: 8, whybmonotacrab: 10, Xeogred: 6" calcext:value-type="string">
            <text:p>Nine Inch Heels: 7, Not Jabba: 5, Archvile Hunter: 5, Spectre01: 10, Spectra: 10, MFG38: 8, Ed: 5, Forli: 10, 7hm: 4, Dime: 7, JudgeDeadd: 3, Talvi: 5, StoneMason: 7, Woolie Wool: 6, GarrettChan: 9, HUNdebLeonidasX: 10, Lazorinc: 9, SGS Man: 10, Bryan T: 5, Poncho: 3, tchkb: 10, Odal: 1, Budoka: 6, TheNerdTurtle2: 6, Lorenz0: 6, Nancsi: 3, ReaperAA: 5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, SOSU: 7, behemoth_667: 6, Sotenga: 7, northivanastan: 8, MtPain27: 9, cannonball: 10, TJG1289: 4, Lewonx: 3, i suck at nicknames: 5, GratefulName: 8, whybmonotacrab: 10, Xeogred: 6</text:p>
          </table:table-cell>
          <table:table-cell table:style-name="ce17" table:formula="of:=SUMPRODUCT(NOT(ISBLANK([.J6:.AMJ6])))" office:value-type="float" office:value="61" calcext:value-type="float">
            <text:p>6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845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J7:.AMJ7])" office:value-type="float" office:value="385" calcext:value-type="float">
            <text:p>385</text:p>
          </table:table-cell>
          <table:table-cell office:value-type="string" calcext:value-type="string">
            <text:p>Scythe 2</text:p>
          </table:table-cell>
          <table:table-cell office:value-type="string" calcext:value-type="string">
            <text:p><text:a xlink:href="https://www.doomworld.com/idgames/levels/doom2/Ports/megawads/scythe2" xlink:type="simple">https://www.doomworld.com/idgames/levels/doom2/Ports/megawads/scythe2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7:.AMJ7]); &quot;&quot;; [.J$2:.AMJ$2] &amp; &quot;: &quot; &amp; [.J7:.AMJ7]))" office:value-type="string" office:string-value="42PercentHealth: 10, Not Jabba: 5, Cynical: 2, Archvile Hunter: 5, Mr. Freeze: 8, ShoDemo: 9, Chamelenoel: 8, Ralphis: 6, HyperLuke: 10, Voltcom9: 10, everennui: 5, Forli: 7, roadworx: 5, Nate River: 5, fveitsi: 5, justsomemusicguy: 10, darkreaver: 3, Talvi: 5, bonnie: 1, Dragonfly: 10, Greyenko: 10, Lazorinc: 7, SGS Man: 7, Grain of Salt: 4, bemused: 7, Squadallah: 4, dylux: 4, tchkb: 9, tmorrow: 4, Budoka: 5, TheMightyHeracross: 10, Arbys550: 7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, cannonball: 5, toxic.rat: 7, i suck at nicknames: 4, TheGreenZap: 4, whybmonotacrab: 8" calcext:value-type="string">
            <text:p>42PercentHealth: 10, Not Jabba: 5, Cynical: 2, Archvile Hunter: 5, Mr. Freeze: 8, ShoDemo: 9, Chamelenoel: 8, Ralphis: 6, HyperLuke: 10, Voltcom9: 10, everennui: 5, Forli: 7, roadworx: 5, Nate River: 5, fveitsi: 5, justsomemusicguy: 10, darkreaver: 3, Talvi: 5, bonnie: 1, Dragonfly: 10, Greyenko: 10, Lazorinc: 7, SGS Man: 7, Grain of Salt: 4, bemused: 7, Squadallah: 4, dylux: 4, tchkb: 9, tmorrow: 4, Budoka: 5, TheMightyHeracross: 10, Arbys550: 7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, cannonball: 5, toxic.rat: 7, i suck at nicknames: 4, TheGreenZap: 4, whybmonotacrab: 8</text:p>
          </table:table-cell>
          <table:table-cell table:style-name="ce17" table:formula="of:=SUMPRODUCT(NOT(ISBLANK([.J7:.AMJ7])))"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5"/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846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J8:.AMJ8])" office:value-type="float" office:value="313" calcext:value-type="float">
            <text:p>313</text:p>
          </table:table-cell>
          <table:table-cell office:value-type="string" calcext:value-type="string">
            <text:p>Scythe</text:p>
          </table:table-cell>
          <table:table-cell office:value-type="string" calcext:value-type="string">
            <text:p><text:a xlink:href="https://www.doomworld.com/idgames/levels/doom2/megawads/scythe" xlink:type="simple">https://www.doomworld.com/idgames/levels/doom2/megawads/scythe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8:.AMJ8]); &quot;&quot;; [.J$2:.AMJ$2] &amp; &quot;: &quot; &amp; [.J8:.AMJ8]))" office:value-type="string" office:string-value="42PercentHealth: 9, Archvile Hunter: 5, Doomkid: 10, Mr. Freeze: 2, ShoDemo: 8, Chamelenoel: 5, Forli: 3, 7hm: 4, Dime: 3, Nate River: 10, fveitsi: 5, justsomemusicguy: 6, T-Rex: 2, bonnie: 10, Greyenko: 2, valkiriforce: 1, Philnemba: 10, Altima: 8, Lazorinc: 5, SGS Man: 6, NaZa: 7, Poncho: 8, tchkb: 3, NoisyVelvet: 1, tmorrow: 4, Budoka: 2, TheNerdTurtle2: 10, Ziad EL Zein: 5, pcorf: 5, purist: 10, Simomarchi: 8, maxmanium: 8, CinnamonKilljoy: 5, Red-XIII: 7, DJVCardMaster: 5, Scorpius: 4, eharper256: 5, Makedounia: 6, I_Punch_Demons: 9, Deadwing: 5, DoomDork: 8, Endless: 10, DooM Bear: 3, ASaltShaker: 8, waciej: 8, JuanchoES: 6, E.M.: 5, Horus: 5, Demion: 3, Andromeda: 6, AtticTelephone: 5, Midnight_00: 4, behemoth_667: 5, Fadri: 3, toxic.rat: 3" calcext:value-type="string">
            <text:p>42PercentHealth: 9, Archvile Hunter: 5, Doomkid: 10, Mr. Freeze: 2, ShoDemo: 8, Chamelenoel: 5, Forli: 3, 7hm: 4, Dime: 3, Nate River: 10, fveitsi: 5, justsomemusicguy: 6, T-Rex: 2, bonnie: 10, Greyenko: 2, valkiriforce: 1, Philnemba: 10, Altima: 8, Lazorinc: 5, SGS Man: 6, NaZa: 7, Poncho: 8, tchkb: 3, NoisyVelvet: 1, tmorrow: 4, Budoka: 2, TheNerdTurtle2: 10, Ziad EL Zein: 5, pcorf: 5, purist: 10, Simomarchi: 8, maxmanium: 8, CinnamonKilljoy: 5, Red-XIII: 7, DJVCardMaster: 5, Scorpius: 4, eharper256: 5, Makedounia: 6, I_Punch_Demons: 9, Deadwing: 5, DoomDork: 8, Endless: 10, DooM Bear: 3, ASaltShaker: 8, waciej: 8, JuanchoES: 6, E.M.: 5, Horus: 5, Demion: 3, Andromeda: 6, AtticTelephone: 5, Midnight_00: 4, behemoth_667: 5, Fadri: 3, toxic.rat: 3</text:p>
          </table:table-cell>
          <table:table-cell table:style-name="ce17" table:formula="of:=SUMPRODUCT(NOT(ISBLANK([.J8:.AMJ8])))"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59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J9:.AMJ9])" office:value-type="float" office:value="297" calcext:value-type="float">
            <text:p>297</text:p>
          </table:table-cell>
          <table:table-cell office:value-type="string" calcext:value-type="string">
            <text:p>Eviternity</text:p>
          </table:table-cell>
          <table:table-cell office:value-type="string" calcext:value-type="string">
            <text:p><text:a xlink:href="https://www.doomworld.com/forum/topic/103425-final-release-eviternity/" xlink:type="simple">https://www.doomworld.com/forum/topic/103425-final-release-eviternity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9:.AMJ9]); &quot;&quot;; [.J$2:.AMJ$2] &amp; &quot;: &quot; &amp; [.J9:.AMJ9]))" office:value-type="string" office:string-value="roadworx: 4, JudgeDeadd: 4, StoneMason: 4, Woolie Wool: 9, Budoka: 9, Lorenz0: 9, ReaperAA: 10, pcorf: 6, Gaia74: 7, Polri: 5, Tartlman: 8, Worm318: 8, Makedounia: 7, I_Punch_Demons: 8, Deadwing: 6, Hansen79: 5, Endless: 8, &lt;&lt;Rewind: 8, Deflektor: 5, DooM Bear: 10, ASaltShaker: 5, JuanchoES: 9, E.M.: 5, Horus: 10, Snikle: 9, Demion: 8, behemoth_667: 6, Boy: 5, Sotenga: 8, northivanastan: 9, dei_eldren: 2, Fadri: 7, MtPain27: 6, cannonball: 2, VanaheimRanger: 9, TJG1289: 7, SCF: 10, i suck at nicknames: 7, GratefulName: 10, Azure_Horror: 10, BohdanZPM: 6, whybmonotacrab: 7" calcext:value-type="string">
            <text:p>roadworx: 4, JudgeDeadd: 4, StoneMason: 4, Woolie Wool: 9, Budoka: 9, Lorenz0: 9, ReaperAA: 10, pcorf: 6, Gaia74: 7, Polri: 5, Tartlman: 8, Worm318: 8, Makedounia: 7, I_Punch_Demons: 8, Deadwing: 6, Hansen79: 5, Endless: 8, &lt;&lt;Rewind: 8, Deflektor: 5, DooM Bear: 10, ASaltShaker: 5, JuanchoES: 9, E.M.: 5, Horus: 10, Snikle: 9, Demion: 8, behemoth_667: 6, Boy: 5, Sotenga: 8, northivanastan: 9, dei_eldren: 2, Fadri: 7, MtPain27: 6, cannonball: 2, VanaheimRanger: 9, TJG1289: 7, SCF: 10, i suck at nicknames: 7, GratefulName: 10, Azure_Horror: 10, BohdanZPM: 6, whybmonotacrab: 7</text:p>
          </table:table-cell>
          <table:table-cell table:style-name="ce17" table:formula="of:=SUMPRODUCT(NOT(ISBLANK([.J9:.AMJ9])))" office:value-type="float" office:value="42" calcext:value-type="float">
            <text:p>42</text:p>
          </table:table-cell>
          <table:table-cell table:number-columns-repeated="30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5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846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J10:.AMJ10])" office:value-type="float" office:value="295" calcext:value-type="float">
            <text:p>295</text:p>
          </table:table-cell>
          <table:table-cell office:value-type="string" calcext:value-type="string">
            <text:p>Sunlust</text:p>
          </table:table-cell>
          <table:table-cell office:value-type="string" calcext:value-type="string">
            <text:p><text:a xlink:href="https://www.doomworld.com/idgames/levels/doom2/Ports/megawads/sunlust" xlink:type="simple">https://www.doomworld.com/idgames/levels/doom2/Ports/megawads/sunlust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0:.AMJ10]); &quot;&quot;; [.J$2:.AMJ$2] &amp; &quot;: &quot; &amp; [.J10:.AMJ10]))" office:value-type="string" office:string-value="Nine Inch Heels: 10, Cynical: 3, Archvile Hunter: 5, ShoDemo: 4, Spectre01: 9, yakfak: 3, Forli: 8, WH-Wilou84: 2, 7hm: 4, Dime: 4, Nate River: 7, fveitsi: 5, JudgeDeadd: 3, Talvi: 5, StoneMason: 7, GarrettChan: 6, Greyenko: 7, Lazorinc: 10, SGS Man: 9, Grain of Salt: 7, Poncho: 2, bemused: 9, Nirvana: 5, tchkb: 8, tmorrow: 2, Odal: 3, TheNerdTurtle2: 5, TheMightyHeracross: 3, Arbys550: 6, Octillion: 8, purist: 5, Nazgul9: 1, Worm318: 6, OniriA: 6, Ivory Duke: 6, rd: 7, DOEL: 2, Hansen79: 5, &lt;&lt;Rewind: 6, Warrex: 5, waciej: 1, JuanchoES: 7, Snikle: 10, Demion: 7, A.H. Sankhatayan: 1, Willy W.: 6, vdgg: 2, cannonball: 8, VanaheimRanger: 8, SCF: 7, i suck at nicknames: 6, GratefulName: 7, Azure_Horror: 4, Li'l devil: 3" calcext:value-type="string">
            <text:p>Nine Inch Heels: 10, Cynical: 3, Archvile Hunter: 5, ShoDemo: 4, Spectre01: 9, yakfak: 3, Forli: 8, WH-Wilou84: 2, 7hm: 4, Dime: 4, Nate River: 7, fveitsi: 5, JudgeDeadd: 3, Talvi: 5, StoneMason: 7, GarrettChan: 6, Greyenko: 7, Lazorinc: 10, SGS Man: 9, Grain of Salt: 7, Poncho: 2, bemused: 9, Nirvana: 5, tchkb: 8, tmorrow: 2, Odal: 3, TheNerdTurtle2: 5, TheMightyHeracross: 3, Arbys550: 6, Octillion: 8, purist: 5, Nazgul9: 1, Worm318: 6, OniriA: 6, Ivory Duke: 6, rd: 7, DOEL: 2, Hansen79: 5, &lt;&lt;Rewind: 6, Warrex: 5, waciej: 1, JuanchoES: 7, Snikle: 10, Demion: 7, A.H. Sankhatayan: 1, Willy W.: 6, vdgg: 2, cannonball: 8, VanaheimRanger: 8, SCF: 7, i suck at nicknames: 6, GratefulName: 7, Azure_Horror: 4, Li'l devil: 3</text:p>
          </table:table-cell>
          <table:table-cell table:style-name="ce17" table:formula="of:=SUMPRODUCT(NOT(ISBLANK([.J10:.AMJ10])))"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848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J11:.AMJ11])" office:value-type="float" office:value="285" calcext:value-type="float">
            <text:p>285</text:p>
          </table:table-cell>
          <table:table-cell office:value-type="string" calcext:value-type="string">
            <text:p>Back to Saturn X E1: Get Out of My Stations</text:p>
          </table:table-cell>
          <table:table-cell office:value-type="string" calcext:value-type="string">
            <text:p><text:a xlink:href="https://www.doomworld.com/idgames/levels/doom2/megawads/btsx_e1" xlink:type="simple">https://www.doomworld.com/idgames/levels/doom2/megawads/btsx_e1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1:.AMJ11]); &quot;&quot;; [.J$2:.AMJ$2] &amp; &quot;: &quot; &amp; [.J11:.AMJ11]))" office:value-type="string" office:string-value="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, behemoth_667: 5, Sotenga: 3, Dimon12321: 1, jerk-o: 9, GratefulName: 1, Uncle 80: 5, lokbustam257: 7, Li'l devil: 3, whybmonotacrab: 1, Xeogred: 5" calcext:value-type="string">
            <text:p>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, behemoth_667: 5, Sotenga: 3, Dimon12321: 1, jerk-o: 9, GratefulName: 1, Uncle 80: 5, lokbustam257: 7, Li'l devil: 3, whybmonotacrab: 1, Xeogred: 5</text:p>
          </table:table-cell>
          <table:table-cell table:style-name="ce17" table:formula="of:=SUMPRODUCT(NOT(ISBLANK([.J11:.AMJ11])))" office:value-type="float" office:value="55" calcext:value-type="float">
            <text:p>5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845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J12:.AMJ12])" office:value-type="float" office:value="226" calcext:value-type="float">
            <text:p>226</text:p>
          </table:table-cell>
          <table:table-cell office:value-type="string" calcext:value-type="string">
            <text:p>Going Down</text:p>
          </table:table-cell>
          <table:table-cell office:value-type="string" calcext:value-type="string">
            <text:p><text:a xlink:href="https://www.doomworld.com/idgames/levels/doom2/Ports/megawads/gd" xlink:type="simple">https://www.doomworld.com/idgames/levels/doom2/Ports/megawads/gd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2:.AMJ12]); &quot;&quot;; [.J$2:.AMJ$2] &amp; &quot;: &quot; &amp; [.J12:.AMJ12]))" office:value-type="string" office:string-value="Archvile Hunter: 5, NuMetalManiak: 7, Ed: 5, antares031: 5, everennui: 4, roadworx: 5, 7hm: 4, fveitsi: 5, JudgeDeadd: 3, Talvi: 1, Dragonfly: 9, HUNdebLeonidasX: 8, SGS Man: 3, Bryan T: 5, NoisyVelvet: 1, tmorrow: 3, Odal: 5, Simomarchi: 7, STILES: 8, Tartlman: 4, Worm318: 9, Ivory Duke: 8, SilverMiner: 1, DOEL: 1, Hansen79: 5, DoomDork: 5, Snikle: 8, Demion: 6, A.H. Sankhatayan: 1, Willy W.: 8, behemoth_667: 6, Boy: 3, Sotenga: 5, northivanastan: 7, Fadri: 8, MtPain27: 5, cannonball: 9, TJG1289: 6, Lewonx: 9, SCF: 6, i suck at nicknames: 7, Azure_Horror: 2, BohdanZPM: 4" calcext:value-type="string">
            <text:p>Archvile Hunter: 5, NuMetalManiak: 7, Ed: 5, antares031: 5, everennui: 4, roadworx: 5, 7hm: 4, fveitsi: 5, JudgeDeadd: 3, Talvi: 1, Dragonfly: 9, HUNdebLeonidasX: 8, SGS Man: 3, Bryan T: 5, NoisyVelvet: 1, tmorrow: 3, Odal: 5, Simomarchi: 7, STILES: 8, Tartlman: 4, Worm318: 9, Ivory Duke: 8, SilverMiner: 1, DOEL: 1, Hansen79: 5, DoomDork: 5, Snikle: 8, Demion: 6, A.H. Sankhatayan: 1, Willy W.: 8, behemoth_667: 6, Boy: 3, Sotenga: 5, northivanastan: 7, Fadri: 8, MtPain27: 5, cannonball: 9, TJG1289: 6, Lewonx: 9, SCF: 6, i suck at nicknames: 7, Azure_Horror: 2, BohdanZPM: 4</text:p>
          </table:table-cell>
          <table:table-cell table:style-name="ce17" table:formula="of:=SUMPRODUCT(NOT(ISBLANK([.J12:.AMJ12])))" office:value-type="float" office:value="43" calcext:value-type="float">
            <text:p>43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52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J13:.AMJ13])" office:value-type="float" office:value="188" calcext:value-type="float">
            <text:p>188</text:p>
          </table:table-cell>
          <table:table-cell office:value-type="string" calcext:value-type="string">
            <text:p>Plutonia 2</text:p>
          </table:table-cell>
          <table:table-cell office:value-type="string" calcext:value-type="string">
            <text:p><text:a xlink:href="https://www.doomworld.com/idgames/levels/doom2/megawads/pl2" xlink:type="simple">https://www.doomworld.com/idgames/levels/doom2/megawads/pl2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lutonia</text:p>
          </table:table-cell>
          <table:table-cell table:style-name="ce16" table:number-matrix-columns-spanned="1" table:number-matrix-rows-spanned="1" table:formula="of:=COM.MICROSOFT.TEXTJOIN(&quot;, &quot;; 1; IF(ISBLANK([.J13:.AMJ13]); &quot;&quot;; [.J$2:.AMJ$2] &amp; &quot;: &quot; &amp; [.J13:.AMJ13]))" office:value-type="string" office:string-value="Archvile Hunter: 5, Mr. Freeze: 6, Spectre01: 5, Spectra: 2, Malrionn: 2, Ed: 5, antares031: 6, Forli: 5, roadworx: 6, justsomemusicguy: 5, darkreaver: 7, Talvi: 3, Paul977: 10, bLOCKbOYgAMES: 5, Greyenko: 5, valkiriforce: 2, soner du: 5, SGS Man: 2, Grain of Salt: 6, tmorrow: 2, Odal: 9, Ziad EL Zein: 5, CinnamonKilljoy: 1, termrork: 5, Red-XIII: 10, joepallai: 1, DJVCardMaster: 9, Scorpius: 10, SilverMiner: 8, Deadwing: 2, Pierrot: 7, Deflektor: 2, Warrex: 2, JuanchoES: 3, Willy W.: 3, Andromeda: 7, vdgg: 1, GratefulName: 5, whybmonotacrab: 4" calcext:value-type="string">
            <text:p>Archvile Hunter: 5, Mr. Freeze: 6, Spectre01: 5, Spectra: 2, Malrionn: 2, Ed: 5, antares031: 6, Forli: 5, roadworx: 6, justsomemusicguy: 5, darkreaver: 7, Talvi: 3, Paul977: 10, bLOCKbOYgAMES: 5, Greyenko: 5, valkiriforce: 2, soner du: 5, SGS Man: 2, Grain of Salt: 6, tmorrow: 2, Odal: 9, Ziad EL Zein: 5, CinnamonKilljoy: 1, termrork: 5, Red-XIII: 10, joepallai: 1, DJVCardMaster: 9, Scorpius: 10, SilverMiner: 8, Deadwing: 2, Pierrot: 7, Deflektor: 2, Warrex: 2, JuanchoES: 3, Willy W.: 3, Andromeda: 7, vdgg: 1, GratefulName: 5, whybmonotacrab: 4</text:p>
          </table:table-cell>
          <table:table-cell table:style-name="ce17" table:formula="of:=SUMPRODUCT(NOT(ISBLANK([.J13:.AMJ13])))" office:value-type="float" office:value="39" calcext:value-type="float">
            <text:p>39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846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J14:.AMJ14])" office:value-type="float" office:value="154" calcext:value-type="float">
            <text:p>154</text:p>
          </table:table-cell>
          <table:table-cell office:value-type="string" calcext:value-type="string">
            <text:p>Speed of Doom</text:p>
          </table:table-cell>
          <table:table-cell office:value-type="string" calcext:value-type="string">
            <text:p><text:a xlink:href="https://www.doomworld.com/idgames/levels/doom2/Ports/megawads/sodfinal" xlink:type="simple">https://www.doomworld.com/idgames/levels/doom2/Ports/megawads/sodfinal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4:.AMJ14]); &quot;&quot;; [.J$2:.AMJ$2] &amp; &quot;: &quot; &amp; [.J14:.AMJ14]))" office:value-type="string" office:string-value="Not Jabba: 2, Archvile Hunter: 5, WH-Wilou84: 5, darkreaver: 8, Outrageous Videos: 6, StoneMason: 4, Grain of Salt: 4, Bryan T: 5, bemused: 5, Squadallah: 6, tmorrow: 3, Budoka: 4, Arbys550: 4, Ziad EL Zein: 5, Polri: 4, Nazgul9: 8, Makedounia: 1, DOEL: 3, Pierrot: 9, Andromeda: 10, Midnight_00: 7, behemoth_667: 5, Boy: 10, MtPain27: 7, cannonball: 5, i suck at nicknames: 4, GratefulName: 6, BohdanZPM: 9" calcext:value-type="string">
            <text:p>Not Jabba: 2, Archvile Hunter: 5, WH-Wilou84: 5, darkreaver: 8, Outrageous Videos: 6, StoneMason: 4, Grain of Salt: 4, Bryan T: 5, bemused: 5, Squadallah: 6, tmorrow: 3, Budoka: 4, Arbys550: 4, Ziad EL Zein: 5, Polri: 4, Nazgul9: 8, Makedounia: 1, DOEL: 3, Pierrot: 9, Andromeda: 10, Midnight_00: 7, behemoth_667: 5, Boy: 10, MtPain27: 7, cannonball: 5, i suck at nicknames: 4, GratefulName: 6, BohdanZPM: 9</text:p>
          </table:table-cell>
          <table:table-cell table:style-name="ce17" table:formula="of:=SUMPRODUCT(NOT(ISBLANK([.J14:.AMJ14])))" office:value-type="float" office:value="28" calcext:value-type="float">
            <text:p>2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852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J15:.AMJ15])" office:value-type="float" office:value="139" calcext:value-type="float">
            <text:p>139</text:p>
          </table:table-cell>
          <table:table-cell office:value-type="string" calcext:value-type="string">
            <text:p>Hell Revealed</text:p>
          </table:table-cell>
          <table:table-cell office:value-type="string" calcext:value-type="string">
            <text:p><text:a xlink:href="https://www.doomworld.com/idgames/themes/hr/hr" xlink:type="simple">https://www.doomworld.com/idgames/themes/hr/hr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5:.AMJ15]); &quot;&quot;; [.J$2:.AMJ$2] &amp; &quot;: &quot; &amp; [.J15:.AMJ15]))" office:value-type="string" office:string-value="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toxic.rat: 8, lokbustam257: 4" calcext:value-type="string">
            <text:p>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toxic.rat: 8, lokbustam257: 4</text:p>
          </table:table-cell>
          <table:table-cell table:style-name="ce17" table:formula="of:=SUMPRODUCT(NOT(ISBLANK([.J15:.AMJ15])))" office:value-type="float" office:value="26" calcext:value-type="float">
            <text:p>2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849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J16:.AMJ16])" office:value-type="float" office:value="137" calcext:value-type="float">
            <text:p>137</text:p>
          </table:table-cell>
          <table:table-cell office:value-type="string" calcext:value-type="string">
            <text:p>Sunder</text:p>
          </table:table-cell>
          <table:table-cell office:value-type="string" calcext:value-type="string">
            <text:p><text:a xlink:href="https://www.doomworld.com/forum/topic/46002-sunder-updated-with-new-maps-huzzah/" xlink:type="simple">https://www.doomworld.com/forum/topic/46002-sunder-updated-with-new-maps-huzzah/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6:.AMJ16]); &quot;&quot;; [.J$2:.AMJ$2] &amp; &quot;: &quot; &amp; [.J16:.AMJ16]))" office:value-type="string" office:string-value="Nine Inch Heels: 9, HyperLuke: 3, Ed: 5, Forli: 2, WH-Wilou84: 3, Nate River: 6, Talvi: 4, Outrageous Videos: 10, GarrettChan: 8, Soundblock: 10, Lazorinc: 4, SGS Man: 1, bemused: 10, Nirvana: 8, Arbys550: 10, Gaia74: 6, Nazgul9: 9, &lt;&lt;Rewind: 6, AtticTelephone: 5, SCF: 8, BohdanZPM: 10" calcext:value-type="string">
            <text:p>Nine Inch Heels: 9, HyperLuke: 3, Ed: 5, Forli: 2, WH-Wilou84: 3, Nate River: 6, Talvi: 4, Outrageous Videos: 10, GarrettChan: 8, Soundblock: 10, Lazorinc: 4, SGS Man: 1, bemused: 10, Nirvana: 8, Arbys550: 10, Gaia74: 6, Nazgul9: 9, &lt;&lt;Rewind: 6, AtticTelephone: 5, SCF: 8, BohdanZPM: 10</text:p>
          </table:table-cell>
          <table:table-cell table:style-name="ce17" table:formula="of:=SUMPRODUCT(NOT(ISBLANK([.J16:.AMJ16])))" office:value-type="float" office:value="21" calcext:value-type="float">
            <text:p>2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52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J17:.AMJ17])" office:value-type="float" office:value="112" calcext:value-type="float">
            <text:p>112</text:p>
          </table:table-cell>
          <table:table-cell office:value-type="string" calcext:value-type="string">
            <text:p>Memento Mori</text:p>
          </table:table-cell>
          <table:table-cell office:value-type="string" calcext:value-type="string">
            <text:p><text:a xlink:href="https://www.doomworld.com/idgames/themes/mm/mm_allup" xlink:type="simple">https://www.doomworld.com/idgames/themes/mm/mm_allup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7:.AMJ17]); &quot;&quot;; [.J$2:.AMJ$2] &amp; &quot;: &quot; &amp; [.J17:.AMJ17]))" office:value-type="string" office:string-value="42PercentHealth: 4, Doomkid: 10, Chamelenoel: 9, Vorpal: 5, justsomemusicguy: 1, T-Rex: 2, Soundblock: 4, valkiriforce: 10, Altima: 1, NaZa: 10, Poncho: 4, tmorrow: 2, Odal: 8, Red-XIII: 5, joepallai: 2, DJVCardMaster: 8, Scorpius: 5, Endless: 1, E.M.: 5, toxic.rat: 8, Ragu: 8" calcext:value-type="string">
            <text:p>42PercentHealth: 4, Doomkid: 10, Chamelenoel: 9, Vorpal: 5, justsomemusicguy: 1, T-Rex: 2, Soundblock: 4, valkiriforce: 10, Altima: 1, NaZa: 10, Poncho: 4, tmorrow: 2, Odal: 8, Red-XIII: 5, joepallai: 2, DJVCardMaster: 8, Scorpius: 5, Endless: 1, E.M.: 5, toxic.rat: 8, Ragu: 8</text:p>
          </table:table-cell>
          <table:table-cell table:style-name="ce17" table:formula="of:=SUMPRODUCT(NOT(ISBLANK([.J17:.AMJ17])))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24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851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J18:.AMJ18])" office:value-type="float" office:value="108" calcext:value-type="float">
            <text:p>108</text:p>
          </table:table-cell>
          <table:table-cell office:value-type="string" calcext:value-type="string">
            <text:p>Back to Saturn X E2: Tower in the Fountain of Sparks</text:p>
          </table:table-cell>
          <table:table-cell office:value-type="string" calcext:value-type="string">
            <text:p><text:a xlink:href="https://www.doomworld.com/forum/topic/69960-back-to-saturn-x-episode-2-public-beta-2-critical-map15-fixes-included/" xlink:type="simple">https://www.doomworld.com/forum/topic/69960-back-to-saturn-x-episode-2-public-beta-2-critical-map15-fixes-included/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8:.AMJ18]); &quot;&quot;; [.J$2:.AMJ$2] &amp; &quot;: &quot; &amp; [.J18:.AMJ18]))" office:value-type="string" office:string-value="Malrionn: 6, JudgeDeadd: 3, Talvi: 4, StoneMason: 10, Woolie Wool: 10, dylux: 10, m8f: 10, Arbys550: 2, Polri: 5, Ivory Duke: 2, rd: 4, Deadwing: 5, Hansen79: 5, &lt;&lt;Rewind: 4, Marn: 5, Sotenga: 4, jerk-o: 9, SCF: 4, GratefulName: 1, Uncle 80: 5" calcext:value-type="string">
            <text:p>Malrionn: 6, JudgeDeadd: 3, Talvi: 4, StoneMason: 10, Woolie Wool: 10, dylux: 10, m8f: 10, Arbys550: 2, Polri: 5, Ivory Duke: 2, rd: 4, Deadwing: 5, Hansen79: 5, &lt;&lt;Rewind: 4, Marn: 5, Sotenga: 4, jerk-o: 9, SCF: 4, GratefulName: 1, Uncle 80: 5</text:p>
          </table:table-cell>
          <table:table-cell table:style-name="ce17" table:formula="of:=SUMPRODUCT(NOT(ISBLANK([.J18:.AMJ18])))" office:value-type="float" office:value="20" calcext:value-type="float">
            <text:p>20</text:p>
          </table:table-cell>
          <table:table-cell table:number-columns-repeated="18"/>
          <table:table-cell office:value-type="float" office:value="6" calcext:value-type="float">
            <text:p>6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50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J19:.AMJ19])" office:value-type="float" office:value="106" calcext:value-type="float">
            <text:p>106</text:p>
          </table:table-cell>
          <table:table-cell office:value-type="string" calcext:value-type="string">
            <text:p>Hell Revealed II</text:p>
          </table:table-cell>
          <table:table-cell office:value-type="string" calcext:value-type="string">
            <text:p><text:a xlink:href="https://www.doomworld.com/idgames/themes/hr/hr2final" xlink:type="simple">https://www.doomworld.com/idgames/themes/hr/hr2final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9:.AMJ19]); &quot;&quot;; [.J$2:.AMJ$2] &amp; &quot;: &quot; &amp; [.J19:.AMJ19]))" office:value-type="string" office:string-value="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, toxic.rat: 3, lokbustam257: 4" calcext:value-type="string">
            <text:p>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, toxic.rat: 3, lokbustam257: 4</text:p>
          </table:table-cell>
          <table:table-cell table:style-name="ce17" table:formula="of:=SUMPRODUCT(NOT(ISBLANK([.J19:.AMJ19])))"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849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J20:.AMJ20])" office:value-type="float" office:value="99" calcext:value-type="float">
            <text:p>99</text:p>
          </table:table-cell>
          <table:table-cell office:value-type="string" calcext:value-type="string">
            <text:p>Kama Sutra</text:p>
          </table:table-cell>
          <table:table-cell office:value-type="string" calcext:value-type="string">
            <text:p><text:a xlink:href="https://doomwiki.org/wiki/Kama_Sutra" xlink:type="simple">https://doomwiki.org/wiki/Kama_Sutra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0:.AMJ20]); &quot;&quot;; [.J$2:.AMJ$2] &amp; &quot;: &quot; &amp; [.J20:.AMJ20]))" office:value-type="string" office:string-value="Grazza: 7, roadworx: 2, fveitsi: 5, T-Rex: 5, Roofi: 4, StoneMason: 4, Philnemba: 7, Grain of Salt: 6, tmorrow: 3, purist: 5, Scorpius: 7, eharper256: 4, SilverMiner: 2, Pierrot: 10, smeghammer: 5, P41R47: 8, Willy W.: 2, Andromeda: 5, dei_eldren: 3, cannonball: 5" calcext:value-type="string">
            <text:p>Grazza: 7, roadworx: 2, fveitsi: 5, T-Rex: 5, Roofi: 4, StoneMason: 4, Philnemba: 7, Grain of Salt: 6, tmorrow: 3, purist: 5, Scorpius: 7, eharper256: 4, SilverMiner: 2, Pierrot: 10, smeghammer: 5, P41R47: 8, Willy W.: 2, Andromeda: 5, dei_eldren: 3, cannonball: 5</text:p>
          </table:table-cell>
          <table:table-cell table:style-name="ce17" table:formula="of:=SUMPRODUCT(NOT(ISBLANK([.J20:.AMJ20])))" office:value-type="float" office:value="20" calcext:value-type="float">
            <text:p>20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63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J21:.AMJ21])" office:value-type="float" office:value="97" calcext:value-type="float">
            <text:p>97</text:p>
          </table:table-cell>
          <table:table-cell office:value-type="string" calcext:value-type="string">
            <text:p>Memento Mori 2</text:p>
          </table:table-cell>
          <table:table-cell office:value-type="string" calcext:value-type="string">
            <text:p><text:a xlink:href="https://www.doomworld.com/idgames/themes/mm/mm2" xlink:type="simple">https://www.doomworld.com/idgames/themes/mm/mm2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1:.AMJ21]); &quot;&quot;; [.J$2:.AMJ$2] &amp; &quot;: &quot; &amp; [.J21:.AMJ21]))" office:value-type="string" office:string-value="ella guro: 3, roadworx: 7, Dime: 2, justsomemusicguy: 4, T-Rex: 2, bLOCKbOYgAMES: 6, valkiriforce: 10, Altima: 1, Squadallah: 5, Budoka: 1, pcorf: 5, Octillion: 1, STILES: 10, Polri: 1, joepallai: 2, DJVCardMaster: 4, Scorpius: 9, SilverMiner: 10, vdgg: 9, Uncle 80: 5" calcext:value-type="string">
            <text:p>ella guro: 3, roadworx: 7, Dime: 2, justsomemusicguy: 4, T-Rex: 2, bLOCKbOYgAMES: 6, valkiriforce: 10, Altima: 1, Squadallah: 5, Budoka: 1, pcorf: 5, Octillion: 1, STILES: 10, Polri: 1, joepallai: 2, DJVCardMaster: 4, Scorpius: 9, SilverMiner: 10, vdgg: 9, Uncle 80: 5</text:p>
          </table:table-cell>
          <table:table-cell table:style-name="ce17" table:formula="of:=SUMPRODUCT(NOT(ISBLANK([.J21:.AMJ21])))" office:value-type="float" office:value="20" calcext:value-type="float">
            <text:p>20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30"/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850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9" calcext:value-type="float">
            <text:p>19</text:p>
          </table:table-cell>
          <table:table-cell table:formula="of:=SUM([.J22:.AMJ22])" office:value-type="float" office:value="94" calcext:value-type="float">
            <text:p>94</text:p>
          </table:table-cell>
          <table:table-cell office:value-type="string" calcext:value-type="string">
            <text:p>Resurgence</text:p>
          </table:table-cell>
          <table:table-cell office:value-type="string" calcext:value-type="string">
            <text:p><text:a xlink:href="https://www.doomworld.com/idgames/levels/doom2/Ports/megawads/resurge" xlink:type="simple">https://www.doomworld.com/idgames/levels/doom2/Ports/megawads/resurge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2:.AMJ22]); &quot;&quot;; [.J$2:.AMJ$2] &amp; &quot;: &quot; &amp; [.J22:.AMJ22]))" office:value-type="string" office:string-value="42PercentHealth: 9, Not Jabba: 6, Cynical: 4, Archvile Hunter: 5, Spectre01: 1, fveitsi: 5, JudgeDeadd: 2, darkreaver: 2, Talvi: 2, StoneMason: 4, GarrettChan: 3, NoisyVelvet: 10, tmorrow: 2, Budoka: 7, Nazgul9: 8, SilverMiner: 5, DoomDork: 7, Midnight_00: 8, i suck at nicknames: 4" calcext:value-type="string">
            <text:p>42PercentHealth: 9, Not Jabba: 6, Cynical: 4, Archvile Hunter: 5, Spectre01: 1, fveitsi: 5, JudgeDeadd: 2, darkreaver: 2, Talvi: 2, StoneMason: 4, GarrettChan: 3, NoisyVelvet: 10, tmorrow: 2, Budoka: 7, Nazgul9: 8, SilverMiner: 5, DoomDork: 7, Midnight_00: 8, i suck at nicknames: 4</text:p>
          </table:table-cell>
          <table:table-cell table:style-name="ce17" table:formula="of:=SUMPRODUCT(NOT(ISBLANK([.J22:.AMJ22])))"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5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8" calcext:value-type="float">
            <text:p>8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 table:number-columns-repeated="855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J23:.AMJ23])" office:value-type="float" office:value="85" calcext:value-type="float">
            <text:p>85</text:p>
          </table:table-cell>
          <table:table-cell office:value-type="string" calcext:value-type="string">
            <text:p>Requiem</text:p>
          </table:table-cell>
          <table:table-cell office:value-type="string" calcext:value-type="string">
            <text:p><text:a xlink:href="https://www.doomworld.com/idgames/levels/doom2/megawads/requiem" xlink:type="simple">https://www.doomworld.com/idgames/levels/doom2/megawads/requiem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3:.AMJ23]); &quot;&quot;; [.J$2:.AMJ$2] &amp; &quot;: &quot; &amp; [.J23:.AMJ23]))" office:value-type="string" office:string-value="ella guro: 1, WH-Wilou84: 4, justsomemusicguy: 8, T-Rex: 9, valkiriforce: 6, NaZa: 6, tmorrow: 2, pcorf: 5, DJVCardMaster: 3, Scorpius: 6, I_Punch_Demons: 7, ASaltShaker: 7, Andromeda: 2, AtticTelephone: 10, vdgg: 1, Uncle 80: 6, Li'l devil: 2" calcext:value-type="string">
            <text:p>ella guro: 1, WH-Wilou84: 4, justsomemusicguy: 8, T-Rex: 9, valkiriforce: 6, NaZa: 6, tmorrow: 2, pcorf: 5, DJVCardMaster: 3, Scorpius: 6, I_Punch_Demons: 7, ASaltShaker: 7, Andromeda: 2, AtticTelephone: 10, vdgg: 1, Uncle 80: 6, Li'l devil: 2</text:p>
          </table:table-cell>
          <table:table-cell table:style-name="ce17" table:formula="of:=SUMPRODUCT(NOT(ISBLANK([.J23:.AMJ23])))" office:value-type="float" office:value="17" calcext:value-type="float">
            <text:p>17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48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1" calcext:value-type="float">
            <text:p>21</text:p>
          </table:table-cell>
          <table:table-cell table:formula="of:=SUM([.J24:.AMJ24])" office:value-type="float" office:value="83" calcext:value-type="float">
            <text:p>83</text:p>
          </table:table-cell>
          <table:table-cell office:value-type="string" calcext:value-type="string">
            <text:p>Eternal Doom</text:p>
          </table:table-cell>
          <table:table-cell office:value-type="string" calcext:value-type="string">
            <text:p><text:a xlink:href="https://doomwiki.org/wiki/Eternal_Doom" xlink:type="simple">https://doomwiki.org/wiki/Eternal_Doom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4:.AMJ24]); &quot;&quot;; [.J$2:.AMJ$2] &amp; &quot;: &quot; &amp; [.J24:.AMJ24]))" office:value-type="string" office:string-value="Vorpal: 5, 7hm: 5, T-Rex: 5, Woolie Wool: 7, Greyenko: 1, valkiriforce: 6, Octillion: 6, Polri: 3, CinnamonKilljoy: 3, joepallai: 3, A.H. Sankhatayan: 10, Willy W.: 9, Andromeda: 8, vdgg: 1, dei_eldren: 3, Dimon12321: 2, Uncle 80: 6" calcext:value-type="string">
            <text:p>Vorpal: 5, 7hm: 5, T-Rex: 5, Woolie Wool: 7, Greyenko: 1, valkiriforce: 6, Octillion: 6, Polri: 3, CinnamonKilljoy: 3, joepallai: 3, A.H. Sankhatayan: 10, Willy W.: 9, Andromeda: 8, vdgg: 1, dei_eldren: 3, Dimon12321: 2, Uncle 80: 6</text:p>
          </table:table-cell>
          <table:table-cell table:style-name="ce17" table:formula="of:=SUMPRODUCT(NOT(ISBLANK([.J24:.AMJ24])))" office:value-type="float" office:value="17" calcext:value-type="float">
            <text:p>17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8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850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2" calcext:value-type="float">
            <text:p>22</text:p>
          </table:table-cell>
          <table:table-cell table:formula="of:=SUM([.J25:.AMJ25])" office:value-type="float" office:value="81" calcext:value-type="float">
            <text:p>81</text:p>
          </table:table-cell>
          <table:table-cell office:value-type="string" calcext:value-type="string">
            <text:p>Doom II the Way id Did</text:p>
          </table:table-cell>
          <table:table-cell office:value-type="string" calcext:value-type="string">
            <text:p><text:a xlink:href="https://www.doomworld.com/idgames/levels/doom2/megawads/d2twid" xlink:type="simple">https://www.doomworld.com/idgames/levels/doom2/megawads/d2twid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5:.AMJ25]); &quot;&quot;; [.J$2:.AMJ$2] &amp; &quot;: &quot; &amp; [.J25:.AMJ25]))" office:value-type="string" office:string-value="Dime: 8, NoisyVelvet: 5, pcorf: 5, purist: 10, Polri: 3, CinnamonKilljoy: 8, Makedounia: 5, Endless: 3, Marn: 5, Warrex: 2, E.M.: 5, jerk-o: 5, dosboot: 10, BohdanZPM: 4, Xeogred: 3" calcext:value-type="string">
            <text:p>Dime: 8, NoisyVelvet: 5, pcorf: 5, purist: 10, Polri: 3, CinnamonKilljoy: 8, Makedounia: 5, Endless: 3, Marn: 5, Warrex: 2, E.M.: 5, jerk-o: 5, dosboot: 10, BohdanZPM: 4, Xeogred: 3</text:p>
          </table:table-cell>
          <table:table-cell table:style-name="ce17" table:formula="of:=SUMPRODUCT(NOT(ISBLANK([.J25:.AMJ25])))" office:value-type="float" office:value="15" calcext:value-type="float">
            <text:p>15</text:p>
          </table:table-cell>
          <table:table-cell table:number-columns-repeated="33"/>
          <table:table-cell office:value-type="float" office:value="8" calcext:value-type="float">
            <text:p>8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45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2" calcext:value-type="float">
            <text:p>22</text:p>
          </table:table-cell>
          <table:table-cell table:formula="of:=SUM([.J26:.AMJ26])" office:value-type="float" office:value="81" calcext:value-type="float">
            <text:p>81</text:p>
          </table:table-cell>
          <table:table-cell office:value-type="string" calcext:value-type="string">
            <text:p>Japanese Community Project (JPCP)</text:p>
          </table:table-cell>
          <table:table-cell office:value-type="string" calcext:value-type="string">
            <text:p><text:a xlink:href="https://www.doomworld.com/idgames/levels/doom2/Ports/megawads/jpcp" xlink:type="simple">https://www.doomworld.com/idgames/levels/doom2/Ports/megawads/jpcp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6:.AMJ26]); &quot;&quot;; [.J$2:.AMJ$2] &amp; &quot;: &quot; &amp; [.J26:.AMJ26]))" office:value-type="string" office:string-value="Not Jabba: 6, Archvile Hunter: 5, antares031: 5, ella guro: 7, JudgeDeadd: 2, Soundblock: 1, Payload4367: 1, Tartlman: 6, rd: 4, I_Punch_Demons: 4, DOEL: 4, Endless: 5, Boy: 5, Sotenga: 1, northivanastan: 9, Fadri: 6, MtPain27: 2, TJG1289: 4, BohdanZPM: 4" calcext:value-type="string">
            <text:p>Not Jabba: 6, Archvile Hunter: 5, antares031: 5, ella guro: 7, JudgeDeadd: 2, Soundblock: 1, Payload4367: 1, Tartlman: 6, rd: 4, I_Punch_Demons: 4, DOEL: 4, Endless: 5, Boy: 5, Sotenga: 1, northivanastan: 9, Fadri: 6, MtPain27: 2, TJG1289: 4, BohdanZPM: 4</text:p>
          </table:table-cell>
          <table:table-cell table:style-name="ce17" table:formula="of:=SUMPRODUCT(NOT(ISBLANK([.J26:.AMJ26])))" office:value-type="float" office:value="19" calcext:value-type="float">
            <text:p>1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9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852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J27:.AMJ27])" office:value-type="float" office:value="80" calcext:value-type="float">
            <text:p>80</text:p>
          </table:table-cell>
          <table:table-cell office:value-type="string" calcext:value-type="string">
            <text:p>TNT: Revilution</text:p>
          </table:table-cell>
          <table:table-cell office:value-type="string" calcext:value-type="string">
            <text:p><text:a xlink:href="https://www.doomworld.com/forum/topic/85791-tnt-revilution-final-beta-ready-for-testing/" xlink:type="simple">https://www.doomworld.com/forum/topic/85791-tnt-revilution-final-beta-ready-for-testing/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TNT</text:p>
          </table:table-cell>
          <table:table-cell table:style-name="ce16" table:number-matrix-columns-spanned="1" table:number-matrix-rows-spanned="1" table:formula="of:=COM.MICROSOFT.TEXTJOIN(&quot;, &quot;; 1; IF(ISBLANK([.J27:.AMJ27]); &quot;&quot;; [.J$2:.AMJ$2] &amp; &quot;: &quot; &amp; [.J27:.AMJ27]))" office:value-type="string" office:string-value="Spectra: 9, bLOCKbOYgAMES: 2, GarrettChan: 1, dylux: 6, tmorrow: 2, ReaperAA: 7, Polri: 3, SilverMiner: 3, P41R47: 10, Willy W.: 5, Sotenga: 10, dei_eldren: 4, MtPain27: 5, GratefulName: 2, TheGreenZap: 6, Xeogred: 5" calcext:value-type="string">
            <text:p>Spectra: 9, bLOCKbOYgAMES: 2, GarrettChan: 1, dylux: 6, tmorrow: 2, ReaperAA: 7, Polri: 3, SilverMiner: 3, P41R47: 10, Willy W.: 5, Sotenga: 10, dei_eldren: 4, MtPain27: 5, GratefulName: 2, TheGreenZap: 6, Xeogred: 5</text:p>
          </table:table-cell>
          <table:table-cell table:style-name="ce17" table:formula="of:=SUMPRODUCT(NOT(ISBLANK([.J27:.AMJ27])))" office:value-type="float" office:value="16" calcext:value-type="float">
            <text:p>16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45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5" calcext:value-type="float">
            <text:p>25</text:p>
          </table:table-cell>
          <table:table-cell table:formula="of:=SUM([.J28:.AMJ28])" office:value-type="float" office:value="79" calcext:value-type="float">
            <text:p>79</text:p>
          </table:table-cell>
          <table:table-cell office:value-type="string" calcext:value-type="string">
            <text:p>Community Chest 4</text:p>
          </table:table-cell>
          <table:table-cell office:value-type="string" calcext:value-type="string">
            <text:p><text:a xlink:href="https://www.doomworld.com/idgames/levels/doom2/Ports/megawads/cchest4" xlink:type="simple">https://www.doomworld.com/idgames/levels/doom2/Ports/megawads/cchest4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8:.AMJ28]); &quot;&quot;; [.J$2:.AMJ$2] &amp; &quot;: &quot; &amp; [.J28:.AMJ28]))" office:value-type="string" office:string-value="Malrionn: 10, Phobus: 3, HUNdebLeonidasX: 4, Ziad EL Zein: 5, Simomarchi: 5, STILES: 9, Polri: 2, eharper256: 5, DOEL: 8, Pierrot: 3, Endless: 3, Horus: 2, Midnight_00: 6, Lewonx: 5, TheGreenZap: 6, Xeogred: 3" calcext:value-type="string">
            <text:p>Malrionn: 10, Phobus: 3, HUNdebLeonidasX: 4, Ziad EL Zein: 5, Simomarchi: 5, STILES: 9, Polri: 2, eharper256: 5, DOEL: 8, Pierrot: 3, Endless: 3, Horus: 2, Midnight_00: 6, Lewonx: 5, TheGreenZap: 6, Xeogred: 3</text:p>
          </table:table-cell>
          <table:table-cell table:style-name="ce17" table:formula="of:=SUMPRODUCT(NOT(ISBLANK([.J28:.AMJ28])))" office:value-type="float" office:value="16" calcext:value-type="float">
            <text:p>16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45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6" calcext:value-type="float">
            <text:p>26</text:p>
          </table:table-cell>
          <table:table-cell table:formula="of:=SUM([.J29:.AMJ29])" office:value-type="float" office:value="76" calcext:value-type="float">
            <text:p>76</text:p>
          </table:table-cell>
          <table:table-cell office:value-type="string" calcext:value-type="string">
            <text:p>No End in Sight</text:p>
          </table:table-cell>
          <table:table-cell office:value-type="string" calcext:value-type="string">
            <text:p><text:a xlink:href="https://www.doomworld.com/idgames/levels/doom/Ports/megawads/neis" xlink:type="simple">https://www.doomworld.com/idgames/levels/doom/Ports/megawads/neis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9:.AMJ29]); &quot;&quot;; [.J$2:.AMJ$2] &amp; &quot;: &quot; &amp; [.J29:.AMJ29]))" office:value-type="string" office:string-value="Not Jabba: 5, Vorpal: 5, ella guro: 6, yakfak: 9, NoisyVelvet: 1, STILES: 6, Polri: 5, Tartlman: 6, Worm318: 9, Omniarch: 10, Ryath: 5, cannonball: 3, TheGreenZap: 6" calcext:value-type="string">
            <text:p>Not Jabba: 5, Vorpal: 5, ella guro: 6, yakfak: 9, NoisyVelvet: 1, STILES: 6, Polri: 5, Tartlman: 6, Worm318: 9, Omniarch: 10, Ryath: 5, cannonball: 3, TheGreenZap: 6</text:p>
          </table:table-cell>
          <table:table-cell table:style-name="ce17" table:formula="of:=SUMPRODUCT(NOT(ISBLANK([.J29:.AMJ29])))" office:value-type="float" office:value="13" calcext:value-type="float">
            <text:p>1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847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J30:.AMJ30])" office:value-type="float" office:value="74" calcext:value-type="float">
            <text:p>74</text:p>
          </table:table-cell>
          <table:table-cell office:value-type="string" calcext:value-type="string">
            <text:p>SIGIL</text:p>
          </table:table-cell>
          <table:table-cell office:value-type="string" calcext:value-type="string">
            <text:p><text:a xlink:href="https://www.romerogames.ie/si6il/" xlink:type="simple">https://www.romerogames.ie/si6il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30:.AMJ30]); &quot;&quot;; [.J$2:.AMJ$2] &amp; &quot;: &quot; &amp; [.J30:.AMJ30]))" office:value-type="string" office:string-value="Diabolución: 10, 4everDoomed: 4, Jaromir Bergmann: 10, STILES: 2, termrork: 5, Worm318: 2, &lt;&lt;Rewind: 2, DooM Bear: 7, northivanastan: 5, dei_eldren: 7, Fadri: 2, Dimon12321: 1, dosboot: 10, lokbustam257: 5, Xeogred: 2" calcext:value-type="string">
            <text:p>Diabolución: 10, 4everDoomed: 4, Jaromir Bergmann: 10, STILES: 2, termrork: 5, Worm318: 2, &lt;&lt;Rewind: 2, DooM Bear: 7, northivanastan: 5, dei_eldren: 7, Fadri: 2, Dimon12321: 1, dosboot: 10, lokbustam257: 5, Xeogred: 2</text:p>
          </table:table-cell>
          <table:table-cell table:style-name="ce17" table:formula="of:=SUMPRODUCT(NOT(ISBLANK([.J30:.AMJ30])))" office:value-type="float" office:value="15" calcext:value-type="float">
            <text:p>15</text:p>
          </table:table-cell>
          <table:table-cell table:number-columns-repeated="8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45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7" calcext:value-type="float">
            <text:p>27</text:p>
          </table:table-cell>
          <table:table-cell table:formula="of:=SUM([.J31:.AMJ31])" office:value-type="float" office:value="74" calcext:value-type="float">
            <text:p>74</text:p>
          </table:table-cell>
          <table:table-cell office:value-type="string" calcext:value-type="string">
            <text:p>Struggle - Antaresian Legacy</text:p>
          </table:table-cell>
          <table:table-cell office:value-type="string" calcext:value-type="string">
            <text:p><text:a xlink:href="https://www.doomworld.com/idgames/levels/doom2/Ports/megawads/strg" xlink:type="simple">https://www.doomworld.com/idgames/levels/doom2/Ports/megawads/strg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1:.AMJ31]); &quot;&quot;; [.J$2:.AMJ$2] &amp; &quot;: &quot; &amp; [.J31:.AMJ31]))" office:value-type="string" office:string-value="Dragonfly: 6, Budoka: 10, Jaromir Bergmann: 6, Payload4367: 3, Deadwing: 6, Snikle: 7, Omniarch: 5, Dimon12321: 7, MtPain27: 3, TJG1289: 5, Azure_Horror: 9, whybmonotacrab: 7" calcext:value-type="string">
            <text:p>Dragonfly: 6, Budoka: 10, Jaromir Bergmann: 6, Payload4367: 3, Deadwing: 6, Snikle: 7, Omniarch: 5, Dimon12321: 7, MtPain27: 3, TJG1289: 5, Azure_Horror: 9, whybmonotacrab: 7</text:p>
          </table:table-cell>
          <table:table-cell table:style-name="ce17" table:formula="of:=SUMPRODUCT(NOT(ISBLANK([.J31:.AMJ31])))" office:value-type="float" office:value="12" calcext:value-type="float">
            <text:p>12</text:p>
          </table:table-cell>
          <table:table-cell table:number-columns-repeated="46"/>
          <table:table-cell office:value-type="float" office:value="6" calcext:value-type="float">
            <text:p>6</text:p>
          </table:table-cell>
          <table:table-cell table:number-columns-repeated="28"/>
          <table:table-cell office:value-type="float" office:value="10" calcext:value-type="float">
            <text:p>10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846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9" calcext:value-type="float">
            <text:p>29</text:p>
          </table:table-cell>
          <table:table-cell table:formula="of:=SUM([.J32:.AMJ32])" office:value-type="float" office:value="73" calcext:value-type="float">
            <text:p>73</text:p>
          </table:table-cell>
          <table:table-cell office:value-type="string" calcext:value-type="string">
            <text:p>Hellbound</text:p>
          </table:table-cell>
          <table:table-cell office:value-type="string" calcext:value-type="string">
            <text:p><text:a xlink:href="https://www.doomworld.com/idgames/levels/doom2/Ports/megawads/hellbnd" xlink:type="simple">https://www.doomworld.com/idgames/levels/doom2/Ports/megawads/hellbnd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2:.AMJ32]); &quot;&quot;; [.J$2:.AMJ$2] &amp; &quot;: &quot; &amp; [.J32:.AMJ32]))" office:value-type="string" office:string-value="Not Jabba: 2, Spectre01: 8, Malrionn: 7, bLOCKbOYgAMES: 9, HUNdebLeonidasX: 7, Bryan T: 5, Odal: 6, Octillion: 10, Polri: 1, OniriA: 8, E.M.: 5, Xeogred: 5" calcext:value-type="string">
            <text:p>Not Jabba: 2, Spectre01: 8, Malrionn: 7, bLOCKbOYgAMES: 9, HUNdebLeonidasX: 7, Bryan T: 5, Odal: 6, Octillion: 10, Polri: 1, OniriA: 8, E.M.: 5, Xeogred: 5</text:p>
          </table:table-cell>
          <table:table-cell table:style-name="ce17" table:formula="of:=SUMPRODUCT(NOT(ISBLANK([.J32:.AMJ32])))" office:value-type="float" office:value="12" calcext:value-type="float">
            <text:p>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38"/>
          <table:table-cell office:value-type="float" office:value="5" calcext:value-type="float">
            <text:p>5</text:p>
          </table:table-cell>
          <table:table-cell table:number-columns-repeated="845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29" calcext:value-type="float">
            <text:p>29</text:p>
          </table:table-cell>
          <table:table-cell table:formula="of:=SUM([.J33:.AMJ33])" office:value-type="float" office:value="73" calcext:value-type="float">
            <text:p>73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<text:a xlink:href="https://www.doomworld.com/idgames/levels/doom2/Ports/p-r/pirates" xlink:type="simple">https://www.doomworld.com/idgames/levels/doom2/Ports/p-r/pirates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3:.AMJ33]); &quot;&quot;; [.J$2:.AMJ$2] &amp; &quot;: &quot; &amp; [.J33:.AMJ33]))" office:value-type="string" office:string-value="Jaws In Space: 10, Dime: 5, Phobus: 6, Dragonfly: 4, Soundblock: 2, Rince-wind: 5, CinnamonKilljoy: 7, Payload4367: 6, SilverMiner: 5, SOSU: 10, Sotenga: 2, Fadri: 2, TJG1289: 2, Lewonx: 7" calcext:value-type="string">
            <text:p>Jaws In Space: 10, Dime: 5, Phobus: 6, Dragonfly: 4, Soundblock: 2, Rince-wind: 5, CinnamonKilljoy: 7, Payload4367: 6, SilverMiner: 5, SOSU: 10, Sotenga: 2, Fadri: 2, TJG1289: 2, Lewonx: 7</text:p>
          </table:table-cell>
          <table:table-cell table:style-name="ce17" table:formula="of:=SUMPRODUCT(NOT(ISBLANK([.J33:.AMJ33])))" office:value-type="float" office:value="14" calcext:value-type="float">
            <text:p>14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57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1" calcext:value-type="float">
            <text:p>31</text:p>
          </table:table-cell>
          <table:table-cell table:formula="of:=SUM([.J34:.AMJ34])" office:value-type="float" office:value="68" calcext:value-type="float">
            <text:p>68</text:p>
          </table:table-cell>
          <table:table-cell office:value-type="string" calcext:value-type="string">
            <text:p>Doom the Way id Did</text:p>
          </table:table-cell>
          <table:table-cell office:value-type="string" calcext:value-type="string">
            <text:p><text:a xlink:href="https://www.doomworld.com/idgames/levels/doom/megawads/dtwid" xlink:type="simple">https://www.doomworld.com/idgames/levels/doom/megawads/dtwid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34:.AMJ34]); &quot;&quot;; [.J$2:.AMJ$2] &amp; &quot;: &quot; &amp; [.J34:.AMJ34]))" office:value-type="string" office:string-value="Mr. Freeze: 4, Malrionn: 2, MFG38: 4, WH-Wilou84: 1, Greyenko: 9, Altima: 6, Ziad EL Zein: 5, purist: 5, Polri: 4, CinnamonKilljoy: 7, eharper256: 4, Endless: 2, Warrex: 5, Omniarch: 5, jerk-o: 5" calcext:value-type="string">
            <text:p>Mr. Freeze: 4, Malrionn: 2, MFG38: 4, WH-Wilou84: 1, Greyenko: 9, Altima: 6, Ziad EL Zein: 5, purist: 5, Polri: 4, CinnamonKilljoy: 7, eharper256: 4, Endless: 2, Warrex: 5, Omniarch: 5, jerk-o: 5</text:p>
          </table:table-cell>
          <table:table-cell table:style-name="ce17" table:formula="of:=SUMPRODUCT(NOT(ISBLANK([.J34:.AMJ34])))" office:value-type="float" office:value="15" calcext:value-type="float">
            <text:p>15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862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2" calcext:value-type="float">
            <text:p>32</text:p>
          </table:table-cell>
          <table:table-cell table:formula="of:=SUM([.J35:.AMJ35])" office:value-type="float" office:value="67" calcext:value-type="float">
            <text:p>67</text:p>
          </table:table-cell>
          <table:table-cell office:value-type="string" calcext:value-type="string">
            <text:p>Deus Vult II</text:p>
          </table:table-cell>
          <table:table-cell office:value-type="string" calcext:value-type="string">
            <text:p><text:a xlink:href="https://www.doomworld.com/idgames/levels/doom2/Ports/d-f/dvii-1i" xlink:type="simple">https://www.doomworld.com/idgames/levels/doom2/Ports/d-f/dvii-1i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5:.AMJ35]); &quot;&quot;; [.J$2:.AMJ$2] &amp; &quot;: &quot; &amp; [.J35:.AMJ35]))" office:value-type="string" office:string-value="Cynical: 10, NuMetalManiak: 10, justsomemusicguy: 7, JudgeDeadd: 2, Talvi: 4, Greyenko: 8, Philnemba: 9, bemused: 1, NoisyVelvet: 3, Polri: 3, &lt;&lt;Rewind: 5, Marn: 5" calcext:value-type="string">
            <text:p>Cynical: 10, NuMetalManiak: 10, justsomemusicguy: 7, JudgeDeadd: 2, Talvi: 4, Greyenko: 8, Philnemba: 9, bemused: 1, NoisyVelvet: 3, Polri: 3, &lt;&lt;Rewind: 5, Marn: 5</text:p>
          </table:table-cell>
          <table:table-cell table:style-name="ce17" table:formula="of:=SUMPRODUCT(NOT(ISBLANK([.J35:.AMJ35])))" office:value-type="float" office:value="12" calcext:value-type="float">
            <text:p>1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90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3" calcext:value-type="float">
            <text:p>33</text:p>
          </table:table-cell>
          <table:table-cell table:formula="of:=SUM([.J36:.AMJ36])" office:value-type="float" office:value="64" calcext:value-type="float">
            <text:p>64</text:p>
          </table:table-cell>
          <table:table-cell office:value-type="string" calcext:value-type="string">
            <text:p>No Rest for the Living</text:p>
          </table:table-cell>
          <table:table-cell office:value-type="string" calcext:value-type="string">
            <text:p><text:a xlink:href="https://doomwiki.org/wiki/No_Rest_for_the_Living" xlink:type="simple">https://doomwiki.org/wiki/No_Rest_for_the_Living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6:.AMJ36]); &quot;&quot;; [.J$2:.AMJ$2] &amp; &quot;: &quot; &amp; [.J36:.AMJ36]))" office:value-type="string" office:string-value="Vorpal: 5, Nancsi: 9, ReaperAA: 2, Diabolución: 10, 4everDoomed: 7, STILES: 7, CinnamonKilljoy: 3, Endless: 6, waciej: 2, Fadri: 4, lokbustam257: 7, Xeogred: 2" calcext:value-type="string">
            <text:p>Vorpal: 5, Nancsi: 9, ReaperAA: 2, Diabolución: 10, 4everDoomed: 7, STILES: 7, CinnamonKilljoy: 3, Endless: 6, waciej: 2, Fadri: 4, lokbustam257: 7, Xeogred: 2</text:p>
          </table:table-cell>
          <table:table-cell table:style-name="ce17" table:formula="of:=SUMPRODUCT(NOT(ISBLANK([.J36:.AMJ36])))" office:value-type="float" office:value="12" calcext:value-type="float">
            <text:p>1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65"/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45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4" calcext:value-type="float">
            <text:p>34</text:p>
          </table:table-cell>
          <table:table-cell table:formula="of:=SUM([.J37:.AMJ37])" office:value-type="float" office:value="59" calcext:value-type="float">
            <text:p>59</text:p>
          </table:table-cell>
          <table:table-cell office:value-type="string" calcext:value-type="string">
            <text:p>Vanguard</text:p>
          </table:table-cell>
          <table:table-cell office:value-type="string" calcext:value-type="string">
            <text:p><text:a xlink:href="https://www.doomworld.com/idgames/levels/doom2/Ports/v-z/vanguard" xlink:type="simple">https://www.doomworld.com/idgames/levels/doom2/Ports/v-z/vanguard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7:.AMJ37]); &quot;&quot;; [.J$2:.AMJ$2] &amp; &quot;: &quot; &amp; [.J37:.AMJ37]))" office:value-type="string" office:string-value="Cynical: 5, Spectre01: 3, 7hm: 4, GarrettChan: 5, Poncho: 9, Nirvana: 4, guitardz: 5, Makedounia: 10, Ivory Duke: 1, VanaheimRanger: 6, Azure_Horror: 2, Uncle 80: 5" calcext:value-type="string">
            <text:p>Cynical: 5, Spectre01: 3, 7hm: 4, GarrettChan: 5, Poncho: 9, Nirvana: 4, guitardz: 5, Makedounia: 10, Ivory Duke: 1, VanaheimRanger: 6, Azure_Horror: 2, Uncle 80: 5</text:p>
          </table:table-cell>
          <table:table-cell table:style-name="ce17" table:formula="of:=SUMPRODUCT(NOT(ISBLANK([.J37:.AMJ37])))" office:value-type="float" office:value="12" calcext:value-type="float">
            <text:p>1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3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50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5" calcext:value-type="float">
            <text:p>35</text:p>
          </table:table-cell>
          <table:table-cell table:formula="of:=SUM([.J38:.AMJ38])" office:value-type="float" office:value="58" calcext:value-type="float">
            <text:p>58</text:p>
          </table:table-cell>
          <table:table-cell office:value-type="string" calcext:value-type="string">
            <text:p>Epic 2</text:p>
          </table:table-cell>
          <table:table-cell office:value-type="string" calcext:value-type="string">
            <text:p><text:a xlink:href="https://www.doomworld.com/idgames/levels/doom2/megawads/epic2" xlink:type="simple">https://www.doomworld.com/idgames/levels/doom2/megawads/epic2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8:.AMJ38]); &quot;&quot;; [.J$2:.AMJ$2] &amp; &quot;: &quot; &amp; [.J38:.AMJ38]))" office:value-type="string" office:string-value="ShoDemo: 6, NuMetalManiak: 9, Spectre01: 7, yakfak: 2, Talvi: 2, HUNdebLeonidasX: 9, TheMightyHeracross: 5, Arbys550: 1, OniriA: 2, DOEL: 6, SOSU: 9" calcext:value-type="string">
            <text:p>ShoDemo: 6, NuMetalManiak: 9, Spectre01: 7, yakfak: 2, Talvi: 2, HUNdebLeonidasX: 9, TheMightyHeracross: 5, Arbys550: 1, OniriA: 2, DOEL: 6, SOSU: 9</text:p>
          </table:table-cell>
          <table:table-cell table:style-name="ce17" table:formula="of:=SUMPRODUCT(NOT(ISBLANK([.J38:.AMJ38])))" office:value-type="float" office:value="11" calcext:value-type="float">
            <text:p>11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2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25"/>
          <table:table-cell office:value-type="float" office:value="9" calcext:value-type="float">
            <text:p>9</text:p>
          </table:table-cell>
          <table:table-cell table:number-columns-repeated="874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6" calcext:value-type="float">
            <text:p>36</text:p>
          </table:table-cell>
          <table:table-cell table:formula="of:=SUM([.J39:.AMJ39])" office:value-type="float" office:value="55" calcext:value-type="float">
            <text:p>55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<text:a xlink:href="http://adventuresofsquare.com/downloads.php" xlink:type="simple">http://adventuresofsquare.com/downloads.php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J39:.AMJ39]); &quot;&quot;; [.J$2:.AMJ$2] &amp; &quot;: &quot; &amp; [.J39:.AMJ39]))" office:value-type="string" office:string-value="Sky: 9, ShoDemo: 5, Ed: 5, JudgeDeadd: 5, Woolie Wool: 8, Squadallah: 7, termrork: 5, Marn: 5, Sotenga: 6" calcext:value-type="string">
            <text:p>Sky: 9, ShoDemo: 5, Ed: 5, JudgeDeadd: 5, Woolie Wool: 8, Squadallah: 7, termrork: 5, Marn: 5, Sotenga: 6</text:p>
          </table:table-cell>
          <table:table-cell table:style-name="ce17" table:formula="of:=SUMPRODUCT(NOT(ISBLANK([.J39:.AMJ39])))" office:value-type="float" office:value="9" calcext:value-type="float">
            <text:p>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table:number-columns-repeated="870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7" calcext:value-type="float">
            <text:p>37</text:p>
          </table:table-cell>
          <table:table-cell table:formula="of:=SUM([.J40:.AMJ40])" office:value-type="float" office:value="54" calcext:value-type="float">
            <text:p>54</text:p>
          </table:table-cell>
          <table:table-cell office:value-type="string" calcext:value-type="string">
            <text:p>A.L.T.</text:p>
          </table:table-cell>
          <table:table-cell office:value-type="string" calcext:value-type="string">
            <text:p><text:a xlink:href="https://www.doomworld.com/idgames/levels/doom2/Ports/megawads/alt" xlink:type="simple">https://www.doomworld.com/idgames/levels/doom2/Ports/megawads/alt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0:.AMJ40]); &quot;&quot;; [.J$2:.AMJ$2] &amp; &quot;: &quot; &amp; [.J40:.AMJ40]))" office:value-type="string" office:string-value="Not Jabba: 7, Spectre01: 2, ella guro: 10, yakfak: 10, Rince-wind: 5, Hansen79: 5, P41R47: 7, SOSU: 8" calcext:value-type="string">
            <text:p>Not Jabba: 7, Spectre01: 2, ella guro: 10, yakfak: 10, Rince-wind: 5, Hansen79: 5, P41R47: 7, SOSU: 8</text:p>
          </table:table-cell>
          <table:table-cell table:style-name="ce17" table:formula="of:=SUMPRODUCT(NOT(ISBLANK([.J40:.AMJ40])))"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3"/>
          <table:table-cell table:number-columns-repeated="2" office:value-type="float" office:value="10" calcext:value-type="float">
            <text:p>10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8" calcext:value-type="float">
            <text:p>8</text:p>
          </table:table-cell>
          <table:table-cell table:number-columns-repeated="874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8" calcext:value-type="float">
            <text:p>38</text:p>
          </table:table-cell>
          <table:table-cell table:formula="of:=SUM([.J41:.AMJ41])" office:value-type="float" office:value="52" calcext:value-type="float">
            <text:p>52</text:p>
          </table:table-cell>
          <table:table-cell office:value-type="string" calcext:value-type="string">
            <text:p>Suspended in Dusk</text:p>
          </table:table-cell>
          <table:table-cell office:value-type="string" calcext:value-type="string">
            <text:p><text:a xlink:href="https://www.doomworld.com/idgames/levels/doom2/s-u/sid" xlink:type="simple">https://www.doomworld.com/idgames/levels/doom2/s-u/sid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1:.AMJ41]); &quot;&quot;; [.J$2:.AMJ$2] &amp; &quot;: &quot; &amp; [.J41:.AMJ41]))" office:value-type="string" office:string-value="Sky: 2, WH-Wilou84: 3, bLOCKbOYgAMES: 8, soner du: 9, m8f: 5, termrork: 5, joepallai: 3, Deflektor: 10, Demion: 2, Midnight_00: 2, Fadri: 3" calcext:value-type="string">
            <text:p>Sky: 2, WH-Wilou84: 3, bLOCKbOYgAMES: 8, soner du: 9, m8f: 5, termrork: 5, joepallai: 3, Deflektor: 10, Demion: 2, Midnight_00: 2, Fadri: 3</text:p>
          </table:table-cell>
          <table:table-cell table:style-name="ce17" table:formula="of:=SUMPRODUCT(NOT(ISBLANK([.J41:.AMJ41])))" office:value-type="float" office:value="11" calcext:value-type="float">
            <text:p>1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66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9" calcext:value-type="float">
            <text:p>39</text:p>
          </table:table-cell>
          <table:table-cell table:formula="of:=SUM([.J42:.AMJ42])" office:value-type="float" office:value="50" calcext:value-type="float">
            <text:p>50</text:p>
          </table:table-cell>
          <table:table-cell office:value-type="string" calcext:value-type="string">
            <text:p>The Plutonia Experiment</text:p>
          </table:table-cell>
          <table:table-cell office:value-type="string" calcext:value-type="string">
            <text:p><text:a xlink:href="https://doomwiki.org/wiki/The_Plutonia_Experiment" xlink:type="simple">https://doomwiki.org/wiki/The_Plutonia_Experiment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Plutonia</text:p>
          </table:table-cell>
          <table:table-cell table:style-name="ce16" table:number-matrix-columns-spanned="1" table:number-matrix-rows-spanned="1" table:formula="of:=COM.MICROSOFT.TEXTJOIN(&quot;, &quot;; 1; IF(ISBLANK([.J42:.AMJ42]); &quot;&quot;; [.J$2:.AMJ$2] &amp; &quot;: &quot; &amp; [.J42:.AMJ42]))" office:value-type="string" office:string-value="guitardz: 5, purist: 5, termrork: 5, Tartlman: 1, Worm318: 2, Deadwing: 10, northivanastan: 4, Fadri: 5, VanaheimRanger: 7, i suck at nicknames: 6" calcext:value-type="string">
            <text:p>guitardz: 5, purist: 5, termrork: 5, Tartlman: 1, Worm318: 2, Deadwing: 10, northivanastan: 4, Fadri: 5, VanaheimRanger: 7, i suck at nicknames: 6</text:p>
          </table:table-cell>
          <table:table-cell table:style-name="ce17" table:formula="of:=SUMPRODUCT(NOT(ISBLANK([.J42:.AMJ42])))" office:value-type="float" office:value="10" calcext:value-type="float">
            <text:p>10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29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855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40" calcext:value-type="float">
            <text:p>40</text:p>
          </table:table-cell>
          <table:table-cell table:formula="of:=SUM([.J43:.AMJ43])" office:value-type="float" office:value="47" calcext:value-type="float">
            <text:p>47</text:p>
          </table:table-cell>
          <table:table-cell office:value-type="string" calcext:value-type="string">
            <text:p>Congestion 1024</text:p>
          </table:table-cell>
          <table:table-cell office:value-type="string" calcext:value-type="string">
            <text:p><text:a xlink:href="https://www.doomworld.com/idgames/levels/doom2/Ports/megawads/1024" xlink:type="simple">https://www.doomworld.com/idgames/levels/doom2/Ports/megawads/1024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3:.AMJ43]); &quot;&quot;; [.J$2:.AMJ$2] &amp; &quot;: &quot; &amp; [.J43:.AMJ43]))" office:value-type="string" office:string-value="Mr. Freeze: 5, HyperLuke: 7, Voltcom9: 5, bonnie: 4, Dragonfly: 8, Philnemba: 5, Hansen79: 3, waciej: 10" calcext:value-type="string">
            <text:p>Mr. Freeze: 5, HyperLuke: 7, Voltcom9: 5, bonnie: 4, Dragonfly: 8, Philnemba: 5, Hansen79: 3, waciej: 10</text:p>
          </table:table-cell>
          <table:table-cell table:style-name="ce17" table:formula="of:=SUMPRODUCT(NOT(ISBLANK([.J43:.AMJ43])))" office:value-type="float" office:value="8" calcext:value-type="float">
            <text:p>8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59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886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0" calcext:value-type="float">
            <text:p>40</text:p>
          </table:table-cell>
          <table:table-cell table:formula="of:=SUM([.J44:.AMJ44])" office:value-type="float" office:value="47" calcext:value-type="float">
            <text:p>47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<text:a xlink:href="https://doomwiki.org/wiki/STRAIN" xlink:type="simple">https://doomwiki.org/wiki/STRAIN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4:.AMJ44]); &quot;&quot;; [.J$2:.AMJ$2] &amp; &quot;: &quot; &amp; [.J44:.AMJ44]))" office:value-type="string" office:string-value="Grazza: 6, ella guro: 4, JudgeDeadd: 1, T-Rex: 1, Squadallah: 9, smeghammer: 5, vdgg: 1, Ryath: 10, Li'l devil: 10" calcext:value-type="string">
            <text:p>Grazza: 6, ella guro: 4, JudgeDeadd: 1, T-Rex: 1, Squadallah: 9, smeghammer: 5, vdgg: 1, Ryath: 10, Li'l devil: 10</text:p>
          </table:table-cell>
          <table:table-cell table:style-name="ce17" table:formula="of:=SUMPRODUCT(NOT(ISBLANK([.J44:.AMJ44])))" office:value-type="float" office:value="9" calcext:value-type="float">
            <text:p>9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848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2" calcext:value-type="float">
            <text:p>42</text:p>
          </table:table-cell>
          <table:table-cell table:formula="of:=SUM([.J45:.AMJ45])" office:value-type="float" office:value="45" calcext:value-type="float">
            <text:p>45</text:p>
          </table:table-cell>
          <table:table-cell office:value-type="string" calcext:value-type="string">
            <text:p>Jenesis</text:p>
          </table:table-cell>
          <table:table-cell office:value-type="string" calcext:value-type="string">
            <text:p><text:a xlink:href="https://www.doomworld.com/idgames/levels/doom2/Ports/megawads/jenesis" xlink:type="simple">https://www.doomworld.com/idgames/levels/doom2/Ports/megawads/jenesis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5:.AMJ45]); &quot;&quot;; [.J$2:.AMJ$2] &amp; &quot;: &quot; &amp; [.J45:.AMJ45]))" office:value-type="string" office:string-value="Not Jabba: 2, roadworx: 2, Altima: 7, NaZa: 2, Poncho: 1, dylux: 5, Ziad EL Zein: 5, Scorpius: 2, Makedounia: 8, Deadwing: 5, DoomDork: 1, ASaltShaker: 2, Midnight_00: 3" calcext:value-type="string">
            <text:p>Not Jabba: 2, roadworx: 2, Altima: 7, NaZa: 2, Poncho: 1, dylux: 5, Ziad EL Zein: 5, Scorpius: 2, Makedounia: 8, Deadwing: 5, DoomDork: 1, ASaltShaker: 2, Midnight_00: 3</text:p>
          </table:table-cell>
          <table:table-cell table:style-name="ce17" table:formula="of:=SUMPRODUCT(NOT(ISBLANK([.J45:.AMJ45])))" office:value-type="float" office:value="13" calcext:value-type="float">
            <text:p>1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27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875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2" calcext:value-type="float">
            <text:p>42</text:p>
          </table:table-cell>
          <table:table-cell table:formula="of:=SUM([.J46:.AMJ46])" office:value-type="float" office:value="45" calcext:value-type="float">
            <text:p>45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<text:a xlink:href="https://www.doomworld.com/idgames/levels/doom2/Ports/j-l/lunatic" xlink:type="simple">https://www.doomworld.com/idgames/levels/doom2/Ports/j-l/lunatic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6:.AMJ46]); &quot;&quot;; [.J$2:.AMJ$2] &amp; &quot;: &quot; &amp; [.J46:.AMJ46]))" office:value-type="string" office:string-value="Cynical: 6, Dime: 9, Nate River: 4, Poncho: 5, Gaia74: 3, Deflektor: 8, Marn: 5, Boy: 5" calcext:value-type="string">
            <text:p>Cynical: 6, Dime: 9, Nate River: 4, Poncho: 5, Gaia74: 3, Deflektor: 8, Marn: 5, Boy: 5</text:p>
          </table:table-cell>
          <table:table-cell table:style-name="ce17" table:formula="of:=SUMPRODUCT(NOT(ISBLANK([.J46:.AMJ46])))"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872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4" calcext:value-type="float">
            <text:p>44</text:p>
          </table:table-cell>
          <table:table-cell table:formula="of:=SUM([.J47:.AMJ47])" office:value-type="float" office:value="43" calcext:value-type="float">
            <text:p>43</text:p>
          </table:table-cell>
          <table:table-cell office:value-type="string" calcext:value-type="string">
            <text:p>Knee-Deep in ZDoom</text:p>
          </table:table-cell>
          <table:table-cell office:value-type="string" calcext:value-type="string">
            <text:p><text:a xlink:href="https://www.doomworld.com/idgames/levels/doom/Ports/megawads/kdizd_12" xlink:type="simple">https://www.doomworld.com/idgames/levels/doom/Ports/megawads/kdizd_12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47:.AMJ47]); &quot;&quot;; [.J$2:.AMJ$2] &amp; &quot;: &quot; &amp; [.J47:.AMJ47]))" office:value-type="string" office:string-value="Graf Zahl: 6, Voltcom9: 7, tchkb: 2, Apaul27: 7, 4everDoomed: 5, Rince-wind: 1, Jaromir Bergmann: 2, Lewonx: 10, Li'l devil: 3" calcext:value-type="string">
            <text:p>Graf Zahl: 6, Voltcom9: 7, tchkb: 2, Apaul27: 7, 4everDoomed: 5, Rince-wind: 1, Jaromir Bergmann: 2, Lewonx: 10, Li'l devil: 3</text:p>
          </table:table-cell>
          <table:table-cell table:style-name="ce17" table:formula="of:=SUMPRODUCT(NOT(ISBLANK([.J47:.AMJ47])))" office:value-type="float" office:value="9" calcext:value-type="float">
            <text:p>9</text:p>
          </table:table-cell>
          <table:table-cell table:number-columns-repeated="21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4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48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5" calcext:value-type="float">
            <text:p>45</text:p>
          </table:table-cell>
          <table:table-cell table:formula="of:=SUM([.J48:.AMJ48])" office:value-type="float" office:value="42" calcext:value-type="float">
            <text:p>42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<text:a xlink:href="https://doomwiki.org/wiki/Winter%27s_Fury" xlink:type="simple">https://doomwiki.org/wiki/Winter's_Fury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8:.AMJ48]); &quot;&quot;; [.J$2:.AMJ$2] &amp; &quot;: &quot; &amp; [.J48:.AMJ48]))" office:value-type="string" office:string-value="Dragonfly: 2, TechnoDoomed1: 10, Lorenz0: 7, Octillion: 7, OniriA: 3, Ivory Duke: 3, ASaltShaker: 9, Lewonx: 1" calcext:value-type="string">
            <text:p>Dragonfly: 2, TechnoDoomed1: 10, Lorenz0: 7, Octillion: 7, OniriA: 3, Ivory Duke: 3, ASaltShaker: 9, Lewonx: 1</text:p>
          </table:table-cell>
          <table:table-cell table:style-name="ce17" table:formula="of:=SUMPRODUCT(NOT(ISBLANK([.J48:.AMJ48])))" office:value-type="float" office:value="8" calcext:value-type="float">
            <text:p>8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23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857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6" calcext:value-type="float">
            <text:p>46</text:p>
          </table:table-cell>
          <table:table-cell table:formula="of:=SUM([.J49:.AMJ49])" office:value-type="float" office:value="40" calcext:value-type="float">
            <text:p>40</text:p>
          </table:table-cell>
          <table:table-cell office:value-type="string" calcext:value-type="string">
            <text:p>Hell Ground</text:p>
          </table:table-cell>
          <table:table-cell office:value-type="string" calcext:value-type="string">
            <text:p><text:a xlink:href="https://www.doomworld.com/idgames/levels/doom2/Ports/g-i/hg" xlink:type="simple">https://www.doomworld.com/idgames/levels/doom2/Ports/g-i/hg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9:.AMJ49]); &quot;&quot;; [.J$2:.AMJ$2] &amp; &quot;: &quot; &amp; [.J49:.AMJ49]))" office:value-type="string" office:string-value="Cynical: 8, Chamelenoel: 7, antares031: 5, WH-Wilou84: 2, darkreaver: 1, Polri: 2, Pierrot: 4, Demion: 5, Boy: 3, SCF: 1, whybmonotacrab: 2" calcext:value-type="string">
            <text:p>Cynical: 8, Chamelenoel: 7, antares031: 5, WH-Wilou84: 2, darkreaver: 1, Polri: 2, Pierrot: 4, Demion: 5, Boy: 3, SCF: 1, whybmonotacrab: 2</text:p>
          </table:table-cell>
          <table:table-cell table:style-name="ce17" table:formula="of:=SUMPRODUCT(NOT(ISBLANK([.J49:.AMJ49])))"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846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7" calcext:value-type="float">
            <text:p>47</text:p>
          </table:table-cell>
          <table:table-cell table:formula="of:=SUM([.J50:.AMJ50])" office:value-type="float" office:value="39" calcext:value-type="float">
            <text:p>39</text:p>
          </table:table-cell>
          <table:table-cell office:value-type="string" calcext:value-type="string">
            <text:p>Equinox</text:p>
          </table:table-cell>
          <table:table-cell office:value-type="string" calcext:value-type="string">
            <text:p><text:a xlink:href="https://www.doomworld.com/idgames/levels/doom2/Ports/d-f/equinox" xlink:type="simple">https://www.doomworld.com/idgames/levels/doom2/Ports/d-f/equinox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50:.AMJ50]); &quot;&quot;; [.J$2:.AMJ$2] &amp; &quot;: &quot; &amp; [.J50:.AMJ50]))" office:value-type="string" office:string-value="Sky: 5, Grazza: 9, ella guro: 5, A.H. Sankhatayan: 10, AtticTelephone: 5, Boy: 5" calcext:value-type="string">
            <text:p>Sky: 5, Grazza: 9, ella guro: 5, A.H. Sankhatayan: 10, AtticTelephone: 5, Boy: 5</text:p>
          </table:table-cell>
          <table:table-cell table:style-name="ce17" table:formula="of:=SUMPRODUCT(NOT(ISBLANK([.J50:.AMJ50])))"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07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72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7" calcext:value-type="float">
            <text:p>47</text:p>
          </table:table-cell>
          <table:table-cell table:formula="of:=SUM([.J51:.AMJ51])" office:value-type="float" office:value="39" calcext:value-type="float">
            <text:p>39</text:p>
          </table:table-cell>
          <table:table-cell table:style-name="ce12" office:value-type="string" calcext:value-type="string">
            <text:p>Stardate 20X6</text:p>
          </table:table-cell>
          <table:table-cell office:value-type="string" calcext:value-type="string">
            <text:p><text:a xlink:href="https://www.doomworld.com/idgames/levels/doom2/Ports/s-u/stardate" xlink:type="simple">https://www.doomworld.com/idgames/levels/doom2/Ports/s-u/stardate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51:.AMJ51]); &quot;&quot;; [.J$2:.AMJ$2] &amp; &quot;: &quot; &amp; [.J51:.AMJ51]))" office:value-type="string" office:string-value="MFG38: 6, WH-Wilou84: 3, Talvi: 1, GarrettChan: 7, bemused: 3, Nirvana: 6, Nazgul9: 1, rd: 4, Hansen79: 5, Snikle: 3" calcext:value-type="string">
            <text:p>MFG38: 6, WH-Wilou84: 3, Talvi: 1, GarrettChan: 7, bemused: 3, Nirvana: 6, Nazgul9: 1, rd: 4, Hansen79: 5, Snikle: 3</text:p>
          </table:table-cell>
          <table:table-cell table:style-name="ce17" table:formula="of:=SUMPRODUCT(NOT(ISBLANK([.J51:.AMJ51])))" office:value-type="float" office:value="10" calcext:value-type="float">
            <text:p>10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882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9" calcext:value-type="float">
            <text:p>49</text:p>
          </table:table-cell>
          <table:table-cell table:formula="of:=SUM([.J52:.AMJ52])" office:value-type="float" office:value="38" calcext:value-type="float">
            <text:p>38</text:p>
          </table:table-cell>
          <table:table-cell office:value-type="string" calcext:value-type="string">
            <text:p>Cyberdreams</text:p>
          </table:table-cell>
          <table:table-cell office:value-type="string" calcext:value-type="string">
            <text:p><text:a xlink:href="https://doomwiki.org/wiki/Cyberdreams" xlink:type="simple">https://doomwiki.org/wiki/Cyberdreams</text:a>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52:.AMJ52]); &quot;&quot;; [.J$2:.AMJ$2] &amp; &quot;: &quot; &amp; [.J52:.AMJ52]))" office:value-type="string" office:string-value="42PercentHealth: 3, ShoDemo: 1, 7hm: 7, justsomemusicguy: 3, bonnie: 7, NoisyVelvet: 4, TheNerdTurtle2: 3, termrork: 5, AtticTelephone: 5" calcext:value-type="string">
            <text:p>42PercentHealth: 3, ShoDemo: 1, 7hm: 7, justsomemusicguy: 3, bonnie: 7, NoisyVelvet: 4, TheNerdTurtle2: 3, termrork: 5, AtticTelephone: 5</text:p>
          </table:table-cell>
          <table:table-cell table:style-name="ce17" table:formula="of:=SUMPRODUCT(NOT(ISBLANK([.J52:.AMJ52])))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40"/>
          <table:table-cell office:value-type="float" office:value="5" calcext:value-type="float">
            <text:p>5</text:p>
          </table:table-cell>
          <table:table-cell table:number-columns-repeated="876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50" calcext:value-type="float">
            <text:p>50</text:p>
          </table:table-cell>
          <table:table-cell table:formula="of:=SUM([.J53:.AMJ53])" office:value-type="float" office:value="36" calcext:value-type="float">
            <text:p>36</text:p>
          </table:table-cell>
          <table:table-cell office:value-type="string" calcext:value-type="string">
            <text:p>Icarus: Alien Vanguard</text:p>
          </table:table-cell>
          <table:table-cell office:value-type="string" calcext:value-type="string">
            <text:p><text:a xlink:href="https://doomwiki.org/wiki/Icarus:_Alien_Vanguard" xlink:type="simple">https://doomwiki.org/wiki/Icarus:_Alien_Vanguard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53:.AMJ53]); &quot;&quot;; [.J$2:.AMJ$2] &amp; &quot;: &quot; &amp; [.J53:.AMJ53]))" office:value-type="string" office:string-value="Ralphis: 6, Grazza: 8, T-Rex: 3, valkiriforce: 8, A.H. Sankhatayan: 10, Dimon12321: 1" calcext:value-type="string">
            <text:p>Ralphis: 6, Grazza: 8, T-Rex: 3, valkiriforce: 8, A.H. Sankhatayan: 10, Dimon12321: 1</text:p>
          </table:table-cell>
          <table:table-cell table:style-name="ce17" table:formula="of:=SUMPRODUCT(NOT(ISBLANK([.J53:.AMJ53])))" office:value-type="float" office:value="6" calcext:value-type="float">
            <text:p>6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865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51" calcext:value-type="float">
            <text:p>51</text:p>
          </table:table-cell>
          <table:table-cell table:formula="of:=SUM([.J54:.AMJ54])" office:value-type="float" office:value="35" calcext:value-type="float">
            <text:p>35</text:p>
          </table:table-cell>
          <table:table-cell office:value-type="string" calcext:value-type="string">
            <text:p>Plutonia: Revisited Community Project</text:p>
          </table:table-cell>
          <table:table-cell office:value-type="string" calcext:value-type="string">
            <text:p><text:a xlink:href="https://www.doomworld.com/idgames/levels/doom2/Ports/megawads/prcp" xlink:type="simple">https://www.doomworld.com/idgames/levels/doom2/Ports/megawads/prcp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lutonia</text:p>
          </table:table-cell>
          <table:table-cell table:style-name="ce16" table:number-matrix-columns-spanned="1" table:number-matrix-rows-spanned="1" table:formula="of:=COM.MICROSOFT.TEXTJOIN(&quot;, &quot;; 1; IF(ISBLANK([.J54:.AMJ54]); &quot;&quot;; [.J$2:.AMJ$2] &amp; &quot;: &quot; &amp; [.J54:.AMJ54]))" office:value-type="string" office:string-value="Nine Inch Heels: 3, Paul977: 10, bLOCKbOYgAMES: 3, Altima: 5, NoisyVelvet: 3, Odal: 7, Polri: 3, Scorpius: 1" calcext:value-type="string">
            <text:p>Nine Inch Heels: 3, Paul977: 10, bLOCKbOYgAMES: 3, Altima: 5, NoisyVelvet: 3, Odal: 7, Polri: 3, Scorpius: 1</text:p>
          </table:table-cell>
          <table:table-cell table:style-name="ce17" table:formula="of:=SUMPRODUCT(NOT(ISBLANK([.J54:.AMJ54])))"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08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2" calcext:value-type="float">
            <text:p>52</text:p>
          </table:table-cell>
          <table:table-cell table:formula="of:=SUM([.J55:.AMJ55])" office:value-type="float" office:value="33" calcext:value-type="float">
            <text:p>33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<text:a xlink:href="https://www.doomworld.com/idgames/levels/doom2/Ports/a-c/breach" xlink:type="simple">https://www.doomworld.com/idgames/levels/doom2/Ports/a-c/breach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55:.AMJ55]); &quot;&quot;; [.J$2:.AMJ$2] &amp; &quot;: &quot; &amp; [.J55:.AMJ55]))" office:value-type="string" office:string-value="Jaws In Space: 7, Dime: 10, guitardz: 2, Nancsi: 1, Jaromir Bergmann: 4, smeghammer: 3, TheGreenZap: 6" calcext:value-type="string">
            <text:p>Jaws In Space: 7, Dime: 10, guitardz: 2, Nancsi: 1, Jaromir Bergmann: 4, smeghammer: 3, TheGreenZap: 6</text:p>
          </table:table-cell>
          <table:table-cell table:style-name="ce17" table:formula="of:=SUMPRODUCT(NOT(ISBLANK([.J55:.AMJ55])))" office:value-type="float" office:value="7" calcext:value-type="float">
            <text:p>7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48"/>
          <table:table-cell office:value-type="float" office:value="6" calcext:value-type="float">
            <text:p>6</text:p>
          </table:table-cell>
          <table:table-cell table:number-columns-repeated="847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2" calcext:value-type="float">
            <text:p>52</text:p>
          </table:table-cell>
          <table:table-cell table:formula="of:=SUM([.J56:.AMJ56])" office:value-type="float" office:value="33" calcext:value-type="float">
            <text:p>33</text:p>
          </table:table-cell>
          <table:table-cell office:value-type="string" calcext:value-type="string">
            <text:p>Dwango5</text:p>
          </table:table-cell>
          <table:table-cell office:value-type="string" calcext:value-type="string">
            <text:p><text:a xlink:href="http://www.doom2.net/doom2/wads/DWANGO5.ZIP" xlink:type="simple">http://www.doom2.net/doom2/wads/DWANGO5.ZIP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56:.AMJ56]); &quot;&quot;; [.J$2:.AMJ$2] &amp; &quot;: &quot; &amp; [.J56:.AMJ56]))" office:value-type="string" office:string-value="Doomkid: 10, Ralphis: 7, antares031: 8, toxic.rat: 8" calcext:value-type="string">
            <text:p>Doomkid: 10, Ralphis: 7, antares031: 8, toxic.rat: 8</text:p>
          </table:table-cell>
          <table:table-cell table:style-name="ce17" table:formula="of:=SUMPRODUCT(NOT(ISBLANK([.J56:.AMJ56])))" office:value-type="float" office:value="4" calcext:value-type="float">
            <text:p>4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131"/>
          <table:table-cell office:value-type="float" office:value="8" calcext:value-type="float">
            <text:p>8</text:p>
          </table:table-cell>
          <table:table-cell table:number-columns-repeated="859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2" calcext:value-type="float">
            <text:p>52</text:p>
          </table:table-cell>
          <table:table-cell table:formula="of:=SUM([.J57:.AMJ57])" office:value-type="float" office:value="33" calcext:value-type="float">
            <text:p>33</text:p>
          </table:table-cell>
          <table:table-cell office:value-type="string" calcext:value-type="string">
            <text:p>Swim With the Whales</text:p>
          </table:table-cell>
          <table:table-cell office:value-type="string" calcext:value-type="string">
            <text:p><text:a xlink:href="https://www.doomworld.com/idgames/levels/doom2/Ports/s-u/swtw" xlink:type="simple">https://www.doomworld.com/idgames/levels/doom2/Ports/s-u/swtw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57:.AMJ57]); &quot;&quot;; [.J$2:.AMJ$2] &amp; &quot;: &quot; &amp; [.J57:.AMJ57]))" office:value-type="string" office:string-value="WH-Wilou84: 2, Nate River: 9, Soundblock: 3, Lazorinc: 6, Nirvana: 10, NoisyVelvet: 3" calcext:value-type="string">
            <text:p>WH-Wilou84: 2, Nate River: 9, Soundblock: 3, Lazorinc: 6, Nirvana: 10, NoisyVelvet: 3</text:p>
          </table:table-cell>
          <table:table-cell table:style-name="ce17" table:formula="of:=SUMPRODUCT(NOT(ISBLANK([.J57:.AMJ57])))" office:value-type="float" office:value="6" calcext:value-type="float">
            <text:p>6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44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5" calcext:value-type="float">
            <text:p>55</text:p>
          </table:table-cell>
          <table:table-cell table:formula="of:=SUM([.J58:.AMJ58])" office:value-type="float" office:value="31" calcext:value-type="float">
            <text:p>31</text:p>
          </table:table-cell>
          <table:table-cell office:value-type="string" calcext:value-type="string">
            <text:p>Brutal Doom: Hell on Earth Starter Pack (Extermination Day)</text:p>
          </table:table-cell>
          <table:table-cell office:value-type="string" calcext:value-type="string">
            <text:p><text:a xlink:href="https://doomwiki.org/wiki/Brutal_Doom:_Hell_on_Earth_Starter_Pack" xlink:type="simple">https://doomwiki.org/wiki/Brutal_Doom:_Hell_on_Earth_Starter_Pack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58:.AMJ58]); &quot;&quot;; [.J$2:.AMJ$2] &amp; &quot;: &quot; &amp; [.J58:.AMJ58]))" office:value-type="string" office:string-value="TechnoDoomed1: 9, Squadallah: 8, DoomDork: 2, Deflektor: 4, behemoth_667: 6, TJG1289: 2" calcext:value-type="string">
            <text:p>TechnoDoomed1: 9, Squadallah: 8, DoomDork: 2, Deflektor: 4, behemoth_667: 6, TJG1289: 2</text:p>
          </table:table-cell>
          <table:table-cell table:style-name="ce17" table:formula="of:=SUMPRODUCT(NOT(ISBLANK([.J58:.AMJ58])))" office:value-type="float" office:value="6" calcext:value-type="float">
            <text:p>6</text:p>
          </table:table-cell>
          <table:table-cell table:number-columns-repeated="54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5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860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5" calcext:value-type="float">
            <text:p>55</text:p>
          </table:table-cell>
          <table:table-cell table:formula="of:=SUM([.J59:.AMJ59])" office:value-type="float" office:value="31" calcext:value-type="float">
            <text:p>31</text:p>
          </table:table-cell>
          <table:table-cell office:value-type="string" calcext:value-type="string">
            <text:p>Chillax</text:p>
          </table:table-cell>
          <table:table-cell office:value-type="string" calcext:value-type="string">
            <text:p><text:a xlink:href="https://doomwiki.org/wiki/Chillax" xlink:type="simple">https://doomwiki.org/wiki/Chillax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59:.AMJ59]); &quot;&quot;; [.J$2:.AMJ$2] &amp; &quot;: &quot; &amp; [.J59:.AMJ59]))" office:value-type="string" office:string-value="Nine Inch Heels: 4, AnonimVio: 5, fveitsi: 5, Outrageous Videos: 3, Simomarchi: 2, Gaia74: 5, maxmanium: 1, waciej: 6" calcext:value-type="string">
            <text:p>Nine Inch Heels: 4, AnonimVio: 5, fveitsi: 5, Outrageous Videos: 3, Simomarchi: 2, Gaia74: 5, maxmanium: 1, waciej: 6</text:p>
          </table:table-cell>
          <table:table-cell table:style-name="ce17" table:formula="of:=SUMPRODUCT(NOT(ISBLANK([.J59:.AMJ59])))"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6" calcext:value-type="float">
            <text:p>6</text:p>
          </table:table-cell>
          <table:table-cell table:number-columns-repeated="886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7" calcext:value-type="float">
            <text:p>57</text:p>
          </table:table-cell>
          <table:table-cell table:formula="of:=SUM([.J60:.AMJ60])" office:value-type="float" office:value="30" calcext:value-type="float">
            <text:p>30</text:p>
          </table:table-cell>
          <table:table-cell office:value-type="string" calcext:value-type="string">
            <text:p>2002: A Doom Odyssey</text:p>
          </table:table-cell>
          <table:table-cell office:value-type="string" calcext:value-type="string">
            <text:p><text:a xlink:href="https://doomwiki.org/wiki/2002_A_Doom_Odyssey" xlink:type="simple">https://doomwiki.org/wiki/2002_A_Doom_Odyssey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60:.AMJ60]); &quot;&quot;; [.J$2:.AMJ$2] &amp; &quot;: &quot; &amp; [.J60:.AMJ60]))" office:value-type="string" office:string-value="soner du: 4, Philnemba: 8, tmorrow: 2, Red-XIII: 3, joepallai: 1, SilverMiner: 6, smeghammer: 3, Endless: 1, vdgg: 1, cannonball: 1" calcext:value-type="string">
            <text:p>soner du: 4, Philnemba: 8, tmorrow: 2, Red-XIII: 3, joepallai: 1, SilverMiner: 6, smeghammer: 3, Endless: 1, vdgg: 1, cannonball: 1</text:p>
          </table:table-cell>
          <table:table-cell table:style-name="ce17" table:formula="of:=SUMPRODUCT(NOT(ISBLANK([.J60:.AMJ60])))" office:value-type="float" office:value="10" calcext:value-type="float">
            <text:p>10</text:p>
          </table:table-cell>
          <table:table-cell table:number-columns-repeated="56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863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7" calcext:value-type="float">
            <text:p>57</text:p>
          </table:table-cell>
          <table:table-cell table:formula="of:=SUM([.J61:.AMJ61])" office:value-type="float" office:value="30" calcext:value-type="float">
            <text:p>30</text:p>
          </table:table-cell>
          <table:table-cell office:value-type="string" calcext:value-type="string">
            <text:p>Tech Gone Bad</text:p>
          </table:table-cell>
          <table:table-cell office:value-type="string" calcext:value-type="string">
            <text:p><text:a xlink:href="https://www.doomworld.com/idgames/levels/doom/Ports/d-f/e1m8b" xlink:type="simple">https://www.doomworld.com/idgames/levels/doom/Ports/d-f/e1m8b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61:.AMJ61]); &quot;&quot;; [.J$2:.AMJ$2] &amp; &quot;: &quot; &amp; [.J61:.AMJ61]))" office:value-type="string" office:string-value="Jaws In Space: 5, guitardz: 5, Nancsi: 8, Diabolución: 5, Jaromir Bergmann: 1, Marn: 5, DooM Bear: 1" calcext:value-type="string">
            <text:p>Jaws In Space: 5, guitardz: 5, Nancsi: 8, Diabolución: 5, Jaromir Bergmann: 1, Marn: 5, DooM Bear: 1</text:p>
          </table:table-cell>
          <table:table-cell table:style-name="ce17" table:formula="of:=SUMPRODUCT(NOT(ISBLANK([.J61:.AMJ61])))"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73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89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7" calcext:value-type="float">
            <text:p>57</text:p>
          </table:table-cell>
          <table:table-cell table:formula="of:=SUM([.J62:.AMJ62])" office:value-type="float" office:value="30" calcext:value-type="float">
            <text:p>30</text:p>
          </table:table-cell>
          <table:table-cell office:value-type="string" calcext:value-type="string">
            <text:p>The Ultimate Torment &amp; Torture</text:p>
          </table:table-cell>
          <table:table-cell office:value-type="string" calcext:value-type="string">
            <text:p><text:a xlink:href="https://www.doomworld.com/idgames/levels/doom2/Ports/s-u/tutnt" xlink:type="simple">https://www.doomworld.com/idgames/levels/doom2/Ports/s-u/tutnt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62:.AMJ62]); &quot;&quot;; [.J$2:.AMJ$2] &amp; &quot;: &quot; &amp; [.J62:.AMJ62]))" office:value-type="string" office:string-value="HyperLuke: 8, Talvi: 4, Greyenko: 4, TechnoDoomed1: 2, TheMightyHeracross: 3, Ziad EL Zein: 5, Ivory Duke: 4" calcext:value-type="string">
            <text:p>HyperLuke: 8, Talvi: 4, Greyenko: 4, TechnoDoomed1: 2, TheMightyHeracross: 3, Ziad EL Zein: 5, Ivory Duke: 4</text:p>
          </table:table-cell>
          <table:table-cell table:style-name="ce17" table:formula="of:=SUMPRODUCT(NOT(ISBLANK([.J62:.AMJ62])))" office:value-type="float" office:value="7" calcext:value-type="float">
            <text:p>7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60" calcext:value-type="float">
            <text:p>60</text:p>
          </table:table-cell>
          <table:table-cell table:formula="of:=SUM([.J63:.AMJ63])" office:value-type="float" office:value="29" calcext:value-type="float">
            <text:p>29</text:p>
          </table:table-cell>
          <table:table-cell office:value-type="string" calcext:value-type="string">
            <text:p>Disturbia</text:p>
          </table:table-cell>
          <table:table-cell office:value-type="string" calcext:value-type="string">
            <text:p><text:a xlink:href="https://www.doomworld.com/idgames/levels/doom2/Ports/d-f/distrbia" xlink:type="simple">https://www.doomworld.com/idgames/levels/doom2/Ports/d-f/distrbia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63:.AMJ63]); &quot;&quot;; [.J$2:.AMJ$2] &amp; &quot;: &quot; &amp; [.J63:.AMJ63]))" office:value-type="string" office:string-value="Sky: 7, darkreaver: 10, Roofi: 6, Paul977: 6" calcext:value-type="string">
            <text:p>Sky: 7, darkreaver: 10, Roofi: 6, Paul977: 6</text:p>
          </table:table-cell>
          <table:table-cell table:style-name="ce17" table:formula="of:=SUMPRODUCT(NOT(ISBLANK([.J63:.AMJ63])))" office:value-type="float" office:value="4" calcext:value-type="float">
            <text:p>4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35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969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60" calcext:value-type="float">
            <text:p>60</text:p>
          </table:table-cell>
          <table:table-cell table:formula="of:=SUM([.J64:.AMJ64])" office:value-type="float" office:value="29" calcext:value-type="float">
            <text:p>29</text:p>
          </table:table-cell>
          <table:table-cell office:value-type="string" calcext:value-type="string">
            <text:p>Heartland</text:p>
          </table:table-cell>
          <table:table-cell office:value-type="string" calcext:value-type="string">
            <text:p><text:a xlink:href="https://www.doomworld.com/forum/topic/120175-heartland-an-episode-for-the-eternity-engine-rc3-out/" xlink:type="simple">https://www.doomworld.com/forum/topic/120175-heartland-an-episode-for-the-eternity-engine-rc3-out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64:.AMJ64]); &quot;&quot;; [.J$2:.AMJ$2] &amp; &quot;: &quot; &amp; [.J64:.AMJ64]))" office:value-type="string" office:string-value="ReaperAA: 8, MtPain27: 3, TJG1289: 2, i suck at nicknames: 8, GratefulName: 8" calcext:value-type="string">
            <text:p>ReaperAA: 8, MtPain27: 3, TJG1289: 2, i suck at nicknames: 8, GratefulName: 8</text:p>
          </table:table-cell>
          <table:table-cell table:style-name="ce17" table:formula="of:=SUMPRODUCT(NOT(ISBLANK([.J64:.AMJ64])))" office:value-type="float" office:value="5" calcext:value-type="float">
            <text:p>5</text:p>
          </table:table-cell>
          <table:table-cell table:number-columns-repeated="82"/>
          <table:table-cell office:value-type="float" office:value="8" calcext:value-type="float">
            <text:p>8</text:p>
          </table:table-cell>
          <table:table-cell table:number-columns-repeated="6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table:number-columns-repeated="2" office:value-type="float" office:value="8" calcext:value-type="float">
            <text:p>8</text:p>
          </table:table-cell>
          <table:table-cell table:number-columns-repeated="854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60" calcext:value-type="float">
            <text:p>60</text:p>
          </table:table-cell>
          <table:table-cell table:formula="of:=SUM([.J65:.AMJ65])" office:value-type="float" office:value="29" calcext:value-type="float">
            <text:p>29</text:p>
          </table:table-cell>
          <table:table-cell office:value-type="string" calcext:value-type="string">
            <text:p>Lost Civilization</text:p>
          </table:table-cell>
          <table:table-cell office:value-type="string" calcext:value-type="string">
            <text:p><text:a xlink:href="https://www.doomworld.com/forum/topic/105215-lost-civilization-22-map-fun-and-nonlinear-megawad-now-with-download-link/" xlink:type="simple">https://www.doomworld.com/forum/topic/105215-lost-civilization-22-map-fun-and-nonlinear-megawad-now-with-download-link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65:.AMJ65]); &quot;&quot;; [.J$2:.AMJ$2] &amp; &quot;: &quot; &amp; [.J65:.AMJ65]))" office:value-type="string" office:string-value="OniriA: 9, rd: 6, Endless: 8, Snikle: 6" calcext:value-type="string">
            <text:p>OniriA: 9, rd: 6, Endless: 8, Snikle: 6</text:p>
          </table:table-cell>
          <table:table-cell table:style-name="ce17" table:formula="of:=SUMPRODUCT(NOT(ISBLANK([.J65:.AMJ65])))" office:value-type="float" office:value="4" calcext:value-type="float">
            <text:p>4</text:p>
          </table:table-cell>
          <table:table-cell table:number-columns-repeated="10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882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0" calcext:value-type="float">
            <text:p>60</text:p>
          </table:table-cell>
          <table:table-cell table:formula="of:=SUM([.J66:.AMJ66])" office:value-type="float" office:value="29" calcext:value-type="float">
            <text:p>29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<text:a xlink:href="https://www.doomworld.com/idgames/levels/doom2/Ports/s-u/unloved" xlink:type="simple">https://www.doomworld.com/idgames/levels/doom2/Ports/s-u/unloved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66:.AMJ66]); &quot;&quot;; [.J$2:.AMJ$2] &amp; &quot;: &quot; &amp; [.J66:.AMJ66]))" office:value-type="string" office:string-value="MFG38: 1, everennui: 8, bonnie: 10, TechnoDoomed1: 3, Payload4367: 2, Dimon12321: 5" calcext:value-type="string">
            <text:p>MFG38: 1, everennui: 8, bonnie: 10, TechnoDoomed1: 3, Payload4367: 2, Dimon12321: 5</text:p>
          </table:table-cell>
          <table:table-cell table:style-name="ce17" table:formula="of:=SUMPRODUCT(NOT(ISBLANK([.J66:.AMJ66])))" office:value-type="float" office:value="6" calcext:value-type="float">
            <text:p>6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50"/>
          <table:table-cell office:value-type="float" office:value="5" calcext:value-type="float">
            <text:p>5</text:p>
          </table:table-cell>
          <table:table-cell table:number-columns-repeated="865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4" calcext:value-type="float">
            <text:p>64</text:p>
          </table:table-cell>
          <table:table-cell table:formula="of:=SUM([.J67:.AMJ67])" office:value-type="float" office:value="28" calcext:value-type="float">
            <text:p>28</text:p>
          </table:table-cell>
          <table:table-cell office:value-type="string" calcext:value-type="string">
            <text:p>Doom Zero</text:p>
          </table:table-cell>
          <table:table-cell office:value-type="string" calcext:value-type="string">
            <text:p><text:a xlink:href="https://www.doomworld.com/forum/topic/109216-doom-zero-launch-and-celebrating-25-years-of-doom-ii/" xlink:type="simple">https://www.doomworld.com/forum/topic/109216-doom-zero-launch-and-celebrating-25-years-of-doom-ii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67:.AMJ67]); &quot;&quot;; [.J$2:.AMJ$2] &amp; &quot;: &quot; &amp; [.J67:.AMJ67]))" office:value-type="string" office:string-value="ReaperAA: 3, maxmanium: 2, CinnamonKilljoy: 8, Warrex: 10, Horus: 2, Azure_Horror: 3" calcext:value-type="string">
            <text:p>ReaperAA: 3, maxmanium: 2, CinnamonKilljoy: 8, Warrex: 10, Horus: 2, Azure_Horror: 3</text:p>
          </table:table-cell>
          <table:table-cell table:style-name="ce17" table:formula="of:=SUMPRODUCT(NOT(ISBLANK([.J67:.AMJ67])))" office:value-type="float" office:value="6" calcext:value-type="float">
            <text:p>6</text:p>
          </table:table-cell>
          <table:table-cell table:number-columns-repeated="82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0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853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5" calcext:value-type="float">
            <text:p>65</text:p>
          </table:table-cell>
          <table:table-cell table:formula="of:=SUM([.J68:.AMJ68])" office:value-type="float" office:value="27" calcext:value-type="float">
            <text:p>27</text:p>
          </table:table-cell>
          <table:table-cell office:value-type="string" calcext:value-type="string">
            <text:p>Dimension of the Boomed</text:p>
          </table:table-cell>
          <table:table-cell office:value-type="string" calcext:value-type="string">
            <text:p><text:a xlink:href="https://www.doomworld.com/forum/topic/92574-dimension-of-the-boomed/" xlink:type="simple">https://www.doomworld.com/forum/topic/92574-dimension-of-the-boomed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68:.AMJ68]); &quot;&quot;; [.J$2:.AMJ$2] &amp; &quot;: &quot; &amp; [.J68:.AMJ68]))" office:value-type="string" office:string-value="Ivory Duke: 7, Hansen79: 4, SOSU: 2, Ryath: 5, SCF: 2, GratefulName: 2, Uncle 80: 5" calcext:value-type="string">
            <text:p>Ivory Duke: 7, Hansen79: 4, SOSU: 2, Ryath: 5, SCF: 2, GratefulName: 2, Uncle 80: 5</text:p>
          </table:table-cell>
          <table:table-cell table:style-name="ce17" table:formula="of:=SUMPRODUCT(NOT(ISBLANK([.J68:.AMJ68])))" office:value-type="float" office:value="7" calcext:value-type="float">
            <text:p>7</text:p>
          </table:table-cell>
          <table:table-cell table:number-columns-repeated="109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50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5" calcext:value-type="float">
            <text:p>65</text:p>
          </table:table-cell>
          <table:table-cell table:formula="of:=SUM([.J69:.AMJ69])" office:value-type="float" office:value="27" calcext:value-type="float">
            <text:p>27</text:p>
          </table:table-cell>
          <table:table-cell office:value-type="string" calcext:value-type="string">
            <text:p>Miasma</text:p>
          </table:table-cell>
          <table:table-cell office:value-type="string" calcext:value-type="string">
            <text:p><text:a xlink:href="https://www.doomworld.com/idgames/levels/doom2/Ports/m-o/miasma" xlink:type="simple">https://www.doomworld.com/idgames/levels/doom2/Ports/m-o/miasma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69:.AMJ69]); &quot;&quot;; [.J$2:.AMJ$2] &amp; &quot;: &quot; &amp; [.J69:.AMJ69]))" office:value-type="string" office:string-value="WH-Wilou84: 1, Soundblock: 2, Nirvana: 9, NoisyVelvet: 1, Willy W.: 7, jerk-o: 7" calcext:value-type="string">
            <text:p>WH-Wilou84: 1, Soundblock: 2, Nirvana: 9, NoisyVelvet: 1, Willy W.: 7, jerk-o: 7</text:p>
          </table:table-cell>
          <table:table-cell table:style-name="ce17" table:formula="of:=SUMPRODUCT(NOT(ISBLANK([.J69:.AMJ69])))" office:value-type="float" office:value="6" calcext:value-type="float">
            <text:p>6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7" calcext:value-type="float">
            <text:p>7</text:p>
          </table:table-cell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862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7" calcext:value-type="float">
            <text:p>67</text:p>
          </table:table-cell>
          <table:table-cell table:formula="of:=SUM([.J70:.AMJ70])" office:value-type="float" office:value="26" calcext:value-type="float">
            <text:p>26</text:p>
          </table:table-cell>
          <table:table-cell office:value-type="string" calcext:value-type="string">
            <text:p>Batman Doom</text:p>
          </table:table-cell>
          <table:table-cell office:value-type="string" calcext:value-type="string">
            <text:p><text:a xlink:href="https://www.doomworld.com/idgames/themes/batman/batman" xlink:type="simple">https://www.doomworld.com/idgames/themes/batman/batman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70:.AMJ70]); &quot;&quot;; [.J$2:.AMJ$2] &amp; &quot;: &quot; &amp; [.J70:.AMJ70]))" office:value-type="string" office:string-value="yakfak: 8, JudgeDeadd: 4, soner du: 10, Uncle 80: 4" calcext:value-type="string">
            <text:p>yakfak: 8, JudgeDeadd: 4, soner du: 10, Uncle 80: 4</text:p>
          </table:table-cell>
          <table:table-cell table:style-name="ce17" table:formula="of:=SUMPRODUCT(NOT(ISBLANK([.J70:.AMJ70])))" office:value-type="float" office:value="4" calcext:value-type="float">
            <text:p>4</text:p>
          </table:table-cell>
          <table:table-cell table:number-columns-repeated="28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850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7" calcext:value-type="float">
            <text:p>67</text:p>
          </table:table-cell>
          <table:table-cell table:formula="of:=SUM([.J71:.AMJ71])" office:value-type="float" office:value="26" calcext:value-type="float">
            <text:p>26</text:p>
          </table:table-cell>
          <table:table-cell office:value-type="string" calcext:value-type="string">
            <text:p>Zone 300</text:p>
          </table:table-cell>
          <table:table-cell office:value-type="string" calcext:value-type="string">
            <text:p><text:a xlink:href="https://www.doomworld.com/idgames/levels/doom2/megawads/zone300" xlink:type="simple">https://www.doomworld.com/idgames/levels/doom2/megawads/zone300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71:.AMJ71]); &quot;&quot;; [.J$2:.AMJ$2] &amp; &quot;: &quot; &amp; [.J71:.AMJ71]))" office:value-type="string" office:string-value="Voltcom9: 8, Soundblock: 3, purist: 3, maxmanium: 8, ASaltShaker: 4" calcext:value-type="string">
            <text:p>Voltcom9: 8, Soundblock: 3, purist: 3, maxmanium: 8, ASaltShaker: 4</text:p>
          </table:table-cell>
          <table:table-cell table:style-name="ce17" table:formula="of:=SUMPRODUCT(NOT(ISBLANK([.J71:.AMJ71])))" office:value-type="float" office:value="5" calcext:value-type="float">
            <text:p>5</text:p>
          </table:table-cell>
          <table:table-cell table:number-columns-repeated="22"/>
          <table:table-cell office:value-type="float" office:value="8" calcext:value-type="float">
            <text:p>8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32"/>
          <table:table-cell office:value-type="float" office:value="4" calcext:value-type="float">
            <text:p>4</text:p>
          </table:table-cell>
          <table:table-cell table:number-columns-repeated="888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9" calcext:value-type="float">
            <text:p>69</text:p>
          </table:table-cell>
          <table:table-cell table:formula="of:=SUM([.J72:.AMJ72])" office:value-type="float" office:value="25" calcext:value-type="float">
            <text:p>25</text:p>
          </table:table-cell>
          <table:table-cell office:value-type="string" calcext:value-type="string">
            <text:p>Rowdy Rudy II: POWERTRIP!</text:p>
          </table:table-cell>
          <table:table-cell office:value-type="string" calcext:value-type="string">
            <text:p><text:a xlink:href="https://www.doomworld.com/idgames/levels/doom2/megawads/rudy2" xlink:type="simple">https://www.doomworld.com/idgames/levels/doom2/megawads/rudy2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72:.AMJ72]); &quot;&quot;; [.J$2:.AMJ$2] &amp; &quot;: &quot; &amp; [.J72:.AMJ72]))" office:value-type="string" office:string-value="Dimon12321: 10, Azure_Horror: 5, TheGreenZap: 10" calcext:value-type="string">
            <text:p>Dimon12321: 10, Azure_Horror: 5, TheGreenZap: 10</text:p>
          </table:table-cell>
          <table:table-cell table:style-name="ce17" table:formula="of:=SUMPRODUCT(NOT(ISBLANK([.J72:.AMJ72])))" office:value-type="float" office:value="3" calcext:value-type="float">
            <text:p>3</text:p>
          </table:table-cell>
          <table:table-cell table:number-columns-repeated="149"/>
          <table:table-cell office:value-type="float" office:value="10" calcext:value-type="float">
            <text:p>10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847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9" calcext:value-type="float">
            <text:p>69</text:p>
          </table:table-cell>
          <table:table-cell table:formula="of:=SUM([.J73:.AMJ73])" office:value-type="float" office:value="25" calcext:value-type="float">
            <text:p>25</text:p>
          </table:table-cell>
          <table:table-cell office:value-type="string" calcext:value-type="string">
            <text:p>Slaughterfest 2012</text:p>
          </table:table-cell>
          <table:table-cell office:value-type="string" calcext:value-type="string">
            <text:p><text:a xlink:href="https://www.doomworld.com/idgames/levels/doom2/Ports/megawads/sf2012" xlink:type="simple">https://www.doomworld.com/idgames/levels/doom2/Ports/megawads/sf2012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73:.AMJ73]); &quot;&quot;; [.J$2:.AMJ$2] &amp; &quot;: &quot; &amp; [.J73:.AMJ73]))" office:value-type="string" office:string-value="HyperLuke: 1, Outrageous Videos: 1, bemused: 2, Apaul27: 8, tmorrow: 3, Arbys550: 3, Simomarchi: 6, maxmanium: 1" calcext:value-type="string">
            <text:p>HyperLuke: 1, Outrageous Videos: 1, bemused: 2, Apaul27: 8, tmorrow: 3, Arbys550: 3, Simomarchi: 6, maxmanium: 1</text:p>
          </table:table-cell>
          <table:table-cell table:style-name="ce17" table:formula="of:=SUMPRODUCT(NOT(ISBLANK([.J73:.AMJ73])))" office:value-type="float" office:value="8" calcext:value-type="float">
            <text:p>8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69" calcext:value-type="float">
            <text:p>69</text:p>
          </table:table-cell>
          <table:table-cell table:formula="of:=SUM([.J74:.AMJ74])" office:value-type="float" office:value="25" calcext:value-type="float">
            <text:p>25</text:p>
          </table:table-cell>
          <table:table-cell office:value-type="string" calcext:value-type="string">
            <text:p>ZDoom Community Map Project II</text:p>
          </table:table-cell>
          <table:table-cell office:value-type="string" calcext:value-type="string">
            <text:p><text:a xlink:href="https://www.doomworld.com/idgames/levels/doom2/Ports/megawads/zdcmp2" xlink:type="simple">https://www.doomworld.com/idgames/levels/doom2/Ports/megawads/zdcmp2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74:.AMJ74]); &quot;&quot;; [.J$2:.AMJ$2] &amp; &quot;: &quot; &amp; [.J74:.AMJ74]))" office:value-type="string" office:string-value="Graf Zahl: 10, Phobus: 9, TechnoDoomed1: 6" calcext:value-type="string">
            <text:p>Graf Zahl: 10, Phobus: 9, TechnoDoomed1: 6</text:p>
          </table:table-cell>
          <table:table-cell table:style-name="ce17" table:formula="of:=SUMPRODUCT(NOT(ISBLANK([.J74:.AMJ74])))" office:value-type="float" office:value="3" calcext:value-type="float">
            <text:p>3</text:p>
          </table:table-cell>
          <table:table-cell table:number-columns-repeated="21"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960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72" calcext:value-type="float">
            <text:p>72</text:p>
          </table:table-cell>
          <table:table-cell table:formula="of:=SUM([.J75:.AMJ75])" office:value-type="float" office:value="24" calcext:value-type="float">
            <text:p>24</text:p>
          </table:table-cell>
          <table:table-cell office:value-type="string" calcext:value-type="string">
            <text:p>Newgothic Movement 2</text:p>
          </table:table-cell>
          <table:table-cell office:value-type="string" calcext:value-type="string">
            <text:p><text:a xlink:href="https://www.doomworld.com/idgames/levels/doom2/Ports/megawads/ngmvmt2" xlink:type="simple">https://www.doomworld.com/idgames/levels/doom2/Ports/megawads/ngmvmt2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75:.AMJ75]); &quot;&quot;; [.J$2:.AMJ$2] &amp; &quot;: &quot; &amp; [.J75:.AMJ75]))" office:value-type="string" office:string-value="Nine Inch Heels: 8, ShoDemo: 2, Outrageous Videos: 9, Nazgul9: 5" calcext:value-type="string">
            <text:p>Nine Inch Heels: 8, ShoDemo: 2, Outrageous Videos: 9, Nazgul9: 5</text:p>
          </table:table-cell>
          <table:table-cell table:style-name="ce17" table:formula="of:=SUMPRODUCT(NOT(ISBLANK([.J75:.AMJ75])))"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9" calcext:value-type="float">
            <text:p>9</text:p>
          </table:table-cell>
          <table:table-cell table:number-columns-repeated="56"/>
          <table:table-cell office:value-type="float" office:value="5" calcext:value-type="float">
            <text:p>5</text:p>
          </table:table-cell>
          <table:table-cell table:number-columns-repeated="913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72" calcext:value-type="float">
            <text:p>72</text:p>
          </table:table-cell>
          <table:table-cell table:formula="of:=SUM([.J76:.AMJ76])" office:value-type="float" office:value="24" calcext:value-type="float">
            <text:p>24</text:p>
          </table:table-cell>
          <table:table-cell office:value-type="string" calcext:value-type="string">
            <text:p>Perdition's Gate</text:p>
          </table:table-cell>
          <table:table-cell office:value-type="string" calcext:value-type="string">
            <text:p><text:a xlink:href="http://www.mustaine.com/about/video-game-work/perditions-gate/" xlink:type="simple">http://www.mustaine.com/about/video-game-work/perditions-gate/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76:.AMJ76]); &quot;&quot;; [.J$2:.AMJ$2] &amp; &quot;: &quot; &amp; [.J76:.AMJ76]))" office:value-type="string" office:string-value="Vorpal: 5, Nate River: 1, bonnie: 10, P41R47: 3, E.M.: 5" calcext:value-type="string">
            <text:p>Vorpal: 5, Nate River: 1, bonnie: 10, P41R47: 3, E.M.: 5</text:p>
          </table:table-cell>
          <table:table-cell table:style-name="ce17" table:formula="of:=SUMPRODUCT(NOT(ISBLANK([.J76:.AMJ76])))"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7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884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2" calcext:value-type="float">
            <text:p>72</text:p>
          </table:table-cell>
          <table:table-cell table:formula="of:=SUM([.J77:.AMJ77])" office:value-type="float" office:value="24" calcext:value-type="float">
            <text:p>24</text:p>
          </table:table-cell>
          <table:table-cell office:value-type="string" calcext:value-type="string">
            <text:p>Violence</text:p>
          </table:table-cell>
          <table:table-cell office:value-type="string" calcext:value-type="string">
            <text:p><text:a xlink:href="https://www.doomworld.com/idgames/levels/doom2/Ports/v-z/violence" xlink:type="simple">https://www.doomworld.com/idgames/levels/doom2/Ports/v-z/violence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77:.AMJ77]); &quot;&quot;; [.J$2:.AMJ$2] &amp; &quot;: &quot; &amp; [.J77:.AMJ77]))" office:value-type="string" office:string-value="Chamelenoel: 10, everennui: 4, Nate River: 2, Lorenz0: 4, rd: 4" calcext:value-type="string">
            <text:p>Chamelenoel: 10, everennui: 4, Nate River: 2, Lorenz0: 4, rd: 4</text:p>
          </table:table-cell>
          <table:table-cell table:style-name="ce17" table:formula="of:=SUMPRODUCT(NOT(ISBLANK([.J77:.AMJ77])))" office:value-type="float" office:value="5" calcext:value-type="float">
            <text:p>5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3"/>
          <table:table-cell office:value-type="float" office:value="4" calcext:value-type="float">
            <text:p>4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904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5" calcext:value-type="float">
            <text:p>75</text:p>
          </table:table-cell>
          <table:table-cell table:formula="of:=SUM([.J78:.AMJ78])" office:value-type="float" office:value="23" calcext:value-type="float">
            <text:p>23</text:p>
          </table:table-cell>
          <table:table-cell office:value-type="string" calcext:value-type="string">
            <text:p>Crumpets</text:p>
          </table:table-cell>
          <table:table-cell office:value-type="string" calcext:value-type="string">
            <text:p><text:a xlink:href="https://www.doomworld.com/idgames/levels/doom2/Ports/a-c/crumpets" xlink:type="simple">https://www.doomworld.com/idgames/levels/doom2/Ports/a-c/crumpets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78:.AMJ78]); &quot;&quot;; [.J$2:.AMJ$2] &amp; &quot;: &quot; &amp; [.J78:.AMJ78]))" office:value-type="string" office:string-value="everennui: 2, Nate River: 8, Nirvana: 1, VanaheimRanger: 5, whybmonotacrab: 7" calcext:value-type="string">
            <text:p>everennui: 2, Nate River: 8, Nirvana: 1, VanaheimRanger: 5, whybmonotacrab: 7</text:p>
          </table:table-cell>
          <table:table-cell table:style-name="ce17" table:formula="of:=SUMPRODUCT(NOT(ISBLANK([.J78:.AMJ78])))" office:value-type="float" office:value="5" calcext:value-type="float">
            <text:p>5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846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5" calcext:value-type="float">
            <text:p>75</text:p>
          </table:table-cell>
          <table:table-cell table:formula="of:=SUM([.J79:.AMJ79])" office:value-type="float" office:value="23" calcext:value-type="float">
            <text:p>23</text:p>
          </table:table-cell>
          <table:table-cell office:value-type="string" calcext:value-type="string">
            <text:p>Eternal Slumber Party</text:p>
          </table:table-cell>
          <table:table-cell office:value-type="string" calcext:value-type="string">
            <text:p><text:a xlink:href="http://www.moddb.com/games/doom-ii/addons/eternal-slumber-party-v2" xlink:type="simple">http://www.moddb.com/games/doom-ii/addons/eternal-slumber-party-v2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79:.AMJ79]); &quot;&quot;; [.J$2:.AMJ$2] &amp; &quot;: &quot; &amp; [.J79:.AMJ79]))" office:value-type="string" office:string-value="Roofi: 10, Outrageous Videos: 8, Grain of Salt: 4, Simomarchi: 1" calcext:value-type="string">
            <text:p>Roofi: 10, Outrageous Videos: 8, Grain of Salt: 4, Simomarchi: 1</text:p>
          </table:table-cell>
          <table:table-cell table:style-name="ce17" table:formula="of:=SUMPRODUCT(NOT(ISBLANK([.J79:.AMJ79])))" office:value-type="float" office:value="4" calcext:value-type="float">
            <text:p>4</text:p>
          </table:table-cell>
          <table:table-cell table:number-columns-repeated="41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26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7" calcext:value-type="float">
            <text:p>77</text:p>
          </table:table-cell>
          <table:table-cell table:formula="of:=SUM([.J80:.AMJ80])" office:value-type="float" office:value="22" calcext:value-type="float">
            <text:p>22</text:p>
          </table:table-cell>
          <table:table-cell office:value-type="string" calcext:value-type="string">
            <text:p>Bauhaus</text:p>
          </table:table-cell>
          <table:table-cell office:value-type="string" calcext:value-type="string">
            <text:p><text:a xlink:href="https://www.doomworld.com/idgames/levels/doom2/Ports/a-c/bauhaus" xlink:type="simple">https://www.doomworld.com/idgames/levels/doom2/Ports/a-c/bauhaus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80:.AMJ80]); &quot;&quot;; [.J$2:.AMJ$2] &amp; &quot;: &quot; &amp; [.J80:.AMJ80]))" office:value-type="string" office:string-value="ella guro: 9, 7hm: 5, Grain of Salt: 3, NoisyVelvet: 1, vdgg: 4" calcext:value-type="string">
            <text:p>ella guro: 9, 7hm: 5, Grain of Salt: 3, NoisyVelvet: 1, vdgg: 4</text:p>
          </table:table-cell>
          <table:table-cell table:style-name="ce17" table:formula="of:=SUMPRODUCT(NOT(ISBLANK([.J80:.AMJ80])))" office:value-type="float" office:value="5" calcext:value-type="float">
            <text:p>5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72"/>
          <table:table-cell office:value-type="float" office:value="4" calcext:value-type="float">
            <text:p>4</text:p>
          </table:table-cell>
          <table:table-cell table:number-columns-repeated="871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7" calcext:value-type="float">
            <text:p>77</text:p>
          </table:table-cell>
          <table:table-cell table:formula="of:=SUM([.J81:.AMJ81])" office:value-type="float" office:value="22" calcext:value-type="float">
            <text:p>22</text:p>
          </table:table-cell>
          <table:table-cell office:value-type="string" calcext:value-type="string">
            <text:p>Phobos: Anomaly Reborn</text:p>
          </table:table-cell>
          <table:table-cell office:value-type="string" calcext:value-type="string">
            <text:p><text:a xlink:href="https://www.doomworld.com/idgames/levels/doom/Ports/p-r/par-lutz" xlink:type="simple">https://www.doomworld.com/idgames/levels/doom/Ports/p-r/par-lutz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81:.AMJ81]); &quot;&quot;; [.J$2:.AMJ$2] &amp; &quot;: &quot; &amp; [.J81:.AMJ81]))" office:value-type="string" office:string-value="Ed: 5, Graf Zahl: 1, SilverMiner: 10, smeghammer: 6" calcext:value-type="string">
            <text:p>Ed: 5, Graf Zahl: 1, SilverMiner: 10, smeghammer: 6</text:p>
          </table:table-cell>
          <table:table-cell table:style-name="ce17" table:formula="of:=SUMPRODUCT(NOT(ISBLANK([.J81:.AMJ81])))" office:value-type="float" office:value="4" calcext:value-type="float">
            <text:p>4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0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896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7" calcext:value-type="float">
            <text:p>77</text:p>
          </table:table-cell>
          <table:table-cell table:formula="of:=SUM([.J82:.AMJ82])" office:value-type="float" office:value="22" calcext:value-type="float">
            <text:p>22</text:p>
          </table:table-cell>
          <table:table-cell office:value-type="string" calcext:value-type="string">
            <text:p>ZPack</text:p>
          </table:table-cell>
          <table:table-cell office:value-type="string" calcext:value-type="string">
            <text:p><text:a xlink:href="https://www.doomworld.com/idgames/levels/doom2/Ports/megawads/zpack" xlink:type="simple">https://www.doomworld.com/idgames/levels/doom2/Ports/megawads/zpack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82:.AMJ82]); &quot;&quot;; [.J$2:.AMJ$2] &amp; &quot;: &quot; &amp; [.J82:.AMJ82]))" office:value-type="string" office:string-value="MFG38: 5, Voltcom9: 3, TechnoDoomed1: 4, Ziad EL Zein: 5, Octillion: 5" calcext:value-type="string">
            <text:p>MFG38: 5, Voltcom9: 3, TechnoDoomed1: 4, Ziad EL Zein: 5, Octillion: 5</text:p>
          </table:table-cell>
          <table:table-cell table:style-name="ce17" table:formula="of:=SUMPRODUCT(NOT(ISBLANK([.J82:.AMJ82])))"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2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28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80" calcext:value-type="float">
            <text:p>80</text:p>
          </table:table-cell>
          <table:table-cell table:formula="of:=SUM([.J83:.AMJ83])" office:value-type="float" office:value="21" calcext:value-type="float">
            <text:p>21</text:p>
          </table:table-cell>
          <table:table-cell office:value-type="string" calcext:value-type="string">
            <text:p>Community Chest 2</text:p>
          </table:table-cell>
          <table:table-cell office:value-type="string" calcext:value-type="string">
            <text:p><text:a xlink:href="https://www.doomworld.com/idgames/levels/doom2/Ports/megawads/cchest2" xlink:type="simple">https://www.doomworld.com/idgames/levels/doom2/Ports/megawads/cchest2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83:.AMJ83]); &quot;&quot;; [.J$2:.AMJ$2] &amp; &quot;: &quot; &amp; [.J83:.AMJ83]))" office:value-type="string" office:string-value="Sky: 10, tchkb: 1, Midnight_00: 9, vdgg: 1" calcext:value-type="string">
            <text:p>Sky: 10, tchkb: 1, Midnight_00: 9, vdgg: 1</text:p>
          </table:table-cell>
          <table:table-cell table:style-name="ce17" table:formula="of:=SUMPRODUCT(NOT(ISBLANK([.J83:.AMJ83])))" office:value-type="float" office:value="4" calcext:value-type="float">
            <text:p>4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69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71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80" calcext:value-type="float">
            <text:p>80</text:p>
          </table:table-cell>
          <table:table-cell table:formula="of:=SUM([.J84:.AMJ84])" office:value-type="float" office:value="21" calcext:value-type="float">
            <text:p>21</text:p>
          </table:table-cell>
          <table:table-cell office:value-type="string" calcext:value-type="string">
            <text:p>Deathless</text:p>
          </table:table-cell>
          <table:table-cell office:value-type="string" calcext:value-type="string">
            <text:p><text:a xlink:href="https://www.doomworld.com/forum/topic/103075-deathless-an-ultimate-doom-megawad-rc4/" xlink:type="simple">https://www.doomworld.com/forum/topic/103075-deathless-an-ultimate-doom-megawad-rc4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84:.AMJ84]); &quot;&quot;; [.J$2:.AMJ$2] &amp; &quot;: &quot; &amp; [.J84:.AMJ84]))" office:value-type="string" office:string-value="TheMightyHeracross: 2, ReaperAA: 1, Worm318: 3, Makedounia: 9, Warrex: 5, SOSU: 1" calcext:value-type="string">
            <text:p>TheMightyHeracross: 2, ReaperAA: 1, Worm318: 3, Makedounia: 9, Warrex: 5, SOSU: 1</text:p>
          </table:table-cell>
          <table:table-cell table:style-name="ce17" table:formula="of:=SUMPRODUCT(NOT(ISBLANK([.J84:.AMJ84])))" office:value-type="float" office:value="6" calcext:value-type="float">
            <text:p>6</text:p>
          </table:table-cell>
          <table:table-cell table:number-columns-repeated="7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74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80" calcext:value-type="float">
            <text:p>80</text:p>
          </table:table-cell>
          <table:table-cell table:formula="of:=SUM([.J85:.AMJ85])" office:value-type="float" office:value="21" calcext:value-type="float">
            <text:p>21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<text:a xlink:href="https://www.doomworld.com/forum/topic/105598-hurt-singleplayer-map-in-hell/" xlink:type="simple">https://www.doomworld.com/forum/topic/105598-hurt-singleplayer-map-in-hell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85:.AMJ85]); &quot;&quot;; [.J$2:.AMJ$2] &amp; &quot;: &quot; &amp; [.J85:.AMJ85]))" office:value-type="string" office:string-value="Jaromir Bergmann: 9, OniriA: 7, I_Punch_Demons: 5" calcext:value-type="string">
            <text:p>Jaromir Bergmann: 9, OniriA: 7, I_Punch_Demons: 5</text:p>
          </table:table-cell>
          <table:table-cell table:style-name="ce17" table:formula="of:=SUMPRODUCT(NOT(ISBLANK([.J85:.AMJ85])))" office:value-type="float" office:value="3" calcext:value-type="float">
            <text:p>3</text:p>
          </table:table-cell>
          <table:table-cell table:number-columns-repeated="92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903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80" calcext:value-type="float">
            <text:p>80</text:p>
          </table:table-cell>
          <table:table-cell table:formula="of:=SUM([.J86:.AMJ86])" office:value-type="float" office:value="21" calcext:value-type="float">
            <text:p>21</text:p>
          </table:table-cell>
          <table:table-cell office:value-type="string" calcext:value-type="string">
            <text:p>Revolution!</text:p>
          </table:table-cell>
          <table:table-cell office:value-type="string" calcext:value-type="string">
            <text:p><text:a xlink:href="https://www.doomworld.com/idgames/levels/doom2/megawads/tvr" xlink:type="simple">https://www.doomworld.com/idgames/levels/doom2/megawads/tvr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86:.AMJ86]); &quot;&quot;; [.J$2:.AMJ$2] &amp; &quot;: &quot; &amp; [.J86:.AMJ86]))" office:value-type="string" office:string-value="Not Jabba: 1, Grazza: 3, Altima: 4, termrork: 5, SilverMiner: 5, P41R47: 3" calcext:value-type="string">
            <text:p>Not Jabba: 1, Grazza: 3, Altima: 4, termrork: 5, SilverMiner: 5, P41R47: 3</text:p>
          </table:table-cell>
          <table:table-cell table:style-name="ce17" table:formula="of:=SUMPRODUCT(NOT(ISBLANK([.J86:.AMJ86])))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38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894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84" calcext:value-type="float">
            <text:p>84</text:p>
          </table:table-cell>
          <table:table-cell table:formula="of:=SUM([.J87:.AMJ87])" office:value-type="float" office:value="20" calcext:value-type="float">
            <text:p>20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<text:a xlink:href="https://www.doomworld.com/forum/topic/91854-v15-doom-64-retribution/" xlink:type="simple">https://www.doomworld.com/forum/topic/91854-v15-doom-64-retribution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87:.AMJ87]); &quot;&quot;; [.J$2:.AMJ$2] &amp; &quot;: &quot; &amp; [.J87:.AMJ87]))" office:value-type="string" office:string-value="guitardz: 5, 4everDoomed: 8, Warrex: 7" calcext:value-type="string">
            <text:p>guitardz: 5, 4everDoomed: 8, Warrex: 7</text:p>
          </table:table-cell>
          <table:table-cell table:style-name="ce17" table:formula="of:=SUMPRODUCT(NOT(ISBLANK([.J87:.AMJ87])))" office:value-type="float" office:value="3" calcext:value-type="float">
            <text:p>3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37"/>
          <table:table-cell office:value-type="float" office:value="7" calcext:value-type="float">
            <text:p>7</text:p>
          </table:table-cell>
          <table:table-cell table:number-columns-repeated="887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4" calcext:value-type="float">
            <text:p>84</text:p>
          </table:table-cell>
          <table:table-cell table:formula="of:=SUM([.J88:.AMJ88])" office:value-type="float" office:value="20" calcext:value-type="float">
            <text:p>20</text:p>
          </table:table-cell>
          <table:table-cell office:value-type="string" calcext:value-type="string">
            <text:p>Nuts</text:p>
          </table:table-cell>
          <table:table-cell office:value-type="string" calcext:value-type="string">
            <text:p><text:a xlink:href="https://www.doomworld.com/idgames/levels/doom2/Ports/m-o/nuts" xlink:type="simple">https://www.doomworld.com/idgames/levels/doom2/Ports/m-o/nuts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88:.AMJ88]); &quot;&quot;; [.J$2:.AMJ$2] &amp; &quot;: &quot; &amp; [.J88:.AMJ88]))" office:value-type="string" office:string-value="Chamelenoel: 6, AnonimVio: 9, E.M.: 5" calcext:value-type="string">
            <text:p>Chamelenoel: 6, AnonimVio: 9, E.M.: 5</text:p>
          </table:table-cell>
          <table:table-cell table:style-name="ce17" table:formula="of:=SUMPRODUCT(NOT(ISBLANK([.J88:.AMJ88])))" office:value-type="float" office:value="3" calcext:value-type="float">
            <text:p>3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5"/>
          <table:table-cell office:value-type="float" office:value="5" calcext:value-type="float">
            <text:p>5</text:p>
          </table:table-cell>
          <table:table-cell table:number-columns-repeated="884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4" calcext:value-type="float">
            <text:p>84</text:p>
          </table:table-cell>
          <table:table-cell table:formula="of:=SUM([.J89:.AMJ89])" office:value-type="float" office:value="20" calcext:value-type="float">
            <text:p>20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<text:a xlink:href="https://www.doomworld.com/idgames/levels/doom2/Ports/s-u/scl_top" xlink:type="simple">https://www.doomworld.com/idgames/levels/doom2/Ports/s-u/scl_top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89:.AMJ89]); &quot;&quot;; [.J$2:.AMJ$2] &amp; &quot;: &quot; &amp; [.J89:.AMJ89]))" office:value-type="string" office:string-value="Malrionn: 7, MFG38: 7, 4everDoomed: 6" calcext:value-type="string">
            <text:p>Malrionn: 7, MFG38: 7, 4everDoomed: 6</text:p>
          </table:table-cell>
          <table:table-cell table:style-name="ce17" table:formula="of:=SUMPRODUCT(NOT(ISBLANK([.J89:.AMJ89])))" office:value-type="float" office:value="3" calcext:value-type="float">
            <text:p>3</text:p>
          </table:table-cell>
          <table:table-cell table:number-columns-repeated="18"/>
          <table:table-cell table:number-columns-repeated="2" office:value-type="float" office:value="7" calcext:value-type="float">
            <text:p>7</text:p>
          </table:table-cell>
          <table:table-cell table:number-columns-repeated="69"/>
          <table:table-cell office:value-type="float" office:value="6" calcext:value-type="float">
            <text:p>6</text:p>
          </table:table-cell>
          <table:table-cell table:number-columns-repeated="925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7" calcext:value-type="float">
            <text:p>87</text:p>
          </table:table-cell>
          <table:table-cell table:formula="of:=SUM([.J90:.AMJ90])" office:value-type="float" office:value="19" calcext:value-type="float">
            <text:p>19</text:p>
          </table:table-cell>
          <table:table-cell office:value-type="string" calcext:value-type="string">
            <text:p>Antaresian Reliquary</text:p>
          </table:table-cell>
          <table:table-cell office:value-type="string" calcext:value-type="string">
            <text:p><text:a xlink:href="https://www.doomworld.com/idgames/levels/doom2/Ports/a-c/anta_req" xlink:type="simple">https://www.doomworld.com/idgames/levels/doom2/Ports/a-c/anta_req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90:.AMJ90]); &quot;&quot;; [.J$2:.AMJ$2] &amp; &quot;: &quot; &amp; [.J90:.AMJ90]))" office:value-type="string" office:string-value="Dimon12321: 6, SCF: 6, Azure_Horror: 7" calcext:value-type="string">
            <text:p>Dimon12321: 6, SCF: 6, Azure_Horror: 7</text:p>
          </table:table-cell>
          <table:table-cell table:style-name="ce17" table:formula="of:=SUMPRODUCT(NOT(ISBLANK([.J90:.AMJ90])))" office:value-type="float" office:value="3" calcext:value-type="float">
            <text:p>3</text:p>
          </table:table-cell>
          <table:table-cell table:number-columns-repeated="149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53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7" calcext:value-type="float">
            <text:p>87</text:p>
          </table:table-cell>
          <table:table-cell table:formula="of:=SUM([.J91:.AMJ91])" office:value-type="float" office:value="19" calcext:value-type="float">
            <text:p>19</text:p>
          </table:table-cell>
          <table:table-cell office:value-type="string" calcext:value-type="string">
            <text:p>Arcadia Demade</text:p>
          </table:table-cell>
          <table:table-cell office:value-type="string" calcext:value-type="string">
            <text:p><text:a xlink:href="https://www.doomworld.com/idgames/levels/doom2/Ports/a-c/arcadia" xlink:type="simple">https://www.doomworld.com/idgames/levels/doom2/Ports/a-c/arcadia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91:.AMJ91]); &quot;&quot;; [.J$2:.AMJ$2] &amp; &quot;: &quot; &amp; [.J91:.AMJ91]))" office:value-type="string" office:string-value="Jaws In Space: 9, Vorpal: 5, guitardz: 1, Nancsi: 4" calcext:value-type="string">
            <text:p>Jaws In Space: 9, Vorpal: 5, guitardz: 1, Nancsi: 4</text:p>
          </table:table-cell>
          <table:table-cell table:style-name="ce17" table:formula="of:=SUMPRODUCT(NOT(ISBLANK([.J91:.AMJ91])))" office:value-type="float" office:value="4" calcext:value-type="float">
            <text:p>4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34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7" calcext:value-type="float">
            <text:p>87</text:p>
          </table:table-cell>
          <table:table-cell table:formula="of:=SUM([.J92:.AMJ92])" office:value-type="float" office:value="19" calcext:value-type="float">
            <text:p>19</text:p>
          </table:table-cell>
          <table:table-cell office:value-type="string" calcext:value-type="string">
            <text:p>Bloodstain</text:p>
          </table:table-cell>
          <table:table-cell office:value-type="string" calcext:value-type="string">
            <text:p><text:a xlink:href="https://www.doomworld.com/idgames/levels/doom2/Ports/megawads/bstain" xlink:type="simple">https://www.doomworld.com/idgames/levels/doom2/Ports/megawads/bstain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92:.AMJ92]); &quot;&quot;; [.J$2:.AMJ$2] &amp; &quot;: &quot; &amp; [.J92:.AMJ92]))" office:value-type="string" office:string-value="NuMetalManiak: 5, everennui: 5, Forli: 4, DOEL: 5" calcext:value-type="string">
            <text:p>NuMetalManiak: 5, everennui: 5, Forli: 4, DOEL: 5</text:p>
          </table:table-cell>
          <table:table-cell table:style-name="ce17" table:formula="of:=SUMPRODUCT(NOT(ISBLANK([.J92:.AMJ92])))" office:value-type="float" office:value="4" calcext:value-type="float">
            <text:p>4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00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7" calcext:value-type="float">
            <text:p>87</text:p>
          </table:table-cell>
          <table:table-cell table:formula="of:=SUM([.J93:.AMJ93])" office:value-type="float" office:value="19" calcext:value-type="float">
            <text:p>19</text:p>
          </table:table-cell>
          <table:table-cell office:value-type="string" calcext:value-type="string">
            <text:p>Demonfear</text:p>
          </table:table-cell>
          <table:table-cell office:value-type="string" calcext:value-type="string">
            <text:p><text:a xlink:href="https://www.doomworld.com/idgames/levels/doom2/megawads/dmonfear" xlink:type="simple">https://www.doomworld.com/idgames/levels/doom2/megawads/dmonfear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93:.AMJ93]); &quot;&quot;; [.J$2:.AMJ$2] &amp; &quot;: &quot; &amp; [.J93:.AMJ93]))" office:value-type="string" office:string-value="roadworx: 4, soner du: 3, Philnemba: 3, NaZa: 1, P41R47: 3, Marn: 5" calcext:value-type="string">
            <text:p>roadworx: 4, soner du: 3, Philnemba: 3, NaZa: 1, P41R47: 3, Marn: 5</text:p>
          </table:table-cell>
          <table:table-cell table:style-name="ce17" table:formula="of:=SUMPRODUCT(NOT(ISBLANK([.J93:.AMJ93])))" office:value-type="float" office:value="6" calcext:value-type="float">
            <text:p>6</text:p>
          </table:table-cell>
          <table:table-cell table:number-columns-repeated="30"/>
          <table:table-cell office:value-type="float" office:value="4" calcext:value-type="float">
            <text:p>4</text:p>
          </table:table-cell>
          <table:table-cell table:number-columns-repeated="25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6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90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87" calcext:value-type="float">
            <text:p>87</text:p>
          </table:table-cell>
          <table:table-cell table:formula="of:=SUM([.J94:.AMJ94])" office:value-type="float" office:value="19" calcext:value-type="float">
            <text:p>19</text:p>
          </table:table-cell>
          <table:table-cell office:value-type="string" calcext:value-type="string">
            <text:p>Faithless</text:p>
          </table:table-cell>
          <table:table-cell office:value-type="string" calcext:value-type="string">
            <text:p><text:a xlink:href="https://www.doomworld.com/forum/topic/105670-faithless-a-heretic-hub-final/" xlink:type="simple">https://www.doomworld.com/forum/topic/105670-faithless-a-heretic-hub-final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eretic</text:p>
          </table:table-cell>
          <table:table-cell table:style-name="ce16" table:number-matrix-columns-spanned="1" table:number-matrix-rows-spanned="1" table:formula="of:=COM.MICROSOFT.TEXTJOIN(&quot;, &quot;; 1; IF(ISBLANK([.J94:.AMJ94]); &quot;&quot;; [.J$2:.AMJ$2] &amp; &quot;: &quot; &amp; [.J94:.AMJ94]))" office:value-type="string" office:string-value="ReaperAA: 9, Rince-wind: 5, Ryath: 5" calcext:value-type="string">
            <text:p>ReaperAA: 9, Rince-wind: 5, Ryath: 5</text:p>
          </table:table-cell>
          <table:table-cell table:style-name="ce17" table:formula="of:=SUMPRODUCT(NOT(ISBLANK([.J94:.AMJ94])))" office:value-type="float" office:value="3" calcext:value-type="float">
            <text:p>3</text:p>
          </table:table-cell>
          <table:table-cell table:number-columns-repeated="82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55"/>
          <table:table-cell office:value-type="float" office:value="5" calcext:value-type="float">
            <text:p>5</text:p>
          </table:table-cell>
          <table:table-cell table:number-columns-repeated="867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87" calcext:value-type="float">
            <text:p>87</text:p>
          </table:table-cell>
          <table:table-cell table:formula="of:=SUM([.J95:.AMJ95])" office:value-type="float" office:value="19" calcext:value-type="float">
            <text:p>19</text:p>
          </table:table-cell>
          <table:table-cell office:value-type="string" calcext:value-type="string">
            <text:p>Nihility: Infinite ﻿Teeth﻿</text:p>
          </table:table-cell>
          <table:table-cell office:value-type="string" calcext:value-type="string">
            <text:p><text:a xlink:href="https://www.doomworld.com/forum/topic/85591-nihility-infinite-teeth-shareware-episode-v121/" xlink:type="simple">https://www.doomworld.com/forum/topic/85591-nihility-infinite-teeth-shareware-episode-v121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95:.AMJ95]); &quot;&quot;; [.J$2:.AMJ$2] &amp; &quot;: &quot; &amp; [.J95:.AMJ95]))" office:value-type="string" office:string-value="Rince-wind: 5, rd: 4, Omniarch: 5, Ryath: 5" calcext:value-type="string">
            <text:p>Rince-wind: 5, rd: 4, Omniarch: 5, Ryath: 5</text:p>
          </table:table-cell>
          <table:table-cell table:style-name="ce17" table:formula="of:=SUMPRODUCT(NOT(ISBLANK([.J95:.AMJ95])))" office:value-type="float" office:value="4" calcext:value-type="float">
            <text:p>4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867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87" calcext:value-type="float">
            <text:p>87</text:p>
          </table:table-cell>
          <table:table-cell table:formula="of:=SUM([.J96:.AMJ96])" office:value-type="float" office:value="19" calcext:value-type="float">
            <text:p>19</text:p>
          </table:table-cell>
          <table:table-cell office:value-type="string" calcext:value-type="string">
            <text:p>REKKR</text:p>
          </table:table-cell>
          <table:table-cell office:value-type="string" calcext:value-type="string">
            <text:p><text:a xlink:href="http://manbitesshark.com/" xlink:type="simple">http://manbitesshark.com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96:.AMJ96]); &quot;&quot;; [.J$2:.AMJ$2] &amp; &quot;: &quot; &amp; [.J96:.AMJ96]))" office:value-type="string" office:string-value="soner du: 8, Rince-wind: 5, Dimon12321: 6" calcext:value-type="string">
            <text:p>soner du: 8, Rince-wind: 5, Dimon12321: 6</text:p>
          </table:table-cell>
          <table:table-cell table:style-name="ce17" table:formula="of:=SUMPRODUCT(NOT(ISBLANK([.J96:.AMJ96])))" office:value-type="float" office:value="3" calcext:value-type="float">
            <text:p>3</text:p>
          </table:table-cell>
          <table:table-cell table:number-columns-repeated="56"/>
          <table:table-cell office:value-type="float" office:value="8" calcext:value-type="float">
            <text:p>8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57"/>
          <table:table-cell office:value-type="float" office:value="6" calcext:value-type="float">
            <text:p>6</text:p>
          </table:table-cell>
          <table:table-cell table:number-columns-repeated="865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87" calcext:value-type="float">
            <text:p>87</text:p>
          </table:table-cell>
          <table:table-cell table:formula="of:=SUM([.J97:.AMJ97])" office:value-type="float" office:value="19" calcext:value-type="float">
            <text:p>19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<text:a xlink:href="https://www.doomworld.com/idgames/levels/doom2/Ports/a-c/action2" xlink:type="simple">https://www.doomworld.com/idgames/levels/doom2/Ports/a-c/action2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J97:.AMJ97]); &quot;&quot;; [.J$2:.AMJ$2] &amp; &quot;: &quot; &amp; [.J97:.AMJ97]))" office:value-type="string" office:string-value="Chamelenoel: 1, JudgeDeadd: 4, Phobus: 10, Dimon12321: 4" calcext:value-type="string">
            <text:p>Chamelenoel: 1, JudgeDeadd: 4, Phobus: 10, Dimon12321: 4</text:p>
          </table:table-cell>
          <table:table-cell table:style-name="ce17" table:formula="of:=SUMPRODUCT(NOT(ISBLANK([.J97:.AMJ97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9"/>
          <table:table-cell office:value-type="float" office:value="4" calcext:value-type="float">
            <text:p>4</text:p>
          </table:table-cell>
          <table:table-cell table:number-columns-repeated="865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95" calcext:value-type="float">
            <text:p>95</text:p>
          </table:table-cell>
          <table:table-cell table:formula="of:=SUM([.J98:.AMJ98])" office:value-type="float" office:value="18" calcext:value-type="float">
            <text:p>18</text:p>
          </table:table-cell>
          <table:table-cell office:value-type="string" calcext:value-type="string">
            <text:p>Abandon</text:p>
          </table:table-cell>
          <table:table-cell office:value-type="string" calcext:value-type="string">
            <text:p><text:a xlink:href="https://www.doomworld.com/forum/topic/108251-abandon-beta-is-here/" xlink:type="simple">https://www.doomworld.com/forum/topic/108251-abandon-beta-is-here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98:.AMJ98]); &quot;&quot;; [.J$2:.AMJ$2] &amp; &quot;: &quot; &amp; [.J98:.AMJ98]))" office:value-type="string" office:string-value="Arbys550: 8, &lt;&lt;Rewind: 10" calcext:value-type="string">
            <text:p>Arbys550: 8, &lt;&lt;Rewind: 10</text:p>
          </table:table-cell>
          <table:table-cell table:style-name="ce17" table:formula="of:=SUMPRODUCT(NOT(ISBLANK([.J98:.AMJ98])))" office:value-type="float" office:value="2" calcext:value-type="float">
            <text:p>2</text:p>
          </table:table-cell>
          <table:table-cell table:number-columns-repeated="81"/>
          <table:table-cell office:value-type="float" office:value="8" calcext:value-type="float">
            <text:p>8</text:p>
          </table:table-cell>
          <table:table-cell table:number-columns-repeated="40"/>
          <table:table-cell office:value-type="float" office:value="10" calcext:value-type="float">
            <text:p>10</text:p>
          </table:table-cell>
          <table:table-cell table:number-columns-repeated="892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95" calcext:value-type="float">
            <text:p>95</text:p>
          </table:table-cell>
          <table:table-cell table:formula="of:=SUM([.J99:.AMJ99])" office:value-type="float" office:value="18" calcext:value-type="float">
            <text:p>18</text:p>
          </table:table-cell>
          <table:table-cell office:value-type="string" calcext:value-type="string">
            <text:p>Aliens TC</text:p>
          </table:table-cell>
          <table:table-cell office:value-type="string" calcext:value-type="string">
            <text:p><text:a xlink:href="http://www.doomwadstation.net/main/aliens.html" xlink:type="simple">http://www.doomwadstation.net/main/aliens.html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99:.AMJ99]); &quot;&quot;; [.J$2:.AMJ$2] &amp; &quot;: &quot; &amp; [.J99:.AMJ99]))" office:value-type="string" office:string-value="yakfak: 4, Payload4367: 5, Ragu: 9" calcext:value-type="string">
            <text:p>yakfak: 4, Payload4367: 5, Ragu: 9</text:p>
          </table:table-cell>
          <table:table-cell table:style-name="ce17" table:formula="of:=SUMPRODUCT(NOT(ISBLANK([.J99:.AMJ99])))" office:value-type="float" office:value="3" calcext:value-type="float">
            <text:p>3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69"/>
          <table:table-cell office:value-type="float" office:value="5" calcext:value-type="float">
            <text:p>5</text:p>
          </table:table-cell>
          <table:table-cell table:number-columns-repeated="64"/>
          <table:table-cell office:value-type="float" office:value="9" calcext:value-type="float">
            <text:p>9</text:p>
          </table:table-cell>
          <table:table-cell table:number-columns-repeated="851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95" calcext:value-type="float">
            <text:p>95</text:p>
          </table:table-cell>
          <table:table-cell table:formula="of:=SUM([.J100:.AMJ100])" office:value-type="float" office:value="18" calcext:value-type="float">
            <text:p>18</text:p>
          </table:table-cell>
          <table:table-cell table:style-name="ce13" office:value-type="string" calcext:value-type="string">
            <text:p>Counterattack</text:p>
          </table:table-cell>
          <table:table-cell office:value-type="string" calcext:value-type="string">
            <text:p><text:a xlink:href="https://www.doomworld.com/idgames/levels/doom2/Ports/m-o/mek-catk" xlink:type="simple">https://www.doomworld.com/idgames/levels/doom2/Ports/m-o/mek-catk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00:.AMJ100]); &quot;&quot;; [.J$2:.AMJ$2] &amp; &quot;: &quot; &amp; [.J100:.AMJ100]))" office:value-type="string" office:string-value="rd: 6, Hansen79: 3, VanaheimRanger: 4, SCF: 5" calcext:value-type="string">
            <text:p>rd: 6, Hansen79: 3, VanaheimRanger: 4, SCF: 5</text:p>
          </table:table-cell>
          <table:table-cell table:style-name="ce17" table:formula="of:=SUMPRODUCT(NOT(ISBLANK([.J100:.AMJ100])))" office:value-type="float" office:value="4" calcext:value-type="float">
            <text:p>4</text:p>
          </table:table-cell>
          <table:table-cell table:number-columns-repeated="110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5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56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5" calcext:value-type="float">
            <text:p>95</text:p>
          </table:table-cell>
          <table:table-cell table:formula="of:=SUM([.J101:.AMJ101])" office:value-type="float" office:value="18" calcext:value-type="float">
            <text:p>18</text:p>
          </table:table-cell>
          <table:table-cell office:value-type="string" calcext:value-type="string">
            <text:p>Deus Vult</text:p>
          </table:table-cell>
          <table:table-cell office:value-type="string" calcext:value-type="string">
            <text:p><text:a xlink:href="https://www.doomworld.com/idgames/levels/doom2/Ports/d-f/dv" xlink:type="simple">https://www.doomworld.com/idgames/levels/doom2/Ports/d-f/dv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01:.AMJ101]); &quot;&quot;; [.J$2:.AMJ$2] &amp; &quot;: &quot; &amp; [.J101:.AMJ101]))" office:value-type="string" office:string-value="Mr. Freeze: 7, WH-Wilou84: 5, joepallai: 1, DJVCardMaster: 1, waciej: 4" calcext:value-type="string">
            <text:p>Mr. Freeze: 7, WH-Wilou84: 5, joepallai: 1, DJVCardMaster: 1, waciej: 4</text:p>
          </table:table-cell>
          <table:table-cell table:style-name="ce17" table:formula="of:=SUMPRODUCT(NOT(ISBLANK([.J101:.AMJ101])))" office:value-type="float" office:value="5" calcext:value-type="float">
            <text:p>5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4" calcext:value-type="float">
            <text:p>4</text:p>
          </table:table-cell>
          <table:table-cell table:number-columns-repeated="886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5" calcext:value-type="float">
            <text:p>95</text:p>
          </table:table-cell>
          <table:table-cell table:formula="of:=SUM([.J102:.AMJ102])" office:value-type="float" office:value="18" calcext:value-type="float">
            <text:p>18</text:p>
          </table:table-cell>
          <table:table-cell table:style-name="ce13" office:value-type="string" calcext:value-type="string">
            <text:p>Phobos Mission Control</text:p>
          </table:table-cell>
          <table:table-cell office:value-type="string" calcext:value-type="string">
            <text:p><text:a xlink:href="https://www.doomworld.com/idgames/levels/doom/Ports/d-f/e1m4b" xlink:type="simple">https://www.doomworld.com/idgames/levels/doom/Ports/d-f/e1m4b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102:.AMJ102]); &quot;&quot;; [.J$2:.AMJ$2] &amp; &quot;: &quot; &amp; [.J102:.AMJ102]))" office:value-type="string" office:string-value="Nancsi: 6, Diabolución: 5, Marn: 5, DooM Bear: 2" calcext:value-type="string">
            <text:p>Nancsi: 6, Diabolución: 5, Marn: 5, DooM Bear: 2</text:p>
          </table:table-cell>
          <table:table-cell table:style-name="ce17" table:formula="of:=SUMPRODUCT(NOT(ISBLANK([.J102:.AMJ102])))" office:value-type="float" office:value="4" calcext:value-type="float">
            <text:p>4</text:p>
          </table:table-cell>
          <table:table-cell table:number-columns-repeated="80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9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889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95" calcext:value-type="float">
            <text:p>95</text:p>
          </table:table-cell>
          <table:table-cell table:formula="of:=SUM([.J103:.AMJ103])" office:value-type="float" office:value="18" calcext:value-type="float">
            <text:p>18</text:p>
          </table:table-cell>
          <table:table-cell office:value-type="string" calcext:value-type="string">
            <text:p>Slaughterfest 2011</text:p>
          </table:table-cell>
          <table:table-cell office:value-type="string" calcext:value-type="string">
            <text:p><text:a xlink:href="https://www.doomworld.com/idgames/levels/doom2/Ports/megawads/sf2011" xlink:type="simple">https://www.doomworld.com/idgames/levels/doom2/Ports/megawads/sf2011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03:.AMJ103]); &quot;&quot;; [.J$2:.AMJ$2] &amp; &quot;: &quot; &amp; [.J103:.AMJ103]))" office:value-type="string" office:string-value="Outrageous Videos: 5, tmorrow: 3, Simomarchi: 10" calcext:value-type="string">
            <text:p>Outrageous Videos: 5, tmorrow: 3, Simomarchi: 10</text:p>
          </table:table-cell>
          <table:table-cell table:style-name="ce17" table:formula="of:=SUMPRODUCT(NOT(ISBLANK([.J103:.AMJ103])))" office:value-type="float" office:value="3" calcext:value-type="float">
            <text:p>3</text:p>
          </table:table-cell>
          <table:table-cell table:number-columns-repeated="44"/>
          <table:table-cell office:value-type="float" office:value="5" calcext:value-type="float">
            <text:p>5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926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95" calcext:value-type="float">
            <text:p>95</text:p>
          </table:table-cell>
          <table:table-cell table:formula="of:=SUM([.J104:.AMJ104])" office:value-type="float" office:value="18" calcext:value-type="float">
            <text:p>18</text:p>
          </table:table-cell>
          <table:table-cell office:value-type="string" calcext:value-type="string">
            <text:p>Stardate 20X7</text:p>
          </table:table-cell>
          <table:table-cell office:value-type="string" calcext:value-type="string">
            <text:p><text:a xlink:href="https://www.doomworld.com/idgames/levels/doom2/Ports/s-u/sd20x7" xlink:type="simple">https://www.doomworld.com/idgames/levels/doom2/Ports/s-u/sd20x7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04:.AMJ104]); &quot;&quot;; [.J$2:.AMJ$2] &amp; &quot;: &quot; &amp; [.J104:.AMJ104]))" office:value-type="string" office:string-value="yakfak: 6, Grain of Salt: 8, bemused: 4" calcext:value-type="string">
            <text:p>yakfak: 6, Grain of Salt: 8, bemused: 4</text:p>
          </table:table-cell>
          <table:table-cell table:style-name="ce17" table:formula="of:=SUMPRODUCT(NOT(ISBLANK([.J104:.AMJ104])))" office:value-type="float" office:value="3" calcext:value-type="float">
            <text:p>3</text:p>
          </table:table-cell>
          <table:table-cell table:number-columns-repeated="28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49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102" calcext:value-type="float">
            <text:p>102</text:p>
          </table:table-cell>
          <table:table-cell table:formula="of:=SUM([.J105:.AMJ105])" office:value-type="float" office:value="17" calcext:value-type="float">
            <text:p>17</text:p>
          </table:table-cell>
          <table:table-cell office:value-type="string" calcext:value-type="string">
            <text:p>Brigandine</text:p>
          </table:table-cell>
          <table:table-cell office:value-type="string" calcext:value-type="string">
            <text:p><text:a xlink:href="https://www.doomworld.com/forum/topic/92776-brigandine-rc2-updated-2017-05-13/" xlink:type="simple">https://www.doomworld.com/forum/topic/92776-brigandine-rc2-updated-2017-05-13/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05:.AMJ105]); &quot;&quot;; [.J$2:.AMJ$2] &amp; &quot;: &quot; &amp; [.J105:.AMJ105]))" office:value-type="string" office:string-value="Dragonfly: 7, guitardz: 2, Jaromir Bergmann: 5, VanaheimRanger: 3" calcext:value-type="string">
            <text:p>Dragonfly: 7, guitardz: 2, Jaromir Bergmann: 5, VanaheimRanger: 3</text:p>
          </table:table-cell>
          <table:table-cell table:style-name="ce17" table:formula="of:=SUMPRODUCT(NOT(ISBLANK([.J105:.AMJ105])))" office:value-type="float" office:value="4" calcext:value-type="float">
            <text:p>4</text:p>
          </table:table-cell>
          <table:table-cell table:number-columns-repeated="46"/>
          <table:table-cell office:value-type="float" office:value="7" calcext:value-type="float">
            <text:p>7</text:p>
          </table:table-cell>
          <table:table-cell table:number-columns-repeated="32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60"/>
          <table:table-cell office:value-type="float" office:value="3" calcext:value-type="float">
            <text:p>3</text:p>
          </table:table-cell>
          <table:table-cell table:number-columns-repeated="861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102" calcext:value-type="float">
            <text:p>102</text:p>
          </table:table-cell>
          <table:table-cell table:formula="of:=SUM([.J106:.AMJ106])" office:value-type="float" office:value="17" calcext:value-type="float">
            <text:p>17</text:p>
          </table:table-cell>
          <table:table-cell office:value-type="string" calcext:value-type="string">
            <text:p>Survive in Hell</text:p>
          </table:table-cell>
          <table:table-cell office:value-type="string" calcext:value-type="string">
            <text:p><text:a xlink:href="https://www.doomworld.com/idgames/levels/doom2/Ports/megawads/sihr2fix" xlink:type="simple">https://www.doomworld.com/idgames/levels/doom2/Ports/megawads/sihr2fix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06:.AMJ106]); &quot;&quot;; [.J$2:.AMJ$2] &amp; &quot;: &quot; &amp; [.J106:.AMJ106]))" office:value-type="string" office:string-value="Spectra: 8, Makedounia: 3, Pierrot: 6" calcext:value-type="string">
            <text:p>Spectra: 8, Makedounia: 3, Pierrot: 6</text:p>
          </table:table-cell>
          <table:table-cell table:style-name="ce17" table:formula="of:=SUMPRODUCT(NOT(ISBLANK([.J106:.AMJ106])))" office:value-type="float" office:value="3" calcext:value-type="float">
            <text:p>3</text:p>
          </table:table-cell>
          <table:table-cell table:number-columns-repeated="17"/>
          <table:table-cell office:value-type="float" office:value="8" calcext:value-type="float">
            <text:p>8</text:p>
          </table:table-cell>
          <table:table-cell table:number-columns-repeated="90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98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102" calcext:value-type="float">
            <text:p>102</text:p>
          </table:table-cell>
          <table:table-cell table:formula="of:=SUM([.J107:.AMJ107])" office:value-type="float" office:value="17" calcext:value-type="float">
            <text:p>17</text:p>
          </table:table-cell>
          <table:table-cell office:value-type="string" calcext:value-type="string">
            <text:p>UAC Ultra</text:p>
          </table:table-cell>
          <table:table-cell office:value-type="string" calcext:value-type="string">
            <text:p><text:a xlink:href="https://www.doomworld.com/idgames/levels/doom2/Ports/s-u/uacultra" xlink:type="simple">https://www.doomworld.com/idgames/levels/doom2/Ports/s-u/uacultra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07:.AMJ107]); &quot;&quot;; [.J$2:.AMJ$2] &amp; &quot;: &quot; &amp; [.J107:.AMJ107]))" office:value-type="string" office:string-value="Malrionn: 10, behemoth_667: 5, TheGreenZap: 2" calcext:value-type="string">
            <text:p>Malrionn: 10, behemoth_667: 5, TheGreenZap: 2</text:p>
          </table:table-cell>
          <table:table-cell table:style-name="ce17" table:formula="of:=SUMPRODUCT(NOT(ISBLANK([.J107:.AMJ107])))" office:value-type="float" office:value="3" calcext:value-type="float">
            <text:p>3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122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847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105" calcext:value-type="float">
            <text:p>105</text:p>
          </table:table-cell>
          <table:table-cell table:formula="of:=SUM([.J108:.AMJ108])" office:value-type="float" office:value="16" calcext:value-type="float">
            <text:p>16</text:p>
          </table:table-cell>
          <table:table-cell office:value-type="string" calcext:value-type="string">
            <text:p>Castle of Evil</text:p>
          </table:table-cell>
          <table:table-cell office:value-type="string" calcext:value-type="string">
            <text:p><text:a xlink:href="https://www.doomworld.com/idgames/levels/doom/a-c/castevil" xlink:type="simple">https://www.doomworld.com/idgames/levels/doom/a-c/castevil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108:.AMJ108]); &quot;&quot;; [.J$2:.AMJ$2] &amp; &quot;: &quot; &amp; [.J108:.AMJ108]))" office:value-type="string" office:string-value="bzzrak: 10, joepallai: 6" calcext:value-type="string">
            <text:p>bzzrak: 10, joepallai: 6</text:p>
          </table:table-cell>
          <table:table-cell table:style-name="ce17" table:formula="of:=SUMPRODUCT(NOT(ISBLANK([.J108:.AMJ108])))" office:value-type="float" office:value="2" calcext:value-type="float">
            <text:p>2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95"/>
          <table:table-cell office:value-type="float" office:value="6" calcext:value-type="float">
            <text:p>6</text:p>
          </table:table-cell>
          <table:table-cell table:number-columns-repeated="912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105" calcext:value-type="float">
            <text:p>105</text:p>
          </table:table-cell>
          <table:table-cell table:formula="of:=SUM([.J109:.AMJ109])" office:value-type="float" office:value="16" calcext:value-type="float">
            <text:p>16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<text:a xlink:href="https://www.doomworld.com/idgames/levels/doom2/Ports/megawads/drkenctr" xlink:type="simple">https://www.doomworld.com/idgames/levels/doom2/Ports/megawads/drkenctr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09:.AMJ109]); &quot;&quot;; [.J$2:.AMJ$2] &amp; &quot;: &quot; &amp; [.J109:.AMJ109]))" office:value-type="string" office:string-value="Bryan T: 5, dylux: 8, Octillion: 3" calcext:value-type="string">
            <text:p>Bryan T: 5, dylux: 8, Octillion: 3</text:p>
          </table:table-cell>
          <table:table-cell table:style-name="ce17" table:formula="of:=SUMPRODUCT(NOT(ISBLANK([.J109:.AMJ109])))" office:value-type="float" office:value="3" calcext:value-type="float">
            <text:p>3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928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105" calcext:value-type="float">
            <text:p>105</text:p>
          </table:table-cell>
          <table:table-cell table:formula="of:=SUM([.J110:.AMJ110])" office:value-type="float" office:value="16" calcext:value-type="float">
            <text:p>16</text:p>
          </table:table-cell>
          <table:table-cell office:value-type="string" calcext:value-type="string">
            <text:p>Legacy of Heroes</text:p>
          </table:table-cell>
          <table:table-cell office:value-type="string" calcext:value-type="string">
            <text:p><text:a xlink:href="https://www.doomworld.com/idgames/levels/doom2/Ports/j-l/legher" xlink:type="simple">https://www.doomworld.com/idgames/levels/doom2/Ports/j-l/legher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10:.AMJ110]); &quot;&quot;; [.J$2:.AMJ$2] &amp; &quot;: &quot; &amp; [.J110:.AMJ110]))" office:value-type="string" office:string-value="Woolie Wool: 5, dylux: 7, eharper256: 4" calcext:value-type="string">
            <text:p>Woolie Wool: 5, dylux: 7, eharper256: 4</text:p>
          </table:table-cell>
          <table:table-cell table:style-name="ce17" table:formula="of:=SUMPRODUCT(NOT(ISBLANK([.J110:.AMJ110])))" office:value-type="float" office:value="3" calcext:value-type="float">
            <text:p>3</text:p>
          </table:table-cell>
          <table:table-cell table:number-columns-repeated="49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907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105" calcext:value-type="float">
            <text:p>105</text:p>
          </table:table-cell>
          <table:table-cell table:formula="of:=SUM([.J111:.AMJ111])" office:value-type="float" office:value="16" calcext:value-type="float">
            <text:p>16</text:p>
          </table:table-cell>
          <table:table-cell office:value-type="string" calcext:value-type="string">
            <text:p>Mutiny</text:p>
          </table:table-cell>
          <table:table-cell office:value-type="string" calcext:value-type="string">
            <text:p><text:a xlink:href="https://www.doomworld.com/idgames/levels/doom2/Ports/megawads/mutiny" xlink:type="simple">https://www.doomworld.com/idgames/levels/doom2/Ports/megawads/mutiny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11:.AMJ111]); &quot;&quot;; [.J$2:.AMJ$2] &amp; &quot;: &quot; &amp; [.J111:.AMJ111]))" office:value-type="string" office:string-value="Jaws In Space: 6, Doomkid: 3, everennui: 2, NoisyVelvet: 1, m8f: 4" calcext:value-type="string">
            <text:p>Jaws In Space: 6, Doomkid: 3, everennui: 2, NoisyVelvet: 1, m8f: 4</text:p>
          </table:table-cell>
          <table:table-cell table:style-name="ce17" table:formula="of:=SUMPRODUCT(NOT(ISBLANK([.J111:.AMJ111])))"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40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105" calcext:value-type="float">
            <text:p>105</text:p>
          </table:table-cell>
          <table:table-cell table:formula="of:=SUM([.J112:.AMJ112])" office:value-type="float" office:value="16" calcext:value-type="float">
            <text:p>16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<text:a xlink:href="https://forum.zdoom.org/viewtopic.php?t=56668#p1000996" xlink:type="simple">https://forum.zdoom.org/viewtopic.php?t=56668#p1000996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J112:.AMJ112]); &quot;&quot;; [.J$2:.AMJ$2] &amp; &quot;: &quot; &amp; [.J112:.AMJ112]))" office:value-type="string" office:string-value="JudgeDeadd: 3, Squadallah: 1, Apaul27: 9, TheMightyHeracross: 3" calcext:value-type="string">
            <text:p>JudgeDeadd: 3, Squadallah: 1, Apaul27: 9, TheMightyHeracross: 3</text:p>
          </table:table-cell>
          <table:table-cell table:style-name="ce17" table:formula="of:=SUMPRODUCT(NOT(ISBLANK([.J112:.AMJ112])))" office:value-type="float" office:value="4" calcext:value-type="float">
            <text:p>4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37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105" calcext:value-type="float">
            <text:p>105</text:p>
          </table:table-cell>
          <table:table-cell table:formula="of:=SUM([.J113:.AMJ113])" office:value-type="float" office:value="16" calcext:value-type="float">
            <text:p>16</text:p>
          </table:table-cell>
          <table:table-cell office:value-type="string" calcext:value-type="string">
            <text:p>The Journey</text:p>
          </table:table-cell>
          <table:table-cell office:value-type="string" calcext:value-type="string">
            <text:p><text:a xlink:href="https://www.doomworld.com/idgames/levels/doom2/Ports/megawads/tj" xlink:type="simple">https://www.doomworld.com/idgames/levels/doom2/Ports/megawads/tj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13:.AMJ113]); &quot;&quot;; [.J$2:.AMJ$2] &amp; &quot;: &quot; &amp; [.J113:.AMJ113]))" office:value-type="string" office:string-value="Spectra: 6, Makedounia: 4, P41R47: 6" calcext:value-type="string">
            <text:p>Spectra: 6, Makedounia: 4, P41R47: 6</text:p>
          </table:table-cell>
          <table:table-cell table:style-name="ce17" table:formula="of:=SUMPRODUCT(NOT(ISBLANK([.J113:.AMJ113])))" office:value-type="float" office:value="3" calcext:value-type="float">
            <text:p>3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90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894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111" calcext:value-type="float">
            <text:p>111</text:p>
          </table:table-cell>
          <table:table-cell table:formula="of:=SUM([.J114:.AMJ114])" office:value-type="float" office:value="15" calcext:value-type="float">
            <text:p>15</text:p>
          </table:table-cell>
          <table:table-cell office:value-type="string" calcext:value-type="string">
            <text:p>Arch-Vile Jump</text:p>
          </table:table-cell>
          <table:table-cell office:value-type="string" calcext:value-type="string">
            <text:p><text:a xlink:href="https://www.doomworld.com/idgames/levels/doom2/megawads/avj" xlink:type="simple">https://www.doomworld.com/idgames/levels/doom2/megawads/avj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14:.AMJ114]); &quot;&quot;; [.J$2:.AMJ$2] &amp; &quot;: &quot; &amp; [.J114:.AMJ114]))" office:value-type="string" office:string-value="termrork: 5, Red-XIII: 10" calcext:value-type="string">
            <text:p>termrork: 5, Red-XIII: 10</text:p>
          </table:table-cell>
          <table:table-cell table:style-name="ce17" table:formula="of:=SUMPRODUCT(NOT(ISBLANK([.J114:.AMJ114])))" office:value-type="float" office:value="2" calcext:value-type="float">
            <text:p>2</text:p>
          </table:table-cell>
          <table:table-cell table:number-columns-repeated="97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15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11" calcext:value-type="float">
            <text:p>111</text:p>
          </table:table-cell>
          <table:table-cell table:formula="of:=SUM([.J115:.AMJ115])" office:value-type="float" office:value="15" calcext:value-type="float">
            <text:p>15</text:p>
          </table:table-cell>
          <table:table-cell office:value-type="string" calcext:value-type="string">
            <text:p>Arrival</text:p>
          </table:table-cell>
          <table:table-cell office:value-type="string" calcext:value-type="string">
            <text:p><text:a xlink:href="https://www.doomworld.com/forum/topic/121263-arrival-v101-fix-a-limit-removing-episode-for-doom-ii/" xlink:type="simple">https://www.doomworld.com/forum/topic/121263-arrival-v101-fix-a-limit-removing-episode-for-doom-ii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15:.AMJ115]); &quot;&quot;; [.J$2:.AMJ$2] &amp; &quot;: &quot; &amp; [.J115:.AMJ115]))" office:value-type="string" office:string-value="dosboot: 10, Xeogred: 5" calcext:value-type="string">
            <text:p>dosboot: 10, Xeogred: 5</text:p>
          </table:table-cell>
          <table:table-cell table:style-name="ce17" table:formula="of:=SUMPRODUCT(NOT(ISBLANK([.J115:.AMJ115])))" office:value-type="float" office:value="2" calcext:value-type="float">
            <text:p>2</text:p>
          </table:table-cell>
          <table:table-cell table:number-columns-repeated="156"/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845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11" calcext:value-type="float">
            <text:p>111</text:p>
          </table:table-cell>
          <table:table-cell table:formula="of:=SUM([.J116:.AMJ116])" office:value-type="float" office:value="15" calcext:value-type="float">
            <text:p>15</text:p>
          </table:table-cell>
          <table:table-cell office:value-type="string" calcext:value-type="string">
            <text:p>Harmony</text:p>
          </table:table-cell>
          <table:table-cell office:value-type="string" calcext:value-type="string">
            <text:p><text:a xlink:href="http://heroestospare.com/rabotik/harmony.php" xlink:type="simple">http://heroestospare.com/rabotik/harmony.php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J116:.AMJ116]); &quot;&quot;; [.J$2:.AMJ$2] &amp; &quot;: &quot; &amp; [.J116:.AMJ116]))" office:value-type="string" office:string-value="Not Jabba: 5, Sky: 6, ax34: 4" calcext:value-type="string">
            <text:p>Not Jabba: 5, Sky: 6, ax34: 4</text:p>
          </table:table-cell>
          <table:table-cell table:style-name="ce17" table:formula="of:=SUMPRODUCT(NOT(ISBLANK([.J116:.AMJ116])))"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8"/>
          <table:table-cell office:value-type="float" office:value="4" calcext:value-type="float">
            <text:p>4</text:p>
          </table:table-cell>
          <table:table-cell table:number-columns-repeated="901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11" calcext:value-type="float">
            <text:p>111</text:p>
          </table:table-cell>
          <table:table-cell table:formula="of:=SUM([.J117:.AMJ117])" office:value-type="float" office:value="15" calcext:value-type="float">
            <text:p>15</text:p>
          </table:table-cell>
          <table:table-cell table:style-name="ce13" office:value-type="string" calcext:value-type="string">
            <text:p>The Ultimate Doom II </text:p>
          </table:table-cell>
          <table:table-cell office:value-type="string" calcext:value-type="string">
            <text:p><text:a xlink:href="https://www.doomworld.com/forum/topic/74280-the-ultimate-doom-ii-doom-ii-levels-remade/" xlink:type="simple">https://www.doomworld.com/forum/topic/74280-the-ultimate-doom-ii-doom-ii-levels-remade/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17:.AMJ117]); &quot;&quot;; [.J$2:.AMJ$2] &amp; &quot;: &quot; &amp; [.J117:.AMJ117]))" office:value-type="string" office:string-value="Ivory Duke: 5, lokbustam257: 10" calcext:value-type="string">
            <text:p>Ivory Duke: 5, lokbustam257: 10</text:p>
          </table:table-cell>
          <table:table-cell table:style-name="ce17" table:formula="of:=SUMPRODUCT(NOT(ISBLANK([.J117:.AMJ117])))" office:value-type="float" office:value="2" calcext:value-type="float">
            <text:p>2</text:p>
          </table:table-cell>
          <table:table-cell table:number-columns-repeated="109"/>
          <table:table-cell office:value-type="float" office:value="5" calcext:value-type="float">
            <text:p>5</text:p>
          </table:table-cell>
          <table:table-cell table:number-columns-repeated="55"/>
          <table:table-cell office:value-type="float" office:value="10" calcext:value-type="float">
            <text:p>10</text:p>
          </table:table-cell>
          <table:table-cell table:number-columns-repeated="849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15" calcext:value-type="float">
            <text:p>115</text:p>
          </table:table-cell>
          <table:table-cell table:formula="of:=SUM([.J118:.AMJ118])" office:value-type="float" office:value="14" calcext:value-type="float">
            <text:p>14</text:p>
          </table:table-cell>
          <table:table-cell office:value-type="string" calcext:value-type="string">
            <text:p>Doom 64 for Doom II</text:p>
          </table:table-cell>
          <table:table-cell office:value-type="string" calcext:value-type="string">
            <text:p><text:a xlink:href="https://www.doomworld.com/forum/topic/64353-doom-64-for-doom-ii/" xlink:type="simple">https://www.doomworld.com/forum/topic/64353-doom-64-for-doom-ii/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18:.AMJ118]); &quot;&quot;; [.J$2:.AMJ$2] &amp; &quot;: &quot; &amp; [.J118:.AMJ118]))" office:value-type="string" office:string-value="Roofi: 1, Woolie Wool: 1, I_Punch_Demons: 2, Warrex: 10" calcext:value-type="string">
            <text:p>Roofi: 1, Woolie Wool: 1, I_Punch_Demons: 2, Warrex: 10</text:p>
          </table:table-cell>
          <table:table-cell table:style-name="ce17" table:formula="of:=SUMPRODUCT(NOT(ISBLANK([.J118:.AMJ118])))" office:value-type="float" office:value="4" calcext:value-type="float">
            <text:p>4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1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887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15" calcext:value-type="float">
            <text:p>115</text:p>
          </table:table-cell>
          <table:table-cell table:formula="of:=SUM([.J119:.AMJ119])" office:value-type="float" office:value="14" calcext:value-type="float">
            <text:p>14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<text:a xlink:href="https://www.doomworld.com/forum/topic/106058-paradise-v2-multiplayer-beta-on-page-3-4122020/" xlink:type="simple">https://www.doomworld.com/forum/topic/106058-paradise-v2-multiplayer-beta-on-page-3-4122020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19:.AMJ119]); &quot;&quot;; [.J$2:.AMJ$2] &amp; &quot;: &quot; &amp; [.J119:.AMJ119]))" office:value-type="string" office:string-value="Lorenz0: 5, JuanchoES: 1, whybmonotacrab: 8" calcext:value-type="string">
            <text:p>Lorenz0: 5, JuanchoES: 1, whybmonotacrab: 8</text:p>
          </table:table-cell>
          <table:table-cell table:style-name="ce17" table:formula="of:=SUMPRODUCT(NOT(ISBLANK([.J119:.AMJ119])))" office:value-type="float" office:value="3" calcext:value-type="float">
            <text:p>3</text:p>
          </table:table-cell>
          <table:table-cell table:number-columns-repeated="78"/>
          <table:table-cell office:value-type="float" office:value="5" calcext:value-type="float">
            <text:p>5</text:p>
          </table:table-cell>
          <table:table-cell table:number-columns-repeated="50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8" calcext:value-type="float">
            <text:p>8</text:p>
          </table:table-cell>
          <table:table-cell table:number-columns-repeated="846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15" calcext:value-type="float">
            <text:p>115</text:p>
          </table:table-cell>
          <table:table-cell table:formula="of:=SUM([.J120:.AMJ120])" office:value-type="float" office:value="14" calcext:value-type="float">
            <text:p>14</text:p>
          </table:table-cell>
          <table:table-cell office:value-type="string" calcext:value-type="string">
            <text:p>Reverie</text:p>
          </table:table-cell>
          <table:table-cell office:value-type="string" calcext:value-type="string">
            <text:p><text:a xlink:href="https://www.doomworld.com/idgames/levels/doom2/megawads/reverie" xlink:type="simple">https://www.doomworld.com/idgames/levels/doom2/megawads/reverie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20:.AMJ120]); &quot;&quot;; [.J$2:.AMJ$2] &amp; &quot;: &quot; &amp; [.J120:.AMJ120]))" office:value-type="string" office:string-value="Octillion: 9, joepallai: 1, BohdanZPM: 4" calcext:value-type="string">
            <text:p>Octillion: 9, joepallai: 1, BohdanZPM: 4</text:p>
          </table:table-cell>
          <table:table-cell table:style-name="ce17" table:formula="of:=SUMPRODUCT(NOT(ISBLANK([.J120:.AMJ120])))" office:value-type="float" office:value="3" calcext:value-type="float">
            <text:p>3</text:p>
          </table:table-cell>
          <table:table-cell table:number-columns-repeated="86"/>
          <table:table-cell office:value-type="float" office:value="9" calcext:value-type="float">
            <text:p>9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59"/>
          <table:table-cell office:value-type="float" office:value="4" calcext:value-type="float">
            <text:p>4</text:p>
          </table:table-cell>
          <table:table-cell table:number-columns-repeated="852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15" calcext:value-type="float">
            <text:p>115</text:p>
          </table:table-cell>
          <table:table-cell table:formula="of:=SUM([.J121:.AMJ121])" office:value-type="float" office:value="14" calcext:value-type="float">
            <text:p>14</text:p>
          </table:table-cell>
          <table:table-cell office:value-type="string" calcext:value-type="string">
            <text:p>The Darkening Episode 2</text:p>
          </table:table-cell>
          <table:table-cell office:value-type="string" calcext:value-type="string">
            <text:p><text:a xlink:href="https://www.doomworld.com/idgames/levels/doom2/megawads/darken2" xlink:type="simple">https://www.doomworld.com/idgames/levels/doom2/megawads/darken2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21:.AMJ121]); &quot;&quot;; [.J$2:.AMJ$2] &amp; &quot;: &quot; &amp; [.J121:.AMJ121]))" office:value-type="string" office:string-value="Graf Zahl: 4, joepallai: 2, vdgg: 8" calcext:value-type="string">
            <text:p>Graf Zahl: 4, joepallai: 2, vdgg: 8</text:p>
          </table:table-cell>
          <table:table-cell table:style-name="ce17" table:formula="of:=SUMPRODUCT(NOT(ISBLANK([.J121:.AMJ121])))" office:value-type="float" office:value="3" calcext:value-type="float">
            <text:p>3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table:number-columns-repeated="80"/>
          <table:table-cell office:value-type="float" office:value="2" calcext:value-type="float">
            <text:p>2</text:p>
          </table:table-cell>
          <table:table-cell table:number-columns-repeated="40"/>
          <table:table-cell office:value-type="float" office:value="8" calcext:value-type="float">
            <text:p>8</text:p>
          </table:table-cell>
          <table:table-cell table:number-columns-repeated="871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15" calcext:value-type="float">
            <text:p>115</text:p>
          </table:table-cell>
          <table:table-cell table:formula="of:=SUM([.J122:.AMJ122])" office:value-type="float" office:value="14" calcext:value-type="float">
            <text:p>14</text:p>
          </table:table-cell>
          <table:table-cell office:value-type="string" calcext:value-type="string">
            <text:p>The Enigma Episode</text:p>
          </table:table-cell>
          <table:table-cell office:value-type="string" calcext:value-type="string">
            <text:p><text:a xlink:href="https://www.doomworld.com/idgames/levels/doom2/d-f/enigma" xlink:type="simple">https://www.doomworld.com/idgames/levels/doom2/d-f/enigma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22:.AMJ122]); &quot;&quot;; [.J$2:.AMJ$2] &amp; &quot;: &quot; &amp; [.J122:.AMJ122]))" office:value-type="string" office:string-value="T-Rex: 3, valkiriforce: 1, Ragu: 10" calcext:value-type="string">
            <text:p>T-Rex: 3, valkiriforce: 1, Ragu: 10</text:p>
          </table:table-cell>
          <table:table-cell table:style-name="ce17" table:formula="of:=SUMPRODUCT(NOT(ISBLANK([.J122:.AMJ122])))" office:value-type="float" office:value="3" calcext:value-type="float">
            <text:p>3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7"/>
          <table:table-cell office:value-type="float" office:value="10" calcext:value-type="float">
            <text:p>10</text:p>
          </table:table-cell>
          <table:table-cell table:number-columns-repeated="851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15" calcext:value-type="float">
            <text:p>115</text:p>
          </table:table-cell>
          <table:table-cell table:formula="of:=SUM([.J123:.AMJ123])" office:value-type="float" office:value="14" calcext:value-type="float">
            <text:p>14</text:p>
          </table:table-cell>
          <table:table-cell office:value-type="string" calcext:value-type="string">
            <text:p>Ultimate Simplicity</text:p>
          </table:table-cell>
          <table:table-cell office:value-type="string" calcext:value-type="string">
            <text:p><text:a xlink:href="https://www.doomworld.com/idgames/levels/doom2/Ports/megawads/sp_usimp" xlink:type="simple">https://www.doomworld.com/idgames/levels/doom2/Ports/megawads/sp_usimp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23:.AMJ123]); &quot;&quot;; [.J$2:.AMJ$2] &amp; &quot;: &quot; &amp; [.J123:.AMJ123]))" office:value-type="string" office:string-value="Dragonfly: 5, Simomarchi: 9" calcext:value-type="string">
            <text:p>Dragonfly: 5, Simomarchi: 9</text:p>
          </table:table-cell>
          <table:table-cell table:style-name="ce17" table:formula="of:=SUMPRODUCT(NOT(ISBLANK([.J123:.AMJ123])))" office:value-type="float" office:value="2" calcext:value-type="float">
            <text:p>2</text:p>
          </table:table-cell>
          <table:table-cell table:number-columns-repeated="46"/>
          <table:table-cell office:value-type="float" office:value="5" calcext:value-type="float">
            <text:p>5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26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15" calcext:value-type="float">
            <text:p>115</text:p>
          </table:table-cell>
          <table:table-cell table:formula="of:=SUM([.J124:.AMJ124])" office:value-type="float" office:value="14" calcext:value-type="float">
            <text:p>14</text:p>
          </table:table-cell>
          <table:table-cell office:value-type="string" calcext:value-type="string">
            <text:p>Vela Pax</text:p>
          </table:table-cell>
          <table:table-cell office:value-type="string" calcext:value-type="string">
            <text:p><text:a xlink:href="https://www.doomworld.com/forum/topic/50158-wip-vela-pax-beta-21-out-now-with-1-more-stuff/" xlink:type="simple">https://www.doomworld.com/forum/topic/50158-wip-vela-pax-beta-21-out-now-with-1-more-stuff/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24:.AMJ124]); &quot;&quot;; [.J$2:.AMJ$2] &amp; &quot;: &quot; &amp; [.J124:.AMJ124]))" office:value-type="string" office:string-value="WH-Wilou84: 2, TheNerdTurtle2: 9, jerk-o: 3" calcext:value-type="string">
            <text:p>WH-Wilou84: 2, TheNerdTurtle2: 9, jerk-o: 3</text:p>
          </table:table-cell>
          <table:table-cell table:style-name="ce17" table:formula="of:=SUMPRODUCT(NOT(ISBLANK([.J124:.AMJ124])))" office:value-type="float" office:value="3" calcext:value-type="float">
            <text:p>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9" calcext:value-type="float">
            <text:p>9</text:p>
          </table:table-cell>
          <table:table-cell table:number-columns-repeated="75"/>
          <table:table-cell office:value-type="float" office:value="3" calcext:value-type="float">
            <text:p>3</text:p>
          </table:table-cell>
          <table:table-cell table:number-columns-repeated="862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22" calcext:value-type="float">
            <text:p>122</text:p>
          </table:table-cell>
          <table:table-cell table:formula="of:=SUM([.J125:.AMJ125])" office:value-type="float" office:value="13" calcext:value-type="float">
            <text:p>13</text:p>
          </table:table-cell>
          <table:table-cell office:value-type="string" calcext:value-type="string">
            <text:p>50 Shades of Graytall</text:p>
          </table:table-cell>
          <table:table-cell office:value-type="string" calcext:value-type="string">
            <text:p><text:a xlink:href="https://www.doomworld.com/idgames/levels/doom2/Ports/megawads/50shades" xlink:type="simple">https://www.doomworld.com/idgames/levels/doom2/Ports/megawads/50shades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25:.AMJ125]); &quot;&quot;; [.J$2:.AMJ$2] &amp; &quot;: &quot; &amp; [.J125:.AMJ125]))" office:value-type="string" office:string-value="Nine Inch Heels: 2, Voltcom9: 2, JudgeDeadd: 1, NoisyVelvet: 3, Pierrot: 5" calcext:value-type="string">
            <text:p>Nine Inch Heels: 2, Voltcom9: 2, JudgeDeadd: 1, NoisyVelvet: 3, Pierrot: 5</text:p>
          </table:table-cell>
          <table:table-cell table:style-name="ce17" table:formula="of:=SUMPRODUCT(NOT(ISBLANK([.J125:.AMJ125])))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45"/>
          <table:table-cell office:value-type="float" office:value="5" calcext:value-type="float">
            <text:p>5</text:p>
          </table:table-cell>
          <table:table-cell table:number-columns-repeated="898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22" calcext:value-type="float">
            <text:p>122</text:p>
          </table:table-cell>
          <table:table-cell table:formula="of:=SUM([.J126:.AMJ126])" office:value-type="float" office:value="13" calcext:value-type="float">
            <text:p>13</text:p>
          </table:table-cell>
          <table:table-cell office:value-type="string" calcext:value-type="string">
            <text:p>Community Chest 3</text:p>
          </table:table-cell>
          <table:table-cell office:value-type="string" calcext:value-type="string">
            <text:p><text:a xlink:href="https://www.doomworld.com/idgames/levels/doom2/Ports/megawads/cchest3" xlink:type="simple">https://www.doomworld.com/idgames/levels/doom2/Ports/megawads/cchest3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26:.AMJ126]); &quot;&quot;; [.J$2:.AMJ$2] &amp; &quot;: &quot; &amp; [.J126:.AMJ126]))" office:value-type="string" office:string-value="Mr. Freeze: 3, Lewonx: 10" calcext:value-type="string">
            <text:p>Mr. Freeze: 3, Lewonx: 10</text:p>
          </table:table-cell>
          <table:table-cell table:style-name="ce17" table:formula="of:=SUMPRODUCT(NOT(ISBLANK([.J126:.AMJ126])))" office:value-type="float" office:value="2" calcext:value-type="float">
            <text:p>2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47"/>
          <table:table-cell office:value-type="float" office:value="10" calcext:value-type="float">
            <text:p>10</text:p>
          </table:table-cell>
          <table:table-cell table:number-columns-repeated="857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22" calcext:value-type="float">
            <text:p>122</text:p>
          </table:table-cell>
          <table:table-cell table:formula="of:=SUM([.J127:.AMJ127])" office:value-type="float" office:value="13" calcext:value-type="float">
            <text:p>13</text:p>
          </table:table-cell>
          <table:table-cell office:value-type="string" calcext:value-type="string">
            <text:p>Elysion</text:p>
          </table:table-cell>
          <table:table-cell office:value-type="string" calcext:value-type="string">
            <text:p><text:a xlink:href="https://www.doomworld.com/idgames/levels/doom2/Ports/d-f/elysion" xlink:type="simple">https://www.doomworld.com/idgames/levels/doom2/Ports/d-f/elysion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27:.AMJ127]); &quot;&quot;; [.J$2:.AMJ$2] &amp; &quot;: &quot; &amp; [.J127:.AMJ127]))" office:value-type="string" office:string-value="Sky: 8, darkreaver: 5" calcext:value-type="string">
            <text:p>Sky: 8, darkreaver: 5</text:p>
          </table:table-cell>
          <table:table-cell table:style-name="ce17" table:formula="of:=SUMPRODUCT(NOT(ISBLANK([.J127:.AMJ127])))"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35"/>
          <table:table-cell office:value-type="float" office:value="5" calcext:value-type="float">
            <text:p>5</text:p>
          </table:table-cell>
          <table:table-cell table:number-columns-repeated="974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22" calcext:value-type="float">
            <text:p>122</text:p>
          </table:table-cell>
          <table:table-cell table:formula="of:=SUM([.J128:.AMJ128])" office:value-type="float" office:value="13" calcext:value-type="float">
            <text:p>13</text:p>
          </table:table-cell>
          <table:table-cell office:value-type="string" calcext:value-type="string">
            <text:p>Foursite</text:p>
          </table:table-cell>
          <table:table-cell office:value-type="string" calcext:value-type="string">
            <text:p><text:a xlink:href="https://www.doomworld.com/idgames/levels/doom2/Ports/d-f/foursite" xlink:type="simple">https://www.doomworld.com/idgames/levels/doom2/Ports/d-f/foursite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28:.AMJ128]); &quot;&quot;; [.J$2:.AMJ$2] &amp; &quot;: &quot; &amp; [.J128:.AMJ128]))" office:value-type="string" office:string-value="Nancsi: 7, 4everDoomed: 5, Gaia74: 1" calcext:value-type="string">
            <text:p>Nancsi: 7, 4everDoomed: 5, Gaia74: 1</text:p>
          </table:table-cell>
          <table:table-cell table:style-name="ce17" table:formula="of:=SUMPRODUCT(NOT(ISBLANK([.J128:.AMJ128])))" office:value-type="float" office:value="3" calcext:value-type="float">
            <text:p>3</text:p>
          </table:table-cell>
          <table:table-cell table:number-columns-repeated="80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24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22" calcext:value-type="float">
            <text:p>122</text:p>
          </table:table-cell>
          <table:table-cell table:formula="of:=SUM([.J129:.AMJ129])" office:value-type="float" office:value="13" calcext:value-type="float">
            <text:p>13</text:p>
          </table:table-cell>
          <table:table-cell office:value-type="string" calcext:value-type="string">
            <text:p>Hell to Pay</text:p>
          </table:table-cell>
          <table:table-cell office:value-type="string" calcext:value-type="string">
            <text:p><text:a xlink:href="https://doomwiki.org/wiki/Hell_To_Pay" xlink:type="simple">https://doomwiki.org/wiki/Hell_To_Pay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29:.AMJ129]); &quot;&quot;; [.J$2:.AMJ$2] &amp; &quot;: &quot; &amp; [.J129:.AMJ129]))" office:value-type="string" office:string-value="bonnie: 10, P41R47: 3" calcext:value-type="string">
            <text:p>bonnie: 10, P41R47: 3</text:p>
          </table:table-cell>
          <table:table-cell table:style-name="ce17" table:formula="of:=SUMPRODUCT(NOT(ISBLANK([.J129:.AMJ129])))" office:value-type="float" office:value="2" calcext:value-type="float">
            <text:p>2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76"/>
          <table:table-cell office:value-type="float" office:value="3" calcext:value-type="float">
            <text:p>3</text:p>
          </table:table-cell>
          <table:table-cell table:number-columns-repeated="894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22" calcext:value-type="float">
            <text:p>122</text:p>
          </table:table-cell>
          <table:table-cell table:formula="of:=SUM([.J130:.AMJ130])" office:value-type="float" office:value="13" calcext:value-type="float">
            <text:p>13</text:p>
          </table:table-cell>
          <table:table-cell office:value-type="string" calcext:value-type="string">
            <text:p>Sacrament</text:p>
          </table:table-cell>
          <table:table-cell office:value-type="string" calcext:value-type="string">
            <text:p><text:a xlink:href="https://www.doomworld.com/idgames/levels/doom2/Ports/s-u/sacrment" xlink:type="simple">https://www.doomworld.com/idgames/levels/doom2/Ports/s-u/sacrment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30:.AMJ130]); &quot;&quot;; [.J$2:.AMJ$2] &amp; &quot;: &quot; &amp; [.J130:.AMJ130]))" office:value-type="string" office:string-value="ella guro: 8, yakfak: 5" calcext:value-type="string">
            <text:p>ella guro: 8, yakfak: 5</text:p>
          </table:table-cell>
          <table:table-cell table:style-name="ce17" table:formula="of:=SUMPRODUCT(NOT(ISBLANK([.J130:.AMJ130])))" office:value-type="float" office:value="2" calcext:value-type="float">
            <text:p>2</text:p>
          </table:table-cell>
          <table:table-cell table:number-columns-repeated="27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986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22" calcext:value-type="float">
            <text:p>122</text:p>
          </table:table-cell>
          <table:table-cell table:formula="of:=SUM([.J131:.AMJ131])" office:value-type="float" office:value="13" calcext:value-type="float">
            <text:p>13</text:p>
          </table:table-cell>
          <table:table-cell office:value-type="string" calcext:value-type="string">
            <text:p>Vile Flesh</text:p>
          </table:table-cell>
          <table:table-cell office:value-type="string" calcext:value-type="string">
            <text:p><text:a xlink:href="https://www.doomworld.com/idgames/levels/doom2/Ports/megawads/vile" xlink:type="simple">https://www.doomworld.com/idgames/levels/doom2/Ports/megawads/vile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31:.AMJ131]); &quot;&quot;; [.J$2:.AMJ$2] &amp; &quot;: &quot; &amp; [.J131:.AMJ131]))" office:value-type="string" office:string-value="Grazza: 4, P41R47: 9" calcext:value-type="string">
            <text:p>Grazza: 4, P41R47: 9</text:p>
          </table:table-cell>
          <table:table-cell table:style-name="ce17" table:formula="of:=SUMPRODUCT(NOT(ISBLANK([.J131:.AMJ131])))" office:value-type="float" office:value="2" calcext:value-type="float">
            <text:p>2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93"/>
          <table:table-cell office:value-type="float" office:value="9" calcext:value-type="float">
            <text:p>9</text:p>
          </table:table-cell>
          <table:table-cell table:number-columns-repeated="894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22" calcext:value-type="float">
            <text:p>122</text:p>
          </table:table-cell>
          <table:table-cell table:formula="of:=SUM([.J132:.AMJ132])" office:value-type="float" office:value="13" calcext:value-type="float">
            <text:p>13</text:p>
          </table:table-cell>
          <table:table-cell office:value-type="string" calcext:value-type="string">
            <text:p>Whispers of Satan</text:p>
          </table:table-cell>
          <table:table-cell office:value-type="string" calcext:value-type="string">
            <text:p><text:a xlink:href="https://www.doomworld.com/idgames/levels/doom2/Ports/megawads/wos" xlink:type="simple">https://www.doomworld.com/idgames/levels/doom2/Ports/megawads/wos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32:.AMJ132]); &quot;&quot;; [.J$2:.AMJ$2] &amp; &quot;: &quot; &amp; [.J132:.AMJ132]))" office:value-type="string" office:string-value="tmorrow: 2, eharper256: 5, Warrex: 2, toxic.rat: 4" calcext:value-type="string">
            <text:p>tmorrow: 2, eharper256: 5, Warrex: 2, toxic.rat: 4</text:p>
          </table:table-cell>
          <table:table-cell table:style-name="ce17" table:formula="of:=SUMPRODUCT(NOT(ISBLANK([.J132:.AMJ132])))" office:value-type="float" office:value="4" calcext:value-type="float">
            <text:p>4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27"/>
          <table:table-cell office:value-type="float" office:value="4" calcext:value-type="float">
            <text:p>4</text:p>
          </table:table-cell>
          <table:table-cell table:number-columns-repeated="859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22" calcext:value-type="float">
            <text:p>122</text:p>
          </table:table-cell>
          <table:table-cell table:formula="of:=SUM([.J133:.AMJ133])" office:value-type="float" office:value="13" calcext:value-type="float">
            <text:p>13</text:p>
          </table:table-cell>
          <table:table-cell office:value-type="string" calcext:value-type="string">
            <text:p>Wow</text:p>
          </table:table-cell>
          <table:table-cell office:value-type="string" calcext:value-type="string">
            <text:p><text:a xlink:href="https://doomwiki.org/wiki/Wow" xlink:type="simple">https://doomwiki.org/wiki/Wow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133:.AMJ133]); &quot;&quot;; [.J$2:.AMJ$2] &amp; &quot;: &quot; &amp; [.J133:.AMJ133]))" office:value-type="string" office:string-value="AnonimVio: 10, Apaul27: 1, jerk-o: 2" calcext:value-type="string">
            <text:p>AnonimVio: 10, Apaul27: 1, jerk-o: 2</text:p>
          </table:table-cell>
          <table:table-cell table:style-name="ce17" table:formula="of:=SUMPRODUCT(NOT(ISBLANK([.J133:.AMJ133])))" office:value-type="float" office:value="3" calcext:value-type="float">
            <text:p>3</text:p>
          </table:table-cell>
          <table:table-cell table:number-columns-repeated="24"/>
          <table:table-cell office:value-type="float" office:value="10" calcext:value-type="float">
            <text:p>10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80"/>
          <table:table-cell office:value-type="float" office:value="2" calcext:value-type="float">
            <text:p>2</text:p>
          </table:table-cell>
          <table:table-cell table:number-columns-repeated="862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22" calcext:value-type="float">
            <text:p>122</text:p>
          </table:table-cell>
          <table:table-cell table:formula="of:=SUM([.J134:.AMJ134])" office:value-type="float" office:value="13" calcext:value-type="float">
            <text:p>13</text:p>
          </table:table-cell>
          <table:table-cell office:value-type="string" calcext:value-type="string">
            <text:p>ZDoom Community Map Project: Take 1</text:p>
          </table:table-cell>
          <table:table-cell office:value-type="string" calcext:value-type="string">
            <text:p><text:a xlink:href="https://www.doomworld.com/idgames/levels/doom2/Ports/v-z/zdmcmp1" xlink:type="simple">https://www.doomworld.com/idgames/levels/doom2/Ports/v-z/zdmcmp1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34:.AMJ134]); &quot;&quot;; [.J$2:.AMJ$2] &amp; &quot;: &quot; &amp; [.J134:.AMJ134]))" office:value-type="string" office:string-value="Phobus: 8, Ziad EL Zein: 5" calcext:value-type="string">
            <text:p>Phobus: 8, Ziad EL Zein: 5</text:p>
          </table:table-cell>
          <table:table-cell table:style-name="ce17" table:formula="of:=SUMPRODUCT(NOT(ISBLANK([.J134:.AMJ134])))" office:value-type="float" office:value="2" calcext:value-type="float">
            <text:p>2</text:p>
          </table:table-cell>
          <table:table-cell table:number-columns-repeated="39"/>
          <table:table-cell office:value-type="float" office:value="8" calcext:value-type="float">
            <text:p>8</text:p>
          </table:table-cell>
          <table:table-cell table:number-columns-repeated="43"/>
          <table:table-cell office:value-type="float" office:value="5" calcext:value-type="float">
            <text:p>5</text:p>
          </table:table-cell>
          <table:table-cell table:number-columns-repeated="931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32" calcext:value-type="float">
            <text:p>132</text:p>
          </table:table-cell>
          <table:table-cell table:formula="of:=SUM([.J135:.AMJ135])" office:value-type="float" office:value="12" calcext:value-type="float">
            <text:p>12</text:p>
          </table:table-cell>
          <table:table-cell office:value-type="string" calcext:value-type="string">
            <text:p>Cleimos 2</text:p>
          </table:table-cell>
          <table:table-cell office:value-type="string" calcext:value-type="string">
            <text:p><text:a xlink:href="https://www.doomworld.com/idgames/levels/doom2/megawads/cleim20p" xlink:type="simple">https://www.doomworld.com/idgames/levels/doom2/megawads/cleim20p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35:.AMJ135]); &quot;&quot;; [.J$2:.AMJ$2] &amp; &quot;: &quot; &amp; [.J135:.AMJ135]))" office:value-type="string" office:string-value="valkiriforce: 2, A.H. Sankhatayan: 10" calcext:value-type="string">
            <text:p>valkiriforce: 2, A.H. Sankhatayan: 10</text:p>
          </table:table-cell>
          <table:table-cell table:style-name="ce17" table:formula="of:=SUMPRODUCT(NOT(ISBLANK([.J135:.AMJ135])))" office:value-type="float" office:value="2" calcext:value-type="float">
            <text:p>2</text:p>
          </table:table-cell>
          <table:table-cell table:number-columns-repeated="55"/>
          <table:table-cell office:value-type="float" office:value="2" calcext:value-type="float">
            <text:p>2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879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32" calcext:value-type="float">
            <text:p>132</text:p>
          </table:table-cell>
          <table:table-cell table:formula="of:=SUM([.J136:.AMJ136])" office:value-type="float" office:value="12" calcext:value-type="float">
            <text:p>12</text:p>
          </table:table-cell>
          <table:table-cell office:value-type="string" calcext:value-type="string">
            <text:p>Extreme Terror</text:p>
          </table:table-cell>
          <table:table-cell office:value-type="string" calcext:value-type="string">
            <text:p><text:a xlink:href="https://www.doomworld.com/idgames/levels/doom2/Ports/d-f/exterror" xlink:type="simple">https://www.doomworld.com/idgames/levels/doom2/Ports/d-f/exterror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36:.AMJ136]); &quot;&quot;; [.J$2:.AMJ$2] &amp; &quot;: &quot; &amp; [.J136:.AMJ136]))" office:value-type="string" office:string-value="Nine Inch Heels: 5, everennui: 5, Nancsi: 2" calcext:value-type="string">
            <text:p>Nine Inch Heels: 5, everennui: 5, Nancsi: 2</text:p>
          </table:table-cell>
          <table:table-cell table:style-name="ce17" table:formula="of:=SUMPRODUCT(NOT(ISBLANK([.J136:.AMJ136])))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34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32" calcext:value-type="float">
            <text:p>132</text:p>
          </table:table-cell>
          <table:table-cell table:formula="of:=SUM([.J137:.AMJ137])" office:value-type="float" office:value="12" calcext:value-type="float">
            <text:p>12</text:p>
          </table:table-cell>
          <table:table-cell office:value-type="string" calcext:value-type="string">
            <text:p>Freedoom: Phase 1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J137:.AMJ137]); &quot;&quot;; [.J$2:.AMJ$2] &amp; &quot;: &quot; &amp; [.J137:.AMJ137]))" office:value-type="string" office:string-value="Chamelenoel: 3, northivanastan: 6, jerk-o: 3" calcext:value-type="string">
            <text:p>Chamelenoel: 3, northivanastan: 6, jerk-o: 3</text:p>
          </table:table-cell>
          <table:table-cell table:style-name="ce17" table:formula="of:=SUMPRODUCT(NOT(ISBLANK([.J137:.AMJ137])))" office:value-type="float" office:value="3" calcext:value-type="float">
            <text:p>3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33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62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32" calcext:value-type="float">
            <text:p>132</text:p>
          </table:table-cell>
          <table:table-cell table:formula="of:=SUM([.J138:.AMJ138])" office:value-type="float" office:value="12" calcext:value-type="float">
            <text:p>12</text:p>
          </table:table-cell>
          <table:table-cell office:value-type="string" calcext:value-type="string">
            <text:p>Lunar Catastrophe</text:p>
          </table:table-cell>
          <table:table-cell office:value-type="string" calcext:value-type="string">
            <text:p><text:a xlink:href="https://doomwiki.org/wiki/Lunar_Catastrophe" xlink:type="simple">https://doomwiki.org/wiki/Lunar_Catastrophe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138:.AMJ138]); &quot;&quot;; [.J$2:.AMJ$2] &amp; &quot;: &quot; &amp; [.J138:.AMJ138]))" office:value-type="string" office:string-value="dosboot: 10, Xeogred: 2" calcext:value-type="string">
            <text:p>dosboot: 10, Xeogred: 2</text:p>
          </table:table-cell>
          <table:table-cell table:style-name="ce17" table:formula="of:=SUMPRODUCT(NOT(ISBLANK([.J138:.AMJ138])))" office:value-type="float" office:value="2" calcext:value-type="float">
            <text:p>2</text:p>
          </table:table-cell>
          <table:table-cell table:number-columns-repeated="156"/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845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32" calcext:value-type="float">
            <text:p>132</text:p>
          </table:table-cell>
          <table:table-cell table:formula="of:=SUM([.J139:.AMJ139])" office:value-type="float" office:value="12" calcext:value-type="float">
            <text:p>12</text:p>
          </table:table-cell>
          <table:table-cell office:value-type="string" calcext:value-type="string">
            <text:p>Newgothic Movement 1</text:p>
          </table:table-cell>
          <table:table-cell office:value-type="string" calcext:value-type="string">
            <text:p><text:a xlink:href="https://www.doomworld.com/idgames/levels/doom2/Ports/m-o/ngmvmt1" xlink:type="simple">https://www.doomworld.com/idgames/levels/doom2/Ports/m-o/ngmvmt1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39:.AMJ139]); &quot;&quot;; [.J$2:.AMJ$2] &amp; &quot;: &quot; &amp; [.J139:.AMJ139]))" office:value-type="string" office:string-value="everennui: 2, Outrageous Videos: 4, Nazgul9: 6" calcext:value-type="string">
            <text:p>everennui: 2, Outrageous Videos: 4, Nazgul9: 6</text:p>
          </table:table-cell>
          <table:table-cell table:style-name="ce17" table:formula="of:=SUMPRODUCT(NOT(ISBLANK([.J139:.AMJ139])))" office:value-type="float" office:value="3" calcext:value-type="float">
            <text:p>3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56"/>
          <table:table-cell office:value-type="float" office:value="6" calcext:value-type="float">
            <text:p>6</text:p>
          </table:table-cell>
          <table:table-cell table:number-columns-repeated="913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32" calcext:value-type="float">
            <text:p>132</text:p>
          </table:table-cell>
          <table:table-cell table:formula="of:=SUM([.J140:.AMJ140])" office:value-type="float" office:value="12" calcext:value-type="float">
            <text:p>12</text:p>
          </table:table-cell>
          <table:table-cell office:value-type="string" calcext:value-type="string">
            <text:p>Unholy Realms</text:p>
          </table:table-cell>
          <table:table-cell office:value-type="string" calcext:value-type="string">
            <text:p><text:a xlink:href="https://www.doomworld.com/idgames/levels/doom2/megawads/ur" xlink:type="simple">https://www.doomworld.com/idgames/levels/doom2/megawads/ur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40:.AMJ140]); &quot;&quot;; [.J$2:.AMJ$2] &amp; &quot;: &quot; &amp; [.J140:.AMJ140]))" office:value-type="string" office:string-value="Dime: 6, dylux: 2, tmorrow: 2, Makedounia: 2" calcext:value-type="string">
            <text:p>Dime: 6, dylux: 2, tmorrow: 2, Makedounia: 2</text:p>
          </table:table-cell>
          <table:table-cell table:style-name="ce17" table:formula="of:=SUMPRODUCT(NOT(ISBLANK([.J140:.AMJ140])))" office:value-type="float" office:value="4" calcext:value-type="float">
            <text:p>4</text:p>
          </table:table-cell>
          <table:table-cell table:number-columns-repeated="33"/>
          <table:table-cell office:value-type="float" office:value="6" calcext:value-type="float">
            <text:p>6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5"/>
          <table:table-cell office:value-type="float" office:value="2" calcext:value-type="float">
            <text:p>2</text:p>
          </table:table-cell>
          <table:table-cell table:number-columns-repeated="906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38" calcext:value-type="float">
            <text:p>138</text:p>
          </table:table-cell>
          <table:table-cell table:formula="of:=SUM([.J141:.AMJ141])" office:value-type="float" office:value="11" calcext:value-type="float">
            <text:p>11</text:p>
          </table:table-cell>
          <table:table-cell office:value-type="string" calcext:value-type="string">
            <text:p>Back to Basics</text:p>
          </table:table-cell>
          <table:table-cell office:value-type="string" calcext:value-type="string">
            <text:p><text:a xlink:href="https://www.doomworld.com/idgames/levels/doom/a-c/b2b" xlink:type="simple">https://www.doomworld.com/idgames/levels/doom/a-c/b2b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141:.AMJ141]); &quot;&quot;; [.J$2:.AMJ$2] &amp; &quot;: &quot; &amp; [.J141:.AMJ141]))" office:value-type="string" office:string-value="WH-Wilou84: 2, joepallai: 5, rd: 4" calcext:value-type="string">
            <text:p>WH-Wilou84: 2, joepallai: 5, rd: 4</text:p>
          </table:table-cell>
          <table:table-cell table:style-name="ce17" table:formula="of:=SUMPRODUCT(NOT(ISBLANK([.J141:.AMJ141])))" office:value-type="float" office:value="3" calcext:value-type="float">
            <text:p>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70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904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38" calcext:value-type="float">
            <text:p>138</text:p>
          </table:table-cell>
          <table:table-cell table:formula="of:=SUM([.J142:.AMJ142])" office:value-type="float" office:value="11" calcext:value-type="float">
            <text:p>11</text:p>
          </table:table-cell>
          <table:table-cell office:value-type="string" calcext:value-type="string">
            <text:p>Claustrophobia 1024</text:p>
          </table:table-cell>
          <table:table-cell office:value-type="string" calcext:value-type="string">
            <text:p><text:a xlink:href="https://www.doomworld.com/idgames/levels/doom2/Ports/megawads/1024clau" xlink:type="simple">https://www.doomworld.com/idgames/levels/doom2/Ports/megawads/1024clau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42:.AMJ142]); &quot;&quot;; [.J$2:.AMJ$2] &amp; &quot;: &quot; &amp; [.J142:.AMJ142]))" office:value-type="string" office:string-value="m8f: 5, DJVCardMaster: 6" calcext:value-type="string">
            <text:p>m8f: 5, DJVCardMaster: 6</text:p>
          </table:table-cell>
          <table:table-cell table:style-name="ce17" table:formula="of:=SUMPRODUCT(NOT(ISBLANK([.J142:.AMJ142])))" office:value-type="float" office:value="2" calcext:value-type="float">
            <text:p>2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909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38" calcext:value-type="float">
            <text:p>138</text:p>
          </table:table-cell>
          <table:table-cell table:formula="of:=SUM([.J143:.AMJ143])" office:value-type="float" office:value="11" calcext:value-type="float">
            <text:p>11</text:p>
          </table:table-cell>
          <table:table-cell office:value-type="string" calcext:value-type="string">
            <text:p>Comatose</text:p>
          </table:table-cell>
          <table:table-cell office:value-type="string" calcext:value-type="string">
            <text:p><text:a xlink:href="https://www.doomworld.com/idgames/levels/doom2/Ports/a-c/comatose" xlink:type="simple">https://www.doomworld.com/idgames/levels/doom2/Ports/a-c/comatose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43:.AMJ143]); &quot;&quot;; [.J$2:.AMJ$2] &amp; &quot;: &quot; &amp; [.J143:.AMJ143]))" office:value-type="string" office:string-value="yakfak: 7, m8f: 4" calcext:value-type="string">
            <text:p>yakfak: 7, m8f: 4</text:p>
          </table:table-cell>
          <table:table-cell table:style-name="ce17" table:formula="of:=SUMPRODUCT(NOT(ISBLANK([.J143:.AMJ143])))" office:value-type="float" office:value="2" calcext:value-type="float">
            <text:p>2</text:p>
          </table:table-cell>
          <table:table-cell table:number-columns-repeated="28"/>
          <table:table-cell office:value-type="float" office:value="7" calcext:value-type="float">
            <text:p>7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40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38" calcext:value-type="float">
            <text:p>138</text:p>
          </table:table-cell>
          <table:table-cell table:formula="of:=SUM([.J144:.AMJ144])" office:value-type="float" office:value="11" calcext:value-type="float">
            <text:p>11</text:p>
          </table:table-cell>
          <table:table-cell office:value-type="string" calcext:value-type="string">
            <text:p>Doomsday of UAC</text:p>
          </table:table-cell>
          <table:table-cell office:value-type="string" calcext:value-type="string">
            <text:p><text:a xlink:href="https://doomwiki.org/wiki/Doomsday_of_UAC" xlink:type="simple">https://doomwiki.org/wiki/Doomsday_of_UAC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144:.AMJ144]); &quot;&quot;; [.J$2:.AMJ$2] &amp; &quot;: &quot; &amp; [.J144:.AMJ144]))" office:value-type="string" office:string-value="Jaws In Space: 2, Ed: 5, joepallai: 3, Ragu: 1" calcext:value-type="string">
            <text:p>Jaws In Space: 2, Ed: 5, joepallai: 3, Ragu: 1</text:p>
          </table:table-cell>
          <table:table-cell table:style-name="ce17" table:formula="of:=SUMPRODUCT(NOT(ISBLANK([.J144:.AMJ144])))" office:value-type="float" office:value="4" calcext:value-type="float">
            <text:p>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81"/>
          <table:table-cell office:value-type="float" office:value="3" calcext:value-type="float">
            <text:p>3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 table:number-columns-repeated="851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38" calcext:value-type="float">
            <text:p>138</text:p>
          </table:table-cell>
          <table:table-cell table:formula="of:=SUM([.J145:.AMJ145])" office:value-type="float" office:value="11" calcext:value-type="float">
            <text:p>11</text:p>
          </table:table-cell>
          <table:table-cell office:value-type="string" calcext:value-type="string">
            <text:p>Freedoom: Phase 2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J145:.AMJ145]); &quot;&quot;; [.J$2:.AMJ$2] &amp; &quot;: &quot; &amp; [.J145:.AMJ145]))" office:value-type="string" office:string-value="Spectra: 1, Voltcom9: 1, TheMightyHeracross: 3, northivanastan: 3, jerk-o: 3" calcext:value-type="string">
            <text:p>Spectra: 1, Voltcom9: 1, TheMightyHeracross: 3, northivanastan: 3, jerk-o: 3</text:p>
          </table:table-cell>
          <table:table-cell table:style-name="ce17" table:formula="of:=SUMPRODUCT(NOT(ISBLANK([.J145:.AMJ145])))" office:value-type="float" office:value="5" calcext:value-type="float">
            <text:p>5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3" calcext:value-type="float">
            <text:p>3</text:p>
          </table:table-cell>
          <table:table-cell table:number-columns-repeated="67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62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38" calcext:value-type="float">
            <text:p>138</text:p>
          </table:table-cell>
          <table:table-cell table:formula="of:=SUM([.J146:.AMJ146])" office:value-type="float" office:value="11" calcext:value-type="float">
            <text:p>11</text:p>
          </table:table-cell>
          <table:table-cell office:value-type="string" calcext:value-type="string">
            <text:p>Urban Brawl: Dead of Winter</text:p>
          </table:table-cell>
          <table:table-cell office:value-type="string" calcext:value-type="string">
            <text:p><text:a xlink:href="https://www.doomworld.com/idgames/levels/doom2/Ports/a-c/ad2dow" xlink:type="simple">https://www.doomworld.com/idgames/levels/doom2/Ports/a-c/ad2dow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J146:.AMJ146]); &quot;&quot;; [.J$2:.AMJ$2] &amp; &quot;: &quot; &amp; [.J146:.AMJ146]))" office:value-type="string" office:string-value="Ralphis: 6, Phobus: 5" calcext:value-type="string">
            <text:p>Ralphis: 6, Phobus: 5</text:p>
          </table:table-cell>
          <table:table-cell table:style-name="ce17" table:formula="of:=SUMPRODUCT(NOT(ISBLANK([.J146:.AMJ146])))" office:value-type="float" office:value="2" calcext:value-type="float">
            <text:p>2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975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44" calcext:value-type="float">
            <text:p>144</text:p>
          </table:table-cell>
          <table:table-cell table:formula="of:=SUM([.J147:.AMJ147])" office:value-type="float" office:value="10" calcext:value-type="float">
            <text:p>10</text:p>
          </table:table-cell>
          <table:table-cell office:value-type="string" calcext:value-type="string">
            <text:p>1 Monster Megawad</text:p>
          </table:table-cell>
          <table:table-cell office:value-type="string" calcext:value-type="string">
            <text:p><text:a xlink:href="https://www.doomworld.com/idgames/levels/doom2/megawads/1monster" xlink:type="simple">https://www.doomworld.com/idgames/levels/doom2/megawads/1monster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47:.AMJ147]); &quot;&quot;; [.J$2:.AMJ$2] &amp; &quot;: &quot; &amp; [.J147:.AMJ147]))" office:value-type="string" office:string-value="TheNerdTurtle2: 2, Li'l devil: 8" calcext:value-type="string">
            <text:p>TheNerdTurtle2: 2, Li'l devil: 8</text:p>
          </table:table-cell>
          <table:table-cell table:style-name="ce17" table:formula="of:=SUMPRODUCT(NOT(ISBLANK([.J147:.AMJ147])))" office:value-type="float" office:value="2" calcext:value-type="float">
            <text:p>2</text:p>
          </table:table-cell>
          <table:table-cell table:number-columns-repeated="76"/>
          <table:table-cell office:value-type="float" office:value="2" calcext:value-type="float">
            <text:p>2</text:p>
          </table:table-cell>
          <table:table-cell table:number-columns-repeated="89"/>
          <table:table-cell office:value-type="float" office:value="8" calcext:value-type="float">
            <text:p>8</text:p>
          </table:table-cell>
          <table:table-cell table:number-columns-repeated="848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44" calcext:value-type="float">
            <text:p>144</text:p>
          </table:table-cell>
          <table:table-cell table:formula="of:=SUM([.J148:.AMJ148])" office:value-type="float" office:value="10" calcext:value-type="float">
            <text:p>10</text:p>
          </table:table-cell>
          <table:table-cell office:value-type="string" calcext:value-type="string">
            <text:p>Avactor</text:p>
          </table:table-cell>
          <table:table-cell office:value-type="string" calcext:value-type="string">
            <text:p><text:a xlink:href="https://www.doomworld.com/forum/topic/101647-avactor-last-update-is-out/" xlink:type="simple">https://www.doomworld.com/forum/topic/101647-avactor-last-update-is-out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48:.AMJ148]); &quot;&quot;; [.J$2:.AMJ$2] &amp; &quot;: &quot; &amp; [.J148:.AMJ148]))" office:value-type="string" office:string-value="JudgeDeadd: 2, OniriA: 8" calcext:value-type="string">
            <text:p>JudgeDeadd: 2, OniriA: 8</text:p>
          </table:table-cell>
          <table:table-cell table:style-name="ce17" table:formula="of:=SUMPRODUCT(NOT(ISBLANK([.J148:.AMJ148])))" office:value-type="float" office:value="2" calcext:value-type="float">
            <text:p>2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66"/>
          <table:table-cell office:value-type="float" office:value="8" calcext:value-type="float">
            <text:p>8</text:p>
          </table:table-cell>
          <table:table-cell table:number-columns-repeated="910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44" calcext:value-type="float">
            <text:p>144</text:p>
          </table:table-cell>
          <table:table-cell table:formula="of:=SUM([.J149:.AMJ149])" office:value-type="float" office:value="10" calcext:value-type="float">
            <text:p>10</text:p>
          </table:table-cell>
          <table:table-cell office:value-type="string" calcext:value-type="string">
            <text:p>Chainworm Kommando</text:p>
          </table:table-cell>
          <table:table-cell office:value-type="string" calcext:value-type="string">
            <text:p><text:a xlink:href="https://www.doomworld.com/idgames/levels/doom2/Ports/a-c/chnworm" xlink:type="simple">https://www.doomworld.com/idgames/levels/doom2/Ports/a-c/chnworm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49:.AMJ149]); &quot;&quot;; [.J$2:.AMJ$2] &amp; &quot;: &quot; &amp; [.J149:.AMJ149]))" office:value-type="string" office:string-value="Rince-wind: 5, eharper256: 5" calcext:value-type="string">
            <text:p>Rince-wind: 5, eharper256: 5</text:p>
          </table:table-cell>
          <table:table-cell table:style-name="ce17" table:formula="of:=SUMPRODUCT(NOT(ISBLANK([.J149:.AMJ149])))" office:value-type="float" office:value="2" calcext:value-type="float">
            <text:p>2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907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44" calcext:value-type="float">
            <text:p>144</text:p>
          </table:table-cell>
          <table:table-cell table:formula="of:=SUM([.J150:.AMJ150])" office:value-type="float" office:value="10" calcext:value-type="float">
            <text:p>10</text:p>
          </table:table-cell>
          <table:table-cell office:value-type="string" calcext:value-type="string">
            <text:p>City of the Damned: Apocalypse</text:p>
          </table:table-cell>
          <table:table-cell office:value-type="string" calcext:value-type="string">
            <text:p><text:a xlink:href="https://www.doomworld.com/idgames/levels/doom2/Ports/s-u/tcotd21me" xlink:type="simple">https://www.doomworld.com/idgames/levels/doom2/Ports/s-u/tcotd21me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50:.AMJ150]); &quot;&quot;; [.J$2:.AMJ$2] &amp; &quot;: &quot; &amp; [.J150:.AMJ150]))" office:value-type="string" office:string-value="TechnoDoomed1: 5, Rince-wind: 5" calcext:value-type="string">
            <text:p>TechnoDoomed1: 5, Rince-wind: 5</text:p>
          </table:table-cell>
          <table:table-cell table:style-name="ce17" table:formula="of:=SUMPRODUCT(NOT(ISBLANK([.J150:.AMJ150])))" office:value-type="float" office:value="2" calcext:value-type="float">
            <text:p>2</text:p>
          </table:table-cell>
          <table:table-cell table:number-columns-repeated="54"/>
          <table:table-cell office:value-type="float" office:value="5" calcext:value-type="float">
            <text:p>5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923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44" calcext:value-type="float">
            <text:p>144</text:p>
          </table:table-cell>
          <table:table-cell table:formula="of:=SUM([.J151:.AMJ151])" office:value-type="float" office:value="10" calcext:value-type="float">
            <text:p>10</text:p>
          </table:table-cell>
          <table:table-cell office:value-type="string" calcext:value-type="string">
            <text:p>Daedalus: Alien Defense</text:p>
          </table:table-cell>
          <table:table-cell office:value-type="string" calcext:value-type="string">
            <text:p><text:a xlink:href="https://doomwiki.org/wiki/Daedalus:_Alien_Defense" xlink:type="simple">https://doomwiki.org/wiki/Daedalus:_Alien_Defense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51:.AMJ151]); &quot;&quot;; [.J$2:.AMJ$2] &amp; &quot;: &quot; &amp; [.J151:.AMJ151]))" office:value-type="string" office:string-value="A.H. Sankhatayan: 10" calcext:value-type="string">
            <text:p>A.H. Sankhatayan: 10</text:p>
          </table:table-cell>
          <table:table-cell table:style-name="ce17" table:formula="of:=SUMPRODUCT(NOT(ISBLANK([.J151:.AMJ151])))" office:value-type="float" office:value="1" calcext:value-type="float">
            <text:p>1</text:p>
          </table:table-cell>
          <table:table-cell table:number-columns-repeated="135"/>
          <table:table-cell office:value-type="float" office:value="10" calcext:value-type="float">
            <text:p>10</text:p>
          </table:table-cell>
          <table:table-cell table:number-columns-repeated="879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44" calcext:value-type="float">
            <text:p>144</text:p>
          </table:table-cell>
          <table:table-cell table:formula="of:=SUM([.J152:.AMJ152])" office:value-type="float" office:value="10" calcext:value-type="float">
            <text:p>10</text:p>
          </table:table-cell>
          <table:table-cell office:value-type="string" calcext:value-type="string">
            <text:p>Grime</text:p>
          </table:table-cell>
          <table:table-cell office:value-type="string" calcext:value-type="string">
            <text:p><text:a xlink:href="https://www.doomworld.com/idgames/levels/doom2/g-i/grime" xlink:type="simple">https://www.doomworld.com/idgames/levels/doom2/g-i/grime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52:.AMJ152]); &quot;&quot;; [.J$2:.AMJ$2] &amp; &quot;: &quot; &amp; [.J152:.AMJ152]))" office:value-type="string" office:string-value="WH-Wilou84: 2, darkreaver: 4, Paul977: 4" calcext:value-type="string">
            <text:p>WH-Wilou84: 2, darkreaver: 4, Paul977: 4</text:p>
          </table:table-cell>
          <table:table-cell table:style-name="ce17" table:formula="of:=SUMPRODUCT(NOT(ISBLANK([.J152:.AMJ152])))" office:value-type="float" office:value="3" calcext:value-type="float">
            <text:p>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969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44" calcext:value-type="float">
            <text:p>144</text:p>
          </table:table-cell>
          <table:table-cell table:formula="of:=SUM([.J153:.AMJ153])" office:value-type="float" office:value="10" calcext:value-type="float">
            <text:p>10</text:p>
          </table:table-cell>
          <table:table-cell office:value-type="string" calcext:value-type="string">
            <text:p>Plutonia AD﻿</text:p>
          </table:table-cell>
          <table:table-cell office:value-type="string" calcext:value-type="string">
            <text:p><text:a xlink:href="https://www.doomworld.com/forum/topic/91779-a-few-maps-for-plutonia-5-maps/" xlink:type="simple">https://www.doomworld.com/forum/topic/91779-a-few-maps-for-plutonia-5-maps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lutonia</text:p>
          </table:table-cell>
          <table:table-cell table:style-name="ce16" table:number-matrix-columns-spanned="1" table:number-matrix-rows-spanned="1" table:formula="of:=COM.MICROSOFT.TEXTJOIN(&quot;, &quot;; 1; IF(ISBLANK([.J153:.AMJ153]); &quot;&quot;; [.J$2:.AMJ$2] &amp; &quot;: &quot; &amp; [.J153:.AMJ153]))" office:value-type="string" office:string-value="dosboot: 10" calcext:value-type="string">
            <text:p>dosboot: 10</text:p>
          </table:table-cell>
          <table:table-cell table:style-name="ce17" table:formula="of:=SUMPRODUCT(NOT(ISBLANK([.J153:.AMJ153])))" office:value-type="float" office:value="1" calcext:value-type="float">
            <text:p>1</text:p>
          </table:table-cell>
          <table:table-cell table:number-columns-repeated="156"/>
          <table:table-cell office:value-type="float" office:value="10" calcext:value-type="float">
            <text:p>10</text:p>
          </table:table-cell>
          <table:table-cell table:number-columns-repeated="858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44" calcext:value-type="float">
            <text:p>144</text:p>
          </table:table-cell>
          <table:table-cell table:formula="of:=SUM([.J154:.AMJ154])" office:value-type="float" office:value="10" calcext:value-type="float">
            <text:p>10</text:p>
          </table:table-cell>
          <table:table-cell table:style-name="ce13" office:value-type="string" calcext:value-type="string">
            <text:p>Redemption Of The Slain</text:p>
          </table:table-cell>
          <table:table-cell office:value-type="string" calcext:value-type="string">
            <text:p><text:a xlink:href="https://forum.zdoom.org/viewtopic.php?f=42&amp;t=55443#p981947" xlink:type="simple">https://forum.zdoom.org/viewtopic.php?f=42&amp;t=55443#p981947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54:.AMJ154]); &quot;&quot;; [.J$2:.AMJ$2] &amp; &quot;: &quot; &amp; [.J154:.AMJ154]))" office:value-type="string" office:string-value="Nancsi: 10" calcext:value-type="string">
            <text:p>Nancsi: 10</text:p>
          </table:table-cell>
          <table:table-cell table:style-name="ce17" table:formula="of:=SUMPRODUCT(NOT(ISBLANK([.J154:.AMJ154])))" office:value-type="float" office:value="1" calcext:value-type="float">
            <text:p>1</text:p>
          </table:table-cell>
          <table:table-cell table:number-columns-repeated="80"/>
          <table:table-cell office:value-type="float" office:value="10" calcext:value-type="float">
            <text:p>10</text:p>
          </table:table-cell>
          <table:table-cell table:number-columns-repeated="934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44" calcext:value-type="float">
            <text:p>144</text:p>
          </table:table-cell>
          <table:table-cell table:formula="of:=SUM([.J155:.AMJ155])" office:value-type="float" office:value="10" calcext:value-type="float">
            <text:p>10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<text:a xlink:href="https://doomwiki.org/wiki/Skulldash" xlink:type="simple">https://doomwiki.org/wiki/Skulldash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55:.AMJ155]); &quot;&quot;; [.J$2:.AMJ$2] &amp; &quot;: &quot; &amp; [.J155:.AMJ155]))" office:value-type="string" office:string-value="everennui: 2, Lorenz0: 8" calcext:value-type="string">
            <text:p>everennui: 2, Lorenz0: 8</text:p>
          </table:table-cell>
          <table:table-cell table:style-name="ce17" table:formula="of:=SUMPRODUCT(NOT(ISBLANK([.J155:.AMJ155])))" office:value-type="float" office:value="2" calcext:value-type="float">
            <text:p>2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52"/>
          <table:table-cell office:value-type="float" office:value="8" calcext:value-type="float">
            <text:p>8</text:p>
          </table:table-cell>
          <table:table-cell table:number-columns-repeated="936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44" calcext:value-type="float">
            <text:p>144</text:p>
          </table:table-cell>
          <table:table-cell table:formula="of:=SUM([.J156:.AMJ156])" office:value-type="float" office:value="10" calcext:value-type="float">
            <text:p>10</text:p>
          </table:table-cell>
          <table:table-cell office:value-type="string" calcext:value-type="string">
            <text:p>Tangerine Nightmare</text:p>
          </table:table-cell>
          <table:table-cell office:value-type="string" calcext:value-type="string">
            <text:p><text:a xlink:href="https://www.doomworld.com/idgames/levels/doom2/Ports/s-u/tn" xlink:type="simple">https://www.doomworld.com/idgames/levels/doom2/Ports/s-u/tn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56:.AMJ156]); &quot;&quot;; [.J$2:.AMJ$2] &amp; &quot;: &quot; &amp; [.J156:.AMJ156]))" office:value-type="string" office:string-value="guitardz: 10" calcext:value-type="string">
            <text:p>guitardz: 10</text:p>
          </table:table-cell>
          <table:table-cell table:style-name="ce17" table:formula="of:=SUMPRODUCT(NOT(ISBLANK([.J156:.AMJ156])))" office:value-type="float" office:value="1" calcext:value-type="float">
            <text:p>1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935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44" calcext:value-type="float">
            <text:p>144</text:p>
          </table:table-cell>
          <table:table-cell table:formula="of:=SUM([.J157:.AMJ157])" office:value-type="float" office:value="10" calcext:value-type="float">
            <text:p>10</text:p>
          </table:table-cell>
          <table:table-cell office:value-type="string" calcext:value-type="string">
            <text:p>The Alfonzone</text:p>
          </table:table-cell>
          <table:table-cell office:value-type="string" calcext:value-type="string">
            <text:p><text:a xlink:href="https://doomwiki.org/wiki/The_Alfonzone" xlink:type="simple">https://doomwiki.org/wiki/The_Alfonzone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57:.AMJ157]); &quot;&quot;; [.J$2:.AMJ$2] &amp; &quot;: &quot; &amp; [.J157:.AMJ157]))" office:value-type="string" office:string-value="Bryan T: 5, vdgg: 1, BohdanZPM: 4" calcext:value-type="string">
            <text:p>Bryan T: 5, vdgg: 1, BohdanZPM: 4</text:p>
          </table:table-cell>
          <table:table-cell table:style-name="ce17" table:formula="of:=SUMPRODUCT(NOT(ISBLANK([.J157:.AMJ157])))" office:value-type="float" office:value="3" calcext:value-type="float">
            <text:p>3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80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852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44" calcext:value-type="float">
            <text:p>144</text:p>
          </table:table-cell>
          <table:table-cell table:formula="of:=SUM([.J158:.AMJ158])" office:value-type="float" office:value="10" calcext:value-type="float">
            <text:p>10</text:p>
          </table:table-cell>
          <table:table-cell office:value-type="string" calcext:value-type="string">
            <text:p>The Brotherhood of Ruin</text:p>
          </table:table-cell>
          <table:table-cell office:value-type="string" calcext:value-type="string">
            <text:p><text:a xlink:href="https://doomwiki.org/wiki/The_Brotherhood_of_Ruin" xlink:type="simple">https://doomwiki.org/wiki/The_Brotherhood_of_Ruin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58:.AMJ158]); &quot;&quot;; [.J$2:.AMJ$2] &amp; &quot;: &quot; &amp; [.J158:.AMJ158]))" office:value-type="string" office:string-value="joepallai: 4, vdgg: 6" calcext:value-type="string">
            <text:p>joepallai: 4, vdgg: 6</text:p>
          </table:table-cell>
          <table:table-cell table:style-name="ce17" table:formula="of:=SUMPRODUCT(NOT(ISBLANK([.J158:.AMJ158])))" office:value-type="float" office:value="2" calcext:value-type="float">
            <text:p>2</text:p>
          </table:table-cell>
          <table:table-cell table:number-columns-repeated="102"/>
          <table:table-cell office:value-type="float" office:value="4" calcext:value-type="float">
            <text:p>4</text:p>
          </table:table-cell>
          <table:table-cell table:number-columns-repeated="40"/>
          <table:table-cell office:value-type="float" office:value="6" calcext:value-type="float">
            <text:p>6</text:p>
          </table:table-cell>
          <table:table-cell table:number-columns-repeated="871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56" calcext:value-type="float">
            <text:p>156</text:p>
          </table:table-cell>
          <table:table-cell table:formula="of:=SUM([.J159:.AMJ159])" office:value-type="float" office:value="9" calcext:value-type="float">
            <text:p>9</text:p>
          </table:table-cell>
          <table:table-cell office:value-type="string" calcext:value-type="string">
            <text:p>180 Minutes Pour Vivre</text:p>
          </table:table-cell>
          <table:table-cell office:value-type="string" calcext:value-type="string">
            <text:p><text:a xlink:href="https://doomwiki.org/wiki/180_Minutes_Pour_Vivre" xlink:type="simple">https://doomwiki.org/wiki/180_Minutes_Pour_Vivre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59:.AMJ159]); &quot;&quot;; [.J$2:.AMJ$2] &amp; &quot;: &quot; &amp; [.J159:.AMJ159]))" office:value-type="string" office:string-value="Azure_Horror: 9" calcext:value-type="string">
            <text:p>Azure_Horror: 9</text:p>
          </table:table-cell>
          <table:table-cell table:style-name="ce17" table:formula="of:=SUMPRODUCT(NOT(ISBLANK([.J159:.AMJ159])))" office:value-type="float" office:value="1" calcext:value-type="float">
            <text:p>1</text:p>
          </table:table-cell>
          <table:table-cell table:number-columns-repeated="161"/>
          <table:table-cell office:value-type="float" office:value="9" calcext:value-type="float">
            <text:p>9</text:p>
          </table:table-cell>
          <table:table-cell table:number-columns-repeated="853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56" calcext:value-type="float">
            <text:p>156</text:p>
          </table:table-cell>
          <table:table-cell table:formula="of:=SUM([.J160:.AMJ160])" office:value-type="float" office:value="9" calcext:value-type="float">
            <text:p>9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<text:a xlink:href="https://www.doomworld.com/idgames/levels/doom2/Ports/a-c/action" xlink:type="simple">https://www.doomworld.com/idgames/levels/doom2/Ports/a-c/action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J160:.AMJ160]); &quot;&quot;; [.J$2:.AMJ$2] &amp; &quot;: &quot; &amp; [.J160:.AMJ160]))" office:value-type="string" office:string-value="Dragonfly: 1, Gaia74: 2, Worm318: 1, ax34: 4, Li'l devil: 1" calcext:value-type="string">
            <text:p>Dragonfly: 1, Gaia74: 2, Worm318: 1, ax34: 4, Li'l devil: 1</text:p>
          </table:table-cell>
          <table:table-cell table:style-name="ce17" table:formula="of:=SUMPRODUCT(NOT(ISBLANK([.J160:.AMJ160])))" office:value-type="float" office:value="5" calcext:value-type="float">
            <text:p>5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848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56" calcext:value-type="float">
            <text:p>156</text:p>
          </table:table-cell>
          <table:table-cell table:formula="of:=SUM([.J161:.AMJ161])" office:value-type="float" office:value="9" calcext:value-type="float">
            <text:p>9</text:p>
          </table:table-cell>
          <table:table-cell table:style-name="ce77" office:value-type="string" calcext:value-type="string">
            <text:p>Back to Saturn X Episode﻿ 3: Instructions to the﻿ Rusty Time Machine﻿﻿</text:p>
          </table:table-cell>
          <table:table-cell table:style-name="Default" office:value-type="string" calcext:value-type="string">
            <text:p><text:a xlink:href="https://www.doomworld.com/forum/topic/104557-back-to-saturn-x-episode-3-wip/" xlink:type="simple">https://www.doomworld.com/forum/topic/104557-back-to-saturn-x-episode-3-wip/</text:a></text:p>
          </table:table-cell>
          <table:table-cell table:style-name="Default" office:value-type="string" calcext:value-type="string">
            <text:p>TBA</text:p>
          </table:table-cell>
          <table:table-cell table:style-name="Default"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61:.AMJ161]); &quot;&quot;; [.J$2:.AMJ$2] &amp; &quot;: &quot; &amp; [.J161:.AMJ161]))" office:value-type="string" office:string-value="jerk-o: 9" calcext:value-type="string">
            <text:p>jerk-o: 9</text:p>
          </table:table-cell>
          <table:table-cell table:style-name="ce17" table:formula="of:=SUMPRODUCT(NOT(ISBLANK([.J161:.AMJ161])))" office:value-type="float" office:value="1" calcext:value-type="float">
            <text:p>1</text:p>
          </table:table-cell>
          <table:table-cell table:number-columns-repeated="152"/>
          <table:table-cell office:value-type="float" office:value="9" calcext:value-type="float">
            <text:p>9</text:p>
          </table:table-cell>
          <table:table-cell table:number-columns-repeated="862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56" calcext:value-type="float">
            <text:p>156</text:p>
          </table:table-cell>
          <table:table-cell table:formula="of:=SUM([.J162:.AMJ162])" office:value-type="float" office:value="9" calcext:value-type="float">
            <text:p>9</text:p>
          </table:table-cell>
          <table:table-cell office:value-type="string" calcext:value-type="string">
            <text:p>Base Ganymede</text:p>
          </table:table-cell>
          <table:table-cell office:value-type="string" calcext:value-type="string">
            <text:p><text:a xlink:href="https://www.doomworld.com/idgames/levels/doom/megawads/bgcomp" xlink:type="simple">https://www.doomworld.com/idgames/levels/doom/megawads/bgcomp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162:.AMJ162]); &quot;&quot;; [.J$2:.AMJ$2] &amp; &quot;: &quot; &amp; [.J162:.AMJ162]))" office:value-type="string" office:string-value="maxmanium: 9" calcext:value-type="string">
            <text:p>maxmanium: 9</text:p>
          </table:table-cell>
          <table:table-cell table:style-name="ce17" table:formula="of:=SUMPRODUCT(NOT(ISBLANK([.J162:.AMJ162])))" office:value-type="float" office:value="1" calcext:value-type="float">
            <text:p>1</text:p>
          </table:table-cell>
          <table:table-cell table:number-columns-repeated="93"/>
          <table:table-cell office:value-type="float" office:value="9" calcext:value-type="float">
            <text:p>9</text:p>
          </table:table-cell>
          <table:table-cell table:number-columns-repeated="921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56" calcext:value-type="float">
            <text:p>156</text:p>
          </table:table-cell>
          <table:table-cell table:formula="of:=SUM([.J163:.AMJ163])" office:value-type="float" office:value="9" calcext:value-type="float">
            <text:p>9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63:.AMJ163]); &quot;&quot;; [.J$2:.AMJ$2] &amp; &quot;: &quot; &amp; [.J163:.AMJ163]))" office:value-type="string" office:string-value="Talvi: 3, HUNdebLeonidasX: 6" calcext:value-type="string">
            <text:p>Talvi: 3, HUNdebLeonidasX: 6</text:p>
          </table:table-cell>
          <table:table-cell table:style-name="ce17" table:formula="of:=SUMPRODUCT(NOT(ISBLANK([.J163:.AMJ163])))" office:value-type="float" office:value="2" calcext:value-type="float">
            <text:p>2</text:p>
          </table:table-cell>
          <table:table-cell table:number-columns-repeated="4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962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56" calcext:value-type="float">
            <text:p>156</text:p>
          </table:table-cell>
          <table:table-cell table:formula="of:=SUM([.J164:.AMJ164])" office:value-type="float" office:value="9" calcext:value-type="float">
            <text:p>9</text:p>
          </table:table-cell>
          <table:table-cell table:style-name="ce77" office:value-type="string" calcext:value-type="string">
            <text:p>Death in Excess</text:p>
          </table:table-cell>
          <table:table-cell table:style-name="Default" office:value-type="string" calcext:value-type="string">
            <text:p><text:a xlink:href="https://www.doomworld.com/idgames/levels/doom2/Ports/megawads/die" xlink:type="simple">https://www.doomworld.com/idgames/levels/doom2/Ports/megawads/die</text:a></text:p>
          </table:table-cell>
          <table:table-cell table:style-name="Default"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64:.AMJ164]); &quot;&quot;; [.J$2:.AMJ$2] &amp; &quot;: &quot; &amp; [.J164:.AMJ164]))" office:value-type="string" office:string-value="Arbys550: 9" calcext:value-type="string">
            <text:p>Arbys550: 9</text:p>
          </table:table-cell>
          <table:table-cell table:style-name="ce17" table:formula="of:=SUMPRODUCT(NOT(ISBLANK([.J164:.AMJ164])))" office:value-type="float" office:value="1" calcext:value-type="float">
            <text:p>1</text:p>
          </table:table-cell>
          <table:table-cell table:number-columns-repeated="81"/>
          <table:table-cell office:value-type="float" office:value="9" calcext:value-type="float">
            <text:p>9</text:p>
          </table:table-cell>
          <table:table-cell table:number-columns-repeated="933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56" calcext:value-type="float">
            <text:p>156</text:p>
          </table:table-cell>
          <table:table-cell table:formula="of:=SUM([.J165:.AMJ165])" office:value-type="float" office:value="9" calcext:value-type="float">
            <text:p>9</text:p>
          </table:table-cell>
          <table:table-cell office:value-type="string" calcext:value-type="string">
            <text:p>Doom 2 In Name Only</text:p>
          </table:table-cell>
          <table:table-cell office:value-type="string" calcext:value-type="string">
            <text:p><text:a xlink:href="https://www.doomworld.com/idgames/levels/doom2/megawads/d2ino" xlink:type="simple">https://www.doomworld.com/idgames/levels/doom2/megawads/d2ino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65:.AMJ165]); &quot;&quot;; [.J$2:.AMJ$2] &amp; &quot;: &quot; &amp; [.J165:.AMJ165]))" office:value-type="string" office:string-value="Odal: 4, CinnamonKilljoy: 5" calcext:value-type="string">
            <text:p>Odal: 4, CinnamonKilljoy: 5</text:p>
          </table:table-cell>
          <table:table-cell table:style-name="ce17" table:formula="of:=SUMPRODUCT(NOT(ISBLANK([.J165:.AMJ165])))" office:value-type="float" office:value="2" calcext:value-type="float">
            <text:p>2</text:p>
          </table:table-cell>
          <table:table-cell table:number-columns-repeated="73"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918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56" calcext:value-type="float">
            <text:p>156</text:p>
          </table:table-cell>
          <table:table-cell table:formula="of:=SUM([.J166:.AMJ166])" office:value-type="float" office:value="9" calcext:value-type="float">
            <text:p>9</text:p>
          </table:table-cell>
          <table:table-cell office:value-type="string" calcext:value-type="string">
            <text:p>Doom: Damnation</text:p>
          </table:table-cell>
          <table:table-cell office:value-type="string" calcext:value-type="string">
            <text:p><text:a xlink:href="https://doomwiki.org/wiki/Doom:_Damnation" xlink:type="simple">https://doomwiki.org/wiki/Doom:_Damnation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166:.AMJ166]); &quot;&quot;; [.J$2:.AMJ$2] &amp; &quot;: &quot; &amp; [.J166:.AMJ166]))" office:value-type="string" office:string-value="bzzrak: 9" calcext:value-type="string">
            <text:p>bzzrak: 9</text:p>
          </table:table-cell>
          <table:table-cell table:style-name="ce17" table:formula="of:=SUMPRODUCT(NOT(ISBLANK([.J166:.AMJ166])))" office:value-type="float" office:value="1" calcext:value-type="float">
            <text:p>1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56" calcext:value-type="float">
            <text:p>156</text:p>
          </table:table-cell>
          <table:table-cell table:formula="of:=SUM([.J167:.AMJ167])" office:value-type="float" office:value="9" calcext:value-type="float">
            <text:p>9</text:p>
          </table:table-cell>
          <table:table-cell office:value-type="string" calcext:value-type="string">
            <text:p>Dump Episode 1: Fuck Time Limits</text:p>
          </table:table-cell>
          <table:table-cell office:value-type="string" calcext:value-type="string">
            <text:p><text:a xlink:href="https://www.doomworld.com/idgames/levels/doom2/Ports/megawads/dump-1" xlink:type="simple">https://www.doomworld.com/idgames/levels/doom2/Ports/megawads/dump-1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67:.AMJ167]); &quot;&quot;; [.J$2:.AMJ$2] &amp; &quot;: &quot; &amp; [.J167:.AMJ167]))" office:value-type="string" office:string-value="Voltcom9: 9" calcext:value-type="string">
            <text:p>Voltcom9: 9</text:p>
          </table:table-cell>
          <table:table-cell table:style-name="ce17" table:formula="of:=SUMPRODUCT(NOT(ISBLANK([.J167:.AMJ167])))" office:value-type="float" office:value="1" calcext:value-type="float">
            <text:p>1</text:p>
          </table:table-cell>
          <table:table-cell table:number-columns-repeated="22"/>
          <table:table-cell office:value-type="float" office:value="9" calcext:value-type="float">
            <text:p>9</text:p>
          </table:table-cell>
          <table:table-cell table:number-columns-repeated="992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56" calcext:value-type="float">
            <text:p>156</text:p>
          </table:table-cell>
          <table:table-cell table:formula="of:=SUM([.J168:.AMJ168])" office:value-type="float" office:value="9" calcext:value-type="float">
            <text:p>9</text:p>
          </table:table-cell>
          <table:table-cell office:value-type="string" calcext:value-type="string">
            <text:p>Dump Episode 3: BFG Edition</text:p>
          </table:table-cell>
          <table:table-cell office:value-type="string" calcext:value-type="string">
            <text:p><text:a xlink:href="https://www.doomworld.com/forum/topic/88507-dump-episode-3-bfg-edition-maps-released/" xlink:type="simple">https://www.doomworld.com/forum/topic/88507-dump-episode-3-bfg-edition-maps-released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68:.AMJ168]); &quot;&quot;; [.J$2:.AMJ$2] &amp; &quot;: &quot; &amp; [.J168:.AMJ168]))" office:value-type="string" office:string-value="HyperLuke: 9" calcext:value-type="string">
            <text:p>HyperLuke: 9</text:p>
          </table:table-cell>
          <table:table-cell table:style-name="ce17" table:formula="of:=SUMPRODUCT(NOT(ISBLANK([.J168:.AMJ168])))" office:value-type="float" office:value="1" calcext:value-type="float">
            <text:p>1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998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56" calcext:value-type="float">
            <text:p>156</text:p>
          </table:table-cell>
          <table:table-cell table:formula="of:=SUM([.J169:.AMJ169])" office:value-type="float" office:value="9" calcext:value-type="float">
            <text:p>9</text:p>
          </table:table-cell>
          <table:table-cell office:value-type="string" calcext:value-type="string">
            <text:p>Dystopia 3: Re-Birth of Anarchy</text:p>
          </table:table-cell>
          <table:table-cell office:value-type="string" calcext:value-type="string">
            <text:p><text:a xlink:href="https://www.doomworld.com/idgames/levels/doom2/d-f/dyst3" xlink:type="simple">https://www.doomworld.com/idgames/levels/doom2/d-f/dyst3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69:.AMJ169]); &quot;&quot;; [.J$2:.AMJ$2] &amp; &quot;: &quot; &amp; [.J169:.AMJ169]))" office:value-type="string" office:string-value="Soundblock: 3, valkiriforce: 1, joepallai: 4, dosboot: 1" calcext:value-type="string">
            <text:p>Soundblock: 3, valkiriforce: 1, joepallai: 4, dosboot: 1</text:p>
          </table:table-cell>
          <table:table-cell table:style-name="ce17" table:formula="of:=SUMPRODUCT(NOT(ISBLANK([.J169:.AMJ169])))" office:value-type="float" office:value="4" calcext:value-type="float">
            <text:p>4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4" calcext:value-type="float">
            <text:p>4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858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56" calcext:value-type="float">
            <text:p>156</text:p>
          </table:table-cell>
          <table:table-cell table:formula="of:=SUM([.J170:.AMJ170])" office:value-type="float" office:value="9" calcext:value-type="float">
            <text:p>9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70:.AMJ170]); &quot;&quot;; [.J$2:.AMJ$2] &amp; &quot;: &quot; &amp; [.J170:.AMJ170]))" office:value-type="string" office:string-value="m8f: 5, Fadri: 4" calcext:value-type="string">
            <text:p>m8f: 5, Fadri: 4</text:p>
          </table:table-cell>
          <table:table-cell table:style-name="ce17" table:formula="of:=SUMPRODUCT(NOT(ISBLANK([.J170:.AMJ170])))" office:value-type="float" office:value="2" calcext:value-type="float">
            <text:p>2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73"/>
          <table:table-cell office:value-type="float" office:value="4" calcext:value-type="float">
            <text:p>4</text:p>
          </table:table-cell>
          <table:table-cell table:number-columns-repeated="866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56" calcext:value-type="float">
            <text:p>156</text:p>
          </table:table-cell>
          <table:table-cell table:formula="of:=SUM([.J171:.AMJ171])" office:value-type="float" office:value="9" calcext:value-type="float">
            <text:p>9</text:p>
          </table:table-cell>
          <table:table-cell office:value-type="string" calcext:value-type="string">
            <text:p>Eternal Slumber Party﻿ 2</text:p>
          </table:table-cell>
          <table:table-cell office:value-type="string" calcext:value-type="string">
            <text:p><text:a xlink:href="https://www.doomworld.com/forum/topic/100391-esp2/" xlink:type="simple">https://www.doomworld.com/forum/topic/100391-esp2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71:.AMJ171]); &quot;&quot;; [.J$2:.AMJ$2] &amp; &quot;: &quot; &amp; [.J171:.AMJ171]))" office:value-type="string" office:string-value="Roofi: 9" calcext:value-type="string">
            <text:p>Roofi: 9</text:p>
          </table:table-cell>
          <table:table-cell table:style-name="ce17" table:formula="of:=SUMPRODUCT(NOT(ISBLANK([.J171:.AMJ171])))" office:value-type="float" office:value="1" calcext:value-type="float">
            <text:p>1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73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56" calcext:value-type="float">
            <text:p>156</text:p>
          </table:table-cell>
          <table:table-cell table:formula="of:=SUM([.J172:.AMJ172])" office:value-type="float" office:value="9" calcext:value-type="float">
            <text:p>9</text:p>
          </table:table-cell>
          <table:table-cell office:value-type="string" calcext:value-type="string">
            <text:p>Hellrun</text:p>
          </table:table-cell>
          <table:table-cell office:value-type="string" calcext:value-type="string">
            <text:p><text:a xlink:href="https://www.doomworld.com/idgames/levels/doom2/g-i/hellrun2" xlink:type="simple">https://www.doomworld.com/idgames/levels/doom2/g-i/hellrun2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72:.AMJ172]); &quot;&quot;; [.J$2:.AMJ$2] &amp; &quot;: &quot; &amp; [.J172:.AMJ172]))" office:value-type="string" office:string-value="Doomkid: 3, joepallai: 6" calcext:value-type="string">
            <text:p>Doomkid: 3, joepallai: 6</text:p>
          </table:table-cell>
          <table:table-cell table:style-name="ce17" table:formula="of:=SUMPRODUCT(NOT(ISBLANK([.J172:.AMJ172])))"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12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56" calcext:value-type="float">
            <text:p>156</text:p>
          </table:table-cell>
          <table:table-cell table:formula="of:=SUM([.J173:.AMJ173])" office:value-type="float" office:value="9" calcext:value-type="float">
            <text:p>9</text:p>
          </table:table-cell>
          <table:table-cell office:value-type="string" calcext:value-type="string">
            <text:p>Hi-Tech Hell 2: Alien Tech</text:p>
          </table:table-cell>
          <table:table-cell office:value-type="string" calcext:value-type="string">
            <text:p><text:a xlink:href="https://www.doomworld.com/idgames/levels/doom2/Ports/g-i/hth2" xlink:type="simple">https://www.doomworld.com/idgames/levels/doom2/Ports/g-i/hth2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73:.AMJ173]); &quot;&quot;; [.J$2:.AMJ$2] &amp; &quot;: &quot; &amp; [.J173:.AMJ173]))" office:value-type="string" office:string-value="Graf Zahl: 9" calcext:value-type="string">
            <text:p>Graf Zahl: 9</text:p>
          </table:table-cell>
          <table:table-cell table:style-name="ce17" table:formula="of:=SUMPRODUCT(NOT(ISBLANK([.J173:.AMJ173])))" office:value-type="float" office:value="1" calcext:value-type="float">
            <text:p>1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993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56" calcext:value-type="float">
            <text:p>156</text:p>
          </table:table-cell>
          <table:table-cell table:formula="of:=SUM([.J174:.AMJ174])" office:value-type="float" office:value="9" calcext:value-type="float">
            <text:p>9</text:p>
          </table:table-cell>
          <table:table-cell office:value-type="string" calcext:value-type="string">
            <text:p>Obituary</text:p>
          </table:table-cell>
          <table:table-cell office:value-type="string" calcext:value-type="string">
            <text:p><text:a xlink:href="https://www.doomworld.com/idgames/levels/doom2/m-o/obtic11" xlink:type="simple">https://www.doomworld.com/idgames/levels/doom2/m-o/obtic11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74:.AMJ174]); &quot;&quot;; [.J$2:.AMJ$2] &amp; &quot;: &quot; &amp; [.J174:.AMJ174]))" office:value-type="string" office:string-value="roadworx: 4, T-Rex: 1, Ragu: 4" calcext:value-type="string">
            <text:p>roadworx: 4, T-Rex: 1, Ragu: 4</text:p>
          </table:table-cell>
          <table:table-cell table:style-name="ce17" table:formula="of:=SUMPRODUCT(NOT(ISBLANK([.J174:.AMJ174])))" office:value-type="float" office:value="3" calcext:value-type="float">
            <text:p>3</text:p>
          </table:table-cell>
          <table:table-cell table:number-columns-repeated="30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24"/>
          <table:table-cell office:value-type="float" office:value="4" calcext:value-type="float">
            <text:p>4</text:p>
          </table:table-cell>
          <table:table-cell table:number-columns-repeated="851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56" calcext:value-type="float">
            <text:p>156</text:p>
          </table:table-cell>
          <table:table-cell table:formula="of:=SUM([.J175:.AMJ175])" office:value-type="float" office:value="9" calcext:value-type="float">
            <text:p>9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<text:a xlink:href="https://forum.zdoom.org/viewtopic.php?t=52301#p913612" xlink:type="simple">https://forum.zdoom.org/viewtopic.php?t=52301#p913612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75:.AMJ175]); &quot;&quot;; [.J$2:.AMJ$2] &amp; &quot;: &quot; &amp; [.J175:.AMJ175]))" office:value-type="string" office:string-value="Apaul27: 9" calcext:value-type="string">
            <text:p>Apaul27: 9</text:p>
          </table:table-cell>
          <table:table-cell table:style-name="ce17" table:formula="of:=SUMPRODUCT(NOT(ISBLANK([.J175:.AMJ175])))" office:value-type="float" office:value="1" calcext:value-type="float">
            <text:p>1</text:p>
          </table:table-cell>
          <table:table-cell table:number-columns-repeated="71"/>
          <table:table-cell office:value-type="float" office:value="9" calcext:value-type="float">
            <text:p>9</text:p>
          </table:table-cell>
          <table:table-cell table:number-columns-repeated="943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56" calcext:value-type="float">
            <text:p>156</text:p>
          </table:table-cell>
          <table:table-cell table:formula="of:=SUM([.J176:.AMJ176])" office:value-type="float" office:value="9" calcext:value-type="float">
            <text:p>9</text:p>
          </table:table-cell>
          <table:table-cell office:value-type="string" calcext:value-type="string">
            <text:p>Torment and Torture</text:p>
          </table:table-cell>
          <table:table-cell office:value-type="string" calcext:value-type="string">
            <text:p><text:a xlink:href="https://www.doomworld.com/idgames/levels/doom2/Ports/s-u/tnte1" xlink:type="simple">https://www.doomworld.com/idgames/levels/doom2/Ports/s-u/tnte1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76:.AMJ176]); &quot;&quot;; [.J$2:.AMJ$2] &amp; &quot;: &quot; &amp; [.J176:.AMJ176]))" office:value-type="string" office:string-value="MFG38: 9" calcext:value-type="string">
            <text:p>MFG38: 9</text:p>
          </table:table-cell>
          <table:table-cell table:style-name="ce17" table:formula="of:=SUMPRODUCT(NOT(ISBLANK([.J176:.AMJ176])))" office:value-type="float" office:value="1" calcext:value-type="float">
            <text:p>1</text:p>
          </table:table-cell>
          <table:table-cell table:number-columns-repeated="19"/>
          <table:table-cell office:value-type="float" office:value="9" calcext:value-type="float">
            <text:p>9</text:p>
          </table:table-cell>
          <table:table-cell table:number-columns-repeated="995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74" calcext:value-type="float">
            <text:p>174</text:p>
          </table:table-cell>
          <table:table-cell table:formula="of:=SUM([.J177:.AMJ177])" office:value-type="float" office:value="8" calcext:value-type="float">
            <text:p>8</text:p>
          </table:table-cell>
          <table:table-cell office:value-type="string" calcext:value-type="string">
            <text:p>50 Monsters</text:p>
          </table:table-cell>
          <table:table-cell office:value-type="string" calcext:value-type="string">
            <text:p><text:a xlink:href="https://www.doomworld.com/idgames/levels/doom2/megawads/50monstr" xlink:type="simple">https://www.doomworld.com/idgames/levels/doom2/megawads/50monstr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77:.AMJ177]); &quot;&quot;; [.J$2:.AMJ$2] &amp; &quot;: &quot; &amp; [.J177:.AMJ177]))" office:value-type="string" office:string-value="tmorrow: 2, Worm318: 6" calcext:value-type="string">
            <text:p>tmorrow: 2, Worm318: 6</text:p>
          </table:table-cell>
          <table:table-cell table:style-name="ce17" table:formula="of:=SUMPRODUCT(NOT(ISBLANK([.J177:.AMJ177])))" office:value-type="float" office:value="2" calcext:value-type="float">
            <text:p>2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911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74" calcext:value-type="float">
            <text:p>174</text:p>
          </table:table-cell>
          <table:table-cell table:formula="of:=SUM([.J178:.AMJ178])" office:value-type="float" office:value="8" calcext:value-type="float">
            <text:p>8</text:p>
          </table:table-cell>
          <table:table-cell office:value-type="string" calcext:value-type="string">
            <text:p>Armadosia The Mad Corridor</text:p>
          </table:table-cell>
          <table:table-cell office:value-type="string" calcext:value-type="string">
            <text:p><text:a xlink:href="https://www.doomworld.com/idgames/levels/doom2/Ports/megawads/amdosia" xlink:type="simple">https://www.doomworld.com/idgames/levels/doom2/Ports/megawads/amdosia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78:.AMJ178]); &quot;&quot;; [.J$2:.AMJ$2] &amp; &quot;: &quot; &amp; [.J178:.AMJ178]))" office:value-type="string" office:string-value="Pierrot: 2, smeghammer: 6" calcext:value-type="string">
            <text:p>Pierrot: 2, smeghammer: 6</text:p>
          </table:table-cell>
          <table:table-cell table:style-name="ce17" table:formula="of:=SUMPRODUCT(NOT(ISBLANK([.J178:.AMJ178])))" office:value-type="float" office:value="2" calcext:value-type="float">
            <text:p>2</text:p>
          </table:table-cell>
          <table:table-cell table:number-columns-repeated="116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96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74" calcext:value-type="float">
            <text:p>174</text:p>
          </table:table-cell>
          <table:table-cell table:formula="of:=SUM([.J179:.AMJ179])" office:value-type="float" office:value="8" calcext:value-type="float">
            <text:p>8</text:p>
          </table:table-cell>
          <table:table-cell office:value-type="string" calcext:value-type="string">
            <text:p>Come eat The Mapwich</text:p>
          </table:table-cell>
          <table:table-cell office:value-type="string" calcext:value-type="string">
            <text:p><text:a xlink:href="https://www.doomworld.com/forum/topic/107249-come-eat-the-mapwich-a-collaborative-community-project-rc1-available/" xlink:type="simple">https://www.doomworld.com/forum/topic/107249-come-eat-the-mapwich-a-collaborative-community-project-rc1-available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79:.AMJ179]); &quot;&quot;; [.J$2:.AMJ$2] &amp; &quot;: &quot; &amp; [.J179:.AMJ179]))" office:value-type="string" office:string-value="Jaromir Bergmann: 8" calcext:value-type="string">
            <text:p>Jaromir Bergmann: 8</text:p>
          </table:table-cell>
          <table:table-cell table:style-name="ce17" table:formula="of:=SUMPRODUCT(NOT(ISBLANK([.J179:.AMJ179])))" office:value-type="float" office:value="1" calcext:value-type="float">
            <text:p>1</text:p>
          </table:table-cell>
          <table:table-cell table:number-columns-repeated="92"/>
          <table:table-cell office:value-type="float" office:value="8" calcext:value-type="float">
            <text:p>8</text:p>
          </table:table-cell>
          <table:table-cell table:number-columns-repeated="922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74" calcext:value-type="float">
            <text:p>174</text:p>
          </table:table-cell>
          <table:table-cell table:formula="of:=SUM([.J180:.AMJ180])" office:value-type="float" office:value="8" calcext:value-type="float">
            <text:p>8</text:p>
          </table:table-cell>
          <table:table-cell office:value-type="string" calcext:value-type="string">
            <text:p>Doom City</text:p>
          </table:table-cell>
          <table:table-cell office:value-type="string" calcext:value-type="string">
            <text:p><text:a xlink:href="https://www.doomworld.com/idgames/levels/doom2/d-f/doomcity" xlink:type="simple">https://www.doomworld.com/idgames/levels/doom2/d-f/doomcity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80:.AMJ180]); &quot;&quot;; [.J$2:.AMJ$2] &amp; &quot;: &quot; &amp; [.J180:.AMJ180]))" office:value-type="string" office:string-value="Jaws In Space: 4, Doomkid: 3, toxic.rat: 1" calcext:value-type="string">
            <text:p>Jaws In Space: 4, Doomkid: 3, toxic.rat: 1</text:p>
          </table:table-cell>
          <table:table-cell table:style-name="ce17" table:formula="of:=SUMPRODUCT(NOT(ISBLANK([.J180:.AMJ180])))"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46"/>
          <table:table-cell office:value-type="float" office:value="1" calcext:value-type="float">
            <text:p>1</text:p>
          </table:table-cell>
          <table:table-cell table:number-columns-repeated="859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74" calcext:value-type="float">
            <text:p>174</text:p>
          </table:table-cell>
          <table:table-cell table:formula="of:=SUM([.J181:.AMJ181])" office:value-type="float" office:value="8" calcext:value-type="float">
            <text:p>8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<text:a xlink:href="https://www.doomworld.com/forum/topic/69813-doom-the-golden-souls-mario-64-doom-definitive-edition-released/" xlink:type="simple">https://www.doomworld.com/forum/topic/69813-doom-the-golden-souls-mario-64-doom-definitive-edition-released/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81:.AMJ181]); &quot;&quot;; [.J$2:.AMJ$2] &amp; &quot;: &quot; &amp; [.J181:.AMJ181]))" office:value-type="string" office:string-value="everennui: 1, TheNerdTurtle2: 7" calcext:value-type="string">
            <text:p>everennui: 1, TheNerdTurtle2: 7</text:p>
          </table:table-cell>
          <table:table-cell table:style-name="ce17" table:formula="of:=SUMPRODUCT(NOT(ISBLANK([.J181:.AMJ181])))" office:value-type="float" office:value="2" calcext:value-type="float">
            <text:p>2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7" calcext:value-type="float">
            <text:p>7</text:p>
          </table:table-cell>
          <table:table-cell table:number-columns-repeated="938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74" calcext:value-type="float">
            <text:p>174</text:p>
          </table:table-cell>
          <table:table-cell table:formula="of:=SUM([.J182:.AMJ182])" office:value-type="float" office:value="8" calcext:value-type="float">
            <text:p>8</text:p>
          </table:table-cell>
          <table:table-cell office:value-type="string" calcext:value-type="string">
            <text:p>Doomguy's Pimp Ventures</text:p>
          </table:table-cell>
          <table:table-cell office:value-type="string" calcext:value-type="string">
            <text:p><text:a xlink:href="https://www.doomworld.com/idgames/levels/doom2/Ports/a-c/cybie" xlink:type="simple">https://www.doomworld.com/idgames/levels/doom2/Ports/a-c/cybie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82:.AMJ182]); &quot;&quot;; [.J$2:.AMJ$2] &amp; &quot;: &quot; &amp; [.J182:.AMJ182]))" office:value-type="string" office:string-value="AnonimVio: 8" calcext:value-type="string">
            <text:p>AnonimVio: 8</text:p>
          </table:table-cell>
          <table:table-cell table:style-name="ce17" table:formula="of:=SUMPRODUCT(NOT(ISBLANK([.J182:.AMJ182])))" office:value-type="float" office:value="1" calcext:value-type="float">
            <text:p>1</text:p>
          </table:table-cell>
          <table:table-cell table:number-columns-repeated="24"/>
          <table:table-cell office:value-type="float" office:value="8" calcext:value-type="float">
            <text:p>8</text:p>
          </table:table-cell>
          <table:table-cell table:number-columns-repeated="990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74" calcext:value-type="float">
            <text:p>174</text:p>
          </table:table-cell>
          <table:table-cell table:formula="of:=SUM([.J183:.AMJ183])" office:value-type="float" office:value="8" calcext:value-type="float">
            <text:p>8</text:p>
          </table:table-cell>
          <table:table-cell office:value-type="string" calcext:value-type="string">
            <text:p>Holy Hell</text:p>
          </table:table-cell>
          <table:table-cell office:value-type="string" calcext:value-type="string">
            <text:p><text:a xlink:href="https://www.doomworld.com/idgames/levels/doom2/Ports/g-i/holyhell" xlink:type="simple">https://www.doomworld.com/idgames/levels/doom2/Ports/g-i/holyhell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83:.AMJ183]); &quot;&quot;; [.J$2:.AMJ$2] &amp; &quot;: &quot; &amp; [.J183:.AMJ183]))" office:value-type="string" office:string-value="Outrageous Videos: 2, bemused: 6" calcext:value-type="string">
            <text:p>Outrageous Videos: 2, bemused: 6</text:p>
          </table:table-cell>
          <table:table-cell table:style-name="ce17" table:formula="of:=SUMPRODUCT(NOT(ISBLANK([.J183:.AMJ183])))" office:value-type="float" office:value="2" calcext:value-type="float">
            <text:p>2</text:p>
          </table:table-cell>
          <table:table-cell table:number-columns-repeated="44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949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74" calcext:value-type="float">
            <text:p>174</text:p>
          </table:table-cell>
          <table:table-cell table:formula="of:=SUM([.J184:.AMJ184])" office:value-type="float" office:value="8" calcext:value-type="float">
            <text:p>8</text:p>
          </table:table-cell>
          <table:table-cell office:value-type="string" calcext:value-type="string">
            <text:p>Italo-Doom</text:p>
          </table:table-cell>
          <table:table-cell office:value-type="string" calcext:value-type="string">
            <text:p><text:a xlink:href="https://www.doomworld.com/idgames/levels/doom2/Ports/megawads/italo" xlink:type="simple">https://www.doomworld.com/idgames/levels/doom2/Ports/megawads/italo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84:.AMJ184]); &quot;&quot;; [.J$2:.AMJ$2] &amp; &quot;: &quot; &amp; [.J184:.AMJ184]))" office:value-type="string" office:string-value="bemused: 8" calcext:value-type="string">
            <text:p>bemused: 8</text:p>
          </table:table-cell>
          <table:table-cell table:style-name="ce17" table:formula="of:=SUMPRODUCT(NOT(ISBLANK([.J184:.AMJ184])))" office:value-type="float" office:value="1" calcext:value-type="float">
            <text:p>1</text:p>
          </table:table-cell>
          <table:table-cell table:number-columns-repeated="65"/>
          <table:table-cell office:value-type="float" office:value="8" calcext:value-type="float">
            <text:p>8</text:p>
          </table:table-cell>
          <table:table-cell table:number-columns-repeated="949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74" calcext:value-type="float">
            <text:p>174</text:p>
          </table:table-cell>
          <table:table-cell table:formula="of:=SUM([.J185:.AMJ185])" office:value-type="float" office:value="8" calcext:value-type="float">
            <text:p>8</text:p>
          </table:table-cell>
          <table:table-cell office:value-type="string" calcext:value-type="string">
            <text:p>Mangle</text:p>
          </table:table-cell>
          <table:table-cell office:value-type="string" calcext:value-type="string">
            <text:p><text:a xlink:href="https://www.doomworld.com/idgames/levels/doom2/m-o/mangle" xlink:type="simple">https://www.doomworld.com/idgames/levels/doom2/m-o/mangle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85:.AMJ185]); &quot;&quot;; [.J$2:.AMJ$2] &amp; &quot;: &quot; &amp; [.J185:.AMJ185]))" office:value-type="string" office:string-value="bzzrak: 8" calcext:value-type="string">
            <text:p>bzzrak: 8</text:p>
          </table:table-cell>
          <table:table-cell table:style-name="ce17" table:formula="of:=SUMPRODUCT(NOT(ISBLANK([.J185:.AMJ185])))" office:value-type="float" office:value="1" calcext:value-type="float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74" calcext:value-type="float">
            <text:p>174</text:p>
          </table:table-cell>
          <table:table-cell table:formula="of:=SUM([.J186:.AMJ186])" office:value-type="float" office:value="8" calcext:value-type="float">
            <text:p>8</text:p>
          </table:table-cell>
          <table:table-cell office:value-type="string" calcext:value-type="string">
            <text:p>Monster Hunter Ltd Part I</text:p>
          </table:table-cell>
          <table:table-cell office:value-type="string" calcext:value-type="string">
            <text:p><text:a xlink:href="https://www.doomworld.com/idgames/levels/doom2/Ports/m-o/mohu1" xlink:type="simple">https://www.doomworld.com/idgames/levels/doom2/Ports/m-o/mohu1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86:.AMJ186]); &quot;&quot;; [.J$2:.AMJ$2] &amp; &quot;: &quot; &amp; [.J186:.AMJ186]))" office:value-type="string" office:string-value="Jaws In Space: 4, m8f: 4" calcext:value-type="string">
            <text:p>Jaws In Space: 4, m8f: 4</text:p>
          </table:table-cell>
          <table:table-cell table:style-name="ce17" table:formula="of:=SUMPRODUCT(NOT(ISBLANK([.J186:.AMJ186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40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74" calcext:value-type="float">
            <text:p>174</text:p>
          </table:table-cell>
          <table:table-cell table:formula="of:=SUM([.J187:.AMJ187])" office:value-type="float" office:value="8" calcext:value-type="float">
            <text:p>8</text:p>
          </table:table-cell>
          <table:table-cell office:value-type="string" calcext:value-type="string">
            <text:p>Monster Hunter Ltd Part II</text:p>
          </table:table-cell>
          <table:table-cell office:value-type="string" calcext:value-type="string">
            <text:p><text:a xlink:href="https://www.doomworld.com/idgames/levels/doom2/Ports/m-o/mohu2" xlink:type="simple">https://www.doomworld.com/idgames/levels/doom2/Ports/m-o/mohu2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87:.AMJ187]); &quot;&quot;; [.J$2:.AMJ$2] &amp; &quot;: &quot; &amp; [.J187:.AMJ187]))" office:value-type="string" office:string-value="Jaws In Space: 4, m8f: 4" calcext:value-type="string">
            <text:p>Jaws In Space: 4, m8f: 4</text:p>
          </table:table-cell>
          <table:table-cell table:style-name="ce17" table:formula="of:=SUMPRODUCT(NOT(ISBLANK([.J187:.AMJ187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40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74" calcext:value-type="float">
            <text:p>174</text:p>
          </table:table-cell>
          <table:table-cell table:formula="of:=SUM([.J188:.AMJ188])" office:value-type="float" office:value="8" calcext:value-type="float">
            <text:p>8</text:p>
          </table:table-cell>
          <table:table-cell office:value-type="string" calcext:value-type="string">
            <text:p>Nimrod: Ixnay on the Hombre</text:p>
          </table:table-cell>
          <table:table-cell office:value-type="string" calcext:value-type="string">
            <text:p><text:a xlink:href="https://www.doomworld.com/idgames/levels/doom2/Ports/m-o/nimrod" xlink:type="simple">https://www.doomworld.com/idgames/levels/doom2/Ports/m-o/nimrod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88:.AMJ188]); &quot;&quot;; [.J$2:.AMJ$2] &amp; &quot;: &quot; &amp; [.J188:.AMJ188]))" office:value-type="string" office:string-value="Graf Zahl: 8" calcext:value-type="string">
            <text:p>Graf Zahl: 8</text:p>
          </table:table-cell>
          <table:table-cell table:style-name="ce17" table:formula="of:=SUMPRODUCT(NOT(ISBLANK([.J188:.AMJ188])))" office:value-type="float" office:value="1" calcext:value-type="float">
            <text:p>1</text:p>
          </table:table-cell>
          <table:table-cell table:number-columns-repeated="21"/>
          <table:table-cell office:value-type="float" office:value="8" calcext:value-type="float">
            <text:p>8</text:p>
          </table:table-cell>
          <table:table-cell table:number-columns-repeated="993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74" calcext:value-type="float">
            <text:p>174</text:p>
          </table:table-cell>
          <table:table-cell table:formula="of:=SUM([.J189:.AMJ189])" office:value-type="float" office:value="8" calcext:value-type="float">
            <text:p>8</text:p>
          </table:table-cell>
          <table:table-cell office:value-type="string" calcext:value-type="string">
            <text:p>Scythe X</text:p>
          </table:table-cell>
          <table:table-cell office:value-type="string" calcext:value-type="string">
            <text:p><text:a xlink:href="https://www.doomworld.com/idgames/levels/doom2/Ports/s-u/scythex" xlink:type="simple">https://www.doomworld.com/idgames/levels/doom2/Ports/s-u/scythex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89:.AMJ189]); &quot;&quot;; [.J$2:.AMJ$2] &amp; &quot;: &quot; &amp; [.J189:.AMJ189]))" office:value-type="string" office:string-value="42PercentHealth: 2, Graf Zahl: 2, Talvi: 3, bLOCKbOYgAMES: 1" calcext:value-type="string">
            <text:p>42PercentHealth: 2, Graf Zahl: 2, Talvi: 3, bLOCKbOYgAMES: 1</text:p>
          </table:table-cell>
          <table:table-cell table:style-name="ce17" table:formula="of:=SUMPRODUCT(NOT(ISBLANK([.J189:.AMJ189]))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66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74" calcext:value-type="float">
            <text:p>174</text:p>
          </table:table-cell>
          <table:table-cell table:formula="of:=SUM([.J190:.AMJ190])" office:value-type="float" office:value="8" calcext:value-type="float">
            <text:p>8</text:p>
          </table:table-cell>
          <table:table-cell office:value-type="string" calcext:value-type="string">
            <text:p>The Beesong</text:p>
          </table:table-cell>
          <table:table-cell office:value-type="string" calcext:value-type="string">
            <text:p><text:a xlink:href="https://www.doomworld.com/forum/topic/43453-new-map-ready-to-go-the-bee-map/" xlink:type="simple">https://www.doomworld.com/forum/topic/43453-new-map-ready-to-go-the-bee-map/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90:.AMJ190]); &quot;&quot;; [.J$2:.AMJ$2] &amp; &quot;: &quot; &amp; [.J190:.AMJ190]))" office:value-type="string" office:string-value="Roofi: 8" calcext:value-type="string">
            <text:p>Roofi: 8</text:p>
          </table:table-cell>
          <table:table-cell table:style-name="ce17" table:formula="of:=SUMPRODUCT(NOT(ISBLANK([.J190:.AMJ190])))" office:value-type="float" office:value="1" calcext:value-type="float">
            <text:p>1</text:p>
          </table:table-cell>
          <table:table-cell table:number-columns-repeated="41"/>
          <table:table-cell office:value-type="float" office:value="8" calcext:value-type="float">
            <text:p>8</text:p>
          </table:table-cell>
          <table:table-cell table:number-columns-repeated="973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74" calcext:value-type="float">
            <text:p>174</text:p>
          </table:table-cell>
          <table:table-cell table:formula="of:=SUM([.J191:.AMJ191])" office:value-type="float" office:value="8" calcext:value-type="float">
            <text:p>8</text:p>
          </table:table-cell>
          <table:table-cell table:style-name="ce77" office:value-type="string" calcext:value-type="string">
            <text:p>The Final Gathering</text:p>
          </table:table-cell>
          <table:table-cell table:style-name="Default" office:value-type="string" calcext:value-type="string">
            <text:p><text:a xlink:href="https://doomwiki.org/wiki/The_Final_Gathering" xlink:type="simple">https://doomwiki.org/wiki/The_Final_Gathering</text:a></text:p>
          </table:table-cell>
          <table:table-cell table:style-name="Default"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91:.AMJ191]); &quot;&quot;; [.J$2:.AMJ$2] &amp; &quot;: &quot; &amp; [.J191:.AMJ191]))" office:value-type="string" office:string-value="Ragu: 8" calcext:value-type="string">
            <text:p>Ragu: 8</text:p>
          </table:table-cell>
          <table:table-cell table:style-name="ce17" table:formula="of:=SUMPRODUCT(NOT(ISBLANK([.J191:.AMJ191])))" office:value-type="float" office:value="1" calcext:value-type="float">
            <text:p>1</text:p>
          </table:table-cell>
          <table:table-cell table:number-columns-repeated="163"/>
          <table:table-cell office:value-type="float" office:value="8" calcext:value-type="float">
            <text:p>8</text:p>
          </table:table-cell>
          <table:table-cell table:number-columns-repeated="851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74" calcext:value-type="float">
            <text:p>174</text:p>
          </table:table-cell>
          <table:table-cell table:formula="of:=SUM([.J192:.AMJ192])" office:value-type="float" office:value="8" calcext:value-type="float">
            <text:p>8</text:p>
          </table:table-cell>
          <table:table-cell office:value-type="string" calcext:value-type="string">
            <text:p>Three Is A Crowd</text:p>
          </table:table-cell>
          <table:table-cell office:value-type="string" calcext:value-type="string">
            <text:p><text:a xlink:href="https://www.doomworld.com/forum/topic/115177-three-is-a-crowd-vanilla-megawad-with-three-protagonists-finally-released/" xlink:type="simple">https://www.doomworld.com/forum/topic/115177-three-is-a-crowd-vanilla-megawad-with-three-protagonists-finally-released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92:.AMJ192]); &quot;&quot;; [.J$2:.AMJ$2] &amp; &quot;: &quot; &amp; [.J192:.AMJ192]))" office:value-type="string" office:string-value="Omniarch: 5, TJG1289: 3" calcext:value-type="string">
            <text:p>Omniarch: 5, TJG1289: 3</text:p>
          </table:table-cell>
          <table:table-cell table:style-name="ce17" table:formula="of:=SUMPRODUCT(NOT(ISBLANK([.J192:.AMJ192])))" office:value-type="float" office:value="2" calcext:value-type="float">
            <text:p>2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860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74" calcext:value-type="float">
            <text:p>174</text:p>
          </table:table-cell>
          <table:table-cell table:formula="of:=SUM([.J193:.AMJ193])" office:value-type="float" office:value="8" calcext:value-type="float">
            <text:p>8</text:p>
          </table:table-cell>
          <table:table-cell office:value-type="string" calcext:value-type="string">
            <text:p>Vrack 3</text:p>
          </table:table-cell>
          <table:table-cell office:value-type="string" calcext:value-type="string">
            <text:p><text:a xlink:href="https://www.doomworld.com/idgames/levels/doom2/Ports/v-z/vrack3" xlink:type="simple">https://www.doomworld.com/idgames/levels/doom2/Ports/v-z/vrack3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93:.AMJ193]); &quot;&quot;; [.J$2:.AMJ$2] &amp; &quot;: &quot; &amp; [.J193:.AMJ193]))" office:value-type="string" office:string-value="Spectra: 4, Midnight_00: 1, vdgg: 3" calcext:value-type="string">
            <text:p>Spectra: 4, Midnight_00: 1, vdgg: 3</text:p>
          </table:table-cell>
          <table:table-cell table:style-name="ce17" table:formula="of:=SUMPRODUCT(NOT(ISBLANK([.J193:.AMJ193])))" office:value-type="float" office:value="3" calcext:value-type="float">
            <text:p>3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1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871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91" calcext:value-type="float">
            <text:p>191</text:p>
          </table:table-cell>
          <table:table-cell table:formula="of:=SUM([.J194:.AMJ194])" office:value-type="float" office:value="7" calcext:value-type="float">
            <text:p>7</text:p>
          </table:table-cell>
          <table:table-cell office:value-type="string" calcext:value-type="string">
            <text:p>Alienated</text:p>
          </table:table-cell>
          <table:table-cell office:value-type="string" calcext:value-type="string">
            <text:p><text:a xlink:href="https://www.doomworld.com/forum/topic/108865-rc2-release-alienated-10-levels-for-gzdoom/" xlink:type="simple">https://www.doomworld.com/forum/topic/108865-rc2-release-alienated-10-levels-for-gzdoom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94:.AMJ194]); &quot;&quot;; [.J$2:.AMJ$2] &amp; &quot;: &quot; &amp; [.J194:.AMJ194]))" office:value-type="string" office:string-value="Jaromir Bergmann: 7" calcext:value-type="string">
            <text:p>Jaromir Bergmann: 7</text:p>
          </table:table-cell>
          <table:table-cell table:style-name="ce17" table:formula="of:=SUMPRODUCT(NOT(ISBLANK([.J194:.AMJ194])))" office:value-type="float" office:value="1" calcext:value-type="float">
            <text:p>1</text:p>
          </table:table-cell>
          <table:table-cell table:number-columns-repeated="92"/>
          <table:table-cell office:value-type="float" office:value="7" calcext:value-type="float">
            <text:p>7</text:p>
          </table:table-cell>
          <table:table-cell table:number-columns-repeated="922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91" calcext:value-type="float">
            <text:p>191</text:p>
          </table:table-cell>
          <table:table-cell table:formula="of:=SUM([.J195:.AMJ195])" office:value-type="float" office:value="7" calcext:value-type="float">
            <text:p>7</text:p>
          </table:table-cell>
          <table:table-cell office:value-type="string" calcext:value-type="string">
            <text:p>Castle Heng</text:p>
          </table:table-cell>
          <table:table-cell office:value-type="string" calcext:value-type="string">
            <text:p><text:a xlink:href="http://www.moddb.com/games/doom/addons/castle-heng" xlink:type="simple">http://www.moddb.com/games/doom/addons/castle-heng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95:.AMJ195]); &quot;&quot;; [.J$2:.AMJ$2] &amp; &quot;: &quot; &amp; [.J195:.AMJ195]))" office:value-type="string" office:string-value="7hm: 7" calcext:value-type="string">
            <text:p>7hm: 7</text:p>
          </table:table-cell>
          <table:table-cell table:style-name="ce17" table:formula="of:=SUMPRODUCT(NOT(ISBLANK([.J195:.AMJ195])))" office:value-type="float" office:value="1" calcext:value-type="float">
            <text:p>1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2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91" calcext:value-type="float">
            <text:p>191</text:p>
          </table:table-cell>
          <table:table-cell table:formula="of:=SUM([.J196:.AMJ196])" office:value-type="float" office:value="7" calcext:value-type="float">
            <text:p>7</text:p>
          </table:table-cell>
          <table:table-cell office:value-type="string" calcext:value-type="string">
            <text:p>Caverns of Darkness</text:p>
          </table:table-cell>
          <table:table-cell office:value-type="string" calcext:value-type="string">
            <text:p><text:a xlink:href="https://www.doomworld.com/idgames/levels/doom2/Ports/a-c/cc-cod" xlink:type="simple">https://www.doomworld.com/idgames/levels/doom2/Ports/a-c/cc-cod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96:.AMJ196]); &quot;&quot;; [.J$2:.AMJ$2] &amp; &quot;: &quot; &amp; [.J196:.AMJ196]))" office:value-type="string" office:string-value="vdgg: 7" calcext:value-type="string">
            <text:p>vdgg: 7</text:p>
          </table:table-cell>
          <table:table-cell table:style-name="ce17" table:formula="of:=SUMPRODUCT(NOT(ISBLANK([.J196:.AMJ196])))" office:value-type="float" office:value="1" calcext:value-type="float">
            <text:p>1</text:p>
          </table:table-cell>
          <table:table-cell table:number-columns-repeated="143"/>
          <table:table-cell office:value-type="float" office:value="7" calcext:value-type="float">
            <text:p>7</text:p>
          </table:table-cell>
          <table:table-cell table:number-columns-repeated="871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91" calcext:value-type="float">
            <text:p>191</text:p>
          </table:table-cell>
          <table:table-cell table:formula="of:=SUM([.J197:.AMJ197])" office:value-type="float" office:value="7" calcext:value-type="float">
            <text:p>7</text:p>
          </table:table-cell>
          <table:table-cell office:value-type="string" calcext:value-type="string">
            <text:p>Chex Quest 2</text:p>
          </table:table-cell>
          <table:table-cell office:value-type="string" calcext:value-type="string">
            <text:p><text:a xlink:href="https://doomwiki.org/wiki/Chex_Quest#Chex_Quest_2" xlink:type="simple">https://doomwiki.org/wiki/Chex_Quest#Chex_Quest_2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Chex</text:p>
          </table:table-cell>
          <table:table-cell table:style-name="ce16" table:number-matrix-columns-spanned="1" table:number-matrix-rows-spanned="1" table:formula="of:=COM.MICROSOFT.TEXTJOIN(&quot;, &quot;; 1; IF(ISBLANK([.J197:.AMJ197]); &quot;&quot;; [.J$2:.AMJ$2] &amp; &quot;: &quot; &amp; [.J197:.AMJ197]))" office:value-type="string" office:string-value="bzzrak: 7" calcext:value-type="string">
            <text:p>bzzrak: 7</text:p>
          </table:table-cell>
          <table:table-cell table:style-name="ce17" table:formula="of:=SUMPRODUCT(NOT(ISBLANK([.J197:.AMJ197])))" office:value-type="float" office:value="1" calcext:value-type="float">
            <text:p>1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91" calcext:value-type="float">
            <text:p>191</text:p>
          </table:table-cell>
          <table:table-cell table:formula="of:=SUM([.J198:.AMJ198])" office:value-type="float" office:value="7" calcext:value-type="float">
            <text:p>7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<text:a xlink:href="https://www.doomworld.com/idgames/levels/doom2/Ports/a-c/cah_se" xlink:type="simple">https://www.doomworld.com/idgames/levels/doom2/Ports/a-c/cah_se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98:.AMJ198]); &quot;&quot;; [.J$2:.AMJ$2] &amp; &quot;: &quot; &amp; [.J198:.AMJ198]))" office:value-type="string" office:string-value="Graf Zahl: 7" calcext:value-type="string">
            <text:p>Graf Zahl: 7</text:p>
          </table:table-cell>
          <table:table-cell table:style-name="ce17" table:formula="of:=SUMPRODUCT(NOT(ISBLANK([.J198:.AMJ198])))"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131"/>
          <table:table-cell table:style-name="ce162"/>
          <table:table-cell table:number-columns-repeated="861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91" calcext:value-type="float">
            <text:p>191</text:p>
          </table:table-cell>
          <table:table-cell table:formula="of:=SUM([.J199:.AMJ199])" office:value-type="float" office:value="7" calcext:value-type="float">
            <text:p>7</text:p>
          </table:table-cell>
          <table:table-cell office:value-type="string" calcext:value-type="string">
            <text:p>Community is Falling 3</text:p>
          </table:table-cell>
          <table:table-cell office:value-type="string" calcext:value-type="string">
            <text:p><text:a xlink:href="https://www.doomworld.com/idgames/levels/doom2/Ports/megawads/cif3" xlink:type="simple">https://www.doomworld.com/idgames/levels/doom2/Ports/megawads/cif3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199:.AMJ199]); &quot;&quot;; [.J$2:.AMJ$2] &amp; &quot;: &quot; &amp; [.J199:.AMJ199]))" office:value-type="string" office:string-value="NuMetalManiak: 3, Voltcom9: 4" calcext:value-type="string">
            <text:p>NuMetalManiak: 3, Voltcom9: 4</text:p>
          </table:table-cell>
          <table:table-cell table:style-name="ce17" table:formula="of:=SUMPRODUCT(NOT(ISBLANK([.J199:.AMJ199])))"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91" calcext:value-type="float">
            <text:p>191</text:p>
          </table:table-cell>
          <table:table-cell table:formula="of:=SUM([.J200:.AMJ200])" office:value-type="float" office:value="7" calcext:value-type="float">
            <text:p>7</text:p>
          </table:table-cell>
          <table:table-cell office:value-type="string" calcext:value-type="string">
            <text:p>Doom: One</text:p>
          </table:table-cell>
          <table:table-cell office:value-type="string" calcext:value-type="string">
            <text:p><text:a xlink:href="http://www.moddb.com/mods/doomone/downloads/doomone-v04" xlink:type="simple">http://www.moddb.com/mods/doomone/downloads/doomone-v04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00:.AMJ200]); &quot;&quot;; [.J$2:.AMJ$2] &amp; &quot;: &quot; &amp; [.J200:.AMJ200]))" office:value-type="string" office:string-value="HyperLuke: 4, Greyenko: 3" calcext:value-type="string">
            <text:p>HyperLuke: 4, Greyenko: 3</text:p>
          </table:table-cell>
          <table:table-cell table:style-name="ce17" table:formula="of:=SUMPRODUCT(NOT(ISBLANK([.J200:.AMJ200])))" office:value-type="float" office:value="2" calcext:value-type="float">
            <text:p>2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961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91" calcext:value-type="float">
            <text:p>191</text:p>
          </table:table-cell>
          <table:table-cell table:formula="of:=SUM([.J201:.AMJ201])" office:value-type="float" office:value="7" calcext:value-type="float">
            <text:p>7</text:p>
          </table:table-cell>
          <table:table-cell office:value-type="string" calcext:value-type="string">
            <text:p>Echelon</text:p>
          </table:table-cell>
          <table:table-cell office:value-type="string" calcext:value-type="string">
            <text:p><text:a xlink:href="https://www.doomworld.com/idgames/levels/doom2/Ports/megawads/echelon" xlink:type="simple">https://www.doomworld.com/idgames/levels/doom2/Ports/megawads/echelon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01:.AMJ201]); &quot;&quot;; [.J$2:.AMJ$2] &amp; &quot;: &quot; &amp; [.J201:.AMJ201]))" office:value-type="string" office:string-value="Sky: 1, bzzrak: 5, A.H. Sankhatayan: 1" calcext:value-type="string">
            <text:p>Sky: 1, bzzrak: 5, A.H. Sankhatayan: 1</text:p>
          </table:table-cell>
          <table:table-cell table:style-name="ce17" table:formula="of:=SUMPRODUCT(NOT(ISBLANK([.J201:.AMJ201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28"/>
          <table:table-cell office:value-type="float" office:value="1" calcext:value-type="float">
            <text:p>1</text:p>
          </table:table-cell>
          <table:table-cell table:number-columns-repeated="879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91" calcext:value-type="float">
            <text:p>191</text:p>
          </table:table-cell>
          <table:table-cell table:formula="of:=SUM([.J202:.AMJ202])" office:value-type="float" office:value="7" calcext:value-type="float">
            <text:p>7</text:p>
          </table:table-cell>
          <table:table-cell office:value-type="string" calcext:value-type="string">
            <text:p>Eden</text:p>
          </table:table-cell>
          <table:table-cell office:value-type="string" calcext:value-type="string">
            <text:p><text:a xlink:href="https://www.doomworld.com/forum/topic/90173-eden/" xlink:type="simple">https://www.doomworld.com/forum/topic/90173-eden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02:.AMJ202]); &quot;&quot;; [.J$2:.AMJ$2] &amp; &quot;: &quot; &amp; [.J202:.AMJ202]))" office:value-type="string" office:string-value="Nirvana: 7" calcext:value-type="string">
            <text:p>Nirvana: 7</text:p>
          </table:table-cell>
          <table:table-cell table:style-name="ce17" table:formula="of:=SUMPRODUCT(NOT(ISBLANK([.J202:.AMJ202])))" office:value-type="float" office:value="1" calcext:value-type="float">
            <text:p>1</text:p>
          </table:table-cell>
          <table:table-cell table:number-columns-repeated="68"/>
          <table:table-cell office:value-type="float" office:value="7" calcext:value-type="float">
            <text:p>7</text:p>
          </table:table-cell>
          <table:table-cell table:number-columns-repeated="946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91" calcext:value-type="float">
            <text:p>191</text:p>
          </table:table-cell>
          <table:table-cell table:formula="of:=SUM([.J203:.AMJ203])" office:value-type="float" office:value="7" calcext:value-type="float">
            <text:p>7</text:p>
          </table:table-cell>
          <table:table-cell office:value-type="string" calcext:value-type="string">
            <text:p>Flashback to Hell</text:p>
          </table:table-cell>
          <table:table-cell office:value-type="string" calcext:value-type="string">
            <text:p><text:a xlink:href="https://www.doomworld.com/idgames/levels/doom2/Ports/d-f/fth666" xlink:type="simple">https://www.doomworld.com/idgames/levels/doom2/Ports/d-f/fth666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03:.AMJ203]); &quot;&quot;; [.J$2:.AMJ$2] &amp; &quot;: &quot; &amp; [.J203:.AMJ203]))" office:value-type="string" office:string-value="GarrettChan: 2, eharper256: 5" calcext:value-type="string">
            <text:p>GarrettChan: 2, eharper256: 5</text:p>
          </table:table-cell>
          <table:table-cell table:style-name="ce17" table:formula="of:=SUMPRODUCT(NOT(ISBLANK([.J203:.AMJ203])))" office:value-type="float" office:value="2" calcext:value-type="float">
            <text:p>2</text:p>
          </table:table-cell>
          <table:table-cell table:number-columns-repeated="50"/>
          <table:table-cell office:value-type="float" office:value="2" calcext:value-type="float">
            <text:p>2</text:p>
          </table:table-cell>
          <table:table-cell table:number-columns-repeated="56"/>
          <table:table-cell office:value-type="float" office:value="5" calcext:value-type="float">
            <text:p>5</text:p>
          </table:table-cell>
          <table:table-cell table:number-columns-repeated="907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91" calcext:value-type="float">
            <text:p>191</text:p>
          </table:table-cell>
          <table:table-cell table:formula="of:=SUM([.J204:.AMJ204])" office:value-type="float" office:value="7" calcext:value-type="float">
            <text:p>7</text:p>
          </table:table-cell>
          <table:table-cell table:style-name="ce77" office:value-type="string" calcext:value-type="string">
            <text:p>Galaxia</text:p>
          </table:table-cell>
          <table:table-cell table:style-name="Default" office:value-type="string" calcext:value-type="string">
            <text:p><text:a xlink:href="https://doomwiki.org/wiki/Galaxia" xlink:type="simple">https://doomwiki.org/wiki/Galaxia</text:a></text:p>
          </table:table-cell>
          <table:table-cell table:style-name="Default" office:value-type="float" office:value="1994" calcext:value-type="float">
            <text:p>1994</text:p>
          </table:table-cell>
          <table:table-cell table:style-name="Default"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04:.AMJ204]); &quot;&quot;; [.J$2:.AMJ$2] &amp; &quot;: &quot; &amp; [.J204:.AMJ204]))" office:value-type="string" office:string-value="A.H. Sankhatayan: 1, Ragu: 6" calcext:value-type="string">
            <text:p>A.H. Sankhatayan: 1, Ragu: 6</text:p>
          </table:table-cell>
          <table:table-cell table:style-name="ce17" table:formula="of:=SUMPRODUCT(NOT(ISBLANK([.J204:.AMJ204])))" office:value-type="float" office:value="2" calcext:value-type="float">
            <text:p>2</text:p>
          </table:table-cell>
          <table:table-cell table:number-columns-repeated="135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6" calcext:value-type="float">
            <text:p>6</text:p>
          </table:table-cell>
          <table:table-cell table:number-columns-repeated="851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91" calcext:value-type="float">
            <text:p>191</text:p>
          </table:table-cell>
          <table:table-cell table:formula="of:=SUM([.J205:.AMJ205])" office:value-type="float" office:value="7" calcext:value-type="float">
            <text:p>7</text:p>
          </table:table-cell>
          <table:table-cell office:value-type="string" calcext:value-type="string">
            <text:p>Hacx</text:p>
          </table:table-cell>
          <table:table-cell office:value-type="string" calcext:value-type="string">
            <text:p><text:a xlink:href="https://www.doomworld.com/idgames/themes/hacx/hx11pack" xlink:type="simple">https://www.doomworld.com/idgames/themes/hacx/hx11pack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05:.AMJ205]); &quot;&quot;; [.J$2:.AMJ$2] &amp; &quot;: &quot; &amp; [.J205:.AMJ205]))" office:value-type="string" office:string-value="Grazza: 5, Dimon12321: 2" calcext:value-type="string">
            <text:p>Grazza: 5, Dimon12321: 2</text:p>
          </table:table-cell>
          <table:table-cell table:style-name="ce17" table:formula="of:=SUMPRODUCT(NOT(ISBLANK([.J205:.AMJ205])))" office:value-type="float" office:value="2" calcext:value-type="float">
            <text:p>2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122"/>
          <table:table-cell office:value-type="float" office:value="2" calcext:value-type="float">
            <text:p>2</text:p>
          </table:table-cell>
          <table:table-cell table:number-columns-repeated="865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91" calcext:value-type="float">
            <text:p>191</text:p>
          </table:table-cell>
          <table:table-cell table:formula="of:=SUM([.J206:.AMJ206])" office:value-type="float" office:value="7" calcext:value-type="float">
            <text:p>7</text:p>
          </table:table-cell>
          <table:table-cell office:value-type="string" calcext:value-type="string">
            <text:p>Insanity's Edge</text:p>
          </table:table-cell>
          <table:table-cell office:value-type="string" calcext:value-type="string">
            <text:p><text:a xlink:href="https://www.doomworld.com/idgames/levels/doom2/Ports/g-i/iedge" xlink:type="simple">https://www.doomworld.com/idgames/levels/doom2/Ports/g-i/iedge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06:.AMJ206]); &quot;&quot;; [.J$2:.AMJ$2] &amp; &quot;: &quot; &amp; [.J206:.AMJ206]))" office:value-type="string" office:string-value="TechnoDoomed1: 7" calcext:value-type="string">
            <text:p>TechnoDoomed1: 7</text:p>
          </table:table-cell>
          <table:table-cell table:style-name="ce17" table:formula="of:=SUMPRODUCT(NOT(ISBLANK([.J206:.AMJ206])))" office:value-type="float" office:value="1" calcext:value-type="float">
            <text:p>1</text:p>
          </table:table-cell>
          <table:table-cell table:number-columns-repeated="54"/>
          <table:table-cell office:value-type="float" office:value="7" calcext:value-type="float">
            <text:p>7</text:p>
          </table:table-cell>
          <table:table-cell table:number-columns-repeated="960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91" calcext:value-type="float">
            <text:p>191</text:p>
          </table:table-cell>
          <table:table-cell table:formula="of:=SUM([.J207:.AMJ207])" office:value-type="float" office:value="7" calcext:value-type="float">
            <text:p>7</text:p>
          </table:table-cell>
          <table:table-cell office:value-type="string" calcext:value-type="string">
            <text:p>Mars War</text:p>
          </table:table-cell>
          <table:table-cell office:value-type="string" calcext:value-type="string">
            <text:p><text:a xlink:href="https://www.doomworld.com/idgames/levels/doom2/megawads/marsw301" xlink:type="simple">https://www.doomworld.com/idgames/levels/doom2/megawads/marsw301</text:a>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07:.AMJ207]); &quot;&quot;; [.J$2:.AMJ$2] &amp; &quot;: &quot; &amp; [.J207:.AMJ207]))" office:value-type="string" office:string-value="Roofi: 5, Rince-wind: 2" calcext:value-type="string">
            <text:p>Roofi: 5, Rince-wind: 2</text:p>
          </table:table-cell>
          <table:table-cell table:style-name="ce17" table:formula="of:=SUMPRODUCT(NOT(ISBLANK([.J207:.AMJ207])))" office:value-type="float" office:value="2" calcext:value-type="float">
            <text:p>2</text:p>
          </table:table-cell>
          <table:table-cell table:number-columns-repeated="41"/>
          <table:table-cell office:value-type="float" office:value="5" calcext:value-type="float">
            <text:p>5</text:p>
          </table:table-cell>
          <table:table-cell table:number-columns-repeated="49"/>
          <table:table-cell office:value-type="float" office:value="2" calcext:value-type="float">
            <text:p>2</text:p>
          </table:table-cell>
          <table:table-cell table:number-columns-repeated="923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91" calcext:value-type="float">
            <text:p>191</text:p>
          </table:table-cell>
          <table:table-cell table:formula="of:=SUM([.J208:.AMJ208])" office:value-type="float" office:value="7" calcext:value-type="float">
            <text:p>7</text:p>
          </table:table-cell>
          <table:table-cell office:value-type="string" calcext:value-type="string">
            <text:p>Mock 2: The Speed of Stupid</text:p>
          </table:table-cell>
          <table:table-cell office:value-type="string" calcext:value-type="string">
            <text:p><text:a xlink:href="https://www.doomworld.com/idgames/levels/doom2/Ports/megawads/mock2" xlink:type="simple">https://www.doomworld.com/idgames/levels/doom2/Ports/megawads/mock2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08:.AMJ208]); &quot;&quot;; [.J$2:.AMJ$2] &amp; &quot;: &quot; &amp; [.J208:.AMJ208]))" office:value-type="string" office:string-value="AnonimVio: 7" calcext:value-type="string">
            <text:p>AnonimVio: 7</text:p>
          </table:table-cell>
          <table:table-cell table:style-name="ce17" table:formula="of:=SUMPRODUCT(NOT(ISBLANK([.J208:.AMJ208])))" office:value-type="float" office:value="1" calcext:value-type="float">
            <text:p>1</text:p>
          </table:table-cell>
          <table:table-cell table:number-columns-repeated="24"/>
          <table:table-cell office:value-type="float" office:value="7" calcext:value-type="float">
            <text:p>7</text:p>
          </table:table-cell>
          <table:table-cell table:number-columns-repeated="990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91" calcext:value-type="float">
            <text:p>191</text:p>
          </table:table-cell>
          <table:table-cell table:formula="of:=SUM([.J209:.AMJ209])" office:value-type="float" office:value="7" calcext:value-type="float">
            <text:p>7</text:p>
          </table:table-cell>
          <table:table-cell office:value-type="string" calcext:value-type="string">
            <text:p>No Chance</text:p>
          </table:table-cell>
          <table:table-cell office:value-type="string" calcext:value-type="string">
            <text:p><text:a xlink:href="https://www.doomworld.com/idgames/levels/doom2/m-o/nochance" xlink:type="simple">https://www.doomworld.com/idgames/levels/doom2/m-o/nochance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09:.AMJ209]); &quot;&quot;; [.J$2:.AMJ$2] &amp; &quot;: &quot; &amp; [.J209:.AMJ209]))" office:value-type="string" office:string-value="Roofi: 7" calcext:value-type="string">
            <text:p>Roofi: 7</text:p>
          </table:table-cell>
          <table:table-cell table:style-name="ce17" table:formula="of:=SUMPRODUCT(NOT(ISBLANK([.J209:.AMJ209])))" office:value-type="float" office:value="1" calcext:value-type="float">
            <text:p>1</text:p>
          </table:table-cell>
          <table:table-cell table:number-columns-repeated="41"/>
          <table:table-cell office:value-type="float" office:value="7" calcext:value-type="float">
            <text:p>7</text:p>
          </table:table-cell>
          <table:table-cell table:number-columns-repeated="973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91" calcext:value-type="float">
            <text:p>191</text:p>
          </table:table-cell>
          <table:table-cell table:formula="of:=SUM([.J210:.AMJ210])" office:value-type="float" office:value="7" calcext:value-type="float">
            <text:p>7</text:p>
          </table:table-cell>
          <table:table-cell office:value-type="string" calcext:value-type="string">
            <text:p>Nova III</text:p>
          </table:table-cell>
          <table:table-cell office:value-type="string" calcext:value-type="string">
            <text:p><text:a xlink:href="https://doomwiki.org/wiki/NOVA_III" xlink:type="simple">https://doomwiki.org/wiki/NOVA_III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10:.AMJ210]); &quot;&quot;; [.J$2:.AMJ$2] &amp; &quot;: &quot; &amp; [.J210:.AMJ210]))" office:value-type="string" office:string-value="DOEL: 7" calcext:value-type="string">
            <text:p>DOEL: 7</text:p>
          </table:table-cell>
          <table:table-cell table:style-name="ce17" table:formula="of:=SUMPRODUCT(NOT(ISBLANK([.J210:.AMJ210])))" office:value-type="float" office:value="1" calcext:value-type="float">
            <text:p>1</text:p>
          </table:table-cell>
          <table:table-cell table:number-columns-repeated="114"/>
          <table:table-cell office:value-type="float" office:value="7" calcext:value-type="float">
            <text:p>7</text:p>
          </table:table-cell>
          <table:table-cell table:number-columns-repeated="900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91" calcext:value-type="float">
            <text:p>191</text:p>
          </table:table-cell>
          <table:table-cell table:formula="of:=SUM([.J211:.AMJ211])" office:value-type="float" office:value="7" calcext:value-type="float">
            <text:p>7</text:p>
          </table:table-cell>
          <table:table-cell office:value-type="string" calcext:value-type="string">
            <text:p>Odessa 1</text:p>
          </table:table-cell>
          <table:table-cell office:value-type="string" calcext:value-type="string">
            <text:p><text:a xlink:href="https://www.doomworld.com/idgames/levels/doom2/m-o/odessa_1" xlink:type="simple">https://www.doomworld.com/idgames/levels/doom2/m-o/odessa_1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11:.AMJ211]); &quot;&quot;; [.J$2:.AMJ$2] &amp; &quot;: &quot; &amp; [.J211:.AMJ211]))" office:value-type="string" office:string-value="7hm: 7" calcext:value-type="string">
            <text:p>7hm: 7</text:p>
          </table:table-cell>
          <table:table-cell table:style-name="ce17" table:formula="of:=SUMPRODUCT(NOT(ISBLANK([.J211:.AMJ211])))" office:value-type="float" office:value="1" calcext:value-type="float">
            <text:p>1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2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91" calcext:value-type="float">
            <text:p>191</text:p>
          </table:table-cell>
          <table:table-cell table:formula="of:=SUM([.J212:.AMJ212])" office:value-type="float" office:value="7" calcext:value-type="float">
            <text:p>7</text:p>
          </table:table-cell>
          <table:table-cell office:value-type="string" calcext:value-type="string">
            <text:p>Osiris TC</text:p>
          </table:table-cell>
          <table:table-cell office:value-type="string" calcext:value-type="string">
            <text:p><text:a xlink:href="https://www.doomworld.com/idgames/levels/doom2/m-o/osiris" xlink:type="simple">https://www.doomworld.com/idgames/levels/doom2/m-o/osiris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12:.AMJ212]); &quot;&quot;; [.J$2:.AMJ$2] &amp; &quot;: &quot; &amp; [.J212:.AMJ212]))" office:value-type="string" office:string-value="Vorpal: 5, Uncle 80: 2" calcext:value-type="string">
            <text:p>Vorpal: 5, Uncle 80: 2</text:p>
          </table:table-cell>
          <table:table-cell table:style-name="ce17" table:formula="of:=SUMPRODUCT(NOT(ISBLANK([.J212:.AMJ212])))"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49"/>
          <table:table-cell office:value-type="float" office:value="2" calcext:value-type="float">
            <text:p>2</text:p>
          </table:table-cell>
          <table:table-cell table:number-columns-repeated="850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91" calcext:value-type="float">
            <text:p>191</text:p>
          </table:table-cell>
          <table:table-cell table:formula="of:=SUM([.J213:.AMJ213])" office:value-type="float" office:value="7" calcext:value-type="float">
            <text:p>7</text:p>
          </table:table-cell>
          <table:table-cell office:value-type="string" calcext:value-type="string">
            <text:p>Plutonium Winds</text:p>
          </table:table-cell>
          <table:table-cell office:value-type="string" calcext:value-type="string">
            <text:p><text:a xlink:href="https://www.doomworld.com/idgames/levels/doom2/Ports/p-r/pwfinal" xlink:type="simple">https://www.doomworld.com/idgames/levels/doom2/Ports/p-r/pwfinal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lutonia</text:p>
          </table:table-cell>
          <table:table-cell table:style-name="ce16" table:number-matrix-columns-spanned="1" table:number-matrix-rows-spanned="1" table:formula="of:=COM.MICROSOFT.TEXTJOIN(&quot;, &quot;; 1; IF(ISBLANK([.J213:.AMJ213]); &quot;&quot;; [.J$2:.AMJ$2] &amp; &quot;: &quot; &amp; [.J213:.AMJ213]))" office:value-type="string" office:string-value="Spectra: 7" calcext:value-type="string">
            <text:p>Spectra: 7</text:p>
          </table:table-cell>
          <table:table-cell table:style-name="ce17" table:formula="of:=SUMPRODUCT(NOT(ISBLANK([.J213:.AMJ213])))" office:value-type="float" office:value="1" calcext:value-type="float">
            <text:p>1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997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91" calcext:value-type="float">
            <text:p>191</text:p>
          </table:table-cell>
          <table:table-cell table:formula="of:=SUM([.J214:.AMJ214])" office:value-type="float" office:value="7" calcext:value-type="float">
            <text:p>7</text:p>
          </table:table-cell>
          <table:table-cell office:value-type="string" calcext:value-type="string">
            <text:p>Rf 1024</text:p>
          </table:table-cell>
          <table:table-cell office:value-type="string" calcext:value-type="string">
            <text:p><text:a xlink:href="https://www.doomworld.com/forum/topic/85755-rf1024-i-dont-know-whats-going-on-with-this-title-anymore/" xlink:type="simple">https://www.doomworld.com/forum/topic/85755-rf1024-i-dont-know-whats-going-on-with-this-title-anymore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14:.AMJ214]); &quot;&quot;; [.J$2:.AMJ$2] &amp; &quot;: &quot; &amp; [.J214:.AMJ214]))" office:value-type="string" office:string-value="JudgeDeadd: 2, Ryath: 5" calcext:value-type="string">
            <text:p>JudgeDeadd: 2, Ryath: 5</text:p>
          </table:table-cell>
          <table:table-cell table:style-name="ce17" table:formula="of:=SUMPRODUCT(NOT(ISBLANK([.J214:.AMJ214])))" office:value-type="float" office:value="2" calcext:value-type="float">
            <text:p>2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109"/>
          <table:table-cell office:value-type="float" office:value="5" calcext:value-type="float">
            <text:p>5</text:p>
          </table:table-cell>
          <table:table-cell table:number-columns-repeated="867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91" calcext:value-type="float">
            <text:p>191</text:p>
          </table:table-cell>
          <table:table-cell table:formula="of:=SUM([.J215:.AMJ215])" office:value-type="float" office:value="7" calcext:value-type="float">
            <text:p>7</text:p>
          </table:table-cell>
          <table:table-cell office:value-type="string" calcext:value-type="string">
            <text:p>Shadows of Chronos</text:p>
          </table:table-cell>
          <table:table-cell office:value-type="string" calcext:value-type="string">
            <text:p><text:a xlink:href="https://www.doomworld.com/idgames/levels/hexen/j-l/kaiser_28" xlink:type="simple">https://www.doomworld.com/idgames/levels/hexen/j-l/kaiser_28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exen</text:p>
          </table:table-cell>
          <table:table-cell table:style-name="ce16" table:number-matrix-columns-spanned="1" table:number-matrix-rows-spanned="1" table:formula="of:=COM.MICROSOFT.TEXTJOIN(&quot;, &quot;; 1; IF(ISBLANK([.J215:.AMJ215]); &quot;&quot;; [.J$2:.AMJ$2] &amp; &quot;: &quot; &amp; [.J215:.AMJ215]))" office:value-type="string" office:string-value="Grain of Salt: 7" calcext:value-type="string">
            <text:p>Grain of Salt: 7</text:p>
          </table:table-cell>
          <table:table-cell table:style-name="ce17" table:formula="of:=SUMPRODUCT(NOT(ISBLANK([.J215:.AMJ215])))" office:value-type="float" office:value="1" calcext:value-type="float">
            <text:p>1</text:p>
          </table:table-cell>
          <table:table-cell table:number-columns-repeated="61"/>
          <table:table-cell office:value-type="float" office:value="7" calcext:value-type="float">
            <text:p>7</text:p>
          </table:table-cell>
          <table:table-cell table:number-columns-repeated="953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91" calcext:value-type="float">
            <text:p>191</text:p>
          </table:table-cell>
          <table:table-cell table:formula="of:=SUM([.J216:.AMJ216])" office:value-type="float" office:value="7" calcext:value-type="float">
            <text:p>7</text:p>
          </table:table-cell>
          <table:table-cell office:value-type="string" calcext:value-type="string">
            <text:p>Somewhere in Time</text:p>
          </table:table-cell>
          <table:table-cell office:value-type="string" calcext:value-type="string">
            <text:p><text:a xlink:href="https://www.doomworld.com/idgames/levels/doom2/Ports/megawads/intime" xlink:type="simple">https://www.doomworld.com/idgames/levels/doom2/Ports/megawads/intime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16:.AMJ216]); &quot;&quot;; [.J$2:.AMJ$2] &amp; &quot;: &quot; &amp; [.J216:.AMJ216]))" office:value-type="string" office:string-value="STILES: 3, smeghammer: 4" calcext:value-type="string">
            <text:p>STILES: 3, smeghammer: 4</text:p>
          </table:table-cell>
          <table:table-cell table:style-name="ce17" table:formula="of:=SUMPRODUCT(NOT(ISBLANK([.J216:.AMJ216])))" office:value-type="float" office:value="2" calcext:value-type="float">
            <text:p>2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4" calcext:value-type="float">
            <text:p>4</text:p>
          </table:table-cell>
          <table:table-cell table:number-columns-repeated="896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91" calcext:value-type="float">
            <text:p>191</text:p>
          </table:table-cell>
          <table:table-cell table:formula="of:=SUM([.J217:.AMJ217])" office:value-type="float" office:value="7" calcext:value-type="float">
            <text:p>7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<text:a xlink:href="http://stronghold.drdteam.org/download.html" xlink:type="simple">http://stronghold.drdteam.org/download.html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17:.AMJ217]); &quot;&quot;; [.J$2:.AMJ$2] &amp; &quot;: &quot; &amp; [.J217:.AMJ217]))" office:value-type="string" office:string-value="MFG38: 2, termrork: 5" calcext:value-type="string">
            <text:p>MFG38: 2, termrork: 5</text:p>
          </table:table-cell>
          <table:table-cell table:style-name="ce17" table:formula="of:=SUMPRODUCT(NOT(ISBLANK([.J217:.AMJ217])))" office:value-type="float" office:value="2" calcext:value-type="float">
            <text:p>2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77"/>
          <table:table-cell office:value-type="float" office:value="5" calcext:value-type="float">
            <text:p>5</text:p>
          </table:table-cell>
          <table:table-cell table:number-columns-repeated="917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91" calcext:value-type="float">
            <text:p>191</text:p>
          </table:table-cell>
          <table:table-cell table:formula="of:=SUM([.J218:.AMJ218])" office:value-type="float" office:value="7" calcext:value-type="float">
            <text:p>7</text:p>
          </table:table-cell>
          <table:table-cell office:value-type="string" calcext:value-type="string">
            <text:p>Swift Death</text:p>
          </table:table-cell>
          <table:table-cell office:value-type="string" calcext:value-type="string">
            <text:p><text:a xlink:href="https://www.doomworld.com/idgames/levels/doom2/Ports/megawads/swideath" xlink:type="simple">https://www.doomworld.com/idgames/levels/doom2/Ports/megawads/swideath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18:.AMJ218]); &quot;&quot;; [.J$2:.AMJ$2] &amp; &quot;: &quot; &amp; [.J218:.AMJ218]))" office:value-type="string" office:string-value="Nine Inch Heels: 1, fveitsi: 5, NoisyVelvet: 1" calcext:value-type="string">
            <text:p>Nine Inch Heels: 1, fveitsi: 5, NoisyVelvet: 1</text:p>
          </table:table-cell>
          <table:table-cell table:style-name="ce17" table:formula="of:=SUMPRODUCT(NOT(ISBLANK([.J218:.AMJ218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5" calcext:value-type="float">
            <text:p>5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82"/>
          <table:table-cell table:style-name="ce162"/>
          <table:table-cell table:number-columns-repeated="861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191" calcext:value-type="float">
            <text:p>191</text:p>
          </table:table-cell>
          <table:table-cell table:formula="of:=SUM([.J219:.AMJ219])" office:value-type="float" office:value="7" calcext:value-type="float">
            <text:p>7</text:p>
          </table:table-cell>
          <table:table-cell office:value-type="string" calcext:value-type="string">
            <text:p>The Classic Episode</text:p>
          </table:table-cell>
          <table:table-cell office:value-type="string" calcext:value-type="string">
            <text:p><text:a xlink:href="https://www.doomworld.com/idgames/levels/doom/a-c/class_ep" xlink:type="simple">https://www.doomworld.com/idgames/levels/doom/a-c/class_ep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19:.AMJ219]); &quot;&quot;; [.J$2:.AMJ$2] &amp; &quot;: &quot; &amp; [.J219:.AMJ219]))" office:value-type="string" office:string-value="pcorf: 5, purist: 2" calcext:value-type="string">
            <text:p>pcorf: 5, purist: 2</text:p>
          </table:table-cell>
          <table:table-cell table:style-name="ce17" table:formula="of:=SUMPRODUCT(NOT(ISBLANK([.J219:.AMJ219])))" office:value-type="float" office:value="2" calcext:value-type="float">
            <text:p>2</text:p>
          </table:table-cell>
          <table:table-cell table:number-columns-repeated="85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7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191" calcext:value-type="float">
            <text:p>191</text:p>
          </table:table-cell>
          <table:table-cell table:formula="of:=SUM([.J220:.AMJ220])" office:value-type="float" office:value="7" calcext:value-type="float">
            <text:p>7</text:p>
          </table:table-cell>
          <table:table-cell office:value-type="string" calcext:value-type="string">
            <text:p>Thy Flesh - Turned into a draft-excluder</text:p>
          </table:table-cell>
          <table:table-cell office:value-type="string" calcext:value-type="string">
            <text:p><text:a xlink:href="https://www.doomworld.com/idgames/levels/doom/Ports/d-f/draftex" xlink:type="simple">https://www.doomworld.com/idgames/levels/doom/Ports/d-f/draftex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20:.AMJ220]); &quot;&quot;; [.J$2:.AMJ$2] &amp; &quot;: &quot; &amp; [.J220:.AMJ220]))" office:value-type="string" office:string-value="4everDoomed: 6, dosboot: 1" calcext:value-type="string">
            <text:p>4everDoomed: 6, dosboot: 1</text:p>
          </table:table-cell>
          <table:table-cell table:style-name="ce17" table:formula="of:=SUMPRODUCT(NOT(ISBLANK([.J220:.AMJ220])))" office:value-type="float" office:value="2" calcext:value-type="float">
            <text:p>2</text:p>
          </table:table-cell>
          <table:table-cell table:number-columns-repeated="89"/>
          <table:table-cell office:value-type="float" office:value="6" calcext:value-type="float">
            <text:p>6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858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191" calcext:value-type="float">
            <text:p>191</text:p>
          </table:table-cell>
          <table:table-cell table:formula="of:=SUM([.J221:.AMJ221])" office:value-type="float" office:value="7" calcext:value-type="float">
            <text:p>7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<text:a xlink:href="https://forum.zdoom.org/viewtopic.php?f=42&amp;t=55741" xlink:type="simple">https://forum.zdoom.org/viewtopic.php?f=42&amp;t=55741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21:.AMJ221]); &quot;&quot;; [.J$2:.AMJ$2] &amp; &quot;: &quot; &amp; [.J221:.AMJ221]))" office:value-type="string" office:string-value="Phobus: 7" calcext:value-type="string">
            <text:p>Phobus: 7</text:p>
          </table:table-cell>
          <table:table-cell table:style-name="ce17" table:formula="of:=SUMPRODUCT(NOT(ISBLANK([.J221:.AMJ221])))" office:value-type="float" office:value="1" calcext:value-type="float">
            <text:p>1</text:p>
          </table:table-cell>
          <table:table-cell table:number-columns-repeated="39"/>
          <table:table-cell office:value-type="float" office:value="7" calcext:value-type="float">
            <text:p>7</text:p>
          </table:table-cell>
          <table:table-cell table:number-columns-repeated="975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219" calcext:value-type="float">
            <text:p>219</text:p>
          </table:table-cell>
          <table:table-cell table:formula="of:=SUM([.J222:.AMJ222])" office:value-type="float" office:value="6" calcext:value-type="float">
            <text:p>6</text:p>
          </table:table-cell>
          <table:table-cell office:value-type="string" calcext:value-type="string">
            <text:p>20 Monsters Community Project</text:p>
          </table:table-cell>
          <table:table-cell office:value-type="string" calcext:value-type="string">
            <text:p><text:a xlink:href="https://forum.zdoom.org/viewtopic.php?f=19&amp;t=54247&amp;p=954473" xlink:type="simple">https://forum.zdoom.org/viewtopic.php?f=19&amp;t=54247&amp;p=954473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22:.AMJ222]); &quot;&quot;; [.J$2:.AMJ$2] &amp; &quot;: &quot; &amp; [.J222:.AMJ222]))" office:value-type="string" office:string-value="Voltcom9: 6" calcext:value-type="string">
            <text:p>Voltcom9: 6</text:p>
          </table:table-cell>
          <table:table-cell table:style-name="ce17" table:formula="of:=SUMPRODUCT(NOT(ISBLANK([.J222:.AMJ222])))" office:value-type="float" office:value="1" calcext:value-type="float">
            <text:p>1</text:p>
          </table:table-cell>
          <table:table-cell table:number-columns-repeated="22"/>
          <table:table-cell office:value-type="float" office:value="6" calcext:value-type="float">
            <text:p>6</text:p>
          </table:table-cell>
          <table:table-cell table:number-columns-repeated="992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219" calcext:value-type="float">
            <text:p>219</text:p>
          </table:table-cell>
          <table:table-cell table:formula="of:=SUM([.J223:.AMJ223])" office:value-type="float" office:value="6" calcext:value-type="float">
            <text:p>6</text:p>
          </table:table-cell>
          <table:table-cell office:value-type="string" calcext:value-type="string">
            <text:p>Assault on Tei Tenga</text:p>
          </table:table-cell>
          <table:table-cell office:value-type="string" calcext:value-type="string">
            <text:p><text:a xlink:href="https://www.doomworld.com/idgames/levels/doom2/Ports/s-u/teitenga" xlink:type="simple">https://www.doomworld.com/idgames/levels/doom2/Ports/s-u/teitenga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23:.AMJ223]); &quot;&quot;; [.J$2:.AMJ$2] &amp; &quot;: &quot; &amp; [.J223:.AMJ223]))" office:value-type="string" office:string-value="Ralphis: 6" calcext:value-type="string">
            <text:p>Ralphis: 6</text:p>
          </table:table-cell>
          <table:table-cell table:style-name="ce17" table:formula="of:=SUMPRODUCT(NOT(ISBLANK([.J223:.AMJ223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219" calcext:value-type="float">
            <text:p>219</text:p>
          </table:table-cell>
          <table:table-cell table:formula="of:=SUM([.J224:.AMJ224])" office:value-type="float" office:value="6" calcext:value-type="float">
            <text:p>6</text:p>
          </table:table-cell>
          <table:table-cell table:style-name="ce77" office:value-type="string" calcext:value-type="string">
            <text:p>Bourgeois Megawad</text:p>
          </table:table-cell>
          <table:table-cell table:style-name="Default" office:value-type="string" calcext:value-type="string">
            <text:p><text:a xlink:href="https://www.doomworld.com/forum/topic/117061-bourgeois-megawad-30-maps-now-on-idgames/" xlink:type="simple">https://www.doomworld.com/forum/topic/117061-bourgeois-megawad-30-maps-now-on-idgames/</text:a></text:p>
          </table:table-cell>
          <table:table-cell table:style-name="Default"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24:.AMJ224]); &quot;&quot;; [.J$2:.AMJ$2] &amp; &quot;: &quot; &amp; [.J224:.AMJ224]))" office:value-type="string" office:string-value="TheGreenZap: 6" calcext:value-type="string">
            <text:p>TheGreenZap: 6</text:p>
          </table:table-cell>
          <table:table-cell table:style-name="ce17" table:formula="of:=SUMPRODUCT(NOT(ISBLANK([.J224:.AMJ224])))" office:value-type="float" office:value="1" calcext:value-type="float">
            <text:p>1</text:p>
          </table:table-cell>
          <table:table-cell table:number-columns-repeated="167"/>
          <table:table-cell office:value-type="float" office:value="6" calcext:value-type="float">
            <text:p>6</text:p>
          </table:table-cell>
          <table:table-cell table:number-columns-repeated="847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219" calcext:value-type="float">
            <text:p>219</text:p>
          </table:table-cell>
          <table:table-cell table:formula="of:=SUM([.J225:.AMJ225])" office:value-type="float" office:value="6" calcext:value-type="float">
            <text:p>6</text:p>
          </table:table-cell>
          <table:table-cell office:value-type="string" calcext:value-type="string">
            <text:p>Castle of the Damned</text:p>
          </table:table-cell>
          <table:table-cell office:value-type="string" calcext:value-type="string">
            <text:p><text:a xlink:href="https://www.doomworld.com/idgames/levels/doom2/a-c/castleof" xlink:type="simple">https://www.doomworld.com/idgames/levels/doom2/a-c/castleof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25:.AMJ225]); &quot;&quot;; [.J$2:.AMJ$2] &amp; &quot;: &quot; &amp; [.J225:.AMJ225]))" office:value-type="string" office:string-value="bzzrak: 6" calcext:value-type="string">
            <text:p>bzzrak: 6</text:p>
          </table:table-cell>
          <table:table-cell table:style-name="ce17" table:formula="of:=SUMPRODUCT(NOT(ISBLANK([.J225:.AMJ225])))" office:value-type="float" office:value="1" calcext:value-type="float">
            <text:p>1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219" calcext:value-type="float">
            <text:p>219</text:p>
          </table:table-cell>
          <table:table-cell table:formula="of:=SUM([.J226:.AMJ226])" office:value-type="float" office:value="6" calcext:value-type="float">
            <text:p>6</text:p>
          </table:table-cell>
          <table:table-cell office:value-type="string" calcext:value-type="string">
            <text:p>Coffee Break Episode 1</text:p>
          </table:table-cell>
          <table:table-cell office:value-type="string" calcext:value-type="string">
            <text:p><text:a xlink:href="https://www.doomworld.com/idgames/levels/doom2/Ports/a-c/cafebrk1" xlink:type="simple">https://www.doomworld.com/idgames/levels/doom2/Ports/a-c/cafebrk1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26:.AMJ226]); &quot;&quot;; [.J$2:.AMJ$2] &amp; &quot;: &quot; &amp; [.J226:.AMJ226]))" office:value-type="string" office:string-value="roadworx: 2, eharper256: 4" calcext:value-type="string">
            <text:p>roadworx: 2, eharper256: 4</text:p>
          </table:table-cell>
          <table:table-cell table:style-name="ce17" table:formula="of:=SUMPRODUCT(NOT(ISBLANK([.J226:.AMJ226])))" office:value-type="float" office:value="2" calcext:value-type="float">
            <text:p>2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 table:number-columns-repeated="76"/>
          <table:table-cell office:value-type="float" office:value="4" calcext:value-type="float">
            <text:p>4</text:p>
          </table:table-cell>
          <table:table-cell table:number-columns-repeated="907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219" calcext:value-type="float">
            <text:p>219</text:p>
          </table:table-cell>
          <table:table-cell table:formula="of:=SUM([.J227:.AMJ227])" office:value-type="float" office:value="6" calcext:value-type="float">
            <text:p>6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<text:a xlink:href="https://www.doomworld.com/idgames/levels/doom2/Ports/d-f/de-pkg" xlink:type="simple">https://www.doomworld.com/idgames/levels/doom2/Ports/d-f/de-pkg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27:.AMJ227]); &quot;&quot;; [.J$2:.AMJ$2] &amp; &quot;: &quot; &amp; [.J227:.AMJ227]))" office:value-type="string" office:string-value="Soundblock: 1, Lazorinc: 1, tchkb: 4" calcext:value-type="string">
            <text:p>Soundblock: 1, Lazorinc: 1, tchkb: 4</text:p>
          </table:table-cell>
          <table:table-cell table:style-name="ce17" table:formula="of:=SUMPRODUCT(NOT(ISBLANK([.J227:.AMJ227])))" office:value-type="float" office:value="3" calcext:value-type="float">
            <text:p>3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45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219" calcext:value-type="float">
            <text:p>219</text:p>
          </table:table-cell>
          <table:table-cell table:formula="of:=SUM([.J228:.AMJ228])" office:value-type="float" office:value="6" calcext:value-type="float">
            <text:p>6</text:p>
          </table:table-cell>
          <table:table-cell office:value-type="string" calcext:value-type="string">
            <text:p>Doom: The Golden Souls 2</text:p>
          </table:table-cell>
          <table:table-cell office:value-type="string" calcext:value-type="string">
            <text:p><text:a xlink:href="https://doomwiki.org/wiki/Doom:_The_Golden_Souls_2" xlink:type="simple">https://doomwiki.org/wiki/Doom:_The_Golden_Souls_2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28:.AMJ228]); &quot;&quot;; [.J$2:.AMJ$2] &amp; &quot;: &quot; &amp; [.J228:.AMJ228]))" office:value-type="string" office:string-value="TJG1289: 6" calcext:value-type="string">
            <text:p>TJG1289: 6</text:p>
          </table:table-cell>
          <table:table-cell table:style-name="ce17" table:formula="of:=SUMPRODUCT(NOT(ISBLANK([.J228:.AMJ228])))" office:value-type="float" office:value="1" calcext:value-type="float">
            <text:p>1</text:p>
          </table:table-cell>
          <table:table-cell table:number-columns-repeated="154"/>
          <table:table-cell office:value-type="float" office:value="6" calcext:value-type="float">
            <text:p>6</text:p>
          </table:table-cell>
          <table:table-cell table:number-columns-repeated="860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219" calcext:value-type="float">
            <text:p>219</text:p>
          </table:table-cell>
          <table:table-cell table:formula="of:=SUM([.J229:.AMJ229])" office:value-type="float" office:value="6" calcext:value-type="float">
            <text:p>6</text:p>
          </table:table-cell>
          <table:table-cell office:value-type="string" calcext:value-type="string">
            <text:p>Double Impact</text:p>
          </table:table-cell>
          <table:table-cell office:value-type="string" calcext:value-type="string">
            <text:p><text:a xlink:href="https://www.doomworld.com/idgames/levels/doom/Ports/d-f/dbimpact" xlink:type="simple">https://www.doomworld.com/idgames/levels/doom/Ports/d-f/dbimpact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29:.AMJ229]); &quot;&quot;; [.J$2:.AMJ$2] &amp; &quot;: &quot; &amp; [.J229:.AMJ229]))" office:value-type="string" office:string-value="Ralphis: 6" calcext:value-type="string">
            <text:p>Ralphis: 6</text:p>
          </table:table-cell>
          <table:table-cell table:style-name="ce17" table:formula="of:=SUMPRODUCT(NOT(ISBLANK([.J229:.AMJ229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219" calcext:value-type="float">
            <text:p>219</text:p>
          </table:table-cell>
          <table:table-cell table:formula="of:=SUM([.J230:.AMJ230])" office:value-type="float" office:value="6" calcext:value-type="float">
            <text:p>6</text:p>
          </table:table-cell>
          <table:table-cell office:value-type="string" calcext:value-type="string">
            <text:p>Elf Gets Pissed</text:p>
          </table:table-cell>
          <table:table-cell office:value-type="string" calcext:value-type="string">
            <text:p><text:a xlink:href="https://www.doomworld.com/idgames/levels/heretic/Ports/elfgp" xlink:type="simple">https://www.doomworld.com/idgames/levels/heretic/Ports/elfgp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eretic</text:p>
          </table:table-cell>
          <table:table-cell table:style-name="ce16" table:number-matrix-columns-spanned="1" table:number-matrix-rows-spanned="1" table:formula="of:=COM.MICROSOFT.TEXTJOIN(&quot;, &quot;; 1; IF(ISBLANK([.J230:.AMJ230]); &quot;&quot;; [.J$2:.AMJ$2] &amp; &quot;: &quot; &amp; [.J230:.AMJ230]))" office:value-type="string" office:string-value="Ralphis: 6" calcext:value-type="string">
            <text:p>Ralphis: 6</text:p>
          </table:table-cell>
          <table:table-cell table:style-name="ce17" table:formula="of:=SUMPRODUCT(NOT(ISBLANK([.J230:.AMJ230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219" calcext:value-type="float">
            <text:p>219</text:p>
          </table:table-cell>
          <table:table-cell table:formula="of:=SUM([.J231:.AMJ231])" office:value-type="float" office:value="6" calcext:value-type="float">
            <text:p>6</text:p>
          </table:table-cell>
          <table:table-cell office:value-type="string" calcext:value-type="string">
            <text:p>End Game</text:p>
          </table:table-cell>
          <table:table-cell office:value-type="string" calcext:value-type="string">
            <text:p><text:a xlink:href="https://www.doomworld.com/idgames/levels/doom2/d-f/endgame" xlink:type="simple">https://www.doomworld.com/idgames/levels/doom2/d-f/endgame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31:.AMJ231]); &quot;&quot;; [.J$2:.AMJ$2] &amp; &quot;: &quot; &amp; [.J231:.AMJ231]))" office:value-type="string" office:string-value="pcorf: 6" calcext:value-type="string">
            <text:p>pcorf: 6</text:p>
          </table:table-cell>
          <table:table-cell table:style-name="ce17" table:formula="of:=SUMPRODUCT(NOT(ISBLANK([.J231:.AMJ231])))" office:value-type="float" office:value="1" calcext:value-type="float">
            <text:p>1</text:p>
          </table:table-cell>
          <table:table-cell table:number-columns-repeated="85"/>
          <table:table-cell office:value-type="float" office:value="6" calcext:value-type="float">
            <text:p>6</text:p>
          </table:table-cell>
          <table:table-cell table:number-columns-repeated="929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219" calcext:value-type="float">
            <text:p>219</text:p>
          </table:table-cell>
          <table:table-cell table:formula="of:=SUM([.J232:.AMJ232])" office:value-type="float" office:value="6" calcext:value-type="float">
            <text:p>6</text:p>
          </table:table-cell>
          <table:table-cell office:value-type="string" calcext:value-type="string">
            <text:p>Endless Torture</text:p>
          </table:table-cell>
          <table:table-cell office:value-type="string" calcext:value-type="string">
            <text:p><text:a xlink:href="https://www.doomworld.com/idgames/levels/doom/megawads/et" xlink:type="simple">https://www.doomworld.com/idgames/levels/doom/megawads/et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32:.AMJ232]); &quot;&quot;; [.J$2:.AMJ$2] &amp; &quot;: &quot; &amp; [.J232:.AMJ232]))" office:value-type="string" office:string-value="soner du: 2, dei_eldren: 4" calcext:value-type="string">
            <text:p>soner du: 2, dei_eldren: 4</text:p>
          </table:table-cell>
          <table:table-cell table:style-name="ce17" table:formula="of:=SUMPRODUCT(NOT(ISBLANK([.J232:.AMJ232])))" office:value-type="float" office:value="2" calcext:value-type="float">
            <text:p>2</text:p>
          </table:table-cell>
          <table:table-cell table:number-columns-repeated="56"/>
          <table:table-cell office:value-type="float" office:value="2" calcext:value-type="float">
            <text:p>2</text:p>
          </table:table-cell>
          <table:table-cell table:number-columns-repeated="89"/>
          <table:table-cell office:value-type="float" office:value="4" calcext:value-type="float">
            <text:p>4</text:p>
          </table:table-cell>
          <table:table-cell table:number-columns-repeated="868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219" calcext:value-type="float">
            <text:p>219</text:p>
          </table:table-cell>
          <table:table-cell table:formula="of:=SUM([.J233:.AMJ233])" office:value-type="float" office:value="6" calcext:value-type="float">
            <text:p>6</text:p>
          </table:table-cell>
          <table:table-cell office:value-type="string" calcext:value-type="string">
            <text:p>Fava Beans</text:p>
          </table:table-cell>
          <table:table-cell office:value-type="string" calcext:value-type="string">
            <text:p><text:a xlink:href="https://www.doomworld.com/idgames/levels/doom/0-9/01fava" xlink:type="simple">https://www.doomworld.com/idgames/levels/doom/0-9/01fava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33:.AMJ233]); &quot;&quot;; [.J$2:.AMJ$2] &amp; &quot;: &quot; &amp; [.J233:.AMJ233]))" office:value-type="string" office:string-value="Philnemba: 2, NaZa: 4" calcext:value-type="string">
            <text:p>Philnemba: 2, NaZa: 4</text:p>
          </table:table-cell>
          <table:table-cell table:style-name="ce17" table:formula="of:=SUMPRODUCT(NOT(ISBLANK([.J233:.AMJ233])))" office:value-type="float" office:value="2" calcext:value-type="float">
            <text:p>2</text:p>
          </table:table-cell>
          <table:table-cell table:number-columns-repeated="5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51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219" calcext:value-type="float">
            <text:p>219</text:p>
          </table:table-cell>
          <table:table-cell table:formula="of:=SUM([.J234:.AMJ234])" office:value-type="float" office:value="6" calcext:value-type="float">
            <text:p>6</text:p>
          </table:table-cell>
          <table:table-cell office:value-type="string" calcext:value-type="string">
            <text:p>Five Rooms of Doom</text:p>
          </table:table-cell>
          <table:table-cell office:value-type="string" calcext:value-type="string">
            <text:p><text:a xlink:href="https://www.doomworld.com/idgames/levels/doom2/Ports/megawads/5room" xlink:type="simple">https://www.doomworld.com/idgames/levels/doom2/Ports/megawads/5room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34:.AMJ234]); &quot;&quot;; [.J$2:.AMJ$2] &amp; &quot;: &quot; &amp; [.J234:.AMJ234]))" office:value-type="string" office:string-value="HyperLuke: 6" calcext:value-type="string">
            <text:p>HyperLuke: 6</text:p>
          </table:table-cell>
          <table:table-cell table:style-name="ce17" table:formula="of:=SUMPRODUCT(NOT(ISBLANK([.J234:.AMJ234])))"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998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219" calcext:value-type="float">
            <text:p>219</text:p>
          </table:table-cell>
          <table:table-cell table:formula="of:=SUM([.J235:.AMJ235])" office:value-type="float" office:value="6" calcext:value-type="float">
            <text:p>6</text:p>
          </table:table-cell>
          <table:table-cell office:value-type="string" calcext:value-type="string">
            <text:p>Incineration</text:p>
          </table:table-cell>
          <table:table-cell office:value-type="string" calcext:value-type="string">
            <text:p><text:a xlink:href="https://www.doomworld.com/files/file/17934-incineration/" xlink:type="simple">https://www.doomworld.com/files/file/17934-incineration/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35:.AMJ235]); &quot;&quot;; [.J$2:.AMJ$2] &amp; &quot;: &quot; &amp; [.J235:.AMJ235]))" office:value-type="string" office:string-value="Ryath: 5, dosboot: 1" calcext:value-type="string">
            <text:p>Ryath: 5, dosboot: 1</text:p>
          </table:table-cell>
          <table:table-cell table:style-name="ce17" table:formula="of:=SUMPRODUCT(NOT(ISBLANK([.J235:.AMJ235])))" office:value-type="float" office:value="2" calcext:value-type="float">
            <text:p>2</text:p>
          </table:table-cell>
          <table:table-cell table:number-columns-repeated="14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58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219" calcext:value-type="float">
            <text:p>219</text:p>
          </table:table-cell>
          <table:table-cell table:formula="of:=SUM([.J236:.AMJ236])" office:value-type="float" office:value="6" calcext:value-type="float">
            <text:p>6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<text:a xlink:href="https://www.doomworld.com/idgames/levels/doom2/deathmatch/j-l/judas23" xlink:type="simple">https://www.doomworld.com/idgames/levels/doom2/deathmatch/j-l/judas23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36:.AMJ236]); &quot;&quot;; [.J$2:.AMJ$2] &amp; &quot;: &quot; &amp; [.J236:.AMJ236]))" office:value-type="string" office:string-value="antares031: 6" calcext:value-type="string">
            <text:p>antares031: 6</text:p>
          </table:table-cell>
          <table:table-cell table:style-name="ce17" table:formula="of:=SUMPRODUCT(NOT(ISBLANK([.J236:.AMJ236])))"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91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219" calcext:value-type="float">
            <text:p>219</text:p>
          </table:table-cell>
          <table:table-cell table:formula="of:=SUM([.J237:.AMJ237])" office:value-type="float" office:value="6" calcext:value-type="float">
            <text:p>6</text:p>
          </table:table-cell>
          <table:table-cell office:value-type="string" calcext:value-type="string">
            <text:p>Maskim Xul</text:p>
          </table:table-cell>
          <table:table-cell office:value-type="string" calcext:value-type="string">
            <text:p><text:a xlink:href="https://doomwiki.org/wiki/Maskim_Xul" xlink:type="simple">https://doomwiki.org/wiki/Maskim_Xul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37:.AMJ237]); &quot;&quot;; [.J$2:.AMJ$2] &amp; &quot;: &quot; &amp; [.J237:.AMJ237]))" office:value-type="string" office:string-value="Dimon12321: 6" calcext:value-type="string">
            <text:p>Dimon12321: 6</text:p>
          </table:table-cell>
          <table:table-cell table:style-name="ce17" table:formula="of:=SUMPRODUCT(NOT(ISBLANK([.J237:.AMJ237])))" office:value-type="float" office:value="1" calcext:value-type="float">
            <text:p>1</text:p>
          </table:table-cell>
          <table:table-cell table:number-columns-repeated="149"/>
          <table:table-cell office:value-type="float" office:value="6" calcext:value-type="float">
            <text:p>6</text:p>
          </table:table-cell>
          <table:table-cell table:number-columns-repeated="865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219" calcext:value-type="float">
            <text:p>219</text:p>
          </table:table-cell>
          <table:table-cell table:formula="of:=SUM([.J238:.AMJ238])" office:value-type="float" office:value="6" calcext:value-type="float">
            <text:p>6</text:p>
          </table:table-cell>
          <table:table-cell office:value-type="string" calcext:value-type="string">
            <text:p>Mass Extinction﻿</text:p>
          </table:table-cell>
          <table:table-cell office:value-type="string" calcext:value-type="string">
            <text:p><text:a xlink:href="https://doomwiki.org/wiki/Mass_Extinction" xlink:type="simple">https://doomwiki.org/wiki/Mass_Extinction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38:.AMJ238]); &quot;&quot;; [.J$2:.AMJ$2] &amp; &quot;: &quot; &amp; [.J238:.AMJ238]))" office:value-type="string" office:string-value="Deadwing: 6" calcext:value-type="string">
            <text:p>Deadwing: 6</text:p>
          </table:table-cell>
          <table:table-cell table:style-name="ce17" table:formula="of:=SUMPRODUCT(NOT(ISBLANK([.J238:.AMJ238])))" office:value-type="float" office:value="1" calcext:value-type="float">
            <text:p>1</text:p>
          </table:table-cell>
          <table:table-cell table:number-columns-repeated="115"/>
          <table:table-cell office:value-type="float" office:value="6" calcext:value-type="float">
            <text:p>6</text:p>
          </table:table-cell>
          <table:table-cell table:number-columns-repeated="899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219" calcext:value-type="float">
            <text:p>219</text:p>
          </table:table-cell>
          <table:table-cell table:formula="of:=SUM([.J239:.AMJ239])" office:value-type="float" office:value="6" calcext:value-type="float">
            <text:p>6</text:p>
          </table:table-cell>
          <table:table-cell office:value-type="string" calcext:value-type="string">
            <text:p>Moonblood</text:p>
          </table:table-cell>
          <table:table-cell office:value-type="string" calcext:value-type="string">
            <text:p><text:a xlink:href="https://doomwiki.org/wiki/Moonblood" xlink:type="simple">https://doomwiki.org/wiki/Moonblood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39:.AMJ239]); &quot;&quot;; [.J$2:.AMJ$2] &amp; &quot;: &quot; &amp; [.J239:.AMJ239]))" office:value-type="string" office:string-value="dei_eldren: 6" calcext:value-type="string">
            <text:p>dei_eldren: 6</text:p>
          </table:table-cell>
          <table:table-cell table:style-name="ce17" table:formula="of:=SUMPRODUCT(NOT(ISBLANK([.J239:.AMJ239])))" office:value-type="float" office:value="1" calcext:value-type="float">
            <text:p>1</text:p>
          </table:table-cell>
          <table:table-cell table:number-columns-repeated="146"/>
          <table:table-cell office:value-type="float" office:value="6" calcext:value-type="float">
            <text:p>6</text:p>
          </table:table-cell>
          <table:table-cell table:number-columns-repeated="868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219" calcext:value-type="float">
            <text:p>219</text:p>
          </table:table-cell>
          <table:table-cell table:formula="of:=SUM([.J240:.AMJ240])" office:value-type="float" office:value="6" calcext:value-type="float">
            <text:p>6</text:p>
          </table:table-cell>
          <table:table-cell office:value-type="string" calcext:value-type="string">
            <text:p>NeoDoom</text:p>
          </table:table-cell>
          <table:table-cell office:value-type="string" calcext:value-type="string">
            <text:p><text:a xlink:href="https://www.doomworld.com/idgames/levels/doom2/Ports/m-o/neodoom" xlink:type="simple">https://www.doomworld.com/idgames/levels/doom2/Ports/m-o/neodoom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40:.AMJ240]); &quot;&quot;; [.J$2:.AMJ$2] &amp; &quot;: &quot; &amp; [.J240:.AMJ240]))" office:value-type="string" office:string-value="OniriA: 6" calcext:value-type="string">
            <text:p>OniriA: 6</text:p>
          </table:table-cell>
          <table:table-cell table:style-name="ce17" table:formula="of:=SUMPRODUCT(NOT(ISBLANK([.J240:.AMJ240])))" office:value-type="float" office:value="1" calcext:value-type="float">
            <text:p>1</text:p>
          </table:table-cell>
          <table:table-cell table:number-columns-repeated="104"/>
          <table:table-cell office:value-type="float" office:value="6" calcext:value-type="float">
            <text:p>6</text:p>
          </table:table-cell>
          <table:table-cell table:number-columns-repeated="910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219" calcext:value-type="float">
            <text:p>219</text:p>
          </table:table-cell>
          <table:table-cell table:formula="of:=SUM([.J241:.AMJ241])" office:value-type="float" office:value="6" calcext:value-type="float">
            <text:p>6</text:p>
          </table:table-cell>
          <table:table-cell office:value-type="string" calcext:value-type="string">
            <text:p>Nuke Mine (Come Get Some)</text:p>
          </table:table-cell>
          <table:table-cell office:value-type="string" calcext:value-type="string">
            <text:p><text:a xlink:href="https://www.doomworld.com/idgames/levels/doom/m-o/nukemine" xlink:type="simple">https://www.doomworld.com/idgames/levels/doom/m-o/nukemine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41:.AMJ241]); &quot;&quot;; [.J$2:.AMJ$2] &amp; &quot;: &quot; &amp; [.J241:.AMJ241]))" office:value-type="string" office:string-value="Soundblock: 6" calcext:value-type="string">
            <text:p>Soundblock: 6</text:p>
          </table:table-cell>
          <table:table-cell table:style-name="ce17" table:formula="of:=SUMPRODUCT(NOT(ISBLANK([.J241:.AMJ241])))" office:value-type="float" office:value="1" calcext:value-type="float">
            <text:p>1</text:p>
          </table:table-cell>
          <table:table-cell table:number-columns-repeated="51"/>
          <table:table-cell office:value-type="float" office:value="6" calcext:value-type="float">
            <text:p>6</text:p>
          </table:table-cell>
          <table:table-cell table:number-columns-repeated="963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219" calcext:value-type="float">
            <text:p>219</text:p>
          </table:table-cell>
          <table:table-cell table:formula="of:=SUM([.J242:.AMJ242])" office:value-type="float" office:value="6" calcext:value-type="float">
            <text:p>6</text:p>
          </table:table-cell>
          <table:table-cell office:value-type="string" calcext:value-type="string">
            <text:p>Ozonia</text:p>
          </table:table-cell>
          <table:table-cell office:value-type="string" calcext:value-type="string">
            <text:p><text:a xlink:href="https://www.doomworld.com/forum/topic/103371-ozonia-development-boom-megawad-december-target-release/" xlink:type="simple">https://www.doomworld.com/forum/topic/103371-ozonia-development-boom-megawad-december-target-release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42:.AMJ242]); &quot;&quot;; [.J$2:.AMJ$2] &amp; &quot;: &quot; &amp; [.J242:.AMJ242]))" office:value-type="string" office:string-value="dei_eldren: 6" calcext:value-type="string">
            <text:p>dei_eldren: 6</text:p>
          </table:table-cell>
          <table:table-cell table:style-name="ce17" table:formula="of:=SUMPRODUCT(NOT(ISBLANK([.J242:.AMJ242])))" office:value-type="float" office:value="1" calcext:value-type="float">
            <text:p>1</text:p>
          </table:table-cell>
          <table:table-cell table:number-columns-repeated="146"/>
          <table:table-cell office:value-type="float" office:value="6" calcext:value-type="float">
            <text:p>6</text:p>
          </table:table-cell>
          <table:table-cell table:number-columns-repeated="868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219" calcext:value-type="float">
            <text:p>219</text:p>
          </table:table-cell>
          <table:table-cell table:formula="of:=SUM([.J243:.AMJ243])" office:value-type="float" office:value="6" calcext:value-type="float">
            <text:p>6</text:p>
          </table:table-cell>
          <table:table-cell office:value-type="string" calcext:value-type="string">
            <text:p>Phmlspd</text:p>
          </table:table-cell>
          <table:table-cell office:value-type="string" calcext:value-type="string">
            <text:p><text:a xlink:href="https://www.doomworld.com/forum/topic/49008-phmlspd-boom-maps-for-people-who-like-shooting-monsters/" xlink:type="simple">https://www.doomworld.com/forum/topic/49008-phmlspd-boom-maps-for-people-who-like-shooting-monsters/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43:.AMJ243]); &quot;&quot;; [.J$2:.AMJ$2] &amp; &quot;: &quot; &amp; [.J243:.AMJ243]))" office:value-type="string" office:string-value="maxmanium: 6" calcext:value-type="string">
            <text:p>maxmanium: 6</text:p>
          </table:table-cell>
          <table:table-cell table:style-name="ce17" table:formula="of:=SUMPRODUCT(NOT(ISBLANK([.J243:.AMJ243])))" office:value-type="float" office:value="1" calcext:value-type="float">
            <text:p>1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21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219" calcext:value-type="float">
            <text:p>219</text:p>
          </table:table-cell>
          <table:table-cell table:formula="of:=SUM([.J244:.AMJ244])" office:value-type="float" office:value="6" calcext:value-type="float">
            <text:p>6</text:p>
          </table:table-cell>
          <table:table-cell office:value-type="string" calcext:value-type="string">
            <text:p>Running Late 2</text:p>
          </table:table-cell>
          <table:table-cell office:value-type="string" calcext:value-type="string">
            <text:p><text:a xlink:href="https://www.doomworld.com/idgames/levels/doom2/Ports/megawads/rl2" xlink:type="simple">https://www.doomworld.com/idgames/levels/doom2/Ports/megawads/rl2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44:.AMJ244]); &quot;&quot;; [.J$2:.AMJ$2] &amp; &quot;: &quot; &amp; [.J244:.AMJ244]))" office:value-type="string" office:string-value="Deadwing: 6" calcext:value-type="string">
            <text:p>Deadwing: 6</text:p>
          </table:table-cell>
          <table:table-cell table:style-name="ce17" table:formula="of:=SUMPRODUCT(NOT(ISBLANK([.J244:.AMJ244])))" office:value-type="float" office:value="1" calcext:value-type="float">
            <text:p>1</text:p>
          </table:table-cell>
          <table:table-cell table:number-columns-repeated="115"/>
          <table:table-cell office:value-type="float" office:value="6" calcext:value-type="float">
            <text:p>6</text:p>
          </table:table-cell>
          <table:table-cell table:number-columns-repeated="899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219" calcext:value-type="float">
            <text:p>219</text:p>
          </table:table-cell>
          <table:table-cell table:formula="of:=SUM([.J245:.AMJ245])" office:value-type="float" office:value="6" calcext:value-type="float">
            <text:p>6</text:p>
          </table:table-cell>
          <table:table-cell office:value-type="string" calcext:value-type="string">
            <text:p>Sign of Torment</text:p>
          </table:table-cell>
          <table:table-cell office:value-type="string" calcext:value-type="string">
            <text:p><text:a xlink:href="https://www.doomworld.com/forum/topic/112163-25-maps-completed-sign-of-torment-boom-compatible-megawadwip/" xlink:type="simple">https://www.doomworld.com/forum/topic/112163-25-maps-completed-sign-of-torment-boom-compatible-megawadwip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45:.AMJ245]); &quot;&quot;; [.J$2:.AMJ$2] &amp; &quot;: &quot; &amp; [.J245:.AMJ245]))" office:value-type="string" office:string-value="dei_eldren: 6" calcext:value-type="string">
            <text:p>dei_eldren: 6</text:p>
          </table:table-cell>
          <table:table-cell table:style-name="ce17" table:formula="of:=SUMPRODUCT(NOT(ISBLANK([.J245:.AMJ245])))" office:value-type="float" office:value="1" calcext:value-type="float">
            <text:p>1</text:p>
          </table:table-cell>
          <table:table-cell table:number-columns-repeated="146"/>
          <table:table-cell office:value-type="float" office:value="6" calcext:value-type="float">
            <text:p>6</text:p>
          </table:table-cell>
          <table:table-cell table:number-columns-repeated="868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219" calcext:value-type="float">
            <text:p>219</text:p>
          </table:table-cell>
          <table:table-cell table:formula="of:=SUM([.J246:.AMJ246])" office:value-type="float" office:value="6" calcext:value-type="float">
            <text:p>6</text:p>
          </table:table-cell>
          <table:table-cell office:value-type="string" calcext:value-type="string">
            <text:p>SSL2</text:p>
          </table:table-cell>
          <table:table-cell office:value-type="string" calcext:value-type="string">
            <text:p><text:a xlink:href="https://doomwiki.org/wiki/SSL2" xlink:type="simple">https://doomwiki.org/wiki/SSL2</text:a>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46:.AMJ246]); &quot;&quot;; [.J$2:.AMJ$2] &amp; &quot;: &quot; &amp; [.J246:.AMJ246]))" office:value-type="string" office:string-value="antares031: 6" calcext:value-type="string">
            <text:p>antares031: 6</text:p>
          </table:table-cell>
          <table:table-cell table:style-name="ce17" table:formula="of:=SUMPRODUCT(NOT(ISBLANK([.J246:.AMJ246])))"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91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219" calcext:value-type="float">
            <text:p>219</text:p>
          </table:table-cell>
          <table:table-cell table:formula="of:=SUM([.J247:.AMJ247])" office:value-type="float" office:value="6" calcext:value-type="float">
            <text:p>6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<text:a xlink:href="https://doomwiki.org/wiki/Strange_Aeons" xlink:type="simple">https://doomwiki.org/wiki/Strange_Aeons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47:.AMJ247]); &quot;&quot;; [.J$2:.AMJ$2] &amp; &quot;: &quot; &amp; [.J247:.AMJ247]))" office:value-type="string" office:string-value="ax34: 3, SOSU: 3" calcext:value-type="string">
            <text:p>ax34: 3, SOSU: 3</text:p>
          </table:table-cell>
          <table:table-cell table:style-name="ce17" table:formula="of:=SUMPRODUCT(NOT(ISBLANK([.J247:.AMJ247])))" office:value-type="float" office:value="2" calcext:value-type="float">
            <text:p>2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874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219" calcext:value-type="float">
            <text:p>219</text:p>
          </table:table-cell>
          <table:table-cell table:formula="of:=SUM([.J248:.AMJ248])" office:value-type="float" office:value="6" calcext:value-type="float">
            <text:p>6</text:p>
          </table:table-cell>
          <table:table-cell office:value-type="string" calcext:value-type="string">
            <text:p>Temple of the Lizard Men 3</text:p>
          </table:table-cell>
          <table:table-cell office:value-type="string" calcext:value-type="string">
            <text:p><text:a xlink:href="https://www.doomworld.com/idgames/levels/doom2/Ports/megawads/lmtmple3" xlink:type="simple">https://www.doomworld.com/idgames/levels/doom2/Ports/megawads/lmtmple3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48:.AMJ248]); &quot;&quot;; [.J$2:.AMJ$2] &amp; &quot;: &quot; &amp; [.J248:.AMJ248]))" office:value-type="string" office:string-value="Lewonx: 6" calcext:value-type="string">
            <text:p>Lewonx: 6</text:p>
          </table:table-cell>
          <table:table-cell table:style-name="ce17" table:formula="of:=SUMPRODUCT(NOT(ISBLANK([.J248:.AMJ248])))" office:value-type="float" office:value="1" calcext:value-type="float">
            <text:p>1</text:p>
          </table:table-cell>
          <table:table-cell table:number-columns-repeated="157"/>
          <table:table-cell office:value-type="float" office:value="6" calcext:value-type="float">
            <text:p>6</text:p>
          </table:table-cell>
          <table:table-cell table:number-columns-repeated="857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219" calcext:value-type="float">
            <text:p>219</text:p>
          </table:table-cell>
          <table:table-cell table:formula="of:=SUM([.J249:.AMJ249])" office:value-type="float" office:value="6" calcext:value-type="float">
            <text:p>6</text:p>
          </table:table-cell>
          <table:table-cell office:value-type="string" calcext:value-type="string">
            <text:p>The Adventures of MassMouth</text:p>
          </table:table-cell>
          <table:table-cell office:value-type="string" calcext:value-type="string">
            <text:p><text:a xlink:href="https://www.doomworld.com/idgames/levels/doom2/Ports/m-o/massm" xlink:type="simple">https://www.doomworld.com/idgames/levels/doom2/Ports/m-o/massm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49:.AMJ249]); &quot;&quot;; [.J$2:.AMJ$2] &amp; &quot;: &quot; &amp; [.J249:.AMJ249]))" office:value-type="string" office:string-value="Ralphis: 6" calcext:value-type="string">
            <text:p>Ralphis: 6</text:p>
          </table:table-cell>
          <table:table-cell table:style-name="ce17" table:formula="of:=SUMPRODUCT(NOT(ISBLANK([.J249:.AMJ249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19" calcext:value-type="float">
            <text:p>219</text:p>
          </table:table-cell>
          <table:table-cell table:formula="of:=SUM([.J250:.AMJ250])" office:value-type="float" office:value="6" calcext:value-type="float">
            <text:p>6</text:p>
          </table:table-cell>
          <table:table-cell office:value-type="string" calcext:value-type="string">
            <text:p>The Slayer</text:p>
          </table:table-cell>
          <table:table-cell office:value-type="string" calcext:value-type="string">
            <text:p><text:a xlink:href="https://www.doomworld.com/idgames/levels/doom2/s-u/slayer" xlink:type="simple">https://www.doomworld.com/idgames/levels/doom2/s-u/slayer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50:.AMJ250]); &quot;&quot;; [.J$2:.AMJ$2] &amp; &quot;: &quot; &amp; [.J250:.AMJ250]))" office:value-type="string" office:string-value="Vorpal: 5, vdgg: 1" calcext:value-type="string">
            <text:p>Vorpal: 5, vdgg: 1</text:p>
          </table:table-cell>
          <table:table-cell table:style-name="ce17" table:formula="of:=SUMPRODUCT(NOT(ISBLANK([.J250:.AMJ250])))"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28"/>
          <table:table-cell office:value-type="float" office:value="1" calcext:value-type="float">
            <text:p>1</text:p>
          </table:table-cell>
          <table:table-cell table:number-columns-repeated="871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19" calcext:value-type="float">
            <text:p>219</text:p>
          </table:table-cell>
          <table:table-cell table:formula="of:=SUM([.J251:.AMJ251])" office:value-type="float" office:value="6" calcext:value-type="float">
            <text:p>6</text:p>
          </table:table-cell>
          <table:table-cell office:value-type="string" calcext:value-type="string">
            <text:p>TNT: Evilution</text:p>
          </table:table-cell>
          <table:table-cell office:value-type="string" calcext:value-type="string">
            <text:p><text:a xlink:href="https://doomwiki.org/wiki/TNT:_Evilution" xlink:type="simple">https://doomwiki.org/wiki/TNT:_Evilution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TNT</text:p>
          </table:table-cell>
          <table:table-cell table:style-name="ce16" table:number-matrix-columns-spanned="1" table:number-matrix-rows-spanned="1" table:formula="of:=COM.MICROSOFT.TEXTJOIN(&quot;, &quot;; 1; IF(ISBLANK([.J251:.AMJ251]); &quot;&quot;; [.J$2:.AMJ$2] &amp; &quot;: &quot; &amp; [.J251:.AMJ251]))" office:value-type="string" office:string-value="Li'l devil: 6" calcext:value-type="string">
            <text:p>Li'l devil: 6</text:p>
          </table:table-cell>
          <table:table-cell table:style-name="ce17" table:formula="of:=SUMPRODUCT(NOT(ISBLANK([.J251:.AMJ251])))" office:value-type="float" office:value="1" calcext:value-type="float">
            <text:p>1</text:p>
          </table:table-cell>
          <table:table-cell table:number-columns-repeated="166"/>
          <table:table-cell office:value-type="float" office:value="6" calcext:value-type="float">
            <text:p>6</text:p>
          </table:table-cell>
          <table:table-cell table:number-columns-repeated="848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19" calcext:value-type="float">
            <text:p>219</text:p>
          </table:table-cell>
          <table:table-cell table:formula="of:=SUM([.J252:.AMJ252])" office:value-type="float" office:value="6" calcext:value-type="float">
            <text:p>6</text:p>
          </table:table-cell>
          <table:table-cell office:value-type="string" calcext:value-type="string">
            <text:p>UAC Military Nightmare</text:p>
          </table:table-cell>
          <table:table-cell office:value-type="string" calcext:value-type="string">
            <text:p><text:a xlink:href="https://www.doomworld.com/idgames/themes/terrywads/uacmnnew" xlink:type="simple">https://www.doomworld.com/idgames/themes/terrywads/uacmnnew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52:.AMJ252]); &quot;&quot;; [.J$2:.AMJ$2] &amp; &quot;: &quot; &amp; [.J252:.AMJ252]))" office:value-type="string" office:string-value="AnonimVio: 6" calcext:value-type="string">
            <text:p>AnonimVio: 6</text:p>
          </table:table-cell>
          <table:table-cell table:style-name="ce17" table:formula="of:=SUMPRODUCT(NOT(ISBLANK([.J252:.AMJ252])))" office:value-type="float" office:value="1" calcext:value-type="float">
            <text:p>1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990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19" calcext:value-type="float">
            <text:p>219</text:p>
          </table:table-cell>
          <table:table-cell table:formula="of:=SUM([.J253:.AMJ253])" office:value-type="float" office:value="6" calcext:value-type="float">
            <text:p>6</text:p>
          </table:table-cell>
          <table:table-cell office:value-type="string" calcext:value-type="string">
            <text:p>Ultimate Doom the Way id Did</text:p>
          </table:table-cell>
          <table:table-cell office:value-type="string" calcext:value-type="string">
            <text:p><text:a xlink:href="https://doomwiki.org/wiki/Ultimate_Doom_the_Way_id_Did" xlink:type="simple">https://doomwiki.org/wiki/Ultimate_Doom_the_Way_id_Did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53:.AMJ253]); &quot;&quot;; [.J$2:.AMJ$2] &amp; &quot;: &quot; &amp; [.J253:.AMJ253]))" office:value-type="string" office:string-value="Omniarch: 5, dosboot: 1" calcext:value-type="string">
            <text:p>Omniarch: 5, dosboot: 1</text:p>
          </table:table-cell>
          <table:table-cell table:style-name="ce17" table:formula="of:=SUMPRODUCT(NOT(ISBLANK([.J253:.AMJ253])))" office:value-type="float" office:value="2" calcext:value-type="float">
            <text:p>2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858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19" calcext:value-type="float">
            <text:p>219</text:p>
          </table:table-cell>
          <table:table-cell table:formula="of:=SUM([.J254:.AMJ254])" office:value-type="float" office:value="6" calcext:value-type="float">
            <text:p>6</text:p>
          </table:table-cell>
          <table:table-cell office:value-type="string" calcext:value-type="string">
            <text:p>Unidoom Deathmatch X</text:p>
          </table:table-cell>
          <table:table-cell office:value-type="string" calcext:value-type="string">
            <text:p><text:a xlink:href="https://www.doomworld.com/idgames/levels/doom2/deathmatch/Ports/megawads/udmx" xlink:type="simple">https://www.doomworld.com/idgames/levels/doom2/deathmatch/Ports/megawads/udmx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54:.AMJ254]); &quot;&quot;; [.J$2:.AMJ$2] &amp; &quot;: &quot; &amp; [.J254:.AMJ254]))" office:value-type="string" office:string-value="Ralphis: 6" calcext:value-type="string">
            <text:p>Ralphis: 6</text:p>
          </table:table-cell>
          <table:table-cell table:style-name="ce17" table:formula="of:=SUMPRODUCT(NOT(ISBLANK([.J254:.AMJ254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19" calcext:value-type="float">
            <text:p>219</text:p>
          </table:table-cell>
          <table:table-cell table:formula="of:=SUM([.J255:.AMJ255])" office:value-type="float" office:value="6" calcext:value-type="float">
            <text:p>6</text:p>
          </table:table-cell>
          <table:table-cell office:value-type="string" calcext:value-type="string">
            <text:p>Urania</text:p>
          </table:table-cell>
          <table:table-cell office:value-type="string" calcext:value-type="string">
            <text:p><text:a xlink:href="https://www.doomworld.com/idgames/levels/doom2/megawads/urania" xlink:type="simple">https://www.doomworld.com/idgames/levels/doom2/megawads/urania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lutonia</text:p>
          </table:table-cell>
          <table:table-cell table:style-name="ce16" table:number-matrix-columns-spanned="1" table:number-matrix-rows-spanned="1" table:formula="of:=COM.MICROSOFT.TEXTJOIN(&quot;, &quot;; 1; IF(ISBLANK([.J255:.AMJ255]); &quot;&quot;; [.J$2:.AMJ$2] &amp; &quot;: &quot; &amp; [.J255:.AMJ255]))" office:value-type="string" office:string-value="Spectre01: 6" calcext:value-type="string">
            <text:p>Spectre01: 6</text:p>
          </table:table-cell>
          <table:table-cell table:style-name="ce17" table:formula="of:=SUMPRODUCT(NOT(ISBLANK([.J255:.AMJ255])))" office:value-type="float" office:value="1" calcext:value-type="float">
            <text:p>1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19" calcext:value-type="float">
            <text:p>219</text:p>
          </table:table-cell>
          <table:table-cell table:formula="of:=SUM([.J256:.AMJ256])" office:value-type="float" office:value="6" calcext:value-type="float">
            <text:p>6</text:p>
          </table:table-cell>
          <table:table-cell office:value-type="string" calcext:value-type="string">
            <text:p>Valhalla</text:p>
          </table:table-cell>
          <table:table-cell office:value-type="string" calcext:value-type="string">
            <text:p><text:a xlink:href="https://www.doomworld.com/idgames/levels/doom2/Ports/m-o/ma_val" xlink:type="simple">https://www.doomworld.com/idgames/levels/doom2/Ports/m-o/ma_val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56:.AMJ256]); &quot;&quot;; [.J$2:.AMJ$2] &amp; &quot;: &quot; &amp; [.J256:.AMJ256]))" office:value-type="string" office:string-value="4everDoomed: 4, VanaheimRanger: 2" calcext:value-type="string">
            <text:p>4everDoomed: 4, VanaheimRanger: 2</text:p>
          </table:table-cell>
          <table:table-cell table:style-name="ce17" table:formula="of:=SUMPRODUCT(NOT(ISBLANK([.J256:.AMJ256])))" office:value-type="float" office:value="2" calcext:value-type="float">
            <text:p>2</text:p>
          </table:table-cell>
          <table:table-cell table:number-columns-repeated="89"/>
          <table:table-cell office:value-type="float" office:value="4" calcext:value-type="float">
            <text:p>4</text:p>
          </table:table-cell>
          <table:table-cell table:number-columns-repeated="63"/>
          <table:table-cell office:value-type="float" office:value="2" calcext:value-type="float">
            <text:p>2</text:p>
          </table:table-cell>
          <table:table-cell table:number-columns-repeated="861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54" calcext:value-type="float">
            <text:p>254</text:p>
          </table:table-cell>
          <table:table-cell table:formula="of:=SUM([.J257:.AMJ257])" office:value-type="float" office:value="5" calcext:value-type="float">
            <text:p>5</text:p>
          </table:table-cell>
          <table:table-cell office:value-type="string" calcext:value-type="string">
            <text:p>1000 Line 2 Community Project</text:p>
          </table:table-cell>
          <table:table-cell office:value-type="string" calcext:value-type="string">
            <text:p><text:a xlink:href="https://www.doomworld.com/forum/topic/115653-1000-line-2-cp-completed/" xlink:type="simple">https://www.doomworld.com/forum/topic/115653-1000-line-2-cp-completed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57:.AMJ257]); &quot;&quot;; [.J$2:.AMJ$2] &amp; &quot;: &quot; &amp; [.J257:.AMJ257]))" office:value-type="string" office:string-value="Horus: 5" calcext:value-type="string">
            <text:p>Horus: 5</text:p>
          </table:table-cell>
          <table:table-cell table:style-name="ce17" table:formula="of:=SUMPRODUCT(NOT(ISBLANK([.J257:.AMJ257])))" office:value-type="float" office:value="1" calcext:value-type="float">
            <text:p>1</text:p>
          </table:table-cell>
          <table:table-cell table:number-columns-repeated="131"/>
          <table:table-cell office:value-type="float" office:value="5" calcext:value-type="float">
            <text:p>5</text:p>
          </table:table-cell>
          <table:table-cell table:number-columns-repeated="883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54" calcext:value-type="float">
            <text:p>254</text:p>
          </table:table-cell>
          <table:table-cell table:formula="of:=SUM([.J258:.AMJ258])" office:value-type="float" office:value="5" calcext:value-type="float">
            <text:p>5</text:p>
          </table:table-cell>
          <table:table-cell table:style-name="ce13" office:value-type="string" calcext:value-type="string">
            <text:p>2048 Unleashed</text:p>
          </table:table-cell>
          <table:table-cell office:value-type="string" calcext:value-type="string">
            <text:p><text:a xlink:href="https://www.doomworld.com/vb/thread/71473" xlink:type="simple">https://www.doomworld.com/vb/thread/71473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58:.AMJ258]); &quot;&quot;; [.J$2:.AMJ$2] &amp; &quot;: &quot; &amp; [.J258:.AMJ258]))" office:value-type="string" office:string-value="eharper256: 5" calcext:value-type="string">
            <text:p>eharper256: 5</text:p>
          </table:table-cell>
          <table:table-cell table:style-name="ce17" table:formula="of:=SUMPRODUCT(NOT(ISBLANK([.J258:.AMJ258])))" office:value-type="float" office:value="1" calcext:value-type="float">
            <text:p>1</text:p>
          </table:table-cell>
          <table:table-cell table:number-columns-repeated="107"/>
          <table:table-cell office:value-type="float" office:value="5" calcext:value-type="float">
            <text:p>5</text:p>
          </table:table-cell>
          <table:table-cell table:number-columns-repeated="907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54" calcext:value-type="float">
            <text:p>254</text:p>
          </table:table-cell>
          <table:table-cell table:formula="of:=SUM([.J259:.AMJ259])" office:value-type="float" office:value="5" calcext:value-type="float">
            <text:p>5</text:p>
          </table:table-cell>
          <table:table-cell office:value-type="string" calcext:value-type="string">
            <text:p>Alpha Accident: Terra Nova</text:p>
          </table:table-cell>
          <table:table-cell office:value-type="string" calcext:value-type="string">
            <text:p><text:a xlink:href="https://www.doomworld.com/idgames/levels/doom/Ports/a-c/aa_e1" xlink:type="simple">https://www.doomworld.com/idgames/levels/doom/Ports/a-c/aa_e1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59:.AMJ259]); &quot;&quot;; [.J$2:.AMJ$2] &amp; &quot;: &quot; &amp; [.J259:.AMJ259]))" office:value-type="string" office:string-value="Rince-wind: 5" calcext:value-type="string">
            <text:p>Rince-wind: 5</text:p>
          </table:table-cell>
          <table:table-cell table:style-name="ce17" table:formula="of:=SUMPRODUCT(NOT(ISBLANK([.J259:.AMJ259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3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54" calcext:value-type="float">
            <text:p>254</text:p>
          </table:table-cell>
          <table:table-cell table:formula="of:=SUM([.J260:.AMJ260])" office:value-type="float" office:value="5" calcext:value-type="float">
            <text:p>5</text:p>
          </table:table-cell>
          <table:table-cell office:value-type="string" calcext:value-type="string">
            <text:p>Army of Darkness TC</text:p>
          </table:table-cell>
          <table:table-cell office:value-type="string" calcext:value-type="string">
            <text:p><text:a xlink:href="https://doomwiki.org/wiki/Army_of_Darkness_TC" xlink:type="simple">https://doomwiki.org/wiki/Army_of_Darkness_TC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60:.AMJ260]); &quot;&quot;; [.J$2:.AMJ$2] &amp; &quot;: &quot; &amp; [.J260:.AMJ260]))" office:value-type="string" office:string-value="AtticTelephone: 5" calcext:value-type="string">
            <text:p>AtticTelephone: 5</text:p>
          </table:table-cell>
          <table:table-cell table:style-name="ce17" table:formula="of:=SUMPRODUCT(NOT(ISBLANK([.J260:.AMJ260])))" office:value-type="float" office:value="1" calcext:value-type="float">
            <text:p>1</text:p>
          </table:table-cell>
          <table:table-cell table:number-columns-repeated="138"/>
          <table:table-cell office:value-type="float" office:value="5" calcext:value-type="float">
            <text:p>5</text:p>
          </table:table-cell>
          <table:table-cell table:number-columns-repeated="876"/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IF([.C261]&lt;[.C260]; [.A261]; [.B260])" office:value-type="float" office:value="254" calcext:value-type="float">
            <text:p>254</text:p>
          </table:table-cell>
          <table:table-cell table:formula="of:=SUM([.J261:.AMJ261])" office:value-type="float" office:value="5" calcext:value-type="float">
            <text:p>5</text:p>
          </table:table-cell>
          <table:table-cell office:value-type="string" calcext:value-type="string">
            <text:p>Birthday Bash </text:p>
          </table:table-cell>
          <table:table-cell office:value-type="string" calcext:value-type="string">
            <text:p><text:a xlink:href="https://www.doomworld.com/forum/topic/105451-birthday-bash-megawad-offical-release/" xlink:type="simple">https://www.doomworld.com/forum/topic/105451-birthday-bash-megawad-offical-release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61:.AMJ261]); &quot;&quot;; [.J$2:.AMJ$2] &amp; &quot;: &quot; &amp; [.J261:.AMJ261]))" office:value-type="string" office:string-value="eharper256: 5" calcext:value-type="string">
            <text:p>eharper256: 5</text:p>
          </table:table-cell>
          <table:table-cell table:style-name="ce17" table:formula="of:=SUMPRODUCT(NOT(ISBLANK([.J261:.AMJ261])))" office:value-type="float" office:value="1" calcext:value-type="float">
            <text:p>1</text:p>
          </table:table-cell>
          <table:table-cell table:number-columns-repeated="107"/>
          <table:table-cell office:value-type="float" office:value="5" calcext:value-type="float">
            <text:p>5</text:p>
          </table:table-cell>
          <table:table-cell table:number-columns-repeated="907"/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IF([.C262]&lt;[.C261]; [.A262]; [.B261])" office:value-type="float" office:value="254" calcext:value-type="float">
            <text:p>254</text:p>
          </table:table-cell>
          <table:table-cell table:formula="of:=SUM([.J262:.AMJ262])" office:value-type="float" office:value="5" calcext:value-type="float">
            <text:p>5</text:p>
          </table:table-cell>
          <table:table-cell office:value-type="string" calcext:value-type="string">
            <text:p>Bloody Steel</text:p>
          </table:table-cell>
          <table:table-cell office:value-type="string" calcext:value-type="string">
            <text:p><text:a xlink:href="https://www.doomworld.com/idgames/levels/doom2/Ports/a-c/bldstlp" xlink:type="simple">https://www.doomworld.com/idgames/levels/doom2/Ports/a-c/bldstlp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62:.AMJ262]); &quot;&quot;; [.J$2:.AMJ$2] &amp; &quot;: &quot; &amp; [.J262:.AMJ262]))" office:value-type="string" office:string-value="ella guro: 2, Li'l devil: 3" calcext:value-type="string">
            <text:p>ella guro: 2, Li'l devil: 3</text:p>
          </table:table-cell>
          <table:table-cell table:style-name="ce17" table:formula="of:=SUMPRODUCT(NOT(ISBLANK([.J262:.AMJ262])))" office:value-type="float" office:value="2" calcext:value-type="float">
            <text:p>2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138"/>
          <table:table-cell office:value-type="float" office:value="3" calcext:value-type="float">
            <text:p>3</text:p>
          </table:table-cell>
          <table:table-cell table:number-columns-repeated="848"/>
        </table:table-row>
        <table:table-row table:style-name="ro3">
          <table:table-cell office:value-type="float" office:value="260" calcext:value-type="float">
            <text:p>260</text:p>
          </table:table-cell>
          <table:table-cell table:formula="of:=IF([.C263]&lt;[.C262]; [.A263]; [.B262])" office:value-type="float" office:value="254" calcext:value-type="float">
            <text:p>254</text:p>
          </table:table-cell>
          <table:table-cell table:formula="of:=SUM([.J263:.AMJ263])" office:value-type="float" office:value="5" calcext:value-type="float">
            <text:p>5</text:p>
          </table:table-cell>
          <table:table-cell office:value-type="string" calcext:value-type="string">
            <text:p>Brotherhood of Ruin: The Lost Temple</text:p>
          </table:table-cell>
          <table:table-cell office:value-type="string" calcext:value-type="string">
            <text:p><text:a xlink:href="https://www.doomworld.com/idgames/levels/doom2/Ports/a-c/bor_lost" xlink:type="simple">https://www.doomworld.com/idgames/levels/doom2/Ports/a-c/bor_lost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63:.AMJ263]); &quot;&quot;; [.J$2:.AMJ$2] &amp; &quot;: &quot; &amp; [.J263:.AMJ263]))" office:value-type="string" office:string-value="Vorpal: 5" calcext:value-type="string">
            <text:p>Vorpal: 5</text:p>
          </table:table-cell>
          <table:table-cell table:style-name="ce17" table:formula="of:=SUMPRODUCT(NOT(ISBLANK([.J263:.AMJ263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0"/>
        </table:table-row>
        <table:table-row table:style-name="ro3">
          <table:table-cell office:value-type="float" office:value="261" calcext:value-type="float">
            <text:p>261</text:p>
          </table:table-cell>
          <table:table-cell table:formula="of:=IF([.C264]&lt;[.C263]; [.A264]; [.B263])" office:value-type="float" office:value="254" calcext:value-type="float">
            <text:p>254</text:p>
          </table:table-cell>
          <table:table-cell table:formula="of:=SUM([.J264:.AMJ264])" office:value-type="float" office:value="5" calcext:value-type="float">
            <text:p>5</text:p>
          </table:table-cell>
          <table:table-cell office:value-type="string" calcext:value-type="string">
            <text:p>CH Retro Episode</text:p>
          </table:table-cell>
          <table:table-cell office:value-type="string" calcext:value-type="string">
            <text:p><text:a xlink:href="https://www.doomworld.com/idgames/levels/doom/p-r/retroeps" xlink:type="simple">https://www.doomworld.com/idgames/levels/doom/p-r/retroeps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64:.AMJ264]); &quot;&quot;; [.J$2:.AMJ$2] &amp; &quot;: &quot; &amp; [.J264:.AMJ264]))" office:value-type="string" office:string-value="Diabolución: 5" calcext:value-type="string">
            <text:p>Diabolución: 5</text:p>
          </table:table-cell>
          <table:table-cell table:style-name="ce17" table:formula="of:=SUMPRODUCT(NOT(ISBLANK([.J264:.AMJ264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0"/>
        </table:table-row>
        <table:table-row table:style-name="ro3">
          <table:table-cell office:value-type="float" office:value="262" calcext:value-type="float">
            <text:p>262</text:p>
          </table:table-cell>
          <table:table-cell table:formula="of:=IF([.C265]&lt;[.C264]; [.A265]; [.B264])" office:value-type="float" office:value="254" calcext:value-type="float">
            <text:p>254</text:p>
          </table:table-cell>
          <table:table-cell table:formula="of:=SUM([.J265:.AMJ265])" office:value-type="float" office:value="5" calcext:value-type="float">
            <text:p>5</text:p>
          </table:table-cell>
          <table:table-cell office:value-type="string" calcext:value-type="string">
            <text:p>Come Eat The Mapwich 2</text:p>
          </table:table-cell>
          <table:table-cell office:value-type="string" calcext:value-type="string">
            <text:p><text:a xlink:href="https://www.doomworld.com/forum/topic/117485-come-eat-the-mapwich-2-public-beta-out-now/" xlink:type="simple">https://www.doomworld.com/forum/topic/117485-come-eat-the-mapwich-2-public-beta-out-now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65:.AMJ265]); &quot;&quot;; [.J$2:.AMJ$2] &amp; &quot;: &quot; &amp; [.J265:.AMJ265]))" office:value-type="string" office:string-value="Bryan T: 5" calcext:value-type="string">
            <text:p>Bryan T: 5</text:p>
          </table:table-cell>
          <table:table-cell table:style-name="ce17" table:formula="of:=SUMPRODUCT(NOT(ISBLANK([.J265:.AMJ265])))" office:value-type="float" office:value="1" calcext:value-type="float">
            <text:p>1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2"/>
        </table:table-row>
        <table:table-row table:style-name="ro3">
          <table:table-cell office:value-type="float" office:value="263" calcext:value-type="float">
            <text:p>263</text:p>
          </table:table-cell>
          <table:table-cell table:formula="of:=IF([.C266]&lt;[.C265]; [.A266]; [.B265])" office:value-type="float" office:value="254" calcext:value-type="float">
            <text:p>254</text:p>
          </table:table-cell>
          <table:table-cell table:formula="of:=SUM([.J266:.AMJ266])" office:value-type="float" office:value="5" calcext:value-type="float">
            <text:p>5</text:p>
          </table:table-cell>
          <table:table-cell office:value-type="string" calcext:value-type="string">
            <text:p>Crusades</text:p>
          </table:table-cell>
          <table:table-cell office:value-type="string" calcext:value-type="string">
            <text:p><text:a xlink:href="https://www.doomworld.com/idgames/levels/doom/a-c/crusades" xlink:type="simple">https://www.doomworld.com/idgames/levels/doom/a-c/crusades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66:.AMJ266]); &quot;&quot;; [.J$2:.AMJ$2] &amp; &quot;: &quot; &amp; [.J266:.AMJ266]))" office:value-type="string" office:string-value="joepallai: 5" calcext:value-type="string">
            <text:p>joepallai: 5</text:p>
          </table:table-cell>
          <table:table-cell table:style-name="ce17" table:formula="of:=SUMPRODUCT(NOT(ISBLANK([.J266:.AMJ266])))" office:value-type="float" office:value="1" calcext:value-type="float">
            <text:p>1</text:p>
          </table:table-cell>
          <table:table-cell table:number-columns-repeated="102"/>
          <table:table-cell office:value-type="float" office:value="5" calcext:value-type="float">
            <text:p>5</text:p>
          </table:table-cell>
          <table:table-cell table:number-columns-repeated="912"/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IF([.C267]&lt;[.C266]; [.A267]; [.B266])" office:value-type="float" office:value="254" calcext:value-type="float">
            <text:p>254</text:p>
          </table:table-cell>
          <table:table-cell table:formula="of:=SUM([.J267:.AMJ267])" office:value-type="float" office:value="5" calcext:value-type="float">
            <text:p>5</text:p>
          </table:table-cell>
          <table:table-cell table:style-name="ce77" office:value-type="string" calcext:value-type="string">
            <text:p>Cydonia</text:p>
          </table:table-cell>
          <table:table-cell table:style-name="Default" office:value-type="string" calcext:value-type="string">
            <text:p><text:a xlink:href="https://www.doomworld.com/forum/topic/121935-cydonia-throwback-plutonia-wad-beta-available/" xlink:type="simple">https://www.doomworld.com/forum/topic/121935-cydonia-throwback-plutonia-wad-beta-available/</text:a></text:p>
          </table:table-cell>
          <table:table-cell table:style-name="Default"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67:.AMJ267]); &quot;&quot;; [.J$2:.AMJ$2] &amp; &quot;: &quot; &amp; [.J267:.AMJ267]))" office:value-type="string" office:string-value="Xeogred: 5" calcext:value-type="string">
            <text:p>Xeogred: 5</text:p>
          </table:table-cell>
          <table:table-cell table:style-name="ce17" table:formula="of:=SUMPRODUCT(NOT(ISBLANK([.J267:.AMJ267])))" office:value-type="float" office:value="1" calcext:value-type="float">
            <text:p>1</text:p>
          </table:table-cell>
          <table:table-cell table:number-columns-repeated="169"/>
          <table:table-cell office:value-type="float" office:value="5" calcext:value-type="float">
            <text:p>5</text:p>
          </table:table-cell>
          <table:table-cell table:number-columns-repeated="845"/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IF([.C268]&lt;[.C267]; [.A268]; [.B267])" office:value-type="float" office:value="254" calcext:value-type="float">
            <text:p>254</text:p>
          </table:table-cell>
          <table:table-cell table:formula="of:=SUM([.J268:.AMJ268])" office:value-type="float" office:value="5" calcext:value-type="float">
            <text:p>5</text:p>
          </table:table-cell>
          <table:table-cell office:value-type="string" calcext:value-type="string">
            <text:p>Dante's Gate</text:p>
          </table:table-cell>
          <table:table-cell office:value-type="string" calcext:value-type="string">
            <text:p><text:a xlink:href="https://www.doomworld.com/idgames/levels/doom/d-f/dante666" xlink:type="simple">https://www.doomworld.com/idgames/levels/doom/d-f/dante666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68:.AMJ268]); &quot;&quot;; [.J$2:.AMJ$2] &amp; &quot;: &quot; &amp; [.J268:.AMJ268]))" office:value-type="string" office:string-value="Soundblock: 5" calcext:value-type="string">
            <text:p>Soundblock: 5</text:p>
          </table:table-cell>
          <table:table-cell table:style-name="ce17" table:formula="of:=SUMPRODUCT(NOT(ISBLANK([.J268:.AMJ268])))" office:value-type="float" office:value="1" calcext:value-type="float">
            <text:p>1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963"/>
        </table:table-row>
        <table:table-row table:style-name="ro3">
          <table:table-cell office:value-type="float" office:value="266" calcext:value-type="float">
            <text:p>266</text:p>
          </table:table-cell>
          <table:table-cell table:formula="of:=IF([.C269]&lt;[.C268]; [.A269]; [.B268])" office:value-type="float" office:value="254" calcext:value-type="float">
            <text:p>254</text:p>
          </table:table-cell>
          <table:table-cell table:formula="of:=SUM([.J269:.AMJ269])" office:value-type="float" office:value="5" calcext:value-type="float">
            <text:p>5</text:p>
          </table:table-cell>
          <table:table-cell office:value-type="string" calcext:value-type="string">
            <text:p>DBP26: The City of Damned Children</text:p>
          </table:table-cell>
          <table:table-cell office:value-type="string" calcext:value-type="string">
            <text:p><text:a xlink:href="https://www.doomworld.com/forum/topic/116046-dbp26-the-city-of-damned-children/" xlink:type="simple">https://www.doomworld.com/forum/topic/116046-dbp26-the-city-of-damned-children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69:.AMJ269]); &quot;&quot;; [.J$2:.AMJ$2] &amp; &quot;: &quot; &amp; [.J269:.AMJ269]))" office:value-type="string" office:string-value="Rince-wind: 2, TJG1289: 3" calcext:value-type="string">
            <text:p>Rince-wind: 2, TJG1289: 3</text:p>
          </table:table-cell>
          <table:table-cell table:style-name="ce17" table:formula="of:=SUMPRODUCT(NOT(ISBLANK([.J269:.AMJ269])))" office:value-type="float" office:value="2" calcext:value-type="float">
            <text:p>2</text:p>
          </table:table-cell>
          <table:table-cell table:number-columns-repeated="91"/>
          <table:table-cell office:value-type="float" office:value="2" calcext:value-type="float">
            <text:p>2</text:p>
          </table:table-cell>
          <table:table-cell table:number-columns-repeated="62"/>
          <table:table-cell office:value-type="float" office:value="3" calcext:value-type="float">
            <text:p>3</text:p>
          </table:table-cell>
          <table:table-cell table:number-columns-repeated="860"/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IF([.C270]&lt;[.C269]; [.A270]; [.B269])" office:value-type="float" office:value="254" calcext:value-type="float">
            <text:p>254</text:p>
          </table:table-cell>
          <table:table-cell table:formula="of:=SUM([.J270:.AMJ270])" office:value-type="float" office:value="5" calcext:value-type="float">
            <text:p>5</text:p>
          </table:table-cell>
          <table:table-cell office:value-type="string" calcext:value-type="string">
            <text:p>Doom Barracks Zone</text:p>
          </table:table-cell>
          <table:table-cell office:value-type="string" calcext:value-type="string">
            <text:p><text:a xlink:href="http://www.wad-archive.com/wad/DOOM-Barracks-Zone-1" xlink:type="simple">http://www.wad-archive.com/wad/DOOM-Barracks-Zone-1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70:.AMJ270]); &quot;&quot;; [.J$2:.AMJ$2] &amp; &quot;: &quot; &amp; [.J270:.AMJ270]))" office:value-type="string" office:string-value="HUNdebLeonidasX: 3, TheMightyHeracross: 2" calcext:value-type="string">
            <text:p>HUNdebLeonidasX: 3, TheMightyHeracross: 2</text:p>
          </table:table-cell>
          <table:table-cell table:style-name="ce17" table:formula="of:=SUMPRODUCT(NOT(ISBLANK([.J270:.AMJ270])))" office:value-type="float" office:value="2" calcext:value-type="float">
            <text:p>2</text:p>
          </table:table-cell>
          <table:table-cell table:number-columns-repeated="52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37"/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IF([.C271]&lt;[.C270]; [.A271]; [.B270])" office:value-type="float" office:value="254" calcext:value-type="float">
            <text:p>254</text:p>
          </table:table-cell>
          <table:table-cell table:formula="of:=SUM([.J271:.AMJ271])" office:value-type="float" office:value="5" calcext:value-type="float">
            <text:p>5</text:p>
          </table:table-cell>
          <table:table-cell office:value-type="string" calcext:value-type="string">
            <text:p>Doom Center</text:p>
          </table:table-cell>
          <table:table-cell office:value-type="string" calcext:value-type="string">
            <text:p><text:a xlink:href="https://www.doomworld.com/forum/topic/54022-doom-center-do-you-know-that/" xlink:type="simple">https://www.doomworld.com/forum/topic/54022-doom-center-do-you-know-that/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71:.AMJ271]); &quot;&quot;; [.J$2:.AMJ$2] &amp; &quot;: &quot; &amp; [.J271:.AMJ271]))" office:value-type="string" office:string-value="HUNdebLeonidasX: 5" calcext:value-type="string">
            <text:p>HUNdebLeonidasX: 5</text:p>
          </table:table-cell>
          <table:table-cell table:style-name="ce17" table:formula="of:=SUMPRODUCT(NOT(ISBLANK([.J271:.AMJ271])))" office:value-type="float" office:value="1" calcext:value-type="float">
            <text:p>1</text:p>
          </table:table-cell>
          <table:table-cell table:number-columns-repeated="52"/>
          <table:table-cell office:value-type="float" office:value="5" calcext:value-type="float">
            <text:p>5</text:p>
          </table:table-cell>
          <table:table-cell table:number-columns-repeated="962"/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IF([.C272]&lt;[.C271]; [.A272]; [.B271])" office:value-type="float" office:value="254" calcext:value-type="float">
            <text:p>254</text:p>
          </table:table-cell>
          <table:table-cell table:formula="of:=SUM([.J272:.AMJ272])" office:value-type="float" office:value="5" calcext:value-type="float">
            <text:p>5</text:p>
          </table:table-cell>
          <table:table-cell office:value-type="string" calcext:value-type="string">
            <text:p>Doom the Way id Did: The Lost Episodes</text:p>
          </table:table-cell>
          <table:table-cell office:value-type="string" calcext:value-type="string">
            <text:p><text:a xlink:href="https://doomwiki.org/wiki/Doom_the_Way_id_Did:_The_Lost_Episodes" xlink:type="simple">https://doomwiki.org/wiki/Doom_the_Way_id_Did:_The_Lost_Episodes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72:.AMJ272]); &quot;&quot;; [.J$2:.AMJ$2] &amp; &quot;: &quot; &amp; [.J272:.AMJ272]))" office:value-type="string" office:string-value="Ryath: 5" calcext:value-type="string">
            <text:p>Ryath: 5</text:p>
          </table:table-cell>
          <table:table-cell table:style-name="ce17" table:formula="of:=SUMPRODUCT(NOT(ISBLANK([.J272:.AMJ272])))" office:value-type="float" office:value="1" calcext:value-type="float">
            <text:p>1</text:p>
          </table:table-cell>
          <table:table-cell table:number-columns-repeated="147"/>
          <table:table-cell office:value-type="float" office:value="5" calcext:value-type="float">
            <text:p>5</text:p>
          </table:table-cell>
          <table:table-cell table:number-columns-repeated="867"/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IF([.C273]&lt;[.C272]; [.A273]; [.B272])" office:value-type="float" office:value="254" calcext:value-type="float">
            <text:p>254</text:p>
          </table:table-cell>
          <table:table-cell table:formula="of:=SUM([.J273:.AMJ273])" office:value-type="float" office:value="5" calcext:value-type="float">
            <text:p>5</text:p>
          </table:table-cell>
          <table:table-cell office:value-type="string" calcext:value-type="string">
            <text:p>Doom: The Lost Episode</text:p>
          </table:table-cell>
          <table:table-cell office:value-type="string" calcext:value-type="string">
            <text:p><text:a xlink:href="https://doomwiki.org/wiki/Doom:_The_Lost_Episode" xlink:type="simple">https://doomwiki.org/wiki/Doom:_The_Lost_Episode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73:.AMJ273]); &quot;&quot;; [.J$2:.AMJ$2] &amp; &quot;: &quot; &amp; [.J273:.AMJ273]))" office:value-type="string" office:string-value="Omniarch: 5" calcext:value-type="string">
            <text:p>Omniarch: 5</text:p>
          </table:table-cell>
          <table:table-cell table:style-name="ce17" table:formula="of:=SUMPRODUCT(NOT(ISBLANK([.J273:.AMJ273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0"/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IF([.C274]&lt;[.C273]; [.A274]; [.B273])" office:value-type="float" office:value="254" calcext:value-type="float">
            <text:p>254</text:p>
          </table:table-cell>
          <table:table-cell table:formula="of:=SUM([.J274:.AMJ274])" office:value-type="float" office:value="5" calcext:value-type="float">
            <text:p>5</text:p>
          </table:table-cell>
          <table:table-cell office:value-type="string" calcext:value-type="string">
            <text:p>Doomish Den of Design</text:p>
          </table:table-cell>
          <table:table-cell office:value-type="string" calcext:value-type="string">
            <text:p><text:a xlink:href="https://www.doomworld.com/forum/topic/104925-doomish-den-of-design-a-map-that-teaches-you-map-design/" xlink:type="simple">https://www.doomworld.com/forum/topic/104925-doomish-den-of-design-a-map-that-teaches-you-map-design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74:.AMJ274]); &quot;&quot;; [.J$2:.AMJ$2] &amp; &quot;: &quot; &amp; [.J274:.AMJ274]))" office:value-type="string" office:string-value="Rince-wind: 5" calcext:value-type="string">
            <text:p>Rince-wind: 5</text:p>
          </table:table-cell>
          <table:table-cell table:style-name="ce17" table:formula="of:=SUMPRODUCT(NOT(ISBLANK([.J274:.AMJ274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3"/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IF([.C275]&lt;[.C274]; [.A275]; [.B274])" office:value-type="float" office:value="254" calcext:value-type="float">
            <text:p>254</text:p>
          </table:table-cell>
          <table:table-cell table:formula="of:=SUM([.J275:.AMJ275])" office:value-type="float" office:value="5" calcext:value-type="float">
            <text:p>5</text:p>
          </table:table-cell>
          <table:table-cell office:value-type="string" calcext:value-type="string">
            <text:p>Drip Feed</text:p>
          </table:table-cell>
          <table:table-cell office:value-type="string" calcext:value-type="string">
            <text:p><text:a xlink:href="https://www.doomworld.com/idgames/levels/doom2/Ports/d-f/dripfeed" xlink:type="simple">https://www.doomworld.com/idgames/levels/doom2/Ports/d-f/dripfeed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75:.AMJ275]); &quot;&quot;; [.J$2:.AMJ$2] &amp; &quot;: &quot; &amp; [.J275:.AMJ275]))" office:value-type="string" office:string-value="Vorpal: 5" calcext:value-type="string">
            <text:p>Vorpal: 5</text:p>
          </table:table-cell>
          <table:table-cell table:style-name="ce17" table:formula="of:=SUMPRODUCT(NOT(ISBLANK([.J275:.AMJ275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0"/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IF([.C276]&lt;[.C275]; [.A276]; [.B275])" office:value-type="float" office:value="254" calcext:value-type="float">
            <text:p>254</text:p>
          </table:table-cell>
          <table:table-cell table:formula="of:=SUM([.J276:.AMJ276])" office:value-type="float" office:value="5" calcext:value-type="float">
            <text:p>5</text:p>
          </table:table-cell>
          <table:table-cell office:value-type="string" calcext:value-type="string">
            <text:p>E1 Contest</text:p>
          </table:table-cell>
          <table:table-cell office:value-type="string" calcext:value-type="string">
            <text:p><text:a xlink:href="https://doomwiki.org/wiki/E1_Contest" xlink:type="simple">https://doomwiki.org/wiki/E1_Contest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76:.AMJ276]); &quot;&quot;; [.J$2:.AMJ$2] &amp; &quot;: &quot; &amp; [.J276:.AMJ276]))" office:value-type="string" office:string-value="Diabolución: 5" calcext:value-type="string">
            <text:p>Diabolución: 5</text:p>
          </table:table-cell>
          <table:table-cell table:style-name="ce17" table:formula="of:=SUMPRODUCT(NOT(ISBLANK([.J276:.AMJ276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0"/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IF([.C277]&lt;[.C276]; [.A277]; [.B276])" office:value-type="float" office:value="254" calcext:value-type="float">
            <text:p>254</text:p>
          </table:table-cell>
          <table:table-cell table:formula="of:=SUM([.J277:.AMJ277])" office:value-type="float" office:value="5" calcext:value-type="float">
            <text:p>5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<text:a xlink:href="https://doomwiki.org/wiki/Epic" xlink:type="simple">https://doomwiki.org/wiki/Epic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77:.AMJ277]); &quot;&quot;; [.J$2:.AMJ$2] &amp; &quot;: &quot; &amp; [.J277:.AMJ277]))" office:value-type="string" office:string-value="AtticTelephone: 5" calcext:value-type="string">
            <text:p>AtticTelephone: 5</text:p>
          </table:table-cell>
          <table:table-cell table:style-name="ce17" table:formula="of:=SUMPRODUCT(NOT(ISBLANK([.J277:.AMJ277])))" office:value-type="float" office:value="1" calcext:value-type="float">
            <text:p>1</text:p>
          </table:table-cell>
          <table:table-cell table:number-columns-repeated="138"/>
          <table:table-cell office:value-type="float" office:value="5" calcext:value-type="float">
            <text:p>5</text:p>
          </table:table-cell>
          <table:table-cell table:number-columns-repeated="876"/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IF([.C278]&lt;[.C277]; [.A278]; [.B277])" office:value-type="float" office:value="254" calcext:value-type="float">
            <text:p>254</text:p>
          </table:table-cell>
          <table:table-cell table:formula="of:=SUM([.J278:.AMJ278])" office:value-type="float" office:value="5" calcext:value-type="float">
            <text:p>5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<text:a xlink:href="https://www.doomworld.com/idgames/levels/doom2/deathmatch/megawads/exec" xlink:type="simple">https://www.doomworld.com/idgames/levels/doom2/deathmatch/megawads/exec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78:.AMJ278]); &quot;&quot;; [.J$2:.AMJ$2] &amp; &quot;: &quot; &amp; [.J278:.AMJ278]))" office:value-type="string" office:string-value="Doomkid: 5" calcext:value-type="string">
            <text:p>Doomkid: 5</text:p>
          </table:table-cell>
          <table:table-cell table:style-name="ce17" table:formula="of:=SUMPRODUCT(NOT(ISBLANK([.J278:.AMJ278])))"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1006"/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IF([.C279]&lt;[.C278]; [.A279]; [.B278])" office:value-type="float" office:value="254" calcext:value-type="float">
            <text:p>254</text:p>
          </table:table-cell>
          <table:table-cell table:formula="of:=SUM([.J279:.AMJ279])" office:value-type="float" office:value="5" calcext:value-type="float">
            <text:p>5</text:p>
          </table:table-cell>
          <table:table-cell office:value-type="string" calcext:value-type="string">
            <text:p>Favillesco Alpha Episode: Apostasy on Amalthea</text:p>
          </table:table-cell>
          <table:table-cell office:value-type="string" calcext:value-type="string">
            <text:p><text:a xlink:href="https://www.doomworld.com/files/file/17464-favillesco-alpha-episode-apostasy-on-amalthea/" xlink:type="simple">https://www.doomworld.com/files/file/17464-favillesco-alpha-episode-apostasy-on-amalthea/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79:.AMJ279]); &quot;&quot;; [.J$2:.AMJ$2] &amp; &quot;: &quot; &amp; [.J279:.AMJ279]))" office:value-type="string" office:string-value="Ryath: 5" calcext:value-type="string">
            <text:p>Ryath: 5</text:p>
          </table:table-cell>
          <table:table-cell table:style-name="ce17" table:formula="of:=SUMPRODUCT(NOT(ISBLANK([.J279:.AMJ279])))" office:value-type="float" office:value="1" calcext:value-type="float">
            <text:p>1</text:p>
          </table:table-cell>
          <table:table-cell table:number-columns-repeated="147"/>
          <table:table-cell office:value-type="float" office:value="5" calcext:value-type="float">
            <text:p>5</text:p>
          </table:table-cell>
          <table:table-cell table:number-columns-repeated="867"/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IF([.C280]&lt;[.C279]; [.A280]; [.B279])" office:value-type="float" office:value="254" calcext:value-type="float">
            <text:p>254</text:p>
          </table:table-cell>
          <table:table-cell table:formula="of:=SUM([.J280:.AMJ280])" office:value-type="float" office:value="5" calcext:value-type="float">
            <text:p>5</text:p>
          </table:table-cell>
          <table:table-cell office:value-type="string" calcext:value-type="string">
            <text:p>Firetop Mountain</text:p>
          </table:table-cell>
          <table:table-cell office:value-type="string" calcext:value-type="string">
            <text:p><text:a xlink:href="https://www.doomworld.com/idgames/levels/doom2/Ports/d-f/ftmtn_v2" xlink:type="simple">https://www.doomworld.com/idgames/levels/doom2/Ports/d-f/ftmtn_v2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80:.AMJ280]); &quot;&quot;; [.J$2:.AMJ$2] &amp; &quot;: &quot; &amp; [.J280:.AMJ280]))" office:value-type="string" office:string-value="smeghammer: 5" calcext:value-type="string">
            <text:p>smeghammer: 5</text:p>
          </table:table-cell>
          <table:table-cell table:style-name="ce17" table:formula="of:=SUMPRODUCT(NOT(ISBLANK([.J280:.AMJ280])))" office:value-type="float" office:value="1" calcext:value-type="float">
            <text:p>1</text:p>
          </table:table-cell>
          <table:table-cell table:number-columns-repeated="118"/>
          <table:table-cell office:value-type="float" office:value="5" calcext:value-type="float">
            <text:p>5</text:p>
          </table:table-cell>
          <table:table-cell table:number-columns-repeated="896"/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IF([.C281]&lt;[.C280]; [.A281]; [.B280])" office:value-type="float" office:value="254" calcext:value-type="float">
            <text:p>254</text:p>
          </table:table-cell>
          <table:table-cell table:formula="of:=SUM([.J281:.AMJ281])" office:value-type="float" office:value="5" calcext:value-type="float">
            <text:p>5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<text:a xlink:href="https://forum.zdoom.org/viewtopic.php?f=19&amp;t=46718" xlink:type="simple">https://forum.zdoom.org/viewtopic.php?f=19&amp;t=46718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ny Doom</text:p>
          </table:table-cell>
          <table:table-cell table:style-name="ce16" table:number-matrix-columns-spanned="1" table:number-matrix-rows-spanned="1" table:formula="of:=COM.MICROSOFT.TEXTJOIN(&quot;, &quot;; 1; IF(ISBLANK([.J281:.AMJ281]); &quot;&quot;; [.J$2:.AMJ$2] &amp; &quot;: &quot; &amp; [.J281:.AMJ281]))" office:value-type="string" office:string-value="Graf Zahl: 5" calcext:value-type="string">
            <text:p>Graf Zahl: 5</text:p>
          </table:table-cell>
          <table:table-cell table:style-name="ce17" table:formula="of:=SUMPRODUCT(NOT(ISBLANK([.J281:.AMJ281])))"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993"/>
        </table:table-row>
        <table:table-row table:style-name="ro3">
          <table:table-cell office:value-type="float" office:value="279" calcext:value-type="float">
            <text:p>279</text:p>
          </table:table-cell>
          <table:table-cell table:formula="of:=IF([.C282]&lt;[.C281]; [.A282]; [.B281])" office:value-type="float" office:value="254" calcext:value-type="float">
            <text:p>254</text:p>
          </table:table-cell>
          <table:table-cell table:formula="of:=SUM([.J282:.AMJ282])" office:value-type="float" office:value="5" calcext:value-type="float">
            <text:p>5</text:p>
          </table:table-cell>
          <table:table-cell office:value-type="string" calcext:value-type="string">
            <text:p>Going To Hell</text:p>
          </table:table-cell>
          <table:table-cell office:value-type="string" calcext:value-type="string">
            <text:p><text:a xlink:href="https://www.doomworld.com/forum/topic/115127-wip-going-to-hell-megawad-testing/" xlink:type="simple">https://www.doomworld.com/forum/topic/115127-wip-going-to-hell-megawad-testing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82:.AMJ282]); &quot;&quot;; [.J$2:.AMJ$2] &amp; &quot;: &quot; &amp; [.J282:.AMJ282]))" office:value-type="string" office:string-value="Bryan T: 5" calcext:value-type="string">
            <text:p>Bryan T: 5</text:p>
          </table:table-cell>
          <table:table-cell table:style-name="ce17" table:formula="of:=SUMPRODUCT(NOT(ISBLANK([.J282:.AMJ282])))" office:value-type="float" office:value="1" calcext:value-type="float">
            <text:p>1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2"/>
        </table:table-row>
        <table:table-row table:style-name="ro3">
          <table:table-cell office:value-type="float" office:value="280" calcext:value-type="float">
            <text:p>280</text:p>
          </table:table-cell>
          <table:table-cell table:formula="of:=IF([.C283]&lt;[.C282]; [.A283]; [.B282])" office:value-type="float" office:value="254" calcext:value-type="float">
            <text:p>254</text:p>
          </table:table-cell>
          <table:table-cell table:formula="of:=SUM([.J283:.AMJ283])" office:value-type="float" office:value="5" calcext:value-type="float">
            <text:p>5</text:p>
          </table:table-cell>
          <table:table-cell office:value-type="string" calcext:value-type="string">
            <text:p>Good Morning Phobos</text:p>
          </table:table-cell>
          <table:table-cell office:value-type="string" calcext:value-type="string">
            <text:p><text:a xlink:href="https://www.doomworld.com/idgames/levels/doom2/Ports/megawads/gmp" xlink:type="simple">https://www.doomworld.com/idgames/levels/doom2/Ports/megawads/gmp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83:.AMJ283]); &quot;&quot;; [.J$2:.AMJ$2] &amp; &quot;: &quot; &amp; [.J283:.AMJ283]))" office:value-type="string" office:string-value="Bryan T: 5" calcext:value-type="string">
            <text:p>Bryan T: 5</text:p>
          </table:table-cell>
          <table:table-cell table:style-name="ce17" table:formula="of:=SUMPRODUCT(NOT(ISBLANK([.J283:.AMJ283])))" office:value-type="float" office:value="1" calcext:value-type="float">
            <text:p>1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2"/>
        </table:table-row>
        <table:table-row table:style-name="ro3">
          <table:table-cell office:value-type="float" office:value="281" calcext:value-type="float">
            <text:p>281</text:p>
          </table:table-cell>
          <table:table-cell table:formula="of:=IF([.C284]&lt;[.C283]; [.A284]; [.B283])" office:value-type="float" office:value="254" calcext:value-type="float">
            <text:p>254</text:p>
          </table:table-cell>
          <table:table-cell table:formula="of:=SUM([.J284:.AMJ284])" office:value-type="float" office:value="5" calcext:value-type="float">
            <text:p>5</text:p>
          </table:table-cell>
          <table:table-cell office:value-type="string" calcext:value-type="string">
            <text:p>Greenwar II</text:p>
          </table:table-cell>
          <table:table-cell office:value-type="string" calcext:value-type="string">
            <text:p><text:a xlink:href="https://www.doomworld.com/idgames/levels/doom2/deathmatch/Ports/megawads/gw2" xlink:type="simple">https://www.doomworld.com/idgames/levels/doom2/deathmatch/Ports/megawads/gw2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84:.AMJ284]); &quot;&quot;; [.J$2:.AMJ$2] &amp; &quot;: &quot; &amp; [.J284:.AMJ284]))" office:value-type="string" office:string-value="Ed: 5" calcext:value-type="string">
            <text:p>Ed: 5</text:p>
          </table:table-cell>
          <table:table-cell table:style-name="ce17" table:formula="of:=SUMPRODUCT(NOT(ISBLANK([.J284:.AMJ284])))" office:value-type="float" office:value="1" calcext:value-type="float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4"/>
        </table:table-row>
        <table:table-row table:style-name="ro3">
          <table:table-cell office:value-type="float" office:value="282" calcext:value-type="float">
            <text:p>282</text:p>
          </table:table-cell>
          <table:table-cell table:formula="of:=IF([.C285]&lt;[.C284]; [.A285]; [.B284])" office:value-type="float" office:value="254" calcext:value-type="float">
            <text:p>254</text:p>
          </table:table-cell>
          <table:table-cell table:formula="of:=SUM([.J285:.AMJ285])" office:value-type="float" office:value="5" calcext:value-type="float">
            <text:p>5</text:p>
          </table:table-cell>
          <table:table-cell office:value-type="string" calcext:value-type="string">
            <text:p>Hellevator</text:p>
          </table:table-cell>
          <table:table-cell office:value-type="string" calcext:value-type="string">
            <text:p><text:a xlink:href="https://www.doomworld.com/forum/topic/117072-now-on-idgames-hellevator-32-maps-community-project-boom-megawad/" xlink:type="simple">https://www.doomworld.com/forum/topic/117072-now-on-idgames-hellevator-32-maps-community-project-boom-megawad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85:.AMJ285]); &quot;&quot;; [.J$2:.AMJ$2] &amp; &quot;: &quot; &amp; [.J285:.AMJ285]))" office:value-type="string" office:string-value="Bryan T: 5" calcext:value-type="string">
            <text:p>Bryan T: 5</text:p>
          </table:table-cell>
          <table:table-cell table:style-name="ce17" table:formula="of:=SUMPRODUCT(NOT(ISBLANK([.J285:.AMJ285])))" office:value-type="float" office:value="1" calcext:value-type="float">
            <text:p>1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2"/>
        </table:table-row>
        <table:table-row table:style-name="ro3">
          <table:table-cell office:value-type="float" office:value="283" calcext:value-type="float">
            <text:p>283</text:p>
          </table:table-cell>
          <table:table-cell table:formula="of:=IF([.C286]&lt;[.C285]; [.A286]; [.B285])" office:value-type="float" office:value="254" calcext:value-type="float">
            <text:p>254</text:p>
          </table:table-cell>
          <table:table-cell table:formula="of:=SUM([.J286:.AMJ286])" office:value-type="float" office:value="5" calcext:value-type="float">
            <text:p>5</text:p>
          </table:table-cell>
          <table:table-cell office:value-type="string" calcext:value-type="string">
            <text:p>Innocence X2</text:p>
          </table:table-cell>
          <table:table-cell office:value-type="string" calcext:value-type="string">
            <text:p><text:a xlink:href="https://www.doomworld.com/idgames/levels/doom2/Ports/g-i/inncnx2" xlink:type="simple">https://www.doomworld.com/idgames/levels/doom2/Ports/g-i/inncnx2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86:.AMJ286]); &quot;&quot;; [.J$2:.AMJ$2] &amp; &quot;: &quot; &amp; [.J286:.AMJ286]))" office:value-type="string" office:string-value="Spectra: 5" calcext:value-type="string">
            <text:p>Spectra: 5</text:p>
          </table:table-cell>
          <table:table-cell table:style-name="ce17" table:formula="of:=SUMPRODUCT(NOT(ISBLANK([.J286:.AMJ286])))" office:value-type="float" office:value="1" calcext:value-type="float">
            <text:p>1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3">
          <table:table-cell office:value-type="float" office:value="284" calcext:value-type="float">
            <text:p>284</text:p>
          </table:table-cell>
          <table:table-cell table:formula="of:=IF([.C287]&lt;[.C286]; [.A287]; [.B286])" office:value-type="float" office:value="254" calcext:value-type="float">
            <text:p>254</text:p>
          </table:table-cell>
          <table:table-cell table:formula="of:=SUM([.J287:.AMJ287])" office:value-type="float" office:value="5" calcext:value-type="float">
            <text:p>5</text:p>
          </table:table-cell>
          <table:table-cell office:value-type="string" calcext:value-type="string">
            <text:p>Lunar Outpost 359</text:p>
          </table:table-cell>
          <table:table-cell office:value-type="string" calcext:value-type="string">
            <text:p><text:a xlink:href="https://www.doomworld.com/forum/topic/117417-lunar-outpost-359-wip-wad-updated-2132021-revamped-older-levels/" xlink:type="simple">https://www.doomworld.com/forum/topic/117417-lunar-outpost-359-wip-wad-updated-2132021-revamped-older-levels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TNT</text:p>
          </table:table-cell>
          <table:table-cell table:style-name="ce16" table:number-matrix-columns-spanned="1" table:number-matrix-rows-spanned="1" table:formula="of:=COM.MICROSOFT.TEXTJOIN(&quot;, &quot;; 1; IF(ISBLANK([.J287:.AMJ287]); &quot;&quot;; [.J$2:.AMJ$2] &amp; &quot;: &quot; &amp; [.J287:.AMJ287]))" office:value-type="string" office:string-value="dei_eldren: 5" calcext:value-type="string">
            <text:p>dei_eldren: 5</text:p>
          </table:table-cell>
          <table:table-cell table:style-name="ce17" table:formula="of:=SUMPRODUCT(NOT(ISBLANK([.J287:.AMJ287])))" office:value-type="float" office:value="1" calcext:value-type="float">
            <text:p>1</text:p>
          </table:table-cell>
          <table:table-cell table:number-columns-repeated="146"/>
          <table:table-cell office:value-type="float" office:value="5" calcext:value-type="float">
            <text:p>5</text:p>
          </table:table-cell>
          <table:table-cell table:number-columns-repeated="868"/>
        </table:table-row>
        <table:table-row table:style-name="ro3">
          <table:table-cell office:value-type="float" office:value="285" calcext:value-type="float">
            <text:p>285</text:p>
          </table:table-cell>
          <table:table-cell table:formula="of:=IF([.C288]&lt;[.C287]; [.A288]; [.B287])" office:value-type="float" office:value="254" calcext:value-type="float">
            <text:p>254</text:p>
          </table:table-cell>
          <table:table-cell table:formula="of:=SUM([.J288:.AMJ288])" office:value-type="float" office:value="5" calcext:value-type="float">
            <text:p>5</text:p>
          </table:table-cell>
          <table:table-cell office:value-type="string" calcext:value-type="string">
            <text:p>Mordeth</text:p>
          </table:table-cell>
          <table:table-cell office:value-type="string" calcext:value-type="string">
            <text:p><text:a xlink:href="https://www.doomworld.com/idgames/levels/doom2/m-o/mordeth" xlink:type="simple">https://www.doomworld.com/idgames/levels/doom2/m-o/mordeth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88:.AMJ288]); &quot;&quot;; [.J$2:.AMJ$2] &amp; &quot;: &quot; &amp; [.J288:.AMJ288]))" office:value-type="string" office:string-value="Vorpal: 5" calcext:value-type="string">
            <text:p>Vorpal: 5</text:p>
          </table:table-cell>
          <table:table-cell table:style-name="ce17" table:formula="of:=SUMPRODUCT(NOT(ISBLANK([.J288:.AMJ288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0"/>
        </table:table-row>
        <table:table-row table:style-name="ro3">
          <table:table-cell office:value-type="float" office:value="286" calcext:value-type="float">
            <text:p>286</text:p>
          </table:table-cell>
          <table:table-cell table:formula="of:=IF([.C289]&lt;[.C288]; [.A289]; [.B288])" office:value-type="float" office:value="254" calcext:value-type="float">
            <text:p>254</text:p>
          </table:table-cell>
          <table:table-cell table:formula="of:=SUM([.J289:.AMJ289])" office:value-type="float" office:value="5" calcext:value-type="float">
            <text:p>5</text:p>
          </table:table-cell>
          <table:table-cell office:value-type="string" calcext:value-type="string">
            <text:p>No Sleep for the Dead</text:p>
          </table:table-cell>
          <table:table-cell office:value-type="string" calcext:value-type="string">
            <text:p><text:a xlink:href="https://doomwiki.org/wiki/No_Sleep_for_the_Dead" xlink:type="simple">https://doomwiki.org/wiki/No_Sleep_for_the_Dead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89:.AMJ289]); &quot;&quot;; [.J$2:.AMJ$2] &amp; &quot;: &quot; &amp; [.J289:.AMJ289]))" office:value-type="string" office:string-value="Omniarch: 5" calcext:value-type="string">
            <text:p>Omniarch: 5</text:p>
          </table:table-cell>
          <table:table-cell table:style-name="ce17" table:formula="of:=SUMPRODUCT(NOT(ISBLANK([.J289:.AMJ289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0"/>
        </table:table-row>
        <table:table-row table:style-name="ro3">
          <table:table-cell office:value-type="float" office:value="287" calcext:value-type="float">
            <text:p>287</text:p>
          </table:table-cell>
          <table:table-cell table:formula="of:=IF([.C290]&lt;[.C289]; [.A290]; [.B289])" office:value-type="float" office:value="254" calcext:value-type="float">
            <text:p>254</text:p>
          </table:table-cell>
          <table:table-cell table:formula="of:=SUM([.J290:.AMJ290])" office:value-type="float" office:value="5" calcext:value-type="float">
            <text:p>5</text:p>
          </table:table-cell>
          <table:table-cell office:value-type="string" calcext:value-type="string">
            <text:p>One Doom's Day</text:p>
          </table:table-cell>
          <table:table-cell office:value-type="string" calcext:value-type="string">
            <text:p><text:a xlink:href="http://www.mediafire.com/file/fuurx4c98tl198i/One_Doom_s_Day.wad" xlink:type="simple">http://www.mediafire.com/file/fuurx4c98tl198i/One_Doom_s_Day.wad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90:.AMJ290]); &quot;&quot;; [.J$2:.AMJ$2] &amp; &quot;: &quot; &amp; [.J290:.AMJ290]))" office:value-type="string" office:string-value="Apaul27: 5" calcext:value-type="string">
            <text:p>Apaul27: 5</text:p>
          </table:table-cell>
          <table:table-cell table:style-name="ce17" table:formula="of:=SUMPRODUCT(NOT(ISBLANK([.J290:.AMJ290])))" office:value-type="float" office:value="1" calcext:value-type="float">
            <text:p>1</text:p>
          </table:table-cell>
          <table:table-cell table:number-columns-repeated="71"/>
          <table:table-cell office:value-type="float" office:value="5" calcext:value-type="float">
            <text:p>5</text:p>
          </table:table-cell>
          <table:table-cell table:number-columns-repeated="943"/>
        </table:table-row>
        <table:table-row table:style-name="ro3">
          <table:table-cell office:value-type="float" office:value="288" calcext:value-type="float">
            <text:p>288</text:p>
          </table:table-cell>
          <table:table-cell table:formula="of:=IF([.C291]&lt;[.C290]; [.A291]; [.B290])" office:value-type="float" office:value="254" calcext:value-type="float">
            <text:p>254</text:p>
          </table:table-cell>
          <table:table-cell table:formula="of:=SUM([.J291:.AMJ291])" office:value-type="float" office:value="5" calcext:value-type="float">
            <text:p>5</text:p>
          </table:table-cell>
          <table:table-cell table:style-name="ce13" office:value-type="string" calcext:value-type="string">
            <text:p>Paranoid</text:p>
          </table:table-cell>
          <table:table-cell office:value-type="string" calcext:value-type="string">
            <text:p><text:a xlink:href="https://www.doomworld.com/idgames/levels/doom2/Ports/p-r/paranoid" xlink:type="simple">https://www.doomworld.com/idgames/levels/doom2/Ports/p-r/paranoid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91:.AMJ291]); &quot;&quot;; [.J$2:.AMJ$2] &amp; &quot;: &quot; &amp; [.J291:.AMJ291]))" office:value-type="string" office:string-value="termrork: 5" calcext:value-type="string">
            <text:p>termrork: 5</text:p>
          </table:table-cell>
          <table:table-cell table:style-name="ce17" table:formula="of:=SUMPRODUCT(NOT(ISBLANK([.J291:.AMJ291])))" office:value-type="float" office:value="1" calcext:value-type="float">
            <text:p>1</text:p>
          </table:table-cell>
          <table:table-cell table:number-columns-repeated="97"/>
          <table:table-cell office:value-type="float" office:value="5" calcext:value-type="float">
            <text:p>5</text:p>
          </table:table-cell>
          <table:table-cell table:number-columns-repeated="917"/>
        </table:table-row>
        <table:table-row table:style-name="ro3">
          <table:table-cell office:value-type="float" office:value="289" calcext:value-type="float">
            <text:p>289</text:p>
          </table:table-cell>
          <table:table-cell table:formula="of:=IF([.C292]&lt;[.C291]; [.A292]; [.B291])" office:value-type="float" office:value="254" calcext:value-type="float">
            <text:p>254</text:p>
          </table:table-cell>
          <table:table-cell table:formula="of:=SUM([.J292:.AMJ292])" office:value-type="float" office:value="5" calcext:value-type="float">
            <text:p>5</text:p>
          </table:table-cell>
          <table:table-cell office:value-type="string" calcext:value-type="string">
            <text:p>Planisphere 2</text:p>
          </table:table-cell>
          <table:table-cell office:value-type="string" calcext:value-type="string">
            <text:p><text:a xlink:href="https://www.doomworld.com/idgames/levels/doom2/Ports/p-r/planisf2" xlink:type="simple">https://www.doomworld.com/idgames/levels/doom2/Ports/p-r/planisf2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92:.AMJ292]); &quot;&quot;; [.J$2:.AMJ$2] &amp; &quot;: &quot; &amp; [.J292:.AMJ292]))" office:value-type="string" office:string-value="ax34: 5" calcext:value-type="string">
            <text:p>ax34: 5</text:p>
          </table:table-cell>
          <table:table-cell table:style-name="ce17" table:formula="of:=SUMPRODUCT(NOT(ISBLANK([.J292:.AMJ292])))" office:value-type="float" office:value="1" calcext:value-type="float">
            <text:p>1</text:p>
          </table:table-cell>
          <table:table-cell table:number-columns-repeated="113"/>
          <table:table-cell office:value-type="float" office:value="5" calcext:value-type="float">
            <text:p>5</text:p>
          </table:table-cell>
          <table:table-cell table:number-columns-repeated="901"/>
        </table:table-row>
        <table:table-row table:style-name="ro3">
          <table:table-cell office:value-type="float" office:value="290" calcext:value-type="float">
            <text:p>290</text:p>
          </table:table-cell>
          <table:table-cell table:formula="of:=IF([.C293]&lt;[.C292]; [.A293]; [.B292])" office:value-type="float" office:value="254" calcext:value-type="float">
            <text:p>254</text:p>
          </table:table-cell>
          <table:table-cell table:formula="of:=SUM([.J293:.AMJ293])" office:value-type="float" office:value="5" calcext:value-type="float">
            <text:p>5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<text:a xlink:href="https://www.doomworld.com/idgames/?id=19249" xlink:type="simple">https://www.doomworld.com/idgames/?id=19249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93:.AMJ293]); &quot;&quot;; [.J$2:.AMJ$2] &amp; &quot;: &quot; &amp; [.J293:.AMJ293]))" office:value-type="string" office:string-value="DoomDork: 3, Snikle: 1, SCF: 1" calcext:value-type="string">
            <text:p>DoomDork: 3, Snikle: 1, SCF: 1</text:p>
          </table:table-cell>
          <table:table-cell table:style-name="ce17" table:formula="of:=SUMPRODUCT(NOT(ISBLANK([.J293:.AMJ293])))" office:value-type="float" office:value="3" calcext:value-type="float">
            <text:p>3</text:p>
          </table:table-cell>
          <table:table-cell table:number-columns-repeated="119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856"/>
        </table:table-row>
        <table:table-row table:style-name="ro3">
          <table:table-cell office:value-type="float" office:value="291" calcext:value-type="float">
            <text:p>291</text:p>
          </table:table-cell>
          <table:table-cell table:formula="of:=IF([.C294]&lt;[.C293]; [.A294]; [.B293])" office:value-type="float" office:value="254" calcext:value-type="float">
            <text:p>254</text:p>
          </table:table-cell>
          <table:table-cell table:formula="of:=SUM([.J294:.AMJ294])" office:value-type="float" office:value="5" calcext:value-type="float">
            <text:p>5</text:p>
          </table:table-cell>
          <table:table-cell office:value-type="string" calcext:value-type="string">
            <text:p>Project Uber</text:p>
          </table:table-cell>
          <table:table-cell office:value-type="string" calcext:value-type="string">
            <text:p><text:a xlink:href="https://www.doomworld.com/vb/wads-mods/67271-project-uber-idgamesd/" xlink:type="simple">https://www.doomworld.com/vb/wads-mods/67271-project-uber-idgamesd/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94:.AMJ294]); &quot;&quot;; [.J$2:.AMJ$2] &amp; &quot;: &quot; &amp; [.J294:.AMJ294]))" office:value-type="string" office:string-value="Rince-wind: 5" calcext:value-type="string">
            <text:p>Rince-wind: 5</text:p>
          </table:table-cell>
          <table:table-cell table:style-name="ce17" table:formula="of:=SUMPRODUCT(NOT(ISBLANK([.J294:.AMJ294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3"/>
        </table:table-row>
        <table:table-row table:style-name="ro3">
          <table:table-cell office:value-type="float" office:value="292" calcext:value-type="float">
            <text:p>292</text:p>
          </table:table-cell>
          <table:table-cell table:formula="of:=IF([.C295]&lt;[.C294]; [.A295]; [.B294])" office:value-type="float" office:value="254" calcext:value-type="float">
            <text:p>254</text:p>
          </table:table-cell>
          <table:table-cell table:formula="of:=SUM([.J295:.AMJ295])" office:value-type="float" office:value="5" calcext:value-type="float">
            <text:p>5</text:p>
          </table:table-cell>
          <table:table-cell office:value-type="string" calcext:value-type="string">
            <text:p>Return to Hadron Episode 1</text:p>
          </table:table-cell>
          <table:table-cell table:style-name="Default" office:value-type="string" calcext:value-type="string">
            <text:p><text:a xlink:href="https://doomwiki.org/wiki/Return_to_Hadron" xlink:type="simple">https://doomwiki.org/wiki/Return_to_Hadron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95:.AMJ295]); &quot;&quot;; [.J$2:.AMJ$2] &amp; &quot;: &quot; &amp; [.J295:.AMJ295]))" office:value-type="string" office:string-value="Omniarch: 5" calcext:value-type="string">
            <text:p>Omniarch: 5</text:p>
          </table:table-cell>
          <table:table-cell table:style-name="ce17" table:formula="of:=SUMPRODUCT(NOT(ISBLANK([.J295:.AMJ295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0"/>
        </table:table-row>
        <table:table-row table:style-name="ro3">
          <table:table-cell office:value-type="float" office:value="293" calcext:value-type="float">
            <text:p>293</text:p>
          </table:table-cell>
          <table:table-cell table:formula="of:=IF([.C296]&lt;[.C295]; [.A296]; [.B295])" office:value-type="float" office:value="254" calcext:value-type="float">
            <text:p>254</text:p>
          </table:table-cell>
          <table:table-cell table:formula="of:=SUM([.J296:.AMJ296])" office:value-type="float" office:value="5" calcext:value-type="float">
            <text:p>5</text:p>
          </table:table-cell>
          <table:table-cell office:value-type="string" calcext:value-type="string">
            <text:p>SELFISH5</text:p>
          </table:table-cell>
          <table:table-cell office:value-type="string" calcext:value-type="string">
            <text:p><text:a xlink:href="https://www.doomworld.com/idgames/levels/doom2/s-u/selfish5" xlink:type="simple">https://www.doomworld.com/idgames/levels/doom2/s-u/selfish5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96:.AMJ296]); &quot;&quot;; [.J$2:.AMJ$2] &amp; &quot;: &quot; &amp; [.J296:.AMJ296]))" office:value-type="string" office:string-value="Diabolución: 5" calcext:value-type="string">
            <text:p>Diabolución: 5</text:p>
          </table:table-cell>
          <table:table-cell table:style-name="ce17" table:formula="of:=SUMPRODUCT(NOT(ISBLANK([.J296:.AMJ296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0"/>
        </table:table-row>
        <table:table-row table:style-name="ro3">
          <table:table-cell office:value-type="float" office:value="294" calcext:value-type="float">
            <text:p>294</text:p>
          </table:table-cell>
          <table:table-cell table:formula="of:=IF([.C297]&lt;[.C296]; [.A297]; [.B296])" office:value-type="float" office:value="254" calcext:value-type="float">
            <text:p>254</text:p>
          </table:table-cell>
          <table:table-cell table:formula="of:=SUM([.J297:.AMJ297])" office:value-type="float" office:value="5" calcext:value-type="float">
            <text:p>5</text:p>
          </table:table-cell>
          <table:table-cell office:value-type="string" calcext:value-type="string">
            <text:p>Shadows of The Nightmare Realm</text:p>
          </table:table-cell>
          <table:table-cell office:value-type="string" calcext:value-type="string">
            <text:p><text:a xlink:href="https://www.doomworld.com/idgames/levels/doom2/Ports/s-u/sotnr" xlink:type="simple">https://www.doomworld.com/idgames/levels/doom2/Ports/s-u/sotnr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297:.AMJ297]); &quot;&quot;; [.J$2:.AMJ$2] &amp; &quot;: &quot; &amp; [.J297:.AMJ297]))" office:value-type="string" office:string-value="4everDoomed: 5" calcext:value-type="string">
            <text:p>4everDoomed: 5</text:p>
          </table:table-cell>
          <table:table-cell table:style-name="ce17" table:formula="of:=SUMPRODUCT(NOT(ISBLANK([.J297:.AMJ297])))" office:value-type="float" office:value="1" calcext:value-type="float">
            <text:p>1</text:p>
          </table:table-cell>
          <table:table-cell table:number-columns-repeated="89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295" calcext:value-type="float">
            <text:p>295</text:p>
          </table:table-cell>
          <table:table-cell table:formula="of:=IF([.C298]&lt;[.C297]; [.A298]; [.B297])" office:value-type="float" office:value="254" calcext:value-type="float">
            <text:p>254</text:p>
          </table:table-cell>
          <table:table-cell table:formula="of:=SUM([.J298:.AMJ298])" office:value-type="float" office:value="5" calcext:value-type="float">
            <text:p>5</text:p>
          </table:table-cell>
          <table:table-cell office:value-type="string" calcext:value-type="string">
            <text:p>Simply Phobos</text:p>
          </table:table-cell>
          <table:table-cell office:value-type="string" calcext:value-type="string">
            <text:p><text:a xlink:href="https://www.doomworld.com/idgames/levels/doom/Ports/p-r/pe1_phob" xlink:type="simple">https://www.doomworld.com/idgames/levels/doom/Ports/p-r/pe1_phob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298:.AMJ298]); &quot;&quot;; [.J$2:.AMJ$2] &amp; &quot;: &quot; &amp; [.J298:.AMJ298]))" office:value-type="string" office:string-value="Diabolución: 5" calcext:value-type="string">
            <text:p>Diabolución: 5</text:p>
          </table:table-cell>
          <table:table-cell table:style-name="ce17" table:formula="of:=SUMPRODUCT(NOT(ISBLANK([.J298:.AMJ298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0"/>
        </table:table-row>
        <table:table-row table:style-name="ro3">
          <table:table-cell office:value-type="float" office:value="296" calcext:value-type="float">
            <text:p>296</text:p>
          </table:table-cell>
          <table:table-cell table:formula="of:=IF([.C299]&lt;[.C298]; [.A299]; [.B298])" office:value-type="float" office:value="254" calcext:value-type="float">
            <text:p>254</text:p>
          </table:table-cell>
          <table:table-cell table:formula="of:=SUM([.J299:.AMJ299])" office:value-type="float" office:value="5" calcext:value-type="float">
            <text:p>5</text:p>
          </table:table-cell>
          <table:table-cell office:value-type="string" calcext:value-type="string">
            <text:p>SkePLand</text:p>
          </table:table-cell>
          <table:table-cell office:value-type="string" calcext:value-type="string">
            <text:p><text:a xlink:href="https://doomwiki.org/wiki/SkePLand" xlink:type="simple">https://doomwiki.org/wiki/SkePLand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lutonia</text:p>
          </table:table-cell>
          <table:table-cell table:style-name="ce16" table:number-matrix-columns-spanned="1" table:number-matrix-rows-spanned="1" table:formula="of:=COM.MICROSOFT.TEXTJOIN(&quot;, &quot;; 1; IF(ISBLANK([.J299:.AMJ299]); &quot;&quot;; [.J$2:.AMJ$2] &amp; &quot;: &quot; &amp; [.J299:.AMJ299]))" office:value-type="string" office:string-value="vdgg: 5" calcext:value-type="string">
            <text:p>vdgg: 5</text:p>
          </table:table-cell>
          <table:table-cell table:style-name="ce17" table:formula="of:=SUMPRODUCT(NOT(ISBLANK([.J299:.AMJ299])))" office:value-type="float" office:value="1" calcext:value-type="float">
            <text:p>1</text:p>
          </table:table-cell>
          <table:table-cell table:number-columns-repeated="143"/>
          <table:table-cell office:value-type="float" office:value="5" calcext:value-type="float">
            <text:p>5</text:p>
          </table:table-cell>
          <table:table-cell table:number-columns-repeated="871"/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IF([.C300]&lt;[.C299]; [.A300]; [.B299])" office:value-type="float" office:value="254" calcext:value-type="float">
            <text:p>254</text:p>
          </table:table-cell>
          <table:table-cell table:formula="of:=SUM([.J300:.AMJ300])" office:value-type="float" office:value="5" calcext:value-type="float">
            <text:p>5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idgames/deathmatch/skulltag/spacedm9" xlink:type="simple">https://www.doomworld.com/idgames/deathmatch/skulltag/spacedm9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00:.AMJ300]); &quot;&quot;; [.J$2:.AMJ$2] &amp; &quot;: &quot; &amp; [.J300:.AMJ300]))" office:value-type="string" office:string-value="Ed: 5" calcext:value-type="string">
            <text:p>Ed: 5</text:p>
          </table:table-cell>
          <table:table-cell table:style-name="ce17" table:formula="of:=SUMPRODUCT(NOT(ISBLANK([.J300:.AMJ300])))" office:value-type="float" office:value="1" calcext:value-type="float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4"/>
        </table:table-row>
        <table:table-row table:style-name="ro3">
          <table:table-cell office:value-type="float" office:value="298" calcext:value-type="float">
            <text:p>298</text:p>
          </table:table-cell>
          <table:table-cell table:formula="of:=IF([.C301]&lt;[.C300]; [.A301]; [.B300])" office:value-type="float" office:value="254" calcext:value-type="float">
            <text:p>254</text:p>
          </table:table-cell>
          <table:table-cell table:formula="of:=SUM([.J301:.AMJ301])" office:value-type="float" office:value="5" calcext:value-type="float">
            <text:p>5</text:p>
          </table:table-cell>
          <table:table-cell table:style-name="ce77" office:value-type="string" calcext:value-type="string">
            <text:p>The Artifact</text:p>
          </table:table-cell>
          <table:table-cell table:style-name="Default" office:value-type="string" calcext:value-type="string">
            <text:p><text:a xlink:href="https://doomwiki.org/wiki/The_Artifact_(WAD)" xlink:type="simple">https://doomwiki.org/wiki/The_Artifact_(WAD)</text:a></text:p>
          </table:table-cell>
          <table:table-cell table:style-name="Default"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01:.AMJ301]); &quot;&quot;; [.J$2:.AMJ$2] &amp; &quot;: &quot; &amp; [.J301:.AMJ301]))" office:value-type="string" office:string-value="Ragu: 5" calcext:value-type="string">
            <text:p>Ragu: 5</text:p>
          </table:table-cell>
          <table:table-cell table:style-name="ce17" table:formula="of:=SUMPRODUCT(NOT(ISBLANK([.J301:.AMJ301])))" office:value-type="float" office:value="1" calcext:value-type="float">
            <text:p>1</text:p>
          </table:table-cell>
          <table:table-cell table:number-columns-repeated="163"/>
          <table:table-cell office:value-type="float" office:value="5" calcext:value-type="float">
            <text:p>5</text:p>
          </table:table-cell>
          <table:table-cell table:number-columns-repeated="851"/>
        </table:table-row>
        <table:table-row table:style-name="ro3">
          <table:table-cell office:value-type="float" office:value="299" calcext:value-type="float">
            <text:p>299</text:p>
          </table:table-cell>
          <table:table-cell table:formula="of:=IF([.C302]&lt;[.C301]; [.A302]; [.B301])" office:value-type="float" office:value="254" calcext:value-type="float">
            <text:p>254</text:p>
          </table:table-cell>
          <table:table-cell table:formula="of:=SUM([.J302:.AMJ302])" office:value-type="float" office:value="5" calcext:value-type="float">
            <text:p>5</text:p>
          </table:table-cell>
          <table:table-cell office:value-type="string" calcext:value-type="string">
            <text:p>THT: Threnody</text:p>
          </table:table-cell>
          <table:table-cell office:value-type="string" calcext:value-type="string">
            <text:p><text:a xlink:href="https://www.doomworld.com/idgames/levels/doom2/Ports/megawads/thtthren" xlink:type="simple">https://www.doomworld.com/idgames/levels/doom2/Ports/megawads/thtthren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02:.AMJ302]); &quot;&quot;; [.J$2:.AMJ$2] &amp; &quot;: &quot; &amp; [.J302:.AMJ302]))" office:value-type="string" office:string-value="Doomkid: 2, A.H. Sankhatayan: 1, Fadri: 2" calcext:value-type="string">
            <text:p>Doomkid: 2, A.H. Sankhatayan: 1, Fadri: 2</text:p>
          </table:table-cell>
          <table:table-cell table:style-name="ce17" table:formula="of:=SUMPRODUCT(NOT(ISBLANK([.J302:.AMJ302])))" office:value-type="float" office:value="3" calcext:value-type="float">
            <text:p>3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26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866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IF([.C303]&lt;[.C302]; [.A303]; [.B302])" office:value-type="float" office:value="254" calcext:value-type="float">
            <text:p>254</text:p>
          </table:table-cell>
          <table:table-cell table:formula="of:=SUM([.J303:.AMJ303])" office:value-type="float" office:value="5" calcext:value-type="float">
            <text:p>5</text:p>
          </table:table-cell>
          <table:table-cell office:value-type="string" calcext:value-type="string">
            <text:p>TNT Goes Boom! Episode 1</text:p>
          </table:table-cell>
          <table:table-cell office:value-type="string" calcext:value-type="string">
            <text:p><text:a xlink:href="https://www.doomworld.com/forum/topic/118154-tnt-goes-boom-episode-1-vanilla-tnt-evilution-replacement/" xlink:type="simple">https://www.doomworld.com/forum/topic/118154-tnt-goes-boom-episode-1-vanilla-tnt-evilution-replacement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TNT</text:p>
          </table:table-cell>
          <table:table-cell table:style-name="ce16" table:number-matrix-columns-spanned="1" table:number-matrix-rows-spanned="1" table:formula="of:=COM.MICROSOFT.TEXTJOIN(&quot;, &quot;; 1; IF(ISBLANK([.J303:.AMJ303]); &quot;&quot;; [.J$2:.AMJ$2] &amp; &quot;: &quot; &amp; [.J303:.AMJ303]))" office:value-type="string" office:string-value="dei_eldren: 5" calcext:value-type="string">
            <text:p>dei_eldren: 5</text:p>
          </table:table-cell>
          <table:table-cell table:style-name="ce17" table:formula="of:=SUMPRODUCT(NOT(ISBLANK([.J303:.AMJ303])))" office:value-type="float" office:value="1" calcext:value-type="float">
            <text:p>1</text:p>
          </table:table-cell>
          <table:table-cell table:number-columns-repeated="146"/>
          <table:table-cell office:value-type="float" office:value="5" calcext:value-type="float">
            <text:p>5</text:p>
          </table:table-cell>
          <table:table-cell table:number-columns-repeated="868"/>
        </table:table-row>
        <table:table-row table:style-name="ro3">
          <table:table-cell office:value-type="float" office:value="301" calcext:value-type="float">
            <text:p>301</text:p>
          </table:table-cell>
          <table:table-cell table:formula="of:=IF([.C304]&lt;[.C303]; [.A304]; [.B303])" office:value-type="float" office:value="254" calcext:value-type="float">
            <text:p>254</text:p>
          </table:table-cell>
          <table:table-cell table:formula="of:=SUM([.J304:.AMJ304])" office:value-type="float" office:value="5" calcext:value-type="float">
            <text:p>5</text:p>
          </table:table-cell>
          <table:table-cell table:style-name="ce77" office:value-type="string" calcext:value-type="string">
            <text:p>TRITON﻿ II﻿</text:p>
          </table:table-cell>
          <table:table-cell table:style-name="Default" office:value-type="string" calcext:value-type="string">
            <text:p><text:a xlink:href="https://www.doomworld.com/forum/topic/111099-psx-doom-megawad-fall-of-triton-remake-triton-ii/" xlink:type="simple">https://www.doomworld.com/forum/topic/111099-psx-doom-megawad-fall-of-triton-remake-triton-ii/</text:a></text:p>
          </table:table-cell>
          <table:table-cell table:style-name="Default"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04:.AMJ304]); &quot;&quot;; [.J$2:.AMJ$2] &amp; &quot;: &quot; &amp; [.J304:.AMJ304]))" office:value-type="string" office:string-value="behemoth_667: 5" calcext:value-type="string">
            <text:p>behemoth_667: 5</text:p>
          </table:table-cell>
          <table:table-cell table:style-name="ce17" table:formula="of:=SUMPRODUCT(NOT(ISBLANK([.J304:.AMJ304])))" office:value-type="float" office:value="1" calcext:value-type="float">
            <text:p>1</text:p>
          </table:table-cell>
          <table:table-cell table:number-columns-repeated="141"/>
          <table:table-cell office:value-type="float" office:value="5" calcext:value-type="float">
            <text:p>5</text:p>
          </table:table-cell>
          <table:table-cell table:number-columns-repeated="873"/>
        </table:table-row>
        <table:table-row table:style-name="ro3">
          <table:table-cell office:value-type="float" office:value="302" calcext:value-type="float">
            <text:p>302</text:p>
          </table:table-cell>
          <table:table-cell table:formula="of:=IF([.C305]&lt;[.C304]; [.A305]; [.B304])" office:value-type="float" office:value="254" calcext:value-type="float">
            <text:p>254</text:p>
          </table:table-cell>
          <table:table-cell table:formula="of:=SUM([.J305:.AMJ305])" office:value-type="float" office:value="5" calcext:value-type="float">
            <text:p>5</text:p>
          </table:table-cell>
          <table:table-cell office:value-type="string" calcext:value-type="string">
            <text:p>UNWELCOME</text:p>
          </table:table-cell>
          <table:table-cell office:value-type="string" calcext:value-type="string">
            <text:p><text:a xlink:href="https://www.doomworld.com/forum/topic/101509-unwelcome-developement-thread-new-map-for-testing/" xlink:type="simple">https://www.doomworld.com/forum/topic/101509-unwelcome-developement-thread-new-map-for-testing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05:.AMJ305]); &quot;&quot;; [.J$2:.AMJ$2] &amp; &quot;: &quot; &amp; [.J305:.AMJ305]))" office:value-type="string" office:string-value="Ryath: 5" calcext:value-type="string">
            <text:p>Ryath: 5</text:p>
          </table:table-cell>
          <table:table-cell table:style-name="ce17" table:formula="of:=SUMPRODUCT(NOT(ISBLANK([.J305:.AMJ305])))" office:value-type="float" office:value="1" calcext:value-type="float">
            <text:p>1</text:p>
          </table:table-cell>
          <table:table-cell table:number-columns-repeated="147"/>
          <table:table-cell office:value-type="float" office:value="5" calcext:value-type="float">
            <text:p>5</text:p>
          </table:table-cell>
          <table:table-cell table:number-columns-repeated="867"/>
        </table:table-row>
        <table:table-row table:style-name="ro3">
          <table:table-cell office:value-type="float" office:value="303" calcext:value-type="float">
            <text:p>303</text:p>
          </table:table-cell>
          <table:table-cell table:formula="of:=IF([.C306]&lt;[.C305]; [.A306]; [.B305])" office:value-type="float" office:value="254" calcext:value-type="float">
            <text:p>254</text:p>
          </table:table-cell>
          <table:table-cell table:formula="of:=SUM([.J306:.AMJ306])" office:value-type="float" office:value="5" calcext:value-type="float">
            <text:p>5</text:p>
          </table:table-cell>
          <table:table-cell office:value-type="string" calcext:value-type="string">
            <text:p>Vulkan Episode 1</text:p>
          </table:table-cell>
          <table:table-cell office:value-type="string" calcext:value-type="string">
            <text:p><text:a xlink:href="https://www.doomworld.com/idgames/levels/doom2/Ports/v-z/vulkan" xlink:type="simple">https://www.doomworld.com/idgames/levels/doom2/Ports/v-z/vulkan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06:.AMJ306]); &quot;&quot;; [.J$2:.AMJ$2] &amp; &quot;: &quot; &amp; [.J306:.AMJ306]))" office:value-type="string" office:string-value="HyperLuke: 5" calcext:value-type="string">
            <text:p>HyperLuke: 5</text:p>
          </table:table-cell>
          <table:table-cell table:style-name="ce17" table:formula="of:=SUMPRODUCT(NOT(ISBLANK([.J306:.AMJ306])))" office:value-type="float" office:value="1" calcext:value-type="float">
            <text:p>1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304" calcext:value-type="float">
            <text:p>304</text:p>
          </table:table-cell>
          <table:table-cell table:formula="of:=IF([.C307]&lt;[.C306]; [.A307]; [.B306])" office:value-type="float" office:value="254" calcext:value-type="float">
            <text:p>254</text:p>
          </table:table-cell>
          <table:table-cell table:formula="of:=SUM([.J307:.AMJ307])" office:value-type="float" office:value="5" calcext:value-type="float">
            <text:p>5</text:p>
          </table:table-cell>
          <table:table-cell office:value-type="string" calcext:value-type="string">
            <text:p>Way 2 Many Dead Guys</text:p>
          </table:table-cell>
          <table:table-cell office:value-type="string" calcext:value-type="string">
            <text:p><text:a xlink:href="https://www.doomworld.com/vb/wads-mods/71259-way-too-many-dead-guys-map05-alpha-available/" xlink:type="simple">https://www.doomworld.com/vb/wads-mods/71259-way-too-many-dead-guys-map05-alpha-available/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07:.AMJ307]); &quot;&quot;; [.J$2:.AMJ$2] &amp; &quot;: &quot; &amp; [.J307:.AMJ307]))" office:value-type="string" office:string-value="Nancsi: 5" calcext:value-type="string">
            <text:p>Nancsi: 5</text:p>
          </table:table-cell>
          <table:table-cell table:style-name="ce17" table:formula="of:=SUMPRODUCT(NOT(ISBLANK([.J307:.AMJ307])))" office:value-type="float" office:value="1" calcext:value-type="float">
            <text:p>1</text:p>
          </table:table-cell>
          <table:table-cell table:number-columns-repeated="80"/>
          <table:table-cell office:value-type="float" office:value="5" calcext:value-type="float">
            <text:p>5</text:p>
          </table:table-cell>
          <table:table-cell table:number-columns-repeated="934"/>
        </table:table-row>
        <table:table-row table:style-name="ro3">
          <table:table-cell office:value-type="float" office:value="305" calcext:value-type="float">
            <text:p>305</text:p>
          </table:table-cell>
          <table:table-cell table:formula="of:=IF([.C308]&lt;[.C307]; [.A308]; [.B307])" office:value-type="float" office:value="254" calcext:value-type="float">
            <text:p>254</text:p>
          </table:table-cell>
          <table:table-cell table:formula="of:=SUM([.J308:.AMJ308])" office:value-type="float" office:value="5" calcext:value-type="float">
            <text:p>5</text:p>
          </table:table-cell>
          <table:table-cell office:value-type="string" calcext:value-type="string">
            <text:p>WOOO</text:p>
          </table:table-cell>
          <table:table-cell office:value-type="string" calcext:value-type="string">
            <text:p><text:a xlink:href="https://doomwiki.org/wiki/WOOO" xlink:type="simple">https://doomwiki.org/wiki/WOOO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08:.AMJ308]); &quot;&quot;; [.J$2:.AMJ$2] &amp; &quot;: &quot; &amp; [.J308:.AMJ308]))" office:value-type="string" office:string-value="lokbustam257: 5" calcext:value-type="string">
            <text:p>lokbustam257: 5</text:p>
          </table:table-cell>
          <table:table-cell table:style-name="ce17" table:formula="of:=SUMPRODUCT(NOT(ISBLANK([.J308:.AMJ308])))" office:value-type="float" office:value="1" calcext:value-type="float">
            <text:p>1</text:p>
          </table:table-cell>
          <table:table-cell table:number-columns-repeated="165"/>
          <table:table-cell office:value-type="float" office:value="5" calcext:value-type="float">
            <text:p>5</text:p>
          </table:table-cell>
          <table:table-cell table:number-columns-repeated="849"/>
        </table:table-row>
        <table:table-row table:style-name="ro3">
          <table:table-cell office:value-type="float" office:value="306" calcext:value-type="float">
            <text:p>306</text:p>
          </table:table-cell>
          <table:table-cell table:formula="of:=IF([.C309]&lt;[.C308]; [.A309]; [.B308])" office:value-type="float" office:value="254" calcext:value-type="float">
            <text:p>254</text:p>
          </table:table-cell>
          <table:table-cell table:formula="of:=SUM([.J309:.AMJ309])" office:value-type="float" office:value="5" calcext:value-type="float">
            <text:p>5</text:p>
          </table:table-cell>
          <table:table-cell office:value-type="string" calcext:value-type="string">
            <text:p>ZBloodpack</text:p>
          </table:table-cell>
          <table:table-cell office:value-type="string" calcext:value-type="string">
            <text:p><text:a xlink:href="https://www.moddb.com/mods/bloodpack" xlink:type="simple">https://www.moddb.com/mods/bloodpack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09:.AMJ309]); &quot;&quot;; [.J$2:.AMJ$2] &amp; &quot;: &quot; &amp; [.J309:.AMJ309]))" office:value-type="string" office:string-value="smeghammer: 5" calcext:value-type="string">
            <text:p>smeghammer: 5</text:p>
          </table:table-cell>
          <table:table-cell table:style-name="ce17" table:formula="of:=SUMPRODUCT(NOT(ISBLANK([.J309:.AMJ309])))" office:value-type="float" office:value="1" calcext:value-type="float">
            <text:p>1</text:p>
          </table:table-cell>
          <table:table-cell table:number-columns-repeated="118"/>
          <table:table-cell office:value-type="float" office:value="5" calcext:value-type="float">
            <text:p>5</text:p>
          </table:table-cell>
          <table:table-cell table:number-columns-repeated="896"/>
        </table:table-row>
        <table:table-row table:style-name="ro3">
          <table:table-cell office:value-type="float" office:value="307" calcext:value-type="float">
            <text:p>307</text:p>
          </table:table-cell>
          <table:table-cell table:formula="of:=IF([.C310]&lt;[.C309]; [.A310]; [.B309])" office:value-type="float" office:value="254" calcext:value-type="float">
            <text:p>254</text:p>
          </table:table-cell>
          <table:table-cell table:formula="of:=SUM([.J310:.AMJ310])" office:value-type="float" office:value="5" calcext:value-type="float">
            <text:p>5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<text:a xlink:href="https://www.doomworld.com/idgames/levels/doom2/Ports/v-z/zendyn_x" xlink:type="simple">https://www.doomworld.com/idgames/levels/doom2/Ports/v-z/zendyn_x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10:.AMJ310]); &quot;&quot;; [.J$2:.AMJ$2] &amp; &quot;: &quot; &amp; [.J310:.AMJ310]))" office:value-type="string" office:string-value="Phobus: 4, TechnoDoomed1: 1" calcext:value-type="string">
            <text:p>Phobus: 4, TechnoDoomed1: 1</text:p>
          </table:table-cell>
          <table:table-cell table:style-name="ce17" table:formula="of:=SUMPRODUCT(NOT(ISBLANK([.J310:.AMJ310])))" office:value-type="float" office:value="2" calcext:value-type="float">
            <text:p>2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308" calcext:value-type="float">
            <text:p>308</text:p>
          </table:table-cell>
          <table:table-cell table:formula="of:=IF([.C311]&lt;[.C310]; [.A311]; [.B310])" office:value-type="float" office:value="308" calcext:value-type="float">
            <text:p>308</text:p>
          </table:table-cell>
          <table:table-cell table:formula="of:=SUM([.J311:.AMJ311])" office:value-type="float" office:value="4" calcext:value-type="float">
            <text:p>4</text:p>
          </table:table-cell>
          <table:table-cell office:value-type="string" calcext:value-type="string">
            <text:p>Area 51</text:p>
          </table:table-cell>
          <table:table-cell office:value-type="string" calcext:value-type="string">
            <text:p><text:a xlink:href="https://www.doomworld.com/idgames/levels/doom2/a-c/area51" xlink:type="simple">https://www.doomworld.com/idgames/levels/doom2/a-c/area51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11:.AMJ311]); &quot;&quot;; [.J$2:.AMJ$2] &amp; &quot;: &quot; &amp; [.J311:.AMJ311]))" office:value-type="string" office:string-value="Doomkid: 2, TheGreenZap: 2" calcext:value-type="string">
            <text:p>Doomkid: 2, TheGreenZap: 2</text:p>
          </table:table-cell>
          <table:table-cell table:style-name="ce17" table:formula="of:=SUMPRODUCT(NOT(ISBLANK([.J311:.AMJ311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58"/>
          <table:table-cell office:value-type="float" office:value="2" calcext:value-type="float">
            <text:p>2</text:p>
          </table:table-cell>
          <table:table-cell table:number-columns-repeated="847"/>
        </table:table-row>
        <table:table-row table:style-name="ro3">
          <table:table-cell office:value-type="float" office:value="309" calcext:value-type="float">
            <text:p>309</text:p>
          </table:table-cell>
          <table:table-cell table:formula="of:=IF([.C312]&lt;[.C311]; [.A312]; [.B311])" office:value-type="float" office:value="308" calcext:value-type="float">
            <text:p>308</text:p>
          </table:table-cell>
          <table:table-cell table:formula="of:=SUM([.J312:.AMJ312])" office:value-type="float" office:value="4" calcext:value-type="float">
            <text:p>4</text:p>
          </table:table-cell>
          <table:table-cell office:value-type="string" calcext:value-type="string">
            <text:p>Ashes 2063 TC</text:p>
          </table:table-cell>
          <table:table-cell table:style-name="ce81" office:value-type="string" calcext:value-type="string">
            <text:p><text:a xlink:href="https://forum.zdoom.org/viewtopic.php?f=19&amp;t=47573#p807968" xlink:type="simple">https://forum.zdoom.org/viewtopic.php?f=19&amp;t=47573#p807968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ny Doom</text:p>
          </table:table-cell>
          <table:table-cell table:style-name="ce16" table:number-matrix-columns-spanned="1" table:number-matrix-rows-spanned="1" table:formula="of:=COM.MICROSOFT.TEXTJOIN(&quot;, &quot;; 1; IF(ISBLANK([.J312:.AMJ312]); &quot;&quot;; [.J$2:.AMJ$2] &amp; &quot;: &quot; &amp; [.J312:.AMJ312]))" office:value-type="string" office:string-value="rd: 4" calcext:value-type="string">
            <text:p>rd: 4</text:p>
          </table:table-cell>
          <table:table-cell table:style-name="ce17" table:formula="of:=SUMPRODUCT(NOT(ISBLANK([.J312:.AMJ312])))" office:value-type="float" office:value="1" calcext:value-type="float">
            <text:p>1</text:p>
          </table:table-cell>
          <table:table-cell table:number-columns-repeated="110"/>
          <table:table-cell office:value-type="float" office:value="4" calcext:value-type="float">
            <text:p>4</text:p>
          </table:table-cell>
          <table:table-cell table:number-columns-repeated="904"/>
        </table:table-row>
        <table:table-row table:style-name="ro3">
          <table:table-cell office:value-type="float" office:value="310" calcext:value-type="float">
            <text:p>310</text:p>
          </table:table-cell>
          <table:table-cell table:formula="of:=IF([.C313]&lt;[.C312]; [.A313]; [.B312])" office:value-type="float" office:value="308" calcext:value-type="float">
            <text:p>308</text:p>
          </table:table-cell>
          <table:table-cell table:formula="of:=SUM([.J313:.AMJ313])" office:value-type="float" office:value="4" calcext:value-type="float">
            <text:p>4</text:p>
          </table:table-cell>
          <table:table-cell office:value-type="string" calcext:value-type="string">
            <text:p>Chord 2</text:p>
          </table:table-cell>
          <table:table-cell office:value-type="string" calcext:value-type="string">
            <text:p><text:a xlink:href="https://www.doomworld.com/idgames/levels/doom2/a-c/chord2" xlink:type="simple">https://www.doomworld.com/idgames/levels/doom2/a-c/chord2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13:.AMJ313]); &quot;&quot;; [.J$2:.AMJ$2] &amp; &quot;: &quot; &amp; [.J313:.AMJ313]))" office:value-type="string" office:string-value="Paul977: 4" calcext:value-type="string">
            <text:p>Paul977: 4</text:p>
          </table:table-cell>
          <table:table-cell table:style-name="ce17" table:formula="of:=SUMPRODUCT(NOT(ISBLANK([.J313:.AMJ313])))" office:value-type="float" office:value="1" calcext:value-type="float">
            <text:p>1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69"/>
        </table:table-row>
        <table:table-row table:style-name="ro3">
          <table:table-cell office:value-type="float" office:value="311" calcext:value-type="float">
            <text:p>311</text:p>
          </table:table-cell>
          <table:table-cell table:formula="of:=IF([.C314]&lt;[.C313]; [.A314]; [.B313])" office:value-type="float" office:value="308" calcext:value-type="float">
            <text:p>308</text:p>
          </table:table-cell>
          <table:table-cell table:formula="of:=SUM([.J314:.AMJ314])" office:value-type="float" office:value="4" calcext:value-type="float">
            <text:p>4</text:p>
          </table:table-cell>
          <table:table-cell office:value-type="string" calcext:value-type="string">
            <text:p>City of DooM (Part I)</text:p>
          </table:table-cell>
          <table:table-cell office:value-type="string" calcext:value-type="string">
            <text:p><text:a xlink:href="https://www.doomworld.com/files/file/10874-city-of-doom-part-i-beta-1-11/" xlink:type="simple">https://www.doomworld.com/files/file/10874-city-of-doom-part-i-beta-1-11/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14:.AMJ314]); &quot;&quot;; [.J$2:.AMJ$2] &amp; &quot;: &quot; &amp; [.J314:.AMJ314]))" office:value-type="string" office:string-value="ax34: 4" calcext:value-type="string">
            <text:p>ax34: 4</text:p>
          </table:table-cell>
          <table:table-cell table:style-name="ce17" table:formula="of:=SUMPRODUCT(NOT(ISBLANK([.J314:.AMJ314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1"/>
        </table:table-row>
        <table:table-row table:style-name="ro3">
          <table:table-cell office:value-type="float" office:value="312" calcext:value-type="float">
            <text:p>312</text:p>
          </table:table-cell>
          <table:table-cell table:formula="of:=IF([.C315]&lt;[.C314]; [.A315]; [.B314])" office:value-type="float" office:value="308" calcext:value-type="float">
            <text:p>308</text:p>
          </table:table-cell>
          <table:table-cell table:formula="of:=SUM([.J315:.AMJ315])" office:value-type="float" office:value="4" calcext:value-type="float">
            <text:p>4</text:p>
          </table:table-cell>
          <table:table-cell office:value-type="string" calcext:value-type="string">
            <text:p>Combat Shock 2</text:p>
          </table:table-cell>
          <table:table-cell office:value-type="string" calcext:value-type="string">
            <text:p><text:a xlink:href="https://www.doomworld.com/idgames/levels/doom2/Ports/a-c/c-shock2" xlink:type="simple">https://www.doomworld.com/idgames/levels/doom2/Ports/a-c/c-shock2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15:.AMJ315]); &quot;&quot;; [.J$2:.AMJ$2] &amp; &quot;: &quot; &amp; [.J315:.AMJ315]))" office:value-type="string" office:string-value="Cynical: 1, Nate River: 3" calcext:value-type="string">
            <text:p>Cynical: 1, Nate River: 3</text:p>
          </table:table-cell>
          <table:table-cell table:style-name="ce17" table:formula="of:=SUMPRODUCT(NOT(ISBLANK([.J315:.AMJ315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3" calcext:value-type="float">
            <text:p>3</text:p>
          </table:table-cell>
          <table:table-cell table:number-columns-repeated="980"/>
        </table:table-row>
        <table:table-row table:style-name="ro3">
          <table:table-cell office:value-type="float" office:value="313" calcext:value-type="float">
            <text:p>313</text:p>
          </table:table-cell>
          <table:table-cell table:formula="of:=IF([.C316]&lt;[.C315]; [.A316]; [.B315])" office:value-type="float" office:value="308" calcext:value-type="float">
            <text:p>308</text:p>
          </table:table-cell>
          <table:table-cell table:formula="of:=SUM([.J316:.AMJ316])" office:value-type="float" office:value="4" calcext:value-type="float">
            <text:p>4</text:p>
          </table:table-cell>
          <table:table-cell office:value-type="string" calcext:value-type="string">
            <text:p>Crimson Horizon</text:p>
          </table:table-cell>
          <table:table-cell office:value-type="string" calcext:value-type="string">
            <text:p><text:a xlink:href="https://www.doomworld.com/idgames/levels/doom2/Ports/a-c/crimsonh" xlink:type="simple">https://www.doomworld.com/idgames/levels/doom2/Ports/a-c/crimsonh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16:.AMJ316]); &quot;&quot;; [.J$2:.AMJ$2] &amp; &quot;: &quot; &amp; [.J316:.AMJ316]))" office:value-type="string" office:string-value="Paul977: 4" calcext:value-type="string">
            <text:p>Paul977: 4</text:p>
          </table:table-cell>
          <table:table-cell table:style-name="ce17" table:formula="of:=SUMPRODUCT(NOT(ISBLANK([.J316:.AMJ316])))" office:value-type="float" office:value="1" calcext:value-type="float">
            <text:p>1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69"/>
        </table:table-row>
        <table:table-row table:style-name="ro3">
          <table:table-cell office:value-type="float" office:value="314" calcext:value-type="float">
            <text:p>314</text:p>
          </table:table-cell>
          <table:table-cell table:formula="of:=IF([.C317]&lt;[.C316]; [.A317]; [.B316])" office:value-type="float" office:value="308" calcext:value-type="float">
            <text:p>308</text:p>
          </table:table-cell>
          <table:table-cell table:formula="of:=SUM([.J317:.AMJ317])" office:value-type="float" office:value="4" calcext:value-type="float">
            <text:p>4</text:p>
          </table:table-cell>
          <table:table-cell office:value-type="string" calcext:value-type="string">
            <text:p>Crucified Dreams</text:p>
          </table:table-cell>
          <table:table-cell office:value-type="string" calcext:value-type="string">
            <text:p><text:a xlink:href="https://www.doomworld.com/idgames/levels/doom2/deathmatch/Ports/megawads/crudream" xlink:type="simple">https://www.doomworld.com/idgames/levels/doom2/deathmatch/Ports/megawads/crudream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17:.AMJ317]); &quot;&quot;; [.J$2:.AMJ$2] &amp; &quot;: &quot; &amp; [.J317:.AMJ317]))" office:value-type="string" office:string-value="Soundblock: 4" calcext:value-type="string">
            <text:p>Soundblock: 4</text:p>
          </table:table-cell>
          <table:table-cell table:style-name="ce17" table:formula="of:=SUMPRODUCT(NOT(ISBLANK([.J317:.AMJ317])))" office:value-type="float" office:value="1" calcext:value-type="float">
            <text:p>1</text:p>
          </table:table-cell>
          <table:table-cell table:number-columns-repeated="51"/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float" office:value="315" calcext:value-type="float">
            <text:p>315</text:p>
          </table:table-cell>
          <table:table-cell table:formula="of:=IF([.C318]&lt;[.C317]; [.A318]; [.B317])" office:value-type="float" office:value="308" calcext:value-type="float">
            <text:p>308</text:p>
          </table:table-cell>
          <table:table-cell table:formula="of:=SUM([.J318:.AMJ318])" office:value-type="float" office:value="4" calcext:value-type="float">
            <text:p>4</text:p>
          </table:table-cell>
          <table:table-cell office:value-type="string" calcext:value-type="string">
            <text:p>CzechBox</text:p>
          </table:table-cell>
          <table:table-cell office:value-type="string" calcext:value-type="string">
            <text:p><text:a xlink:href="https://www.doomworld.com/forum/topic/106371-czechbox-final-version-available/" xlink:type="simple">https://www.doomworld.com/forum/topic/106371-czechbox-final-version-available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18:.AMJ318]); &quot;&quot;; [.J$2:.AMJ$2] &amp; &quot;: &quot; &amp; [.J318:.AMJ318]))" office:value-type="string" office:string-value="Willy W.: 4" calcext:value-type="string">
            <text:p>Willy W.: 4</text:p>
          </table:table-cell>
          <table:table-cell table:style-name="ce17" table:formula="of:=SUMPRODUCT(NOT(ISBLANK([.J318:.AMJ318])))" office:value-type="float" office:value="1" calcext:value-type="float">
            <text:p>1</text:p>
          </table:table-cell>
          <table:table-cell table:number-columns-repeated="136"/>
          <table:table-cell office:value-type="float" office:value="4" calcext:value-type="float">
            <text:p>4</text:p>
          </table:table-cell>
          <table:table-cell table:number-columns-repeated="878"/>
        </table:table-row>
        <table:table-row table:style-name="ro3">
          <table:table-cell office:value-type="float" office:value="316" calcext:value-type="float">
            <text:p>316</text:p>
          </table:table-cell>
          <table:table-cell table:formula="of:=IF([.C319]&lt;[.C318]; [.A319]; [.B318])" office:value-type="float" office:value="308" calcext:value-type="float">
            <text:p>308</text:p>
          </table:table-cell>
          <table:table-cell table:formula="of:=SUM([.J319:.AMJ319])" office:value-type="float" office:value="4" calcext:value-type="float">
            <text:p>4</text:p>
          </table:table-cell>
          <table:table-cell office:value-type="string" calcext:value-type="string">
            <text:p>Damned City 2</text:p>
          </table:table-cell>
          <table:table-cell office:value-type="string" calcext:value-type="string">
            <text:p><text:a xlink:href="https://www.doomworld.com/idgames/levels/doom2/Ports/d-f/dcity2_5" xlink:type="simple">https://www.doomworld.com/idgames/levels/doom2/Ports/d-f/dcity2_5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19:.AMJ319]); &quot;&quot;; [.J$2:.AMJ$2] &amp; &quot;: &quot; &amp; [.J319:.AMJ319]))" office:value-type="string" office:string-value="ax34: 4" calcext:value-type="string">
            <text:p>ax34: 4</text:p>
          </table:table-cell>
          <table:table-cell table:style-name="ce17" table:formula="of:=SUMPRODUCT(NOT(ISBLANK([.J319:.AMJ319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1"/>
        </table:table-row>
        <table:table-row table:style-name="ro3">
          <table:table-cell office:value-type="float" office:value="317" calcext:value-type="float">
            <text:p>317</text:p>
          </table:table-cell>
          <table:table-cell table:formula="of:=IF([.C320]&lt;[.C319]; [.A320]; [.B319])" office:value-type="float" office:value="308" calcext:value-type="float">
            <text:p>308</text:p>
          </table:table-cell>
          <table:table-cell table:formula="of:=SUM([.J320:.AMJ320])" office:value-type="float" office:value="4" calcext:value-type="float">
            <text:p>4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<text:a xlink:href="https://www.doomworld.com/idgames/levels/doom2/Ports/d-f/dark7" xlink:type="simple">https://www.doomworld.com/idgames/levels/doom2/Ports/d-f/dark7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20:.AMJ320]); &quot;&quot;; [.J$2:.AMJ$2] &amp; &quot;: &quot; &amp; [.J320:.AMJ320]))" office:value-type="string" office:string-value="smeghammer: 4" calcext:value-type="string">
            <text:p>smeghammer: 4</text:p>
          </table:table-cell>
          <table:table-cell table:style-name="ce17" table:formula="of:=SUMPRODUCT(NOT(ISBLANK([.J320:.AMJ320])))" office:value-type="float" office:value="1" calcext:value-type="float">
            <text:p>1</text:p>
          </table:table-cell>
          <table:table-cell table:number-columns-repeated="118"/>
          <table:table-cell office:value-type="float" office:value="4" calcext:value-type="float">
            <text:p>4</text:p>
          </table:table-cell>
          <table:table-cell table:number-columns-repeated="896"/>
        </table:table-row>
        <table:table-row table:style-name="ro3">
          <table:table-cell office:value-type="float" office:value="318" calcext:value-type="float">
            <text:p>318</text:p>
          </table:table-cell>
          <table:table-cell table:formula="of:=IF([.C321]&lt;[.C320]; [.A321]; [.B320])" office:value-type="float" office:value="308" calcext:value-type="float">
            <text:p>308</text:p>
          </table:table-cell>
          <table:table-cell table:formula="of:=SUM([.J321:.AMJ321])" office:value-type="float" office:value="4" calcext:value-type="float">
            <text:p>4</text:p>
          </table:table-cell>
          <table:table-cell office:value-type="string" calcext:value-type="string">
            <text:p>Dawn of Reality</text:p>
          </table:table-cell>
          <table:table-cell office:value-type="string" calcext:value-type="string">
            <text:p><text:a xlink:href="https://www.doomworld.com/idgames/levels/doom2/Ports/d-f/dor" xlink:type="simple">https://www.doomworld.com/idgames/levels/doom2/Ports/d-f/dor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21:.AMJ321]); &quot;&quot;; [.J$2:.AMJ$2] &amp; &quot;: &quot; &amp; [.J321:.AMJ321]))" office:value-type="string" office:string-value="ax34: 4" calcext:value-type="string">
            <text:p>ax34: 4</text:p>
          </table:table-cell>
          <table:table-cell table:style-name="ce17" table:formula="of:=SUMPRODUCT(NOT(ISBLANK([.J321:.AMJ321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1"/>
        </table:table-row>
        <table:table-row table:style-name="ro3">
          <table:table-cell office:value-type="float" office:value="319" calcext:value-type="float">
            <text:p>319</text:p>
          </table:table-cell>
          <table:table-cell table:formula="of:=IF([.C322]&lt;[.C321]; [.A322]; [.B321])" office:value-type="float" office:value="308" calcext:value-type="float">
            <text:p>308</text:p>
          </table:table-cell>
          <table:table-cell table:formula="of:=SUM([.J322:.AMJ322])" office:value-type="float" office:value="4" calcext:value-type="float">
            <text:p>4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<text:a xlink:href="https://www.doomworld.com/forum/topic/92135-deadair-v2/" xlink:type="simple">https://www.doomworld.com/forum/topic/92135-deadair-v2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22:.AMJ322]); &quot;&quot;; [.J$2:.AMJ$2] &amp; &quot;: &quot; &amp; [.J322:.AMJ322]))" office:value-type="string" office:string-value="HyperLuke: 2, Lorenz0: 2" calcext:value-type="string">
            <text:p>HyperLuke: 2, Lorenz0: 2</text:p>
          </table:table-cell>
          <table:table-cell table:style-name="ce17" table:formula="of:=SUMPRODUCT(NOT(ISBLANK([.J322:.AMJ322])))" office:value-type="float" office:value="2" calcext:value-type="float">
            <text:p>2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61"/>
          <table:table-cell office:value-type="float" office:value="2" calcext:value-type="float">
            <text:p>2</text:p>
          </table:table-cell>
          <table:table-cell table:number-columns-repeated="936"/>
        </table:table-row>
        <table:table-row table:style-name="ro3">
          <table:table-cell office:value-type="float" office:value="320" calcext:value-type="float">
            <text:p>320</text:p>
          </table:table-cell>
          <table:table-cell table:formula="of:=IF([.C323]&lt;[.C322]; [.A323]; [.B322])" office:value-type="float" office:value="308" calcext:value-type="float">
            <text:p>308</text:p>
          </table:table-cell>
          <table:table-cell table:formula="of:=SUM([.J323:.AMJ323])" office:value-type="float" office:value="4" calcext:value-type="float">
            <text:p>4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<text:a xlink:href="https://www.doomworld.com/idgames/levels/doom2/d-f/earth" xlink:type="simple">https://www.doomworld.com/idgames/levels/doom2/d-f/earth</text:a>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23:.AMJ323]); &quot;&quot;; [.J$2:.AMJ$2] &amp; &quot;: &quot; &amp; [.J323:.AMJ323]))" office:value-type="string" office:string-value="ShoDemo: 3, TheNerdTurtle2: 1" calcext:value-type="string">
            <text:p>ShoDemo: 3, TheNerdTurtle2: 1</text:p>
          </table:table-cell>
          <table:table-cell table:style-name="ce17" table:formula="of:=SUMPRODUCT(NOT(ISBLANK([.J323:.AMJ323])))" office:value-type="float" office:value="2" calcext:value-type="float">
            <text:p>2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321" calcext:value-type="float">
            <text:p>321</text:p>
          </table:table-cell>
          <table:table-cell table:formula="of:=IF([.C324]&lt;[.C323]; [.A324]; [.B323])" office:value-type="float" office:value="308" calcext:value-type="float">
            <text:p>308</text:p>
          </table:table-cell>
          <table:table-cell table:formula="of:=SUM([.J324:.AMJ324])" office:value-type="float" office:value="4" calcext:value-type="float">
            <text:p>4</text:p>
          </table:table-cell>
          <table:table-cell office:value-type="string" calcext:value-type="string">
            <text:p>Empyrion</text:p>
          </table:table-cell>
          <table:table-cell office:value-type="string" calcext:value-type="string">
            <text:p><text:a xlink:href="https://www.doomworld.com/forum/topic/94601-empyrion_v39-14-udmf-coop-maps-with-single-player-support/" xlink:type="simple">https://www.doomworld.com/forum/topic/94601-empyrion_v39-14-udmf-coop-maps-with-single-player-support/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24:.AMJ324]); &quot;&quot;; [.J$2:.AMJ$2] &amp; &quot;: &quot; &amp; [.J324:.AMJ324]))" office:value-type="string" office:string-value="Gaia74: 4" calcext:value-type="string">
            <text:p>Gaia74: 4</text:p>
          </table:table-cell>
          <table:table-cell table:style-name="ce17" table:formula="of:=SUMPRODUCT(NOT(ISBLANK([.J324:.AMJ324])))" office:value-type="float" office:value="1" calcext:value-type="float">
            <text:p>1</text:p>
          </table:table-cell>
          <table:table-cell table:number-columns-repeated="90"/>
          <table:table-cell office:value-type="float" office:value="4" calcext:value-type="float">
            <text:p>4</text:p>
          </table:table-cell>
          <table:table-cell table:number-columns-repeated="924"/>
        </table:table-row>
        <table:table-row table:style-name="ro3">
          <table:table-cell office:value-type="float" office:value="322" calcext:value-type="float">
            <text:p>322</text:p>
          </table:table-cell>
          <table:table-cell table:formula="of:=IF([.C325]&lt;[.C324]; [.A325]; [.B324])" office:value-type="float" office:value="308" calcext:value-type="float">
            <text:p>308</text:p>
          </table:table-cell>
          <table:table-cell table:formula="of:=SUM([.J325:.AMJ325])" office:value-type="float" office:value="4" calcext:value-type="float">
            <text:p>4</text:p>
          </table:table-cell>
          <table:table-cell office:value-type="string" calcext:value-type="string">
            <text:p>Gothic DM</text:p>
          </table:table-cell>
          <table:table-cell office:value-type="string" calcext:value-type="string">
            <text:p><text:a xlink:href="https://www.doomworld.com/idgames/levels/doom2/deathmatch/megawads/gothicdm" xlink:type="simple">https://www.doomworld.com/idgames/levels/doom2/deathmatch/megawads/gothicdm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25:.AMJ325]); &quot;&quot;; [.J$2:.AMJ$2] &amp; &quot;: &quot; &amp; [.J325:.AMJ325]))" office:value-type="string" office:string-value="Soundblock: 1, toxic.rat: 3" calcext:value-type="string">
            <text:p>Soundblock: 1, toxic.rat: 3</text:p>
          </table:table-cell>
          <table:table-cell table:style-name="ce17" table:formula="of:=SUMPRODUCT(NOT(ISBLANK([.J325:.AMJ325])))" office:value-type="float" office:value="2" calcext:value-type="float">
            <text:p>2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103"/>
          <table:table-cell office:value-type="float" office:value="3" calcext:value-type="float">
            <text:p>3</text:p>
          </table:table-cell>
          <table:table-cell table:number-columns-repeated="859"/>
        </table:table-row>
        <table:table-row table:style-name="ro3">
          <table:table-cell office:value-type="float" office:value="323" calcext:value-type="float">
            <text:p>323</text:p>
          </table:table-cell>
          <table:table-cell table:formula="of:=IF([.C326]&lt;[.C325]; [.A326]; [.B325])" office:value-type="float" office:value="308" calcext:value-type="float">
            <text:p>308</text:p>
          </table:table-cell>
          <table:table-cell table:formula="of:=SUM([.J326:.AMJ326])" office:value-type="float" office:value="4" calcext:value-type="float">
            <text:p>4</text:p>
          </table:table-cell>
          <table:table-cell office:value-type="string" calcext:value-type="string">
            <text:p>Hellish Rogues</text:p>
          </table:table-cell>
          <table:table-cell office:value-type="string" calcext:value-type="string">
            <text:p><text:a xlink:href="https://www.doomworld.com/forum/topic/113414-wip-hellish-rogues-a-new-mappers-first-mapset-feb-15th-2021-near-final-version-available/" xlink:type="simple">https://www.doomworld.com/forum/topic/113414-wip-hellish-rogues-a-new-mappers-first-mapset-feb-15th-2021-near-final-version-available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26:.AMJ326]); &quot;&quot;; [.J$2:.AMJ$2] &amp; &quot;: &quot; &amp; [.J326:.AMJ326]))" office:value-type="string" office:string-value="dei_eldren: 4" calcext:value-type="string">
            <text:p>dei_eldren: 4</text:p>
          </table:table-cell>
          <table:table-cell table:style-name="ce17" table:formula="of:=SUMPRODUCT(NOT(ISBLANK([.J326:.AMJ326])))" office:value-type="float" office:value="1" calcext:value-type="float">
            <text:p>1</text:p>
          </table:table-cell>
          <table:table-cell table:number-columns-repeated="146"/>
          <table:table-cell office:value-type="float" office:value="4" calcext:value-type="float">
            <text:p>4</text:p>
          </table:table-cell>
          <table:table-cell table:number-columns-repeated="868"/>
        </table:table-row>
        <table:table-row table:style-name="ro3">
          <table:table-cell office:value-type="float" office:value="324" calcext:value-type="float">
            <text:p>324</text:p>
          </table:table-cell>
          <table:table-cell table:formula="of:=IF([.C327]&lt;[.C326]; [.A327]; [.B326])" office:value-type="float" office:value="308" calcext:value-type="float">
            <text:p>308</text:p>
          </table:table-cell>
          <table:table-cell table:formula="of:=SUM([.J327:.AMJ327])" office:value-type="float" office:value="4" calcext:value-type="float">
            <text:p>4</text:p>
          </table:table-cell>
          <table:table-cell office:value-type="string" calcext:value-type="string">
            <text:p>Imp Encounter</text:p>
          </table:table-cell>
          <table:table-cell office:value-type="string" calcext:value-type="string">
            <text:p><text:a xlink:href="https://www.doomworld.com/idgames/levels/doom2/Ports/g-i/impencse" xlink:type="simple">https://www.doomworld.com/idgames/levels/doom2/Ports/g-i/impencse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27:.AMJ327]); &quot;&quot;; [.J$2:.AMJ$2] &amp; &quot;: &quot; &amp; [.J327:.AMJ327]))" office:value-type="string" office:string-value="AnonimVio: 4" calcext:value-type="string">
            <text:p>AnonimVio: 4</text:p>
          </table:table-cell>
          <table:table-cell table:style-name="ce17" table:formula="of:=SUMPRODUCT(NOT(ISBLANK([.J327:.AMJ327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3">
          <table:table-cell office:value-type="float" office:value="325" calcext:value-type="float">
            <text:p>325</text:p>
          </table:table-cell>
          <table:table-cell table:formula="of:=IF([.C328]&lt;[.C327]; [.A328]; [.B327])" office:value-type="float" office:value="308" calcext:value-type="float">
            <text:p>308</text:p>
          </table:table-cell>
          <table:table-cell table:formula="of:=SUM([.J328:.AMJ328])" office:value-type="float" office:value="4" calcext:value-type="float">
            <text:p>4</text:p>
          </table:table-cell>
          <table:table-cell office:value-type="string" calcext:value-type="string">
            <text:p>Jiffy Bag</text:p>
          </table:table-cell>
          <table:table-cell office:value-type="string" calcext:value-type="string">
            <text:p><text:a xlink:href="https://www.doomworld.com/forum/topic/74792-jiffy-bag-a-speedmap-megawad-rc2-released/" xlink:type="simple">https://www.doomworld.com/forum/topic/74792-jiffy-bag-a-speedmap-megawad-rc2-released/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28:.AMJ328]); &quot;&quot;; [.J$2:.AMJ$2] &amp; &quot;: &quot; &amp; [.J328:.AMJ328]))" office:value-type="string" office:string-value="TheNerdTurtle2: 4" calcext:value-type="string">
            <text:p>TheNerdTurtle2: 4</text:p>
          </table:table-cell>
          <table:table-cell table:style-name="ce17" table:formula="of:=SUMPRODUCT(NOT(ISBLANK([.J328:.AMJ328])))" office:value-type="float" office:value="1" calcext:value-type="float">
            <text:p>1</text:p>
          </table:table-cell>
          <table:table-cell table:number-columns-repeated="76"/>
          <table:table-cell office:value-type="float" office:value="4" calcext:value-type="float">
            <text:p>4</text:p>
          </table:table-cell>
          <table:table-cell table:number-columns-repeated="938"/>
        </table:table-row>
        <table:table-row table:style-name="ro3">
          <table:table-cell office:value-type="float" office:value="326" calcext:value-type="float">
            <text:p>326</text:p>
          </table:table-cell>
          <table:table-cell table:formula="of:=IF([.C329]&lt;[.C328]; [.A329]; [.B328])" office:value-type="float" office:value="308" calcext:value-type="float">
            <text:p>308</text:p>
          </table:table-cell>
          <table:table-cell table:formula="of:=SUM([.J329:.AMJ329])" office:value-type="float" office:value="4" calcext:value-type="float">
            <text:p>4</text:p>
          </table:table-cell>
          <table:table-cell office:value-type="string" calcext:value-type="string">
            <text:p>Khorus</text:p>
          </table:table-cell>
          <table:table-cell office:value-type="string" calcext:value-type="string">
            <text:p><text:a xlink:href="https://www.doomworld.com/idgames/levels/doom2/Ports/j-l/khorus" xlink:type="simple">https://www.doomworld.com/idgames/levels/doom2/Ports/j-l/khorus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29:.AMJ329]); &quot;&quot;; [.J$2:.AMJ$2] &amp; &quot;: &quot; &amp; [.J329:.AMJ329]))" office:value-type="string" office:string-value="NuMetalManiak: 4" calcext:value-type="string">
            <text:p>NuMetalManiak: 4</text:p>
          </table:table-cell>
          <table:table-cell table:style-name="ce17" table:formula="of:=SUMPRODUCT(NOT(ISBLANK([.J329:.AMJ329])))" office:value-type="float" office:value="1" calcext:value-type="float">
            <text:p>1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3">
          <table:table-cell office:value-type="float" office:value="327" calcext:value-type="float">
            <text:p>327</text:p>
          </table:table-cell>
          <table:table-cell table:formula="of:=IF([.C330]&lt;[.C329]; [.A330]; [.B329])" office:value-type="float" office:value="308" calcext:value-type="float">
            <text:p>308</text:p>
          </table:table-cell>
          <table:table-cell table:formula="of:=SUM([.J330:.AMJ330])" office:value-type="float" office:value="4" calcext:value-type="float">
            <text:p>4</text:p>
          </table:table-cell>
          <table:table-cell office:value-type="string" calcext:value-type="string">
            <text:p>Mapgame</text:p>
          </table:table-cell>
          <table:table-cell office:value-type="string" calcext:value-type="string">
            <text:p><text:a xlink:href="https://www.doomworld.com/files/file/15671-mapgame/" xlink:type="simple">https://www.doomworld.com/files/file/15671-mapgame/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330:.AMJ330]); &quot;&quot;; [.J$2:.AMJ$2] &amp; &quot;: &quot; &amp; [.J330:.AMJ330]))" office:value-type="string" office:string-value="m8f: 4" calcext:value-type="string">
            <text:p>m8f: 4</text:p>
          </table:table-cell>
          <table:table-cell table:style-name="ce17" table:formula="of:=SUMPRODUCT(NOT(ISBLANK([.J330:.AMJ330])))" office:value-type="float" office:value="1" calcext:value-type="float">
            <text:p>1</text:p>
          </table:table-cell>
          <table:table-cell table:number-columns-repeated="74"/>
          <table:table-cell office:value-type="float" office:value="4" calcext:value-type="float">
            <text:p>4</text:p>
          </table:table-cell>
          <table:table-cell table:number-columns-repeated="940"/>
        </table:table-row>
        <table:table-row table:style-name="ro3">
          <table:table-cell office:value-type="float" office:value="328" calcext:value-type="float">
            <text:p>328</text:p>
          </table:table-cell>
          <table:table-cell table:formula="of:=IF([.C331]&lt;[.C330]; [.A331]; [.B330])" office:value-type="float" office:value="308" calcext:value-type="float">
            <text:p>308</text:p>
          </table:table-cell>
          <table:table-cell table:formula="of:=SUM([.J331:.AMJ331])" office:value-type="float" office:value="4" calcext:value-type="float">
            <text:p>4</text:p>
          </table:table-cell>
          <table:table-cell office:value-type="string" calcext:value-type="string">
            <text:p>Neighborhood From Hell</text:p>
          </table:table-cell>
          <table:table-cell office:value-type="string" calcext:value-type="string">
            <text:p><text:a xlink:href="https://www.doomworld.com/idgames/levels/doom2/Ports/m-o/nfh2" xlink:type="simple">https://www.doomworld.com/idgames/levels/doom2/Ports/m-o/nfh2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31:.AMJ331]); &quot;&quot;; [.J$2:.AMJ$2] &amp; &quot;: &quot; &amp; [.J331:.AMJ331]))" office:value-type="string" office:string-value="ax34: 4" calcext:value-type="string">
            <text:p>ax34: 4</text:p>
          </table:table-cell>
          <table:table-cell table:style-name="ce17" table:formula="of:=SUMPRODUCT(NOT(ISBLANK([.J331:.AMJ331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1"/>
        </table:table-row>
        <table:table-row table:style-name="ro3">
          <table:table-cell office:value-type="float" office:value="329" calcext:value-type="float">
            <text:p>329</text:p>
          </table:table-cell>
          <table:table-cell table:formula="of:=IF([.C332]&lt;[.C331]; [.A332]; [.B331])" office:value-type="float" office:value="308" calcext:value-type="float">
            <text:p>308</text:p>
          </table:table-cell>
          <table:table-cell table:formula="of:=SUM([.J332:.AMJ332])" office:value-type="float" office:value="4" calcext:value-type="float">
            <text:p>4</text:p>
          </table:table-cell>
          <table:table-cell office:value-type="string" calcext:value-type="string">
            <text:p>Nostromo's Run</text:p>
          </table:table-cell>
          <table:table-cell office:value-type="string" calcext:value-type="string">
            <text:p><text:a xlink:href="https://www.doomworld.com/idgames/levels/doom2/m-o/nostromo" xlink:type="simple">https://www.doomworld.com/idgames/levels/doom2/m-o/nostromo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32:.AMJ332]); &quot;&quot;; [.J$2:.AMJ$2] &amp; &quot;: &quot; &amp; [.J332:.AMJ332]))" office:value-type="string" office:string-value="soner du: 1, Ragu: 3" calcext:value-type="string">
            <text:p>soner du: 1, Ragu: 3</text:p>
          </table:table-cell>
          <table:table-cell table:style-name="ce17" table:formula="of:=SUMPRODUCT(NOT(ISBLANK([.J332:.AMJ332])))" office:value-type="float" office:value="2" calcext:value-type="float">
            <text:p>2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106"/>
          <table:table-cell office:value-type="float" office:value="3" calcext:value-type="float">
            <text:p>3</text:p>
          </table:table-cell>
          <table:table-cell table:number-columns-repeated="851"/>
        </table:table-row>
        <table:table-row table:style-name="ro3">
          <table:table-cell office:value-type="float" office:value="330" calcext:value-type="float">
            <text:p>330</text:p>
          </table:table-cell>
          <table:table-cell table:formula="of:=IF([.C333]&lt;[.C332]; [.A333]; [.B332])" office:value-type="float" office:value="308" calcext:value-type="float">
            <text:p>308</text:p>
          </table:table-cell>
          <table:table-cell table:formula="of:=SUM([.J333:.AMJ333])" office:value-type="float" office:value="4" calcext:value-type="float">
            <text:p>4</text:p>
          </table:table-cell>
          <table:table-cell office:value-type="string" calcext:value-type="string">
            <text:p>Nova II: New Dawn</text:p>
          </table:table-cell>
          <table:table-cell office:value-type="string" calcext:value-type="string">
            <text:p><text:a xlink:href="https://www.doomworld.com/idgames/levels/doom2/Ports/megawads/nova2" xlink:type="simple">https://www.doomworld.com/idgames/levels/doom2/Ports/megawads/nova2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33:.AMJ333]); &quot;&quot;; [.J$2:.AMJ$2] &amp; &quot;: &quot; &amp; [.J333:.AMJ333]))" office:value-type="string" office:string-value="Not Jabba: 3, dylux: 1" calcext:value-type="string">
            <text:p>Not Jabba: 3, dylux: 1</text:p>
          </table:table-cell>
          <table:table-cell table:style-name="ce17" table:formula="of:=SUMPRODUCT(NOT(ISBLANK([.J333:.AMJ333])))"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331" calcext:value-type="float">
            <text:p>331</text:p>
          </table:table-cell>
          <table:table-cell table:formula="of:=IF([.C334]&lt;[.C333]; [.A334]; [.B333])" office:value-type="float" office:value="308" calcext:value-type="float">
            <text:p>308</text:p>
          </table:table-cell>
          <table:table-cell table:formula="of:=SUM([.J334:.AMJ334])" office:value-type="float" office:value="4" calcext:value-type="float">
            <text:p>4</text:p>
          </table:table-cell>
          <table:table-cell table:style-name="ce77" office:value-type="string" calcext:value-type="string">
            <text:p>Robocop Doom</text:p>
          </table:table-cell>
          <table:table-cell table:style-name="Default" office:value-type="string" calcext:value-type="string">
            <text:p><text:a xlink:href="https://doomwiki.org/wiki/Robocop_Doom" xlink:type="simple">https://doomwiki.org/wiki/Robocop_Doom</text:a></text:p>
          </table:table-cell>
          <table:table-cell table:style-name="Default"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34:.AMJ334]); &quot;&quot;; [.J$2:.AMJ$2] &amp; &quot;: &quot; &amp; [.J334:.AMJ334]))" office:value-type="string" office:string-value="ax34: 4" calcext:value-type="string">
            <text:p>ax34: 4</text:p>
          </table:table-cell>
          <table:table-cell table:style-name="ce17" table:formula="of:=SUMPRODUCT(NOT(ISBLANK([.J334:.AMJ334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1"/>
        </table:table-row>
        <table:table-row table:style-name="ro3">
          <table:table-cell office:value-type="float" office:value="332" calcext:value-type="float">
            <text:p>332</text:p>
          </table:table-cell>
          <table:table-cell table:formula="of:=IF([.C335]&lt;[.C334]; [.A335]; [.B334])" office:value-type="float" office:value="308" calcext:value-type="float">
            <text:p>308</text:p>
          </table:table-cell>
          <table:table-cell table:formula="of:=SUM([.J335:.AMJ335])" office:value-type="float" office:value="4" calcext:value-type="float">
            <text:p>4</text:p>
          </table:table-cell>
          <table:table-cell office:value-type="string" calcext:value-type="string">
            <text:p>Sine Die</text:p>
          </table:table-cell>
          <table:table-cell office:value-type="string" calcext:value-type="string">
            <text:p><text:a xlink:href="https://www.doomworld.com/idgames/levels/doom2/Ports/s-u/sinedie" xlink:type="simple">https://www.doomworld.com/idgames/levels/doom2/Ports/s-u/sinedie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35:.AMJ335]); &quot;&quot;; [.J$2:.AMJ$2] &amp; &quot;: &quot; &amp; [.J335:.AMJ335]))" office:value-type="string" office:string-value="bLOCKbOYgAMES: 4" calcext:value-type="string">
            <text:p>bLOCKbOYgAMES: 4</text:p>
          </table:table-cell>
          <table:table-cell table:style-name="ce17" table:formula="of:=SUMPRODUCT(NOT(ISBLANK([.J335:.AMJ335])))" office:value-type="float" office:value="1" calcext:value-type="float">
            <text:p>1</text:p>
          </table:table-cell>
          <table:table-cell table:number-columns-repeated="48"/>
          <table:table-cell office:value-type="float" office:value="4" calcext:value-type="float">
            <text:p>4</text:p>
          </table:table-cell>
          <table:table-cell table:number-columns-repeated="966"/>
        </table:table-row>
        <table:table-row table:style-name="ro3">
          <table:table-cell office:value-type="float" office:value="333" calcext:value-type="float">
            <text:p>333</text:p>
          </table:table-cell>
          <table:table-cell table:formula="of:=IF([.C336]&lt;[.C335]; [.A336]; [.B335])" office:value-type="float" office:value="308" calcext:value-type="float">
            <text:p>308</text:p>
          </table:table-cell>
          <table:table-cell table:formula="of:=SUM([.J336:.AMJ336])" office:value-type="float" office:value="4" calcext:value-type="float">
            <text:p>4</text:p>
          </table:table-cell>
          <table:table-cell table:style-name="ce13" office:value-type="string" calcext:value-type="string">
            <text:p>Slaughterfest 3</text:p>
          </table:table-cell>
          <table:table-cell office:value-type="string" calcext:value-type="string">
            <text:p><text:a xlink:href="https://www.doomworld.com/idgames/levels/doom2/Ports/megawads/sf3" xlink:type="simple">https://www.doomworld.com/idgames/levels/doom2/Ports/megawads/sf3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36:.AMJ336]); &quot;&quot;; [.J$2:.AMJ$2] &amp; &quot;: &quot; &amp; [.J336:.AMJ336]))" office:value-type="string" office:string-value="Nazgul9: 4" calcext:value-type="string">
            <text:p>Nazgul9: 4</text:p>
          </table:table-cell>
          <table:table-cell table:style-name="ce17" table:formula="of:=SUMPRODUCT(NOT(ISBLANK([.J336:.AMJ336])))" office:value-type="float" office:value="1" calcext:value-type="float">
            <text:p>1</text:p>
          </table:table-cell>
          <table:table-cell table:number-columns-repeated="101"/>
          <table:table-cell office:value-type="float" office:value="4" calcext:value-type="float">
            <text:p>4</text:p>
          </table:table-cell>
          <table:table-cell table:number-columns-repeated="913"/>
        </table:table-row>
        <table:table-row table:style-name="ro3">
          <table:table-cell office:value-type="float" office:value="334" calcext:value-type="float">
            <text:p>334</text:p>
          </table:table-cell>
          <table:table-cell table:formula="of:=IF([.C337]&lt;[.C336]; [.A337]; [.B336])" office:value-type="float" office:value="308" calcext:value-type="float">
            <text:p>308</text:p>
          </table:table-cell>
          <table:table-cell table:formula="of:=SUM([.J337:.AMJ337])" office:value-type="float" office:value="4" calcext:value-type="float">
            <text:p>4</text:p>
          </table:table-cell>
          <table:table-cell office:value-type="string" calcext:value-type="string">
            <text:p>The DOOM Tribute Project</text:p>
          </table:table-cell>
          <table:table-cell office:value-type="string" calcext:value-type="string">
            <text:p><text:a xlink:href="https://www.doomworld.com/idgames/levels/doom2/Ports/megawads/doomtrib" xlink:type="simple">https://www.doomworld.com/idgames/levels/doom2/Ports/megawads/doomtrib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37:.AMJ337]); &quot;&quot;; [.J$2:.AMJ$2] &amp; &quot;: &quot; &amp; [.J337:.AMJ337]))" office:value-type="string" office:string-value="ax34: 4" calcext:value-type="string">
            <text:p>ax34: 4</text:p>
          </table:table-cell>
          <table:table-cell table:style-name="ce17" table:formula="of:=SUMPRODUCT(NOT(ISBLANK([.J337:.AMJ337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1"/>
        </table:table-row>
        <table:table-row table:style-name="ro3">
          <table:table-cell office:value-type="float" office:value="335" calcext:value-type="float">
            <text:p>335</text:p>
          </table:table-cell>
          <table:table-cell table:formula="of:=IF([.C338]&lt;[.C337]; [.A338]; [.B337])" office:value-type="float" office:value="308" calcext:value-type="float">
            <text:p>308</text:p>
          </table:table-cell>
          <table:table-cell table:formula="of:=SUM([.J338:.AMJ338])" office:value-type="float" office:value="4" calcext:value-type="float">
            <text:p>4</text:p>
          </table:table-cell>
          <table:table-cell office:value-type="string" calcext:value-type="string">
            <text:p>The Sky May Be</text:p>
          </table:table-cell>
          <table:table-cell office:value-type="string" calcext:value-type="string">
            <text:p><text:a xlink:href="https://www.doomworld.com/idgames/levels/doom/s-u/smb_v102" xlink:type="simple">https://www.doomworld.com/idgames/levels/doom/s-u/smb_v102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338:.AMJ338]); &quot;&quot;; [.J$2:.AMJ$2] &amp; &quot;: &quot; &amp; [.J338:.AMJ338]))" office:value-type="string" office:string-value="AnonimVio: 3, Li'l devil: 1" calcext:value-type="string">
            <text:p>AnonimVio: 3, Li'l devil: 1</text:p>
          </table:table-cell>
          <table:table-cell table:style-name="ce17" table:formula="of:=SUMPRODUCT(NOT(ISBLANK([.J338:.AMJ338])))" office:value-type="float" office:value="2" calcext:value-type="float">
            <text:p>2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141"/>
          <table:table-cell office:value-type="float" office:value="1" calcext:value-type="float">
            <text:p>1</text:p>
          </table:table-cell>
          <table:table-cell table:number-columns-repeated="848"/>
        </table:table-row>
        <table:table-row table:style-name="ro3">
          <table:table-cell office:value-type="float" office:value="336" calcext:value-type="float">
            <text:p>336</text:p>
          </table:table-cell>
          <table:table-cell table:formula="of:=IF([.C339]&lt;[.C338]; [.A339]; [.B338])" office:value-type="float" office:value="308" calcext:value-type="float">
            <text:p>308</text:p>
          </table:table-cell>
          <table:table-cell table:formula="of:=SUM([.J339:.AMJ339])" office:value-type="float" office:value="4" calcext:value-type="float">
            <text:p>4</text:p>
          </table:table-cell>
          <table:table-cell table:style-name="ce13" office:value-type="string" calcext:value-type="string">
            <text:p>The Ultimate NMD </text:p>
          </table:table-cell>
          <table:table-cell office:value-type="string" calcext:value-type="string">
            <text:p><text:a xlink:href="https://www.doomworld.com/idgames/levels/doom/megawads/nmdu" xlink:type="simple">https://www.doomworld.com/idgames/levels/doom/megawads/nmdu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339:.AMJ339]); &quot;&quot;; [.J$2:.AMJ$2] &amp; &quot;: &quot; &amp; [.J339:.AMJ339]))" office:value-type="string" office:string-value="eharper256: 4" calcext:value-type="string">
            <text:p>eharper256: 4</text:p>
          </table:table-cell>
          <table:table-cell table:style-name="ce17" table:formula="of:=SUMPRODUCT(NOT(ISBLANK([.J339:.AMJ339])))" office:value-type="float" office:value="1" calcext:value-type="float">
            <text:p>1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907"/>
        </table:table-row>
        <table:table-row table:style-name="ro3">
          <table:table-cell office:value-type="float" office:value="337" calcext:value-type="float">
            <text:p>337</text:p>
          </table:table-cell>
          <table:table-cell table:formula="of:=IF([.C340]&lt;[.C339]; [.A340]; [.B339])" office:value-type="float" office:value="308" calcext:value-type="float">
            <text:p>308</text:p>
          </table:table-cell>
          <table:table-cell table:formula="of:=SUM([.J340:.AMJ340])" office:value-type="float" office:value="4" calcext:value-type="float">
            <text:p>4</text:p>
          </table:table-cell>
          <table:table-cell office:value-type="string" calcext:value-type="string">
            <text:p>Town Infection</text:p>
          </table:table-cell>
          <table:table-cell office:value-type="string" calcext:value-type="string">
            <text:p><text:a xlink:href="https://zdoom.org/wiki/Town_Infection" xlink:type="simple">https://zdoom.org/wiki/Town_Infection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40:.AMJ340]); &quot;&quot;; [.J$2:.AMJ$2] &amp; &quot;: &quot; &amp; [.J340:.AMJ340]))" office:value-type="string" office:string-value="Dimon12321: 4" calcext:value-type="string">
            <text:p>Dimon12321: 4</text:p>
          </table:table-cell>
          <table:table-cell table:style-name="ce17" table:formula="of:=SUMPRODUCT(NOT(ISBLANK([.J340:.AMJ340])))" office:value-type="float" office:value="1" calcext:value-type="float">
            <text:p>1</text:p>
          </table:table-cell>
          <table:table-cell table:number-columns-repeated="149"/>
          <table:table-cell office:value-type="float" office:value="4" calcext:value-type="float">
            <text:p>4</text:p>
          </table:table-cell>
          <table:table-cell table:number-columns-repeated="865"/>
        </table:table-row>
        <table:table-row table:style-name="ro3">
          <table:table-cell office:value-type="float" office:value="338" calcext:value-type="float">
            <text:p>338</text:p>
          </table:table-cell>
          <table:table-cell table:formula="of:=IF([.C341]&lt;[.C340]; [.A341]; [.B340])" office:value-type="float" office:value="308" calcext:value-type="float">
            <text:p>308</text:p>
          </table:table-cell>
          <table:table-cell table:formula="of:=SUM([.J341:.AMJ341])" office:value-type="float" office:value="4" calcext:value-type="float">
            <text:p>4</text:p>
          </table:table-cell>
          <table:table-cell office:value-type="string" calcext:value-type="string">
            <text:p>UAC Ultra 2</text:p>
          </table:table-cell>
          <table:table-cell office:value-type="string" calcext:value-type="string">
            <text:p><text:a xlink:href="http://odamex.net/boards/index.php?topic=2246.0" xlink:type="simple">http://odamex.net/boards/index.php?topic=2246.0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41:.AMJ341]); &quot;&quot;; [.J$2:.AMJ$2] &amp; &quot;: &quot; &amp; [.J341:.AMJ341]))" office:value-type="string" office:string-value="Sky: 4" calcext:value-type="string">
            <text:p>Sky: 4</text:p>
          </table:table-cell>
          <table:table-cell table:style-name="ce17" table:formula="of:=SUMPRODUCT(NOT(ISBLANK([.J341:.AMJ341])))"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office:value-type="float" office:value="339" calcext:value-type="float">
            <text:p>339</text:p>
          </table:table-cell>
          <table:table-cell table:formula="of:=IF([.C342]&lt;[.C341]; [.A342]; [.B341])" office:value-type="float" office:value="308" calcext:value-type="float">
            <text:p>308</text:p>
          </table:table-cell>
          <table:table-cell table:formula="of:=SUM([.J342:.AMJ342])" office:value-type="float" office:value="4" calcext:value-type="float">
            <text:p>4</text:p>
          </table:table-cell>
          <table:table-cell office:value-type="string" calcext:value-type="string">
            <text:p>Vrack</text:p>
          </table:table-cell>
          <table:table-cell office:value-type="string" calcext:value-type="string">
            <text:p><text:a xlink:href="https://www.doomworld.com/idgames/levels/doom2/Ports/v-z/vrack" xlink:type="simple">https://www.doomworld.com/idgames/levels/doom2/Ports/v-z/vrack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42:.AMJ342]); &quot;&quot;; [.J$2:.AMJ$2] &amp; &quot;: &quot; &amp; [.J342:.AMJ342]))" office:value-type="string" office:string-value="bzzrak: 4" calcext:value-type="string">
            <text:p>bzzrak: 4</text:p>
          </table:table-cell>
          <table:table-cell table:style-name="ce17" table:formula="of:=SUMPRODUCT(NOT(ISBLANK([.J342:.AMJ342])))"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3">
          <table:table-cell office:value-type="float" office:value="340" calcext:value-type="float">
            <text:p>340</text:p>
          </table:table-cell>
          <table:table-cell table:formula="of:=IF([.C343]&lt;[.C342]; [.A343]; [.B342])" office:value-type="float" office:value="340" calcext:value-type="float">
            <text:p>340</text:p>
          </table:table-cell>
          <table:table-cell table:formula="of:=SUM([.J343:.AMJ343])" office:value-type="float" office:value="3" calcext:value-type="float">
            <text:p>3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cloud.mail.ru/public/83f617a62867/1993.WAD" xlink:type="simple">https://cloud.mail.ru/public/83f617a62867/1993.WAD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ny Doom</text:p>
          </table:table-cell>
          <table:table-cell table:style-name="ce16" table:number-matrix-columns-spanned="1" table:number-matrix-rows-spanned="1" table:formula="of:=COM.MICROSOFT.TEXTJOIN(&quot;, &quot;; 1; IF(ISBLANK([.J343:.AMJ343]); &quot;&quot;; [.J$2:.AMJ$2] &amp; &quot;: &quot; &amp; [.J343:.AMJ343]))" office:value-type="string" office:string-value="Apaul27: 3" calcext:value-type="string">
            <text:p>Apaul27: 3</text:p>
          </table:table-cell>
          <table:table-cell table:style-name="ce17" table:formula="of:=SUMPRODUCT(NOT(ISBLANK([.J343:.AMJ343])))" office:value-type="float" office:value="1" calcext:value-type="float">
            <text:p>1</text:p>
          </table:table-cell>
          <table:table-cell table:number-columns-repeated="71"/>
          <table:table-cell office:value-type="float" office:value="3" calcext:value-type="float">
            <text:p>3</text:p>
          </table:table-cell>
          <table:table-cell table:number-columns-repeated="943"/>
        </table:table-row>
        <table:table-row table:style-name="ro3">
          <table:table-cell office:value-type="float" office:value="341" calcext:value-type="float">
            <text:p>341</text:p>
          </table:table-cell>
          <table:table-cell table:formula="of:=IF([.C344]&lt;[.C343]; [.A344]; [.B343])" office:value-type="float" office:value="340" calcext:value-type="float">
            <text:p>340</text:p>
          </table:table-cell>
          <table:table-cell table:formula="of:=SUM([.J344:.AMJ344])" office:value-type="float" office:value="3" calcext:value-type="float">
            <text:p>3</text:p>
          </table:table-cell>
          <table:table-cell office:value-type="string" calcext:value-type="string">
            <text:p>2castles</text:p>
          </table:table-cell>
          <table:table-cell office:value-type="string" calcext:value-type="string">
            <text:p><text:a xlink:href="https://www.doomworld.com/forum/post/1753652" xlink:type="simple">https://www.doomworld.com/forum/post/1753652</text:a></text:p>
          </table:table-cell>
          <table:table-cell table:number-columns-repeated="2" office:value-type="string" calcext:value-type="string">
            <text:p>?</text:p>
          </table:table-cell>
          <table:table-cell table:style-name="ce16" table:number-matrix-columns-spanned="1" table:number-matrix-rows-spanned="1" table:formula="of:=COM.MICROSOFT.TEXTJOIN(&quot;, &quot;; 1; IF(ISBLANK([.J344:.AMJ344]); &quot;&quot;; [.J$2:.AMJ$2] &amp; &quot;: &quot; &amp; [.J344:.AMJ344]))" office:value-type="string" office:string-value="Soundblock: 3" calcext:value-type="string">
            <text:p>Soundblock: 3</text:p>
          </table:table-cell>
          <table:table-cell table:style-name="ce17" table:formula="of:=SUMPRODUCT(NOT(ISBLANK([.J344:.AMJ344])))" office:value-type="float" office:value="1" calcext:value-type="float">
            <text:p>1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342" calcext:value-type="float">
            <text:p>342</text:p>
          </table:table-cell>
          <table:table-cell table:formula="of:=IF([.C345]&lt;[.C344]; [.A345]; [.B344])" office:value-type="float" office:value="340" calcext:value-type="float">
            <text:p>340</text:p>
          </table:table-cell>
          <table:table-cell table:formula="of:=SUM([.J345:.AMJ345])" office:value-type="float" office:value="3" calcext:value-type="float">
            <text:p>3</text:p>
          </table:table-cell>
          <table:table-cell office:value-type="string" calcext:value-type="string">
            <text:p>A Boy and His Barrel</text:p>
          </table:table-cell>
          <table:table-cell office:value-type="string" calcext:value-type="string">
            <text:p><text:a xlink:href="https://www.doomworld.com/forum/topic/90605-v04-a-boy-and-his-barrel-a-secret-is-revealed/" xlink:type="simple">https://www.doomworld.com/forum/topic/90605-v04-a-boy-and-his-barrel-a-secret-is-revealed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45:.AMJ345]); &quot;&quot;; [.J$2:.AMJ$2] &amp; &quot;: &quot; &amp; [.J345:.AMJ345]))" office:value-type="string" office:string-value="Dragonfly: 3" calcext:value-type="string">
            <text:p>Dragonfly: 3</text:p>
          </table:table-cell>
          <table:table-cell table:style-name="ce17" table:formula="of:=SUMPRODUCT(NOT(ISBLANK([.J345:.AMJ345])))" office:value-type="float" office:value="1" calcext:value-type="float">
            <text:p>1</text:p>
          </table:table-cell>
          <table:table-cell table:number-columns-repeated="46"/>
          <table:table-cell office:value-type="float" office:value="3" calcext:value-type="float">
            <text:p>3</text:p>
          </table:table-cell>
          <table:table-cell table:number-columns-repeated="968"/>
        </table:table-row>
        <table:table-row table:style-name="ro3">
          <table:table-cell office:value-type="float" office:value="343" calcext:value-type="float">
            <text:p>343</text:p>
          </table:table-cell>
          <table:table-cell table:formula="of:=IF([.C346]&lt;[.C345]; [.A346]; [.B345])" office:value-type="float" office:value="340" calcext:value-type="float">
            <text:p>340</text:p>
          </table:table-cell>
          <table:table-cell table:formula="of:=SUM([.J346:.AMJ346])" office:value-type="float" office:value="3" calcext:value-type="float">
            <text:p>3</text:p>
          </table:table-cell>
          <table:table-cell office:value-type="string" calcext:value-type="string">
            <text:p>Absolutely Killed</text:p>
          </table:table-cell>
          <table:table-cell office:value-type="string" calcext:value-type="string">
            <text:p><text:a xlink:href="https://www.doomworld.com/files/file/18491-absolutely-killed/" xlink:type="simple">https://www.doomworld.com/files/file/18491-absolutely-killed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346:.AMJ346]); &quot;&quot;; [.J$2:.AMJ$2] &amp; &quot;: &quot; &amp; [.J346:.AMJ346]))" office:value-type="string" office:string-value="NoisyVelvet: 3" calcext:value-type="string">
            <text:p>NoisyVelvet: 3</text:p>
          </table:table-cell>
          <table:table-cell table:style-name="ce17" table:formula="of:=SUMPRODUCT(NOT(ISBLANK([.J346:.AMJ346])))" office:value-type="float" office:value="1" calcext:value-type="float">
            <text:p>1</text:p>
          </table:table-cell>
          <table:table-cell table:number-columns-repeated="70"/>
          <table:table-cell office:value-type="float" office:value="3" calcext:value-type="float">
            <text:p>3</text:p>
          </table:table-cell>
          <table:table-cell table:number-columns-repeated="944"/>
        </table:table-row>
        <table:table-row table:style-name="ro3">
          <table:table-cell office:value-type="float" office:value="344" calcext:value-type="float">
            <text:p>344</text:p>
          </table:table-cell>
          <table:table-cell table:formula="of:=IF([.C347]&lt;[.C346]; [.A347]; [.B346])" office:value-type="float" office:value="340" calcext:value-type="float">
            <text:p>340</text:p>
          </table:table-cell>
          <table:table-cell table:formula="of:=SUM([.J347:.AMJ347])" office:value-type="float" office:value="3" calcext:value-type="float">
            <text:p>3</text:p>
          </table:table-cell>
          <table:table-cell office:value-type="string" calcext:value-type="string">
            <text:p>Awakening</text:p>
          </table:table-cell>
          <table:table-cell office:value-type="string" calcext:value-type="string">
            <text:p><text:a xlink:href="https://www.doomworld.com/idgames/levels/doom/Ports/a-c/aaawake" xlink:type="simple">https://www.doomworld.com/idgames/levels/doom/Ports/a-c/aaawake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347:.AMJ347]); &quot;&quot;; [.J$2:.AMJ$2] &amp; &quot;: &quot; &amp; [.J347:.AMJ347]))" office:value-type="string" office:string-value="Graf Zahl: 3" calcext:value-type="string">
            <text:p>Graf Zahl: 3</text:p>
          </table:table-cell>
          <table:table-cell table:style-name="ce17" table:formula="of:=SUMPRODUCT(NOT(ISBLANK([.J347:.AMJ347])))" office:value-type="float" office:value="1" calcext:value-type="float">
            <text:p>1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93"/>
        </table:table-row>
        <table:table-row table:style-name="ro3">
          <table:table-cell office:value-type="float" office:value="345" calcext:value-type="float">
            <text:p>345</text:p>
          </table:table-cell>
          <table:table-cell table:formula="of:=IF([.C348]&lt;[.C347]; [.A348]; [.B347])" office:value-type="float" office:value="340" calcext:value-type="float">
            <text:p>340</text:p>
          </table:table-cell>
          <table:table-cell table:formula="of:=SUM([.J348:.AMJ348])" office:value-type="float" office:value="3" calcext:value-type="float">
            <text:p>3</text:p>
          </table:table-cell>
          <table:table-cell office:value-type="string" calcext:value-type="string">
            <text:p>Balls</text:p>
          </table:table-cell>
          <table:table-cell office:value-type="string" calcext:value-type="string">
            <text:p><text:a xlink:href="https://www.doomworld.com/idgames/levels/doom2/Ports/a-c/balls" xlink:type="simple">https://www.doomworld.com/idgames/levels/doom2/Ports/a-c/balls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48:.AMJ348]); &quot;&quot;; [.J$2:.AMJ$2] &amp; &quot;: &quot; &amp; [.J348:.AMJ348]))" office:value-type="string" office:string-value="Li'l devil: 3" calcext:value-type="string">
            <text:p>Li'l devil: 3</text:p>
          </table:table-cell>
          <table:table-cell table:style-name="ce17" table:formula="of:=SUMPRODUCT(NOT(ISBLANK([.J348:.AMJ348])))" office:value-type="float" office:value="1" calcext:value-type="float">
            <text:p>1</text:p>
          </table:table-cell>
          <table:table-cell table:number-columns-repeated="166"/>
          <table:table-cell office:value-type="float" office:value="3" calcext:value-type="float">
            <text:p>3</text:p>
          </table:table-cell>
          <table:table-cell table:number-columns-repeated="848"/>
        </table:table-row>
        <table:table-row table:style-name="ro3">
          <table:table-cell office:value-type="float" office:value="346" calcext:value-type="float">
            <text:p>346</text:p>
          </table:table-cell>
          <table:table-cell table:formula="of:=IF([.C349]&lt;[.C348]; [.A349]; [.B348])" office:value-type="float" office:value="340" calcext:value-type="float">
            <text:p>340</text:p>
          </table:table-cell>
          <table:table-cell table:formula="of:=SUM([.J349:.AMJ349])" office:value-type="float" office:value="3" calcext:value-type="float">
            <text:p>3</text:p>
          </table:table-cell>
          <table:table-cell office:value-type="string" calcext:value-type="string">
            <text:p>Batman Doom: Reborn</text:p>
          </table:table-cell>
          <table:table-cell office:value-type="string" calcext:value-type="string">
            <text:p><text:a xlink:href="https://forum.zdoom.org/viewtopic.php?t=47680#p810207" xlink:type="simple">https://forum.zdoom.org/viewtopic.php?t=47680#p810207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49:.AMJ349]); &quot;&quot;; [.J$2:.AMJ$2] &amp; &quot;: &quot; &amp; [.J349:.AMJ349]))" office:value-type="string" office:string-value="ax34: 3" calcext:value-type="string">
            <text:p>ax34: 3</text:p>
          </table:table-cell>
          <table:table-cell table:style-name="ce17" table:formula="of:=SUMPRODUCT(NOT(ISBLANK([.J349:.AMJ349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1"/>
        </table:table-row>
        <table:table-row table:style-name="ro3">
          <table:table-cell office:value-type="float" office:value="347" calcext:value-type="float">
            <text:p>347</text:p>
          </table:table-cell>
          <table:table-cell table:formula="of:=IF([.C350]&lt;[.C349]; [.A350]; [.B349])" office:value-type="float" office:value="340" calcext:value-type="float">
            <text:p>340</text:p>
          </table:table-cell>
          <table:table-cell table:formula="of:=SUM([.J350:.AMJ350])" office:value-type="float" office:value="3" calcext:value-type="float">
            <text:p>3</text:p>
          </table:table-cell>
          <table:table-cell office:value-type="string" calcext:value-type="string">
            <text:p>Bermuda Triangle</text:p>
          </table:table-cell>
          <table:table-cell office:value-type="string" calcext:value-type="string">
            <text:p><text:a xlink:href="https://www.doomworld.com/idgames/levels/doom2/Ports/a-c/bermuda" xlink:type="simple">https://www.doomworld.com/idgames/levels/doom2/Ports/a-c/bermuda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50:.AMJ350]); &quot;&quot;; [.J$2:.AMJ$2] &amp; &quot;: &quot; &amp; [.J350:.AMJ350]))" office:value-type="string" office:string-value="Doomkid: 1, TheGreenZap: 2" calcext:value-type="string">
            <text:p>Doomkid: 1, TheGreenZap: 2</text:p>
          </table:table-cell>
          <table:table-cell table:style-name="ce17" table:formula="of:=SUMPRODUCT(NOT(ISBLANK([.J350:.AMJ350])))"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58"/>
          <table:table-cell office:value-type="float" office:value="2" calcext:value-type="float">
            <text:p>2</text:p>
          </table:table-cell>
          <table:table-cell table:number-columns-repeated="847"/>
        </table:table-row>
        <table:table-row table:style-name="ro3">
          <table:table-cell office:value-type="float" office:value="348" calcext:value-type="float">
            <text:p>348</text:p>
          </table:table-cell>
          <table:table-cell table:formula="of:=IF([.C351]&lt;[.C350]; [.A351]; [.B350])" office:value-type="float" office:value="340" calcext:value-type="float">
            <text:p>340</text:p>
          </table:table-cell>
          <table:table-cell table:formula="of:=SUM([.J351:.AMJ351])" office:value-type="float" office:value="3" calcext:value-type="float">
            <text:p>3</text:p>
          </table:table-cell>
          <table:table-cell office:value-type="string" calcext:value-type="string">
            <text:p>Botanic Biosphere</text:p>
          </table:table-cell>
          <table:table-cell office:value-type="string" calcext:value-type="string">
            <text:p><text:a xlink:href="https://www.doomworld.com/idgames/levels/doom2/Ports/a-c/bbv11" xlink:type="simple">https://www.doomworld.com/idgames/levels/doom2/Ports/a-c/bbv11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51:.AMJ351]); &quot;&quot;; [.J$2:.AMJ$2] &amp; &quot;: &quot; &amp; [.J351:.AMJ351]))" office:value-type="string" office:string-value="Jaromir Bergmann: 3" calcext:value-type="string">
            <text:p>Jaromir Bergmann: 3</text:p>
          </table:table-cell>
          <table:table-cell table:style-name="ce17" table:formula="of:=SUMPRODUCT(NOT(ISBLANK([.J351:.AMJ351])))" office:value-type="float" office:value="1" calcext:value-type="float">
            <text:p>1</text:p>
          </table:table-cell>
          <table:table-cell table:number-columns-repeated="92"/>
          <table:table-cell office:value-type="float" office:value="3" calcext:value-type="float">
            <text:p>3</text:p>
          </table:table-cell>
          <table:table-cell table:number-columns-repeated="922"/>
        </table:table-row>
        <table:table-row table:style-name="ro3">
          <table:table-cell office:value-type="float" office:value="349" calcext:value-type="float">
            <text:p>349</text:p>
          </table:table-cell>
          <table:table-cell table:formula="of:=IF([.C352]&lt;[.C351]; [.A352]; [.B351])" office:value-type="float" office:value="340" calcext:value-type="float">
            <text:p>340</text:p>
          </table:table-cell>
          <table:table-cell table:formula="of:=SUM([.J352:.AMJ352])" office:value-type="float" office:value="3" calcext:value-type="float">
            <text:p>3</text:p>
          </table:table-cell>
          <table:table-cell office:value-type="string" calcext:value-type="string">
            <text:p>Chord 1</text:p>
          </table:table-cell>
          <table:table-cell office:value-type="string" calcext:value-type="string">
            <text:p><text:a xlink:href="https://www.doomworld.com/idgames/levels/doom2/a-c/chord1" xlink:type="simple">https://www.doomworld.com/idgames/levels/doom2/a-c/chord1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52:.AMJ352]); &quot;&quot;; [.J$2:.AMJ$2] &amp; &quot;: &quot; &amp; [.J352:.AMJ352]))" office:value-type="string" office:string-value="Paul977: 3" calcext:value-type="string">
            <text:p>Paul977: 3</text:p>
          </table:table-cell>
          <table:table-cell table:style-name="ce17" table:formula="of:=SUMPRODUCT(NOT(ISBLANK([.J352:.AMJ352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69"/>
        </table:table-row>
        <table:table-row table:style-name="ro3">
          <table:table-cell office:value-type="float" office:value="350" calcext:value-type="float">
            <text:p>350</text:p>
          </table:table-cell>
          <table:table-cell table:formula="of:=IF([.C353]&lt;[.C352]; [.A353]; [.B352])" office:value-type="float" office:value="340" calcext:value-type="float">
            <text:p>340</text:p>
          </table:table-cell>
          <table:table-cell table:formula="of:=SUM([.J353:.AMJ353])" office:value-type="float" office:value="3" calcext:value-type="float">
            <text:p>3</text:p>
          </table:table-cell>
          <table:table-cell office:value-type="string" calcext:value-type="string">
            <text:p>Chord 3</text:p>
          </table:table-cell>
          <table:table-cell office:value-type="string" calcext:value-type="string">
            <text:p><text:a xlink:href="https://www.doomworld.com/idgames/levels/doom2/Ports/a-c/chord3" xlink:type="simple">https://www.doomworld.com/idgames/levels/doom2/Ports/a-c/chord3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53:.AMJ353]); &quot;&quot;; [.J$2:.AMJ$2] &amp; &quot;: &quot; &amp; [.J353:.AMJ353]))" office:value-type="string" office:string-value="Paul977: 3" calcext:value-type="string">
            <text:p>Paul977: 3</text:p>
          </table:table-cell>
          <table:table-cell table:style-name="ce17" table:formula="of:=SUMPRODUCT(NOT(ISBLANK([.J353:.AMJ353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69"/>
        </table:table-row>
        <table:table-row table:style-name="ro3">
          <table:table-cell office:value-type="float" office:value="351" calcext:value-type="float">
            <text:p>351</text:p>
          </table:table-cell>
          <table:table-cell table:formula="of:=IF([.C354]&lt;[.C353]; [.A354]; [.B353])" office:value-type="float" office:value="340" calcext:value-type="float">
            <text:p>340</text:p>
          </table:table-cell>
          <table:table-cell table:formula="of:=SUM([.J354:.AMJ354])" office:value-type="float" office:value="3" calcext:value-type="float">
            <text:p>3</text:p>
          </table:table-cell>
          <table:table-cell office:value-type="string" calcext:value-type="string">
            <text:p>Chord G</text:p>
          </table:table-cell>
          <table:table-cell office:value-type="string" calcext:value-type="string">
            <text:p><text:a xlink:href="https://www.doomworld.com/idgames/levels/doom2/a-c/chordg" xlink:type="simple">https://www.doomworld.com/idgames/levels/doom2/a-c/chordg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54:.AMJ354]); &quot;&quot;; [.J$2:.AMJ$2] &amp; &quot;: &quot; &amp; [.J354:.AMJ354]))" office:value-type="string" office:string-value="Paul977: 3" calcext:value-type="string">
            <text:p>Paul977: 3</text:p>
          </table:table-cell>
          <table:table-cell table:style-name="ce17" table:formula="of:=SUMPRODUCT(NOT(ISBLANK([.J354:.AMJ354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69"/>
        </table:table-row>
        <table:table-row table:style-name="ro3">
          <table:table-cell office:value-type="float" office:value="352" calcext:value-type="float">
            <text:p>352</text:p>
          </table:table-cell>
          <table:table-cell table:formula="of:=IF([.C355]&lt;[.C354]; [.A355]; [.B354])" office:value-type="float" office:value="340" calcext:value-type="float">
            <text:p>340</text:p>
          </table:table-cell>
          <table:table-cell table:formula="of:=SUM([.J355:.AMJ355])" office:value-type="float" office:value="3" calcext:value-type="float">
            <text:p>3</text:p>
          </table:table-cell>
          <table:table-cell office:value-type="string" calcext:value-type="string">
            <text:p>City Assault</text:p>
          </table:table-cell>
          <table:table-cell office:value-type="string" calcext:value-type="string">
            <text:p><text:a xlink:href="https://www.doomworld.com/idgames/levels/doom2/Ports/a-c/cityass" xlink:type="simple">https://www.doomworld.com/idgames/levels/doom2/Ports/a-c/cityass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55:.AMJ355]); &quot;&quot;; [.J$2:.AMJ$2] &amp; &quot;: &quot; &amp; [.J355:.AMJ355]))" office:value-type="string" office:string-value="ax34: 3" calcext:value-type="string">
            <text:p>ax34: 3</text:p>
          </table:table-cell>
          <table:table-cell table:style-name="ce17" table:formula="of:=SUMPRODUCT(NOT(ISBLANK([.J355:.AMJ355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1"/>
        </table:table-row>
        <table:table-row table:style-name="ro3">
          <table:table-cell office:value-type="float" office:value="353" calcext:value-type="float">
            <text:p>353</text:p>
          </table:table-cell>
          <table:table-cell table:formula="of:=IF([.C356]&lt;[.C355]; [.A356]; [.B355])" office:value-type="float" office:value="340" calcext:value-type="float">
            <text:p>340</text:p>
          </table:table-cell>
          <table:table-cell table:formula="of:=SUM([.J356:.AMJ356])" office:value-type="float" office:value="3" calcext:value-type="float">
            <text:p>3</text:p>
          </table:table-cell>
          <table:table-cell office:value-type="string" calcext:value-type="string">
            <text:p>Dark Covenant</text:p>
          </table:table-cell>
          <table:table-cell office:value-type="string" calcext:value-type="string">
            <text:p><text:a xlink:href="https://www.doomworld.com/idgames/levels/doom2/d-f/darkcvnt" xlink:type="simple">https://www.doomworld.com/idgames/levels/doom2/d-f/darkcvnt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56:.AMJ356]); &quot;&quot;; [.J$2:.AMJ$2] &amp; &quot;: &quot; &amp; [.J356:.AMJ356]))" office:value-type="string" office:string-value="NuMetalManiak: 2, bonnie: 1" calcext:value-type="string">
            <text:p>NuMetalManiak: 2, bonnie: 1</text:p>
          </table:table-cell>
          <table:table-cell table:style-name="ce17" table:formula="of:=SUMPRODUCT(NOT(ISBLANK([.J356:.AMJ356])))"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354" calcext:value-type="float">
            <text:p>354</text:p>
          </table:table-cell>
          <table:table-cell table:formula="of:=IF([.C357]&lt;[.C356]; [.A357]; [.B356])" office:value-type="float" office:value="340" calcext:value-type="float">
            <text:p>340</text:p>
          </table:table-cell>
          <table:table-cell table:formula="of:=SUM([.J357:.AMJ357])" office:value-type="float" office:value="3" calcext:value-type="float">
            <text:p>3</text:p>
          </table:table-cell>
          <table:table-cell office:value-type="string" calcext:value-type="string">
            <text:p>DEMON DRIVER!!!!</text:p>
          </table:table-cell>
          <table:table-cell office:value-type="string" calcext:value-type="string">
            <text:p><text:a xlink:href="https://www.doomworld.com/idgames/levels/doom2/d-f/demondrv" xlink:type="simple">https://www.doomworld.com/idgames/levels/doom2/d-f/demondrv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57:.AMJ357]); &quot;&quot;; [.J$2:.AMJ$2] &amp; &quot;: &quot; &amp; [.J357:.AMJ357]))" office:value-type="string" office:string-value="smeghammer: 3" calcext:value-type="string">
            <text:p>smeghammer: 3</text:p>
          </table:table-cell>
          <table:table-cell table:style-name="ce17" table:formula="of:=SUMPRODUCT(NOT(ISBLANK([.J357:.AMJ357])))" office:value-type="float" office:value="1" calcext:value-type="float">
            <text:p>1</text:p>
          </table:table-cell>
          <table:table-cell table:number-columns-repeated="118"/>
          <table:table-cell office:value-type="float" office:value="3" calcext:value-type="float">
            <text:p>3</text:p>
          </table:table-cell>
          <table:table-cell table:number-columns-repeated="896"/>
        </table:table-row>
        <table:table-row table:style-name="ro3">
          <table:table-cell office:value-type="float" office:value="355" calcext:value-type="float">
            <text:p>355</text:p>
          </table:table-cell>
          <table:table-cell table:formula="of:=IF([.C358]&lt;[.C357]; [.A358]; [.B357])" office:value-type="float" office:value="340" calcext:value-type="float">
            <text:p>340</text:p>
          </table:table-cell>
          <table:table-cell table:formula="of:=SUM([.J358:.AMJ358])" office:value-type="float" office:value="3" calcext:value-type="float">
            <text:p>3</text:p>
          </table:table-cell>
          <table:table-cell office:value-type="string" calcext:value-type="string">
            <text:p>Disciples of Darkness</text:p>
          </table:table-cell>
          <table:table-cell office:value-type="string" calcext:value-type="string">
            <text:p><text:a xlink:href="https://www.doomworld.com/idgames/levels/doom2/Ports/d-f/darknes2" xlink:type="simple">https://www.doomworld.com/idgames/levels/doom2/Ports/d-f/darknes2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58:.AMJ358]); &quot;&quot;; [.J$2:.AMJ$2] &amp; &quot;: &quot; &amp; [.J358:.AMJ358]))" office:value-type="string" office:string-value="Nirvana: 3" calcext:value-type="string">
            <text:p>Nirvana: 3</text:p>
          </table:table-cell>
          <table:table-cell table:style-name="ce17" table:formula="of:=SUMPRODUCT(NOT(ISBLANK([.J358:.AMJ358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6"/>
        </table:table-row>
        <table:table-row table:style-name="ro3">
          <table:table-cell office:value-type="float" office:value="356" calcext:value-type="float">
            <text:p>356</text:p>
          </table:table-cell>
          <table:table-cell table:formula="of:=IF([.C359]&lt;[.C358]; [.A359]; [.B358])" office:value-type="float" office:value="340" calcext:value-type="float">
            <text:p>340</text:p>
          </table:table-cell>
          <table:table-cell table:formula="of:=SUM([.J359:.AMJ359])" office:value-type="float" office:value="3" calcext:value-type="float">
            <text:p>3</text:p>
          </table:table-cell>
          <table:table-cell office:value-type="string" calcext:value-type="string">
            <text:p>Disjunction</text:p>
          </table:table-cell>
          <table:table-cell office:value-type="string" calcext:value-type="string">
            <text:p><text:a xlink:href="https://www.doomworld.com/idgames/levels/doom2/Ports/d-f/disjunct" xlink:type="simple">https://www.doomworld.com/idgames/levels/doom2/Ports/d-f/disjunct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59:.AMJ359]); &quot;&quot;; [.J$2:.AMJ$2] &amp; &quot;: &quot; &amp; [.J359:.AMJ359]))" office:value-type="string" office:string-value="Lorenz0: 3" calcext:value-type="string">
            <text:p>Lorenz0: 3</text:p>
          </table:table-cell>
          <table:table-cell table:style-name="ce17" table:formula="of:=SUMPRODUCT(NOT(ISBLANK([.J359:.AMJ359])))" office:value-type="float" office:value="1" calcext:value-type="float">
            <text:p>1</text:p>
          </table:table-cell>
          <table:table-cell table:number-columns-repeated="78"/>
          <table:table-cell office:value-type="float" office:value="3" calcext:value-type="float">
            <text:p>3</text:p>
          </table:table-cell>
          <table:table-cell table:number-columns-repeated="936"/>
        </table:table-row>
        <table:table-row table:style-name="ro3">
          <table:table-cell office:value-type="float" office:value="357" calcext:value-type="float">
            <text:p>357</text:p>
          </table:table-cell>
          <table:table-cell table:formula="of:=IF([.C360]&lt;[.C359]; [.A360]; [.B359])" office:value-type="float" office:value="340" calcext:value-type="float">
            <text:p>340</text:p>
          </table:table-cell>
          <table:table-cell table:formula="of:=SUM([.J360:.AMJ360])" office:value-type="float" office:value="3" calcext:value-type="float">
            <text:p>3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<text:a xlink:href="https://www.doomworld.com/idgames/levels/doom2/d-f/europe" xlink:type="simple">https://www.doomworld.com/idgames/levels/doom2/d-f/europe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60:.AMJ360]); &quot;&quot;; [.J$2:.AMJ$2] &amp; &quot;: &quot; &amp; [.J360:.AMJ360]))" office:value-type="string" office:string-value="ax34: 3" calcext:value-type="string">
            <text:p>ax34: 3</text:p>
          </table:table-cell>
          <table:table-cell table:style-name="ce17" table:formula="of:=SUMPRODUCT(NOT(ISBLANK([.J360:.AMJ360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1"/>
        </table:table-row>
        <table:table-row table:style-name="ro3">
          <table:table-cell office:value-type="float" office:value="358" calcext:value-type="float">
            <text:p>358</text:p>
          </table:table-cell>
          <table:table-cell table:formula="of:=IF([.C361]&lt;[.C360]; [.A361]; [.B360])" office:value-type="float" office:value="340" calcext:value-type="float">
            <text:p>340</text:p>
          </table:table-cell>
          <table:table-cell table:formula="of:=SUM([.J361:.AMJ361])" office:value-type="float" office:value="3" calcext:value-type="float">
            <text:p>3</text:p>
          </table:table-cell>
          <table:table-cell office:value-type="string" calcext:value-type="string">
            <text:p>Fragport</text:p>
          </table:table-cell>
          <table:table-cell office:value-type="string" calcext:value-type="string">
            <text:p><text:a xlink:href="https://www.doomworld.com/idgames/levels/doom2/megawads/fragport" xlink:type="simple">https://www.doomworld.com/idgames/levels/doom2/megawads/fragport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61:.AMJ361]); &quot;&quot;; [.J$2:.AMJ$2] &amp; &quot;: &quot; &amp; [.J361:.AMJ361]))" office:value-type="string" office:string-value="P41R47: 3" calcext:value-type="string">
            <text:p>P41R47: 3</text:p>
          </table:table-cell>
          <table:table-cell table:style-name="ce17" table:formula="of:=SUMPRODUCT(NOT(ISBLANK([.J361:.AMJ361])))" office:value-type="float" office:value="1" calcext:value-type="float">
            <text:p>1</text:p>
          </table:table-cell>
          <table:table-cell table:number-columns-repeated="120"/>
          <table:table-cell office:value-type="float" office:value="3" calcext:value-type="float">
            <text:p>3</text:p>
          </table:table-cell>
          <table:table-cell table:number-columns-repeated="894"/>
        </table:table-row>
        <table:table-row table:style-name="ro3">
          <table:table-cell office:value-type="float" office:value="359" calcext:value-type="float">
            <text:p>359</text:p>
          </table:table-cell>
          <table:table-cell table:formula="of:=IF([.C362]&lt;[.C361]; [.A362]; [.B361])" office:value-type="float" office:value="340" calcext:value-type="float">
            <text:p>340</text:p>
          </table:table-cell>
          <table:table-cell table:formula="of:=SUM([.J362:.AMJ362])" office:value-type="float" office:value="3" calcext:value-type="float">
            <text:p>3</text:p>
          </table:table-cell>
          <table:table-cell office:value-type="string" calcext:value-type="string">
            <text:p>Hell-Forged</text:p>
          </table:table-cell>
          <table:table-cell office:value-type="string" calcext:value-type="string">
            <text:p><text:a xlink:href="https://forum.zdoom.org/viewtopic.php?f=19&amp;t=13397#p273718" xlink:type="simple">https://forum.zdoom.org/viewtopic.php?f=19&amp;t=13397#p273718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62:.AMJ362]); &quot;&quot;; [.J$2:.AMJ$2] &amp; &quot;: &quot; &amp; [.J362:.AMJ362]))" office:value-type="string" office:string-value="Woolie Wool: 3" calcext:value-type="string">
            <text:p>Woolie Wool: 3</text:p>
          </table:table-cell>
          <table:table-cell table:style-name="ce17" table:formula="of:=SUMPRODUCT(NOT(ISBLANK([.J362:.AMJ362])))" office:value-type="float" office:value="1" calcext:value-type="float">
            <text:p>1</text:p>
          </table:table-cell>
          <table:table-cell table:number-columns-repeated="49"/>
          <table:table-cell office:value-type="float" office:value="3" calcext:value-type="float">
            <text:p>3</text:p>
          </table:table-cell>
          <table:table-cell table:number-columns-repeated="965"/>
        </table:table-row>
        <table:table-row table:style-name="ro3">
          <table:table-cell office:value-type="float" office:value="360" calcext:value-type="float">
            <text:p>360</text:p>
          </table:table-cell>
          <table:table-cell table:formula="of:=IF([.C363]&lt;[.C362]; [.A363]; [.B362])" office:value-type="float" office:value="340" calcext:value-type="float">
            <text:p>340</text:p>
          </table:table-cell>
          <table:table-cell table:formula="of:=SUM([.J363:.AMJ363])" office:value-type="float" office:value="3" calcext:value-type="float">
            <text:p>3</text:p>
          </table:table-cell>
          <table:table-cell table:style-name="ce13" office:value-type="string" calcext:value-type="string">
            <text:p>Invasion UAC</text:p>
          </table:table-cell>
          <table:table-cell office:value-type="string" calcext:value-type="string">
            <text:p><text:a xlink:href="http://xsnake.free.fr/invasion/shots.htm" xlink:type="simple">http://xsnake.free.fr/invasion/shots.htm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63:.AMJ363]); &quot;&quot;; [.J$2:.AMJ$2] &amp; &quot;: &quot; &amp; [.J363:.AMJ363]))" office:value-type="string" office:string-value="Red-XIII: 3" calcext:value-type="string">
            <text:p>Red-XIII: 3</text:p>
          </table:table-cell>
          <table:table-cell table:style-name="ce17" table:formula="of:=SUMPRODUCT(NOT(ISBLANK([.J363:.AMJ363])))" office:value-type="float" office:value="1" calcext:value-type="float">
            <text:p>1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915"/>
        </table:table-row>
        <table:table-row table:style-name="ro3">
          <table:table-cell office:value-type="float" office:value="361" calcext:value-type="float">
            <text:p>361</text:p>
          </table:table-cell>
          <table:table-cell table:formula="of:=IF([.C364]&lt;[.C363]; [.A364]; [.B363])" office:value-type="float" office:value="340" calcext:value-type="float">
            <text:p>340</text:p>
          </table:table-cell>
          <table:table-cell table:formula="of:=SUM([.J364:.AMJ364])" office:value-type="float" office:value="3" calcext:value-type="float">
            <text:p>3</text:p>
          </table:table-cell>
          <table:table-cell office:value-type="string" calcext:value-type="string">
            <text:p>Khorus' Speedy Shit</text:p>
          </table:table-cell>
          <table:table-cell office:value-type="string" calcext:value-type="string">
            <text:p><text:a xlink:href="https://www.doomworld.com/idgames/levels/doom2/megawads/kssht" xlink:type="simple">https://www.doomworld.com/idgames/levels/doom2/megawads/kssht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64:.AMJ364]); &quot;&quot;; [.J$2:.AMJ$2] &amp; &quot;: &quot; &amp; [.J364:.AMJ364]))" office:value-type="string" office:string-value="Phobus: 2, whybmonotacrab: 1" calcext:value-type="string">
            <text:p>Phobus: 2, whybmonotacrab: 1</text:p>
          </table:table-cell>
          <table:table-cell table:style-name="ce17" table:formula="of:=SUMPRODUCT(NOT(ISBLANK([.J364:.AMJ364])))"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128"/>
          <table:table-cell office:value-type="float" office:value="1" calcext:value-type="float">
            <text:p>1</text:p>
          </table:table-cell>
          <table:table-cell table:number-columns-repeated="846"/>
        </table:table-row>
        <table:table-row table:style-name="ro3">
          <table:table-cell office:value-type="float" office:value="362" calcext:value-type="float">
            <text:p>362</text:p>
          </table:table-cell>
          <table:table-cell table:formula="of:=IF([.C365]&lt;[.C364]; [.A365]; [.B364])" office:value-type="float" office:value="340" calcext:value-type="float">
            <text:p>340</text:p>
          </table:table-cell>
          <table:table-cell table:formula="of:=SUM([.J365:.AMJ365])" office:value-type="float" office:value="3" calcext:value-type="float">
            <text:p>3</text:p>
          </table:table-cell>
          <table:table-cell office:value-type="string" calcext:value-type="string">
            <text:p>Legacy of Suffering</text:p>
          </table:table-cell>
          <table:table-cell office:value-type="string" calcext:value-type="string">
            <text:p><text:a xlink:href="https://www.doomworld.com/idgames/levels/doom2/Ports/j-l/los" xlink:type="simple">https://www.doomworld.com/idgames/levels/doom2/Ports/j-l/los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65:.AMJ365]); &quot;&quot;; [.J$2:.AMJ$2] &amp; &quot;: &quot; &amp; [.J365:.AMJ365]))" office:value-type="string" office:string-value="MFG38: 3" calcext:value-type="string">
            <text:p>MFG38: 3</text:p>
          </table:table-cell>
          <table:table-cell table:style-name="ce17" table:formula="of:=SUMPRODUCT(NOT(ISBLANK([.J365:.AMJ365])))" office:value-type="float" office:value="1" calcext:value-type="float">
            <text:p>1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3">
          <table:table-cell office:value-type="float" office:value="363" calcext:value-type="float">
            <text:p>363</text:p>
          </table:table-cell>
          <table:table-cell table:formula="of:=IF([.C366]&lt;[.C365]; [.A366]; [.B365])" office:value-type="float" office:value="340" calcext:value-type="float">
            <text:p>340</text:p>
          </table:table-cell>
          <table:table-cell table:formula="of:=SUM([.J366:.AMJ366])" office:value-type="float" office:value="3" calcext:value-type="float">
            <text:p>3</text:p>
          </table:table-cell>
          <table:table-cell office:value-type="string" calcext:value-type="string">
            <text:p>Maps of Chaos</text:p>
          </table:table-cell>
          <table:table-cell office:value-type="string" calcext:value-type="string">
            <text:p><text:a xlink:href="https://www.moddb.com/mods/brutal-doom/addons/brutalized-doom-and-doom-ii" xlink:type="simple">https://www.moddb.com/mods/brutal-doom/addons/brutalized-doom-and-doom-ii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66:.AMJ366]); &quot;&quot;; [.J$2:.AMJ$2] &amp; &quot;: &quot; &amp; [.J366:.AMJ366]))" office:value-type="string" office:string-value="I_Punch_Demons: 3" calcext:value-type="string">
            <text:p>I_Punch_Demons: 3</text:p>
          </table:table-cell>
          <table:table-cell table:style-name="ce17" table:formula="of:=SUMPRODUCT(NOT(ISBLANK([.J366:.AMJ366])))" office:value-type="float" office:value="1" calcext:value-type="float">
            <text:p>1</text:p>
          </table:table-cell>
          <table:table-cell table:number-columns-repeated="111"/>
          <table:table-cell office:value-type="float" office:value="3" calcext:value-type="float">
            <text:p>3</text:p>
          </table:table-cell>
          <table:table-cell table:number-columns-repeated="903"/>
        </table:table-row>
        <table:table-row table:style-name="ro3">
          <table:table-cell office:value-type="float" office:value="364" calcext:value-type="float">
            <text:p>364</text:p>
          </table:table-cell>
          <table:table-cell table:formula="of:=IF([.C367]&lt;[.C366]; [.A367]; [.B366])" office:value-type="float" office:value="340" calcext:value-type="float">
            <text:p>340</text:p>
          </table:table-cell>
          <table:table-cell table:formula="of:=SUM([.J367:.AMJ367])" office:value-type="float" office:value="3" calcext:value-type="float">
            <text:p>3</text:p>
          </table:table-cell>
          <table:table-cell office:value-type="string" calcext:value-type="string">
            <text:p>Marine Assault</text:p>
          </table:table-cell>
          <table:table-cell office:value-type="string" calcext:value-type="string">
            <text:p><text:a xlink:href="https://zdoom.org/wiki/Marine_Assault" xlink:type="simple">https://zdoom.org/wiki/Marine_Assault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67:.AMJ367]); &quot;&quot;; [.J$2:.AMJ$2] &amp; &quot;: &quot; &amp; [.J367:.AMJ367]))" office:value-type="string" office:string-value="Li'l devil: 3" calcext:value-type="string">
            <text:p>Li'l devil: 3</text:p>
          </table:table-cell>
          <table:table-cell table:style-name="ce17" table:formula="of:=SUMPRODUCT(NOT(ISBLANK([.J367:.AMJ367])))" office:value-type="float" office:value="1" calcext:value-type="float">
            <text:p>1</text:p>
          </table:table-cell>
          <table:table-cell table:number-columns-repeated="166"/>
          <table:table-cell office:value-type="float" office:value="3" calcext:value-type="float">
            <text:p>3</text:p>
          </table:table-cell>
          <table:table-cell table:number-columns-repeated="848"/>
        </table:table-row>
        <table:table-row table:style-name="ro3">
          <table:table-cell office:value-type="float" office:value="365" calcext:value-type="float">
            <text:p>365</text:p>
          </table:table-cell>
          <table:table-cell table:formula="of:=IF([.C368]&lt;[.C367]; [.A368]; [.B367])" office:value-type="float" office:value="340" calcext:value-type="float">
            <text:p>340</text:p>
          </table:table-cell>
          <table:table-cell table:formula="of:=SUM([.J368:.AMJ368])" office:value-type="float" office:value="3" calcext:value-type="float">
            <text:p>3</text:p>
          </table:table-cell>
          <table:table-cell table:style-name="ce77" office:value-type="string" calcext:value-type="string">
            <text:p>Nilla DooM</text:p>
          </table:table-cell>
          <table:table-cell table:style-name="Default" office:value-type="string" calcext:value-type="string">
            <text:p><text:a xlink:href="https://www.doomworld.com/idgames/levels/doom2/m-o/nilla" xlink:type="simple">https://www.doomworld.com/idgames/levels/doom2/m-o/nilla</text:a></text:p>
          </table:table-cell>
          <table:table-cell table:style-name="Default" office:value-type="float" office:value="2004" calcext:value-type="float">
            <text:p>2004</text:p>
          </table:table-cell>
          <table:table-cell table:style-name="Default"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68:.AMJ368]); &quot;&quot;; [.J$2:.AMJ$2] &amp; &quot;: &quot; &amp; [.J368:.AMJ368]))" office:value-type="string" office:string-value="roadworx: 3" calcext:value-type="string">
            <text:p>roadworx: 3</text:p>
          </table:table-cell>
          <table:table-cell table:style-name="ce17" table:formula="of:=SUMPRODUCT(NOT(ISBLANK([.J368:.AMJ368])))" office:value-type="float" office:value="1" calcext:value-type="float">
            <text:p>1</text:p>
          </table:table-cell>
          <table:table-cell table:number-columns-repeated="30"/>
          <table:table-cell office:value-type="float" office:value="3" calcext:value-type="float">
            <text:p>3</text:p>
          </table:table-cell>
          <table:table-cell table:number-columns-repeated="984"/>
        </table:table-row>
        <table:table-row table:style-name="ro3">
          <table:table-cell office:value-type="float" office:value="366" calcext:value-type="float">
            <text:p>366</text:p>
          </table:table-cell>
          <table:table-cell table:formula="of:=IF([.C369]&lt;[.C368]; [.A369]; [.B368])" office:value-type="float" office:value="340" calcext:value-type="float">
            <text:p>340</text:p>
          </table:table-cell>
          <table:table-cell table:formula="of:=SUM([.J369:.AMJ369])" office:value-type="float" office:value="3" calcext:value-type="float">
            <text:p>3</text:p>
          </table:table-cell>
          <table:table-cell office:value-type="string" calcext:value-type="string">
            <text:p>Phobos</text:p>
          </table:table-cell>
          <table:table-cell office:value-type="string" calcext:value-type="string">
            <text:p><text:a xlink:href="https://www.doomworld.com/idgames/levels/doom2/p-r/phobos2" xlink:type="simple">https://www.doomworld.com/idgames/levels/doom2/p-r/phobos2</text:a></text:p>
          </table:table-cell>
          <table:table-cell office:value-type="float" office:value="1998" calcext:value-type="float">
            <text:p>1998</text:p>
          </table:table-cell>
          <table:table-cell table:style-name="Default"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69:.AMJ369]); &quot;&quot;; [.J$2:.AMJ$2] &amp; &quot;: &quot; &amp; [.J369:.AMJ369]))" office:value-type="string" office:string-value="Jaws In Space: 3" calcext:value-type="string">
            <text:p>Jaws In Space: 3</text:p>
          </table:table-cell>
          <table:table-cell table:style-name="ce17" table:formula="of:=SUMPRODUCT(NOT(ISBLANK([.J369:.AMJ369])))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3">
          <table:table-cell office:value-type="float" office:value="367" calcext:value-type="float">
            <text:p>367</text:p>
          </table:table-cell>
          <table:table-cell table:formula="of:=IF([.C370]&lt;[.C369]; [.A370]; [.B369])" office:value-type="float" office:value="340" calcext:value-type="float">
            <text:p>340</text:p>
          </table:table-cell>
          <table:table-cell table:formula="of:=SUM([.J370:.AMJ370])" office:value-type="float" office:value="3" calcext:value-type="float">
            <text:p>3</text:p>
          </table:table-cell>
          <table:table-cell office:value-type="string" calcext:value-type="string">
            <text:p>Pleiades</text:p>
          </table:table-cell>
          <table:table-cell office:value-type="string" calcext:value-type="string">
            <text:p><text:a xlink:href="https://www.doomworld.com/idgames/levels/doom2/Ports/p-r/pleiades" xlink:type="simple">https://www.doomworld.com/idgames/levels/doom2/Ports/p-r/pleiades</text:a></text:p>
          </table:table-cell>
          <table:table-cell office:value-type="float" office:value="2000" calcext:value-type="float">
            <text:p>2000</text:p>
          </table:table-cell>
          <table:table-cell table:style-name="Default"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70:.AMJ370]); &quot;&quot;; [.J$2:.AMJ$2] &amp; &quot;: &quot; &amp; [.J370:.AMJ370]))" office:value-type="string" office:string-value="ax34: 3" calcext:value-type="string">
            <text:p>ax34: 3</text:p>
          </table:table-cell>
          <table:table-cell table:style-name="ce17" table:formula="of:=SUMPRODUCT(NOT(ISBLANK([.J370:.AMJ370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1"/>
        </table:table-row>
        <table:table-row table:style-name="ro3">
          <table:table-cell office:value-type="float" office:value="368" calcext:value-type="float">
            <text:p>368</text:p>
          </table:table-cell>
          <table:table-cell table:formula="of:=IF([.C371]&lt;[.C370]; [.A371]; [.B370])" office:value-type="float" office:value="340" calcext:value-type="float">
            <text:p>340</text:p>
          </table:table-cell>
          <table:table-cell table:formula="of:=SUM([.J371:.AMJ371])" office:value-type="float" office:value="3" calcext:value-type="float">
            <text:p>3</text:p>
          </table:table-cell>
          <table:table-cell office:value-type="string" calcext:value-type="string">
            <text:p>Plutonia MIDI Pack</text:p>
          </table:table-cell>
          <table:table-cell office:value-type="string" calcext:value-type="string">
            <text:p><text:a xlink:href="https://www.doomworld.com/idgames/music/plutmidi" xlink:type="simple">https://www.doomworld.com/idgames/music/plutmidi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lutonia</text:p>
          </table:table-cell>
          <table:table-cell table:style-name="ce16" table:number-matrix-columns-spanned="1" table:number-matrix-rows-spanned="1" table:formula="of:=COM.MICROSOFT.TEXTJOIN(&quot;, &quot;; 1; IF(ISBLANK([.J371:.AMJ371]); &quot;&quot;; [.J$2:.AMJ$2] &amp; &quot;: &quot; &amp; [.J371:.AMJ371]))" office:value-type="string" office:string-value="Diabolución: 1, DJVCardMaster: 2" calcext:value-type="string">
            <text:p>Diabolución: 1, DJVCardMaster: 2</text:p>
          </table:table-cell>
          <table:table-cell table:style-name="ce17" table:formula="of:=SUMPRODUCT(NOT(ISBLANK([.J371:.AMJ371])))" office:value-type="float" office:value="2" calcext:value-type="float">
            <text:p>2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909"/>
        </table:table-row>
        <table:table-row table:style-name="ro3">
          <table:table-cell office:value-type="float" office:value="369" calcext:value-type="float">
            <text:p>369</text:p>
          </table:table-cell>
          <table:table-cell table:formula="of:=IF([.C372]&lt;[.C371]; [.A372]; [.B371])" office:value-type="float" office:value="340" calcext:value-type="float">
            <text:p>340</text:p>
          </table:table-cell>
          <table:table-cell table:formula="of:=SUM([.J372:.AMJ372])" office:value-type="float" office:value="3" calcext:value-type="float">
            <text:p>3</text:p>
          </table:table-cell>
          <table:table-cell office:value-type="string" calcext:value-type="string">
            <text:p>Return of the Triad</text:p>
          </table:table-cell>
          <table:table-cell office:value-type="string" calcext:value-type="string">
            <text:p><text:a xlink:href="https://www.elzee.co.nz/rotttc/index.html" xlink:type="simple">https://www.elzee.co.nz/rotttc/index.html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J372:.AMJ372]); &quot;&quot;; [.J$2:.AMJ$2] &amp; &quot;: &quot; &amp; [.J372:.AMJ372]))" office:value-type="string" office:string-value="ax34: 3" calcext:value-type="string">
            <text:p>ax34: 3</text:p>
          </table:table-cell>
          <table:table-cell table:style-name="ce17" table:formula="of:=SUMPRODUCT(NOT(ISBLANK([.J372:.AMJ372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1"/>
        </table:table-row>
        <table:table-row table:style-name="ro3">
          <table:table-cell office:value-type="float" office:value="370" calcext:value-type="float">
            <text:p>370</text:p>
          </table:table-cell>
          <table:table-cell table:formula="of:=IF([.C373]&lt;[.C372]; [.A373]; [.B372])" office:value-type="float" office:value="340" calcext:value-type="float">
            <text:p>340</text:p>
          </table:table-cell>
          <table:table-cell table:formula="of:=SUM([.J373:.AMJ373])" office:value-type="float" office:value="3" calcext:value-type="float">
            <text:p>3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<text:a xlink:href="https://www.doomworld.com/idgames/levels/doom2/Ports/p-r/rush" xlink:type="simple">https://www.doomworld.com/idgames/levels/doom2/Ports/p-r/rush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73:.AMJ373]); &quot;&quot;; [.J$2:.AMJ$2] &amp; &quot;: &quot; &amp; [.J373:.AMJ373]))" office:value-type="string" office:string-value="Nirvana: 2, I_Punch_Demons: 1" calcext:value-type="string">
            <text:p>Nirvana: 2, I_Punch_Demons: 1</text:p>
          </table:table-cell>
          <table:table-cell table:style-name="ce17" table:formula="of:=SUMPRODUCT(NOT(ISBLANK([.J373:.AMJ373])))" office:value-type="float" office:value="2" calcext:value-type="float">
            <text:p>2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3"/>
        </table:table-row>
        <table:table-row table:style-name="ro3">
          <table:table-cell office:value-type="float" office:value="371" calcext:value-type="float">
            <text:p>371</text:p>
          </table:table-cell>
          <table:table-cell table:formula="of:=IF([.C374]&lt;[.C373]; [.A374]; [.B373])" office:value-type="float" office:value="340" calcext:value-type="float">
            <text:p>340</text:p>
          </table:table-cell>
          <table:table-cell table:formula="of:=SUM([.J374:.AMJ374])" office:value-type="float" office:value="3" calcext:value-type="float">
            <text:p>3</text:p>
          </table:table-cell>
          <table:table-cell office:value-type="string" calcext:value-type="string">
            <text:p>Serpent: Resurrection</text:p>
          </table:table-cell>
          <table:table-cell office:value-type="string" calcext:value-type="string">
            <text:p><text:a xlink:href="https://www.doomworld.com/idgames/levels/hexen/s-u/serpent" xlink:type="simple">https://www.doomworld.com/idgames/levels/hexen/s-u/serpent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exen</text:p>
          </table:table-cell>
          <table:table-cell table:style-name="ce16" table:number-matrix-columns-spanned="1" table:number-matrix-rows-spanned="1" table:formula="of:=COM.MICROSOFT.TEXTJOIN(&quot;, &quot;; 1; IF(ISBLANK([.J374:.AMJ374]); &quot;&quot;; [.J$2:.AMJ$2] &amp; &quot;: &quot; &amp; [.J374:.AMJ374]))" office:value-type="string" office:string-value="TheMightyHeracross: 3" calcext:value-type="string">
            <text:p>TheMightyHeracross: 3</text:p>
          </table:table-cell>
          <table:table-cell table:style-name="ce17" table:formula="of:=SUMPRODUCT(NOT(ISBLANK([.J374:.AMJ374])))" office:value-type="float" office:value="1" calcext:value-type="float">
            <text:p>1</text:p>
          </table:table-cell>
          <table:table-cell table:number-columns-repeated="77"/>
          <table:table-cell office:value-type="float" office:value="3" calcext:value-type="float">
            <text:p>3</text:p>
          </table:table-cell>
          <table:table-cell table:number-columns-repeated="937"/>
        </table:table-row>
        <table:table-row table:style-name="ro3">
          <table:table-cell office:value-type="float" office:value="372" calcext:value-type="float">
            <text:p>372</text:p>
          </table:table-cell>
          <table:table-cell table:formula="of:=IF([.C375]&lt;[.C374]; [.A375]; [.B374])" office:value-type="float" office:value="340" calcext:value-type="float">
            <text:p>340</text:p>
          </table:table-cell>
          <table:table-cell table:formula="of:=SUM([.J375:.AMJ375])" office:value-type="float" office:value="3" calcext:value-type="float">
            <text:p>3</text:p>
          </table:table-cell>
          <table:table-cell office:value-type="string" calcext:value-type="string">
            <text:p>Syringe</text:p>
          </table:table-cell>
          <table:table-cell office:value-type="string" calcext:value-type="string">
            <text:p><text:a xlink:href="https://www.doomworld.com/forum/topic/110956-syringe-v11-now-an-official-addon-oh-snap/" xlink:type="simple">https://www.doomworld.com/forum/topic/110956-syringe-v11-now-an-official-addon-oh-snap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75:.AMJ375]); &quot;&quot;; [.J$2:.AMJ$2] &amp; &quot;: &quot; &amp; [.J375:.AMJ375]))" office:value-type="string" office:string-value="dosboot: 1, Xeogred: 2" calcext:value-type="string">
            <text:p>dosboot: 1, Xeogred: 2</text:p>
          </table:table-cell>
          <table:table-cell table:style-name="ce17" table:formula="of:=SUMPRODUCT(NOT(ISBLANK([.J375:.AMJ375])))" office:value-type="float" office:value="2" calcext:value-type="float">
            <text:p>2</text:p>
          </table:table-cell>
          <table:table-cell table:number-columns-repeated="156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845"/>
        </table:table-row>
        <table:table-row table:style-name="ro3">
          <table:table-cell office:value-type="float" office:value="373" calcext:value-type="float">
            <text:p>373</text:p>
          </table:table-cell>
          <table:table-cell table:formula="of:=IF([.C376]&lt;[.C375]; [.A376]; [.B375])" office:value-type="float" office:value="340" calcext:value-type="float">
            <text:p>340</text:p>
          </table:table-cell>
          <table:table-cell table:formula="of:=SUM([.J376:.AMJ376])" office:value-type="float" office:value="3" calcext:value-type="float">
            <text:p>3</text:p>
          </table:table-cell>
          <table:table-cell office:value-type="string" calcext:value-type="string">
            <text:p>T3ST</text:p>
          </table:table-cell>
          <table:table-cell office:value-type="string" calcext:value-type="string">
            <text:p><text:a xlink:href="https://www.doomworld.com/idgames/levels/doom2/Ports/s-u/t3st" xlink:type="simple">https://www.doomworld.com/idgames/levels/doom2/Ports/s-u/t3st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76:.AMJ376]); &quot;&quot;; [.J$2:.AMJ$2] &amp; &quot;: &quot; &amp; [.J376:.AMJ376]))" office:value-type="string" office:string-value="bzzrak: 3" calcext:value-type="string">
            <text:p>bzzrak: 3</text:p>
          </table:table-cell>
          <table:table-cell table:style-name="ce17" table:formula="of:=SUMPRODUCT(NOT(ISBLANK([.J376:.AMJ376])))"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374" calcext:value-type="float">
            <text:p>374</text:p>
          </table:table-cell>
          <table:table-cell table:formula="of:=IF([.C377]&lt;[.C376]; [.A377]; [.B376])" office:value-type="float" office:value="340" calcext:value-type="float">
            <text:p>340</text:p>
          </table:table-cell>
          <table:table-cell table:formula="of:=SUM([.J377:.AMJ377])" office:value-type="float" office:value="3" calcext:value-type="float">
            <text:p>3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<text:a xlink:href="https://zdoom.org/wiki/The_Ghoul%27s_Forest_series" xlink:type="simple">https://zdoom.org/wiki/The_Ghoul's_Forest_series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77:.AMJ377]); &quot;&quot;; [.J$2:.AMJ$2] &amp; &quot;: &quot; &amp; [.J377:.AMJ377]))" office:value-type="string" office:string-value="Li'l devil: 3" calcext:value-type="string">
            <text:p>Li'l devil: 3</text:p>
          </table:table-cell>
          <table:table-cell table:style-name="ce17" table:formula="of:=SUMPRODUCT(NOT(ISBLANK([.J377:.AMJ377])))" office:value-type="float" office:value="1" calcext:value-type="float">
            <text:p>1</text:p>
          </table:table-cell>
          <table:table-cell table:number-columns-repeated="166"/>
          <table:table-cell office:value-type="float" office:value="3" calcext:value-type="float">
            <text:p>3</text:p>
          </table:table-cell>
          <table:table-cell table:number-columns-repeated="848"/>
        </table:table-row>
        <table:table-row table:style-name="ro3">
          <table:table-cell office:value-type="float" office:value="375" calcext:value-type="float">
            <text:p>375</text:p>
          </table:table-cell>
          <table:table-cell table:formula="of:=IF([.C378]&lt;[.C377]; [.A378]; [.B377])" office:value-type="float" office:value="340" calcext:value-type="float">
            <text:p>340</text:p>
          </table:table-cell>
          <table:table-cell table:formula="of:=SUM([.J378:.AMJ378])" office:value-type="float" office:value="3" calcext:value-type="float">
            <text:p>3</text:p>
          </table:table-cell>
          <table:table-cell office:value-type="string" calcext:value-type="string">
            <text:p>The Lost Episodes of Doom</text:p>
          </table:table-cell>
          <table:table-cell office:value-type="string" calcext:value-type="string">
            <text:p><text:a xlink:href="https://doomwiki.org/wiki/The_Lost_Episodes_of_Doom" xlink:type="simple">https://doomwiki.org/wiki/The_Lost_Episodes_of_Doom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378:.AMJ378]); &quot;&quot;; [.J$2:.AMJ$2] &amp; &quot;: &quot; &amp; [.J378:.AMJ378]))" office:value-type="string" office:string-value="Diabolución: 3" calcext:value-type="string">
            <text:p>Diabolución: 3</text:p>
          </table:table-cell>
          <table:table-cell table:style-name="ce17" table:formula="of:=SUMPRODUCT(NOT(ISBLANK([.J378:.AMJ378])))" office:value-type="float" office:value="1" calcext:value-type="float">
            <text:p>1</text:p>
          </table:table-cell>
          <table:table-cell table:number-columns-repeated="84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376" calcext:value-type="float">
            <text:p>376</text:p>
          </table:table-cell>
          <table:table-cell table:formula="of:=IF([.C379]&lt;[.C378]; [.A379]; [.B378])" office:value-type="float" office:value="340" calcext:value-type="float">
            <text:p>340</text:p>
          </table:table-cell>
          <table:table-cell table:formula="of:=SUM([.J379:.AMJ379])" office:value-type="float" office:value="3" calcext:value-type="float">
            <text:p>3</text:p>
          </table:table-cell>
          <table:table-cell office:value-type="string" calcext:value-type="string">
            <text:p>Unidoom DM 3</text:p>
          </table:table-cell>
          <table:table-cell office:value-type="string" calcext:value-type="string">
            <text:p><text:a xlink:href="https://www.doomworld.com/idgames/levels/doom2/deathmatch/s-u/udm3" xlink:type="simple">https://www.doomworld.com/idgames/levels/doom2/deathmatch/s-u/udm3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79:.AMJ379]); &quot;&quot;; [.J$2:.AMJ$2] &amp; &quot;: &quot; &amp; [.J379:.AMJ379]))" office:value-type="string" office:string-value="Doomkid: 3" calcext:value-type="string">
            <text:p>Doomkid: 3</text:p>
          </table:table-cell>
          <table:table-cell table:style-name="ce17" table:formula="of:=SUMPRODUCT(NOT(ISBLANK([.J379:.AMJ379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6"/>
        </table:table-row>
        <table:table-row table:style-name="ro3">
          <table:table-cell office:value-type="float" office:value="377" calcext:value-type="float">
            <text:p>377</text:p>
          </table:table-cell>
          <table:table-cell table:formula="of:=IF([.C380]&lt;[.C379]; [.A380]; [.B379])" office:value-type="float" office:value="340" calcext:value-type="float">
            <text:p>340</text:p>
          </table:table-cell>
          <table:table-cell table:formula="of:=SUM([.J380:.AMJ380])" office:value-type="float" office:value="3" calcext:value-type="float">
            <text:p>3</text:p>
          </table:table-cell>
          <table:table-cell office:value-type="string" calcext:value-type="string">
            <text:p>Vrack 2</text:p>
          </table:table-cell>
          <table:table-cell office:value-type="string" calcext:value-type="string">
            <text:p><text:a xlink:href="https://www.doomworld.com/idgames/levels/doom2/Ports/v-z/vrack2b" xlink:type="simple">https://www.doomworld.com/idgames/levels/doom2/Ports/v-z/vrack2b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80:.AMJ380]); &quot;&quot;; [.J$2:.AMJ$2] &amp; &quot;: &quot; &amp; [.J380:.AMJ380]))" office:value-type="string" office:string-value="smeghammer: 3" calcext:value-type="string">
            <text:p>smeghammer: 3</text:p>
          </table:table-cell>
          <table:table-cell table:style-name="ce17" table:formula="of:=SUMPRODUCT(NOT(ISBLANK([.J380:.AMJ380])))" office:value-type="float" office:value="1" calcext:value-type="float">
            <text:p>1</text:p>
          </table:table-cell>
          <table:table-cell table:number-columns-repeated="118"/>
          <table:table-cell office:value-type="float" office:value="3" calcext:value-type="float">
            <text:p>3</text:p>
          </table:table-cell>
          <table:table-cell table:number-columns-repeated="896"/>
        </table:table-row>
        <table:table-row table:style-name="ro3">
          <table:table-cell office:value-type="float" office:value="378" calcext:value-type="float">
            <text:p>378</text:p>
          </table:table-cell>
          <table:table-cell table:formula="of:=IF([.C381]&lt;[.C380]; [.A381]; [.B380])" office:value-type="float" office:value="340" calcext:value-type="float">
            <text:p>340</text:p>
          </table:table-cell>
          <table:table-cell table:formula="of:=SUM([.J381:.AMJ381])" office:value-type="float" office:value="3" calcext:value-type="float">
            <text:p>3</text:p>
          </table:table-cell>
          <table:table-cell table:style-name="ce84" office:value-type="string" calcext:value-type="string">
            <text:p>WOOO 2</text:p>
          </table:table-cell>
          <table:table-cell office:value-type="string" calcext:value-type="string">
            <text:p><text:a xlink:href="https://doomwiki.org/wiki/WOOO_2" xlink:type="simple">https://doomwiki.org/wiki/WOOO_2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81:.AMJ381]); &quot;&quot;; [.J$2:.AMJ$2] &amp; &quot;: &quot; &amp; [.J381:.AMJ381]))" office:value-type="string" office:string-value="lokbustam257: 3" calcext:value-type="string">
            <text:p>lokbustam257: 3</text:p>
          </table:table-cell>
          <table:table-cell table:style-name="ce17" table:formula="of:=SUMPRODUCT(NOT(ISBLANK([.J381:.AMJ381])))" office:value-type="float" office:value="1" calcext:value-type="float">
            <text:p>1</text:p>
          </table:table-cell>
          <table:table-cell table:number-columns-repeated="165"/>
          <table:table-cell office:value-type="float" office:value="3" calcext:value-type="float">
            <text:p>3</text:p>
          </table:table-cell>
          <table:table-cell table:number-columns-repeated="849"/>
        </table:table-row>
        <table:table-row table:style-name="ro3">
          <table:table-cell office:value-type="float" office:value="379" calcext:value-type="float">
            <text:p>379</text:p>
          </table:table-cell>
          <table:table-cell table:formula="of:=IF([.C382]&lt;[.C381]; [.A382]; [.B381])" office:value-type="float" office:value="379" calcext:value-type="float">
            <text:p>379</text:p>
          </table:table-cell>
          <table:table-cell table:formula="of:=SUM([.J382:.AMJ382])" office:value-type="float" office:value="2" calcext:value-type="float">
            <text:p>2</text:p>
          </table:table-cell>
          <table:table-cell table:style-name="ce84" office:value-type="string" calcext:value-type="string">
            <text:p>3 Heures d'agonie 3</text:p>
          </table:table-cell>
          <table:table-cell office:value-type="string" calcext:value-type="string">
            <text:p><text:a xlink:href="https://www.doomworld.com/idgames/levels/doom2/megawads/3ha3" xlink:type="simple">https://www.doomworld.com/idgames/levels/doom2/megawads/3ha3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82:.AMJ382]); &quot;&quot;; [.J$2:.AMJ$2] &amp; &quot;: &quot; &amp; [.J382:.AMJ382]))" office:value-type="string" office:string-value="Roofi: 2" calcext:value-type="string">
            <text:p>Roofi: 2</text:p>
          </table:table-cell>
          <table:table-cell table:style-name="ce17" table:formula="of:=SUMPRODUCT(NOT(ISBLANK([.J382:.AMJ382])))"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73"/>
        </table:table-row>
        <table:table-row table:style-name="ro3">
          <table:table-cell office:value-type="float" office:value="380" calcext:value-type="float">
            <text:p>380</text:p>
          </table:table-cell>
          <table:table-cell table:formula="of:=IF([.C383]&lt;[.C382]; [.A383]; [.B382])" office:value-type="float" office:value="379" calcext:value-type="float">
            <text:p>379</text:p>
          </table:table-cell>
          <table:table-cell table:formula="of:=SUM([.J383:.AMJ383])" office:value-type="float" office:value="2" calcext:value-type="float">
            <text:p>2</text:p>
          </table:table-cell>
          <table:table-cell office:value-type="string" calcext:value-type="string">
            <text:p>30,000 Levels</text:p>
          </table:table-cell>
          <table:table-cell office:value-type="string" calcext:value-type="string">
            <text:p><text:a xlink:href="https://www.doomworld.com/idgames/levels/doom2/Ports/0-9/30kmaps" xlink:type="simple">https://www.doomworld.com/idgames/levels/doom2/Ports/0-9/30kmaps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83:.AMJ383]); &quot;&quot;; [.J$2:.AMJ$2] &amp; &quot;: &quot; &amp; [.J383:.AMJ383]))" office:value-type="string" office:string-value="AnonimVio: 2" calcext:value-type="string">
            <text:p>AnonimVio: 2</text:p>
          </table:table-cell>
          <table:table-cell table:style-name="ce17" table:formula="of:=SUMPRODUCT(NOT(ISBLANK([.J383:.AMJ383])))" office:value-type="float" office:value="1" calcext:value-type="float">
            <text:p>1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3">
          <table:table-cell office:value-type="float" office:value="381" calcext:value-type="float">
            <text:p>381</text:p>
          </table:table-cell>
          <table:table-cell table:formula="of:=IF([.C384]&lt;[.C383]; [.A384]; [.B383])" office:value-type="float" office:value="379" calcext:value-type="float">
            <text:p>379</text:p>
          </table:table-cell>
          <table:table-cell table:formula="of:=SUM([.J384:.AMJ384])" office:value-type="float" office:value="2" calcext:value-type="float">
            <text:p>2</text:p>
          </table:table-cell>
          <table:table-cell office:value-type="string" calcext:value-type="string">
            <text:p>Akeldama</text:p>
          </table:table-cell>
          <table:table-cell office:value-type="string" calcext:value-type="string">
            <text:p><text:a xlink:href="https://www.doomworld.com/vb/thread/103867" xlink:type="simple">https://www.doomworld.com/vb/thread/103867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84:.AMJ384]); &quot;&quot;; [.J$2:.AMJ$2] &amp; &quot;: &quot; &amp; [.J384:.AMJ384]))" office:value-type="string" office:string-value="Snikle: 2" calcext:value-type="string">
            <text:p>Snikle: 2</text:p>
          </table:table-cell>
          <table:table-cell table:style-name="ce17" table:formula="of:=SUMPRODUCT(NOT(ISBLANK([.J384:.AMJ384])))" office:value-type="float" office:value="1" calcext:value-type="float">
            <text:p>1</text:p>
          </table:table-cell>
          <table:table-cell table:number-columns-repeated="132"/>
          <table:table-cell office:value-type="float" office:value="2" calcext:value-type="float">
            <text:p>2</text:p>
          </table:table-cell>
          <table:table-cell table:number-columns-repeated="882"/>
        </table:table-row>
        <table:table-row table:style-name="ro3">
          <table:table-cell office:value-type="float" office:value="382" calcext:value-type="float">
            <text:p>382</text:p>
          </table:table-cell>
          <table:table-cell table:formula="of:=IF([.C385]&lt;[.C384]; [.A385]; [.B384])" office:value-type="float" office:value="379" calcext:value-type="float">
            <text:p>379</text:p>
          </table:table-cell>
          <table:table-cell table:formula="of:=SUM([.J385:.AMJ385])" office:value-type="float" office:value="2" calcext:value-type="float">
            <text:p>2</text:p>
          </table:table-cell>
          <table:table-cell office:value-type="string" calcext:value-type="string">
            <text:p>City of the Damned</text:p>
          </table:table-cell>
          <table:table-cell office:value-type="string" calcext:value-type="string">
            <text:p><text:a xlink:href="https://www.doomworld.com/idgames/levels/doom2/Ports/s-u/tcotd" xlink:type="simple">https://www.doomworld.com/idgames/levels/doom2/Ports/s-u/tcotd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85:.AMJ385]); &quot;&quot;; [.J$2:.AMJ$2] &amp; &quot;: &quot; &amp; [.J385:.AMJ385]))" office:value-type="string" office:string-value="HUNdebLeonidasX: 2" calcext:value-type="string">
            <text:p>HUNdebLeonidasX: 2</text:p>
          </table:table-cell>
          <table:table-cell table:style-name="ce17" table:formula="of:=SUMPRODUCT(NOT(ISBLANK([.J385:.AMJ385])))" office:value-type="float" office:value="1" calcext:value-type="float">
            <text:p>1</text:p>
          </table:table-cell>
          <table:table-cell table:number-columns-repeated="52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383" calcext:value-type="float">
            <text:p>383</text:p>
          </table:table-cell>
          <table:table-cell table:formula="of:=IF([.C386]&lt;[.C385]; [.A386]; [.B385])" office:value-type="float" office:value="379" calcext:value-type="float">
            <text:p>379</text:p>
          </table:table-cell>
          <table:table-cell table:formula="of:=SUM([.J386:.AMJ386])" office:value-type="float" office:value="2" calcext:value-type="float">
            <text:p>2</text:p>
          </table:table-cell>
          <table:table-cell office:value-type="string" calcext:value-type="string">
            <text:p>Doom 2 Reloaded</text:p>
          </table:table-cell>
          <table:table-cell office:value-type="string" calcext:value-type="string">
            <text:p><text:a xlink:href="https://www.doomworld.com/idgames/levels/doom2/megawads/d2reload" xlink:type="simple">https://www.doomworld.com/idgames/levels/doom2/megawads/d2reload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86:.AMJ386]); &quot;&quot;; [.J$2:.AMJ$2] &amp; &quot;: &quot; &amp; [.J386:.AMJ386]))" office:value-type="string" office:string-value="Odal: 2" calcext:value-type="string">
            <text:p>Odal: 2</text:p>
          </table:table-cell>
          <table:table-cell table:style-name="ce17" table:formula="of:=SUMPRODUCT(NOT(ISBLANK([.J386:.AMJ386])))" office:value-type="float" office:value="1" calcext:value-type="float">
            <text:p>1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41"/>
        </table:table-row>
        <table:table-row table:style-name="ro3">
          <table:table-cell office:value-type="float" office:value="384" calcext:value-type="float">
            <text:p>384</text:p>
          </table:table-cell>
          <table:table-cell table:formula="of:=IF([.C387]&lt;[.C386]; [.A387]; [.B386])" office:value-type="float" office:value="379" calcext:value-type="float">
            <text:p>379</text:p>
          </table:table-cell>
          <table:table-cell table:formula="of:=SUM([.J387:.AMJ387])" office:value-type="float" office:value="2" calcext:value-type="float">
            <text:p>2</text:p>
          </table:table-cell>
          <table:table-cell office:value-type="string" calcext:value-type="string">
            <text:p>Doom II: Hell on Earth</text:p>
          </table:table-cell>
          <table:table-cell office:value-type="string" calcext:value-type="string">
            <text:p><text:a xlink:href="https://doomwiki.org/wiki/Doom_II" xlink:type="simple">https://doomwiki.org/wiki/Doom_II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87:.AMJ387]); &quot;&quot;; [.J$2:.AMJ$2] &amp; &quot;: &quot; &amp; [.J387:.AMJ387]))" office:value-type="string" office:string-value="Fadri: 2" calcext:value-type="string">
            <text:p>Fadri: 2</text:p>
          </table:table-cell>
          <table:table-cell table:style-name="ce17" table:formula="of:=SUMPRODUCT(NOT(ISBLANK([.J387:.AMJ387])))" office:value-type="float" office:value="1" calcext:value-type="float">
            <text:p>1</text:p>
          </table:table-cell>
          <table:table-cell table:number-columns-repeated="148"/>
          <table:table-cell office:value-type="float" office:value="2" calcext:value-type="float">
            <text:p>2</text:p>
          </table:table-cell>
          <table:table-cell table:number-columns-repeated="866"/>
        </table:table-row>
        <table:table-row table:style-name="ro3">
          <table:table-cell office:value-type="float" office:value="385" calcext:value-type="float">
            <text:p>385</text:p>
          </table:table-cell>
          <table:table-cell table:formula="of:=IF([.C388]&lt;[.C387]; [.A388]; [.B387])" office:value-type="float" office:value="379" calcext:value-type="float">
            <text:p>379</text:p>
          </table:table-cell>
          <table:table-cell table:formula="of:=SUM([.J388:.AMJ388])" office:value-type="float" office:value="2" calcext:value-type="float">
            <text:p>2</text:p>
          </table:table-cell>
          <table:table-cell office:value-type="string" calcext:value-type="string">
            <text:p>Heretic - Curse of D'sparil</text:p>
          </table:table-cell>
          <table:table-cell office:value-type="string" calcext:value-type="string">
            <text:p><text:a xlink:href="https://www.doomworld.com/idgames/levels/heretic/Ports/curse" xlink:type="simple">https://www.doomworld.com/idgames/levels/heretic/Ports/curse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eretic</text:p>
          </table:table-cell>
          <table:table-cell table:style-name="ce16" table:number-matrix-columns-spanned="1" table:number-matrix-rows-spanned="1" table:formula="of:=COM.MICROSOFT.TEXTJOIN(&quot;, &quot;; 1; IF(ISBLANK([.J388:.AMJ388]); &quot;&quot;; [.J$2:.AMJ$2] &amp; &quot;: &quot; &amp; [.J388:.AMJ388]))" office:value-type="string" office:string-value="JudgeDeadd: 2" calcext:value-type="string">
            <text:p>JudgeDeadd: 2</text:p>
          </table:table-cell>
          <table:table-cell table:style-name="ce17" table:formula="of:=SUMPRODUCT(NOT(ISBLANK([.J388:.AMJ388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7"/>
        </table:table-row>
        <table:table-row table:style-name="ro3">
          <table:table-cell office:value-type="float" office:value="386" calcext:value-type="float">
            <text:p>386</text:p>
          </table:table-cell>
          <table:table-cell table:formula="of:=IF([.C389]&lt;[.C388]; [.A389]; [.B388])" office:value-type="float" office:value="379" calcext:value-type="float">
            <text:p>379</text:p>
          </table:table-cell>
          <table:table-cell table:formula="of:=SUM([.J389:.AMJ389])" office:value-type="float" office:value="2" calcext:value-type="float">
            <text:p>2</text:p>
          </table:table-cell>
          <table:table-cell office:value-type="string" calcext:value-type="string">
            <text:p>Ice Rage</text:p>
          </table:table-cell>
          <table:table-cell office:value-type="string" calcext:value-type="string">
            <text:p><text:a xlink:href="https://www.doomworld.com/files/file/18802-ice-rage/" xlink:type="simple">https://www.doomworld.com/files/file/18802-ice-rage/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89:.AMJ389]); &quot;&quot;; [.J$2:.AMJ$2] &amp; &quot;: &quot; &amp; [.J389:.AMJ389]))" office:value-type="string" office:string-value="Chamelenoel: 2" calcext:value-type="string">
            <text:p>Chamelenoel: 2</text:p>
          </table:table-cell>
          <table:table-cell table:style-name="ce17" table:formula="of:=SUMPRODUCT(NOT(ISBLANK([.J389:.AMJ389])))"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3">
          <table:table-cell office:value-type="float" office:value="387" calcext:value-type="float">
            <text:p>387</text:p>
          </table:table-cell>
          <table:table-cell table:formula="of:=IF([.C390]&lt;[.C389]; [.A390]; [.B389])" office:value-type="float" office:value="379" calcext:value-type="float">
            <text:p>379</text:p>
          </table:table-cell>
          <table:table-cell table:formula="of:=SUM([.J390:.AMJ390])" office:value-type="float" office:value="2" calcext:value-type="float">
            <text:p>2</text:p>
          </table:table-cell>
          <table:table-cell office:value-type="string" calcext:value-type="string">
            <text:p>Jagermorder: Chemical Lab</text:p>
          </table:table-cell>
          <table:table-cell office:value-type="string" calcext:value-type="string">
            <text:p><text:a xlink:href="https://www.doomworld.com/idgames/levels/doom2/Ports/d-f/dmdjm01" xlink:type="simple">https://www.doomworld.com/idgames/levels/doom2/Ports/d-f/dmdjm01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90:.AMJ390]); &quot;&quot;; [.J$2:.AMJ$2] &amp; &quot;: &quot; &amp; [.J390:.AMJ390]))" office:value-type="string" office:string-value="Soundblock: 2" calcext:value-type="string">
            <text:p>Soundblock: 2</text:p>
          </table:table-cell>
          <table:table-cell table:style-name="ce17" table:formula="of:=SUMPRODUCT(NOT(ISBLANK([.J390:.AMJ390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388" calcext:value-type="float">
            <text:p>388</text:p>
          </table:table-cell>
          <table:table-cell table:formula="of:=IF([.C391]&lt;[.C390]; [.A391]; [.B390])" office:value-type="float" office:value="379" calcext:value-type="float">
            <text:p>379</text:p>
          </table:table-cell>
          <table:table-cell table:formula="of:=SUM([.J391:.AMJ391])" office:value-type="float" office:value="2" calcext:value-type="float">
            <text:p>2</text:p>
          </table:table-cell>
          <table:table-cell office:value-type="string" calcext:value-type="string">
            <text:p>One Bloody Night</text:p>
          </table:table-cell>
          <table:table-cell office:value-type="string" calcext:value-type="string">
            <text:p><text:a xlink:href="https://www.doomworld.com/idgames/levels/doom2/a-c/bldnight" xlink:type="simple">https://www.doomworld.com/idgames/levels/doom2/a-c/bldnight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91:.AMJ391]); &quot;&quot;; [.J$2:.AMJ$2] &amp; &quot;: &quot; &amp; [.J391:.AMJ391]))" office:value-type="string" office:string-value="WH-Wilou84: 1, T-Rex: 1" calcext:value-type="string">
            <text:p>WH-Wilou84: 1, T-Rex: 1</text:p>
          </table:table-cell>
          <table:table-cell table:style-name="ce17" table:formula="of:=SUMPRODUCT(NOT(ISBLANK([.J391:.AMJ391])))" office:value-type="float" office:value="2" calcext:value-type="float">
            <text:p>2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389" calcext:value-type="float">
            <text:p>389</text:p>
          </table:table-cell>
          <table:table-cell table:formula="of:=IF([.C392]&lt;[.C391]; [.A392]; [.B391])" office:value-type="float" office:value="379" calcext:value-type="float">
            <text:p>379</text:p>
          </table:table-cell>
          <table:table-cell table:formula="of:=SUM([.J392:.AMJ392])" office:value-type="float" office:value="2" calcext:value-type="float">
            <text:p>2</text:p>
          </table:table-cell>
          <table:table-cell table:style-name="ce13" office:value-type="string" calcext:value-type="string">
            <text:p>Rocket Space Jumping</text:p>
          </table:table-cell>
          <table:table-cell office:value-type="string" calcext:value-type="string">
            <text:p><text:a xlink:href="https://www.wad-archive.com/wad/be21919b261d404e694dd19e88bfaea2" xlink:type="simple">https://www.wad-archive.com/wad/be21919b261d404e694dd19e88bfaea2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92:.AMJ392]); &quot;&quot;; [.J$2:.AMJ$2] &amp; &quot;: &quot; &amp; [.J392:.AMJ392]))" office:value-type="string" office:string-value="Red-XIII: 2" calcext:value-type="string">
            <text:p>Red-XIII: 2</text:p>
          </table:table-cell>
          <table:table-cell table:style-name="ce17" table:formula="of:=SUMPRODUCT(NOT(ISBLANK([.J392:.AMJ392])))" office:value-type="float" office:value="1" calcext:value-type="float">
            <text:p>1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5"/>
        </table:table-row>
        <table:table-row table:style-name="ro3">
          <table:table-cell office:value-type="float" office:value="390" calcext:value-type="float">
            <text:p>390</text:p>
          </table:table-cell>
          <table:table-cell table:formula="of:=IF([.C393]&lt;[.C392]; [.A393]; [.B392])" office:value-type="float" office:value="379" calcext:value-type="float">
            <text:p>379</text:p>
          </table:table-cell>
          <table:table-cell table:formula="of:=SUM([.J393:.AMJ393])" office:value-type="float" office:value="2" calcext:value-type="float">
            <text:p>2</text:p>
          </table:table-cell>
          <table:table-cell office:value-type="string" calcext:value-type="string">
            <text:p>Sector 666</text:p>
          </table:table-cell>
          <table:table-cell office:value-type="string" calcext:value-type="string">
            <text:p><text:a xlink:href="https://www.doomworld.com/idgames/levels/doom2/0-9/666" xlink:type="simple">https://www.doomworld.com/idgames/levels/doom2/0-9/666</text:a>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93:.AMJ393]); &quot;&quot;; [.J$2:.AMJ$2] &amp; &quot;: &quot; &amp; [.J393:.AMJ393]))" office:value-type="string" office:string-value="bzzrak: 2" calcext:value-type="string">
            <text:p>bzzrak: 2</text:p>
          </table:table-cell>
          <table:table-cell table:style-name="ce17" table:formula="of:=SUMPRODUCT(NOT(ISBLANK([.J393:.AMJ393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391" calcext:value-type="float">
            <text:p>391</text:p>
          </table:table-cell>
          <table:table-cell table:formula="of:=IF([.C394]&lt;[.C393]; [.A394]; [.B393])" office:value-type="float" office:value="379" calcext:value-type="float">
            <text:p>379</text:p>
          </table:table-cell>
          <table:table-cell table:formula="of:=SUM([.J394:.AMJ394])" office:value-type="float" office:value="2" calcext:value-type="float">
            <text:p>2</text:p>
          </table:table-cell>
          <table:table-cell office:value-type="string" calcext:value-type="string">
            <text:p>Super MAYhem 17</text:p>
          </table:table-cell>
          <table:table-cell office:value-type="string" calcext:value-type="string">
            <text:p><text:a xlink:href="https://www.doomworld.com/idgames/levels/doom2/Ports/megawads/mayhem17" xlink:type="simple">https://www.doomworld.com/idgames/levels/doom2/Ports/megawads/mayhem17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94:.AMJ394]); &quot;&quot;; [.J$2:.AMJ$2] &amp; &quot;: &quot; &amp; [.J394:.AMJ394]))" office:value-type="string" office:string-value="Octillion: 2" calcext:value-type="string">
            <text:p>Octillion: 2</text:p>
          </table:table-cell>
          <table:table-cell table:style-name="ce17" table:formula="of:=SUMPRODUCT(NOT(ISBLANK([.J394:.AMJ394])))" office:value-type="float" office:value="1" calcext:value-type="float">
            <text:p>1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392" calcext:value-type="float">
            <text:p>392</text:p>
          </table:table-cell>
          <table:table-cell table:formula="of:=IF([.C395]&lt;[.C394]; [.A395]; [.B394])" office:value-type="float" office:value="379" calcext:value-type="float">
            <text:p>379</text:p>
          </table:table-cell>
          <table:table-cell table:formula="of:=SUM([.J395:.AMJ395])" office:value-type="float" office:value="2" calcext:value-type="float">
            <text:p>2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<text:a xlink:href="https://doomwiki.org/wiki/Super_Sonic_Doom" xlink:type="simple">https://doomwiki.org/wiki/Super_Sonic_Doom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95:.AMJ395]); &quot;&quot;; [.J$2:.AMJ$2] &amp; &quot;: &quot; &amp; [.J395:.AMJ395]))" office:value-type="string" office:string-value="TJG1289: 2" calcext:value-type="string">
            <text:p>TJG1289: 2</text:p>
          </table:table-cell>
          <table:table-cell table:style-name="ce17" table:formula="of:=SUMPRODUCT(NOT(ISBLANK([.J395:.AMJ395])))" office:value-type="float" office:value="1" calcext:value-type="float">
            <text:p>1</text:p>
          </table:table-cell>
          <table:table-cell table:number-columns-repeated="154"/>
          <table:table-cell office:value-type="float" office:value="2" calcext:value-type="float">
            <text:p>2</text:p>
          </table:table-cell>
          <table:table-cell table:number-columns-repeated="860"/>
        </table:table-row>
        <table:table-row table:style-name="ro3">
          <table:table-cell office:value-type="float" office:value="393" calcext:value-type="float">
            <text:p>393</text:p>
          </table:table-cell>
          <table:table-cell table:formula="of:=IF([.C396]&lt;[.C395]; [.A396]; [.B395])" office:value-type="float" office:value="379" calcext:value-type="float">
            <text:p>379</text:p>
          </table:table-cell>
          <table:table-cell table:formula="of:=SUM([.J396:.AMJ396])" office:value-type="float" office:value="2" calcext:value-type="float">
            <text:p>2</text:p>
          </table:table-cell>
          <table:table-cell office:value-type="string" calcext:value-type="string">
            <text:p>System Vices</text:p>
          </table:table-cell>
          <table:table-cell office:value-type="string" calcext:value-type="string">
            <text:p><text:a xlink:href="https://www.doomworld.com/idgames/levels/doom2/a-c/aboosysv" xlink:type="simple">https://www.doomworld.com/idgames/levels/doom2/a-c/aboosysv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96:.AMJ396]); &quot;&quot;; [.J$2:.AMJ$2] &amp; &quot;: &quot; &amp; [.J396:.AMJ396]))" office:value-type="string" office:string-value="Grazza: 2" calcext:value-type="string">
            <text:p>Grazza: 2</text:p>
          </table:table-cell>
          <table:table-cell table:style-name="ce17" table:formula="of:=SUMPRODUCT(NOT(ISBLANK([.J396:.AMJ396])))"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988"/>
        </table:table-row>
        <table:table-row table:style-name="ro3">
          <table:table-cell office:value-type="float" office:value="394" calcext:value-type="float">
            <text:p>394</text:p>
          </table:table-cell>
          <table:table-cell table:formula="of:=IF([.C397]&lt;[.C396]; [.A397]; [.B396])" office:value-type="float" office:value="379" calcext:value-type="float">
            <text:p>379</text:p>
          </table:table-cell>
          <table:table-cell table:formula="of:=SUM([.J397:.AMJ397])" office:value-type="float" office:value="2" calcext:value-type="float">
            <text:p>2</text:p>
          </table:table-cell>
          <table:table-cell office:value-type="string" calcext:value-type="string">
            <text:p>The Unholy Trinity</text:p>
          </table:table-cell>
          <table:table-cell office:value-type="string" calcext:value-type="string">
            <text:p><text:a xlink:href="https://www.doomworld.com/idgames/themes/university/trinity2" xlink:type="simple">https://www.doomworld.com/idgames/themes/university/trinity2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397:.AMJ397]); &quot;&quot;; [.J$2:.AMJ$2] &amp; &quot;: &quot; &amp; [.J397:.AMJ397]))" office:value-type="string" office:string-value="Soundblock: 2" calcext:value-type="string">
            <text:p>Soundblock: 2</text:p>
          </table:table-cell>
          <table:table-cell table:style-name="ce17" table:formula="of:=SUMPRODUCT(NOT(ISBLANK([.J397:.AMJ397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395" calcext:value-type="float">
            <text:p>395</text:p>
          </table:table-cell>
          <table:table-cell table:formula="of:=IF([.C398]&lt;[.C397]; [.A398]; [.B397])" office:value-type="float" office:value="379" calcext:value-type="float">
            <text:p>379</text:p>
          </table:table-cell>
          <table:table-cell table:formula="of:=SUM([.J398:.AMJ398])" office:value-type="float" office:value="2" calcext:value-type="float">
            <text:p>2</text:p>
          </table:table-cell>
          <table:table-cell office:value-type="string" calcext:value-type="string">
            <text:p>Water Spirit</text:p>
          </table:table-cell>
          <table:table-cell office:value-type="string" calcext:value-type="string">
            <text:p><text:a xlink:href="https://www.doomworld.com/idgames/levels/doom2/Ports/v-z/watrsp" xlink:type="simple">https://www.doomworld.com/idgames/levels/doom2/Ports/v-z/watrsp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98:.AMJ398]); &quot;&quot;; [.J$2:.AMJ$2] &amp; &quot;: &quot; &amp; [.J398:.AMJ398]))" office:value-type="string" office:string-value="northivanastan: 2" calcext:value-type="string">
            <text:p>northivanastan: 2</text:p>
          </table:table-cell>
          <table:table-cell table:style-name="ce17" table:formula="of:=SUMPRODUCT(NOT(ISBLANK([.J398:.AMJ398])))" office:value-type="float" office:value="1" calcext:value-type="float">
            <text:p>1</text:p>
          </table:table-cell>
          <table:table-cell table:number-columns-repeated="145"/>
          <table:table-cell office:value-type="float" office:value="2" calcext:value-type="float">
            <text:p>2</text:p>
          </table:table-cell>
          <table:table-cell table:number-columns-repeated="869"/>
        </table:table-row>
        <table:table-row table:style-name="ro3">
          <table:table-cell office:value-type="float" office:value="396" calcext:value-type="float">
            <text:p>396</text:p>
          </table:table-cell>
          <table:table-cell table:formula="of:=IF([.C399]&lt;[.C398]; [.A399]; [.B398])" office:value-type="float" office:value="396" calcext:value-type="float">
            <text:p>396</text:p>
          </table:table-cell>
          <table:table-cell table:formula="of:=SUM([.J399:.AMJ399])" office:value-type="float" office:value="1" calcext:value-type="float">
            <text:p>1</text:p>
          </table:table-cell>
          <table:table-cell office:value-type="string" calcext:value-type="string">
            <text:p>4 Seasons of Doom</text:p>
          </table:table-cell>
          <table:table-cell office:value-type="string" calcext:value-type="string">
            <text:p><text:a xlink:href="https://www.doomworld.com/idgames/levels/doom2/Ports/s-u/seasons" xlink:type="simple">https://www.doomworld.com/idgames/levels/doom2/Ports/s-u/seasons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399:.AMJ399]); &quot;&quot;; [.J$2:.AMJ$2] &amp; &quot;: &quot; &amp; [.J399:.AMJ399]))" office:value-type="string" office:string-value="vdgg: 1" calcext:value-type="string">
            <text:p>vdgg: 1</text:p>
          </table:table-cell>
          <table:table-cell table:style-name="ce17" table:formula="of:=SUMPRODUCT(NOT(ISBLANK([.J399:.AMJ399])))" office:value-type="float" office:value="1" calcext:value-type="float">
            <text:p>1</text:p>
          </table:table-cell>
          <table:table-cell table:number-columns-repeated="143"/>
          <table:table-cell office:value-type="float" office:value="1" calcext:value-type="float">
            <text:p>1</text:p>
          </table:table-cell>
          <table:table-cell table:number-columns-repeated="871"/>
        </table:table-row>
        <table:table-row table:style-name="ro3">
          <table:table-cell office:value-type="float" office:value="397" calcext:value-type="float">
            <text:p>397</text:p>
          </table:table-cell>
          <table:table-cell table:formula="of:=IF([.C400]&lt;[.C399]; [.A400]; [.B399])" office:value-type="float" office:value="396" calcext:value-type="float">
            <text:p>396</text:p>
          </table:table-cell>
          <table:table-cell table:formula="of:=SUM([.J400:.AMJ400])" office:value-type="float" office:value="1" calcext:value-type="float">
            <text:p>1</text:p>
          </table:table-cell>
          <table:table-cell office:value-type="string" calcext:value-type="string">
            <text:p>5till L1 Complex</text:p>
          </table:table-cell>
          <table:table-cell office:value-type="string" calcext:value-type="string">
            <text:p><text:a xlink:href="https://doomwiki.org/wiki/5till_L1_Complex" xlink:type="simple">https://doomwiki.org/wiki/5till_L1_Complex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00:.AMJ400]); &quot;&quot;; [.J$2:.AMJ$2] &amp; &quot;: &quot; &amp; [.J400:.AMJ400]))" office:value-type="string" office:string-value="Li'l devil: 1" calcext:value-type="string">
            <text:p>Li'l devil: 1</text:p>
          </table:table-cell>
          <table:table-cell table:style-name="ce17" table:formula="of:=SUMPRODUCT(NOT(ISBLANK([.J400:.AMJ400])))" office:value-type="float" office:value="1" calcext:value-type="float">
            <text:p>1</text:p>
          </table:table-cell>
          <table:table-cell table:number-columns-repeated="166"/>
          <table:table-cell office:value-type="float" office:value="1" calcext:value-type="float">
            <text:p>1</text:p>
          </table:table-cell>
          <table:table-cell table:number-columns-repeated="848"/>
        </table:table-row>
        <table:table-row table:style-name="ro3">
          <table:table-cell office:value-type="float" office:value="398" calcext:value-type="float">
            <text:p>398</text:p>
          </table:table-cell>
          <table:table-cell table:formula="of:=IF([.C401]&lt;[.C400]; [.A401]; [.B400])" office:value-type="float" office:value="396" calcext:value-type="float">
            <text:p>396</text:p>
          </table:table-cell>
          <table:table-cell table:formula="of:=SUM([.J401:.AMJ401])" office:value-type="float" office:value="1" calcext:value-type="float">
            <text:p>1</text:p>
          </table:table-cell>
          <table:table-cell office:value-type="string" calcext:value-type="string">
            <text:p>Aeternum</text:p>
          </table:table-cell>
          <table:table-cell office:value-type="string" calcext:value-type="string">
            <text:p><text:a xlink:href="https://www.doomworld.com/idgames/levels/doom2/Ports/a-c/aeternum" xlink:type="simple">https://www.doomworld.com/idgames/levels/doom2/Ports/a-c/aeternum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01:.AMJ401]); &quot;&quot;; [.J$2:.AMJ$2] &amp; &quot;: &quot; &amp; [.J401:.AMJ401]))" office:value-type="string" office:string-value="42PercentHealth: 1" calcext:value-type="string">
            <text:p>42PercentHealth: 1</text:p>
          </table:table-cell>
          <table:table-cell table:style-name="ce17" table:formula="of:=SUMPRODUCT(NOT(ISBLANK([.J401:.AMJ401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399" calcext:value-type="float">
            <text:p>399</text:p>
          </table:table-cell>
          <table:table-cell table:formula="of:=IF([.C402]&lt;[.C401]; [.A402]; [.B401])" office:value-type="float" office:value="396" calcext:value-type="float">
            <text:p>396</text:p>
          </table:table-cell>
          <table:table-cell table:formula="of:=SUM([.J402:.AMJ402])" office:value-type="float" office:value="1" calcext:value-type="float">
            <text:p>1</text:p>
          </table:table-cell>
          <table:table-cell office:value-type="string" calcext:value-type="string">
            <text:p>Can't Run From Evil </text:p>
          </table:table-cell>
          <table:table-cell office:value-type="string" calcext:value-type="string">
            <text:p><text:a xlink:href="https://www.doomworld.com/idgames/levels/doom2/Ports/a-c/crfe_p1" xlink:type="simple">https://www.doomworld.com/idgames/levels/doom2/Ports/a-c/crfe_p1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02:.AMJ402]); &quot;&quot;; [.J$2:.AMJ$2] &amp; &quot;: &quot; &amp; [.J402:.AMJ402]))" office:value-type="string" office:string-value="vdgg: 1" calcext:value-type="string">
            <text:p>vdgg: 1</text:p>
          </table:table-cell>
          <table:table-cell table:style-name="ce17" table:formula="of:=SUMPRODUCT(NOT(ISBLANK([.J402:.AMJ402])))" office:value-type="float" office:value="1" calcext:value-type="float">
            <text:p>1</text:p>
          </table:table-cell>
          <table:table-cell table:number-columns-repeated="143"/>
          <table:table-cell office:value-type="float" office:value="1" calcext:value-type="float">
            <text:p>1</text:p>
          </table:table-cell>
          <table:table-cell table:number-columns-repeated="871"/>
        </table:table-row>
        <table:table-row table:style-name="ro3">
          <table:table-cell office:value-type="float" office:value="400" calcext:value-type="float">
            <text:p>400</text:p>
          </table:table-cell>
          <table:table-cell table:formula="of:=IF([.C403]&lt;[.C402]; [.A403]; [.B402])" office:value-type="float" office:value="396" calcext:value-type="float">
            <text:p>396</text:p>
          </table:table-cell>
          <table:table-cell table:formula="of:=SUM([.J403:.AMJ403])" office:value-type="float" office:value="1" calcext:value-type="float">
            <text:p>1</text:p>
          </table:table-cell>
          <table:table-cell office:value-type="string" calcext:value-type="string">
            <text:p>Castle of Eternal Carrot in the Sky</text:p>
          </table:table-cell>
          <table:table-cell office:value-type="string" calcext:value-type="string">
            <text:p><text:a xlink:href="https://www.doomworld.com/idgames/levels/doom2/Ports/a-c/coecits" xlink:type="simple">https://www.doomworld.com/idgames/levels/doom2/Ports/a-c/coecits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03:.AMJ403]); &quot;&quot;; [.J$2:.AMJ$2] &amp; &quot;: &quot; &amp; [.J403:.AMJ403]))" office:value-type="string" office:string-value="Jaws In Space: 1" calcext:value-type="string">
            <text:p>Jaws In Space: 1</text:p>
          </table:table-cell>
          <table:table-cell table:style-name="ce17" table:formula="of:=SUMPRODUCT(NOT(ISBLANK([.J403:.AMJ403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401" calcext:value-type="float">
            <text:p>401</text:p>
          </table:table-cell>
          <table:table-cell table:formula="of:=IF([.C404]&lt;[.C403]; [.A404]; [.B403])" office:value-type="float" office:value="396" calcext:value-type="float">
            <text:p>396</text:p>
          </table:table-cell>
          <table:table-cell table:formula="of:=SUM([.J404:.AMJ404])" office:value-type="float" office:value="1" calcext:value-type="float">
            <text:p>1</text:p>
          </table:table-cell>
          <table:table-cell office:value-type="string" calcext:value-type="string">
            <text:p>Cleimos</text:p>
          </table:table-cell>
          <table:table-cell office:value-type="string" calcext:value-type="string">
            <text:p><text:a xlink:href="https://www.doomworld.com/idgames/levels/doom/a-c/cleim10" xlink:type="simple">https://www.doomworld.com/idgames/levels/doom/a-c/cleim10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404:.AMJ404]); &quot;&quot;; [.J$2:.AMJ$2] &amp; &quot;: &quot; &amp; [.J404:.AMJ404]))" office:value-type="string" office:string-value="Soundblock: 1" calcext:value-type="string">
            <text:p>Soundblock: 1</text:p>
          </table:table-cell>
          <table:table-cell table:style-name="ce17" table:formula="of:=SUMPRODUCT(NOT(ISBLANK([.J404:.AMJ404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402" calcext:value-type="float">
            <text:p>402</text:p>
          </table:table-cell>
          <table:table-cell table:formula="of:=IF([.C405]&lt;[.C404]; [.A405]; [.B404])" office:value-type="float" office:value="396" calcext:value-type="float">
            <text:p>396</text:p>
          </table:table-cell>
          <table:table-cell table:formula="of:=SUM([.J405:.AMJ405])" office:value-type="float" office:value="1" calcext:value-type="float">
            <text:p>1</text:p>
          </table:table-cell>
          <table:table-cell table:style-name="ce84" office:value-type="string" calcext:value-type="string">
            <text:p>Combat Shock</text:p>
          </table:table-cell>
          <table:table-cell office:value-type="string" calcext:value-type="string">
            <text:p><text:a xlink:href="https://www.doomworld.com/idgames/levels/doom2/Ports/a-c/c-shock" xlink:type="simple">https://www.doomworld.com/idgames/levels/doom2/Ports/a-c/c-shock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05:.AMJ405]); &quot;&quot;; [.J$2:.AMJ$2] &amp; &quot;: &quot; &amp; [.J405:.AMJ405]))" office:value-type="string" office:string-value="WH-Wilou84: 1" calcext:value-type="string">
            <text:p>WH-Wilou84: 1</text:p>
          </table:table-cell>
          <table:table-cell table:style-name="ce17" table:formula="of:=SUMPRODUCT(NOT(ISBLANK([.J405:.AMJ405])))"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983"/>
        </table:table-row>
        <table:table-row table:style-name="ro3">
          <table:table-cell office:value-type="float" office:value="403" calcext:value-type="float">
            <text:p>403</text:p>
          </table:table-cell>
          <table:table-cell table:formula="of:=IF([.C406]&lt;[.C405]; [.A406]; [.B405])" office:value-type="float" office:value="396" calcext:value-type="float">
            <text:p>396</text:p>
          </table:table-cell>
          <table:table-cell table:formula="of:=SUM([.J406:.AMJ406])" office:value-type="float" office:value="1" calcext:value-type="float">
            <text:p>1</text:p>
          </table:table-cell>
          <table:table-cell office:value-type="string" calcext:value-type="string">
            <text:p>Congestion: 64</text:p>
          </table:table-cell>
          <table:table-cell office:value-type="string" calcext:value-type="string">
            <text:p><text:a xlink:href="https://doomwiki.org/wiki/Congestion:_64" xlink:type="simple">https://doomwiki.org/wiki/Congestion:_64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06:.AMJ406]); &quot;&quot;; [.J$2:.AMJ$2] &amp; &quot;: &quot; &amp; [.J406:.AMJ406]))" office:value-type="string" office:string-value="Li'l devil: 1" calcext:value-type="string">
            <text:p>Li'l devil: 1</text:p>
          </table:table-cell>
          <table:table-cell table:style-name="ce17" table:formula="of:=SUMPRODUCT(NOT(ISBLANK([.J406:.AMJ406])))" office:value-type="float" office:value="1" calcext:value-type="float">
            <text:p>1</text:p>
          </table:table-cell>
          <table:table-cell table:number-columns-repeated="166"/>
          <table:table-cell office:value-type="float" office:value="1" calcext:value-type="float">
            <text:p>1</text:p>
          </table:table-cell>
          <table:table-cell table:number-columns-repeated="848"/>
        </table:table-row>
        <table:table-row table:style-name="ro3">
          <table:table-cell office:value-type="float" office:value="404" calcext:value-type="float">
            <text:p>404</text:p>
          </table:table-cell>
          <table:table-cell table:formula="of:=IF([.C407]&lt;[.C406]; [.A407]; [.B406])" office:value-type="float" office:value="396" calcext:value-type="float">
            <text:p>396</text:p>
          </table:table-cell>
          <table:table-cell table:formula="of:=SUM([.J407:.AMJ407])" office:value-type="float" office:value="1" calcext:value-type="float">
            <text:p>1</text:p>
          </table:table-cell>
          <table:table-cell office:value-type="string" calcext:value-type="string">
            <text:p>Crossing Acheron</text:p>
          </table:table-cell>
          <table:table-cell office:value-type="string" calcext:value-type="string">
            <text:p><text:a xlink:href="https://www.doomworld.com/idgames/levels/doom/a-c/acheron" xlink:type="simple">https://www.doomworld.com/idgames/levels/doom/a-c/acheron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407:.AMJ407]); &quot;&quot;; [.J$2:.AMJ$2] &amp; &quot;: &quot; &amp; [.J407:.AMJ407]))" office:value-type="string" office:string-value="joepallai: 1" calcext:value-type="string">
            <text:p>joepallai: 1</text:p>
          </table:table-cell>
          <table:table-cell table:style-name="ce17" table:formula="of:=SUMPRODUCT(NOT(ISBLANK([.J407:.AMJ407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2"/>
        </table:table-row>
        <table:table-row table:style-name="ro3">
          <table:table-cell office:value-type="float" office:value="405" calcext:value-type="float">
            <text:p>405</text:p>
          </table:table-cell>
          <table:table-cell table:formula="of:=IF([.C408]&lt;[.C407]; [.A408]; [.B407])" office:value-type="float" office:value="396" calcext:value-type="float">
            <text:p>396</text:p>
          </table:table-cell>
          <table:table-cell table:formula="of:=SUM([.J408:.AMJ408])" office:value-type="float" office:value="1" calcext:value-type="float">
            <text:p>1</text:p>
          </table:table-cell>
          <table:table-cell table:style-name="ce84" office:value-type="string" calcext:value-type="string">
            <text:p>Cygnus IV</text:p>
          </table:table-cell>
          <table:table-cell office:value-type="string" calcext:value-type="string">
            <text:p><text:a xlink:href="https://www.doomworld.com/idgames/levels/doom2/a-c/cygnus20" xlink:type="simple">https://www.doomworld.com/idgames/levels/doom2/a-c/cygnus20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08:.AMJ408]); &quot;&quot;; [.J$2:.AMJ$2] &amp; &quot;: &quot; &amp; [.J408:.AMJ408]))" office:value-type="string" office:string-value="Philnemba: 1" calcext:value-type="string">
            <text:p>Philnemba: 1</text:p>
          </table:table-cell>
          <table:table-cell table:style-name="ce17" table:formula="of:=SUMPRODUCT(NOT(ISBLANK([.J408:.AMJ408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7"/>
        </table:table-row>
        <table:table-row table:style-name="ro3">
          <table:table-cell office:value-type="float" office:value="406" calcext:value-type="float">
            <text:p>406</text:p>
          </table:table-cell>
          <table:table-cell table:formula="of:=IF([.C409]&lt;[.C408]; [.A409]; [.B408])" office:value-type="float" office:value="396" calcext:value-type="float">
            <text:p>396</text:p>
          </table:table-cell>
          <table:table-cell table:formula="of:=SUM([.J409:.AMJ409])" office:value-type="float" office:value="1" calcext:value-type="float">
            <text:p>1</text:p>
          </table:table-cell>
          <table:table-cell table:style-name="ce77" office:value-type="string" calcext:value-type="string">
            <text:p>Demonastery</text:p>
          </table:table-cell>
          <table:table-cell table:style-name="Default" office:value-type="string" calcext:value-type="string">
            <text:p><text:a xlink:href="https://doomwiki.org/wiki/Demonastery" xlink:type="simple">https://doomwiki.org/wiki/Demonastery</text:a></text:p>
          </table:table-cell>
          <table:table-cell table:style-name="Default"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09:.AMJ409]); &quot;&quot;; [.J$2:.AMJ$2] &amp; &quot;: &quot; &amp; [.J409:.AMJ409]))" office:value-type="string" office:string-value="VanaheimRanger: 1" calcext:value-type="string">
            <text:p>VanaheimRanger: 1</text:p>
          </table:table-cell>
          <table:table-cell table:style-name="ce17" table:formula="of:=SUMPRODUCT(NOT(ISBLANK([.J409:.AMJ409])))" office:value-type="float" office:value="1" calcext:value-type="float">
            <text:p>1</text:p>
          </table:table-cell>
          <table:table-cell table:number-columns-repeated="153"/>
          <table:table-cell office:value-type="float" office:value="1" calcext:value-type="float">
            <text:p>1</text:p>
          </table:table-cell>
          <table:table-cell table:number-columns-repeated="861"/>
        </table:table-row>
        <table:table-row table:style-name="ro3">
          <table:table-cell office:value-type="float" office:value="407" calcext:value-type="float">
            <text:p>407</text:p>
          </table:table-cell>
          <table:table-cell table:formula="of:=IF([.C410]&lt;[.C409]; [.A410]; [.B409])" office:value-type="float" office:value="396" calcext:value-type="float">
            <text:p>396</text:p>
          </table:table-cell>
          <table:table-cell table:formula="of:=SUM([.J410:.AMJ410])" office:value-type="float" office:value="1" calcext:value-type="float">
            <text:p>1</text:p>
          </table:table-cell>
          <table:table-cell office:value-type="string" calcext:value-type="string">
            <text:p>dtwidmus.wad﻿</text:p>
          </table:table-cell>
          <table:table-cell office:value-type="string" calcext:value-type="string">
            <text:p><text:a xlink:href="https://doomwiki.org/wiki/Doom_the_Way_id_Did" xlink:type="simple">https://doomwiki.org/wiki/Doom_the_Way_id_Did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410:.AMJ410]); &quot;&quot;; [.J$2:.AMJ$2] &amp; &quot;: &quot; &amp; [.J410:.AMJ410]))" office:value-type="string" office:string-value="Diabolución: 1" calcext:value-type="string">
            <text:p>Diabolución: 1</text:p>
          </table:table-cell>
          <table:table-cell table:style-name="ce17" table:formula="of:=SUMPRODUCT(NOT(ISBLANK([.J410:.AMJ410])))" office:value-type="float" office:value="1" calcext:value-type="float">
            <text:p>1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930"/>
        </table:table-row>
        <table:table-row table:style-name="ro3">
          <table:table-cell office:value-type="float" office:value="408" calcext:value-type="float">
            <text:p>408</text:p>
          </table:table-cell>
          <table:table-cell table:formula="of:=IF([.C411]&lt;[.C410]; [.A411]; [.B410])" office:value-type="float" office:value="396" calcext:value-type="float">
            <text:p>396</text:p>
          </table:table-cell>
          <table:table-cell table:formula="of:=SUM([.J411:.AMJ411])" office:value-type="float" office:value="1" calcext:value-type="float">
            <text:p>1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<text:a xlink:href="https://www.doomworld.com/idgames/levels/doom/d-f/eternity" xlink:type="simple">https://www.doomworld.com/idgames/levels/doom/d-f/eternity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411:.AMJ411]); &quot;&quot;; [.J$2:.AMJ$2] &amp; &quot;: &quot; &amp; [.J411:.AMJ411]))" office:value-type="string" office:string-value="bonnie: 1" calcext:value-type="string">
            <text:p>bonnie: 1</text:p>
          </table:table-cell>
          <table:table-cell table:style-name="ce17" table:formula="of:=SUMPRODUCT(NOT(ISBLANK([.J411:.AMJ411])))" office:value-type="float" office:value="1" calcext:value-type="float">
            <text:p>1</text:p>
          </table:table-cell>
          <table:table-cell table:number-columns-repeated="43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409" calcext:value-type="float">
            <text:p>409</text:p>
          </table:table-cell>
          <table:table-cell table:formula="of:=IF([.C412]&lt;[.C411]; [.A412]; [.B411])" office:value-type="float" office:value="396" calcext:value-type="float">
            <text:p>396</text:p>
          </table:table-cell>
          <table:table-cell table:formula="of:=SUM([.J412:.AMJ412])" office:value-type="float" office:value="1" calcext:value-type="float">
            <text:p>1</text:p>
          </table:table-cell>
          <table:table-cell office:value-type="string" calcext:value-type="string">
            <text:p>Exomoon</text:p>
          </table:table-cell>
          <table:table-cell office:value-type="string" calcext:value-type="string">
            <text:p><text:a xlink:href="https://www.doomworld.com/forum/topic/101755-exomoon-megawad-directors-cut-release/" xlink:type="simple">https://www.doomworld.com/forum/topic/101755-exomoon-megawad-directors-cut-release/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12:.AMJ412]); &quot;&quot;; [.J$2:.AMJ$2] &amp; &quot;: &quot; &amp; [.J412:.AMJ412]))" office:value-type="string" office:string-value="Lorenz0: 1" calcext:value-type="string">
            <text:p>Lorenz0: 1</text:p>
          </table:table-cell>
          <table:table-cell table:style-name="ce17" table:formula="of:=SUMPRODUCT(NOT(ISBLANK([.J412:.AMJ412])))" office:value-type="float" office:value="1" calcext:value-type="float">
            <text:p>1</text:p>
          </table:table-cell>
          <table:table-cell table:number-columns-repeated="78"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410" calcext:value-type="float">
            <text:p>410</text:p>
          </table:table-cell>
          <table:table-cell table:formula="of:=IF([.C413]&lt;[.C412]; [.A413]; [.B412])" office:value-type="float" office:value="396" calcext:value-type="float">
            <text:p>396</text:p>
          </table:table-cell>
          <table:table-cell table:formula="of:=SUM([.J413:.AMJ413])" office:value-type="float" office:value="1" calcext:value-type="float">
            <text:p>1</text:p>
          </table:table-cell>
          <table:table-cell office:value-type="string" calcext:value-type="string">
            <text:p>Extremal Doom</text:p>
          </table:table-cell>
          <table:table-cell office:value-type="string" calcext:value-type="string">
            <text:p><text:a xlink:href="https://www.doomworld.com/idgames/levels/doom/d-f/extremal" xlink:type="simple">https://www.doomworld.com/idgames/levels/doom/d-f/extremal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413:.AMJ413]); &quot;&quot;; [.J$2:.AMJ$2] &amp; &quot;: &quot; &amp; [.J413:.AMJ413]))" office:value-type="string" office:string-value="Grazza: 1" calcext:value-type="string">
            <text:p>Grazza: 1</text:p>
          </table:table-cell>
          <table:table-cell table:style-name="ce17" table:formula="of:=SUMPRODUCT(NOT(ISBLANK([.J413:.AMJ413])))"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411" calcext:value-type="float">
            <text:p>411</text:p>
          </table:table-cell>
          <table:table-cell table:formula="of:=IF([.C414]&lt;[.C413]; [.A414]; [.B413])" office:value-type="float" office:value="396" calcext:value-type="float">
            <text:p>396</text:p>
          </table:table-cell>
          <table:table-cell table:formula="of:=SUM([.J414:.AMJ414])" office:value-type="float" office:value="1" calcext:value-type="float">
            <text:p>1</text:p>
          </table:table-cell>
          <table:table-cell office:value-type="string" calcext:value-type="string">
            <text:p>Green War</text:p>
          </table:table-cell>
          <table:table-cell office:value-type="string" calcext:value-type="string">
            <text:p><text:a xlink:href="https://www.doomworld.com/idgames/levels/doom2/deathmatch/Ports/g-i/greenwar" xlink:type="simple">https://www.doomworld.com/idgames/levels/doom2/deathmatch/Ports/g-i/greenwar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14:.AMJ414]); &quot;&quot;; [.J$2:.AMJ$2] &amp; &quot;: &quot; &amp; [.J414:.AMJ414]))" office:value-type="string" office:string-value="joepallai: 1" calcext:value-type="string">
            <text:p>joepallai: 1</text:p>
          </table:table-cell>
          <table:table-cell table:style-name="ce17" table:formula="of:=SUMPRODUCT(NOT(ISBLANK([.J414:.AMJ414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2"/>
        </table:table-row>
        <table:table-row table:style-name="ro3">
          <table:table-cell office:value-type="float" office:value="412" calcext:value-type="float">
            <text:p>412</text:p>
          </table:table-cell>
          <table:table-cell table:formula="of:=IF([.C415]&lt;[.C414]; [.A415]; [.B414])" office:value-type="float" office:value="396" calcext:value-type="float">
            <text:p>396</text:p>
          </table:table-cell>
          <table:table-cell table:formula="of:=SUM([.J415:.AMJ415])" office:value-type="float" office:value="1" calcext:value-type="float">
            <text:p>1</text:p>
          </table:table-cell>
          <table:table-cell office:value-type="string" calcext:value-type="string">
            <text:p>Grezzo 2</text:p>
          </table:table-cell>
          <table:table-cell office:value-type="string" calcext:value-type="string">
            <text:p><text:a xlink:href="https://doomwiki.org/wiki/Grezzo_2" xlink:type="simple">https://doomwiki.org/wiki/Grezzo_2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J415:.AMJ415]); &quot;&quot;; [.J$2:.AMJ$2] &amp; &quot;: &quot; &amp; [.J415:.AMJ415]))" office:value-type="string" office:string-value="AnonimVio: 1" calcext:value-type="string">
            <text:p>AnonimVio: 1</text:p>
          </table:table-cell>
          <table:table-cell table:style-name="ce17" table:formula="of:=SUMPRODUCT(NOT(ISBLANK([.J415:.AMJ415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3">
          <table:table-cell office:value-type="float" office:value="413" calcext:value-type="float">
            <text:p>413</text:p>
          </table:table-cell>
          <table:table-cell table:formula="of:=IF([.C416]&lt;[.C415]; [.A416]; [.B415])" office:value-type="float" office:value="396" calcext:value-type="float">
            <text:p>396</text:p>
          </table:table-cell>
          <table:table-cell table:formula="of:=SUM([.J416:.AMJ416])" office:value-type="float" office:value="1" calcext:value-type="float">
            <text:p>1</text:p>
          </table:table-cell>
          <table:table-cell office:value-type="string" calcext:value-type="string">
            <text:p>kusok(Kurashiki's kuso map)</text:p>
          </table:table-cell>
          <table:table-cell office:value-type="string" calcext:value-type="string">
            <text:p><text:a xlink:href="https://www.doomworld.com/idgames/levels/doom2/Ports/j-l/kusok" xlink:type="simple">https://www.doomworld.com/idgames/levels/doom2/Ports/j-l/kusok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16:.AMJ416]); &quot;&quot;; [.J$2:.AMJ$2] &amp; &quot;: &quot; &amp; [.J416:.AMJ416]))" office:value-type="string" office:string-value="Fadri: 1" calcext:value-type="string">
            <text:p>Fadri: 1</text:p>
          </table:table-cell>
          <table:table-cell table:style-name="ce17" table:formula="of:=SUMPRODUCT(NOT(ISBLANK([.J416:.AMJ416])))" office:value-type="float" office:value="1" calcext:value-type="float">
            <text:p>1</text:p>
          </table:table-cell>
          <table:table-cell table:number-columns-repeated="148"/>
          <table:table-cell office:value-type="float" office:value="1" calcext:value-type="float">
            <text:p>1</text:p>
          </table:table-cell>
          <table:table-cell table:number-columns-repeated="866"/>
        </table:table-row>
        <table:table-row table:style-name="ro3">
          <table:table-cell office:value-type="float" office:value="414" calcext:value-type="float">
            <text:p>414</text:p>
          </table:table-cell>
          <table:table-cell table:formula="of:=IF([.C417]&lt;[.C416]; [.A417]; [.B416])" office:value-type="float" office:value="396" calcext:value-type="float">
            <text:p>396</text:p>
          </table:table-cell>
          <table:table-cell table:formula="of:=SUM([.J417:.AMJ417])" office:value-type="float" office:value="1" calcext:value-type="float">
            <text:p>1</text:p>
          </table:table-cell>
          <table:table-cell office:value-type="string" calcext:value-type="string">
            <text:p>Lilium</text:p>
          </table:table-cell>
          <table:table-cell office:value-type="string" calcext:value-type="string">
            <text:p><text:a xlink:href="https://www.doomworld.com/idgames/levels/doom2/Ports/j-l/lilium" xlink:type="simple">https://www.doomworld.com/idgames/levels/doom2/Ports/j-l/lilium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17:.AMJ417]); &quot;&quot;; [.J$2:.AMJ$2] &amp; &quot;: &quot; &amp; [.J417:.AMJ417]))" office:value-type="string" office:string-value="Lewonx: 1" calcext:value-type="string">
            <text:p>Lewonx: 1</text:p>
          </table:table-cell>
          <table:table-cell table:style-name="ce17" table:formula="of:=SUMPRODUCT(NOT(ISBLANK([.J417:.AMJ417])))" office:value-type="float" office:value="1" calcext:value-type="float">
            <text:p>1</text:p>
          </table:table-cell>
          <table:table-cell table:number-columns-repeated="157"/>
          <table:table-cell office:value-type="float" office:value="1" calcext:value-type="float">
            <text:p>1</text:p>
          </table:table-cell>
          <table:table-cell table:number-columns-repeated="857"/>
        </table:table-row>
        <table:table-row table:style-name="ro3">
          <table:table-cell office:value-type="float" office:value="415" calcext:value-type="float">
            <text:p>415</text:p>
          </table:table-cell>
          <table:table-cell table:formula="of:=IF([.C418]&lt;[.C417]; [.A418]; [.B417])" office:value-type="float" office:value="396" calcext:value-type="float">
            <text:p>396</text:p>
          </table:table-cell>
          <table:table-cell table:formula="of:=SUM([.J418:.AMJ418])" office:value-type="float" office:value="1" calcext:value-type="float">
            <text:p>1</text:p>
          </table:table-cell>
          <table:table-cell office:value-type="string" calcext:value-type="string">
            <text:p>LithE2M1</text:p>
          </table:table-cell>
          <table:table-cell office:value-type="string" calcext:value-type="string">
            <text:p><text:a xlink:href="https://www.doomworld.com/idgames/levels/doom/j-l/lithe2m1" xlink:type="simple">https://www.doomworld.com/idgames/levels/doom/j-l/lithe2m1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418:.AMJ418]); &quot;&quot;; [.J$2:.AMJ$2] &amp; &quot;: &quot; &amp; [.J418:.AMJ418]))" office:value-type="string" office:string-value="bzzrak: 1" calcext:value-type="string">
            <text:p>bzzrak: 1</text:p>
          </table:table-cell>
          <table:table-cell table:style-name="ce17" table:formula="of:=SUMPRODUCT(NOT(ISBLANK([.J418:.AMJ418]))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416" calcext:value-type="float">
            <text:p>416</text:p>
          </table:table-cell>
          <table:table-cell table:formula="of:=IF([.C419]&lt;[.C418]; [.A419]; [.B418])" office:value-type="float" office:value="396" calcext:value-type="float">
            <text:p>396</text:p>
          </table:table-cell>
          <table:table-cell table:formula="of:=SUM([.J419:.AMJ419])" office:value-type="float" office:value="1" calcext:value-type="float">
            <text:p>1</text:p>
          </table:table-cell>
          <table:table-cell office:value-type="string" calcext:value-type="string">
            <text:p>Micro Slaughter Community Project</text:p>
          </table:table-cell>
          <table:table-cell office:value-type="string" calcext:value-type="string">
            <text:p><text:a xlink:href="https://www.doomworld.com/forum/topic/119448-final-release-micro-slaughter-community-project-17-maps/" xlink:type="simple">https://www.doomworld.com/forum/topic/119448-final-release-micro-slaughter-community-project-17-maps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19:.AMJ419]); &quot;&quot;; [.J$2:.AMJ$2] &amp; &quot;: &quot; &amp; [.J419:.AMJ419]))" office:value-type="string" office:string-value="SCF: 1" calcext:value-type="string">
            <text:p>SCF: 1</text:p>
          </table:table-cell>
          <table:table-cell table:style-name="ce17" table:formula="of:=SUMPRODUCT(NOT(ISBLANK([.J419:.AMJ419])))" office:value-type="float" office:value="1" calcext:value-type="float">
            <text:p>1</text:p>
          </table:table-cell>
          <table:table-cell table:number-columns-repeated="158"/>
          <table:table-cell office:value-type="float" office:value="1" calcext:value-type="float">
            <text:p>1</text:p>
          </table:table-cell>
          <table:table-cell table:number-columns-repeated="856"/>
        </table:table-row>
        <table:table-row table:style-name="ro3">
          <table:table-cell office:value-type="float" office:value="417" calcext:value-type="float">
            <text:p>417</text:p>
          </table:table-cell>
          <table:table-cell table:formula="of:=IF([.C420]&lt;[.C419]; [.A420]; [.B419])" office:value-type="float" office:value="396" calcext:value-type="float">
            <text:p>396</text:p>
          </table:table-cell>
          <table:table-cell table:formula="of:=SUM([.J420:.AMJ420])" office:value-type="float" office:value="1" calcext:value-type="float">
            <text:p>1</text:p>
          </table:table-cell>
          <table:table-cell table:style-name="ce84" office:value-type="string" calcext:value-type="string">
            <text:p>Mini-Level Megawad</text:p>
          </table:table-cell>
          <table:table-cell office:value-type="string" calcext:value-type="string">
            <text:p><text:a xlink:href="https://www.doomworld.com/idgames/levels/doom2/megawads/mlm12" xlink:type="simple">https://www.doomworld.com/idgames/levels/doom2/megawads/mlm12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20:.AMJ420]); &quot;&quot;; [.J$2:.AMJ$2] &amp; &quot;: &quot; &amp; [.J420:.AMJ420]))" office:value-type="string" office:string-value="Phobus: 1" calcext:value-type="string">
            <text:p>Phobus: 1</text:p>
          </table:table-cell>
          <table:table-cell table:style-name="ce17" table:formula="of:=SUMPRODUCT(NOT(ISBLANK([.J420:.AMJ420])))"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418" calcext:value-type="float">
            <text:p>418</text:p>
          </table:table-cell>
          <table:table-cell table:formula="of:=IF([.C421]&lt;[.C420]; [.A421]; [.B420])" office:value-type="float" office:value="396" calcext:value-type="float">
            <text:p>396</text:p>
          </table:table-cell>
          <table:table-cell table:formula="of:=SUM([.J421:.AMJ421])" office:value-type="float" office:value="1" calcext:value-type="float">
            <text:p>1</text:p>
          </table:table-cell>
          <table:table-cell table:style-name="ce84" office:value-type="string" calcext:value-type="string">
            <text:p>Nefertiti</text:p>
          </table:table-cell>
          <table:table-cell office:value-type="string" calcext:value-type="string">
            <text:p><text:a xlink:href="https://www.doomworld.com/forum/topic/85907-nefertitiwad-6-maps/#comment-1554820" xlink:type="simple">https://www.doomworld.com/forum/topic/85907-nefertitiwad-6-maps/#comment-1554820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21:.AMJ421]); &quot;&quot;; [.J$2:.AMJ$2] &amp; &quot;: &quot; &amp; [.J421:.AMJ421]))" office:value-type="string" office:string-value="NoisyVelvet: 1" calcext:value-type="string">
            <text:p>NoisyVelvet: 1</text:p>
          </table:table-cell>
          <table:table-cell table:style-name="ce17" table:formula="of:=SUMPRODUCT(NOT(ISBLANK([.J421:.AMJ421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419" calcext:value-type="float">
            <text:p>419</text:p>
          </table:table-cell>
          <table:table-cell table:formula="of:=IF([.C422]&lt;[.C421]; [.A422]; [.B421])" office:value-type="float" office:value="396" calcext:value-type="float">
            <text:p>396</text:p>
          </table:table-cell>
          <table:table-cell table:formula="of:=SUM([.J422:.AMJ422])" office:value-type="float" office:value="1" calcext:value-type="float">
            <text:p>1</text:p>
          </table:table-cell>
          <table:table-cell table:style-name="ce84" office:value-type="string" calcext:value-type="string">
            <text:p>Order of the Odonata</text:p>
          </table:table-cell>
          <table:table-cell office:value-type="string" calcext:value-type="string">
            <text:p><text:a xlink:href="https://www.dfdoom.com/project/order-of-the-odonata/" xlink:type="simple">https://www.dfdoom.com/project/order-of-the-odonata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22:.AMJ422]); &quot;&quot;; [.J$2:.AMJ$2] &amp; &quot;: &quot; &amp; [.J422:.AMJ422]))" office:value-type="string" office:string-value="TJG1289: 1" calcext:value-type="string">
            <text:p>TJG1289: 1</text:p>
          </table:table-cell>
          <table:table-cell table:style-name="ce17" table:formula="of:=SUMPRODUCT(NOT(ISBLANK([.J422:.AMJ422])))" office:value-type="float" office:value="1" calcext:value-type="float">
            <text:p>1</text:p>
          </table:table-cell>
          <table:table-cell table:number-columns-repeated="154"/>
          <table:table-cell office:value-type="float" office:value="1" calcext:value-type="float">
            <text:p>1</text:p>
          </table:table-cell>
          <table:table-cell table:number-columns-repeated="860"/>
        </table:table-row>
        <table:table-row table:style-name="ro3">
          <table:table-cell office:value-type="float" office:value="420" calcext:value-type="float">
            <text:p>420</text:p>
          </table:table-cell>
          <table:table-cell table:formula="of:=IF([.C423]&lt;[.C422]; [.A423]; [.B422])" office:value-type="float" office:value="396" calcext:value-type="float">
            <text:p>396</text:p>
          </table:table-cell>
          <table:table-cell table:formula="of:=SUM([.J423:.AMJ423])" office:value-type="float" office:value="1" calcext:value-type="float">
            <text:p>1</text:p>
          </table:table-cell>
          <table:table-cell office:value-type="string" calcext:value-type="string">
            <text:p>Polygon Base</text:p>
          </table:table-cell>
          <table:table-cell office:value-type="string" calcext:value-type="string">
            <text:p><text:a xlink:href="https://doomwiki.org/wiki/Polygon_Base" xlink:type="simple">https://doomwiki.org/wiki/Polygon_Base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23:.AMJ423]); &quot;&quot;; [.J$2:.AMJ$2] &amp; &quot;: &quot; &amp; [.J423:.AMJ423]))" office:value-type="string" office:string-value="roadworx: 1" calcext:value-type="string">
            <text:p>roadworx: 1</text:p>
          </table:table-cell>
          <table:table-cell table:style-name="ce17" table:formula="of:=SUMPRODUCT(NOT(ISBLANK([.J423:.AMJ423])))"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421" calcext:value-type="float">
            <text:p>421</text:p>
          </table:table-cell>
          <table:table-cell table:formula="of:=IF([.C424]&lt;[.C423]; [.A424]; [.B423])" office:value-type="float" office:value="396" calcext:value-type="float">
            <text:p>396</text:p>
          </table:table-cell>
          <table:table-cell table:formula="of:=SUM([.J424:.AMJ424])" office:value-type="float" office:value="1" calcext:value-type="float">
            <text:p>1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<text:a xlink:href="http://thekinsie.com/reelism/" xlink:type="simple">http://thekinsie.com/reelism/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24:.AMJ424]); &quot;&quot;; [.J$2:.AMJ$2] &amp; &quot;: &quot; &amp; [.J424:.AMJ424]))" office:value-type="string" office:string-value="HUNdebLeonidasX: 1" calcext:value-type="string">
            <text:p>HUNdebLeonidasX: 1</text:p>
          </table:table-cell>
          <table:table-cell table:style-name="ce17" table:formula="of:=SUMPRODUCT(NOT(ISBLANK([.J424:.AMJ424])))"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62"/>
        </table:table-row>
        <table:table-row table:style-name="ro3">
          <table:table-cell office:value-type="float" office:value="422" calcext:value-type="float">
            <text:p>422</text:p>
          </table:table-cell>
          <table:table-cell table:formula="of:=IF([.C425]&lt;[.C424]; [.A425]; [.B424])" office:value-type="float" office:value="396" calcext:value-type="float">
            <text:p>396</text:p>
          </table:table-cell>
          <table:table-cell table:formula="of:=SUM([.J425:.AMJ425])" office:value-type="float" office:value="1" calcext:value-type="float">
            <text:p>1</text:p>
          </table:table-cell>
          <table:table-cell office:value-type="string" calcext:value-type="string">
            <text:p>Spicy Evil Spaghetti</text:p>
          </table:table-cell>
          <table:table-cell office:value-type="string" calcext:value-type="string">
            <text:p><text:a xlink:href="https://www.doomworld.com/idgames/levels/doom2/Ports/s-u/spagheti" xlink:type="simple">https://www.doomworld.com/idgames/levels/doom2/Ports/s-u/spagheti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25:.AMJ425]); &quot;&quot;; [.J$2:.AMJ$2] &amp; &quot;: &quot; &amp; [.J425:.AMJ425]))" office:value-type="string" office:string-value="everennui: 1" calcext:value-type="string">
            <text:p>everennui: 1</text:p>
          </table:table-cell>
          <table:table-cell table:style-name="ce17" table:formula="of:=SUMPRODUCT(NOT(ISBLANK([.J425:.AMJ425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float" office:value="423" calcext:value-type="float">
            <text:p>423</text:p>
          </table:table-cell>
          <table:table-cell table:formula="of:=IF([.C426]&lt;[.C425]; [.A426]; [.B425])" office:value-type="float" office:value="396" calcext:value-type="float">
            <text:p>396</text:p>
          </table:table-cell>
          <table:table-cell table:formula="of:=SUM([.J426:.AMJ426])" office:value-type="float" office:value="1" calcext:value-type="float">
            <text:p>1</text:p>
          </table:table-cell>
          <table:table-cell office:value-type="string" calcext:value-type="string">
            <text:p>SQUARES</text:p>
          </table:table-cell>
          <table:table-cell office:value-type="string" calcext:value-type="string">
            <text:p><text:a xlink:href="https://doomwiki.org/wiki/SQUARES" xlink:type="simple">https://doomwiki.org/wiki/SQUARES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426:.AMJ426]); &quot;&quot;; [.J$2:.AMJ$2] &amp; &quot;: &quot; &amp; [.J426:.AMJ426]))" office:value-type="string" office:string-value="STILES: 1" calcext:value-type="string">
            <text:p>STILES: 1</text:p>
          </table:table-cell>
          <table:table-cell table:style-name="ce17" table:formula="of:=SUMPRODUCT(NOT(ISBLANK([.J426:.AMJ426])))" office:value-type="float" office:value="1" calcext:value-type="float">
            <text:p>1</text:p>
          </table:table-cell>
          <table:table-cell table:number-columns-repeated="94"/>
          <table:table-cell office:value-type="float" office:value="1" calcext:value-type="float">
            <text:p>1</text:p>
          </table:table-cell>
          <table:table-cell table:number-columns-repeated="920"/>
        </table:table-row>
        <table:table-row table:style-name="ro3">
          <table:table-cell office:value-type="float" office:value="424" calcext:value-type="float">
            <text:p>424</text:p>
          </table:table-cell>
          <table:table-cell table:formula="of:=IF([.C427]&lt;[.C426]; [.A427]; [.B426])" office:value-type="float" office:value="396" calcext:value-type="float">
            <text:p>396</text:p>
          </table:table-cell>
          <table:table-cell table:formula="of:=SUM([.J427:.AMJ427])" office:value-type="float" office:value="1" calcext:value-type="float">
            <text:p>1</text:p>
          </table:table-cell>
          <table:table-cell table:style-name="ce84" office:value-type="string" calcext:value-type="string">
            <text:p>The Darkening Episode 1</text:p>
          </table:table-cell>
          <table:table-cell office:value-type="string" calcext:value-type="string">
            <text:p><text:a xlink:href="https://www.doomworld.com/idgames/levels/doom2/megawads/darken" xlink:type="simple">https://www.doomworld.com/idgames/levels/doom2/megawads/darken</text:a>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27:.AMJ427]); &quot;&quot;; [.J$2:.AMJ$2] &amp; &quot;: &quot; &amp; [.J427:.AMJ427]))" office:value-type="string" office:string-value="ASaltShaker: 1" calcext:value-type="string">
            <text:p>ASaltShaker: 1</text:p>
          </table:table-cell>
          <table:table-cell table:style-name="ce17" table:formula="of:=SUMPRODUCT(NOT(ISBLANK([.J427:.AMJ427])))" office:value-type="float" office:value="1" calcext:value-type="float">
            <text:p>1</text:p>
          </table:table-cell>
          <table:table-cell table:number-columns-repeated="126"/>
          <table:table-cell office:value-type="float" office:value="1" calcext:value-type="float">
            <text:p>1</text:p>
          </table:table-cell>
          <table:table-cell table:number-columns-repeated="888"/>
        </table:table-row>
        <table:table-row table:style-name="ro3">
          <table:table-cell office:value-type="float" office:value="425" calcext:value-type="float">
            <text:p>425</text:p>
          </table:table-cell>
          <table:table-cell table:formula="of:=IF([.C428]&lt;[.C427]; [.A428]; [.B427])" office:value-type="float" office:value="396" calcext:value-type="float">
            <text:p>396</text:p>
          </table:table-cell>
          <table:table-cell table:formula="of:=SUM([.J428:.AMJ428])" office:value-type="float" office:value="1" calcext:value-type="float">
            <text:p>1</text:p>
          </table:table-cell>
          <table:table-cell office:value-type="string" calcext:value-type="string">
            <text:p>The Devilz Work</text:p>
          </table:table-cell>
          <table:table-cell office:value-type="string" calcext:value-type="string">
            <text:p><text:a xlink:href="https://www.doomworld.com/idgames/levels/doom2/s-u/tdevil2" xlink:type="simple">https://www.doomworld.com/idgames/levels/doom2/s-u/tdevil2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28:.AMJ428]); &quot;&quot;; [.J$2:.AMJ$2] &amp; &quot;: &quot; &amp; [.J428:.AMJ428]))" office:value-type="string" office:string-value="everennui: 1" calcext:value-type="string">
            <text:p>everennui: 1</text:p>
          </table:table-cell>
          <table:table-cell table:style-name="ce17" table:formula="of:=SUMPRODUCT(NOT(ISBLANK([.J428:.AMJ428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float" office:value="426" calcext:value-type="float">
            <text:p>426</text:p>
          </table:table-cell>
          <table:table-cell table:formula="of:=IF([.C429]&lt;[.C428]; [.A429]; [.B428])" office:value-type="float" office:value="396" calcext:value-type="float">
            <text:p>396</text:p>
          </table:table-cell>
          <table:table-cell table:formula="of:=SUM([.J429:.AMJ429])" office:value-type="float" office:value="1" calcext:value-type="float">
            <text:p>1</text:p>
          </table:table-cell>
          <table:table-cell office:value-type="string" calcext:value-type="string">
            <text:p>The Evil Unleashed﻿</text:p>
          </table:table-cell>
          <table:table-cell office:value-type="string" calcext:value-type="string">
            <text:p><text:a xlink:href="https://doomwiki.org/wiki/The_Evil_Unleashed" xlink:type="simple">https://doomwiki.org/wiki/The_Evil_Unleashed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429:.AMJ429]); &quot;&quot;; [.J$2:.AMJ$2] &amp; &quot;: &quot; &amp; [.J429:.AMJ429]))" office:value-type="string" office:string-value="Ragu: 1" calcext:value-type="string">
            <text:p>Ragu: 1</text:p>
          </table:table-cell>
          <table:table-cell table:style-name="ce17" table:formula="of:=SUMPRODUCT(NOT(ISBLANK([.J429:.AMJ429])))" office:value-type="float" office:value="1" calcext:value-type="float">
            <text:p>1</text:p>
          </table:table-cell>
          <table:table-cell table:number-columns-repeated="163"/>
          <table:table-cell office:value-type="float" office:value="1" calcext:value-type="float">
            <text:p>1</text:p>
          </table:table-cell>
          <table:table-cell table:number-columns-repeated="851"/>
        </table:table-row>
        <table:table-row table:style-name="ro3">
          <table:table-cell office:value-type="float" office:value="427" calcext:value-type="float">
            <text:p>427</text:p>
          </table:table-cell>
          <table:table-cell table:formula="of:=IF([.C430]&lt;[.C429]; [.A430]; [.B429])" office:value-type="float" office:value="396" calcext:value-type="float">
            <text:p>396</text:p>
          </table:table-cell>
          <table:table-cell table:formula="of:=SUM([.J430:.AMJ430])" office:value-type="float" office:value="1" calcext:value-type="float">
            <text:p>1</text:p>
          </table:table-cell>
          <table:table-cell office:value-type="string" calcext:value-type="string">
            <text:p>The Rebirth</text:p>
          </table:table-cell>
          <table:table-cell office:value-type="string" calcext:value-type="string">
            <text:p><text:a xlink:href="https://www.doomworld.com/idgames/levels/doom2/megawads/rebirth" xlink:type="simple">https://www.doomworld.com/idgames/levels/doom2/megawads/rebirth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30:.AMJ430]); &quot;&quot;; [.J$2:.AMJ$2] &amp; &quot;: &quot; &amp; [.J430:.AMJ430]))" office:value-type="string" office:string-value="Malrionn: 1" calcext:value-type="string">
            <text:p>Malrionn: 1</text:p>
          </table:table-cell>
          <table:table-cell table:style-name="ce17" table:formula="of:=SUMPRODUCT(NOT(ISBLANK([.J430:.AMJ430]))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428" calcext:value-type="float">
            <text:p>428</text:p>
          </table:table-cell>
          <table:table-cell table:formula="of:=IF([.C431]&lt;[.C430]; [.A431]; [.B430])" office:value-type="float" office:value="396" calcext:value-type="float">
            <text:p>396</text:p>
          </table:table-cell>
          <table:table-cell table:formula="of:=SUM([.J431:.AMJ431])" office:value-type="float" office:value="1" calcext:value-type="float">
            <text:p>1</text:p>
          </table:table-cell>
          <table:table-cell office:value-type="string" calcext:value-type="string">
            <text:p>The Troopers' Playground</text:p>
          </table:table-cell>
          <table:table-cell office:value-type="string" calcext:value-type="string">
            <text:p><text:a xlink:href="https://www.doomworld.com/idgames/levels/doom2/s-u/ttp-rp" xlink:type="simple">https://www.doomworld.com/idgames/levels/doom2/s-u/ttp-rp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31:.AMJ431]); &quot;&quot;; [.J$2:.AMJ$2] &amp; &quot;: &quot; &amp; [.J431:.AMJ431]))" office:value-type="string" office:string-value="T-Rex: 1" calcext:value-type="string">
            <text:p>T-Rex: 1</text:p>
          </table:table-cell>
          <table:table-cell table:style-name="ce17" table:formula="of:=SUMPRODUCT(NOT(ISBLANK([.J431:.AMJ431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429" calcext:value-type="float">
            <text:p>429</text:p>
          </table:table-cell>
          <table:table-cell table:formula="of:=IF([.C432]&lt;[.C431]; [.A432]; [.B431])" office:value-type="float" office:value="396" calcext:value-type="float">
            <text:p>396</text:p>
          </table:table-cell>
          <table:table-cell table:formula="of:=SUM([.J432:.AMJ432])" office:value-type="float" office:value="1" calcext:value-type="float">
            <text:p>1</text:p>
          </table:table-cell>
          <table:table-cell office:value-type="string" calcext:value-type="string">
            <text:p>The Twilight Zone</text:p>
          </table:table-cell>
          <table:table-cell office:value-type="string" calcext:value-type="string">
            <text:p><text:a xlink:href="https://www.doomworld.com/idgames/levels/doom2/megawads/twzone" xlink:type="simple">https://www.doomworld.com/idgames/levels/doom2/megawads/twzone</text:a>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32:.AMJ432]); &quot;&quot;; [.J$2:.AMJ$2] &amp; &quot;: &quot; &amp; [.J432:.AMJ432]))" office:value-type="string" office:string-value="T-Rex: 1" calcext:value-type="string">
            <text:p>T-Rex: 1</text:p>
          </table:table-cell>
          <table:table-cell table:style-name="ce17" table:formula="of:=SUMPRODUCT(NOT(ISBLANK([.J432:.AMJ432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430" calcext:value-type="float">
            <text:p>430</text:p>
          </table:table-cell>
          <table:table-cell table:formula="of:=IF([.C433]&lt;[.C432]; [.A433]; [.B432])" office:value-type="float" office:value="396" calcext:value-type="float">
            <text:p>396</text:p>
          </table:table-cell>
          <table:table-cell table:formula="of:=SUM([.J433:.AMJ433])" office:value-type="float" office:value="1" calcext:value-type="float">
            <text:p>1</text:p>
          </table:table-cell>
          <table:table-cell table:style-name="ce84" office:value-type="string" calcext:value-type="string">
            <text:p>The Ultimate Icon of Sin</text:p>
          </table:table-cell>
          <table:table-cell office:value-type="string" calcext:value-type="string">
            <text:p><text:a xlink:href="https://www.doomworld.com/forum/topic/65009-zdoom-the-ultimate-icon-of-sin/" xlink:type="simple">https://www.doomworld.com/forum/topic/65009-zdoom-the-ultimate-icon-of-sin/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33:.AMJ433]); &quot;&quot;; [.J$2:.AMJ$2] &amp; &quot;: &quot; &amp; [.J433:.AMJ433]))" office:value-type="string" office:string-value="Soundblock: 1" calcext:value-type="string">
            <text:p>Soundblock: 1</text:p>
          </table:table-cell>
          <table:table-cell table:style-name="ce17" table:formula="of:=SUMPRODUCT(NOT(ISBLANK([.J433:.AMJ433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431" calcext:value-type="float">
            <text:p>431</text:p>
          </table:table-cell>
          <table:table-cell table:formula="of:=IF([.C434]&lt;[.C433]; [.A434]; [.B433])" office:value-type="float" office:value="396" calcext:value-type="float">
            <text:p>396</text:p>
          </table:table-cell>
          <table:table-cell table:formula="of:=SUM([.J434:.AMJ434])" office:value-type="float" office:value="1" calcext:value-type="float">
            <text:p>1</text:p>
          </table:table-cell>
          <table:table-cell office:value-type="string" calcext:value-type="string">
            <text:p>UnAligned</text:p>
          </table:table-cell>
          <table:table-cell office:value-type="string" calcext:value-type="string">
            <text:p><text:a xlink:href="https://www.doomworld.com/idgames/levels/doom/megawads/unalign" xlink:type="simple">https://www.doomworld.com/idgames/levels/doom/megawads/unalign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J434:.AMJ434]); &quot;&quot;; [.J$2:.AMJ$2] &amp; &quot;: &quot; &amp; [.J434:.AMJ434]))" office:value-type="string" office:string-value="yakfak: 1" calcext:value-type="string">
            <text:p>yakfak: 1</text:p>
          </table:table-cell>
          <table:table-cell table:style-name="ce17" table:formula="of:=SUMPRODUCT(NOT(ISBLANK([.J434:.AMJ434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3">
          <table:table-cell office:value-type="float" office:value="432" calcext:value-type="float">
            <text:p>432</text:p>
          </table:table-cell>
          <table:table-cell table:formula="of:=IF([.C435]&lt;[.C434]; [.A435]; [.B434])" office:value-type="float" office:value="396" calcext:value-type="float">
            <text:p>396</text:p>
          </table:table-cell>
          <table:table-cell table:formula="of:=SUM([.J435:.AMJ435])" office:value-type="float" office:value="1" calcext:value-type="float">
            <text:p>1</text:p>
          </table:table-cell>
          <table:table-cell office:value-type="string" calcext:value-type="string">
            <text:p>Vispire</text:p>
          </table:table-cell>
          <table:table-cell office:value-type="string" calcext:value-type="string">
            <text:p><text:a xlink:href="https://www.doomworld.com/files/file/18387-vispire/" xlink:type="simple">https://www.doomworld.com/files/file/18387-vispire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35:.AMJ435]); &quot;&quot;; [.J$2:.AMJ$2] &amp; &quot;: &quot; &amp; [.J435:.AMJ435]))" office:value-type="string" office:string-value="NoisyVelvet: 1" calcext:value-type="string">
            <text:p>NoisyVelvet: 1</text:p>
          </table:table-cell>
          <table:table-cell table:style-name="ce17" table:formula="of:=SUMPRODUCT(NOT(ISBLANK([.J435:.AMJ435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433" calcext:value-type="float">
            <text:p>433</text:p>
          </table:table-cell>
          <table:table-cell table:formula="of:=IF([.C436]&lt;[.C435]; [.A436]; [.B435])" office:value-type="float" office:value="396" calcext:value-type="float">
            <text:p>396</text:p>
          </table:table-cell>
          <table:table-cell table:formula="of:=SUM([.J436:.AMJ436])" office:value-type="float" office:value="1" calcext:value-type="float">
            <text:p>1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<text:a xlink:href="https://doomwiki.org/wiki/Void" xlink:type="simple">https://doomwiki.org/wiki/Void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36:.AMJ436]); &quot;&quot;; [.J$2:.AMJ$2] &amp; &quot;: &quot; &amp; [.J436:.AMJ436]))" office:value-type="string" office:string-value="TJG1289: 1" calcext:value-type="string">
            <text:p>TJG1289: 1</text:p>
          </table:table-cell>
          <table:table-cell table:style-name="ce17" table:formula="of:=SUMPRODUCT(NOT(ISBLANK([.J436:.AMJ436])))" office:value-type="float" office:value="1" calcext:value-type="float">
            <text:p>1</text:p>
          </table:table-cell>
          <table:table-cell table:number-columns-repeated="154"/>
          <table:table-cell office:value-type="float" office:value="1" calcext:value-type="float">
            <text:p>1</text:p>
          </table:table-cell>
          <table:table-cell table:number-columns-repeated="860"/>
        </table:table-row>
        <table:table-row table:style-name="ro3">
          <table:table-cell office:value-type="float" office:value="434" calcext:value-type="float">
            <text:p>434</text:p>
          </table:table-cell>
          <table:table-cell table:formula="of:=IF([.C437]&lt;[.C436]; [.A437]; [.B436])" office:value-type="float" office:value="396" calcext:value-type="float">
            <text:p>396</text:p>
          </table:table-cell>
          <table:table-cell table:formula="of:=SUM([.J437:.AMJ437])" office:value-type="float" office:value="1" calcext:value-type="float">
            <text:p>1</text:p>
          </table:table-cell>
          <table:table-cell table:style-name="ce84" office:value-type="string" calcext:value-type="string">
            <text:p>Whitemare</text:p>
          </table:table-cell>
          <table:table-cell office:value-type="string" calcext:value-type="string">
            <text:p><text:a xlink:href="https://www.doomworld.com/idgames/levels/doom2/Ports/v-z/whitemar" xlink:type="simple">https://www.doomworld.com/idgames/levels/doom2/Ports/v-z/whitemar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J437:.AMJ437]); &quot;&quot;; [.J$2:.AMJ$2] &amp; &quot;: &quot; &amp; [.J437:.AMJ437]))" office:value-type="string" office:string-value="Pierrot: 1" calcext:value-type="string">
            <text:p>Pierrot: 1</text:p>
          </table:table-cell>
          <table:table-cell table:style-name="ce17" table:formula="of:=SUMPRODUCT(NOT(ISBLANK([.J437:.AMJ437])))" office:value-type="float" office:value="1" calcext:value-type="float">
            <text:p>1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table:number-columns-repeated="898"/>
        </table:table-row>
        <table:table-row table:style-name="ro3">
          <table:table-cell office:value-type="float" office:value="435" calcext:value-type="float">
            <text:p>435</text:p>
          </table:table-cell>
          <table:table-cell table:formula="of:=IF([.C438]&lt;[.C437]; [.A438]; [.B437])" office:value-type="float" office:value="435" calcext:value-type="float">
            <text:p>435</text:p>
          </table:table-cell>
          <table:table-cell table:formula="of:=SUM([.J438:.AMJ438])" office:value-type="float" office:value="0" calcext:value-type="float">
            <text:p>0</text:p>
          </table:table-cell>
          <table:table-cell table:number-columns-repeated="4"/>
          <table:table-cell table:style-name="ce16" table:number-matrix-columns-spanned="1" table:number-matrix-rows-spanned="1" table:formula="of:=COM.MICROSOFT.TEXTJOIN(&quot;, &quot;; 1; IF(ISBLANK([.J438:.AMJ438]); &quot;&quot;; [.J$2:.AMJ$2] &amp; &quot;: &quot; &amp; [.J438:.AMJ438]))">
            <text:p/>
          </table:table-cell>
          <table:table-cell table:style-name="ce17" table:formula="of:=SUMPRODUCT(NOT(ISBLANK([.J438:.AMJ438])))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office:value-type="float" office:value="436" calcext:value-type="float">
            <text:p>436</text:p>
          </table:table-cell>
          <table:table-cell table:formula="of:=IF([.C439]&lt;[.C438]; [.A439]; [.B438])" office:value-type="float" office:value="435" calcext:value-type="float">
            <text:p>435</text:p>
          </table:table-cell>
          <table:table-cell table:formula="of:=SUM([.J439:.AMJ439])" office:value-type="float" office:value="0" calcext:value-type="float">
            <text:p>0</text:p>
          </table:table-cell>
          <table:table-cell table:number-columns-repeated="4"/>
          <table:table-cell table:style-name="ce16" table:number-matrix-columns-spanned="1" table:number-matrix-rows-spanned="1" table:formula="of:=COM.MICROSOFT.TEXTJOIN(&quot;, &quot;; 1; IF(ISBLANK([.J439:.AMJ439]); &quot;&quot;; [.J$2:.AMJ$2] &amp; &quot;: &quot; &amp; [.J439:.AMJ439]))">
            <text:p/>
          </table:table-cell>
          <table:table-cell table:style-name="ce17" table:formula="of:=SUMPRODUCT(NOT(ISBLANK([.J439:.AMJ439])))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office:value-type="float" office:value="437" calcext:value-type="float">
            <text:p>437</text:p>
          </table:table-cell>
          <table:table-cell table:formula="of:=IF([.C440]&lt;[.C439]; [.A440]; [.B439])" office:value-type="float" office:value="435" calcext:value-type="float">
            <text:p>435</text:p>
          </table:table-cell>
          <table:table-cell table:formula="of:=SUM([.J440:.AMJ440])" office:value-type="float" office:value="0" calcext:value-type="float">
            <text:p>0</text:p>
          </table:table-cell>
          <table:table-cell table:number-columns-repeated="4"/>
          <table:table-cell table:style-name="ce16" table:number-matrix-columns-spanned="1" table:number-matrix-rows-spanned="1" table:formula="of:=COM.MICROSOFT.TEXTJOIN(&quot;, &quot;; 1; IF(ISBLANK([.J440:.AMJ440]); &quot;&quot;; [.J$2:.AMJ$2] &amp; &quot;: &quot; &amp; [.J440:.AMJ440]))">
            <text:p/>
          </table:table-cell>
          <table:table-cell table:style-name="ce17" table:formula="of:=SUMPRODUCT(NOT(ISBLANK([.J440:.AMJ440])))" office:value-type="float" office:value="0" calcext:value-type="float">
            <text:p>0</text:p>
          </table:table-cell>
          <table:table-cell table:number-columns-repeated="1015"/>
        </table:table-row>
        <table:table-row table:style-name="ro3" table:number-rows-repeated="104813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B2:Numbers.I2 Numbers.DB2:Numbers.AMJ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J2:Numbers.J2">
            <calcext:condition calcext:apply-style-name="Result" calcext:value="duplicate" calcext:base-cell-address="Numbers.J2"/>
            <calcext:condition calcext:apply-style-name="Default" calcext:value="unique" calcext:base-cell-address="Numbers.J2"/>
          </calcext:conditional-format>
          <calcext:conditional-format calcext:target-range-address="Numbers.K2:Numbers.K2">
            <calcext:condition calcext:apply-style-name="Result" calcext:value="duplicate" calcext:base-cell-address="Numbers.K2"/>
            <calcext:condition calcext:apply-style-name="Default" calcext:value="unique" calcext:base-cell-address="Numbers.K2"/>
          </calcext:conditional-format>
          <calcext:conditional-format calcext:target-range-address="Numbers.L2:Numbers.L2">
            <calcext:condition calcext:apply-style-name="Result" calcext:value="duplicate" calcext:base-cell-address="Numbers.L2"/>
            <calcext:condition calcext:apply-style-name="Default" calcext:value="unique" calcext:base-cell-address="Numbers.L2"/>
          </calcext:conditional-format>
          <calcext:conditional-format calcext:target-range-address="Numbers.N2:Numbers.N2">
            <calcext:condition calcext:apply-style-name="Result" calcext:value="duplicate" calcext:base-cell-address="Numbers.N2"/>
            <calcext:condition calcext:apply-style-name="Default" calcext:value="unique" calcext:base-cell-address="Numbers.N2"/>
          </calcext:conditional-format>
          <calcext:conditional-format calcext:target-range-address="Numbers.O2:Numbers.O2">
            <calcext:condition calcext:apply-style-name="Result" calcext:value="duplicate" calcext:base-cell-address="Numbers.O2"/>
            <calcext:condition calcext:apply-style-name="Default" calcext:value="unique" calcext:base-cell-address="Numbers.O2"/>
          </calcext:conditional-format>
          <calcext:conditional-format calcext:target-range-address="Numbers.P2:Numbers.P2">
            <calcext:condition calcext:apply-style-name="Result" calcext:value="duplicate" calcext:base-cell-address="Numbers.P2"/>
            <calcext:condition calcext:apply-style-name="Default" calcext:value="unique" calcext:base-cell-address="Numbers.P2"/>
          </calcext:conditional-format>
          <calcext:conditional-format calcext:target-range-address="Numbers.S2:Numbers.S2">
            <calcext:condition calcext:apply-style-name="Result" calcext:value="duplicate" calcext:base-cell-address="Numbers.S2"/>
            <calcext:condition calcext:apply-style-name="Default" calcext:value="unique" calcext:base-cell-address="Numbers.S2"/>
          </calcext:conditional-format>
          <calcext:conditional-format calcext:target-range-address="Numbers.T2:Numbers.T2">
            <calcext:condition calcext:apply-style-name="Result" calcext:value="duplicate" calcext:base-cell-address="Numbers.T2"/>
            <calcext:condition calcext:apply-style-name="Default" calcext:value="unique" calcext:base-cell-address="Numbers.T2"/>
          </calcext:conditional-format>
          <calcext:conditional-format calcext:target-range-address="Numbers.U2:Numbers.U2">
            <calcext:condition calcext:apply-style-name="Result" calcext:value="duplicate" calcext:base-cell-address="Numbers.U2"/>
            <calcext:condition calcext:apply-style-name="Default" calcext:value="unique" calcext:base-cell-address="Numbers.U2"/>
          </calcext:conditional-format>
          <calcext:conditional-format calcext:target-range-address="Numbers.V2:Numbers.V2">
            <calcext:condition calcext:apply-style-name="Result" calcext:value="duplicate" calcext:base-cell-address="Numbers.V2"/>
            <calcext:condition calcext:apply-style-name="Default" calcext:value="unique" calcext:base-cell-address="Numbers.V2"/>
          </calcext:conditional-format>
          <calcext:conditional-format calcext:target-range-address="Numbers.W2:Numbers.W2">
            <calcext:condition calcext:apply-style-name="Result" calcext:value="duplicate" calcext:base-cell-address="Numbers.W2"/>
            <calcext:condition calcext:apply-style-name="Default" calcext:value="unique" calcext:base-cell-address="Numbers.W2"/>
          </calcext:conditional-format>
          <calcext:conditional-format calcext:target-range-address="Numbers.X2:Numbers.X2">
            <calcext:condition calcext:apply-style-name="Result" calcext:value="duplicate" calcext:base-cell-address="Numbers.X2"/>
            <calcext:condition calcext:apply-style-name="Default" calcext:value="unique" calcext:base-cell-address="Numbers.X2"/>
          </calcext:conditional-format>
          <calcext:conditional-format calcext:target-range-address="Numbers.Y2:Numbers.Y2">
            <calcext:condition calcext:apply-style-name="Result" calcext:value="duplicate" calcext:base-cell-address="Numbers.Y2"/>
            <calcext:condition calcext:apply-style-name="Default" calcext:value="unique" calcext:base-cell-address="Numbers.Y2"/>
          </calcext:conditional-format>
          <calcext:conditional-format calcext:target-range-address="Numbers.Z2:Numbers.Z2">
            <calcext:condition calcext:apply-style-name="Result" calcext:value="duplicate" calcext:base-cell-address="Numbers.Z2"/>
            <calcext:condition calcext:apply-style-name="Default" calcext:value="unique" calcext:base-cell-address="Numbers.Z2"/>
          </calcext:conditional-format>
          <calcext:conditional-format calcext:target-range-address="Numbers.AA2:Numbers.AA2">
            <calcext:condition calcext:apply-style-name="Result" calcext:value="duplicate" calcext:base-cell-address="Numbers.AA2"/>
            <calcext:condition calcext:apply-style-name="Default" calcext:value="unique" calcext:base-cell-address="Numbers.AA2"/>
          </calcext:conditional-format>
          <calcext:conditional-format calcext:target-range-address="Numbers.AB2:Numbers.AB2">
            <calcext:condition calcext:apply-style-name="Result" calcext:value="duplicate" calcext:base-cell-address="Numbers.AB2"/>
            <calcext:condition calcext:apply-style-name="Default" calcext:value="unique" calcext:base-cell-address="Numbers.AB2"/>
          </calcext:conditional-format>
          <calcext:conditional-format calcext:target-range-address="Numbers.AC2:Numbers.AC2">
            <calcext:condition calcext:apply-style-name="Result" calcext:value="duplicate" calcext:base-cell-address="Numbers.AC2"/>
            <calcext:condition calcext:apply-style-name="Default" calcext:value="unique" calcext:base-cell-address="Numbers.AC2"/>
          </calcext:conditional-format>
          <calcext:conditional-format calcext:target-range-address="Numbers.AF2:Numbers.AF2">
            <calcext:condition calcext:apply-style-name="Result" calcext:value="duplicate" calcext:base-cell-address="Numbers.AF2"/>
            <calcext:condition calcext:apply-style-name="Default" calcext:value="unique" calcext:base-cell-address="Numbers.AF2"/>
          </calcext:conditional-format>
          <calcext:conditional-format calcext:target-range-address="Numbers.AG2:Numbers.AG2">
            <calcext:condition calcext:apply-style-name="Result" calcext:value="duplicate" calcext:base-cell-address="Numbers.AG2"/>
            <calcext:condition calcext:apply-style-name="Default" calcext:value="unique" calcext:base-cell-address="Numbers.AG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AR2:Numbers.AR2">
            <calcext:condition calcext:apply-style-name="Result" calcext:value="duplicate" calcext:base-cell-address="Numbers.AR2"/>
            <calcext:condition calcext:apply-style-name="Default" calcext:value="unique" calcext:base-cell-address="Numbers.AR2"/>
          </calcext:conditional-format>
          <calcext:conditional-format calcext:target-range-address="Numbers.AS2:Numbers.AS2">
            <calcext:condition calcext:apply-style-name="Result" calcext:value="duplicate" calcext:base-cell-address="Numbers.AS2"/>
            <calcext:condition calcext:apply-style-name="Default" calcext:value="unique" calcext:base-cell-address="Numbers.AS2"/>
          </calcext:conditional-format>
          <calcext:conditional-format calcext:target-range-address="Numbers.AS2:Numbers.AS2">
            <calcext:condition calcext:apply-style-name="Result" calcext:value="duplicate" calcext:base-cell-address="Numbers.AS2"/>
            <calcext:condition calcext:apply-style-name="Default" calcext:value="unique" calcext:base-cell-address="Numbers.AS2"/>
          </calcext:conditional-format>
          <calcext:conditional-format calcext:target-range-address="Numbers.AT2:Numbers.AT2">
            <calcext:condition calcext:apply-style-name="Result" calcext:value="duplicate" calcext:base-cell-address="Numbers.AT2"/>
            <calcext:condition calcext:apply-style-name="Default" calcext:value="unique" calcext:base-cell-address="Numbers.AT2"/>
          </calcext:conditional-format>
          <calcext:conditional-format calcext:target-range-address="Numbers.AT2:Numbers.AT2">
            <calcext:condition calcext:apply-style-name="Result" calcext:value="duplicate" calcext:base-cell-address="Numbers.AT2"/>
            <calcext:condition calcext:apply-style-name="Default" calcext:value="unique" calcext:base-cell-address="Numbers.AT2"/>
          </calcext:conditional-format>
          <calcext:conditional-format calcext:target-range-address="Numbers.AV2:Numbers.AV2">
            <calcext:condition calcext:apply-style-name="Result" calcext:value="duplicate" calcext:base-cell-address="Numbers.AV2"/>
            <calcext:condition calcext:apply-style-name="Default" calcext:value="unique" calcext:base-cell-address="Numbers.AV2"/>
          </calcext:conditional-format>
          <calcext:conditional-format calcext:target-range-address="Numbers.AV2:Numbers.AV2">
            <calcext:condition calcext:apply-style-name="Result" calcext:value="duplicate" calcext:base-cell-address="Numbers.AV2"/>
            <calcext:condition calcext:apply-style-name="Default" calcext:value="unique" calcext:base-cell-address="Numbers.AV2"/>
          </calcext:conditional-format>
          <calcext:conditional-format calcext:target-range-address="Numbers.AV2:Numbers.AV2">
            <calcext:condition calcext:apply-style-name="Result" calcext:value="duplicate" calcext:base-cell-address="Numbers.AV2"/>
            <calcext:condition calcext:apply-style-name="Default" calcext:value="unique" calcext:base-cell-address="Numbers.AV2"/>
          </calcext:conditional-format>
          <calcext:conditional-format calcext:target-range-address="Numbers.AX2:Numbers.AX2">
            <calcext:condition calcext:apply-style-name="Result" calcext:value="duplicate" calcext:base-cell-address="Numbers.AX2"/>
            <calcext:condition calcext:apply-style-name="Default" calcext:value="unique" calcext:base-cell-address="Numbers.AX2"/>
          </calcext:conditional-format>
          <calcext:conditional-format calcext:target-range-address="Numbers.AY2:Numbers.AY2">
            <calcext:condition calcext:apply-style-name="Result" calcext:value="duplicate" calcext:base-cell-address="Numbers.AY2"/>
            <calcext:condition calcext:apply-style-name="Default" calcext:value="unique" calcext:base-cell-address="Numbers.AY2"/>
          </calcext:conditional-format>
          <calcext:conditional-format calcext:target-range-address="Numbers.BF2:Numbers.BF2">
            <calcext:condition calcext:apply-style-name="Result" calcext:value="duplicate" calcext:base-cell-address="Numbers.BF2"/>
            <calcext:condition calcext:apply-style-name="Default" calcext:value="unique" calcext:base-cell-address="Numbers.BF2"/>
          </calcext:conditional-format>
          <calcext:conditional-format calcext:target-range-address="Numbers.BF2:Numbers.BF2">
            <calcext:condition calcext:apply-style-name="Result" calcext:value="duplicate" calcext:base-cell-address="Numbers.BF2"/>
            <calcext:condition calcext:apply-style-name="Default" calcext:value="unique" calcext:base-cell-address="Numbers.BF2"/>
          </calcext:conditional-format>
          <calcext:conditional-format calcext:target-range-address="Numbers.BF2:Numbers.BF2">
            <calcext:condition calcext:apply-style-name="Result" calcext:value="duplicate" calcext:base-cell-address="Numbers.BF2"/>
            <calcext:condition calcext:apply-style-name="Default" calcext:value="unique" calcext:base-cell-address="Numbers.BF2"/>
          </calcext:conditional-format>
          <calcext:conditional-format calcext:target-range-address="Numbers.BF2:Numbers.BF2">
            <calcext:condition calcext:apply-style-name="Result" calcext:value="duplicate" calcext:base-cell-address="Numbers.BF2"/>
            <calcext:condition calcext:apply-style-name="Default" calcext:value="unique" calcext:base-cell-address="Numbers.BF2"/>
          </calcext:conditional-format>
          <calcext:conditional-format calcext:target-range-address="Numbers.BF2:Numbers.BF2">
            <calcext:condition calcext:apply-style-name="Result" calcext:value="duplicate" calcext:base-cell-address="Numbers.BF2"/>
            <calcext:condition calcext:apply-style-name="Default" calcext:value="unique" calcext:base-cell-address="Numbers.BF2"/>
          </calcext:conditional-format>
          <calcext:conditional-format calcext:target-range-address="Numbers.BG2:Numbers.BG2">
            <calcext:condition calcext:apply-style-name="Result" calcext:value="duplicate" calcext:base-cell-address="Numbers.BG2"/>
            <calcext:condition calcext:apply-style-name="Default" calcext:value="unique" calcext:base-cell-address="Numbers.BG2"/>
          </calcext:conditional-format>
          <calcext:conditional-format calcext:target-range-address="Numbers.BG2:Numbers.BG2">
            <calcext:condition calcext:apply-style-name="Result" calcext:value="duplicate" calcext:base-cell-address="Numbers.BG2"/>
            <calcext:condition calcext:apply-style-name="Default" calcext:value="unique" calcext:base-cell-address="Numbers.BG2"/>
          </calcext:conditional-format>
          <calcext:conditional-format calcext:target-range-address="Numbers.BG2:Numbers.BG2">
            <calcext:condition calcext:apply-style-name="Result" calcext:value="duplicate" calcext:base-cell-address="Numbers.BG2"/>
            <calcext:condition calcext:apply-style-name="Default" calcext:value="unique" calcext:base-cell-address="Numbers.BG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N2:Numbers.BN2">
            <calcext:condition calcext:apply-style-name="Result" calcext:value="duplicate" calcext:base-cell-address="Numbers.BN2"/>
            <calcext:condition calcext:apply-style-name="Default" calcext:value="unique" calcext:base-cell-address="Numbers.BN2"/>
          </calcext:conditional-format>
          <calcext:conditional-format calcext:target-range-address="Numbers.BN2:Numbers.BN2">
            <calcext:condition calcext:apply-style-name="Result" calcext:value="duplicate" calcext:base-cell-address="Numbers.BN2"/>
            <calcext:condition calcext:apply-style-name="Default" calcext:value="unique" calcext:base-cell-address="Numbers.BN2"/>
          </calcext:conditional-format>
          <calcext:conditional-format calcext:target-range-address="Numbers.BW2:Numbers.BW2">
            <calcext:condition calcext:apply-style-name="Result" calcext:value="duplicate" calcext:base-cell-address="Numbers.BW2"/>
            <calcext:condition calcext:apply-style-name="Default" calcext:value="unique" calcext:base-cell-address="Numbers.BW2"/>
          </calcext:conditional-format>
          <calcext:conditional-format calcext:target-range-address="Numbers.BW2:Numbers.BW2">
            <calcext:condition calcext:apply-style-name="Result" calcext:value="duplicate" calcext:base-cell-address="Numbers.BW2"/>
            <calcext:condition calcext:apply-style-name="Default" calcext:value="unique" calcext:base-cell-address="Numbers.BW2"/>
          </calcext:conditional-format>
          <calcext:conditional-format calcext:target-range-address="Numbers.BW2:Numbers.BW2">
            <calcext:condition calcext:apply-style-name="Result" calcext:value="duplicate" calcext:base-cell-address="Numbers.BW2"/>
            <calcext:condition calcext:apply-style-name="Default" calcext:value="unique" calcext:base-cell-address="Numbers.BW2"/>
          </calcext:conditional-format>
          <calcext:conditional-format calcext:target-range-address="Numbers.BW2:Numbers.BW2">
            <calcext:condition calcext:apply-style-name="Result" calcext:value="duplicate" calcext:base-cell-address="Numbers.BW2"/>
            <calcext:condition calcext:apply-style-name="Default" calcext:value="unique" calcext:base-cell-address="Numbers.BW2"/>
          </calcext:conditional-format>
          <calcext:conditional-format calcext:target-range-address="Numbers.BW2:Numbers.BW2">
            <calcext:condition calcext:apply-style-name="Result" calcext:value="duplicate" calcext:base-cell-address="Numbers.BW2"/>
            <calcext:condition calcext:apply-style-name="Default" calcext:value="unique" calcext:base-cell-address="Numbers.BW2"/>
          </calcext:conditional-format>
          <calcext:conditional-format calcext:target-range-address="Numbers.BW2:Numbers.BW2">
            <calcext:condition calcext:apply-style-name="Result" calcext:value="duplicate" calcext:base-cell-address="Numbers.BW2"/>
            <calcext:condition calcext:apply-style-name="Default" calcext:value="unique" calcext:base-cell-address="Numbers.BW2"/>
          </calcext:conditional-format>
          <calcext:conditional-format calcext:target-range-address="Numbers.BY2:Numbers.BY2">
            <calcext:condition calcext:apply-style-name="Result" calcext:value="duplicate" calcext:base-cell-address="Numbers.BY2"/>
            <calcext:condition calcext:apply-style-name="Default" calcext:value="unique" calcext:base-cell-address="Numbers.BY2"/>
          </calcext:conditional-format>
          <calcext:conditional-format calcext:target-range-address="Numbers.CA2:Numbers.CA2">
            <calcext:condition calcext:apply-style-name="Result" calcext:value="duplicate" calcext:base-cell-address="Numbers.CA2"/>
            <calcext:condition calcext:apply-style-name="Default" calcext:value="unique" calcext:base-cell-address="Numbers.CA2"/>
          </calcext:conditional-format>
          <calcext:conditional-format calcext:target-range-address="Numbers.CA2:Numbers.CA2">
            <calcext:condition calcext:apply-style-name="Result" calcext:value="duplicate" calcext:base-cell-address="Numbers.CA2"/>
            <calcext:condition calcext:apply-style-name="Default" calcext:value="unique" calcext:base-cell-address="Numbers.CA2"/>
          </calcext:conditional-format>
          <calcext:conditional-format calcext:target-range-address="Numbers.CI2:Numbers.CJ2 Numbers.CB2:Numbers.CC2 Numbers.CF2:Numbers.CG2">
            <calcext:condition calcext:apply-style-name="Result" calcext:value="duplicate" calcext:base-cell-address="Numbers.CB2"/>
            <calcext:condition calcext:apply-style-name="Default" calcext:value="unique" calcext:base-cell-address="Numbers.CB2"/>
          </calcext:conditional-format>
          <calcext:conditional-format calcext:target-range-address="Numbers.CF2:Numbers.CF2">
            <calcext:condition calcext:apply-style-name="Result" calcext:value="duplicate" calcext:base-cell-address="Numbers.CF2"/>
            <calcext:condition calcext:apply-style-name="Default" calcext:value="unique" calcext:base-cell-address="Numbers.CF2"/>
          </calcext:conditional-format>
          <calcext:conditional-format calcext:target-range-address="Numbers.CG2:Numbers.CG2">
            <calcext:condition calcext:apply-style-name="Result" calcext:value="duplicate" calcext:base-cell-address="Numbers.CG2"/>
            <calcext:condition calcext:apply-style-name="Default" calcext:value="unique" calcext:base-cell-address="Numbers.CG2"/>
          </calcext:conditional-format>
          <calcext:conditional-format calcext:target-range-address="Numbers.CI2:Numbers.CJ2">
            <calcext:condition calcext:apply-style-name="Result" calcext:value="duplicate" calcext:base-cell-address="Numbers.CI2"/>
            <calcext:condition calcext:apply-style-name="Default" calcext:value="unique" calcext:base-cell-address="Numbers.CI2"/>
          </calcext:conditional-format>
          <calcext:conditional-format calcext:target-range-address="Numbers.CC2:Numbers.CC2">
            <calcext:condition calcext:apply-style-name="Result" calcext:value="duplicate" calcext:base-cell-address="Numbers.CC2"/>
            <calcext:condition calcext:apply-style-name="Default" calcext:value="unique" calcext:base-cell-address="Numbers.CC2"/>
          </calcext:conditional-format>
          <calcext:conditional-format calcext:target-range-address="Numbers.CH2:Numbers.CH2">
            <calcext:condition calcext:apply-style-name="Result" calcext:value="duplicate" calcext:base-cell-address="Numbers.CH2"/>
            <calcext:condition calcext:apply-style-name="Default" calcext:value="unique" calcext:base-cell-address="Numbers.CH2"/>
          </calcext:conditional-format>
          <calcext:conditional-format calcext:target-range-address="Numbers.CE2:Numbers.CE2">
            <calcext:condition calcext:apply-style-name="Result" calcext:value="duplicate" calcext:base-cell-address="Numbers.CE2"/>
            <calcext:condition calcext:apply-style-name="Default" calcext:value="unique" calcext:base-cell-address="Numbers.CE2"/>
          </calcext:conditional-format>
          <calcext:conditional-format calcext:target-range-address="Numbers.CD2:Numbers.CD2">
            <calcext:condition calcext:apply-style-name="Result" calcext:value="duplicate" calcext:base-cell-address="Numbers.CD2"/>
            <calcext:condition calcext:apply-style-name="Default" calcext:value="unique" calcext:base-cell-address="Numbers.CD2"/>
          </calcext:conditional-format>
          <calcext:conditional-format calcext:target-range-address="Numbers.AK2:Numbers.AK2">
            <calcext:condition calcext:apply-style-name="Result" calcext:value="duplicate" calcext:base-cell-address="Numbers.AK2"/>
            <calcext:condition calcext:apply-style-name="Default" calcext:value="unique" calcext:base-cell-address="Numbers.AK2"/>
          </calcext:conditional-format>
          <calcext:conditional-format calcext:target-range-address="Numbers.AK2:Numbers.AK2">
            <calcext:condition calcext:apply-style-name="Result" calcext:value="duplicate" calcext:base-cell-address="Numbers.AK2"/>
            <calcext:condition calcext:apply-style-name="Default" calcext:value="unique" calcext:base-cell-address="Numbers.AK2"/>
          </calcext:conditional-format>
          <calcext:conditional-format calcext:target-range-address="Numbers.AM2:Numbers.AM2">
            <calcext:condition calcext:apply-style-name="Result" calcext:value="duplicate" calcext:base-cell-address="Numbers.AM2"/>
            <calcext:condition calcext:apply-style-name="Default" calcext:value="unique" calcext:base-cell-address="Numbers.AM2"/>
          </calcext:conditional-format>
          <calcext:conditional-format calcext:target-range-address="Numbers.AM2:Numbers.AM2">
            <calcext:condition calcext:apply-style-name="Result" calcext:value="duplicate" calcext:base-cell-address="Numbers.AM2"/>
            <calcext:condition calcext:apply-style-name="Default" calcext:value="unique" calcext:base-cell-address="Numbers.AM2"/>
          </calcext:conditional-format>
          <calcext:conditional-format calcext:target-range-address="Numbers.AO2:Numbers.AO2">
            <calcext:condition calcext:apply-style-name="Result" calcext:value="duplicate" calcext:base-cell-address="Numbers.AO2"/>
            <calcext:condition calcext:apply-style-name="Default" calcext:value="unique" calcext:base-cell-address="Numbers.AO2"/>
          </calcext:conditional-format>
          <calcext:conditional-format calcext:target-range-address="Numbers.AZ2:Numbers.AZ2">
            <calcext:condition calcext:apply-style-name="Result" calcext:value="duplicate" calcext:base-cell-address="Numbers.AZ2"/>
            <calcext:condition calcext:apply-style-name="Default" calcext:value="unique" calcext:base-cell-address="Numbers.AZ2"/>
          </calcext:conditional-format>
          <calcext:conditional-format calcext:target-range-address="Numbers.AZ2:Numbers.AZ2">
            <calcext:condition calcext:apply-style-name="Result" calcext:value="duplicate" calcext:base-cell-address="Numbers.AZ2"/>
            <calcext:condition calcext:apply-style-name="Default" calcext:value="unique" calcext:base-cell-address="Numbers.AZ2"/>
          </calcext:conditional-format>
          <calcext:conditional-format calcext:target-range-address="Numbers.BA2:Numbers.BA2">
            <calcext:condition calcext:apply-style-name="Result" calcext:value="duplicate" calcext:base-cell-address="Numbers.BA2"/>
            <calcext:condition calcext:apply-style-name="Default" calcext:value="unique" calcext:base-cell-address="Numbers.BA2"/>
          </calcext:conditional-format>
          <calcext:conditional-format calcext:target-range-address="Numbers.D438:Numbers.D1048576 Numbers.D1:Numbers.D379 Numbers.D382:Numbers.D404 Numbers.D406:Numbers.D407 Numbers.D409:Numbers.D419 Numbers.D423:Numbers.D426 Numbers.D428:Numbers.D432 Numbers.D434:Numbers.D436">
            <calcext:condition calcext:apply-style-name="Result2" calcext:value="duplicate" calcext:base-cell-address="Numbers.D1"/>
          </calcext:conditional-format>
          <calcext:conditional-format calcext:target-range-address="Numbers.B1:Numbers.C1 Numbers.I1:Numbers.AMJ1">
            <calcext:condition calcext:apply-style-name="gray background" calcext:value="between(1,54)" calcext:base-cell-address="Numbers.B1"/>
          </calcext:conditional-format>
        </calcext:conditional-formats>
      </table:table>
      <table:table table:name="List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4">
          <table:table-cell table:formula="of:=IF([Numbers.C4] &gt; 0; &quot;[b]&quot; &amp; [Numbers.B4] &amp; &quot;. &quot; &amp; &quot;[url=&quot; &amp; [Numbers.E4] &amp; &quot;]&quot; &amp; [Numbers.D4] &amp; &quot;[/url][/b] (&quot; &amp; [Numbers.F4] &amp; &quot;) [sup][[b]&quot; &amp; [Numbers.C4] &amp; &quot;[/b]: &quot; &amp; [Numbers.H4] &amp; &quot;][/sup]&quot;; &quot;&quot;)" office:value-type="string" office:string-value="[b]1. [url=https://www.doomworld.com/idgames/levels/doom2/Ports/megawads/aaliens]Ancient Aliens[/url][/b] (2016) [sup][[b]443[/b]: 42PercentHealth: 5, Nine Inch Heels: 6, Not Jabba: 6, Archvile Hunter: 5, ShoDemo: 7, Chamelenoel: 4, NuMetalManiak: 8, Spectre01: 4, Ed: 5, antares031: 5, everennui: 8, Forli: 9, JudgeDeadd: 4, Talvi: 5, StoneMason: 7, GarrettChan: 10, soner du: 7, Lazorinc: 8, SGS Man: 8, NaZa: 9, Poncho: 7, tchkb: 6, NoisyVelvet: 10, tmorrow: 4, Budoka: 8, TheNerdTurtle2: 8, TheMightyHeracross: 3, Lorenz0: 10, guitardz: 10, Arbys550: 5, ReaperAA: 4, Simomarchi: 4, Gaia74: 8, Polri: 4, Payload4367: 10, Tartlman: 10, Worm318: 9, OniriA: 5, Ivory Duke: 9, rd: 4, Deadwing: 4, Hansen79: 5, smeghammer: 3, DoomDork: 9, &lt;&lt;Rewind: 10, Deflektor: 5, DooM Bear: 8, JuanchoES: 5, Horus: 10, Snikle: 2, Demion: 10, Willy W.: 10, AtticTelephone: 5, SOSU: 6, Boy: 7, Sotenga: 9, northivanastan: 2, MtPain27: 9, cannonball: 7, VanaheimRanger: 10, TJG1289: 7, Lewonx: 3, SCF: 4, GratefulName: 4, Azure_Horror: 4, Uncle 80: 5, lokbustam257: 10, Li'l devil: 2][/sup]" calcext:value-type="string">
            <text:p>[b]1. [url=https://www.doomworld.com/idgames/levels/doom2/Ports/megawads/aaliens]Ancient Aliens[/url][/b] (2016) [sup][[b]443[/b]: 42PercentHealth: 5, Nine Inch Heels: 6, Not Jabba: 6, Archvile Hunter: 5, ShoDemo: 7, Chamelenoel: 4, NuMetalManiak: 8, Spectre01: 4, Ed: 5, antares031: 5, everennui: 8, Forli: 9, JudgeDeadd: 4, Talvi: 5, StoneMason: 7, GarrettChan: 10, soner du: 7, Lazorinc: 8, SGS Man: 8, NaZa: 9, Poncho: 7, tchkb: 6, NoisyVelvet: 10, tmorrow: 4, Budoka: 8, TheNerdTurtle2: 8, TheMightyHeracross: 3, Lorenz0: 10, guitardz: 10, Arbys550: 5, ReaperAA: 4, Simomarchi: 4, Gaia74: 8, Polri: 4, Payload4367: 10, Tartlman: 10, Worm318: 9, OniriA: 5, Ivory Duke: 9, rd: 4, Deadwing: 4, Hansen79: 5, smeghammer: 3, DoomDork: 9, &lt;&lt;Rewind: 10, Deflektor: 5, DooM Bear: 8, JuanchoES: 5, Horus: 10, Snikle: 2, Demion: 10, Willy W.: 10, AtticTelephone: 5, SOSU: 6, Boy: 7, Sotenga: 9, northivanastan: 2, MtPain27: 9, cannonball: 7, VanaheimRanger: 10, TJG1289: 7, Lewonx: 3, SCF: 4, GratefulName: 4, Azure_Horror: 4, Uncle 80: 5, lokbustam257: 10, Li'l devil: 2][/sup]</text:p>
          </table:table-cell>
          <table:table-cell table:style-name="ce135" office:value-type="string" calcext:value-type="string">
            <text:p>Results:</text:p>
          </table:table-cell>
          <table:table-cell office:value-type="string" calcext:value-type="string">
            <text:p>The results are separated into parts because the string limit was reached (64 KB).</text:p>
          </table:table-cell>
          <table:table-cell/>
          <table:table-cell table:style-name="ce47"/>
        </table:table-row>
        <table:table-row table:style-name="ro4">
          <table:table-cell table:formula="of:=IF([Numbers.C5] &gt; 0; &quot;[b]&quot; &amp; [Numbers.B5] &amp; &quot;. &quot; &amp; &quot;[url=&quot; &amp; [Numbers.E5] &amp; &quot;]&quot; &amp; [Numbers.D5] &amp; &quot;[/url][/b] (&quot; &amp; [Numbers.F5] &amp; &quot;) [sup][[b]&quot; &amp; [Numbers.C5] &amp; &quot;[/b]: &quot; &amp; [Numbers.H5] &amp; &quot;][/sup]&quot;; &quot;&quot;)" office:value-type="string" office:string-value="[b]2. [url=https://www.doomworld.com/idgames/levels/doom2/megawads/av]Alien Vendetta[/url][/b] (2001) [sup][[b]423[/b]: 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6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Fadri: 6, MtPain27: 6, toxic.rat: 10, i suck at nicknames: 4, BohdanZPM: 10, Uncle 80: 7, Li'l devil: 2, Xeogred: 10][/sup]" calcext:value-type="string">
            <text:p>[b]2. [url=https://www.doomworld.com/idgames/levels/doom2/megawads/av]Alien Vendetta[/url][/b] (2001) [sup][[b]423[/b]: 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6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Fadri: 6, MtPain27: 6, toxic.rat: 10, i suck at nicknames: 4, BohdanZPM: 10, Uncle 80: 7, Li'l devil: 2, Xeogred: 10][/sup]</text:p>
          </table:table-cell>
          <table:table-cell table:style-name="ce136" table:formula="of:=COM.MICROSOFT.TEXTJOIN(CHAR(10); 1;[.$A1:.$A250])" office:value-type="string" office:string-value="[b]1. [url=https://www.doomworld.com/idgames/levels/doom2/Ports/megawads/aaliens]Ancient Aliens[/url][/b] (2016) [sup][[b]443[/b]: 42PercentHealth: 5, Nine Inch Heels: 6, Not Jabba: 6, Archvile Hunter: 5, ShoDemo: 7, Chamelenoel: 4, NuMetalManiak: 8, Spectre01: 4, Ed: 5, antares031: 5, everennui: 8, Forli: 9, JudgeDeadd: 4, Talvi: 5, StoneMason: 7, GarrettChan: 10, soner du: 7, Lazorinc: 8, SGS Man: 8, NaZa: 9, Poncho: 7, tchkb: 6, NoisyVelvet: 10, tmorrow: 4, Budoka: 8, TheNerdTurtle2: 8, TheMightyHeracross: 3, Lorenz0: 10, guitardz: 10, Arbys550: 5, ReaperAA: 4, Simomarchi: 4, Gaia74: 8, Polri: 4, Payload4367: 10, Tartlman: 10, Worm318: 9, OniriA: 5, Ivory Duke: 9, rd: 4, Deadwing: 4, Hansen79: 5, smeghammer: 3, DoomDork: 9, &lt;&lt;Rewind: 10, Deflektor: 5, DooM Bear: 8, JuanchoES: 5, Horus: 10, Snikle: 2, Demion: 10, Willy W.: 10, AtticTelephone: 5, SOSU: 6, Boy: 7, Sotenga: 9, northivanastan: 2, MtPain27: 9, cannonball: 7, VanaheimRanger: 10, TJG1289: 7, Lewonx: 3, SCF: 4, GratefulName: 4, Azure_Horror: 4, Uncle 80: 5, lokbustam257: 10, Li'l devil: 2][/sup]&#10;[b]2. [url=https://www.doomworld.com/idgames/levels/doom2/megawads/av]Alien Vendetta[/url][/b] (2001) [sup][[b]423[/b]: 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6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Fadri: 6, MtPain27: 6, toxic.rat: 10, i suck at nicknames: 4, BohdanZPM: 10, Uncle 80: 7, Li'l devil: 2, Xeogred: 10][/sup]&#10;[b]3. [url=https://www.doomworld.com/idgames/levels/doom2/Ports/megawads/valiant]Valiant[/url][/b] (2015) [sup][[b]386[/b]: Nine Inch Heels: 7, Not Jabba: 5, Archvile Hunter: 5, Spectre01: 10, Spectra: 10, MFG38: 8, Ed: 5, Forli: 10, 7hm: 4, Dime: 7, JudgeDeadd: 3, Talvi: 5, StoneMason: 7, Woolie Wool: 6, GarrettChan: 9, HUNdebLeonidasX: 10, Lazorinc: 9, SGS Man: 10, Bryan T: 5, Poncho: 3, tchkb: 10, Odal: 1, Budoka: 6, TheNerdTurtle2: 6, Lorenz0: 6, Nancsi: 3, ReaperAA: 5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, SOSU: 7, behemoth_667: 6, Sotenga: 7, northivanastan: 8, MtPain27: 9, cannonball: 10, TJG1289: 4, Lewonx: 3, i suck at nicknames: 5, GratefulName: 8, whybmonotacrab: 10, Xeogred: 6][/sup]&#10;[b]4. [url=https://www.doomworld.com/idgames/levels/doom2/Ports/megawads/scythe2]Scythe 2[/url][/b] (2005) [sup][[b]385[/b]: 42PercentHealth: 10, Not Jabba: 5, Cynical: 2, Archvile Hunter: 5, Mr. Freeze: 8, ShoDemo: 9, Chamelenoel: 8, Ralphis: 6, HyperLuke: 10, Voltcom9: 10, everennui: 5, Forli: 7, roadworx: 5, Nate River: 5, fveitsi: 5, justsomemusicguy: 10, darkreaver: 3, Talvi: 5, bonnie: 1, Dragonfly: 10, Greyenko: 10, Lazorinc: 7, SGS Man: 7, Grain of Salt: 4, bemused: 7, Squadallah: 4, dylux: 4, tchkb: 9, tmorrow: 4, Budoka: 5, TheMightyHeracross: 10, Arbys550: 7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, cannonball: 5, toxic.rat: 7, i suck at nicknames: 4, TheGreenZap: 4, whybmonotacrab: 8][/sup]&#10;[b]5. [url=https://www.doomworld.com/idgames/levels/doom2/megawads/scythe]Scythe[/url][/b] (2003) [sup][[b]313[/b]: 42PercentHealth: 9, Archvile Hunter: 5, Doomkid: 10, Mr. Freeze: 2, ShoDemo: 8, Chamelenoel: 5, Forli: 3, 7hm: 4, Dime: 3, Nate River: 10, fveitsi: 5, justsomemusicguy: 6, T-Rex: 2, bonnie: 10, Greyenko: 2, valkiriforce: 1, Philnemba: 10, Altima: 8, Lazorinc: 5, SGS Man: 6, NaZa: 7, Poncho: 8, tchkb: 3, NoisyVelvet: 1, tmorrow: 4, Budoka: 2, TheNerdTurtle2: 10, Ziad EL Zein: 5, pcorf: 5, purist: 10, Simomarchi: 8, maxmanium: 8, CinnamonKilljoy: 5, Red-XIII: 7, DJVCardMaster: 5, Scorpius: 4, eharper256: 5, Makedounia: 6, I_Punch_Demons: 9, Deadwing: 5, DoomDork: 8, Endless: 10, DooM Bear: 3, ASaltShaker: 8, waciej: 8, JuanchoES: 6, E.M.: 5, Horus: 5, Demion: 3, Andromeda: 6, AtticTelephone: 5, Midnight_00: 4, behemoth_667: 5, Fadri: 3, toxic.rat: 3][/sup]&#10;[b]6. [url=https://www.doomworld.com/forum/topic/103425-final-release-eviternity/]Eviternity[/url][/b] (2018) [sup][[b]297[/b]: roadworx: 4, JudgeDeadd: 4, StoneMason: 4, Woolie Wool: 9, Budoka: 9, Lorenz0: 9, ReaperAA: 10, pcorf: 6, Gaia74: 7, Polri: 5, Tartlman: 8, Worm318: 8, Makedounia: 7, I_Punch_Demons: 8, Deadwing: 6, Hansen79: 5, Endless: 8, &lt;&lt;Rewind: 8, Deflektor: 5, DooM Bear: 10, ASaltShaker: 5, JuanchoES: 9, E.M.: 5, Horus: 10, Snikle: 9, Demion: 8, behemoth_667: 6, Boy: 5, Sotenga: 8, northivanastan: 9, dei_eldren: 2, Fadri: 7, MtPain27: 6, cannonball: 2, VanaheimRanger: 9, TJG1289: 7, SCF: 10, i suck at nicknames: 7, GratefulName: 10, Azure_Horror: 10, BohdanZPM: 6, whybmonotacrab: 7][/sup]&#10;[b]7. [url=https://www.doomworld.com/idgames/levels/doom2/Ports/megawads/sunlust]Sunlust[/url][/b] (2015) [sup][[b]295[/b]: Nine Inch Heels: 10, Cynical: 3, Archvile Hunter: 5, ShoDemo: 4, Spectre01: 9, yakfak: 3, Forli: 8, WH-Wilou84: 2, 7hm: 4, Dime: 4, Nate River: 7, fveitsi: 5, JudgeDeadd: 3, Talvi: 5, StoneMason: 7, GarrettChan: 6, Greyenko: 7, Lazorinc: 10, SGS Man: 9, Grain of Salt: 7, Poncho: 2, bemused: 9, Nirvana: 5, tchkb: 8, tmorrow: 2, Odal: 3, TheNerdTurtle2: 5, TheMightyHeracross: 3, Arbys550: 6, Octillion: 8, purist: 5, Nazgul9: 1, Worm318: 6, OniriA: 6, Ivory Duke: 6, rd: 7, DOEL: 2, Hansen79: 5, &lt;&lt;Rewind: 6, Warrex: 5, waciej: 1, JuanchoES: 7, Snikle: 10, Demion: 7, A.H. Sankhatayan: 1, Willy W.: 6, vdgg: 2, cannonball: 8, VanaheimRanger: 8, SCF: 7, i suck at nicknames: 6, GratefulName: 7, Azure_Horror: 4, Li'l devil: 3][/sup]&#10;[b]8. [url=https://www.doomworld.com/idgames/levels/doom2/megawads/btsx_e1]Back to Saturn X E1: Get Out of My Stations[/url][/b] (2012) [sup][[b]285[/b]: 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, behemoth_667: 5, Sotenga: 3, Dimon12321: 1, jerk-o: 9, GratefulName: 1, Uncle 80: 5, lokbustam257: 7, Li'l devil: 3, whybmonotacrab: 1, Xeogred: 5][/sup]&#10;[b]9. [url=https://www.doomworld.com/idgames/levels/doom2/Ports/megawads/gd]Going Down[/url][/b] (2014) [sup][[b]226[/b]: Archvile Hunter: 5, NuMetalManiak: 7, Ed: 5, antares031: 5, everennui: 4, roadworx: 5, 7hm: 4, fveitsi: 5, JudgeDeadd: 3, Talvi: 1, Dragonfly: 9, HUNdebLeonidasX: 8, SGS Man: 3, Bryan T: 5, NoisyVelvet: 1, tmorrow: 3, Odal: 5, Simomarchi: 7, STILES: 8, Tartlman: 4, Worm318: 9, Ivory Duke: 8, SilverMiner: 1, DOEL: 1, Hansen79: 5, DoomDork: 5, Snikle: 8, Demion: 6, A.H. Sankhatayan: 1, Willy W.: 8, behemoth_667: 6, Boy: 3, Sotenga: 5, northivanastan: 7, Fadri: 8, MtPain27: 5, cannonball: 9, TJG1289: 6, Lewonx: 9, SCF: 6, i suck at nicknames: 7, Azure_Horror: 2, BohdanZPM: 4][/sup]&#10;[b]10. [url=https://www.doomworld.com/idgames/levels/doom2/megawads/pl2]Plutonia 2[/url][/b] (2008) [sup][[b]188[/b]: Archvile Hunter: 5, Mr. Freeze: 6, Spectre01: 5, Spectra: 2, Malrionn: 2, Ed: 5, antares031: 6, Forli: 5, roadworx: 6, justsomemusicguy: 5, darkreaver: 7, Talvi: 3, Paul977: 10, bLOCKbOYgAMES: 5, Greyenko: 5, valkiriforce: 2, soner du: 5, SGS Man: 2, Grain of Salt: 6, tmorrow: 2, Odal: 9, Ziad EL Zein: 5, CinnamonKilljoy: 1, termrork: 5, Red-XIII: 10, joepallai: 1, DJVCardMaster: 9, Scorpius: 10, SilverMiner: 8, Deadwing: 2, Pierrot: 7, Deflektor: 2, Warrex: 2, JuanchoES: 3, Willy W.: 3, Andromeda: 7, vdgg: 1, GratefulName: 5, whybmonotacrab: 4][/sup]&#10;[b]11. [url=https://www.doomworld.com/idgames/levels/doom2/Ports/megawads/sodfinal]Speed of Doom[/url][/b] (2010) [sup][[b]154[/b]: Not Jabba: 2, Archvile Hunter: 5, WH-Wilou84: 5, darkreaver: 8, Outrageous Videos: 6, StoneMason: 4, Grain of Salt: 4, Bryan T: 5, bemused: 5, Squadallah: 6, tmorrow: 3, Budoka: 4, Arbys550: 4, Ziad EL Zein: 5, Polri: 4, Nazgul9: 8, Makedounia: 1, DOEL: 3, Pierrot: 9, Andromeda: 10, Midnight_00: 7, behemoth_667: 5, Boy: 10, MtPain27: 7, cannonball: 5, i suck at nicknames: 4, GratefulName: 6, BohdanZPM: 9][/sup]&#10;[b]12. [url=https://www.doomworld.com/idgames/themes/hr/hr]Hell Revealed[/url][/b] (1997) [sup][[b]139[/b]: 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toxic.rat: 8, lokbustam257: 4][/sup]&#10;[b]13. [url=https://www.doomworld.com/forum/topic/46002-sunder-updated-with-new-maps-huzzah/]Sunder[/url][/b] (2009) [sup][[b]137[/b]: Nine Inch Heels: 9, HyperLuke: 3, Ed: 5, Forli: 2, WH-Wilou84: 3, Nate River: 6, Talvi: 4, Outrageous Videos: 10, GarrettChan: 8, Soundblock: 10, Lazorinc: 4, SGS Man: 1, bemused: 10, Nirvana: 8, Arbys550: 10, Gaia74: 6, Nazgul9: 9, &lt;&lt;Rewind: 6, AtticTelephone: 5, SCF: 8, BohdanZPM: 10][/sup]&#10;[b]14. [url=https://www.doomworld.com/idgames/themes/mm/mm_allup]Memento Mori[/url][/b] (1995) [sup][[b]112[/b]: 42PercentHealth: 4, Doomkid: 10, Chamelenoel: 9, Vorpal: 5, justsomemusicguy: 1, T-Rex: 2, Soundblock: 4, valkiriforce: 10, Altima: 1, NaZa: 10, Poncho: 4, tmorrow: 2, Odal: 8, Red-XIII: 5, joepallai: 2, DJVCardMaster: 8, Scorpius: 5, Endless: 1, E.M.: 5, toxic.rat: 8, Ragu: 8][/sup]&#10;[b]15. [url=https://www.doomworld.com/forum/topic/69960-back-to-saturn-x-episode-2-public-beta-2-critical-map15-fixes-included/]Back to Saturn X E2: Tower in the Fountain of Sparks[/url][/b] (2014) [sup][[b]108[/b]: Malrionn: 6, JudgeDeadd: 3, Talvi: 4, StoneMason: 10, Woolie Wool: 10, dylux: 10, m8f: 10, Arbys550: 2, Polri: 5, Ivory Duke: 2, rd: 4, Deadwing: 5, Hansen79: 5, &lt;&lt;Rewind: 4, Marn: 5, Sotenga: 4, jerk-o: 9, SCF: 4, GratefulName: 1, Uncle 80: 5][/sup]&#10;[b]16. [url=https://www.doomworld.com/idgames/themes/hr/hr2final]Hell Revealed II[/url][/b] (2003) [sup][[b]106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, toxic.rat: 3, lokbustam257: 4][/sup]&#10;[b]17. [url=https://doomwiki.org/wiki/Kama_Sutra]Kama Sutra[/url][/b] (2005) [sup][[b]99[/b]: Grazza: 7, roadworx: 2, fveitsi: 5, T-Rex: 5, Roofi: 4, StoneMason: 4, Philnemba: 7, Grain of Salt: 6, tmorrow: 3, purist: 5, Scorpius: 7, eharper256: 4, SilverMiner: 2, Pierrot: 10, smeghammer: 5, P41R47: 8, Willy W.: 2, Andromeda: 5, dei_eldren: 3, cannonball: 5][/sup]&#10;[b]18. [url=https://www.doomworld.com/idgames/themes/mm/mm2]Memento Mori 2[/url][/b] (1996) [sup][[b]97[/b]: ella guro: 3, roadworx: 7, Dime: 2, justsomemusicguy: 4, T-Rex: 2, bLOCKbOYgAMES: 6, valkiriforce: 10, Altima: 1, Squadallah: 5, Budoka: 1, pcorf: 5, Octillion: 1, STILES: 10, Polri: 1, joepallai: 2, DJVCardMaster: 4, Scorpius: 9, SilverMiner: 10, vdgg: 9, Uncle 80: 5][/sup]&#10;[b]19. [url=https://www.doomworld.com/idgames/levels/doom2/Ports/megawads/resurge]Resurgence[/url][/b] (2014) [sup][[b]94[/b]: 42PercentHealth: 9, Not Jabba: 6, Cynical: 4, Archvile Hunter: 5, Spectre01: 1, fveitsi: 5, JudgeDeadd: 2, darkreaver: 2, Talvi: 2, StoneMason: 4, GarrettChan: 3, NoisyVelvet: 10, tmorrow: 2, Budoka: 7, Nazgul9: 8, SilverMiner: 5, DoomDork: 7, Midnight_00: 8, i suck at nicknames: 4][/sup]&#10;[b]20. [url=https://www.doomworld.com/idgames/levels/doom2/megawads/requiem]Requiem[/url][/b] (1997) [sup][[b]85[/b]: ella guro: 1, WH-Wilou84: 4, justsomemusicguy: 8, T-Rex: 9, valkiriforce: 6, NaZa: 6, tmorrow: 2, pcorf: 5, DJVCardMaster: 3, Scorpius: 6, I_Punch_Demons: 7, ASaltShaker: 7, Andromeda: 2, AtticTelephone: 10, vdgg: 1, Uncle 80: 6, Li'l devil: 2][/sup]&#10;[b]21. [url=https://doomwiki.org/wiki/Eternal_Doom]Eternal Doom[/url][/b] (1996) [sup][[b]83[/b]: Vorpal: 5, 7hm: 5, T-Rex: 5, Woolie Wool: 7, Greyenko: 1, valkiriforce: 6, Octillion: 6, Polri: 3, CinnamonKilljoy: 3, joepallai: 3, A.H. Sankhatayan: 10, Willy W.: 9, Andromeda: 8, vdgg: 1, dei_eldren: 3, Dimon12321: 2, Uncle 80: 6][/sup]&#10;[b]22. [url=https://www.doomworld.com/idgames/levels/doom2/megawads/d2twid]Doom II the Way id Did[/url][/b] (2013) [sup][[b]81[/b]: Dime: 8, NoisyVelvet: 5, pcorf: 5, purist: 10, Polri: 3, CinnamonKilljoy: 8, Makedounia: 5, Endless: 3, Marn: 5, Warrex: 2, E.M.: 5, jerk-o: 5, dosboot: 10, BohdanZPM: 4, Xeogred: 3][/sup]&#10;[b]22. [url=https://www.doomworld.com/idgames/levels/doom2/Ports/megawads/jpcp]Japanese Community Project (JPCP)[/url][/b] (2016) [sup][[b]81[/b]: Not Jabba: 6, Archvile Hunter: 5, antares031: 5, ella guro: 7, JudgeDeadd: 2, Soundblock: 1, Payload4367: 1, Tartlman: 6, rd: 4, I_Punch_Demons: 4, DOEL: 4, Endless: 5, Boy: 5, Sotenga: 1, northivanastan: 9, Fadri: 6, MtPain27: 2, TJG1289: 4, BohdanZPM: 4][/sup]&#10;[b]24. [url=https://www.doomworld.com/forum/topic/85791-tnt-revilution-final-beta-ready-for-testing/]TNT: Revilution[/url][/b] (2017) [sup][[b]80[/b]: Spectra: 9, bLOCKbOYgAMES: 2, GarrettChan: 1, dylux: 6, tmorrow: 2, ReaperAA: 7, Polri: 3, SilverMiner: 3, P41R47: 10, Willy W.: 5, Sotenga: 10, dei_eldren: 4, MtPain27: 5, GratefulName: 2, TheGreenZap: 6, Xeogred: 5][/sup]&#10;[b]25. [url=https://www.doomworld.com/idgames/levels/doom2/Ports/megawads/cchest4]Community Chest 4[/url][/b] (2012) [sup][[b]79[/b]: Malrionn: 10, Phobus: 3, HUNdebLeonidasX: 4, Ziad EL Zein: 5, Simomarchi: 5, STILES: 9, Polri: 2, eharper256: 5, DOEL: 8, Pierrot: 3, Endless: 3, Horus: 2, Midnight_00: 6, Lewonx: 5, TheGreenZap: 6, Xeogred: 3][/sup]&#10;[b]26. [url=https://www.doomworld.com/idgames/levels/doom/Ports/megawads/neis]No End in Sight[/url][/b] (2016) [sup][[b]76[/b]: Not Jabba: 5, Vorpal: 5, ella guro: 6, yakfak: 9, NoisyVelvet: 1, STILES: 6, Polri: 5, Tartlman: 6, Worm318: 9, Omniarch: 10, Ryath: 5, cannonball: 3, TheGreenZap: 6][/sup]&#10;[b]27. [url=https://www.romerogames.ie/si6il/]SIGIL[/url][/b] (2019) [sup][[b]74[/b]: Diabolución: 10, 4everDoomed: 4, Jaromir Bergmann: 10, STILES: 2, termrork: 5, Worm318: 2, &lt;&lt;Rewind: 2, DooM Bear: 7, northivanastan: 5, dei_eldren: 7, Fadri: 2, Dimon12321: 1, dosboot: 10, lokbustam257: 5, Xeogred: 2][/sup]&#10;[b]27. [url=https://www.doomworld.com/idgames/levels/doom2/Ports/megawads/strg]Struggle - Antaresian Legacy[/url][/b] (2018) [sup][[b]74[/b]: Dragonfly: 6, Budoka: 10, Jaromir Bergmann: 6, Payload4367: 3, Deadwing: 6, Snikle: 7, Omniarch: 5, Dimon12321: 7, MtPain27: 3, TJG1289: 5, Azure_Horror: 9, whybmonotacrab: 7][/sup]&#10;[b]29. [url=https://www.doomworld.com/idgames/levels/doom2/Ports/megawads/hellbnd]Hellbound[/url][/b] (2013) [sup][[b]73[/b]: Not Jabba: 2, Spectre01: 8, Malrionn: 7, bLOCKbOYgAMES: 9, HUNdebLeonidasX: 7, Bryan T: 5, Odal: 6, Octillion: 10, Polri: 1, OniriA: 8, E.M.: 5, Xeogred: 5][/sup]&#10;[b]29. [url=https://www.doomworld.com/idgames/levels/doom2/Ports/p-r/pirates]Pirate Doom[/url][/b] (2013) [sup][[b]73[/b]: Jaws In Space: 10, Dime: 5, Phobus: 6, Dragonfly: 4, Soundblock: 2, Rince-wind: 5, CinnamonKilljoy: 7, Payload4367: 6, SilverMiner: 5, SOSU: 10, Sotenga: 2, Fadri: 2, TJG1289: 2, Lewonx: 7][/sup]&#10;[b]31. [url=https://www.doomworld.com/idgames/levels/doom/megawads/dtwid]Doom the Way id Did[/url][/b] (2011) [sup][[b]68[/b]: Mr. Freeze: 4, Malrionn: 2, MFG38: 4, WH-Wilou84: 1, Greyenko: 9, Altima: 6, Ziad EL Zein: 5, purist: 5, Polri: 4, CinnamonKilljoy: 7, eharper256: 4, Endless: 2, Warrex: 5, Omniarch: 5, jerk-o: 5][/sup]&#10;[b]32. [url=https://www.doomworld.com/idgames/levels/doom2/Ports/d-f/dvii-1i]Deus Vult II[/url][/b] (2008) [sup][[b]67[/b]: Cynical: 10, NuMetalManiak: 10, justsomemusicguy: 7, JudgeDeadd: 2, Talvi: 4, Greyenko: 8, Philnemba: 9, bemused: 1, NoisyVelvet: 3, Polri: 3, &lt;&lt;Rewind: 5, Marn: 5][/sup]&#10;[b]33. [url=https://doomwiki.org/wiki/No_Rest_for_the_Living]No Rest for the Living[/url][/b] (2010) [sup][[b]64[/b]: Vorpal: 5, Nancsi: 9, ReaperAA: 2, Diabolución: 10, 4everDoomed: 7, STILES: 7, CinnamonKilljoy: 3, Endless: 6, waciej: 2, Fadri: 4, lokbustam257: 7, Xeogred: 2][/sup]&#10;[b]34. [url=https://www.doomworld.com/idgames/levels/doom2/Ports/v-z/vanguard]Vanguard[/url][/b] (2011) [sup][[b]59[/b]: Cynical: 5, Spectre01: 3, 7hm: 4, GarrettChan: 5, Poncho: 9, Nirvana: 4, guitardz: 5, Makedounia: 10, Ivory Duke: 1, VanaheimRanger: 6, Azure_Horror: 2, Uncle 80: 5][/sup]&#10;[b]35. [url=https://www.doomworld.com/idgames/levels/doom2/megawads/epic2]Epic 2[/url][/b] (2010) [sup][[b]58[/b]: ShoDemo: 6, NuMetalManiak: 9, Spectre01: 7, yakfak: 2, Talvi: 2, HUNdebLeonidasX: 9, TheMightyHeracross: 5, Arbys550: 1, OniriA: 2, DOEL: 6, SOSU: 9][/sup]&#10;[b]36. [url=http://adventuresofsquare.com/downloads.php]The Adventures of Square[/url][/b] (2014) [sup][[b]55[/b]: Sky: 9, ShoDemo: 5, Ed: 5, JudgeDeadd: 5, Woolie Wool: 8, Squadallah: 7, termrork: 5, Marn: 5, Sotenga: 6][/sup]&#10;[b]37. [url=https://www.doomworld.com/idgames/levels/doom2/Ports/megawads/alt]A.L.T.[/url][/b] (2012) [sup][[b]54[/b]: Not Jabba: 7, Spectre01: 2, ella guro: 10, yakfak: 10, Rince-wind: 5, Hansen79: 5, P41R47: 7, SOSU: 8][/sup]&#10;[b]38. [url=https://www.doomworld.com/idgames/levels/doom2/s-u/sid]Suspended in Dusk[/url][/b] (2005) [sup][[b]52[/b]: Sky: 2, WH-Wilou84: 3, bLOCKbOYgAMES: 8, soner du: 9, m8f: 5, termrork: 5, joepallai: 3, Deflektor: 10, Demion: 2, Midnight_00: 2, Fadri: 3][/sup]&#10;[b]39. [url=https://doomwiki.org/wiki/The_Plutonia_Experiment]The Plutonia Experiment[/url][/b] (1996) [sup][[b]50[/b]: guitardz: 5, purist: 5, termrork: 5, Tartlman: 1, Worm318: 2, Deadwing: 10, northivanastan: 4, Fadri: 5, VanaheimRanger: 7, i suck at nicknames: 6][/sup]&#10;[b]40. [url=https://www.doomworld.com/idgames/levels/doom2/Ports/megawads/1024]Congestion 1024[/url][/b] (2005) [sup][[b]47[/b]: Mr. Freeze: 5, HyperLuke: 7, Voltcom9: 5, bonnie: 4, Dragonfly: 8, Philnemba: 5, Hansen79: 3, waciej: 10][/sup]&#10;[b]40. [url=https://doomwiki.org/wiki/STRAIN]STRAIN[/url][/b] (1997) [sup][[b]47[/b]: Grazza: 6, ella guro: 4, JudgeDeadd: 1, T-Rex: 1, Squadallah: 9, smeghammer: 5, vdgg: 1, Ryath: 10, Li'l devil: 10][/sup]&#10;[b]42. [url=https://www.doomworld.com/idgames/levels/doom2/Ports/megawads/jenesis]Jenesis[/url][/b] (2011) [sup][[b]45[/b]: Not Jabba: 2, roadworx: 2, Altima: 7, NaZa: 2, Poncho: 1, dylux: 5, Ziad EL Zein: 5, Scorpius: 2, Makedounia: 8, Deadwing: 5, DoomDork: 1, ASaltShaker: 2, Midnight_00: 3][/sup]&#10;[b]42. [url=https://www.doomworld.com/idgames/levels/doom2/Ports/j-l/lunatic]Lunatic[/url][/b] (2011) [sup][[b]45[/b]: Cynical: 6, Dime: 9, Nate River: 4, Poncho: 5, Gaia74: 3, Deflektor: 8, Marn: 5, Boy: 5][/sup]&#10;[b]44. [url=https://www.doomworld.com/idgames/levels/doom/Ports/megawads/kdizd_12]Knee-Deep in ZDoom[/url][/b] (2007) [sup][[b]43[/b]: Graf Zahl: 6, Voltcom9: 7, tchkb: 2, Apaul27: 7, 4everDoomed: 5, Rince-wind: 1, Jaromir Bergmann: 2, Lewonx: 10, Li'l devil: 3][/sup]&#10;[b]45. [url=https://doomwiki.org/wiki/Winter's_Fury]Winter's Fury[/url][/b] (2012) [sup][[b]42[/b]: Dragonfly: 2, TechnoDoomed1: 10, Lorenz0: 7, Octillion: 7, OniriA: 3, Ivory Duke: 3, ASaltShaker: 9, Lewonx: 1][/sup]&#10;[b]46. [url=https://www.doomworld.com/idgames/levels/doom2/Ports/g-i/hg]Hell Ground[/url][/b] (2009) [sup][[b]40[/b]: Cynical: 8, Chamelenoel: 7, antares031: 5, WH-Wilou84: 2, darkreaver: 1, Polri: 2, Pierrot: 4, Demion: 5, Boy: 3, SCF: 1, whybmonotacrab: 2][/sup]&#10;[b]47. [url=https://www.doomworld.com/idgames/levels/doom2/Ports/d-f/equinox]Equinox[/url][/b] (2001) [sup][[b]39[/b]: Sky: 5, Grazza: 9, ella guro: 5, A.H. Sankhatayan: 10, AtticTelephone: 5, Boy: 5][/sup]&#10;[b]47. [url=https://www.doomworld.com/idgames/levels/doom2/Ports/s-u/stardate]Stardate 20X6[/url][/b] (2013) [sup][[b]39[/b]: MFG38: 6, WH-Wilou84: 3, Talvi: 1, GarrettChan: 7, bemused: 3, Nirvana: 6, Nazgul9: 1, rd: 4, Hansen79: 5, Snikle: 3][/sup]&#10;[b]49. [url=https://doomwiki.org/wiki/Cyberdreams]Cyberdreams[/url][/b] (1998) [sup][[b]38[/b]: 42PercentHealth: 3, ShoDemo: 1, 7hm: 7, justsomemusicguy: 3, bonnie: 7, NoisyVelvet: 4, TheNerdTurtle2: 3, termrork: 5, AtticTelephone: 5][/sup]&#10;[b]50. [url=https://doomwiki.org/wiki/Icarus:_Alien_Vanguard]Icarus: Alien Vanguard[/url][/b] (1996) [sup][[b]36[/b]: Ralphis: 6, Grazza: 8, T-Rex: 3, valkiriforce: 8, A.H. Sankhatayan: 10, Dimon12321: 1][/sup]&#10;[b]51. [url=https://www.doomworld.com/idgames/levels/doom2/Ports/megawads/prcp]Plutonia: Revisited Community Project[/url][/b] (2011) [sup][[b]35[/b]: Nine Inch Heels: 3, Paul977: 10, bLOCKbOYgAMES: 3, Altima: 5, NoisyVelvet: 3, Odal: 7, Polri: 3, Scorpius: 1][/sup]&#10;[b]52. [url=https://www.doomworld.com/idgames/levels/doom2/Ports/a-c/breach]Breach[/url][/b] (2015) [sup][[b]33[/b]: Jaws In Space: 7, Dime: 10, guitardz: 2, Nancsi: 1, Jaromir Bergmann: 4, smeghammer: 3, TheGreenZap: 6][/sup]&#10;[b]52. [url=http://www.doom2.net/doom2/wads/DWANGO5.ZIP]Dwango5[/url][/b] (1995) [sup][[b]33[/b]: Doomkid: 10, Ralphis: 7, antares031: 8, toxic.rat: 8][/sup]&#10;[b]52. [url=https://www.doomworld.com/idgames/levels/doom2/Ports/s-u/swtw]Swim With the Whales[/url][/b] (2013) [sup][[b]33[/b]: WH-Wilou84: 2, Nate River: 9, Soundblock: 3, Lazorinc: 6, Nirvana: 10, NoisyVelvet: 3][/sup]&#10;[b]55. [url=https://doomwiki.org/wiki/Brutal_Doom:_Hell_on_Earth_Starter_Pack]Brutal Doom: Hell on Earth Starter Pack (Extermination Day)[/url][/b] (2015) [sup][[b]31[/b]: TechnoDoomed1: 9, Squadallah: 8, DoomDork: 2, Deflektor: 4, behemoth_667: 6, TJG1289: 2][/sup]&#10;[b]55. [url=https://doomwiki.org/wiki/Chillax]Chillax[/url][/b] (2010) [sup][[b]31[/b]: Nine Inch Heels: 4, AnonimVio: 5, fveitsi: 5, Outrageous Videos: 3, Simomarchi: 2, Gaia74: 5, maxmanium: 1, waciej: 6][/sup]&#10;[b]57. [url=https://doomwiki.org/wiki/2002_A_Doom_Odyssey]2002: A Doom Odyssey[/url][/b] (2002) [sup][[b]30[/b]: soner du: 4, Philnemba: 8, tmorrow: 2, Red-XIII: 3, joepallai: 1, SilverMiner: 6, smeghammer: 3, Endless: 1, vdgg: 1, cannonball: 1][/sup]&#10;[b]57. [url=https://www.doomworld.com/idgames/levels/doom/Ports/d-f/e1m8b]Tech Gone Bad[/url][/b] (2016) [sup][[b]30[/b]: Jaws In Space: 5, guitardz: 5, Nancsi: 8, Diabolución: 5, Jaromir Bergmann: 1, Marn: 5, DooM Bear: 1][/sup]&#10;[b]57. [url=https://www.doomworld.com/idgames/levels/doom2/Ports/s-u/tutnt]The Ultimate Torment &amp; Torture[/url][/b] (2007) [sup][[b]30[/b]: HyperLuke: 8, Talvi: 4, Greyenko: 4, TechnoDoomed1: 2, TheMightyHeracross: 3, Ziad EL Zein: 5, Ivory Duke: 4][/sup]&#10;[b]60. [url=https://www.doomworld.com/idgames/levels/doom2/Ports/d-f/distrbia]Disturbia[/url][/b] (2008) [sup][[b]29[/b]: Sky: 7, darkreaver: 10, Roofi: 6, Paul977: 6][/sup]&#10;[b]60. [url=https://www.doomworld.com/forum/topic/120175-heartland-an-episode-for-the-eternity-engine-rc3-out/]Heartland[/url][/b] (2021) [sup][[b]29[/b]: ReaperAA: 8, MtPain27: 3, TJG1289: 2, i suck at nicknames: 8, GratefulName: 8][/sup]&#10;[b]60. [url=https://www.doomworld.com/forum/topic/105215-lost-civilization-22-map-fun-and-nonlinear-megawad-now-with-download-link/]Lost Civilization[/url][/b] (2019) [sup][[b]29[/b]: OniriA: 9, rd: 6, Endless: 8, Snikle: 6][/sup]&#10;[b]60. [url=https://www.doomworld.com/idgames/levels/doom2/Ports/s-u/unloved]Unloved[/url][/b] (2010) [sup][[b]29[/b]: MFG38: 1, everennui: 8, bonnie: 10, TechnoDoomed1: 3, Payload4367: 2, Dimon12321: 5][/sup]&#10;[b]64. [url=https://www.doomworld.com/forum/topic/109216-doom-zero-launch-and-celebrating-25-years-of-doom-ii/]Doom Zero[/url][/b] (2019) [sup][[b]28[/b]: ReaperAA: 3, maxmanium: 2, CinnamonKilljoy: 8, Warrex: 10, Horus: 2, Azure_Horror: 3][/sup]&#10;[b]65. [url=https://www.doomworld.com/forum/topic/92574-dimension-of-the-boomed/]Dimension of the Boomed[/url][/b] (2018) [sup][[b]27[/b]: Ivory Duke: 7, Hansen79: 4, SOSU: 2, Ryath: 5, SCF: 2, GratefulName: 2, Uncle 80: 5][/sup]&#10;[b]65. [url=https://www.doomworld.com/idgames/levels/doom2/Ports/m-o/miasma]Miasma[/url][/b] (2016) [sup][[b]27[/b]: WH-Wilou84: 1, Soundblock: 2, Nirvana: 9, NoisyVelvet: 1, Willy W.: 7, jerk-o: 7][/sup]&#10;[b]67. [url=https://www.doomworld.com/idgames/themes/batman/batman]Batman Doom[/url][/b] (1999) [sup][[b]26[/b]: yakfak: 8, JudgeDeadd: 4, soner du: 10, Uncle 80: 4][/sup]&#10;[b]67. [url=https://www.doomworld.com/idgames/levels/doom2/megawads/zone300]Zone 300[/url][/b] (2013) [sup][[b]26[/b]: Voltcom9: 8, Soundblock: 3, purist: 3, maxmanium: 8, ASaltShaker: 4][/sup]&#10;[b]69. [url=https://www.doomworld.com/idgames/levels/doom2/megawads/rudy2]Rowdy Rudy II: POWERTRIP![/url][/b] (2020) [sup][[b]25[/b]: Dimon12321: 10, Azure_Horror: 5, TheGreenZap: 10][/sup]&#10;[b]69. [url=https://www.doomworld.com/idgames/levels/doom2/Ports/megawads/sf2012]Slaughterfest 2012[/url][/b] (2013) [sup][[b]25[/b]: HyperLuke: 1, Outrageous Videos: 1, bemused: 2, Apaul27: 8, tmorrow: 3, Arbys550: 3, Simomarchi: 6, maxmanium: 1][/sup]&#10;[b]69. [url=https://www.doomworld.com/idgames/levels/doom2/Ports/megawads/zdcmp2]ZDoom Community Map Project II[/url][/b] (2014) [sup][[b]25[/b]: Graf Zahl: 10, Phobus: 9, TechnoDoomed1: 6][/sup]&#10;[b]72. [url=https://www.doomworld.com/idgames/levels/doom2/Ports/megawads/ngmvmt2]Newgothic Movement 2[/url][/b] (2017) [sup][[b]24[/b]: Nine Inch Heels: 8, ShoDemo: 2, Outrageous Videos: 9, Nazgul9: 5][/sup]&#10;[b]72. [url=http://www.mustaine.com/about/video-game-work/perditions-gate/]Perdition's Gate[/url][/b] (1996) [sup][[b]24[/b]: Vorpal: 5, Nate River: 1, bonnie: 10, P41R47: 3, E.M.: 5][/sup]&#10;[b]72. [url=https://www.doomworld.com/idgames/levels/doom2/Ports/v-z/violence]Violence[/url][/b] (2015) [sup][[b]24[/b]: Chamelenoel: 10, everennui: 4, Nate River: 2, Lorenz0: 4, rd: 4][/sup]&#10;[b]75. [url=https://www.doomworld.com/idgames/levels/doom2/Ports/a-c/crumpets]Crumpets[/url][/b] (2015) [sup][[b]23[/b]: everennui: 2, Nate River: 8, Nirvana: 1, VanaheimRanger: 5, whybmonotacrab: 7][/sup]&#10;[b]75. [url=http://www.moddb.com/games/doom-ii/addons/eternal-slumber-party-v2]Eternal Slumber Party[/url][/b] (2015) [sup][[b]23[/b]: Roofi: 10, Outrageous Videos: 8, Grain of Salt: 4, Simomarchi: 1][/sup]&#10;[b]77. [url=https://www.doomworld.com/idgames/levels/doom2/Ports/a-c/bauhaus]Bauhaus[/url][/b] (2014) [sup][[b]22[/b]: ella guro: 9, 7hm: 5, Grain of Salt: 3, NoisyVelvet: 1, vdgg: 4][/sup]&#10;[b]77. [url=https://www.doomworld.com/idgames/levels/doom/Ports/p-r/par-lutz]Phobos: Anomaly Reborn[/url][/b] (2003) [sup][[b]22[/b]: Ed: 5, Graf Zahl: 1, SilverMiner: 10, smeghammer: 6][/sup]&#10;[b]77. [url=https://www.doomworld.com/idgames/levels/doom2/Ports/megawads/zpack]ZPack[/url][/b] (2008) [sup][[b]22[/b]: MFG38: 5, Voltcom9: 3, TechnoDoomed1: 4, Ziad EL Zein: 5, Octillion: 5][/sup]&#10;[b]80. [url=https://www.doomworld.com/idgames/levels/doom2/Ports/megawads/cchest2]Community Chest 2[/url][/b] (2004) [sup][[b]21[/b]: Sky: 10, tchkb: 1, Midnight_00: 9, vdgg: 1][/sup]&#10;[b]80. [url=https://www.doomworld.com/forum/topic/103075-deathless-an-ultimate-doom-megawad-rc4/]Deathless[/url][/b] (2018) [sup][[b]21[/b]: TheMightyHeracross: 2, ReaperAA: 1, Worm318: 3, Makedounia: 9, Warrex: 5, SOSU: 1][/sup]&#10;[b]80. [url=https://www.doomworld.com/forum/topic/105598-hurt-singleplayer-map-in-hell/]Hurt[/url][/b] (2019) [sup][[b]21[/b]: Jaromir Bergmann: 9, OniriA: 7, I_Punch_Demons: 5][/sup]&#10;[b]80. [url=https://www.doomworld.com/idgames/levels/doom2/megawads/tvr]Revolution![/url][/b] (2001) [sup][[b]21[/b]: Not Jabba: 1, Grazza: 3, Altima: 4, termrork: 5, SilverMiner: 5, P41R47: 3][/sup]&#10;[b]84. [url=https://www.doomworld.com/forum/topic/91854-v15-doom-64-retribution/]Doom 64: Retribution[/url][/b] (2016) [sup][[b]20[/b]: guitardz: 5, 4everDoomed: 8, Warrex: 7][/sup]&#10;[b]84. [url=https://www.doomworld.com/idgames/levels/doom2/Ports/m-o/nuts]Nuts[/url][/b] (2001) [sup][[b]20[/b]: Chamelenoel: 6, AnonimVio: 9, E.M.: 5][/sup]&#10;[b]84. [url=https://www.doomworld.com/idgames/levels/doom2/Ports/s-u/scl_top]Threshold of Pain[/url][/b] (2010) [sup][[b]20[/b]: Malrionn: 7, MFG38: 7, 4everDoomed: 6][/sup]&#10;[b]87. [url=https://www.doomworld.com/idgames/levels/doom2/Ports/a-c/anta_req]Antaresian Reliquary[/url][/b] (2020) [sup][[b]19[/b]: Dimon12321: 6, SCF: 6, Azure_Horror: 7][/sup]&#10;[b]87. [url=https://www.doomworld.com/idgames/levels/doom2/Ports/a-c/arcadia]Arcadia Demade[/url][/b] (2010) [sup][[b]19[/b]: Jaws In Space: 9, Vorpal: 5, guitardz: 1, Nancsi: 4][/sup]&#10;[b]87. [url=https://www.doomworld.com/idgames/levels/doom2/Ports/megawads/bstain]Bloodstain[/url][/b] (2016) [sup][[b]19[/b]: NuMetalManiak: 5, everennui: 5, Forli: 4, DOEL: 5][/sup]&#10;[b]87. [url=https://www.doomworld.com/idgames/levels/doom2/megawads/dmonfear]Demonfear[/url][/b] (2000) [sup][[b]19[/b]: roadworx: 4, soner du: 3, Philnemba: 3, NaZa: 1, P41R47: 3, Marn: 5][/sup]&#10;[b]87. [url=https://www.doomworld.com/forum/topic/105670-faithless-a-heretic-hub-final/]Faithless[/url][/b] (2019) [sup][[b]19[/b]: ReaperAA: 9, Rince-wind: 5, Ryath: 5][/sup]&#10;[b]87. [url=https://www.doomworld.com/forum/topic/85591-nihility-infinite-teeth-shareware-episode-v121/]Nihility: Infinite ﻿Teeth﻿[/url][/b] (2016) [sup][[b]19[/b]: Rince-wind: 5, rd: 4, Omniarch: 5, Ryath: 5][/sup]&#10;[b]87. [url=http://manbitesshark.com/]REKKR[/url][/b] (2018) [sup][[b]19[/b]: soner du: 8, Rince-wind: 5, Dimon12321: 6][/sup]&#10;[b]87. [url=https://www.doomworld.com/idgames/levels/doom2/Ports/a-c/action2]Urban Brawl: Action Doom 2[/url][/b] (2008) [sup][[b]19[/b]: Chamelenoel: 1, JudgeDeadd: 4, Phobus: 10, Dimon12321: 4][/sup]&#10;[b]95. [url=https://www.doomworld.com/forum/topic/108251-abandon-beta-is-here/]Abandon[/url][/b] (2020) [sup][[b]18[/b]: Arbys550: 8, &lt;&lt;Rewind: 10][/sup]&#10;[b]95. [url=http://www.doomwadstation.net/main/aliens.html]Aliens TC[/url][/b] (1994) [sup][[b]18[/b]: yakfak: 4, Payload4367: 5, Ragu: 9][/sup]&#10;[b]95. [url=https://www.doomworld.com/idgames/levels/doom2/Ports/m-o/mek-catk]Counterattack[/url][/b] (2017) [sup][[b]18[/b]: rd: 6, Hansen79: 3, VanaheimRanger: 4, SCF: 5][/sup]&#10;[b]95. [url=https://www.doomworld.com/idgames/levels/doom2/Ports/d-f/dv]Deus Vult[/url][/b] (2004) [sup][[b]18[/b]: Mr. Freeze: 7, WH-Wilou84: 5, joepallai: 1, DJVCardMaster: 1, waciej: 4][/sup]&#10;[b]95. [url=https://www.doomworld.com/idgames/levels/doom/Ports/d-f/e1m4b]Phobos Mission Control[/url][/b] (2016) [sup][[b]18[/b]: Nancsi: 6, Diabolución: 5, Marn: 5, DooM Bear: 2][/sup]&#10;[b]95. [url=https://www.doomworld.com/idgames/levels/doom2/Ports/megawads/sf2011]Slaughterfest 2011[/url][/b] (2012) [sup][[b]18[/b]: Outrageous Videos: 5, tmorrow: 3, Simomarchi: 10][/sup]&#10;[b]95. [url=https://www.doomworld.com/idgames/levels/doom2/Ports/s-u/sd20x7]Stardate 20X7[/url][/b] (2017) [sup][[b]18[/b]: yakfak: 6, Grain of Salt: 8, bemused: 4][/sup]&#10;[b]102. [url=https://www.doomworld.com/forum/topic/92776-brigandine-rc2-updated-2017-05-13/]Brigandine[/url][/b] (2017) [sup][[b]17[/b]: Dragonfly: 7, guitardz: 2, Jaromir Bergmann: 5, VanaheimRanger: 3][/sup]&#10;[b]102. [url=https://www.doomworld.com/idgames/levels/doom2/Ports/megawads/sihr2fix]Survive in Hell[/url][/b] (2012) [sup][[b]17[/b]: Spectra: 8, Makedounia: 3, Pierrot: 6][/sup]&#10;[b]102. [url=https://www.doomworld.com/idgames/levels/doom2/Ports/s-u/uacultra]UAC Ultra[/url][/b] (2010) [sup][[b]17[/b]: Malrionn: 10, behemoth_667: 5, TheGreenZap: 2][/sup]&#10;[b]105. [url=https://www.doomworld.com/idgames/levels/doom/a-c/castevil]Castle of Evil[/url][/b] (1994) [sup][[b]16[/b]: bzzrak: 10, joepallai: 6][/sup]&#10;[b]105. [url=https://www.doomworld.com/idgames/levels/doom2/Ports/megawads/drkenctr]Dark Encounters[/url][/b] (2017) [sup][[b]16[/b]: Bryan T: 5, dylux: 8, Octillion: 3][/sup]&#10;[b]105. [url=https://www.doomworld.com/idgames/levels/doom2/Ports/j-l/legher]Legacy of Heroes[/url][/b] (2016) [sup][[b]16[/b]: Woolie Wool: 5, dylux: 7, eharper256: 4][/sup]&#10;[b]105. [url=https://www.doomworld.com/idgames/levels/doom2/Ports/megawads/mutiny]Mutiny[/url][/b] (2016) [sup][[b]16[/b]: Jaws In Space: 6, Doomkid: 3, everennui: 2, NoisyVelvet: 1, m8f: 4][/sup]&#10;[b]105. [url=https://forum.zdoom.org/viewtopic.php?t=56668#p1000996]Rise of the Wool Ball[/url][/b] (2017) [sup][[b]16[/b]: JudgeDeadd: 3, Squadallah: 1, Apaul27: 9, TheMightyHeracross: 3][/sup]&#10;[b]105. [url=https://www.doomworld.com/idgames/levels/doom2/Ports/megawads/tj]The Journey[/url][/b] (2016) [sup][[b]16[/b]: Spectra: 6, Makedounia: 4, P41R47: 6][/sup]&#10;[b]111. [url=https://www.doomworld.com/idgames/levels/doom2/megawads/avj]Arch-Vile Jump[/url][/b] (2010) [sup][[b]15[/b]: termrork: 5, Red-XIII: 10][/sup]&#10;[b]111. [url=https://www.doomworld.com/forum/topic/121263-arrival-v101-fix-a-limit-removing-episode-for-doom-ii/]Arrival[/url][/b] (2021) [sup][[b]15[/b]: dosboot: 10, Xeogred: 5][/sup]&#10;[b]111. [url=http://heroestospare.com/rabotik/harmony.php]Harmony[/url][/b] (2009) [sup][[b]15[/b]: Not Jabba: 5, Sky: 6, ax34: 4][/sup]&#10;[b]111. [url=https://www.doomworld.com/forum/topic/74280-the-ultimate-doom-ii-doom-ii-levels-remade/]The Ultimate Doom II [/url][/b] (2015) [sup][[b]15[/b]: Ivory Duke: 5, lokbustam257: 10][/sup]&#10;[b]115. [url=https://www.doomworld.com/forum/topic/64353-doom-64-for-doom-ii/]Doom 64 for Doom II[/url][/b] (2013) [sup][[b]14[/b]: Roofi: 1, Woolie Wool: 1, I_Punch_Demons: 2, Warrex: 10][/sup]&#10;[b]115. [url=https://www.doomworld.com/forum/topic/106058-paradise-v2-multiplayer-beta-on-page-3-4122020/]Paradise[/url][/b] (2019) [sup][[b]14[/b]: Lorenz0: 5, JuanchoES: 1, whybmonotacrab: 8][/sup]&#10;[b]115. [url=https://www.doomworld.com/idgames/levels/doom2/megawads/reverie]Reverie[/url][/b] (2011) [sup][[b]14[/b]: Octillion: 9, joepallai: 1, BohdanZPM: 4][/sup]&#10;[b]115. [url=https://www.doomworld.com/idgames/levels/doom2/megawads/darken2]The Darkening Episode 2[/url][/b] (2000) [sup][[b]14[/b]: Graf Zahl: 4, joepallai: 2, vdgg: 8][/sup]&#10;[b]115. [url=https://www.doomworld.com/idgames/levels/doom2/d-f/enigma]The Enigma Episode[/url][/b] (1995) [sup][[b]14[/b]: T-Rex: 3, valkiriforce: 1, Ragu: 10][/sup]&#10;[b]115. [url=https://www.doomworld.com/idgames/levels/doom2/Ports/megawads/sp_usimp]Ultimate Simplicity[/url][/b] (2007) [sup][[b]14[/b]: Dragonfly: 5, Simomarchi: 9][/sup]&#10;[b]115. [url=https://www.doomworld.com/forum/topic/50158-wip-vela-pax-beta-21-out-now-with-1-more-stuff/]Vela Pax[/url][/b] (2010) [sup][[b]14[/b]: WH-Wilou84: 2, TheNerdTurtle2: 9, jerk-o: 3][/sup]&#10;[b]122. [url=https://www.doomworld.com/idgames/levels/doom2/Ports/megawads/50shades]50 Shades of Graytall[/url][/b] (2015) [sup][[b]13[/b]: Nine Inch Heels: 2, Voltcom9: 2, JudgeDeadd: 1, NoisyVelvet: 3, Pierrot: 5][/sup]&#10;[b]122. [url=https://www.doomworld.com/idgames/levels/doom2/Ports/megawads/cchest3]Community Chest 3[/url][/b] (2007) [sup][[b]13[/b]: Mr. Freeze: 3, Lewonx: 10][/sup]&#10;[b]122. [url=https://www.doomworld.com/idgames/levels/doom2/Ports/d-f/elysion]Elysion[/url][/b] (2009) [sup][[b]13[/b]: Sky: 8, darkreaver: 5][/sup]&#10;[b]122. [url=https://www.doomworld.com/idgames/levels/doom2/Ports/d-f/foursite]Foursite[/url][/b] (2016) [sup][[b]13[/b]: Nancsi: 7, 4everDoomed: 5, Gaia74: 1][/sup]&#10;[b]122. [url=https://doomwiki.org/wiki/Hell_To_Pay]Hell to Pay[/url][/b] (1996) [sup][[b]13[/b]: bonnie: 10, P41R47: 3][/sup]&#10;[b]122. [url=https://www.doomworld.com/idgames/levels/doom2/Ports/s-u/sacrment]Sacrament[/url][/b] (2011) [sup][[b]13[/b]: ella guro: 8, yakfak: 5][/sup]&#10;[b]122. [url=https://www.doomworld.com/idgames/levels/doom2/Ports/megawads/vile]Vile Flesh[/url][/b] (2004) [sup][[b]13[/b]: Grazza: 4, P41R47: 9][/sup]&#10;[b]122. [url=https://www.doomworld.com/idgames/levels/doom2/Ports/megawads/wos]Whispers of Satan[/url][/b] (2009) [sup][[b]13[/b]: tmorrow: 2, eharper256: 5, Warrex: 2, toxic.rat: 4][/sup]&#10;[b]122. [url=https://doomwiki.org/wiki/Wow]Wow[/url][/b] (1999) [sup][[b]13[/b]: AnonimVio: 10, Apaul27: 1, jerk-o: 2][/sup]&#10;[b]122. [url=https://www.doomworld.com/idgames/levels/doom2/Ports/v-z/zdmcmp1]ZDoom Community Map Project: Take 1[/url][/b] (2004) [sup][[b]13[/b]: Phobus: 8, Ziad EL Zein: 5][/sup]&#10;[b]132. [url=https://www.doomworld.com/idgames/levels/doom2/megawads/cleim20p]Cleimos 2[/url][/b] (1995) [sup][[b]12[/b]: valkiriforce: 2, A.H. Sankhatayan: 10][/sup]&#10;[b]132. [url=https://www.doomworld.com/idgames/levels/doom2/Ports/d-f/exterror]Extreme Terror[/url][/b] (2016) [sup][[b]12[/b]: Nine Inch Heels: 5, everennui: 5, Nancsi: 2][/sup]&#10;[b]132. [url=http://freedoom.github.io/download.html]Freedoom: Phase 1[/url][/b] (2009) [sup][[b]12[/b]: Chamelenoel: 3, northivanastan: 6, jerk-o: 3][/sup]&#10;[b]132. [url=https://doomwiki.org/wiki/Lunar_Catastrophe]Lunar Catastrophe[/url][/b] (2018) [sup][[b]12[/b]: dosboot: 10, Xeogred: 2][/sup]&#10;[b]132. [url=https://www.doomworld.com/idgames/levels/doom2/Ports/m-o/ngmvmt1]Newgothic Movement 1[/url][/b] (2010) [sup][[b]12[/b]: everennui: 2, Outrageous Videos: 4, Nazgul9: 6][/sup]&#10;[b]132. [url=https://www.doomworld.com/idgames/levels/doom2/megawads/ur]Unholy Realms[/url][/b] (2013) [sup][[b]12[/b]: Dime: 6, dylux: 2, tmorrow: 2, Makedounia: 2][/sup]&#10;[b]138. [url=https://www.doomworld.com/idgames/levels/doom/a-c/b2b]Back to Basics[/url][/b] (2007) [sup][[b]11[/b]: WH-Wilou84: 2, joepallai: 5, rd: 4][/sup]&#10;[b]138. [url=https://www.doomworld.com/idgames/levels/doom2/Ports/megawads/1024clau]Claustrophobia 1024[/url][/b] (2009) [sup][[b]11[/b]: m8f: 5, DJVCardMaster: 6][/sup]&#10;[b]138. [url=https://www.doomworld.com/idgames/levels/doom2/Ports/a-c/comatose]Comatose[/url][/b] (2016) [sup][[b]11[/b]: yakfak: 7, m8f: 4][/sup]&#10;[b]138. [url=https://doomwiki.org/wiki/Doomsday_of_UAC]Doomsday of UAC[/url][/b] (1994) [sup][[b]11[/b]: Jaws In Space: 2, Ed: 5, joepallai: 3, Ragu: 1][/sup]&#10;[b]138. [url=http://freedoom.github.io/download.html]Freedoom: Phase 2[/url][/b] (2003) [sup][[b]11[/b]: Spectra: 1, Voltcom9: 1, TheMightyHeracross: 3, northivanastan: 3, jerk-o: 3][/sup]&#10;[b]138. [url=https://www.doomworld.com/idgames/levels/doom2/Ports/a-c/ad2dow]Urban Brawl: Dead of Winter[/url][/b] (2014) [sup][[b]11[/b]: Ralphis: 6, Phobus: 5][/sup]&#10;[b]144. [url=https://www.doomworld.com/idgames/levels/doom2/megawads/1monster]1 Monster Megawad[/url][/b] (2007) [sup][[b]10[/b]: TheNerdTurtle2: 2, Li'l devil: 8][/sup]&#10;[b]144. [url=https://www.doomworld.com/forum/topic/101647-avactor-last-update-is-out/]Avactor[/url][/b] (2018) [sup][[b]10[/b]: JudgeDeadd: 2, OniriA: 8][/sup]&#10;[b]144. [url=https://www.doomworld.com/idgames/levels/doom2/Ports/a-c/chnworm]Chainworm Kommando[/url][/b] (2017) [sup][[b]10[/b]: Rince-wind: 5, eharper256: 5][/sup]&#10;[b]144. [url=https://www.doomworld.com/idgames/levels/doom2/Ports/s-u/tcotd21me]City of the Damned: Apocalypse[/url][/b] (2011) [sup][[b]10[/b]: TechnoDoomed1: 5, Rince-wind: 5][/sup]&#10;[b]144. [url=https://doomwiki.org/wiki/Daedalus:_Alien_Defense]Daedalus: Alien Defense[/url][/b] (2003) [sup][[b]10[/b]: A.H. Sankhatayan: 10][/sup]&#10;[b]144. [url=https://www.doomworld.com/idgames/levels/doom2/g-i/grime]Grime[/url][/b] (2009) [sup][[b]10[/b]: WH-Wilou84: 2, darkreaver: 4, Paul977: 4][/sup]&#10;[b]144. [url=https://www.doomworld.com/forum/topic/91779-a-few-maps-for-plutonia-5-maps/]Plutonia AD﻿[/url][/b] (2016) [sup][[b]10[/b]: dosboot: 10][/sup]&#10;[b]144. [url=https://forum.zdoom.org/viewtopic.php?f=42&amp;t=55443#p981947]Redemption Of The Slain[/url][/b] (2017) [sup][[b]10[/b]: Nancsi: 10][/sup]&#10;[b]144. [url=https://doomwiki.org/wiki/Skulldash]Skulldash[/url][/b] (2015) [sup][[b]10[/b]: everennui: 2, Lorenz0: 8][/sup]&#10;[b]144. [url=https://www.doomworld.com/idgames/levels/doom2/Ports/s-u/tn]Tangerine Nightmare[/url][/b] (2018) [sup][[b]10[/b]: guitardz: 10][/sup]&#10;[b]144. [url=https://doomwiki.org/wiki/The_Alfonzone]The Alfonzone[/url][/b] (2017) [sup][[b]10[/b]: Bryan T: 5, vdgg: 1, BohdanZPM: 4][/sup]&#10;[b]144. [url=https://doomwiki.org/wiki/The_Brotherhood_of_Ruin]The Brotherhood of Ruin[/url][/b] (2003) [sup][[b]10[/b]: joepallai: 4, vdgg: 6][/sup]&#10;[b]156. [url=https://doomwiki.org/wiki/180_Minutes_Pour_Vivre]180 Minutes Pour Vivre[/url][/b] (2020) [sup][[b]9[/b]: Azure_Horror: 9][/sup]&#10;[b]156. [url=https://www.doomworld.com/idgames/levels/doom2/Ports/a-c/action]Action Doom[/url][/b] (2004) [sup][[b]9[/b]: Dragonfly: 1, Gaia74: 2, Worm318: 1, ax34: 4, Li'l devil: 1][/sup]&#10;[b]156. [url=https://www.doomworld.com/forum/topic/104557-back-to-saturn-x-episode-3-wip/]Back to Saturn X Episode﻿ 3: Instructions to the﻿ Rusty Time Machine﻿﻿[/url][/b] (TBA) [sup][[b]9[/b]: jerk-o: 9][/sup]&#10;[b]156. [url=https://www.doomworld.com/idgames/levels/doom/megawads/bgcomp]Base Ganymede[/url][/b] (2012) [sup][[b]9[/b]: maxmanium: 9][/sup]&#10;[b]156. [url=https://www.doomworld.com/idgames/levels/doom2/Ports/a-c/brfinal]Beyond Reality[/url][/b] (2012) [sup][[b]9[/b]: Talvi: 3, HUNdebLeonidasX: 6][/sup]&#10;[b]156. [url=https://www.doomworld.com/idgames/levels/doom2/Ports/megawads/die]Death in Excess[/url][/b] (2019) [sup][[b]9[/b]: Arbys550: 9][/sup]&#10;[b]156. [url=https://www.doomworld.com/idgames/levels/doom2/megawads/d2ino]Doom 2 In Name Only[/url][/b] (2014) [sup][[b]9[/b]: Odal: 4, CinnamonKilljoy: 5][/sup]&#10;[b]156. [url=https://doomwiki.org/wiki/Doom:_Damnation]Doom: Damnation[/url][/b] (2016) [sup][[b]9[/b]: bzzrak: 9][/sup]&#10;[b]156. [url=https://www.doomworld.com/idgames/levels/doom2/Ports/megawads/dump-1]Dump Episode 1: Fuck Time Limits[/url][/b] (2016) [sup][[b]9[/b]: Voltcom9: 9][/sup]&#10;[b]156. [url=https://www.doomworld.com/forum/topic/88507-dump-episode-3-bfg-edition-maps-released/]Dump Episode 3: BFG Edition[/url][/b] (2016) [sup][[b]9[/b]: HyperLuke: 9][/sup]&#10;[b]156. [url=https://www.doomworld.com/idgames/levels/doom2/d-f/dyst3]Dystopia 3: Re-Birth of Anarchy[/url][/b] (1996) [sup][[b]9[/b]: Soundblock: 3, valkiriforce: 1, joepallai: 4, dosboot: 1][/sup]&#10;[b]156. [url=https://www.doomworld.com/idgames/themes/TeamTNT/ed4_rfo/ed4_rfo1]Eternal DOOM IV: Return from Oblivion[/url][/b] (2008) [sup][[b]9[/b]: m8f: 5, Fadri: 4][/sup]&#10;[b]156. [url=https://www.doomworld.com/forum/topic/100391-esp2/]Eternal Slumber Party﻿ 2[/url][/b] (2018) [sup][[b]9[/b]: Roofi: 9][/sup]&#10;[b]156. [url=https://www.doomworld.com/idgames/levels/doom2/g-i/hellrun2]Hellrun[/url][/b] (2013) [sup][[b]9[/b]: Doomkid: 3, joepallai: 6][/sup]&#10;[b]156. [url=https://www.doomworld.com/idgames/levels/doom2/Ports/g-i/hth2]Hi-Tech Hell 2: Alien Tech[/url][/b] (2005) [sup][[b]9[/b]: Graf Zahl: 9][/sup]&#10;[b]156. [url=https://www.doomworld.com/idgames/levels/doom2/m-o/obtic11]Obituary[/url][/b] (1995) [sup][[b]9[/b]: roadworx: 4, T-Rex: 1, Ragu: 4][/sup]&#10;[b]156. [url=https://forum.zdoom.org/viewtopic.php?t=52301#p913612]Shadow Of The Wool Ball[/url][/b] (2016) [sup][[b]9[/b]: Apaul27: 9][/sup]&#10;[b]156. [url=https://www.doomworld.com/idgames/levels/doom2/Ports/s-u/tnte1]Torment and Torture[/url][/b] (2006) [sup][[b]9[/b]: MFG38: 9][/sup]&#10;[b]174. [url=https://www.doomworld.com/idgames/levels/doom2/megawads/50monstr]50 Monsters[/url][/b] (2017) [sup][[b]8[/b]: tmorrow: 2, Worm318: 6][/sup]&#10;[b]174. [url=https://www.doomworld.com/idgames/levels/doom2/Ports/megawads/amdosia]Armadosia The Mad Corridor[/url][/b] (2006) [sup][[b]8[/b]: Pierrot: 2, smeghammer: 6][/sup]&#10;[b]174. [url=https://www.doomworld.com/forum/topic/107249-come-eat-the-mapwich-a-collaborative-community-project-rc1-available/]Come eat The Mapwich[/url][/b] (2019) [sup][[b]8[/b]: Jaromir Bergmann: 8][/sup]&#10;[b]174. [url=https://www.doomworld.com/idgames/levels/doom2/d-f/doomcity]Doom City[/url][/b] (1995) [sup][[b]8[/b]: Jaws In Space: 4, Doomkid: 3, toxic.rat: 1][/sup]&#10;[b]174. [url=https://www.doomworld.com/forum/topic/69813-doom-the-golden-souls-mario-64-doom-definitive-edition-released/]Doom: The Golden Souls[/url][/b] (2014) [sup][[b]8[/b]: everennui: 1, TheNerdTurtle2: 7][/sup]&#10;[b]174. [url=https://www.doomworld.com/idgames/levels/doom2/Ports/a-c/cybie]Doomguy's Pimp Ventures[/url][/b] (2006) [sup][[b]8[/b]: AnonimVio: 8][/sup]&#10;[b]174. [url=https://www.doomworld.com/idgames/levels/doom2/Ports/g-i/holyhell]Holy Hell[/url][/b] (2006) [sup][[b]8[/b]: Outrageous Videos: 2, bemused: 6][/sup]&#10;[b]174. [url=https://www.doomworld.com/idgames/levels/doom2/Ports/megawads/italo]Italo-Doom[/url][/b] (2016) [sup][[b]8[/b]: bemused: 8][/sup]&#10;[b]174. [url=https://www.doomworld.com/idgames/levels/doom2/m-o/mangle]Mangle[/url][/b] (1995) [sup][[b]8[/b]: bzzrak: 8][/sup]&#10;[b]174. [url=https://www.doomworld.com/idgames/levels/doom2/Ports/m-o/mohu1]Monster Hunter Ltd Part I[/url][/b] (2014) [sup][[b]8[/b]: Jaws In Space: 4, m8f: 4][/sup]&#10;[b]174. [url=https://www.doomworld.com/idgames/levels/doom2/Ports/m-o/mohu2]Monster Hunter Ltd Part II[/url][/b] (2014) [sup][[b]8[/b]: Jaws In Space: 4, m8f: 4][/sup]&#10;[b]174. [url=https://www.doomworld.com/idgames/levels/doom2/Ports/m-o/nimrod]Nimrod: Ixnay on the Hombre[/url][/b] (2002) [sup][[b]8[/b]: Graf Zahl: 8][/sup]&#10;[b]174. [url=https://www.doomworld.com/idgames/levels/doom2/Ports/s-u/scythex]Scythe X[/url][/b] (2009) [sup][[b]8[/b]: 42PercentHealth: 2, Graf Zahl: 2, Talvi: 3, bLOCKbOYgAMES: 1][/sup]&#10;[b]174. [url=https://www.doomworld.com/forum/topic/43453-new-map-ready-to-go-the-bee-map/]The Beesong[/url][/b] (2008) [sup][[b]8[/b]: Roofi: 8][/sup]&#10;[b]174. [url=https://doomwiki.org/wiki/The_Final_Gathering]The Final Gathering[/url][/b] (1995) [sup][[b]8[/b]: Ragu: 8][/sup]&#10;[b]174. [url=https://www.doomworld.com/forum/topic/115177-three-is-a-crowd-vanilla-megawad-with-three-protagonists-finally-released/]Three Is A Crowd[/url][/b] (2020) [sup][[b]8[/b]: Omniarch: 5, TJG1289: 3][/sup]&#10;[b]174. [url=https://www.doomworld.com/idgames/levels/doom2/Ports/v-z/vrack3]Vrack 3[/url][/b] (2003) [sup][[b]8[/b]: Spectra: 4, Midnight_00: 1, vdgg: 3][/sup]&#10;[b]191. [url=https://www.doomworld.com/forum/topic/108865-rc2-release-alienated-10-levels-for-gzdoom/]Alienated[/url][/b] (2019) [sup][[b]7[/b]: Jaromir Bergmann: 7][/sup]&#10;[b]191. [url=http://www.moddb.com/games/doom/addons/castle-heng]Castle Heng[/url][/b] (2014) [sup][[b]7[/b]: 7hm: 7][/sup]&#10;[b]191. [url=https://www.doomworld.com/idgames/levels/doom2/Ports/a-c/cc-cod]Caverns of Darkness[/url][/b] (2002) [sup][[b]7[/b]: vdgg: 7][/sup]&#10;[b]191. [url=https://doomwiki.org/wiki/Chex_Quest#Chex_Quest_2]Chex Quest 2[/url][/b] (1997) [sup][[b]7[/b]: bzzrak: 7][/sup]&#10;[b]191. [url=https://www.doomworld.com/idgames/levels/doom2/Ports/a-c/cah_se]Cold as Hell[/url][/b] (2004) [sup][[b]7[/b]: Graf Zahl: 7][/sup]&#10;[b]191. [url=https://www.doomworld.com/idgames/levels/doom2/Ports/megawads/cif3]Community is Falling 3[/url][/b] (2008) [sup][[b]7[/b]: NuMetalManiak: 3, Voltcom9: 4][/sup]&#10;[b]191. [url=http://www.moddb.com/mods/doomone/downloads/doomone-v04]Doom: One[/url][/b] (2013) [sup][[b]7[/b]: HyperLuke: 4, Greyenko: 3][/sup]&#10;[b]191. [url=https://www.doomworld.com/idgames/levels/doom2/Ports/megawads/echelon]Echelon[/url][/b] (2016) [sup][[b]7[/b]: Sky: 1, bzzrak: 5, A.H. Sankhatayan: 1][/sup]&#10;[b]191. [url=https://www.doomworld.com/forum/topic/90173-eden/]Eden[/url][/b] (2016) [sup][[b]7[/b]: Nirvana: 7][/sup]&#10;[b]191. [url=https://www.doomworld.com/idgames/levels/doom2/Ports/d-f/fth666]Flashback to Hell[/url][/b] (2014) [sup][[b]7[/b]: GarrettChan: 2, eharper256: 5][/sup]&#10;[b]191. [url=https://doomwiki.org/wiki/Galaxia]Galaxia[/url][/b] (1994) [sup][[b]7[/b]: A.H. Sankhatayan: 1, Ragu: 6][/sup]&#10;[b]191. [url=https://www.doomworld.com/idgames/themes/hacx/hx11pack]Hacx[/url][/b] (1997) [sup][[b]7[/b]: Grazza: 5, Dimon12321: 2][/sup]&#10;[b]191. [url=https://www.doomworld.com/idgames/levels/doom2/Ports/g-i/iedge]Insanity's Edge[/url][/b] (2009) [sup][[b]7[/b]: TechnoDoomed1: 7][/sup]&#10;[b]191. [url=https://www.doomworld.com/idgames/levels/doom2/megawads/marsw301]Mars War[/url][/b] (1998) [sup][[b]7[/b]: Roofi: 5, Rince-wind: 2][/sup]&#10;[b]191. [url=https://www.doomworld.com/idgames/levels/doom2/Ports/megawads/mock2]Mock 2: The Speed of Stupid[/url][/b] (2003) [sup][[b]7[/b]: AnonimVio: 7][/sup]&#10;[b]191. [url=https://www.doomworld.com/idgames/levels/doom2/m-o/nochance]No Chance[/url][/b] (2008) [sup][[b]7[/b]: Roofi: 7][/sup]&#10;[b]191. [url=https://doomwiki.org/wiki/NOVA_III]Nova III[/url][/b] (2019) [sup][[b]7[/b]: DOEL: 7][/sup]&#10;[b]191. [url=https://www.doomworld.com/idgames/levels/doom2/m-o/odessa_1]Odessa 1[/url][/b] (1995) [sup][[b]7[/b]: 7hm: 7][/sup]&#10;[b]191. [url=https://www.doomworld.com/idgames/levels/doom2/m-o/osiris]Osiris TC[/url][/b] (1996) [sup][[b]7[/b]: Vorpal: 5, Uncle 80: 2][/sup]&#10;[b]191. [url=https://www.doomworld.com/idgames/levels/doom2/Ports/p-r/pwfinal]Plutonium Winds[/url][/b] (2014) [sup][[b]7[/b]: Spectra: 7][/sup]&#10;[b]191. [url=https://www.doomworld.com/forum/topic/85755-rf1024-i-dont-know-whats-going-on-with-this-title-anymore/]Rf 1024[/url][/b] (2016) [sup][[b]7[/b]: JudgeDeadd: 2, Ryath: 5][/sup]&#10;[b]191. [url=https://www.doomworld.com/idgames/levels/hexen/j-l/kaiser_28]Shadows of Chronos[/url][/b] (2014) [sup][[b]7[/b]: Grain of Salt: 7][/sup]&#10;[b]191. [url=https://www.doomworld.com/idgames/levels/doom2/Ports/megawads/intime]Somewhere in Time[/url][/b] (2016) [sup][[b]7[/b]: STILES: 3, smeghammer: 4][/sup]&#10;[b]191. [url=http://stronghold.drdteam.org/download.html]Stronghold: On the Edge of Chaos[/url][/b] (2010) [sup][[b]7[/b]: MFG38: 2, termrork: 5][/sup]&#10;[b]191. [url=https://www.doomworld.com/idgames/levels/doom2/Ports/megawads/swideath]Swift Death[/url][/b] (2015) [sup][[b]7[/b]: Nine Inch Heels: 1, fveitsi: 5, NoisyVelvet: 1][/sup]&#10;[b]191. [url=https://www.doomworld.com/idgames/levels/doom/a-c/class_ep]The Classic Episode[/url][/b] (2000) [sup][[b]7[/b]: pcorf: 5, purist: 2][/sup]&#10;[b]191. [url=https://www.doomworld.com/idgames/levels/doom/Ports/d-f/draftex]Thy Flesh - Turned into a draft-excluder[/url][/b] (2014) [sup][[b]7[/b]: 4everDoomed: 6, dosboot: 1][/sup]&#10;[b]191. [url=https://forum.zdoom.org/viewtopic.php?f=42&amp;t=55741]Waterlab GZD[/url][/b] (2017) [sup][[b]7[/b]: Phobus: 7][/sup]&#10;[b]219. [url=https://forum.zdoom.org/viewtopic.php?f=19&amp;t=54247&amp;p=954473]20 Monsters Community Project[/url][/b] (2017) [sup][[b]6[/b]: Voltcom9: 6][/sup]&#10;[b]219. [url=https://www.doomworld.com/idgames/levels/doom2/Ports/s-u/teitenga]Assault on Tei Tenga[/url][/b] (1999) [sup][[b]6[/b]: Ralphis: 6][/sup]&#10;[b]219. [url=https://www.doomworld.com/forum/topic/117061-bourgeois-megawad-30-maps-now-on-idgames/]Bourgeois Megawad[/url][/b] (2021) [sup][[b]6[/b]: TheGreenZap: 6][/sup]&#10;[b]219. [url=https://www.doomworld.com/idgames/levels/doom2/a-c/castleof]Castle of the Damned[/url][/b] (1996) [sup][[b]6[/b]: bzzrak: 6][/sup]&#10;[b]219. [url=https://www.doomworld.com/idgames/levels/doom2/Ports/a-c/cafebrk1]Coffee Break Episode 1[/url][/b] (2012) [sup][[b]6[/b]: roadworx: 2, eharper256: 4][/sup]&#10;[b]219. [url=https://www.doomworld.com/idgames/levels/doom2/Ports/d-f/de-pkg]Demon Eclipse[/url][/b] (2006) [sup][[b]6[/b]: Soundblock: 1, Lazorinc: 1, tchkb: 4][/sup]&#10;[b]219. [url=https://doomwiki.org/wiki/Doom:_The_Golden_Souls_2]Doom: The Golden Souls 2[/url][/b] (2018) [sup][[b]6[/b]: TJG1289: 6][/sup]&#10;[b]219. [url=https://www.doomworld.com/idgames/levels/doom/Ports/d-f/dbimpact]Double Impact[/url][/b] (2011) [sup][[b]6[/b]: Ralphis: 6][/sup]&#10;[b]219. [url=https://www.doomworld.com/idgames/levels/heretic/Ports/elfgp]Elf Gets Pissed[/url][/b] (2016) [sup][[b]6[/b]: Ralphis: 6][/sup]&#10;[b]219. [url=https://www.doomworld.com/idgames/levels/doom2/d-f/endgame]End Game[/url][/b] (2004) [sup][[b]6[/b]: pcorf: 6][/sup]&#10;[b]219. [url=https://www.doomworld.com/idgames/levels/doom/megawads/et]Endless Torture[/url][/b] (2015) [sup][[b]6[/b]: soner du: 2, dei_eldren: 4][/sup]&#10;[b]219. [url=https://www.doomworld.com/idgames/levels/doom/0-9/01fava]Fava Beans[/url][/b] (1995) [sup][[b]6[/b]: Philnemba: 2, NaZa: 4][/sup]&#10;[b]219. [url=https://www.doomworld.com/idgames/levels/doom2/Ports/megawads/5room]Five Rooms of Doom[/url][/b] (2015) [sup][[b]6[/b]: HyperLuke: 6][/sup]&#10;[b]219. [url=https://www.doomworld.com/files/file/17934-incineration/]Incineration[/url][/b] (2014) [sup][[b]6[/b]: Ryath: 5, dosboot: 1][/sup]&#10;[b]219. [url=https://www.doomworld.com/idgames/levels/doom2/deathmatch/j-l/judas23]Judas[/url][/b] (1996) [sup][[b]6[/b]: antares031: 6][/sup]&#10;[b]219. [url=https://doomwiki.org/wiki/Maskim_Xul]Maskim Xul[/url][/b] (2017) [sup][[b]6[/b]: Dimon12321: 6][/sup]&#10;[b]219. [url=https://doomwiki.org/wiki/Mass_Extinction]Mass Extinction﻿[/url][/b] (2019) [sup][[b]6[/b]: Deadwing: 6][/sup]&#10;[b]219. [url=https://doomwiki.org/wiki/Moonblood]Moonblood[/url][/b] (2017) [sup][[b]6[/b]: dei_eldren: 6][/sup]&#10;[b]219. [url=https://www.doomworld.com/idgames/levels/doom2/Ports/m-o/neodoom]NeoDoom[/url][/b] (2006) [sup][[b]6[/b]: OniriA: 6][/sup]&#10;[b]219. [url=https://www.doomworld.com/idgames/levels/doom/m-o/nukemine]Nuke Mine (Come Get Some)[/url][/b] (1994) [sup][[b]6[/b]: Soundblock: 6][/sup]&#10;[b]219. [url=https://www.doomworld.com/forum/topic/103371-ozonia-development-boom-megawad-december-target-release/]Ozonia[/url][/b] (2021) [sup][[b]6[/b]: dei_eldren: 6][/sup]&#10;[b]219. [url=https://www.doomworld.com/forum/topic/49008-phmlspd-boom-maps-for-people-who-like-shooting-monsters/]Phmlspd[/url][/b] (2010) [sup][[b]6[/b]: maxmanium: 6][/sup]&#10;[b]219. [url=https://www.doomworld.com/idgames/levels/doom2/Ports/megawads/rl2]Running Late 2[/url][/b] (2020) [sup][[b]6[/b]: Deadwing: 6][/sup]&#10;[b]219. [url=https://www.doomworld.com/forum/topic/112163-25-maps-completed-sign-of-torment-boom-compatible-megawadwip/]Sign of Torment[/url][/b] (2021) [sup][[b]6[/b]: dei_eldren: 6][/sup]&#10;[b]219. [url=https://doomwiki.org/wiki/SSL2]SSL2[/url][/b] (?) [sup][[b]6[/b]: antares031: 6][/sup]&#10;[b]219. [url=https://doomwiki.org/wiki/Strange_Aeons]Strange Aeons[/url][/b] (2015) [sup][[b]6[/b]: ax34: 3, SOSU: 3][/sup]&#10;[b]219. [url=https://www.doomworld.com/idgames/levels/doom2/Ports/megawads/lmtmple3]Temple of the Lizard Men 3[/url][/b] (2013) [sup][[b]6[/b]: Lewonx: 6][/sup]&#10;[b]219. [url=https://www.doomworld.com/idgames/levels/doom2/Ports/m-o/massm]The Adventures of MassMouth[/url][/b] (2000) [sup][[b]6[/b]: Ralphis: 6][/sup]&#10;[b]219. [url=https://www.doomworld.com/idgames/levels/doom2/s-u/slayer]The Slayer[/url][/b] (2002) [sup][[b]6[/b]: Vorpal: 5, vdgg: 1][/sup]&#10;[b]219. [url=https://doomwiki.org/wiki/TNT:_Evilution]TNT: Evilution[/url][/b] (1996) [sup][[b]6[/b]: Li'l devil: 6][/sup]&#10;[b]219. [url=https://www.doomworld.com/idgames/themes/terrywads/uacmnnew]UAC Military Nightmare[/url][/b] (2008) [sup][[b]6[/b]: AnonimVio: 6][/sup]&#10;[b]219. [url=https://doomwiki.org/wiki/Ultimate_Doom_the_Way_id_Did]Ultimate Doom the Way id Did[/url][/b] (2019) [sup][[b]6[/b]: Omniarch: 5, dosboot: 1][/sup]" calcext:value-type="string">
            <text:p>[b]1. [url=https://www.doomworld.com/idgames/levels/doom2/Ports/megawads/aaliens]Ancient Aliens[/url][/b] (2016) [sup][[b]443[/b]: 42PercentHealth: 5, Nine Inch Heels: 6, Not Jabba: 6, Archvile Hunter: 5, ShoDemo: 7, Chamelenoel: 4, NuMetalManiak: 8, Spectre01: 4, Ed: 5, antares031: 5, everennui: 8, Forli: 9, JudgeDeadd: 4, Talvi: 5, StoneMason: 7, GarrettChan: 10, soner du: 7, Lazorinc: 8, SGS Man: 8, NaZa: 9, Poncho: 7, tchkb: 6, NoisyVelvet: 10, tmorrow: 4, Budoka: 8, TheNerdTurtle2: 8, TheMightyHeracross: 3, Lorenz0: 10, guitardz: 10, Arbys550: 5, ReaperAA: 4, Simomarchi: 4, Gaia74: 8, Polri: 4, Payload4367: 10, Tartlman: 10, Worm318: 9, OniriA: 5, Ivory Duke: 9, rd: 4, Deadwing: 4, Hansen79: 5, smeghammer: 3, DoomDork: 9, &lt;&lt;Rewind: 10, Deflektor: 5, DooM Bear: 8, JuanchoES: 5, Horus: 10, Snikle: 2, Demion: 10, Willy W.: 10, AtticTelephone: 5, SOSU: 6, Boy: 7, Sotenga: 9, northivanastan: 2, MtPain27: 9, cannonball: 7, VanaheimRanger: 10, TJG1289: 7, Lewonx: 3, SCF: 4, GratefulName: 4, Azure_Horror: 4, Uncle 80: 5, lokbustam257: 10, Li'l devil: 2][/sup]</text:p>
            <text:p>[b]2. [url=https://www.doomworld.com/idgames/levels/doom2/megawads/av]Alien Vendetta[/url][/b] (2001) [sup][[b]423[/b]: 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6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Fadri: 6, MtPain27: 6, toxic.rat: 10, i suck at nicknames: 4, BohdanZPM: 10, Uncle 80: 7, Li'l devil: 2, Xeogred: 10][/sup]</text:p>
            <text:p>[b]3. [url=https://www.doomworld.com/idgames/levels/doom2/Ports/megawads/valiant]Valiant[/url][/b] (2015) [sup][[b]386[/b]: Nine Inch Heels: 7, Not Jabba: 5, Archvile Hunter: 5, Spectre01: 10, Spectra: 10, MFG38: 8, Ed: 5, Forli: 10, 7hm: 4, Dime: 7, JudgeDeadd: 3, Talvi: 5, StoneMason: 7, Woolie Wool: 6, GarrettChan: 9, HUNdebLeonidasX: 10, Lazorinc: 9, SGS Man: 10, Bryan T: 5, Poncho: 3, tchkb: 10, Odal: 1, Budoka: 6, TheNerdTurtle2: 6, Lorenz0: 6, Nancsi: 3, ReaperAA: 5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, SOSU: 7, behemoth_667: 6, Sotenga: 7, northivanastan: 8, MtPain27: 9, cannonball: 10, TJG1289: 4, Lewonx: 3, i suck at nicknames: 5, GratefulName: 8, whybmonotacrab: 10, Xeogred: 6][/sup]</text:p>
            <text:p>[b]4. [url=https://www.doomworld.com/idgames/levels/doom2/Ports/megawads/scythe2]Scythe 2[/url][/b] (2005) [sup][[b]385[/b]: 42PercentHealth: 10, Not Jabba: 5, Cynical: 2, Archvile Hunter: 5, Mr. Freeze: 8, ShoDemo: 9, Chamelenoel: 8, Ralphis: 6, HyperLuke: 10, Voltcom9: 10, everennui: 5, Forli: 7, roadworx: 5, Nate River: 5, fveitsi: 5, justsomemusicguy: 10, darkreaver: 3, Talvi: 5, bonnie: 1, Dragonfly: 10, Greyenko: 10, Lazorinc: 7, SGS Man: 7, Grain of Salt: 4, bemused: 7, Squadallah: 4, dylux: 4, tchkb: 9, tmorrow: 4, Budoka: 5, TheMightyHeracross: 10, Arbys550: 7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, cannonball: 5, toxic.rat: 7, i suck at nicknames: 4, TheGreenZap: 4, whybmonotacrab: 8][/sup]</text:p>
            <text:p>[b]5. [url=https://www.doomworld.com/idgames/levels/doom2/megawads/scythe]Scythe[/url][/b] (2003) [sup][[b]313[/b]: 42PercentHealth: 9, Archvile Hunter: 5, Doomkid: 10, Mr. Freeze: 2, ShoDemo: 8, Chamelenoel: 5, Forli: 3, 7hm: 4, Dime: 3, Nate River: 10, fveitsi: 5, justsomemusicguy: 6, T-Rex: 2, bonnie: 10, Greyenko: 2, valkiriforce: 1, Philnemba: 10, Altima: 8, Lazorinc: 5, SGS Man: 6, NaZa: 7, Poncho: 8, tchkb: 3, NoisyVelvet: 1, tmorrow: 4, Budoka: 2, TheNerdTurtle2: 10, Ziad EL Zein: 5, pcorf: 5, purist: 10, Simomarchi: 8, maxmanium: 8, CinnamonKilljoy: 5, Red-XIII: 7, DJVCardMaster: 5, Scorpius: 4, eharper256: 5, Makedounia: 6, I_Punch_Demons: 9, Deadwing: 5, DoomDork: 8, Endless: 10, DooM Bear: 3, ASaltShaker: 8, waciej: 8, JuanchoES: 6, E.M.: 5, Horus: 5, Demion: 3, Andromeda: 6, AtticTelephone: 5, Midnight_00: 4, behemoth_667: 5, Fadri: 3, toxic.rat: 3][/sup]</text:p>
            <text:p>[b]6. [url=https://www.doomworld.com/forum/topic/103425-final-release-eviternity/]Eviternity[/url][/b] (2018) [sup][[b]297[/b]: roadworx: 4, JudgeDeadd: 4, StoneMason: 4, Woolie Wool: 9, Budoka: 9, Lorenz0: 9, ReaperAA: 10, pcorf: 6, Gaia74: 7, Polri: 5, Tartlman: 8, Worm318: 8, Makedounia: 7, I_Punch_Demons: 8, Deadwing: 6, Hansen79: 5, Endless: 8, &lt;&lt;Rewind: 8, Deflektor: 5, DooM Bear: 10, ASaltShaker: 5, JuanchoES: 9, E.M.: 5, Horus: 10, Snikle: 9, Demion: 8, behemoth_667: 6, Boy: 5, Sotenga: 8, northivanastan: 9, dei_eldren: 2, Fadri: 7, MtPain27: 6, cannonball: 2, VanaheimRanger: 9, TJG1289: 7, SCF: 10, i suck at nicknames: 7, GratefulName: 10, Azure_Horror: 10, BohdanZPM: 6, whybmonotacrab: 7][/sup]</text:p>
            <text:p>[b]7. [url=https://www.doomworld.com/idgames/levels/doom2/Ports/megawads/sunlust]Sunlust[/url][/b] (2015) [sup][[b]295[/b]: Nine Inch Heels: 10, Cynical: 3, Archvile Hunter: 5, ShoDemo: 4, Spectre01: 9, yakfak: 3, Forli: 8, WH-Wilou84: 2, 7hm: 4, Dime: 4, Nate River: 7, fveitsi: 5, JudgeDeadd: 3, Talvi: 5, StoneMason: 7, GarrettChan: 6, Greyenko: 7, Lazorinc: 10, SGS Man: 9, Grain of Salt: 7, Poncho: 2, bemused: 9, Nirvana: 5, tchkb: 8, tmorrow: 2, Odal: 3, TheNerdTurtle2: 5, TheMightyHeracross: 3, Arbys550: 6, Octillion: 8, purist: 5, Nazgul9: 1, Worm318: 6, OniriA: 6, Ivory Duke: 6, rd: 7, DOEL: 2, Hansen79: 5, &lt;&lt;Rewind: 6, Warrex: 5, waciej: 1, JuanchoES: 7, Snikle: 10, Demion: 7, A.H. Sankhatayan: 1, Willy W.: 6, vdgg: 2, cannonball: 8, VanaheimRanger: 8, SCF: 7, i suck at nicknames: 6, GratefulName: 7, Azure_Horror: 4, Li'l devil: 3][/sup]</text:p>
            <text:p>[b]8. [url=https://www.doomworld.com/idgames/levels/doom2/megawads/btsx_e1]Back to Saturn X E1: Get Out of My Stations[/url][/b] (2012) [sup][[b]285[/b]: 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, behemoth_667: 5, Sotenga: 3, Dimon12321: 1, jerk-o: 9, GratefulName: 1, Uncle 80: 5, lokbustam257: 7, Li'l devil: 3, whybmonotacrab: 1, Xeogred: 5][/sup]</text:p>
            <text:p>[b]9. [url=https://www.doomworld.com/idgames/levels/doom2/Ports/megawads/gd]Going Down[/url][/b] (2014) [sup][[b]226[/b]: Archvile Hunter: 5, NuMetalManiak: 7, Ed: 5, antares031: 5, everennui: 4, roadworx: 5, 7hm: 4, fveitsi: 5, JudgeDeadd: 3, Talvi: 1, Dragonfly: 9, HUNdebLeonidasX: 8, SGS Man: 3, Bryan T: 5, NoisyVelvet: 1, tmorrow: 3, Odal: 5, Simomarchi: 7, STILES: 8, Tartlman: 4, Worm318: 9, Ivory Duke: 8, SilverMiner: 1, DOEL: 1, Hansen79: 5, DoomDork: 5, Snikle: 8, Demion: 6, A.H. Sankhatayan: 1, Willy W.: 8, behemoth_667: 6, Boy: 3, Sotenga: 5, northivanastan: 7, Fadri: 8, MtPain27: 5, cannonball: 9, TJG1289: 6, Lewonx: 9, SCF: 6, i suck at nicknames: 7, Azure_Horror: 2, BohdanZPM: 4][/sup]</text:p>
            <text:p>[b]10. [url=https://www.doomworld.com/idgames/levels/doom2/megawads/pl2]Plutonia 2[/url][/b] (2008) [sup][[b]188[/b]: Archvile Hunter: 5, Mr. Freeze: 6, Spectre01: 5, Spectra: 2, Malrionn: 2, Ed: 5, antares031: 6, Forli: 5, roadworx: 6, justsomemusicguy: 5, darkreaver: 7, Talvi: 3, Paul977: 10, bLOCKbOYgAMES: 5, Greyenko: 5, valkiriforce: 2, soner du: 5, SGS Man: 2, Grain of Salt: 6, tmorrow: 2, Odal: 9, Ziad EL Zein: 5, CinnamonKilljoy: 1, termrork: 5, Red-XIII: 10, joepallai: 1, DJVCardMaster: 9, Scorpius: 10, SilverMiner: 8, Deadwing: 2, Pierrot: 7, Deflektor: 2, Warrex: 2, JuanchoES: 3, Willy W.: 3, Andromeda: 7, vdgg: 1, GratefulName: 5, whybmonotacrab: 4][/sup]</text:p>
            <text:p>[b]11. [url=https://www.doomworld.com/idgames/levels/doom2/Ports/megawads/sodfinal]Speed of Doom[/url][/b] (2010) [sup][[b]154[/b]: Not Jabba: 2, Archvile Hunter: 5, WH-Wilou84: 5, darkreaver: 8, Outrageous Videos: 6, StoneMason: 4, Grain of Salt: 4, Bryan T: 5, bemused: 5, Squadallah: 6, tmorrow: 3, Budoka: 4, Arbys550: 4, Ziad EL Zein: 5, Polri: 4, Nazgul9: 8, Makedounia: 1, DOEL: 3, Pierrot: 9, Andromeda: 10, Midnight_00: 7, behemoth_667: 5, Boy: 10, MtPain27: 7, cannonball: 5, i suck at nicknames: 4, GratefulName: 6, BohdanZPM: 9][/sup]</text:p>
            <text:p>[b]12. [url=https://www.doomworld.com/idgames/themes/hr/hr]Hell Revealed[/url][/b] (1997) [sup][[b]139[/b]: 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toxic.rat: 8, lokbustam257: 4][/sup]</text:p>
            <text:p>[b]13. [url=https://www.doomworld.com/forum/topic/46002-sunder-updated-with-new-maps-huzzah/]Sunder[/url][/b] (2009) [sup][[b]137[/b]: Nine Inch Heels: 9, HyperLuke: 3, Ed: 5, Forli: 2, WH-Wilou84: 3, Nate River: 6, Talvi: 4, Outrageous Videos: 10, GarrettChan: 8, Soundblock: 10, Lazorinc: 4, SGS Man: 1, bemused: 10, Nirvana: 8, Arbys550: 10, Gaia74: 6, Nazgul9: 9, &lt;&lt;Rewind: 6, AtticTelephone: 5, SCF: 8, BohdanZPM: 10][/sup]</text:p>
            <text:p>[b]14. [url=https://www.doomworld.com/idgames/themes/mm/mm_allup]Memento Mori[/url][/b] (1995) [sup][[b]112[/b]: 42PercentHealth: 4, Doomkid: 10, Chamelenoel: 9, Vorpal: 5, justsomemusicguy: 1, T-Rex: 2, Soundblock: 4, valkiriforce: 10, Altima: 1, NaZa: 10, Poncho: 4, tmorrow: 2, Odal: 8, Red-XIII: 5, joepallai: 2, DJVCardMaster: 8, Scorpius: 5, Endless: 1, E.M.: 5, toxic.rat: 8, Ragu: 8][/sup]</text:p>
            <text:p>[b]15. [url=https://www.doomworld.com/forum/topic/69960-back-to-saturn-x-episode-2-public-beta-2-critical-map15-fixes-included/]Back to Saturn X E2: Tower in the Fountain of Sparks[/url][/b] (2014) [sup][[b]108[/b]: Malrionn: 6, JudgeDeadd: 3, Talvi: 4, StoneMason: 10, Woolie Wool: 10, dylux: 10, m8f: 10, Arbys550: 2, Polri: 5, Ivory Duke: 2, rd: 4, Deadwing: 5, Hansen79: 5, &lt;&lt;Rewind: 4, Marn: 5, Sotenga: 4, jerk-o: 9, SCF: 4, GratefulName: 1, Uncle 80: 5][/sup]</text:p>
            <text:p>[b]16. [url=https://www.doomworld.com/idgames/themes/hr/hr2final]Hell Revealed II[/url][/b] (2003) [sup][[b]106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, toxic.rat: 3, lokbustam257: 4][/sup]</text:p>
            <text:p>[b]17. [url=https://doomwiki.org/wiki/Kama_Sutra]Kama Sutra[/url][/b] (2005) [sup][[b]99[/b]: Grazza: 7, roadworx: 2, fveitsi: 5, T-Rex: 5, Roofi: 4, StoneMason: 4, Philnemba: 7, Grain of Salt: 6, tmorrow: 3, purist: 5, Scorpius: 7, eharper256: 4, SilverMiner: 2, Pierrot: 10, smeghammer: 5, P41R47: 8, Willy W.: 2, Andromeda: 5, dei_eldren: 3, cannonball: 5][/sup]</text:p>
            <text:p>[b]18. [url=https://www.doomworld.com/idgames/themes/mm/mm2]Memento Mori 2[/url][/b] (1996) [sup][[b]97[/b]: ella guro: 3, roadworx: 7, Dime: 2, justsomemusicguy: 4, T-Rex: 2, bLOCKbOYgAMES: 6, valkiriforce: 10, Altima: 1, Squadallah: 5, Budoka: 1, pcorf: 5, Octillion: 1, STILES: 10, Polri: 1, joepallai: 2, DJVCardMaster: 4, Scorpius: 9, SilverMiner: 10, vdgg: 9, Uncle 80: 5][/sup]</text:p>
            <text:p>[b]19. [url=https://www.doomworld.com/idgames/levels/doom2/Ports/megawads/resurge]Resurgence[/url][/b] (2014) [sup][[b]94[/b]: 42PercentHealth: 9, Not Jabba: 6, Cynical: 4, Archvile Hunter: 5, Spectre01: 1, fveitsi: 5, JudgeDeadd: 2, darkreaver: 2, Talvi: 2, StoneMason: 4, GarrettChan: 3, NoisyVelvet: 10, tmorrow: 2, Budoka: 7, Nazgul9: 8, SilverMiner: 5, DoomDork: 7, Midnight_00: 8, i suck at nicknames: 4][/sup]</text:p>
            <text:p>[b]20. [url=https://www.doomworld.com/idgames/levels/doom2/megawads/requiem]Requiem[/url][/b] (1997) [sup][[b]85[/b]: ella guro: 1, WH-Wilou84: 4, justsomemusicguy: 8, T-Rex: 9, valkiriforce: 6, NaZa: 6, tmorrow: 2, pcorf: 5, DJVCardMaster: 3, Scorpius: 6, I_Punch_Demons: 7, ASaltShaker: 7, Andromeda: 2, AtticTelephone: 10, vdgg: 1, Uncle 80: 6, Li'l devil: 2][/sup]</text:p>
            <text:p>[b]21. [url=https://doomwiki.org/wiki/Eternal_Doom]Eternal Doom[/url][/b] (1996) [sup][[b]83[/b]: Vorpal: 5, 7hm: 5, T-Rex: 5, Woolie Wool: 7, Greyenko: 1, valkiriforce: 6, Octillion: 6, Polri: 3, CinnamonKilljoy: 3, joepallai: 3, A.H. Sankhatayan: 10, Willy W.: 9, Andromeda: 8, vdgg: 1, dei_eldren: 3, Dimon12321: 2, Uncle 80: 6][/sup]</text:p>
            <text:p>[b]22. [url=https://www.doomworld.com/idgames/levels/doom2/megawads/d2twid]Doom II the Way id Did[/url][/b] (2013) [sup][[b]81[/b]: Dime: 8, NoisyVelvet: 5, pcorf: 5, purist: 10, Polri: 3, CinnamonKilljoy: 8, Makedounia: 5, Endless: 3, Marn: 5, Warrex: 2, E.M.: 5, jerk-o: 5, dosboot: 10, BohdanZPM: 4, Xeogred: 3][/sup]</text:p>
            <text:p>[b]22. [url=https://www.doomworld.com/idgames/levels/doom2/Ports/megawads/jpcp]Japanese Community Project (JPCP)[/url][/b] (2016) [sup][[b]81[/b]: Not Jabba: 6, Archvile Hunter: 5, antares031: 5, ella guro: 7, JudgeDeadd: 2, Soundblock: 1, Payload4367: 1, Tartlman: 6, rd: 4, I_Punch_Demons: 4, DOEL: 4, Endless: 5, Boy: 5, Sotenga: 1, northivanastan: 9, Fadri: 6, MtPain27: 2, TJG1289: 4, BohdanZPM: 4][/sup]</text:p>
            <text:p>[b]24. [url=https://www.doomworld.com/forum/topic/85791-tnt-revilution-final-beta-ready-for-testing/]TNT: Revilution[/url][/b] (2017) [sup][[b]80[/b]: Spectra: 9, bLOCKbOYgAMES: 2, GarrettChan: 1, dylux: 6, tmorrow: 2, ReaperAA: 7, Polri: 3, SilverMiner: 3, P41R47: 10, Willy W.: 5, Sotenga: 10, dei_eldren: 4, MtPain27: 5, GratefulName: 2, TheGreenZap: 6, Xeogred: 5][/sup]</text:p>
            <text:p>[b]25. [url=https://www.doomworld.com/idgames/levels/doom2/Ports/megawads/cchest4]Community Chest 4[/url][/b] (2012) [sup][[b]79[/b]: Malrionn: 10, Phobus: 3, HUNdebLeonidasX: 4, Ziad EL Zein: 5, Simomarchi: 5, STILES: 9, Polri: 2, eharper256: 5, DOEL: 8, Pierrot: 3, Endless: 3, Horus: 2, Midnight_00: 6, Lewonx: 5, TheGreenZap: 6, Xeogred: 3][/sup]</text:p>
            <text:p>[b]26. [url=https://www.doomworld.com/idgames/levels/doom/Ports/megawads/neis]No End in Sight[/url][/b] (2016) [sup][[b]76[/b]: Not Jabba: 5, Vorpal: 5, ella guro: 6, yakfak: 9, NoisyVelvet: 1, STILES: 6, Polri: 5, Tartlman: 6, Worm318: 9, Omniarch: 10, Ryath: 5, cannonball: 3, TheGreenZap: 6][/sup]</text:p>
            <text:p>[b]27. [url=https://www.romerogames.ie/si6il/]SIGIL[/url][/b] (2019) [sup][[b]74[/b]: Diabolución: 10, 4everDoomed: 4, Jaromir Bergmann: 10, STILES: 2, termrork: 5, Worm318: 2, &lt;&lt;Rewind: 2, DooM Bear: 7, northivanastan: 5, dei_eldren: 7, Fadri: 2, Dimon12321: 1, dosboot: 10, lokbustam257: 5, Xeogred: 2][/sup]</text:p>
            <text:p>[b]27. [url=https://www.doomworld.com/idgames/levels/doom2/Ports/megawads/strg]Struggle - Antaresian Legacy[/url][/b] (2018) [sup][[b]74[/b]: Dragonfly: 6, Budoka: 10, Jaromir Bergmann: 6, Payload4367: 3, Deadwing: 6, Snikle: 7, Omniarch: 5, Dimon12321: 7, MtPain27: 3, TJG1289: 5, Azure_Horror: 9, whybmonotacrab: 7][/sup]</text:p>
            <text:p>[b]29. [url=https://www.doomworld.com/idgames/levels/doom2/Ports/megawads/hellbnd]Hellbound[/url][/b] (2013) [sup][[b]73[/b]: Not Jabba: 2, Spectre01: 8, Malrionn: 7, bLOCKbOYgAMES: 9, HUNdebLeonidasX: 7, Bryan T: 5, Odal: 6, Octillion: 10, Polri: 1, OniriA: 8, E.M.: 5, Xeogred: 5][/sup]</text:p>
            <text:p>[b]29. [url=https://www.doomworld.com/idgames/levels/doom2/Ports/p-r/pirates]Pirate Doom[/url][/b] (2013) [sup][[b]73[/b]: Jaws In Space: 10, Dime: 5, Phobus: 6, Dragonfly: 4, Soundblock: 2, Rince-wind: 5, CinnamonKilljoy: 7, Payload4367: 6, SilverMiner: 5, SOSU: 10, Sotenga: 2, Fadri: 2, TJG1289: 2, Lewonx: 7][/sup]</text:p>
            <text:p>[b]31. [url=https://www.doomworld.com/idgames/levels/doom/megawads/dtwid]Doom the Way id Did[/url][/b] (2011) [sup][[b]68[/b]: Mr. Freeze: 4, Malrionn: 2, MFG38: 4, WH-Wilou84: 1, Greyenko: 9, Altima: 6, Ziad EL Zein: 5, purist: 5, Polri: 4, CinnamonKilljoy: 7, eharper256: 4, Endless: 2, Warrex: 5, Omniarch: 5, jerk-o: 5][/sup]</text:p>
            <text:p>[b]32. [url=https://www.doomworld.com/idgames/levels/doom2/Ports/d-f/dvii-1i]Deus Vult II[/url][/b] (2008) [sup][[b]67[/b]: Cynical: 10, NuMetalManiak: 10, justsomemusicguy: 7, JudgeDeadd: 2, Talvi: 4, Greyenko: 8, Philnemba: 9, bemused: 1, NoisyVelvet: 3, Polri: 3, &lt;&lt;Rewind: 5, Marn: 5][/sup]</text:p>
            <text:p>[b]33. [url=https://doomwiki.org/wiki/No_Rest_for_the_Living]No Rest for the Living[/url][/b] (2010) [sup][[b]64[/b]: Vorpal: 5, Nancsi: 9, ReaperAA: 2, Diabolución: 10, 4everDoomed: 7, STILES: 7, CinnamonKilljoy: 3, Endless: 6, waciej: 2, Fadri: 4, lokbustam257: 7, Xeogred: 2][/sup]</text:p>
            <text:p>[b]34. [url=https://www.doomworld.com/idgames/levels/doom2/Ports/v-z/vanguard]Vanguard[/url][/b] (2011) [sup][[b]59[/b]: Cynical: 5, Spectre01: 3, 7hm: 4, GarrettChan: 5, Poncho: 9, Nirvana: 4, guitardz: 5, Makedounia: 10, Ivory Duke: 1, VanaheimRanger: 6, Azure_Horror: 2, Uncle 80: 5][/sup]</text:p>
            <text:p>[b]35. [url=https://www.doomworld.com/idgames/levels/doom2/megawads/epic2]Epic 2[/url][/b] (2010) [sup][[b]58[/b]: ShoDemo: 6, NuMetalManiak: 9, Spectre01: 7, yakfak: 2, Talvi: 2, HUNdebLeonidasX: 9, TheMightyHeracross: 5, Arbys550: 1, OniriA: 2, DOEL: 6, SOSU: 9][/sup]</text:p>
            <text:p>[b]36. [url=http://adventuresofsquare.com/downloads.php]The Adventures of Square[/url][/b] (2014) [sup][[b]55[/b]: Sky: 9, ShoDemo: 5, Ed: 5, JudgeDeadd: 5, Woolie Wool: 8, Squadallah: 7, termrork: 5, Marn: 5, Sotenga: 6][/sup]</text:p>
            <text:p>[b]37. [url=https://www.doomworld.com/idgames/levels/doom2/Ports/megawads/alt]A.L.T.[/url][/b] (2012) [sup][[b]54[/b]: Not Jabba: 7, Spectre01: 2, ella guro: 10, yakfak: 10, Rince-wind: 5, Hansen79: 5, P41R47: 7, SOSU: 8][/sup]</text:p>
            <text:p>[b]38. [url=https://www.doomworld.com/idgames/levels/doom2/s-u/sid]Suspended in Dusk[/url][/b] (2005) [sup][[b]52[/b]: Sky: 2, WH-Wilou84: 3, bLOCKbOYgAMES: 8, soner du: 9, m8f: 5, termrork: 5, joepallai: 3, Deflektor: 10, Demion: 2, Midnight_00: 2, Fadri: 3][/sup]</text:p>
            <text:p>[b]39. [url=https://doomwiki.org/wiki/The_Plutonia_Experiment]The Plutonia Experiment[/url][/b] (1996) [sup][[b]50[/b]: guitardz: 5, purist: 5, termrork: 5, Tartlman: 1, Worm318: 2, Deadwing: 10, northivanastan: 4, Fadri: 5, VanaheimRanger: 7, i suck at nicknames: 6][/sup]</text:p>
            <text:p>[b]40. [url=https://www.doomworld.com/idgames/levels/doom2/Ports/megawads/1024]Congestion 1024[/url][/b] (2005) [sup][[b]47[/b]: Mr. Freeze: 5, HyperLuke: 7, Voltcom9: 5, bonnie: 4, Dragonfly: 8, Philnemba: 5, Hansen79: 3, waciej: 10][/sup]</text:p>
            <text:p>[b]40. [url=https://doomwiki.org/wiki/STRAIN]STRAIN[/url][/b] (1997) [sup][[b]47[/b]: Grazza: 6, ella guro: 4, JudgeDeadd: 1, T-Rex: 1, Squadallah: 9, smeghammer: 5, vdgg: 1, Ryath: 10, Li'l devil: 10][/sup]</text:p>
            <text:p>[b]42. [url=https://www.doomworld.com/idgames/levels/doom2/Ports/megawads/jenesis]Jenesis[/url][/b] (2011) [sup][[b]45[/b]: Not Jabba: 2, roadworx: 2, Altima: 7, NaZa: 2, Poncho: 1, dylux: 5, Ziad EL Zein: 5, Scorpius: 2, Makedounia: 8, Deadwing: 5, DoomDork: 1, ASaltShaker: 2, Midnight_00: 3][/sup]</text:p>
            <text:p>[b]42. [url=https://www.doomworld.com/idgames/levels/doom2/Ports/j-l/lunatic]Lunatic[/url][/b] (2011) [sup][[b]45[/b]: Cynical: 6, Dime: 9, Nate River: 4, Poncho: 5, Gaia74: 3, Deflektor: 8, Marn: 5, Boy: 5][/sup]</text:p>
            <text:p>[b]44. [url=https://www.doomworld.com/idgames/levels/doom/Ports/megawads/kdizd_12]Knee-Deep in ZDoom[/url][/b] (2007) [sup][[b]43[/b]: Graf Zahl: 6, Voltcom9: 7, tchkb: 2, Apaul27: 7, 4everDoomed: 5, Rince-wind: 1, Jaromir Bergmann: 2, Lewonx: 10, Li'l devil: 3][/sup]</text:p>
            <text:p>[b]45. [url=https://doomwiki.org/wiki/Winter's_Fury]Winter's Fury[/url][/b] (2012) [sup][[b]42[/b]: Dragonfly: 2, TechnoDoomed1: 10, Lorenz0: 7, Octillion: 7, OniriA: 3, Ivory Duke: 3, ASaltShaker: 9, Lewonx: 1][/sup]</text:p>
            <text:p>[b]46. [url=https://www.doomworld.com/idgames/levels/doom2/Ports/g-i/hg]Hell Ground[/url][/b] (2009) [sup][[b]40[/b]: Cynical: 8, Chamelenoel: 7, antares031: 5, WH-Wilou84: 2, darkreaver: 1, Polri: 2, Pierrot: 4, Demion: 5, Boy: 3, SCF: 1, whybmonotacrab: 2][/sup]</text:p>
            <text:p>[b]47. [url=https://www.doomworld.com/idgames/levels/doom2/Ports/d-f/equinox]Equinox[/url][/b] (2001) [sup][[b]39[/b]: Sky: 5, Grazza: 9, ella guro: 5, A.H. Sankhatayan: 10, AtticTelephone: 5, Boy: 5][/sup]</text:p>
            <text:p>[b]47. [url=https://www.doomworld.com/idgames/levels/doom2/Ports/s-u/stardate]Stardate 20X6[/url][/b] (2013) [sup][[b]39[/b]: MFG38: 6, WH-Wilou84: 3, Talvi: 1, GarrettChan: 7, bemused: 3, Nirvana: 6, Nazgul9: 1, rd: 4, Hansen79: 5, Snikle: 3][/sup]</text:p>
            <text:p>[b]49. [url=https://doomwiki.org/wiki/Cyberdreams]Cyberdreams[/url][/b] (1998) [sup][[b]38[/b]: 42PercentHealth: 3, ShoDemo: 1, 7hm: 7, justsomemusicguy: 3, bonnie: 7, NoisyVelvet: 4, TheNerdTurtle2: 3, termrork: 5, AtticTelephone: 5][/sup]</text:p>
            <text:p>[b]50. [url=https://doomwiki.org/wiki/Icarus:_Alien_Vanguard]Icarus: Alien Vanguard[/url][/b] (1996) [sup][[b]36[/b]: Ralphis: 6, Grazza: 8, T-Rex: 3, valkiriforce: 8, A.H. Sankhatayan: 10, Dimon12321: 1][/sup]</text:p>
            <text:p>[b]51. [url=https://www.doomworld.com/idgames/levels/doom2/Ports/megawads/prcp]Plutonia: Revisited Community Project[/url][/b] (2011) [sup][[b]35[/b]: Nine Inch Heels: 3, Paul977: 10, bLOCKbOYgAMES: 3, Altima: 5, NoisyVelvet: 3, Odal: 7, Polri: 3, Scorpius: 1][/sup]</text:p>
            <text:p>[b]52. [url=https://www.doomworld.com/idgames/levels/doom2/Ports/a-c/breach]Breach[/url][/b] (2015) [sup][[b]33[/b]: Jaws In Space: 7, Dime: 10, guitardz: 2, Nancsi: 1, Jaromir Bergmann: 4, smeghammer: 3, TheGreenZap: 6][/sup]</text:p>
            <text:p>[b]52. [url=http://www.doom2.net/doom2/wads/DWANGO5.ZIP]Dwango5[/url][/b] (1995) [sup][[b]33[/b]: Doomkid: 10, Ralphis: 7, antares031: 8, toxic.rat: 8][/sup]</text:p>
            <text:p>[b]52. [url=https://www.doomworld.com/idgames/levels/doom2/Ports/s-u/swtw]Swim With the Whales[/url][/b] (2013) [sup][[b]33[/b]: WH-Wilou84: 2, Nate River: 9, Soundblock: 3, Lazorinc: 6, Nirvana: 10, NoisyVelvet: 3][/sup]</text:p>
            <text:p>[b]55. [url=https://doomwiki.org/wiki/Brutal_Doom:_Hell_on_Earth_Starter_Pack]Brutal Doom: Hell on Earth Starter Pack (Extermination Day)[/url][/b] (2015) [sup][[b]31[/b]: TechnoDoomed1: 9, Squadallah: 8, DoomDork: 2, Deflektor: 4, behemoth_667: 6, TJG1289: 2][/sup]</text:p>
            <text:p>[b]55. [url=https://doomwiki.org/wiki/Chillax]Chillax[/url][/b] (2010) [sup][[b]31[/b]: Nine Inch Heels: 4, AnonimVio: 5, fveitsi: 5, Outrageous Videos: 3, Simomarchi: 2, Gaia74: 5, maxmanium: 1, waciej: 6][/sup]</text:p>
            <text:p>[b]57. [url=https://doomwiki.org/wiki/2002_A_Doom_Odyssey]2002: A Doom Odyssey[/url][/b] (2002) [sup][[b]30[/b]: soner du: 4, Philnemba: 8, tmorrow: 2, Red-XIII: 3, joepallai: 1, SilverMiner: 6, smeghammer: 3, Endless: 1, vdgg: 1, cannonball: 1][/sup]</text:p>
            <text:p>[b]57. [url=https://www.doomworld.com/idgames/levels/doom/Ports/d-f/e1m8b]Tech Gone Bad[/url][/b] (2016) [sup][[b]30[/b]: Jaws In Space: 5, guitardz: 5, Nancsi: 8, Diabolución: 5, Jaromir Bergmann: 1, Marn: 5, DooM Bear: 1][/sup]</text:p>
            <text:p>[b]57. [url=https://www.doomworld.com/idgames/levels/doom2/Ports/s-u/tutnt]The Ultimate Torment &amp; Torture[/url][/b] (2007) [sup][[b]30[/b]: HyperLuke: 8, Talvi: 4, Greyenko: 4, TechnoDoomed1: 2, TheMightyHeracross: 3, Ziad EL Zein: 5, Ivory Duke: 4][/sup]</text:p>
            <text:p>[b]60. [url=https://www.doomworld.com/idgames/levels/doom2/Ports/d-f/distrbia]Disturbia[/url][/b] (2008) [sup][[b]29[/b]: Sky: 7, darkreaver: 10, Roofi: 6, Paul977: 6][/sup]</text:p>
            <text:p>[b]60. [url=https://www.doomworld.com/forum/topic/120175-heartland-an-episode-for-the-eternity-engine-rc3-out/]Heartland[/url][/b] (2021) [sup][[b]29[/b]: ReaperAA: 8, MtPain27: 3, TJG1289: 2, i suck at nicknames: 8, GratefulName: 8][/sup]</text:p>
            <text:p>[b]60. [url=https://www.doomworld.com/forum/topic/105215-lost-civilization-22-map-fun-and-nonlinear-megawad-now-with-download-link/]Lost Civilization[/url][/b] (2019) [sup][[b]29[/b]: OniriA: 9, rd: 6, Endless: 8, Snikle: 6][/sup]</text:p>
            <text:p>[b]60. [url=https://www.doomworld.com/idgames/levels/doom2/Ports/s-u/unloved]Unloved[/url][/b] (2010) [sup][[b]29[/b]: MFG38: 1, everennui: 8, bonnie: 10, TechnoDoomed1: 3, Payload4367: 2, Dimon12321: 5][/sup]</text:p>
            <text:p>[b]64. [url=https://www.doomworld.com/forum/topic/109216-doom-zero-launch-and-celebrating-25-years-of-doom-ii/]Doom Zero[/url][/b] (2019) [sup][[b]28[/b]: ReaperAA: 3, maxmanium: 2, CinnamonKilljoy: 8, Warrex: 10, Horus: 2, Azure_Horror: 3][/sup]</text:p>
            <text:p>[b]65. [url=https://www.doomworld.com/forum/topic/92574-dimension-of-the-boomed/]Dimension of the Boomed[/url][/b] (2018) [sup][[b]27[/b]: Ivory Duke: 7, Hansen79: 4, SOSU: 2, Ryath: 5, SCF: 2, GratefulName: 2, Uncle 80: 5][/sup]</text:p>
            <text:p>[b]65. [url=https://www.doomworld.com/idgames/levels/doom2/Ports/m-o/miasma]Miasma[/url][/b] (2016) [sup][[b]27[/b]: WH-Wilou84: 1, Soundblock: 2, Nirvana: 9, NoisyVelvet: 1, Willy W.: 7, jerk-o: 7][/sup]</text:p>
            <text:p>[b]67. [url=https://www.doomworld.com/idgames/themes/batman/batman]Batman Doom[/url][/b] (1999) [sup][[b]26[/b]: yakfak: 8, JudgeDeadd: 4, soner du: 10, Uncle 80: 4][/sup]</text:p>
            <text:p>[b]67. [url=https://www.doomworld.com/idgames/levels/doom2/megawads/zone300]Zone 300[/url][/b] (2013) [sup][[b]26[/b]: Voltcom9: 8, Soundblock: 3, purist: 3, maxmanium: 8, ASaltShaker: 4][/sup]</text:p>
            <text:p>[b]69. [url=https://www.doomworld.com/idgames/levels/doom2/megawads/rudy2]Rowdy Rudy II: POWERTRIP![/url][/b] (2020) [sup][[b]25[/b]: Dimon12321: 10, Azure_Horror: 5, TheGreenZap: 10][/sup]</text:p>
            <text:p>[b]69. [url=https://www.doomworld.com/idgames/levels/doom2/Ports/megawads/sf2012]Slaughterfest 2012[/url][/b] (2013) [sup][[b]25[/b]: HyperLuke: 1, Outrageous Videos: 1, bemused: 2, Apaul27: 8, tmorrow: 3, Arbys550: 3, Simomarchi: 6, maxmanium: 1][/sup]</text:p>
            <text:p>[b]69. [url=https://www.doomworld.com/idgames/levels/doom2/Ports/megawads/zdcmp2]ZDoom Community Map Project II[/url][/b] (2014) [sup][[b]25[/b]: Graf Zahl: 10, Phobus: 9, TechnoDoomed1: 6][/sup]</text:p>
            <text:p>[b]72. [url=https://www.doomworld.com/idgames/levels/doom2/Ports/megawads/ngmvmt2]Newgothic Movement 2[/url][/b] (2017) [sup][[b]24[/b]: Nine Inch Heels: 8, ShoDemo: 2, Outrageous Videos: 9, Nazgul9: 5][/sup]</text:p>
            <text:p>[b]72. [url=http://www.mustaine.com/about/video-game-work/perditions-gate/]Perdition's Gate[/url][/b] (1996) [sup][[b]24[/b]: Vorpal: 5, Nate River: 1, bonnie: 10, P41R47: 3, E.M.: 5][/sup]</text:p>
            <text:p>[b]72. [url=https://www.doomworld.com/idgames/levels/doom2/Ports/v-z/violence]Violence[/url][/b] (2015) [sup][[b]24[/b]: Chamelenoel: 10, everennui: 4, Nate River: 2, Lorenz0: 4, rd: 4][/sup]</text:p>
            <text:p>[b]75. [url=https://www.doomworld.com/idgames/levels/doom2/Ports/a-c/crumpets]Crumpets[/url][/b] (2015) [sup][[b]23[/b]: everennui: 2, Nate River: 8, Nirvana: 1, VanaheimRanger: 5, whybmonotacrab: 7][/sup]</text:p>
            <text:p>[b]75. [url=http://www.moddb.com/games/doom-ii/addons/eternal-slumber-party-v2]Eternal Slumber Party[/url][/b] (2015) [sup][[b]23[/b]: Roofi: 10, Outrageous Videos: 8, Grain of Salt: 4, Simomarchi: 1][/sup]</text:p>
            <text:p>[b]77. [url=https://www.doomworld.com/idgames/levels/doom2/Ports/a-c/bauhaus]Bauhaus[/url][/b] (2014) [sup][[b]22[/b]: ella guro: 9, 7hm: 5, Grain of Salt: 3, NoisyVelvet: 1, vdgg: 4][/sup]</text:p>
            <text:p>[b]77. [url=https://www.doomworld.com/idgames/levels/doom/Ports/p-r/par-lutz]Phobos: Anomaly Reborn[/url][/b] (2003) [sup][[b]22[/b]: Ed: 5, Graf Zahl: 1, SilverMiner: 10, smeghammer: 6][/sup]</text:p>
            <text:p>[b]77. [url=https://www.doomworld.com/idgames/levels/doom2/Ports/megawads/zpack]ZPack[/url][/b] (2008) [sup][[b]22[/b]: MFG38: 5, Voltcom9: 3, TechnoDoomed1: 4, Ziad EL Zein: 5, Octillion: 5][/sup]</text:p>
            <text:p>[b]80. [url=https://www.doomworld.com/idgames/levels/doom2/Ports/megawads/cchest2]Community Chest 2[/url][/b] (2004) [sup][[b]21[/b]: Sky: 10, tchkb: 1, Midnight_00: 9, vdgg: 1][/sup]</text:p>
            <text:p>[b]80. [url=https://www.doomworld.com/forum/topic/103075-deathless-an-ultimate-doom-megawad-rc4/]Deathless[/url][/b] (2018) [sup][[b]21[/b]: TheMightyHeracross: 2, ReaperAA: 1, Worm318: 3, Makedounia: 9, Warrex: 5, SOSU: 1][/sup]</text:p>
            <text:p>[b]80. [url=https://www.doomworld.com/forum/topic/105598-hurt-singleplayer-map-in-hell/]Hurt[/url][/b] (2019) [sup][[b]21[/b]: Jaromir Bergmann: 9, OniriA: 7, I_Punch_Demons: 5][/sup]</text:p>
            <text:p>[b]80. [url=https://www.doomworld.com/idgames/levels/doom2/megawads/tvr]Revolution![/url][/b] (2001) [sup][[b]21[/b]: Not Jabba: 1, Grazza: 3, Altima: 4, termrork: 5, SilverMiner: 5, P41R47: 3][/sup]</text:p>
            <text:p>[b]84. [url=https://www.doomworld.com/forum/topic/91854-v15-doom-64-retribution/]Doom 64: Retribution[/url][/b] (2016) [sup][[b]20[/b]: guitardz: 5, 4everDoomed: 8, Warrex: 7][/sup]</text:p>
            <text:p>[b]84. [url=https://www.doomworld.com/idgames/levels/doom2/Ports/m-o/nuts]Nuts[/url][/b] (2001) [sup][[b]20[/b]: Chamelenoel: 6, AnonimVio: 9, E.M.: 5][/sup]</text:p>
            <text:p>[b]84. [url=https://www.doomworld.com/idgames/levels/doom2/Ports/s-u/scl_top]Threshold of Pain[/url][/b] (2010) [sup][[b]20[/b]: Malrionn: 7, MFG38: 7, 4everDoomed: 6][/sup]</text:p>
            <text:p>[b]87. [url=https://www.doomworld.com/idgames/levels/doom2/Ports/a-c/anta_req]Antaresian Reliquary[/url][/b] (2020) [sup][[b]19[/b]: Dimon12321: 6, SCF: 6, Azure_Horror: 7][/sup]</text:p>
            <text:p>[b]87. [url=https://www.doomworld.com/idgames/levels/doom2/Ports/a-c/arcadia]Arcadia Demade[/url][/b] (2010) [sup][[b]19[/b]: Jaws In Space: 9, Vorpal: 5, guitardz: 1, Nancsi: 4][/sup]</text:p>
            <text:p>[b]87. [url=https://www.doomworld.com/idgames/levels/doom2/Ports/megawads/bstain]Bloodstain[/url][/b] (2016) [sup][[b]19[/b]: NuMetalManiak: 5, everennui: 5, Forli: 4, DOEL: 5][/sup]</text:p>
            <text:p>[b]87. [url=https://www.doomworld.com/idgames/levels/doom2/megawads/dmonfear]Demonfear[/url][/b] (2000) [sup][[b]19[/b]: roadworx: 4, soner du: 3, Philnemba: 3, NaZa: 1, P41R47: 3, Marn: 5][/sup]</text:p>
            <text:p>[b]87. [url=https://www.doomworld.com/forum/topic/105670-faithless-a-heretic-hub-final/]Faithless[/url][/b] (2019) [sup][[b]19[/b]: ReaperAA: 9, Rince-wind: 5, Ryath: 5][/sup]</text:p>
            <text:p>[b]87. [url=https://www.doomworld.com/forum/topic/85591-nihility-infinite-teeth-shareware-episode-v121/]Nihility: Infinite ﻿Teeth﻿[/url][/b] (2016) [sup][[b]19[/b]: Rince-wind: 5, rd: 4, Omniarch: 5, Ryath: 5][/sup]</text:p>
            <text:p>[b]87. [url=http://manbitesshark.com/]REKKR[/url][/b] (2018) [sup][[b]19[/b]: soner du: 8, Rince-wind: 5, Dimon12321: 6][/sup]</text:p>
            <text:p>[b]87. [url=https://www.doomworld.com/idgames/levels/doom2/Ports/a-c/action2]Urban Brawl: Action Doom 2[/url][/b] (2008) [sup][[b]19[/b]: Chamelenoel: 1, JudgeDeadd: 4, Phobus: 10, Dimon12321: 4][/sup]</text:p>
            <text:p>[b]95. [url=https://www.doomworld.com/forum/topic/108251-abandon-beta-is-here/]Abandon[/url][/b] (2020) [sup][[b]18[/b]: Arbys550: 8, &lt;&lt;Rewind: 10][/sup]</text:p>
            <text:p>[b]95. [url=http://www.doomwadstation.net/main/aliens.html]Aliens TC[/url][/b] (1994) [sup][[b]18[/b]: yakfak: 4, Payload4367: 5, Ragu: 9][/sup]</text:p>
            <text:p>[b]95. [url=https://www.doomworld.com/idgames/levels/doom2/Ports/m-o/mek-catk]Counterattack[/url][/b] (2017) [sup][[b]18[/b]: rd: 6, Hansen79: 3, VanaheimRanger: 4, SCF: 5][/sup]</text:p>
            <text:p>[b]95. [url=https://www.doomworld.com/idgames/levels/doom2/Ports/d-f/dv]Deus Vult[/url][/b] (2004) [sup][[b]18[/b]: Mr. Freeze: 7, WH-Wilou84: 5, joepallai: 1, DJVCardMaster: 1, waciej: 4][/sup]</text:p>
            <text:p>[b]95. [url=https://www.doomworld.com/idgames/levels/doom/Ports/d-f/e1m4b]Phobos Mission Control[/url][/b] (2016) [sup][[b]18[/b]: Nancsi: 6, Diabolución: 5, Marn: 5, DooM Bear: 2][/sup]</text:p>
            <text:p>[b]95. [url=https://www.doomworld.com/idgames/levels/doom2/Ports/megawads/sf2011]Slaughterfest 2011[/url][/b] (2012) [sup][[b]18[/b]: Outrageous Videos: 5, tmorrow: 3, Simomarchi: 10][/sup]</text:p>
            <text:p>[b]95. [url=https://www.doomworld.com/idgames/levels/doom2/Ports/s-u/sd20x7]Stardate 20X7[/url][/b] (2017) [sup][[b]18[/b]: yakfak: 6, Grain of Salt: 8, bemused: 4][/sup]</text:p>
            <text:p>[b]102. [url=https://www.doomworld.com/forum/topic/92776-brigandine-rc2-updated-2017-05-13/]Brigandine[/url][/b] (2017) [sup][[b]17[/b]: Dragonfly: 7, guitardz: 2, Jaromir Bergmann: 5, VanaheimRanger: 3][/sup]</text:p>
            <text:p>[b]102. [url=https://www.doomworld.com/idgames/levels/doom2/Ports/megawads/sihr2fix]Survive in Hell[/url][/b] (2012) [sup][[b]17[/b]: Spectra: 8, Makedounia: 3, Pierrot: 6][/sup]</text:p>
            <text:p>[b]102. [url=https://www.doomworld.com/idgames/levels/doom2/Ports/s-u/uacultra]UAC Ultra[/url][/b] (2010) [sup][[b]17[/b]: Malrionn: 10, behemoth_667: 5, TheGreenZap: 2][/sup]</text:p>
            <text:p>[b]105. [url=https://www.doomworld.com/idgames/levels/doom/a-c/castevil]Castle of Evil[/url][/b] (1994) [sup][[b]16[/b]: bzzrak: 10, joepallai: 6][/sup]</text:p>
            <text:p>[b]105. [url=https://www.doomworld.com/idgames/levels/doom2/Ports/megawads/drkenctr]Dark Encounters[/url][/b] (2017) [sup][[b]16[/b]: Bryan T: 5, dylux: 8, Octillion: 3][/sup]</text:p>
            <text:p>[b]105. [url=https://www.doomworld.com/idgames/levels/doom2/Ports/j-l/legher]Legacy of Heroes[/url][/b] (2016) [sup][[b]16[/b]: Woolie Wool: 5, dylux: 7, eharper256: 4][/sup]</text:p>
            <text:p>[b]105. [url=https://www.doomworld.com/idgames/levels/doom2/Ports/megawads/mutiny]Mutiny[/url][/b] (2016) [sup][[b]16[/b]: Jaws In Space: 6, Doomkid: 3, everennui: 2, NoisyVelvet: 1, m8f: 4][/sup]</text:p>
            <text:p>[b]105. [url=https://forum.zdoom.org/viewtopic.php?t=56668#p1000996]Rise of the Wool Ball[/url][/b] (2017) [sup][[b]16[/b]: JudgeDeadd: 3, Squadallah: 1, Apaul27: 9, TheMightyHeracross: 3][/sup]</text:p>
            <text:p>[b]105. [url=https://www.doomworld.com/idgames/levels/doom2/Ports/megawads/tj]The Journey[/url][/b] (2016) [sup][[b]16[/b]: Spectra: 6, Makedounia: 4, P41R47: 6][/sup]</text:p>
            <text:p>[b]111. [url=https://www.doomworld.com/idgames/levels/doom2/megawads/avj]Arch-Vile Jump[/url][/b] (2010) [sup][[b]15[/b]: termrork: 5, Red-XIII: 10][/sup]</text:p>
            <text:p>[b]111. [url=https://www.doomworld.com/forum/topic/121263-arrival-v101-fix-a-limit-removing-episode-for-doom-ii/]Arrival[/url][/b] (2021) [sup][[b]15[/b]: dosboot: 10, Xeogred: 5][/sup]</text:p>
            <text:p>[b]111. [url=http://heroestospare.com/rabotik/harmony.php]Harmony[/url][/b] (2009) [sup][[b]15[/b]: Not Jabba: 5, Sky: 6, ax34: 4][/sup]</text:p>
            <text:p>[b]111. [url=https://www.doomworld.com/forum/topic/74280-the-ultimate-doom-ii-doom-ii-levels-remade/]The Ultimate Doom II [/url][/b] (2015) [sup][[b]15[/b]: Ivory Duke: 5, lokbustam257: 10][/sup]</text:p>
            <text:p>[b]115. [url=https://www.doomworld.com/forum/topic/64353-doom-64-for-doom-ii/]Doom 64 for Doom II[/url][/b] (2013) [sup][[b]14[/b]: Roofi: 1, Woolie Wool: 1, I_Punch_Demons: 2, Warrex: 10][/sup]</text:p>
            <text:p>[b]115. [url=https://www.doomworld.com/forum/topic/106058-paradise-v2-multiplayer-beta-on-page-3-4122020/]Paradise[/url][/b] (2019) [sup][[b]14[/b]: Lorenz0: 5, JuanchoES: 1, whybmonotacrab: 8][/sup]</text:p>
            <text:p>[b]115. [url=https://www.doomworld.com/idgames/levels/doom2/megawads/reverie]Reverie[/url][/b] (2011) [sup][[b]14[/b]: Octillion: 9, joepallai: 1, BohdanZPM: 4][/sup]</text:p>
            <text:p>[b]115. [url=https://www.doomworld.com/idgames/levels/doom2/megawads/darken2]The Darkening Episode 2[/url][/b] (2000) [sup][[b]14[/b]: Graf Zahl: 4, joepallai: 2, vdgg: 8][/sup]</text:p>
            <text:p>[b]115. [url=https://www.doomworld.com/idgames/levels/doom2/d-f/enigma]The Enigma Episode[/url][/b] (1995) [sup][[b]14[/b]: T-Rex: 3, valkiriforce: 1, Ragu: 10][/sup]</text:p>
            <text:p>[b]115. [url=https://www.doomworld.com/idgames/levels/doom2/Ports/megawads/sp_usimp]Ultimate Simplicity[/url][/b] (2007) [sup][[b]14[/b]: Dragonfly: 5, Simomarchi: 9][/sup]</text:p>
            <text:p>[b]115. [url=https://www.doomworld.com/forum/topic/50158-wip-vela-pax-beta-21-out-now-with-1-more-stuff/]Vela Pax[/url][/b] (2010) [sup][[b]14[/b]: WH-Wilou84: 2, TheNerdTurtle2: 9, jerk-o: 3][/sup]</text:p>
            <text:p>[b]122. [url=https://www.doomworld.com/idgames/levels/doom2/Ports/megawads/50shades]50 Shades of Graytall[/url][/b] (2015) [sup][[b]13[/b]: Nine Inch Heels: 2, Voltcom9: 2, JudgeDeadd: 1, NoisyVelvet: 3, Pierrot: 5][/sup]</text:p>
            <text:p>[b]122. [url=https://www.doomworld.com/idgames/levels/doom2/Ports/megawads/cchest3]Community Chest 3[/url][/b] (2007) [sup][[b]13[/b]: Mr. Freeze: 3, Lewonx: 10][/sup]</text:p>
            <text:p>[b]122. [url=https://www.doomworld.com/idgames/levels/doom2/Ports/d-f/elysion]Elysion[/url][/b] (2009) [sup][[b]13[/b]: Sky: 8, darkreaver: 5][/sup]</text:p>
            <text:p>[b]122. [url=https://www.doomworld.com/idgames/levels/doom2/Ports/d-f/foursite]Foursite[/url][/b] (2016) [sup][[b]13[/b]: Nancsi: 7, 4everDoomed: 5, Gaia74: 1][/sup]</text:p>
            <text:p>[b]122. [url=https://doomwiki.org/wiki/Hell_To_Pay]Hell to Pay[/url][/b] (1996) [sup][[b]13[/b]: bonnie: 10, P41R47: 3][/sup]</text:p>
            <text:p>[b]122. [url=https://www.doomworld.com/idgames/levels/doom2/Ports/s-u/sacrment]Sacrament[/url][/b] (2011) [sup][[b]13[/b]: ella guro: 8, yakfak: 5][/sup]</text:p>
            <text:p>[b]122. [url=https://www.doomworld.com/idgames/levels/doom2/Ports/megawads/vile]Vile Flesh[/url][/b] (2004) [sup][[b]13[/b]: Grazza: 4, P41R47: 9][/sup]</text:p>
            <text:p>[b]122. [url=https://www.doomworld.com/idgames/levels/doom2/Ports/megawads/wos]Whispers of Satan[/url][/b] (2009) [sup][[b]13[/b]: tmorrow: 2, eharper256: 5, Warrex: 2, toxic.rat: 4][/sup]</text:p>
            <text:p>[b]122. [url=https://doomwiki.org/wiki/Wow]Wow[/url][/b] (1999) [sup][[b]13[/b]: AnonimVio: 10, Apaul27: 1, jerk-o: 2][/sup]</text:p>
            <text:p>[b]122. [url=https://www.doomworld.com/idgames/levels/doom2/Ports/v-z/zdmcmp1]ZDoom Community Map Project: Take 1[/url][/b] (2004) [sup][[b]13[/b]: Phobus: 8, Ziad EL Zein: 5][/sup]</text:p>
            <text:p>[b]132. [url=https://www.doomworld.com/idgames/levels/doom2/megawads/cleim20p]Cleimos 2[/url][/b] (1995) [sup][[b]12[/b]: valkiriforce: 2, A.H. Sankhatayan: 10][/sup]</text:p>
            <text:p>[b]132. [url=https://www.doomworld.com/idgames/levels/doom2/Ports/d-f/exterror]Extreme Terror[/url][/b] (2016) [sup][[b]12[/b]: Nine Inch Heels: 5, everennui: 5, Nancsi: 2][/sup]</text:p>
            <text:p>[b]132. [url=http://freedoom.github.io/download.html]Freedoom: Phase 1[/url][/b] (2009) [sup][[b]12[/b]: Chamelenoel: 3, northivanastan: 6, jerk-o: 3][/sup]</text:p>
            <text:p>[b]132. [url=https://doomwiki.org/wiki/Lunar_Catastrophe]Lunar Catastrophe[/url][/b] (2018) [sup][[b]12[/b]: dosboot: 10, Xeogred: 2][/sup]</text:p>
            <text:p>[b]132. [url=https://www.doomworld.com/idgames/levels/doom2/Ports/m-o/ngmvmt1]Newgothic Movement 1[/url][/b] (2010) [sup][[b]12[/b]: everennui: 2, Outrageous Videos: 4, Nazgul9: 6][/sup]</text:p>
            <text:p>[b]132. [url=https://www.doomworld.com/idgames/levels/doom2/megawads/ur]Unholy Realms[/url][/b] (2013) [sup][[b]12[/b]: Dime: 6, dylux: 2, tmorrow: 2, Makedounia: 2][/sup]</text:p>
            <text:p>[b]138. [url=https://www.doomworld.com/idgames/levels/doom/a-c/b2b]Back to Basics[/url][/b] (2007) [sup][[b]11[/b]: WH-Wilou84: 2, joepallai: 5, rd: 4][/sup]</text:p>
            <text:p>[b]138. [url=https://www.doomworld.com/idgames/levels/doom2/Ports/megawads/1024clau]Claustrophobia 1024[/url][/b] (2009) [sup][[b]11[/b]: m8f: 5, DJVCardMaster: 6][/sup]</text:p>
            <text:p>[b]138. [url=https://www.doomworld.com/idgames/levels/doom2/Ports/a-c/comatose]Comatose[/url][/b] (2016) [sup][[b]11[/b]: yakfak: 7, m8f: 4][/sup]</text:p>
            <text:p>[b]138. [url=https://doomwiki.org/wiki/Doomsday_of_UAC]Doomsday of UAC[/url][/b] (1994) [sup][[b]11[/b]: Jaws In Space: 2, Ed: 5, joepallai: 3, Ragu: 1][/sup]</text:p>
            <text:p>[b]138. [url=http://freedoom.github.io/download.html]Freedoom: Phase 2[/url][/b] (2003) [sup][[b]11[/b]: Spectra: 1, Voltcom9: 1, TheMightyHeracross: 3, northivanastan: 3, jerk-o: 3][/sup]</text:p>
            <text:p>[b]138. [url=https://www.doomworld.com/idgames/levels/doom2/Ports/a-c/ad2dow]Urban Brawl: Dead of Winter[/url][/b] (2014) [sup][[b]11[/b]: Ralphis: 6, Phobus: 5][/sup]</text:p>
            <text:p>[b]144. [url=https://www.doomworld.com/idgames/levels/doom2/megawads/1monster]1 Monster Megawad[/url][/b] (2007) [sup][[b]10[/b]: TheNerdTurtle2: 2, Li'l devil: 8][/sup]</text:p>
            <text:p>[b]144. [url=https://www.doomworld.com/forum/topic/101647-avactor-last-update-is-out/]Avactor[/url][/b] (2018) [sup][[b]10[/b]: JudgeDeadd: 2, OniriA: 8][/sup]</text:p>
            <text:p>[b]144. [url=https://www.doomworld.com/idgames/levels/doom2/Ports/a-c/chnworm]Chainworm Kommando[/url][/b] (2017) [sup][[b]10[/b]: Rince-wind: 5, eharper256: 5][/sup]</text:p>
            <text:p>[b]144. [url=https://www.doomworld.com/idgames/levels/doom2/Ports/s-u/tcotd21me]City of the Damned: Apocalypse[/url][/b] (2011) [sup][[b]10[/b]: TechnoDoomed1: 5, Rince-wind: 5][/sup]</text:p>
            <text:p>[b]144. [url=https://doomwiki.org/wiki/Daedalus:_Alien_Defense]Daedalus: Alien Defense[/url][/b] (2003) [sup][[b]10[/b]: A.H. Sankhatayan: 10][/sup]</text:p>
            <text:p>[b]144. [url=https://www.doomworld.com/idgames/levels/doom2/g-i/grime]Grime[/url][/b] (2009) [sup][[b]10[/b]: WH-Wilou84: 2, darkreaver: 4, Paul977: 4][/sup]</text:p>
            <text:p>[b]144. [url=https://www.doomworld.com/forum/topic/91779-a-few-maps-for-plutonia-5-maps/]Plutonia AD﻿[/url][/b] (2016) [sup][[b]10[/b]: dosboot: 10][/sup]</text:p>
            <text:p>[b]144. [url=https://forum.zdoom.org/viewtopic.php?f=42&amp;t=55443#p981947]Redemption Of The Slain[/url][/b] (2017) [sup][[b]10[/b]: Nancsi: 10][/sup]</text:p>
            <text:p>[b]144. [url=https://doomwiki.org/wiki/Skulldash]Skulldash[/url][/b] (2015) [sup][[b]10[/b]: everennui: 2, Lorenz0: 8][/sup]</text:p>
            <text:p>[b]144. [url=https://www.doomworld.com/idgames/levels/doom2/Ports/s-u/tn]Tangerine Nightmare[/url][/b] (2018) [sup][[b]10[/b]: guitardz: 10][/sup]</text:p>
            <text:p>[b]144. [url=https://doomwiki.org/wiki/The_Alfonzone]The Alfonzone[/url][/b] (2017) [sup][[b]10[/b]: Bryan T: 5, vdgg: 1, BohdanZPM: 4][/sup]</text:p>
            <text:p>[b]144. [url=https://doomwiki.org/wiki/The_Brotherhood_of_Ruin]The Brotherhood of Ruin[/url][/b] (2003) [sup][[b]10[/b]: joepallai: 4, vdgg: 6][/sup]</text:p>
            <text:p>[b]156. [url=https://doomwiki.org/wiki/180_Minutes_Pour_Vivre]180 Minutes Pour Vivre[/url][/b] (2020) [sup][[b]9[/b]: Azure_Horror: 9][/sup]</text:p>
            <text:p>[b]156. [url=https://www.doomworld.com/idgames/levels/doom2/Ports/a-c/action]Action Doom[/url][/b] (2004) [sup][[b]9[/b]: Dragonfly: 1, Gaia74: 2, Worm318: 1, ax34: 4, Li'l devil: 1][/sup]</text:p>
            <text:p>[b]156. [url=https://www.doomworld.com/forum/topic/104557-back-to-saturn-x-episode-3-wip/]Back to Saturn X Episode﻿ 3: Instructions to the﻿ Rusty Time Machine﻿﻿[/url][/b] (TBA) [sup][[b]9[/b]: jerk-o: 9][/sup]</text:p>
            <text:p>[b]156. [url=https://www.doomworld.com/idgames/levels/doom/megawads/bgcomp]Base Ganymede[/url][/b] (2012) [sup][[b]9[/b]: maxmanium: 9][/sup]</text:p>
            <text:p>[b]156. [url=https://www.doomworld.com/idgames/levels/doom2/Ports/a-c/brfinal]Beyond Reality[/url][/b] (2012) [sup][[b]9[/b]: Talvi: 3, HUNdebLeonidasX: 6][/sup]</text:p>
            <text:p>[b]156. [url=https://www.doomworld.com/idgames/levels/doom2/Ports/megawads/die]Death in Excess[/url][/b] (2019) [sup][[b]9[/b]: Arbys550: 9][/sup]</text:p>
            <text:p>[b]156. [url=https://www.doomworld.com/idgames/levels/doom2/megawads/d2ino]Doom 2 In Name Only[/url][/b] (2014) [sup][[b]9[/b]: Odal: 4, CinnamonKilljoy: 5][/sup]</text:p>
            <text:p>[b]156. [url=https://doomwiki.org/wiki/Doom:_Damnation]Doom: Damnation[/url][/b] (2016) [sup][[b]9[/b]: bzzrak: 9][/sup]</text:p>
            <text:p>[b]156. [url=https://www.doomworld.com/idgames/levels/doom2/Ports/megawads/dump-1]Dump Episode 1: Fuck Time Limits[/url][/b] (2016) [sup][[b]9[/b]: Voltcom9: 9][/sup]</text:p>
            <text:p>[b]156. [url=https://www.doomworld.com/forum/topic/88507-dump-episode-3-bfg-edition-maps-released/]Dump Episode 3: BFG Edition[/url][/b] (2016) [sup][[b]9[/b]: HyperLuke: 9][/sup]</text:p>
            <text:p>[b]156. [url=https://www.doomworld.com/idgames/levels/doom2/d-f/dyst3]Dystopia 3: Re-Birth of Anarchy[/url][/b] (1996) [sup][[b]9[/b]: Soundblock: 3, valkiriforce: 1, joepallai: 4, dosboot: 1][/sup]</text:p>
            <text:p>[b]156. [url=https://www.doomworld.com/idgames/themes/TeamTNT/ed4_rfo/ed4_rfo1]Eternal DOOM IV: Return from Oblivion[/url][/b] (2008) [sup][[b]9[/b]: m8f: 5, Fadri: 4][/sup]</text:p>
            <text:p>[b]156. [url=https://www.doomworld.com/forum/topic/100391-esp2/]Eternal Slumber Party﻿ 2[/url][/b] (2018) [sup][[b]9[/b]: Roofi: 9][/sup]</text:p>
            <text:p>[b]156. [url=https://www.doomworld.com/idgames/levels/doom2/g-i/hellrun2]Hellrun[/url][/b] (2013) [sup][[b]9[/b]: Doomkid: 3, joepallai: 6][/sup]</text:p>
            <text:p>[b]156. [url=https://www.doomworld.com/idgames/levels/doom2/Ports/g-i/hth2]Hi-Tech Hell 2: Alien Tech[/url][/b] (2005) [sup][[b]9[/b]: Graf Zahl: 9][/sup]</text:p>
            <text:p>[b]156. [url=https://www.doomworld.com/idgames/levels/doom2/m-o/obtic11]Obituary[/url][/b] (1995) [sup][[b]9[/b]: roadworx: 4, T-Rex: 1, Ragu: 4][/sup]</text:p>
            <text:p>[b]156. [url=https://forum.zdoom.org/viewtopic.php?t=52301#p913612]Shadow Of The Wool Ball[/url][/b] (2016) [sup][[b]9[/b]: Apaul27: 9][/sup]</text:p>
            <text:p>[b]156. [url=https://www.doomworld.com/idgames/levels/doom2/Ports/s-u/tnte1]Torment and Torture[/url][/b] (2006) [sup][[b]9[/b]: MFG38: 9][/sup]</text:p>
            <text:p>[b]174. [url=https://www.doomworld.com/idgames/levels/doom2/megawads/50monstr]50 Monsters[/url][/b] (2017) [sup][[b]8[/b]: tmorrow: 2, Worm318: 6][/sup]</text:p>
            <text:p>[b]174. [url=https://www.doomworld.com/idgames/levels/doom2/Ports/megawads/amdosia]Armadosia The Mad Corridor[/url][/b] (2006) [sup][[b]8[/b]: Pierrot: 2, smeghammer: 6][/sup]</text:p>
            <text:p>[b]174. [url=https://www.doomworld.com/forum/topic/107249-come-eat-the-mapwich-a-collaborative-community-project-rc1-available/]Come eat The Mapwich[/url][/b] (2019) [sup][[b]8[/b]: Jaromir Bergmann: 8][/sup]</text:p>
            <text:p>[b]174. [url=https://www.doomworld.com/idgames/levels/doom2/d-f/doomcity]Doom City[/url][/b] (1995) [sup][[b]8[/b]: Jaws In Space: 4, Doomkid: 3, toxic.rat: 1][/sup]</text:p>
            <text:p>[b]174. [url=https://www.doomworld.com/forum/topic/69813-doom-the-golden-souls-mario-64-doom-definitive-edition-released/]Doom: The Golden Souls[/url][/b] (2014) [sup][[b]8[/b]: everennui: 1, TheNerdTurtle2: 7][/sup]</text:p>
            <text:p>[b]174. [url=https://www.doomworld.com/idgames/levels/doom2/Ports/a-c/cybie]Doomguy's Pimp Ventures[/url][/b] (2006) [sup][[b]8[/b]: AnonimVio: 8][/sup]</text:p>
            <text:p>[b]174. [url=https://www.doomworld.com/idgames/levels/doom2/Ports/g-i/holyhell]Holy Hell[/url][/b] (2006) [sup][[b]8[/b]: Outrageous Videos: 2, bemused: 6][/sup]</text:p>
            <text:p>[b]174. [url=https://www.doomworld.com/idgames/levels/doom2/Ports/megawads/italo]Italo-Doom[/url][/b] (2016) [sup][[b]8[/b]: bemused: 8][/sup]</text:p>
            <text:p>[b]174. [url=https://www.doomworld.com/idgames/levels/doom2/m-o/mangle]Mangle[/url][/b] (1995) [sup][[b]8[/b]: bzzrak: 8][/sup]</text:p>
            <text:p>[b]174. [url=https://www.doomworld.com/idgames/levels/doom2/Ports/m-o/mohu1]Monster Hunter Ltd Part I[/url][/b] (2014) [sup][[b]8[/b]: Jaws In Space: 4, m8f: 4][/sup]</text:p>
            <text:p>[b]174. [url=https://www.doomworld.com/idgames/levels/doom2/Ports/m-o/mohu2]Monster Hunter Ltd Part II[/url][/b] (2014) [sup][[b]8[/b]: Jaws In Space: 4, m8f: 4][/sup]</text:p>
            <text:p>[b]174. [url=https://www.doomworld.com/idgames/levels/doom2/Ports/m-o/nimrod]Nimrod: Ixnay on the Hombre[/url][/b] (2002) [sup][[b]8[/b]: Graf Zahl: 8][/sup]</text:p>
            <text:p>[b]174. [url=https://www.doomworld.com/idgames/levels/doom2/Ports/s-u/scythex]Scythe X[/url][/b] (2009) [sup][[b]8[/b]: 42PercentHealth: 2, Graf Zahl: 2, Talvi: 3, bLOCKbOYgAMES: 1][/sup]</text:p>
            <text:p>[b]174. [url=https://www.doomworld.com/forum/topic/43453-new-map-ready-to-go-the-bee-map/]The Beesong[/url][/b] (2008) [sup][[b]8[/b]: Roofi: 8][/sup]</text:p>
            <text:p>[b]174. [url=https://doomwiki.org/wiki/The_Final_Gathering]The Final Gathering[/url][/b] (1995) [sup][[b]8[/b]: Ragu: 8][/sup]</text:p>
            <text:p>[b]174. [url=https://www.doomworld.com/forum/topic/115177-three-is-a-crowd-vanilla-megawad-with-three-protagonists-finally-released/]Three Is A Crowd[/url][/b] (2020) [sup][[b]8[/b]: Omniarch: 5, TJG1289: 3][/sup]</text:p>
            <text:p>[b]174. [url=https://www.doomworld.com/idgames/levels/doom2/Ports/v-z/vrack3]Vrack 3[/url][/b] (2003) [sup][[b]8[/b]: Spectra: 4, Midnight_00: 1, vdgg: 3][/sup]</text:p>
            <text:p>[b]191. [url=https://www.doomworld.com/forum/topic/108865-rc2-release-alienated-10-levels-for-gzdoom/]Alienated[/url][/b] (2019) [sup][[b]7[/b]: Jaromir Bergmann: 7][/sup]</text:p>
            <text:p>[b]191. [url=http://www.moddb.com/games/doom/addons/castle-heng]Castle Heng[/url][/b] (2014) [sup][[b]7[/b]: 7hm: 7][/sup]</text:p>
            <text:p>[b]191. [url=https://www.doomworld.com/idgames/levels/doom2/Ports/a-c/cc-cod]Caverns of Darkness[/url][/b] (2002) [sup][[b]7[/b]: vdgg: 7][/sup]</text:p>
            <text:p>[b]191. [url=https://doomwiki.org/wiki/Chex_Quest#Chex_Quest_2]Chex Quest 2[/url][/b] (1997) [sup][[b]7[/b]: bzzrak: 7][/sup]</text:p>
            <text:p>[b]191. [url=https://www.doomworld.com/idgames/levels/doom2/Ports/a-c/cah_se]Cold as Hell[/url][/b] (2004) [sup][[b]7[/b]: Graf Zahl: 7][/sup]</text:p>
            <text:p>[b]191. [url=https://www.doomworld.com/idgames/levels/doom2/Ports/megawads/cif3]Community is Falling 3[/url][/b] (2008) [sup][[b]7[/b]: NuMetalManiak: 3, Voltcom9: 4][/sup]</text:p>
            <text:p>[b]191. [url=http://www.moddb.com/mods/doomone/downloads/doomone-v04]Doom: One[/url][/b] (2013) [sup][[b]7[/b]: HyperLuke: 4, Greyenko: 3][/sup]</text:p>
            <text:p>[b]191. [url=https://www.doomworld.com/idgames/levels/doom2/Ports/megawads/echelon]Echelon[/url][/b] (2016) [sup][[b]7[/b]: Sky: 1, bzzrak: 5, A.H. Sankhatayan: 1][/sup]</text:p>
            <text:p>[b]191. [url=https://www.doomworld.com/forum/topic/90173-eden/]Eden[/url][/b] (2016) [sup][[b]7[/b]: Nirvana: 7][/sup]</text:p>
            <text:p>[b]191. [url=https://www.doomworld.com/idgames/levels/doom2/Ports/d-f/fth666]Flashback to Hell[/url][/b] (2014) [sup][[b]7[/b]: GarrettChan: 2, eharper256: 5][/sup]</text:p>
            <text:p>[b]191. [url=https://doomwiki.org/wiki/Galaxia]Galaxia[/url][/b] (1994) [sup][[b]7[/b]: A.H. Sankhatayan: 1, Ragu: 6][/sup]</text:p>
            <text:p>[b]191. [url=https://www.doomworld.com/idgames/themes/hacx/hx11pack]Hacx[/url][/b] (1997) [sup][[b]7[/b]: Grazza: 5, Dimon12321: 2][/sup]</text:p>
            <text:p>[b]191. [url=https://www.doomworld.com/idgames/levels/doom2/Ports/g-i/iedge]Insanity's Edge[/url][/b] (2009) [sup][[b]7[/b]: TechnoDoomed1: 7][/sup]</text:p>
            <text:p>[b]191. [url=https://www.doomworld.com/idgames/levels/doom2/megawads/marsw301]Mars War[/url][/b] (1998) [sup][[b]7[/b]: Roofi: 5, Rince-wind: 2][/sup]</text:p>
            <text:p>[b]191. [url=https://www.doomworld.com/idgames/levels/doom2/Ports/megawads/mock2]Mock 2: The Speed of Stupid[/url][/b] (2003) [sup][[b]7[/b]: AnonimVio: 7][/sup]</text:p>
            <text:p>[b]191. [url=https://www.doomworld.com/idgames/levels/doom2/m-o/nochance]No Chance[/url][/b] (2008) [sup][[b]7[/b]: Roofi: 7][/sup]</text:p>
            <text:p>[b]191. [url=https://doomwiki.org/wiki/NOVA_III]Nova III[/url][/b] (2019) [sup][[b]7[/b]: DOEL: 7][/sup]</text:p>
            <text:p>[b]191. [url=https://www.doomworld.com/idgames/levels/doom2/m-o/odessa_1]Odessa 1[/url][/b] (1995) [sup][[b]7[/b]: 7hm: 7][/sup]</text:p>
            <text:p>[b]191. [url=https://www.doomworld.com/idgames/levels/doom2/m-o/osiris]Osiris TC[/url][/b] (1996) [sup][[b]7[/b]: Vorpal: 5, Uncle 80: 2][/sup]</text:p>
            <text:p>[b]191. [url=https://www.doomworld.com/idgames/levels/doom2/Ports/p-r/pwfinal]Plutonium Winds[/url][/b] (2014) [sup][[b]7[/b]: Spectra: 7][/sup]</text:p>
            <text:p>[b]191. [url=https://www.doomworld.com/forum/topic/85755-rf1024-i-dont-know-whats-going-on-with-this-title-anymore/]Rf 1024[/url][/b] (2016) [sup][[b]7[/b]: JudgeDeadd: 2, Ryath: 5][/sup]</text:p>
            <text:p>[b]191. [url=https://www.doomworld.com/idgames/levels/hexen/j-l/kaiser_28]Shadows of Chronos[/url][/b] (2014) [sup][[b]7[/b]: Grain of Salt: 7][/sup]</text:p>
            <text:p>[b]191. [url=https://www.doomworld.com/idgames/levels/doom2/Ports/megawads/intime]Somewhere in Time[/url][/b] (2016) [sup][[b]7[/b]: STILES: 3, smeghammer: 4][/sup]</text:p>
            <text:p>[b]191. [url=http://stronghold.drdteam.org/download.html]Stronghold: On the Edge of Chaos[/url][/b] (2010) [sup][[b]7[/b]: MFG38: 2, termrork: 5][/sup]</text:p>
            <text:p>[b]191. [url=https://www.doomworld.com/idgames/levels/doom2/Ports/megawads/swideath]Swift Death[/url][/b] (2015) [sup][[b]7[/b]: Nine Inch Heels: 1, fveitsi: 5, NoisyVelvet: 1][/sup]</text:p>
            <text:p>[b]191. [url=https://www.doomworld.com/idgames/levels/doom/a-c/class_ep]The Classic Episode[/url][/b] (2000) [sup][[b]7[/b]: pcorf: 5, purist: 2][/sup]</text:p>
            <text:p>[b]191. [url=https://www.doomworld.com/idgames/levels/doom/Ports/d-f/draftex]Thy Flesh - Turned into a draft-excluder[/url][/b] (2014) [sup][[b]7[/b]: 4everDoomed: 6, dosboot: 1][/sup]</text:p>
            <text:p>[b]191. [url=https://forum.zdoom.org/viewtopic.php?f=42&amp;t=55741]Waterlab GZD[/url][/b] (2017) [sup][[b]7[/b]: Phobus: 7][/sup]</text:p>
            <text:p>[b]219. [url=https://forum.zdoom.org/viewtopic.php?f=19&amp;t=54247&amp;p=954473]20 Monsters Community Project[/url][/b] (2017) [sup][[b]6[/b]: Voltcom9: 6][/sup]</text:p>
            <text:p>[b]219. [url=https://www.doomworld.com/idgames/levels/doom2/Ports/s-u/teitenga]Assault on Tei Tenga[/url][/b] (1999) [sup][[b]6[/b]: Ralphis: 6][/sup]</text:p>
            <text:p>[b]219. [url=https://www.doomworld.com/forum/topic/117061-bourgeois-megawad-30-maps-now-on-idgames/]Bourgeois Megawad[/url][/b] (2021) [sup][[b]6[/b]: TheGreenZap: 6][/sup]</text:p>
            <text:p>[b]219. [url=https://www.doomworld.com/idgames/levels/doom2/a-c/castleof]Castle of the Damned[/url][/b] (1996) [sup][[b]6[/b]: bzzrak: 6][/sup]</text:p>
            <text:p>[b]219. [url=https://www.doomworld.com/idgames/levels/doom2/Ports/a-c/cafebrk1]Coffee Break Episode 1[/url][/b] (2012) [sup][[b]6[/b]: roadworx: 2, eharper256: 4][/sup]</text:p>
            <text:p>[b]219. [url=https://www.doomworld.com/idgames/levels/doom2/Ports/d-f/de-pkg]Demon Eclipse[/url][/b] (2006) [sup][[b]6[/b]: Soundblock: 1, Lazorinc: 1, tchkb: 4][/sup]</text:p>
            <text:p>[b]219. [url=https://doomwiki.org/wiki/Doom:_The_Golden_Souls_2]Doom: The Golden Souls 2[/url][/b] (2018) [sup][[b]6[/b]: TJG1289: 6][/sup]</text:p>
            <text:p>[b]219. [url=https://www.doomworld.com/idgames/levels/doom/Ports/d-f/dbimpact]Double Impact[/url][/b] (2011) [sup][[b]6[/b]: Ralphis: 6][/sup]</text:p>
            <text:p>[b]219. [url=https://www.doomworld.com/idgames/levels/heretic/Ports/elfgp]Elf Gets Pissed[/url][/b] (2016) [sup][[b]6[/b]: Ralphis: 6][/sup]</text:p>
            <text:p>[b]219. [url=https://www.doomworld.com/idgames/levels/doom2/d-f/endgame]End Game[/url][/b] (2004) [sup][[b]6[/b]: pcorf: 6][/sup]</text:p>
            <text:p>[b]219. [url=https://www.doomworld.com/idgames/levels/doom/megawads/et]Endless Torture[/url][/b] (2015) [sup][[b]6[/b]: soner du: 2, dei_eldren: 4][/sup]</text:p>
            <text:p>[b]219. [url=https://www.doomworld.com/idgames/levels/doom/0-9/01fava]Fava Beans[/url][/b] (1995) [sup][[b]6[/b]: Philnemba: 2, NaZa: 4][/sup]</text:p>
            <text:p>[b]219. [url=https://www.doomworld.com/idgames/levels/doom2/Ports/megawads/5room]Five Rooms of Doom[/url][/b] (2015) [sup][[b]6[/b]: HyperLuke: 6][/sup]</text:p>
            <text:p>[b]219. [url=https://www.doomworld.com/files/file/17934-incineration/]Incineration[/url][/b] (2014) [sup][[b]6[/b]: Ryath: 5, dosboot: 1][/sup]</text:p>
            <text:p>[b]219. [url=https://www.doomworld.com/idgames/levels/doom2/deathmatch/j-l/judas23]Judas[/url][/b] (1996) [sup][[b]6[/b]: antares031: 6][/sup]</text:p>
            <text:p>[b]219. [url=https://doomwiki.org/wiki/Maskim_Xul]Maskim Xul[/url][/b] (2017) [sup][[b]6[/b]: Dimon12321: 6][/sup]</text:p>
            <text:p>[b]219. [url=https://doomwiki.org/wiki/Mass_Extinction]Mass Extinction﻿[/url][/b] (2019) [sup][[b]6[/b]: Deadwing: 6][/sup]</text:p>
            <text:p>[b]219. [url=https://doomwiki.org/wiki/Moonblood]Moonblood[/url][/b] (2017) [sup][[b]6[/b]: dei_eldren: 6][/sup]</text:p>
            <text:p>[b]219. [url=https://www.doomworld.com/idgames/levels/doom2/Ports/m-o/neodoom]NeoDoom[/url][/b] (2006) [sup][[b]6[/b]: OniriA: 6][/sup]</text:p>
            <text:p>[b]219. [url=https://www.doomworld.com/idgames/levels/doom/m-o/nukemine]Nuke Mine (Come Get Some)[/url][/b] (1994) [sup][[b]6[/b]: Soundblock: 6][/sup]</text:p>
            <text:p>[b]219. [url=https://www.doomworld.com/forum/topic/103371-ozonia-development-boom-megawad-december-target-release/]Ozonia[/url][/b] (2021) [sup][[b]6[/b]: dei_eldren: 6][/sup]</text:p>
            <text:p>[b]219. [url=https://www.doomworld.com/forum/topic/49008-phmlspd-boom-maps-for-people-who-like-shooting-monsters/]Phmlspd[/url][/b] (2010) [sup][[b]6[/b]: maxmanium: 6][/sup]</text:p>
            <text:p>[b]219. [url=https://www.doomworld.com/idgames/levels/doom2/Ports/megawads/rl2]Running Late 2[/url][/b] (2020) [sup][[b]6[/b]: Deadwing: 6][/sup]</text:p>
            <text:p>[b]219. [url=https://www.doomworld.com/forum/topic/112163-25-maps-completed-sign-of-torment-boom-compatible-megawadwip/]Sign of Torment[/url][/b] (2021) [sup][[b]6[/b]: dei_eldren: 6][/sup]</text:p>
            <text:p>[b]219. [url=https://doomwiki.org/wiki/SSL2]SSL2[/url][/b] (?) [sup][[b]6[/b]: antares031: 6][/sup]</text:p>
            <text:p>[b]219. [url=https://doomwiki.org/wiki/Strange_Aeons]Strange Aeons[/url][/b] (2015) [sup][[b]6[/b]: ax34: 3, SOSU: 3][/sup]</text:p>
            <text:p>[b]219. [url=https://www.doomworld.com/idgames/levels/doom2/Ports/megawads/lmtmple3]Temple of the Lizard Men 3[/url][/b] (2013) [sup][[b]6[/b]: Lewonx: 6][/sup]</text:p>
            <text:p>[b]219. [url=https://www.doomworld.com/idgames/levels/doom2/Ports/m-o/massm]The Adventures of MassMouth[/url][/b] (2000) [sup][[b]6[/b]: Ralphis: 6][/sup]</text:p>
            <text:p>[b]219. [url=https://www.doomworld.com/idgames/levels/doom2/s-u/slayer]The Slayer[/url][/b] (2002) [sup][[b]6[/b]: Vorpal: 5, vdgg: 1][/sup]</text:p>
            <text:p>[b]219. [url=https://doomwiki.org/wiki/TNT:_Evilution]TNT: Evilution[/url][/b] (1996) [sup][[b]6[/b]: Li'l devil: 6][/sup]</text:p>
            <text:p>[b]219. [url=https://www.doomworld.com/idgames/themes/terrywads/uacmnnew]UAC Military Nightmare[/url][/b] (2008) [sup][[b]6[/b]: AnonimVio: 6][/sup]</text:p>
            <text:p>[b]219. [url=https://doomwiki.org/wiki/Ultimate_Doom_the_Way_id_Did]Ultimate Doom the Way id Did[/url][/b] (2019) [sup][[b]6[/b]: Omniarch: 5, dosboot: 1][/sup]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4">
          <table:table-cell table:formula="of:=IF([Numbers.C6] &gt; 0; &quot;[b]&quot; &amp; [Numbers.B6] &amp; &quot;. &quot; &amp; &quot;[url=&quot; &amp; [Numbers.E6] &amp; &quot;]&quot; &amp; [Numbers.D6] &amp; &quot;[/url][/b] (&quot; &amp; [Numbers.F6] &amp; &quot;) [sup][[b]&quot; &amp; [Numbers.C6] &amp; &quot;[/b]: &quot; &amp; [Numbers.H6] &amp; &quot;][/sup]&quot;; &quot;&quot;)" office:value-type="string" office:string-value="[b]3. [url=https://www.doomworld.com/idgames/levels/doom2/Ports/megawads/valiant]Valiant[/url][/b] (2015) [sup][[b]386[/b]: Nine Inch Heels: 7, Not Jabba: 5, Archvile Hunter: 5, Spectre01: 10, Spectra: 10, MFG38: 8, Ed: 5, Forli: 10, 7hm: 4, Dime: 7, JudgeDeadd: 3, Talvi: 5, StoneMason: 7, Woolie Wool: 6, GarrettChan: 9, HUNdebLeonidasX: 10, Lazorinc: 9, SGS Man: 10, Bryan T: 5, Poncho: 3, tchkb: 10, Odal: 1, Budoka: 6, TheNerdTurtle2: 6, Lorenz0: 6, Nancsi: 3, ReaperAA: 5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, SOSU: 7, behemoth_667: 6, Sotenga: 7, northivanastan: 8, MtPain27: 9, cannonball: 10, TJG1289: 4, Lewonx: 3, i suck at nicknames: 5, GratefulName: 8, whybmonotacrab: 10, Xeogred: 6][/sup]" calcext:value-type="string">
            <text:p>[b]3. [url=https://www.doomworld.com/idgames/levels/doom2/Ports/megawads/valiant]Valiant[/url][/b] (2015) [sup][[b]386[/b]: Nine Inch Heels: 7, Not Jabba: 5, Archvile Hunter: 5, Spectre01: 10, Spectra: 10, MFG38: 8, Ed: 5, Forli: 10, 7hm: 4, Dime: 7, JudgeDeadd: 3, Talvi: 5, StoneMason: 7, Woolie Wool: 6, GarrettChan: 9, HUNdebLeonidasX: 10, Lazorinc: 9, SGS Man: 10, Bryan T: 5, Poncho: 3, tchkb: 10, Odal: 1, Budoka: 6, TheNerdTurtle2: 6, Lorenz0: 6, Nancsi: 3, ReaperAA: 5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, SOSU: 7, behemoth_667: 6, Sotenga: 7, northivanastan: 8, MtPain27: 9, cannonball: 10, TJG1289: 4, Lewonx: 3, i suck at nicknames: 5, GratefulName: 8, whybmonotacrab: 10, Xeogred: 6][/sup]</text:p>
          </table:table-cell>
          <table:table-cell table:style-name="ce137" table:formula="of:=COM.MICROSOFT.TEXTJOIN(CHAR(10); 1;[.$A251:.$A1048576]) &amp; CHAR(10) &amp; CHAR(10) &amp; CHAR(10) &amp; [Numbers.D1] &amp; CHAR(10) &amp; [Numbers.E1]" office:value-type="string" office:string-value="[b]219. [url=https://www.doomworld.com/idgames/levels/doom2/deathmatch/Ports/megawads/udmx]Unidoom Deathmatch X[/url][/b] (2008) [sup][[b]6[/b]: Ralphis: 6][/sup]&#10;[b]219. [url=https://www.doomworld.com/idgames/levels/doom2/megawads/urania]Urania[/url][/b] (2016) [sup][[b]6[/b]: Spectre01: 6][/sup]&#10;[b]219. [url=https://www.doomworld.com/idgames/levels/doom2/Ports/m-o/ma_val]Valhalla[/url][/b] (2010) [sup][[b]6[/b]: 4everDoomed: 4, VanaheimRanger: 2][/sup]&#10;[b]254. [url=https://www.doomworld.com/forum/topic/115653-1000-line-2-cp-completed/]1000 Line 2 Community Project[/url][/b] (2020) [sup][[b]5[/b]: Horus: 5][/sup]&#10;[b]254. [url=https://www.doomworld.com/vb/thread/71473]2048 Unleashed[/url][/b] (2015) [sup][[b]5[/b]: eharper256: 5][/sup]&#10;[b]254. [url=https://www.doomworld.com/idgames/levels/doom/Ports/a-c/aa_e1]Alpha Accident: Terra Nova[/url][/b] (2016) [sup][[b]5[/b]: Rince-wind: 5][/sup]&#10;[b]254. [url=https://doomwiki.org/wiki/Army_of_Darkness_TC]Army of Darkness TC[/url][/b] (1996) [sup][[b]5[/b]: AtticTelephone: 5][/sup]&#10;[b]254. [url=https://www.doomworld.com/forum/topic/105451-birthday-bash-megawad-offical-release/]Birthday Bash [/url][/b] (2019) [sup][[b]5[/b]: eharper256: 5][/sup]&#10;[b]254. [url=https://www.doomworld.com/idgames/levels/doom2/Ports/a-c/bldstlp]Bloody Steel[/url][/b] (2014) [sup][[b]5[/b]: ella guro: 2, Li'l devil: 3][/sup]&#10;[b]254. [url=https://www.doomworld.com/idgames/levels/doom2/Ports/a-c/bor_lost]Brotherhood of Ruin: The Lost Temple[/url][/b] (2013) [sup][[b]5[/b]: Vorpal: 5][/sup]&#10;[b]254. [url=https://www.doomworld.com/idgames/levels/doom/p-r/retroeps]CH Retro Episode[/url][/b] (2002) [sup][[b]5[/b]: Diabolución: 5][/sup]&#10;[b]254. [url=https://www.doomworld.com/forum/topic/117485-come-eat-the-mapwich-2-public-beta-out-now/]Come Eat The Mapwich 2[/url][/b] (2020) [sup][[b]5[/b]: Bryan T: 5][/sup]&#10;[b]254. [url=https://www.doomworld.com/idgames/levels/doom/a-c/crusades]Crusades[/url][/b] (1999) [sup][[b]5[/b]: joepallai: 5][/sup]&#10;[b]254. [url=https://www.doomworld.com/forum/topic/121935-cydonia-throwback-plutonia-wad-beta-available/]Cydonia[/url][/b] (2021) [sup][[b]5[/b]: Xeogred: 5][/sup]&#10;[b]254. [url=https://www.doomworld.com/idgames/levels/doom/d-f/dante666]Dante's Gate[/url][/b] (1994) [sup][[b]5[/b]: Soundblock: 5][/sup]&#10;[b]254. [url=https://www.doomworld.com/forum/topic/116046-dbp26-the-city-of-damned-children/]DBP26: The City of Damned Children[/url][/b] (2020) [sup][[b]5[/b]: Rince-wind: 2, TJG1289: 3][/sup]&#10;[b]254. [url=http://www.wad-archive.com/wad/DOOM-Barracks-Zone-1]Doom Barracks Zone[/url][/b] (2010) [sup][[b]5[/b]: HUNdebLeonidasX: 3, TheMightyHeracross: 2][/sup]&#10;[b]254. [url=https://www.doomworld.com/forum/topic/54022-doom-center-do-you-know-that/]Doom Center[/url][/b] (2011) [sup][[b]5[/b]: HUNdebLeonidasX: 5][/sup]&#10;[b]254. [url=https://doomwiki.org/wiki/Doom_the_Way_id_Did:_The_Lost_Episodes]Doom the Way id Did: The Lost Episodes[/url][/b] (2012) [sup][[b]5[/b]: Ryath: 5][/sup]&#10;[b]254. [url=https://doomwiki.org/wiki/Doom:_The_Lost_Episode]Doom: The Lost Episode[/url][/b] (2009) [sup][[b]5[/b]: Omniarch: 5][/sup]&#10;[b]254. [url=https://www.doomworld.com/forum/topic/104925-doomish-den-of-design-a-map-that-teaches-you-map-design/]Doomish Den of Design[/url][/b] (2019) [sup][[b]5[/b]: Rince-wind: 5][/sup]&#10;[b]254. [url=https://www.doomworld.com/idgames/levels/doom2/Ports/d-f/dripfeed]Drip Feed[/url][/b] (2010) [sup][[b]5[/b]: Vorpal: 5][/sup]&#10;[b]254. [url=https://doomwiki.org/wiki/E1_Contest]E1 Contest[/url][/b] (2001) [sup][[b]5[/b]: Diabolución: 5][/sup]&#10;[b]254. [url=https://doomwiki.org/wiki/Epic]Epic[/url][/b] (2007) [sup][[b]5[/b]: AtticTelephone: 5][/sup]&#10;[b]254. [url=https://www.doomworld.com/idgames/levels/doom2/deathmatch/megawads/exec]Execution[/url][/b] (2000) [sup][[b]5[/b]: Doomkid: 5][/sup]&#10;[b]254. [url=https://www.doomworld.com/files/file/17464-favillesco-alpha-episode-apostasy-on-amalthea/]Favillesco Alpha Episode: Apostasy on Amalthea[/url][/b] (2014) [sup][[b]5[/b]: Ryath: 5][/sup]&#10;[b]254. [url=https://www.doomworld.com/idgames/levels/doom2/Ports/d-f/ftmtn_v2]Firetop Mountain[/url][/b] (2013) [sup][[b]5[/b]: smeghammer: 5][/sup]&#10;[b]254. [url=https://forum.zdoom.org/viewtopic.php?f=19&amp;t=46718]Gene-Tech: Before the Storm[/url][/b] (2014) [sup][[b]5[/b]: Graf Zahl: 5][/sup]&#10;[b]254. [url=https://www.doomworld.com/forum/topic/115127-wip-going-to-hell-megawad-testing/]Going To Hell[/url][/b] (2020) [sup][[b]5[/b]: Bryan T: 5][/sup]&#10;[b]254. [url=https://www.doomworld.com/idgames/levels/doom2/Ports/megawads/gmp]Good Morning Phobos[/url][/b] (2017) [sup][[b]5[/b]: Bryan T: 5][/sup]&#10;[b]254. [url=https://www.doomworld.com/idgames/levels/doom2/deathmatch/Ports/megawads/gw2]Greenwar II[/url][/b] (2009) [sup][[b]5[/b]: Ed: 5][/sup]&#10;[b]254. [url=https://www.doomworld.com/forum/topic/117072-now-on-idgames-hellevator-32-maps-community-project-boom-megawad/]Hellevator[/url][/b] (2021) [sup][[b]5[/b]: Bryan T: 5][/sup]&#10;[b]254. [url=https://www.doomworld.com/idgames/levels/doom2/Ports/g-i/inncnx2]Innocence X2[/url][/b] (2016) [sup][[b]5[/b]: Spectra: 5][/sup]&#10;[b]254. [url=https://www.doomworld.com/forum/topic/117417-lunar-outpost-359-wip-wad-updated-2132021-revamped-older-levels/]Lunar Outpost 359[/url][/b] (2021) [sup][[b]5[/b]: dei_eldren: 5][/sup]&#10;[b]254. [url=https://www.doomworld.com/idgames/levels/doom2/m-o/mordeth]Mordeth[/url][/b] (1997) [sup][[b]5[/b]: Vorpal: 5][/sup]&#10;[b]254. [url=https://doomwiki.org/wiki/No_Sleep_for_the_Dead]No Sleep for the Dead[/url][/b] (2016) [sup][[b]5[/b]: Omniarch: 5][/sup]&#10;[b]254. [url=http://www.mediafire.com/file/fuurx4c98tl198i/One_Doom_s_Day.wad]One Doom's Day[/url][/b] (2013) [sup][[b]5[/b]: Apaul27: 5][/sup]&#10;[b]254. [url=https://www.doomworld.com/idgames/levels/doom2/Ports/p-r/paranoid]Paranoid[/url][/b] (2010) [sup][[b]5[/b]: termrork: 5][/sup]&#10;[b]254. [url=https://www.doomworld.com/idgames/levels/doom2/Ports/p-r/planisf2]Planisphere 2[/url][/b] (2012) [sup][[b]5[/b]: ax34: 5][/sup]&#10;[b]254. [url=https://www.doomworld.com/idgames/?id=19249]Preacher[/url][/b] (2018) [sup][[b]5[/b]: DoomDork: 3, Snikle: 1, SCF: 1][/sup]&#10;[b]254. [url=https://www.doomworld.com/vb/wads-mods/67271-project-uber-idgamesd/]Project Uber[/url][/b] (2014) [sup][[b]5[/b]: Rince-wind: 5][/sup]&#10;[b]254. [url=https://doomwiki.org/wiki/Return_to_Hadron]Return to Hadron Episode 1[/url][/b] (2015) [sup][[b]5[/b]: Omniarch: 5][/sup]&#10;[b]254. [url=https://www.doomworld.com/idgames/levels/doom2/s-u/selfish5]SELFISH5[/url][/b] (2005) [sup][[b]5[/b]: Diabolución: 5][/sup]&#10;[b]254. [url=https://www.doomworld.com/idgames/levels/doom2/Ports/s-u/sotnr]Shadows of The Nightmare Realm[/url][/b] (2017) [sup][[b]5[/b]: 4everDoomed: 5][/sup]&#10;[b]254. [url=https://www.doomworld.com/idgames/levels/doom/Ports/p-r/pe1_phob]Simply Phobos[/url][/b] (2004) [sup][[b]5[/b]: Diabolución: 5][/sup]&#10;[b]254. [url=https://doomwiki.org/wiki/SkePLand]SkePLand[/url][/b] (2011) [sup][[b]5[/b]: vdgg: 5][/sup]&#10;[b]254. [url=https://www.doomworld.com/idgames/deathmatch/skulltag/spacedm9]SpaceDM9[/url][/b] (2011) [sup][[b]5[/b]: Ed: 5][/sup]&#10;[b]254. [url=https://doomwiki.org/wiki/The_Artifact_(WAD)]The Artifact[/url][/b] (1995) [sup][[b]5[/b]: Ragu: 5][/sup]&#10;[b]254. [url=https://www.doomworld.com/idgames/levels/doom2/Ports/megawads/thtthren]THT: Threnody[/url][/b] (2016) [sup][[b]5[/b]: Doomkid: 2, A.H. Sankhatayan: 1, Fadri: 2][/sup]&#10;[b]254. [url=https://www.doomworld.com/forum/topic/118154-tnt-goes-boom-episode-1-vanilla-tnt-evilution-replacement/]TNT Goes Boom! Episode 1[/url][/b] (2020) [sup][[b]5[/b]: dei_eldren: 5][/sup]&#10;[b]254. [url=https://www.doomworld.com/forum/topic/111099-psx-doom-megawad-fall-of-triton-remake-triton-ii/]TRITON﻿ II﻿[/url][/b] (2020) [sup][[b]5[/b]: behemoth_667: 5][/sup]&#10;[b]254. [url=https://www.doomworld.com/forum/topic/101509-unwelcome-developement-thread-new-map-for-testing/]UNWELCOME[/url][/b] (2018) [sup][[b]5[/b]: Ryath: 5][/sup]&#10;[b]254. [url=https://www.doomworld.com/idgames/levels/doom2/Ports/v-z/vulkan]Vulkan Episode 1[/url][/b] (2017) [sup][[b]5[/b]: HyperLuke: 5][/sup]&#10;[b]254. [url=https://www.doomworld.com/vb/wads-mods/71259-way-too-many-dead-guys-map05-alpha-available/]Way 2 Many Dead Guys[/url][/b] (2014) [sup][[b]5[/b]: Nancsi: 5][/sup]&#10;[b]254. [url=https://doomwiki.org/wiki/WOOO]WOOO[/url][/b] (2013) [sup][[b]5[/b]: lokbustam257: 5][/sup]&#10;[b]254. [url=https://www.moddb.com/mods/bloodpack]ZBloodpack[/url][/b] (2005) [sup][[b]5[/b]: smeghammer: 5][/sup]&#10;[b]254. [url=https://www.doomworld.com/idgames/levels/doom2/Ports/v-z/zendyn_x]Zen Dynamics[/url][/b] (2005) [sup][[b]5[/b]: Phobus: 4, TechnoDoomed1: 1][/sup]&#10;[b]308. [url=https://www.doomworld.com/idgames/levels/doom2/a-c/area51]Area 51[/url][/b] (1997) [sup][[b]4[/b]: Doomkid: 2, TheGreenZap: 2][/sup]&#10;[b]308. [url=https://forum.zdoom.org/viewtopic.php?f=19&amp;t=47573#p807968]Ashes 2063 TC[/url][/b] (2018) [sup][[b]4[/b]: rd: 4][/sup]&#10;[b]308. [url=https://www.doomworld.com/idgames/levels/doom2/a-c/chord2]Chord 2[/url][/b] (1997) [sup][[b]4[/b]: Paul977: 4][/sup]&#10;[b]308. [url=https://www.doomworld.com/files/file/10874-city-of-doom-part-i-beta-1-11/]City of DooM (Part I)[/url][/b] (2000) [sup][[b]4[/b]: ax34: 4][/sup]&#10;[b]308. [url=https://www.doomworld.com/idgames/levels/doom2/Ports/a-c/c-shock2]Combat Shock 2[/url][/b] (2012) [sup][[b]4[/b]: Cynical: 1, Nate River: 3][/sup]&#10;[b]308. [url=https://www.doomworld.com/idgames/levels/doom2/Ports/a-c/crimsonh]Crimson Horizon[/url][/b] (2009) [sup][[b]4[/b]: Paul977: 4][/sup]&#10;[b]308. [url=https://www.doomworld.com/idgames/levels/doom2/deathmatch/Ports/megawads/crudream]Crucified Dreams[/url][/b] (2006) [sup][[b]4[/b]: Soundblock: 4][/sup]&#10;[b]308. [url=https://www.doomworld.com/forum/topic/106371-czechbox-final-version-available/]CzechBox[/url][/b] (2020) [sup][[b]4[/b]: Willy W.: 4][/sup]&#10;[b]308. [url=https://www.doomworld.com/idgames/levels/doom2/Ports/d-f/dcity2_5]Damned City 2[/url][/b] (2019) [sup][[b]4[/b]: ax34: 4][/sup]&#10;[b]308. [url=https://www.doomworld.com/idgames/levels/doom2/Ports/d-f/dark7]Dark 7 (with Mission Pack)[/url][/b] (2002) [sup][[b]4[/b]: smeghammer: 4][/sup]&#10;[b]308. [url=https://www.doomworld.com/idgames/levels/doom2/Ports/d-f/dor]Dawn of Reality[/url][/b] (2010) [sup][[b]4[/b]: ax34: 4][/sup]&#10;[b]308. [url=https://www.doomworld.com/forum/topic/92135-deadair-v2/]dead.air[/url][/b] (2016) [sup][[b]4[/b]: HyperLuke: 2, Lorenz0: 2][/sup]&#10;[b]308. [url=https://www.doomworld.com/idgames/levels/doom2/d-f/earth]Earth[/url][/b] (1998) [sup][[b]4[/b]: ShoDemo: 3, TheNerdTurtle2: 1][/sup]&#10;[b]308. [url=https://www.doomworld.com/forum/topic/94601-empyrion_v39-14-udmf-coop-maps-with-single-player-support/]Empyrion[/url][/b] (2017) [sup][[b]4[/b]: Gaia74: 4][/sup]&#10;[b]308. [url=https://www.doomworld.com/idgames/levels/doom2/deathmatch/megawads/gothicdm]Gothic DM[/url][/b] (1997) [sup][[b]4[/b]: Soundblock: 1, toxic.rat: 3][/sup]&#10;[b]308. [url=https://www.doomworld.com/forum/topic/113414-wip-hellish-rogues-a-new-mappers-first-mapset-feb-15th-2021-near-final-version-available/]Hellish Rogues[/url][/b] (2021) [sup][[b]4[/b]: dei_eldren: 4][/sup]&#10;[b]308. [url=https://www.doomworld.com/idgames/levels/doom2/Ports/g-i/impencse]Imp Encounter[/url][/b] (2003) [sup][[b]4[/b]: AnonimVio: 4][/sup]&#10;[b]308. [url=https://www.doomworld.com/forum/topic/74792-jiffy-bag-a-speedmap-megawad-rc2-released/]Jiffy Bag[/url][/b] (2015) [sup][[b]4[/b]: TheNerdTurtle2: 4][/sup]&#10;[b]308. [url=https://www.doomworld.com/idgames/levels/doom2/Ports/j-l/khorus]Khorus[/url][/b] (2012) [sup][[b]4[/b]: NuMetalManiak: 4][/sup]&#10;[b]308. [url=https://www.doomworld.com/files/file/15671-mapgame/]Mapgame[/url][/b] (2009) [sup][[b]4[/b]: m8f: 4][/sup]&#10;[b]308. [url=https://www.doomworld.com/idgames/levels/doom2/Ports/m-o/nfh2]Neighborhood From Hell[/url][/b] (2012) [sup][[b]4[/b]: ax34: 4][/sup]&#10;[b]308. [url=https://www.doomworld.com/idgames/levels/doom2/m-o/nostromo]Nostromo's Run[/url][/b] (1995) [sup][[b]4[/b]: soner du: 1, Ragu: 3][/sup]&#10;[b]308. [url=https://www.doomworld.com/idgames/levels/doom2/Ports/megawads/nova2]Nova II: New Dawn[/url][/b] (2015) [sup][[b]4[/b]: Not Jabba: 3, dylux: 1][/sup]&#10;[b]308. [url=https://doomwiki.org/wiki/Robocop_Doom]Robocop Doom[/url][/b] (2019) [sup][[b]4[/b]: ax34: 4][/sup]&#10;[b]308. [url=https://www.doomworld.com/idgames/levels/doom2/Ports/s-u/sinedie]Sine Die[/url][/b] (2007) [sup][[b]4[/b]: bLOCKbOYgAMES: 4][/sup]&#10;[b]308. [url=https://www.doomworld.com/idgames/levels/doom2/Ports/megawads/sf3]Slaughterfest 3[/url][/b] (2018) [sup][[b]4[/b]: Nazgul9: 4][/sup]&#10;[b]308. [url=https://www.doomworld.com/idgames/levels/doom2/Ports/megawads/doomtrib]The DOOM Tribute Project[/url][/b] (2016) [sup][[b]4[/b]: ax34: 4][/sup]&#10;[b]308. [url=https://www.doomworld.com/idgames/levels/doom/s-u/smb_v102]The Sky May Be[/url][/b] (1997) [sup][[b]4[/b]: AnonimVio: 3, Li'l devil: 1][/sup]&#10;[b]308. [url=https://www.doomworld.com/idgames/levels/doom/megawads/nmdu]The Ultimate NMD [/url][/b] (2009) [sup][[b]4[/b]: eharper256: 4][/sup]&#10;[b]308. [url=https://zdoom.org/wiki/Town_Infection]Town Infection[/url][/b] (2013) [sup][[b]4[/b]: Dimon12321: 4][/sup]&#10;[b]308. [url=http://odamex.net/boards/index.php?topic=2246.0]UAC Ultra 2[/url][/b] (2013) [sup][[b]4[/b]: Sky: 4][/sup]&#10;[b]308. [url=https://www.doomworld.com/idgames/levels/doom2/Ports/v-z/vrack]Vrack[/url][/b] (2000) [sup][[b]4[/b]: bzzrak: 4][/sup]&#10;[b]340. [url=https://cloud.mail.ru/public/83f617a62867/1993.WAD]1993[/url][/b] (2014) [sup][[b]3[/b]: Apaul27: 3][/sup]&#10;[b]340. [url=https://www.doomworld.com/forum/post/1753652]2castles[/url][/b] (?) [sup][[b]3[/b]: Soundblock: 3][/sup]&#10;[b]340. [url=https://www.doomworld.com/forum/topic/90605-v04-a-boy-and-his-barrel-a-secret-is-revealed/]A Boy and His Barrel[/url][/b] (2016) [sup][[b]3[/b]: Dragonfly: 3][/sup]&#10;[b]340. [url=https://www.doomworld.com/files/file/18491-absolutely-killed/]Absolutely Killed[/url][/b] (2016) [sup][[b]3[/b]: NoisyVelvet: 3][/sup]&#10;[b]340. [url=https://www.doomworld.com/idgames/levels/doom/Ports/a-c/aaawake]Awakening[/url][/b] (2010) [sup][[b]3[/b]: Graf Zahl: 3][/sup]&#10;[b]340. [url=https://www.doomworld.com/idgames/levels/doom2/Ports/a-c/balls]Balls[/url][/b] (2006) [sup][[b]3[/b]: Li'l devil: 3][/sup]&#10;[b]340. [url=https://forum.zdoom.org/viewtopic.php?t=47680#p810207]Batman Doom: Reborn[/url][/b] (2015) [sup][[b]3[/b]: ax34: 3][/sup]&#10;[b]340. [url=https://www.doomworld.com/idgames/levels/doom2/Ports/a-c/bermuda]Bermuda Triangle[/url][/b] (1999) [sup][[b]3[/b]: Doomkid: 1, TheGreenZap: 2][/sup]&#10;[b]340. [url=https://www.doomworld.com/idgames/levels/doom2/Ports/a-c/bbv11]Botanic Biosphere[/url][/b] (2014) [sup][[b]3[/b]: Jaromir Bergmann: 3][/sup]&#10;[b]340. [url=https://www.doomworld.com/idgames/levels/doom2/a-c/chord1]Chord 1[/url][/b] (1997) [sup][[b]3[/b]: Paul977: 3][/sup]&#10;[b]340. [url=https://www.doomworld.com/idgames/levels/doom2/Ports/a-c/chord3]Chord 3[/url][/b] (2000) [sup][[b]3[/b]: Paul977: 3][/sup]&#10;[b]340. [url=https://www.doomworld.com/idgames/levels/doom2/a-c/chordg]Chord G[/url][/b] (1999) [sup][[b]3[/b]: Paul977: 3][/sup]&#10;[b]340. [url=https://www.doomworld.com/idgames/levels/doom2/Ports/a-c/cityass]City Assault[/url][/b] (2013) [sup][[b]3[/b]: ax34: 3][/sup]&#10;[b]340. [url=https://www.doomworld.com/idgames/levels/doom2/d-f/darkcvnt]Dark Covenant[/url][/b] (1996) [sup][[b]3[/b]: NuMetalManiak: 2, bonnie: 1][/sup]&#10;[b]340. [url=https://www.doomworld.com/idgames/levels/doom2/d-f/demondrv]DEMON DRIVER!!!![/url][/b] (2006) [sup][[b]3[/b]: smeghammer: 3][/sup]&#10;[b]340. [url=https://www.doomworld.com/idgames/levels/doom2/Ports/d-f/darknes2]Disciples of Darkness[/url][/b] (2017) [sup][[b]3[/b]: Nirvana: 3][/sup]&#10;[b]340. [url=https://www.doomworld.com/idgames/levels/doom2/Ports/d-f/disjunct]Disjunction[/url][/b] (2017) [sup][[b]3[/b]: Lorenz0: 3][/sup]&#10;[b]340. [url=https://www.doomworld.com/idgames/levels/doom2/d-f/europe]Europe[/url][/b] (2005) [sup][[b]3[/b]: ax34: 3][/sup]&#10;[b]340. [url=https://www.doomworld.com/idgames/levels/doom2/megawads/fragport]Fragport[/url][/b] (2011) [sup][[b]3[/b]: P41R47: 3][/sup]&#10;[b]340. [url=https://forum.zdoom.org/viewtopic.php?f=19&amp;t=13397#p273718]Hell-Forged[/url][/b] (2019) [sup][[b]3[/b]: Woolie Wool: 3][/sup]&#10;[b]340. [url=http://xsnake.free.fr/invasion/shots.htm]Invasion UAC[/url][/b] (2005) [sup][[b]3[/b]: Red-XIII: 3][/sup]&#10;[b]340. [url=https://www.doomworld.com/idgames/levels/doom2/megawads/kssht]Khorus' Speedy Shit[/url][/b] (2011) [sup][[b]3[/b]: Phobus: 2, whybmonotacrab: 1][/sup]&#10;[b]340. [url=https://www.doomworld.com/idgames/levels/doom2/Ports/j-l/los]Legacy of Suffering[/url][/b] (2009) [sup][[b]3[/b]: MFG38: 3][/sup]&#10;[b]340. [url=https://www.moddb.com/mods/brutal-doom/addons/brutalized-doom-and-doom-ii]Maps of Chaos[/url][/b] (2013) [sup][[b]3[/b]: I_Punch_Demons: 3][/sup]&#10;[b]340. [url=https://zdoom.org/wiki/Marine_Assault]Marine Assault[/url][/b] (2003) [sup][[b]3[/b]: Li'l devil: 3][/sup]&#10;[b]340. [url=https://www.doomworld.com/idgames/levels/doom2/m-o/nilla]Nilla DooM[/url][/b] (2004) [sup][[b]3[/b]: roadworx: 3][/sup]&#10;[b]340. [url=https://www.doomworld.com/idgames/levels/doom2/p-r/phobos2]Phobos[/url][/b] (1998) [sup][[b]3[/b]: Jaws In Space: 3][/sup]&#10;[b]340. [url=https://www.doomworld.com/idgames/levels/doom2/Ports/p-r/pleiades]Pleiades[/url][/b] (2000) [sup][[b]3[/b]: ax34: 3][/sup]&#10;[b]340. [url=https://www.doomworld.com/idgames/music/plutmidi]Plutonia MIDI Pack[/url][/b] (2013) [sup][[b]3[/b]: Diabolución: 1, DJVCardMaster: 2][/sup]&#10;[b]340. [url=https://www.elzee.co.nz/rotttc/index.html]Return of the Triad[/url][/b] (2011) [sup][[b]3[/b]: ax34: 3][/sup]&#10;[b]340. [url=https://www.doomworld.com/idgames/levels/doom2/Ports/p-r/rush]Rush[/url][/b] (2014) [sup][[b]3[/b]: Nirvana: 2, I_Punch_Demons: 1][/sup]&#10;[b]340. [url=https://www.doomworld.com/idgames/levels/hexen/s-u/serpent]Serpent: Resurrection[/url][/b] (2010) [sup][[b]3[/b]: TheMightyHeracross: 3][/sup]&#10;[b]340. [url=https://www.doomworld.com/forum/topic/110956-syringe-v11-now-an-official-addon-oh-snap/]Syringe[/url][/b] (2019) [sup][[b]3[/b]: dosboot: 1, Xeogred: 2][/sup]&#10;[b]340. [url=https://www.doomworld.com/idgames/levels/doom2/Ports/s-u/t3st]T3ST[/url][/b] (2016) [sup][[b]3[/b]: bzzrak: 3][/sup]&#10;[b]340. [url=https://zdoom.org/wiki/The_Ghoul's_Forest_series]The Ghoul's Forest 3[/url][/b] (2007) [sup][[b]3[/b]: Li'l devil: 3][/sup]&#10;[b]340. [url=https://doomwiki.org/wiki/The_Lost_Episodes_of_Doom]The Lost Episodes of Doom[/url][/b] (1995) [sup][[b]3[/b]: Diabolución: 3][/sup]&#10;[b]340. [url=https://www.doomworld.com/idgames/levels/doom2/deathmatch/s-u/udm3]Unidoom DM 3[/url][/b] (2004) [sup][[b]3[/b]: Doomkid: 3][/sup]&#10;[b]340. [url=https://www.doomworld.com/idgames/levels/doom2/Ports/v-z/vrack2b]Vrack 2[/url][/b] (2001) [sup][[b]3[/b]: smeghammer: 3][/sup]&#10;[b]340. [url=https://doomwiki.org/wiki/WOOO_2]WOOO 2[/url][/b] (2014) [sup][[b]3[/b]: lokbustam257: 3][/sup]&#10;[b]379. [url=https://www.doomworld.com/idgames/levels/doom2/megawads/3ha3]3 Heures d'agonie 3[/url][/b] (2017) [sup][[b]2[/b]: Roofi: 2][/sup]&#10;[b]379. [url=https://www.doomworld.com/idgames/levels/doom2/Ports/0-9/30kmaps]30,000 Levels[/url][/b] (2012) [sup][[b]2[/b]: AnonimVio: 2][/sup]&#10;[b]379. [url=https://www.doomworld.com/vb/thread/103867]Akeldama[/url][/b] (2020) [sup][[b]2[/b]: Snikle: 2][/sup]&#10;[b]379. [url=https://www.doomworld.com/idgames/levels/doom2/Ports/s-u/tcotd]City of the Damned[/url][/b] (2004) [sup][[b]2[/b]: HUNdebLeonidasX: 2][/sup]&#10;[b]379. [url=https://www.doomworld.com/idgames/levels/doom2/megawads/d2reload]Doom 2 Reloaded[/url][/b] (2009) [sup][[b]2[/b]: Odal: 2][/sup]&#10;[b]379. [url=https://doomwiki.org/wiki/Doom_II]Doom II: Hell on Earth[/url][/b] (1994) [sup][[b]2[/b]: Fadri: 2][/sup]&#10;[b]379. [url=https://www.doomworld.com/idgames/levels/heretic/Ports/curse]Heretic - Curse of D'sparil[/url][/b] (2010) [sup][[b]2[/b]: JudgeDeadd: 2][/sup]&#10;[b]379. [url=https://www.doomworld.com/files/file/18802-ice-rage/]Ice Rage[/url][/b] (2017) [sup][[b]2[/b]: Chamelenoel: 2][/sup]&#10;[b]379. [url=https://www.doomworld.com/idgames/levels/doom2/Ports/d-f/dmdjm01]Jagermorder: Chemical Lab[/url][/b] (1999) [sup][[b]2[/b]: Soundblock: 2][/sup]&#10;[b]379. [url=https://www.doomworld.com/idgames/levels/doom2/a-c/bldnight]One Bloody Night[/url][/b] (2002) [sup][[b]2[/b]: WH-Wilou84: 1, T-Rex: 1][/sup]&#10;[b]379. [url=https://www.wad-archive.com/wad/be21919b261d404e694dd19e88bfaea2]Rocket Space Jumping[/url][/b] (2007) [sup][[b]2[/b]: Red-XIII: 2][/sup]&#10;[b]379. [url=https://www.doomworld.com/idgames/levels/doom2/0-9/666]Sector 666[/url][/b] (1998) [sup][[b]2[/b]: bzzrak: 2][/sup]&#10;[b]379. [url=https://www.doomworld.com/idgames/levels/doom2/Ports/megawads/mayhem17]Super MAYhem 17[/url][/b] (2017) [sup][[b]2[/b]: Octillion: 2][/sup]&#10;[b]379. [url=https://doomwiki.org/wiki/Super_Sonic_Doom]Super Sonic Doom[/url][/b] (2004) [sup][[b]2[/b]: TJG1289: 2][/sup]&#10;[b]379. [url=https://www.doomworld.com/idgames/levels/doom2/a-c/aboosysv]System Vices[/url][/b] (1996) [sup][[b]2[/b]: Grazza: 2][/sup]&#10;[b]379. [url=https://www.doomworld.com/idgames/themes/university/trinity2]The Unholy Trinity[/url][/b] (1994) [sup][[b]2[/b]: Soundblock: 2][/sup]&#10;[b]379. [url=https://www.doomworld.com/idgames/levels/doom2/Ports/v-z/watrsp]Water Spirit[/url][/b] (2017) [sup][[b]2[/b]: northivanastan: 2][/sup]&#10;[b]396. [url=https://www.doomworld.com/idgames/levels/doom2/Ports/s-u/seasons]4 Seasons of Doom[/url][/b] (2018) [sup][[b]1[/b]: vdgg: 1][/sup]&#10;[b]396. [url=https://doomwiki.org/wiki/5till_L1_Complex]5till L1 Complex[/url][/b] (2012) [sup][[b]1[/b]: Li'l devil: 1][/sup]&#10;[b]396. [url=https://www.doomworld.com/idgames/levels/doom2/Ports/a-c/aeternum]Aeternum[/url][/b] (2007) [sup][[b]1[/b]: 42PercentHealth: 1][/sup]&#10;[b]396. [url=https://www.doomworld.com/idgames/levels/doom2/Ports/a-c/crfe_p1]Can't Run From Evil [/url][/b] (2012) [sup][[b]1[/b]: vdgg: 1][/sup]&#10;[b]396. [url=https://www.doomworld.com/idgames/levels/doom2/Ports/a-c/coecits]Castle of Eternal Carrot in the Sky[/url][/b] (2001) [sup][[b]1[/b]: Jaws In Space: 1][/sup]&#10;[b]396. [url=https://www.doomworld.com/idgames/levels/doom/a-c/cleim10]Cleimos[/url][/b] (1994) [sup][[b]1[/b]: Soundblock: 1][/sup]&#10;[b]396. [url=https://www.doomworld.com/forum/topic/98296-dark-universe-wad-released/]Dark Universe[/url][/b] (2018) [sup][[b]1[/b]: WH-Wilou84: 1][/sup]&#10;[b]396. [url=https://doomwiki.org/wiki/Congestion:_64]Congestion: 64[/url][/b] (2005) [sup][[b]1[/b]: Li'l devil: 1][/sup]&#10;[b]396. [url=https://www.doomworld.com/idgames/levels/doom/a-c/acheron]Crossing Acheron[/url][/b] (1994) [sup][[b]1[/b]: joepallai: 1][/sup]&#10;[b]396. [url=https://www.doomworld.com/idgames/levels/doom2/Ports/d-f/frozent]Frozen Time[/url][/b] (2012) [sup][[b]1[/b]: Philnemba: 1][/sup]&#10;[b]396. [url=https://doomwiki.org/wiki/Demonastery]Demonastery[/url][/b] (2018) [sup][[b]1[/b]: VanaheimRanger: 1][/sup]&#10;[b]396. [url=https://doomwiki.org/wiki/Doom_the_Way_id_Did]dtwidmus.wad﻿[/url][/b] (2011) [sup][[b]1[/b]: Diabolución: 1][/sup]&#10;[b]396. [url=https://www.doomworld.com/idgames/levels/doom/d-f/eternity]Eternity[/url][/b] (1994) [sup][[b]1[/b]: bonnie: 1][/sup]&#10;[b]396. [url=https://www.doomworld.com/forum/topic/101755-exomoon-megawad-directors-cut-release/]Exomoon[/url][/b] (2017) [sup][[b]1[/b]: Lorenz0: 1][/sup]&#10;[b]396. [url=https://www.doomworld.com/idgames/levels/doom/d-f/extremal]Extremal Doom[/url][/b] (2006) [sup][[b]1[/b]: Grazza: 1][/sup]&#10;[b]396. [url=https://www.doomworld.com/idgames/levels/doom2/deathmatch/Ports/g-i/greenwar]Green War[/url][/b] (2002) [sup][[b]1[/b]: joepallai: 1][/sup]&#10;[b]396. [url=https://doomwiki.org/wiki/Grezzo_2]Grezzo 2[/url][/b] (2012) [sup][[b]1[/b]: AnonimVio: 1][/sup]&#10;[b]396. [url=https://www.doomworld.com/idgames/levels/doom2/Ports/j-l/kusok]kusok(Kurashiki's kuso map)[/url][/b] (2013) [sup][[b]1[/b]: Fadri: 1][/sup]&#10;[b]396. [url=https://www.doomworld.com/idgames/levels/doom2/Ports/j-l/lilium]Lilium[/url][/b] (2016) [sup][[b]1[/b]: Lewonx: 1][/sup]&#10;[b]396. [url=https://www.doomworld.com/idgames/levels/doom/j-l/lithe2m1]LithE2M1[/url][/b] (1994) [sup][[b]1[/b]: bzzrak: 1][/sup]&#10;[b]396. [url=https://www.doomworld.com/forum/topic/119448-final-release-micro-slaughter-community-project-17-maps/]Micro Slaughter Community Project[/url][/b] (2021) [sup][[b]1[/b]: SCF: 1][/sup]&#10;[b]396. [url=https://doomwiki.org/wiki/Operation:_Biowar]Operation: Biowar[/url][/b] (1999) [sup][[b]1[/b]: Phobus: 1][/sup]&#10;[b]396. [url=https://www.doomworld.com/idgames/levels/doom2/megawads/pizzas]Pizza Steve[/url][/b] (2017) [sup][[b]1[/b]: NoisyVelvet: 1][/sup]&#10;[b]396. [url=https://www.doomworld.com/idgames/levels/doom2/megawads/manolaik]Mano Laikas: A road to Gamzatti[/url][/b] (2016) [sup][[b]1[/b]: TJG1289: 1][/sup]&#10;[b]396. [url=https://doomwiki.org/wiki/Polygon_Base]Polygon Base[/url][/b] (1996) [sup][[b]1[/b]: roadworx: 1][/sup]&#10;[b]396. [url=http://thekinsie.com/reelism/]Reelism[/url][/b] (2011) [sup][[b]1[/b]: HUNdebLeonidasX: 1][/sup]&#10;[b]396. [url=https://www.doomworld.com/idgames/levels/doom2/Ports/s-u/spagheti]Spicy Evil Spaghetti[/url][/b] (2016) [sup][[b]1[/b]: everennui: 1][/sup]&#10;[b]396. [url=https://doomwiki.org/wiki/SQUARES]SQUARES[/url][/b] (1995) [sup][[b]1[/b]: STILES: 1][/sup]&#10;[b]396. [url=https://www.doomworld.com/idgames/levels/doom2/Ports/v-z/zanspid]Spidersilk[/url][/b] (2016) [sup][[b]1[/b]: ASaltShaker: 1][/sup]&#10;[b]396. [url=https://www.doomworld.com/idgames/levels/doom2/s-u/tdevil2]The Devilz Work[/url][/b] (2014) [sup][[b]1[/b]: everennui: 1][/sup]&#10;[b]396. [url=https://doomwiki.org/wiki/The_Evil_Unleashed]The Evil Unleashed﻿[/url][/b] (1994) [sup][[b]1[/b]: Ragu: 1][/sup]&#10;[b]396. [url=https://www.doomworld.com/idgames/levels/doom2/megawads/rebirth]The Rebirth[/url][/b] (2003) [sup][[b]1[/b]: Malrionn: 1][/sup]&#10;[b]396. [url=https://www.doomworld.com/idgames/levels/doom2/s-u/ttp-rp]The Troopers' Playground[/url][/b] (1996) [sup][[b]1[/b]: T-Rex: 1][/sup]&#10;[b]396. [url=https://www.doomworld.com/idgames/levels/doom2/megawads/twzone]The Twilight Zone[/url][/b] (1998) [sup][[b]1[/b]: T-Rex: 1][/sup]&#10;[b]396. [url=https://www.doomworld.com/forum/topic/95673-the-ledge-single-map-for-doom-2/]The Ledge[/url][/b] (2017) [sup][[b]1[/b]: Soundblock: 1][/sup]&#10;[b]396. [url=https://www.doomworld.com/idgames/levels/doom/megawads/unalign]UnAligned[/url][/b] (2016) [sup][[b]1[/b]: yakfak: 1][/sup]&#10;[b]396. [url=https://www.doomworld.com/files/file/18387-vispire/]Vispire[/url][/b] (2016) [sup][[b]1[/b]: NoisyVelvet: 1][/sup]&#10;[b]396. [url=https://doomwiki.org/wiki/Void]Void[/url][/b] (2003) [sup][[b]1[/b]: TJG1289: 1][/sup]&#10;[b]396. [url=https://www.doomworld.com/forum/topic/96922-waste-abandonment-single-level-for-doom-2/]Waste Abandonment[/url][/b] (2017) [sup][[b]1[/b]: Pierrot: 1][/sup]&#10;&#10;&#10;WADs: 434&#10;Voters: 170" calcext:value-type="string">
            <text:p>[b]219. [url=https://www.doomworld.com/idgames/levels/doom2/deathmatch/Ports/megawads/udmx]Unidoom Deathmatch X[/url][/b] (2008) [sup][[b]6[/b]: Ralphis: 6][/sup]</text:p>
            <text:p>[b]219. [url=https://www.doomworld.com/idgames/levels/doom2/megawads/urania]Urania[/url][/b] (2016) [sup][[b]6[/b]: Spectre01: 6][/sup]</text:p>
            <text:p>[b]219. [url=https://www.doomworld.com/idgames/levels/doom2/Ports/m-o/ma_val]Valhalla[/url][/b] (2010) [sup][[b]6[/b]: 4everDoomed: 4, VanaheimRanger: 2][/sup]</text:p>
            <text:p>[b]254. [url=https://www.doomworld.com/forum/topic/115653-1000-line-2-cp-completed/]1000 Line 2 Community Project[/url][/b] (2020) [sup][[b]5[/b]: Horus: 5][/sup]</text:p>
            <text:p>[b]254. [url=https://www.doomworld.com/vb/thread/71473]2048 Unleashed[/url][/b] (2015) [sup][[b]5[/b]: eharper256: 5][/sup]</text:p>
            <text:p>[b]254. [url=https://www.doomworld.com/idgames/levels/doom/Ports/a-c/aa_e1]Alpha Accident: Terra Nova[/url][/b] (2016) [sup][[b]5[/b]: Rince-wind: 5][/sup]</text:p>
            <text:p>[b]254. [url=https://doomwiki.org/wiki/Army_of_Darkness_TC]Army of Darkness TC[/url][/b] (1996) [sup][[b]5[/b]: AtticTelephone: 5][/sup]</text:p>
            <text:p>[b]254. [url=https://www.doomworld.com/forum/topic/105451-birthday-bash-megawad-offical-release/]Birthday Bash [/url][/b] (2019) [sup][[b]5[/b]: eharper256: 5][/sup]</text:p>
            <text:p>[b]254. [url=https://www.doomworld.com/idgames/levels/doom2/Ports/a-c/bldstlp]Bloody Steel[/url][/b] (2014) [sup][[b]5[/b]: ella guro: 2, Li'l devil: 3][/sup]</text:p>
            <text:p>[b]254. [url=https://www.doomworld.com/idgames/levels/doom2/Ports/a-c/bor_lost]Brotherhood of Ruin: The Lost Temple[/url][/b] (2013) [sup][[b]5[/b]: Vorpal: 5][/sup]</text:p>
            <text:p>[b]254. [url=https://www.doomworld.com/idgames/levels/doom/p-r/retroeps]CH Retro Episode[/url][/b] (2002) [sup][[b]5[/b]: Diabolución: 5][/sup]</text:p>
            <text:p>[b]254. [url=https://www.doomworld.com/forum/topic/117485-come-eat-the-mapwich-2-public-beta-out-now/]Come Eat The Mapwich 2[/url][/b] (2020) [sup][[b]5[/b]: Bryan T: 5][/sup]</text:p>
            <text:p>[b]254. [url=https://www.doomworld.com/idgames/levels/doom/a-c/crusades]Crusades[/url][/b] (1999) [sup][[b]5[/b]: joepallai: 5][/sup]</text:p>
            <text:p>[b]254. [url=https://www.doomworld.com/forum/topic/121935-cydonia-throwback-plutonia-wad-beta-available/]Cydonia[/url][/b] (2021) [sup][[b]5[/b]: Xeogred: 5][/sup]</text:p>
            <text:p>[b]254. [url=https://www.doomworld.com/idgames/levels/doom/d-f/dante666]Dante's Gate[/url][/b] (1994) [sup][[b]5[/b]: Soundblock: 5][/sup]</text:p>
            <text:p>[b]254. [url=https://www.doomworld.com/forum/topic/116046-dbp26-the-city-of-damned-children/]DBP26: The City of Damned Children[/url][/b] (2020) [sup][[b]5[/b]: Rince-wind: 2, TJG1289: 3][/sup]</text:p>
            <text:p>[b]254. [url=http://www.wad-archive.com/wad/DOOM-Barracks-Zone-1]Doom Barracks Zone[/url][/b] (2010) [sup][[b]5[/b]: HUNdebLeonidasX: 3, TheMightyHeracross: 2][/sup]</text:p>
            <text:p>[b]254. [url=https://www.doomworld.com/forum/topic/54022-doom-center-do-you-know-that/]Doom Center[/url][/b] (2011) [sup][[b]5[/b]: HUNdebLeonidasX: 5][/sup]</text:p>
            <text:p>[b]254. [url=https://doomwiki.org/wiki/Doom_the_Way_id_Did:_The_Lost_Episodes]Doom the Way id Did: The Lost Episodes[/url][/b] (2012) [sup][[b]5[/b]: Ryath: 5][/sup]</text:p>
            <text:p>[b]254. [url=https://doomwiki.org/wiki/Doom:_The_Lost_Episode]Doom: The Lost Episode[/url][/b] (2009) [sup][[b]5[/b]: Omniarch: 5][/sup]</text:p>
            <text:p>[b]254. [url=https://www.doomworld.com/forum/topic/104925-doomish-den-of-design-a-map-that-teaches-you-map-design/]Doomish Den of Design[/url][/b] (2019) [sup][[b]5[/b]: Rince-wind: 5][/sup]</text:p>
            <text:p>[b]254. [url=https://www.doomworld.com/idgames/levels/doom2/Ports/d-f/dripfeed]Drip Feed[/url][/b] (2010) [sup][[b]5[/b]: Vorpal: 5][/sup]</text:p>
            <text:p>[b]254. [url=https://doomwiki.org/wiki/E1_Contest]E1 Contest[/url][/b] (2001) [sup][[b]5[/b]: Diabolución: 5][/sup]</text:p>
            <text:p>[b]254. [url=https://doomwiki.org/wiki/Epic]Epic[/url][/b] (2007) [sup][[b]5[/b]: AtticTelephone: 5][/sup]</text:p>
            <text:p>[b]254. [url=https://www.doomworld.com/idgames/levels/doom2/deathmatch/megawads/exec]Execution[/url][/b] (2000) [sup][[b]5[/b]: Doomkid: 5][/sup]</text:p>
            <text:p>[b]254. [url=https://www.doomworld.com/files/file/17464-favillesco-alpha-episode-apostasy-on-amalthea/]Favillesco Alpha Episode: Apostasy on Amalthea[/url][/b] (2014) [sup][[b]5[/b]: Ryath: 5][/sup]</text:p>
            <text:p>[b]254. [url=https://www.doomworld.com/idgames/levels/doom2/Ports/d-f/ftmtn_v2]Firetop Mountain[/url][/b] (2013) [sup][[b]5[/b]: smeghammer: 5][/sup]</text:p>
            <text:p>[b]254. [url=https://forum.zdoom.org/viewtopic.php?f=19&amp;t=46718]Gene-Tech: Before the Storm[/url][/b] (2014) [sup][[b]5[/b]: Graf Zahl: 5][/sup]</text:p>
            <text:p>[b]254. [url=https://www.doomworld.com/forum/topic/115127-wip-going-to-hell-megawad-testing/]Going To Hell[/url][/b] (2020) [sup][[b]5[/b]: Bryan T: 5][/sup]</text:p>
            <text:p>[b]254. [url=https://www.doomworld.com/idgames/levels/doom2/Ports/megawads/gmp]Good Morning Phobos[/url][/b] (2017) [sup][[b]5[/b]: Bryan T: 5][/sup]</text:p>
            <text:p>[b]254. [url=https://www.doomworld.com/idgames/levels/doom2/deathmatch/Ports/megawads/gw2]Greenwar II[/url][/b] (2009) [sup][[b]5[/b]: Ed: 5][/sup]</text:p>
            <text:p>[b]254. [url=https://www.doomworld.com/forum/topic/117072-now-on-idgames-hellevator-32-maps-community-project-boom-megawad/]Hellevator[/url][/b] (2021) [sup][[b]5[/b]: Bryan T: 5][/sup]</text:p>
            <text:p>[b]254. [url=https://www.doomworld.com/idgames/levels/doom2/Ports/g-i/inncnx2]Innocence X2[/url][/b] (2016) [sup][[b]5[/b]: Spectra: 5][/sup]</text:p>
            <text:p>[b]254. [url=https://www.doomworld.com/forum/topic/117417-lunar-outpost-359-wip-wad-updated-2132021-revamped-older-levels/]Lunar Outpost 359[/url][/b] (2021) [sup][[b]5[/b]: dei_eldren: 5][/sup]</text:p>
            <text:p>[b]254. [url=https://www.doomworld.com/idgames/levels/doom2/m-o/mordeth]Mordeth[/url][/b] (1997) [sup][[b]5[/b]: Vorpal: 5][/sup]</text:p>
            <text:p>[b]254. [url=https://doomwiki.org/wiki/No_Sleep_for_the_Dead]No Sleep for the Dead[/url][/b] (2016) [sup][[b]5[/b]: Omniarch: 5][/sup]</text:p>
            <text:p>[b]254. [url=http://www.mediafire.com/file/fuurx4c98tl198i/One_Doom_s_Day.wad]One Doom's Day[/url][/b] (2013) [sup][[b]5[/b]: Apaul27: 5][/sup]</text:p>
            <text:p>[b]254. [url=https://www.doomworld.com/idgames/levels/doom2/Ports/p-r/paranoid]Paranoid[/url][/b] (2010) [sup][[b]5[/b]: termrork: 5][/sup]</text:p>
            <text:p>[b]254. [url=https://www.doomworld.com/idgames/levels/doom2/Ports/p-r/planisf2]Planisphere 2[/url][/b] (2012) [sup][[b]5[/b]: ax34: 5][/sup]</text:p>
            <text:p>[b]254. [url=https://www.doomworld.com/idgames/?id=19249]Preacher[/url][/b] (2018) [sup][[b]5[/b]: DoomDork: 3, Snikle: 1, SCF: 1][/sup]</text:p>
            <text:p>[b]254. [url=https://www.doomworld.com/vb/wads-mods/67271-project-uber-idgamesd/]Project Uber[/url][/b] (2014) [sup][[b]5[/b]: Rince-wind: 5][/sup]</text:p>
            <text:p>[b]254. [url=https://doomwiki.org/wiki/Return_to_Hadron]Return to Hadron Episode 1[/url][/b] (2015) [sup][[b]5[/b]: Omniarch: 5][/sup]</text:p>
            <text:p>[b]254. [url=https://www.doomworld.com/idgames/levels/doom2/s-u/selfish5]SELFISH5[/url][/b] (2005) [sup][[b]5[/b]: Diabolución: 5][/sup]</text:p>
            <text:p>[b]254. [url=https://www.doomworld.com/idgames/levels/doom2/Ports/s-u/sotnr]Shadows of The Nightmare Realm[/url][/b] (2017) [sup][[b]5[/b]: 4everDoomed: 5][/sup]</text:p>
            <text:p>[b]254. [url=https://www.doomworld.com/idgames/levels/doom/Ports/p-r/pe1_phob]Simply Phobos[/url][/b] (2004) [sup][[b]5[/b]: Diabolución: 5][/sup]</text:p>
            <text:p>[b]254. [url=https://doomwiki.org/wiki/SkePLand]SkePLand[/url][/b] (2011) [sup][[b]5[/b]: vdgg: 5][/sup]</text:p>
            <text:p>[b]254. [url=https://www.doomworld.com/idgames/deathmatch/skulltag/spacedm9]SpaceDM9[/url][/b] (2011) [sup][[b]5[/b]: Ed: 5][/sup]</text:p>
            <text:p>[b]254. [url=https://doomwiki.org/wiki/The_Artifact_(WAD)]The Artifact[/url][/b] (1995) [sup][[b]5[/b]: Ragu: 5][/sup]</text:p>
            <text:p>[b]254. [url=https://www.doomworld.com/idgames/levels/doom2/Ports/megawads/thtthren]THT: Threnody[/url][/b] (2016) [sup][[b]5[/b]: Doomkid: 2, A.H. Sankhatayan: 1, Fadri: 2][/sup]</text:p>
            <text:p>[b]254. [url=https://www.doomworld.com/forum/topic/118154-tnt-goes-boom-episode-1-vanilla-tnt-evilution-replacement/]TNT Goes Boom! Episode 1[/url][/b] (2020) [sup][[b]5[/b]: dei_eldren: 5][/sup]</text:p>
            <text:p>[b]254. [url=https://www.doomworld.com/forum/topic/111099-psx-doom-megawad-fall-of-triton-remake-triton-ii/]TRITON﻿ II﻿[/url][/b] (2020) [sup][[b]5[/b]: behemoth_667: 5][/sup]</text:p>
            <text:p>[b]254. [url=https://www.doomworld.com/forum/topic/101509-unwelcome-developement-thread-new-map-for-testing/]UNWELCOME[/url][/b] (2018) [sup][[b]5[/b]: Ryath: 5][/sup]</text:p>
            <text:p>[b]254. [url=https://www.doomworld.com/idgames/levels/doom2/Ports/v-z/vulkan]Vulkan Episode 1[/url][/b] (2017) [sup][[b]5[/b]: HyperLuke: 5][/sup]</text:p>
            <text:p>[b]254. [url=https://www.doomworld.com/vb/wads-mods/71259-way-too-many-dead-guys-map05-alpha-available/]Way 2 Many Dead Guys[/url][/b] (2014) [sup][[b]5[/b]: Nancsi: 5][/sup]</text:p>
            <text:p>[b]254. [url=https://doomwiki.org/wiki/WOOO]WOOO[/url][/b] (2013) [sup][[b]5[/b]: lokbustam257: 5][/sup]</text:p>
            <text:p>[b]254. [url=https://www.moddb.com/mods/bloodpack]ZBloodpack[/url][/b] (2005) [sup][[b]5[/b]: smeghammer: 5][/sup]</text:p>
            <text:p>[b]254. [url=https://www.doomworld.com/idgames/levels/doom2/Ports/v-z/zendyn_x]Zen Dynamics[/url][/b] (2005) [sup][[b]5[/b]: Phobus: 4, TechnoDoomed1: 1][/sup]</text:p>
            <text:p>[b]308. [url=https://www.doomworld.com/idgames/levels/doom2/a-c/area51]Area 51[/url][/b] (1997) [sup][[b]4[/b]: Doomkid: 2, TheGreenZap: 2][/sup]</text:p>
            <text:p>[b]308. [url=https://forum.zdoom.org/viewtopic.php?f=19&amp;t=47573#p807968]Ashes 2063 TC[/url][/b] (2018) [sup][[b]4[/b]: rd: 4][/sup]</text:p>
            <text:p>[b]308. [url=https://www.doomworld.com/idgames/levels/doom2/a-c/chord2]Chord 2[/url][/b] (1997) [sup][[b]4[/b]: Paul977: 4][/sup]</text:p>
            <text:p>[b]308. [url=https://www.doomworld.com/files/file/10874-city-of-doom-part-i-beta-1-11/]City of DooM (Part I)[/url][/b] (2000) [sup][[b]4[/b]: ax34: 4][/sup]</text:p>
            <text:p>[b]308. [url=https://www.doomworld.com/idgames/levels/doom2/Ports/a-c/c-shock2]Combat Shock 2[/url][/b] (2012) [sup][[b]4[/b]: Cynical: 1, Nate River: 3][/sup]</text:p>
            <text:p>[b]308. [url=https://www.doomworld.com/idgames/levels/doom2/Ports/a-c/crimsonh]Crimson Horizon[/url][/b] (2009) [sup][[b]4[/b]: Paul977: 4][/sup]</text:p>
            <text:p>[b]308. [url=https://www.doomworld.com/idgames/levels/doom2/deathmatch/Ports/megawads/crudream]Crucified Dreams[/url][/b] (2006) [sup][[b]4[/b]: Soundblock: 4][/sup]</text:p>
            <text:p>[b]308. [url=https://www.doomworld.com/forum/topic/106371-czechbox-final-version-available/]CzechBox[/url][/b] (2020) [sup][[b]4[/b]: Willy W.: 4][/sup]</text:p>
            <text:p>[b]308. [url=https://www.doomworld.com/idgames/levels/doom2/Ports/d-f/dcity2_5]Damned City 2[/url][/b] (2019) [sup][[b]4[/b]: ax34: 4][/sup]</text:p>
            <text:p>[b]308. [url=https://www.doomworld.com/idgames/levels/doom2/Ports/d-f/dark7]Dark 7 (with Mission Pack)[/url][/b] (2002) [sup][[b]4[/b]: smeghammer: 4][/sup]</text:p>
            <text:p>[b]308. [url=https://www.doomworld.com/idgames/levels/doom2/Ports/d-f/dor]Dawn of Reality[/url][/b] (2010) [sup][[b]4[/b]: ax34: 4][/sup]</text:p>
            <text:p>[b]308. [url=https://www.doomworld.com/forum/topic/92135-deadair-v2/]dead.air[/url][/b] (2016) [sup][[b]4[/b]: HyperLuke: 2, Lorenz0: 2][/sup]</text:p>
            <text:p>[b]308. [url=https://www.doomworld.com/idgames/levels/doom2/d-f/earth]Earth[/url][/b] (1998) [sup][[b]4[/b]: ShoDemo: 3, TheNerdTurtle2: 1][/sup]</text:p>
            <text:p>[b]308. [url=https://www.doomworld.com/forum/topic/94601-empyrion_v39-14-udmf-coop-maps-with-single-player-support/]Empyrion[/url][/b] (2017) [sup][[b]4[/b]: Gaia74: 4][/sup]</text:p>
            <text:p>[b]308. [url=https://www.doomworld.com/idgames/levels/doom2/deathmatch/megawads/gothicdm]Gothic DM[/url][/b] (1997) [sup][[b]4[/b]: Soundblock: 1, toxic.rat: 3][/sup]</text:p>
            <text:p>[b]308. [url=https://www.doomworld.com/forum/topic/113414-wip-hellish-rogues-a-new-mappers-first-mapset-feb-15th-2021-near-final-version-available/]Hellish Rogues[/url][/b] (2021) [sup][[b]4[/b]: dei_eldren: 4][/sup]</text:p>
            <text:p>[b]308. [url=https://www.doomworld.com/idgames/levels/doom2/Ports/g-i/impencse]Imp Encounter[/url][/b] (2003) [sup][[b]4[/b]: AnonimVio: 4][/sup]</text:p>
            <text:p>[b]308. [url=https://www.doomworld.com/forum/topic/74792-jiffy-bag-a-speedmap-megawad-rc2-released/]Jiffy Bag[/url][/b] (2015) [sup][[b]4[/b]: TheNerdTurtle2: 4][/sup]</text:p>
            <text:p>[b]308. [url=https://www.doomworld.com/idgames/levels/doom2/Ports/j-l/khorus]Khorus[/url][/b] (2012) [sup][[b]4[/b]: NuMetalManiak: 4][/sup]</text:p>
            <text:p>[b]308. [url=https://www.doomworld.com/files/file/15671-mapgame/]Mapgame[/url][/b] (2009) [sup][[b]4[/b]: m8f: 4][/sup]</text:p>
            <text:p>[b]308. [url=https://www.doomworld.com/idgames/levels/doom2/Ports/m-o/nfh2]Neighborhood From Hell[/url][/b] (2012) [sup][[b]4[/b]: ax34: 4][/sup]</text:p>
            <text:p>[b]308. [url=https://www.doomworld.com/idgames/levels/doom2/m-o/nostromo]Nostromo's Run[/url][/b] (1995) [sup][[b]4[/b]: soner du: 1, Ragu: 3][/sup]</text:p>
            <text:p>[b]308. [url=https://www.doomworld.com/idgames/levels/doom2/Ports/megawads/nova2]Nova II: New Dawn[/url][/b] (2015) [sup][[b]4[/b]: Not Jabba: 3, dylux: 1][/sup]</text:p>
            <text:p>[b]308. [url=https://doomwiki.org/wiki/Robocop_Doom]Robocop Doom[/url][/b] (2019) [sup][[b]4[/b]: ax34: 4][/sup]</text:p>
            <text:p>[b]308. [url=https://www.doomworld.com/idgames/levels/doom2/Ports/s-u/sinedie]Sine Die[/url][/b] (2007) [sup][[b]4[/b]: bLOCKbOYgAMES: 4][/sup]</text:p>
            <text:p>[b]308. [url=https://www.doomworld.com/idgames/levels/doom2/Ports/megawads/sf3]Slaughterfest 3[/url][/b] (2018) [sup][[b]4[/b]: Nazgul9: 4][/sup]</text:p>
            <text:p>[b]308. [url=https://www.doomworld.com/idgames/levels/doom2/Ports/megawads/doomtrib]The DOOM Tribute Project[/url][/b] (2016) [sup][[b]4[/b]: ax34: 4][/sup]</text:p>
            <text:p>[b]308. [url=https://www.doomworld.com/idgames/levels/doom/s-u/smb_v102]The Sky May Be[/url][/b] (1997) [sup][[b]4[/b]: AnonimVio: 3, Li'l devil: 1][/sup]</text:p>
            <text:p>[b]308. [url=https://www.doomworld.com/idgames/levels/doom/megawads/nmdu]The Ultimate NMD [/url][/b] (2009) [sup][[b]4[/b]: eharper256: 4][/sup]</text:p>
            <text:p>[b]308. [url=https://zdoom.org/wiki/Town_Infection]Town Infection[/url][/b] (2013) [sup][[b]4[/b]: Dimon12321: 4][/sup]</text:p>
            <text:p>[b]308. [url=http://odamex.net/boards/index.php?topic=2246.0]UAC Ultra 2[/url][/b] (2013) [sup][[b]4[/b]: Sky: 4][/sup]</text:p>
            <text:p>[b]308. [url=https://www.doomworld.com/idgames/levels/doom2/Ports/v-z/vrack]Vrack[/url][/b] (2000) [sup][[b]4[/b]: bzzrak: 4][/sup]</text:p>
            <text:p>[b]340. [url=https://cloud.mail.ru/public/83f617a62867/1993.WAD]1993[/url][/b] (2014) [sup][[b]3[/b]: Apaul27: 3][/sup]</text:p>
            <text:p>[b]340. [url=https://www.doomworld.com/forum/post/1753652]2castles[/url][/b] (?) [sup][[b]3[/b]: Soundblock: 3][/sup]</text:p>
            <text:p>[b]340. [url=https://www.doomworld.com/forum/topic/90605-v04-a-boy-and-his-barrel-a-secret-is-revealed/]A Boy and His Barrel[/url][/b] (2016) [sup][[b]3[/b]: Dragonfly: 3][/sup]</text:p>
            <text:p>[b]340. [url=https://www.doomworld.com/files/file/18491-absolutely-killed/]Absolutely Killed[/url][/b] (2016) [sup][[b]3[/b]: NoisyVelvet: 3][/sup]</text:p>
            <text:p>[b]340. [url=https://www.doomworld.com/idgames/levels/doom/Ports/a-c/aaawake]Awakening[/url][/b] (2010) [sup][[b]3[/b]: Graf Zahl: 3][/sup]</text:p>
            <text:p>[b]340. [url=https://www.doomworld.com/idgames/levels/doom2/Ports/a-c/balls]Balls[/url][/b] (2006) [sup][[b]3[/b]: Li'l devil: 3][/sup]</text:p>
            <text:p>[b]340. [url=https://forum.zdoom.org/viewtopic.php?t=47680#p810207]Batman Doom: Reborn[/url][/b] (2015) [sup][[b]3[/b]: ax34: 3][/sup]</text:p>
            <text:p>[b]340. [url=https://www.doomworld.com/idgames/levels/doom2/Ports/a-c/bermuda]Bermuda Triangle[/url][/b] (1999) [sup][[b]3[/b]: Doomkid: 1, TheGreenZap: 2][/sup]</text:p>
            <text:p>[b]340. [url=https://www.doomworld.com/idgames/levels/doom2/Ports/a-c/bbv11]Botanic Biosphere[/url][/b] (2014) [sup][[b]3[/b]: Jaromir Bergmann: 3][/sup]</text:p>
            <text:p>[b]340. [url=https://www.doomworld.com/idgames/levels/doom2/a-c/chord1]Chord 1[/url][/b] (1997) [sup][[b]3[/b]: Paul977: 3][/sup]</text:p>
            <text:p>[b]340. [url=https://www.doomworld.com/idgames/levels/doom2/Ports/a-c/chord3]Chord 3[/url][/b] (2000) [sup][[b]3[/b]: Paul977: 3][/sup]</text:p>
            <text:p>[b]340. [url=https://www.doomworld.com/idgames/levels/doom2/a-c/chordg]Chord G[/url][/b] (1999) [sup][[b]3[/b]: Paul977: 3][/sup]</text:p>
            <text:p>[b]340. [url=https://www.doomworld.com/idgames/levels/doom2/Ports/a-c/cityass]City Assault[/url][/b] (2013) [sup][[b]3[/b]: ax34: 3][/sup]</text:p>
            <text:p>[b]340. [url=https://www.doomworld.com/idgames/levels/doom2/d-f/darkcvnt]Dark Covenant[/url][/b] (1996) [sup][[b]3[/b]: NuMetalManiak: 2, bonnie: 1][/sup]</text:p>
            <text:p>[b]340. [url=https://www.doomworld.com/idgames/levels/doom2/d-f/demondrv]DEMON DRIVER!!!![/url][/b] (2006) [sup][[b]3[/b]: smeghammer: 3][/sup]</text:p>
            <text:p>[b]340. [url=https://www.doomworld.com/idgames/levels/doom2/Ports/d-f/darknes2]Disciples of Darkness[/url][/b] (2017) [sup][[b]3[/b]: Nirvana: 3][/sup]</text:p>
            <text:p>[b]340. [url=https://www.doomworld.com/idgames/levels/doom2/Ports/d-f/disjunct]Disjunction[/url][/b] (2017) [sup][[b]3[/b]: Lorenz0: 3][/sup]</text:p>
            <text:p>[b]340. [url=https://www.doomworld.com/idgames/levels/doom2/d-f/europe]Europe[/url][/b] (2005) [sup][[b]3[/b]: ax34: 3][/sup]</text:p>
            <text:p>[b]340. [url=https://www.doomworld.com/idgames/levels/doom2/megawads/fragport]Fragport[/url][/b] (2011) [sup][[b]3[/b]: P41R47: 3][/sup]</text:p>
            <text:p>[b]340. [url=https://forum.zdoom.org/viewtopic.php?f=19&amp;t=13397#p273718]Hell-Forged[/url][/b] (2019) [sup][[b]3[/b]: Woolie Wool: 3][/sup]</text:p>
            <text:p>[b]340. [url=http://xsnake.free.fr/invasion/shots.htm]Invasion UAC[/url][/b] (2005) [sup][[b]3[/b]: Red-XIII: 3][/sup]</text:p>
            <text:p>[b]340. [url=https://www.doomworld.com/idgames/levels/doom2/megawads/kssht]Khorus' Speedy Shit[/url][/b] (2011) [sup][[b]3[/b]: Phobus: 2, whybmonotacrab: 1][/sup]</text:p>
            <text:p>[b]340. [url=https://www.doomworld.com/idgames/levels/doom2/Ports/j-l/los]Legacy of Suffering[/url][/b] (2009) [sup][[b]3[/b]: MFG38: 3][/sup]</text:p>
            <text:p>[b]340. [url=https://www.moddb.com/mods/brutal-doom/addons/brutalized-doom-and-doom-ii]Maps of Chaos[/url][/b] (2013) [sup][[b]3[/b]: I_Punch_Demons: 3][/sup]</text:p>
            <text:p>[b]340. [url=https://zdoom.org/wiki/Marine_Assault]Marine Assault[/url][/b] (2003) [sup][[b]3[/b]: Li'l devil: 3][/sup]</text:p>
            <text:p>[b]340. [url=https://www.doomworld.com/idgames/levels/doom2/m-o/nilla]Nilla DooM[/url][/b] (2004) [sup][[b]3[/b]: roadworx: 3][/sup]</text:p>
            <text:p>[b]340. [url=https://www.doomworld.com/idgames/levels/doom2/p-r/phobos2]Phobos[/url][/b] (1998) [sup][[b]3[/b]: Jaws In Space: 3][/sup]</text:p>
            <text:p>[b]340. [url=https://www.doomworld.com/idgames/levels/doom2/Ports/p-r/pleiades]Pleiades[/url][/b] (2000) [sup][[b]3[/b]: ax34: 3][/sup]</text:p>
            <text:p>[b]340. [url=https://www.doomworld.com/idgames/music/plutmidi]Plutonia MIDI Pack[/url][/b] (2013) [sup][[b]3[/b]: Diabolución: 1, DJVCardMaster: 2][/sup]</text:p>
            <text:p>[b]340. [url=https://www.elzee.co.nz/rotttc/index.html]Return of the Triad[/url][/b] (2011) [sup][[b]3[/b]: ax34: 3][/sup]</text:p>
            <text:p>[b]340. [url=https://www.doomworld.com/idgames/levels/doom2/Ports/p-r/rush]Rush[/url][/b] (2014) [sup][[b]3[/b]: Nirvana: 2, I_Punch_Demons: 1][/sup]</text:p>
            <text:p>[b]340. [url=https://www.doomworld.com/idgames/levels/hexen/s-u/serpent]Serpent: Resurrection[/url][/b] (2010) [sup][[b]3[/b]: TheMightyHeracross: 3][/sup]</text:p>
            <text:p>[b]340. [url=https://www.doomworld.com/forum/topic/110956-syringe-v11-now-an-official-addon-oh-snap/]Syringe[/url][/b] (2019) [sup][[b]3[/b]: dosboot: 1, Xeogred: 2][/sup]</text:p>
            <text:p>[b]340. [url=https://www.doomworld.com/idgames/levels/doom2/Ports/s-u/t3st]T3ST[/url][/b] (2016) [sup][[b]3[/b]: bzzrak: 3][/sup]</text:p>
            <text:p>[b]340. [url=https://zdoom.org/wiki/The_Ghoul's_Forest_series]The Ghoul's Forest 3[/url][/b] (2007) [sup][[b]3[/b]: Li'l devil: 3][/sup]</text:p>
            <text:p>[b]340. [url=https://doomwiki.org/wiki/The_Lost_Episodes_of_Doom]The Lost Episodes of Doom[/url][/b] (1995) [sup][[b]3[/b]: Diabolución: 3][/sup]</text:p>
            <text:p>[b]340. [url=https://www.doomworld.com/idgames/levels/doom2/deathmatch/s-u/udm3]Unidoom DM 3[/url][/b] (2004) [sup][[b]3[/b]: Doomkid: 3][/sup]</text:p>
            <text:p>[b]340. [url=https://www.doomworld.com/idgames/levels/doom2/Ports/v-z/vrack2b]Vrack 2[/url][/b] (2001) [sup][[b]3[/b]: smeghammer: 3][/sup]</text:p>
            <text:p>[b]340. [url=https://doomwiki.org/wiki/WOOO_2]WOOO 2[/url][/b] (2014) [sup][[b]3[/b]: lokbustam257: 3][/sup]</text:p>
            <text:p>[b]379. [url=https://www.doomworld.com/idgames/levels/doom2/megawads/3ha3]3 Heures d'agonie 3[/url][/b] (2017) [sup][[b]2[/b]: Roofi: 2][/sup]</text:p>
            <text:p>[b]379. [url=https://www.doomworld.com/idgames/levels/doom2/Ports/0-9/30kmaps]30,000 Levels[/url][/b] (2012) [sup][[b]2[/b]: AnonimVio: 2][/sup]</text:p>
            <text:p>[b]379. [url=https://www.doomworld.com/vb/thread/103867]Akeldama[/url][/b] (2020) [sup][[b]2[/b]: Snikle: 2][/sup]</text:p>
            <text:p>[b]379. [url=https://www.doomworld.com/idgames/levels/doom2/Ports/s-u/tcotd]City of the Damned[/url][/b] (2004) [sup][[b]2[/b]: HUNdebLeonidasX: 2][/sup]</text:p>
            <text:p>[b]379. [url=https://www.doomworld.com/idgames/levels/doom2/megawads/d2reload]Doom 2 Reloaded[/url][/b] (2009) [sup][[b]2[/b]: Odal: 2][/sup]</text:p>
            <text:p>[b]379. [url=https://doomwiki.org/wiki/Doom_II]Doom II: Hell on Earth[/url][/b] (1994) [sup][[b]2[/b]: Fadri: 2][/sup]</text:p>
            <text:p>[b]379. [url=https://www.doomworld.com/idgames/levels/heretic/Ports/curse]Heretic - Curse of D'sparil[/url][/b] (2010) [sup][[b]2[/b]: JudgeDeadd: 2][/sup]</text:p>
            <text:p>[b]379. [url=https://www.doomworld.com/files/file/18802-ice-rage/]Ice Rage[/url][/b] (2017) [sup][[b]2[/b]: Chamelenoel: 2][/sup]</text:p>
            <text:p>[b]379. [url=https://www.doomworld.com/idgames/levels/doom2/Ports/d-f/dmdjm01]Jagermorder: Chemical Lab[/url][/b] (1999) [sup][[b]2[/b]: Soundblock: 2][/sup]</text:p>
            <text:p>[b]379. [url=https://www.doomworld.com/idgames/levels/doom2/a-c/bldnight]One Bloody Night[/url][/b] (2002) [sup][[b]2[/b]: WH-Wilou84: 1, T-Rex: 1][/sup]</text:p>
            <text:p>[b]379. [url=https://www.wad-archive.com/wad/be21919b261d404e694dd19e88bfaea2]Rocket Space Jumping[/url][/b] (2007) [sup][[b]2[/b]: Red-XIII: 2][/sup]</text:p>
            <text:p>[b]379. [url=https://www.doomworld.com/idgames/levels/doom2/0-9/666]Sector 666[/url][/b] (1998) [sup][[b]2[/b]: bzzrak: 2][/sup]</text:p>
            <text:p>[b]379. [url=https://www.doomworld.com/idgames/levels/doom2/Ports/megawads/mayhem17]Super MAYhem 17[/url][/b] (2017) [sup][[b]2[/b]: Octillion: 2][/sup]</text:p>
            <text:p>[b]379. [url=https://doomwiki.org/wiki/Super_Sonic_Doom]Super Sonic Doom[/url][/b] (2004) [sup][[b]2[/b]: TJG1289: 2][/sup]</text:p>
            <text:p>[b]379. [url=https://www.doomworld.com/idgames/levels/doom2/a-c/aboosysv]System Vices[/url][/b] (1996) [sup][[b]2[/b]: Grazza: 2][/sup]</text:p>
            <text:p>[b]379. [url=https://www.doomworld.com/idgames/themes/university/trinity2]The Unholy Trinity[/url][/b] (1994) [sup][[b]2[/b]: Soundblock: 2][/sup]</text:p>
            <text:p>[b]379. [url=https://www.doomworld.com/idgames/levels/doom2/Ports/v-z/watrsp]Water Spirit[/url][/b] (2017) [sup][[b]2[/b]: northivanastan: 2][/sup]</text:p>
            <text:p>[b]396. [url=https://www.doomworld.com/idgames/levels/doom2/Ports/s-u/seasons]4 Seasons of Doom[/url][/b] (2018) [sup][[b]1[/b]: vdgg: 1][/sup]</text:p>
            <text:p>[b]396. [url=https://doomwiki.org/wiki/5till_L1_Complex]5till L1 Complex[/url][/b] (2012) [sup][[b]1[/b]: Li'l devil: 1][/sup]</text:p>
            <text:p>[b]396. [url=https://www.doomworld.com/idgames/levels/doom2/Ports/a-c/aeternum]Aeternum[/url][/b] (2007) [sup][[b]1[/b]: 42PercentHealth: 1][/sup]</text:p>
            <text:p>[b]396. [url=https://www.doomworld.com/idgames/levels/doom2/Ports/a-c/crfe_p1]Can't Run From Evil [/url][/b] (2012) [sup][[b]1[/b]: vdgg: 1][/sup]</text:p>
            <text:p>[b]396. [url=https://www.doomworld.com/idgames/levels/doom2/Ports/a-c/coecits]Castle of Eternal Carrot in the Sky[/url][/b] (2001) [sup][[b]1[/b]: Jaws In Space: 1][/sup]</text:p>
            <text:p>[b]396. [url=https://www.doomworld.com/idgames/levels/doom/a-c/cleim10]Cleimos[/url][/b] (1994) [sup][[b]1[/b]: Soundblock: 1][/sup]</text:p>
            <text:p>[b]396. [url=https://www.doomworld.com/forum/topic/98296-dark-universe-wad-released/]Dark Universe[/url][/b] (2018) [sup][[b]1[/b]: WH-Wilou84: 1][/sup]</text:p>
            <text:p>[b]396. [url=https://doomwiki.org/wiki/Congestion:_64]Congestion: 64[/url][/b] (2005) [sup][[b]1[/b]: Li'l devil: 1][/sup]</text:p>
            <text:p>[b]396. [url=https://www.doomworld.com/idgames/levels/doom/a-c/acheron]Crossing Acheron[/url][/b] (1994) [sup][[b]1[/b]: joepallai: 1][/sup]</text:p>
            <text:p>[b]396. [url=https://www.doomworld.com/idgames/levels/doom2/Ports/d-f/frozent]Frozen Time[/url][/b] (2012) [sup][[b]1[/b]: Philnemba: 1][/sup]</text:p>
            <text:p>[b]396. [url=https://doomwiki.org/wiki/Demonastery]Demonastery[/url][/b] (2018) [sup][[b]1[/b]: VanaheimRanger: 1][/sup]</text:p>
            <text:p>[b]396. [url=https://doomwiki.org/wiki/Doom_the_Way_id_Did]dtwidmus.wad﻿[/url][/b] (2011) [sup][[b]1[/b]: Diabolución: 1][/sup]</text:p>
            <text:p>[b]396. [url=https://www.doomworld.com/idgames/levels/doom/d-f/eternity]Eternity[/url][/b] (1994) [sup][[b]1[/b]: bonnie: 1][/sup]</text:p>
            <text:p>[b]396. [url=https://www.doomworld.com/forum/topic/101755-exomoon-megawad-directors-cut-release/]Exomoon[/url][/b] (2017) [sup][[b]1[/b]: Lorenz0: 1][/sup]</text:p>
            <text:p>[b]396. [url=https://www.doomworld.com/idgames/levels/doom/d-f/extremal]Extremal Doom[/url][/b] (2006) [sup][[b]1[/b]: Grazza: 1][/sup]</text:p>
            <text:p>[b]396. [url=https://www.doomworld.com/idgames/levels/doom2/deathmatch/Ports/g-i/greenwar]Green War[/url][/b] (2002) [sup][[b]1[/b]: joepallai: 1][/sup]</text:p>
            <text:p>[b]396. [url=https://doomwiki.org/wiki/Grezzo_2]Grezzo 2[/url][/b] (2012) [sup][[b]1[/b]: AnonimVio: 1][/sup]</text:p>
            <text:p>[b]396. [url=https://www.doomworld.com/idgames/levels/doom2/Ports/j-l/kusok]kusok(Kurashiki's kuso map)[/url][/b] (2013) [sup][[b]1[/b]: Fadri: 1][/sup]</text:p>
            <text:p>[b]396. [url=https://www.doomworld.com/idgames/levels/doom2/Ports/j-l/lilium]Lilium[/url][/b] (2016) [sup][[b]1[/b]: Lewonx: 1][/sup]</text:p>
            <text:p>[b]396. [url=https://www.doomworld.com/idgames/levels/doom/j-l/lithe2m1]LithE2M1[/url][/b] (1994) [sup][[b]1[/b]: bzzrak: 1][/sup]</text:p>
            <text:p>[b]396. [url=https://www.doomworld.com/forum/topic/119448-final-release-micro-slaughter-community-project-17-maps/]Micro Slaughter Community Project[/url][/b] (2021) [sup][[b]1[/b]: SCF: 1][/sup]</text:p>
            <text:p>[b]396. [url=https://doomwiki.org/wiki/Operation:_Biowar]Operation: Biowar[/url][/b] (1999) [sup][[b]1[/b]: Phobus: 1][/sup]</text:p>
            <text:p>[b]396. [url=https://www.doomworld.com/idgames/levels/doom2/megawads/pizzas]Pizza Steve[/url][/b] (2017) [sup][[b]1[/b]: NoisyVelvet: 1][/sup]</text:p>
            <text:p>[b]396. [url=https://www.doomworld.com/idgames/levels/doom2/megawads/manolaik]Mano Laikas: A road to Gamzatti[/url][/b] (2016) [sup][[b]1[/b]: TJG1289: 1][/sup]</text:p>
            <text:p>[b]396. [url=https://doomwiki.org/wiki/Polygon_Base]Polygon Base[/url][/b] (1996) [sup][[b]1[/b]: roadworx: 1][/sup]</text:p>
            <text:p>[b]396. [url=http://thekinsie.com/reelism/]Reelism[/url][/b] (2011) [sup][[b]1[/b]: HUNdebLeonidasX: 1][/sup]</text:p>
            <text:p>[b]396. [url=https://www.doomworld.com/idgames/levels/doom2/Ports/s-u/spagheti]Spicy Evil Spaghetti[/url][/b] (2016) [sup][[b]1[/b]: everennui: 1][/sup]</text:p>
            <text:p>[b]396. [url=https://doomwiki.org/wiki/SQUARES]SQUARES[/url][/b] (1995) [sup][[b]1[/b]: STILES: 1][/sup]</text:p>
            <text:p>[b]396. [url=https://www.doomworld.com/idgames/levels/doom2/Ports/v-z/zanspid]Spidersilk[/url][/b] (2016) [sup][[b]1[/b]: ASaltShaker: 1][/sup]</text:p>
            <text:p>[b]396. [url=https://www.doomworld.com/idgames/levels/doom2/s-u/tdevil2]The Devilz Work[/url][/b] (2014) [sup][[b]1[/b]: everennui: 1][/sup]</text:p>
            <text:p>[b]396. [url=https://doomwiki.org/wiki/The_Evil_Unleashed]The Evil Unleashed﻿[/url][/b] (1994) [sup][[b]1[/b]: Ragu: 1][/sup]</text:p>
            <text:p>[b]396. [url=https://www.doomworld.com/idgames/levels/doom2/megawads/rebirth]The Rebirth[/url][/b] (2003) [sup][[b]1[/b]: Malrionn: 1][/sup]</text:p>
            <text:p>[b]396. [url=https://www.doomworld.com/idgames/levels/doom2/s-u/ttp-rp]The Troopers' Playground[/url][/b] (1996) [sup][[b]1[/b]: T-Rex: 1][/sup]</text:p>
            <text:p>[b]396. [url=https://www.doomworld.com/idgames/levels/doom2/megawads/twzone]The Twilight Zone[/url][/b] (1998) [sup][[b]1[/b]: T-Rex: 1][/sup]</text:p>
            <text:p>[b]396. [url=https://www.doomworld.com/forum/topic/95673-the-ledge-single-map-for-doom-2/]The Ledge[/url][/b] (2017) [sup][[b]1[/b]: Soundblock: 1][/sup]</text:p>
            <text:p>[b]396. [url=https://www.doomworld.com/idgames/levels/doom/megawads/unalign]UnAligned[/url][/b] (2016) [sup][[b]1[/b]: yakfak: 1][/sup]</text:p>
            <text:p>[b]396. [url=https://www.doomworld.com/files/file/18387-vispire/]Vispire[/url][/b] (2016) [sup][[b]1[/b]: NoisyVelvet: 1][/sup]</text:p>
            <text:p>[b]396. [url=https://doomwiki.org/wiki/Void]Void[/url][/b] (2003) [sup][[b]1[/b]: TJG1289: 1][/sup]</text:p>
            <text:p>[b]396. [url=https://www.doomworld.com/forum/topic/96922-waste-abandonment-single-level-for-doom-2/]Waste Abandonment[/url][/b] (2017) [sup][[b]1[/b]: Pierrot: 1][/sup]</text:p>
            <text:p/>
            <text:p/>
            <text:p>WADs: 434</text:p>
            <text:p>Voters: 170</text:p>
          </table:table-cell>
          <table:table-cell table:number-columns-repeated="3"/>
        </table:table-row>
        <table:table-row table:style-name="ro4">
          <table:table-cell table:formula="of:=IF([Numbers.C7] &gt; 0; &quot;[b]&quot; &amp; [Numbers.B7] &amp; &quot;. &quot; &amp; &quot;[url=&quot; &amp; [Numbers.E7] &amp; &quot;]&quot; &amp; [Numbers.D7] &amp; &quot;[/url][/b] (&quot; &amp; [Numbers.F7] &amp; &quot;) [sup][[b]&quot; &amp; [Numbers.C7] &amp; &quot;[/b]: &quot; &amp; [Numbers.H7] &amp; &quot;][/sup]&quot;; &quot;&quot;)" office:value-type="string" office:string-value="[b]4. [url=https://www.doomworld.com/idgames/levels/doom2/Ports/megawads/scythe2]Scythe 2[/url][/b] (2005) [sup][[b]385[/b]: 42PercentHealth: 10, Not Jabba: 5, Cynical: 2, Archvile Hunter: 5, Mr. Freeze: 8, ShoDemo: 9, Chamelenoel: 8, Ralphis: 6, HyperLuke: 10, Voltcom9: 10, everennui: 5, Forli: 7, roadworx: 5, Nate River: 5, fveitsi: 5, justsomemusicguy: 10, darkreaver: 3, Talvi: 5, bonnie: 1, Dragonfly: 10, Greyenko: 10, Lazorinc: 7, SGS Man: 7, Grain of Salt: 4, bemused: 7, Squadallah: 4, dylux: 4, tchkb: 9, tmorrow: 4, Budoka: 5, TheMightyHeracross: 10, Arbys550: 7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, cannonball: 5, toxic.rat: 7, i suck at nicknames: 4, TheGreenZap: 4, whybmonotacrab: 8][/sup]" calcext:value-type="string">
            <text:p>[b]4. [url=https://www.doomworld.com/idgames/levels/doom2/Ports/megawads/scythe2]Scythe 2[/url][/b] (2005) [sup][[b]385[/b]: 42PercentHealth: 10, Not Jabba: 5, Cynical: 2, Archvile Hunter: 5, Mr. Freeze: 8, ShoDemo: 9, Chamelenoel: 8, Ralphis: 6, HyperLuke: 10, Voltcom9: 10, everennui: 5, Forli: 7, roadworx: 5, Nate River: 5, fveitsi: 5, justsomemusicguy: 10, darkreaver: 3, Talvi: 5, bonnie: 1, Dragonfly: 10, Greyenko: 10, Lazorinc: 7, SGS Man: 7, Grain of Salt: 4, bemused: 7, Squadallah: 4, dylux: 4, tchkb: 9, tmorrow: 4, Budoka: 5, TheMightyHeracross: 10, Arbys550: 7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, cannonball: 5, toxic.rat: 7, i suck at nicknames: 4, TheGreenZap: 4, whybmonotacrab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] &gt; 0; &quot;[b]&quot; &amp; [Numbers.B8] &amp; &quot;. &quot; &amp; &quot;[url=&quot; &amp; [Numbers.E8] &amp; &quot;]&quot; &amp; [Numbers.D8] &amp; &quot;[/url][/b] (&quot; &amp; [Numbers.F8] &amp; &quot;) [sup][[b]&quot; &amp; [Numbers.C8] &amp; &quot;[/b]: &quot; &amp; [Numbers.H8] &amp; &quot;][/sup]&quot;; &quot;&quot;)" office:value-type="string" office:string-value="[b]5. [url=https://www.doomworld.com/idgames/levels/doom2/megawads/scythe]Scythe[/url][/b] (2003) [sup][[b]313[/b]: 42PercentHealth: 9, Archvile Hunter: 5, Doomkid: 10, Mr. Freeze: 2, ShoDemo: 8, Chamelenoel: 5, Forli: 3, 7hm: 4, Dime: 3, Nate River: 10, fveitsi: 5, justsomemusicguy: 6, T-Rex: 2, bonnie: 10, Greyenko: 2, valkiriforce: 1, Philnemba: 10, Altima: 8, Lazorinc: 5, SGS Man: 6, NaZa: 7, Poncho: 8, tchkb: 3, NoisyVelvet: 1, tmorrow: 4, Budoka: 2, TheNerdTurtle2: 10, Ziad EL Zein: 5, pcorf: 5, purist: 10, Simomarchi: 8, maxmanium: 8, CinnamonKilljoy: 5, Red-XIII: 7, DJVCardMaster: 5, Scorpius: 4, eharper256: 5, Makedounia: 6, I_Punch_Demons: 9, Deadwing: 5, DoomDork: 8, Endless: 10, DooM Bear: 3, ASaltShaker: 8, waciej: 8, JuanchoES: 6, E.M.: 5, Horus: 5, Demion: 3, Andromeda: 6, AtticTelephone: 5, Midnight_00: 4, behemoth_667: 5, Fadri: 3, toxic.rat: 3][/sup]" calcext:value-type="string">
            <text:p>[b]5. [url=https://www.doomworld.com/idgames/levels/doom2/megawads/scythe]Scythe[/url][/b] (2003) [sup][[b]313[/b]: 42PercentHealth: 9, Archvile Hunter: 5, Doomkid: 10, Mr. Freeze: 2, ShoDemo: 8, Chamelenoel: 5, Forli: 3, 7hm: 4, Dime: 3, Nate River: 10, fveitsi: 5, justsomemusicguy: 6, T-Rex: 2, bonnie: 10, Greyenko: 2, valkiriforce: 1, Philnemba: 10, Altima: 8, Lazorinc: 5, SGS Man: 6, NaZa: 7, Poncho: 8, tchkb: 3, NoisyVelvet: 1, tmorrow: 4, Budoka: 2, TheNerdTurtle2: 10, Ziad EL Zein: 5, pcorf: 5, purist: 10, Simomarchi: 8, maxmanium: 8, CinnamonKilljoy: 5, Red-XIII: 7, DJVCardMaster: 5, Scorpius: 4, eharper256: 5, Makedounia: 6, I_Punch_Demons: 9, Deadwing: 5, DoomDork: 8, Endless: 10, DooM Bear: 3, ASaltShaker: 8, waciej: 8, JuanchoES: 6, E.M.: 5, Horus: 5, Demion: 3, Andromeda: 6, AtticTelephone: 5, Midnight_00: 4, behemoth_667: 5, Fadri: 3, toxic.ra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] &gt; 0; &quot;[b]&quot; &amp; [Numbers.B9] &amp; &quot;. &quot; &amp; &quot;[url=&quot; &amp; [Numbers.E9] &amp; &quot;]&quot; &amp; [Numbers.D9] &amp; &quot;[/url][/b] (&quot; &amp; [Numbers.F9] &amp; &quot;) [sup][[b]&quot; &amp; [Numbers.C9] &amp; &quot;[/b]: &quot; &amp; [Numbers.H9] &amp; &quot;][/sup]&quot;; &quot;&quot;)" office:value-type="string" office:string-value="[b]6. [url=https://www.doomworld.com/forum/topic/103425-final-release-eviternity/]Eviternity[/url][/b] (2018) [sup][[b]297[/b]: roadworx: 4, JudgeDeadd: 4, StoneMason: 4, Woolie Wool: 9, Budoka: 9, Lorenz0: 9, ReaperAA: 10, pcorf: 6, Gaia74: 7, Polri: 5, Tartlman: 8, Worm318: 8, Makedounia: 7, I_Punch_Demons: 8, Deadwing: 6, Hansen79: 5, Endless: 8, &lt;&lt;Rewind: 8, Deflektor: 5, DooM Bear: 10, ASaltShaker: 5, JuanchoES: 9, E.M.: 5, Horus: 10, Snikle: 9, Demion: 8, behemoth_667: 6, Boy: 5, Sotenga: 8, northivanastan: 9, dei_eldren: 2, Fadri: 7, MtPain27: 6, cannonball: 2, VanaheimRanger: 9, TJG1289: 7, SCF: 10, i suck at nicknames: 7, GratefulName: 10, Azure_Horror: 10, BohdanZPM: 6, whybmonotacrab: 7][/sup]" calcext:value-type="string">
            <text:p>[b]6. [url=https://www.doomworld.com/forum/topic/103425-final-release-eviternity/]Eviternity[/url][/b] (2018) [sup][[b]297[/b]: roadworx: 4, JudgeDeadd: 4, StoneMason: 4, Woolie Wool: 9, Budoka: 9, Lorenz0: 9, ReaperAA: 10, pcorf: 6, Gaia74: 7, Polri: 5, Tartlman: 8, Worm318: 8, Makedounia: 7, I_Punch_Demons: 8, Deadwing: 6, Hansen79: 5, Endless: 8, &lt;&lt;Rewind: 8, Deflektor: 5, DooM Bear: 10, ASaltShaker: 5, JuanchoES: 9, E.M.: 5, Horus: 10, Snikle: 9, Demion: 8, behemoth_667: 6, Boy: 5, Sotenga: 8, northivanastan: 9, dei_eldren: 2, Fadri: 7, MtPain27: 6, cannonball: 2, VanaheimRanger: 9, TJG1289: 7, SCF: 10, i suck at nicknames: 7, GratefulName: 10, Azure_Horror: 10, BohdanZPM: 6, whybmonotacrab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] &gt; 0; &quot;[b]&quot; &amp; [Numbers.B10] &amp; &quot;. &quot; &amp; &quot;[url=&quot; &amp; [Numbers.E10] &amp; &quot;]&quot; &amp; [Numbers.D10] &amp; &quot;[/url][/b] (&quot; &amp; [Numbers.F10] &amp; &quot;) [sup][[b]&quot; &amp; [Numbers.C10] &amp; &quot;[/b]: &quot; &amp; [Numbers.H10] &amp; &quot;][/sup]&quot;; &quot;&quot;)" office:value-type="string" office:string-value="[b]7. [url=https://www.doomworld.com/idgames/levels/doom2/Ports/megawads/sunlust]Sunlust[/url][/b] (2015) [sup][[b]295[/b]: Nine Inch Heels: 10, Cynical: 3, Archvile Hunter: 5, ShoDemo: 4, Spectre01: 9, yakfak: 3, Forli: 8, WH-Wilou84: 2, 7hm: 4, Dime: 4, Nate River: 7, fveitsi: 5, JudgeDeadd: 3, Talvi: 5, StoneMason: 7, GarrettChan: 6, Greyenko: 7, Lazorinc: 10, SGS Man: 9, Grain of Salt: 7, Poncho: 2, bemused: 9, Nirvana: 5, tchkb: 8, tmorrow: 2, Odal: 3, TheNerdTurtle2: 5, TheMightyHeracross: 3, Arbys550: 6, Octillion: 8, purist: 5, Nazgul9: 1, Worm318: 6, OniriA: 6, Ivory Duke: 6, rd: 7, DOEL: 2, Hansen79: 5, &lt;&lt;Rewind: 6, Warrex: 5, waciej: 1, JuanchoES: 7, Snikle: 10, Demion: 7, A.H. Sankhatayan: 1, Willy W.: 6, vdgg: 2, cannonball: 8, VanaheimRanger: 8, SCF: 7, i suck at nicknames: 6, GratefulName: 7, Azure_Horror: 4, Li'l devil: 3][/sup]" calcext:value-type="string">
            <text:p>[b]7. [url=https://www.doomworld.com/idgames/levels/doom2/Ports/megawads/sunlust]Sunlust[/url][/b] (2015) [sup][[b]295[/b]: Nine Inch Heels: 10, Cynical: 3, Archvile Hunter: 5, ShoDemo: 4, Spectre01: 9, yakfak: 3, Forli: 8, WH-Wilou84: 2, 7hm: 4, Dime: 4, Nate River: 7, fveitsi: 5, JudgeDeadd: 3, Talvi: 5, StoneMason: 7, GarrettChan: 6, Greyenko: 7, Lazorinc: 10, SGS Man: 9, Grain of Salt: 7, Poncho: 2, bemused: 9, Nirvana: 5, tchkb: 8, tmorrow: 2, Odal: 3, TheNerdTurtle2: 5, TheMightyHeracross: 3, Arbys550: 6, Octillion: 8, purist: 5, Nazgul9: 1, Worm318: 6, OniriA: 6, Ivory Duke: 6, rd: 7, DOEL: 2, Hansen79: 5, &lt;&lt;Rewind: 6, Warrex: 5, waciej: 1, JuanchoES: 7, Snikle: 10, Demion: 7, A.H. Sankhatayan: 1, Willy W.: 6, vdgg: 2, cannonball: 8, VanaheimRanger: 8, SCF: 7, i suck at nicknames: 6, GratefulName: 7, Azure_Horror: 4, Li'l devi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] &gt; 0; &quot;[b]&quot; &amp; [Numbers.B11] &amp; &quot;. &quot; &amp; &quot;[url=&quot; &amp; [Numbers.E11] &amp; &quot;]&quot; &amp; [Numbers.D11] &amp; &quot;[/url][/b] (&quot; &amp; [Numbers.F11] &amp; &quot;) [sup][[b]&quot; &amp; [Numbers.C11] &amp; &quot;[/b]: &quot; &amp; [Numbers.H11] &amp; &quot;][/sup]&quot;; &quot;&quot;)" office:value-type="string" office:string-value="[b]8. [url=https://www.doomworld.com/idgames/levels/doom2/megawads/btsx_e1]Back to Saturn X E1: Get Out of My Stations[/url][/b] (2012) [sup][[b]285[/b]: 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, behemoth_667: 5, Sotenga: 3, Dimon12321: 1, jerk-o: 9, GratefulName: 1, Uncle 80: 5, lokbustam257: 7, Li'l devil: 3, whybmonotacrab: 1, Xeogred: 5][/sup]" calcext:value-type="string">
            <text:p>[b]8. [url=https://www.doomworld.com/idgames/levels/doom2/megawads/btsx_e1]Back to Saturn X E1: Get Out of My Stations[/url][/b] (2012) [sup][[b]285[/b]: 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, behemoth_667: 5, Sotenga: 3, Dimon12321: 1, jerk-o: 9, GratefulName: 1, Uncle 80: 5, lokbustam257: 7, Li'l devil: 3, whybmonotacrab: 1, Xeogr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] &gt; 0; &quot;[b]&quot; &amp; [Numbers.B12] &amp; &quot;. &quot; &amp; &quot;[url=&quot; &amp; [Numbers.E12] &amp; &quot;]&quot; &amp; [Numbers.D12] &amp; &quot;[/url][/b] (&quot; &amp; [Numbers.F12] &amp; &quot;) [sup][[b]&quot; &amp; [Numbers.C12] &amp; &quot;[/b]: &quot; &amp; [Numbers.H12] &amp; &quot;][/sup]&quot;; &quot;&quot;)" office:value-type="string" office:string-value="[b]9. [url=https://www.doomworld.com/idgames/levels/doom2/Ports/megawads/gd]Going Down[/url][/b] (2014) [sup][[b]226[/b]: Archvile Hunter: 5, NuMetalManiak: 7, Ed: 5, antares031: 5, everennui: 4, roadworx: 5, 7hm: 4, fveitsi: 5, JudgeDeadd: 3, Talvi: 1, Dragonfly: 9, HUNdebLeonidasX: 8, SGS Man: 3, Bryan T: 5, NoisyVelvet: 1, tmorrow: 3, Odal: 5, Simomarchi: 7, STILES: 8, Tartlman: 4, Worm318: 9, Ivory Duke: 8, SilverMiner: 1, DOEL: 1, Hansen79: 5, DoomDork: 5, Snikle: 8, Demion: 6, A.H. Sankhatayan: 1, Willy W.: 8, behemoth_667: 6, Boy: 3, Sotenga: 5, northivanastan: 7, Fadri: 8, MtPain27: 5, cannonball: 9, TJG1289: 6, Lewonx: 9, SCF: 6, i suck at nicknames: 7, Azure_Horror: 2, BohdanZPM: 4][/sup]" calcext:value-type="string">
            <text:p>[b]9. [url=https://www.doomworld.com/idgames/levels/doom2/Ports/megawads/gd]Going Down[/url][/b] (2014) [sup][[b]226[/b]: Archvile Hunter: 5, NuMetalManiak: 7, Ed: 5, antares031: 5, everennui: 4, roadworx: 5, 7hm: 4, fveitsi: 5, JudgeDeadd: 3, Talvi: 1, Dragonfly: 9, HUNdebLeonidasX: 8, SGS Man: 3, Bryan T: 5, NoisyVelvet: 1, tmorrow: 3, Odal: 5, Simomarchi: 7, STILES: 8, Tartlman: 4, Worm318: 9, Ivory Duke: 8, SilverMiner: 1, DOEL: 1, Hansen79: 5, DoomDork: 5, Snikle: 8, Demion: 6, A.H. Sankhatayan: 1, Willy W.: 8, behemoth_667: 6, Boy: 3, Sotenga: 5, northivanastan: 7, Fadri: 8, MtPain27: 5, cannonball: 9, TJG1289: 6, Lewonx: 9, SCF: 6, i suck at nicknames: 7, Azure_Horror: 2, BohdanZPM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] &gt; 0; &quot;[b]&quot; &amp; [Numbers.B13] &amp; &quot;. &quot; &amp; &quot;[url=&quot; &amp; [Numbers.E13] &amp; &quot;]&quot; &amp; [Numbers.D13] &amp; &quot;[/url][/b] (&quot; &amp; [Numbers.F13] &amp; &quot;) [sup][[b]&quot; &amp; [Numbers.C13] &amp; &quot;[/b]: &quot; &amp; [Numbers.H13] &amp; &quot;][/sup]&quot;; &quot;&quot;)" office:value-type="string" office:string-value="[b]10. [url=https://www.doomworld.com/idgames/levels/doom2/megawads/pl2]Plutonia 2[/url][/b] (2008) [sup][[b]188[/b]: Archvile Hunter: 5, Mr. Freeze: 6, Spectre01: 5, Spectra: 2, Malrionn: 2, Ed: 5, antares031: 6, Forli: 5, roadworx: 6, justsomemusicguy: 5, darkreaver: 7, Talvi: 3, Paul977: 10, bLOCKbOYgAMES: 5, Greyenko: 5, valkiriforce: 2, soner du: 5, SGS Man: 2, Grain of Salt: 6, tmorrow: 2, Odal: 9, Ziad EL Zein: 5, CinnamonKilljoy: 1, termrork: 5, Red-XIII: 10, joepallai: 1, DJVCardMaster: 9, Scorpius: 10, SilverMiner: 8, Deadwing: 2, Pierrot: 7, Deflektor: 2, Warrex: 2, JuanchoES: 3, Willy W.: 3, Andromeda: 7, vdgg: 1, GratefulName: 5, whybmonotacrab: 4][/sup]" calcext:value-type="string">
            <text:p>[b]10. [url=https://www.doomworld.com/idgames/levels/doom2/megawads/pl2]Plutonia 2[/url][/b] (2008) [sup][[b]188[/b]: Archvile Hunter: 5, Mr. Freeze: 6, Spectre01: 5, Spectra: 2, Malrionn: 2, Ed: 5, antares031: 6, Forli: 5, roadworx: 6, justsomemusicguy: 5, darkreaver: 7, Talvi: 3, Paul977: 10, bLOCKbOYgAMES: 5, Greyenko: 5, valkiriforce: 2, soner du: 5, SGS Man: 2, Grain of Salt: 6, tmorrow: 2, Odal: 9, Ziad EL Zein: 5, CinnamonKilljoy: 1, termrork: 5, Red-XIII: 10, joepallai: 1, DJVCardMaster: 9, Scorpius: 10, SilverMiner: 8, Deadwing: 2, Pierrot: 7, Deflektor: 2, Warrex: 2, JuanchoES: 3, Willy W.: 3, Andromeda: 7, vdgg: 1, GratefulName: 5, whybmonotacrab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] &gt; 0; &quot;[b]&quot; &amp; [Numbers.B14] &amp; &quot;. &quot; &amp; &quot;[url=&quot; &amp; [Numbers.E14] &amp; &quot;]&quot; &amp; [Numbers.D14] &amp; &quot;[/url][/b] (&quot; &amp; [Numbers.F14] &amp; &quot;) [sup][[b]&quot; &amp; [Numbers.C14] &amp; &quot;[/b]: &quot; &amp; [Numbers.H14] &amp; &quot;][/sup]&quot;; &quot;&quot;)" office:value-type="string" office:string-value="[b]11. [url=https://www.doomworld.com/idgames/levels/doom2/Ports/megawads/sodfinal]Speed of Doom[/url][/b] (2010) [sup][[b]154[/b]: Not Jabba: 2, Archvile Hunter: 5, WH-Wilou84: 5, darkreaver: 8, Outrageous Videos: 6, StoneMason: 4, Grain of Salt: 4, Bryan T: 5, bemused: 5, Squadallah: 6, tmorrow: 3, Budoka: 4, Arbys550: 4, Ziad EL Zein: 5, Polri: 4, Nazgul9: 8, Makedounia: 1, DOEL: 3, Pierrot: 9, Andromeda: 10, Midnight_00: 7, behemoth_667: 5, Boy: 10, MtPain27: 7, cannonball: 5, i suck at nicknames: 4, GratefulName: 6, BohdanZPM: 9][/sup]" calcext:value-type="string">
            <text:p>[b]11. [url=https://www.doomworld.com/idgames/levels/doom2/Ports/megawads/sodfinal]Speed of Doom[/url][/b] (2010) [sup][[b]154[/b]: Not Jabba: 2, Archvile Hunter: 5, WH-Wilou84: 5, darkreaver: 8, Outrageous Videos: 6, StoneMason: 4, Grain of Salt: 4, Bryan T: 5, bemused: 5, Squadallah: 6, tmorrow: 3, Budoka: 4, Arbys550: 4, Ziad EL Zein: 5, Polri: 4, Nazgul9: 8, Makedounia: 1, DOEL: 3, Pierrot: 9, Andromeda: 10, Midnight_00: 7, behemoth_667: 5, Boy: 10, MtPain27: 7, cannonball: 5, i suck at nicknames: 4, GratefulName: 6, BohdanZPM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] &gt; 0; &quot;[b]&quot; &amp; [Numbers.B15] &amp; &quot;. &quot; &amp; &quot;[url=&quot; &amp; [Numbers.E15] &amp; &quot;]&quot; &amp; [Numbers.D15] &amp; &quot;[/url][/b] (&quot; &amp; [Numbers.F15] &amp; &quot;) [sup][[b]&quot; &amp; [Numbers.C15] &amp; &quot;[/b]: &quot; &amp; [Numbers.H15] &amp; &quot;][/sup]&quot;; &quot;&quot;)" office:value-type="string" office:string-value="[b]12. [url=https://www.doomworld.com/idgames/themes/hr/hr]Hell Revealed[/url][/b] (1997) [sup][[b]139[/b]: 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toxic.rat: 8, lokbustam257: 4][/sup]" calcext:value-type="string">
            <text:p>[b]12. [url=https://www.doomworld.com/idgames/themes/hr/hr]Hell Revealed[/url][/b] (1997) [sup][[b]139[/b]: 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toxic.rat: 8, lokbustam25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] &gt; 0; &quot;[b]&quot; &amp; [Numbers.B16] &amp; &quot;. &quot; &amp; &quot;[url=&quot; &amp; [Numbers.E16] &amp; &quot;]&quot; &amp; [Numbers.D16] &amp; &quot;[/url][/b] (&quot; &amp; [Numbers.F16] &amp; &quot;) [sup][[b]&quot; &amp; [Numbers.C16] &amp; &quot;[/b]: &quot; &amp; [Numbers.H16] &amp; &quot;][/sup]&quot;; &quot;&quot;)" office:value-type="string" office:string-value="[b]13. [url=https://www.doomworld.com/forum/topic/46002-sunder-updated-with-new-maps-huzzah/]Sunder[/url][/b] (2009) [sup][[b]137[/b]: Nine Inch Heels: 9, HyperLuke: 3, Ed: 5, Forli: 2, WH-Wilou84: 3, Nate River: 6, Talvi: 4, Outrageous Videos: 10, GarrettChan: 8, Soundblock: 10, Lazorinc: 4, SGS Man: 1, bemused: 10, Nirvana: 8, Arbys550: 10, Gaia74: 6, Nazgul9: 9, &lt;&lt;Rewind: 6, AtticTelephone: 5, SCF: 8, BohdanZPM: 10][/sup]" calcext:value-type="string">
            <text:p>[b]13. [url=https://www.doomworld.com/forum/topic/46002-sunder-updated-with-new-maps-huzzah/]Sunder[/url][/b] (2009) [sup][[b]137[/b]: Nine Inch Heels: 9, HyperLuke: 3, Ed: 5, Forli: 2, WH-Wilou84: 3, Nate River: 6, Talvi: 4, Outrageous Videos: 10, GarrettChan: 8, Soundblock: 10, Lazorinc: 4, SGS Man: 1, bemused: 10, Nirvana: 8, Arbys550: 10, Gaia74: 6, Nazgul9: 9, &lt;&lt;Rewind: 6, AtticTelephone: 5, SCF: 8, BohdanZPM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] &gt; 0; &quot;[b]&quot; &amp; [Numbers.B17] &amp; &quot;. &quot; &amp; &quot;[url=&quot; &amp; [Numbers.E17] &amp; &quot;]&quot; &amp; [Numbers.D17] &amp; &quot;[/url][/b] (&quot; &amp; [Numbers.F17] &amp; &quot;) [sup][[b]&quot; &amp; [Numbers.C17] &amp; &quot;[/b]: &quot; &amp; [Numbers.H17] &amp; &quot;][/sup]&quot;; &quot;&quot;)" office:value-type="string" office:string-value="[b]14. [url=https://www.doomworld.com/idgames/themes/mm/mm_allup]Memento Mori[/url][/b] (1995) [sup][[b]112[/b]: 42PercentHealth: 4, Doomkid: 10, Chamelenoel: 9, Vorpal: 5, justsomemusicguy: 1, T-Rex: 2, Soundblock: 4, valkiriforce: 10, Altima: 1, NaZa: 10, Poncho: 4, tmorrow: 2, Odal: 8, Red-XIII: 5, joepallai: 2, DJVCardMaster: 8, Scorpius: 5, Endless: 1, E.M.: 5, toxic.rat: 8, Ragu: 8][/sup]" calcext:value-type="string">
            <text:p>[b]14. [url=https://www.doomworld.com/idgames/themes/mm/mm_allup]Memento Mori[/url][/b] (1995) [sup][[b]112[/b]: 42PercentHealth: 4, Doomkid: 10, Chamelenoel: 9, Vorpal: 5, justsomemusicguy: 1, T-Rex: 2, Soundblock: 4, valkiriforce: 10, Altima: 1, NaZa: 10, Poncho: 4, tmorrow: 2, Odal: 8, Red-XIII: 5, joepallai: 2, DJVCardMaster: 8, Scorpius: 5, Endless: 1, E.M.: 5, toxic.rat: 8, Ragu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] &gt; 0; &quot;[b]&quot; &amp; [Numbers.B18] &amp; &quot;. &quot; &amp; &quot;[url=&quot; &amp; [Numbers.E18] &amp; &quot;]&quot; &amp; [Numbers.D18] &amp; &quot;[/url][/b] (&quot; &amp; [Numbers.F18] &amp; &quot;) [sup][[b]&quot; &amp; [Numbers.C18] &amp; &quot;[/b]: &quot; &amp; [Numbers.H18] &amp; &quot;][/sup]&quot;; &quot;&quot;)" office:value-type="string" office:string-value="[b]15. [url=https://www.doomworld.com/forum/topic/69960-back-to-saturn-x-episode-2-public-beta-2-critical-map15-fixes-included/]Back to Saturn X E2: Tower in the Fountain of Sparks[/url][/b] (2014) [sup][[b]108[/b]: Malrionn: 6, JudgeDeadd: 3, Talvi: 4, StoneMason: 10, Woolie Wool: 10, dylux: 10, m8f: 10, Arbys550: 2, Polri: 5, Ivory Duke: 2, rd: 4, Deadwing: 5, Hansen79: 5, &lt;&lt;Rewind: 4, Marn: 5, Sotenga: 4, jerk-o: 9, SCF: 4, GratefulName: 1, Uncle 80: 5][/sup]" calcext:value-type="string">
            <text:p>[b]15. [url=https://www.doomworld.com/forum/topic/69960-back-to-saturn-x-episode-2-public-beta-2-critical-map15-fixes-included/]Back to Saturn X E2: Tower in the Fountain of Sparks[/url][/b] (2014) [sup][[b]108[/b]: Malrionn: 6, JudgeDeadd: 3, Talvi: 4, StoneMason: 10, Woolie Wool: 10, dylux: 10, m8f: 10, Arbys550: 2, Polri: 5, Ivory Duke: 2, rd: 4, Deadwing: 5, Hansen79: 5, &lt;&lt;Rewind: 4, Marn: 5, Sotenga: 4, jerk-o: 9, SCF: 4, GratefulName: 1, Uncle 80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] &gt; 0; &quot;[b]&quot; &amp; [Numbers.B19] &amp; &quot;. &quot; &amp; &quot;[url=&quot; &amp; [Numbers.E19] &amp; &quot;]&quot; &amp; [Numbers.D19] &amp; &quot;[/url][/b] (&quot; &amp; [Numbers.F19] &amp; &quot;) [sup][[b]&quot; &amp; [Numbers.C19] &amp; &quot;[/b]: &quot; &amp; [Numbers.H19] &amp; &quot;][/sup]&quot;; &quot;&quot;)" office:value-type="string" office:string-value="[b]16. [url=https://www.doomworld.com/idgames/themes/hr/hr2final]Hell Revealed II[/url][/b] (2003) [sup][[b]106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, toxic.rat: 3, lokbustam257: 4][/sup]" calcext:value-type="string">
            <text:p>[b]16. [url=https://www.doomworld.com/idgames/themes/hr/hr2final]Hell Revealed II[/url][/b] (2003) [sup][[b]106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, toxic.rat: 3, lokbustam25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] &gt; 0; &quot;[b]&quot; &amp; [Numbers.B20] &amp; &quot;. &quot; &amp; &quot;[url=&quot; &amp; [Numbers.E20] &amp; &quot;]&quot; &amp; [Numbers.D20] &amp; &quot;[/url][/b] (&quot; &amp; [Numbers.F20] &amp; &quot;) [sup][[b]&quot; &amp; [Numbers.C20] &amp; &quot;[/b]: &quot; &amp; [Numbers.H20] &amp; &quot;][/sup]&quot;; &quot;&quot;)" office:value-type="string" office:string-value="[b]17. [url=https://doomwiki.org/wiki/Kama_Sutra]Kama Sutra[/url][/b] (2005) [sup][[b]99[/b]: Grazza: 7, roadworx: 2, fveitsi: 5, T-Rex: 5, Roofi: 4, StoneMason: 4, Philnemba: 7, Grain of Salt: 6, tmorrow: 3, purist: 5, Scorpius: 7, eharper256: 4, SilverMiner: 2, Pierrot: 10, smeghammer: 5, P41R47: 8, Willy W.: 2, Andromeda: 5, dei_eldren: 3, cannonball: 5][/sup]" calcext:value-type="string">
            <text:p>[b]17. [url=https://doomwiki.org/wiki/Kama_Sutra]Kama Sutra[/url][/b] (2005) [sup][[b]99[/b]: Grazza: 7, roadworx: 2, fveitsi: 5, T-Rex: 5, Roofi: 4, StoneMason: 4, Philnemba: 7, Grain of Salt: 6, tmorrow: 3, purist: 5, Scorpius: 7, eharper256: 4, SilverMiner: 2, Pierrot: 10, smeghammer: 5, P41R47: 8, Willy W.: 2, Andromeda: 5, dei_eldren: 3, cannonbal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] &gt; 0; &quot;[b]&quot; &amp; [Numbers.B21] &amp; &quot;. &quot; &amp; &quot;[url=&quot; &amp; [Numbers.E21] &amp; &quot;]&quot; &amp; [Numbers.D21] &amp; &quot;[/url][/b] (&quot; &amp; [Numbers.F21] &amp; &quot;) [sup][[b]&quot; &amp; [Numbers.C21] &amp; &quot;[/b]: &quot; &amp; [Numbers.H21] &amp; &quot;][/sup]&quot;; &quot;&quot;)" office:value-type="string" office:string-value="[b]18. [url=https://www.doomworld.com/idgames/themes/mm/mm2]Memento Mori 2[/url][/b] (1996) [sup][[b]97[/b]: ella guro: 3, roadworx: 7, Dime: 2, justsomemusicguy: 4, T-Rex: 2, bLOCKbOYgAMES: 6, valkiriforce: 10, Altima: 1, Squadallah: 5, Budoka: 1, pcorf: 5, Octillion: 1, STILES: 10, Polri: 1, joepallai: 2, DJVCardMaster: 4, Scorpius: 9, SilverMiner: 10, vdgg: 9, Uncle 80: 5][/sup]" calcext:value-type="string">
            <text:p>[b]18. [url=https://www.doomworld.com/idgames/themes/mm/mm2]Memento Mori 2[/url][/b] (1996) [sup][[b]97[/b]: ella guro: 3, roadworx: 7, Dime: 2, justsomemusicguy: 4, T-Rex: 2, bLOCKbOYgAMES: 6, valkiriforce: 10, Altima: 1, Squadallah: 5, Budoka: 1, pcorf: 5, Octillion: 1, STILES: 10, Polri: 1, joepallai: 2, DJVCardMaster: 4, Scorpius: 9, SilverMiner: 10, vdgg: 9, Uncle 80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] &gt; 0; &quot;[b]&quot; &amp; [Numbers.B22] &amp; &quot;. &quot; &amp; &quot;[url=&quot; &amp; [Numbers.E22] &amp; &quot;]&quot; &amp; [Numbers.D22] &amp; &quot;[/url][/b] (&quot; &amp; [Numbers.F22] &amp; &quot;) [sup][[b]&quot; &amp; [Numbers.C22] &amp; &quot;[/b]: &quot; &amp; [Numbers.H22] &amp; &quot;][/sup]&quot;; &quot;&quot;)" office:value-type="string" office:string-value="[b]19. [url=https://www.doomworld.com/idgames/levels/doom2/Ports/megawads/resurge]Resurgence[/url][/b] (2014) [sup][[b]94[/b]: 42PercentHealth: 9, Not Jabba: 6, Cynical: 4, Archvile Hunter: 5, Spectre01: 1, fveitsi: 5, JudgeDeadd: 2, darkreaver: 2, Talvi: 2, StoneMason: 4, GarrettChan: 3, NoisyVelvet: 10, tmorrow: 2, Budoka: 7, Nazgul9: 8, SilverMiner: 5, DoomDork: 7, Midnight_00: 8, i suck at nicknames: 4][/sup]" calcext:value-type="string">
            <text:p>[b]19. [url=https://www.doomworld.com/idgames/levels/doom2/Ports/megawads/resurge]Resurgence[/url][/b] (2014) [sup][[b]94[/b]: 42PercentHealth: 9, Not Jabba: 6, Cynical: 4, Archvile Hunter: 5, Spectre01: 1, fveitsi: 5, JudgeDeadd: 2, darkreaver: 2, Talvi: 2, StoneMason: 4, GarrettChan: 3, NoisyVelvet: 10, tmorrow: 2, Budoka: 7, Nazgul9: 8, SilverMiner: 5, DoomDork: 7, Midnight_00: 8, i suck at nicknames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] &gt; 0; &quot;[b]&quot; &amp; [Numbers.B23] &amp; &quot;. &quot; &amp; &quot;[url=&quot; &amp; [Numbers.E23] &amp; &quot;]&quot; &amp; [Numbers.D23] &amp; &quot;[/url][/b] (&quot; &amp; [Numbers.F23] &amp; &quot;) [sup][[b]&quot; &amp; [Numbers.C23] &amp; &quot;[/b]: &quot; &amp; [Numbers.H23] &amp; &quot;][/sup]&quot;; &quot;&quot;)" office:value-type="string" office:string-value="[b]20. [url=https://www.doomworld.com/idgames/levels/doom2/megawads/requiem]Requiem[/url][/b] (1997) [sup][[b]85[/b]: ella guro: 1, WH-Wilou84: 4, justsomemusicguy: 8, T-Rex: 9, valkiriforce: 6, NaZa: 6, tmorrow: 2, pcorf: 5, DJVCardMaster: 3, Scorpius: 6, I_Punch_Demons: 7, ASaltShaker: 7, Andromeda: 2, AtticTelephone: 10, vdgg: 1, Uncle 80: 6, Li'l devil: 2][/sup]" calcext:value-type="string">
            <text:p>[b]20. [url=https://www.doomworld.com/idgames/levels/doom2/megawads/requiem]Requiem[/url][/b] (1997) [sup][[b]85[/b]: ella guro: 1, WH-Wilou84: 4, justsomemusicguy: 8, T-Rex: 9, valkiriforce: 6, NaZa: 6, tmorrow: 2, pcorf: 5, DJVCardMaster: 3, Scorpius: 6, I_Punch_Demons: 7, ASaltShaker: 7, Andromeda: 2, AtticTelephone: 10, vdgg: 1, Uncle 80: 6, Li'l devil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] &gt; 0; &quot;[b]&quot; &amp; [Numbers.B24] &amp; &quot;. &quot; &amp; &quot;[url=&quot; &amp; [Numbers.E24] &amp; &quot;]&quot; &amp; [Numbers.D24] &amp; &quot;[/url][/b] (&quot; &amp; [Numbers.F24] &amp; &quot;) [sup][[b]&quot; &amp; [Numbers.C24] &amp; &quot;[/b]: &quot; &amp; [Numbers.H24] &amp; &quot;][/sup]&quot;; &quot;&quot;)" office:value-type="string" office:string-value="[b]21. [url=https://doomwiki.org/wiki/Eternal_Doom]Eternal Doom[/url][/b] (1996) [sup][[b]83[/b]: Vorpal: 5, 7hm: 5, T-Rex: 5, Woolie Wool: 7, Greyenko: 1, valkiriforce: 6, Octillion: 6, Polri: 3, CinnamonKilljoy: 3, joepallai: 3, A.H. Sankhatayan: 10, Willy W.: 9, Andromeda: 8, vdgg: 1, dei_eldren: 3, Dimon12321: 2, Uncle 80: 6][/sup]" calcext:value-type="string">
            <text:p>[b]21. [url=https://doomwiki.org/wiki/Eternal_Doom]Eternal Doom[/url][/b] (1996) [sup][[b]83[/b]: Vorpal: 5, 7hm: 5, T-Rex: 5, Woolie Wool: 7, Greyenko: 1, valkiriforce: 6, Octillion: 6, Polri: 3, CinnamonKilljoy: 3, joepallai: 3, A.H. Sankhatayan: 10, Willy W.: 9, Andromeda: 8, vdgg: 1, dei_eldren: 3, Dimon12321: 2, Uncle 80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] &gt; 0; &quot;[b]&quot; &amp; [Numbers.B25] &amp; &quot;. &quot; &amp; &quot;[url=&quot; &amp; [Numbers.E25] &amp; &quot;]&quot; &amp; [Numbers.D25] &amp; &quot;[/url][/b] (&quot; &amp; [Numbers.F25] &amp; &quot;) [sup][[b]&quot; &amp; [Numbers.C25] &amp; &quot;[/b]: &quot; &amp; [Numbers.H25] &amp; &quot;][/sup]&quot;; &quot;&quot;)" office:value-type="string" office:string-value="[b]22. [url=https://www.doomworld.com/idgames/levels/doom2/megawads/d2twid]Doom II the Way id Did[/url][/b] (2013) [sup][[b]81[/b]: Dime: 8, NoisyVelvet: 5, pcorf: 5, purist: 10, Polri: 3, CinnamonKilljoy: 8, Makedounia: 5, Endless: 3, Marn: 5, Warrex: 2, E.M.: 5, jerk-o: 5, dosboot: 10, BohdanZPM: 4, Xeogred: 3][/sup]" calcext:value-type="string">
            <text:p>[b]22. [url=https://www.doomworld.com/idgames/levels/doom2/megawads/d2twid]Doom II the Way id Did[/url][/b] (2013) [sup][[b]81[/b]: Dime: 8, NoisyVelvet: 5, pcorf: 5, purist: 10, Polri: 3, CinnamonKilljoy: 8, Makedounia: 5, Endless: 3, Marn: 5, Warrex: 2, E.M.: 5, jerk-o: 5, dosboot: 10, BohdanZPM: 4, Xeogred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] &gt; 0; &quot;[b]&quot; &amp; [Numbers.B26] &amp; &quot;. &quot; &amp; &quot;[url=&quot; &amp; [Numbers.E26] &amp; &quot;]&quot; &amp; [Numbers.D26] &amp; &quot;[/url][/b] (&quot; &amp; [Numbers.F26] &amp; &quot;) [sup][[b]&quot; &amp; [Numbers.C26] &amp; &quot;[/b]: &quot; &amp; [Numbers.H26] &amp; &quot;][/sup]&quot;; &quot;&quot;)" office:value-type="string" office:string-value="[b]22. [url=https://www.doomworld.com/idgames/levels/doom2/Ports/megawads/jpcp]Japanese Community Project (JPCP)[/url][/b] (2016) [sup][[b]81[/b]: Not Jabba: 6, Archvile Hunter: 5, antares031: 5, ella guro: 7, JudgeDeadd: 2, Soundblock: 1, Payload4367: 1, Tartlman: 6, rd: 4, I_Punch_Demons: 4, DOEL: 4, Endless: 5, Boy: 5, Sotenga: 1, northivanastan: 9, Fadri: 6, MtPain27: 2, TJG1289: 4, BohdanZPM: 4][/sup]" calcext:value-type="string">
            <text:p>[b]22. [url=https://www.doomworld.com/idgames/levels/doom2/Ports/megawads/jpcp]Japanese Community Project (JPCP)[/url][/b] (2016) [sup][[b]81[/b]: Not Jabba: 6, Archvile Hunter: 5, antares031: 5, ella guro: 7, JudgeDeadd: 2, Soundblock: 1, Payload4367: 1, Tartlman: 6, rd: 4, I_Punch_Demons: 4, DOEL: 4, Endless: 5, Boy: 5, Sotenga: 1, northivanastan: 9, Fadri: 6, MtPain27: 2, TJG1289: 4, BohdanZPM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] &gt; 0; &quot;[b]&quot; &amp; [Numbers.B27] &amp; &quot;. &quot; &amp; &quot;[url=&quot; &amp; [Numbers.E27] &amp; &quot;]&quot; &amp; [Numbers.D27] &amp; &quot;[/url][/b] (&quot; &amp; [Numbers.F27] &amp; &quot;) [sup][[b]&quot; &amp; [Numbers.C27] &amp; &quot;[/b]: &quot; &amp; [Numbers.H27] &amp; &quot;][/sup]&quot;; &quot;&quot;)" office:value-type="string" office:string-value="[b]24. [url=https://www.doomworld.com/forum/topic/85791-tnt-revilution-final-beta-ready-for-testing/]TNT: Revilution[/url][/b] (2017) [sup][[b]80[/b]: Spectra: 9, bLOCKbOYgAMES: 2, GarrettChan: 1, dylux: 6, tmorrow: 2, ReaperAA: 7, Polri: 3, SilverMiner: 3, P41R47: 10, Willy W.: 5, Sotenga: 10, dei_eldren: 4, MtPain27: 5, GratefulName: 2, TheGreenZap: 6, Xeogred: 5][/sup]" calcext:value-type="string">
            <text:p>[b]24. [url=https://www.doomworld.com/forum/topic/85791-tnt-revilution-final-beta-ready-for-testing/]TNT: Revilution[/url][/b] (2017) [sup][[b]80[/b]: Spectra: 9, bLOCKbOYgAMES: 2, GarrettChan: 1, dylux: 6, tmorrow: 2, ReaperAA: 7, Polri: 3, SilverMiner: 3, P41R47: 10, Willy W.: 5, Sotenga: 10, dei_eldren: 4, MtPain27: 5, GratefulName: 2, TheGreenZap: 6, Xeogr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] &gt; 0; &quot;[b]&quot; &amp; [Numbers.B28] &amp; &quot;. &quot; &amp; &quot;[url=&quot; &amp; [Numbers.E28] &amp; &quot;]&quot; &amp; [Numbers.D28] &amp; &quot;[/url][/b] (&quot; &amp; [Numbers.F28] &amp; &quot;) [sup][[b]&quot; &amp; [Numbers.C28] &amp; &quot;[/b]: &quot; &amp; [Numbers.H28] &amp; &quot;][/sup]&quot;; &quot;&quot;)" office:value-type="string" office:string-value="[b]25. [url=https://www.doomworld.com/idgames/levels/doom2/Ports/megawads/cchest4]Community Chest 4[/url][/b] (2012) [sup][[b]79[/b]: Malrionn: 10, Phobus: 3, HUNdebLeonidasX: 4, Ziad EL Zein: 5, Simomarchi: 5, STILES: 9, Polri: 2, eharper256: 5, DOEL: 8, Pierrot: 3, Endless: 3, Horus: 2, Midnight_00: 6, Lewonx: 5, TheGreenZap: 6, Xeogred: 3][/sup]" calcext:value-type="string">
            <text:p>[b]25. [url=https://www.doomworld.com/idgames/levels/doom2/Ports/megawads/cchest4]Community Chest 4[/url][/b] (2012) [sup][[b]79[/b]: Malrionn: 10, Phobus: 3, HUNdebLeonidasX: 4, Ziad EL Zein: 5, Simomarchi: 5, STILES: 9, Polri: 2, eharper256: 5, DOEL: 8, Pierrot: 3, Endless: 3, Horus: 2, Midnight_00: 6, Lewonx: 5, TheGreenZap: 6, Xeogred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] &gt; 0; &quot;[b]&quot; &amp; [Numbers.B29] &amp; &quot;. &quot; &amp; &quot;[url=&quot; &amp; [Numbers.E29] &amp; &quot;]&quot; &amp; [Numbers.D29] &amp; &quot;[/url][/b] (&quot; &amp; [Numbers.F29] &amp; &quot;) [sup][[b]&quot; &amp; [Numbers.C29] &amp; &quot;[/b]: &quot; &amp; [Numbers.H29] &amp; &quot;][/sup]&quot;; &quot;&quot;)" office:value-type="string" office:string-value="[b]26. [url=https://www.doomworld.com/idgames/levels/doom/Ports/megawads/neis]No End in Sight[/url][/b] (2016) [sup][[b]76[/b]: Not Jabba: 5, Vorpal: 5, ella guro: 6, yakfak: 9, NoisyVelvet: 1, STILES: 6, Polri: 5, Tartlman: 6, Worm318: 9, Omniarch: 10, Ryath: 5, cannonball: 3, TheGreenZap: 6][/sup]" calcext:value-type="string">
            <text:p>[b]26. [url=https://www.doomworld.com/idgames/levels/doom/Ports/megawads/neis]No End in Sight[/url][/b] (2016) [sup][[b]76[/b]: Not Jabba: 5, Vorpal: 5, ella guro: 6, yakfak: 9, NoisyVelvet: 1, STILES: 6, Polri: 5, Tartlman: 6, Worm318: 9, Omniarch: 10, Ryath: 5, cannonball: 3, TheGreenZap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] &gt; 0; &quot;[b]&quot; &amp; [Numbers.B30] &amp; &quot;. &quot; &amp; &quot;[url=&quot; &amp; [Numbers.E30] &amp; &quot;]&quot; &amp; [Numbers.D30] &amp; &quot;[/url][/b] (&quot; &amp; [Numbers.F30] &amp; &quot;) [sup][[b]&quot; &amp; [Numbers.C30] &amp; &quot;[/b]: &quot; &amp; [Numbers.H30] &amp; &quot;][/sup]&quot;; &quot;&quot;)" office:value-type="string" office:string-value="[b]27. [url=https://www.romerogames.ie/si6il/]SIGIL[/url][/b] (2019) [sup][[b]74[/b]: Diabolución: 10, 4everDoomed: 4, Jaromir Bergmann: 10, STILES: 2, termrork: 5, Worm318: 2, &lt;&lt;Rewind: 2, DooM Bear: 7, northivanastan: 5, dei_eldren: 7, Fadri: 2, Dimon12321: 1, dosboot: 10, lokbustam257: 5, Xeogred: 2][/sup]" calcext:value-type="string">
            <text:p>[b]27. [url=https://www.romerogames.ie/si6il/]SIGIL[/url][/b] (2019) [sup][[b]74[/b]: Diabolución: 10, 4everDoomed: 4, Jaromir Bergmann: 10, STILES: 2, termrork: 5, Worm318: 2, &lt;&lt;Rewind: 2, DooM Bear: 7, northivanastan: 5, dei_eldren: 7, Fadri: 2, Dimon12321: 1, dosboot: 10, lokbustam257: 5, Xeogre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] &gt; 0; &quot;[b]&quot; &amp; [Numbers.B31] &amp; &quot;. &quot; &amp; &quot;[url=&quot; &amp; [Numbers.E31] &amp; &quot;]&quot; &amp; [Numbers.D31] &amp; &quot;[/url][/b] (&quot; &amp; [Numbers.F31] &amp; &quot;) [sup][[b]&quot; &amp; [Numbers.C31] &amp; &quot;[/b]: &quot; &amp; [Numbers.H31] &amp; &quot;][/sup]&quot;; &quot;&quot;)" office:value-type="string" office:string-value="[b]27. [url=https://www.doomworld.com/idgames/levels/doom2/Ports/megawads/strg]Struggle - Antaresian Legacy[/url][/b] (2018) [sup][[b]74[/b]: Dragonfly: 6, Budoka: 10, Jaromir Bergmann: 6, Payload4367: 3, Deadwing: 6, Snikle: 7, Omniarch: 5, Dimon12321: 7, MtPain27: 3, TJG1289: 5, Azure_Horror: 9, whybmonotacrab: 7][/sup]" calcext:value-type="string">
            <text:p>[b]27. [url=https://www.doomworld.com/idgames/levels/doom2/Ports/megawads/strg]Struggle - Antaresian Legacy[/url][/b] (2018) [sup][[b]74[/b]: Dragonfly: 6, Budoka: 10, Jaromir Bergmann: 6, Payload4367: 3, Deadwing: 6, Snikle: 7, Omniarch: 5, Dimon12321: 7, MtPain27: 3, TJG1289: 5, Azure_Horror: 9, whybmonotacrab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] &gt; 0; &quot;[b]&quot; &amp; [Numbers.B32] &amp; &quot;. &quot; &amp; &quot;[url=&quot; &amp; [Numbers.E32] &amp; &quot;]&quot; &amp; [Numbers.D32] &amp; &quot;[/url][/b] (&quot; &amp; [Numbers.F32] &amp; &quot;) [sup][[b]&quot; &amp; [Numbers.C32] &amp; &quot;[/b]: &quot; &amp; [Numbers.H32] &amp; &quot;][/sup]&quot;; &quot;&quot;)" office:value-type="string" office:string-value="[b]29. [url=https://www.doomworld.com/idgames/levels/doom2/Ports/megawads/hellbnd]Hellbound[/url][/b] (2013) [sup][[b]73[/b]: Not Jabba: 2, Spectre01: 8, Malrionn: 7, bLOCKbOYgAMES: 9, HUNdebLeonidasX: 7, Bryan T: 5, Odal: 6, Octillion: 10, Polri: 1, OniriA: 8, E.M.: 5, Xeogred: 5][/sup]" calcext:value-type="string">
            <text:p>[b]29. [url=https://www.doomworld.com/idgames/levels/doom2/Ports/megawads/hellbnd]Hellbound[/url][/b] (2013) [sup][[b]73[/b]: Not Jabba: 2, Spectre01: 8, Malrionn: 7, bLOCKbOYgAMES: 9, HUNdebLeonidasX: 7, Bryan T: 5, Odal: 6, Octillion: 10, Polri: 1, OniriA: 8, E.M.: 5, Xeogr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] &gt; 0; &quot;[b]&quot; &amp; [Numbers.B33] &amp; &quot;. &quot; &amp; &quot;[url=&quot; &amp; [Numbers.E33] &amp; &quot;]&quot; &amp; [Numbers.D33] &amp; &quot;[/url][/b] (&quot; &amp; [Numbers.F33] &amp; &quot;) [sup][[b]&quot; &amp; [Numbers.C33] &amp; &quot;[/b]: &quot; &amp; [Numbers.H33] &amp; &quot;][/sup]&quot;; &quot;&quot;)" office:value-type="string" office:string-value="[b]29. [url=https://www.doomworld.com/idgames/levels/doom2/Ports/p-r/pirates]Pirate Doom[/url][/b] (2013) [sup][[b]73[/b]: Jaws In Space: 10, Dime: 5, Phobus: 6, Dragonfly: 4, Soundblock: 2, Rince-wind: 5, CinnamonKilljoy: 7, Payload4367: 6, SilverMiner: 5, SOSU: 10, Sotenga: 2, Fadri: 2, TJG1289: 2, Lewonx: 7][/sup]" calcext:value-type="string">
            <text:p>[b]29. [url=https://www.doomworld.com/idgames/levels/doom2/Ports/p-r/pirates]Pirate Doom[/url][/b] (2013) [sup][[b]73[/b]: Jaws In Space: 10, Dime: 5, Phobus: 6, Dragonfly: 4, Soundblock: 2, Rince-wind: 5, CinnamonKilljoy: 7, Payload4367: 6, SilverMiner: 5, SOSU: 10, Sotenga: 2, Fadri: 2, TJG1289: 2, Lewonx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] &gt; 0; &quot;[b]&quot; &amp; [Numbers.B34] &amp; &quot;. &quot; &amp; &quot;[url=&quot; &amp; [Numbers.E34] &amp; &quot;]&quot; &amp; [Numbers.D34] &amp; &quot;[/url][/b] (&quot; &amp; [Numbers.F34] &amp; &quot;) [sup][[b]&quot; &amp; [Numbers.C34] &amp; &quot;[/b]: &quot; &amp; [Numbers.H34] &amp; &quot;][/sup]&quot;; &quot;&quot;)" office:value-type="string" office:string-value="[b]31. [url=https://www.doomworld.com/idgames/levels/doom/megawads/dtwid]Doom the Way id Did[/url][/b] (2011) [sup][[b]68[/b]: Mr. Freeze: 4, Malrionn: 2, MFG38: 4, WH-Wilou84: 1, Greyenko: 9, Altima: 6, Ziad EL Zein: 5, purist: 5, Polri: 4, CinnamonKilljoy: 7, eharper256: 4, Endless: 2, Warrex: 5, Omniarch: 5, jerk-o: 5][/sup]" calcext:value-type="string">
            <text:p>[b]31. [url=https://www.doomworld.com/idgames/levels/doom/megawads/dtwid]Doom the Way id Did[/url][/b] (2011) [sup][[b]68[/b]: Mr. Freeze: 4, Malrionn: 2, MFG38: 4, WH-Wilou84: 1, Greyenko: 9, Altima: 6, Ziad EL Zein: 5, purist: 5, Polri: 4, CinnamonKilljoy: 7, eharper256: 4, Endless: 2, Warrex: 5, Omniarch: 5, jerk-o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] &gt; 0; &quot;[b]&quot; &amp; [Numbers.B35] &amp; &quot;. &quot; &amp; &quot;[url=&quot; &amp; [Numbers.E35] &amp; &quot;]&quot; &amp; [Numbers.D35] &amp; &quot;[/url][/b] (&quot; &amp; [Numbers.F35] &amp; &quot;) [sup][[b]&quot; &amp; [Numbers.C35] &amp; &quot;[/b]: &quot; &amp; [Numbers.H35] &amp; &quot;][/sup]&quot;; &quot;&quot;)" office:value-type="string" office:string-value="[b]32. [url=https://www.doomworld.com/idgames/levels/doom2/Ports/d-f/dvii-1i]Deus Vult II[/url][/b] (2008) [sup][[b]67[/b]: Cynical: 10, NuMetalManiak: 10, justsomemusicguy: 7, JudgeDeadd: 2, Talvi: 4, Greyenko: 8, Philnemba: 9, bemused: 1, NoisyVelvet: 3, Polri: 3, &lt;&lt;Rewind: 5, Marn: 5][/sup]" calcext:value-type="string">
            <text:p>[b]32. [url=https://www.doomworld.com/idgames/levels/doom2/Ports/d-f/dvii-1i]Deus Vult II[/url][/b] (2008) [sup][[b]67[/b]: Cynical: 10, NuMetalManiak: 10, justsomemusicguy: 7, JudgeDeadd: 2, Talvi: 4, Greyenko: 8, Philnemba: 9, bemused: 1, NoisyVelvet: 3, Polri: 3, &lt;&lt;Rewind: 5, Mar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] &gt; 0; &quot;[b]&quot; &amp; [Numbers.B36] &amp; &quot;. &quot; &amp; &quot;[url=&quot; &amp; [Numbers.E36] &amp; &quot;]&quot; &amp; [Numbers.D36] &amp; &quot;[/url][/b] (&quot; &amp; [Numbers.F36] &amp; &quot;) [sup][[b]&quot; &amp; [Numbers.C36] &amp; &quot;[/b]: &quot; &amp; [Numbers.H36] &amp; &quot;][/sup]&quot;; &quot;&quot;)" office:value-type="string" office:string-value="[b]33. [url=https://doomwiki.org/wiki/No_Rest_for_the_Living]No Rest for the Living[/url][/b] (2010) [sup][[b]64[/b]: Vorpal: 5, Nancsi: 9, ReaperAA: 2, Diabolución: 10, 4everDoomed: 7, STILES: 7, CinnamonKilljoy: 3, Endless: 6, waciej: 2, Fadri: 4, lokbustam257: 7, Xeogred: 2][/sup]" calcext:value-type="string">
            <text:p>[b]33. [url=https://doomwiki.org/wiki/No_Rest_for_the_Living]No Rest for the Living[/url][/b] (2010) [sup][[b]64[/b]: Vorpal: 5, Nancsi: 9, ReaperAA: 2, Diabolución: 10, 4everDoomed: 7, STILES: 7, CinnamonKilljoy: 3, Endless: 6, waciej: 2, Fadri: 4, lokbustam257: 7, Xeogre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] &gt; 0; &quot;[b]&quot; &amp; [Numbers.B37] &amp; &quot;. &quot; &amp; &quot;[url=&quot; &amp; [Numbers.E37] &amp; &quot;]&quot; &amp; [Numbers.D37] &amp; &quot;[/url][/b] (&quot; &amp; [Numbers.F37] &amp; &quot;) [sup][[b]&quot; &amp; [Numbers.C37] &amp; &quot;[/b]: &quot; &amp; [Numbers.H37] &amp; &quot;][/sup]&quot;; &quot;&quot;)" office:value-type="string" office:string-value="[b]34. [url=https://www.doomworld.com/idgames/levels/doom2/Ports/v-z/vanguard]Vanguard[/url][/b] (2011) [sup][[b]59[/b]: Cynical: 5, Spectre01: 3, 7hm: 4, GarrettChan: 5, Poncho: 9, Nirvana: 4, guitardz: 5, Makedounia: 10, Ivory Duke: 1, VanaheimRanger: 6, Azure_Horror: 2, Uncle 80: 5][/sup]" calcext:value-type="string">
            <text:p>[b]34. [url=https://www.doomworld.com/idgames/levels/doom2/Ports/v-z/vanguard]Vanguard[/url][/b] (2011) [sup][[b]59[/b]: Cynical: 5, Spectre01: 3, 7hm: 4, GarrettChan: 5, Poncho: 9, Nirvana: 4, guitardz: 5, Makedounia: 10, Ivory Duke: 1, VanaheimRanger: 6, Azure_Horror: 2, Uncle 80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] &gt; 0; &quot;[b]&quot; &amp; [Numbers.B38] &amp; &quot;. &quot; &amp; &quot;[url=&quot; &amp; [Numbers.E38] &amp; &quot;]&quot; &amp; [Numbers.D38] &amp; &quot;[/url][/b] (&quot; &amp; [Numbers.F38] &amp; &quot;) [sup][[b]&quot; &amp; [Numbers.C38] &amp; &quot;[/b]: &quot; &amp; [Numbers.H38] &amp; &quot;][/sup]&quot;; &quot;&quot;)" office:value-type="string" office:string-value="[b]35. [url=https://www.doomworld.com/idgames/levels/doom2/megawads/epic2]Epic 2[/url][/b] (2010) [sup][[b]58[/b]: ShoDemo: 6, NuMetalManiak: 9, Spectre01: 7, yakfak: 2, Talvi: 2, HUNdebLeonidasX: 9, TheMightyHeracross: 5, Arbys550: 1, OniriA: 2, DOEL: 6, SOSU: 9][/sup]" calcext:value-type="string">
            <text:p>[b]35. [url=https://www.doomworld.com/idgames/levels/doom2/megawads/epic2]Epic 2[/url][/b] (2010) [sup][[b]58[/b]: ShoDemo: 6, NuMetalManiak: 9, Spectre01: 7, yakfak: 2, Talvi: 2, HUNdebLeonidasX: 9, TheMightyHeracross: 5, Arbys550: 1, OniriA: 2, DOEL: 6, SOSU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] &gt; 0; &quot;[b]&quot; &amp; [Numbers.B39] &amp; &quot;. &quot; &amp; &quot;[url=&quot; &amp; [Numbers.E39] &amp; &quot;]&quot; &amp; [Numbers.D39] &amp; &quot;[/url][/b] (&quot; &amp; [Numbers.F39] &amp; &quot;) [sup][[b]&quot; &amp; [Numbers.C39] &amp; &quot;[/b]: &quot; &amp; [Numbers.H39] &amp; &quot;][/sup]&quot;; &quot;&quot;)" office:value-type="string" office:string-value="[b]36. [url=http://adventuresofsquare.com/downloads.php]The Adventures of Square[/url][/b] (2014) [sup][[b]55[/b]: Sky: 9, ShoDemo: 5, Ed: 5, JudgeDeadd: 5, Woolie Wool: 8, Squadallah: 7, termrork: 5, Marn: 5, Sotenga: 6][/sup]" calcext:value-type="string">
            <text:p>[b]36. [url=http://adventuresofsquare.com/downloads.php]The Adventures of Square[/url][/b] (2014) [sup][[b]55[/b]: Sky: 9, ShoDemo: 5, Ed: 5, JudgeDeadd: 5, Woolie Wool: 8, Squadallah: 7, termrork: 5, Marn: 5, Sotenga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] &gt; 0; &quot;[b]&quot; &amp; [Numbers.B40] &amp; &quot;. &quot; &amp; &quot;[url=&quot; &amp; [Numbers.E40] &amp; &quot;]&quot; &amp; [Numbers.D40] &amp; &quot;[/url][/b] (&quot; &amp; [Numbers.F40] &amp; &quot;) [sup][[b]&quot; &amp; [Numbers.C40] &amp; &quot;[/b]: &quot; &amp; [Numbers.H40] &amp; &quot;][/sup]&quot;; &quot;&quot;)" office:value-type="string" office:string-value="[b]37. [url=https://www.doomworld.com/idgames/levels/doom2/Ports/megawads/alt]A.L.T.[/url][/b] (2012) [sup][[b]54[/b]: Not Jabba: 7, Spectre01: 2, ella guro: 10, yakfak: 10, Rince-wind: 5, Hansen79: 5, P41R47: 7, SOSU: 8][/sup]" calcext:value-type="string">
            <text:p>[b]37. [url=https://www.doomworld.com/idgames/levels/doom2/Ports/megawads/alt]A.L.T.[/url][/b] (2012) [sup][[b]54[/b]: Not Jabba: 7, Spectre01: 2, ella guro: 10, yakfak: 10, Rince-wind: 5, Hansen79: 5, P41R47: 7, SOSU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] &gt; 0; &quot;[b]&quot; &amp; [Numbers.B41] &amp; &quot;. &quot; &amp; &quot;[url=&quot; &amp; [Numbers.E41] &amp; &quot;]&quot; &amp; [Numbers.D41] &amp; &quot;[/url][/b] (&quot; &amp; [Numbers.F41] &amp; &quot;) [sup][[b]&quot; &amp; [Numbers.C41] &amp; &quot;[/b]: &quot; &amp; [Numbers.H41] &amp; &quot;][/sup]&quot;; &quot;&quot;)" office:value-type="string" office:string-value="[b]38. [url=https://www.doomworld.com/idgames/levels/doom2/s-u/sid]Suspended in Dusk[/url][/b] (2005) [sup][[b]52[/b]: Sky: 2, WH-Wilou84: 3, bLOCKbOYgAMES: 8, soner du: 9, m8f: 5, termrork: 5, joepallai: 3, Deflektor: 10, Demion: 2, Midnight_00: 2, Fadri: 3][/sup]" calcext:value-type="string">
            <text:p>[b]38. [url=https://www.doomworld.com/idgames/levels/doom2/s-u/sid]Suspended in Dusk[/url][/b] (2005) [sup][[b]52[/b]: Sky: 2, WH-Wilou84: 3, bLOCKbOYgAMES: 8, soner du: 9, m8f: 5, termrork: 5, joepallai: 3, Deflektor: 10, Demion: 2, Midnight_00: 2, Fadri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] &gt; 0; &quot;[b]&quot; &amp; [Numbers.B42] &amp; &quot;. &quot; &amp; &quot;[url=&quot; &amp; [Numbers.E42] &amp; &quot;]&quot; &amp; [Numbers.D42] &amp; &quot;[/url][/b] (&quot; &amp; [Numbers.F42] &amp; &quot;) [sup][[b]&quot; &amp; [Numbers.C42] &amp; &quot;[/b]: &quot; &amp; [Numbers.H42] &amp; &quot;][/sup]&quot;; &quot;&quot;)" office:value-type="string" office:string-value="[b]39. [url=https://doomwiki.org/wiki/The_Plutonia_Experiment]The Plutonia Experiment[/url][/b] (1996) [sup][[b]50[/b]: guitardz: 5, purist: 5, termrork: 5, Tartlman: 1, Worm318: 2, Deadwing: 10, northivanastan: 4, Fadri: 5, VanaheimRanger: 7, i suck at nicknames: 6][/sup]" calcext:value-type="string">
            <text:p>[b]39. [url=https://doomwiki.org/wiki/The_Plutonia_Experiment]The Plutonia Experiment[/url][/b] (1996) [sup][[b]50[/b]: guitardz: 5, purist: 5, termrork: 5, Tartlman: 1, Worm318: 2, Deadwing: 10, northivanastan: 4, Fadri: 5, VanaheimRanger: 7, i suck at nickname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] &gt; 0; &quot;[b]&quot; &amp; [Numbers.B43] &amp; &quot;. &quot; &amp; &quot;[url=&quot; &amp; [Numbers.E43] &amp; &quot;]&quot; &amp; [Numbers.D43] &amp; &quot;[/url][/b] (&quot; &amp; [Numbers.F43] &amp; &quot;) [sup][[b]&quot; &amp; [Numbers.C43] &amp; &quot;[/b]: &quot; &amp; [Numbers.H43] &amp; &quot;][/sup]&quot;; &quot;&quot;)" office:value-type="string" office:string-value="[b]40. [url=https://www.doomworld.com/idgames/levels/doom2/Ports/megawads/1024]Congestion 1024[/url][/b] (2005) [sup][[b]47[/b]: Mr. Freeze: 5, HyperLuke: 7, Voltcom9: 5, bonnie: 4, Dragonfly: 8, Philnemba: 5, Hansen79: 3, waciej: 10][/sup]" calcext:value-type="string">
            <text:p>[b]40. [url=https://www.doomworld.com/idgames/levels/doom2/Ports/megawads/1024]Congestion 1024[/url][/b] (2005) [sup][[b]47[/b]: Mr. Freeze: 5, HyperLuke: 7, Voltcom9: 5, bonnie: 4, Dragonfly: 8, Philnemba: 5, Hansen79: 3, waciej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] &gt; 0; &quot;[b]&quot; &amp; [Numbers.B44] &amp; &quot;. &quot; &amp; &quot;[url=&quot; &amp; [Numbers.E44] &amp; &quot;]&quot; &amp; [Numbers.D44] &amp; &quot;[/url][/b] (&quot; &amp; [Numbers.F44] &amp; &quot;) [sup][[b]&quot; &amp; [Numbers.C44] &amp; &quot;[/b]: &quot; &amp; [Numbers.H44] &amp; &quot;][/sup]&quot;; &quot;&quot;)" office:value-type="string" office:string-value="[b]40. [url=https://doomwiki.org/wiki/STRAIN]STRAIN[/url][/b] (1997) [sup][[b]47[/b]: Grazza: 6, ella guro: 4, JudgeDeadd: 1, T-Rex: 1, Squadallah: 9, smeghammer: 5, vdgg: 1, Ryath: 10, Li'l devil: 10][/sup]" calcext:value-type="string">
            <text:p>[b]40. [url=https://doomwiki.org/wiki/STRAIN]STRAIN[/url][/b] (1997) [sup][[b]47[/b]: Grazza: 6, ella guro: 4, JudgeDeadd: 1, T-Rex: 1, Squadallah: 9, smeghammer: 5, vdgg: 1, Ryath: 10, Li'l devil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] &gt; 0; &quot;[b]&quot; &amp; [Numbers.B45] &amp; &quot;. &quot; &amp; &quot;[url=&quot; &amp; [Numbers.E45] &amp; &quot;]&quot; &amp; [Numbers.D45] &amp; &quot;[/url][/b] (&quot; &amp; [Numbers.F45] &amp; &quot;) [sup][[b]&quot; &amp; [Numbers.C45] &amp; &quot;[/b]: &quot; &amp; [Numbers.H45] &amp; &quot;][/sup]&quot;; &quot;&quot;)" office:value-type="string" office:string-value="[b]42. [url=https://www.doomworld.com/idgames/levels/doom2/Ports/megawads/jenesis]Jenesis[/url][/b] (2011) [sup][[b]45[/b]: Not Jabba: 2, roadworx: 2, Altima: 7, NaZa: 2, Poncho: 1, dylux: 5, Ziad EL Zein: 5, Scorpius: 2, Makedounia: 8, Deadwing: 5, DoomDork: 1, ASaltShaker: 2, Midnight_00: 3][/sup]" calcext:value-type="string">
            <text:p>[b]42. [url=https://www.doomworld.com/idgames/levels/doom2/Ports/megawads/jenesis]Jenesis[/url][/b] (2011) [sup][[b]45[/b]: Not Jabba: 2, roadworx: 2, Altima: 7, NaZa: 2, Poncho: 1, dylux: 5, Ziad EL Zein: 5, Scorpius: 2, Makedounia: 8, Deadwing: 5, DoomDork: 1, ASaltShaker: 2, Midnight_00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] &gt; 0; &quot;[b]&quot; &amp; [Numbers.B46] &amp; &quot;. &quot; &amp; &quot;[url=&quot; &amp; [Numbers.E46] &amp; &quot;]&quot; &amp; [Numbers.D46] &amp; &quot;[/url][/b] (&quot; &amp; [Numbers.F46] &amp; &quot;) [sup][[b]&quot; &amp; [Numbers.C46] &amp; &quot;[/b]: &quot; &amp; [Numbers.H46] &amp; &quot;][/sup]&quot;; &quot;&quot;)" office:value-type="string" office:string-value="[b]42. [url=https://www.doomworld.com/idgames/levels/doom2/Ports/j-l/lunatic]Lunatic[/url][/b] (2011) [sup][[b]45[/b]: Cynical: 6, Dime: 9, Nate River: 4, Poncho: 5, Gaia74: 3, Deflektor: 8, Marn: 5, Boy: 5][/sup]" calcext:value-type="string">
            <text:p>[b]42. [url=https://www.doomworld.com/idgames/levels/doom2/Ports/j-l/lunatic]Lunatic[/url][/b] (2011) [sup][[b]45[/b]: Cynical: 6, Dime: 9, Nate River: 4, Poncho: 5, Gaia74: 3, Deflektor: 8, Marn: 5, Boy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7] &gt; 0; &quot;[b]&quot; &amp; [Numbers.B47] &amp; &quot;. &quot; &amp; &quot;[url=&quot; &amp; [Numbers.E47] &amp; &quot;]&quot; &amp; [Numbers.D47] &amp; &quot;[/url][/b] (&quot; &amp; [Numbers.F47] &amp; &quot;) [sup][[b]&quot; &amp; [Numbers.C47] &amp; &quot;[/b]: &quot; &amp; [Numbers.H47] &amp; &quot;][/sup]&quot;; &quot;&quot;)" office:value-type="string" office:string-value="[b]44. [url=https://www.doomworld.com/idgames/levels/doom/Ports/megawads/kdizd_12]Knee-Deep in ZDoom[/url][/b] (2007) [sup][[b]43[/b]: Graf Zahl: 6, Voltcom9: 7, tchkb: 2, Apaul27: 7, 4everDoomed: 5, Rince-wind: 1, Jaromir Bergmann: 2, Lewonx: 10, Li'l devil: 3][/sup]" calcext:value-type="string">
            <text:p>[b]44. [url=https://www.doomworld.com/idgames/levels/doom/Ports/megawads/kdizd_12]Knee-Deep in ZDoom[/url][/b] (2007) [sup][[b]43[/b]: Graf Zahl: 6, Voltcom9: 7, tchkb: 2, Apaul27: 7, 4everDoomed: 5, Rince-wind: 1, Jaromir Bergmann: 2, Lewonx: 10, Li'l devi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8] &gt; 0; &quot;[b]&quot; &amp; [Numbers.B48] &amp; &quot;. &quot; &amp; &quot;[url=&quot; &amp; [Numbers.E48] &amp; &quot;]&quot; &amp; [Numbers.D48] &amp; &quot;[/url][/b] (&quot; &amp; [Numbers.F48] &amp; &quot;) [sup][[b]&quot; &amp; [Numbers.C48] &amp; &quot;[/b]: &quot; &amp; [Numbers.H48] &amp; &quot;][/sup]&quot;; &quot;&quot;)" office:value-type="string" office:string-value="[b]45. [url=https://doomwiki.org/wiki/Winter's_Fury]Winter's Fury[/url][/b] (2012) [sup][[b]42[/b]: Dragonfly: 2, TechnoDoomed1: 10, Lorenz0: 7, Octillion: 7, OniriA: 3, Ivory Duke: 3, ASaltShaker: 9, Lewonx: 1][/sup]" calcext:value-type="string">
            <text:p>[b]45. [url=https://doomwiki.org/wiki/Winter's_Fury]Winter's Fury[/url][/b] (2012) [sup][[b]42[/b]: Dragonfly: 2, TechnoDoomed1: 10, Lorenz0: 7, Octillion: 7, OniriA: 3, Ivory Duke: 3, ASaltShaker: 9, Lewon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9] &gt; 0; &quot;[b]&quot; &amp; [Numbers.B49] &amp; &quot;. &quot; &amp; &quot;[url=&quot; &amp; [Numbers.E49] &amp; &quot;]&quot; &amp; [Numbers.D49] &amp; &quot;[/url][/b] (&quot; &amp; [Numbers.F49] &amp; &quot;) [sup][[b]&quot; &amp; [Numbers.C49] &amp; &quot;[/b]: &quot; &amp; [Numbers.H49] &amp; &quot;][/sup]&quot;; &quot;&quot;)" office:value-type="string" office:string-value="[b]46. [url=https://www.doomworld.com/idgames/levels/doom2/Ports/g-i/hg]Hell Ground[/url][/b] (2009) [sup][[b]40[/b]: Cynical: 8, Chamelenoel: 7, antares031: 5, WH-Wilou84: 2, darkreaver: 1, Polri: 2, Pierrot: 4, Demion: 5, Boy: 3, SCF: 1, whybmonotacrab: 2][/sup]" calcext:value-type="string">
            <text:p>[b]46. [url=https://www.doomworld.com/idgames/levels/doom2/Ports/g-i/hg]Hell Ground[/url][/b] (2009) [sup][[b]40[/b]: Cynical: 8, Chamelenoel: 7, antares031: 5, WH-Wilou84: 2, darkreaver: 1, Polri: 2, Pierrot: 4, Demion: 5, Boy: 3, SCF: 1, whybmonotacrab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0] &gt; 0; &quot;[b]&quot; &amp; [Numbers.B50] &amp; &quot;. &quot; &amp; &quot;[url=&quot; &amp; [Numbers.E50] &amp; &quot;]&quot; &amp; [Numbers.D50] &amp; &quot;[/url][/b] (&quot; &amp; [Numbers.F50] &amp; &quot;) [sup][[b]&quot; &amp; [Numbers.C50] &amp; &quot;[/b]: &quot; &amp; [Numbers.H50] &amp; &quot;][/sup]&quot;; &quot;&quot;)" office:value-type="string" office:string-value="[b]47. [url=https://www.doomworld.com/idgames/levels/doom2/Ports/d-f/equinox]Equinox[/url][/b] (2001) [sup][[b]39[/b]: Sky: 5, Grazza: 9, ella guro: 5, A.H. Sankhatayan: 10, AtticTelephone: 5, Boy: 5][/sup]" calcext:value-type="string">
            <text:p>[b]47. [url=https://www.doomworld.com/idgames/levels/doom2/Ports/d-f/equinox]Equinox[/url][/b] (2001) [sup][[b]39[/b]: Sky: 5, Grazza: 9, ella guro: 5, A.H. Sankhatayan: 10, AtticTelephone: 5, Boy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1] &gt; 0; &quot;[b]&quot; &amp; [Numbers.B51] &amp; &quot;. &quot; &amp; &quot;[url=&quot; &amp; [Numbers.E51] &amp; &quot;]&quot; &amp; [Numbers.D51] &amp; &quot;[/url][/b] (&quot; &amp; [Numbers.F51] &amp; &quot;) [sup][[b]&quot; &amp; [Numbers.C51] &amp; &quot;[/b]: &quot; &amp; [Numbers.H51] &amp; &quot;][/sup]&quot;; &quot;&quot;)" office:value-type="string" office:string-value="[b]47. [url=https://www.doomworld.com/idgames/levels/doom2/Ports/s-u/stardate]Stardate 20X6[/url][/b] (2013) [sup][[b]39[/b]: MFG38: 6, WH-Wilou84: 3, Talvi: 1, GarrettChan: 7, bemused: 3, Nirvana: 6, Nazgul9: 1, rd: 4, Hansen79: 5, Snikle: 3][/sup]" calcext:value-type="string">
            <text:p>[b]47. [url=https://www.doomworld.com/idgames/levels/doom2/Ports/s-u/stardate]Stardate 20X6[/url][/b] (2013) [sup][[b]39[/b]: MFG38: 6, WH-Wilou84: 3, Talvi: 1, GarrettChan: 7, bemused: 3, Nirvana: 6, Nazgul9: 1, rd: 4, Hansen79: 5, Snikle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2] &gt; 0; &quot;[b]&quot; &amp; [Numbers.B52] &amp; &quot;. &quot; &amp; &quot;[url=&quot; &amp; [Numbers.E52] &amp; &quot;]&quot; &amp; [Numbers.D52] &amp; &quot;[/url][/b] (&quot; &amp; [Numbers.F52] &amp; &quot;) [sup][[b]&quot; &amp; [Numbers.C52] &amp; &quot;[/b]: &quot; &amp; [Numbers.H52] &amp; &quot;][/sup]&quot;; &quot;&quot;)" office:value-type="string" office:string-value="[b]49. [url=https://doomwiki.org/wiki/Cyberdreams]Cyberdreams[/url][/b] (1998) [sup][[b]38[/b]: 42PercentHealth: 3, ShoDemo: 1, 7hm: 7, justsomemusicguy: 3, bonnie: 7, NoisyVelvet: 4, TheNerdTurtle2: 3, termrork: 5, AtticTelephone: 5][/sup]" calcext:value-type="string">
            <text:p>[b]49. [url=https://doomwiki.org/wiki/Cyberdreams]Cyberdreams[/url][/b] (1998) [sup][[b]38[/b]: 42PercentHealth: 3, ShoDemo: 1, 7hm: 7, justsomemusicguy: 3, bonnie: 7, NoisyVelvet: 4, TheNerdTurtle2: 3, termrork: 5,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3] &gt; 0; &quot;[b]&quot; &amp; [Numbers.B53] &amp; &quot;. &quot; &amp; &quot;[url=&quot; &amp; [Numbers.E53] &amp; &quot;]&quot; &amp; [Numbers.D53] &amp; &quot;[/url][/b] (&quot; &amp; [Numbers.F53] &amp; &quot;) [sup][[b]&quot; &amp; [Numbers.C53] &amp; &quot;[/b]: &quot; &amp; [Numbers.H53] &amp; &quot;][/sup]&quot;; &quot;&quot;)" office:value-type="string" office:string-value="[b]50. [url=https://doomwiki.org/wiki/Icarus:_Alien_Vanguard]Icarus: Alien Vanguard[/url][/b] (1996) [sup][[b]36[/b]: Ralphis: 6, Grazza: 8, T-Rex: 3, valkiriforce: 8, A.H. Sankhatayan: 10, Dimon12321: 1][/sup]" calcext:value-type="string">
            <text:p>[b]50. [url=https://doomwiki.org/wiki/Icarus:_Alien_Vanguard]Icarus: Alien Vanguard[/url][/b] (1996) [sup][[b]36[/b]: Ralphis: 6, Grazza: 8, T-Rex: 3, valkiriforce: 8, A.H. Sankhatayan: 10, Dimon12321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4] &gt; 0; &quot;[b]&quot; &amp; [Numbers.B54] &amp; &quot;. &quot; &amp; &quot;[url=&quot; &amp; [Numbers.E54] &amp; &quot;]&quot; &amp; [Numbers.D54] &amp; &quot;[/url][/b] (&quot; &amp; [Numbers.F54] &amp; &quot;) [sup][[b]&quot; &amp; [Numbers.C54] &amp; &quot;[/b]: &quot; &amp; [Numbers.H54] &amp; &quot;][/sup]&quot;; &quot;&quot;)" office:value-type="string" office:string-value="[b]51. [url=https://www.doomworld.com/idgames/levels/doom2/Ports/megawads/prcp]Plutonia: Revisited Community Project[/url][/b] (2011) [sup][[b]35[/b]: Nine Inch Heels: 3, Paul977: 10, bLOCKbOYgAMES: 3, Altima: 5, NoisyVelvet: 3, Odal: 7, Polri: 3, Scorpius: 1][/sup]" calcext:value-type="string">
            <text:p>[b]51. [url=https://www.doomworld.com/idgames/levels/doom2/Ports/megawads/prcp]Plutonia: Revisited Community Project[/url][/b] (2011) [sup][[b]35[/b]: Nine Inch Heels: 3, Paul977: 10, bLOCKbOYgAMES: 3, Altima: 5, NoisyVelvet: 3, Odal: 7, Polri: 3, Scorpiu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5] &gt; 0; &quot;[b]&quot; &amp; [Numbers.B55] &amp; &quot;. &quot; &amp; &quot;[url=&quot; &amp; [Numbers.E55] &amp; &quot;]&quot; &amp; [Numbers.D55] &amp; &quot;[/url][/b] (&quot; &amp; [Numbers.F55] &amp; &quot;) [sup][[b]&quot; &amp; [Numbers.C55] &amp; &quot;[/b]: &quot; &amp; [Numbers.H55] &amp; &quot;][/sup]&quot;; &quot;&quot;)" office:value-type="string" office:string-value="[b]52. [url=https://www.doomworld.com/idgames/levels/doom2/Ports/a-c/breach]Breach[/url][/b] (2015) [sup][[b]33[/b]: Jaws In Space: 7, Dime: 10, guitardz: 2, Nancsi: 1, Jaromir Bergmann: 4, smeghammer: 3, TheGreenZap: 6][/sup]" calcext:value-type="string">
            <text:p>[b]52. [url=https://www.doomworld.com/idgames/levels/doom2/Ports/a-c/breach]Breach[/url][/b] (2015) [sup][[b]33[/b]: Jaws In Space: 7, Dime: 10, guitardz: 2, Nancsi: 1, Jaromir Bergmann: 4, smeghammer: 3, TheGreenZap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6] &gt; 0; &quot;[b]&quot; &amp; [Numbers.B56] &amp; &quot;. &quot; &amp; &quot;[url=&quot; &amp; [Numbers.E56] &amp; &quot;]&quot; &amp; [Numbers.D56] &amp; &quot;[/url][/b] (&quot; &amp; [Numbers.F56] &amp; &quot;) [sup][[b]&quot; &amp; [Numbers.C56] &amp; &quot;[/b]: &quot; &amp; [Numbers.H56] &amp; &quot;][/sup]&quot;; &quot;&quot;)" office:value-type="string" office:string-value="[b]52. [url=http://www.doom2.net/doom2/wads/DWANGO5.ZIP]Dwango5[/url][/b] (1995) [sup][[b]33[/b]: Doomkid: 10, Ralphis: 7, antares031: 8, toxic.rat: 8][/sup]" calcext:value-type="string">
            <text:p>[b]52. [url=http://www.doom2.net/doom2/wads/DWANGO5.ZIP]Dwango5[/url][/b] (1995) [sup][[b]33[/b]: Doomkid: 10, Ralphis: 7, antares031: 8, toxic.rat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7] &gt; 0; &quot;[b]&quot; &amp; [Numbers.B57] &amp; &quot;. &quot; &amp; &quot;[url=&quot; &amp; [Numbers.E57] &amp; &quot;]&quot; &amp; [Numbers.D57] &amp; &quot;[/url][/b] (&quot; &amp; [Numbers.F57] &amp; &quot;) [sup][[b]&quot; &amp; [Numbers.C57] &amp; &quot;[/b]: &quot; &amp; [Numbers.H57] &amp; &quot;][/sup]&quot;; &quot;&quot;)" office:value-type="string" office:string-value="[b]52. [url=https://www.doomworld.com/idgames/levels/doom2/Ports/s-u/swtw]Swim With the Whales[/url][/b] (2013) [sup][[b]33[/b]: WH-Wilou84: 2, Nate River: 9, Soundblock: 3, Lazorinc: 6, Nirvana: 10, NoisyVelvet: 3][/sup]" calcext:value-type="string">
            <text:p>[b]52. [url=https://www.doomworld.com/idgames/levels/doom2/Ports/s-u/swtw]Swim With the Whales[/url][/b] (2013) [sup][[b]33[/b]: WH-Wilou84: 2, Nate River: 9, Soundblock: 3, Lazorinc: 6, Nirvana: 10, NoisyVelve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8] &gt; 0; &quot;[b]&quot; &amp; [Numbers.B58] &amp; &quot;. &quot; &amp; &quot;[url=&quot; &amp; [Numbers.E58] &amp; &quot;]&quot; &amp; [Numbers.D58] &amp; &quot;[/url][/b] (&quot; &amp; [Numbers.F58] &amp; &quot;) [sup][[b]&quot; &amp; [Numbers.C58] &amp; &quot;[/b]: &quot; &amp; [Numbers.H58] &amp; &quot;][/sup]&quot;; &quot;&quot;)" office:value-type="string" office:string-value="[b]55. [url=https://doomwiki.org/wiki/Brutal_Doom:_Hell_on_Earth_Starter_Pack]Brutal Doom: Hell on Earth Starter Pack (Extermination Day)[/url][/b] (2015) [sup][[b]31[/b]: TechnoDoomed1: 9, Squadallah: 8, DoomDork: 2, Deflektor: 4, behemoth_667: 6, TJG1289: 2][/sup]" calcext:value-type="string">
            <text:p>[b]55. [url=https://doomwiki.org/wiki/Brutal_Doom:_Hell_on_Earth_Starter_Pack]Brutal Doom: Hell on Earth Starter Pack (Extermination Day)[/url][/b] (2015) [sup][[b]31[/b]: TechnoDoomed1: 9, Squadallah: 8, DoomDork: 2, Deflektor: 4, behemoth_667: 6, TJG1289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9] &gt; 0; &quot;[b]&quot; &amp; [Numbers.B59] &amp; &quot;. &quot; &amp; &quot;[url=&quot; &amp; [Numbers.E59] &amp; &quot;]&quot; &amp; [Numbers.D59] &amp; &quot;[/url][/b] (&quot; &amp; [Numbers.F59] &amp; &quot;) [sup][[b]&quot; &amp; [Numbers.C59] &amp; &quot;[/b]: &quot; &amp; [Numbers.H59] &amp; &quot;][/sup]&quot;; &quot;&quot;)" office:value-type="string" office:string-value="[b]55. [url=https://doomwiki.org/wiki/Chillax]Chillax[/url][/b] (2010) [sup][[b]31[/b]: Nine Inch Heels: 4, AnonimVio: 5, fveitsi: 5, Outrageous Videos: 3, Simomarchi: 2, Gaia74: 5, maxmanium: 1, waciej: 6][/sup]" calcext:value-type="string">
            <text:p>[b]55. [url=https://doomwiki.org/wiki/Chillax]Chillax[/url][/b] (2010) [sup][[b]31[/b]: Nine Inch Heels: 4, AnonimVio: 5, fveitsi: 5, Outrageous Videos: 3, Simomarchi: 2, Gaia74: 5, maxmanium: 1, waciej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0] &gt; 0; &quot;[b]&quot; &amp; [Numbers.B60] &amp; &quot;. &quot; &amp; &quot;[url=&quot; &amp; [Numbers.E60] &amp; &quot;]&quot; &amp; [Numbers.D60] &amp; &quot;[/url][/b] (&quot; &amp; [Numbers.F60] &amp; &quot;) [sup][[b]&quot; &amp; [Numbers.C60] &amp; &quot;[/b]: &quot; &amp; [Numbers.H60] &amp; &quot;][/sup]&quot;; &quot;&quot;)" office:value-type="string" office:string-value="[b]57. [url=https://doomwiki.org/wiki/2002_A_Doom_Odyssey]2002: A Doom Odyssey[/url][/b] (2002) [sup][[b]30[/b]: soner du: 4, Philnemba: 8, tmorrow: 2, Red-XIII: 3, joepallai: 1, SilverMiner: 6, smeghammer: 3, Endless: 1, vdgg: 1, cannonball: 1][/sup]" calcext:value-type="string">
            <text:p>[b]57. [url=https://doomwiki.org/wiki/2002_A_Doom_Odyssey]2002: A Doom Odyssey[/url][/b] (2002) [sup][[b]30[/b]: soner du: 4, Philnemba: 8, tmorrow: 2, Red-XIII: 3, joepallai: 1, SilverMiner: 6, smeghammer: 3, Endless: 1, vdgg: 1, cannonball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1] &gt; 0; &quot;[b]&quot; &amp; [Numbers.B61] &amp; &quot;. &quot; &amp; &quot;[url=&quot; &amp; [Numbers.E61] &amp; &quot;]&quot; &amp; [Numbers.D61] &amp; &quot;[/url][/b] (&quot; &amp; [Numbers.F61] &amp; &quot;) [sup][[b]&quot; &amp; [Numbers.C61] &amp; &quot;[/b]: &quot; &amp; [Numbers.H61] &amp; &quot;][/sup]&quot;; &quot;&quot;)" office:value-type="string" office:string-value="[b]57. [url=https://www.doomworld.com/idgames/levels/doom/Ports/d-f/e1m8b]Tech Gone Bad[/url][/b] (2016) [sup][[b]30[/b]: Jaws In Space: 5, guitardz: 5, Nancsi: 8, Diabolución: 5, Jaromir Bergmann: 1, Marn: 5, DooM Bear: 1][/sup]" calcext:value-type="string">
            <text:p>[b]57. [url=https://www.doomworld.com/idgames/levels/doom/Ports/d-f/e1m8b]Tech Gone Bad[/url][/b] (2016) [sup][[b]30[/b]: Jaws In Space: 5, guitardz: 5, Nancsi: 8, Diabolución: 5, Jaromir Bergmann: 1, Marn: 5, DooM Bear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2] &gt; 0; &quot;[b]&quot; &amp; [Numbers.B62] &amp; &quot;. &quot; &amp; &quot;[url=&quot; &amp; [Numbers.E62] &amp; &quot;]&quot; &amp; [Numbers.D62] &amp; &quot;[/url][/b] (&quot; &amp; [Numbers.F62] &amp; &quot;) [sup][[b]&quot; &amp; [Numbers.C62] &amp; &quot;[/b]: &quot; &amp; [Numbers.H62] &amp; &quot;][/sup]&quot;; &quot;&quot;)" office:value-type="string" office:string-value="[b]57. [url=https://www.doomworld.com/idgames/levels/doom2/Ports/s-u/tutnt]The Ultimate Torment &amp; Torture[/url][/b] (2007) [sup][[b]30[/b]: HyperLuke: 8, Talvi: 4, Greyenko: 4, TechnoDoomed1: 2, TheMightyHeracross: 3, Ziad EL Zein: 5, Ivory Duke: 4][/sup]" calcext:value-type="string">
            <text:p>[b]57. [url=https://www.doomworld.com/idgames/levels/doom2/Ports/s-u/tutnt]The Ultimate Torment &amp; Torture[/url][/b] (2007) [sup][[b]30[/b]: HyperLuke: 8, Talvi: 4, Greyenko: 4, TechnoDoomed1: 2, TheMightyHeracross: 3, Ziad EL Zein: 5, Ivory Duke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3] &gt; 0; &quot;[b]&quot; &amp; [Numbers.B63] &amp; &quot;. &quot; &amp; &quot;[url=&quot; &amp; [Numbers.E63] &amp; &quot;]&quot; &amp; [Numbers.D63] &amp; &quot;[/url][/b] (&quot; &amp; [Numbers.F63] &amp; &quot;) [sup][[b]&quot; &amp; [Numbers.C63] &amp; &quot;[/b]: &quot; &amp; [Numbers.H63] &amp; &quot;][/sup]&quot;; &quot;&quot;)" office:value-type="string" office:string-value="[b]60. [url=https://www.doomworld.com/idgames/levels/doom2/Ports/d-f/distrbia]Disturbia[/url][/b] (2008) [sup][[b]29[/b]: Sky: 7, darkreaver: 10, Roofi: 6, Paul977: 6][/sup]" calcext:value-type="string">
            <text:p>[b]60. [url=https://www.doomworld.com/idgames/levels/doom2/Ports/d-f/distrbia]Disturbia[/url][/b] (2008) [sup][[b]29[/b]: Sky: 7, darkreaver: 10, Roofi: 6, Paul977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4] &gt; 0; &quot;[b]&quot; &amp; [Numbers.B64] &amp; &quot;. &quot; &amp; &quot;[url=&quot; &amp; [Numbers.E64] &amp; &quot;]&quot; &amp; [Numbers.D64] &amp; &quot;[/url][/b] (&quot; &amp; [Numbers.F64] &amp; &quot;) [sup][[b]&quot; &amp; [Numbers.C64] &amp; &quot;[/b]: &quot; &amp; [Numbers.H64] &amp; &quot;][/sup]&quot;; &quot;&quot;)" office:value-type="string" office:string-value="[b]60. [url=https://www.doomworld.com/forum/topic/120175-heartland-an-episode-for-the-eternity-engine-rc3-out/]Heartland[/url][/b] (2021) [sup][[b]29[/b]: ReaperAA: 8, MtPain27: 3, TJG1289: 2, i suck at nicknames: 8, GratefulName: 8][/sup]" calcext:value-type="string">
            <text:p>[b]60. [url=https://www.doomworld.com/forum/topic/120175-heartland-an-episode-for-the-eternity-engine-rc3-out/]Heartland[/url][/b] (2021) [sup][[b]29[/b]: ReaperAA: 8, MtPain27: 3, TJG1289: 2, i suck at nicknames: 8, GratefulName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5] &gt; 0; &quot;[b]&quot; &amp; [Numbers.B65] &amp; &quot;. &quot; &amp; &quot;[url=&quot; &amp; [Numbers.E65] &amp; &quot;]&quot; &amp; [Numbers.D65] &amp; &quot;[/url][/b] (&quot; &amp; [Numbers.F65] &amp; &quot;) [sup][[b]&quot; &amp; [Numbers.C65] &amp; &quot;[/b]: &quot; &amp; [Numbers.H65] &amp; &quot;][/sup]&quot;; &quot;&quot;)" office:value-type="string" office:string-value="[b]60. [url=https://www.doomworld.com/forum/topic/105215-lost-civilization-22-map-fun-and-nonlinear-megawad-now-with-download-link/]Lost Civilization[/url][/b] (2019) [sup][[b]29[/b]: OniriA: 9, rd: 6, Endless: 8, Snikle: 6][/sup]" calcext:value-type="string">
            <text:p>[b]60. [url=https://www.doomworld.com/forum/topic/105215-lost-civilization-22-map-fun-and-nonlinear-megawad-now-with-download-link/]Lost Civilization[/url][/b] (2019) [sup][[b]29[/b]: OniriA: 9, rd: 6, Endless: 8, Snikle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6] &gt; 0; &quot;[b]&quot; &amp; [Numbers.B66] &amp; &quot;. &quot; &amp; &quot;[url=&quot; &amp; [Numbers.E66] &amp; &quot;]&quot; &amp; [Numbers.D66] &amp; &quot;[/url][/b] (&quot; &amp; [Numbers.F66] &amp; &quot;) [sup][[b]&quot; &amp; [Numbers.C66] &amp; &quot;[/b]: &quot; &amp; [Numbers.H66] &amp; &quot;][/sup]&quot;; &quot;&quot;)" office:value-type="string" office:string-value="[b]60. [url=https://www.doomworld.com/idgames/levels/doom2/Ports/s-u/unloved]Unloved[/url][/b] (2010) [sup][[b]29[/b]: MFG38: 1, everennui: 8, bonnie: 10, TechnoDoomed1: 3, Payload4367: 2, Dimon12321: 5][/sup]" calcext:value-type="string">
            <text:p>[b]60. [url=https://www.doomworld.com/idgames/levels/doom2/Ports/s-u/unloved]Unloved[/url][/b] (2010) [sup][[b]29[/b]: MFG38: 1, everennui: 8, bonnie: 10, TechnoDoomed1: 3, Payload4367: 2, Dimon12321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7] &gt; 0; &quot;[b]&quot; &amp; [Numbers.B67] &amp; &quot;. &quot; &amp; &quot;[url=&quot; &amp; [Numbers.E67] &amp; &quot;]&quot; &amp; [Numbers.D67] &amp; &quot;[/url][/b] (&quot; &amp; [Numbers.F67] &amp; &quot;) [sup][[b]&quot; &amp; [Numbers.C67] &amp; &quot;[/b]: &quot; &amp; [Numbers.H67] &amp; &quot;][/sup]&quot;; &quot;&quot;)" office:value-type="string" office:string-value="[b]64. [url=https://www.doomworld.com/forum/topic/109216-doom-zero-launch-and-celebrating-25-years-of-doom-ii/]Doom Zero[/url][/b] (2019) [sup][[b]28[/b]: ReaperAA: 3, maxmanium: 2, CinnamonKilljoy: 8, Warrex: 10, Horus: 2, Azure_Horror: 3][/sup]" calcext:value-type="string">
            <text:p>[b]64. [url=https://www.doomworld.com/forum/topic/109216-doom-zero-launch-and-celebrating-25-years-of-doom-ii/]Doom Zero[/url][/b] (2019) [sup][[b]28[/b]: ReaperAA: 3, maxmanium: 2, CinnamonKilljoy: 8, Warrex: 10, Horus: 2, Azure_Horro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8] &gt; 0; &quot;[b]&quot; &amp; [Numbers.B68] &amp; &quot;. &quot; &amp; &quot;[url=&quot; &amp; [Numbers.E68] &amp; &quot;]&quot; &amp; [Numbers.D68] &amp; &quot;[/url][/b] (&quot; &amp; [Numbers.F68] &amp; &quot;) [sup][[b]&quot; &amp; [Numbers.C68] &amp; &quot;[/b]: &quot; &amp; [Numbers.H68] &amp; &quot;][/sup]&quot;; &quot;&quot;)" office:value-type="string" office:string-value="[b]65. [url=https://www.doomworld.com/forum/topic/92574-dimension-of-the-boomed/]Dimension of the Boomed[/url][/b] (2018) [sup][[b]27[/b]: Ivory Duke: 7, Hansen79: 4, SOSU: 2, Ryath: 5, SCF: 2, GratefulName: 2, Uncle 80: 5][/sup]" calcext:value-type="string">
            <text:p>[b]65. [url=https://www.doomworld.com/forum/topic/92574-dimension-of-the-boomed/]Dimension of the Boomed[/url][/b] (2018) [sup][[b]27[/b]: Ivory Duke: 7, Hansen79: 4, SOSU: 2, Ryath: 5, SCF: 2, GratefulName: 2, Uncle 80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9] &gt; 0; &quot;[b]&quot; &amp; [Numbers.B69] &amp; &quot;. &quot; &amp; &quot;[url=&quot; &amp; [Numbers.E69] &amp; &quot;]&quot; &amp; [Numbers.D69] &amp; &quot;[/url][/b] (&quot; &amp; [Numbers.F69] &amp; &quot;) [sup][[b]&quot; &amp; [Numbers.C69] &amp; &quot;[/b]: &quot; &amp; [Numbers.H69] &amp; &quot;][/sup]&quot;; &quot;&quot;)" office:value-type="string" office:string-value="[b]65. [url=https://www.doomworld.com/idgames/levels/doom2/Ports/m-o/miasma]Miasma[/url][/b] (2016) [sup][[b]27[/b]: WH-Wilou84: 1, Soundblock: 2, Nirvana: 9, NoisyVelvet: 1, Willy W.: 7, jerk-o: 7][/sup]" calcext:value-type="string">
            <text:p>[b]65. [url=https://www.doomworld.com/idgames/levels/doom2/Ports/m-o/miasma]Miasma[/url][/b] (2016) [sup][[b]27[/b]: WH-Wilou84: 1, Soundblock: 2, Nirvana: 9, NoisyVelvet: 1, Willy W.: 7, jerk-o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0] &gt; 0; &quot;[b]&quot; &amp; [Numbers.B70] &amp; &quot;. &quot; &amp; &quot;[url=&quot; &amp; [Numbers.E70] &amp; &quot;]&quot; &amp; [Numbers.D70] &amp; &quot;[/url][/b] (&quot; &amp; [Numbers.F70] &amp; &quot;) [sup][[b]&quot; &amp; [Numbers.C70] &amp; &quot;[/b]: &quot; &amp; [Numbers.H70] &amp; &quot;][/sup]&quot;; &quot;&quot;)" office:value-type="string" office:string-value="[b]67. [url=https://www.doomworld.com/idgames/themes/batman/batman]Batman Doom[/url][/b] (1999) [sup][[b]26[/b]: yakfak: 8, JudgeDeadd: 4, soner du: 10, Uncle 80: 4][/sup]" calcext:value-type="string">
            <text:p>[b]67. [url=https://www.doomworld.com/idgames/themes/batman/batman]Batman Doom[/url][/b] (1999) [sup][[b]26[/b]: yakfak: 8, JudgeDeadd: 4, soner du: 10, Uncle 80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1] &gt; 0; &quot;[b]&quot; &amp; [Numbers.B71] &amp; &quot;. &quot; &amp; &quot;[url=&quot; &amp; [Numbers.E71] &amp; &quot;]&quot; &amp; [Numbers.D71] &amp; &quot;[/url][/b] (&quot; &amp; [Numbers.F71] &amp; &quot;) [sup][[b]&quot; &amp; [Numbers.C71] &amp; &quot;[/b]: &quot; &amp; [Numbers.H71] &amp; &quot;][/sup]&quot;; &quot;&quot;)" office:value-type="string" office:string-value="[b]67. [url=https://www.doomworld.com/idgames/levels/doom2/megawads/zone300]Zone 300[/url][/b] (2013) [sup][[b]26[/b]: Voltcom9: 8, Soundblock: 3, purist: 3, maxmanium: 8, ASaltShaker: 4][/sup]" calcext:value-type="string">
            <text:p>[b]67. [url=https://www.doomworld.com/idgames/levels/doom2/megawads/zone300]Zone 300[/url][/b] (2013) [sup][[b]26[/b]: Voltcom9: 8, Soundblock: 3, purist: 3, maxmanium: 8, ASaltShak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2] &gt; 0; &quot;[b]&quot; &amp; [Numbers.B72] &amp; &quot;. &quot; &amp; &quot;[url=&quot; &amp; [Numbers.E72] &amp; &quot;]&quot; &amp; [Numbers.D72] &amp; &quot;[/url][/b] (&quot; &amp; [Numbers.F72] &amp; &quot;) [sup][[b]&quot; &amp; [Numbers.C72] &amp; &quot;[/b]: &quot; &amp; [Numbers.H72] &amp; &quot;][/sup]&quot;; &quot;&quot;)" office:value-type="string" office:string-value="[b]69. [url=https://www.doomworld.com/idgames/levels/doom2/megawads/rudy2]Rowdy Rudy II: POWERTRIP![/url][/b] (2020) [sup][[b]25[/b]: Dimon12321: 10, Azure_Horror: 5, TheGreenZap: 10][/sup]" calcext:value-type="string">
            <text:p>[b]69. [url=https://www.doomworld.com/idgames/levels/doom2/megawads/rudy2]Rowdy Rudy II: POWERTRIP![/url][/b] (2020) [sup][[b]25[/b]: Dimon12321: 10, Azure_Horror: 5, TheGreenZap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3] &gt; 0; &quot;[b]&quot; &amp; [Numbers.B73] &amp; &quot;. &quot; &amp; &quot;[url=&quot; &amp; [Numbers.E73] &amp; &quot;]&quot; &amp; [Numbers.D73] &amp; &quot;[/url][/b] (&quot; &amp; [Numbers.F73] &amp; &quot;) [sup][[b]&quot; &amp; [Numbers.C73] &amp; &quot;[/b]: &quot; &amp; [Numbers.H73] &amp; &quot;][/sup]&quot;; &quot;&quot;)" office:value-type="string" office:string-value="[b]69. [url=https://www.doomworld.com/idgames/levels/doom2/Ports/megawads/sf2012]Slaughterfest 2012[/url][/b] (2013) [sup][[b]25[/b]: HyperLuke: 1, Outrageous Videos: 1, bemused: 2, Apaul27: 8, tmorrow: 3, Arbys550: 3, Simomarchi: 6, maxmanium: 1][/sup]" calcext:value-type="string">
            <text:p>[b]69. [url=https://www.doomworld.com/idgames/levels/doom2/Ports/megawads/sf2012]Slaughterfest 2012[/url][/b] (2013) [sup][[b]25[/b]: HyperLuke: 1, Outrageous Videos: 1, bemused: 2, Apaul27: 8, tmorrow: 3, Arbys550: 3, Simomarchi: 6, maxmanium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4] &gt; 0; &quot;[b]&quot; &amp; [Numbers.B74] &amp; &quot;. &quot; &amp; &quot;[url=&quot; &amp; [Numbers.E74] &amp; &quot;]&quot; &amp; [Numbers.D74] &amp; &quot;[/url][/b] (&quot; &amp; [Numbers.F74] &amp; &quot;) [sup][[b]&quot; &amp; [Numbers.C74] &amp; &quot;[/b]: &quot; &amp; [Numbers.H74] &amp; &quot;][/sup]&quot;; &quot;&quot;)" office:value-type="string" office:string-value="[b]69. [url=https://www.doomworld.com/idgames/levels/doom2/Ports/megawads/zdcmp2]ZDoom Community Map Project II[/url][/b] (2014) [sup][[b]25[/b]: Graf Zahl: 10, Phobus: 9, TechnoDoomed1: 6][/sup]" calcext:value-type="string">
            <text:p>[b]69. [url=https://www.doomworld.com/idgames/levels/doom2/Ports/megawads/zdcmp2]ZDoom Community Map Project II[/url][/b] (2014) [sup][[b]25[/b]: Graf Zahl: 10, Phobus: 9, TechnoDoomed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5] &gt; 0; &quot;[b]&quot; &amp; [Numbers.B75] &amp; &quot;. &quot; &amp; &quot;[url=&quot; &amp; [Numbers.E75] &amp; &quot;]&quot; &amp; [Numbers.D75] &amp; &quot;[/url][/b] (&quot; &amp; [Numbers.F75] &amp; &quot;) [sup][[b]&quot; &amp; [Numbers.C75] &amp; &quot;[/b]: &quot; &amp; [Numbers.H75] &amp; &quot;][/sup]&quot;; &quot;&quot;)" office:value-type="string" office:string-value="[b]72. [url=https://www.doomworld.com/idgames/levels/doom2/Ports/megawads/ngmvmt2]Newgothic Movement 2[/url][/b] (2017) [sup][[b]24[/b]: Nine Inch Heels: 8, ShoDemo: 2, Outrageous Videos: 9, Nazgul9: 5][/sup]" calcext:value-type="string">
            <text:p>[b]72. [url=https://www.doomworld.com/idgames/levels/doom2/Ports/megawads/ngmvmt2]Newgothic Movement 2[/url][/b] (2017) [sup][[b]24[/b]: Nine Inch Heels: 8, ShoDemo: 2, Outrageous Videos: 9, Nazgul9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6] &gt; 0; &quot;[b]&quot; &amp; [Numbers.B76] &amp; &quot;. &quot; &amp; &quot;[url=&quot; &amp; [Numbers.E76] &amp; &quot;]&quot; &amp; [Numbers.D76] &amp; &quot;[/url][/b] (&quot; &amp; [Numbers.F76] &amp; &quot;) [sup][[b]&quot; &amp; [Numbers.C76] &amp; &quot;[/b]: &quot; &amp; [Numbers.H76] &amp; &quot;][/sup]&quot;; &quot;&quot;)" office:value-type="string" office:string-value="[b]72. [url=http://www.mustaine.com/about/video-game-work/perditions-gate/]Perdition's Gate[/url][/b] (1996) [sup][[b]24[/b]: Vorpal: 5, Nate River: 1, bonnie: 10, P41R47: 3, E.M.: 5][/sup]" calcext:value-type="string">
            <text:p>[b]72. [url=http://www.mustaine.com/about/video-game-work/perditions-gate/]Perdition's Gate[/url][/b] (1996) [sup][[b]24[/b]: Vorpal: 5, Nate River: 1, bonnie: 10, P41R47: 3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7] &gt; 0; &quot;[b]&quot; &amp; [Numbers.B77] &amp; &quot;. &quot; &amp; &quot;[url=&quot; &amp; [Numbers.E77] &amp; &quot;]&quot; &amp; [Numbers.D77] &amp; &quot;[/url][/b] (&quot; &amp; [Numbers.F77] &amp; &quot;) [sup][[b]&quot; &amp; [Numbers.C77] &amp; &quot;[/b]: &quot; &amp; [Numbers.H77] &amp; &quot;][/sup]&quot;; &quot;&quot;)" office:value-type="string" office:string-value="[b]72. [url=https://www.doomworld.com/idgames/levels/doom2/Ports/v-z/violence]Violence[/url][/b] (2015) [sup][[b]24[/b]: Chamelenoel: 10, everennui: 4, Nate River: 2, Lorenz0: 4, rd: 4][/sup]" calcext:value-type="string">
            <text:p>[b]72. [url=https://www.doomworld.com/idgames/levels/doom2/Ports/v-z/violence]Violence[/url][/b] (2015) [sup][[b]24[/b]: Chamelenoel: 10, everennui: 4, Nate River: 2, Lorenz0: 4, r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8] &gt; 0; &quot;[b]&quot; &amp; [Numbers.B78] &amp; &quot;. &quot; &amp; &quot;[url=&quot; &amp; [Numbers.E78] &amp; &quot;]&quot; &amp; [Numbers.D78] &amp; &quot;[/url][/b] (&quot; &amp; [Numbers.F78] &amp; &quot;) [sup][[b]&quot; &amp; [Numbers.C78] &amp; &quot;[/b]: &quot; &amp; [Numbers.H78] &amp; &quot;][/sup]&quot;; &quot;&quot;)" office:value-type="string" office:string-value="[b]75. [url=https://www.doomworld.com/idgames/levels/doom2/Ports/a-c/crumpets]Crumpets[/url][/b] (2015) [sup][[b]23[/b]: everennui: 2, Nate River: 8, Nirvana: 1, VanaheimRanger: 5, whybmonotacrab: 7][/sup]" calcext:value-type="string">
            <text:p>[b]75. [url=https://www.doomworld.com/idgames/levels/doom2/Ports/a-c/crumpets]Crumpets[/url][/b] (2015) [sup][[b]23[/b]: everennui: 2, Nate River: 8, Nirvana: 1, VanaheimRanger: 5, whybmonotacrab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9] &gt; 0; &quot;[b]&quot; &amp; [Numbers.B79] &amp; &quot;. &quot; &amp; &quot;[url=&quot; &amp; [Numbers.E79] &amp; &quot;]&quot; &amp; [Numbers.D79] &amp; &quot;[/url][/b] (&quot; &amp; [Numbers.F79] &amp; &quot;) [sup][[b]&quot; &amp; [Numbers.C79] &amp; &quot;[/b]: &quot; &amp; [Numbers.H79] &amp; &quot;][/sup]&quot;; &quot;&quot;)" office:value-type="string" office:string-value="[b]75. [url=http://www.moddb.com/games/doom-ii/addons/eternal-slumber-party-v2]Eternal Slumber Party[/url][/b] (2015) [sup][[b]23[/b]: Roofi: 10, Outrageous Videos: 8, Grain of Salt: 4, Simomarchi: 1][/sup]" calcext:value-type="string">
            <text:p>[b]75. [url=http://www.moddb.com/games/doom-ii/addons/eternal-slumber-party-v2]Eternal Slumber Party[/url][/b] (2015) [sup][[b]23[/b]: Roofi: 10, Outrageous Videos: 8, Grain of Salt: 4, Simomarch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0] &gt; 0; &quot;[b]&quot; &amp; [Numbers.B80] &amp; &quot;. &quot; &amp; &quot;[url=&quot; &amp; [Numbers.E80] &amp; &quot;]&quot; &amp; [Numbers.D80] &amp; &quot;[/url][/b] (&quot; &amp; [Numbers.F80] &amp; &quot;) [sup][[b]&quot; &amp; [Numbers.C80] &amp; &quot;[/b]: &quot; &amp; [Numbers.H80] &amp; &quot;][/sup]&quot;; &quot;&quot;)" office:value-type="string" office:string-value="[b]77. [url=https://www.doomworld.com/idgames/levels/doom2/Ports/a-c/bauhaus]Bauhaus[/url][/b] (2014) [sup][[b]22[/b]: ella guro: 9, 7hm: 5, Grain of Salt: 3, NoisyVelvet: 1, vdgg: 4][/sup]" calcext:value-type="string">
            <text:p>[b]77. [url=https://www.doomworld.com/idgames/levels/doom2/Ports/a-c/bauhaus]Bauhaus[/url][/b] (2014) [sup][[b]22[/b]: ella guro: 9, 7hm: 5, Grain of Salt: 3, NoisyVelvet: 1, vdgg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1] &gt; 0; &quot;[b]&quot; &amp; [Numbers.B81] &amp; &quot;. &quot; &amp; &quot;[url=&quot; &amp; [Numbers.E81] &amp; &quot;]&quot; &amp; [Numbers.D81] &amp; &quot;[/url][/b] (&quot; &amp; [Numbers.F81] &amp; &quot;) [sup][[b]&quot; &amp; [Numbers.C81] &amp; &quot;[/b]: &quot; &amp; [Numbers.H81] &amp; &quot;][/sup]&quot;; &quot;&quot;)" office:value-type="string" office:string-value="[b]77. [url=https://www.doomworld.com/idgames/levels/doom/Ports/p-r/par-lutz]Phobos: Anomaly Reborn[/url][/b] (2003) [sup][[b]22[/b]: Ed: 5, Graf Zahl: 1, SilverMiner: 10, smeghammer: 6][/sup]" calcext:value-type="string">
            <text:p>[b]77. [url=https://www.doomworld.com/idgames/levels/doom/Ports/p-r/par-lutz]Phobos: Anomaly Reborn[/url][/b] (2003) [sup][[b]22[/b]: Ed: 5, Graf Zahl: 1, SilverMiner: 10, smeghammer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2] &gt; 0; &quot;[b]&quot; &amp; [Numbers.B82] &amp; &quot;. &quot; &amp; &quot;[url=&quot; &amp; [Numbers.E82] &amp; &quot;]&quot; &amp; [Numbers.D82] &amp; &quot;[/url][/b] (&quot; &amp; [Numbers.F82] &amp; &quot;) [sup][[b]&quot; &amp; [Numbers.C82] &amp; &quot;[/b]: &quot; &amp; [Numbers.H82] &amp; &quot;][/sup]&quot;; &quot;&quot;)" office:value-type="string" office:string-value="[b]77. [url=https://www.doomworld.com/idgames/levels/doom2/Ports/megawads/zpack]ZPack[/url][/b] (2008) [sup][[b]22[/b]: MFG38: 5, Voltcom9: 3, TechnoDoomed1: 4, Ziad EL Zein: 5, Octillion: 5][/sup]" calcext:value-type="string">
            <text:p>[b]77. [url=https://www.doomworld.com/idgames/levels/doom2/Ports/megawads/zpack]ZPack[/url][/b] (2008) [sup][[b]22[/b]: MFG38: 5, Voltcom9: 3, TechnoDoomed1: 4, Ziad EL Zein: 5, Octillio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3] &gt; 0; &quot;[b]&quot; &amp; [Numbers.B83] &amp; &quot;. &quot; &amp; &quot;[url=&quot; &amp; [Numbers.E83] &amp; &quot;]&quot; &amp; [Numbers.D83] &amp; &quot;[/url][/b] (&quot; &amp; [Numbers.F83] &amp; &quot;) [sup][[b]&quot; &amp; [Numbers.C83] &amp; &quot;[/b]: &quot; &amp; [Numbers.H83] &amp; &quot;][/sup]&quot;; &quot;&quot;)" office:value-type="string" office:string-value="[b]80. [url=https://www.doomworld.com/idgames/levels/doom2/Ports/megawads/cchest2]Community Chest 2[/url][/b] (2004) [sup][[b]21[/b]: Sky: 10, tchkb: 1, Midnight_00: 9, vdgg: 1][/sup]" calcext:value-type="string">
            <text:p>[b]80. [url=https://www.doomworld.com/idgames/levels/doom2/Ports/megawads/cchest2]Community Chest 2[/url][/b] (2004) [sup][[b]21[/b]: Sky: 10, tchkb: 1, Midnight_00: 9,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4] &gt; 0; &quot;[b]&quot; &amp; [Numbers.B84] &amp; &quot;. &quot; &amp; &quot;[url=&quot; &amp; [Numbers.E84] &amp; &quot;]&quot; &amp; [Numbers.D84] &amp; &quot;[/url][/b] (&quot; &amp; [Numbers.F84] &amp; &quot;) [sup][[b]&quot; &amp; [Numbers.C84] &amp; &quot;[/b]: &quot; &amp; [Numbers.H84] &amp; &quot;][/sup]&quot;; &quot;&quot;)" office:value-type="string" office:string-value="[b]80. [url=https://www.doomworld.com/forum/topic/103075-deathless-an-ultimate-doom-megawad-rc4/]Deathless[/url][/b] (2018) [sup][[b]21[/b]: TheMightyHeracross: 2, ReaperAA: 1, Worm318: 3, Makedounia: 9, Warrex: 5, SOSU: 1][/sup]" calcext:value-type="string">
            <text:p>[b]80. [url=https://www.doomworld.com/forum/topic/103075-deathless-an-ultimate-doom-megawad-rc4/]Deathless[/url][/b] (2018) [sup][[b]21[/b]: TheMightyHeracross: 2, ReaperAA: 1, Worm318: 3, Makedounia: 9, Warrex: 5, SOSU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5] &gt; 0; &quot;[b]&quot; &amp; [Numbers.B85] &amp; &quot;. &quot; &amp; &quot;[url=&quot; &amp; [Numbers.E85] &amp; &quot;]&quot; &amp; [Numbers.D85] &amp; &quot;[/url][/b] (&quot; &amp; [Numbers.F85] &amp; &quot;) [sup][[b]&quot; &amp; [Numbers.C85] &amp; &quot;[/b]: &quot; &amp; [Numbers.H85] &amp; &quot;][/sup]&quot;; &quot;&quot;)" office:value-type="string" office:string-value="[b]80. [url=https://www.doomworld.com/forum/topic/105598-hurt-singleplayer-map-in-hell/]Hurt[/url][/b] (2019) [sup][[b]21[/b]: Jaromir Bergmann: 9, OniriA: 7, I_Punch_Demons: 5][/sup]" calcext:value-type="string">
            <text:p>[b]80. [url=https://www.doomworld.com/forum/topic/105598-hurt-singleplayer-map-in-hell/]Hurt[/url][/b] (2019) [sup][[b]21[/b]: Jaromir Bergmann: 9, OniriA: 7, I_Punch_Demon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6] &gt; 0; &quot;[b]&quot; &amp; [Numbers.B86] &amp; &quot;. &quot; &amp; &quot;[url=&quot; &amp; [Numbers.E86] &amp; &quot;]&quot; &amp; [Numbers.D86] &amp; &quot;[/url][/b] (&quot; &amp; [Numbers.F86] &amp; &quot;) [sup][[b]&quot; &amp; [Numbers.C86] &amp; &quot;[/b]: &quot; &amp; [Numbers.H86] &amp; &quot;][/sup]&quot;; &quot;&quot;)" office:value-type="string" office:string-value="[b]80. [url=https://www.doomworld.com/idgames/levels/doom2/megawads/tvr]Revolution![/url][/b] (2001) [sup][[b]21[/b]: Not Jabba: 1, Grazza: 3, Altima: 4, termrork: 5, SilverMiner: 5, P41R47: 3][/sup]" calcext:value-type="string">
            <text:p>[b]80. [url=https://www.doomworld.com/idgames/levels/doom2/megawads/tvr]Revolution![/url][/b] (2001) [sup][[b]21[/b]: Not Jabba: 1, Grazza: 3, Altima: 4, termrork: 5, SilverMiner: 5, P41R4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7] &gt; 0; &quot;[b]&quot; &amp; [Numbers.B87] &amp; &quot;. &quot; &amp; &quot;[url=&quot; &amp; [Numbers.E87] &amp; &quot;]&quot; &amp; [Numbers.D87] &amp; &quot;[/url][/b] (&quot; &amp; [Numbers.F87] &amp; &quot;) [sup][[b]&quot; &amp; [Numbers.C87] &amp; &quot;[/b]: &quot; &amp; [Numbers.H87] &amp; &quot;][/sup]&quot;; &quot;&quot;)" office:value-type="string" office:string-value="[b]84. [url=https://www.doomworld.com/forum/topic/91854-v15-doom-64-retribution/]Doom 64: Retribution[/url][/b] (2016) [sup][[b]20[/b]: guitardz: 5, 4everDoomed: 8, Warrex: 7][/sup]" calcext:value-type="string">
            <text:p>[b]84. [url=https://www.doomworld.com/forum/topic/91854-v15-doom-64-retribution/]Doom 64: Retribution[/url][/b] (2016) [sup][[b]20[/b]: guitardz: 5, 4everDoomed: 8, Warrex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8] &gt; 0; &quot;[b]&quot; &amp; [Numbers.B88] &amp; &quot;. &quot; &amp; &quot;[url=&quot; &amp; [Numbers.E88] &amp; &quot;]&quot; &amp; [Numbers.D88] &amp; &quot;[/url][/b] (&quot; &amp; [Numbers.F88] &amp; &quot;) [sup][[b]&quot; &amp; [Numbers.C88] &amp; &quot;[/b]: &quot; &amp; [Numbers.H88] &amp; &quot;][/sup]&quot;; &quot;&quot;)" office:value-type="string" office:string-value="[b]84. [url=https://www.doomworld.com/idgames/levels/doom2/Ports/m-o/nuts]Nuts[/url][/b] (2001) [sup][[b]20[/b]: Chamelenoel: 6, AnonimVio: 9, E.M.: 5][/sup]" calcext:value-type="string">
            <text:p>[b]84. [url=https://www.doomworld.com/idgames/levels/doom2/Ports/m-o/nuts]Nuts[/url][/b] (2001) [sup][[b]20[/b]: Chamelenoel: 6, AnonimVio: 9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9] &gt; 0; &quot;[b]&quot; &amp; [Numbers.B89] &amp; &quot;. &quot; &amp; &quot;[url=&quot; &amp; [Numbers.E89] &amp; &quot;]&quot; &amp; [Numbers.D89] &amp; &quot;[/url][/b] (&quot; &amp; [Numbers.F89] &amp; &quot;) [sup][[b]&quot; &amp; [Numbers.C89] &amp; &quot;[/b]: &quot; &amp; [Numbers.H89] &amp; &quot;][/sup]&quot;; &quot;&quot;)" office:value-type="string" office:string-value="[b]84. [url=https://www.doomworld.com/idgames/levels/doom2/Ports/s-u/scl_top]Threshold of Pain[/url][/b] (2010) [sup][[b]20[/b]: Malrionn: 7, MFG38: 7, 4everDoomed: 6][/sup]" calcext:value-type="string">
            <text:p>[b]84. [url=https://www.doomworld.com/idgames/levels/doom2/Ports/s-u/scl_top]Threshold of Pain[/url][/b] (2010) [sup][[b]20[/b]: Malrionn: 7, MFG38: 7, 4everDoome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0] &gt; 0; &quot;[b]&quot; &amp; [Numbers.B90] &amp; &quot;. &quot; &amp; &quot;[url=&quot; &amp; [Numbers.E90] &amp; &quot;]&quot; &amp; [Numbers.D90] &amp; &quot;[/url][/b] (&quot; &amp; [Numbers.F90] &amp; &quot;) [sup][[b]&quot; &amp; [Numbers.C90] &amp; &quot;[/b]: &quot; &amp; [Numbers.H90] &amp; &quot;][/sup]&quot;; &quot;&quot;)" office:value-type="string" office:string-value="[b]87. [url=https://www.doomworld.com/idgames/levels/doom2/Ports/a-c/anta_req]Antaresian Reliquary[/url][/b] (2020) [sup][[b]19[/b]: Dimon12321: 6, SCF: 6, Azure_Horror: 7][/sup]" calcext:value-type="string">
            <text:p>[b]87. [url=https://www.doomworld.com/idgames/levels/doom2/Ports/a-c/anta_req]Antaresian Reliquary[/url][/b] (2020) [sup][[b]19[/b]: Dimon12321: 6, SCF: 6, Azure_Horror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1] &gt; 0; &quot;[b]&quot; &amp; [Numbers.B91] &amp; &quot;. &quot; &amp; &quot;[url=&quot; &amp; [Numbers.E91] &amp; &quot;]&quot; &amp; [Numbers.D91] &amp; &quot;[/url][/b] (&quot; &amp; [Numbers.F91] &amp; &quot;) [sup][[b]&quot; &amp; [Numbers.C91] &amp; &quot;[/b]: &quot; &amp; [Numbers.H91] &amp; &quot;][/sup]&quot;; &quot;&quot;)" office:value-type="string" office:string-value="[b]87. [url=https://www.doomworld.com/idgames/levels/doom2/Ports/a-c/arcadia]Arcadia Demade[/url][/b] (2010) [sup][[b]19[/b]: Jaws In Space: 9, Vorpal: 5, guitardz: 1, Nancsi: 4][/sup]" calcext:value-type="string">
            <text:p>[b]87. [url=https://www.doomworld.com/idgames/levels/doom2/Ports/a-c/arcadia]Arcadia Demade[/url][/b] (2010) [sup][[b]19[/b]: Jaws In Space: 9, Vorpal: 5, guitardz: 1, Nancsi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2] &gt; 0; &quot;[b]&quot; &amp; [Numbers.B92] &amp; &quot;. &quot; &amp; &quot;[url=&quot; &amp; [Numbers.E92] &amp; &quot;]&quot; &amp; [Numbers.D92] &amp; &quot;[/url][/b] (&quot; &amp; [Numbers.F92] &amp; &quot;) [sup][[b]&quot; &amp; [Numbers.C92] &amp; &quot;[/b]: &quot; &amp; [Numbers.H92] &amp; &quot;][/sup]&quot;; &quot;&quot;)" office:value-type="string" office:string-value="[b]87. [url=https://www.doomworld.com/idgames/levels/doom2/Ports/megawads/bstain]Bloodstain[/url][/b] (2016) [sup][[b]19[/b]: NuMetalManiak: 5, everennui: 5, Forli: 4, DOEL: 5][/sup]" calcext:value-type="string">
            <text:p>[b]87. [url=https://www.doomworld.com/idgames/levels/doom2/Ports/megawads/bstain]Bloodstain[/url][/b] (2016) [sup][[b]19[/b]: NuMetalManiak: 5, everennui: 5, Forli: 4, DOE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3] &gt; 0; &quot;[b]&quot; &amp; [Numbers.B93] &amp; &quot;. &quot; &amp; &quot;[url=&quot; &amp; [Numbers.E93] &amp; &quot;]&quot; &amp; [Numbers.D93] &amp; &quot;[/url][/b] (&quot; &amp; [Numbers.F93] &amp; &quot;) [sup][[b]&quot; &amp; [Numbers.C93] &amp; &quot;[/b]: &quot; &amp; [Numbers.H93] &amp; &quot;][/sup]&quot;; &quot;&quot;)" office:value-type="string" office:string-value="[b]87. [url=https://www.doomworld.com/idgames/levels/doom2/megawads/dmonfear]Demonfear[/url][/b] (2000) [sup][[b]19[/b]: roadworx: 4, soner du: 3, Philnemba: 3, NaZa: 1, P41R47: 3, Marn: 5][/sup]" calcext:value-type="string">
            <text:p>[b]87. [url=https://www.doomworld.com/idgames/levels/doom2/megawads/dmonfear]Demonfear[/url][/b] (2000) [sup][[b]19[/b]: roadworx: 4, soner du: 3, Philnemba: 3, NaZa: 1, P41R47: 3, Mar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4] &gt; 0; &quot;[b]&quot; &amp; [Numbers.B94] &amp; &quot;. &quot; &amp; &quot;[url=&quot; &amp; [Numbers.E94] &amp; &quot;]&quot; &amp; [Numbers.D94] &amp; &quot;[/url][/b] (&quot; &amp; [Numbers.F94] &amp; &quot;) [sup][[b]&quot; &amp; [Numbers.C94] &amp; &quot;[/b]: &quot; &amp; [Numbers.H94] &amp; &quot;][/sup]&quot;; &quot;&quot;)" office:value-type="string" office:string-value="[b]87. [url=https://www.doomworld.com/forum/topic/105670-faithless-a-heretic-hub-final/]Faithless[/url][/b] (2019) [sup][[b]19[/b]: ReaperAA: 9, Rince-wind: 5, Ryath: 5][/sup]" calcext:value-type="string">
            <text:p>[b]87. [url=https://www.doomworld.com/forum/topic/105670-faithless-a-heretic-hub-final/]Faithless[/url][/b] (2019) [sup][[b]19[/b]: ReaperAA: 9, Rince-wind: 5,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5] &gt; 0; &quot;[b]&quot; &amp; [Numbers.B95] &amp; &quot;. &quot; &amp; &quot;[url=&quot; &amp; [Numbers.E95] &amp; &quot;]&quot; &amp; [Numbers.D95] &amp; &quot;[/url][/b] (&quot; &amp; [Numbers.F95] &amp; &quot;) [sup][[b]&quot; &amp; [Numbers.C95] &amp; &quot;[/b]: &quot; &amp; [Numbers.H95] &amp; &quot;][/sup]&quot;; &quot;&quot;)" office:value-type="string" office:string-value="[b]87. [url=https://www.doomworld.com/forum/topic/85591-nihility-infinite-teeth-shareware-episode-v121/]Nihility: Infinite ﻿Teeth﻿[/url][/b] (2016) [sup][[b]19[/b]: Rince-wind: 5, rd: 4, Omniarch: 5, Ryath: 5][/sup]" calcext:value-type="string">
            <text:p>[b]87. [url=https://www.doomworld.com/forum/topic/85591-nihility-infinite-teeth-shareware-episode-v121/]Nihility: Infinite ﻿Teeth﻿[/url][/b] (2016) [sup][[b]19[/b]: Rince-wind: 5, rd: 4, Omniarch: 5,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6] &gt; 0; &quot;[b]&quot; &amp; [Numbers.B96] &amp; &quot;. &quot; &amp; &quot;[url=&quot; &amp; [Numbers.E96] &amp; &quot;]&quot; &amp; [Numbers.D96] &amp; &quot;[/url][/b] (&quot; &amp; [Numbers.F96] &amp; &quot;) [sup][[b]&quot; &amp; [Numbers.C96] &amp; &quot;[/b]: &quot; &amp; [Numbers.H96] &amp; &quot;][/sup]&quot;; &quot;&quot;)" office:value-type="string" office:string-value="[b]87. [url=http://manbitesshark.com/]REKKR[/url][/b] (2018) [sup][[b]19[/b]: soner du: 8, Rince-wind: 5, Dimon12321: 6][/sup]" calcext:value-type="string">
            <text:p>[b]87. [url=http://manbitesshark.com/]REKKR[/url][/b] (2018) [sup][[b]19[/b]: soner du: 8, Rince-wind: 5, Dimon1232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7] &gt; 0; &quot;[b]&quot; &amp; [Numbers.B97] &amp; &quot;. &quot; &amp; &quot;[url=&quot; &amp; [Numbers.E97] &amp; &quot;]&quot; &amp; [Numbers.D97] &amp; &quot;[/url][/b] (&quot; &amp; [Numbers.F97] &amp; &quot;) [sup][[b]&quot; &amp; [Numbers.C97] &amp; &quot;[/b]: &quot; &amp; [Numbers.H97] &amp; &quot;][/sup]&quot;; &quot;&quot;)" office:value-type="string" office:string-value="[b]87. [url=https://www.doomworld.com/idgames/levels/doom2/Ports/a-c/action2]Urban Brawl: Action Doom 2[/url][/b] (2008) [sup][[b]19[/b]: Chamelenoel: 1, JudgeDeadd: 4, Phobus: 10, Dimon12321: 4][/sup]" calcext:value-type="string">
            <text:p>[b]87. [url=https://www.doomworld.com/idgames/levels/doom2/Ports/a-c/action2]Urban Brawl: Action Doom 2[/url][/b] (2008) [sup][[b]19[/b]: Chamelenoel: 1, JudgeDeadd: 4, Phobus: 10, Dimon12321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8] &gt; 0; &quot;[b]&quot; &amp; [Numbers.B98] &amp; &quot;. &quot; &amp; &quot;[url=&quot; &amp; [Numbers.E98] &amp; &quot;]&quot; &amp; [Numbers.D98] &amp; &quot;[/url][/b] (&quot; &amp; [Numbers.F98] &amp; &quot;) [sup][[b]&quot; &amp; [Numbers.C98] &amp; &quot;[/b]: &quot; &amp; [Numbers.H98] &amp; &quot;][/sup]&quot;; &quot;&quot;)" office:value-type="string" office:string-value="[b]95. [url=https://www.doomworld.com/forum/topic/108251-abandon-beta-is-here/]Abandon[/url][/b] (2020) [sup][[b]18[/b]: Arbys550: 8, &lt;&lt;Rewind: 10][/sup]" calcext:value-type="string">
            <text:p>[b]95. [url=https://www.doomworld.com/forum/topic/108251-abandon-beta-is-here/]Abandon[/url][/b] (2020) [sup][[b]18[/b]: Arbys550: 8, &lt;&lt;Rewind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9] &gt; 0; &quot;[b]&quot; &amp; [Numbers.B99] &amp; &quot;. &quot; &amp; &quot;[url=&quot; &amp; [Numbers.E99] &amp; &quot;]&quot; &amp; [Numbers.D99] &amp; &quot;[/url][/b] (&quot; &amp; [Numbers.F99] &amp; &quot;) [sup][[b]&quot; &amp; [Numbers.C99] &amp; &quot;[/b]: &quot; &amp; [Numbers.H99] &amp; &quot;][/sup]&quot;; &quot;&quot;)" office:value-type="string" office:string-value="[b]95. [url=http://www.doomwadstation.net/main/aliens.html]Aliens TC[/url][/b] (1994) [sup][[b]18[/b]: yakfak: 4, Payload4367: 5, Ragu: 9][/sup]" calcext:value-type="string">
            <text:p>[b]95. [url=http://www.doomwadstation.net/main/aliens.html]Aliens TC[/url][/b] (1994) [sup][[b]18[/b]: yakfak: 4, Payload4367: 5, Ragu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0] &gt; 0; &quot;[b]&quot; &amp; [Numbers.B100] &amp; &quot;. &quot; &amp; &quot;[url=&quot; &amp; [Numbers.E100] &amp; &quot;]&quot; &amp; [Numbers.D100] &amp; &quot;[/url][/b] (&quot; &amp; [Numbers.F100] &amp; &quot;) [sup][[b]&quot; &amp; [Numbers.C100] &amp; &quot;[/b]: &quot; &amp; [Numbers.H100] &amp; &quot;][/sup]&quot;; &quot;&quot;)" office:value-type="string" office:string-value="[b]95. [url=https://www.doomworld.com/idgames/levels/doom2/Ports/m-o/mek-catk]Counterattack[/url][/b] (2017) [sup][[b]18[/b]: rd: 6, Hansen79: 3, VanaheimRanger: 4, SCF: 5][/sup]" calcext:value-type="string">
            <text:p>[b]95. [url=https://www.doomworld.com/idgames/levels/doom2/Ports/m-o/mek-catk]Counterattack[/url][/b] (2017) [sup][[b]18[/b]: rd: 6, Hansen79: 3, VanaheimRanger: 4, SCF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1] &gt; 0; &quot;[b]&quot; &amp; [Numbers.B101] &amp; &quot;. &quot; &amp; &quot;[url=&quot; &amp; [Numbers.E101] &amp; &quot;]&quot; &amp; [Numbers.D101] &amp; &quot;[/url][/b] (&quot; &amp; [Numbers.F101] &amp; &quot;) [sup][[b]&quot; &amp; [Numbers.C101] &amp; &quot;[/b]: &quot; &amp; [Numbers.H101] &amp; &quot;][/sup]&quot;; &quot;&quot;)" office:value-type="string" office:string-value="[b]95. [url=https://www.doomworld.com/idgames/levels/doom2/Ports/d-f/dv]Deus Vult[/url][/b] (2004) [sup][[b]18[/b]: Mr. Freeze: 7, WH-Wilou84: 5, joepallai: 1, DJVCardMaster: 1, waciej: 4][/sup]" calcext:value-type="string">
            <text:p>[b]95. [url=https://www.doomworld.com/idgames/levels/doom2/Ports/d-f/dv]Deus Vult[/url][/b] (2004) [sup][[b]18[/b]: Mr. Freeze: 7, WH-Wilou84: 5, joepallai: 1, DJVCardMaster: 1, waciej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2] &gt; 0; &quot;[b]&quot; &amp; [Numbers.B102] &amp; &quot;. &quot; &amp; &quot;[url=&quot; &amp; [Numbers.E102] &amp; &quot;]&quot; &amp; [Numbers.D102] &amp; &quot;[/url][/b] (&quot; &amp; [Numbers.F102] &amp; &quot;) [sup][[b]&quot; &amp; [Numbers.C102] &amp; &quot;[/b]: &quot; &amp; [Numbers.H102] &amp; &quot;][/sup]&quot;; &quot;&quot;)" office:value-type="string" office:string-value="[b]95. [url=https://www.doomworld.com/idgames/levels/doom/Ports/d-f/e1m4b]Phobos Mission Control[/url][/b] (2016) [sup][[b]18[/b]: Nancsi: 6, Diabolución: 5, Marn: 5, DooM Bear: 2][/sup]" calcext:value-type="string">
            <text:p>[b]95. [url=https://www.doomworld.com/idgames/levels/doom/Ports/d-f/e1m4b]Phobos Mission Control[/url][/b] (2016) [sup][[b]18[/b]: Nancsi: 6, Diabolución: 5, Marn: 5, DooM Bear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3] &gt; 0; &quot;[b]&quot; &amp; [Numbers.B103] &amp; &quot;. &quot; &amp; &quot;[url=&quot; &amp; [Numbers.E103] &amp; &quot;]&quot; &amp; [Numbers.D103] &amp; &quot;[/url][/b] (&quot; &amp; [Numbers.F103] &amp; &quot;) [sup][[b]&quot; &amp; [Numbers.C103] &amp; &quot;[/b]: &quot; &amp; [Numbers.H103] &amp; &quot;][/sup]&quot;; &quot;&quot;)" office:value-type="string" office:string-value="[b]95. [url=https://www.doomworld.com/idgames/levels/doom2/Ports/megawads/sf2011]Slaughterfest 2011[/url][/b] (2012) [sup][[b]18[/b]: Outrageous Videos: 5, tmorrow: 3, Simomarchi: 10][/sup]" calcext:value-type="string">
            <text:p>[b]95. [url=https://www.doomworld.com/idgames/levels/doom2/Ports/megawads/sf2011]Slaughterfest 2011[/url][/b] (2012) [sup][[b]18[/b]: Outrageous Videos: 5, tmorrow: 3, Simomarch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4] &gt; 0; &quot;[b]&quot; &amp; [Numbers.B104] &amp; &quot;. &quot; &amp; &quot;[url=&quot; &amp; [Numbers.E104] &amp; &quot;]&quot; &amp; [Numbers.D104] &amp; &quot;[/url][/b] (&quot; &amp; [Numbers.F104] &amp; &quot;) [sup][[b]&quot; &amp; [Numbers.C104] &amp; &quot;[/b]: &quot; &amp; [Numbers.H104] &amp; &quot;][/sup]&quot;; &quot;&quot;)" office:value-type="string" office:string-value="[b]95. [url=https://www.doomworld.com/idgames/levels/doom2/Ports/s-u/sd20x7]Stardate 20X7[/url][/b] (2017) [sup][[b]18[/b]: yakfak: 6, Grain of Salt: 8, bemused: 4][/sup]" calcext:value-type="string">
            <text:p>[b]95. [url=https://www.doomworld.com/idgames/levels/doom2/Ports/s-u/sd20x7]Stardate 20X7[/url][/b] (2017) [sup][[b]18[/b]: yakfak: 6, Grain of Salt: 8, bemuse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5] &gt; 0; &quot;[b]&quot; &amp; [Numbers.B105] &amp; &quot;. &quot; &amp; &quot;[url=&quot; &amp; [Numbers.E105] &amp; &quot;]&quot; &amp; [Numbers.D105] &amp; &quot;[/url][/b] (&quot; &amp; [Numbers.F105] &amp; &quot;) [sup][[b]&quot; &amp; [Numbers.C105] &amp; &quot;[/b]: &quot; &amp; [Numbers.H105] &amp; &quot;][/sup]&quot;; &quot;&quot;)" office:value-type="string" office:string-value="[b]102. [url=https://www.doomworld.com/forum/topic/92776-brigandine-rc2-updated-2017-05-13/]Brigandine[/url][/b] (2017) [sup][[b]17[/b]: Dragonfly: 7, guitardz: 2, Jaromir Bergmann: 5, VanaheimRanger: 3][/sup]" calcext:value-type="string">
            <text:p>[b]102. [url=https://www.doomworld.com/forum/topic/92776-brigandine-rc2-updated-2017-05-13/]Brigandine[/url][/b] (2017) [sup][[b]17[/b]: Dragonfly: 7, guitardz: 2, Jaromir Bergmann: 5, VanaheimRang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6] &gt; 0; &quot;[b]&quot; &amp; [Numbers.B106] &amp; &quot;. &quot; &amp; &quot;[url=&quot; &amp; [Numbers.E106] &amp; &quot;]&quot; &amp; [Numbers.D106] &amp; &quot;[/url][/b] (&quot; &amp; [Numbers.F106] &amp; &quot;) [sup][[b]&quot; &amp; [Numbers.C106] &amp; &quot;[/b]: &quot; &amp; [Numbers.H106] &amp; &quot;][/sup]&quot;; &quot;&quot;)" office:value-type="string" office:string-value="[b]102. [url=https://www.doomworld.com/idgames/levels/doom2/Ports/megawads/sihr2fix]Survive in Hell[/url][/b] (2012) [sup][[b]17[/b]: Spectra: 8, Makedounia: 3, Pierrot: 6][/sup]" calcext:value-type="string">
            <text:p>[b]102. [url=https://www.doomworld.com/idgames/levels/doom2/Ports/megawads/sihr2fix]Survive in Hell[/url][/b] (2012) [sup][[b]17[/b]: Spectra: 8, Makedounia: 3, Pierrot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7] &gt; 0; &quot;[b]&quot; &amp; [Numbers.B107] &amp; &quot;. &quot; &amp; &quot;[url=&quot; &amp; [Numbers.E107] &amp; &quot;]&quot; &amp; [Numbers.D107] &amp; &quot;[/url][/b] (&quot; &amp; [Numbers.F107] &amp; &quot;) [sup][[b]&quot; &amp; [Numbers.C107] &amp; &quot;[/b]: &quot; &amp; [Numbers.H107] &amp; &quot;][/sup]&quot;; &quot;&quot;)" office:value-type="string" office:string-value="[b]102. [url=https://www.doomworld.com/idgames/levels/doom2/Ports/s-u/uacultra]UAC Ultra[/url][/b] (2010) [sup][[b]17[/b]: Malrionn: 10, behemoth_667: 5, TheGreenZap: 2][/sup]" calcext:value-type="string">
            <text:p>[b]102. [url=https://www.doomworld.com/idgames/levels/doom2/Ports/s-u/uacultra]UAC Ultra[/url][/b] (2010) [sup][[b]17[/b]: Malrionn: 10, behemoth_667: 5, TheGreenZap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8] &gt; 0; &quot;[b]&quot; &amp; [Numbers.B108] &amp; &quot;. &quot; &amp; &quot;[url=&quot; &amp; [Numbers.E108] &amp; &quot;]&quot; &amp; [Numbers.D108] &amp; &quot;[/url][/b] (&quot; &amp; [Numbers.F108] &amp; &quot;) [sup][[b]&quot; &amp; [Numbers.C108] &amp; &quot;[/b]: &quot; &amp; [Numbers.H108] &amp; &quot;][/sup]&quot;; &quot;&quot;)" office:value-type="string" office:string-value="[b]105. [url=https://www.doomworld.com/idgames/levels/doom/a-c/castevil]Castle of Evil[/url][/b] (1994) [sup][[b]16[/b]: bzzrak: 10, joepallai: 6][/sup]" calcext:value-type="string">
            <text:p>[b]105. [url=https://www.doomworld.com/idgames/levels/doom/a-c/castevil]Castle of Evil[/url][/b] (1994) [sup][[b]16[/b]: bzzrak: 10, joepallai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9] &gt; 0; &quot;[b]&quot; &amp; [Numbers.B109] &amp; &quot;. &quot; &amp; &quot;[url=&quot; &amp; [Numbers.E109] &amp; &quot;]&quot; &amp; [Numbers.D109] &amp; &quot;[/url][/b] (&quot; &amp; [Numbers.F109] &amp; &quot;) [sup][[b]&quot; &amp; [Numbers.C109] &amp; &quot;[/b]: &quot; &amp; [Numbers.H109] &amp; &quot;][/sup]&quot;; &quot;&quot;)" office:value-type="string" office:string-value="[b]105. [url=https://www.doomworld.com/idgames/levels/doom2/Ports/megawads/drkenctr]Dark Encounters[/url][/b] (2017) [sup][[b]16[/b]: Bryan T: 5, dylux: 8, Octillion: 3][/sup]" calcext:value-type="string">
            <text:p>[b]105. [url=https://www.doomworld.com/idgames/levels/doom2/Ports/megawads/drkenctr]Dark Encounters[/url][/b] (2017) [sup][[b]16[/b]: Bryan T: 5, dylux: 8, Octillio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0] &gt; 0; &quot;[b]&quot; &amp; [Numbers.B110] &amp; &quot;. &quot; &amp; &quot;[url=&quot; &amp; [Numbers.E110] &amp; &quot;]&quot; &amp; [Numbers.D110] &amp; &quot;[/url][/b] (&quot; &amp; [Numbers.F110] &amp; &quot;) [sup][[b]&quot; &amp; [Numbers.C110] &amp; &quot;[/b]: &quot; &amp; [Numbers.H110] &amp; &quot;][/sup]&quot;; &quot;&quot;)" office:value-type="string" office:string-value="[b]105. [url=https://www.doomworld.com/idgames/levels/doom2/Ports/j-l/legher]Legacy of Heroes[/url][/b] (2016) [sup][[b]16[/b]: Woolie Wool: 5, dylux: 7, eharper256: 4][/sup]" calcext:value-type="string">
            <text:p>[b]105. [url=https://www.doomworld.com/idgames/levels/doom2/Ports/j-l/legher]Legacy of Heroes[/url][/b] (2016) [sup][[b]16[/b]: Woolie Wool: 5, dylux: 7, eharper256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1] &gt; 0; &quot;[b]&quot; &amp; [Numbers.B111] &amp; &quot;. &quot; &amp; &quot;[url=&quot; &amp; [Numbers.E111] &amp; &quot;]&quot; &amp; [Numbers.D111] &amp; &quot;[/url][/b] (&quot; &amp; [Numbers.F111] &amp; &quot;) [sup][[b]&quot; &amp; [Numbers.C111] &amp; &quot;[/b]: &quot; &amp; [Numbers.H111] &amp; &quot;][/sup]&quot;; &quot;&quot;)" office:value-type="string" office:string-value="[b]105. [url=https://www.doomworld.com/idgames/levels/doom2/Ports/megawads/mutiny]Mutiny[/url][/b] (2016) [sup][[b]16[/b]: Jaws In Space: 6, Doomkid: 3, everennui: 2, NoisyVelvet: 1, m8f: 4][/sup]" calcext:value-type="string">
            <text:p>[b]105. [url=https://www.doomworld.com/idgames/levels/doom2/Ports/megawads/mutiny]Mutiny[/url][/b] (2016) [sup][[b]16[/b]: Jaws In Space: 6, Doomkid: 3, everennui: 2, NoisyVelvet: 1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2] &gt; 0; &quot;[b]&quot; &amp; [Numbers.B112] &amp; &quot;. &quot; &amp; &quot;[url=&quot; &amp; [Numbers.E112] &amp; &quot;]&quot; &amp; [Numbers.D112] &amp; &quot;[/url][/b] (&quot; &amp; [Numbers.F112] &amp; &quot;) [sup][[b]&quot; &amp; [Numbers.C112] &amp; &quot;[/b]: &quot; &amp; [Numbers.H112] &amp; &quot;][/sup]&quot;; &quot;&quot;)" office:value-type="string" office:string-value="[b]105. [url=https://forum.zdoom.org/viewtopic.php?t=56668#p1000996]Rise of the Wool Ball[/url][/b] (2017) [sup][[b]16[/b]: JudgeDeadd: 3, Squadallah: 1, Apaul27: 9, TheMightyHeracross: 3][/sup]" calcext:value-type="string">
            <text:p>[b]105. [url=https://forum.zdoom.org/viewtopic.php?t=56668#p1000996]Rise of the Wool Ball[/url][/b] (2017) [sup][[b]16[/b]: JudgeDeadd: 3, Squadallah: 1, Apaul27: 9, TheMightyHeracros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3] &gt; 0; &quot;[b]&quot; &amp; [Numbers.B113] &amp; &quot;. &quot; &amp; &quot;[url=&quot; &amp; [Numbers.E113] &amp; &quot;]&quot; &amp; [Numbers.D113] &amp; &quot;[/url][/b] (&quot; &amp; [Numbers.F113] &amp; &quot;) [sup][[b]&quot; &amp; [Numbers.C113] &amp; &quot;[/b]: &quot; &amp; [Numbers.H113] &amp; &quot;][/sup]&quot;; &quot;&quot;)" office:value-type="string" office:string-value="[b]105. [url=https://www.doomworld.com/idgames/levels/doom2/Ports/megawads/tj]The Journey[/url][/b] (2016) [sup][[b]16[/b]: Spectra: 6, Makedounia: 4, P41R47: 6][/sup]" calcext:value-type="string">
            <text:p>[b]105. [url=https://www.doomworld.com/idgames/levels/doom2/Ports/megawads/tj]The Journey[/url][/b] (2016) [sup][[b]16[/b]: Spectra: 6, Makedounia: 4, P41R47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4] &gt; 0; &quot;[b]&quot; &amp; [Numbers.B114] &amp; &quot;. &quot; &amp; &quot;[url=&quot; &amp; [Numbers.E114] &amp; &quot;]&quot; &amp; [Numbers.D114] &amp; &quot;[/url][/b] (&quot; &amp; [Numbers.F114] &amp; &quot;) [sup][[b]&quot; &amp; [Numbers.C114] &amp; &quot;[/b]: &quot; &amp; [Numbers.H114] &amp; &quot;][/sup]&quot;; &quot;&quot;)" office:value-type="string" office:string-value="[b]111. [url=https://www.doomworld.com/idgames/levels/doom2/megawads/avj]Arch-Vile Jump[/url][/b] (2010) [sup][[b]15[/b]: termrork: 5, Red-XIII: 10][/sup]" calcext:value-type="string">
            <text:p>[b]111. [url=https://www.doomworld.com/idgames/levels/doom2/megawads/avj]Arch-Vile Jump[/url][/b] (2010) [sup][[b]15[/b]: termrork: 5, Red-XII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5] &gt; 0; &quot;[b]&quot; &amp; [Numbers.B115] &amp; &quot;. &quot; &amp; &quot;[url=&quot; &amp; [Numbers.E115] &amp; &quot;]&quot; &amp; [Numbers.D115] &amp; &quot;[/url][/b] (&quot; &amp; [Numbers.F115] &amp; &quot;) [sup][[b]&quot; &amp; [Numbers.C115] &amp; &quot;[/b]: &quot; &amp; [Numbers.H115] &amp; &quot;][/sup]&quot;; &quot;&quot;)" office:value-type="string" office:string-value="[b]111. [url=https://www.doomworld.com/forum/topic/121263-arrival-v101-fix-a-limit-removing-episode-for-doom-ii/]Arrival[/url][/b] (2021) [sup][[b]15[/b]: dosboot: 10, Xeogred: 5][/sup]" calcext:value-type="string">
            <text:p>[b]111. [url=https://www.doomworld.com/forum/topic/121263-arrival-v101-fix-a-limit-removing-episode-for-doom-ii/]Arrival[/url][/b] (2021) [sup][[b]15[/b]: dosboot: 10, Xeogr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6] &gt; 0; &quot;[b]&quot; &amp; [Numbers.B116] &amp; &quot;. &quot; &amp; &quot;[url=&quot; &amp; [Numbers.E116] &amp; &quot;]&quot; &amp; [Numbers.D116] &amp; &quot;[/url][/b] (&quot; &amp; [Numbers.F116] &amp; &quot;) [sup][[b]&quot; &amp; [Numbers.C116] &amp; &quot;[/b]: &quot; &amp; [Numbers.H116] &amp; &quot;][/sup]&quot;; &quot;&quot;)" office:value-type="string" office:string-value="[b]111. [url=http://heroestospare.com/rabotik/harmony.php]Harmony[/url][/b] (2009) [sup][[b]15[/b]: Not Jabba: 5, Sky: 6, ax34: 4][/sup]" calcext:value-type="string">
            <text:p>[b]111. [url=http://heroestospare.com/rabotik/harmony.php]Harmony[/url][/b] (2009) [sup][[b]15[/b]: Not Jabba: 5, Sky: 6,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7] &gt; 0; &quot;[b]&quot; &amp; [Numbers.B117] &amp; &quot;. &quot; &amp; &quot;[url=&quot; &amp; [Numbers.E117] &amp; &quot;]&quot; &amp; [Numbers.D117] &amp; &quot;[/url][/b] (&quot; &amp; [Numbers.F117] &amp; &quot;) [sup][[b]&quot; &amp; [Numbers.C117] &amp; &quot;[/b]: &quot; &amp; [Numbers.H117] &amp; &quot;][/sup]&quot;; &quot;&quot;)" office:value-type="string" office:string-value="[b]111. [url=https://www.doomworld.com/forum/topic/74280-the-ultimate-doom-ii-doom-ii-levels-remade/]The Ultimate Doom II [/url][/b] (2015) [sup][[b]15[/b]: Ivory Duke: 5, lokbustam257: 10][/sup]" calcext:value-type="string">
            <text:p>[b]111. [url=https://www.doomworld.com/forum/topic/74280-the-ultimate-doom-ii-doom-ii-levels-remade/]The Ultimate Doom II [/url][/b] (2015) [sup][[b]15[/b]: Ivory Duke: 5, lokbustam257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8] &gt; 0; &quot;[b]&quot; &amp; [Numbers.B118] &amp; &quot;. &quot; &amp; &quot;[url=&quot; &amp; [Numbers.E118] &amp; &quot;]&quot; &amp; [Numbers.D118] &amp; &quot;[/url][/b] (&quot; &amp; [Numbers.F118] &amp; &quot;) [sup][[b]&quot; &amp; [Numbers.C118] &amp; &quot;[/b]: &quot; &amp; [Numbers.H118] &amp; &quot;][/sup]&quot;; &quot;&quot;)" office:value-type="string" office:string-value="[b]115. [url=https://www.doomworld.com/forum/topic/64353-doom-64-for-doom-ii/]Doom 64 for Doom II[/url][/b] (2013) [sup][[b]14[/b]: Roofi: 1, Woolie Wool: 1, I_Punch_Demons: 2, Warrex: 10][/sup]" calcext:value-type="string">
            <text:p>[b]115. [url=https://www.doomworld.com/forum/topic/64353-doom-64-for-doom-ii/]Doom 64 for Doom II[/url][/b] (2013) [sup][[b]14[/b]: Roofi: 1, Woolie Wool: 1, I_Punch_Demons: 2, Warrex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9] &gt; 0; &quot;[b]&quot; &amp; [Numbers.B119] &amp; &quot;. &quot; &amp; &quot;[url=&quot; &amp; [Numbers.E119] &amp; &quot;]&quot; &amp; [Numbers.D119] &amp; &quot;[/url][/b] (&quot; &amp; [Numbers.F119] &amp; &quot;) [sup][[b]&quot; &amp; [Numbers.C119] &amp; &quot;[/b]: &quot; &amp; [Numbers.H119] &amp; &quot;][/sup]&quot;; &quot;&quot;)" office:value-type="string" office:string-value="[b]115. [url=https://www.doomworld.com/forum/topic/106058-paradise-v2-multiplayer-beta-on-page-3-4122020/]Paradise[/url][/b] (2019) [sup][[b]14[/b]: Lorenz0: 5, JuanchoES: 1, whybmonotacrab: 8][/sup]" calcext:value-type="string">
            <text:p>[b]115. [url=https://www.doomworld.com/forum/topic/106058-paradise-v2-multiplayer-beta-on-page-3-4122020/]Paradise[/url][/b] (2019) [sup][[b]14[/b]: Lorenz0: 5, JuanchoES: 1, whybmonotacrab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0] &gt; 0; &quot;[b]&quot; &amp; [Numbers.B120] &amp; &quot;. &quot; &amp; &quot;[url=&quot; &amp; [Numbers.E120] &amp; &quot;]&quot; &amp; [Numbers.D120] &amp; &quot;[/url][/b] (&quot; &amp; [Numbers.F120] &amp; &quot;) [sup][[b]&quot; &amp; [Numbers.C120] &amp; &quot;[/b]: &quot; &amp; [Numbers.H120] &amp; &quot;][/sup]&quot;; &quot;&quot;)" office:value-type="string" office:string-value="[b]115. [url=https://www.doomworld.com/idgames/levels/doom2/megawads/reverie]Reverie[/url][/b] (2011) [sup][[b]14[/b]: Octillion: 9, joepallai: 1, BohdanZPM: 4][/sup]" calcext:value-type="string">
            <text:p>[b]115. [url=https://www.doomworld.com/idgames/levels/doom2/megawads/reverie]Reverie[/url][/b] (2011) [sup][[b]14[/b]: Octillion: 9, joepallai: 1, BohdanZPM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1] &gt; 0; &quot;[b]&quot; &amp; [Numbers.B121] &amp; &quot;. &quot; &amp; &quot;[url=&quot; &amp; [Numbers.E121] &amp; &quot;]&quot; &amp; [Numbers.D121] &amp; &quot;[/url][/b] (&quot; &amp; [Numbers.F121] &amp; &quot;) [sup][[b]&quot; &amp; [Numbers.C121] &amp; &quot;[/b]: &quot; &amp; [Numbers.H121] &amp; &quot;][/sup]&quot;; &quot;&quot;)" office:value-type="string" office:string-value="[b]115. [url=https://www.doomworld.com/idgames/levels/doom2/megawads/darken2]The Darkening Episode 2[/url][/b] (2000) [sup][[b]14[/b]: Graf Zahl: 4, joepallai: 2, vdgg: 8][/sup]" calcext:value-type="string">
            <text:p>[b]115. [url=https://www.doomworld.com/idgames/levels/doom2/megawads/darken2]The Darkening Episode 2[/url][/b] (2000) [sup][[b]14[/b]: Graf Zahl: 4, joepallai: 2, vdgg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2] &gt; 0; &quot;[b]&quot; &amp; [Numbers.B122] &amp; &quot;. &quot; &amp; &quot;[url=&quot; &amp; [Numbers.E122] &amp; &quot;]&quot; &amp; [Numbers.D122] &amp; &quot;[/url][/b] (&quot; &amp; [Numbers.F122] &amp; &quot;) [sup][[b]&quot; &amp; [Numbers.C122] &amp; &quot;[/b]: &quot; &amp; [Numbers.H122] &amp; &quot;][/sup]&quot;; &quot;&quot;)" office:value-type="string" office:string-value="[b]115. [url=https://www.doomworld.com/idgames/levels/doom2/d-f/enigma]The Enigma Episode[/url][/b] (1995) [sup][[b]14[/b]: T-Rex: 3, valkiriforce: 1, Ragu: 10][/sup]" calcext:value-type="string">
            <text:p>[b]115. [url=https://www.doomworld.com/idgames/levels/doom2/d-f/enigma]The Enigma Episode[/url][/b] (1995) [sup][[b]14[/b]: T-Rex: 3, valkiriforce: 1, Ragu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3] &gt; 0; &quot;[b]&quot; &amp; [Numbers.B123] &amp; &quot;. &quot; &amp; &quot;[url=&quot; &amp; [Numbers.E123] &amp; &quot;]&quot; &amp; [Numbers.D123] &amp; &quot;[/url][/b] (&quot; &amp; [Numbers.F123] &amp; &quot;) [sup][[b]&quot; &amp; [Numbers.C123] &amp; &quot;[/b]: &quot; &amp; [Numbers.H123] &amp; &quot;][/sup]&quot;; &quot;&quot;)" office:value-type="string" office:string-value="[b]115. [url=https://www.doomworld.com/idgames/levels/doom2/Ports/megawads/sp_usimp]Ultimate Simplicity[/url][/b] (2007) [sup][[b]14[/b]: Dragonfly: 5, Simomarchi: 9][/sup]" calcext:value-type="string">
            <text:p>[b]115. [url=https://www.doomworld.com/idgames/levels/doom2/Ports/megawads/sp_usimp]Ultimate Simplicity[/url][/b] (2007) [sup][[b]14[/b]: Dragonfly: 5, Simomarchi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4] &gt; 0; &quot;[b]&quot; &amp; [Numbers.B124] &amp; &quot;. &quot; &amp; &quot;[url=&quot; &amp; [Numbers.E124] &amp; &quot;]&quot; &amp; [Numbers.D124] &amp; &quot;[/url][/b] (&quot; &amp; [Numbers.F124] &amp; &quot;) [sup][[b]&quot; &amp; [Numbers.C124] &amp; &quot;[/b]: &quot; &amp; [Numbers.H124] &amp; &quot;][/sup]&quot;; &quot;&quot;)" office:value-type="string" office:string-value="[b]115. [url=https://www.doomworld.com/forum/topic/50158-wip-vela-pax-beta-21-out-now-with-1-more-stuff/]Vela Pax[/url][/b] (2010) [sup][[b]14[/b]: WH-Wilou84: 2, TheNerdTurtle2: 9, jerk-o: 3][/sup]" calcext:value-type="string">
            <text:p>[b]115. [url=https://www.doomworld.com/forum/topic/50158-wip-vela-pax-beta-21-out-now-with-1-more-stuff/]Vela Pax[/url][/b] (2010) [sup][[b]14[/b]: WH-Wilou84: 2, TheNerdTurtle2: 9, jerk-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5] &gt; 0; &quot;[b]&quot; &amp; [Numbers.B125] &amp; &quot;. &quot; &amp; &quot;[url=&quot; &amp; [Numbers.E125] &amp; &quot;]&quot; &amp; [Numbers.D125] &amp; &quot;[/url][/b] (&quot; &amp; [Numbers.F125] &amp; &quot;) [sup][[b]&quot; &amp; [Numbers.C125] &amp; &quot;[/b]: &quot; &amp; [Numbers.H125] &amp; &quot;][/sup]&quot;; &quot;&quot;)" office:value-type="string" office:string-value="[b]122. [url=https://www.doomworld.com/idgames/levels/doom2/Ports/megawads/50shades]50 Shades of Graytall[/url][/b] (2015) [sup][[b]13[/b]: Nine Inch Heels: 2, Voltcom9: 2, JudgeDeadd: 1, NoisyVelvet: 3, Pierrot: 5][/sup]" calcext:value-type="string">
            <text:p>[b]122. [url=https://www.doomworld.com/idgames/levels/doom2/Ports/megawads/50shades]50 Shades of Graytall[/url][/b] (2015) [sup][[b]13[/b]: Nine Inch Heels: 2, Voltcom9: 2, JudgeDeadd: 1, NoisyVelvet: 3, Pierrot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6] &gt; 0; &quot;[b]&quot; &amp; [Numbers.B126] &amp; &quot;. &quot; &amp; &quot;[url=&quot; &amp; [Numbers.E126] &amp; &quot;]&quot; &amp; [Numbers.D126] &amp; &quot;[/url][/b] (&quot; &amp; [Numbers.F126] &amp; &quot;) [sup][[b]&quot; &amp; [Numbers.C126] &amp; &quot;[/b]: &quot; &amp; [Numbers.H126] &amp; &quot;][/sup]&quot;; &quot;&quot;)" office:value-type="string" office:string-value="[b]122. [url=https://www.doomworld.com/idgames/levels/doom2/Ports/megawads/cchest3]Community Chest 3[/url][/b] (2007) [sup][[b]13[/b]: Mr. Freeze: 3, Lewonx: 10][/sup]" calcext:value-type="string">
            <text:p>[b]122. [url=https://www.doomworld.com/idgames/levels/doom2/Ports/megawads/cchest3]Community Chest 3[/url][/b] (2007) [sup][[b]13[/b]: Mr. Freeze: 3, Lewonx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7] &gt; 0; &quot;[b]&quot; &amp; [Numbers.B127] &amp; &quot;. &quot; &amp; &quot;[url=&quot; &amp; [Numbers.E127] &amp; &quot;]&quot; &amp; [Numbers.D127] &amp; &quot;[/url][/b] (&quot; &amp; [Numbers.F127] &amp; &quot;) [sup][[b]&quot; &amp; [Numbers.C127] &amp; &quot;[/b]: &quot; &amp; [Numbers.H127] &amp; &quot;][/sup]&quot;; &quot;&quot;)" office:value-type="string" office:string-value="[b]122. [url=https://www.doomworld.com/idgames/levels/doom2/Ports/d-f/elysion]Elysion[/url][/b] (2009) [sup][[b]13[/b]: Sky: 8, darkreaver: 5][/sup]" calcext:value-type="string">
            <text:p>[b]122. [url=https://www.doomworld.com/idgames/levels/doom2/Ports/d-f/elysion]Elysion[/url][/b] (2009) [sup][[b]13[/b]: Sky: 8, darkreav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8] &gt; 0; &quot;[b]&quot; &amp; [Numbers.B128] &amp; &quot;. &quot; &amp; &quot;[url=&quot; &amp; [Numbers.E128] &amp; &quot;]&quot; &amp; [Numbers.D128] &amp; &quot;[/url][/b] (&quot; &amp; [Numbers.F128] &amp; &quot;) [sup][[b]&quot; &amp; [Numbers.C128] &amp; &quot;[/b]: &quot; &amp; [Numbers.H128] &amp; &quot;][/sup]&quot;; &quot;&quot;)" office:value-type="string" office:string-value="[b]122. [url=https://www.doomworld.com/idgames/levels/doom2/Ports/d-f/foursite]Foursite[/url][/b] (2016) [sup][[b]13[/b]: Nancsi: 7, 4everDoomed: 5, Gaia74: 1][/sup]" calcext:value-type="string">
            <text:p>[b]122. [url=https://www.doomworld.com/idgames/levels/doom2/Ports/d-f/foursite]Foursite[/url][/b] (2016) [sup][[b]13[/b]: Nancsi: 7, 4everDoomed: 5, Gaia74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9] &gt; 0; &quot;[b]&quot; &amp; [Numbers.B129] &amp; &quot;. &quot; &amp; &quot;[url=&quot; &amp; [Numbers.E129] &amp; &quot;]&quot; &amp; [Numbers.D129] &amp; &quot;[/url][/b] (&quot; &amp; [Numbers.F129] &amp; &quot;) [sup][[b]&quot; &amp; [Numbers.C129] &amp; &quot;[/b]: &quot; &amp; [Numbers.H129] &amp; &quot;][/sup]&quot;; &quot;&quot;)" office:value-type="string" office:string-value="[b]122. [url=https://doomwiki.org/wiki/Hell_To_Pay]Hell to Pay[/url][/b] (1996) [sup][[b]13[/b]: bonnie: 10, P41R47: 3][/sup]" calcext:value-type="string">
            <text:p>[b]122. [url=https://doomwiki.org/wiki/Hell_To_Pay]Hell to Pay[/url][/b] (1996) [sup][[b]13[/b]: bonnie: 10, P41R4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0] &gt; 0; &quot;[b]&quot; &amp; [Numbers.B130] &amp; &quot;. &quot; &amp; &quot;[url=&quot; &amp; [Numbers.E130] &amp; &quot;]&quot; &amp; [Numbers.D130] &amp; &quot;[/url][/b] (&quot; &amp; [Numbers.F130] &amp; &quot;) [sup][[b]&quot; &amp; [Numbers.C130] &amp; &quot;[/b]: &quot; &amp; [Numbers.H130] &amp; &quot;][/sup]&quot;; &quot;&quot;)" office:value-type="string" office:string-value="[b]122. [url=https://www.doomworld.com/idgames/levels/doom2/Ports/s-u/sacrment]Sacrament[/url][/b] (2011) [sup][[b]13[/b]: ella guro: 8, yakfak: 5][/sup]" calcext:value-type="string">
            <text:p>[b]122. [url=https://www.doomworld.com/idgames/levels/doom2/Ports/s-u/sacrment]Sacrament[/url][/b] (2011) [sup][[b]13[/b]: ella guro: 8, yakfa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1] &gt; 0; &quot;[b]&quot; &amp; [Numbers.B131] &amp; &quot;. &quot; &amp; &quot;[url=&quot; &amp; [Numbers.E131] &amp; &quot;]&quot; &amp; [Numbers.D131] &amp; &quot;[/url][/b] (&quot; &amp; [Numbers.F131] &amp; &quot;) [sup][[b]&quot; &amp; [Numbers.C131] &amp; &quot;[/b]: &quot; &amp; [Numbers.H131] &amp; &quot;][/sup]&quot;; &quot;&quot;)" office:value-type="string" office:string-value="[b]122. [url=https://www.doomworld.com/idgames/levels/doom2/Ports/megawads/vile]Vile Flesh[/url][/b] (2004) [sup][[b]13[/b]: Grazza: 4, P41R47: 9][/sup]" calcext:value-type="string">
            <text:p>[b]122. [url=https://www.doomworld.com/idgames/levels/doom2/Ports/megawads/vile]Vile Flesh[/url][/b] (2004) [sup][[b]13[/b]: Grazza: 4, P41R47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2] &gt; 0; &quot;[b]&quot; &amp; [Numbers.B132] &amp; &quot;. &quot; &amp; &quot;[url=&quot; &amp; [Numbers.E132] &amp; &quot;]&quot; &amp; [Numbers.D132] &amp; &quot;[/url][/b] (&quot; &amp; [Numbers.F132] &amp; &quot;) [sup][[b]&quot; &amp; [Numbers.C132] &amp; &quot;[/b]: &quot; &amp; [Numbers.H132] &amp; &quot;][/sup]&quot;; &quot;&quot;)" office:value-type="string" office:string-value="[b]122. [url=https://www.doomworld.com/idgames/levels/doom2/Ports/megawads/wos]Whispers of Satan[/url][/b] (2009) [sup][[b]13[/b]: tmorrow: 2, eharper256: 5, Warrex: 2, toxic.rat: 4][/sup]" calcext:value-type="string">
            <text:p>[b]122. [url=https://www.doomworld.com/idgames/levels/doom2/Ports/megawads/wos]Whispers of Satan[/url][/b] (2009) [sup][[b]13[/b]: tmorrow: 2, eharper256: 5, Warrex: 2, toxic.rat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3] &gt; 0; &quot;[b]&quot; &amp; [Numbers.B133] &amp; &quot;. &quot; &amp; &quot;[url=&quot; &amp; [Numbers.E133] &amp; &quot;]&quot; &amp; [Numbers.D133] &amp; &quot;[/url][/b] (&quot; &amp; [Numbers.F133] &amp; &quot;) [sup][[b]&quot; &amp; [Numbers.C133] &amp; &quot;[/b]: &quot; &amp; [Numbers.H133] &amp; &quot;][/sup]&quot;; &quot;&quot;)" office:value-type="string" office:string-value="[b]122. [url=https://doomwiki.org/wiki/Wow]Wow[/url][/b] (1999) [sup][[b]13[/b]: AnonimVio: 10, Apaul27: 1, jerk-o: 2][/sup]" calcext:value-type="string">
            <text:p>[b]122. [url=https://doomwiki.org/wiki/Wow]Wow[/url][/b] (1999) [sup][[b]13[/b]: AnonimVio: 10, Apaul27: 1, jerk-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4] &gt; 0; &quot;[b]&quot; &amp; [Numbers.B134] &amp; &quot;. &quot; &amp; &quot;[url=&quot; &amp; [Numbers.E134] &amp; &quot;]&quot; &amp; [Numbers.D134] &amp; &quot;[/url][/b] (&quot; &amp; [Numbers.F134] &amp; &quot;) [sup][[b]&quot; &amp; [Numbers.C134] &amp; &quot;[/b]: &quot; &amp; [Numbers.H134] &amp; &quot;][/sup]&quot;; &quot;&quot;)" office:value-type="string" office:string-value="[b]122. [url=https://www.doomworld.com/idgames/levels/doom2/Ports/v-z/zdmcmp1]ZDoom Community Map Project: Take 1[/url][/b] (2004) [sup][[b]13[/b]: Phobus: 8, Ziad EL Zein: 5][/sup]" calcext:value-type="string">
            <text:p>[b]122. [url=https://www.doomworld.com/idgames/levels/doom2/Ports/v-z/zdmcmp1]ZDoom Community Map Project: Take 1[/url][/b] (2004) [sup][[b]13[/b]: Phobus: 8, Ziad EL Zei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5] &gt; 0; &quot;[b]&quot; &amp; [Numbers.B135] &amp; &quot;. &quot; &amp; &quot;[url=&quot; &amp; [Numbers.E135] &amp; &quot;]&quot; &amp; [Numbers.D135] &amp; &quot;[/url][/b] (&quot; &amp; [Numbers.F135] &amp; &quot;) [sup][[b]&quot; &amp; [Numbers.C135] &amp; &quot;[/b]: &quot; &amp; [Numbers.H135] &amp; &quot;][/sup]&quot;; &quot;&quot;)" office:value-type="string" office:string-value="[b]132. [url=https://www.doomworld.com/idgames/levels/doom2/megawads/cleim20p]Cleimos 2[/url][/b] (1995) [sup][[b]12[/b]: valkiriforce: 2, A.H. Sankhatayan: 10][/sup]" calcext:value-type="string">
            <text:p>[b]132. [url=https://www.doomworld.com/idgames/levels/doom2/megawads/cleim20p]Cleimos 2[/url][/b] (1995) [sup][[b]12[/b]: valkiriforce: 2, A.H. Sankhatayan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6] &gt; 0; &quot;[b]&quot; &amp; [Numbers.B136] &amp; &quot;. &quot; &amp; &quot;[url=&quot; &amp; [Numbers.E136] &amp; &quot;]&quot; &amp; [Numbers.D136] &amp; &quot;[/url][/b] (&quot; &amp; [Numbers.F136] &amp; &quot;) [sup][[b]&quot; &amp; [Numbers.C136] &amp; &quot;[/b]: &quot; &amp; [Numbers.H136] &amp; &quot;][/sup]&quot;; &quot;&quot;)" office:value-type="string" office:string-value="[b]132. [url=https://www.doomworld.com/idgames/levels/doom2/Ports/d-f/exterror]Extreme Terror[/url][/b] (2016) [sup][[b]12[/b]: Nine Inch Heels: 5, everennui: 5, Nancsi: 2][/sup]" calcext:value-type="string">
            <text:p>[b]132. [url=https://www.doomworld.com/idgames/levels/doom2/Ports/d-f/exterror]Extreme Terror[/url][/b] (2016) [sup][[b]12[/b]: Nine Inch Heels: 5, everennui: 5, Nancs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7] &gt; 0; &quot;[b]&quot; &amp; [Numbers.B137] &amp; &quot;. &quot; &amp; &quot;[url=&quot; &amp; [Numbers.E137] &amp; &quot;]&quot; &amp; [Numbers.D137] &amp; &quot;[/url][/b] (&quot; &amp; [Numbers.F137] &amp; &quot;) [sup][[b]&quot; &amp; [Numbers.C137] &amp; &quot;[/b]: &quot; &amp; [Numbers.H137] &amp; &quot;][/sup]&quot;; &quot;&quot;)" office:value-type="string" office:string-value="[b]132. [url=http://freedoom.github.io/download.html]Freedoom: Phase 1[/url][/b] (2009) [sup][[b]12[/b]: Chamelenoel: 3, northivanastan: 6, jerk-o: 3][/sup]" calcext:value-type="string">
            <text:p>[b]132. [url=http://freedoom.github.io/download.html]Freedoom: Phase 1[/url][/b] (2009) [sup][[b]12[/b]: Chamelenoel: 3, northivanastan: 6, jerk-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8] &gt; 0; &quot;[b]&quot; &amp; [Numbers.B138] &amp; &quot;. &quot; &amp; &quot;[url=&quot; &amp; [Numbers.E138] &amp; &quot;]&quot; &amp; [Numbers.D138] &amp; &quot;[/url][/b] (&quot; &amp; [Numbers.F138] &amp; &quot;) [sup][[b]&quot; &amp; [Numbers.C138] &amp; &quot;[/b]: &quot; &amp; [Numbers.H138] &amp; &quot;][/sup]&quot;; &quot;&quot;)" office:value-type="string" office:string-value="[b]132. [url=https://doomwiki.org/wiki/Lunar_Catastrophe]Lunar Catastrophe[/url][/b] (2018) [sup][[b]12[/b]: dosboot: 10, Xeogred: 2][/sup]" calcext:value-type="string">
            <text:p>[b]132. [url=https://doomwiki.org/wiki/Lunar_Catastrophe]Lunar Catastrophe[/url][/b] (2018) [sup][[b]12[/b]: dosboot: 10, Xeogre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9] &gt; 0; &quot;[b]&quot; &amp; [Numbers.B139] &amp; &quot;. &quot; &amp; &quot;[url=&quot; &amp; [Numbers.E139] &amp; &quot;]&quot; &amp; [Numbers.D139] &amp; &quot;[/url][/b] (&quot; &amp; [Numbers.F139] &amp; &quot;) [sup][[b]&quot; &amp; [Numbers.C139] &amp; &quot;[/b]: &quot; &amp; [Numbers.H139] &amp; &quot;][/sup]&quot;; &quot;&quot;)" office:value-type="string" office:string-value="[b]132. [url=https://www.doomworld.com/idgames/levels/doom2/Ports/m-o/ngmvmt1]Newgothic Movement 1[/url][/b] (2010) [sup][[b]12[/b]: everennui: 2, Outrageous Videos: 4, Nazgul9: 6][/sup]" calcext:value-type="string">
            <text:p>[b]132. [url=https://www.doomworld.com/idgames/levels/doom2/Ports/m-o/ngmvmt1]Newgothic Movement 1[/url][/b] (2010) [sup][[b]12[/b]: everennui: 2, Outrageous Videos: 4, Nazgul9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0] &gt; 0; &quot;[b]&quot; &amp; [Numbers.B140] &amp; &quot;. &quot; &amp; &quot;[url=&quot; &amp; [Numbers.E140] &amp; &quot;]&quot; &amp; [Numbers.D140] &amp; &quot;[/url][/b] (&quot; &amp; [Numbers.F140] &amp; &quot;) [sup][[b]&quot; &amp; [Numbers.C140] &amp; &quot;[/b]: &quot; &amp; [Numbers.H140] &amp; &quot;][/sup]&quot;; &quot;&quot;)" office:value-type="string" office:string-value="[b]132. [url=https://www.doomworld.com/idgames/levels/doom2/megawads/ur]Unholy Realms[/url][/b] (2013) [sup][[b]12[/b]: Dime: 6, dylux: 2, tmorrow: 2, Makedounia: 2][/sup]" calcext:value-type="string">
            <text:p>[b]132. [url=https://www.doomworld.com/idgames/levels/doom2/megawads/ur]Unholy Realms[/url][/b] (2013) [sup][[b]12[/b]: Dime: 6, dylux: 2, tmorrow: 2, Makedounia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1] &gt; 0; &quot;[b]&quot; &amp; [Numbers.B141] &amp; &quot;. &quot; &amp; &quot;[url=&quot; &amp; [Numbers.E141] &amp; &quot;]&quot; &amp; [Numbers.D141] &amp; &quot;[/url][/b] (&quot; &amp; [Numbers.F141] &amp; &quot;) [sup][[b]&quot; &amp; [Numbers.C141] &amp; &quot;[/b]: &quot; &amp; [Numbers.H141] &amp; &quot;][/sup]&quot;; &quot;&quot;)" office:value-type="string" office:string-value="[b]138. [url=https://www.doomworld.com/idgames/levels/doom/a-c/b2b]Back to Basics[/url][/b] (2007) [sup][[b]11[/b]: WH-Wilou84: 2, joepallai: 5, rd: 4][/sup]" calcext:value-type="string">
            <text:p>[b]138. [url=https://www.doomworld.com/idgames/levels/doom/a-c/b2b]Back to Basics[/url][/b] (2007) [sup][[b]11[/b]: WH-Wilou84: 2, joepallai: 5, r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2] &gt; 0; &quot;[b]&quot; &amp; [Numbers.B142] &amp; &quot;. &quot; &amp; &quot;[url=&quot; &amp; [Numbers.E142] &amp; &quot;]&quot; &amp; [Numbers.D142] &amp; &quot;[/url][/b] (&quot; &amp; [Numbers.F142] &amp; &quot;) [sup][[b]&quot; &amp; [Numbers.C142] &amp; &quot;[/b]: &quot; &amp; [Numbers.H142] &amp; &quot;][/sup]&quot;; &quot;&quot;)" office:value-type="string" office:string-value="[b]138. [url=https://www.doomworld.com/idgames/levels/doom2/Ports/megawads/1024clau]Claustrophobia 1024[/url][/b] (2009) [sup][[b]11[/b]: m8f: 5, DJVCardMaster: 6][/sup]" calcext:value-type="string">
            <text:p>[b]138. [url=https://www.doomworld.com/idgames/levels/doom2/Ports/megawads/1024clau]Claustrophobia 1024[/url][/b] (2009) [sup][[b]11[/b]: m8f: 5, DJVCardMaster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3] &gt; 0; &quot;[b]&quot; &amp; [Numbers.B143] &amp; &quot;. &quot; &amp; &quot;[url=&quot; &amp; [Numbers.E143] &amp; &quot;]&quot; &amp; [Numbers.D143] &amp; &quot;[/url][/b] (&quot; &amp; [Numbers.F143] &amp; &quot;) [sup][[b]&quot; &amp; [Numbers.C143] &amp; &quot;[/b]: &quot; &amp; [Numbers.H143] &amp; &quot;][/sup]&quot;; &quot;&quot;)" office:value-type="string" office:string-value="[b]138. [url=https://www.doomworld.com/idgames/levels/doom2/Ports/a-c/comatose]Comatose[/url][/b] (2016) [sup][[b]11[/b]: yakfak: 7, m8f: 4][/sup]" calcext:value-type="string">
            <text:p>[b]138. [url=https://www.doomworld.com/idgames/levels/doom2/Ports/a-c/comatose]Comatose[/url][/b] (2016) [sup][[b]11[/b]: yakfak: 7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4] &gt; 0; &quot;[b]&quot; &amp; [Numbers.B144] &amp; &quot;. &quot; &amp; &quot;[url=&quot; &amp; [Numbers.E144] &amp; &quot;]&quot; &amp; [Numbers.D144] &amp; &quot;[/url][/b] (&quot; &amp; [Numbers.F144] &amp; &quot;) [sup][[b]&quot; &amp; [Numbers.C144] &amp; &quot;[/b]: &quot; &amp; [Numbers.H144] &amp; &quot;][/sup]&quot;; &quot;&quot;)" office:value-type="string" office:string-value="[b]138. [url=https://doomwiki.org/wiki/Doomsday_of_UAC]Doomsday of UAC[/url][/b] (1994) [sup][[b]11[/b]: Jaws In Space: 2, Ed: 5, joepallai: 3, Ragu: 1][/sup]" calcext:value-type="string">
            <text:p>[b]138. [url=https://doomwiki.org/wiki/Doomsday_of_UAC]Doomsday of UAC[/url][/b] (1994) [sup][[b]11[/b]: Jaws In Space: 2, Ed: 5, joepallai: 3, Ragu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5] &gt; 0; &quot;[b]&quot; &amp; [Numbers.B145] &amp; &quot;. &quot; &amp; &quot;[url=&quot; &amp; [Numbers.E145] &amp; &quot;]&quot; &amp; [Numbers.D145] &amp; &quot;[/url][/b] (&quot; &amp; [Numbers.F145] &amp; &quot;) [sup][[b]&quot; &amp; [Numbers.C145] &amp; &quot;[/b]: &quot; &amp; [Numbers.H145] &amp; &quot;][/sup]&quot;; &quot;&quot;)" office:value-type="string" office:string-value="[b]138. [url=http://freedoom.github.io/download.html]Freedoom: Phase 2[/url][/b] (2003) [sup][[b]11[/b]: Spectra: 1, Voltcom9: 1, TheMightyHeracross: 3, northivanastan: 3, jerk-o: 3][/sup]" calcext:value-type="string">
            <text:p>[b]138. [url=http://freedoom.github.io/download.html]Freedoom: Phase 2[/url][/b] (2003) [sup][[b]11[/b]: Spectra: 1, Voltcom9: 1, TheMightyHeracross: 3, northivanastan: 3, jerk-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6] &gt; 0; &quot;[b]&quot; &amp; [Numbers.B146] &amp; &quot;. &quot; &amp; &quot;[url=&quot; &amp; [Numbers.E146] &amp; &quot;]&quot; &amp; [Numbers.D146] &amp; &quot;[/url][/b] (&quot; &amp; [Numbers.F146] &amp; &quot;) [sup][[b]&quot; &amp; [Numbers.C146] &amp; &quot;[/b]: &quot; &amp; [Numbers.H146] &amp; &quot;][/sup]&quot;; &quot;&quot;)" office:value-type="string" office:string-value="[b]138. [url=https://www.doomworld.com/idgames/levels/doom2/Ports/a-c/ad2dow]Urban Brawl: Dead of Winter[/url][/b] (2014) [sup][[b]11[/b]: Ralphis: 6, Phobus: 5][/sup]" calcext:value-type="string">
            <text:p>[b]138. [url=https://www.doomworld.com/idgames/levels/doom2/Ports/a-c/ad2dow]Urban Brawl: Dead of Winter[/url][/b] (2014) [sup][[b]11[/b]: Ralphis: 6, Phob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7] &gt; 0; &quot;[b]&quot; &amp; [Numbers.B147] &amp; &quot;. &quot; &amp; &quot;[url=&quot; &amp; [Numbers.E147] &amp; &quot;]&quot; &amp; [Numbers.D147] &amp; &quot;[/url][/b] (&quot; &amp; [Numbers.F147] &amp; &quot;) [sup][[b]&quot; &amp; [Numbers.C147] &amp; &quot;[/b]: &quot; &amp; [Numbers.H147] &amp; &quot;][/sup]&quot;; &quot;&quot;)" office:value-type="string" office:string-value="[b]144. [url=https://www.doomworld.com/idgames/levels/doom2/megawads/1monster]1 Monster Megawad[/url][/b] (2007) [sup][[b]10[/b]: TheNerdTurtle2: 2, Li'l devil: 8][/sup]" calcext:value-type="string">
            <text:p>[b]144. [url=https://www.doomworld.com/idgames/levels/doom2/megawads/1monster]1 Monster Megawad[/url][/b] (2007) [sup][[b]10[/b]: TheNerdTurtle2: 2, Li'l devil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8] &gt; 0; &quot;[b]&quot; &amp; [Numbers.B148] &amp; &quot;. &quot; &amp; &quot;[url=&quot; &amp; [Numbers.E148] &amp; &quot;]&quot; &amp; [Numbers.D148] &amp; &quot;[/url][/b] (&quot; &amp; [Numbers.F148] &amp; &quot;) [sup][[b]&quot; &amp; [Numbers.C148] &amp; &quot;[/b]: &quot; &amp; [Numbers.H148] &amp; &quot;][/sup]&quot;; &quot;&quot;)" office:value-type="string" office:string-value="[b]144. [url=https://www.doomworld.com/forum/topic/101647-avactor-last-update-is-out/]Avactor[/url][/b] (2018) [sup][[b]10[/b]: JudgeDeadd: 2, OniriA: 8][/sup]" calcext:value-type="string">
            <text:p>[b]144. [url=https://www.doomworld.com/forum/topic/101647-avactor-last-update-is-out/]Avactor[/url][/b] (2018) [sup][[b]10[/b]: JudgeDeadd: 2, OniriA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9] &gt; 0; &quot;[b]&quot; &amp; [Numbers.B149] &amp; &quot;. &quot; &amp; &quot;[url=&quot; &amp; [Numbers.E149] &amp; &quot;]&quot; &amp; [Numbers.D149] &amp; &quot;[/url][/b] (&quot; &amp; [Numbers.F149] &amp; &quot;) [sup][[b]&quot; &amp; [Numbers.C149] &amp; &quot;[/b]: &quot; &amp; [Numbers.H149] &amp; &quot;][/sup]&quot;; &quot;&quot;)" office:value-type="string" office:string-value="[b]144. [url=https://www.doomworld.com/idgames/levels/doom2/Ports/a-c/chnworm]Chainworm Kommando[/url][/b] (2017) [sup][[b]10[/b]: Rince-wind: 5, eharper256: 5][/sup]" calcext:value-type="string">
            <text:p>[b]144. [url=https://www.doomworld.com/idgames/levels/doom2/Ports/a-c/chnworm]Chainworm Kommando[/url][/b] (2017) [sup][[b]10[/b]: Rince-wind: 5,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0] &gt; 0; &quot;[b]&quot; &amp; [Numbers.B150] &amp; &quot;. &quot; &amp; &quot;[url=&quot; &amp; [Numbers.E150] &amp; &quot;]&quot; &amp; [Numbers.D150] &amp; &quot;[/url][/b] (&quot; &amp; [Numbers.F150] &amp; &quot;) [sup][[b]&quot; &amp; [Numbers.C150] &amp; &quot;[/b]: &quot; &amp; [Numbers.H150] &amp; &quot;][/sup]&quot;; &quot;&quot;)" office:value-type="string" office:string-value="[b]144. [url=https://www.doomworld.com/idgames/levels/doom2/Ports/s-u/tcotd21me]City of the Damned: Apocalypse[/url][/b] (2011) [sup][[b]10[/b]: TechnoDoomed1: 5, Rince-wind: 5][/sup]" calcext:value-type="string">
            <text:p>[b]144. [url=https://www.doomworld.com/idgames/levels/doom2/Ports/s-u/tcotd21me]City of the Damned: Apocalypse[/url][/b] (2011) [sup][[b]10[/b]: TechnoDoomed1: 5,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1] &gt; 0; &quot;[b]&quot; &amp; [Numbers.B151] &amp; &quot;. &quot; &amp; &quot;[url=&quot; &amp; [Numbers.E151] &amp; &quot;]&quot; &amp; [Numbers.D151] &amp; &quot;[/url][/b] (&quot; &amp; [Numbers.F151] &amp; &quot;) [sup][[b]&quot; &amp; [Numbers.C151] &amp; &quot;[/b]: &quot; &amp; [Numbers.H151] &amp; &quot;][/sup]&quot;; &quot;&quot;)" office:value-type="string" office:string-value="[b]144. [url=https://doomwiki.org/wiki/Daedalus:_Alien_Defense]Daedalus: Alien Defense[/url][/b] (2003) [sup][[b]10[/b]: A.H. Sankhatayan: 10][/sup]" calcext:value-type="string">
            <text:p>[b]144. [url=https://doomwiki.org/wiki/Daedalus:_Alien_Defense]Daedalus: Alien Defense[/url][/b] (2003) [sup][[b]10[/b]: A.H. Sankhatayan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2] &gt; 0; &quot;[b]&quot; &amp; [Numbers.B152] &amp; &quot;. &quot; &amp; &quot;[url=&quot; &amp; [Numbers.E152] &amp; &quot;]&quot; &amp; [Numbers.D152] &amp; &quot;[/url][/b] (&quot; &amp; [Numbers.F152] &amp; &quot;) [sup][[b]&quot; &amp; [Numbers.C152] &amp; &quot;[/b]: &quot; &amp; [Numbers.H152] &amp; &quot;][/sup]&quot;; &quot;&quot;)" office:value-type="string" office:string-value="[b]144. [url=https://www.doomworld.com/idgames/levels/doom2/g-i/grime]Grime[/url][/b] (2009) [sup][[b]10[/b]: WH-Wilou84: 2, darkreaver: 4, Paul977: 4][/sup]" calcext:value-type="string">
            <text:p>[b]144. [url=https://www.doomworld.com/idgames/levels/doom2/g-i/grime]Grime[/url][/b] (2009) [sup][[b]10[/b]: WH-Wilou84: 2, darkreaver: 4, Paul97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3] &gt; 0; &quot;[b]&quot; &amp; [Numbers.B153] &amp; &quot;. &quot; &amp; &quot;[url=&quot; &amp; [Numbers.E153] &amp; &quot;]&quot; &amp; [Numbers.D153] &amp; &quot;[/url][/b] (&quot; &amp; [Numbers.F153] &amp; &quot;) [sup][[b]&quot; &amp; [Numbers.C153] &amp; &quot;[/b]: &quot; &amp; [Numbers.H153] &amp; &quot;][/sup]&quot;; &quot;&quot;)" office:value-type="string" office:string-value="[b]144. [url=https://www.doomworld.com/forum/topic/91779-a-few-maps-for-plutonia-5-maps/]Plutonia AD﻿[/url][/b] (2016) [sup][[b]10[/b]: dosboot: 10][/sup]" calcext:value-type="string">
            <text:p>[b]144. [url=https://www.doomworld.com/forum/topic/91779-a-few-maps-for-plutonia-5-maps/]Plutonia AD﻿[/url][/b] (2016) [sup][[b]10[/b]: dosboot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4] &gt; 0; &quot;[b]&quot; &amp; [Numbers.B154] &amp; &quot;. &quot; &amp; &quot;[url=&quot; &amp; [Numbers.E154] &amp; &quot;]&quot; &amp; [Numbers.D154] &amp; &quot;[/url][/b] (&quot; &amp; [Numbers.F154] &amp; &quot;) [sup][[b]&quot; &amp; [Numbers.C154] &amp; &quot;[/b]: &quot; &amp; [Numbers.H154] &amp; &quot;][/sup]&quot;; &quot;&quot;)" office:value-type="string" office:string-value="[b]144. [url=https://forum.zdoom.org/viewtopic.php?f=42&amp;t=55443#p981947]Redemption Of The Slain[/url][/b] (2017) [sup][[b]10[/b]: Nancsi: 10][/sup]" calcext:value-type="string">
            <text:p>[b]144. [url=https://forum.zdoom.org/viewtopic.php?f=42&amp;t=55443#p981947]Redemption Of The Slain[/url][/b] (2017) [sup][[b]10[/b]: Nancs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5] &gt; 0; &quot;[b]&quot; &amp; [Numbers.B155] &amp; &quot;. &quot; &amp; &quot;[url=&quot; &amp; [Numbers.E155] &amp; &quot;]&quot; &amp; [Numbers.D155] &amp; &quot;[/url][/b] (&quot; &amp; [Numbers.F155] &amp; &quot;) [sup][[b]&quot; &amp; [Numbers.C155] &amp; &quot;[/b]: &quot; &amp; [Numbers.H155] &amp; &quot;][/sup]&quot;; &quot;&quot;)" office:value-type="string" office:string-value="[b]144. [url=https://doomwiki.org/wiki/Skulldash]Skulldash[/url][/b] (2015) [sup][[b]10[/b]: everennui: 2, Lorenz0: 8][/sup]" calcext:value-type="string">
            <text:p>[b]144. [url=https://doomwiki.org/wiki/Skulldash]Skulldash[/url][/b] (2015) [sup][[b]10[/b]: everennui: 2, Lorenz0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6] &gt; 0; &quot;[b]&quot; &amp; [Numbers.B156] &amp; &quot;. &quot; &amp; &quot;[url=&quot; &amp; [Numbers.E156] &amp; &quot;]&quot; &amp; [Numbers.D156] &amp; &quot;[/url][/b] (&quot; &amp; [Numbers.F156] &amp; &quot;) [sup][[b]&quot; &amp; [Numbers.C156] &amp; &quot;[/b]: &quot; &amp; [Numbers.H156] &amp; &quot;][/sup]&quot;; &quot;&quot;)" office:value-type="string" office:string-value="[b]144. [url=https://www.doomworld.com/idgames/levels/doom2/Ports/s-u/tn]Tangerine Nightmare[/url][/b] (2018) [sup][[b]10[/b]: guitardz: 10][/sup]" calcext:value-type="string">
            <text:p>[b]144. [url=https://www.doomworld.com/idgames/levels/doom2/Ports/s-u/tn]Tangerine Nightmare[/url][/b] (2018) [sup][[b]10[/b]: guitardz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7] &gt; 0; &quot;[b]&quot; &amp; [Numbers.B157] &amp; &quot;. &quot; &amp; &quot;[url=&quot; &amp; [Numbers.E157] &amp; &quot;]&quot; &amp; [Numbers.D157] &amp; &quot;[/url][/b] (&quot; &amp; [Numbers.F157] &amp; &quot;) [sup][[b]&quot; &amp; [Numbers.C157] &amp; &quot;[/b]: &quot; &amp; [Numbers.H157] &amp; &quot;][/sup]&quot;; &quot;&quot;)" office:value-type="string" office:string-value="[b]144. [url=https://doomwiki.org/wiki/The_Alfonzone]The Alfonzone[/url][/b] (2017) [sup][[b]10[/b]: Bryan T: 5, vdgg: 1, BohdanZPM: 4][/sup]" calcext:value-type="string">
            <text:p>[b]144. [url=https://doomwiki.org/wiki/The_Alfonzone]The Alfonzone[/url][/b] (2017) [sup][[b]10[/b]: Bryan T: 5, vdgg: 1, BohdanZPM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8] &gt; 0; &quot;[b]&quot; &amp; [Numbers.B158] &amp; &quot;. &quot; &amp; &quot;[url=&quot; &amp; [Numbers.E158] &amp; &quot;]&quot; &amp; [Numbers.D158] &amp; &quot;[/url][/b] (&quot; &amp; [Numbers.F158] &amp; &quot;) [sup][[b]&quot; &amp; [Numbers.C158] &amp; &quot;[/b]: &quot; &amp; [Numbers.H158] &amp; &quot;][/sup]&quot;; &quot;&quot;)" office:value-type="string" office:string-value="[b]144. [url=https://doomwiki.org/wiki/The_Brotherhood_of_Ruin]The Brotherhood of Ruin[/url][/b] (2003) [sup][[b]10[/b]: joepallai: 4, vdgg: 6][/sup]" calcext:value-type="string">
            <text:p>[b]144. [url=https://doomwiki.org/wiki/The_Brotherhood_of_Ruin]The Brotherhood of Ruin[/url][/b] (2003) [sup][[b]10[/b]: joepallai: 4, vdgg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9] &gt; 0; &quot;[b]&quot; &amp; [Numbers.B159] &amp; &quot;. &quot; &amp; &quot;[url=&quot; &amp; [Numbers.E159] &amp; &quot;]&quot; &amp; [Numbers.D159] &amp; &quot;[/url][/b] (&quot; &amp; [Numbers.F159] &amp; &quot;) [sup][[b]&quot; &amp; [Numbers.C159] &amp; &quot;[/b]: &quot; &amp; [Numbers.H159] &amp; &quot;][/sup]&quot;; &quot;&quot;)" office:value-type="string" office:string-value="[b]156. [url=https://doomwiki.org/wiki/180_Minutes_Pour_Vivre]180 Minutes Pour Vivre[/url][/b] (2020) [sup][[b]9[/b]: Azure_Horror: 9][/sup]" calcext:value-type="string">
            <text:p>[b]156. [url=https://doomwiki.org/wiki/180_Minutes_Pour_Vivre]180 Minutes Pour Vivre[/url][/b] (2020) [sup][[b]9[/b]: Azure_Horror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0] &gt; 0; &quot;[b]&quot; &amp; [Numbers.B160] &amp; &quot;. &quot; &amp; &quot;[url=&quot; &amp; [Numbers.E160] &amp; &quot;]&quot; &amp; [Numbers.D160] &amp; &quot;[/url][/b] (&quot; &amp; [Numbers.F160] &amp; &quot;) [sup][[b]&quot; &amp; [Numbers.C160] &amp; &quot;[/b]: &quot; &amp; [Numbers.H160] &amp; &quot;][/sup]&quot;; &quot;&quot;)" office:value-type="string" office:string-value="[b]156. [url=https://www.doomworld.com/idgames/levels/doom2/Ports/a-c/action]Action Doom[/url][/b] (2004) [sup][[b]9[/b]: Dragonfly: 1, Gaia74: 2, Worm318: 1, ax34: 4, Li'l devil: 1][/sup]" calcext:value-type="string">
            <text:p>[b]156. [url=https://www.doomworld.com/idgames/levels/doom2/Ports/a-c/action]Action Doom[/url][/b] (2004) [sup][[b]9[/b]: Dragonfly: 1, Gaia74: 2, Worm318: 1, ax34: 4, Li'l devil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1] &gt; 0; &quot;[b]&quot; &amp; [Numbers.B161] &amp; &quot;. &quot; &amp; &quot;[url=&quot; &amp; [Numbers.E161] &amp; &quot;]&quot; &amp; [Numbers.D161] &amp; &quot;[/url][/b] (&quot; &amp; [Numbers.F161] &amp; &quot;) [sup][[b]&quot; &amp; [Numbers.C161] &amp; &quot;[/b]: &quot; &amp; [Numbers.H161] &amp; &quot;][/sup]&quot;; &quot;&quot;)" office:value-type="string" office:string-value="[b]156. [url=https://www.doomworld.com/forum/topic/104557-back-to-saturn-x-episode-3-wip/]Back to Saturn X Episode﻿ 3: Instructions to the﻿ Rusty Time Machine﻿﻿[/url][/b] (TBA) [sup][[b]9[/b]: jerk-o: 9][/sup]" calcext:value-type="string">
            <text:p>[b]156. [url=https://www.doomworld.com/forum/topic/104557-back-to-saturn-x-episode-3-wip/]Back to Saturn X Episode﻿ 3: Instructions to the﻿ Rusty Time Machine﻿﻿[/url][/b] (TBA) [sup][[b]9[/b]: jerk-o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2] &gt; 0; &quot;[b]&quot; &amp; [Numbers.B162] &amp; &quot;. &quot; &amp; &quot;[url=&quot; &amp; [Numbers.E162] &amp; &quot;]&quot; &amp; [Numbers.D162] &amp; &quot;[/url][/b] (&quot; &amp; [Numbers.F162] &amp; &quot;) [sup][[b]&quot; &amp; [Numbers.C162] &amp; &quot;[/b]: &quot; &amp; [Numbers.H162] &amp; &quot;][/sup]&quot;; &quot;&quot;)" office:value-type="string" office:string-value="[b]156. [url=https://www.doomworld.com/idgames/levels/doom/megawads/bgcomp]Base Ganymede[/url][/b] (2012) [sup][[b]9[/b]: maxmanium: 9][/sup]" calcext:value-type="string">
            <text:p>[b]156. [url=https://www.doomworld.com/idgames/levels/doom/megawads/bgcomp]Base Ganymede[/url][/b] (2012) [sup][[b]9[/b]: maxmanium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3] &gt; 0; &quot;[b]&quot; &amp; [Numbers.B163] &amp; &quot;. &quot; &amp; &quot;[url=&quot; &amp; [Numbers.E163] &amp; &quot;]&quot; &amp; [Numbers.D163] &amp; &quot;[/url][/b] (&quot; &amp; [Numbers.F163] &amp; &quot;) [sup][[b]&quot; &amp; [Numbers.C163] &amp; &quot;[/b]: &quot; &amp; [Numbers.H163] &amp; &quot;][/sup]&quot;; &quot;&quot;)" office:value-type="string" office:string-value="[b]156. [url=https://www.doomworld.com/idgames/levels/doom2/Ports/a-c/brfinal]Beyond Reality[/url][/b] (2012) [sup][[b]9[/b]: Talvi: 3, HUNdebLeonidasX: 6][/sup]" calcext:value-type="string">
            <text:p>[b]156. [url=https://www.doomworld.com/idgames/levels/doom2/Ports/a-c/brfinal]Beyond Reality[/url][/b] (2012) [sup][[b]9[/b]: Talvi: 3, HUNdebLeonidasX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4] &gt; 0; &quot;[b]&quot; &amp; [Numbers.B164] &amp; &quot;. &quot; &amp; &quot;[url=&quot; &amp; [Numbers.E164] &amp; &quot;]&quot; &amp; [Numbers.D164] &amp; &quot;[/url][/b] (&quot; &amp; [Numbers.F164] &amp; &quot;) [sup][[b]&quot; &amp; [Numbers.C164] &amp; &quot;[/b]: &quot; &amp; [Numbers.H164] &amp; &quot;][/sup]&quot;; &quot;&quot;)" office:value-type="string" office:string-value="[b]156. [url=https://www.doomworld.com/idgames/levels/doom2/Ports/megawads/die]Death in Excess[/url][/b] (2019) [sup][[b]9[/b]: Arbys550: 9][/sup]" calcext:value-type="string">
            <text:p>[b]156. [url=https://www.doomworld.com/idgames/levels/doom2/Ports/megawads/die]Death in Excess[/url][/b] (2019) [sup][[b]9[/b]: Arbys550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5] &gt; 0; &quot;[b]&quot; &amp; [Numbers.B165] &amp; &quot;. &quot; &amp; &quot;[url=&quot; &amp; [Numbers.E165] &amp; &quot;]&quot; &amp; [Numbers.D165] &amp; &quot;[/url][/b] (&quot; &amp; [Numbers.F165] &amp; &quot;) [sup][[b]&quot; &amp; [Numbers.C165] &amp; &quot;[/b]: &quot; &amp; [Numbers.H165] &amp; &quot;][/sup]&quot;; &quot;&quot;)" office:value-type="string" office:string-value="[b]156. [url=https://www.doomworld.com/idgames/levels/doom2/megawads/d2ino]Doom 2 In Name Only[/url][/b] (2014) [sup][[b]9[/b]: Odal: 4, CinnamonKilljoy: 5][/sup]" calcext:value-type="string">
            <text:p>[b]156. [url=https://www.doomworld.com/idgames/levels/doom2/megawads/d2ino]Doom 2 In Name Only[/url][/b] (2014) [sup][[b]9[/b]: Odal: 4, CinnamonKilljoy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6] &gt; 0; &quot;[b]&quot; &amp; [Numbers.B166] &amp; &quot;. &quot; &amp; &quot;[url=&quot; &amp; [Numbers.E166] &amp; &quot;]&quot; &amp; [Numbers.D166] &amp; &quot;[/url][/b] (&quot; &amp; [Numbers.F166] &amp; &quot;) [sup][[b]&quot; &amp; [Numbers.C166] &amp; &quot;[/b]: &quot; &amp; [Numbers.H166] &amp; &quot;][/sup]&quot;; &quot;&quot;)" office:value-type="string" office:string-value="[b]156. [url=https://doomwiki.org/wiki/Doom:_Damnation]Doom: Damnation[/url][/b] (2016) [sup][[b]9[/b]: bzzrak: 9][/sup]" calcext:value-type="string">
            <text:p>[b]156. [url=https://doomwiki.org/wiki/Doom:_Damnation]Doom: Damnation[/url][/b] (2016) [sup][[b]9[/b]: bzzrak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7] &gt; 0; &quot;[b]&quot; &amp; [Numbers.B167] &amp; &quot;. &quot; &amp; &quot;[url=&quot; &amp; [Numbers.E167] &amp; &quot;]&quot; &amp; [Numbers.D167] &amp; &quot;[/url][/b] (&quot; &amp; [Numbers.F167] &amp; &quot;) [sup][[b]&quot; &amp; [Numbers.C167] &amp; &quot;[/b]: &quot; &amp; [Numbers.H167] &amp; &quot;][/sup]&quot;; &quot;&quot;)" office:value-type="string" office:string-value="[b]156. [url=https://www.doomworld.com/idgames/levels/doom2/Ports/megawads/dump-1]Dump Episode 1: Fuck Time Limits[/url][/b] (2016) [sup][[b]9[/b]: Voltcom9: 9][/sup]" calcext:value-type="string">
            <text:p>[b]156. [url=https://www.doomworld.com/idgames/levels/doom2/Ports/megawads/dump-1]Dump Episode 1: Fuck Time Limits[/url][/b] (2016) [sup][[b]9[/b]: Voltcom9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8] &gt; 0; &quot;[b]&quot; &amp; [Numbers.B168] &amp; &quot;. &quot; &amp; &quot;[url=&quot; &amp; [Numbers.E168] &amp; &quot;]&quot; &amp; [Numbers.D168] &amp; &quot;[/url][/b] (&quot; &amp; [Numbers.F168] &amp; &quot;) [sup][[b]&quot; &amp; [Numbers.C168] &amp; &quot;[/b]: &quot; &amp; [Numbers.H168] &amp; &quot;][/sup]&quot;; &quot;&quot;)" office:value-type="string" office:string-value="[b]156. [url=https://www.doomworld.com/forum/topic/88507-dump-episode-3-bfg-edition-maps-released/]Dump Episode 3: BFG Edition[/url][/b] (2016) [sup][[b]9[/b]: HyperLuke: 9][/sup]" calcext:value-type="string">
            <text:p>[b]156. [url=https://www.doomworld.com/forum/topic/88507-dump-episode-3-bfg-edition-maps-released/]Dump Episode 3: BFG Edition[/url][/b] (2016) [sup][[b]9[/b]: HyperLuke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9] &gt; 0; &quot;[b]&quot; &amp; [Numbers.B169] &amp; &quot;. &quot; &amp; &quot;[url=&quot; &amp; [Numbers.E169] &amp; &quot;]&quot; &amp; [Numbers.D169] &amp; &quot;[/url][/b] (&quot; &amp; [Numbers.F169] &amp; &quot;) [sup][[b]&quot; &amp; [Numbers.C169] &amp; &quot;[/b]: &quot; &amp; [Numbers.H169] &amp; &quot;][/sup]&quot;; &quot;&quot;)" office:value-type="string" office:string-value="[b]156. [url=https://www.doomworld.com/idgames/levels/doom2/d-f/dyst3]Dystopia 3: Re-Birth of Anarchy[/url][/b] (1996) [sup][[b]9[/b]: Soundblock: 3, valkiriforce: 1, joepallai: 4, dosboot: 1][/sup]" calcext:value-type="string">
            <text:p>[b]156. [url=https://www.doomworld.com/idgames/levels/doom2/d-f/dyst3]Dystopia 3: Re-Birth of Anarchy[/url][/b] (1996) [sup][[b]9[/b]: Soundblock: 3, valkiriforce: 1, joepallai: 4, dosboo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0] &gt; 0; &quot;[b]&quot; &amp; [Numbers.B170] &amp; &quot;. &quot; &amp; &quot;[url=&quot; &amp; [Numbers.E170] &amp; &quot;]&quot; &amp; [Numbers.D170] &amp; &quot;[/url][/b] (&quot; &amp; [Numbers.F170] &amp; &quot;) [sup][[b]&quot; &amp; [Numbers.C170] &amp; &quot;[/b]: &quot; &amp; [Numbers.H170] &amp; &quot;][/sup]&quot;; &quot;&quot;)" office:value-type="string" office:string-value="[b]156. [url=https://www.doomworld.com/idgames/themes/TeamTNT/ed4_rfo/ed4_rfo1]Eternal DOOM IV: Return from Oblivion[/url][/b] (2008) [sup][[b]9[/b]: m8f: 5, Fadri: 4][/sup]" calcext:value-type="string">
            <text:p>[b]156. [url=https://www.doomworld.com/idgames/themes/TeamTNT/ed4_rfo/ed4_rfo1]Eternal DOOM IV: Return from Oblivion[/url][/b] (2008) [sup][[b]9[/b]: m8f: 5, Fadri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1] &gt; 0; &quot;[b]&quot; &amp; [Numbers.B171] &amp; &quot;. &quot; &amp; &quot;[url=&quot; &amp; [Numbers.E171] &amp; &quot;]&quot; &amp; [Numbers.D171] &amp; &quot;[/url][/b] (&quot; &amp; [Numbers.F171] &amp; &quot;) [sup][[b]&quot; &amp; [Numbers.C171] &amp; &quot;[/b]: &quot; &amp; [Numbers.H171] &amp; &quot;][/sup]&quot;; &quot;&quot;)" office:value-type="string" office:string-value="[b]156. [url=https://www.doomworld.com/forum/topic/100391-esp2/]Eternal Slumber Party﻿ 2[/url][/b] (2018) [sup][[b]9[/b]: Roofi: 9][/sup]" calcext:value-type="string">
            <text:p>[b]156. [url=https://www.doomworld.com/forum/topic/100391-esp2/]Eternal Slumber Party﻿ 2[/url][/b] (2018) [sup][[b]9[/b]: Roofi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2] &gt; 0; &quot;[b]&quot; &amp; [Numbers.B172] &amp; &quot;. &quot; &amp; &quot;[url=&quot; &amp; [Numbers.E172] &amp; &quot;]&quot; &amp; [Numbers.D172] &amp; &quot;[/url][/b] (&quot; &amp; [Numbers.F172] &amp; &quot;) [sup][[b]&quot; &amp; [Numbers.C172] &amp; &quot;[/b]: &quot; &amp; [Numbers.H172] &amp; &quot;][/sup]&quot;; &quot;&quot;)" office:value-type="string" office:string-value="[b]156. [url=https://www.doomworld.com/idgames/levels/doom2/g-i/hellrun2]Hellrun[/url][/b] (2013) [sup][[b]9[/b]: Doomkid: 3, joepallai: 6][/sup]" calcext:value-type="string">
            <text:p>[b]156. [url=https://www.doomworld.com/idgames/levels/doom2/g-i/hellrun2]Hellrun[/url][/b] (2013) [sup][[b]9[/b]: Doomkid: 3, joepallai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3] &gt; 0; &quot;[b]&quot; &amp; [Numbers.B173] &amp; &quot;. &quot; &amp; &quot;[url=&quot; &amp; [Numbers.E173] &amp; &quot;]&quot; &amp; [Numbers.D173] &amp; &quot;[/url][/b] (&quot; &amp; [Numbers.F173] &amp; &quot;) [sup][[b]&quot; &amp; [Numbers.C173] &amp; &quot;[/b]: &quot; &amp; [Numbers.H173] &amp; &quot;][/sup]&quot;; &quot;&quot;)" office:value-type="string" office:string-value="[b]156. [url=https://www.doomworld.com/idgames/levels/doom2/Ports/g-i/hth2]Hi-Tech Hell 2: Alien Tech[/url][/b] (2005) [sup][[b]9[/b]: Graf Zahl: 9][/sup]" calcext:value-type="string">
            <text:p>[b]156. [url=https://www.doomworld.com/idgames/levels/doom2/Ports/g-i/hth2]Hi-Tech Hell 2: Alien Tech[/url][/b] (2005) [sup][[b]9[/b]: Graf Zahl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4] &gt; 0; &quot;[b]&quot; &amp; [Numbers.B174] &amp; &quot;. &quot; &amp; &quot;[url=&quot; &amp; [Numbers.E174] &amp; &quot;]&quot; &amp; [Numbers.D174] &amp; &quot;[/url][/b] (&quot; &amp; [Numbers.F174] &amp; &quot;) [sup][[b]&quot; &amp; [Numbers.C174] &amp; &quot;[/b]: &quot; &amp; [Numbers.H174] &amp; &quot;][/sup]&quot;; &quot;&quot;)" office:value-type="string" office:string-value="[b]156. [url=https://www.doomworld.com/idgames/levels/doom2/m-o/obtic11]Obituary[/url][/b] (1995) [sup][[b]9[/b]: roadworx: 4, T-Rex: 1, Ragu: 4][/sup]" calcext:value-type="string">
            <text:p>[b]156. [url=https://www.doomworld.com/idgames/levels/doom2/m-o/obtic11]Obituary[/url][/b] (1995) [sup][[b]9[/b]: roadworx: 4, T-Rex: 1, Ragu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5] &gt; 0; &quot;[b]&quot; &amp; [Numbers.B175] &amp; &quot;. &quot; &amp; &quot;[url=&quot; &amp; [Numbers.E175] &amp; &quot;]&quot; &amp; [Numbers.D175] &amp; &quot;[/url][/b] (&quot; &amp; [Numbers.F175] &amp; &quot;) [sup][[b]&quot; &amp; [Numbers.C175] &amp; &quot;[/b]: &quot; &amp; [Numbers.H175] &amp; &quot;][/sup]&quot;; &quot;&quot;)" office:value-type="string" office:string-value="[b]156. [url=https://forum.zdoom.org/viewtopic.php?t=52301#p913612]Shadow Of The Wool Ball[/url][/b] (2016) [sup][[b]9[/b]: Apaul27: 9][/sup]" calcext:value-type="string">
            <text:p>[b]156. [url=https://forum.zdoom.org/viewtopic.php?t=52301#p913612]Shadow Of The Wool Ball[/url][/b] (2016) [sup][[b]9[/b]: Apaul27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6] &gt; 0; &quot;[b]&quot; &amp; [Numbers.B176] &amp; &quot;. &quot; &amp; &quot;[url=&quot; &amp; [Numbers.E176] &amp; &quot;]&quot; &amp; [Numbers.D176] &amp; &quot;[/url][/b] (&quot; &amp; [Numbers.F176] &amp; &quot;) [sup][[b]&quot; &amp; [Numbers.C176] &amp; &quot;[/b]: &quot; &amp; [Numbers.H176] &amp; &quot;][/sup]&quot;; &quot;&quot;)" office:value-type="string" office:string-value="[b]156. [url=https://www.doomworld.com/idgames/levels/doom2/Ports/s-u/tnte1]Torment and Torture[/url][/b] (2006) [sup][[b]9[/b]: MFG38: 9][/sup]" calcext:value-type="string">
            <text:p>[b]156. [url=https://www.doomworld.com/idgames/levels/doom2/Ports/s-u/tnte1]Torment and Torture[/url][/b] (2006) [sup][[b]9[/b]: MFG38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7] &gt; 0; &quot;[b]&quot; &amp; [Numbers.B177] &amp; &quot;. &quot; &amp; &quot;[url=&quot; &amp; [Numbers.E177] &amp; &quot;]&quot; &amp; [Numbers.D177] &amp; &quot;[/url][/b] (&quot; &amp; [Numbers.F177] &amp; &quot;) [sup][[b]&quot; &amp; [Numbers.C177] &amp; &quot;[/b]: &quot; &amp; [Numbers.H177] &amp; &quot;][/sup]&quot;; &quot;&quot;)" office:value-type="string" office:string-value="[b]174. [url=https://www.doomworld.com/idgames/levels/doom2/megawads/50monstr]50 Monsters[/url][/b] (2017) [sup][[b]8[/b]: tmorrow: 2, Worm318: 6][/sup]" calcext:value-type="string">
            <text:p>[b]174. [url=https://www.doomworld.com/idgames/levels/doom2/megawads/50monstr]50 Monsters[/url][/b] (2017) [sup][[b]8[/b]: tmorrow: 2, Worm318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8] &gt; 0; &quot;[b]&quot; &amp; [Numbers.B178] &amp; &quot;. &quot; &amp; &quot;[url=&quot; &amp; [Numbers.E178] &amp; &quot;]&quot; &amp; [Numbers.D178] &amp; &quot;[/url][/b] (&quot; &amp; [Numbers.F178] &amp; &quot;) [sup][[b]&quot; &amp; [Numbers.C178] &amp; &quot;[/b]: &quot; &amp; [Numbers.H178] &amp; &quot;][/sup]&quot;; &quot;&quot;)" office:value-type="string" office:string-value="[b]174. [url=https://www.doomworld.com/idgames/levels/doom2/Ports/megawads/amdosia]Armadosia The Mad Corridor[/url][/b] (2006) [sup][[b]8[/b]: Pierrot: 2, smeghammer: 6][/sup]" calcext:value-type="string">
            <text:p>[b]174. [url=https://www.doomworld.com/idgames/levels/doom2/Ports/megawads/amdosia]Armadosia The Mad Corridor[/url][/b] (2006) [sup][[b]8[/b]: Pierrot: 2, smeghammer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9] &gt; 0; &quot;[b]&quot; &amp; [Numbers.B179] &amp; &quot;. &quot; &amp; &quot;[url=&quot; &amp; [Numbers.E179] &amp; &quot;]&quot; &amp; [Numbers.D179] &amp; &quot;[/url][/b] (&quot; &amp; [Numbers.F179] &amp; &quot;) [sup][[b]&quot; &amp; [Numbers.C179] &amp; &quot;[/b]: &quot; &amp; [Numbers.H179] &amp; &quot;][/sup]&quot;; &quot;&quot;)" office:value-type="string" office:string-value="[b]174. [url=https://www.doomworld.com/forum/topic/107249-come-eat-the-mapwich-a-collaborative-community-project-rc1-available/]Come eat The Mapwich[/url][/b] (2019) [sup][[b]8[/b]: Jaromir Bergmann: 8][/sup]" calcext:value-type="string">
            <text:p>[b]174. [url=https://www.doomworld.com/forum/topic/107249-come-eat-the-mapwich-a-collaborative-community-project-rc1-available/]Come eat The Mapwich[/url][/b] (2019) [sup][[b]8[/b]: Jaromir Bergmann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0] &gt; 0; &quot;[b]&quot; &amp; [Numbers.B180] &amp; &quot;. &quot; &amp; &quot;[url=&quot; &amp; [Numbers.E180] &amp; &quot;]&quot; &amp; [Numbers.D180] &amp; &quot;[/url][/b] (&quot; &amp; [Numbers.F180] &amp; &quot;) [sup][[b]&quot; &amp; [Numbers.C180] &amp; &quot;[/b]: &quot; &amp; [Numbers.H180] &amp; &quot;][/sup]&quot;; &quot;&quot;)" office:value-type="string" office:string-value="[b]174. [url=https://www.doomworld.com/idgames/levels/doom2/d-f/doomcity]Doom City[/url][/b] (1995) [sup][[b]8[/b]: Jaws In Space: 4, Doomkid: 3, toxic.rat: 1][/sup]" calcext:value-type="string">
            <text:p>[b]174. [url=https://www.doomworld.com/idgames/levels/doom2/d-f/doomcity]Doom City[/url][/b] (1995) [sup][[b]8[/b]: Jaws In Space: 4, Doomkid: 3, toxic.ra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1] &gt; 0; &quot;[b]&quot; &amp; [Numbers.B181] &amp; &quot;. &quot; &amp; &quot;[url=&quot; &amp; [Numbers.E181] &amp; &quot;]&quot; &amp; [Numbers.D181] &amp; &quot;[/url][/b] (&quot; &amp; [Numbers.F181] &amp; &quot;) [sup][[b]&quot; &amp; [Numbers.C181] &amp; &quot;[/b]: &quot; &amp; [Numbers.H181] &amp; &quot;][/sup]&quot;; &quot;&quot;)" office:value-type="string" office:string-value="[b]174. [url=https://www.doomworld.com/forum/topic/69813-doom-the-golden-souls-mario-64-doom-definitive-edition-released/]Doom: The Golden Souls[/url][/b] (2014) [sup][[b]8[/b]: everennui: 1, TheNerdTurtle2: 7][/sup]" calcext:value-type="string">
            <text:p>[b]174. [url=https://www.doomworld.com/forum/topic/69813-doom-the-golden-souls-mario-64-doom-definitive-edition-released/]Doom: The Golden Souls[/url][/b] (2014) [sup][[b]8[/b]: everennui: 1, TheNerdTurtle2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2] &gt; 0; &quot;[b]&quot; &amp; [Numbers.B182] &amp; &quot;. &quot; &amp; &quot;[url=&quot; &amp; [Numbers.E182] &amp; &quot;]&quot; &amp; [Numbers.D182] &amp; &quot;[/url][/b] (&quot; &amp; [Numbers.F182] &amp; &quot;) [sup][[b]&quot; &amp; [Numbers.C182] &amp; &quot;[/b]: &quot; &amp; [Numbers.H182] &amp; &quot;][/sup]&quot;; &quot;&quot;)" office:value-type="string" office:string-value="[b]174. [url=https://www.doomworld.com/idgames/levels/doom2/Ports/a-c/cybie]Doomguy's Pimp Ventures[/url][/b] (2006) [sup][[b]8[/b]: AnonimVio: 8][/sup]" calcext:value-type="string">
            <text:p>[b]174. [url=https://www.doomworld.com/idgames/levels/doom2/Ports/a-c/cybie]Doomguy's Pimp Ventures[/url][/b] (2006) [sup][[b]8[/b]: AnonimVio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3] &gt; 0; &quot;[b]&quot; &amp; [Numbers.B183] &amp; &quot;. &quot; &amp; &quot;[url=&quot; &amp; [Numbers.E183] &amp; &quot;]&quot; &amp; [Numbers.D183] &amp; &quot;[/url][/b] (&quot; &amp; [Numbers.F183] &amp; &quot;) [sup][[b]&quot; &amp; [Numbers.C183] &amp; &quot;[/b]: &quot; &amp; [Numbers.H183] &amp; &quot;][/sup]&quot;; &quot;&quot;)" office:value-type="string" office:string-value="[b]174. [url=https://www.doomworld.com/idgames/levels/doom2/Ports/g-i/holyhell]Holy Hell[/url][/b] (2006) [sup][[b]8[/b]: Outrageous Videos: 2, bemused: 6][/sup]" calcext:value-type="string">
            <text:p>[b]174. [url=https://www.doomworld.com/idgames/levels/doom2/Ports/g-i/holyhell]Holy Hell[/url][/b] (2006) [sup][[b]8[/b]: Outrageous Videos: 2, bemuse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4] &gt; 0; &quot;[b]&quot; &amp; [Numbers.B184] &amp; &quot;. &quot; &amp; &quot;[url=&quot; &amp; [Numbers.E184] &amp; &quot;]&quot; &amp; [Numbers.D184] &amp; &quot;[/url][/b] (&quot; &amp; [Numbers.F184] &amp; &quot;) [sup][[b]&quot; &amp; [Numbers.C184] &amp; &quot;[/b]: &quot; &amp; [Numbers.H184] &amp; &quot;][/sup]&quot;; &quot;&quot;)" office:value-type="string" office:string-value="[b]174. [url=https://www.doomworld.com/idgames/levels/doom2/Ports/megawads/italo]Italo-Doom[/url][/b] (2016) [sup][[b]8[/b]: bemused: 8][/sup]" calcext:value-type="string">
            <text:p>[b]174. [url=https://www.doomworld.com/idgames/levels/doom2/Ports/megawads/italo]Italo-Doom[/url][/b] (2016) [sup][[b]8[/b]: bemused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5] &gt; 0; &quot;[b]&quot; &amp; [Numbers.B185] &amp; &quot;. &quot; &amp; &quot;[url=&quot; &amp; [Numbers.E185] &amp; &quot;]&quot; &amp; [Numbers.D185] &amp; &quot;[/url][/b] (&quot; &amp; [Numbers.F185] &amp; &quot;) [sup][[b]&quot; &amp; [Numbers.C185] &amp; &quot;[/b]: &quot; &amp; [Numbers.H185] &amp; &quot;][/sup]&quot;; &quot;&quot;)" office:value-type="string" office:string-value="[b]174. [url=https://www.doomworld.com/idgames/levels/doom2/m-o/mangle]Mangle[/url][/b] (1995) [sup][[b]8[/b]: bzzrak: 8][/sup]" calcext:value-type="string">
            <text:p>[b]174. [url=https://www.doomworld.com/idgames/levels/doom2/m-o/mangle]Mangle[/url][/b] (1995) [sup][[b]8[/b]: bzzrak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6] &gt; 0; &quot;[b]&quot; &amp; [Numbers.B186] &amp; &quot;. &quot; &amp; &quot;[url=&quot; &amp; [Numbers.E186] &amp; &quot;]&quot; &amp; [Numbers.D186] &amp; &quot;[/url][/b] (&quot; &amp; [Numbers.F186] &amp; &quot;) [sup][[b]&quot; &amp; [Numbers.C186] &amp; &quot;[/b]: &quot; &amp; [Numbers.H186] &amp; &quot;][/sup]&quot;; &quot;&quot;)" office:value-type="string" office:string-value="[b]174. [url=https://www.doomworld.com/idgames/levels/doom2/Ports/m-o/mohu1]Monster Hunter Ltd Part I[/url][/b] (2014) [sup][[b]8[/b]: Jaws In Space: 4, m8f: 4][/sup]" calcext:value-type="string">
            <text:p>[b]174. [url=https://www.doomworld.com/idgames/levels/doom2/Ports/m-o/mohu1]Monster Hunter Ltd Part I[/url][/b] (2014) [sup][[b]8[/b]: Jaws In Space: 4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7] &gt; 0; &quot;[b]&quot; &amp; [Numbers.B187] &amp; &quot;. &quot; &amp; &quot;[url=&quot; &amp; [Numbers.E187] &amp; &quot;]&quot; &amp; [Numbers.D187] &amp; &quot;[/url][/b] (&quot; &amp; [Numbers.F187] &amp; &quot;) [sup][[b]&quot; &amp; [Numbers.C187] &amp; &quot;[/b]: &quot; &amp; [Numbers.H187] &amp; &quot;][/sup]&quot;; &quot;&quot;)" office:value-type="string" office:string-value="[b]174. [url=https://www.doomworld.com/idgames/levels/doom2/Ports/m-o/mohu2]Monster Hunter Ltd Part II[/url][/b] (2014) [sup][[b]8[/b]: Jaws In Space: 4, m8f: 4][/sup]" calcext:value-type="string">
            <text:p>[b]174. [url=https://www.doomworld.com/idgames/levels/doom2/Ports/m-o/mohu2]Monster Hunter Ltd Part II[/url][/b] (2014) [sup][[b]8[/b]: Jaws In Space: 4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8] &gt; 0; &quot;[b]&quot; &amp; [Numbers.B188] &amp; &quot;. &quot; &amp; &quot;[url=&quot; &amp; [Numbers.E188] &amp; &quot;]&quot; &amp; [Numbers.D188] &amp; &quot;[/url][/b] (&quot; &amp; [Numbers.F188] &amp; &quot;) [sup][[b]&quot; &amp; [Numbers.C188] &amp; &quot;[/b]: &quot; &amp; [Numbers.H188] &amp; &quot;][/sup]&quot;; &quot;&quot;)" office:value-type="string" office:string-value="[b]174. [url=https://www.doomworld.com/idgames/levels/doom2/Ports/m-o/nimrod]Nimrod: Ixnay on the Hombre[/url][/b] (2002) [sup][[b]8[/b]: Graf Zahl: 8][/sup]" calcext:value-type="string">
            <text:p>[b]174. [url=https://www.doomworld.com/idgames/levels/doom2/Ports/m-o/nimrod]Nimrod: Ixnay on the Hombre[/url][/b] (2002) [sup][[b]8[/b]: Graf Zahl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9] &gt; 0; &quot;[b]&quot; &amp; [Numbers.B189] &amp; &quot;. &quot; &amp; &quot;[url=&quot; &amp; [Numbers.E189] &amp; &quot;]&quot; &amp; [Numbers.D189] &amp; &quot;[/url][/b] (&quot; &amp; [Numbers.F189] &amp; &quot;) [sup][[b]&quot; &amp; [Numbers.C189] &amp; &quot;[/b]: &quot; &amp; [Numbers.H189] &amp; &quot;][/sup]&quot;; &quot;&quot;)" office:value-type="string" office:string-value="[b]174. [url=https://www.doomworld.com/idgames/levels/doom2/Ports/s-u/scythex]Scythe X[/url][/b] (2009) [sup][[b]8[/b]: 42PercentHealth: 2, Graf Zahl: 2, Talvi: 3, bLOCKbOYgAMES: 1][/sup]" calcext:value-type="string">
            <text:p>[b]174. [url=https://www.doomworld.com/idgames/levels/doom2/Ports/s-u/scythex]Scythe X[/url][/b] (2009) [sup][[b]8[/b]: 42PercentHealth: 2, Graf Zahl: 2, Talvi: 3, bLOCKbOYgAME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0] &gt; 0; &quot;[b]&quot; &amp; [Numbers.B190] &amp; &quot;. &quot; &amp; &quot;[url=&quot; &amp; [Numbers.E190] &amp; &quot;]&quot; &amp; [Numbers.D190] &amp; &quot;[/url][/b] (&quot; &amp; [Numbers.F190] &amp; &quot;) [sup][[b]&quot; &amp; [Numbers.C190] &amp; &quot;[/b]: &quot; &amp; [Numbers.H190] &amp; &quot;][/sup]&quot;; &quot;&quot;)" office:value-type="string" office:string-value="[b]174. [url=https://www.doomworld.com/forum/topic/43453-new-map-ready-to-go-the-bee-map/]The Beesong[/url][/b] (2008) [sup][[b]8[/b]: Roofi: 8][/sup]" calcext:value-type="string">
            <text:p>[b]174. [url=https://www.doomworld.com/forum/topic/43453-new-map-ready-to-go-the-bee-map/]The Beesong[/url][/b] (2008) [sup][[b]8[/b]: Roofi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1] &gt; 0; &quot;[b]&quot; &amp; [Numbers.B191] &amp; &quot;. &quot; &amp; &quot;[url=&quot; &amp; [Numbers.E191] &amp; &quot;]&quot; &amp; [Numbers.D191] &amp; &quot;[/url][/b] (&quot; &amp; [Numbers.F191] &amp; &quot;) [sup][[b]&quot; &amp; [Numbers.C191] &amp; &quot;[/b]: &quot; &amp; [Numbers.H191] &amp; &quot;][/sup]&quot;; &quot;&quot;)" office:value-type="string" office:string-value="[b]174. [url=https://doomwiki.org/wiki/The_Final_Gathering]The Final Gathering[/url][/b] (1995) [sup][[b]8[/b]: Ragu: 8][/sup]" calcext:value-type="string">
            <text:p>[b]174. [url=https://doomwiki.org/wiki/The_Final_Gathering]The Final Gathering[/url][/b] (1995) [sup][[b]8[/b]: Ragu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2] &gt; 0; &quot;[b]&quot; &amp; [Numbers.B192] &amp; &quot;. &quot; &amp; &quot;[url=&quot; &amp; [Numbers.E192] &amp; &quot;]&quot; &amp; [Numbers.D192] &amp; &quot;[/url][/b] (&quot; &amp; [Numbers.F192] &amp; &quot;) [sup][[b]&quot; &amp; [Numbers.C192] &amp; &quot;[/b]: &quot; &amp; [Numbers.H192] &amp; &quot;][/sup]&quot;; &quot;&quot;)" office:value-type="string" office:string-value="[b]174. [url=https://www.doomworld.com/forum/topic/115177-three-is-a-crowd-vanilla-megawad-with-three-protagonists-finally-released/]Three Is A Crowd[/url][/b] (2020) [sup][[b]8[/b]: Omniarch: 5, TJG1289: 3][/sup]" calcext:value-type="string">
            <text:p>[b]174. [url=https://www.doomworld.com/forum/topic/115177-three-is-a-crowd-vanilla-megawad-with-three-protagonists-finally-released/]Three Is A Crowd[/url][/b] (2020) [sup][[b]8[/b]: Omniarch: 5, TJG1289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3] &gt; 0; &quot;[b]&quot; &amp; [Numbers.B193] &amp; &quot;. &quot; &amp; &quot;[url=&quot; &amp; [Numbers.E193] &amp; &quot;]&quot; &amp; [Numbers.D193] &amp; &quot;[/url][/b] (&quot; &amp; [Numbers.F193] &amp; &quot;) [sup][[b]&quot; &amp; [Numbers.C193] &amp; &quot;[/b]: &quot; &amp; [Numbers.H193] &amp; &quot;][/sup]&quot;; &quot;&quot;)" office:value-type="string" office:string-value="[b]174. [url=https://www.doomworld.com/idgames/levels/doom2/Ports/v-z/vrack3]Vrack 3[/url][/b] (2003) [sup][[b]8[/b]: Spectra: 4, Midnight_00: 1, vdgg: 3][/sup]" calcext:value-type="string">
            <text:p>[b]174. [url=https://www.doomworld.com/idgames/levels/doom2/Ports/v-z/vrack3]Vrack 3[/url][/b] (2003) [sup][[b]8[/b]: Spectra: 4, Midnight_00: 1, vdgg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4] &gt; 0; &quot;[b]&quot; &amp; [Numbers.B194] &amp; &quot;. &quot; &amp; &quot;[url=&quot; &amp; [Numbers.E194] &amp; &quot;]&quot; &amp; [Numbers.D194] &amp; &quot;[/url][/b] (&quot; &amp; [Numbers.F194] &amp; &quot;) [sup][[b]&quot; &amp; [Numbers.C194] &amp; &quot;[/b]: &quot; &amp; [Numbers.H194] &amp; &quot;][/sup]&quot;; &quot;&quot;)" office:value-type="string" office:string-value="[b]191. [url=https://www.doomworld.com/forum/topic/108865-rc2-release-alienated-10-levels-for-gzdoom/]Alienated[/url][/b] (2019) [sup][[b]7[/b]: Jaromir Bergmann: 7][/sup]" calcext:value-type="string">
            <text:p>[b]191. [url=https://www.doomworld.com/forum/topic/108865-rc2-release-alienated-10-levels-for-gzdoom/]Alienated[/url][/b] (2019) [sup][[b]7[/b]: Jaromir Bergmann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5] &gt; 0; &quot;[b]&quot; &amp; [Numbers.B195] &amp; &quot;. &quot; &amp; &quot;[url=&quot; &amp; [Numbers.E195] &amp; &quot;]&quot; &amp; [Numbers.D195] &amp; &quot;[/url][/b] (&quot; &amp; [Numbers.F195] &amp; &quot;) [sup][[b]&quot; &amp; [Numbers.C195] &amp; &quot;[/b]: &quot; &amp; [Numbers.H195] &amp; &quot;][/sup]&quot;; &quot;&quot;)" office:value-type="string" office:string-value="[b]191. [url=http://www.moddb.com/games/doom/addons/castle-heng]Castle Heng[/url][/b] (2014) [sup][[b]7[/b]: 7hm: 7][/sup]" calcext:value-type="string">
            <text:p>[b]191. [url=http://www.moddb.com/games/doom/addons/castle-heng]Castle Heng[/url][/b] (2014) [sup][[b]7[/b]: 7hm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6] &gt; 0; &quot;[b]&quot; &amp; [Numbers.B196] &amp; &quot;. &quot; &amp; &quot;[url=&quot; &amp; [Numbers.E196] &amp; &quot;]&quot; &amp; [Numbers.D196] &amp; &quot;[/url][/b] (&quot; &amp; [Numbers.F196] &amp; &quot;) [sup][[b]&quot; &amp; [Numbers.C196] &amp; &quot;[/b]: &quot; &amp; [Numbers.H196] &amp; &quot;][/sup]&quot;; &quot;&quot;)" office:value-type="string" office:string-value="[b]191. [url=https://www.doomworld.com/idgames/levels/doom2/Ports/a-c/cc-cod]Caverns of Darkness[/url][/b] (2002) [sup][[b]7[/b]: vdgg: 7][/sup]" calcext:value-type="string">
            <text:p>[b]191. [url=https://www.doomworld.com/idgames/levels/doom2/Ports/a-c/cc-cod]Caverns of Darkness[/url][/b] (2002) [sup][[b]7[/b]: vdgg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7] &gt; 0; &quot;[b]&quot; &amp; [Numbers.B197] &amp; &quot;. &quot; &amp; &quot;[url=&quot; &amp; [Numbers.E197] &amp; &quot;]&quot; &amp; [Numbers.D197] &amp; &quot;[/url][/b] (&quot; &amp; [Numbers.F197] &amp; &quot;) [sup][[b]&quot; &amp; [Numbers.C197] &amp; &quot;[/b]: &quot; &amp; [Numbers.H197] &amp; &quot;][/sup]&quot;; &quot;&quot;)" office:value-type="string" office:string-value="[b]191. [url=https://doomwiki.org/wiki/Chex_Quest#Chex_Quest_2]Chex Quest 2[/url][/b] (1997) [sup][[b]7[/b]: bzzrak: 7][/sup]" calcext:value-type="string">
            <text:p>[b]191. [url=https://doomwiki.org/wiki/Chex_Quest#Chex_Quest_2]Chex Quest 2[/url][/b] (1997) [sup][[b]7[/b]: bzzrak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8] &gt; 0; &quot;[b]&quot; &amp; [Numbers.B198] &amp; &quot;. &quot; &amp; &quot;[url=&quot; &amp; [Numbers.E198] &amp; &quot;]&quot; &amp; [Numbers.D198] &amp; &quot;[/url][/b] (&quot; &amp; [Numbers.F198] &amp; &quot;) [sup][[b]&quot; &amp; [Numbers.C198] &amp; &quot;[/b]: &quot; &amp; [Numbers.H198] &amp; &quot;][/sup]&quot;; &quot;&quot;)" office:value-type="string" office:string-value="[b]191. [url=https://www.doomworld.com/idgames/levels/doom2/Ports/a-c/cah_se]Cold as Hell[/url][/b] (2004) [sup][[b]7[/b]: Graf Zahl: 7][/sup]" calcext:value-type="string">
            <text:p>[b]191. [url=https://www.doomworld.com/idgames/levels/doom2/Ports/a-c/cah_se]Cold as Hell[/url][/b] (2004) [sup][[b]7[/b]: Graf Zahl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9] &gt; 0; &quot;[b]&quot; &amp; [Numbers.B199] &amp; &quot;. &quot; &amp; &quot;[url=&quot; &amp; [Numbers.E199] &amp; &quot;]&quot; &amp; [Numbers.D199] &amp; &quot;[/url][/b] (&quot; &amp; [Numbers.F199] &amp; &quot;) [sup][[b]&quot; &amp; [Numbers.C199] &amp; &quot;[/b]: &quot; &amp; [Numbers.H199] &amp; &quot;][/sup]&quot;; &quot;&quot;)" office:value-type="string" office:string-value="[b]191. [url=https://www.doomworld.com/idgames/levels/doom2/Ports/megawads/cif3]Community is Falling 3[/url][/b] (2008) [sup][[b]7[/b]: NuMetalManiak: 3, Voltcom9: 4][/sup]" calcext:value-type="string">
            <text:p>[b]191. [url=https://www.doomworld.com/idgames/levels/doom2/Ports/megawads/cif3]Community is Falling 3[/url][/b] (2008) [sup][[b]7[/b]: NuMetalManiak: 3, Voltcom9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0] &gt; 0; &quot;[b]&quot; &amp; [Numbers.B200] &amp; &quot;. &quot; &amp; &quot;[url=&quot; &amp; [Numbers.E200] &amp; &quot;]&quot; &amp; [Numbers.D200] &amp; &quot;[/url][/b] (&quot; &amp; [Numbers.F200] &amp; &quot;) [sup][[b]&quot; &amp; [Numbers.C200] &amp; &quot;[/b]: &quot; &amp; [Numbers.H200] &amp; &quot;][/sup]&quot;; &quot;&quot;)" office:value-type="string" office:string-value="[b]191. [url=http://www.moddb.com/mods/doomone/downloads/doomone-v04]Doom: One[/url][/b] (2013) [sup][[b]7[/b]: HyperLuke: 4, Greyenko: 3][/sup]" calcext:value-type="string">
            <text:p>[b]191. [url=http://www.moddb.com/mods/doomone/downloads/doomone-v04]Doom: One[/url][/b] (2013) [sup][[b]7[/b]: HyperLuke: 4, Greyenk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1] &gt; 0; &quot;[b]&quot; &amp; [Numbers.B201] &amp; &quot;. &quot; &amp; &quot;[url=&quot; &amp; [Numbers.E201] &amp; &quot;]&quot; &amp; [Numbers.D201] &amp; &quot;[/url][/b] (&quot; &amp; [Numbers.F201] &amp; &quot;) [sup][[b]&quot; &amp; [Numbers.C201] &amp; &quot;[/b]: &quot; &amp; [Numbers.H201] &amp; &quot;][/sup]&quot;; &quot;&quot;)" office:value-type="string" office:string-value="[b]191. [url=https://www.doomworld.com/idgames/levels/doom2/Ports/megawads/echelon]Echelon[/url][/b] (2016) [sup][[b]7[/b]: Sky: 1, bzzrak: 5, A.H. Sankhatayan: 1][/sup]" calcext:value-type="string">
            <text:p>[b]191. [url=https://www.doomworld.com/idgames/levels/doom2/Ports/megawads/echelon]Echelon[/url][/b] (2016) [sup][[b]7[/b]: Sky: 1, bzzrak: 5, A.H. Sankhatayan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2] &gt; 0; &quot;[b]&quot; &amp; [Numbers.B202] &amp; &quot;. &quot; &amp; &quot;[url=&quot; &amp; [Numbers.E202] &amp; &quot;]&quot; &amp; [Numbers.D202] &amp; &quot;[/url][/b] (&quot; &amp; [Numbers.F202] &amp; &quot;) [sup][[b]&quot; &amp; [Numbers.C202] &amp; &quot;[/b]: &quot; &amp; [Numbers.H202] &amp; &quot;][/sup]&quot;; &quot;&quot;)" office:value-type="string" office:string-value="[b]191. [url=https://www.doomworld.com/forum/topic/90173-eden/]Eden[/url][/b] (2016) [sup][[b]7[/b]: Nirvana: 7][/sup]" calcext:value-type="string">
            <text:p>[b]191. [url=https://www.doomworld.com/forum/topic/90173-eden/]Eden[/url][/b] (2016) [sup][[b]7[/b]: Nirvana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3] &gt; 0; &quot;[b]&quot; &amp; [Numbers.B203] &amp; &quot;. &quot; &amp; &quot;[url=&quot; &amp; [Numbers.E203] &amp; &quot;]&quot; &amp; [Numbers.D203] &amp; &quot;[/url][/b] (&quot; &amp; [Numbers.F203] &amp; &quot;) [sup][[b]&quot; &amp; [Numbers.C203] &amp; &quot;[/b]: &quot; &amp; [Numbers.H203] &amp; &quot;][/sup]&quot;; &quot;&quot;)" office:value-type="string" office:string-value="[b]191. [url=https://www.doomworld.com/idgames/levels/doom2/Ports/d-f/fth666]Flashback to Hell[/url][/b] (2014) [sup][[b]7[/b]: GarrettChan: 2, eharper256: 5][/sup]" calcext:value-type="string">
            <text:p>[b]191. [url=https://www.doomworld.com/idgames/levels/doom2/Ports/d-f/fth666]Flashback to Hell[/url][/b] (2014) [sup][[b]7[/b]: GarrettChan: 2,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4] &gt; 0; &quot;[b]&quot; &amp; [Numbers.B204] &amp; &quot;. &quot; &amp; &quot;[url=&quot; &amp; [Numbers.E204] &amp; &quot;]&quot; &amp; [Numbers.D204] &amp; &quot;[/url][/b] (&quot; &amp; [Numbers.F204] &amp; &quot;) [sup][[b]&quot; &amp; [Numbers.C204] &amp; &quot;[/b]: &quot; &amp; [Numbers.H204] &amp; &quot;][/sup]&quot;; &quot;&quot;)" office:value-type="string" office:string-value="[b]191. [url=https://doomwiki.org/wiki/Galaxia]Galaxia[/url][/b] (1994) [sup][[b]7[/b]: A.H. Sankhatayan: 1, Ragu: 6][/sup]" calcext:value-type="string">
            <text:p>[b]191. [url=https://doomwiki.org/wiki/Galaxia]Galaxia[/url][/b] (1994) [sup][[b]7[/b]: A.H. Sankhatayan: 1, Ragu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5] &gt; 0; &quot;[b]&quot; &amp; [Numbers.B205] &amp; &quot;. &quot; &amp; &quot;[url=&quot; &amp; [Numbers.E205] &amp; &quot;]&quot; &amp; [Numbers.D205] &amp; &quot;[/url][/b] (&quot; &amp; [Numbers.F205] &amp; &quot;) [sup][[b]&quot; &amp; [Numbers.C205] &amp; &quot;[/b]: &quot; &amp; [Numbers.H205] &amp; &quot;][/sup]&quot;; &quot;&quot;)" office:value-type="string" office:string-value="[b]191. [url=https://www.doomworld.com/idgames/themes/hacx/hx11pack]Hacx[/url][/b] (1997) [sup][[b]7[/b]: Grazza: 5, Dimon12321: 2][/sup]" calcext:value-type="string">
            <text:p>[b]191. [url=https://www.doomworld.com/idgames/themes/hacx/hx11pack]Hacx[/url][/b] (1997) [sup][[b]7[/b]: Grazza: 5, Dimon12321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6] &gt; 0; &quot;[b]&quot; &amp; [Numbers.B206] &amp; &quot;. &quot; &amp; &quot;[url=&quot; &amp; [Numbers.E206] &amp; &quot;]&quot; &amp; [Numbers.D206] &amp; &quot;[/url][/b] (&quot; &amp; [Numbers.F206] &amp; &quot;) [sup][[b]&quot; &amp; [Numbers.C206] &amp; &quot;[/b]: &quot; &amp; [Numbers.H206] &amp; &quot;][/sup]&quot;; &quot;&quot;)" office:value-type="string" office:string-value="[b]191. [url=https://www.doomworld.com/idgames/levels/doom2/Ports/g-i/iedge]Insanity's Edge[/url][/b] (2009) [sup][[b]7[/b]: TechnoDoomed1: 7][/sup]" calcext:value-type="string">
            <text:p>[b]191. [url=https://www.doomworld.com/idgames/levels/doom2/Ports/g-i/iedge]Insanity's Edge[/url][/b] (2009) [sup][[b]7[/b]: TechnoDoomed1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7] &gt; 0; &quot;[b]&quot; &amp; [Numbers.B207] &amp; &quot;. &quot; &amp; &quot;[url=&quot; &amp; [Numbers.E207] &amp; &quot;]&quot; &amp; [Numbers.D207] &amp; &quot;[/url][/b] (&quot; &amp; [Numbers.F207] &amp; &quot;) [sup][[b]&quot; &amp; [Numbers.C207] &amp; &quot;[/b]: &quot; &amp; [Numbers.H207] &amp; &quot;][/sup]&quot;; &quot;&quot;)" office:value-type="string" office:string-value="[b]191. [url=https://www.doomworld.com/idgames/levels/doom2/megawads/marsw301]Mars War[/url][/b] (1998) [sup][[b]7[/b]: Roofi: 5, Rince-wind: 2][/sup]" calcext:value-type="string">
            <text:p>[b]191. [url=https://www.doomworld.com/idgames/levels/doom2/megawads/marsw301]Mars War[/url][/b] (1998) [sup][[b]7[/b]: Roofi: 5, Rince-win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8] &gt; 0; &quot;[b]&quot; &amp; [Numbers.B208] &amp; &quot;. &quot; &amp; &quot;[url=&quot; &amp; [Numbers.E208] &amp; &quot;]&quot; &amp; [Numbers.D208] &amp; &quot;[/url][/b] (&quot; &amp; [Numbers.F208] &amp; &quot;) [sup][[b]&quot; &amp; [Numbers.C208] &amp; &quot;[/b]: &quot; &amp; [Numbers.H208] &amp; &quot;][/sup]&quot;; &quot;&quot;)" office:value-type="string" office:string-value="[b]191. [url=https://www.doomworld.com/idgames/levels/doom2/Ports/megawads/mock2]Mock 2: The Speed of Stupid[/url][/b] (2003) [sup][[b]7[/b]: AnonimVio: 7][/sup]" calcext:value-type="string">
            <text:p>[b]191. [url=https://www.doomworld.com/idgames/levels/doom2/Ports/megawads/mock2]Mock 2: The Speed of Stupid[/url][/b] (2003) [sup][[b]7[/b]: AnonimVio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9] &gt; 0; &quot;[b]&quot; &amp; [Numbers.B209] &amp; &quot;. &quot; &amp; &quot;[url=&quot; &amp; [Numbers.E209] &amp; &quot;]&quot; &amp; [Numbers.D209] &amp; &quot;[/url][/b] (&quot; &amp; [Numbers.F209] &amp; &quot;) [sup][[b]&quot; &amp; [Numbers.C209] &amp; &quot;[/b]: &quot; &amp; [Numbers.H209] &amp; &quot;][/sup]&quot;; &quot;&quot;)" office:value-type="string" office:string-value="[b]191. [url=https://www.doomworld.com/idgames/levels/doom2/m-o/nochance]No Chance[/url][/b] (2008) [sup][[b]7[/b]: Roofi: 7][/sup]" calcext:value-type="string">
            <text:p>[b]191. [url=https://www.doomworld.com/idgames/levels/doom2/m-o/nochance]No Chance[/url][/b] (2008) [sup][[b]7[/b]: Roofi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0] &gt; 0; &quot;[b]&quot; &amp; [Numbers.B210] &amp; &quot;. &quot; &amp; &quot;[url=&quot; &amp; [Numbers.E210] &amp; &quot;]&quot; &amp; [Numbers.D210] &amp; &quot;[/url][/b] (&quot; &amp; [Numbers.F210] &amp; &quot;) [sup][[b]&quot; &amp; [Numbers.C210] &amp; &quot;[/b]: &quot; &amp; [Numbers.H210] &amp; &quot;][/sup]&quot;; &quot;&quot;)" office:value-type="string" office:string-value="[b]191. [url=https://doomwiki.org/wiki/NOVA_III]Nova III[/url][/b] (2019) [sup][[b]7[/b]: DOEL: 7][/sup]" calcext:value-type="string">
            <text:p>[b]191. [url=https://doomwiki.org/wiki/NOVA_III]Nova III[/url][/b] (2019) [sup][[b]7[/b]: DOEL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1] &gt; 0; &quot;[b]&quot; &amp; [Numbers.B211] &amp; &quot;. &quot; &amp; &quot;[url=&quot; &amp; [Numbers.E211] &amp; &quot;]&quot; &amp; [Numbers.D211] &amp; &quot;[/url][/b] (&quot; &amp; [Numbers.F211] &amp; &quot;) [sup][[b]&quot; &amp; [Numbers.C211] &amp; &quot;[/b]: &quot; &amp; [Numbers.H211] &amp; &quot;][/sup]&quot;; &quot;&quot;)" office:value-type="string" office:string-value="[b]191. [url=https://www.doomworld.com/idgames/levels/doom2/m-o/odessa_1]Odessa 1[/url][/b] (1995) [sup][[b]7[/b]: 7hm: 7][/sup]" calcext:value-type="string">
            <text:p>[b]191. [url=https://www.doomworld.com/idgames/levels/doom2/m-o/odessa_1]Odessa 1[/url][/b] (1995) [sup][[b]7[/b]: 7hm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2] &gt; 0; &quot;[b]&quot; &amp; [Numbers.B212] &amp; &quot;. &quot; &amp; &quot;[url=&quot; &amp; [Numbers.E212] &amp; &quot;]&quot; &amp; [Numbers.D212] &amp; &quot;[/url][/b] (&quot; &amp; [Numbers.F212] &amp; &quot;) [sup][[b]&quot; &amp; [Numbers.C212] &amp; &quot;[/b]: &quot; &amp; [Numbers.H212] &amp; &quot;][/sup]&quot;; &quot;&quot;)" office:value-type="string" office:string-value="[b]191. [url=https://www.doomworld.com/idgames/levels/doom2/m-o/osiris]Osiris TC[/url][/b] (1996) [sup][[b]7[/b]: Vorpal: 5, Uncle 80: 2][/sup]" calcext:value-type="string">
            <text:p>[b]191. [url=https://www.doomworld.com/idgames/levels/doom2/m-o/osiris]Osiris TC[/url][/b] (1996) [sup][[b]7[/b]: Vorpal: 5, Uncle 80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3] &gt; 0; &quot;[b]&quot; &amp; [Numbers.B213] &amp; &quot;. &quot; &amp; &quot;[url=&quot; &amp; [Numbers.E213] &amp; &quot;]&quot; &amp; [Numbers.D213] &amp; &quot;[/url][/b] (&quot; &amp; [Numbers.F213] &amp; &quot;) [sup][[b]&quot; &amp; [Numbers.C213] &amp; &quot;[/b]: &quot; &amp; [Numbers.H213] &amp; &quot;][/sup]&quot;; &quot;&quot;)" office:value-type="string" office:string-value="[b]191. [url=https://www.doomworld.com/idgames/levels/doom2/Ports/p-r/pwfinal]Plutonium Winds[/url][/b] (2014) [sup][[b]7[/b]: Spectra: 7][/sup]" calcext:value-type="string">
            <text:p>[b]191. [url=https://www.doomworld.com/idgames/levels/doom2/Ports/p-r/pwfinal]Plutonium Winds[/url][/b] (2014) [sup][[b]7[/b]: Spectra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4] &gt; 0; &quot;[b]&quot; &amp; [Numbers.B214] &amp; &quot;. &quot; &amp; &quot;[url=&quot; &amp; [Numbers.E214] &amp; &quot;]&quot; &amp; [Numbers.D214] &amp; &quot;[/url][/b] (&quot; &amp; [Numbers.F214] &amp; &quot;) [sup][[b]&quot; &amp; [Numbers.C214] &amp; &quot;[/b]: &quot; &amp; [Numbers.H214] &amp; &quot;][/sup]&quot;; &quot;&quot;)" office:value-type="string" office:string-value="[b]191. [url=https://www.doomworld.com/forum/topic/85755-rf1024-i-dont-know-whats-going-on-with-this-title-anymore/]Rf 1024[/url][/b] (2016) [sup][[b]7[/b]: JudgeDeadd: 2, Ryath: 5][/sup]" calcext:value-type="string">
            <text:p>[b]191. [url=https://www.doomworld.com/forum/topic/85755-rf1024-i-dont-know-whats-going-on-with-this-title-anymore/]Rf 1024[/url][/b] (2016) [sup][[b]7[/b]: JudgeDeadd: 2,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5] &gt; 0; &quot;[b]&quot; &amp; [Numbers.B215] &amp; &quot;. &quot; &amp; &quot;[url=&quot; &amp; [Numbers.E215] &amp; &quot;]&quot; &amp; [Numbers.D215] &amp; &quot;[/url][/b] (&quot; &amp; [Numbers.F215] &amp; &quot;) [sup][[b]&quot; &amp; [Numbers.C215] &amp; &quot;[/b]: &quot; &amp; [Numbers.H215] &amp; &quot;][/sup]&quot;; &quot;&quot;)" office:value-type="string" office:string-value="[b]191. [url=https://www.doomworld.com/idgames/levels/hexen/j-l/kaiser_28]Shadows of Chronos[/url][/b] (2014) [sup][[b]7[/b]: Grain of Salt: 7][/sup]" calcext:value-type="string">
            <text:p>[b]191. [url=https://www.doomworld.com/idgames/levels/hexen/j-l/kaiser_28]Shadows of Chronos[/url][/b] (2014) [sup][[b]7[/b]: Grain of Salt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6] &gt; 0; &quot;[b]&quot; &amp; [Numbers.B216] &amp; &quot;. &quot; &amp; &quot;[url=&quot; &amp; [Numbers.E216] &amp; &quot;]&quot; &amp; [Numbers.D216] &amp; &quot;[/url][/b] (&quot; &amp; [Numbers.F216] &amp; &quot;) [sup][[b]&quot; &amp; [Numbers.C216] &amp; &quot;[/b]: &quot; &amp; [Numbers.H216] &amp; &quot;][/sup]&quot;; &quot;&quot;)" office:value-type="string" office:string-value="[b]191. [url=https://www.doomworld.com/idgames/levels/doom2/Ports/megawads/intime]Somewhere in Time[/url][/b] (2016) [sup][[b]7[/b]: STILES: 3, smeghammer: 4][/sup]" calcext:value-type="string">
            <text:p>[b]191. [url=https://www.doomworld.com/idgames/levels/doom2/Ports/megawads/intime]Somewhere in Time[/url][/b] (2016) [sup][[b]7[/b]: STILES: 3, smeghamm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7] &gt; 0; &quot;[b]&quot; &amp; [Numbers.B217] &amp; &quot;. &quot; &amp; &quot;[url=&quot; &amp; [Numbers.E217] &amp; &quot;]&quot; &amp; [Numbers.D217] &amp; &quot;[/url][/b] (&quot; &amp; [Numbers.F217] &amp; &quot;) [sup][[b]&quot; &amp; [Numbers.C217] &amp; &quot;[/b]: &quot; &amp; [Numbers.H217] &amp; &quot;][/sup]&quot;; &quot;&quot;)" office:value-type="string" office:string-value="[b]191. [url=http://stronghold.drdteam.org/download.html]Stronghold: On the Edge of Chaos[/url][/b] (2010) [sup][[b]7[/b]: MFG38: 2, termrork: 5][/sup]" calcext:value-type="string">
            <text:p>[b]191. [url=http://stronghold.drdteam.org/download.html]Stronghold: On the Edge of Chaos[/url][/b] (2010) [sup][[b]7[/b]: MFG38: 2, termror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8] &gt; 0; &quot;[b]&quot; &amp; [Numbers.B218] &amp; &quot;. &quot; &amp; &quot;[url=&quot; &amp; [Numbers.E218] &amp; &quot;]&quot; &amp; [Numbers.D218] &amp; &quot;[/url][/b] (&quot; &amp; [Numbers.F218] &amp; &quot;) [sup][[b]&quot; &amp; [Numbers.C218] &amp; &quot;[/b]: &quot; &amp; [Numbers.H218] &amp; &quot;][/sup]&quot;; &quot;&quot;)" office:value-type="string" office:string-value="[b]191. [url=https://www.doomworld.com/idgames/levels/doom2/Ports/megawads/swideath]Swift Death[/url][/b] (2015) [sup][[b]7[/b]: Nine Inch Heels: 1, fveitsi: 5, NoisyVelvet: 1][/sup]" calcext:value-type="string">
            <text:p>[b]191. [url=https://www.doomworld.com/idgames/levels/doom2/Ports/megawads/swideath]Swift Death[/url][/b] (2015) [sup][[b]7[/b]: Nine Inch Heels: 1, fveitsi: 5, NoisyVelve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9] &gt; 0; &quot;[b]&quot; &amp; [Numbers.B219] &amp; &quot;. &quot; &amp; &quot;[url=&quot; &amp; [Numbers.E219] &amp; &quot;]&quot; &amp; [Numbers.D219] &amp; &quot;[/url][/b] (&quot; &amp; [Numbers.F219] &amp; &quot;) [sup][[b]&quot; &amp; [Numbers.C219] &amp; &quot;[/b]: &quot; &amp; [Numbers.H219] &amp; &quot;][/sup]&quot;; &quot;&quot;)" office:value-type="string" office:string-value="[b]191. [url=https://www.doomworld.com/idgames/levels/doom/a-c/class_ep]The Classic Episode[/url][/b] (2000) [sup][[b]7[/b]: pcorf: 5, purist: 2][/sup]" calcext:value-type="string">
            <text:p>[b]191. [url=https://www.doomworld.com/idgames/levels/doom/a-c/class_ep]The Classic Episode[/url][/b] (2000) [sup][[b]7[/b]: pcorf: 5, purist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0] &gt; 0; &quot;[b]&quot; &amp; [Numbers.B220] &amp; &quot;. &quot; &amp; &quot;[url=&quot; &amp; [Numbers.E220] &amp; &quot;]&quot; &amp; [Numbers.D220] &amp; &quot;[/url][/b] (&quot; &amp; [Numbers.F220] &amp; &quot;) [sup][[b]&quot; &amp; [Numbers.C220] &amp; &quot;[/b]: &quot; &amp; [Numbers.H220] &amp; &quot;][/sup]&quot;; &quot;&quot;)" office:value-type="string" office:string-value="[b]191. [url=https://www.doomworld.com/idgames/levels/doom/Ports/d-f/draftex]Thy Flesh - Turned into a draft-excluder[/url][/b] (2014) [sup][[b]7[/b]: 4everDoomed: 6, dosboot: 1][/sup]" calcext:value-type="string">
            <text:p>[b]191. [url=https://www.doomworld.com/idgames/levels/doom/Ports/d-f/draftex]Thy Flesh - Turned into a draft-excluder[/url][/b] (2014) [sup][[b]7[/b]: 4everDoomed: 6, dosboo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1] &gt; 0; &quot;[b]&quot; &amp; [Numbers.B221] &amp; &quot;. &quot; &amp; &quot;[url=&quot; &amp; [Numbers.E221] &amp; &quot;]&quot; &amp; [Numbers.D221] &amp; &quot;[/url][/b] (&quot; &amp; [Numbers.F221] &amp; &quot;) [sup][[b]&quot; &amp; [Numbers.C221] &amp; &quot;[/b]: &quot; &amp; [Numbers.H221] &amp; &quot;][/sup]&quot;; &quot;&quot;)" office:value-type="string" office:string-value="[b]191. [url=https://forum.zdoom.org/viewtopic.php?f=42&amp;t=55741]Waterlab GZD[/url][/b] (2017) [sup][[b]7[/b]: Phobus: 7][/sup]" calcext:value-type="string">
            <text:p>[b]191. [url=https://forum.zdoom.org/viewtopic.php?f=42&amp;t=55741]Waterlab GZD[/url][/b] (2017) [sup][[b]7[/b]: Phobus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2] &gt; 0; &quot;[b]&quot; &amp; [Numbers.B222] &amp; &quot;. &quot; &amp; &quot;[url=&quot; &amp; [Numbers.E222] &amp; &quot;]&quot; &amp; [Numbers.D222] &amp; &quot;[/url][/b] (&quot; &amp; [Numbers.F222] &amp; &quot;) [sup][[b]&quot; &amp; [Numbers.C222] &amp; &quot;[/b]: &quot; &amp; [Numbers.H222] &amp; &quot;][/sup]&quot;; &quot;&quot;)" office:value-type="string" office:string-value="[b]219. [url=https://forum.zdoom.org/viewtopic.php?f=19&amp;t=54247&amp;p=954473]20 Monsters Community Project[/url][/b] (2017) [sup][[b]6[/b]: Voltcom9: 6][/sup]" calcext:value-type="string">
            <text:p>[b]219. [url=https://forum.zdoom.org/viewtopic.php?f=19&amp;t=54247&amp;p=954473]20 Monsters Community Project[/url][/b] (2017) [sup][[b]6[/b]: Voltcom9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3] &gt; 0; &quot;[b]&quot; &amp; [Numbers.B223] &amp; &quot;. &quot; &amp; &quot;[url=&quot; &amp; [Numbers.E223] &amp; &quot;]&quot; &amp; [Numbers.D223] &amp; &quot;[/url][/b] (&quot; &amp; [Numbers.F223] &amp; &quot;) [sup][[b]&quot; &amp; [Numbers.C223] &amp; &quot;[/b]: &quot; &amp; [Numbers.H223] &amp; &quot;][/sup]&quot;; &quot;&quot;)" office:value-type="string" office:string-value="[b]219. [url=https://www.doomworld.com/idgames/levels/doom2/Ports/s-u/teitenga]Assault on Tei Tenga[/url][/b] (1999) [sup][[b]6[/b]: Ralphis: 6][/sup]" calcext:value-type="string">
            <text:p>[b]219. [url=https://www.doomworld.com/idgames/levels/doom2/Ports/s-u/teitenga]Assault on Tei Tenga[/url][/b] (1999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4] &gt; 0; &quot;[b]&quot; &amp; [Numbers.B224] &amp; &quot;. &quot; &amp; &quot;[url=&quot; &amp; [Numbers.E224] &amp; &quot;]&quot; &amp; [Numbers.D224] &amp; &quot;[/url][/b] (&quot; &amp; [Numbers.F224] &amp; &quot;) [sup][[b]&quot; &amp; [Numbers.C224] &amp; &quot;[/b]: &quot; &amp; [Numbers.H224] &amp; &quot;][/sup]&quot;; &quot;&quot;)" office:value-type="string" office:string-value="[b]219. [url=https://www.doomworld.com/forum/topic/117061-bourgeois-megawad-30-maps-now-on-idgames/]Bourgeois Megawad[/url][/b] (2021) [sup][[b]6[/b]: TheGreenZap: 6][/sup]" calcext:value-type="string">
            <text:p>[b]219. [url=https://www.doomworld.com/forum/topic/117061-bourgeois-megawad-30-maps-now-on-idgames/]Bourgeois Megawad[/url][/b] (2021) [sup][[b]6[/b]: TheGreenZap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5] &gt; 0; &quot;[b]&quot; &amp; [Numbers.B225] &amp; &quot;. &quot; &amp; &quot;[url=&quot; &amp; [Numbers.E225] &amp; &quot;]&quot; &amp; [Numbers.D225] &amp; &quot;[/url][/b] (&quot; &amp; [Numbers.F225] &amp; &quot;) [sup][[b]&quot; &amp; [Numbers.C225] &amp; &quot;[/b]: &quot; &amp; [Numbers.H225] &amp; &quot;][/sup]&quot;; &quot;&quot;)" office:value-type="string" office:string-value="[b]219. [url=https://www.doomworld.com/idgames/levels/doom2/a-c/castleof]Castle of the Damned[/url][/b] (1996) [sup][[b]6[/b]: bzzrak: 6][/sup]" calcext:value-type="string">
            <text:p>[b]219. [url=https://www.doomworld.com/idgames/levels/doom2/a-c/castleof]Castle of the Damned[/url][/b] (1996) [sup][[b]6[/b]: bzzrak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6] &gt; 0; &quot;[b]&quot; &amp; [Numbers.B226] &amp; &quot;. &quot; &amp; &quot;[url=&quot; &amp; [Numbers.E226] &amp; &quot;]&quot; &amp; [Numbers.D226] &amp; &quot;[/url][/b] (&quot; &amp; [Numbers.F226] &amp; &quot;) [sup][[b]&quot; &amp; [Numbers.C226] &amp; &quot;[/b]: &quot; &amp; [Numbers.H226] &amp; &quot;][/sup]&quot;; &quot;&quot;)" office:value-type="string" office:string-value="[b]219. [url=https://www.doomworld.com/idgames/levels/doom2/Ports/a-c/cafebrk1]Coffee Break Episode 1[/url][/b] (2012) [sup][[b]6[/b]: roadworx: 2, eharper256: 4][/sup]" calcext:value-type="string">
            <text:p>[b]219. [url=https://www.doomworld.com/idgames/levels/doom2/Ports/a-c/cafebrk1]Coffee Break Episode 1[/url][/b] (2012) [sup][[b]6[/b]: roadworx: 2, eharper256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7] &gt; 0; &quot;[b]&quot; &amp; [Numbers.B227] &amp; &quot;. &quot; &amp; &quot;[url=&quot; &amp; [Numbers.E227] &amp; &quot;]&quot; &amp; [Numbers.D227] &amp; &quot;[/url][/b] (&quot; &amp; [Numbers.F227] &amp; &quot;) [sup][[b]&quot; &amp; [Numbers.C227] &amp; &quot;[/b]: &quot; &amp; [Numbers.H227] &amp; &quot;][/sup]&quot;; &quot;&quot;)" office:value-type="string" office:string-value="[b]219. [url=https://www.doomworld.com/idgames/levels/doom2/Ports/d-f/de-pkg]Demon Eclipse[/url][/b] (2006) [sup][[b]6[/b]: Soundblock: 1, Lazorinc: 1, tchkb: 4][/sup]" calcext:value-type="string">
            <text:p>[b]219. [url=https://www.doomworld.com/idgames/levels/doom2/Ports/d-f/de-pkg]Demon Eclipse[/url][/b] (2006) [sup][[b]6[/b]: Soundblock: 1, Lazorinc: 1, tchkb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8] &gt; 0; &quot;[b]&quot; &amp; [Numbers.B228] &amp; &quot;. &quot; &amp; &quot;[url=&quot; &amp; [Numbers.E228] &amp; &quot;]&quot; &amp; [Numbers.D228] &amp; &quot;[/url][/b] (&quot; &amp; [Numbers.F228] &amp; &quot;) [sup][[b]&quot; &amp; [Numbers.C228] &amp; &quot;[/b]: &quot; &amp; [Numbers.H228] &amp; &quot;][/sup]&quot;; &quot;&quot;)" office:value-type="string" office:string-value="[b]219. [url=https://doomwiki.org/wiki/Doom:_The_Golden_Souls_2]Doom: The Golden Souls 2[/url][/b] (2018) [sup][[b]6[/b]: TJG1289: 6][/sup]" calcext:value-type="string">
            <text:p>[b]219. [url=https://doomwiki.org/wiki/Doom:_The_Golden_Souls_2]Doom: The Golden Souls 2[/url][/b] (2018) [sup][[b]6[/b]: TJG1289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9] &gt; 0; &quot;[b]&quot; &amp; [Numbers.B229] &amp; &quot;. &quot; &amp; &quot;[url=&quot; &amp; [Numbers.E229] &amp; &quot;]&quot; &amp; [Numbers.D229] &amp; &quot;[/url][/b] (&quot; &amp; [Numbers.F229] &amp; &quot;) [sup][[b]&quot; &amp; [Numbers.C229] &amp; &quot;[/b]: &quot; &amp; [Numbers.H229] &amp; &quot;][/sup]&quot;; &quot;&quot;)" office:value-type="string" office:string-value="[b]219. [url=https://www.doomworld.com/idgames/levels/doom/Ports/d-f/dbimpact]Double Impact[/url][/b] (2011) [sup][[b]6[/b]: Ralphis: 6][/sup]" calcext:value-type="string">
            <text:p>[b]219. [url=https://www.doomworld.com/idgames/levels/doom/Ports/d-f/dbimpact]Double Impact[/url][/b] (2011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0] &gt; 0; &quot;[b]&quot; &amp; [Numbers.B230] &amp; &quot;. &quot; &amp; &quot;[url=&quot; &amp; [Numbers.E230] &amp; &quot;]&quot; &amp; [Numbers.D230] &amp; &quot;[/url][/b] (&quot; &amp; [Numbers.F230] &amp; &quot;) [sup][[b]&quot; &amp; [Numbers.C230] &amp; &quot;[/b]: &quot; &amp; [Numbers.H230] &amp; &quot;][/sup]&quot;; &quot;&quot;)" office:value-type="string" office:string-value="[b]219. [url=https://www.doomworld.com/idgames/levels/heretic/Ports/elfgp]Elf Gets Pissed[/url][/b] (2016) [sup][[b]6[/b]: Ralphis: 6][/sup]" calcext:value-type="string">
            <text:p>[b]219. [url=https://www.doomworld.com/idgames/levels/heretic/Ports/elfgp]Elf Gets Pissed[/url][/b] (2016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1] &gt; 0; &quot;[b]&quot; &amp; [Numbers.B231] &amp; &quot;. &quot; &amp; &quot;[url=&quot; &amp; [Numbers.E231] &amp; &quot;]&quot; &amp; [Numbers.D231] &amp; &quot;[/url][/b] (&quot; &amp; [Numbers.F231] &amp; &quot;) [sup][[b]&quot; &amp; [Numbers.C231] &amp; &quot;[/b]: &quot; &amp; [Numbers.H231] &amp; &quot;][/sup]&quot;; &quot;&quot;)" office:value-type="string" office:string-value="[b]219. [url=https://www.doomworld.com/idgames/levels/doom2/d-f/endgame]End Game[/url][/b] (2004) [sup][[b]6[/b]: pcorf: 6][/sup]" calcext:value-type="string">
            <text:p>[b]219. [url=https://www.doomworld.com/idgames/levels/doom2/d-f/endgame]End Game[/url][/b] (2004) [sup][[b]6[/b]: pcorf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2] &gt; 0; &quot;[b]&quot; &amp; [Numbers.B232] &amp; &quot;. &quot; &amp; &quot;[url=&quot; &amp; [Numbers.E232] &amp; &quot;]&quot; &amp; [Numbers.D232] &amp; &quot;[/url][/b] (&quot; &amp; [Numbers.F232] &amp; &quot;) [sup][[b]&quot; &amp; [Numbers.C232] &amp; &quot;[/b]: &quot; &amp; [Numbers.H232] &amp; &quot;][/sup]&quot;; &quot;&quot;)" office:value-type="string" office:string-value="[b]219. [url=https://www.doomworld.com/idgames/levels/doom/megawads/et]Endless Torture[/url][/b] (2015) [sup][[b]6[/b]: soner du: 2, dei_eldren: 4][/sup]" calcext:value-type="string">
            <text:p>[b]219. [url=https://www.doomworld.com/idgames/levels/doom/megawads/et]Endless Torture[/url][/b] (2015) [sup][[b]6[/b]: soner du: 2, dei_eldren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3] &gt; 0; &quot;[b]&quot; &amp; [Numbers.B233] &amp; &quot;. &quot; &amp; &quot;[url=&quot; &amp; [Numbers.E233] &amp; &quot;]&quot; &amp; [Numbers.D233] &amp; &quot;[/url][/b] (&quot; &amp; [Numbers.F233] &amp; &quot;) [sup][[b]&quot; &amp; [Numbers.C233] &amp; &quot;[/b]: &quot; &amp; [Numbers.H233] &amp; &quot;][/sup]&quot;; &quot;&quot;)" office:value-type="string" office:string-value="[b]219. [url=https://www.doomworld.com/idgames/levels/doom/0-9/01fava]Fava Beans[/url][/b] (1995) [sup][[b]6[/b]: Philnemba: 2, NaZa: 4][/sup]" calcext:value-type="string">
            <text:p>[b]219. [url=https://www.doomworld.com/idgames/levels/doom/0-9/01fava]Fava Beans[/url][/b] (1995) [sup][[b]6[/b]: Philnemba: 2, NaZa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4] &gt; 0; &quot;[b]&quot; &amp; [Numbers.B234] &amp; &quot;. &quot; &amp; &quot;[url=&quot; &amp; [Numbers.E234] &amp; &quot;]&quot; &amp; [Numbers.D234] &amp; &quot;[/url][/b] (&quot; &amp; [Numbers.F234] &amp; &quot;) [sup][[b]&quot; &amp; [Numbers.C234] &amp; &quot;[/b]: &quot; &amp; [Numbers.H234] &amp; &quot;][/sup]&quot;; &quot;&quot;)" office:value-type="string" office:string-value="[b]219. [url=https://www.doomworld.com/idgames/levels/doom2/Ports/megawads/5room]Five Rooms of Doom[/url][/b] (2015) [sup][[b]6[/b]: HyperLuke: 6][/sup]" calcext:value-type="string">
            <text:p>[b]219. [url=https://www.doomworld.com/idgames/levels/doom2/Ports/megawads/5room]Five Rooms of Doom[/url][/b] (2015) [sup][[b]6[/b]: HyperLuke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5] &gt; 0; &quot;[b]&quot; &amp; [Numbers.B235] &amp; &quot;. &quot; &amp; &quot;[url=&quot; &amp; [Numbers.E235] &amp; &quot;]&quot; &amp; [Numbers.D235] &amp; &quot;[/url][/b] (&quot; &amp; [Numbers.F235] &amp; &quot;) [sup][[b]&quot; &amp; [Numbers.C235] &amp; &quot;[/b]: &quot; &amp; [Numbers.H235] &amp; &quot;][/sup]&quot;; &quot;&quot;)" office:value-type="string" office:string-value="[b]219. [url=https://www.doomworld.com/files/file/17934-incineration/]Incineration[/url][/b] (2014) [sup][[b]6[/b]: Ryath: 5, dosboot: 1][/sup]" calcext:value-type="string">
            <text:p>[b]219. [url=https://www.doomworld.com/files/file/17934-incineration/]Incineration[/url][/b] (2014) [sup][[b]6[/b]: Ryath: 5, dosboo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6] &gt; 0; &quot;[b]&quot; &amp; [Numbers.B236] &amp; &quot;. &quot; &amp; &quot;[url=&quot; &amp; [Numbers.E236] &amp; &quot;]&quot; &amp; [Numbers.D236] &amp; &quot;[/url][/b] (&quot; &amp; [Numbers.F236] &amp; &quot;) [sup][[b]&quot; &amp; [Numbers.C236] &amp; &quot;[/b]: &quot; &amp; [Numbers.H236] &amp; &quot;][/sup]&quot;; &quot;&quot;)" office:value-type="string" office:string-value="[b]219. [url=https://www.doomworld.com/idgames/levels/doom2/deathmatch/j-l/judas23]Judas[/url][/b] (1996) [sup][[b]6[/b]: antares031: 6][/sup]" calcext:value-type="string">
            <text:p>[b]219. [url=https://www.doomworld.com/idgames/levels/doom2/deathmatch/j-l/judas23]Judas[/url][/b] (1996) [sup][[b]6[/b]: antares03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7] &gt; 0; &quot;[b]&quot; &amp; [Numbers.B237] &amp; &quot;. &quot; &amp; &quot;[url=&quot; &amp; [Numbers.E237] &amp; &quot;]&quot; &amp; [Numbers.D237] &amp; &quot;[/url][/b] (&quot; &amp; [Numbers.F237] &amp; &quot;) [sup][[b]&quot; &amp; [Numbers.C237] &amp; &quot;[/b]: &quot; &amp; [Numbers.H237] &amp; &quot;][/sup]&quot;; &quot;&quot;)" office:value-type="string" office:string-value="[b]219. [url=https://doomwiki.org/wiki/Maskim_Xul]Maskim Xul[/url][/b] (2017) [sup][[b]6[/b]: Dimon12321: 6][/sup]" calcext:value-type="string">
            <text:p>[b]219. [url=https://doomwiki.org/wiki/Maskim_Xul]Maskim Xul[/url][/b] (2017) [sup][[b]6[/b]: Dimon1232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8] &gt; 0; &quot;[b]&quot; &amp; [Numbers.B238] &amp; &quot;. &quot; &amp; &quot;[url=&quot; &amp; [Numbers.E238] &amp; &quot;]&quot; &amp; [Numbers.D238] &amp; &quot;[/url][/b] (&quot; &amp; [Numbers.F238] &amp; &quot;) [sup][[b]&quot; &amp; [Numbers.C238] &amp; &quot;[/b]: &quot; &amp; [Numbers.H238] &amp; &quot;][/sup]&quot;; &quot;&quot;)" office:value-type="string" office:string-value="[b]219. [url=https://doomwiki.org/wiki/Mass_Extinction]Mass Extinction﻿[/url][/b] (2019) [sup][[b]6[/b]: Deadwing: 6][/sup]" calcext:value-type="string">
            <text:p>[b]219. [url=https://doomwiki.org/wiki/Mass_Extinction]Mass Extinction﻿[/url][/b] (2019) [sup][[b]6[/b]: Deadwing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9] &gt; 0; &quot;[b]&quot; &amp; [Numbers.B239] &amp; &quot;. &quot; &amp; &quot;[url=&quot; &amp; [Numbers.E239] &amp; &quot;]&quot; &amp; [Numbers.D239] &amp; &quot;[/url][/b] (&quot; &amp; [Numbers.F239] &amp; &quot;) [sup][[b]&quot; &amp; [Numbers.C239] &amp; &quot;[/b]: &quot; &amp; [Numbers.H239] &amp; &quot;][/sup]&quot;; &quot;&quot;)" office:value-type="string" office:string-value="[b]219. [url=https://doomwiki.org/wiki/Moonblood]Moonblood[/url][/b] (2017) [sup][[b]6[/b]: dei_eldren: 6][/sup]" calcext:value-type="string">
            <text:p>[b]219. [url=https://doomwiki.org/wiki/Moonblood]Moonblood[/url][/b] (2017) [sup][[b]6[/b]: dei_eldren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0] &gt; 0; &quot;[b]&quot; &amp; [Numbers.B240] &amp; &quot;. &quot; &amp; &quot;[url=&quot; &amp; [Numbers.E240] &amp; &quot;]&quot; &amp; [Numbers.D240] &amp; &quot;[/url][/b] (&quot; &amp; [Numbers.F240] &amp; &quot;) [sup][[b]&quot; &amp; [Numbers.C240] &amp; &quot;[/b]: &quot; &amp; [Numbers.H240] &amp; &quot;][/sup]&quot;; &quot;&quot;)" office:value-type="string" office:string-value="[b]219. [url=https://www.doomworld.com/idgames/levels/doom2/Ports/m-o/neodoom]NeoDoom[/url][/b] (2006) [sup][[b]6[/b]: OniriA: 6][/sup]" calcext:value-type="string">
            <text:p>[b]219. [url=https://www.doomworld.com/idgames/levels/doom2/Ports/m-o/neodoom]NeoDoom[/url][/b] (2006) [sup][[b]6[/b]: OniriA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1] &gt; 0; &quot;[b]&quot; &amp; [Numbers.B241] &amp; &quot;. &quot; &amp; &quot;[url=&quot; &amp; [Numbers.E241] &amp; &quot;]&quot; &amp; [Numbers.D241] &amp; &quot;[/url][/b] (&quot; &amp; [Numbers.F241] &amp; &quot;) [sup][[b]&quot; &amp; [Numbers.C241] &amp; &quot;[/b]: &quot; &amp; [Numbers.H241] &amp; &quot;][/sup]&quot;; &quot;&quot;)" office:value-type="string" office:string-value="[b]219. [url=https://www.doomworld.com/idgames/levels/doom/m-o/nukemine]Nuke Mine (Come Get Some)[/url][/b] (1994) [sup][[b]6[/b]: Soundblock: 6][/sup]" calcext:value-type="string">
            <text:p>[b]219. [url=https://www.doomworld.com/idgames/levels/doom/m-o/nukemine]Nuke Mine (Come Get Some)[/url][/b] (1994) [sup][[b]6[/b]: Soundblock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2] &gt; 0; &quot;[b]&quot; &amp; [Numbers.B242] &amp; &quot;. &quot; &amp; &quot;[url=&quot; &amp; [Numbers.E242] &amp; &quot;]&quot; &amp; [Numbers.D242] &amp; &quot;[/url][/b] (&quot; &amp; [Numbers.F242] &amp; &quot;) [sup][[b]&quot; &amp; [Numbers.C242] &amp; &quot;[/b]: &quot; &amp; [Numbers.H242] &amp; &quot;][/sup]&quot;; &quot;&quot;)" office:value-type="string" office:string-value="[b]219. [url=https://www.doomworld.com/forum/topic/103371-ozonia-development-boom-megawad-december-target-release/]Ozonia[/url][/b] (2021) [sup][[b]6[/b]: dei_eldren: 6][/sup]" calcext:value-type="string">
            <text:p>[b]219. [url=https://www.doomworld.com/forum/topic/103371-ozonia-development-boom-megawad-december-target-release/]Ozonia[/url][/b] (2021) [sup][[b]6[/b]: dei_eldren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3] &gt; 0; &quot;[b]&quot; &amp; [Numbers.B243] &amp; &quot;. &quot; &amp; &quot;[url=&quot; &amp; [Numbers.E243] &amp; &quot;]&quot; &amp; [Numbers.D243] &amp; &quot;[/url][/b] (&quot; &amp; [Numbers.F243] &amp; &quot;) [sup][[b]&quot; &amp; [Numbers.C243] &amp; &quot;[/b]: &quot; &amp; [Numbers.H243] &amp; &quot;][/sup]&quot;; &quot;&quot;)" office:value-type="string" office:string-value="[b]219. [url=https://www.doomworld.com/forum/topic/49008-phmlspd-boom-maps-for-people-who-like-shooting-monsters/]Phmlspd[/url][/b] (2010) [sup][[b]6[/b]: maxmanium: 6][/sup]" calcext:value-type="string">
            <text:p>[b]219. [url=https://www.doomworld.com/forum/topic/49008-phmlspd-boom-maps-for-people-who-like-shooting-monsters/]Phmlspd[/url][/b] (2010) [sup][[b]6[/b]: maxmanium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4] &gt; 0; &quot;[b]&quot; &amp; [Numbers.B244] &amp; &quot;. &quot; &amp; &quot;[url=&quot; &amp; [Numbers.E244] &amp; &quot;]&quot; &amp; [Numbers.D244] &amp; &quot;[/url][/b] (&quot; &amp; [Numbers.F244] &amp; &quot;) [sup][[b]&quot; &amp; [Numbers.C244] &amp; &quot;[/b]: &quot; &amp; [Numbers.H244] &amp; &quot;][/sup]&quot;; &quot;&quot;)" office:value-type="string" office:string-value="[b]219. [url=https://www.doomworld.com/idgames/levels/doom2/Ports/megawads/rl2]Running Late 2[/url][/b] (2020) [sup][[b]6[/b]: Deadwing: 6][/sup]" calcext:value-type="string">
            <text:p>[b]219. [url=https://www.doomworld.com/idgames/levels/doom2/Ports/megawads/rl2]Running Late 2[/url][/b] (2020) [sup][[b]6[/b]: Deadwing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5] &gt; 0; &quot;[b]&quot; &amp; [Numbers.B245] &amp; &quot;. &quot; &amp; &quot;[url=&quot; &amp; [Numbers.E245] &amp; &quot;]&quot; &amp; [Numbers.D245] &amp; &quot;[/url][/b] (&quot; &amp; [Numbers.F245] &amp; &quot;) [sup][[b]&quot; &amp; [Numbers.C245] &amp; &quot;[/b]: &quot; &amp; [Numbers.H245] &amp; &quot;][/sup]&quot;; &quot;&quot;)" office:value-type="string" office:string-value="[b]219. [url=https://www.doomworld.com/forum/topic/112163-25-maps-completed-sign-of-torment-boom-compatible-megawadwip/]Sign of Torment[/url][/b] (2021) [sup][[b]6[/b]: dei_eldren: 6][/sup]" calcext:value-type="string">
            <text:p>[b]219. [url=https://www.doomworld.com/forum/topic/112163-25-maps-completed-sign-of-torment-boom-compatible-megawadwip/]Sign of Torment[/url][/b] (2021) [sup][[b]6[/b]: dei_eldren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6] &gt; 0; &quot;[b]&quot; &amp; [Numbers.B246] &amp; &quot;. &quot; &amp; &quot;[url=&quot; &amp; [Numbers.E246] &amp; &quot;]&quot; &amp; [Numbers.D246] &amp; &quot;[/url][/b] (&quot; &amp; [Numbers.F246] &amp; &quot;) [sup][[b]&quot; &amp; [Numbers.C246] &amp; &quot;[/b]: &quot; &amp; [Numbers.H246] &amp; &quot;][/sup]&quot;; &quot;&quot;)" office:value-type="string" office:string-value="[b]219. [url=https://doomwiki.org/wiki/SSL2]SSL2[/url][/b] (?) [sup][[b]6[/b]: antares031: 6][/sup]" calcext:value-type="string">
            <text:p>[b]219. [url=https://doomwiki.org/wiki/SSL2]SSL2[/url][/b] (?) [sup][[b]6[/b]: antares03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7] &gt; 0; &quot;[b]&quot; &amp; [Numbers.B247] &amp; &quot;. &quot; &amp; &quot;[url=&quot; &amp; [Numbers.E247] &amp; &quot;]&quot; &amp; [Numbers.D247] &amp; &quot;[/url][/b] (&quot; &amp; [Numbers.F247] &amp; &quot;) [sup][[b]&quot; &amp; [Numbers.C247] &amp; &quot;[/b]: &quot; &amp; [Numbers.H247] &amp; &quot;][/sup]&quot;; &quot;&quot;)" office:value-type="string" office:string-value="[b]219. [url=https://doomwiki.org/wiki/Strange_Aeons]Strange Aeons[/url][/b] (2015) [sup][[b]6[/b]: ax34: 3, SOSU: 3][/sup]" calcext:value-type="string">
            <text:p>[b]219. [url=https://doomwiki.org/wiki/Strange_Aeons]Strange Aeons[/url][/b] (2015) [sup][[b]6[/b]: ax34: 3, SOSU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8] &gt; 0; &quot;[b]&quot; &amp; [Numbers.B248] &amp; &quot;. &quot; &amp; &quot;[url=&quot; &amp; [Numbers.E248] &amp; &quot;]&quot; &amp; [Numbers.D248] &amp; &quot;[/url][/b] (&quot; &amp; [Numbers.F248] &amp; &quot;) [sup][[b]&quot; &amp; [Numbers.C248] &amp; &quot;[/b]: &quot; &amp; [Numbers.H248] &amp; &quot;][/sup]&quot;; &quot;&quot;)" office:value-type="string" office:string-value="[b]219. [url=https://www.doomworld.com/idgames/levels/doom2/Ports/megawads/lmtmple3]Temple of the Lizard Men 3[/url][/b] (2013) [sup][[b]6[/b]: Lewonx: 6][/sup]" calcext:value-type="string">
            <text:p>[b]219. [url=https://www.doomworld.com/idgames/levels/doom2/Ports/megawads/lmtmple3]Temple of the Lizard Men 3[/url][/b] (2013) [sup][[b]6[/b]: Lewonx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9] &gt; 0; &quot;[b]&quot; &amp; [Numbers.B249] &amp; &quot;. &quot; &amp; &quot;[url=&quot; &amp; [Numbers.E249] &amp; &quot;]&quot; &amp; [Numbers.D249] &amp; &quot;[/url][/b] (&quot; &amp; [Numbers.F249] &amp; &quot;) [sup][[b]&quot; &amp; [Numbers.C249] &amp; &quot;[/b]: &quot; &amp; [Numbers.H249] &amp; &quot;][/sup]&quot;; &quot;&quot;)" office:value-type="string" office:string-value="[b]219. [url=https://www.doomworld.com/idgames/levels/doom2/Ports/m-o/massm]The Adventures of MassMouth[/url][/b] (2000) [sup][[b]6[/b]: Ralphis: 6][/sup]" calcext:value-type="string">
            <text:p>[b]219. [url=https://www.doomworld.com/idgames/levels/doom2/Ports/m-o/massm]The Adventures of MassMouth[/url][/b] (2000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0] &gt; 0; &quot;[b]&quot; &amp; [Numbers.B250] &amp; &quot;. &quot; &amp; &quot;[url=&quot; &amp; [Numbers.E250] &amp; &quot;]&quot; &amp; [Numbers.D250] &amp; &quot;[/url][/b] (&quot; &amp; [Numbers.F250] &amp; &quot;) [sup][[b]&quot; &amp; [Numbers.C250] &amp; &quot;[/b]: &quot; &amp; [Numbers.H250] &amp; &quot;][/sup]&quot;; &quot;&quot;)" office:value-type="string" office:string-value="[b]219. [url=https://www.doomworld.com/idgames/levels/doom2/s-u/slayer]The Slayer[/url][/b] (2002) [sup][[b]6[/b]: Vorpal: 5, vdgg: 1][/sup]" calcext:value-type="string">
            <text:p>[b]219. [url=https://www.doomworld.com/idgames/levels/doom2/s-u/slayer]The Slayer[/url][/b] (2002) [sup][[b]6[/b]: Vorpal: 5,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1] &gt; 0; &quot;[b]&quot; &amp; [Numbers.B251] &amp; &quot;. &quot; &amp; &quot;[url=&quot; &amp; [Numbers.E251] &amp; &quot;]&quot; &amp; [Numbers.D251] &amp; &quot;[/url][/b] (&quot; &amp; [Numbers.F251] &amp; &quot;) [sup][[b]&quot; &amp; [Numbers.C251] &amp; &quot;[/b]: &quot; &amp; [Numbers.H251] &amp; &quot;][/sup]&quot;; &quot;&quot;)" office:value-type="string" office:string-value="[b]219. [url=https://doomwiki.org/wiki/TNT:_Evilution]TNT: Evilution[/url][/b] (1996) [sup][[b]6[/b]: Li'l devil: 6][/sup]" calcext:value-type="string">
            <text:p>[b]219. [url=https://doomwiki.org/wiki/TNT:_Evilution]TNT: Evilution[/url][/b] (1996) [sup][[b]6[/b]: Li'l devil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2] &gt; 0; &quot;[b]&quot; &amp; [Numbers.B252] &amp; &quot;. &quot; &amp; &quot;[url=&quot; &amp; [Numbers.E252] &amp; &quot;]&quot; &amp; [Numbers.D252] &amp; &quot;[/url][/b] (&quot; &amp; [Numbers.F252] &amp; &quot;) [sup][[b]&quot; &amp; [Numbers.C252] &amp; &quot;[/b]: &quot; &amp; [Numbers.H252] &amp; &quot;][/sup]&quot;; &quot;&quot;)" office:value-type="string" office:string-value="[b]219. [url=https://www.doomworld.com/idgames/themes/terrywads/uacmnnew]UAC Military Nightmare[/url][/b] (2008) [sup][[b]6[/b]: AnonimVio: 6][/sup]" calcext:value-type="string">
            <text:p>[b]219. [url=https://www.doomworld.com/idgames/themes/terrywads/uacmnnew]UAC Military Nightmare[/url][/b] (2008) [sup][[b]6[/b]: AnonimVio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3] &gt; 0; &quot;[b]&quot; &amp; [Numbers.B253] &amp; &quot;. &quot; &amp; &quot;[url=&quot; &amp; [Numbers.E253] &amp; &quot;]&quot; &amp; [Numbers.D253] &amp; &quot;[/url][/b] (&quot; &amp; [Numbers.F253] &amp; &quot;) [sup][[b]&quot; &amp; [Numbers.C253] &amp; &quot;[/b]: &quot; &amp; [Numbers.H253] &amp; &quot;][/sup]&quot;; &quot;&quot;)" office:value-type="string" office:string-value="[b]219. [url=https://doomwiki.org/wiki/Ultimate_Doom_the_Way_id_Did]Ultimate Doom the Way id Did[/url][/b] (2019) [sup][[b]6[/b]: Omniarch: 5, dosboot: 1][/sup]" calcext:value-type="string">
            <text:p>[b]219. [url=https://doomwiki.org/wiki/Ultimate_Doom_the_Way_id_Did]Ultimate Doom the Way id Did[/url][/b] (2019) [sup][[b]6[/b]: Omniarch: 5, dosboo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4] &gt; 0; &quot;[b]&quot; &amp; [Numbers.B254] &amp; &quot;. &quot; &amp; &quot;[url=&quot; &amp; [Numbers.E254] &amp; &quot;]&quot; &amp; [Numbers.D254] &amp; &quot;[/url][/b] (&quot; &amp; [Numbers.F254] &amp; &quot;) [sup][[b]&quot; &amp; [Numbers.C254] &amp; &quot;[/b]: &quot; &amp; [Numbers.H254] &amp; &quot;][/sup]&quot;; &quot;&quot;)" office:value-type="string" office:string-value="[b]219. [url=https://www.doomworld.com/idgames/levels/doom2/deathmatch/Ports/megawads/udmx]Unidoom Deathmatch X[/url][/b] (2008) [sup][[b]6[/b]: Ralphis: 6][/sup]" calcext:value-type="string">
            <text:p>[b]219. [url=https://www.doomworld.com/idgames/levels/doom2/deathmatch/Ports/megawads/udmx]Unidoom Deathmatch X[/url][/b] (2008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5] &gt; 0; &quot;[b]&quot; &amp; [Numbers.B255] &amp; &quot;. &quot; &amp; &quot;[url=&quot; &amp; [Numbers.E255] &amp; &quot;]&quot; &amp; [Numbers.D255] &amp; &quot;[/url][/b] (&quot; &amp; [Numbers.F255] &amp; &quot;) [sup][[b]&quot; &amp; [Numbers.C255] &amp; &quot;[/b]: &quot; &amp; [Numbers.H255] &amp; &quot;][/sup]&quot;; &quot;&quot;)" office:value-type="string" office:string-value="[b]219. [url=https://www.doomworld.com/idgames/levels/doom2/megawads/urania]Urania[/url][/b] (2016) [sup][[b]6[/b]: Spectre01: 6][/sup]" calcext:value-type="string">
            <text:p>[b]219. [url=https://www.doomworld.com/idgames/levels/doom2/megawads/urania]Urania[/url][/b] (2016) [sup][[b]6[/b]: Spectre0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6] &gt; 0; &quot;[b]&quot; &amp; [Numbers.B256] &amp; &quot;. &quot; &amp; &quot;[url=&quot; &amp; [Numbers.E256] &amp; &quot;]&quot; &amp; [Numbers.D256] &amp; &quot;[/url][/b] (&quot; &amp; [Numbers.F256] &amp; &quot;) [sup][[b]&quot; &amp; [Numbers.C256] &amp; &quot;[/b]: &quot; &amp; [Numbers.H256] &amp; &quot;][/sup]&quot;; &quot;&quot;)" office:value-type="string" office:string-value="[b]219. [url=https://www.doomworld.com/idgames/levels/doom2/Ports/m-o/ma_val]Valhalla[/url][/b] (2010) [sup][[b]6[/b]: 4everDoomed: 4, VanaheimRanger: 2][/sup]" calcext:value-type="string">
            <text:p>[b]219. [url=https://www.doomworld.com/idgames/levels/doom2/Ports/m-o/ma_val]Valhalla[/url][/b] (2010) [sup][[b]6[/b]: 4everDoomed: 4, VanaheimRanger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7] &gt; 0; &quot;[b]&quot; &amp; [Numbers.B257] &amp; &quot;. &quot; &amp; &quot;[url=&quot; &amp; [Numbers.E257] &amp; &quot;]&quot; &amp; [Numbers.D257] &amp; &quot;[/url][/b] (&quot; &amp; [Numbers.F257] &amp; &quot;) [sup][[b]&quot; &amp; [Numbers.C257] &amp; &quot;[/b]: &quot; &amp; [Numbers.H257] &amp; &quot;][/sup]&quot;; &quot;&quot;)" office:value-type="string" office:string-value="[b]254. [url=https://www.doomworld.com/forum/topic/115653-1000-line-2-cp-completed/]1000 Line 2 Community Project[/url][/b] (2020) [sup][[b]5[/b]: Horus: 5][/sup]" calcext:value-type="string">
            <text:p>[b]254. [url=https://www.doomworld.com/forum/topic/115653-1000-line-2-cp-completed/]1000 Line 2 Community Project[/url][/b] (2020) [sup][[b]5[/b]: Hor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8] &gt; 0; &quot;[b]&quot; &amp; [Numbers.B258] &amp; &quot;. &quot; &amp; &quot;[url=&quot; &amp; [Numbers.E258] &amp; &quot;]&quot; &amp; [Numbers.D258] &amp; &quot;[/url][/b] (&quot; &amp; [Numbers.F258] &amp; &quot;) [sup][[b]&quot; &amp; [Numbers.C258] &amp; &quot;[/b]: &quot; &amp; [Numbers.H258] &amp; &quot;][/sup]&quot;; &quot;&quot;)" office:value-type="string" office:string-value="[b]254. [url=https://www.doomworld.com/vb/thread/71473]2048 Unleashed[/url][/b] (2015) [sup][[b]5[/b]: eharper256: 5][/sup]" calcext:value-type="string">
            <text:p>[b]254. [url=https://www.doomworld.com/vb/thread/71473]2048 Unleashed[/url][/b] (2015) [sup][[b]5[/b]: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9] &gt; 0; &quot;[b]&quot; &amp; [Numbers.B259] &amp; &quot;. &quot; &amp; &quot;[url=&quot; &amp; [Numbers.E259] &amp; &quot;]&quot; &amp; [Numbers.D259] &amp; &quot;[/url][/b] (&quot; &amp; [Numbers.F259] &amp; &quot;) [sup][[b]&quot; &amp; [Numbers.C259] &amp; &quot;[/b]: &quot; &amp; [Numbers.H259] &amp; &quot;][/sup]&quot;; &quot;&quot;)" office:value-type="string" office:string-value="[b]254. [url=https://www.doomworld.com/idgames/levels/doom/Ports/a-c/aa_e1]Alpha Accident: Terra Nova[/url][/b] (2016) [sup][[b]5[/b]: Rince-wind: 5][/sup]" calcext:value-type="string">
            <text:p>[b]254. [url=https://www.doomworld.com/idgames/levels/doom/Ports/a-c/aa_e1]Alpha Accident: Terra Nova[/url][/b] (2016) [sup][[b]5[/b]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0] &gt; 0; &quot;[b]&quot; &amp; [Numbers.B260] &amp; &quot;. &quot; &amp; &quot;[url=&quot; &amp; [Numbers.E260] &amp; &quot;]&quot; &amp; [Numbers.D260] &amp; &quot;[/url][/b] (&quot; &amp; [Numbers.F260] &amp; &quot;) [sup][[b]&quot; &amp; [Numbers.C260] &amp; &quot;[/b]: &quot; &amp; [Numbers.H260] &amp; &quot;][/sup]&quot;; &quot;&quot;)" office:value-type="string" office:string-value="[b]254. [url=https://doomwiki.org/wiki/Army_of_Darkness_TC]Army of Darkness TC[/url][/b] (1996) [sup][[b]5[/b]: AtticTelephone: 5][/sup]" calcext:value-type="string">
            <text:p>[b]254. [url=https://doomwiki.org/wiki/Army_of_Darkness_TC]Army of Darkness TC[/url][/b] (1996) [sup][[b]5[/b]: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1] &gt; 0; &quot;[b]&quot; &amp; [Numbers.B261] &amp; &quot;. &quot; &amp; &quot;[url=&quot; &amp; [Numbers.E261] &amp; &quot;]&quot; &amp; [Numbers.D261] &amp; &quot;[/url][/b] (&quot; &amp; [Numbers.F261] &amp; &quot;) [sup][[b]&quot; &amp; [Numbers.C261] &amp; &quot;[/b]: &quot; &amp; [Numbers.H261] &amp; &quot;][/sup]&quot;; &quot;&quot;)" office:value-type="string" office:string-value="[b]254. [url=https://www.doomworld.com/forum/topic/105451-birthday-bash-megawad-offical-release/]Birthday Bash [/url][/b] (2019) [sup][[b]5[/b]: eharper256: 5][/sup]" calcext:value-type="string">
            <text:p>[b]254. [url=https://www.doomworld.com/forum/topic/105451-birthday-bash-megawad-offical-release/]Birthday Bash [/url][/b] (2019) [sup][[b]5[/b]: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2] &gt; 0; &quot;[b]&quot; &amp; [Numbers.B262] &amp; &quot;. &quot; &amp; &quot;[url=&quot; &amp; [Numbers.E262] &amp; &quot;]&quot; &amp; [Numbers.D262] &amp; &quot;[/url][/b] (&quot; &amp; [Numbers.F262] &amp; &quot;) [sup][[b]&quot; &amp; [Numbers.C262] &amp; &quot;[/b]: &quot; &amp; [Numbers.H262] &amp; &quot;][/sup]&quot;; &quot;&quot;)" office:value-type="string" office:string-value="[b]254. [url=https://www.doomworld.com/idgames/levels/doom2/Ports/a-c/bldstlp]Bloody Steel[/url][/b] (2014) [sup][[b]5[/b]: ella guro: 2, Li'l devil: 3][/sup]" calcext:value-type="string">
            <text:p>[b]254. [url=https://www.doomworld.com/idgames/levels/doom2/Ports/a-c/bldstlp]Bloody Steel[/url][/b] (2014) [sup][[b]5[/b]: ella guro: 2, Li'l devi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3] &gt; 0; &quot;[b]&quot; &amp; [Numbers.B263] &amp; &quot;. &quot; &amp; &quot;[url=&quot; &amp; [Numbers.E263] &amp; &quot;]&quot; &amp; [Numbers.D263] &amp; &quot;[/url][/b] (&quot; &amp; [Numbers.F263] &amp; &quot;) [sup][[b]&quot; &amp; [Numbers.C263] &amp; &quot;[/b]: &quot; &amp; [Numbers.H263] &amp; &quot;][/sup]&quot;; &quot;&quot;)" office:value-type="string" office:string-value="[b]254. [url=https://www.doomworld.com/idgames/levels/doom2/Ports/a-c/bor_lost]Brotherhood of Ruin: The Lost Temple[/url][/b] (2013) [sup][[b]5[/b]: Vorpal: 5][/sup]" calcext:value-type="string">
            <text:p>[b]254. [url=https://www.doomworld.com/idgames/levels/doom2/Ports/a-c/bor_lost]Brotherhood of Ruin: The Lost Temple[/url][/b] (2013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4] &gt; 0; &quot;[b]&quot; &amp; [Numbers.B264] &amp; &quot;. &quot; &amp; &quot;[url=&quot; &amp; [Numbers.E264] &amp; &quot;]&quot; &amp; [Numbers.D264] &amp; &quot;[/url][/b] (&quot; &amp; [Numbers.F264] &amp; &quot;) [sup][[b]&quot; &amp; [Numbers.C264] &amp; &quot;[/b]: &quot; &amp; [Numbers.H264] &amp; &quot;][/sup]&quot;; &quot;&quot;)" office:value-type="string" office:string-value="[b]254. [url=https://www.doomworld.com/idgames/levels/doom/p-r/retroeps]CH Retro Episode[/url][/b] (2002) [sup][[b]5[/b]: Diabolución: 5][/sup]" calcext:value-type="string">
            <text:p>[b]254. [url=https://www.doomworld.com/idgames/levels/doom/p-r/retroeps]CH Retro Episode[/url][/b] (2002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5] &gt; 0; &quot;[b]&quot; &amp; [Numbers.B265] &amp; &quot;. &quot; &amp; &quot;[url=&quot; &amp; [Numbers.E265] &amp; &quot;]&quot; &amp; [Numbers.D265] &amp; &quot;[/url][/b] (&quot; &amp; [Numbers.F265] &amp; &quot;) [sup][[b]&quot; &amp; [Numbers.C265] &amp; &quot;[/b]: &quot; &amp; [Numbers.H265] &amp; &quot;][/sup]&quot;; &quot;&quot;)" office:value-type="string" office:string-value="[b]254. [url=https://www.doomworld.com/forum/topic/117485-come-eat-the-mapwich-2-public-beta-out-now/]Come Eat The Mapwich 2[/url][/b] (2020) [sup][[b]5[/b]: Bryan T: 5][/sup]" calcext:value-type="string">
            <text:p>[b]254. [url=https://www.doomworld.com/forum/topic/117485-come-eat-the-mapwich-2-public-beta-out-now/]Come Eat The Mapwich 2[/url][/b] (2020) [sup][[b]5[/b]: Bryan T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6] &gt; 0; &quot;[b]&quot; &amp; [Numbers.B266] &amp; &quot;. &quot; &amp; &quot;[url=&quot; &amp; [Numbers.E266] &amp; &quot;]&quot; &amp; [Numbers.D266] &amp; &quot;[/url][/b] (&quot; &amp; [Numbers.F266] &amp; &quot;) [sup][[b]&quot; &amp; [Numbers.C266] &amp; &quot;[/b]: &quot; &amp; [Numbers.H266] &amp; &quot;][/sup]&quot;; &quot;&quot;)" office:value-type="string" office:string-value="[b]254. [url=https://www.doomworld.com/idgames/levels/doom/a-c/crusades]Crusades[/url][/b] (1999) [sup][[b]5[/b]: joepallai: 5][/sup]" calcext:value-type="string">
            <text:p>[b]254. [url=https://www.doomworld.com/idgames/levels/doom/a-c/crusades]Crusades[/url][/b] (1999) [sup][[b]5[/b]: joepallai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7] &gt; 0; &quot;[b]&quot; &amp; [Numbers.B267] &amp; &quot;. &quot; &amp; &quot;[url=&quot; &amp; [Numbers.E267] &amp; &quot;]&quot; &amp; [Numbers.D267] &amp; &quot;[/url][/b] (&quot; &amp; [Numbers.F267] &amp; &quot;) [sup][[b]&quot; &amp; [Numbers.C267] &amp; &quot;[/b]: &quot; &amp; [Numbers.H267] &amp; &quot;][/sup]&quot;; &quot;&quot;)" office:value-type="string" office:string-value="[b]254. [url=https://www.doomworld.com/forum/topic/121935-cydonia-throwback-plutonia-wad-beta-available/]Cydonia[/url][/b] (2021) [sup][[b]5[/b]: Xeogred: 5][/sup]" calcext:value-type="string">
            <text:p>[b]254. [url=https://www.doomworld.com/forum/topic/121935-cydonia-throwback-plutonia-wad-beta-available/]Cydonia[/url][/b] (2021) [sup][[b]5[/b]: Xeogr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8] &gt; 0; &quot;[b]&quot; &amp; [Numbers.B268] &amp; &quot;. &quot; &amp; &quot;[url=&quot; &amp; [Numbers.E268] &amp; &quot;]&quot; &amp; [Numbers.D268] &amp; &quot;[/url][/b] (&quot; &amp; [Numbers.F268] &amp; &quot;) [sup][[b]&quot; &amp; [Numbers.C268] &amp; &quot;[/b]: &quot; &amp; [Numbers.H268] &amp; &quot;][/sup]&quot;; &quot;&quot;)" office:value-type="string" office:string-value="[b]254. [url=https://www.doomworld.com/idgames/levels/doom/d-f/dante666]Dante's Gate[/url][/b] (1994) [sup][[b]5[/b]: Soundblock: 5][/sup]" calcext:value-type="string">
            <text:p>[b]254. [url=https://www.doomworld.com/idgames/levels/doom/d-f/dante666]Dante's Gate[/url][/b] (1994) [sup][[b]5[/b]: Soundbloc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9] &gt; 0; &quot;[b]&quot; &amp; [Numbers.B269] &amp; &quot;. &quot; &amp; &quot;[url=&quot; &amp; [Numbers.E269] &amp; &quot;]&quot; &amp; [Numbers.D269] &amp; &quot;[/url][/b] (&quot; &amp; [Numbers.F269] &amp; &quot;) [sup][[b]&quot; &amp; [Numbers.C269] &amp; &quot;[/b]: &quot; &amp; [Numbers.H269] &amp; &quot;][/sup]&quot;; &quot;&quot;)" office:value-type="string" office:string-value="[b]254. [url=https://www.doomworld.com/forum/topic/116046-dbp26-the-city-of-damned-children/]DBP26: The City of Damned Children[/url][/b] (2020) [sup][[b]5[/b]: Rince-wind: 2, TJG1289: 3][/sup]" calcext:value-type="string">
            <text:p>[b]254. [url=https://www.doomworld.com/forum/topic/116046-dbp26-the-city-of-damned-children/]DBP26: The City of Damned Children[/url][/b] (2020) [sup][[b]5[/b]: Rince-wind: 2, TJG1289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0] &gt; 0; &quot;[b]&quot; &amp; [Numbers.B270] &amp; &quot;. &quot; &amp; &quot;[url=&quot; &amp; [Numbers.E270] &amp; &quot;]&quot; &amp; [Numbers.D270] &amp; &quot;[/url][/b] (&quot; &amp; [Numbers.F270] &amp; &quot;) [sup][[b]&quot; &amp; [Numbers.C270] &amp; &quot;[/b]: &quot; &amp; [Numbers.H270] &amp; &quot;][/sup]&quot;; &quot;&quot;)" office:value-type="string" office:string-value="[b]254. [url=http://www.wad-archive.com/wad/DOOM-Barracks-Zone-1]Doom Barracks Zone[/url][/b] (2010) [sup][[b]5[/b]: HUNdebLeonidasX: 3, TheMightyHeracross: 2][/sup]" calcext:value-type="string">
            <text:p>[b]254. [url=http://www.wad-archive.com/wad/DOOM-Barracks-Zone-1]Doom Barracks Zone[/url][/b] (2010) [sup][[b]5[/b]: HUNdebLeonidasX: 3, TheMightyHeracross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1] &gt; 0; &quot;[b]&quot; &amp; [Numbers.B271] &amp; &quot;. &quot; &amp; &quot;[url=&quot; &amp; [Numbers.E271] &amp; &quot;]&quot; &amp; [Numbers.D271] &amp; &quot;[/url][/b] (&quot; &amp; [Numbers.F271] &amp; &quot;) [sup][[b]&quot; &amp; [Numbers.C271] &amp; &quot;[/b]: &quot; &amp; [Numbers.H271] &amp; &quot;][/sup]&quot;; &quot;&quot;)" office:value-type="string" office:string-value="[b]254. [url=https://www.doomworld.com/forum/topic/54022-doom-center-do-you-know-that/]Doom Center[/url][/b] (2011) [sup][[b]5[/b]: HUNdebLeonidasX: 5][/sup]" calcext:value-type="string">
            <text:p>[b]254. [url=https://www.doomworld.com/forum/topic/54022-doom-center-do-you-know-that/]Doom Center[/url][/b] (2011) [sup][[b]5[/b]: HUNdebLeonidasX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2] &gt; 0; &quot;[b]&quot; &amp; [Numbers.B272] &amp; &quot;. &quot; &amp; &quot;[url=&quot; &amp; [Numbers.E272] &amp; &quot;]&quot; &amp; [Numbers.D272] &amp; &quot;[/url][/b] (&quot; &amp; [Numbers.F272] &amp; &quot;) [sup][[b]&quot; &amp; [Numbers.C272] &amp; &quot;[/b]: &quot; &amp; [Numbers.H272] &amp; &quot;][/sup]&quot;; &quot;&quot;)" office:value-type="string" office:string-value="[b]254. [url=https://doomwiki.org/wiki/Doom_the_Way_id_Did:_The_Lost_Episodes]Doom the Way id Did: The Lost Episodes[/url][/b] (2012) [sup][[b]5[/b]: Ryath: 5][/sup]" calcext:value-type="string">
            <text:p>[b]254. [url=https://doomwiki.org/wiki/Doom_the_Way_id_Did:_The_Lost_Episodes]Doom the Way id Did: The Lost Episodes[/url][/b] (2012) [sup][[b]5[/b]: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3] &gt; 0; &quot;[b]&quot; &amp; [Numbers.B273] &amp; &quot;. &quot; &amp; &quot;[url=&quot; &amp; [Numbers.E273] &amp; &quot;]&quot; &amp; [Numbers.D273] &amp; &quot;[/url][/b] (&quot; &amp; [Numbers.F273] &amp; &quot;) [sup][[b]&quot; &amp; [Numbers.C273] &amp; &quot;[/b]: &quot; &amp; [Numbers.H273] &amp; &quot;][/sup]&quot;; &quot;&quot;)" office:value-type="string" office:string-value="[b]254. [url=https://doomwiki.org/wiki/Doom:_The_Lost_Episode]Doom: The Lost Episode[/url][/b] (2009) [sup][[b]5[/b]: Omniarch: 5][/sup]" calcext:value-type="string">
            <text:p>[b]254. [url=https://doomwiki.org/wiki/Doom:_The_Lost_Episode]Doom: The Lost Episode[/url][/b] (2009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4] &gt; 0; &quot;[b]&quot; &amp; [Numbers.B274] &amp; &quot;. &quot; &amp; &quot;[url=&quot; &amp; [Numbers.E274] &amp; &quot;]&quot; &amp; [Numbers.D274] &amp; &quot;[/url][/b] (&quot; &amp; [Numbers.F274] &amp; &quot;) [sup][[b]&quot; &amp; [Numbers.C274] &amp; &quot;[/b]: &quot; &amp; [Numbers.H274] &amp; &quot;][/sup]&quot;; &quot;&quot;)" office:value-type="string" office:string-value="[b]254. [url=https://www.doomworld.com/forum/topic/104925-doomish-den-of-design-a-map-that-teaches-you-map-design/]Doomish Den of Design[/url][/b] (2019) [sup][[b]5[/b]: Rince-wind: 5][/sup]" calcext:value-type="string">
            <text:p>[b]254. [url=https://www.doomworld.com/forum/topic/104925-doomish-den-of-design-a-map-that-teaches-you-map-design/]Doomish Den of Design[/url][/b] (2019) [sup][[b]5[/b]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5] &gt; 0; &quot;[b]&quot; &amp; [Numbers.B275] &amp; &quot;. &quot; &amp; &quot;[url=&quot; &amp; [Numbers.E275] &amp; &quot;]&quot; &amp; [Numbers.D275] &amp; &quot;[/url][/b] (&quot; &amp; [Numbers.F275] &amp; &quot;) [sup][[b]&quot; &amp; [Numbers.C275] &amp; &quot;[/b]: &quot; &amp; [Numbers.H275] &amp; &quot;][/sup]&quot;; &quot;&quot;)" office:value-type="string" office:string-value="[b]254. [url=https://www.doomworld.com/idgames/levels/doom2/Ports/d-f/dripfeed]Drip Feed[/url][/b] (2010) [sup][[b]5[/b]: Vorpal: 5][/sup]" calcext:value-type="string">
            <text:p>[b]254. [url=https://www.doomworld.com/idgames/levels/doom2/Ports/d-f/dripfeed]Drip Feed[/url][/b] (2010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6] &gt; 0; &quot;[b]&quot; &amp; [Numbers.B276] &amp; &quot;. &quot; &amp; &quot;[url=&quot; &amp; [Numbers.E276] &amp; &quot;]&quot; &amp; [Numbers.D276] &amp; &quot;[/url][/b] (&quot; &amp; [Numbers.F276] &amp; &quot;) [sup][[b]&quot; &amp; [Numbers.C276] &amp; &quot;[/b]: &quot; &amp; [Numbers.H276] &amp; &quot;][/sup]&quot;; &quot;&quot;)" office:value-type="string" office:string-value="[b]254. [url=https://doomwiki.org/wiki/E1_Contest]E1 Contest[/url][/b] (2001) [sup][[b]5[/b]: Diabolución: 5][/sup]" calcext:value-type="string">
            <text:p>[b]254. [url=https://doomwiki.org/wiki/E1_Contest]E1 Contest[/url][/b] (2001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7] &gt; 0; &quot;[b]&quot; &amp; [Numbers.B277] &amp; &quot;. &quot; &amp; &quot;[url=&quot; &amp; [Numbers.E277] &amp; &quot;]&quot; &amp; [Numbers.D277] &amp; &quot;[/url][/b] (&quot; &amp; [Numbers.F277] &amp; &quot;) [sup][[b]&quot; &amp; [Numbers.C277] &amp; &quot;[/b]: &quot; &amp; [Numbers.H277] &amp; &quot;][/sup]&quot;; &quot;&quot;)" office:value-type="string" office:string-value="[b]254. [url=https://doomwiki.org/wiki/Epic]Epic[/url][/b] (2007) [sup][[b]5[/b]: AtticTelephone: 5][/sup]" calcext:value-type="string">
            <text:p>[b]254. [url=https://doomwiki.org/wiki/Epic]Epic[/url][/b] (2007) [sup][[b]5[/b]: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8] &gt; 0; &quot;[b]&quot; &amp; [Numbers.B278] &amp; &quot;. &quot; &amp; &quot;[url=&quot; &amp; [Numbers.E278] &amp; &quot;]&quot; &amp; [Numbers.D278] &amp; &quot;[/url][/b] (&quot; &amp; [Numbers.F278] &amp; &quot;) [sup][[b]&quot; &amp; [Numbers.C278] &amp; &quot;[/b]: &quot; &amp; [Numbers.H278] &amp; &quot;][/sup]&quot;; &quot;&quot;)" office:value-type="string" office:string-value="[b]254. [url=https://www.doomworld.com/idgames/levels/doom2/deathmatch/megawads/exec]Execution[/url][/b] (2000) [sup][[b]5[/b]: Doomkid: 5][/sup]" calcext:value-type="string">
            <text:p>[b]254. [url=https://www.doomworld.com/idgames/levels/doom2/deathmatch/megawads/exec]Execution[/url][/b] (2000) [sup][[b]5[/b]: Doomki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9] &gt; 0; &quot;[b]&quot; &amp; [Numbers.B279] &amp; &quot;. &quot; &amp; &quot;[url=&quot; &amp; [Numbers.E279] &amp; &quot;]&quot; &amp; [Numbers.D279] &amp; &quot;[/url][/b] (&quot; &amp; [Numbers.F279] &amp; &quot;) [sup][[b]&quot; &amp; [Numbers.C279] &amp; &quot;[/b]: &quot; &amp; [Numbers.H279] &amp; &quot;][/sup]&quot;; &quot;&quot;)" office:value-type="string" office:string-value="[b]254. [url=https://www.doomworld.com/files/file/17464-favillesco-alpha-episode-apostasy-on-amalthea/]Favillesco Alpha Episode: Apostasy on Amalthea[/url][/b] (2014) [sup][[b]5[/b]: Ryath: 5][/sup]" calcext:value-type="string">
            <text:p>[b]254. [url=https://www.doomworld.com/files/file/17464-favillesco-alpha-episode-apostasy-on-amalthea/]Favillesco Alpha Episode: Apostasy on Amalthea[/url][/b] (2014) [sup][[b]5[/b]: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0] &gt; 0; &quot;[b]&quot; &amp; [Numbers.B280] &amp; &quot;. &quot; &amp; &quot;[url=&quot; &amp; [Numbers.E280] &amp; &quot;]&quot; &amp; [Numbers.D280] &amp; &quot;[/url][/b] (&quot; &amp; [Numbers.F280] &amp; &quot;) [sup][[b]&quot; &amp; [Numbers.C280] &amp; &quot;[/b]: &quot; &amp; [Numbers.H280] &amp; &quot;][/sup]&quot;; &quot;&quot;)" office:value-type="string" office:string-value="[b]254. [url=https://www.doomworld.com/idgames/levels/doom2/Ports/d-f/ftmtn_v2]Firetop Mountain[/url][/b] (2013) [sup][[b]5[/b]: smeghammer: 5][/sup]" calcext:value-type="string">
            <text:p>[b]254. [url=https://www.doomworld.com/idgames/levels/doom2/Ports/d-f/ftmtn_v2]Firetop Mountain[/url][/b] (2013) [sup][[b]5[/b]: smeghamm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1] &gt; 0; &quot;[b]&quot; &amp; [Numbers.B281] &amp; &quot;. &quot; &amp; &quot;[url=&quot; &amp; [Numbers.E281] &amp; &quot;]&quot; &amp; [Numbers.D281] &amp; &quot;[/url][/b] (&quot; &amp; [Numbers.F281] &amp; &quot;) [sup][[b]&quot; &amp; [Numbers.C281] &amp; &quot;[/b]: &quot; &amp; [Numbers.H281] &amp; &quot;][/sup]&quot;; &quot;&quot;)" office:value-type="string" office:string-value="[b]254. [url=https://forum.zdoom.org/viewtopic.php?f=19&amp;t=46718]Gene-Tech: Before the Storm[/url][/b] (2014) [sup][[b]5[/b]: Graf Zahl: 5][/sup]" calcext:value-type="string">
            <text:p>[b]254. [url=https://forum.zdoom.org/viewtopic.php?f=19&amp;t=46718]Gene-Tech: Before the Storm[/url][/b] (2014) [sup][[b]5[/b]: Graf Zah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2] &gt; 0; &quot;[b]&quot; &amp; [Numbers.B282] &amp; &quot;. &quot; &amp; &quot;[url=&quot; &amp; [Numbers.E282] &amp; &quot;]&quot; &amp; [Numbers.D282] &amp; &quot;[/url][/b] (&quot; &amp; [Numbers.F282] &amp; &quot;) [sup][[b]&quot; &amp; [Numbers.C282] &amp; &quot;[/b]: &quot; &amp; [Numbers.H282] &amp; &quot;][/sup]&quot;; &quot;&quot;)" office:value-type="string" office:string-value="[b]254. [url=https://www.doomworld.com/forum/topic/115127-wip-going-to-hell-megawad-testing/]Going To Hell[/url][/b] (2020) [sup][[b]5[/b]: Bryan T: 5][/sup]" calcext:value-type="string">
            <text:p>[b]254. [url=https://www.doomworld.com/forum/topic/115127-wip-going-to-hell-megawad-testing/]Going To Hell[/url][/b] (2020) [sup][[b]5[/b]: Bryan T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3] &gt; 0; &quot;[b]&quot; &amp; [Numbers.B283] &amp; &quot;. &quot; &amp; &quot;[url=&quot; &amp; [Numbers.E283] &amp; &quot;]&quot; &amp; [Numbers.D283] &amp; &quot;[/url][/b] (&quot; &amp; [Numbers.F283] &amp; &quot;) [sup][[b]&quot; &amp; [Numbers.C283] &amp; &quot;[/b]: &quot; &amp; [Numbers.H283] &amp; &quot;][/sup]&quot;; &quot;&quot;)" office:value-type="string" office:string-value="[b]254. [url=https://www.doomworld.com/idgames/levels/doom2/Ports/megawads/gmp]Good Morning Phobos[/url][/b] (2017) [sup][[b]5[/b]: Bryan T: 5][/sup]" calcext:value-type="string">
            <text:p>[b]254. [url=https://www.doomworld.com/idgames/levels/doom2/Ports/megawads/gmp]Good Morning Phobos[/url][/b] (2017) [sup][[b]5[/b]: Bryan T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4] &gt; 0; &quot;[b]&quot; &amp; [Numbers.B284] &amp; &quot;. &quot; &amp; &quot;[url=&quot; &amp; [Numbers.E284] &amp; &quot;]&quot; &amp; [Numbers.D284] &amp; &quot;[/url][/b] (&quot; &amp; [Numbers.F284] &amp; &quot;) [sup][[b]&quot; &amp; [Numbers.C284] &amp; &quot;[/b]: &quot; &amp; [Numbers.H284] &amp; &quot;][/sup]&quot;; &quot;&quot;)" office:value-type="string" office:string-value="[b]254. [url=https://www.doomworld.com/idgames/levels/doom2/deathmatch/Ports/megawads/gw2]Greenwar II[/url][/b] (2009) [sup][[b]5[/b]: Ed: 5][/sup]" calcext:value-type="string">
            <text:p>[b]254. [url=https://www.doomworld.com/idgames/levels/doom2/deathmatch/Ports/megawads/gw2]Greenwar II[/url][/b] (2009) [sup][[b]5[/b]: 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5] &gt; 0; &quot;[b]&quot; &amp; [Numbers.B285] &amp; &quot;. &quot; &amp; &quot;[url=&quot; &amp; [Numbers.E285] &amp; &quot;]&quot; &amp; [Numbers.D285] &amp; &quot;[/url][/b] (&quot; &amp; [Numbers.F285] &amp; &quot;) [sup][[b]&quot; &amp; [Numbers.C285] &amp; &quot;[/b]: &quot; &amp; [Numbers.H285] &amp; &quot;][/sup]&quot;; &quot;&quot;)" office:value-type="string" office:string-value="[b]254. [url=https://www.doomworld.com/forum/topic/117072-now-on-idgames-hellevator-32-maps-community-project-boom-megawad/]Hellevator[/url][/b] (2021) [sup][[b]5[/b]: Bryan T: 5][/sup]" calcext:value-type="string">
            <text:p>[b]254. [url=https://www.doomworld.com/forum/topic/117072-now-on-idgames-hellevator-32-maps-community-project-boom-megawad/]Hellevator[/url][/b] (2021) [sup][[b]5[/b]: Bryan T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6] &gt; 0; &quot;[b]&quot; &amp; [Numbers.B286] &amp; &quot;. &quot; &amp; &quot;[url=&quot; &amp; [Numbers.E286] &amp; &quot;]&quot; &amp; [Numbers.D286] &amp; &quot;[/url][/b] (&quot; &amp; [Numbers.F286] &amp; &quot;) [sup][[b]&quot; &amp; [Numbers.C286] &amp; &quot;[/b]: &quot; &amp; [Numbers.H286] &amp; &quot;][/sup]&quot;; &quot;&quot;)" office:value-type="string" office:string-value="[b]254. [url=https://www.doomworld.com/idgames/levels/doom2/Ports/g-i/inncnx2]Innocence X2[/url][/b] (2016) [sup][[b]5[/b]: Spectra: 5][/sup]" calcext:value-type="string">
            <text:p>[b]254. [url=https://www.doomworld.com/idgames/levels/doom2/Ports/g-i/inncnx2]Innocence X2[/url][/b] (2016) [sup][[b]5[/b]: Spectra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7] &gt; 0; &quot;[b]&quot; &amp; [Numbers.B287] &amp; &quot;. &quot; &amp; &quot;[url=&quot; &amp; [Numbers.E287] &amp; &quot;]&quot; &amp; [Numbers.D287] &amp; &quot;[/url][/b] (&quot; &amp; [Numbers.F287] &amp; &quot;) [sup][[b]&quot; &amp; [Numbers.C287] &amp; &quot;[/b]: &quot; &amp; [Numbers.H287] &amp; &quot;][/sup]&quot;; &quot;&quot;)" office:value-type="string" office:string-value="[b]254. [url=https://www.doomworld.com/forum/topic/117417-lunar-outpost-359-wip-wad-updated-2132021-revamped-older-levels/]Lunar Outpost 359[/url][/b] (2021) [sup][[b]5[/b]: dei_eldren: 5][/sup]" calcext:value-type="string">
            <text:p>[b]254. [url=https://www.doomworld.com/forum/topic/117417-lunar-outpost-359-wip-wad-updated-2132021-revamped-older-levels/]Lunar Outpost 359[/url][/b] (2021) [sup][[b]5[/b]: dei_eldre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8] &gt; 0; &quot;[b]&quot; &amp; [Numbers.B288] &amp; &quot;. &quot; &amp; &quot;[url=&quot; &amp; [Numbers.E288] &amp; &quot;]&quot; &amp; [Numbers.D288] &amp; &quot;[/url][/b] (&quot; &amp; [Numbers.F288] &amp; &quot;) [sup][[b]&quot; &amp; [Numbers.C288] &amp; &quot;[/b]: &quot; &amp; [Numbers.H288] &amp; &quot;][/sup]&quot;; &quot;&quot;)" office:value-type="string" office:string-value="[b]254. [url=https://www.doomworld.com/idgames/levels/doom2/m-o/mordeth]Mordeth[/url][/b] (1997) [sup][[b]5[/b]: Vorpal: 5][/sup]" calcext:value-type="string">
            <text:p>[b]254. [url=https://www.doomworld.com/idgames/levels/doom2/m-o/mordeth]Mordeth[/url][/b] (1997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9] &gt; 0; &quot;[b]&quot; &amp; [Numbers.B289] &amp; &quot;. &quot; &amp; &quot;[url=&quot; &amp; [Numbers.E289] &amp; &quot;]&quot; &amp; [Numbers.D289] &amp; &quot;[/url][/b] (&quot; &amp; [Numbers.F289] &amp; &quot;) [sup][[b]&quot; &amp; [Numbers.C289] &amp; &quot;[/b]: &quot; &amp; [Numbers.H289] &amp; &quot;][/sup]&quot;; &quot;&quot;)" office:value-type="string" office:string-value="[b]254. [url=https://doomwiki.org/wiki/No_Sleep_for_the_Dead]No Sleep for the Dead[/url][/b] (2016) [sup][[b]5[/b]: Omniarch: 5][/sup]" calcext:value-type="string">
            <text:p>[b]254. [url=https://doomwiki.org/wiki/No_Sleep_for_the_Dead]No Sleep for the Dead[/url][/b] (2016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0] &gt; 0; &quot;[b]&quot; &amp; [Numbers.B290] &amp; &quot;. &quot; &amp; &quot;[url=&quot; &amp; [Numbers.E290] &amp; &quot;]&quot; &amp; [Numbers.D290] &amp; &quot;[/url][/b] (&quot; &amp; [Numbers.F290] &amp; &quot;) [sup][[b]&quot; &amp; [Numbers.C290] &amp; &quot;[/b]: &quot; &amp; [Numbers.H290] &amp; &quot;][/sup]&quot;; &quot;&quot;)" office:value-type="string" office:string-value="[b]254. [url=http://www.mediafire.com/file/fuurx4c98tl198i/One_Doom_s_Day.wad]One Doom's Day[/url][/b] (2013) [sup][[b]5[/b]: Apaul27: 5][/sup]" calcext:value-type="string">
            <text:p>[b]254. [url=http://www.mediafire.com/file/fuurx4c98tl198i/One_Doom_s_Day.wad]One Doom's Day[/url][/b] (2013) [sup][[b]5[/b]: Apaul2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1] &gt; 0; &quot;[b]&quot; &amp; [Numbers.B291] &amp; &quot;. &quot; &amp; &quot;[url=&quot; &amp; [Numbers.E291] &amp; &quot;]&quot; &amp; [Numbers.D291] &amp; &quot;[/url][/b] (&quot; &amp; [Numbers.F291] &amp; &quot;) [sup][[b]&quot; &amp; [Numbers.C291] &amp; &quot;[/b]: &quot; &amp; [Numbers.H291] &amp; &quot;][/sup]&quot;; &quot;&quot;)" office:value-type="string" office:string-value="[b]254. [url=https://www.doomworld.com/idgames/levels/doom2/Ports/p-r/paranoid]Paranoid[/url][/b] (2010) [sup][[b]5[/b]: termrork: 5][/sup]" calcext:value-type="string">
            <text:p>[b]254. [url=https://www.doomworld.com/idgames/levels/doom2/Ports/p-r/paranoid]Paranoid[/url][/b] (2010) [sup][[b]5[/b]: termror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2] &gt; 0; &quot;[b]&quot; &amp; [Numbers.B292] &amp; &quot;. &quot; &amp; &quot;[url=&quot; &amp; [Numbers.E292] &amp; &quot;]&quot; &amp; [Numbers.D292] &amp; &quot;[/url][/b] (&quot; &amp; [Numbers.F292] &amp; &quot;) [sup][[b]&quot; &amp; [Numbers.C292] &amp; &quot;[/b]: &quot; &amp; [Numbers.H292] &amp; &quot;][/sup]&quot;; &quot;&quot;)" office:value-type="string" office:string-value="[b]254. [url=https://www.doomworld.com/idgames/levels/doom2/Ports/p-r/planisf2]Planisphere 2[/url][/b] (2012) [sup][[b]5[/b]: ax34: 5][/sup]" calcext:value-type="string">
            <text:p>[b]254. [url=https://www.doomworld.com/idgames/levels/doom2/Ports/p-r/planisf2]Planisphere 2[/url][/b] (2012) [sup][[b]5[/b]: ax34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3] &gt; 0; &quot;[b]&quot; &amp; [Numbers.B293] &amp; &quot;. &quot; &amp; &quot;[url=&quot; &amp; [Numbers.E293] &amp; &quot;]&quot; &amp; [Numbers.D293] &amp; &quot;[/url][/b] (&quot; &amp; [Numbers.F293] &amp; &quot;) [sup][[b]&quot; &amp; [Numbers.C293] &amp; &quot;[/b]: &quot; &amp; [Numbers.H293] &amp; &quot;][/sup]&quot;; &quot;&quot;)" office:value-type="string" office:string-value="[b]254. [url=https://www.doomworld.com/idgames/?id=19249]Preacher[/url][/b] (2018) [sup][[b]5[/b]: DoomDork: 3, Snikle: 1, SCF: 1][/sup]" calcext:value-type="string">
            <text:p>[b]254. [url=https://www.doomworld.com/idgames/?id=19249]Preacher[/url][/b] (2018) [sup][[b]5[/b]: DoomDork: 3, Snikle: 1, SCF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4] &gt; 0; &quot;[b]&quot; &amp; [Numbers.B294] &amp; &quot;. &quot; &amp; &quot;[url=&quot; &amp; [Numbers.E294] &amp; &quot;]&quot; &amp; [Numbers.D294] &amp; &quot;[/url][/b] (&quot; &amp; [Numbers.F294] &amp; &quot;) [sup][[b]&quot; &amp; [Numbers.C294] &amp; &quot;[/b]: &quot; &amp; [Numbers.H294] &amp; &quot;][/sup]&quot;; &quot;&quot;)" office:value-type="string" office:string-value="[b]254. [url=https://www.doomworld.com/vb/wads-mods/67271-project-uber-idgamesd/]Project Uber[/url][/b] (2014) [sup][[b]5[/b]: Rince-wind: 5][/sup]" calcext:value-type="string">
            <text:p>[b]254. [url=https://www.doomworld.com/vb/wads-mods/67271-project-uber-idgamesd/]Project Uber[/url][/b] (2014) [sup][[b]5[/b]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5] &gt; 0; &quot;[b]&quot; &amp; [Numbers.B295] &amp; &quot;. &quot; &amp; &quot;[url=&quot; &amp; [Numbers.E295] &amp; &quot;]&quot; &amp; [Numbers.D295] &amp; &quot;[/url][/b] (&quot; &amp; [Numbers.F295] &amp; &quot;) [sup][[b]&quot; &amp; [Numbers.C295] &amp; &quot;[/b]: &quot; &amp; [Numbers.H295] &amp; &quot;][/sup]&quot;; &quot;&quot;)" office:value-type="string" office:string-value="[b]254. [url=https://doomwiki.org/wiki/Return_to_Hadron]Return to Hadron Episode 1[/url][/b] (2015) [sup][[b]5[/b]: Omniarch: 5][/sup]" calcext:value-type="string">
            <text:p>[b]254. [url=https://doomwiki.org/wiki/Return_to_Hadron]Return to Hadron Episode 1[/url][/b] (2015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6] &gt; 0; &quot;[b]&quot; &amp; [Numbers.B296] &amp; &quot;. &quot; &amp; &quot;[url=&quot; &amp; [Numbers.E296] &amp; &quot;]&quot; &amp; [Numbers.D296] &amp; &quot;[/url][/b] (&quot; &amp; [Numbers.F296] &amp; &quot;) [sup][[b]&quot; &amp; [Numbers.C296] &amp; &quot;[/b]: &quot; &amp; [Numbers.H296] &amp; &quot;][/sup]&quot;; &quot;&quot;)" office:value-type="string" office:string-value="[b]254. [url=https://www.doomworld.com/idgames/levels/doom2/s-u/selfish5]SELFISH5[/url][/b] (2005) [sup][[b]5[/b]: Diabolución: 5][/sup]" calcext:value-type="string">
            <text:p>[b]254. [url=https://www.doomworld.com/idgames/levels/doom2/s-u/selfish5]SELFISH5[/url][/b] (2005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7] &gt; 0; &quot;[b]&quot; &amp; [Numbers.B297] &amp; &quot;. &quot; &amp; &quot;[url=&quot; &amp; [Numbers.E297] &amp; &quot;]&quot; &amp; [Numbers.D297] &amp; &quot;[/url][/b] (&quot; &amp; [Numbers.F297] &amp; &quot;) [sup][[b]&quot; &amp; [Numbers.C297] &amp; &quot;[/b]: &quot; &amp; [Numbers.H297] &amp; &quot;][/sup]&quot;; &quot;&quot;)" office:value-type="string" office:string-value="[b]254. [url=https://www.doomworld.com/idgames/levels/doom2/Ports/s-u/sotnr]Shadows of The Nightmare Realm[/url][/b] (2017) [sup][[b]5[/b]: 4everDoomed: 5][/sup]" calcext:value-type="string">
            <text:p>[b]254. [url=https://www.doomworld.com/idgames/levels/doom2/Ports/s-u/sotnr]Shadows of The Nightmare Realm[/url][/b] (2017) [sup][[b]5[/b]: 4everDoom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8] &gt; 0; &quot;[b]&quot; &amp; [Numbers.B298] &amp; &quot;. &quot; &amp; &quot;[url=&quot; &amp; [Numbers.E298] &amp; &quot;]&quot; &amp; [Numbers.D298] &amp; &quot;[/url][/b] (&quot; &amp; [Numbers.F298] &amp; &quot;) [sup][[b]&quot; &amp; [Numbers.C298] &amp; &quot;[/b]: &quot; &amp; [Numbers.H298] &amp; &quot;][/sup]&quot;; &quot;&quot;)" office:value-type="string" office:string-value="[b]254. [url=https://www.doomworld.com/idgames/levels/doom/Ports/p-r/pe1_phob]Simply Phobos[/url][/b] (2004) [sup][[b]5[/b]: Diabolución: 5][/sup]" calcext:value-type="string">
            <text:p>[b]254. [url=https://www.doomworld.com/idgames/levels/doom/Ports/p-r/pe1_phob]Simply Phobos[/url][/b] (2004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9] &gt; 0; &quot;[b]&quot; &amp; [Numbers.B299] &amp; &quot;. &quot; &amp; &quot;[url=&quot; &amp; [Numbers.E299] &amp; &quot;]&quot; &amp; [Numbers.D299] &amp; &quot;[/url][/b] (&quot; &amp; [Numbers.F299] &amp; &quot;) [sup][[b]&quot; &amp; [Numbers.C299] &amp; &quot;[/b]: &quot; &amp; [Numbers.H299] &amp; &quot;][/sup]&quot;; &quot;&quot;)" office:value-type="string" office:string-value="[b]254. [url=https://doomwiki.org/wiki/SkePLand]SkePLand[/url][/b] (2011) [sup][[b]5[/b]: vdgg: 5][/sup]" calcext:value-type="string">
            <text:p>[b]254. [url=https://doomwiki.org/wiki/SkePLand]SkePLand[/url][/b] (2011) [sup][[b]5[/b]: vdgg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0] &gt; 0; &quot;[b]&quot; &amp; [Numbers.B300] &amp; &quot;. &quot; &amp; &quot;[url=&quot; &amp; [Numbers.E300] &amp; &quot;]&quot; &amp; [Numbers.D300] &amp; &quot;[/url][/b] (&quot; &amp; [Numbers.F300] &amp; &quot;) [sup][[b]&quot; &amp; [Numbers.C300] &amp; &quot;[/b]: &quot; &amp; [Numbers.H300] &amp; &quot;][/sup]&quot;; &quot;&quot;)" office:value-type="string" office:string-value="[b]254. [url=https://www.doomworld.com/idgames/deathmatch/skulltag/spacedm9]SpaceDM9[/url][/b] (2011) [sup][[b]5[/b]: Ed: 5][/sup]" calcext:value-type="string">
            <text:p>[b]254. [url=https://www.doomworld.com/idgames/deathmatch/skulltag/spacedm9]SpaceDM9[/url][/b] (2011) [sup][[b]5[/b]: 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1] &gt; 0; &quot;[b]&quot; &amp; [Numbers.B301] &amp; &quot;. &quot; &amp; &quot;[url=&quot; &amp; [Numbers.E301] &amp; &quot;]&quot; &amp; [Numbers.D301] &amp; &quot;[/url][/b] (&quot; &amp; [Numbers.F301] &amp; &quot;) [sup][[b]&quot; &amp; [Numbers.C301] &amp; &quot;[/b]: &quot; &amp; [Numbers.H301] &amp; &quot;][/sup]&quot;; &quot;&quot;)" office:value-type="string" office:string-value="[b]254. [url=https://doomwiki.org/wiki/The_Artifact_(WAD)]The Artifact[/url][/b] (1995) [sup][[b]5[/b]: Ragu: 5][/sup]" calcext:value-type="string">
            <text:p>[b]254. [url=https://doomwiki.org/wiki/The_Artifact_(WAD)]The Artifact[/url][/b] (1995) [sup][[b]5[/b]: Ragu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2] &gt; 0; &quot;[b]&quot; &amp; [Numbers.B302] &amp; &quot;. &quot; &amp; &quot;[url=&quot; &amp; [Numbers.E302] &amp; &quot;]&quot; &amp; [Numbers.D302] &amp; &quot;[/url][/b] (&quot; &amp; [Numbers.F302] &amp; &quot;) [sup][[b]&quot; &amp; [Numbers.C302] &amp; &quot;[/b]: &quot; &amp; [Numbers.H302] &amp; &quot;][/sup]&quot;; &quot;&quot;)" office:value-type="string" office:string-value="[b]254. [url=https://www.doomworld.com/idgames/levels/doom2/Ports/megawads/thtthren]THT: Threnody[/url][/b] (2016) [sup][[b]5[/b]: Doomkid: 2, A.H. Sankhatayan: 1, Fadri: 2][/sup]" calcext:value-type="string">
            <text:p>[b]254. [url=https://www.doomworld.com/idgames/levels/doom2/Ports/megawads/thtthren]THT: Threnody[/url][/b] (2016) [sup][[b]5[/b]: Doomkid: 2, A.H. Sankhatayan: 1, Fadr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3] &gt; 0; &quot;[b]&quot; &amp; [Numbers.B303] &amp; &quot;. &quot; &amp; &quot;[url=&quot; &amp; [Numbers.E303] &amp; &quot;]&quot; &amp; [Numbers.D303] &amp; &quot;[/url][/b] (&quot; &amp; [Numbers.F303] &amp; &quot;) [sup][[b]&quot; &amp; [Numbers.C303] &amp; &quot;[/b]: &quot; &amp; [Numbers.H303] &amp; &quot;][/sup]&quot;; &quot;&quot;)" office:value-type="string" office:string-value="[b]254. [url=https://www.doomworld.com/forum/topic/118154-tnt-goes-boom-episode-1-vanilla-tnt-evilution-replacement/]TNT Goes Boom! Episode 1[/url][/b] (2020) [sup][[b]5[/b]: dei_eldren: 5][/sup]" calcext:value-type="string">
            <text:p>[b]254. [url=https://www.doomworld.com/forum/topic/118154-tnt-goes-boom-episode-1-vanilla-tnt-evilution-replacement/]TNT Goes Boom! Episode 1[/url][/b] (2020) [sup][[b]5[/b]: dei_eldre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4] &gt; 0; &quot;[b]&quot; &amp; [Numbers.B304] &amp; &quot;. &quot; &amp; &quot;[url=&quot; &amp; [Numbers.E304] &amp; &quot;]&quot; &amp; [Numbers.D304] &amp; &quot;[/url][/b] (&quot; &amp; [Numbers.F304] &amp; &quot;) [sup][[b]&quot; &amp; [Numbers.C304] &amp; &quot;[/b]: &quot; &amp; [Numbers.H304] &amp; &quot;][/sup]&quot;; &quot;&quot;)" office:value-type="string" office:string-value="[b]254. [url=https://www.doomworld.com/forum/topic/111099-psx-doom-megawad-fall-of-triton-remake-triton-ii/]TRITON﻿ II﻿[/url][/b] (2020) [sup][[b]5[/b]: behemoth_667: 5][/sup]" calcext:value-type="string">
            <text:p>[b]254. [url=https://www.doomworld.com/forum/topic/111099-psx-doom-megawad-fall-of-triton-remake-triton-ii/]TRITON﻿ II﻿[/url][/b] (2020) [sup][[b]5[/b]: behemoth_66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5] &gt; 0; &quot;[b]&quot; &amp; [Numbers.B305] &amp; &quot;. &quot; &amp; &quot;[url=&quot; &amp; [Numbers.E305] &amp; &quot;]&quot; &amp; [Numbers.D305] &amp; &quot;[/url][/b] (&quot; &amp; [Numbers.F305] &amp; &quot;) [sup][[b]&quot; &amp; [Numbers.C305] &amp; &quot;[/b]: &quot; &amp; [Numbers.H305] &amp; &quot;][/sup]&quot;; &quot;&quot;)" office:value-type="string" office:string-value="[b]254. [url=https://www.doomworld.com/forum/topic/101509-unwelcome-developement-thread-new-map-for-testing/]UNWELCOME[/url][/b] (2018) [sup][[b]5[/b]: Ryath: 5][/sup]" calcext:value-type="string">
            <text:p>[b]254. [url=https://www.doomworld.com/forum/topic/101509-unwelcome-developement-thread-new-map-for-testing/]UNWELCOME[/url][/b] (2018) [sup][[b]5[/b]: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6] &gt; 0; &quot;[b]&quot; &amp; [Numbers.B306] &amp; &quot;. &quot; &amp; &quot;[url=&quot; &amp; [Numbers.E306] &amp; &quot;]&quot; &amp; [Numbers.D306] &amp; &quot;[/url][/b] (&quot; &amp; [Numbers.F306] &amp; &quot;) [sup][[b]&quot; &amp; [Numbers.C306] &amp; &quot;[/b]: &quot; &amp; [Numbers.H306] &amp; &quot;][/sup]&quot;; &quot;&quot;)" office:value-type="string" office:string-value="[b]254. [url=https://www.doomworld.com/idgames/levels/doom2/Ports/v-z/vulkan]Vulkan Episode 1[/url][/b] (2017) [sup][[b]5[/b]: HyperLuke: 5][/sup]" calcext:value-type="string">
            <text:p>[b]254. [url=https://www.doomworld.com/idgames/levels/doom2/Ports/v-z/vulkan]Vulkan Episode 1[/url][/b] (2017) [sup][[b]5[/b]: HyperLuk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7] &gt; 0; &quot;[b]&quot; &amp; [Numbers.B307] &amp; &quot;. &quot; &amp; &quot;[url=&quot; &amp; [Numbers.E307] &amp; &quot;]&quot; &amp; [Numbers.D307] &amp; &quot;[/url][/b] (&quot; &amp; [Numbers.F307] &amp; &quot;) [sup][[b]&quot; &amp; [Numbers.C307] &amp; &quot;[/b]: &quot; &amp; [Numbers.H307] &amp; &quot;][/sup]&quot;; &quot;&quot;)" office:value-type="string" office:string-value="[b]254. [url=https://www.doomworld.com/vb/wads-mods/71259-way-too-many-dead-guys-map05-alpha-available/]Way 2 Many Dead Guys[/url][/b] (2014) [sup][[b]5[/b]: Nancsi: 5][/sup]" calcext:value-type="string">
            <text:p>[b]254. [url=https://www.doomworld.com/vb/wads-mods/71259-way-too-many-dead-guys-map05-alpha-available/]Way 2 Many Dead Guys[/url][/b] (2014) [sup][[b]5[/b]: Nancsi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8] &gt; 0; &quot;[b]&quot; &amp; [Numbers.B308] &amp; &quot;. &quot; &amp; &quot;[url=&quot; &amp; [Numbers.E308] &amp; &quot;]&quot; &amp; [Numbers.D308] &amp; &quot;[/url][/b] (&quot; &amp; [Numbers.F308] &amp; &quot;) [sup][[b]&quot; &amp; [Numbers.C308] &amp; &quot;[/b]: &quot; &amp; [Numbers.H308] &amp; &quot;][/sup]&quot;; &quot;&quot;)" office:value-type="string" office:string-value="[b]254. [url=https://doomwiki.org/wiki/WOOO]WOOO[/url][/b] (2013) [sup][[b]5[/b]: lokbustam257: 5][/sup]" calcext:value-type="string">
            <text:p>[b]254. [url=https://doomwiki.org/wiki/WOOO]WOOO[/url][/b] (2013) [sup][[b]5[/b]: lokbustam25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9] &gt; 0; &quot;[b]&quot; &amp; [Numbers.B309] &amp; &quot;. &quot; &amp; &quot;[url=&quot; &amp; [Numbers.E309] &amp; &quot;]&quot; &amp; [Numbers.D309] &amp; &quot;[/url][/b] (&quot; &amp; [Numbers.F309] &amp; &quot;) [sup][[b]&quot; &amp; [Numbers.C309] &amp; &quot;[/b]: &quot; &amp; [Numbers.H309] &amp; &quot;][/sup]&quot;; &quot;&quot;)" office:value-type="string" office:string-value="[b]254. [url=https://www.moddb.com/mods/bloodpack]ZBloodpack[/url][/b] (2005) [sup][[b]5[/b]: smeghammer: 5][/sup]" calcext:value-type="string">
            <text:p>[b]254. [url=https://www.moddb.com/mods/bloodpack]ZBloodpack[/url][/b] (2005) [sup][[b]5[/b]: smeghamm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0] &gt; 0; &quot;[b]&quot; &amp; [Numbers.B310] &amp; &quot;. &quot; &amp; &quot;[url=&quot; &amp; [Numbers.E310] &amp; &quot;]&quot; &amp; [Numbers.D310] &amp; &quot;[/url][/b] (&quot; &amp; [Numbers.F310] &amp; &quot;) [sup][[b]&quot; &amp; [Numbers.C310] &amp; &quot;[/b]: &quot; &amp; [Numbers.H310] &amp; &quot;][/sup]&quot;; &quot;&quot;)" office:value-type="string" office:string-value="[b]254. [url=https://www.doomworld.com/idgames/levels/doom2/Ports/v-z/zendyn_x]Zen Dynamics[/url][/b] (2005) [sup][[b]5[/b]: Phobus: 4, TechnoDoomed1: 1][/sup]" calcext:value-type="string">
            <text:p>[b]254. [url=https://www.doomworld.com/idgames/levels/doom2/Ports/v-z/zendyn_x]Zen Dynamics[/url][/b] (2005) [sup][[b]5[/b]: Phobus: 4, TechnoDoomed1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1] &gt; 0; &quot;[b]&quot; &amp; [Numbers.B311] &amp; &quot;. &quot; &amp; &quot;[url=&quot; &amp; [Numbers.E311] &amp; &quot;]&quot; &amp; [Numbers.D311] &amp; &quot;[/url][/b] (&quot; &amp; [Numbers.F311] &amp; &quot;) [sup][[b]&quot; &amp; [Numbers.C311] &amp; &quot;[/b]: &quot; &amp; [Numbers.H311] &amp; &quot;][/sup]&quot;; &quot;&quot;)" office:value-type="string" office:string-value="[b]308. [url=https://www.doomworld.com/idgames/levels/doom2/a-c/area51]Area 51[/url][/b] (1997) [sup][[b]4[/b]: Doomkid: 2, TheGreenZap: 2][/sup]" calcext:value-type="string">
            <text:p>[b]308. [url=https://www.doomworld.com/idgames/levels/doom2/a-c/area51]Area 51[/url][/b] (1997) [sup][[b]4[/b]: Doomkid: 2, TheGreenZap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2] &gt; 0; &quot;[b]&quot; &amp; [Numbers.B312] &amp; &quot;. &quot; &amp; &quot;[url=&quot; &amp; [Numbers.E312] &amp; &quot;]&quot; &amp; [Numbers.D312] &amp; &quot;[/url][/b] (&quot; &amp; [Numbers.F312] &amp; &quot;) [sup][[b]&quot; &amp; [Numbers.C312] &amp; &quot;[/b]: &quot; &amp; [Numbers.H312] &amp; &quot;][/sup]&quot;; &quot;&quot;)" office:value-type="string" office:string-value="[b]308. [url=https://forum.zdoom.org/viewtopic.php?f=19&amp;t=47573#p807968]Ashes 2063 TC[/url][/b] (2018) [sup][[b]4[/b]: rd: 4][/sup]" calcext:value-type="string">
            <text:p>[b]308. [url=https://forum.zdoom.org/viewtopic.php?f=19&amp;t=47573#p807968]Ashes 2063 TC[/url][/b] (2018) [sup][[b]4[/b]: r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3] &gt; 0; &quot;[b]&quot; &amp; [Numbers.B313] &amp; &quot;. &quot; &amp; &quot;[url=&quot; &amp; [Numbers.E313] &amp; &quot;]&quot; &amp; [Numbers.D313] &amp; &quot;[/url][/b] (&quot; &amp; [Numbers.F313] &amp; &quot;) [sup][[b]&quot; &amp; [Numbers.C313] &amp; &quot;[/b]: &quot; &amp; [Numbers.H313] &amp; &quot;][/sup]&quot;; &quot;&quot;)" office:value-type="string" office:string-value="[b]308. [url=https://www.doomworld.com/idgames/levels/doom2/a-c/chord2]Chord 2[/url][/b] (1997) [sup][[b]4[/b]: Paul977: 4][/sup]" calcext:value-type="string">
            <text:p>[b]308. [url=https://www.doomworld.com/idgames/levels/doom2/a-c/chord2]Chord 2[/url][/b] (1997) [sup][[b]4[/b]: Paul97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4] &gt; 0; &quot;[b]&quot; &amp; [Numbers.B314] &amp; &quot;. &quot; &amp; &quot;[url=&quot; &amp; [Numbers.E314] &amp; &quot;]&quot; &amp; [Numbers.D314] &amp; &quot;[/url][/b] (&quot; &amp; [Numbers.F314] &amp; &quot;) [sup][[b]&quot; &amp; [Numbers.C314] &amp; &quot;[/b]: &quot; &amp; [Numbers.H314] &amp; &quot;][/sup]&quot;; &quot;&quot;)" office:value-type="string" office:string-value="[b]308. [url=https://www.doomworld.com/files/file/10874-city-of-doom-part-i-beta-1-11/]City of DooM (Part I)[/url][/b] (2000) [sup][[b]4[/b]: ax34: 4][/sup]" calcext:value-type="string">
            <text:p>[b]308. [url=https://www.doomworld.com/files/file/10874-city-of-doom-part-i-beta-1-11/]City of DooM (Part I)[/url][/b] (2000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5] &gt; 0; &quot;[b]&quot; &amp; [Numbers.B315] &amp; &quot;. &quot; &amp; &quot;[url=&quot; &amp; [Numbers.E315] &amp; &quot;]&quot; &amp; [Numbers.D315] &amp; &quot;[/url][/b] (&quot; &amp; [Numbers.F315] &amp; &quot;) [sup][[b]&quot; &amp; [Numbers.C315] &amp; &quot;[/b]: &quot; &amp; [Numbers.H315] &amp; &quot;][/sup]&quot;; &quot;&quot;)" office:value-type="string" office:string-value="[b]308. [url=https://www.doomworld.com/idgames/levels/doom2/Ports/a-c/c-shock2]Combat Shock 2[/url][/b] (2012) [sup][[b]4[/b]: Cynical: 1, Nate River: 3][/sup]" calcext:value-type="string">
            <text:p>[b]308. [url=https://www.doomworld.com/idgames/levels/doom2/Ports/a-c/c-shock2]Combat Shock 2[/url][/b] (2012) [sup][[b]4[/b]: Cynical: 1, Nate Riv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6] &gt; 0; &quot;[b]&quot; &amp; [Numbers.B316] &amp; &quot;. &quot; &amp; &quot;[url=&quot; &amp; [Numbers.E316] &amp; &quot;]&quot; &amp; [Numbers.D316] &amp; &quot;[/url][/b] (&quot; &amp; [Numbers.F316] &amp; &quot;) [sup][[b]&quot; &amp; [Numbers.C316] &amp; &quot;[/b]: &quot; &amp; [Numbers.H316] &amp; &quot;][/sup]&quot;; &quot;&quot;)" office:value-type="string" office:string-value="[b]308. [url=https://www.doomworld.com/idgames/levels/doom2/Ports/a-c/crimsonh]Crimson Horizon[/url][/b] (2009) [sup][[b]4[/b]: Paul977: 4][/sup]" calcext:value-type="string">
            <text:p>[b]308. [url=https://www.doomworld.com/idgames/levels/doom2/Ports/a-c/crimsonh]Crimson Horizon[/url][/b] (2009) [sup][[b]4[/b]: Paul97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7] &gt; 0; &quot;[b]&quot; &amp; [Numbers.B317] &amp; &quot;. &quot; &amp; &quot;[url=&quot; &amp; [Numbers.E317] &amp; &quot;]&quot; &amp; [Numbers.D317] &amp; &quot;[/url][/b] (&quot; &amp; [Numbers.F317] &amp; &quot;) [sup][[b]&quot; &amp; [Numbers.C317] &amp; &quot;[/b]: &quot; &amp; [Numbers.H317] &amp; &quot;][/sup]&quot;; &quot;&quot;)" office:value-type="string" office:string-value="[b]308. [url=https://www.doomworld.com/idgames/levels/doom2/deathmatch/Ports/megawads/crudream]Crucified Dreams[/url][/b] (2006) [sup][[b]4[/b]: Soundblock: 4][/sup]" calcext:value-type="string">
            <text:p>[b]308. [url=https://www.doomworld.com/idgames/levels/doom2/deathmatch/Ports/megawads/crudream]Crucified Dreams[/url][/b] (2006) [sup][[b]4[/b]: Soundblock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8] &gt; 0; &quot;[b]&quot; &amp; [Numbers.B318] &amp; &quot;. &quot; &amp; &quot;[url=&quot; &amp; [Numbers.E318] &amp; &quot;]&quot; &amp; [Numbers.D318] &amp; &quot;[/url][/b] (&quot; &amp; [Numbers.F318] &amp; &quot;) [sup][[b]&quot; &amp; [Numbers.C318] &amp; &quot;[/b]: &quot; &amp; [Numbers.H318] &amp; &quot;][/sup]&quot;; &quot;&quot;)" office:value-type="string" office:string-value="[b]308. [url=https://www.doomworld.com/forum/topic/106371-czechbox-final-version-available/]CzechBox[/url][/b] (2020) [sup][[b]4[/b]: Willy W.: 4][/sup]" calcext:value-type="string">
            <text:p>[b]308. [url=https://www.doomworld.com/forum/topic/106371-czechbox-final-version-available/]CzechBox[/url][/b] (2020) [sup][[b]4[/b]: Willy W.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9] &gt; 0; &quot;[b]&quot; &amp; [Numbers.B319] &amp; &quot;. &quot; &amp; &quot;[url=&quot; &amp; [Numbers.E319] &amp; &quot;]&quot; &amp; [Numbers.D319] &amp; &quot;[/url][/b] (&quot; &amp; [Numbers.F319] &amp; &quot;) [sup][[b]&quot; &amp; [Numbers.C319] &amp; &quot;[/b]: &quot; &amp; [Numbers.H319] &amp; &quot;][/sup]&quot;; &quot;&quot;)" office:value-type="string" office:string-value="[b]308. [url=https://www.doomworld.com/idgames/levels/doom2/Ports/d-f/dcity2_5]Damned City 2[/url][/b] (2019) [sup][[b]4[/b]: ax34: 4][/sup]" calcext:value-type="string">
            <text:p>[b]308. [url=https://www.doomworld.com/idgames/levels/doom2/Ports/d-f/dcity2_5]Damned City 2[/url][/b] (2019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0] &gt; 0; &quot;[b]&quot; &amp; [Numbers.B320] &amp; &quot;. &quot; &amp; &quot;[url=&quot; &amp; [Numbers.E320] &amp; &quot;]&quot; &amp; [Numbers.D320] &amp; &quot;[/url][/b] (&quot; &amp; [Numbers.F320] &amp; &quot;) [sup][[b]&quot; &amp; [Numbers.C320] &amp; &quot;[/b]: &quot; &amp; [Numbers.H320] &amp; &quot;][/sup]&quot;; &quot;&quot;)" office:value-type="string" office:string-value="[b]308. [url=https://www.doomworld.com/idgames/levels/doom2/Ports/d-f/dark7]Dark 7 (with Mission Pack)[/url][/b] (2002) [sup][[b]4[/b]: smeghammer: 4][/sup]" calcext:value-type="string">
            <text:p>[b]308. [url=https://www.doomworld.com/idgames/levels/doom2/Ports/d-f/dark7]Dark 7 (with Mission Pack)[/url][/b] (2002) [sup][[b]4[/b]: smeghamm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1] &gt; 0; &quot;[b]&quot; &amp; [Numbers.B321] &amp; &quot;. &quot; &amp; &quot;[url=&quot; &amp; [Numbers.E321] &amp; &quot;]&quot; &amp; [Numbers.D321] &amp; &quot;[/url][/b] (&quot; &amp; [Numbers.F321] &amp; &quot;) [sup][[b]&quot; &amp; [Numbers.C321] &amp; &quot;[/b]: &quot; &amp; [Numbers.H321] &amp; &quot;][/sup]&quot;; &quot;&quot;)" office:value-type="string" office:string-value="[b]308. [url=https://www.doomworld.com/idgames/levels/doom2/Ports/d-f/dor]Dawn of Reality[/url][/b] (2010) [sup][[b]4[/b]: ax34: 4][/sup]" calcext:value-type="string">
            <text:p>[b]308. [url=https://www.doomworld.com/idgames/levels/doom2/Ports/d-f/dor]Dawn of Reality[/url][/b] (2010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2] &gt; 0; &quot;[b]&quot; &amp; [Numbers.B322] &amp; &quot;. &quot; &amp; &quot;[url=&quot; &amp; [Numbers.E322] &amp; &quot;]&quot; &amp; [Numbers.D322] &amp; &quot;[/url][/b] (&quot; &amp; [Numbers.F322] &amp; &quot;) [sup][[b]&quot; &amp; [Numbers.C322] &amp; &quot;[/b]: &quot; &amp; [Numbers.H322] &amp; &quot;][/sup]&quot;; &quot;&quot;)" office:value-type="string" office:string-value="[b]308. [url=https://www.doomworld.com/forum/topic/92135-deadair-v2/]dead.air[/url][/b] (2016) [sup][[b]4[/b]: HyperLuke: 2, Lorenz0: 2][/sup]" calcext:value-type="string">
            <text:p>[b]308. [url=https://www.doomworld.com/forum/topic/92135-deadair-v2/]dead.air[/url][/b] (2016) [sup][[b]4[/b]: HyperLuke: 2, Lorenz0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3] &gt; 0; &quot;[b]&quot; &amp; [Numbers.B323] &amp; &quot;. &quot; &amp; &quot;[url=&quot; &amp; [Numbers.E323] &amp; &quot;]&quot; &amp; [Numbers.D323] &amp; &quot;[/url][/b] (&quot; &amp; [Numbers.F323] &amp; &quot;) [sup][[b]&quot; &amp; [Numbers.C323] &amp; &quot;[/b]: &quot; &amp; [Numbers.H323] &amp; &quot;][/sup]&quot;; &quot;&quot;)" office:value-type="string" office:string-value="[b]308. [url=https://www.doomworld.com/idgames/levels/doom2/d-f/earth]Earth[/url][/b] (1998) [sup][[b]4[/b]: ShoDemo: 3, TheNerdTurtle2: 1][/sup]" calcext:value-type="string">
            <text:p>[b]308. [url=https://www.doomworld.com/idgames/levels/doom2/d-f/earth]Earth[/url][/b] (1998) [sup][[b]4[/b]: ShoDemo: 3, TheNerdTurtle2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4] &gt; 0; &quot;[b]&quot; &amp; [Numbers.B324] &amp; &quot;. &quot; &amp; &quot;[url=&quot; &amp; [Numbers.E324] &amp; &quot;]&quot; &amp; [Numbers.D324] &amp; &quot;[/url][/b] (&quot; &amp; [Numbers.F324] &amp; &quot;) [sup][[b]&quot; &amp; [Numbers.C324] &amp; &quot;[/b]: &quot; &amp; [Numbers.H324] &amp; &quot;][/sup]&quot;; &quot;&quot;)" office:value-type="string" office:string-value="[b]308. [url=https://www.doomworld.com/forum/topic/94601-empyrion_v39-14-udmf-coop-maps-with-single-player-support/]Empyrion[/url][/b] (2017) [sup][[b]4[/b]: Gaia74: 4][/sup]" calcext:value-type="string">
            <text:p>[b]308. [url=https://www.doomworld.com/forum/topic/94601-empyrion_v39-14-udmf-coop-maps-with-single-player-support/]Empyrion[/url][/b] (2017) [sup][[b]4[/b]: Gaia7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5] &gt; 0; &quot;[b]&quot; &amp; [Numbers.B325] &amp; &quot;. &quot; &amp; &quot;[url=&quot; &amp; [Numbers.E325] &amp; &quot;]&quot; &amp; [Numbers.D325] &amp; &quot;[/url][/b] (&quot; &amp; [Numbers.F325] &amp; &quot;) [sup][[b]&quot; &amp; [Numbers.C325] &amp; &quot;[/b]: &quot; &amp; [Numbers.H325] &amp; &quot;][/sup]&quot;; &quot;&quot;)" office:value-type="string" office:string-value="[b]308. [url=https://www.doomworld.com/idgames/levels/doom2/deathmatch/megawads/gothicdm]Gothic DM[/url][/b] (1997) [sup][[b]4[/b]: Soundblock: 1, toxic.rat: 3][/sup]" calcext:value-type="string">
            <text:p>[b]308. [url=https://www.doomworld.com/idgames/levels/doom2/deathmatch/megawads/gothicdm]Gothic DM[/url][/b] (1997) [sup][[b]4[/b]: Soundblock: 1, toxic.ra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6] &gt; 0; &quot;[b]&quot; &amp; [Numbers.B326] &amp; &quot;. &quot; &amp; &quot;[url=&quot; &amp; [Numbers.E326] &amp; &quot;]&quot; &amp; [Numbers.D326] &amp; &quot;[/url][/b] (&quot; &amp; [Numbers.F326] &amp; &quot;) [sup][[b]&quot; &amp; [Numbers.C326] &amp; &quot;[/b]: &quot; &amp; [Numbers.H326] &amp; &quot;][/sup]&quot;; &quot;&quot;)" office:value-type="string" office:string-value="[b]308. [url=https://www.doomworld.com/forum/topic/113414-wip-hellish-rogues-a-new-mappers-first-mapset-feb-15th-2021-near-final-version-available/]Hellish Rogues[/url][/b] (2021) [sup][[b]4[/b]: dei_eldren: 4][/sup]" calcext:value-type="string">
            <text:p>[b]308. [url=https://www.doomworld.com/forum/topic/113414-wip-hellish-rogues-a-new-mappers-first-mapset-feb-15th-2021-near-final-version-available/]Hellish Rogues[/url][/b] (2021) [sup][[b]4[/b]: dei_eldren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7] &gt; 0; &quot;[b]&quot; &amp; [Numbers.B327] &amp; &quot;. &quot; &amp; &quot;[url=&quot; &amp; [Numbers.E327] &amp; &quot;]&quot; &amp; [Numbers.D327] &amp; &quot;[/url][/b] (&quot; &amp; [Numbers.F327] &amp; &quot;) [sup][[b]&quot; &amp; [Numbers.C327] &amp; &quot;[/b]: &quot; &amp; [Numbers.H327] &amp; &quot;][/sup]&quot;; &quot;&quot;)" office:value-type="string" office:string-value="[b]308. [url=https://www.doomworld.com/idgames/levels/doom2/Ports/g-i/impencse]Imp Encounter[/url][/b] (2003) [sup][[b]4[/b]: AnonimVio: 4][/sup]" calcext:value-type="string">
            <text:p>[b]308. [url=https://www.doomworld.com/idgames/levels/doom2/Ports/g-i/impencse]Imp Encounter[/url][/b] (2003) [sup][[b]4[/b]: AnonimVio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8] &gt; 0; &quot;[b]&quot; &amp; [Numbers.B328] &amp; &quot;. &quot; &amp; &quot;[url=&quot; &amp; [Numbers.E328] &amp; &quot;]&quot; &amp; [Numbers.D328] &amp; &quot;[/url][/b] (&quot; &amp; [Numbers.F328] &amp; &quot;) [sup][[b]&quot; &amp; [Numbers.C328] &amp; &quot;[/b]: &quot; &amp; [Numbers.H328] &amp; &quot;][/sup]&quot;; &quot;&quot;)" office:value-type="string" office:string-value="[b]308. [url=https://www.doomworld.com/forum/topic/74792-jiffy-bag-a-speedmap-megawad-rc2-released/]Jiffy Bag[/url][/b] (2015) [sup][[b]4[/b]: TheNerdTurtle2: 4][/sup]" calcext:value-type="string">
            <text:p>[b]308. [url=https://www.doomworld.com/forum/topic/74792-jiffy-bag-a-speedmap-megawad-rc2-released/]Jiffy Bag[/url][/b] (2015) [sup][[b]4[/b]: TheNerdTurtle2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9] &gt; 0; &quot;[b]&quot; &amp; [Numbers.B329] &amp; &quot;. &quot; &amp; &quot;[url=&quot; &amp; [Numbers.E329] &amp; &quot;]&quot; &amp; [Numbers.D329] &amp; &quot;[/url][/b] (&quot; &amp; [Numbers.F329] &amp; &quot;) [sup][[b]&quot; &amp; [Numbers.C329] &amp; &quot;[/b]: &quot; &amp; [Numbers.H329] &amp; &quot;][/sup]&quot;; &quot;&quot;)" office:value-type="string" office:string-value="[b]308. [url=https://www.doomworld.com/idgames/levels/doom2/Ports/j-l/khorus]Khorus[/url][/b] (2012) [sup][[b]4[/b]: NuMetalManiak: 4][/sup]" calcext:value-type="string">
            <text:p>[b]308. [url=https://www.doomworld.com/idgames/levels/doom2/Ports/j-l/khorus]Khorus[/url][/b] (2012) [sup][[b]4[/b]: NuMetalManiak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0] &gt; 0; &quot;[b]&quot; &amp; [Numbers.B330] &amp; &quot;. &quot; &amp; &quot;[url=&quot; &amp; [Numbers.E330] &amp; &quot;]&quot; &amp; [Numbers.D330] &amp; &quot;[/url][/b] (&quot; &amp; [Numbers.F330] &amp; &quot;) [sup][[b]&quot; &amp; [Numbers.C330] &amp; &quot;[/b]: &quot; &amp; [Numbers.H330] &amp; &quot;][/sup]&quot;; &quot;&quot;)" office:value-type="string" office:string-value="[b]308. [url=https://www.doomworld.com/files/file/15671-mapgame/]Mapgame[/url][/b] (2009) [sup][[b]4[/b]: m8f: 4][/sup]" calcext:value-type="string">
            <text:p>[b]308. [url=https://www.doomworld.com/files/file/15671-mapgame/]Mapgame[/url][/b] (2009) [sup][[b]4[/b]: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1] &gt; 0; &quot;[b]&quot; &amp; [Numbers.B331] &amp; &quot;. &quot; &amp; &quot;[url=&quot; &amp; [Numbers.E331] &amp; &quot;]&quot; &amp; [Numbers.D331] &amp; &quot;[/url][/b] (&quot; &amp; [Numbers.F331] &amp; &quot;) [sup][[b]&quot; &amp; [Numbers.C331] &amp; &quot;[/b]: &quot; &amp; [Numbers.H331] &amp; &quot;][/sup]&quot;; &quot;&quot;)" office:value-type="string" office:string-value="[b]308. [url=https://www.doomworld.com/idgames/levels/doom2/Ports/m-o/nfh2]Neighborhood From Hell[/url][/b] (2012) [sup][[b]4[/b]: ax34: 4][/sup]" calcext:value-type="string">
            <text:p>[b]308. [url=https://www.doomworld.com/idgames/levels/doom2/Ports/m-o/nfh2]Neighborhood From Hell[/url][/b] (2012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2] &gt; 0; &quot;[b]&quot; &amp; [Numbers.B332] &amp; &quot;. &quot; &amp; &quot;[url=&quot; &amp; [Numbers.E332] &amp; &quot;]&quot; &amp; [Numbers.D332] &amp; &quot;[/url][/b] (&quot; &amp; [Numbers.F332] &amp; &quot;) [sup][[b]&quot; &amp; [Numbers.C332] &amp; &quot;[/b]: &quot; &amp; [Numbers.H332] &amp; &quot;][/sup]&quot;; &quot;&quot;)" office:value-type="string" office:string-value="[b]308. [url=https://www.doomworld.com/idgames/levels/doom2/m-o/nostromo]Nostromo's Run[/url][/b] (1995) [sup][[b]4[/b]: soner du: 1, Ragu: 3][/sup]" calcext:value-type="string">
            <text:p>[b]308. [url=https://www.doomworld.com/idgames/levels/doom2/m-o/nostromo]Nostromo's Run[/url][/b] (1995) [sup][[b]4[/b]: soner du: 1, Ragu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3] &gt; 0; &quot;[b]&quot; &amp; [Numbers.B333] &amp; &quot;. &quot; &amp; &quot;[url=&quot; &amp; [Numbers.E333] &amp; &quot;]&quot; &amp; [Numbers.D333] &amp; &quot;[/url][/b] (&quot; &amp; [Numbers.F333] &amp; &quot;) [sup][[b]&quot; &amp; [Numbers.C333] &amp; &quot;[/b]: &quot; &amp; [Numbers.H333] &amp; &quot;][/sup]&quot;; &quot;&quot;)" office:value-type="string" office:string-value="[b]308. [url=https://www.doomworld.com/idgames/levels/doom2/Ports/megawads/nova2]Nova II: New Dawn[/url][/b] (2015) [sup][[b]4[/b]: Not Jabba: 3, dylux: 1][/sup]" calcext:value-type="string">
            <text:p>[b]308. [url=https://www.doomworld.com/idgames/levels/doom2/Ports/megawads/nova2]Nova II: New Dawn[/url][/b] (2015) [sup][[b]4[/b]: Not Jabba: 3, dylu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4] &gt; 0; &quot;[b]&quot; &amp; [Numbers.B334] &amp; &quot;. &quot; &amp; &quot;[url=&quot; &amp; [Numbers.E334] &amp; &quot;]&quot; &amp; [Numbers.D334] &amp; &quot;[/url][/b] (&quot; &amp; [Numbers.F334] &amp; &quot;) [sup][[b]&quot; &amp; [Numbers.C334] &amp; &quot;[/b]: &quot; &amp; [Numbers.H334] &amp; &quot;][/sup]&quot;; &quot;&quot;)" office:value-type="string" office:string-value="[b]308. [url=https://doomwiki.org/wiki/Robocop_Doom]Robocop Doom[/url][/b] (2019) [sup][[b]4[/b]: ax34: 4][/sup]" calcext:value-type="string">
            <text:p>[b]308. [url=https://doomwiki.org/wiki/Robocop_Doom]Robocop Doom[/url][/b] (2019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5] &gt; 0; &quot;[b]&quot; &amp; [Numbers.B335] &amp; &quot;. &quot; &amp; &quot;[url=&quot; &amp; [Numbers.E335] &amp; &quot;]&quot; &amp; [Numbers.D335] &amp; &quot;[/url][/b] (&quot; &amp; [Numbers.F335] &amp; &quot;) [sup][[b]&quot; &amp; [Numbers.C335] &amp; &quot;[/b]: &quot; &amp; [Numbers.H335] &amp; &quot;][/sup]&quot;; &quot;&quot;)" office:value-type="string" office:string-value="[b]308. [url=https://www.doomworld.com/idgames/levels/doom2/Ports/s-u/sinedie]Sine Die[/url][/b] (2007) [sup][[b]4[/b]: bLOCKbOYgAMES: 4][/sup]" calcext:value-type="string">
            <text:p>[b]308. [url=https://www.doomworld.com/idgames/levels/doom2/Ports/s-u/sinedie]Sine Die[/url][/b] (2007) [sup][[b]4[/b]: bLOCKbOYgAMES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6] &gt; 0; &quot;[b]&quot; &amp; [Numbers.B336] &amp; &quot;. &quot; &amp; &quot;[url=&quot; &amp; [Numbers.E336] &amp; &quot;]&quot; &amp; [Numbers.D336] &amp; &quot;[/url][/b] (&quot; &amp; [Numbers.F336] &amp; &quot;) [sup][[b]&quot; &amp; [Numbers.C336] &amp; &quot;[/b]: &quot; &amp; [Numbers.H336] &amp; &quot;][/sup]&quot;; &quot;&quot;)" office:value-type="string" office:string-value="[b]308. [url=https://www.doomworld.com/idgames/levels/doom2/Ports/megawads/sf3]Slaughterfest 3[/url][/b] (2018) [sup][[b]4[/b]: Nazgul9: 4][/sup]" calcext:value-type="string">
            <text:p>[b]308. [url=https://www.doomworld.com/idgames/levels/doom2/Ports/megawads/sf3]Slaughterfest 3[/url][/b] (2018) [sup][[b]4[/b]: Nazgul9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7] &gt; 0; &quot;[b]&quot; &amp; [Numbers.B337] &amp; &quot;. &quot; &amp; &quot;[url=&quot; &amp; [Numbers.E337] &amp; &quot;]&quot; &amp; [Numbers.D337] &amp; &quot;[/url][/b] (&quot; &amp; [Numbers.F337] &amp; &quot;) [sup][[b]&quot; &amp; [Numbers.C337] &amp; &quot;[/b]: &quot; &amp; [Numbers.H337] &amp; &quot;][/sup]&quot;; &quot;&quot;)" office:value-type="string" office:string-value="[b]308. [url=https://www.doomworld.com/idgames/levels/doom2/Ports/megawads/doomtrib]The DOOM Tribute Project[/url][/b] (2016) [sup][[b]4[/b]: ax34: 4][/sup]" calcext:value-type="string">
            <text:p>[b]308. [url=https://www.doomworld.com/idgames/levels/doom2/Ports/megawads/doomtrib]The DOOM Tribute Project[/url][/b] (2016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8] &gt; 0; &quot;[b]&quot; &amp; [Numbers.B338] &amp; &quot;. &quot; &amp; &quot;[url=&quot; &amp; [Numbers.E338] &amp; &quot;]&quot; &amp; [Numbers.D338] &amp; &quot;[/url][/b] (&quot; &amp; [Numbers.F338] &amp; &quot;) [sup][[b]&quot; &amp; [Numbers.C338] &amp; &quot;[/b]: &quot; &amp; [Numbers.H338] &amp; &quot;][/sup]&quot;; &quot;&quot;)" office:value-type="string" office:string-value="[b]308. [url=https://www.doomworld.com/idgames/levels/doom/s-u/smb_v102]The Sky May Be[/url][/b] (1997) [sup][[b]4[/b]: AnonimVio: 3, Li'l devil: 1][/sup]" calcext:value-type="string">
            <text:p>[b]308. [url=https://www.doomworld.com/idgames/levels/doom/s-u/smb_v102]The Sky May Be[/url][/b] (1997) [sup][[b]4[/b]: AnonimVio: 3, Li'l devil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9] &gt; 0; &quot;[b]&quot; &amp; [Numbers.B339] &amp; &quot;. &quot; &amp; &quot;[url=&quot; &amp; [Numbers.E339] &amp; &quot;]&quot; &amp; [Numbers.D339] &amp; &quot;[/url][/b] (&quot; &amp; [Numbers.F339] &amp; &quot;) [sup][[b]&quot; &amp; [Numbers.C339] &amp; &quot;[/b]: &quot; &amp; [Numbers.H339] &amp; &quot;][/sup]&quot;; &quot;&quot;)" office:value-type="string" office:string-value="[b]308. [url=https://www.doomworld.com/idgames/levels/doom/megawads/nmdu]The Ultimate NMD [/url][/b] (2009) [sup][[b]4[/b]: eharper256: 4][/sup]" calcext:value-type="string">
            <text:p>[b]308. [url=https://www.doomworld.com/idgames/levels/doom/megawads/nmdu]The Ultimate NMD [/url][/b] (2009) [sup][[b]4[/b]: eharper256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0] &gt; 0; &quot;[b]&quot; &amp; [Numbers.B340] &amp; &quot;. &quot; &amp; &quot;[url=&quot; &amp; [Numbers.E340] &amp; &quot;]&quot; &amp; [Numbers.D340] &amp; &quot;[/url][/b] (&quot; &amp; [Numbers.F340] &amp; &quot;) [sup][[b]&quot; &amp; [Numbers.C340] &amp; &quot;[/b]: &quot; &amp; [Numbers.H340] &amp; &quot;][/sup]&quot;; &quot;&quot;)" office:value-type="string" office:string-value="[b]308. [url=https://zdoom.org/wiki/Town_Infection]Town Infection[/url][/b] (2013) [sup][[b]4[/b]: Dimon12321: 4][/sup]" calcext:value-type="string">
            <text:p>[b]308. [url=https://zdoom.org/wiki/Town_Infection]Town Infection[/url][/b] (2013) [sup][[b]4[/b]: Dimon12321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1] &gt; 0; &quot;[b]&quot; &amp; [Numbers.B341] &amp; &quot;. &quot; &amp; &quot;[url=&quot; &amp; [Numbers.E341] &amp; &quot;]&quot; &amp; [Numbers.D341] &amp; &quot;[/url][/b] (&quot; &amp; [Numbers.F341] &amp; &quot;) [sup][[b]&quot; &amp; [Numbers.C341] &amp; &quot;[/b]: &quot; &amp; [Numbers.H341] &amp; &quot;][/sup]&quot;; &quot;&quot;)" office:value-type="string" office:string-value="[b]308. [url=http://odamex.net/boards/index.php?topic=2246.0]UAC Ultra 2[/url][/b] (2013) [sup][[b]4[/b]: Sky: 4][/sup]" calcext:value-type="string">
            <text:p>[b]308. [url=http://odamex.net/boards/index.php?topic=2246.0]UAC Ultra 2[/url][/b] (2013) [sup][[b]4[/b]: Sky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2] &gt; 0; &quot;[b]&quot; &amp; [Numbers.B342] &amp; &quot;. &quot; &amp; &quot;[url=&quot; &amp; [Numbers.E342] &amp; &quot;]&quot; &amp; [Numbers.D342] &amp; &quot;[/url][/b] (&quot; &amp; [Numbers.F342] &amp; &quot;) [sup][[b]&quot; &amp; [Numbers.C342] &amp; &quot;[/b]: &quot; &amp; [Numbers.H342] &amp; &quot;][/sup]&quot;; &quot;&quot;)" office:value-type="string" office:string-value="[b]308. [url=https://www.doomworld.com/idgames/levels/doom2/Ports/v-z/vrack]Vrack[/url][/b] (2000) [sup][[b]4[/b]: bzzrak: 4][/sup]" calcext:value-type="string">
            <text:p>[b]308. [url=https://www.doomworld.com/idgames/levels/doom2/Ports/v-z/vrack]Vrack[/url][/b] (2000) [sup][[b]4[/b]: bzzrak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3] &gt; 0; &quot;[b]&quot; &amp; [Numbers.B343] &amp; &quot;. &quot; &amp; &quot;[url=&quot; &amp; [Numbers.E343] &amp; &quot;]&quot; &amp; [Numbers.D343] &amp; &quot;[/url][/b] (&quot; &amp; [Numbers.F343] &amp; &quot;) [sup][[b]&quot; &amp; [Numbers.C343] &amp; &quot;[/b]: &quot; &amp; [Numbers.H343] &amp; &quot;][/sup]&quot;; &quot;&quot;)" office:value-type="string" office:string-value="[b]340. [url=https://cloud.mail.ru/public/83f617a62867/1993.WAD]1993[/url][/b] (2014) [sup][[b]3[/b]: Apaul27: 3][/sup]" calcext:value-type="string">
            <text:p>[b]340. [url=https://cloud.mail.ru/public/83f617a62867/1993.WAD]1993[/url][/b] (2014) [sup][[b]3[/b]: Apaul2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4] &gt; 0; &quot;[b]&quot; &amp; [Numbers.B344] &amp; &quot;. &quot; &amp; &quot;[url=&quot; &amp; [Numbers.E344] &amp; &quot;]&quot; &amp; [Numbers.D344] &amp; &quot;[/url][/b] (&quot; &amp; [Numbers.F344] &amp; &quot;) [sup][[b]&quot; &amp; [Numbers.C344] &amp; &quot;[/b]: &quot; &amp; [Numbers.H344] &amp; &quot;][/sup]&quot;; &quot;&quot;)" office:value-type="string" office:string-value="[b]340. [url=https://www.doomworld.com/forum/post/1753652]2castles[/url][/b] (?) [sup][[b]3[/b]: Soundblock: 3][/sup]" calcext:value-type="string">
            <text:p>[b]340. [url=https://www.doomworld.com/forum/post/1753652]2castles[/url][/b] (?) [sup][[b]3[/b]: Soundblock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5] &gt; 0; &quot;[b]&quot; &amp; [Numbers.B345] &amp; &quot;. &quot; &amp; &quot;[url=&quot; &amp; [Numbers.E345] &amp; &quot;]&quot; &amp; [Numbers.D345] &amp; &quot;[/url][/b] (&quot; &amp; [Numbers.F345] &amp; &quot;) [sup][[b]&quot; &amp; [Numbers.C345] &amp; &quot;[/b]: &quot; &amp; [Numbers.H345] &amp; &quot;][/sup]&quot;; &quot;&quot;)" office:value-type="string" office:string-value="[b]340. [url=https://www.doomworld.com/forum/topic/90605-v04-a-boy-and-his-barrel-a-secret-is-revealed/]A Boy and His Barrel[/url][/b] (2016) [sup][[b]3[/b]: Dragonfly: 3][/sup]" calcext:value-type="string">
            <text:p>[b]340. [url=https://www.doomworld.com/forum/topic/90605-v04-a-boy-and-his-barrel-a-secret-is-revealed/]A Boy and His Barrel[/url][/b] (2016) [sup][[b]3[/b]: Dragonfly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6] &gt; 0; &quot;[b]&quot; &amp; [Numbers.B346] &amp; &quot;. &quot; &amp; &quot;[url=&quot; &amp; [Numbers.E346] &amp; &quot;]&quot; &amp; [Numbers.D346] &amp; &quot;[/url][/b] (&quot; &amp; [Numbers.F346] &amp; &quot;) [sup][[b]&quot; &amp; [Numbers.C346] &amp; &quot;[/b]: &quot; &amp; [Numbers.H346] &amp; &quot;][/sup]&quot;; &quot;&quot;)" office:value-type="string" office:string-value="[b]340. [url=https://www.doomworld.com/files/file/18491-absolutely-killed/]Absolutely Killed[/url][/b] (2016) [sup][[b]3[/b]: NoisyVelvet: 3][/sup]" calcext:value-type="string">
            <text:p>[b]340. [url=https://www.doomworld.com/files/file/18491-absolutely-killed/]Absolutely Killed[/url][/b] (2016) [sup][[b]3[/b]: NoisyVelve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7] &gt; 0; &quot;[b]&quot; &amp; [Numbers.B347] &amp; &quot;. &quot; &amp; &quot;[url=&quot; &amp; [Numbers.E347] &amp; &quot;]&quot; &amp; [Numbers.D347] &amp; &quot;[/url][/b] (&quot; &amp; [Numbers.F347] &amp; &quot;) [sup][[b]&quot; &amp; [Numbers.C347] &amp; &quot;[/b]: &quot; &amp; [Numbers.H347] &amp; &quot;][/sup]&quot;; &quot;&quot;)" office:value-type="string" office:string-value="[b]340. [url=https://www.doomworld.com/idgames/levels/doom/Ports/a-c/aaawake]Awakening[/url][/b] (2010) [sup][[b]3[/b]: Graf Zahl: 3][/sup]" calcext:value-type="string">
            <text:p>[b]340. [url=https://www.doomworld.com/idgames/levels/doom/Ports/a-c/aaawake]Awakening[/url][/b] (2010) [sup][[b]3[/b]: Graf Zah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8] &gt; 0; &quot;[b]&quot; &amp; [Numbers.B348] &amp; &quot;. &quot; &amp; &quot;[url=&quot; &amp; [Numbers.E348] &amp; &quot;]&quot; &amp; [Numbers.D348] &amp; &quot;[/url][/b] (&quot; &amp; [Numbers.F348] &amp; &quot;) [sup][[b]&quot; &amp; [Numbers.C348] &amp; &quot;[/b]: &quot; &amp; [Numbers.H348] &amp; &quot;][/sup]&quot;; &quot;&quot;)" office:value-type="string" office:string-value="[b]340. [url=https://www.doomworld.com/idgames/levels/doom2/Ports/a-c/balls]Balls[/url][/b] (2006) [sup][[b]3[/b]: Li'l devil: 3][/sup]" calcext:value-type="string">
            <text:p>[b]340. [url=https://www.doomworld.com/idgames/levels/doom2/Ports/a-c/balls]Balls[/url][/b] (2006) [sup][[b]3[/b]: Li'l devi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9] &gt; 0; &quot;[b]&quot; &amp; [Numbers.B349] &amp; &quot;. &quot; &amp; &quot;[url=&quot; &amp; [Numbers.E349] &amp; &quot;]&quot; &amp; [Numbers.D349] &amp; &quot;[/url][/b] (&quot; &amp; [Numbers.F349] &amp; &quot;) [sup][[b]&quot; &amp; [Numbers.C349] &amp; &quot;[/b]: &quot; &amp; [Numbers.H349] &amp; &quot;][/sup]&quot;; &quot;&quot;)" office:value-type="string" office:string-value="[b]340. [url=https://forum.zdoom.org/viewtopic.php?t=47680#p810207]Batman Doom: Reborn[/url][/b] (2015) [sup][[b]3[/b]: ax34: 3][/sup]" calcext:value-type="string">
            <text:p>[b]340. [url=https://forum.zdoom.org/viewtopic.php?t=47680#p810207]Batman Doom: Reborn[/url][/b] (2015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0] &gt; 0; &quot;[b]&quot; &amp; [Numbers.B350] &amp; &quot;. &quot; &amp; &quot;[url=&quot; &amp; [Numbers.E350] &amp; &quot;]&quot; &amp; [Numbers.D350] &amp; &quot;[/url][/b] (&quot; &amp; [Numbers.F350] &amp; &quot;) [sup][[b]&quot; &amp; [Numbers.C350] &amp; &quot;[/b]: &quot; &amp; [Numbers.H350] &amp; &quot;][/sup]&quot;; &quot;&quot;)" office:value-type="string" office:string-value="[b]340. [url=https://www.doomworld.com/idgames/levels/doom2/Ports/a-c/bermuda]Bermuda Triangle[/url][/b] (1999) [sup][[b]3[/b]: Doomkid: 1, TheGreenZap: 2][/sup]" calcext:value-type="string">
            <text:p>[b]340. [url=https://www.doomworld.com/idgames/levels/doom2/Ports/a-c/bermuda]Bermuda Triangle[/url][/b] (1999) [sup][[b]3[/b]: Doomkid: 1, TheGreenZap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1] &gt; 0; &quot;[b]&quot; &amp; [Numbers.B351] &amp; &quot;. &quot; &amp; &quot;[url=&quot; &amp; [Numbers.E351] &amp; &quot;]&quot; &amp; [Numbers.D351] &amp; &quot;[/url][/b] (&quot; &amp; [Numbers.F351] &amp; &quot;) [sup][[b]&quot; &amp; [Numbers.C351] &amp; &quot;[/b]: &quot; &amp; [Numbers.H351] &amp; &quot;][/sup]&quot;; &quot;&quot;)" office:value-type="string" office:string-value="[b]340. [url=https://www.doomworld.com/idgames/levels/doom2/Ports/a-c/bbv11]Botanic Biosphere[/url][/b] (2014) [sup][[b]3[/b]: Jaromir Bergmann: 3][/sup]" calcext:value-type="string">
            <text:p>[b]340. [url=https://www.doomworld.com/idgames/levels/doom2/Ports/a-c/bbv11]Botanic Biosphere[/url][/b] (2014) [sup][[b]3[/b]: Jaromir Bergman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2] &gt; 0; &quot;[b]&quot; &amp; [Numbers.B352] &amp; &quot;. &quot; &amp; &quot;[url=&quot; &amp; [Numbers.E352] &amp; &quot;]&quot; &amp; [Numbers.D352] &amp; &quot;[/url][/b] (&quot; &amp; [Numbers.F352] &amp; &quot;) [sup][[b]&quot; &amp; [Numbers.C352] &amp; &quot;[/b]: &quot; &amp; [Numbers.H352] &amp; &quot;][/sup]&quot;; &quot;&quot;)" office:value-type="string" office:string-value="[b]340. [url=https://www.doomworld.com/idgames/levels/doom2/a-c/chord1]Chord 1[/url][/b] (1997) [sup][[b]3[/b]: Paul977: 3][/sup]" calcext:value-type="string">
            <text:p>[b]340. [url=https://www.doomworld.com/idgames/levels/doom2/a-c/chord1]Chord 1[/url][/b] (1997) [sup][[b]3[/b]: Paul97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3] &gt; 0; &quot;[b]&quot; &amp; [Numbers.B353] &amp; &quot;. &quot; &amp; &quot;[url=&quot; &amp; [Numbers.E353] &amp; &quot;]&quot; &amp; [Numbers.D353] &amp; &quot;[/url][/b] (&quot; &amp; [Numbers.F353] &amp; &quot;) [sup][[b]&quot; &amp; [Numbers.C353] &amp; &quot;[/b]: &quot; &amp; [Numbers.H353] &amp; &quot;][/sup]&quot;; &quot;&quot;)" office:value-type="string" office:string-value="[b]340. [url=https://www.doomworld.com/idgames/levels/doom2/Ports/a-c/chord3]Chord 3[/url][/b] (2000) [sup][[b]3[/b]: Paul977: 3][/sup]" calcext:value-type="string">
            <text:p>[b]340. [url=https://www.doomworld.com/idgames/levels/doom2/Ports/a-c/chord3]Chord 3[/url][/b] (2000) [sup][[b]3[/b]: Paul97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4] &gt; 0; &quot;[b]&quot; &amp; [Numbers.B354] &amp; &quot;. &quot; &amp; &quot;[url=&quot; &amp; [Numbers.E354] &amp; &quot;]&quot; &amp; [Numbers.D354] &amp; &quot;[/url][/b] (&quot; &amp; [Numbers.F354] &amp; &quot;) [sup][[b]&quot; &amp; [Numbers.C354] &amp; &quot;[/b]: &quot; &amp; [Numbers.H354] &amp; &quot;][/sup]&quot;; &quot;&quot;)" office:value-type="string" office:string-value="[b]340. [url=https://www.doomworld.com/idgames/levels/doom2/a-c/chordg]Chord G[/url][/b] (1999) [sup][[b]3[/b]: Paul977: 3][/sup]" calcext:value-type="string">
            <text:p>[b]340. [url=https://www.doomworld.com/idgames/levels/doom2/a-c/chordg]Chord G[/url][/b] (1999) [sup][[b]3[/b]: Paul97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5] &gt; 0; &quot;[b]&quot; &amp; [Numbers.B355] &amp; &quot;. &quot; &amp; &quot;[url=&quot; &amp; [Numbers.E355] &amp; &quot;]&quot; &amp; [Numbers.D355] &amp; &quot;[/url][/b] (&quot; &amp; [Numbers.F355] &amp; &quot;) [sup][[b]&quot; &amp; [Numbers.C355] &amp; &quot;[/b]: &quot; &amp; [Numbers.H355] &amp; &quot;][/sup]&quot;; &quot;&quot;)" office:value-type="string" office:string-value="[b]340. [url=https://www.doomworld.com/idgames/levels/doom2/Ports/a-c/cityass]City Assault[/url][/b] (2013) [sup][[b]3[/b]: ax34: 3][/sup]" calcext:value-type="string">
            <text:p>[b]340. [url=https://www.doomworld.com/idgames/levels/doom2/Ports/a-c/cityass]City Assault[/url][/b] (2013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6] &gt; 0; &quot;[b]&quot; &amp; [Numbers.B356] &amp; &quot;. &quot; &amp; &quot;[url=&quot; &amp; [Numbers.E356] &amp; &quot;]&quot; &amp; [Numbers.D356] &amp; &quot;[/url][/b] (&quot; &amp; [Numbers.F356] &amp; &quot;) [sup][[b]&quot; &amp; [Numbers.C356] &amp; &quot;[/b]: &quot; &amp; [Numbers.H356] &amp; &quot;][/sup]&quot;; &quot;&quot;)" office:value-type="string" office:string-value="[b]340. [url=https://www.doomworld.com/idgames/levels/doom2/d-f/darkcvnt]Dark Covenant[/url][/b] (1996) [sup][[b]3[/b]: NuMetalManiak: 2, bonnie: 1][/sup]" calcext:value-type="string">
            <text:p>[b]340. [url=https://www.doomworld.com/idgames/levels/doom2/d-f/darkcvnt]Dark Covenant[/url][/b] (1996) [sup][[b]3[/b]: NuMetalManiak: 2, bonni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7] &gt; 0; &quot;[b]&quot; &amp; [Numbers.B357] &amp; &quot;. &quot; &amp; &quot;[url=&quot; &amp; [Numbers.E357] &amp; &quot;]&quot; &amp; [Numbers.D357] &amp; &quot;[/url][/b] (&quot; &amp; [Numbers.F357] &amp; &quot;) [sup][[b]&quot; &amp; [Numbers.C357] &amp; &quot;[/b]: &quot; &amp; [Numbers.H357] &amp; &quot;][/sup]&quot;; &quot;&quot;)" office:value-type="string" office:string-value="[b]340. [url=https://www.doomworld.com/idgames/levels/doom2/d-f/demondrv]DEMON DRIVER!!!![/url][/b] (2006) [sup][[b]3[/b]: smeghammer: 3][/sup]" calcext:value-type="string">
            <text:p>[b]340. [url=https://www.doomworld.com/idgames/levels/doom2/d-f/demondrv]DEMON DRIVER!!!![/url][/b] (2006) [sup][[b]3[/b]: smeghamm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8] &gt; 0; &quot;[b]&quot; &amp; [Numbers.B358] &amp; &quot;. &quot; &amp; &quot;[url=&quot; &amp; [Numbers.E358] &amp; &quot;]&quot; &amp; [Numbers.D358] &amp; &quot;[/url][/b] (&quot; &amp; [Numbers.F358] &amp; &quot;) [sup][[b]&quot; &amp; [Numbers.C358] &amp; &quot;[/b]: &quot; &amp; [Numbers.H358] &amp; &quot;][/sup]&quot;; &quot;&quot;)" office:value-type="string" office:string-value="[b]340. [url=https://www.doomworld.com/idgames/levels/doom2/Ports/d-f/darknes2]Disciples of Darkness[/url][/b] (2017) [sup][[b]3[/b]: Nirvana: 3][/sup]" calcext:value-type="string">
            <text:p>[b]340. [url=https://www.doomworld.com/idgames/levels/doom2/Ports/d-f/darknes2]Disciples of Darkness[/url][/b] (2017) [sup][[b]3[/b]: Nirvana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9] &gt; 0; &quot;[b]&quot; &amp; [Numbers.B359] &amp; &quot;. &quot; &amp; &quot;[url=&quot; &amp; [Numbers.E359] &amp; &quot;]&quot; &amp; [Numbers.D359] &amp; &quot;[/url][/b] (&quot; &amp; [Numbers.F359] &amp; &quot;) [sup][[b]&quot; &amp; [Numbers.C359] &amp; &quot;[/b]: &quot; &amp; [Numbers.H359] &amp; &quot;][/sup]&quot;; &quot;&quot;)" office:value-type="string" office:string-value="[b]340. [url=https://www.doomworld.com/idgames/levels/doom2/Ports/d-f/disjunct]Disjunction[/url][/b] (2017) [sup][[b]3[/b]: Lorenz0: 3][/sup]" calcext:value-type="string">
            <text:p>[b]340. [url=https://www.doomworld.com/idgames/levels/doom2/Ports/d-f/disjunct]Disjunction[/url][/b] (2017) [sup][[b]3[/b]: Lorenz0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0] &gt; 0; &quot;[b]&quot; &amp; [Numbers.B360] &amp; &quot;. &quot; &amp; &quot;[url=&quot; &amp; [Numbers.E360] &amp; &quot;]&quot; &amp; [Numbers.D360] &amp; &quot;[/url][/b] (&quot; &amp; [Numbers.F360] &amp; &quot;) [sup][[b]&quot; &amp; [Numbers.C360] &amp; &quot;[/b]: &quot; &amp; [Numbers.H360] &amp; &quot;][/sup]&quot;; &quot;&quot;)" office:value-type="string" office:string-value="[b]340. [url=https://www.doomworld.com/idgames/levels/doom2/d-f/europe]Europe[/url][/b] (2005) [sup][[b]3[/b]: ax34: 3][/sup]" calcext:value-type="string">
            <text:p>[b]340. [url=https://www.doomworld.com/idgames/levels/doom2/d-f/europe]Europe[/url][/b] (2005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1] &gt; 0; &quot;[b]&quot; &amp; [Numbers.B361] &amp; &quot;. &quot; &amp; &quot;[url=&quot; &amp; [Numbers.E361] &amp; &quot;]&quot; &amp; [Numbers.D361] &amp; &quot;[/url][/b] (&quot; &amp; [Numbers.F361] &amp; &quot;) [sup][[b]&quot; &amp; [Numbers.C361] &amp; &quot;[/b]: &quot; &amp; [Numbers.H361] &amp; &quot;][/sup]&quot;; &quot;&quot;)" office:value-type="string" office:string-value="[b]340. [url=https://www.doomworld.com/idgames/levels/doom2/megawads/fragport]Fragport[/url][/b] (2011) [sup][[b]3[/b]: P41R47: 3][/sup]" calcext:value-type="string">
            <text:p>[b]340. [url=https://www.doomworld.com/idgames/levels/doom2/megawads/fragport]Fragport[/url][/b] (2011) [sup][[b]3[/b]: P41R4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2] &gt; 0; &quot;[b]&quot; &amp; [Numbers.B362] &amp; &quot;. &quot; &amp; &quot;[url=&quot; &amp; [Numbers.E362] &amp; &quot;]&quot; &amp; [Numbers.D362] &amp; &quot;[/url][/b] (&quot; &amp; [Numbers.F362] &amp; &quot;) [sup][[b]&quot; &amp; [Numbers.C362] &amp; &quot;[/b]: &quot; &amp; [Numbers.H362] &amp; &quot;][/sup]&quot;; &quot;&quot;)" office:value-type="string" office:string-value="[b]340. [url=https://forum.zdoom.org/viewtopic.php?f=19&amp;t=13397#p273718]Hell-Forged[/url][/b] (2019) [sup][[b]3[/b]: Woolie Wool: 3][/sup]" calcext:value-type="string">
            <text:p>[b]340. [url=https://forum.zdoom.org/viewtopic.php?f=19&amp;t=13397#p273718]Hell-Forged[/url][/b] (2019) [sup][[b]3[/b]: Woolie Woo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3] &gt; 0; &quot;[b]&quot; &amp; [Numbers.B363] &amp; &quot;. &quot; &amp; &quot;[url=&quot; &amp; [Numbers.E363] &amp; &quot;]&quot; &amp; [Numbers.D363] &amp; &quot;[/url][/b] (&quot; &amp; [Numbers.F363] &amp; &quot;) [sup][[b]&quot; &amp; [Numbers.C363] &amp; &quot;[/b]: &quot; &amp; [Numbers.H363] &amp; &quot;][/sup]&quot;; &quot;&quot;)" office:value-type="string" office:string-value="[b]340. [url=http://xsnake.free.fr/invasion/shots.htm]Invasion UAC[/url][/b] (2005) [sup][[b]3[/b]: Red-XIII: 3][/sup]" calcext:value-type="string">
            <text:p>[b]340. [url=http://xsnake.free.fr/invasion/shots.htm]Invasion UAC[/url][/b] (2005) [sup][[b]3[/b]: Red-XIII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4] &gt; 0; &quot;[b]&quot; &amp; [Numbers.B364] &amp; &quot;. &quot; &amp; &quot;[url=&quot; &amp; [Numbers.E364] &amp; &quot;]&quot; &amp; [Numbers.D364] &amp; &quot;[/url][/b] (&quot; &amp; [Numbers.F364] &amp; &quot;) [sup][[b]&quot; &amp; [Numbers.C364] &amp; &quot;[/b]: &quot; &amp; [Numbers.H364] &amp; &quot;][/sup]&quot;; &quot;&quot;)" office:value-type="string" office:string-value="[b]340. [url=https://www.doomworld.com/idgames/levels/doom2/megawads/kssht]Khorus' Speedy Shit[/url][/b] (2011) [sup][[b]3[/b]: Phobus: 2, whybmonotacrab: 1][/sup]" calcext:value-type="string">
            <text:p>[b]340. [url=https://www.doomworld.com/idgames/levels/doom2/megawads/kssht]Khorus' Speedy Shit[/url][/b] (2011) [sup][[b]3[/b]: Phobus: 2, whybmonotacrab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5] &gt; 0; &quot;[b]&quot; &amp; [Numbers.B365] &amp; &quot;. &quot; &amp; &quot;[url=&quot; &amp; [Numbers.E365] &amp; &quot;]&quot; &amp; [Numbers.D365] &amp; &quot;[/url][/b] (&quot; &amp; [Numbers.F365] &amp; &quot;) [sup][[b]&quot; &amp; [Numbers.C365] &amp; &quot;[/b]: &quot; &amp; [Numbers.H365] &amp; &quot;][/sup]&quot;; &quot;&quot;)" office:value-type="string" office:string-value="[b]340. [url=https://www.doomworld.com/idgames/levels/doom2/Ports/j-l/los]Legacy of Suffering[/url][/b] (2009) [sup][[b]3[/b]: MFG38: 3][/sup]" calcext:value-type="string">
            <text:p>[b]340. [url=https://www.doomworld.com/idgames/levels/doom2/Ports/j-l/los]Legacy of Suffering[/url][/b] (2009) [sup][[b]3[/b]: MFG38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6] &gt; 0; &quot;[b]&quot; &amp; [Numbers.B366] &amp; &quot;. &quot; &amp; &quot;[url=&quot; &amp; [Numbers.E366] &amp; &quot;]&quot; &amp; [Numbers.D366] &amp; &quot;[/url][/b] (&quot; &amp; [Numbers.F366] &amp; &quot;) [sup][[b]&quot; &amp; [Numbers.C366] &amp; &quot;[/b]: &quot; &amp; [Numbers.H366] &amp; &quot;][/sup]&quot;; &quot;&quot;)" office:value-type="string" office:string-value="[b]340. [url=https://www.moddb.com/mods/brutal-doom/addons/brutalized-doom-and-doom-ii]Maps of Chaos[/url][/b] (2013) [sup][[b]3[/b]: I_Punch_Demons: 3][/sup]" calcext:value-type="string">
            <text:p>[b]340. [url=https://www.moddb.com/mods/brutal-doom/addons/brutalized-doom-and-doom-ii]Maps of Chaos[/url][/b] (2013) [sup][[b]3[/b]: I_Punch_Demon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7] &gt; 0; &quot;[b]&quot; &amp; [Numbers.B367] &amp; &quot;. &quot; &amp; &quot;[url=&quot; &amp; [Numbers.E367] &amp; &quot;]&quot; &amp; [Numbers.D367] &amp; &quot;[/url][/b] (&quot; &amp; [Numbers.F367] &amp; &quot;) [sup][[b]&quot; &amp; [Numbers.C367] &amp; &quot;[/b]: &quot; &amp; [Numbers.H367] &amp; &quot;][/sup]&quot;; &quot;&quot;)" office:value-type="string" office:string-value="[b]340. [url=https://zdoom.org/wiki/Marine_Assault]Marine Assault[/url][/b] (2003) [sup][[b]3[/b]: Li'l devil: 3][/sup]" calcext:value-type="string">
            <text:p>[b]340. [url=https://zdoom.org/wiki/Marine_Assault]Marine Assault[/url][/b] (2003) [sup][[b]3[/b]: Li'l devi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8] &gt; 0; &quot;[b]&quot; &amp; [Numbers.B368] &amp; &quot;. &quot; &amp; &quot;[url=&quot; &amp; [Numbers.E368] &amp; &quot;]&quot; &amp; [Numbers.D368] &amp; &quot;[/url][/b] (&quot; &amp; [Numbers.F368] &amp; &quot;) [sup][[b]&quot; &amp; [Numbers.C368] &amp; &quot;[/b]: &quot; &amp; [Numbers.H368] &amp; &quot;][/sup]&quot;; &quot;&quot;)" office:value-type="string" office:string-value="[b]340. [url=https://www.doomworld.com/idgames/levels/doom2/m-o/nilla]Nilla DooM[/url][/b] (2004) [sup][[b]3[/b]: roadworx: 3][/sup]" calcext:value-type="string">
            <text:p>[b]340. [url=https://www.doomworld.com/idgames/levels/doom2/m-o/nilla]Nilla DooM[/url][/b] (2004) [sup][[b]3[/b]: roadworx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9] &gt; 0; &quot;[b]&quot; &amp; [Numbers.B369] &amp; &quot;. &quot; &amp; &quot;[url=&quot; &amp; [Numbers.E369] &amp; &quot;]&quot; &amp; [Numbers.D369] &amp; &quot;[/url][/b] (&quot; &amp; [Numbers.F369] &amp; &quot;) [sup][[b]&quot; &amp; [Numbers.C369] &amp; &quot;[/b]: &quot; &amp; [Numbers.H369] &amp; &quot;][/sup]&quot;; &quot;&quot;)" office:value-type="string" office:string-value="[b]340. [url=https://www.doomworld.com/idgames/levels/doom2/p-r/phobos2]Phobos[/url][/b] (1998) [sup][[b]3[/b]: Jaws In Space: 3][/sup]" calcext:value-type="string">
            <text:p>[b]340. [url=https://www.doomworld.com/idgames/levels/doom2/p-r/phobos2]Phobos[/url][/b] (1998) [sup][[b]3[/b]: Jaws In Space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0] &gt; 0; &quot;[b]&quot; &amp; [Numbers.B370] &amp; &quot;. &quot; &amp; &quot;[url=&quot; &amp; [Numbers.E370] &amp; &quot;]&quot; &amp; [Numbers.D370] &amp; &quot;[/url][/b] (&quot; &amp; [Numbers.F370] &amp; &quot;) [sup][[b]&quot; &amp; [Numbers.C370] &amp; &quot;[/b]: &quot; &amp; [Numbers.H370] &amp; &quot;][/sup]&quot;; &quot;&quot;)" office:value-type="string" office:string-value="[b]340. [url=https://www.doomworld.com/idgames/levels/doom2/Ports/p-r/pleiades]Pleiades[/url][/b] (2000) [sup][[b]3[/b]: ax34: 3][/sup]" calcext:value-type="string">
            <text:p>[b]340. [url=https://www.doomworld.com/idgames/levels/doom2/Ports/p-r/pleiades]Pleiades[/url][/b] (2000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1] &gt; 0; &quot;[b]&quot; &amp; [Numbers.B371] &amp; &quot;. &quot; &amp; &quot;[url=&quot; &amp; [Numbers.E371] &amp; &quot;]&quot; &amp; [Numbers.D371] &amp; &quot;[/url][/b] (&quot; &amp; [Numbers.F371] &amp; &quot;) [sup][[b]&quot; &amp; [Numbers.C371] &amp; &quot;[/b]: &quot; &amp; [Numbers.H371] &amp; &quot;][/sup]&quot;; &quot;&quot;)" office:value-type="string" office:string-value="[b]340. [url=https://www.doomworld.com/idgames/music/plutmidi]Plutonia MIDI Pack[/url][/b] (2013) [sup][[b]3[/b]: Diabolución: 1, DJVCardMaster: 2][/sup]" calcext:value-type="string">
            <text:p>[b]340. [url=https://www.doomworld.com/idgames/music/plutmidi]Plutonia MIDI Pack[/url][/b] (2013) [sup][[b]3[/b]: Diabolución: 1, DJVCardMaster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2] &gt; 0; &quot;[b]&quot; &amp; [Numbers.B372] &amp; &quot;. &quot; &amp; &quot;[url=&quot; &amp; [Numbers.E372] &amp; &quot;]&quot; &amp; [Numbers.D372] &amp; &quot;[/url][/b] (&quot; &amp; [Numbers.F372] &amp; &quot;) [sup][[b]&quot; &amp; [Numbers.C372] &amp; &quot;[/b]: &quot; &amp; [Numbers.H372] &amp; &quot;][/sup]&quot;; &quot;&quot;)" office:value-type="string" office:string-value="[b]340. [url=https://www.elzee.co.nz/rotttc/index.html]Return of the Triad[/url][/b] (2011) [sup][[b]3[/b]: ax34: 3][/sup]" calcext:value-type="string">
            <text:p>[b]340. [url=https://www.elzee.co.nz/rotttc/index.html]Return of the Triad[/url][/b] (2011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3] &gt; 0; &quot;[b]&quot; &amp; [Numbers.B373] &amp; &quot;. &quot; &amp; &quot;[url=&quot; &amp; [Numbers.E373] &amp; &quot;]&quot; &amp; [Numbers.D373] &amp; &quot;[/url][/b] (&quot; &amp; [Numbers.F373] &amp; &quot;) [sup][[b]&quot; &amp; [Numbers.C373] &amp; &quot;[/b]: &quot; &amp; [Numbers.H373] &amp; &quot;][/sup]&quot;; &quot;&quot;)" office:value-type="string" office:string-value="[b]340. [url=https://www.doomworld.com/idgames/levels/doom2/Ports/p-r/rush]Rush[/url][/b] (2014) [sup][[b]3[/b]: Nirvana: 2, I_Punch_Demons: 1][/sup]" calcext:value-type="string">
            <text:p>[b]340. [url=https://www.doomworld.com/idgames/levels/doom2/Ports/p-r/rush]Rush[/url][/b] (2014) [sup][[b]3[/b]: Nirvana: 2, I_Punch_Demon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4] &gt; 0; &quot;[b]&quot; &amp; [Numbers.B374] &amp; &quot;. &quot; &amp; &quot;[url=&quot; &amp; [Numbers.E374] &amp; &quot;]&quot; &amp; [Numbers.D374] &amp; &quot;[/url][/b] (&quot; &amp; [Numbers.F374] &amp; &quot;) [sup][[b]&quot; &amp; [Numbers.C374] &amp; &quot;[/b]: &quot; &amp; [Numbers.H374] &amp; &quot;][/sup]&quot;; &quot;&quot;)" office:value-type="string" office:string-value="[b]340. [url=https://www.doomworld.com/idgames/levels/hexen/s-u/serpent]Serpent: Resurrection[/url][/b] (2010) [sup][[b]3[/b]: TheMightyHeracross: 3][/sup]" calcext:value-type="string">
            <text:p>[b]340. [url=https://www.doomworld.com/idgames/levels/hexen/s-u/serpent]Serpent: Resurrection[/url][/b] (2010) [sup][[b]3[/b]: TheMightyHeracros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5] &gt; 0; &quot;[b]&quot; &amp; [Numbers.B375] &amp; &quot;. &quot; &amp; &quot;[url=&quot; &amp; [Numbers.E375] &amp; &quot;]&quot; &amp; [Numbers.D375] &amp; &quot;[/url][/b] (&quot; &amp; [Numbers.F375] &amp; &quot;) [sup][[b]&quot; &amp; [Numbers.C375] &amp; &quot;[/b]: &quot; &amp; [Numbers.H375] &amp; &quot;][/sup]&quot;; &quot;&quot;)" office:value-type="string" office:string-value="[b]340. [url=https://www.doomworld.com/forum/topic/110956-syringe-v11-now-an-official-addon-oh-snap/]Syringe[/url][/b] (2019) [sup][[b]3[/b]: dosboot: 1, Xeogred: 2][/sup]" calcext:value-type="string">
            <text:p>[b]340. [url=https://www.doomworld.com/forum/topic/110956-syringe-v11-now-an-official-addon-oh-snap/]Syringe[/url][/b] (2019) [sup][[b]3[/b]: dosboot: 1, Xeogre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6] &gt; 0; &quot;[b]&quot; &amp; [Numbers.B376] &amp; &quot;. &quot; &amp; &quot;[url=&quot; &amp; [Numbers.E376] &amp; &quot;]&quot; &amp; [Numbers.D376] &amp; &quot;[/url][/b] (&quot; &amp; [Numbers.F376] &amp; &quot;) [sup][[b]&quot; &amp; [Numbers.C376] &amp; &quot;[/b]: &quot; &amp; [Numbers.H376] &amp; &quot;][/sup]&quot;; &quot;&quot;)" office:value-type="string" office:string-value="[b]340. [url=https://www.doomworld.com/idgames/levels/doom2/Ports/s-u/t3st]T3ST[/url][/b] (2016) [sup][[b]3[/b]: bzzrak: 3][/sup]" calcext:value-type="string">
            <text:p>[b]340. [url=https://www.doomworld.com/idgames/levels/doom2/Ports/s-u/t3st]T3ST[/url][/b] (2016) [sup][[b]3[/b]: bzzrak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7] &gt; 0; &quot;[b]&quot; &amp; [Numbers.B377] &amp; &quot;. &quot; &amp; &quot;[url=&quot; &amp; [Numbers.E377] &amp; &quot;]&quot; &amp; [Numbers.D377] &amp; &quot;[/url][/b] (&quot; &amp; [Numbers.F377] &amp; &quot;) [sup][[b]&quot; &amp; [Numbers.C377] &amp; &quot;[/b]: &quot; &amp; [Numbers.H377] &amp; &quot;][/sup]&quot;; &quot;&quot;)" office:value-type="string" office:string-value="[b]340. [url=https://zdoom.org/wiki/The_Ghoul's_Forest_series]The Ghoul's Forest 3[/url][/b] (2007) [sup][[b]3[/b]: Li'l devil: 3][/sup]" calcext:value-type="string">
            <text:p>[b]340. [url=https://zdoom.org/wiki/The_Ghoul's_Forest_series]The Ghoul's Forest 3[/url][/b] (2007) [sup][[b]3[/b]: Li'l devi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8] &gt; 0; &quot;[b]&quot; &amp; [Numbers.B378] &amp; &quot;. &quot; &amp; &quot;[url=&quot; &amp; [Numbers.E378] &amp; &quot;]&quot; &amp; [Numbers.D378] &amp; &quot;[/url][/b] (&quot; &amp; [Numbers.F378] &amp; &quot;) [sup][[b]&quot; &amp; [Numbers.C378] &amp; &quot;[/b]: &quot; &amp; [Numbers.H378] &amp; &quot;][/sup]&quot;; &quot;&quot;)" office:value-type="string" office:string-value="[b]340. [url=https://doomwiki.org/wiki/The_Lost_Episodes_of_Doom]The Lost Episodes of Doom[/url][/b] (1995) [sup][[b]3[/b]: Diabolución: 3][/sup]" calcext:value-type="string">
            <text:p>[b]340. [url=https://doomwiki.org/wiki/The_Lost_Episodes_of_Doom]The Lost Episodes of Doom[/url][/b] (1995) [sup][[b]3[/b]: Diabolució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9] &gt; 0; &quot;[b]&quot; &amp; [Numbers.B379] &amp; &quot;. &quot; &amp; &quot;[url=&quot; &amp; [Numbers.E379] &amp; &quot;]&quot; &amp; [Numbers.D379] &amp; &quot;[/url][/b] (&quot; &amp; [Numbers.F379] &amp; &quot;) [sup][[b]&quot; &amp; [Numbers.C379] &amp; &quot;[/b]: &quot; &amp; [Numbers.H379] &amp; &quot;][/sup]&quot;; &quot;&quot;)" office:value-type="string" office:string-value="[b]340. [url=https://www.doomworld.com/idgames/levels/doom2/deathmatch/s-u/udm3]Unidoom DM 3[/url][/b] (2004) [sup][[b]3[/b]: Doomkid: 3][/sup]" calcext:value-type="string">
            <text:p>[b]340. [url=https://www.doomworld.com/idgames/levels/doom2/deathmatch/s-u/udm3]Unidoom DM 3[/url][/b] (2004) [sup][[b]3[/b]: Doomkid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0] &gt; 0; &quot;[b]&quot; &amp; [Numbers.B380] &amp; &quot;. &quot; &amp; &quot;[url=&quot; &amp; [Numbers.E380] &amp; &quot;]&quot; &amp; [Numbers.D380] &amp; &quot;[/url][/b] (&quot; &amp; [Numbers.F380] &amp; &quot;) [sup][[b]&quot; &amp; [Numbers.C380] &amp; &quot;[/b]: &quot; &amp; [Numbers.H380] &amp; &quot;][/sup]&quot;; &quot;&quot;)" office:value-type="string" office:string-value="[b]340. [url=https://www.doomworld.com/idgames/levels/doom2/Ports/v-z/vrack2b]Vrack 2[/url][/b] (2001) [sup][[b]3[/b]: smeghammer: 3][/sup]" calcext:value-type="string">
            <text:p>[b]340. [url=https://www.doomworld.com/idgames/levels/doom2/Ports/v-z/vrack2b]Vrack 2[/url][/b] (2001) [sup][[b]3[/b]: smeghamm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1] &gt; 0; &quot;[b]&quot; &amp; [Numbers.B381] &amp; &quot;. &quot; &amp; &quot;[url=&quot; &amp; [Numbers.E381] &amp; &quot;]&quot; &amp; [Numbers.D381] &amp; &quot;[/url][/b] (&quot; &amp; [Numbers.F381] &amp; &quot;) [sup][[b]&quot; &amp; [Numbers.C381] &amp; &quot;[/b]: &quot; &amp; [Numbers.H381] &amp; &quot;][/sup]&quot;; &quot;&quot;)" office:value-type="string" office:string-value="[b]340. [url=https://doomwiki.org/wiki/WOOO_2]WOOO 2[/url][/b] (2014) [sup][[b]3[/b]: lokbustam257: 3][/sup]" calcext:value-type="string">
            <text:p>[b]340. [url=https://doomwiki.org/wiki/WOOO_2]WOOO 2[/url][/b] (2014) [sup][[b]3[/b]: lokbustam25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2] &gt; 0; &quot;[b]&quot; &amp; [Numbers.B382] &amp; &quot;. &quot; &amp; &quot;[url=&quot; &amp; [Numbers.E382] &amp; &quot;]&quot; &amp; [Numbers.D382] &amp; &quot;[/url][/b] (&quot; &amp; [Numbers.F382] &amp; &quot;) [sup][[b]&quot; &amp; [Numbers.C382] &amp; &quot;[/b]: &quot; &amp; [Numbers.H382] &amp; &quot;][/sup]&quot;; &quot;&quot;)" office:value-type="string" office:string-value="[b]379. [url=https://www.doomworld.com/idgames/levels/doom2/megawads/3ha3]3 Heures d'agonie 3[/url][/b] (2017) [sup][[b]2[/b]: Roofi: 2][/sup]" calcext:value-type="string">
            <text:p>[b]379. [url=https://www.doomworld.com/idgames/levels/doom2/megawads/3ha3]3 Heures d'agonie 3[/url][/b] (2017) [sup][[b]2[/b]: Roof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3] &gt; 0; &quot;[b]&quot; &amp; [Numbers.B383] &amp; &quot;. &quot; &amp; &quot;[url=&quot; &amp; [Numbers.E383] &amp; &quot;]&quot; &amp; [Numbers.D383] &amp; &quot;[/url][/b] (&quot; &amp; [Numbers.F383] &amp; &quot;) [sup][[b]&quot; &amp; [Numbers.C383] &amp; &quot;[/b]: &quot; &amp; [Numbers.H383] &amp; &quot;][/sup]&quot;; &quot;&quot;)" office:value-type="string" office:string-value="[b]379. [url=https://www.doomworld.com/idgames/levels/doom2/Ports/0-9/30kmaps]30,000 Levels[/url][/b] (2012) [sup][[b]2[/b]: AnonimVio: 2][/sup]" calcext:value-type="string">
            <text:p>[b]379. [url=https://www.doomworld.com/idgames/levels/doom2/Ports/0-9/30kmaps]30,000 Levels[/url][/b] (2012) [sup][[b]2[/b]: AnonimVi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4] &gt; 0; &quot;[b]&quot; &amp; [Numbers.B384] &amp; &quot;. &quot; &amp; &quot;[url=&quot; &amp; [Numbers.E384] &amp; &quot;]&quot; &amp; [Numbers.D384] &amp; &quot;[/url][/b] (&quot; &amp; [Numbers.F384] &amp; &quot;) [sup][[b]&quot; &amp; [Numbers.C384] &amp; &quot;[/b]: &quot; &amp; [Numbers.H384] &amp; &quot;][/sup]&quot;; &quot;&quot;)" office:value-type="string" office:string-value="[b]379. [url=https://www.doomworld.com/vb/thread/103867]Akeldama[/url][/b] (2020) [sup][[b]2[/b]: Snikle: 2][/sup]" calcext:value-type="string">
            <text:p>[b]379. [url=https://www.doomworld.com/vb/thread/103867]Akeldama[/url][/b] (2020) [sup][[b]2[/b]: Snikle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5] &gt; 0; &quot;[b]&quot; &amp; [Numbers.B385] &amp; &quot;. &quot; &amp; &quot;[url=&quot; &amp; [Numbers.E385] &amp; &quot;]&quot; &amp; [Numbers.D385] &amp; &quot;[/url][/b] (&quot; &amp; [Numbers.F385] &amp; &quot;) [sup][[b]&quot; &amp; [Numbers.C385] &amp; &quot;[/b]: &quot; &amp; [Numbers.H385] &amp; &quot;][/sup]&quot;; &quot;&quot;)" office:value-type="string" office:string-value="[b]379. [url=https://www.doomworld.com/idgames/levels/doom2/Ports/s-u/tcotd]City of the Damned[/url][/b] (2004) [sup][[b]2[/b]: HUNdebLeonidasX: 2][/sup]" calcext:value-type="string">
            <text:p>[b]379. [url=https://www.doomworld.com/idgames/levels/doom2/Ports/s-u/tcotd]City of the Damned[/url][/b] (2004) [sup][[b]2[/b]: HUNdebLeonidasX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6] &gt; 0; &quot;[b]&quot; &amp; [Numbers.B386] &amp; &quot;. &quot; &amp; &quot;[url=&quot; &amp; [Numbers.E386] &amp; &quot;]&quot; &amp; [Numbers.D386] &amp; &quot;[/url][/b] (&quot; &amp; [Numbers.F386] &amp; &quot;) [sup][[b]&quot; &amp; [Numbers.C386] &amp; &quot;[/b]: &quot; &amp; [Numbers.H386] &amp; &quot;][/sup]&quot;; &quot;&quot;)" office:value-type="string" office:string-value="[b]379. [url=https://www.doomworld.com/idgames/levels/doom2/megawads/d2reload]Doom 2 Reloaded[/url][/b] (2009) [sup][[b]2[/b]: Odal: 2][/sup]" calcext:value-type="string">
            <text:p>[b]379. [url=https://www.doomworld.com/idgames/levels/doom2/megawads/d2reload]Doom 2 Reloaded[/url][/b] (2009) [sup][[b]2[/b]: Odal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7] &gt; 0; &quot;[b]&quot; &amp; [Numbers.B387] &amp; &quot;. &quot; &amp; &quot;[url=&quot; &amp; [Numbers.E387] &amp; &quot;]&quot; &amp; [Numbers.D387] &amp; &quot;[/url][/b] (&quot; &amp; [Numbers.F387] &amp; &quot;) [sup][[b]&quot; &amp; [Numbers.C387] &amp; &quot;[/b]: &quot; &amp; [Numbers.H387] &amp; &quot;][/sup]&quot;; &quot;&quot;)" office:value-type="string" office:string-value="[b]379. [url=https://doomwiki.org/wiki/Doom_II]Doom II: Hell on Earth[/url][/b] (1994) [sup][[b]2[/b]: Fadri: 2][/sup]" calcext:value-type="string">
            <text:p>[b]379. [url=https://doomwiki.org/wiki/Doom_II]Doom II: Hell on Earth[/url][/b] (1994) [sup][[b]2[/b]: Fadr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8] &gt; 0; &quot;[b]&quot; &amp; [Numbers.B388] &amp; &quot;. &quot; &amp; &quot;[url=&quot; &amp; [Numbers.E388] &amp; &quot;]&quot; &amp; [Numbers.D388] &amp; &quot;[/url][/b] (&quot; &amp; [Numbers.F388] &amp; &quot;) [sup][[b]&quot; &amp; [Numbers.C388] &amp; &quot;[/b]: &quot; &amp; [Numbers.H388] &amp; &quot;][/sup]&quot;; &quot;&quot;)" office:value-type="string" office:string-value="[b]379. [url=https://www.doomworld.com/idgames/levels/heretic/Ports/curse]Heretic - Curse of D'sparil[/url][/b] (2010) [sup][[b]2[/b]: JudgeDeadd: 2][/sup]" calcext:value-type="string">
            <text:p>[b]379. [url=https://www.doomworld.com/idgames/levels/heretic/Ports/curse]Heretic - Curse of D'sparil[/url][/b] (2010) [sup][[b]2[/b]: JudgeDead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9] &gt; 0; &quot;[b]&quot; &amp; [Numbers.B389] &amp; &quot;. &quot; &amp; &quot;[url=&quot; &amp; [Numbers.E389] &amp; &quot;]&quot; &amp; [Numbers.D389] &amp; &quot;[/url][/b] (&quot; &amp; [Numbers.F389] &amp; &quot;) [sup][[b]&quot; &amp; [Numbers.C389] &amp; &quot;[/b]: &quot; &amp; [Numbers.H389] &amp; &quot;][/sup]&quot;; &quot;&quot;)" office:value-type="string" office:string-value="[b]379. [url=https://www.doomworld.com/files/file/18802-ice-rage/]Ice Rage[/url][/b] (2017) [sup][[b]2[/b]: Chamelenoel: 2][/sup]" calcext:value-type="string">
            <text:p>[b]379. [url=https://www.doomworld.com/files/file/18802-ice-rage/]Ice Rage[/url][/b] (2017) [sup][[b]2[/b]: Chamelenoel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0] &gt; 0; &quot;[b]&quot; &amp; [Numbers.B390] &amp; &quot;. &quot; &amp; &quot;[url=&quot; &amp; [Numbers.E390] &amp; &quot;]&quot; &amp; [Numbers.D390] &amp; &quot;[/url][/b] (&quot; &amp; [Numbers.F390] &amp; &quot;) [sup][[b]&quot; &amp; [Numbers.C390] &amp; &quot;[/b]: &quot; &amp; [Numbers.H390] &amp; &quot;][/sup]&quot;; &quot;&quot;)" office:value-type="string" office:string-value="[b]379. [url=https://www.doomworld.com/idgames/levels/doom2/Ports/d-f/dmdjm01]Jagermorder: Chemical Lab[/url][/b] (1999) [sup][[b]2[/b]: Soundblock: 2][/sup]" calcext:value-type="string">
            <text:p>[b]379. [url=https://www.doomworld.com/idgames/levels/doom2/Ports/d-f/dmdjm01]Jagermorder: Chemical Lab[/url][/b] (1999) [sup][[b]2[/b]: Soundblock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1] &gt; 0; &quot;[b]&quot; &amp; [Numbers.B391] &amp; &quot;. &quot; &amp; &quot;[url=&quot; &amp; [Numbers.E391] &amp; &quot;]&quot; &amp; [Numbers.D391] &amp; &quot;[/url][/b] (&quot; &amp; [Numbers.F391] &amp; &quot;) [sup][[b]&quot; &amp; [Numbers.C391] &amp; &quot;[/b]: &quot; &amp; [Numbers.H391] &amp; &quot;][/sup]&quot;; &quot;&quot;)" office:value-type="string" office:string-value="[b]379. [url=https://www.doomworld.com/idgames/levels/doom2/a-c/bldnight]One Bloody Night[/url][/b] (2002) [sup][[b]2[/b]: WH-Wilou84: 1, T-Rex: 1][/sup]" calcext:value-type="string">
            <text:p>[b]379. [url=https://www.doomworld.com/idgames/levels/doom2/a-c/bldnight]One Bloody Night[/url][/b] (2002) [sup][[b]2[/b]: WH-Wilou84: 1, T-Re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2] &gt; 0; &quot;[b]&quot; &amp; [Numbers.B392] &amp; &quot;. &quot; &amp; &quot;[url=&quot; &amp; [Numbers.E392] &amp; &quot;]&quot; &amp; [Numbers.D392] &amp; &quot;[/url][/b] (&quot; &amp; [Numbers.F392] &amp; &quot;) [sup][[b]&quot; &amp; [Numbers.C392] &amp; &quot;[/b]: &quot; &amp; [Numbers.H392] &amp; &quot;][/sup]&quot;; &quot;&quot;)" office:value-type="string" office:string-value="[b]379. [url=https://www.wad-archive.com/wad/be21919b261d404e694dd19e88bfaea2]Rocket Space Jumping[/url][/b] (2007) [sup][[b]2[/b]: Red-XIII: 2][/sup]" calcext:value-type="string">
            <text:p>[b]379. [url=https://www.wad-archive.com/wad/be21919b261d404e694dd19e88bfaea2]Rocket Space Jumping[/url][/b] (2007) [sup][[b]2[/b]: Red-XII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3] &gt; 0; &quot;[b]&quot; &amp; [Numbers.B393] &amp; &quot;. &quot; &amp; &quot;[url=&quot; &amp; [Numbers.E393] &amp; &quot;]&quot; &amp; [Numbers.D393] &amp; &quot;[/url][/b] (&quot; &amp; [Numbers.F393] &amp; &quot;) [sup][[b]&quot; &amp; [Numbers.C393] &amp; &quot;[/b]: &quot; &amp; [Numbers.H393] &amp; &quot;][/sup]&quot;; &quot;&quot;)" office:value-type="string" office:string-value="[b]379. [url=https://www.doomworld.com/idgames/levels/doom2/0-9/666]Sector 666[/url][/b] (1998) [sup][[b]2[/b]: bzzrak: 2][/sup]" calcext:value-type="string">
            <text:p>[b]379. [url=https://www.doomworld.com/idgames/levels/doom2/0-9/666]Sector 666[/url][/b] (1998) [sup][[b]2[/b]: bzzrak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4] &gt; 0; &quot;[b]&quot; &amp; [Numbers.B394] &amp; &quot;. &quot; &amp; &quot;[url=&quot; &amp; [Numbers.E394] &amp; &quot;]&quot; &amp; [Numbers.D394] &amp; &quot;[/url][/b] (&quot; &amp; [Numbers.F394] &amp; &quot;) [sup][[b]&quot; &amp; [Numbers.C394] &amp; &quot;[/b]: &quot; &amp; [Numbers.H394] &amp; &quot;][/sup]&quot;; &quot;&quot;)" office:value-type="string" office:string-value="[b]379. [url=https://www.doomworld.com/idgames/levels/doom2/Ports/megawads/mayhem17]Super MAYhem 17[/url][/b] (2017) [sup][[b]2[/b]: Octillion: 2][/sup]" calcext:value-type="string">
            <text:p>[b]379. [url=https://www.doomworld.com/idgames/levels/doom2/Ports/megawads/mayhem17]Super MAYhem 17[/url][/b] (2017) [sup][[b]2[/b]: Octillio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5] &gt; 0; &quot;[b]&quot; &amp; [Numbers.B395] &amp; &quot;. &quot; &amp; &quot;[url=&quot; &amp; [Numbers.E395] &amp; &quot;]&quot; &amp; [Numbers.D395] &amp; &quot;[/url][/b] (&quot; &amp; [Numbers.F395] &amp; &quot;) [sup][[b]&quot; &amp; [Numbers.C395] &amp; &quot;[/b]: &quot; &amp; [Numbers.H395] &amp; &quot;][/sup]&quot;; &quot;&quot;)" office:value-type="string" office:string-value="[b]379. [url=https://doomwiki.org/wiki/Super_Sonic_Doom]Super Sonic Doom[/url][/b] (2004) [sup][[b]2[/b]: TJG1289: 2][/sup]" calcext:value-type="string">
            <text:p>[b]379. [url=https://doomwiki.org/wiki/Super_Sonic_Doom]Super Sonic Doom[/url][/b] (2004) [sup][[b]2[/b]: TJG1289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6] &gt; 0; &quot;[b]&quot; &amp; [Numbers.B396] &amp; &quot;. &quot; &amp; &quot;[url=&quot; &amp; [Numbers.E396] &amp; &quot;]&quot; &amp; [Numbers.D396] &amp; &quot;[/url][/b] (&quot; &amp; [Numbers.F396] &amp; &quot;) [sup][[b]&quot; &amp; [Numbers.C396] &amp; &quot;[/b]: &quot; &amp; [Numbers.H396] &amp; &quot;][/sup]&quot;; &quot;&quot;)" office:value-type="string" office:string-value="[b]379. [url=https://www.doomworld.com/idgames/levels/doom2/a-c/aboosysv]System Vices[/url][/b] (1996) [sup][[b]2[/b]: Grazza: 2][/sup]" calcext:value-type="string">
            <text:p>[b]379. [url=https://www.doomworld.com/idgames/levels/doom2/a-c/aboosysv]System Vices[/url][/b] (1996) [sup][[b]2[/b]: Grazza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7] &gt; 0; &quot;[b]&quot; &amp; [Numbers.B397] &amp; &quot;. &quot; &amp; &quot;[url=&quot; &amp; [Numbers.E397] &amp; &quot;]&quot; &amp; [Numbers.D397] &amp; &quot;[/url][/b] (&quot; &amp; [Numbers.F397] &amp; &quot;) [sup][[b]&quot; &amp; [Numbers.C397] &amp; &quot;[/b]: &quot; &amp; [Numbers.H397] &amp; &quot;][/sup]&quot;; &quot;&quot;)" office:value-type="string" office:string-value="[b]379. [url=https://www.doomworld.com/idgames/themes/university/trinity2]The Unholy Trinity[/url][/b] (1994) [sup][[b]2[/b]: Soundblock: 2][/sup]" calcext:value-type="string">
            <text:p>[b]379. [url=https://www.doomworld.com/idgames/themes/university/trinity2]The Unholy Trinity[/url][/b] (1994) [sup][[b]2[/b]: Soundblock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8] &gt; 0; &quot;[b]&quot; &amp; [Numbers.B398] &amp; &quot;. &quot; &amp; &quot;[url=&quot; &amp; [Numbers.E398] &amp; &quot;]&quot; &amp; [Numbers.D398] &amp; &quot;[/url][/b] (&quot; &amp; [Numbers.F398] &amp; &quot;) [sup][[b]&quot; &amp; [Numbers.C398] &amp; &quot;[/b]: &quot; &amp; [Numbers.H398] &amp; &quot;][/sup]&quot;; &quot;&quot;)" office:value-type="string" office:string-value="[b]379. [url=https://www.doomworld.com/idgames/levels/doom2/Ports/v-z/watrsp]Water Spirit[/url][/b] (2017) [sup][[b]2[/b]: northivanastan: 2][/sup]" calcext:value-type="string">
            <text:p>[b]379. [url=https://www.doomworld.com/idgames/levels/doom2/Ports/v-z/watrsp]Water Spirit[/url][/b] (2017) [sup][[b]2[/b]: northivanasta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9] &gt; 0; &quot;[b]&quot; &amp; [Numbers.B399] &amp; &quot;. &quot; &amp; &quot;[url=&quot; &amp; [Numbers.E399] &amp; &quot;]&quot; &amp; [Numbers.D399] &amp; &quot;[/url][/b] (&quot; &amp; [Numbers.F399] &amp; &quot;) [sup][[b]&quot; &amp; [Numbers.C399] &amp; &quot;[/b]: &quot; &amp; [Numbers.H399] &amp; &quot;][/sup]&quot;; &quot;&quot;)" office:value-type="string" office:string-value="[b]396. [url=https://www.doomworld.com/idgames/levels/doom2/Ports/s-u/seasons]4 Seasons of Doom[/url][/b] (2018) [sup][[b]1[/b]: vdgg: 1][/sup]" calcext:value-type="string">
            <text:p>[b]396. [url=https://www.doomworld.com/idgames/levels/doom2/Ports/s-u/seasons]4 Seasons of Doom[/url][/b] (2018) [sup][[b]1[/b]: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0] &gt; 0; &quot;[b]&quot; &amp; [Numbers.B400] &amp; &quot;. &quot; &amp; &quot;[url=&quot; &amp; [Numbers.E400] &amp; &quot;]&quot; &amp; [Numbers.D400] &amp; &quot;[/url][/b] (&quot; &amp; [Numbers.F400] &amp; &quot;) [sup][[b]&quot; &amp; [Numbers.C400] &amp; &quot;[/b]: &quot; &amp; [Numbers.H400] &amp; &quot;][/sup]&quot;; &quot;&quot;)" office:value-type="string" office:string-value="[b]396. [url=https://doomwiki.org/wiki/5till_L1_Complex]5till L1 Complex[/url][/b] (2012) [sup][[b]1[/b]: Li'l devil: 1][/sup]" calcext:value-type="string">
            <text:p>[b]396. [url=https://doomwiki.org/wiki/5till_L1_Complex]5till L1 Complex[/url][/b] (2012) [sup][[b]1[/b]: Li'l devil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1] &gt; 0; &quot;[b]&quot; &amp; [Numbers.B401] &amp; &quot;. &quot; &amp; &quot;[url=&quot; &amp; [Numbers.E401] &amp; &quot;]&quot; &amp; [Numbers.D401] &amp; &quot;[/url][/b] (&quot; &amp; [Numbers.F401] &amp; &quot;) [sup][[b]&quot; &amp; [Numbers.C401] &amp; &quot;[/b]: &quot; &amp; [Numbers.H401] &amp; &quot;][/sup]&quot;; &quot;&quot;)" office:value-type="string" office:string-value="[b]396. [url=https://www.doomworld.com/idgames/levels/doom2/Ports/a-c/aeternum]Aeternum[/url][/b] (2007) [sup][[b]1[/b]: 42PercentHealth: 1][/sup]" calcext:value-type="string">
            <text:p>[b]396. [url=https://www.doomworld.com/idgames/levels/doom2/Ports/a-c/aeternum]Aeternum[/url][/b] (2007) [sup][[b]1[/b]: 42PercentHealth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2] &gt; 0; &quot;[b]&quot; &amp; [Numbers.B402] &amp; &quot;. &quot; &amp; &quot;[url=&quot; &amp; [Numbers.E402] &amp; &quot;]&quot; &amp; [Numbers.D402] &amp; &quot;[/url][/b] (&quot; &amp; [Numbers.F402] &amp; &quot;) [sup][[b]&quot; &amp; [Numbers.C402] &amp; &quot;[/b]: &quot; &amp; [Numbers.H402] &amp; &quot;][/sup]&quot;; &quot;&quot;)" office:value-type="string" office:string-value="[b]396. [url=https://www.doomworld.com/idgames/levels/doom2/Ports/a-c/crfe_p1]Can't Run From Evil [/url][/b] (2012) [sup][[b]1[/b]: vdgg: 1][/sup]" calcext:value-type="string">
            <text:p>[b]396. [url=https://www.doomworld.com/idgames/levels/doom2/Ports/a-c/crfe_p1]Can't Run From Evil [/url][/b] (2012) [sup][[b]1[/b]: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3] &gt; 0; &quot;[b]&quot; &amp; [Numbers.B403] &amp; &quot;. &quot; &amp; &quot;[url=&quot; &amp; [Numbers.E403] &amp; &quot;]&quot; &amp; [Numbers.D403] &amp; &quot;[/url][/b] (&quot; &amp; [Numbers.F403] &amp; &quot;) [sup][[b]&quot; &amp; [Numbers.C403] &amp; &quot;[/b]: &quot; &amp; [Numbers.H403] &amp; &quot;][/sup]&quot;; &quot;&quot;)" office:value-type="string" office:string-value="[b]396. [url=https://www.doomworld.com/idgames/levels/doom2/Ports/a-c/coecits]Castle of Eternal Carrot in the Sky[/url][/b] (2001) [sup][[b]1[/b]: Jaws In Space: 1][/sup]" calcext:value-type="string">
            <text:p>[b]396. [url=https://www.doomworld.com/idgames/levels/doom2/Ports/a-c/coecits]Castle of Eternal Carrot in the Sky[/url][/b] (2001) [sup][[b]1[/b]: Jaws In Spac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4] &gt; 0; &quot;[b]&quot; &amp; [Numbers.B404] &amp; &quot;. &quot; &amp; &quot;[url=&quot; &amp; [Numbers.E404] &amp; &quot;]&quot; &amp; [Numbers.D404] &amp; &quot;[/url][/b] (&quot; &amp; [Numbers.F404] &amp; &quot;) [sup][[b]&quot; &amp; [Numbers.C404] &amp; &quot;[/b]: &quot; &amp; [Numbers.H404] &amp; &quot;][/sup]&quot;; &quot;&quot;)" office:value-type="string" office:string-value="[b]396. [url=https://www.doomworld.com/idgames/levels/doom/a-c/cleim10]Cleimos[/url][/b] (1994) [sup][[b]1[/b]: Soundblock: 1][/sup]" calcext:value-type="string">
            <text:p>[b]396. [url=https://www.doomworld.com/idgames/levels/doom/a-c/cleim10]Cleimos[/url][/b] (1994) [sup][[b]1[/b]: Soundbloc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5] &gt; 0; &quot;[b]&quot; &amp; [Numbers.B405] &amp; &quot;. &quot; &amp; &quot;[url=&quot; &amp; ['Old Mentions'.B3] &amp; &quot;]&quot; &amp; ['Old Mentions'.A3] &amp; &quot;[/url][/b] (&quot; &amp; ['Old Mentions'.C3] &amp; &quot;) [sup][[b]&quot; &amp; [Numbers.C405] &amp; &quot;[/b]: &quot; &amp; [Numbers.H405] &amp; &quot;][/sup]&quot;; &quot;&quot;)" office:value-type="string" office:string-value="[b]396. [url=https://www.doomworld.com/forum/topic/98296-dark-universe-wad-released/]Dark Universe[/url][/b] (2018) [sup][[b]1[/b]: WH-Wilou84: 1][/sup]" calcext:value-type="string">
            <text:p>[b]396. [url=https://www.doomworld.com/forum/topic/98296-dark-universe-wad-released/]Dark Universe[/url][/b] (2018) [sup][[b]1[/b]: WH-Wilou84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6] &gt; 0; &quot;[b]&quot; &amp; [Numbers.B406] &amp; &quot;. &quot; &amp; &quot;[url=&quot; &amp; [Numbers.E406] &amp; &quot;]&quot; &amp; [Numbers.D406] &amp; &quot;[/url][/b] (&quot; &amp; [Numbers.F406] &amp; &quot;) [sup][[b]&quot; &amp; [Numbers.C406] &amp; &quot;[/b]: &quot; &amp; [Numbers.H406] &amp; &quot;][/sup]&quot;; &quot;&quot;)" office:value-type="string" office:string-value="[b]396. [url=https://doomwiki.org/wiki/Congestion:_64]Congestion: 64[/url][/b] (2005) [sup][[b]1[/b]: Li'l devil: 1][/sup]" calcext:value-type="string">
            <text:p>[b]396. [url=https://doomwiki.org/wiki/Congestion:_64]Congestion: 64[/url][/b] (2005) [sup][[b]1[/b]: Li'l devil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7] &gt; 0; &quot;[b]&quot; &amp; [Numbers.B407] &amp; &quot;. &quot; &amp; &quot;[url=&quot; &amp; [Numbers.E407] &amp; &quot;]&quot; &amp; [Numbers.D407] &amp; &quot;[/url][/b] (&quot; &amp; [Numbers.F407] &amp; &quot;) [sup][[b]&quot; &amp; [Numbers.C407] &amp; &quot;[/b]: &quot; &amp; [Numbers.H407] &amp; &quot;][/sup]&quot;; &quot;&quot;)" office:value-type="string" office:string-value="[b]396. [url=https://www.doomworld.com/idgames/levels/doom/a-c/acheron]Crossing Acheron[/url][/b] (1994) [sup][[b]1[/b]: joepallai: 1][/sup]" calcext:value-type="string">
            <text:p>[b]396. [url=https://www.doomworld.com/idgames/levels/doom/a-c/acheron]Crossing Acheron[/url][/b] (1994) [sup][[b]1[/b]: joepalla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8] &gt; 0; &quot;[b]&quot; &amp; [Numbers.B408] &amp; &quot;. &quot; &amp; &quot;[url=&quot; &amp; ['Old Mentions'.B4] &amp; &quot;]&quot; &amp; ['Old Mentions'.A4] &amp; &quot;[/url][/b] (&quot; &amp; ['Old Mentions'.C4] &amp; &quot;) [sup][[b]&quot; &amp; [Numbers.C408] &amp; &quot;[/b]: &quot; &amp; [Numbers.H408] &amp; &quot;][/sup]&quot;; &quot;&quot;)" office:value-type="string" office:string-value="[b]396. [url=https://www.doomworld.com/idgames/levels/doom2/Ports/d-f/frozent]Frozen Time[/url][/b] (2012) [sup][[b]1[/b]: Philnemba: 1][/sup]" calcext:value-type="string">
            <text:p>[b]396. [url=https://www.doomworld.com/idgames/levels/doom2/Ports/d-f/frozent]Frozen Time[/url][/b] (2012) [sup][[b]1[/b]: Philnemba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9] &gt; 0; &quot;[b]&quot; &amp; [Numbers.B409] &amp; &quot;. &quot; &amp; &quot;[url=&quot; &amp; [Numbers.E409] &amp; &quot;]&quot; &amp; [Numbers.D409] &amp; &quot;[/url][/b] (&quot; &amp; [Numbers.F409] &amp; &quot;) [sup][[b]&quot; &amp; [Numbers.C409] &amp; &quot;[/b]: &quot; &amp; [Numbers.H409] &amp; &quot;][/sup]&quot;; &quot;&quot;)" office:value-type="string" office:string-value="[b]396. [url=https://doomwiki.org/wiki/Demonastery]Demonastery[/url][/b] (2018) [sup][[b]1[/b]: VanaheimRanger: 1][/sup]" calcext:value-type="string">
            <text:p>[b]396. [url=https://doomwiki.org/wiki/Demonastery]Demonastery[/url][/b] (2018) [sup][[b]1[/b]: VanaheimRanger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0] &gt; 0; &quot;[b]&quot; &amp; [Numbers.B410] &amp; &quot;. &quot; &amp; &quot;[url=&quot; &amp; [Numbers.E410] &amp; &quot;]&quot; &amp; [Numbers.D410] &amp; &quot;[/url][/b] (&quot; &amp; [Numbers.F410] &amp; &quot;) [sup][[b]&quot; &amp; [Numbers.C410] &amp; &quot;[/b]: &quot; &amp; [Numbers.H410] &amp; &quot;][/sup]&quot;; &quot;&quot;)" office:value-type="string" office:string-value="[b]396. [url=https://doomwiki.org/wiki/Doom_the_Way_id_Did]dtwidmus.wad﻿[/url][/b] (2011) [sup][[b]1[/b]: Diabolución: 1][/sup]" calcext:value-type="string">
            <text:p>[b]396. [url=https://doomwiki.org/wiki/Doom_the_Way_id_Did]dtwidmus.wad﻿[/url][/b] (2011) [sup][[b]1[/b]: Diabolución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1] &gt; 0; &quot;[b]&quot; &amp; [Numbers.B411] &amp; &quot;. &quot; &amp; &quot;[url=&quot; &amp; [Numbers.E411] &amp; &quot;]&quot; &amp; [Numbers.D411] &amp; &quot;[/url][/b] (&quot; &amp; [Numbers.F411] &amp; &quot;) [sup][[b]&quot; &amp; [Numbers.C411] &amp; &quot;[/b]: &quot; &amp; [Numbers.H411] &amp; &quot;][/sup]&quot;; &quot;&quot;)" office:value-type="string" office:string-value="[b]396. [url=https://www.doomworld.com/idgames/levels/doom/d-f/eternity]Eternity[/url][/b] (1994) [sup][[b]1[/b]: bonnie: 1][/sup]" calcext:value-type="string">
            <text:p>[b]396. [url=https://www.doomworld.com/idgames/levels/doom/d-f/eternity]Eternity[/url][/b] (1994) [sup][[b]1[/b]: bonni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2] &gt; 0; &quot;[b]&quot; &amp; [Numbers.B412] &amp; &quot;. &quot; &amp; &quot;[url=&quot; &amp; [Numbers.E412] &amp; &quot;]&quot; &amp; [Numbers.D412] &amp; &quot;[/url][/b] (&quot; &amp; [Numbers.F412] &amp; &quot;) [sup][[b]&quot; &amp; [Numbers.C412] &amp; &quot;[/b]: &quot; &amp; [Numbers.H412] &amp; &quot;][/sup]&quot;; &quot;&quot;)" office:value-type="string" office:string-value="[b]396. [url=https://www.doomworld.com/forum/topic/101755-exomoon-megawad-directors-cut-release/]Exomoon[/url][/b] (2017) [sup][[b]1[/b]: Lorenz0: 1][/sup]" calcext:value-type="string">
            <text:p>[b]396. [url=https://www.doomworld.com/forum/topic/101755-exomoon-megawad-directors-cut-release/]Exomoon[/url][/b] (2017) [sup][[b]1[/b]: Lorenz0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3] &gt; 0; &quot;[b]&quot; &amp; [Numbers.B413] &amp; &quot;. &quot; &amp; &quot;[url=&quot; &amp; [Numbers.E413] &amp; &quot;]&quot; &amp; [Numbers.D413] &amp; &quot;[/url][/b] (&quot; &amp; [Numbers.F413] &amp; &quot;) [sup][[b]&quot; &amp; [Numbers.C413] &amp; &quot;[/b]: &quot; &amp; [Numbers.H413] &amp; &quot;][/sup]&quot;; &quot;&quot;)" office:value-type="string" office:string-value="[b]396. [url=https://www.doomworld.com/idgames/levels/doom/d-f/extremal]Extremal Doom[/url][/b] (2006) [sup][[b]1[/b]: Grazza: 1][/sup]" calcext:value-type="string">
            <text:p>[b]396. [url=https://www.doomworld.com/idgames/levels/doom/d-f/extremal]Extremal Doom[/url][/b] (2006) [sup][[b]1[/b]: Grazza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4] &gt; 0; &quot;[b]&quot; &amp; [Numbers.B414] &amp; &quot;. &quot; &amp; &quot;[url=&quot; &amp; [Numbers.E414] &amp; &quot;]&quot; &amp; [Numbers.D414] &amp; &quot;[/url][/b] (&quot; &amp; [Numbers.F414] &amp; &quot;) [sup][[b]&quot; &amp; [Numbers.C414] &amp; &quot;[/b]: &quot; &amp; [Numbers.H414] &amp; &quot;][/sup]&quot;; &quot;&quot;)" office:value-type="string" office:string-value="[b]396. [url=https://www.doomworld.com/idgames/levels/doom2/deathmatch/Ports/g-i/greenwar]Green War[/url][/b] (2002) [sup][[b]1[/b]: joepallai: 1][/sup]" calcext:value-type="string">
            <text:p>[b]396. [url=https://www.doomworld.com/idgames/levels/doom2/deathmatch/Ports/g-i/greenwar]Green War[/url][/b] (2002) [sup][[b]1[/b]: joepalla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5] &gt; 0; &quot;[b]&quot; &amp; [Numbers.B415] &amp; &quot;. &quot; &amp; &quot;[url=&quot; &amp; [Numbers.E415] &amp; &quot;]&quot; &amp; [Numbers.D415] &amp; &quot;[/url][/b] (&quot; &amp; [Numbers.F415] &amp; &quot;) [sup][[b]&quot; &amp; [Numbers.C415] &amp; &quot;[/b]: &quot; &amp; [Numbers.H415] &amp; &quot;][/sup]&quot;; &quot;&quot;)" office:value-type="string" office:string-value="[b]396. [url=https://doomwiki.org/wiki/Grezzo_2]Grezzo 2[/url][/b] (2012) [sup][[b]1[/b]: AnonimVio: 1][/sup]" calcext:value-type="string">
            <text:p>[b]396. [url=https://doomwiki.org/wiki/Grezzo_2]Grezzo 2[/url][/b] (2012) [sup][[b]1[/b]: AnonimVio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6] &gt; 0; &quot;[b]&quot; &amp; [Numbers.B416] &amp; &quot;. &quot; &amp; &quot;[url=&quot; &amp; [Numbers.E416] &amp; &quot;]&quot; &amp; [Numbers.D416] &amp; &quot;[/url][/b] (&quot; &amp; [Numbers.F416] &amp; &quot;) [sup][[b]&quot; &amp; [Numbers.C416] &amp; &quot;[/b]: &quot; &amp; [Numbers.H416] &amp; &quot;][/sup]&quot;; &quot;&quot;)" office:value-type="string" office:string-value="[b]396. [url=https://www.doomworld.com/idgames/levels/doom2/Ports/j-l/kusok]kusok(Kurashiki's kuso map)[/url][/b] (2013) [sup][[b]1[/b]: Fadri: 1][/sup]" calcext:value-type="string">
            <text:p>[b]396. [url=https://www.doomworld.com/idgames/levels/doom2/Ports/j-l/kusok]kusok(Kurashiki's kuso map)[/url][/b] (2013) [sup][[b]1[/b]: Fadr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7] &gt; 0; &quot;[b]&quot; &amp; [Numbers.B417] &amp; &quot;. &quot; &amp; &quot;[url=&quot; &amp; [Numbers.E417] &amp; &quot;]&quot; &amp; [Numbers.D417] &amp; &quot;[/url][/b] (&quot; &amp; [Numbers.F417] &amp; &quot;) [sup][[b]&quot; &amp; [Numbers.C417] &amp; &quot;[/b]: &quot; &amp; [Numbers.H417] &amp; &quot;][/sup]&quot;; &quot;&quot;)" office:value-type="string" office:string-value="[b]396. [url=https://www.doomworld.com/idgames/levels/doom2/Ports/j-l/lilium]Lilium[/url][/b] (2016) [sup][[b]1[/b]: Lewonx: 1][/sup]" calcext:value-type="string">
            <text:p>[b]396. [url=https://www.doomworld.com/idgames/levels/doom2/Ports/j-l/lilium]Lilium[/url][/b] (2016) [sup][[b]1[/b]: Lewon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8] &gt; 0; &quot;[b]&quot; &amp; [Numbers.B418] &amp; &quot;. &quot; &amp; &quot;[url=&quot; &amp; [Numbers.E418] &amp; &quot;]&quot; &amp; [Numbers.D418] &amp; &quot;[/url][/b] (&quot; &amp; [Numbers.F418] &amp; &quot;) [sup][[b]&quot; &amp; [Numbers.C418] &amp; &quot;[/b]: &quot; &amp; [Numbers.H418] &amp; &quot;][/sup]&quot;; &quot;&quot;)" office:value-type="string" office:string-value="[b]396. [url=https://www.doomworld.com/idgames/levels/doom/j-l/lithe2m1]LithE2M1[/url][/b] (1994) [sup][[b]1[/b]: bzzrak: 1][/sup]" calcext:value-type="string">
            <text:p>[b]396. [url=https://www.doomworld.com/idgames/levels/doom/j-l/lithe2m1]LithE2M1[/url][/b] (1994) [sup][[b]1[/b]: bzzra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9] &gt; 0; &quot;[b]&quot; &amp; [Numbers.B419] &amp; &quot;. &quot; &amp; &quot;[url=&quot; &amp; [Numbers.E419] &amp; &quot;]&quot; &amp; [Numbers.D419] &amp; &quot;[/url][/b] (&quot; &amp; [Numbers.F419] &amp; &quot;) [sup][[b]&quot; &amp; [Numbers.C419] &amp; &quot;[/b]: &quot; &amp; [Numbers.H419] &amp; &quot;][/sup]&quot;; &quot;&quot;)" office:value-type="string" office:string-value="[b]396. [url=https://www.doomworld.com/forum/topic/119448-final-release-micro-slaughter-community-project-17-maps/]Micro Slaughter Community Project[/url][/b] (2021) [sup][[b]1[/b]: SCF: 1][/sup]" calcext:value-type="string">
            <text:p>[b]396. [url=https://www.doomworld.com/forum/topic/119448-final-release-micro-slaughter-community-project-17-maps/]Micro Slaughter Community Project[/url][/b] (2021) [sup][[b]1[/b]: SCF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0] &gt; 0; &quot;[b]&quot; &amp; [Numbers.B420] &amp; &quot;. &quot; &amp; &quot;[url=&quot; &amp; ['Old Mentions'.B6] &amp; &quot;]&quot; &amp; ['Old Mentions'.A6] &amp; &quot;[/url][/b] (&quot; &amp; ['Old Mentions'.C6] &amp; &quot;) [sup][[b]&quot; &amp; [Numbers.C420] &amp; &quot;[/b]: &quot; &amp; [Numbers.H420] &amp; &quot;][/sup]&quot;; &quot;&quot;)" office:value-type="string" office:string-value="[b]396. [url=https://doomwiki.org/wiki/Operation:_Biowar]Operation: Biowar[/url][/b] (1999) [sup][[b]1[/b]: Phobus: 1][/sup]" calcext:value-type="string">
            <text:p>[b]396. [url=https://doomwiki.org/wiki/Operation:_Biowar]Operation: Biowar[/url][/b] (1999) [sup][[b]1[/b]: Phobu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1] &gt; 0; &quot;[b]&quot; &amp; [Numbers.B421] &amp; &quot;. &quot; &amp; &quot;[url=&quot; &amp; ['Old Mentions'.B7] &amp; &quot;]&quot; &amp; ['Old Mentions'.A7] &amp; &quot;[/url][/b] (&quot; &amp; ['Old Mentions'.C7] &amp; &quot;) [sup][[b]&quot; &amp; [Numbers.C421] &amp; &quot;[/b]: &quot; &amp; [Numbers.H421] &amp; &quot;][/sup]&quot;; &quot;&quot;)" office:value-type="string" office:string-value="[b]396. [url=https://www.doomworld.com/idgames/levels/doom2/megawads/pizzas]Pizza Steve[/url][/b] (2017) [sup][[b]1[/b]: NoisyVelvet: 1][/sup]" calcext:value-type="string">
            <text:p>[b]396. [url=https://www.doomworld.com/idgames/levels/doom2/megawads/pizzas]Pizza Steve[/url][/b] (2017) [sup][[b]1[/b]: NoisyVelve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2] &gt; 0; &quot;[b]&quot; &amp; [Numbers.B422] &amp; &quot;. &quot; &amp; &quot;[url=&quot; &amp; ['Old Mentions'.B5] &amp; &quot;]&quot; &amp; ['Old Mentions'.A5] &amp; &quot;[/url][/b] (&quot; &amp; ['Old Mentions'.C5] &amp; &quot;) [sup][[b]&quot; &amp; [Numbers.C422] &amp; &quot;[/b]: &quot; &amp; [Numbers.H422] &amp; &quot;][/sup]&quot;; &quot;&quot;)" office:value-type="string" office:string-value="[b]396. [url=https://www.doomworld.com/idgames/levels/doom2/megawads/manolaik]Mano Laikas: A road to Gamzatti[/url][/b] (2016) [sup][[b]1[/b]: TJG1289: 1][/sup]" calcext:value-type="string">
            <text:p>[b]396. [url=https://www.doomworld.com/idgames/levels/doom2/megawads/manolaik]Mano Laikas: A road to Gamzatti[/url][/b] (2016) [sup][[b]1[/b]: TJG1289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3] &gt; 0; &quot;[b]&quot; &amp; [Numbers.B423] &amp; &quot;. &quot; &amp; &quot;[url=&quot; &amp; [Numbers.E423] &amp; &quot;]&quot; &amp; [Numbers.D423] &amp; &quot;[/url][/b] (&quot; &amp; [Numbers.F423] &amp; &quot;) [sup][[b]&quot; &amp; [Numbers.C423] &amp; &quot;[/b]: &quot; &amp; [Numbers.H423] &amp; &quot;][/sup]&quot;; &quot;&quot;)" office:value-type="string" office:string-value="[b]396. [url=https://doomwiki.org/wiki/Polygon_Base]Polygon Base[/url][/b] (1996) [sup][[b]1[/b]: roadworx: 1][/sup]" calcext:value-type="string">
            <text:p>[b]396. [url=https://doomwiki.org/wiki/Polygon_Base]Polygon Base[/url][/b] (1996) [sup][[b]1[/b]: roadwor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4] &gt; 0; &quot;[b]&quot; &amp; [Numbers.B424] &amp; &quot;. &quot; &amp; &quot;[url=&quot; &amp; [Numbers.E424] &amp; &quot;]&quot; &amp; [Numbers.D424] &amp; &quot;[/url][/b] (&quot; &amp; [Numbers.F424] &amp; &quot;) [sup][[b]&quot; &amp; [Numbers.C424] &amp; &quot;[/b]: &quot; &amp; [Numbers.H424] &amp; &quot;][/sup]&quot;; &quot;&quot;)" office:value-type="string" office:string-value="[b]396. [url=http://thekinsie.com/reelism/]Reelism[/url][/b] (2011) [sup][[b]1[/b]: HUNdebLeonidasX: 1][/sup]" calcext:value-type="string">
            <text:p>[b]396. [url=http://thekinsie.com/reelism/]Reelism[/url][/b] (2011) [sup][[b]1[/b]: HUNdebLeonidas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5] &gt; 0; &quot;[b]&quot; &amp; [Numbers.B425] &amp; &quot;. &quot; &amp; &quot;[url=&quot; &amp; [Numbers.E425] &amp; &quot;]&quot; &amp; [Numbers.D425] &amp; &quot;[/url][/b] (&quot; &amp; [Numbers.F425] &amp; &quot;) [sup][[b]&quot; &amp; [Numbers.C425] &amp; &quot;[/b]: &quot; &amp; [Numbers.H425] &amp; &quot;][/sup]&quot;; &quot;&quot;)" office:value-type="string" office:string-value="[b]396. [url=https://www.doomworld.com/idgames/levels/doom2/Ports/s-u/spagheti]Spicy Evil Spaghetti[/url][/b] (2016) [sup][[b]1[/b]: everennui: 1][/sup]" calcext:value-type="string">
            <text:p>[b]396. [url=https://www.doomworld.com/idgames/levels/doom2/Ports/s-u/spagheti]Spicy Evil Spaghetti[/url][/b] (2016) [sup][[b]1[/b]: everennu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6] &gt; 0; &quot;[b]&quot; &amp; [Numbers.B426] &amp; &quot;. &quot; &amp; &quot;[url=&quot; &amp; [Numbers.E426] &amp; &quot;]&quot; &amp; [Numbers.D426] &amp; &quot;[/url][/b] (&quot; &amp; [Numbers.F426] &amp; &quot;) [sup][[b]&quot; &amp; [Numbers.C426] &amp; &quot;[/b]: &quot; &amp; [Numbers.H426] &amp; &quot;][/sup]&quot;; &quot;&quot;)" office:value-type="string" office:string-value="[b]396. [url=https://doomwiki.org/wiki/SQUARES]SQUARES[/url][/b] (1995) [sup][[b]1[/b]: STILES: 1][/sup]" calcext:value-type="string">
            <text:p>[b]396. [url=https://doomwiki.org/wiki/SQUARES]SQUARES[/url][/b] (1995) [sup][[b]1[/b]: STILE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7] &gt; 0; &quot;[b]&quot; &amp; [Numbers.B427] &amp; &quot;. &quot; &amp; &quot;[url=&quot; &amp; ['Old Mentions'.B9] &amp; &quot;]&quot; &amp; ['Old Mentions'.A9] &amp; &quot;[/url][/b] (&quot; &amp; ['Old Mentions'.C9] &amp; &quot;) [sup][[b]&quot; &amp; [Numbers.C427] &amp; &quot;[/b]: &quot; &amp; [Numbers.H427] &amp; &quot;][/sup]&quot;; &quot;&quot;)" office:value-type="string" office:string-value="[b]396. [url=https://www.doomworld.com/idgames/levels/doom2/Ports/v-z/zanspid]Spidersilk[/url][/b] (2016) [sup][[b]1[/b]: ASaltShaker: 1][/sup]" calcext:value-type="string">
            <text:p>[b]396. [url=https://www.doomworld.com/idgames/levels/doom2/Ports/v-z/zanspid]Spidersilk[/url][/b] (2016) [sup][[b]1[/b]: ASaltShaker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8] &gt; 0; &quot;[b]&quot; &amp; [Numbers.B428] &amp; &quot;. &quot; &amp; &quot;[url=&quot; &amp; [Numbers.E428] &amp; &quot;]&quot; &amp; [Numbers.D428] &amp; &quot;[/url][/b] (&quot; &amp; [Numbers.F428] &amp; &quot;) [sup][[b]&quot; &amp; [Numbers.C428] &amp; &quot;[/b]: &quot; &amp; [Numbers.H428] &amp; &quot;][/sup]&quot;; &quot;&quot;)" office:value-type="string" office:string-value="[b]396. [url=https://www.doomworld.com/idgames/levels/doom2/s-u/tdevil2]The Devilz Work[/url][/b] (2014) [sup][[b]1[/b]: everennui: 1][/sup]" calcext:value-type="string">
            <text:p>[b]396. [url=https://www.doomworld.com/idgames/levels/doom2/s-u/tdevil2]The Devilz Work[/url][/b] (2014) [sup][[b]1[/b]: everennu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9] &gt; 0; &quot;[b]&quot; &amp; [Numbers.B429] &amp; &quot;. &quot; &amp; &quot;[url=&quot; &amp; [Numbers.E429] &amp; &quot;]&quot; &amp; [Numbers.D429] &amp; &quot;[/url][/b] (&quot; &amp; [Numbers.F429] &amp; &quot;) [sup][[b]&quot; &amp; [Numbers.C429] &amp; &quot;[/b]: &quot; &amp; [Numbers.H429] &amp; &quot;][/sup]&quot;; &quot;&quot;)" office:value-type="string" office:string-value="[b]396. [url=https://doomwiki.org/wiki/The_Evil_Unleashed]The Evil Unleashed﻿[/url][/b] (1994) [sup][[b]1[/b]: Ragu: 1][/sup]" calcext:value-type="string">
            <text:p>[b]396. [url=https://doomwiki.org/wiki/The_Evil_Unleashed]The Evil Unleashed﻿[/url][/b] (1994) [sup][[b]1[/b]: Ragu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0] &gt; 0; &quot;[b]&quot; &amp; [Numbers.B430] &amp; &quot;. &quot; &amp; &quot;[url=&quot; &amp; [Numbers.E430] &amp; &quot;]&quot; &amp; [Numbers.D430] &amp; &quot;[/url][/b] (&quot; &amp; [Numbers.F430] &amp; &quot;) [sup][[b]&quot; &amp; [Numbers.C430] &amp; &quot;[/b]: &quot; &amp; [Numbers.H430] &amp; &quot;][/sup]&quot;; &quot;&quot;)" office:value-type="string" office:string-value="[b]396. [url=https://www.doomworld.com/idgames/levels/doom2/megawads/rebirth]The Rebirth[/url][/b] (2003) [sup][[b]1[/b]: Malrionn: 1][/sup]" calcext:value-type="string">
            <text:p>[b]396. [url=https://www.doomworld.com/idgames/levels/doom2/megawads/rebirth]The Rebirth[/url][/b] (2003) [sup][[b]1[/b]: Malrionn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1] &gt; 0; &quot;[b]&quot; &amp; [Numbers.B431] &amp; &quot;. &quot; &amp; &quot;[url=&quot; &amp; [Numbers.E431] &amp; &quot;]&quot; &amp; [Numbers.D431] &amp; &quot;[/url][/b] (&quot; &amp; [Numbers.F431] &amp; &quot;) [sup][[b]&quot; &amp; [Numbers.C431] &amp; &quot;[/b]: &quot; &amp; [Numbers.H431] &amp; &quot;][/sup]&quot;; &quot;&quot;)" office:value-type="string" office:string-value="[b]396. [url=https://www.doomworld.com/idgames/levels/doom2/s-u/ttp-rp]The Troopers' Playground[/url][/b] (1996) [sup][[b]1[/b]: T-Rex: 1][/sup]" calcext:value-type="string">
            <text:p>[b]396. [url=https://www.doomworld.com/idgames/levels/doom2/s-u/ttp-rp]The Troopers' Playground[/url][/b] (1996) [sup][[b]1[/b]: T-Re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2] &gt; 0; &quot;[b]&quot; &amp; [Numbers.B432] &amp; &quot;. &quot; &amp; &quot;[url=&quot; &amp; [Numbers.E432] &amp; &quot;]&quot; &amp; [Numbers.D432] &amp; &quot;[/url][/b] (&quot; &amp; [Numbers.F432] &amp; &quot;) [sup][[b]&quot; &amp; [Numbers.C432] &amp; &quot;[/b]: &quot; &amp; [Numbers.H432] &amp; &quot;][/sup]&quot;; &quot;&quot;)" office:value-type="string" office:string-value="[b]396. [url=https://www.doomworld.com/idgames/levels/doom2/megawads/twzone]The Twilight Zone[/url][/b] (1998) [sup][[b]1[/b]: T-Rex: 1][/sup]" calcext:value-type="string">
            <text:p>[b]396. [url=https://www.doomworld.com/idgames/levels/doom2/megawads/twzone]The Twilight Zone[/url][/b] (1998) [sup][[b]1[/b]: T-Re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3] &gt; 0; &quot;[b]&quot; &amp; [Numbers.B433] &amp; &quot;. &quot; &amp; &quot;[url=&quot; &amp; ['Old Mentions'.B10] &amp; &quot;]&quot; &amp; ['Old Mentions'.A10] &amp; &quot;[/url][/b] (&quot; &amp; ['Old Mentions'.C10] &amp; &quot;) [sup][[b]&quot; &amp; [Numbers.C433] &amp; &quot;[/b]: &quot; &amp; [Numbers.H433] &amp; &quot;][/sup]&quot;; &quot;&quot;)" office:value-type="string" office:string-value="[b]396. [url=https://www.doomworld.com/forum/topic/95673-the-ledge-single-map-for-doom-2/]The Ledge[/url][/b] (2017) [sup][[b]1[/b]: Soundblock: 1][/sup]" calcext:value-type="string">
            <text:p>[b]396. [url=https://www.doomworld.com/forum/topic/95673-the-ledge-single-map-for-doom-2/]The Ledge[/url][/b] (2017) [sup][[b]1[/b]: Soundbloc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4] &gt; 0; &quot;[b]&quot; &amp; [Numbers.B434] &amp; &quot;. &quot; &amp; &quot;[url=&quot; &amp; [Numbers.E434] &amp; &quot;]&quot; &amp; [Numbers.D434] &amp; &quot;[/url][/b] (&quot; &amp; [Numbers.F434] &amp; &quot;) [sup][[b]&quot; &amp; [Numbers.C434] &amp; &quot;[/b]: &quot; &amp; [Numbers.H434] &amp; &quot;][/sup]&quot;; &quot;&quot;)" office:value-type="string" office:string-value="[b]396. [url=https://www.doomworld.com/idgames/levels/doom/megawads/unalign]UnAligned[/url][/b] (2016) [sup][[b]1[/b]: yakfak: 1][/sup]" calcext:value-type="string">
            <text:p>[b]396. [url=https://www.doomworld.com/idgames/levels/doom/megawads/unalign]UnAligned[/url][/b] (2016) [sup][[b]1[/b]: yakfa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5] &gt; 0; &quot;[b]&quot; &amp; [Numbers.B435] &amp; &quot;. &quot; &amp; &quot;[url=&quot; &amp; [Numbers.E435] &amp; &quot;]&quot; &amp; [Numbers.D435] &amp; &quot;[/url][/b] (&quot; &amp; [Numbers.F435] &amp; &quot;) [sup][[b]&quot; &amp; [Numbers.C435] &amp; &quot;[/b]: &quot; &amp; [Numbers.H435] &amp; &quot;][/sup]&quot;; &quot;&quot;)" office:value-type="string" office:string-value="[b]396. [url=https://www.doomworld.com/files/file/18387-vispire/]Vispire[/url][/b] (2016) [sup][[b]1[/b]: NoisyVelvet: 1][/sup]" calcext:value-type="string">
            <text:p>[b]396. [url=https://www.doomworld.com/files/file/18387-vispire/]Vispire[/url][/b] (2016) [sup][[b]1[/b]: NoisyVelve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6] &gt; 0; &quot;[b]&quot; &amp; [Numbers.B436] &amp; &quot;. &quot; &amp; &quot;[url=&quot; &amp; [Numbers.E436] &amp; &quot;]&quot; &amp; [Numbers.D436] &amp; &quot;[/url][/b] (&quot; &amp; [Numbers.F436] &amp; &quot;) [sup][[b]&quot; &amp; [Numbers.C436] &amp; &quot;[/b]: &quot; &amp; [Numbers.H436] &amp; &quot;][/sup]&quot;; &quot;&quot;)" office:value-type="string" office:string-value="[b]396. [url=https://doomwiki.org/wiki/Void]Void[/url][/b] (2003) [sup][[b]1[/b]: TJG1289: 1][/sup]" calcext:value-type="string">
            <text:p>[b]396. [url=https://doomwiki.org/wiki/Void]Void[/url][/b] (2003) [sup][[b]1[/b]: TJG1289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7] &gt; 0; &quot;[b]&quot; &amp; [Numbers.B437] &amp; &quot;. &quot; &amp; &quot;[url=&quot; &amp; ['Old Mentions'.B11] &amp; &quot;]&quot; &amp; ['Old Mentions'.A11] &amp; &quot;[/url][/b] (&quot; &amp; ['Old Mentions'.C11] &amp; &quot;) [sup][[b]&quot; &amp; [Numbers.C437] &amp; &quot;[/b]: &quot; &amp; [Numbers.H437] &amp; &quot;][/sup]&quot;; &quot;&quot;)" office:value-type="string" office:string-value="[b]396. [url=https://www.doomworld.com/forum/topic/96922-waste-abandonment-single-level-for-doom-2/]Waste Abandonment[/url][/b] (2017) [sup][[b]1[/b]: Pierrot: 1][/sup]" calcext:value-type="string">
            <text:p>[b]396. [url=https://www.doomworld.com/forum/topic/96922-waste-abandonment-single-level-for-doom-2/]Waste Abandonment[/url][/b] (2017) [sup][[b]1[/b]: Pierro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8] &gt; 0; &quot;[b]&quot; &amp; [Numbers.B438] &amp; &quot;. &quot; &amp; &quot;[url=&quot; &amp; [Numbers.E438] &amp; &quot;]&quot; &amp; [Numbers.D438] &amp; &quot;[/url][/b] (&quot; &amp; [Numbers.F438] &amp; &quot;) [sup][[b]&quot; &amp; [Numbers.C438] &amp; &quot;[/b]: &quot; &amp; [Numbers.H43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9] &gt; 0; &quot;[b]&quot; &amp; [Numbers.B439] &amp; &quot;. &quot; &amp; &quot;[url=&quot; &amp; [Numbers.E439] &amp; &quot;]&quot; &amp; [Numbers.D439] &amp; &quot;[/url][/b] (&quot; &amp; [Numbers.F439] &amp; &quot;) [sup][[b]&quot; &amp; [Numbers.C439] &amp; &quot;[/b]: &quot; &amp; [Numbers.H43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0] &gt; 0; &quot;[b]&quot; &amp; [Numbers.B440] &amp; &quot;. &quot; &amp; &quot;[url=&quot; &amp; [Numbers.E440] &amp; &quot;]&quot; &amp; [Numbers.D440] &amp; &quot;[/url][/b] (&quot; &amp; [Numbers.F440] &amp; &quot;) [sup][[b]&quot; &amp; [Numbers.C440] &amp; &quot;[/b]: &quot; &amp; [Numbers.H44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1] &gt; 0; &quot;[b]&quot; &amp; [Numbers.B441] &amp; &quot;. &quot; &amp; &quot;[url=&quot; &amp; [Numbers.E441] &amp; &quot;]&quot; &amp; [Numbers.D441] &amp; &quot;[/url][/b] (&quot; &amp; [Numbers.F441] &amp; &quot;) [sup][[b]&quot; &amp; [Numbers.C441] &amp; &quot;[/b]: &quot; &amp; [Numbers.H44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2] &gt; 0; &quot;[b]&quot; &amp; [Numbers.B442] &amp; &quot;. &quot; &amp; &quot;[url=&quot; &amp; [Numbers.E442] &amp; &quot;]&quot; &amp; [Numbers.D442] &amp; &quot;[/url][/b] (&quot; &amp; [Numbers.F442] &amp; &quot;) [sup][[b]&quot; &amp; [Numbers.C442] &amp; &quot;[/b]: &quot; &amp; [Numbers.H44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3] &gt; 0; &quot;[b]&quot; &amp; [Numbers.B443] &amp; &quot;. &quot; &amp; &quot;[url=&quot; &amp; [Numbers.E443] &amp; &quot;]&quot; &amp; [Numbers.D443] &amp; &quot;[/url][/b] (&quot; &amp; [Numbers.F443] &amp; &quot;) [sup][[b]&quot; &amp; [Numbers.C443] &amp; &quot;[/b]: &quot; &amp; [Numbers.H44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4] &gt; 0; &quot;[b]&quot; &amp; [Numbers.B444] &amp; &quot;. &quot; &amp; &quot;[url=&quot; &amp; [Numbers.E444] &amp; &quot;]&quot; &amp; [Numbers.D444] &amp; &quot;[/url][/b] (&quot; &amp; [Numbers.F444] &amp; &quot;) [sup][[b]&quot; &amp; [Numbers.C444] &amp; &quot;[/b]: &quot; &amp; [Numbers.H44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5] &gt; 0; &quot;[b]&quot; &amp; [Numbers.B445] &amp; &quot;. &quot; &amp; &quot;[url=&quot; &amp; [Numbers.E445] &amp; &quot;]&quot; &amp; [Numbers.D445] &amp; &quot;[/url][/b] (&quot; &amp; [Numbers.F445] &amp; &quot;) [sup][[b]&quot; &amp; [Numbers.C445] &amp; &quot;[/b]: &quot; &amp; [Numbers.H44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6] &gt; 0; &quot;[b]&quot; &amp; [Numbers.B446] &amp; &quot;. &quot; &amp; &quot;[url=&quot; &amp; [Numbers.E446] &amp; &quot;]&quot; &amp; [Numbers.D446] &amp; &quot;[/url][/b] (&quot; &amp; [Numbers.F446] &amp; &quot;) [sup][[b]&quot; &amp; [Numbers.C446] &amp; &quot;[/b]: &quot; &amp; [Numbers.H44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7] &gt; 0; &quot;[b]&quot; &amp; [Numbers.B447] &amp; &quot;. &quot; &amp; &quot;[url=&quot; &amp; [Numbers.E447] &amp; &quot;]&quot; &amp; [Numbers.D447] &amp; &quot;[/url][/b] (&quot; &amp; [Numbers.F447] &amp; &quot;) [sup][[b]&quot; &amp; [Numbers.C447] &amp; &quot;[/b]: &quot; &amp; [Numbers.H44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8] &gt; 0; &quot;[b]&quot; &amp; [Numbers.B448] &amp; &quot;. &quot; &amp; &quot;[url=&quot; &amp; [Numbers.E448] &amp; &quot;]&quot; &amp; [Numbers.D448] &amp; &quot;[/url][/b] (&quot; &amp; [Numbers.F448] &amp; &quot;) [sup][[b]&quot; &amp; [Numbers.C448] &amp; &quot;[/b]: &quot; &amp; [Numbers.H44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9] &gt; 0; &quot;[b]&quot; &amp; [Numbers.B449] &amp; &quot;. &quot; &amp; &quot;[url=&quot; &amp; [Numbers.E449] &amp; &quot;]&quot; &amp; [Numbers.D449] &amp; &quot;[/url][/b] (&quot; &amp; [Numbers.F449] &amp; &quot;) [sup][[b]&quot; &amp; [Numbers.C449] &amp; &quot;[/b]: &quot; &amp; [Numbers.H44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0] &gt; 0; &quot;[b]&quot; &amp; [Numbers.B450] &amp; &quot;. &quot; &amp; &quot;[url=&quot; &amp; [Numbers.E450] &amp; &quot;]&quot; &amp; [Numbers.D450] &amp; &quot;[/url][/b] (&quot; &amp; [Numbers.F450] &amp; &quot;) [sup][[b]&quot; &amp; [Numbers.C450] &amp; &quot;[/b]: &quot; &amp; [Numbers.H45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1] &gt; 0; &quot;[b]&quot; &amp; [Numbers.B451] &amp; &quot;. &quot; &amp; &quot;[url=&quot; &amp; [Numbers.E451] &amp; &quot;]&quot; &amp; [Numbers.D451] &amp; &quot;[/url][/b] (&quot; &amp; [Numbers.F451] &amp; &quot;) [sup][[b]&quot; &amp; [Numbers.C451] &amp; &quot;[/b]: &quot; &amp; [Numbers.H45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2] &gt; 0; &quot;[b]&quot; &amp; [Numbers.B452] &amp; &quot;. &quot; &amp; &quot;[url=&quot; &amp; [Numbers.E452] &amp; &quot;]&quot; &amp; [Numbers.D452] &amp; &quot;[/url][/b] (&quot; &amp; [Numbers.F452] &amp; &quot;) [sup][[b]&quot; &amp; [Numbers.C452] &amp; &quot;[/b]: &quot; &amp; [Numbers.H45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3] &gt; 0; &quot;[b]&quot; &amp; [Numbers.B453] &amp; &quot;. &quot; &amp; &quot;[url=&quot; &amp; [Numbers.E453] &amp; &quot;]&quot; &amp; [Numbers.D453] &amp; &quot;[/url][/b] (&quot; &amp; [Numbers.F453] &amp; &quot;) [sup][[b]&quot; &amp; [Numbers.C453] &amp; &quot;[/b]: &quot; &amp; [Numbers.H45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4] &gt; 0; &quot;[b]&quot; &amp; [Numbers.B454] &amp; &quot;. &quot; &amp; &quot;[url=&quot; &amp; [Numbers.E454] &amp; &quot;]&quot; &amp; [Numbers.D454] &amp; &quot;[/url][/b] (&quot; &amp; [Numbers.F454] &amp; &quot;) [sup][[b]&quot; &amp; [Numbers.C454] &amp; &quot;[/b]: &quot; &amp; [Numbers.H45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5] &gt; 0; &quot;[b]&quot; &amp; [Numbers.B455] &amp; &quot;. &quot; &amp; &quot;[url=&quot; &amp; [Numbers.E455] &amp; &quot;]&quot; &amp; [Numbers.D455] &amp; &quot;[/url][/b] (&quot; &amp; [Numbers.F455] &amp; &quot;) [sup][[b]&quot; &amp; [Numbers.C455] &amp; &quot;[/b]: &quot; &amp; [Numbers.H45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6] &gt; 0; &quot;[b]&quot; &amp; [Numbers.B456] &amp; &quot;. &quot; &amp; &quot;[url=&quot; &amp; [Numbers.E456] &amp; &quot;]&quot; &amp; [Numbers.D456] &amp; &quot;[/url][/b] (&quot; &amp; [Numbers.F456] &amp; &quot;) [sup][[b]&quot; &amp; [Numbers.C456] &amp; &quot;[/b]: &quot; &amp; [Numbers.H45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7] &gt; 0; &quot;[b]&quot; &amp; [Numbers.B457] &amp; &quot;. &quot; &amp; &quot;[url=&quot; &amp; [Numbers.E457] &amp; &quot;]&quot; &amp; [Numbers.D457] &amp; &quot;[/url][/b] (&quot; &amp; [Numbers.F457] &amp; &quot;) [sup][[b]&quot; &amp; [Numbers.C457] &amp; &quot;[/b]: &quot; &amp; [Numbers.H45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8] &gt; 0; &quot;[b]&quot; &amp; [Numbers.B458] &amp; &quot;. &quot; &amp; &quot;[url=&quot; &amp; [Numbers.E458] &amp; &quot;]&quot; &amp; [Numbers.D458] &amp; &quot;[/url][/b] (&quot; &amp; [Numbers.F458] &amp; &quot;) [sup][[b]&quot; &amp; [Numbers.C458] &amp; &quot;[/b]: &quot; &amp; [Numbers.H45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9] &gt; 0; &quot;[b]&quot; &amp; [Numbers.B459] &amp; &quot;. &quot; &amp; &quot;[url=&quot; &amp; [Numbers.E459] &amp; &quot;]&quot; &amp; [Numbers.D459] &amp; &quot;[/url][/b] (&quot; &amp; [Numbers.F459] &amp; &quot;) [sup][[b]&quot; &amp; [Numbers.C459] &amp; &quot;[/b]: &quot; &amp; [Numbers.H45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0] &gt; 0; &quot;[b]&quot; &amp; [Numbers.B460] &amp; &quot;. &quot; &amp; &quot;[url=&quot; &amp; [Numbers.E460] &amp; &quot;]&quot; &amp; [Numbers.D460] &amp; &quot;[/url][/b] (&quot; &amp; [Numbers.F460] &amp; &quot;) [sup][[b]&quot; &amp; [Numbers.C460] &amp; &quot;[/b]: &quot; &amp; [Numbers.H46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1] &gt; 0; &quot;[b]&quot; &amp; [Numbers.B461] &amp; &quot;. &quot; &amp; &quot;[url=&quot; &amp; [Numbers.E461] &amp; &quot;]&quot; &amp; [Numbers.D461] &amp; &quot;[/url][/b] (&quot; &amp; [Numbers.F461] &amp; &quot;) [sup][[b]&quot; &amp; [Numbers.C461] &amp; &quot;[/b]: &quot; &amp; [Numbers.H46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2] &gt; 0; &quot;[b]&quot; &amp; [Numbers.B462] &amp; &quot;. &quot; &amp; &quot;[url=&quot; &amp; [Numbers.E462] &amp; &quot;]&quot; &amp; [Numbers.D462] &amp; &quot;[/url][/b] (&quot; &amp; [Numbers.F462] &amp; &quot;) [sup][[b]&quot; &amp; [Numbers.C462] &amp; &quot;[/b]: &quot; &amp; [Numbers.H46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3] &gt; 0; &quot;[b]&quot; &amp; [Numbers.B463] &amp; &quot;. &quot; &amp; &quot;[url=&quot; &amp; [Numbers.E463] &amp; &quot;]&quot; &amp; [Numbers.D463] &amp; &quot;[/url][/b] (&quot; &amp; [Numbers.F463] &amp; &quot;) [sup][[b]&quot; &amp; [Numbers.C463] &amp; &quot;[/b]: &quot; &amp; [Numbers.H46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4] &gt; 0; &quot;[b]&quot; &amp; [Numbers.B464] &amp; &quot;. &quot; &amp; &quot;[url=&quot; &amp; [Numbers.E464] &amp; &quot;]&quot; &amp; [Numbers.D464] &amp; &quot;[/url][/b] (&quot; &amp; [Numbers.F464] &amp; &quot;) [sup][[b]&quot; &amp; [Numbers.C464] &amp; &quot;[/b]: &quot; &amp; [Numbers.H46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5] &gt; 0; &quot;[b]&quot; &amp; [Numbers.B465] &amp; &quot;. &quot; &amp; &quot;[url=&quot; &amp; [Numbers.E465] &amp; &quot;]&quot; &amp; [Numbers.D465] &amp; &quot;[/url][/b] (&quot; &amp; [Numbers.F465] &amp; &quot;) [sup][[b]&quot; &amp; [Numbers.C465] &amp; &quot;[/b]: &quot; &amp; [Numbers.H46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6] &gt; 0; &quot;[b]&quot; &amp; [Numbers.B466] &amp; &quot;. &quot; &amp; &quot;[url=&quot; &amp; [Numbers.E466] &amp; &quot;]&quot; &amp; [Numbers.D466] &amp; &quot;[/url][/b] (&quot; &amp; [Numbers.F466] &amp; &quot;) [sup][[b]&quot; &amp; [Numbers.C466] &amp; &quot;[/b]: &quot; &amp; [Numbers.H46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7] &gt; 0; &quot;[b]&quot; &amp; [Numbers.B467] &amp; &quot;. &quot; &amp; &quot;[url=&quot; &amp; [Numbers.E467] &amp; &quot;]&quot; &amp; [Numbers.D467] &amp; &quot;[/url][/b] (&quot; &amp; [Numbers.F467] &amp; &quot;) [sup][[b]&quot; &amp; [Numbers.C467] &amp; &quot;[/b]: &quot; &amp; [Numbers.H467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68] &gt; 0; &quot;[b]&quot; &amp; [Numbers.B468] &amp; &quot;. &quot; &amp; &quot;[url=&quot; &amp; [Numbers.E468] &amp; &quot;]&quot; &amp; [Numbers.D468] &amp; &quot;[/url][/b] (&quot; &amp; [Numbers.F468] &amp; &quot;) [sup][[b]&quot; &amp; [Numbers.C468] &amp; &quot;[/b]: &quot; &amp; [Numbers.H468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69] &gt; 0; &quot;[b]&quot; &amp; [Numbers.B469] &amp; &quot;. &quot; &amp; &quot;[url=&quot; &amp; [Numbers.E469] &amp; &quot;]&quot; &amp; [Numbers.D469] &amp; &quot;[/url][/b] (&quot; &amp; [Numbers.F469] &amp; &quot;) [sup][[b]&quot; &amp; [Numbers.C469] &amp; &quot;[/b]: &quot; &amp; [Numbers.H469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0] &gt; 0; &quot;[b]&quot; &amp; [Numbers.B470] &amp; &quot;. &quot; &amp; &quot;[url=&quot; &amp; [Numbers.E470] &amp; &quot;]&quot; &amp; [Numbers.D470] &amp; &quot;[/url][/b] (&quot; &amp; [Numbers.F470] &amp; &quot;) [sup][[b]&quot; &amp; [Numbers.C470] &amp; &quot;[/b]: &quot; &amp; [Numbers.H470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1] &gt; 0; &quot;[b]&quot; &amp; [Numbers.B471] &amp; &quot;. &quot; &amp; &quot;[url=&quot; &amp; [Numbers.E471] &amp; &quot;]&quot; &amp; [Numbers.D471] &amp; &quot;[/url][/b] (&quot; &amp; [Numbers.F471] &amp; &quot;) [sup][[b]&quot; &amp; [Numbers.C471] &amp; &quot;[/b]: &quot; &amp; [Numbers.H471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2] &gt; 0; &quot;[b]&quot; &amp; [Numbers.B472] &amp; &quot;. &quot; &amp; &quot;[url=&quot; &amp; [Numbers.E472] &amp; &quot;]&quot; &amp; [Numbers.D472] &amp; &quot;[/url][/b] (&quot; &amp; [Numbers.F472] &amp; &quot;) [sup][[b]&quot; &amp; [Numbers.C472] &amp; &quot;[/b]: &quot; &amp; [Numbers.H472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3] &gt; 0; &quot;[b]&quot; &amp; [Numbers.B473] &amp; &quot;. &quot; &amp; &quot;[url=&quot; &amp; [Numbers.E473] &amp; &quot;]&quot; &amp; [Numbers.D473] &amp; &quot;[/url][/b] (&quot; &amp; [Numbers.F473] &amp; &quot;) [sup][[b]&quot; &amp; [Numbers.C473] &amp; &quot;[/b]: &quot; &amp; [Numbers.H473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4] &gt; 0; &quot;[b]&quot; &amp; [Numbers.B474] &amp; &quot;. &quot; &amp; &quot;[url=&quot; &amp; [Numbers.E474] &amp; &quot;]&quot; &amp; [Numbers.D474] &amp; &quot;[/url][/b] (&quot; &amp; [Numbers.F474] &amp; &quot;) [sup][[b]&quot; &amp; [Numbers.C474] &amp; &quot;[/b]: &quot; &amp; [Numbers.H474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5] &gt; 0; &quot;[b]&quot; &amp; [Numbers.B475] &amp; &quot;. &quot; &amp; &quot;[url=&quot; &amp; [Numbers.E475] &amp; &quot;]&quot; &amp; [Numbers.D475] &amp; &quot;[/url][/b] (&quot; &amp; [Numbers.F475] &amp; &quot;) [sup][[b]&quot; &amp; [Numbers.C475] &amp; &quot;[/b]: &quot; &amp; [Numbers.H475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6] &gt; 0; &quot;[b]&quot; &amp; [Numbers.B476] &amp; &quot;. &quot; &amp; &quot;[url=&quot; &amp; [Numbers.E476] &amp; &quot;]&quot; &amp; [Numbers.D476] &amp; &quot;[/url][/b] (&quot; &amp; [Numbers.F476] &amp; &quot;) [sup][[b]&quot; &amp; [Numbers.C476] &amp; &quot;[/b]: &quot; &amp; [Numbers.H476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7] &gt; 0; &quot;[b]&quot; &amp; [Numbers.B477] &amp; &quot;. &quot; &amp; &quot;[url=&quot; &amp; [Numbers.E477] &amp; &quot;]&quot; &amp; [Numbers.D477] &amp; &quot;[/url][/b] (&quot; &amp; [Numbers.F477] &amp; &quot;) [sup][[b]&quot; &amp; [Numbers.C477] &amp; &quot;[/b]: &quot; &amp; [Numbers.H477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8] &gt; 0; &quot;[b]&quot; &amp; [Numbers.B478] &amp; &quot;. &quot; &amp; &quot;[url=&quot; &amp; [Numbers.E478] &amp; &quot;]&quot; &amp; [Numbers.D478] &amp; &quot;[/url][/b] (&quot; &amp; [Numbers.F478] &amp; &quot;) [sup][[b]&quot; &amp; [Numbers.C478] &amp; &quot;[/b]: &quot; &amp; [Numbers.H478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9] &gt; 0; &quot;[b]&quot; &amp; [Numbers.B479] &amp; &quot;. &quot; &amp; &quot;[url=&quot; &amp; [Numbers.E479] &amp; &quot;]&quot; &amp; [Numbers.D479] &amp; &quot;[/url][/b] (&quot; &amp; [Numbers.F479] &amp; &quot;) [sup][[b]&quot; &amp; [Numbers.C479] &amp; &quot;[/b]: &quot; &amp; [Numbers.H479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0] &gt; 0; &quot;[b]&quot; &amp; [Numbers.B480] &amp; &quot;. &quot; &amp; &quot;[url=&quot; &amp; [Numbers.E480] &amp; &quot;]&quot; &amp; [Numbers.D480] &amp; &quot;[/url][/b] (&quot; &amp; [Numbers.F480] &amp; &quot;) [sup][[b]&quot; &amp; [Numbers.C480] &amp; &quot;[/b]: &quot; &amp; [Numbers.H480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1] &gt; 0; &quot;[b]&quot; &amp; [Numbers.B481] &amp; &quot;. &quot; &amp; &quot;[url=&quot; &amp; [Numbers.E481] &amp; &quot;]&quot; &amp; [Numbers.D481] &amp; &quot;[/url][/b] (&quot; &amp; [Numbers.F481] &amp; &quot;) [sup][[b]&quot; &amp; [Numbers.C481] &amp; &quot;[/b]: &quot; &amp; [Numbers.H481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2] &gt; 0; &quot;[b]&quot; &amp; [Numbers.B482] &amp; &quot;. &quot; &amp; &quot;[url=&quot; &amp; [Numbers.E482] &amp; &quot;]&quot; &amp; [Numbers.D482] &amp; &quot;[/url][/b] (&quot; &amp; [Numbers.F482] &amp; &quot;) [sup][[b]&quot; &amp; [Numbers.C482] &amp; &quot;[/b]: &quot; &amp; [Numbers.H482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3] &gt; 0; &quot;[b]&quot; &amp; [Numbers.B483] &amp; &quot;. &quot; &amp; &quot;[url=&quot; &amp; [Numbers.E483] &amp; &quot;]&quot; &amp; [Numbers.D483] &amp; &quot;[/url][/b] (&quot; &amp; [Numbers.F483] &amp; &quot;) [sup][[b]&quot; &amp; [Numbers.C483] &amp; &quot;[/b]: &quot; &amp; [Numbers.H483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4] &gt; 0; &quot;[b]&quot; &amp; [Numbers.B484] &amp; &quot;. &quot; &amp; &quot;[url=&quot; &amp; [Numbers.E484] &amp; &quot;]&quot; &amp; [Numbers.D484] &amp; &quot;[/url][/b] (&quot; &amp; [Numbers.F484] &amp; &quot;) [sup][[b]&quot; &amp; [Numbers.C484] &amp; &quot;[/b]: &quot; &amp; [Numbers.H484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5] &gt; 0; &quot;[b]&quot; &amp; [Numbers.B485] &amp; &quot;. &quot; &amp; &quot;[url=&quot; &amp; [Numbers.E485] &amp; &quot;]&quot; &amp; [Numbers.D485] &amp; &quot;[/url][/b] (&quot; &amp; [Numbers.F485] &amp; &quot;) [sup][[b]&quot; &amp; [Numbers.C485] &amp; &quot;[/b]: &quot; &amp; [Numbers.H485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6] &gt; 0; &quot;[b]&quot; &amp; [Numbers.B486] &amp; &quot;. &quot; &amp; &quot;[url=&quot; &amp; [Numbers.E486] &amp; &quot;]&quot; &amp; [Numbers.D486] &amp; &quot;[/url][/b] (&quot; &amp; [Numbers.F486] &amp; &quot;) [sup][[b]&quot; &amp; [Numbers.C486] &amp; &quot;[/b]: &quot; &amp; [Numbers.H486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7] &gt; 0; &quot;[b]&quot; &amp; [Numbers.B487] &amp; &quot;. &quot; &amp; &quot;[url=&quot; &amp; [Numbers.E487] &amp; &quot;]&quot; &amp; [Numbers.D487] &amp; &quot;[/url][/b] (&quot; &amp; [Numbers.F487] &amp; &quot;) [sup][[b]&quot; &amp; [Numbers.C487] &amp; &quot;[/b]: &quot; &amp; [Numbers.H487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8] &gt; 0; &quot;[b]&quot; &amp; [Numbers.B488] &amp; &quot;. &quot; &amp; &quot;[url=&quot; &amp; [Numbers.E488] &amp; &quot;]&quot; &amp; [Numbers.D488] &amp; &quot;[/url][/b] (&quot; &amp; [Numbers.F488] &amp; &quot;) [sup][[b]&quot; &amp; [Numbers.C488] &amp; &quot;[/b]: &quot; &amp; [Numbers.H488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9] &gt; 0; &quot;[b]&quot; &amp; [Numbers.B489] &amp; &quot;. &quot; &amp; &quot;[url=&quot; &amp; [Numbers.E489] &amp; &quot;]&quot; &amp; [Numbers.D489] &amp; &quot;[/url][/b] (&quot; &amp; [Numbers.F489] &amp; &quot;) [sup][[b]&quot; &amp; [Numbers.C489] &amp; &quot;[/b]: &quot; &amp; [Numbers.H489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0] &gt; 0; &quot;[b]&quot; &amp; [Numbers.B490] &amp; &quot;. &quot; &amp; &quot;[url=&quot; &amp; [Numbers.E490] &amp; &quot;]&quot; &amp; [Numbers.D490] &amp; &quot;[/url][/b] (&quot; &amp; [Numbers.F490] &amp; &quot;) [sup][[b]&quot; &amp; [Numbers.C490] &amp; &quot;[/b]: &quot; &amp; [Numbers.H490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1] &gt; 0; &quot;[b]&quot; &amp; [Numbers.B491] &amp; &quot;. &quot; &amp; &quot;[url=&quot; &amp; [Numbers.E491] &amp; &quot;]&quot; &amp; [Numbers.D491] &amp; &quot;[/url][/b] (&quot; &amp; [Numbers.F491] &amp; &quot;) [sup][[b]&quot; &amp; [Numbers.C491] &amp; &quot;[/b]: &quot; &amp; [Numbers.H491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2] &gt; 0; &quot;[b]&quot; &amp; [Numbers.B492] &amp; &quot;. &quot; &amp; &quot;[url=&quot; &amp; [Numbers.E492] &amp; &quot;]&quot; &amp; [Numbers.D492] &amp; &quot;[/url][/b] (&quot; &amp; [Numbers.F492] &amp; &quot;) [sup][[b]&quot; &amp; [Numbers.C492] &amp; &quot;[/b]: &quot; &amp; [Numbers.H492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3] &gt; 0; &quot;[b]&quot; &amp; [Numbers.B493] &amp; &quot;. &quot; &amp; &quot;[url=&quot; &amp; [Numbers.E493] &amp; &quot;]&quot; &amp; [Numbers.D493] &amp; &quot;[/url][/b] (&quot; &amp; [Numbers.F493] &amp; &quot;) [sup][[b]&quot; &amp; [Numbers.C493] &amp; &quot;[/b]: &quot; &amp; [Numbers.H493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4] &gt; 0; &quot;[b]&quot; &amp; [Numbers.B494] &amp; &quot;. &quot; &amp; &quot;[url=&quot; &amp; [Numbers.E494] &amp; &quot;]&quot; &amp; [Numbers.D494] &amp; &quot;[/url][/b] (&quot; &amp; [Numbers.F494] &amp; &quot;) [sup][[b]&quot; &amp; [Numbers.C494] &amp; &quot;[/b]: &quot; &amp; [Numbers.H494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5] &gt; 0; &quot;[b]&quot; &amp; [Numbers.B495] &amp; &quot;. &quot; &amp; &quot;[url=&quot; &amp; [Numbers.E495] &amp; &quot;]&quot; &amp; [Numbers.D495] &amp; &quot;[/url][/b] (&quot; &amp; [Numbers.F495] &amp; &quot;) [sup][[b]&quot; &amp; [Numbers.C495] &amp; &quot;[/b]: &quot; &amp; [Numbers.H495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6] &gt; 0; &quot;[b]&quot; &amp; [Numbers.B496] &amp; &quot;. &quot; &amp; &quot;[url=&quot; &amp; [Numbers.E496] &amp; &quot;]&quot; &amp; [Numbers.D496] &amp; &quot;[/url][/b] (&quot; &amp; [Numbers.F496] &amp; &quot;) [sup][[b]&quot; &amp; [Numbers.C496] &amp; &quot;[/b]: &quot; &amp; [Numbers.H496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7] &gt; 0; &quot;[b]&quot; &amp; [Numbers.B497] &amp; &quot;. &quot; &amp; &quot;[url=&quot; &amp; [Numbers.E497] &amp; &quot;]&quot; &amp; [Numbers.D497] &amp; &quot;[/url][/b] (&quot; &amp; [Numbers.F497] &amp; &quot;) [sup][[b]&quot; &amp; [Numbers.C497] &amp; &quot;[/b]: &quot; &amp; [Numbers.H497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8] &gt; 0; &quot;[b]&quot; &amp; [Numbers.B498] &amp; &quot;. &quot; &amp; &quot;[url=&quot; &amp; [Numbers.E498] &amp; &quot;]&quot; &amp; [Numbers.D498] &amp; &quot;[/url][/b] (&quot; &amp; [Numbers.F498] &amp; &quot;) [sup][[b]&quot; &amp; [Numbers.C498] &amp; &quot;[/b]: &quot; &amp; [Numbers.H498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9] &gt; 0; &quot;[b]&quot; &amp; [Numbers.B499] &amp; &quot;. &quot; &amp; &quot;[url=&quot; &amp; [Numbers.E499] &amp; &quot;]&quot; &amp; [Numbers.D499] &amp; &quot;[/url][/b] (&quot; &amp; [Numbers.F499] &amp; &quot;) [sup][[b]&quot; &amp; [Numbers.C499] &amp; &quot;[/b]: &quot; &amp; [Numbers.H499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500] &gt; 0; &quot;[b]&quot; &amp; [Numbers.B500] &amp; &quot;. &quot; &amp; &quot;[url=&quot; &amp; [Numbers.E500] &amp; &quot;]&quot; &amp; [Numbers.D500] &amp; &quot;[/url][/b] (&quot; &amp; [Numbers.F500] &amp; &quot;) [sup][[b]&quot; &amp; [Numbers.C500] &amp; &quot;[/b]: &quot; &amp; [Numbers.H500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501] &gt; 0; &quot;[b]&quot; &amp; [Numbers.B501] &amp; &quot;. &quot; &amp; &quot;[url=&quot; &amp; [Numbers.E501] &amp; &quot;]&quot; &amp; [Numbers.D501] &amp; &quot;[/url][/b] (&quot; &amp; [Numbers.F501] &amp; &quot;) [sup][[b]&quot; &amp; [Numbers.C501] &amp; &quot;[/b]: &quot; &amp; [Numbers.H501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502] &gt; 0; &quot;[b]&quot; &amp; [Numbers.B502] &amp; &quot;. &quot; &amp; &quot;[url=&quot; &amp; [Numbers.E502] &amp; &quot;]&quot; &amp; [Numbers.D502] &amp; &quot;[/url][/b] (&quot; &amp; [Numbers.F502] &amp; &quot;) [sup][[b]&quot; &amp; [Numbers.C502] &amp; &quot;[/b]: &quot; &amp; [Numbers.H502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503] &gt; 0; &quot;[b]&quot; &amp; [Numbers.B503] &amp; &quot;. &quot; &amp; &quot;[url=&quot; &amp; [Numbers.E503] &amp; &quot;]&quot; &amp; [Numbers.D503] &amp; &quot;[/url][/b] (&quot; &amp; [Numbers.F503] &amp; &quot;) [sup][[b]&quot; &amp; [Numbers.C503] &amp; &quot;[/b]: &quot; &amp; [Numbers.H503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504] &gt; 0; &quot;[b]&quot; &amp; [Numbers.B504] &amp; &quot;. &quot; &amp; &quot;[url=&quot; &amp; [Numbers.E504] &amp; &quot;]&quot; &amp; [Numbers.D504] &amp; &quot;[/url][/b]&quot; &amp;  &quot; [[b]&quot; &amp; [Numbers.C504] &amp; &quot;[/b]: [sup]&quot; &amp; [Numbers.H5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5] &gt; 0; &quot;[b]&quot; &amp; [Numbers.B505] &amp; &quot;. &quot; &amp; &quot;[url=&quot; &amp; [Numbers.E505] &amp; &quot;]&quot; &amp; [Numbers.D505] &amp; &quot;[/url][/b]&quot; &amp;  &quot; [[b]&quot; &amp; [Numbers.C505] &amp; &quot;[/b]: [sup]&quot; &amp; [Numbers.H5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6] &gt; 0; &quot;[b]&quot; &amp; [Numbers.B506] &amp; &quot;. &quot; &amp; &quot;[url=&quot; &amp; [Numbers.E506] &amp; &quot;]&quot; &amp; [Numbers.D506] &amp; &quot;[/url][/b]&quot; &amp;  &quot; [[b]&quot; &amp; [Numbers.C506] &amp; &quot;[/b]: [sup]&quot; &amp; [Numbers.H5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7] &gt; 0; &quot;[b]&quot; &amp; [Numbers.B507] &amp; &quot;. &quot; &amp; &quot;[url=&quot; &amp; [Numbers.E507] &amp; &quot;]&quot; &amp; [Numbers.D507] &amp; &quot;[/url][/b]&quot; &amp;  &quot; [[b]&quot; &amp; [Numbers.C507] &amp; &quot;[/b]: [sup]&quot; &amp; [Numbers.H5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8] &gt; 0; &quot;[b]&quot; &amp; [Numbers.B508] &amp; &quot;. &quot; &amp; &quot;[url=&quot; &amp; [Numbers.E508] &amp; &quot;]&quot; &amp; [Numbers.D508] &amp; &quot;[/url][/b]&quot; &amp;  &quot; [[b]&quot; &amp; [Numbers.C508] &amp; &quot;[/b]: [sup]&quot; &amp; [Numbers.H5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9] &gt; 0; &quot;[b]&quot; &amp; [Numbers.B509] &amp; &quot;. &quot; &amp; &quot;[url=&quot; &amp; [Numbers.E509] &amp; &quot;]&quot; &amp; [Numbers.D509] &amp; &quot;[/url][/b]&quot; &amp;  &quot; [[b]&quot; &amp; [Numbers.C509] &amp; &quot;[/b]: [sup]&quot; &amp; [Numbers.H5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0] &gt; 0; &quot;[b]&quot; &amp; [Numbers.B510] &amp; &quot;. &quot; &amp; &quot;[url=&quot; &amp; [Numbers.E510] &amp; &quot;]&quot; &amp; [Numbers.D510] &amp; &quot;[/url][/b]&quot; &amp;  &quot; [[b]&quot; &amp; [Numbers.C510] &amp; &quot;[/b]: [sup]&quot; &amp; [Numbers.H5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1] &gt; 0; &quot;[b]&quot; &amp; [Numbers.B511] &amp; &quot;. &quot; &amp; &quot;[url=&quot; &amp; [Numbers.E511] &amp; &quot;]&quot; &amp; [Numbers.D511] &amp; &quot;[/url][/b]&quot; &amp;  &quot; [[b]&quot; &amp; [Numbers.C511] &amp; &quot;[/b]: [sup]&quot; &amp; [Numbers.H5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2] &gt; 0; &quot;[b]&quot; &amp; [Numbers.B512] &amp; &quot;. &quot; &amp; &quot;[url=&quot; &amp; [Numbers.E512] &amp; &quot;]&quot; &amp; [Numbers.D512] &amp; &quot;[/url][/b]&quot; &amp;  &quot; [[b]&quot; &amp; [Numbers.C512] &amp; &quot;[/b]: [sup]&quot; &amp; [Numbers.H5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3] &gt; 0; &quot;[b]&quot; &amp; [Numbers.B513] &amp; &quot;. &quot; &amp; &quot;[url=&quot; &amp; [Numbers.E513] &amp; &quot;]&quot; &amp; [Numbers.D513] &amp; &quot;[/url][/b]&quot; &amp;  &quot; [[b]&quot; &amp; [Numbers.C513] &amp; &quot;[/b]: [sup]&quot; &amp; [Numbers.H5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4] &gt; 0; &quot;[b]&quot; &amp; [Numbers.B514] &amp; &quot;. &quot; &amp; &quot;[url=&quot; &amp; [Numbers.E514] &amp; &quot;]&quot; &amp; [Numbers.D514] &amp; &quot;[/url][/b]&quot; &amp;  &quot; [[b]&quot; &amp; [Numbers.C514] &amp; &quot;[/b]: [sup]&quot; &amp; [Numbers.H5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5] &gt; 0; &quot;[b]&quot; &amp; [Numbers.B515] &amp; &quot;. &quot; &amp; &quot;[url=&quot; &amp; [Numbers.E515] &amp; &quot;]&quot; &amp; [Numbers.D515] &amp; &quot;[/url][/b]&quot; &amp;  &quot; [[b]&quot; &amp; [Numbers.C515] &amp; &quot;[/b]: [sup]&quot; &amp; [Numbers.H5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6] &gt; 0; &quot;[b]&quot; &amp; [Numbers.B516] &amp; &quot;. &quot; &amp; &quot;[url=&quot; &amp; [Numbers.E516] &amp; &quot;]&quot; &amp; [Numbers.D516] &amp; &quot;[/url][/b]&quot; &amp;  &quot; [[b]&quot; &amp; [Numbers.C516] &amp; &quot;[/b]: [sup]&quot; &amp; [Numbers.H5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7] &gt; 0; &quot;[b]&quot; &amp; [Numbers.B517] &amp; &quot;. &quot; &amp; &quot;[url=&quot; &amp; [Numbers.E517] &amp; &quot;]&quot; &amp; [Numbers.D517] &amp; &quot;[/url][/b]&quot; &amp;  &quot; [[b]&quot; &amp; [Numbers.C517] &amp; &quot;[/b]: [sup]&quot; &amp; [Numbers.H5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8] &gt; 0; &quot;[b]&quot; &amp; [Numbers.B518] &amp; &quot;. &quot; &amp; &quot;[url=&quot; &amp; [Numbers.E518] &amp; &quot;]&quot; &amp; [Numbers.D518] &amp; &quot;[/url][/b]&quot; &amp;  &quot; [[b]&quot; &amp; [Numbers.C518] &amp; &quot;[/b]: [sup]&quot; &amp; [Numbers.H5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9] &gt; 0; &quot;[b]&quot; &amp; [Numbers.B519] &amp; &quot;. &quot; &amp; &quot;[url=&quot; &amp; [Numbers.E519] &amp; &quot;]&quot; &amp; [Numbers.D519] &amp; &quot;[/url][/b]&quot; &amp;  &quot; [[b]&quot; &amp; [Numbers.C519] &amp; &quot;[/b]: [sup]&quot; &amp; [Numbers.H5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0] &gt; 0; &quot;[b]&quot; &amp; [Numbers.B520] &amp; &quot;. &quot; &amp; &quot;[url=&quot; &amp; [Numbers.E520] &amp; &quot;]&quot; &amp; [Numbers.D520] &amp; &quot;[/url][/b]&quot; &amp;  &quot; [[b]&quot; &amp; [Numbers.C520] &amp; &quot;[/b]: [sup]&quot; &amp; [Numbers.H5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1] &gt; 0; &quot;[b]&quot; &amp; [Numbers.B521] &amp; &quot;. &quot; &amp; &quot;[url=&quot; &amp; [Numbers.E521] &amp; &quot;]&quot; &amp; [Numbers.D521] &amp; &quot;[/url][/b]&quot; &amp;  &quot; [[b]&quot; &amp; [Numbers.C521] &amp; &quot;[/b]: [sup]&quot; &amp; [Numbers.H5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2] &gt; 0; &quot;[b]&quot; &amp; [Numbers.B522] &amp; &quot;. &quot; &amp; &quot;[url=&quot; &amp; [Numbers.E522] &amp; &quot;]&quot; &amp; [Numbers.D522] &amp; &quot;[/url][/b]&quot; &amp;  &quot; [[b]&quot; &amp; [Numbers.C522] &amp; &quot;[/b]: [sup]&quot; &amp; [Numbers.H5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3] &gt; 0; &quot;[b]&quot; &amp; [Numbers.B523] &amp; &quot;. &quot; &amp; &quot;[url=&quot; &amp; [Numbers.E523] &amp; &quot;]&quot; &amp; [Numbers.D523] &amp; &quot;[/url][/b]&quot; &amp;  &quot; [[b]&quot; &amp; [Numbers.C523] &amp; &quot;[/b]: [sup]&quot; &amp; [Numbers.H5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4] &gt; 0; &quot;[b]&quot; &amp; [Numbers.B524] &amp; &quot;. &quot; &amp; &quot;[url=&quot; &amp; [Numbers.E524] &amp; &quot;]&quot; &amp; [Numbers.D524] &amp; &quot;[/url][/b]&quot; &amp;  &quot; [[b]&quot; &amp; [Numbers.C524] &amp; &quot;[/b]: [sup]&quot; &amp; [Numbers.H5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5] &gt; 0; &quot;[b]&quot; &amp; [Numbers.B525] &amp; &quot;. &quot; &amp; &quot;[url=&quot; &amp; [Numbers.E525] &amp; &quot;]&quot; &amp; [Numbers.D525] &amp; &quot;[/url][/b]&quot; &amp;  &quot; [[b]&quot; &amp; [Numbers.C525] &amp; &quot;[/b]: [sup]&quot; &amp; [Numbers.H5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6] &gt; 0; &quot;[b]&quot; &amp; [Numbers.B526] &amp; &quot;. &quot; &amp; &quot;[url=&quot; &amp; [Numbers.E526] &amp; &quot;]&quot; &amp; [Numbers.D526] &amp; &quot;[/url][/b]&quot; &amp;  &quot; [[b]&quot; &amp; [Numbers.C526] &amp; &quot;[/b]: [sup]&quot; &amp; [Numbers.H5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7] &gt; 0; &quot;[b]&quot; &amp; [Numbers.B527] &amp; &quot;. &quot; &amp; &quot;[url=&quot; &amp; [Numbers.E527] &amp; &quot;]&quot; &amp; [Numbers.D527] &amp; &quot;[/url][/b]&quot; &amp;  &quot; [[b]&quot; &amp; [Numbers.C527] &amp; &quot;[/b]: [sup]&quot; &amp; [Numbers.H5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8] &gt; 0; &quot;[b]&quot; &amp; [Numbers.B528] &amp; &quot;. &quot; &amp; &quot;[url=&quot; &amp; [Numbers.E528] &amp; &quot;]&quot; &amp; [Numbers.D528] &amp; &quot;[/url][/b]&quot; &amp;  &quot; [[b]&quot; &amp; [Numbers.C528] &amp; &quot;[/b]: [sup]&quot; &amp; [Numbers.H5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9] &gt; 0; &quot;[b]&quot; &amp; [Numbers.B529] &amp; &quot;. &quot; &amp; &quot;[url=&quot; &amp; [Numbers.E529] &amp; &quot;]&quot; &amp; [Numbers.D529] &amp; &quot;[/url][/b]&quot; &amp;  &quot; [[b]&quot; &amp; [Numbers.C529] &amp; &quot;[/b]: [sup]&quot; &amp; [Numbers.H5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0] &gt; 0; &quot;[b]&quot; &amp; [Numbers.B530] &amp; &quot;. &quot; &amp; &quot;[url=&quot; &amp; [Numbers.E530] &amp; &quot;]&quot; &amp; [Numbers.D530] &amp; &quot;[/url][/b]&quot; &amp;  &quot; [[b]&quot; &amp; [Numbers.C530] &amp; &quot;[/b]: [sup]&quot; &amp; [Numbers.H5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1] &gt; 0; &quot;[b]&quot; &amp; [Numbers.B531] &amp; &quot;. &quot; &amp; &quot;[url=&quot; &amp; [Numbers.E531] &amp; &quot;]&quot; &amp; [Numbers.D531] &amp; &quot;[/url][/b]&quot; &amp;  &quot; [[b]&quot; &amp; [Numbers.C531] &amp; &quot;[/b]: [sup]&quot; &amp; [Numbers.H5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2] &gt; 0; &quot;[b]&quot; &amp; [Numbers.B532] &amp; &quot;. &quot; &amp; &quot;[url=&quot; &amp; [Numbers.E532] &amp; &quot;]&quot; &amp; [Numbers.D532] &amp; &quot;[/url][/b]&quot; &amp;  &quot; [[b]&quot; &amp; [Numbers.C532] &amp; &quot;[/b]: [sup]&quot; &amp; [Numbers.H5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3] &gt; 0; &quot;[b]&quot; &amp; [Numbers.B533] &amp; &quot;. &quot; &amp; &quot;[url=&quot; &amp; [Numbers.E533] &amp; &quot;]&quot; &amp; [Numbers.D533] &amp; &quot;[/url][/b]&quot; &amp;  &quot; [[b]&quot; &amp; [Numbers.C533] &amp; &quot;[/b]: [sup]&quot; &amp; [Numbers.H5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4] &gt; 0; &quot;[b]&quot; &amp; [Numbers.B534] &amp; &quot;. &quot; &amp; &quot;[url=&quot; &amp; [Numbers.E534] &amp; &quot;]&quot; &amp; [Numbers.D534] &amp; &quot;[/url][/b]&quot; &amp;  &quot; [[b]&quot; &amp; [Numbers.C534] &amp; &quot;[/b]: [sup]&quot; &amp; [Numbers.H5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5] &gt; 0; &quot;[b]&quot; &amp; [Numbers.B535] &amp; &quot;. &quot; &amp; &quot;[url=&quot; &amp; [Numbers.E535] &amp; &quot;]&quot; &amp; [Numbers.D535] &amp; &quot;[/url][/b]&quot; &amp;  &quot; [[b]&quot; &amp; [Numbers.C535] &amp; &quot;[/b]: [sup]&quot; &amp; [Numbers.H5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6] &gt; 0; &quot;[b]&quot; &amp; [Numbers.B536] &amp; &quot;. &quot; &amp; &quot;[url=&quot; &amp; [Numbers.E536] &amp; &quot;]&quot; &amp; [Numbers.D536] &amp; &quot;[/url][/b]&quot; &amp;  &quot; [[b]&quot; &amp; [Numbers.C536] &amp; &quot;[/b]: [sup]&quot; &amp; [Numbers.H5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7] &gt; 0; &quot;[b]&quot; &amp; [Numbers.B537] &amp; &quot;. &quot; &amp; &quot;[url=&quot; &amp; [Numbers.E537] &amp; &quot;]&quot; &amp; [Numbers.D537] &amp; &quot;[/url][/b]&quot; &amp;  &quot; [[b]&quot; &amp; [Numbers.C537] &amp; &quot;[/b]: [sup]&quot; &amp; [Numbers.H5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8] &gt; 0; &quot;[b]&quot; &amp; [Numbers.B538] &amp; &quot;. &quot; &amp; &quot;[url=&quot; &amp; [Numbers.E538] &amp; &quot;]&quot; &amp; [Numbers.D538] &amp; &quot;[/url][/b]&quot; &amp;  &quot; [[b]&quot; &amp; [Numbers.C538] &amp; &quot;[/b]: [sup]&quot; &amp; [Numbers.H5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9] &gt; 0; &quot;[b]&quot; &amp; [Numbers.B539] &amp; &quot;. &quot; &amp; &quot;[url=&quot; &amp; [Numbers.E539] &amp; &quot;]&quot; &amp; [Numbers.D539] &amp; &quot;[/url][/b]&quot; &amp;  &quot; [[b]&quot; &amp; [Numbers.C539] &amp; &quot;[/b]: [sup]&quot; &amp; [Numbers.H5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0] &gt; 0; &quot;[b]&quot; &amp; [Numbers.B540] &amp; &quot;. &quot; &amp; &quot;[url=&quot; &amp; [Numbers.E540] &amp; &quot;]&quot; &amp; [Numbers.D540] &amp; &quot;[/url][/b]&quot; &amp;  &quot; [[b]&quot; &amp; [Numbers.C540] &amp; &quot;[/b]: [sup]&quot; &amp; [Numbers.H5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1] &gt; 0; &quot;[b]&quot; &amp; [Numbers.B541] &amp; &quot;. &quot; &amp; &quot;[url=&quot; &amp; [Numbers.E541] &amp; &quot;]&quot; &amp; [Numbers.D541] &amp; &quot;[/url][/b]&quot; &amp;  &quot; [[b]&quot; &amp; [Numbers.C541] &amp; &quot;[/b]: [sup]&quot; &amp; [Numbers.H5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2] &gt; 0; &quot;[b]&quot; &amp; [Numbers.B542] &amp; &quot;. &quot; &amp; &quot;[url=&quot; &amp; [Numbers.E542] &amp; &quot;]&quot; &amp; [Numbers.D542] &amp; &quot;[/url][/b]&quot; &amp;  &quot; [[b]&quot; &amp; [Numbers.C542] &amp; &quot;[/b]: [sup]&quot; &amp; [Numbers.H5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3] &gt; 0; &quot;[b]&quot; &amp; [Numbers.B543] &amp; &quot;. &quot; &amp; &quot;[url=&quot; &amp; [Numbers.E543] &amp; &quot;]&quot; &amp; [Numbers.D543] &amp; &quot;[/url][/b]&quot; &amp;  &quot; [[b]&quot; &amp; [Numbers.C543] &amp; &quot;[/b]: [sup]&quot; &amp; [Numbers.H5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4] &gt; 0; &quot;[b]&quot; &amp; [Numbers.B544] &amp; &quot;. &quot; &amp; &quot;[url=&quot; &amp; [Numbers.E544] &amp; &quot;]&quot; &amp; [Numbers.D544] &amp; &quot;[/url][/b]&quot; &amp;  &quot; [[b]&quot; &amp; [Numbers.C544] &amp; &quot;[/b]: [sup]&quot; &amp; [Numbers.H5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5] &gt; 0; &quot;[b]&quot; &amp; [Numbers.B545] &amp; &quot;. &quot; &amp; &quot;[url=&quot; &amp; [Numbers.E545] &amp; &quot;]&quot; &amp; [Numbers.D545] &amp; &quot;[/url][/b]&quot; &amp;  &quot; [[b]&quot; &amp; [Numbers.C545] &amp; &quot;[/b]: [sup]&quot; &amp; [Numbers.H5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6] &gt; 0; &quot;[b]&quot; &amp; [Numbers.B546] &amp; &quot;. &quot; &amp; &quot;[url=&quot; &amp; [Numbers.E546] &amp; &quot;]&quot; &amp; [Numbers.D546] &amp; &quot;[/url][/b]&quot; &amp;  &quot; [[b]&quot; &amp; [Numbers.C546] &amp; &quot;[/b]: [sup]&quot; &amp; [Numbers.H5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7] &gt; 0; &quot;[b]&quot; &amp; [Numbers.B547] &amp; &quot;. &quot; &amp; &quot;[url=&quot; &amp; [Numbers.E547] &amp; &quot;]&quot; &amp; [Numbers.D547] &amp; &quot;[/url][/b]&quot; &amp;  &quot; [[b]&quot; &amp; [Numbers.C547] &amp; &quot;[/b]: [sup]&quot; &amp; [Numbers.H5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8] &gt; 0; &quot;[b]&quot; &amp; [Numbers.B548] &amp; &quot;. &quot; &amp; &quot;[url=&quot; &amp; [Numbers.E548] &amp; &quot;]&quot; &amp; [Numbers.D548] &amp; &quot;[/url][/b]&quot; &amp;  &quot; [[b]&quot; &amp; [Numbers.C548] &amp; &quot;[/b]: [sup]&quot; &amp; [Numbers.H5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9] &gt; 0; &quot;[b]&quot; &amp; [Numbers.B549] &amp; &quot;. &quot; &amp; &quot;[url=&quot; &amp; [Numbers.E549] &amp; &quot;]&quot; &amp; [Numbers.D549] &amp; &quot;[/url][/b]&quot; &amp;  &quot; [[b]&quot; &amp; [Numbers.C549] &amp; &quot;[/b]: [sup]&quot; &amp; [Numbers.H5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0] &gt; 0; &quot;[b]&quot; &amp; [Numbers.B550] &amp; &quot;. &quot; &amp; &quot;[url=&quot; &amp; [Numbers.E550] &amp; &quot;]&quot; &amp; [Numbers.D550] &amp; &quot;[/url][/b]&quot; &amp;  &quot; [[b]&quot; &amp; [Numbers.C550] &amp; &quot;[/b]: [sup]&quot; &amp; [Numbers.H5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1] &gt; 0; &quot;[b]&quot; &amp; [Numbers.B551] &amp; &quot;. &quot; &amp; &quot;[url=&quot; &amp; [Numbers.E551] &amp; &quot;]&quot; &amp; [Numbers.D551] &amp; &quot;[/url][/b]&quot; &amp;  &quot; [[b]&quot; &amp; [Numbers.C551] &amp; &quot;[/b]: [sup]&quot; &amp; [Numbers.H5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2] &gt; 0; &quot;[b]&quot; &amp; [Numbers.B552] &amp; &quot;. &quot; &amp; &quot;[url=&quot; &amp; [Numbers.E552] &amp; &quot;]&quot; &amp; [Numbers.D552] &amp; &quot;[/url][/b]&quot; &amp;  &quot; [[b]&quot; &amp; [Numbers.C552] &amp; &quot;[/b]: [sup]&quot; &amp; [Numbers.H5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3] &gt; 0; &quot;[b]&quot; &amp; [Numbers.B553] &amp; &quot;. &quot; &amp; &quot;[url=&quot; &amp; [Numbers.E553] &amp; &quot;]&quot; &amp; [Numbers.D553] &amp; &quot;[/url][/b]&quot; &amp;  &quot; [[b]&quot; &amp; [Numbers.C553] &amp; &quot;[/b]: [sup]&quot; &amp; [Numbers.H5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4] &gt; 0; &quot;[b]&quot; &amp; [Numbers.B554] &amp; &quot;. &quot; &amp; &quot;[url=&quot; &amp; [Numbers.E554] &amp; &quot;]&quot; &amp; [Numbers.D554] &amp; &quot;[/url][/b]&quot; &amp;  &quot; [[b]&quot; &amp; [Numbers.C554] &amp; &quot;[/b]: [sup]&quot; &amp; [Numbers.H5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5] &gt; 0; &quot;[b]&quot; &amp; [Numbers.B555] &amp; &quot;. &quot; &amp; &quot;[url=&quot; &amp; [Numbers.E555] &amp; &quot;]&quot; &amp; [Numbers.D555] &amp; &quot;[/url][/b]&quot; &amp;  &quot; [[b]&quot; &amp; [Numbers.C555] &amp; &quot;[/b]: [sup]&quot; &amp; [Numbers.H5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6] &gt; 0; &quot;[b]&quot; &amp; [Numbers.B556] &amp; &quot;. &quot; &amp; &quot;[url=&quot; &amp; [Numbers.E556] &amp; &quot;]&quot; &amp; [Numbers.D556] &amp; &quot;[/url][/b]&quot; &amp;  &quot; [[b]&quot; &amp; [Numbers.C556] &amp; &quot;[/b]: [sup]&quot; &amp; [Numbers.H5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7] &gt; 0; &quot;[b]&quot; &amp; [Numbers.B557] &amp; &quot;. &quot; &amp; &quot;[url=&quot; &amp; [Numbers.E557] &amp; &quot;]&quot; &amp; [Numbers.D557] &amp; &quot;[/url][/b]&quot; &amp;  &quot; [[b]&quot; &amp; [Numbers.C557] &amp; &quot;[/b]: [sup]&quot; &amp; [Numbers.H5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8] &gt; 0; &quot;[b]&quot; &amp; [Numbers.B558] &amp; &quot;. &quot; &amp; &quot;[url=&quot; &amp; [Numbers.E558] &amp; &quot;]&quot; &amp; [Numbers.D558] &amp; &quot;[/url][/b]&quot; &amp;  &quot; [[b]&quot; &amp; [Numbers.C558] &amp; &quot;[/b]: [sup]&quot; &amp; [Numbers.H5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9] &gt; 0; &quot;[b]&quot; &amp; [Numbers.B559] &amp; &quot;. &quot; &amp; &quot;[url=&quot; &amp; [Numbers.E559] &amp; &quot;]&quot; &amp; [Numbers.D559] &amp; &quot;[/url][/b]&quot; &amp;  &quot; [[b]&quot; &amp; [Numbers.C559] &amp; &quot;[/b]: [sup]&quot; &amp; [Numbers.H5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0] &gt; 0; &quot;[b]&quot; &amp; [Numbers.B560] &amp; &quot;. &quot; &amp; &quot;[url=&quot; &amp; [Numbers.E560] &amp; &quot;]&quot; &amp; [Numbers.D560] &amp; &quot;[/url][/b]&quot; &amp;  &quot; [[b]&quot; &amp; [Numbers.C560] &amp; &quot;[/b]: [sup]&quot; &amp; [Numbers.H5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1] &gt; 0; &quot;[b]&quot; &amp; [Numbers.B561] &amp; &quot;. &quot; &amp; &quot;[url=&quot; &amp; [Numbers.E561] &amp; &quot;]&quot; &amp; [Numbers.D561] &amp; &quot;[/url][/b]&quot; &amp;  &quot; [[b]&quot; &amp; [Numbers.C561] &amp; &quot;[/b]: [sup]&quot; &amp; [Numbers.H5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2] &gt; 0; &quot;[b]&quot; &amp; [Numbers.B562] &amp; &quot;. &quot; &amp; &quot;[url=&quot; &amp; [Numbers.E562] &amp; &quot;]&quot; &amp; [Numbers.D562] &amp; &quot;[/url][/b]&quot; &amp;  &quot; [[b]&quot; &amp; [Numbers.C562] &amp; &quot;[/b]: [sup]&quot; &amp; [Numbers.H5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3] &gt; 0; &quot;[b]&quot; &amp; [Numbers.B563] &amp; &quot;. &quot; &amp; &quot;[url=&quot; &amp; [Numbers.E563] &amp; &quot;]&quot; &amp; [Numbers.D563] &amp; &quot;[/url][/b]&quot; &amp;  &quot; [[b]&quot; &amp; [Numbers.C563] &amp; &quot;[/b]: [sup]&quot; &amp; [Numbers.H5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4] &gt; 0; &quot;[b]&quot; &amp; [Numbers.B564] &amp; &quot;. &quot; &amp; &quot;[url=&quot; &amp; [Numbers.E564] &amp; &quot;]&quot; &amp; [Numbers.D564] &amp; &quot;[/url][/b]&quot; &amp;  &quot; [[b]&quot; &amp; [Numbers.C564] &amp; &quot;[/b]: [sup]&quot; &amp; [Numbers.H5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5] &gt; 0; &quot;[b]&quot; &amp; [Numbers.B565] &amp; &quot;. &quot; &amp; &quot;[url=&quot; &amp; [Numbers.E565] &amp; &quot;]&quot; &amp; [Numbers.D565] &amp; &quot;[/url][/b]&quot; &amp;  &quot; [[b]&quot; &amp; [Numbers.C565] &amp; &quot;[/b]: [sup]&quot; &amp; [Numbers.H5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6] &gt; 0; &quot;[b]&quot; &amp; [Numbers.B566] &amp; &quot;. &quot; &amp; &quot;[url=&quot; &amp; [Numbers.E566] &amp; &quot;]&quot; &amp; [Numbers.D566] &amp; &quot;[/url][/b]&quot; &amp;  &quot; [[b]&quot; &amp; [Numbers.C566] &amp; &quot;[/b]: [sup]&quot; &amp; [Numbers.H5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7] &gt; 0; &quot;[b]&quot; &amp; [Numbers.B567] &amp; &quot;. &quot; &amp; &quot;[url=&quot; &amp; [Numbers.E567] &amp; &quot;]&quot; &amp; [Numbers.D567] &amp; &quot;[/url][/b]&quot; &amp;  &quot; [[b]&quot; &amp; [Numbers.C567] &amp; &quot;[/b]: [sup]&quot; &amp; [Numbers.H5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8] &gt; 0; &quot;[b]&quot; &amp; [Numbers.B568] &amp; &quot;. &quot; &amp; &quot;[url=&quot; &amp; [Numbers.E568] &amp; &quot;]&quot; &amp; [Numbers.D568] &amp; &quot;[/url][/b]&quot; &amp;  &quot; [[b]&quot; &amp; [Numbers.C568] &amp; &quot;[/b]: [sup]&quot; &amp; [Numbers.H5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9] &gt; 0; &quot;[b]&quot; &amp; [Numbers.B569] &amp; &quot;. &quot; &amp; &quot;[url=&quot; &amp; [Numbers.E569] &amp; &quot;]&quot; &amp; [Numbers.D569] &amp; &quot;[/url][/b]&quot; &amp;  &quot; [[b]&quot; &amp; [Numbers.C569] &amp; &quot;[/b]: [sup]&quot; &amp; [Numbers.H5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0] &gt; 0; &quot;[b]&quot; &amp; [Numbers.B570] &amp; &quot;. &quot; &amp; &quot;[url=&quot; &amp; [Numbers.E570] &amp; &quot;]&quot; &amp; [Numbers.D570] &amp; &quot;[/url][/b]&quot; &amp;  &quot; [[b]&quot; &amp; [Numbers.C570] &amp; &quot;[/b]: [sup]&quot; &amp; [Numbers.H5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1] &gt; 0; &quot;[b]&quot; &amp; [Numbers.B571] &amp; &quot;. &quot; &amp; &quot;[url=&quot; &amp; [Numbers.E571] &amp; &quot;]&quot; &amp; [Numbers.D571] &amp; &quot;[/url][/b]&quot; &amp;  &quot; [[b]&quot; &amp; [Numbers.C571] &amp; &quot;[/b]: [sup]&quot; &amp; [Numbers.H5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2] &gt; 0; &quot;[b]&quot; &amp; [Numbers.B572] &amp; &quot;. &quot; &amp; &quot;[url=&quot; &amp; [Numbers.E572] &amp; &quot;]&quot; &amp; [Numbers.D572] &amp; &quot;[/url][/b]&quot; &amp;  &quot; [[b]&quot; &amp; [Numbers.C572] &amp; &quot;[/b]: [sup]&quot; &amp; [Numbers.H5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3] &gt; 0; &quot;[b]&quot; &amp; [Numbers.B573] &amp; &quot;. &quot; &amp; &quot;[url=&quot; &amp; [Numbers.E573] &amp; &quot;]&quot; &amp; [Numbers.D573] &amp; &quot;[/url][/b]&quot; &amp;  &quot; [[b]&quot; &amp; [Numbers.C573] &amp; &quot;[/b]: [sup]&quot; &amp; [Numbers.H5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4] &gt; 0; &quot;[b]&quot; &amp; [Numbers.B574] &amp; &quot;. &quot; &amp; &quot;[url=&quot; &amp; [Numbers.E574] &amp; &quot;]&quot; &amp; [Numbers.D574] &amp; &quot;[/url][/b]&quot; &amp;  &quot; [[b]&quot; &amp; [Numbers.C574] &amp; &quot;[/b]: [sup]&quot; &amp; [Numbers.H5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5] &gt; 0; &quot;[b]&quot; &amp; [Numbers.B575] &amp; &quot;. &quot; &amp; &quot;[url=&quot; &amp; [Numbers.E575] &amp; &quot;]&quot; &amp; [Numbers.D575] &amp; &quot;[/url][/b]&quot; &amp;  &quot; [[b]&quot; &amp; [Numbers.C575] &amp; &quot;[/b]: [sup]&quot; &amp; [Numbers.H5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6] &gt; 0; &quot;[b]&quot; &amp; [Numbers.B576] &amp; &quot;. &quot; &amp; &quot;[url=&quot; &amp; [Numbers.E576] &amp; &quot;]&quot; &amp; [Numbers.D576] &amp; &quot;[/url][/b]&quot; &amp;  &quot; [[b]&quot; &amp; [Numbers.C576] &amp; &quot;[/b]: [sup]&quot; &amp; [Numbers.H5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7] &gt; 0; &quot;[b]&quot; &amp; [Numbers.B577] &amp; &quot;. &quot; &amp; &quot;[url=&quot; &amp; [Numbers.E577] &amp; &quot;]&quot; &amp; [Numbers.D577] &amp; &quot;[/url][/b]&quot; &amp;  &quot; [[b]&quot; &amp; [Numbers.C577] &amp; &quot;[/b]: [sup]&quot; &amp; [Numbers.H5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8] &gt; 0; &quot;[b]&quot; &amp; [Numbers.B578] &amp; &quot;. &quot; &amp; &quot;[url=&quot; &amp; [Numbers.E578] &amp; &quot;]&quot; &amp; [Numbers.D578] &amp; &quot;[/url][/b]&quot; &amp;  &quot; [[b]&quot; &amp; [Numbers.C578] &amp; &quot;[/b]: [sup]&quot; &amp; [Numbers.H5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9] &gt; 0; &quot;[b]&quot; &amp; [Numbers.B579] &amp; &quot;. &quot; &amp; &quot;[url=&quot; &amp; [Numbers.E579] &amp; &quot;]&quot; &amp; [Numbers.D579] &amp; &quot;[/url][/b]&quot; &amp;  &quot; [[b]&quot; &amp; [Numbers.C579] &amp; &quot;[/b]: [sup]&quot; &amp; [Numbers.H5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0] &gt; 0; &quot;[b]&quot; &amp; [Numbers.B580] &amp; &quot;. &quot; &amp; &quot;[url=&quot; &amp; [Numbers.E580] &amp; &quot;]&quot; &amp; [Numbers.D580] &amp; &quot;[/url][/b]&quot; &amp;  &quot; [[b]&quot; &amp; [Numbers.C580] &amp; &quot;[/b]: [sup]&quot; &amp; [Numbers.H5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1] &gt; 0; &quot;[b]&quot; &amp; [Numbers.B581] &amp; &quot;. &quot; &amp; &quot;[url=&quot; &amp; [Numbers.E581] &amp; &quot;]&quot; &amp; [Numbers.D581] &amp; &quot;[/url][/b]&quot; &amp;  &quot; [[b]&quot; &amp; [Numbers.C581] &amp; &quot;[/b]: [sup]&quot; &amp; [Numbers.H5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2] &gt; 0; &quot;[b]&quot; &amp; [Numbers.B582] &amp; &quot;. &quot; &amp; &quot;[url=&quot; &amp; [Numbers.E582] &amp; &quot;]&quot; &amp; [Numbers.D582] &amp; &quot;[/url][/b]&quot; &amp;  &quot; [[b]&quot; &amp; [Numbers.C582] &amp; &quot;[/b]: [sup]&quot; &amp; [Numbers.H5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3] &gt; 0; &quot;[b]&quot; &amp; [Numbers.B583] &amp; &quot;. &quot; &amp; &quot;[url=&quot; &amp; [Numbers.E583] &amp; &quot;]&quot; &amp; [Numbers.D583] &amp; &quot;[/url][/b]&quot; &amp;  &quot; [[b]&quot; &amp; [Numbers.C583] &amp; &quot;[/b]: [sup]&quot; &amp; [Numbers.H5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4] &gt; 0; &quot;[b]&quot; &amp; [Numbers.B584] &amp; &quot;. &quot; &amp; &quot;[url=&quot; &amp; [Numbers.E584] &amp; &quot;]&quot; &amp; [Numbers.D584] &amp; &quot;[/url][/b]&quot; &amp;  &quot; [[b]&quot; &amp; [Numbers.C584] &amp; &quot;[/b]: [sup]&quot; &amp; [Numbers.H5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5] &gt; 0; &quot;[b]&quot; &amp; [Numbers.B585] &amp; &quot;. &quot; &amp; &quot;[url=&quot; &amp; [Numbers.E585] &amp; &quot;]&quot; &amp; [Numbers.D585] &amp; &quot;[/url][/b]&quot; &amp;  &quot; [[b]&quot; &amp; [Numbers.C585] &amp; &quot;[/b]: [sup]&quot; &amp; [Numbers.H5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6] &gt; 0; &quot;[b]&quot; &amp; [Numbers.B586] &amp; &quot;. &quot; &amp; &quot;[url=&quot; &amp; [Numbers.E586] &amp; &quot;]&quot; &amp; [Numbers.D586] &amp; &quot;[/url][/b]&quot; &amp;  &quot; [[b]&quot; &amp; [Numbers.C586] &amp; &quot;[/b]: [sup]&quot; &amp; [Numbers.H5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7] &gt; 0; &quot;[b]&quot; &amp; [Numbers.B587] &amp; &quot;. &quot; &amp; &quot;[url=&quot; &amp; [Numbers.E587] &amp; &quot;]&quot; &amp; [Numbers.D587] &amp; &quot;[/url][/b]&quot; &amp;  &quot; [[b]&quot; &amp; [Numbers.C587] &amp; &quot;[/b]: [sup]&quot; &amp; [Numbers.H5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8] &gt; 0; &quot;[b]&quot; &amp; [Numbers.B588] &amp; &quot;. &quot; &amp; &quot;[url=&quot; &amp; [Numbers.E588] &amp; &quot;]&quot; &amp; [Numbers.D588] &amp; &quot;[/url][/b]&quot; &amp;  &quot; [[b]&quot; &amp; [Numbers.C588] &amp; &quot;[/b]: [sup]&quot; &amp; [Numbers.H5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9] &gt; 0; &quot;[b]&quot; &amp; [Numbers.B589] &amp; &quot;. &quot; &amp; &quot;[url=&quot; &amp; [Numbers.E589] &amp; &quot;]&quot; &amp; [Numbers.D589] &amp; &quot;[/url][/b]&quot; &amp;  &quot; [[b]&quot; &amp; [Numbers.C589] &amp; &quot;[/b]: [sup]&quot; &amp; [Numbers.H5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0] &gt; 0; &quot;[b]&quot; &amp; [Numbers.B590] &amp; &quot;. &quot; &amp; &quot;[url=&quot; &amp; [Numbers.E590] &amp; &quot;]&quot; &amp; [Numbers.D590] &amp; &quot;[/url][/b]&quot; &amp;  &quot; [[b]&quot; &amp; [Numbers.C590] &amp; &quot;[/b]: [sup]&quot; &amp; [Numbers.H5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1] &gt; 0; &quot;[b]&quot; &amp; [Numbers.B591] &amp; &quot;. &quot; &amp; &quot;[url=&quot; &amp; [Numbers.E591] &amp; &quot;]&quot; &amp; [Numbers.D591] &amp; &quot;[/url][/b]&quot; &amp;  &quot; [[b]&quot; &amp; [Numbers.C591] &amp; &quot;[/b]: [sup]&quot; &amp; [Numbers.H5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2] &gt; 0; &quot;[b]&quot; &amp; [Numbers.B592] &amp; &quot;. &quot; &amp; &quot;[url=&quot; &amp; [Numbers.E592] &amp; &quot;]&quot; &amp; [Numbers.D592] &amp; &quot;[/url][/b]&quot; &amp;  &quot; [[b]&quot; &amp; [Numbers.C592] &amp; &quot;[/b]: [sup]&quot; &amp; [Numbers.H5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3] &gt; 0; &quot;[b]&quot; &amp; [Numbers.B593] &amp; &quot;. &quot; &amp; &quot;[url=&quot; &amp; [Numbers.E593] &amp; &quot;]&quot; &amp; [Numbers.D593] &amp; &quot;[/url][/b]&quot; &amp;  &quot; [[b]&quot; &amp; [Numbers.C593] &amp; &quot;[/b]: [sup]&quot; &amp; [Numbers.H5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4] &gt; 0; &quot;[b]&quot; &amp; [Numbers.B594] &amp; &quot;. &quot; &amp; &quot;[url=&quot; &amp; [Numbers.E594] &amp; &quot;]&quot; &amp; [Numbers.D594] &amp; &quot;[/url][/b]&quot; &amp;  &quot; [[b]&quot; &amp; [Numbers.C594] &amp; &quot;[/b]: [sup]&quot; &amp; [Numbers.H5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5] &gt; 0; &quot;[b]&quot; &amp; [Numbers.B595] &amp; &quot;. &quot; &amp; &quot;[url=&quot; &amp; [Numbers.E595] &amp; &quot;]&quot; &amp; [Numbers.D595] &amp; &quot;[/url][/b]&quot; &amp;  &quot; [[b]&quot; &amp; [Numbers.C595] &amp; &quot;[/b]: [sup]&quot; &amp; [Numbers.H5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6] &gt; 0; &quot;[b]&quot; &amp; [Numbers.B596] &amp; &quot;. &quot; &amp; &quot;[url=&quot; &amp; [Numbers.E596] &amp; &quot;]&quot; &amp; [Numbers.D596] &amp; &quot;[/url][/b]&quot; &amp;  &quot; [[b]&quot; &amp; [Numbers.C596] &amp; &quot;[/b]: [sup]&quot; &amp; [Numbers.H5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7] &gt; 0; &quot;[b]&quot; &amp; [Numbers.B597] &amp; &quot;. &quot; &amp; &quot;[url=&quot; &amp; [Numbers.E597] &amp; &quot;]&quot; &amp; [Numbers.D597] &amp; &quot;[/url][/b]&quot; &amp;  &quot; [[b]&quot; &amp; [Numbers.C597] &amp; &quot;[/b]: [sup]&quot; &amp; [Numbers.H5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8] &gt; 0; &quot;[b]&quot; &amp; [Numbers.B598] &amp; &quot;. &quot; &amp; &quot;[url=&quot; &amp; [Numbers.E598] &amp; &quot;]&quot; &amp; [Numbers.D598] &amp; &quot;[/url][/b]&quot; &amp;  &quot; [[b]&quot; &amp; [Numbers.C598] &amp; &quot;[/b]: [sup]&quot; &amp; [Numbers.H5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9] &gt; 0; &quot;[b]&quot; &amp; [Numbers.B599] &amp; &quot;. &quot; &amp; &quot;[url=&quot; &amp; [Numbers.E599] &amp; &quot;]&quot; &amp; [Numbers.D599] &amp; &quot;[/url][/b]&quot; &amp;  &quot; [[b]&quot; &amp; [Numbers.C599] &amp; &quot;[/b]: [sup]&quot; &amp; [Numbers.H5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0] &gt; 0; &quot;[b]&quot; &amp; [Numbers.B600] &amp; &quot;. &quot; &amp; &quot;[url=&quot; &amp; [Numbers.E600] &amp; &quot;]&quot; &amp; [Numbers.D600] &amp; &quot;[/url][/b]&quot; &amp;  &quot; [[b]&quot; &amp; [Numbers.C600] &amp; &quot;[/b]: [sup]&quot; &amp; [Numbers.H6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1] &gt; 0; &quot;[b]&quot; &amp; [Numbers.B601] &amp; &quot;. &quot; &amp; &quot;[url=&quot; &amp; [Numbers.E601] &amp; &quot;]&quot; &amp; [Numbers.D601] &amp; &quot;[/url][/b]&quot; &amp;  &quot; [[b]&quot; &amp; [Numbers.C601] &amp; &quot;[/b]: [sup]&quot; &amp; [Numbers.H6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2] &gt; 0; &quot;[b]&quot; &amp; [Numbers.B602] &amp; &quot;. &quot; &amp; &quot;[url=&quot; &amp; [Numbers.E602] &amp; &quot;]&quot; &amp; [Numbers.D602] &amp; &quot;[/url][/b]&quot; &amp;  &quot; [[b]&quot; &amp; [Numbers.C602] &amp; &quot;[/b]: [sup]&quot; &amp; [Numbers.H6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3] &gt; 0; &quot;[b]&quot; &amp; [Numbers.B603] &amp; &quot;. &quot; &amp; &quot;[url=&quot; &amp; [Numbers.E603] &amp; &quot;]&quot; &amp; [Numbers.D603] &amp; &quot;[/url][/b]&quot; &amp;  &quot; [[b]&quot; &amp; [Numbers.C603] &amp; &quot;[/b]: [sup]&quot; &amp; [Numbers.H60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4] &gt; 0; &quot;[b]&quot; &amp; [Numbers.B604] &amp; &quot;. &quot; &amp; &quot;[url=&quot; &amp; [Numbers.E604] &amp; &quot;]&quot; &amp; [Numbers.D604] &amp; &quot;[/url][/b]&quot; &amp;  &quot; [[b]&quot; &amp; [Numbers.C604] &amp; &quot;[/b]: [sup]&quot; &amp; [Numbers.H6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5] &gt; 0; &quot;[b]&quot; &amp; [Numbers.B605] &amp; &quot;. &quot; &amp; &quot;[url=&quot; &amp; [Numbers.E605] &amp; &quot;]&quot; &amp; [Numbers.D605] &amp; &quot;[/url][/b]&quot; &amp;  &quot; [[b]&quot; &amp; [Numbers.C605] &amp; &quot;[/b]: [sup]&quot; &amp; [Numbers.H6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6] &gt; 0; &quot;[b]&quot; &amp; [Numbers.B606] &amp; &quot;. &quot; &amp; &quot;[url=&quot; &amp; [Numbers.E606] &amp; &quot;]&quot; &amp; [Numbers.D606] &amp; &quot;[/url][/b]&quot; &amp;  &quot; [[b]&quot; &amp; [Numbers.C606] &amp; &quot;[/b]: [sup]&quot; &amp; [Numbers.H6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7] &gt; 0; &quot;[b]&quot; &amp; [Numbers.B607] &amp; &quot;. &quot; &amp; &quot;[url=&quot; &amp; [Numbers.E607] &amp; &quot;]&quot; &amp; [Numbers.D607] &amp; &quot;[/url][/b]&quot; &amp;  &quot; [[b]&quot; &amp; [Numbers.C607] &amp; &quot;[/b]: [sup]&quot; &amp; [Numbers.H6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8] &gt; 0; &quot;[b]&quot; &amp; [Numbers.B608] &amp; &quot;. &quot; &amp; &quot;[url=&quot; &amp; [Numbers.E608] &amp; &quot;]&quot; &amp; [Numbers.D608] &amp; &quot;[/url][/b]&quot; &amp;  &quot; [[b]&quot; &amp; [Numbers.C608] &amp; &quot;[/b]: [sup]&quot; &amp; [Numbers.H6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9] &gt; 0; &quot;[b]&quot; &amp; [Numbers.B609] &amp; &quot;. &quot; &amp; &quot;[url=&quot; &amp; [Numbers.E609] &amp; &quot;]&quot; &amp; [Numbers.D609] &amp; &quot;[/url][/b]&quot; &amp;  &quot; [[b]&quot; &amp; [Numbers.C609] &amp; &quot;[/b]: [sup]&quot; &amp; [Numbers.H6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0] &gt; 0; &quot;[b]&quot; &amp; [Numbers.B610] &amp; &quot;. &quot; &amp; &quot;[url=&quot; &amp; [Numbers.E610] &amp; &quot;]&quot; &amp; [Numbers.D610] &amp; &quot;[/url][/b]&quot; &amp;  &quot; [[b]&quot; &amp; [Numbers.C610] &amp; &quot;[/b]: [sup]&quot; &amp; [Numbers.H6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1] &gt; 0; &quot;[b]&quot; &amp; [Numbers.B611] &amp; &quot;. &quot; &amp; &quot;[url=&quot; &amp; [Numbers.E611] &amp; &quot;]&quot; &amp; [Numbers.D611] &amp; &quot;[/url][/b]&quot; &amp;  &quot; [[b]&quot; &amp; [Numbers.C611] &amp; &quot;[/b]: [sup]&quot; &amp; [Numbers.H6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2] &gt; 0; &quot;[b]&quot; &amp; [Numbers.B612] &amp; &quot;. &quot; &amp; &quot;[url=&quot; &amp; [Numbers.E612] &amp; &quot;]&quot; &amp; [Numbers.D612] &amp; &quot;[/url][/b]&quot; &amp;  &quot; [[b]&quot; &amp; [Numbers.C612] &amp; &quot;[/b]: [sup]&quot; &amp; [Numbers.H6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3] &gt; 0; &quot;[b]&quot; &amp; [Numbers.B613] &amp; &quot;. &quot; &amp; &quot;[url=&quot; &amp; [Numbers.E613] &amp; &quot;]&quot; &amp; [Numbers.D613] &amp; &quot;[/url][/b]&quot; &amp;  &quot; [[b]&quot; &amp; [Numbers.C613] &amp; &quot;[/b]: [sup]&quot; &amp; [Numbers.H6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4] &gt; 0; &quot;[b]&quot; &amp; [Numbers.B614] &amp; &quot;. &quot; &amp; &quot;[url=&quot; &amp; [Numbers.E614] &amp; &quot;]&quot; &amp; [Numbers.D614] &amp; &quot;[/url][/b]&quot; &amp;  &quot; [[b]&quot; &amp; [Numbers.C614] &amp; &quot;[/b]: [sup]&quot; &amp; [Numbers.H6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5] &gt; 0; &quot;[b]&quot; &amp; [Numbers.B615] &amp; &quot;. &quot; &amp; &quot;[url=&quot; &amp; [Numbers.E615] &amp; &quot;]&quot; &amp; [Numbers.D615] &amp; &quot;[/url][/b]&quot; &amp;  &quot; [[b]&quot; &amp; [Numbers.C615] &amp; &quot;[/b]: [sup]&quot; &amp; [Numbers.H6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6] &gt; 0; &quot;[b]&quot; &amp; [Numbers.B616] &amp; &quot;. &quot; &amp; &quot;[url=&quot; &amp; [Numbers.E616] &amp; &quot;]&quot; &amp; [Numbers.D616] &amp; &quot;[/url][/b]&quot; &amp;  &quot; [[b]&quot; &amp; [Numbers.C616] &amp; &quot;[/b]: [sup]&quot; &amp; [Numbers.H6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7] &gt; 0; &quot;[b]&quot; &amp; [Numbers.B617] &amp; &quot;. &quot; &amp; &quot;[url=&quot; &amp; [Numbers.E617] &amp; &quot;]&quot; &amp; [Numbers.D617] &amp; &quot;[/url][/b]&quot; &amp;  &quot; [[b]&quot; &amp; [Numbers.C617] &amp; &quot;[/b]: [sup]&quot; &amp; [Numbers.H6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8] &gt; 0; &quot;[b]&quot; &amp; [Numbers.B618] &amp; &quot;. &quot; &amp; &quot;[url=&quot; &amp; [Numbers.E618] &amp; &quot;]&quot; &amp; [Numbers.D618] &amp; &quot;[/url][/b]&quot; &amp;  &quot; [[b]&quot; &amp; [Numbers.C618] &amp; &quot;[/b]: [sup]&quot; &amp; [Numbers.H6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9] &gt; 0; &quot;[b]&quot; &amp; [Numbers.B619] &amp; &quot;. &quot; &amp; &quot;[url=&quot; &amp; [Numbers.E619] &amp; &quot;]&quot; &amp; [Numbers.D619] &amp; &quot;[/url][/b]&quot; &amp;  &quot; [[b]&quot; &amp; [Numbers.C619] &amp; &quot;[/b]: [sup]&quot; &amp; [Numbers.H6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0] &gt; 0; &quot;[b]&quot; &amp; [Numbers.B620] &amp; &quot;. &quot; &amp; &quot;[url=&quot; &amp; [Numbers.E620] &amp; &quot;]&quot; &amp; [Numbers.D620] &amp; &quot;[/url][/b]&quot; &amp;  &quot; [[b]&quot; &amp; [Numbers.C620] &amp; &quot;[/b]: [sup]&quot; &amp; [Numbers.H6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1] &gt; 0; &quot;[b]&quot; &amp; [Numbers.B621] &amp; &quot;. &quot; &amp; &quot;[url=&quot; &amp; [Numbers.E621] &amp; &quot;]&quot; &amp; [Numbers.D621] &amp; &quot;[/url][/b]&quot; &amp;  &quot; [[b]&quot; &amp; [Numbers.C621] &amp; &quot;[/b]: [sup]&quot; &amp; [Numbers.H6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2] &gt; 0; &quot;[b]&quot; &amp; [Numbers.B622] &amp; &quot;. &quot; &amp; &quot;[url=&quot; &amp; [Numbers.E622] &amp; &quot;]&quot; &amp; [Numbers.D622] &amp; &quot;[/url][/b]&quot; &amp;  &quot; [[b]&quot; &amp; [Numbers.C622] &amp; &quot;[/b]: [sup]&quot; &amp; [Numbers.H6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3] &gt; 0; &quot;[b]&quot; &amp; [Numbers.B623] &amp; &quot;. &quot; &amp; &quot;[url=&quot; &amp; [Numbers.E623] &amp; &quot;]&quot; &amp; [Numbers.D623] &amp; &quot;[/url][/b]&quot; &amp;  &quot; [[b]&quot; &amp; [Numbers.C623] &amp; &quot;[/b]: [sup]&quot; &amp; [Numbers.H6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4] &gt; 0; &quot;[b]&quot; &amp; [Numbers.B624] &amp; &quot;. &quot; &amp; &quot;[url=&quot; &amp; [Numbers.E624] &amp; &quot;]&quot; &amp; [Numbers.D624] &amp; &quot;[/url][/b]&quot; &amp;  &quot; [[b]&quot; &amp; [Numbers.C624] &amp; &quot;[/b]: [sup]&quot; &amp; [Numbers.H6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5] &gt; 0; &quot;[b]&quot; &amp; [Numbers.B625] &amp; &quot;. &quot; &amp; &quot;[url=&quot; &amp; [Numbers.E625] &amp; &quot;]&quot; &amp; [Numbers.D625] &amp; &quot;[/url][/b]&quot; &amp;  &quot; [[b]&quot; &amp; [Numbers.C625] &amp; &quot;[/b]: [sup]&quot; &amp; [Numbers.H6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6] &gt; 0; &quot;[b]&quot; &amp; [Numbers.B626] &amp; &quot;. &quot; &amp; &quot;[url=&quot; &amp; [Numbers.E626] &amp; &quot;]&quot; &amp; [Numbers.D626] &amp; &quot;[/url][/b]&quot; &amp;  &quot; [[b]&quot; &amp; [Numbers.C626] &amp; &quot;[/b]: [sup]&quot; &amp; [Numbers.H6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7] &gt; 0; &quot;[b]&quot; &amp; [Numbers.B627] &amp; &quot;. &quot; &amp; &quot;[url=&quot; &amp; [Numbers.E627] &amp; &quot;]&quot; &amp; [Numbers.D627] &amp; &quot;[/url][/b]&quot; &amp;  &quot; [[b]&quot; &amp; [Numbers.C627] &amp; &quot;[/b]: [sup]&quot; &amp; [Numbers.H6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8] &gt; 0; &quot;[b]&quot; &amp; [Numbers.B628] &amp; &quot;. &quot; &amp; &quot;[url=&quot; &amp; [Numbers.E628] &amp; &quot;]&quot; &amp; [Numbers.D628] &amp; &quot;[/url][/b]&quot; &amp;  &quot; [[b]&quot; &amp; [Numbers.C628] &amp; &quot;[/b]: [sup]&quot; &amp; [Numbers.H6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9] &gt; 0; &quot;[b]&quot; &amp; [Numbers.B629] &amp; &quot;. &quot; &amp; &quot;[url=&quot; &amp; [Numbers.E629] &amp; &quot;]&quot; &amp; [Numbers.D629] &amp; &quot;[/url][/b]&quot; &amp;  &quot; [[b]&quot; &amp; [Numbers.C629] &amp; &quot;[/b]: [sup]&quot; &amp; [Numbers.H6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0] &gt; 0; &quot;[b]&quot; &amp; [Numbers.B630] &amp; &quot;. &quot; &amp; &quot;[url=&quot; &amp; [Numbers.E630] &amp; &quot;]&quot; &amp; [Numbers.D630] &amp; &quot;[/url][/b]&quot; &amp;  &quot; [[b]&quot; &amp; [Numbers.C630] &amp; &quot;[/b]: [sup]&quot; &amp; [Numbers.H6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1] &gt; 0; &quot;[b]&quot; &amp; [Numbers.B631] &amp; &quot;. &quot; &amp; &quot;[url=&quot; &amp; [Numbers.E631] &amp; &quot;]&quot; &amp; [Numbers.D631] &amp; &quot;[/url][/b]&quot; &amp;  &quot; [[b]&quot; &amp; [Numbers.C631] &amp; &quot;[/b]: [sup]&quot; &amp; [Numbers.H6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2] &gt; 0; &quot;[b]&quot; &amp; [Numbers.B632] &amp; &quot;. &quot; &amp; &quot;[url=&quot; &amp; [Numbers.E632] &amp; &quot;]&quot; &amp; [Numbers.D632] &amp; &quot;[/url][/b]&quot; &amp;  &quot; [[b]&quot; &amp; [Numbers.C632] &amp; &quot;[/b]: [sup]&quot; &amp; [Numbers.H6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3] &gt; 0; &quot;[b]&quot; &amp; [Numbers.B633] &amp; &quot;. &quot; &amp; &quot;[url=&quot; &amp; [Numbers.E633] &amp; &quot;]&quot; &amp; [Numbers.D633] &amp; &quot;[/url][/b]&quot; &amp;  &quot; [[b]&quot; &amp; [Numbers.C633] &amp; &quot;[/b]: [sup]&quot; &amp; [Numbers.H6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4] &gt; 0; &quot;[b]&quot; &amp; [Numbers.B634] &amp; &quot;. &quot; &amp; &quot;[url=&quot; &amp; [Numbers.E634] &amp; &quot;]&quot; &amp; [Numbers.D634] &amp; &quot;[/url][/b]&quot; &amp;  &quot; [[b]&quot; &amp; [Numbers.C634] &amp; &quot;[/b]: [sup]&quot; &amp; [Numbers.H6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5] &gt; 0; &quot;[b]&quot; &amp; [Numbers.B635] &amp; &quot;. &quot; &amp; &quot;[url=&quot; &amp; [Numbers.E635] &amp; &quot;]&quot; &amp; [Numbers.D635] &amp; &quot;[/url][/b]&quot; &amp;  &quot; [[b]&quot; &amp; [Numbers.C635] &amp; &quot;[/b]: [sup]&quot; &amp; [Numbers.H6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6] &gt; 0; &quot;[b]&quot; &amp; [Numbers.B636] &amp; &quot;. &quot; &amp; &quot;[url=&quot; &amp; [Numbers.E636] &amp; &quot;]&quot; &amp; [Numbers.D636] &amp; &quot;[/url][/b]&quot; &amp;  &quot; [[b]&quot; &amp; [Numbers.C636] &amp; &quot;[/b]: [sup]&quot; &amp; [Numbers.H6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7] &gt; 0; &quot;[b]&quot; &amp; [Numbers.B637] &amp; &quot;. &quot; &amp; &quot;[url=&quot; &amp; [Numbers.E637] &amp; &quot;]&quot; &amp; [Numbers.D637] &amp; &quot;[/url][/b]&quot; &amp;  &quot; [[b]&quot; &amp; [Numbers.C637] &amp; &quot;[/b]: [sup]&quot; &amp; [Numbers.H6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8] &gt; 0; &quot;[b]&quot; &amp; [Numbers.B638] &amp; &quot;. &quot; &amp; &quot;[url=&quot; &amp; [Numbers.E638] &amp; &quot;]&quot; &amp; [Numbers.D638] &amp; &quot;[/url][/b]&quot; &amp;  &quot; [[b]&quot; &amp; [Numbers.C638] &amp; &quot;[/b]: [sup]&quot; &amp; [Numbers.H6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9] &gt; 0; &quot;[b]&quot; &amp; [Numbers.B639] &amp; &quot;. &quot; &amp; &quot;[url=&quot; &amp; [Numbers.E639] &amp; &quot;]&quot; &amp; [Numbers.D639] &amp; &quot;[/url][/b]&quot; &amp;  &quot; [[b]&quot; &amp; [Numbers.C639] &amp; &quot;[/b]: [sup]&quot; &amp; [Numbers.H6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0] &gt; 0; &quot;[b]&quot; &amp; [Numbers.B640] &amp; &quot;. &quot; &amp; &quot;[url=&quot; &amp; [Numbers.E640] &amp; &quot;]&quot; &amp; [Numbers.D640] &amp; &quot;[/url][/b]&quot; &amp;  &quot; [[b]&quot; &amp; [Numbers.C640] &amp; &quot;[/b]: [sup]&quot; &amp; [Numbers.H6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1] &gt; 0; &quot;[b]&quot; &amp; [Numbers.B641] &amp; &quot;. &quot; &amp; &quot;[url=&quot; &amp; [Numbers.E641] &amp; &quot;]&quot; &amp; [Numbers.D641] &amp; &quot;[/url][/b]&quot; &amp;  &quot; [[b]&quot; &amp; [Numbers.C641] &amp; &quot;[/b]: [sup]&quot; &amp; [Numbers.H6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2] &gt; 0; &quot;[b]&quot; &amp; [Numbers.B642] &amp; &quot;. &quot; &amp; &quot;[url=&quot; &amp; [Numbers.E642] &amp; &quot;]&quot; &amp; [Numbers.D642] &amp; &quot;[/url][/b]&quot; &amp;  &quot; [[b]&quot; &amp; [Numbers.C642] &amp; &quot;[/b]: [sup]&quot; &amp; [Numbers.H6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3] &gt; 0; &quot;[b]&quot; &amp; [Numbers.B643] &amp; &quot;. &quot; &amp; &quot;[url=&quot; &amp; [Numbers.E643] &amp; &quot;]&quot; &amp; [Numbers.D643] &amp; &quot;[/url][/b]&quot; &amp;  &quot; [[b]&quot; &amp; [Numbers.C643] &amp; &quot;[/b]: [sup]&quot; &amp; [Numbers.H6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4] &gt; 0; &quot;[b]&quot; &amp; [Numbers.B644] &amp; &quot;. &quot; &amp; &quot;[url=&quot; &amp; [Numbers.E644] &amp; &quot;]&quot; &amp; [Numbers.D644] &amp; &quot;[/url][/b]&quot; &amp;  &quot; [[b]&quot; &amp; [Numbers.C644] &amp; &quot;[/b]: [sup]&quot; &amp; [Numbers.H6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5] &gt; 0; &quot;[b]&quot; &amp; [Numbers.B645] &amp; &quot;. &quot; &amp; &quot;[url=&quot; &amp; [Numbers.E645] &amp; &quot;]&quot; &amp; [Numbers.D645] &amp; &quot;[/url][/b]&quot; &amp;  &quot; [[b]&quot; &amp; [Numbers.C645] &amp; &quot;[/b]: [sup]&quot; &amp; [Numbers.H6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6] &gt; 0; &quot;[b]&quot; &amp; [Numbers.B646] &amp; &quot;. &quot; &amp; &quot;[url=&quot; &amp; [Numbers.E646] &amp; &quot;]&quot; &amp; [Numbers.D646] &amp; &quot;[/url][/b]&quot; &amp;  &quot; [[b]&quot; &amp; [Numbers.C646] &amp; &quot;[/b]: [sup]&quot; &amp; [Numbers.H6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7] &gt; 0; &quot;[b]&quot; &amp; [Numbers.B647] &amp; &quot;. &quot; &amp; &quot;[url=&quot; &amp; [Numbers.E647] &amp; &quot;]&quot; &amp; [Numbers.D647] &amp; &quot;[/url][/b]&quot; &amp;  &quot; [[b]&quot; &amp; [Numbers.C647] &amp; &quot;[/b]: [sup]&quot; &amp; [Numbers.H6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8] &gt; 0; &quot;[b]&quot; &amp; [Numbers.B648] &amp; &quot;. &quot; &amp; &quot;[url=&quot; &amp; [Numbers.E648] &amp; &quot;]&quot; &amp; [Numbers.D648] &amp; &quot;[/url][/b]&quot; &amp;  &quot; [[b]&quot; &amp; [Numbers.C648] &amp; &quot;[/b]: [sup]&quot; &amp; [Numbers.H6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9] &gt; 0; &quot;[b]&quot; &amp; [Numbers.B649] &amp; &quot;. &quot; &amp; &quot;[url=&quot; &amp; [Numbers.E649] &amp; &quot;]&quot; &amp; [Numbers.D649] &amp; &quot;[/url][/b]&quot; &amp;  &quot; [[b]&quot; &amp; [Numbers.C649] &amp; &quot;[/b]: [sup]&quot; &amp; [Numbers.H6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0] &gt; 0; &quot;[b]&quot; &amp; [Numbers.B650] &amp; &quot;. &quot; &amp; &quot;[url=&quot; &amp; [Numbers.E650] &amp; &quot;]&quot; &amp; [Numbers.D650] &amp; &quot;[/url][/b]&quot; &amp;  &quot; [[b]&quot; &amp; [Numbers.C650] &amp; &quot;[/b]: [sup]&quot; &amp; [Numbers.H6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1] &gt; 0; &quot;[b]&quot; &amp; [Numbers.B651] &amp; &quot;. &quot; &amp; &quot;[url=&quot; &amp; [Numbers.E651] &amp; &quot;]&quot; &amp; [Numbers.D651] &amp; &quot;[/url][/b]&quot; &amp;  &quot; [[b]&quot; &amp; [Numbers.C651] &amp; &quot;[/b]: [sup]&quot; &amp; [Numbers.H6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2] &gt; 0; &quot;[b]&quot; &amp; [Numbers.B652] &amp; &quot;. &quot; &amp; &quot;[url=&quot; &amp; [Numbers.E652] &amp; &quot;]&quot; &amp; [Numbers.D652] &amp; &quot;[/url][/b]&quot; &amp;  &quot; [[b]&quot; &amp; [Numbers.C652] &amp; &quot;[/b]: [sup]&quot; &amp; [Numbers.H6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3] &gt; 0; &quot;[b]&quot; &amp; [Numbers.B653] &amp; &quot;. &quot; &amp; &quot;[url=&quot; &amp; [Numbers.E653] &amp; &quot;]&quot; &amp; [Numbers.D653] &amp; &quot;[/url][/b]&quot; &amp;  &quot; [[b]&quot; &amp; [Numbers.C653] &amp; &quot;[/b]: [sup]&quot; &amp; [Numbers.H6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4] &gt; 0; &quot;[b]&quot; &amp; [Numbers.B654] &amp; &quot;. &quot; &amp; &quot;[url=&quot; &amp; [Numbers.E654] &amp; &quot;]&quot; &amp; [Numbers.D654] &amp; &quot;[/url][/b]&quot; &amp;  &quot; [[b]&quot; &amp; [Numbers.C654] &amp; &quot;[/b]: [sup]&quot; &amp; [Numbers.H6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5] &gt; 0; &quot;[b]&quot; &amp; [Numbers.B655] &amp; &quot;. &quot; &amp; &quot;[url=&quot; &amp; [Numbers.E655] &amp; &quot;]&quot; &amp; [Numbers.D655] &amp; &quot;[/url][/b]&quot; &amp;  &quot; [[b]&quot; &amp; [Numbers.C655] &amp; &quot;[/b]: [sup]&quot; &amp; [Numbers.H6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6] &gt; 0; &quot;[b]&quot; &amp; [Numbers.B656] &amp; &quot;. &quot; &amp; &quot;[url=&quot; &amp; [Numbers.E656] &amp; &quot;]&quot; &amp; [Numbers.D656] &amp; &quot;[/url][/b]&quot; &amp;  &quot; [[b]&quot; &amp; [Numbers.C656] &amp; &quot;[/b]: [sup]&quot; &amp; [Numbers.H6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7] &gt; 0; &quot;[b]&quot; &amp; [Numbers.B657] &amp; &quot;. &quot; &amp; &quot;[url=&quot; &amp; [Numbers.E657] &amp; &quot;]&quot; &amp; [Numbers.D657] &amp; &quot;[/url][/b]&quot; &amp;  &quot; [[b]&quot; &amp; [Numbers.C657] &amp; &quot;[/b]: [sup]&quot; &amp; [Numbers.H6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8] &gt; 0; &quot;[b]&quot; &amp; [Numbers.B658] &amp; &quot;. &quot; &amp; &quot;[url=&quot; &amp; [Numbers.E658] &amp; &quot;]&quot; &amp; [Numbers.D658] &amp; &quot;[/url][/b]&quot; &amp;  &quot; [[b]&quot; &amp; [Numbers.C658] &amp; &quot;[/b]: [sup]&quot; &amp; [Numbers.H6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9] &gt; 0; &quot;[b]&quot; &amp; [Numbers.B659] &amp; &quot;. &quot; &amp; &quot;[url=&quot; &amp; [Numbers.E659] &amp; &quot;]&quot; &amp; [Numbers.D659] &amp; &quot;[/url][/b]&quot; &amp;  &quot; [[b]&quot; &amp; [Numbers.C659] &amp; &quot;[/b]: [sup]&quot; &amp; [Numbers.H6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0] &gt; 0; &quot;[b]&quot; &amp; [Numbers.B660] &amp; &quot;. &quot; &amp; &quot;[url=&quot; &amp; [Numbers.E660] &amp; &quot;]&quot; &amp; [Numbers.D660] &amp; &quot;[/url][/b]&quot; &amp;  &quot; [[b]&quot; &amp; [Numbers.C660] &amp; &quot;[/b]: [sup]&quot; &amp; [Numbers.H6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1] &gt; 0; &quot;[b]&quot; &amp; [Numbers.B661] &amp; &quot;. &quot; &amp; &quot;[url=&quot; &amp; [Numbers.E661] &amp; &quot;]&quot; &amp; [Numbers.D661] &amp; &quot;[/url][/b]&quot; &amp;  &quot; [[b]&quot; &amp; [Numbers.C661] &amp; &quot;[/b]: [sup]&quot; &amp; [Numbers.H6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2] &gt; 0; &quot;[b]&quot; &amp; [Numbers.B662] &amp; &quot;. &quot; &amp; &quot;[url=&quot; &amp; [Numbers.E662] &amp; &quot;]&quot; &amp; [Numbers.D662] &amp; &quot;[/url][/b]&quot; &amp;  &quot; [[b]&quot; &amp; [Numbers.C662] &amp; &quot;[/b]: [sup]&quot; &amp; [Numbers.H6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3] &gt; 0; &quot;[b]&quot; &amp; [Numbers.B663] &amp; &quot;. &quot; &amp; &quot;[url=&quot; &amp; [Numbers.E663] &amp; &quot;]&quot; &amp; [Numbers.D663] &amp; &quot;[/url][/b]&quot; &amp;  &quot; [[b]&quot; &amp; [Numbers.C663] &amp; &quot;[/b]: [sup]&quot; &amp; [Numbers.H6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4] &gt; 0; &quot;[b]&quot; &amp; [Numbers.B664] &amp; &quot;. &quot; &amp; &quot;[url=&quot; &amp; [Numbers.E664] &amp; &quot;]&quot; &amp; [Numbers.D664] &amp; &quot;[/url][/b]&quot; &amp;  &quot; [[b]&quot; &amp; [Numbers.C664] &amp; &quot;[/b]: [sup]&quot; &amp; [Numbers.H6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5] &gt; 0; &quot;[b]&quot; &amp; [Numbers.B665] &amp; &quot;. &quot; &amp; &quot;[url=&quot; &amp; [Numbers.E665] &amp; &quot;]&quot; &amp; [Numbers.D665] &amp; &quot;[/url][/b]&quot; &amp;  &quot; [[b]&quot; &amp; [Numbers.C665] &amp; &quot;[/b]: [sup]&quot; &amp; [Numbers.H6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6] &gt; 0; &quot;[b]&quot; &amp; [Numbers.B666] &amp; &quot;. &quot; &amp; &quot;[url=&quot; &amp; [Numbers.E666] &amp; &quot;]&quot; &amp; [Numbers.D666] &amp; &quot;[/url][/b]&quot; &amp;  &quot; [[b]&quot; &amp; [Numbers.C666] &amp; &quot;[/b]: [sup]&quot; &amp; [Numbers.H6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7] &gt; 0; &quot;[b]&quot; &amp; [Numbers.B667] &amp; &quot;. &quot; &amp; &quot;[url=&quot; &amp; [Numbers.E667] &amp; &quot;]&quot; &amp; [Numbers.D667] &amp; &quot;[/url][/b]&quot; &amp;  &quot; [[b]&quot; &amp; [Numbers.C667] &amp; &quot;[/b]: [sup]&quot; &amp; [Numbers.H6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8] &gt; 0; &quot;[b]&quot; &amp; [Numbers.B668] &amp; &quot;. &quot; &amp; &quot;[url=&quot; &amp; [Numbers.E668] &amp; &quot;]&quot; &amp; [Numbers.D668] &amp; &quot;[/url][/b]&quot; &amp;  &quot; [[b]&quot; &amp; [Numbers.C668] &amp; &quot;[/b]: [sup]&quot; &amp; [Numbers.H6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9] &gt; 0; &quot;[b]&quot; &amp; [Numbers.B669] &amp; &quot;. &quot; &amp; &quot;[url=&quot; &amp; [Numbers.E669] &amp; &quot;]&quot; &amp; [Numbers.D669] &amp; &quot;[/url][/b]&quot; &amp;  &quot; [[b]&quot; &amp; [Numbers.C669] &amp; &quot;[/b]: [sup]&quot; &amp; [Numbers.H6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0] &gt; 0; &quot;[b]&quot; &amp; [Numbers.B670] &amp; &quot;. &quot; &amp; &quot;[url=&quot; &amp; [Numbers.E670] &amp; &quot;]&quot; &amp; [Numbers.D670] &amp; &quot;[/url][/b]&quot; &amp;  &quot; [[b]&quot; &amp; [Numbers.C670] &amp; &quot;[/b]: [sup]&quot; &amp; [Numbers.H6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1] &gt; 0; &quot;[b]&quot; &amp; [Numbers.B671] &amp; &quot;. &quot; &amp; &quot;[url=&quot; &amp; [Numbers.E671] &amp; &quot;]&quot; &amp; [Numbers.D671] &amp; &quot;[/url][/b]&quot; &amp;  &quot; [[b]&quot; &amp; [Numbers.C671] &amp; &quot;[/b]: [sup]&quot; &amp; [Numbers.H6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2] &gt; 0; &quot;[b]&quot; &amp; [Numbers.B672] &amp; &quot;. &quot; &amp; &quot;[url=&quot; &amp; [Numbers.E672] &amp; &quot;]&quot; &amp; [Numbers.D672] &amp; &quot;[/url][/b]&quot; &amp;  &quot; [[b]&quot; &amp; [Numbers.C672] &amp; &quot;[/b]: [sup]&quot; &amp; [Numbers.H6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3] &gt; 0; &quot;[b]&quot; &amp; [Numbers.B673] &amp; &quot;. &quot; &amp; &quot;[url=&quot; &amp; [Numbers.E673] &amp; &quot;]&quot; &amp; [Numbers.D673] &amp; &quot;[/url][/b]&quot; &amp;  &quot; [[b]&quot; &amp; [Numbers.C673] &amp; &quot;[/b]: [sup]&quot; &amp; [Numbers.H6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4] &gt; 0; &quot;[b]&quot; &amp; [Numbers.B674] &amp; &quot;. &quot; &amp; &quot;[url=&quot; &amp; [Numbers.E674] &amp; &quot;]&quot; &amp; [Numbers.D674] &amp; &quot;[/url][/b]&quot; &amp;  &quot; [[b]&quot; &amp; [Numbers.C674] &amp; &quot;[/b]: [sup]&quot; &amp; [Numbers.H6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5] &gt; 0; &quot;[b]&quot; &amp; [Numbers.B675] &amp; &quot;. &quot; &amp; &quot;[url=&quot; &amp; [Numbers.E675] &amp; &quot;]&quot; &amp; [Numbers.D675] &amp; &quot;[/url][/b]&quot; &amp;  &quot; [[b]&quot; &amp; [Numbers.C675] &amp; &quot;[/b]: [sup]&quot; &amp; [Numbers.H6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6] &gt; 0; &quot;[b]&quot; &amp; [Numbers.B676] &amp; &quot;. &quot; &amp; &quot;[url=&quot; &amp; [Numbers.E676] &amp; &quot;]&quot; &amp; [Numbers.D676] &amp; &quot;[/url][/b]&quot; &amp;  &quot; [[b]&quot; &amp; [Numbers.C676] &amp; &quot;[/b]: [sup]&quot; &amp; [Numbers.H6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7] &gt; 0; &quot;[b]&quot; &amp; [Numbers.B677] &amp; &quot;. &quot; &amp; &quot;[url=&quot; &amp; [Numbers.E677] &amp; &quot;]&quot; &amp; [Numbers.D677] &amp; &quot;[/url][/b]&quot; &amp;  &quot; [[b]&quot; &amp; [Numbers.C677] &amp; &quot;[/b]: [sup]&quot; &amp; [Numbers.H6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8] &gt; 0; &quot;[b]&quot; &amp; [Numbers.B678] &amp; &quot;. &quot; &amp; &quot;[url=&quot; &amp; [Numbers.E678] &amp; &quot;]&quot; &amp; [Numbers.D678] &amp; &quot;[/url][/b]&quot; &amp;  &quot; [[b]&quot; &amp; [Numbers.C678] &amp; &quot;[/b]: [sup]&quot; &amp; [Numbers.H6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9] &gt; 0; &quot;[b]&quot; &amp; [Numbers.B679] &amp; &quot;. &quot; &amp; &quot;[url=&quot; &amp; [Numbers.E679] &amp; &quot;]&quot; &amp; [Numbers.D679] &amp; &quot;[/url][/b]&quot; &amp;  &quot; [[b]&quot; &amp; [Numbers.C679] &amp; &quot;[/b]: [sup]&quot; &amp; [Numbers.H6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0] &gt; 0; &quot;[b]&quot; &amp; [Numbers.B680] &amp; &quot;. &quot; &amp; &quot;[url=&quot; &amp; [Numbers.E680] &amp; &quot;]&quot; &amp; [Numbers.D680] &amp; &quot;[/url][/b]&quot; &amp;  &quot; [[b]&quot; &amp; [Numbers.C680] &amp; &quot;[/b]: [sup]&quot; &amp; [Numbers.H6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1] &gt; 0; &quot;[b]&quot; &amp; [Numbers.B681] &amp; &quot;. &quot; &amp; &quot;[url=&quot; &amp; [Numbers.E681] &amp; &quot;]&quot; &amp; [Numbers.D681] &amp; &quot;[/url][/b]&quot; &amp;  &quot; [[b]&quot; &amp; [Numbers.C681] &amp; &quot;[/b]: [sup]&quot; &amp; [Numbers.H6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2] &gt; 0; &quot;[b]&quot; &amp; [Numbers.B682] &amp; &quot;. &quot; &amp; &quot;[url=&quot; &amp; [Numbers.E682] &amp; &quot;]&quot; &amp; [Numbers.D682] &amp; &quot;[/url][/b]&quot; &amp;  &quot; [[b]&quot; &amp; [Numbers.C682] &amp; &quot;[/b]: [sup]&quot; &amp; [Numbers.H6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3] &gt; 0; &quot;[b]&quot; &amp; [Numbers.B683] &amp; &quot;. &quot; &amp; &quot;[url=&quot; &amp; [Numbers.E683] &amp; &quot;]&quot; &amp; [Numbers.D683] &amp; &quot;[/url][/b]&quot; &amp;  &quot; [[b]&quot; &amp; [Numbers.C683] &amp; &quot;[/b]: [sup]&quot; &amp; [Numbers.H6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4] &gt; 0; &quot;[b]&quot; &amp; [Numbers.B684] &amp; &quot;. &quot; &amp; &quot;[url=&quot; &amp; [Numbers.E684] &amp; &quot;]&quot; &amp; [Numbers.D684] &amp; &quot;[/url][/b]&quot; &amp;  &quot; [[b]&quot; &amp; [Numbers.C684] &amp; &quot;[/b]: [sup]&quot; &amp; [Numbers.H6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5] &gt; 0; &quot;[b]&quot; &amp; [Numbers.B685] &amp; &quot;. &quot; &amp; &quot;[url=&quot; &amp; [Numbers.E685] &amp; &quot;]&quot; &amp; [Numbers.D685] &amp; &quot;[/url][/b]&quot; &amp;  &quot; [[b]&quot; &amp; [Numbers.C685] &amp; &quot;[/b]: [sup]&quot; &amp; [Numbers.H6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6] &gt; 0; &quot;[b]&quot; &amp; [Numbers.B686] &amp; &quot;. &quot; &amp; &quot;[url=&quot; &amp; [Numbers.E686] &amp; &quot;]&quot; &amp; [Numbers.D686] &amp; &quot;[/url][/b]&quot; &amp;  &quot; [[b]&quot; &amp; [Numbers.C686] &amp; &quot;[/b]: [sup]&quot; &amp; [Numbers.H6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7] &gt; 0; &quot;[b]&quot; &amp; [Numbers.B687] &amp; &quot;. &quot; &amp; &quot;[url=&quot; &amp; [Numbers.E687] &amp; &quot;]&quot; &amp; [Numbers.D687] &amp; &quot;[/url][/b]&quot; &amp;  &quot; [[b]&quot; &amp; [Numbers.C687] &amp; &quot;[/b]: [sup]&quot; &amp; [Numbers.H6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8] &gt; 0; &quot;[b]&quot; &amp; [Numbers.B688] &amp; &quot;. &quot; &amp; &quot;[url=&quot; &amp; [Numbers.E688] &amp; &quot;]&quot; &amp; [Numbers.D688] &amp; &quot;[/url][/b]&quot; &amp;  &quot; [[b]&quot; &amp; [Numbers.C688] &amp; &quot;[/b]: [sup]&quot; &amp; [Numbers.H6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9] &gt; 0; &quot;[b]&quot; &amp; [Numbers.B689] &amp; &quot;. &quot; &amp; &quot;[url=&quot; &amp; [Numbers.E689] &amp; &quot;]&quot; &amp; [Numbers.D689] &amp; &quot;[/url][/b]&quot; &amp;  &quot; [[b]&quot; &amp; [Numbers.C689] &amp; &quot;[/b]: [sup]&quot; &amp; [Numbers.H6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0] &gt; 0; &quot;[b]&quot; &amp; [Numbers.B690] &amp; &quot;. &quot; &amp; &quot;[url=&quot; &amp; [Numbers.E690] &amp; &quot;]&quot; &amp; [Numbers.D690] &amp; &quot;[/url][/b]&quot; &amp;  &quot; [[b]&quot; &amp; [Numbers.C690] &amp; &quot;[/b]: [sup]&quot; &amp; [Numbers.H6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1] &gt; 0; &quot;[b]&quot; &amp; [Numbers.B691] &amp; &quot;. &quot; &amp; &quot;[url=&quot; &amp; [Numbers.E691] &amp; &quot;]&quot; &amp; [Numbers.D691] &amp; &quot;[/url][/b]&quot; &amp;  &quot; [[b]&quot; &amp; [Numbers.C691] &amp; &quot;[/b]: [sup]&quot; &amp; [Numbers.H6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2] &gt; 0; &quot;[b]&quot; &amp; [Numbers.B692] &amp; &quot;. &quot; &amp; &quot;[url=&quot; &amp; [Numbers.E692] &amp; &quot;]&quot; &amp; [Numbers.D692] &amp; &quot;[/url][/b]&quot; &amp;  &quot; [[b]&quot; &amp; [Numbers.C692] &amp; &quot;[/b]: [sup]&quot; &amp; [Numbers.H6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3] &gt; 0; &quot;[b]&quot; &amp; [Numbers.B693] &amp; &quot;. &quot; &amp; &quot;[url=&quot; &amp; [Numbers.E693] &amp; &quot;]&quot; &amp; [Numbers.D693] &amp; &quot;[/url][/b]&quot; &amp;  &quot; [[b]&quot; &amp; [Numbers.C693] &amp; &quot;[/b]: [sup]&quot; &amp; [Numbers.H6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4] &gt; 0; &quot;[b]&quot; &amp; [Numbers.B694] &amp; &quot;. &quot; &amp; &quot;[url=&quot; &amp; [Numbers.E694] &amp; &quot;]&quot; &amp; [Numbers.D694] &amp; &quot;[/url][/b]&quot; &amp;  &quot; [[b]&quot; &amp; [Numbers.C694] &amp; &quot;[/b]: [sup]&quot; &amp; [Numbers.H6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5] &gt; 0; &quot;[b]&quot; &amp; [Numbers.B695] &amp; &quot;. &quot; &amp; &quot;[url=&quot; &amp; [Numbers.E695] &amp; &quot;]&quot; &amp; [Numbers.D695] &amp; &quot;[/url][/b]&quot; &amp;  &quot; [[b]&quot; &amp; [Numbers.C695] &amp; &quot;[/b]: [sup]&quot; &amp; [Numbers.H6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6] &gt; 0; &quot;[b]&quot; &amp; [Numbers.B696] &amp; &quot;. &quot; &amp; &quot;[url=&quot; &amp; [Numbers.E696] &amp; &quot;]&quot; &amp; [Numbers.D696] &amp; &quot;[/url][/b]&quot; &amp;  &quot; [[b]&quot; &amp; [Numbers.C696] &amp; &quot;[/b]: [sup]&quot; &amp; [Numbers.H6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7] &gt; 0; &quot;[b]&quot; &amp; [Numbers.B697] &amp; &quot;. &quot; &amp; &quot;[url=&quot; &amp; [Numbers.E697] &amp; &quot;]&quot; &amp; [Numbers.D697] &amp; &quot;[/url][/b]&quot; &amp;  &quot; [[b]&quot; &amp; [Numbers.C697] &amp; &quot;[/b]: [sup]&quot; &amp; [Numbers.H6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8] &gt; 0; &quot;[b]&quot; &amp; [Numbers.B698] &amp; &quot;. &quot; &amp; &quot;[url=&quot; &amp; [Numbers.E698] &amp; &quot;]&quot; &amp; [Numbers.D698] &amp; &quot;[/url][/b]&quot; &amp;  &quot; [[b]&quot; &amp; [Numbers.C698] &amp; &quot;[/b]: [sup]&quot; &amp; [Numbers.H6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9] &gt; 0; &quot;[b]&quot; &amp; [Numbers.B699] &amp; &quot;. &quot; &amp; &quot;[url=&quot; &amp; [Numbers.E699] &amp; &quot;]&quot; &amp; [Numbers.D699] &amp; &quot;[/url][/b]&quot; &amp;  &quot; [[b]&quot; &amp; [Numbers.C699] &amp; &quot;[/b]: [sup]&quot; &amp; [Numbers.H6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0] &gt; 0; &quot;[b]&quot; &amp; [Numbers.B700] &amp; &quot;. &quot; &amp; &quot;[url=&quot; &amp; [Numbers.E700] &amp; &quot;]&quot; &amp; [Numbers.D700] &amp; &quot;[/url][/b]&quot; &amp;  &quot; [[b]&quot; &amp; [Numbers.C700] &amp; &quot;[/b]: [sup]&quot; &amp; [Numbers.H7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1] &gt; 0; &quot;[b]&quot; &amp; [Numbers.B701] &amp; &quot;. &quot; &amp; &quot;[url=&quot; &amp; [Numbers.E701] &amp; &quot;]&quot; &amp; [Numbers.D701] &amp; &quot;[/url][/b]&quot; &amp;  &quot; [[b]&quot; &amp; [Numbers.C701] &amp; &quot;[/b]: [sup]&quot; &amp; [Numbers.H7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2] &gt; 0; &quot;[b]&quot; &amp; [Numbers.B702] &amp; &quot;. &quot; &amp; &quot;[url=&quot; &amp; [Numbers.E702] &amp; &quot;]&quot; &amp; [Numbers.D702] &amp; &quot;[/url][/b]&quot; &amp;  &quot; [[b]&quot; &amp; [Numbers.C702] &amp; &quot;[/b]: [sup]&quot; &amp; [Numbers.H7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3] &gt; 0; &quot;[b]&quot; &amp; [Numbers.B703] &amp; &quot;. &quot; &amp; &quot;[url=&quot; &amp; [Numbers.E703] &amp; &quot;]&quot; &amp; [Numbers.D703] &amp; &quot;[/url][/b]&quot; &amp;  &quot; [[b]&quot; &amp; [Numbers.C703] &amp; &quot;[/b]: [sup]&quot; &amp; [Numbers.H70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4] &gt; 0; &quot;[b]&quot; &amp; [Numbers.B704] &amp; &quot;. &quot; &amp; &quot;[url=&quot; &amp; [Numbers.E704] &amp; &quot;]&quot; &amp; [Numbers.D704] &amp; &quot;[/url][/b]&quot; &amp;  &quot; [[b]&quot; &amp; [Numbers.C704] &amp; &quot;[/b]: [sup]&quot; &amp; [Numbers.H7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5] &gt; 0; &quot;[b]&quot; &amp; [Numbers.B705] &amp; &quot;. &quot; &amp; &quot;[url=&quot; &amp; [Numbers.E705] &amp; &quot;]&quot; &amp; [Numbers.D705] &amp; &quot;[/url][/b]&quot; &amp;  &quot; [[b]&quot; &amp; [Numbers.C705] &amp; &quot;[/b]: [sup]&quot; &amp; [Numbers.H7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6] &gt; 0; &quot;[b]&quot; &amp; [Numbers.B706] &amp; &quot;. &quot; &amp; &quot;[url=&quot; &amp; [Numbers.E706] &amp; &quot;]&quot; &amp; [Numbers.D706] &amp; &quot;[/url][/b]&quot; &amp;  &quot; [[b]&quot; &amp; [Numbers.C706] &amp; &quot;[/b]: [sup]&quot; &amp; [Numbers.H7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7] &gt; 0; &quot;[b]&quot; &amp; [Numbers.B707] &amp; &quot;. &quot; &amp; &quot;[url=&quot; &amp; [Numbers.E707] &amp; &quot;]&quot; &amp; [Numbers.D707] &amp; &quot;[/url][/b]&quot; &amp;  &quot; [[b]&quot; &amp; [Numbers.C707] &amp; &quot;[/b]: [sup]&quot; &amp; [Numbers.H7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8] &gt; 0; &quot;[b]&quot; &amp; [Numbers.B708] &amp; &quot;. &quot; &amp; &quot;[url=&quot; &amp; [Numbers.E708] &amp; &quot;]&quot; &amp; [Numbers.D708] &amp; &quot;[/url][/b]&quot; &amp;  &quot; [[b]&quot; &amp; [Numbers.C708] &amp; &quot;[/b]: [sup]&quot; &amp; [Numbers.H7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9] &gt; 0; &quot;[b]&quot; &amp; [Numbers.B709] &amp; &quot;. &quot; &amp; &quot;[url=&quot; &amp; [Numbers.E709] &amp; &quot;]&quot; &amp; [Numbers.D709] &amp; &quot;[/url][/b]&quot; &amp;  &quot; [[b]&quot; &amp; [Numbers.C709] &amp; &quot;[/b]: [sup]&quot; &amp; [Numbers.H7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0] &gt; 0; &quot;[b]&quot; &amp; [Numbers.B710] &amp; &quot;. &quot; &amp; &quot;[url=&quot; &amp; [Numbers.E710] &amp; &quot;]&quot; &amp; [Numbers.D710] &amp; &quot;[/url][/b]&quot; &amp;  &quot; [[b]&quot; &amp; [Numbers.C710] &amp; &quot;[/b]: [sup]&quot; &amp; [Numbers.H7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1] &gt; 0; &quot;[b]&quot; &amp; [Numbers.B711] &amp; &quot;. &quot; &amp; &quot;[url=&quot; &amp; [Numbers.E711] &amp; &quot;]&quot; &amp; [Numbers.D711] &amp; &quot;[/url][/b]&quot; &amp;  &quot; [[b]&quot; &amp; [Numbers.C711] &amp; &quot;[/b]: [sup]&quot; &amp; [Numbers.H7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2] &gt; 0; &quot;[b]&quot; &amp; [Numbers.B712] &amp; &quot;. &quot; &amp; &quot;[url=&quot; &amp; [Numbers.E712] &amp; &quot;]&quot; &amp; [Numbers.D712] &amp; &quot;[/url][/b]&quot; &amp;  &quot; [[b]&quot; &amp; [Numbers.C712] &amp; &quot;[/b]: [sup]&quot; &amp; [Numbers.H7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3] &gt; 0; &quot;[b]&quot; &amp; [Numbers.B713] &amp; &quot;. &quot; &amp; &quot;[url=&quot; &amp; [Numbers.E713] &amp; &quot;]&quot; &amp; [Numbers.D713] &amp; &quot;[/url][/b]&quot; &amp;  &quot; [[b]&quot; &amp; [Numbers.C713] &amp; &quot;[/b]: [sup]&quot; &amp; [Numbers.H7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4] &gt; 0; &quot;[b]&quot; &amp; [Numbers.B714] &amp; &quot;. &quot; &amp; &quot;[url=&quot; &amp; [Numbers.E714] &amp; &quot;]&quot; &amp; [Numbers.D714] &amp; &quot;[/url][/b]&quot; &amp;  &quot; [[b]&quot; &amp; [Numbers.C714] &amp; &quot;[/b]: [sup]&quot; &amp; [Numbers.H7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5] &gt; 0; &quot;[b]&quot; &amp; [Numbers.B715] &amp; &quot;. &quot; &amp; &quot;[url=&quot; &amp; [Numbers.E715] &amp; &quot;]&quot; &amp; [Numbers.D715] &amp; &quot;[/url][/b]&quot; &amp;  &quot; [[b]&quot; &amp; [Numbers.C715] &amp; &quot;[/b]: [sup]&quot; &amp; [Numbers.H7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6] &gt; 0; &quot;[b]&quot; &amp; [Numbers.B716] &amp; &quot;. &quot; &amp; &quot;[url=&quot; &amp; [Numbers.E716] &amp; &quot;]&quot; &amp; [Numbers.D716] &amp; &quot;[/url][/b]&quot; &amp;  &quot; [[b]&quot; &amp; [Numbers.C716] &amp; &quot;[/b]: [sup]&quot; &amp; [Numbers.H7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7] &gt; 0; &quot;[b]&quot; &amp; [Numbers.B717] &amp; &quot;. &quot; &amp; &quot;[url=&quot; &amp; [Numbers.E717] &amp; &quot;]&quot; &amp; [Numbers.D717] &amp; &quot;[/url][/b]&quot; &amp;  &quot; [[b]&quot; &amp; [Numbers.C717] &amp; &quot;[/b]: [sup]&quot; &amp; [Numbers.H7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8] &gt; 0; &quot;[b]&quot; &amp; [Numbers.B718] &amp; &quot;. &quot; &amp; &quot;[url=&quot; &amp; [Numbers.E718] &amp; &quot;]&quot; &amp; [Numbers.D718] &amp; &quot;[/url][/b]&quot; &amp;  &quot; [[b]&quot; &amp; [Numbers.C718] &amp; &quot;[/b]: [sup]&quot; &amp; [Numbers.H7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9] &gt; 0; &quot;[b]&quot; &amp; [Numbers.B719] &amp; &quot;. &quot; &amp; &quot;[url=&quot; &amp; [Numbers.E719] &amp; &quot;]&quot; &amp; [Numbers.D719] &amp; &quot;[/url][/b]&quot; &amp;  &quot; [[b]&quot; &amp; [Numbers.C719] &amp; &quot;[/b]: [sup]&quot; &amp; [Numbers.H7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0] &gt; 0; &quot;[b]&quot; &amp; [Numbers.B720] &amp; &quot;. &quot; &amp; &quot;[url=&quot; &amp; [Numbers.E720] &amp; &quot;]&quot; &amp; [Numbers.D720] &amp; &quot;[/url][/b]&quot; &amp;  &quot; [[b]&quot; &amp; [Numbers.C720] &amp; &quot;[/b]: [sup]&quot; &amp; [Numbers.H7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1] &gt; 0; &quot;[b]&quot; &amp; [Numbers.B721] &amp; &quot;. &quot; &amp; &quot;[url=&quot; &amp; [Numbers.E721] &amp; &quot;]&quot; &amp; [Numbers.D721] &amp; &quot;[/url][/b]&quot; &amp;  &quot; [[b]&quot; &amp; [Numbers.C721] &amp; &quot;[/b]: [sup]&quot; &amp; [Numbers.H7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2] &gt; 0; &quot;[b]&quot; &amp; [Numbers.B722] &amp; &quot;. &quot; &amp; &quot;[url=&quot; &amp; [Numbers.E722] &amp; &quot;]&quot; &amp; [Numbers.D722] &amp; &quot;[/url][/b]&quot; &amp;  &quot; [[b]&quot; &amp; [Numbers.C722] &amp; &quot;[/b]: [sup]&quot; &amp; [Numbers.H7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3] &gt; 0; &quot;[b]&quot; &amp; [Numbers.B723] &amp; &quot;. &quot; &amp; &quot;[url=&quot; &amp; [Numbers.E723] &amp; &quot;]&quot; &amp; [Numbers.D723] &amp; &quot;[/url][/b]&quot; &amp;  &quot; [[b]&quot; &amp; [Numbers.C723] &amp; &quot;[/b]: [sup]&quot; &amp; [Numbers.H7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4] &gt; 0; &quot;[b]&quot; &amp; [Numbers.B724] &amp; &quot;. &quot; &amp; &quot;[url=&quot; &amp; [Numbers.E724] &amp; &quot;]&quot; &amp; [Numbers.D724] &amp; &quot;[/url][/b]&quot; &amp;  &quot; [[b]&quot; &amp; [Numbers.C724] &amp; &quot;[/b]: [sup]&quot; &amp; [Numbers.H7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5] &gt; 0; &quot;[b]&quot; &amp; [Numbers.B725] &amp; &quot;. &quot; &amp; &quot;[url=&quot; &amp; [Numbers.E725] &amp; &quot;]&quot; &amp; [Numbers.D725] &amp; &quot;[/url][/b]&quot; &amp;  &quot; [[b]&quot; &amp; [Numbers.C725] &amp; &quot;[/b]: [sup]&quot; &amp; [Numbers.H7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6] &gt; 0; &quot;[b]&quot; &amp; [Numbers.B726] &amp; &quot;. &quot; &amp; &quot;[url=&quot; &amp; [Numbers.E726] &amp; &quot;]&quot; &amp; [Numbers.D726] &amp; &quot;[/url][/b]&quot; &amp;  &quot; [[b]&quot; &amp; [Numbers.C726] &amp; &quot;[/b]: [sup]&quot; &amp; [Numbers.H7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7] &gt; 0; &quot;[b]&quot; &amp; [Numbers.B727] &amp; &quot;. &quot; &amp; &quot;[url=&quot; &amp; [Numbers.E727] &amp; &quot;]&quot; &amp; [Numbers.D727] &amp; &quot;[/url][/b]&quot; &amp;  &quot; [[b]&quot; &amp; [Numbers.C727] &amp; &quot;[/b]: [sup]&quot; &amp; [Numbers.H7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8] &gt; 0; &quot;[b]&quot; &amp; [Numbers.B728] &amp; &quot;. &quot; &amp; &quot;[url=&quot; &amp; [Numbers.E728] &amp; &quot;]&quot; &amp; [Numbers.D728] &amp; &quot;[/url][/b]&quot; &amp;  &quot; [[b]&quot; &amp; [Numbers.C728] &amp; &quot;[/b]: [sup]&quot; &amp; [Numbers.H7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9] &gt; 0; &quot;[b]&quot; &amp; [Numbers.B729] &amp; &quot;. &quot; &amp; &quot;[url=&quot; &amp; [Numbers.E729] &amp; &quot;]&quot; &amp; [Numbers.D729] &amp; &quot;[/url][/b]&quot; &amp;  &quot; [[b]&quot; &amp; [Numbers.C729] &amp; &quot;[/b]: [sup]&quot; &amp; [Numbers.H7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0] &gt; 0; &quot;[b]&quot; &amp; [Numbers.B730] &amp; &quot;. &quot; &amp; &quot;[url=&quot; &amp; [Numbers.E730] &amp; &quot;]&quot; &amp; [Numbers.D730] &amp; &quot;[/url][/b]&quot; &amp;  &quot; [[b]&quot; &amp; [Numbers.C730] &amp; &quot;[/b]: [sup]&quot; &amp; [Numbers.H7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1] &gt; 0; &quot;[b]&quot; &amp; [Numbers.B731] &amp; &quot;. &quot; &amp; &quot;[url=&quot; &amp; [Numbers.E731] &amp; &quot;]&quot; &amp; [Numbers.D731] &amp; &quot;[/url][/b]&quot; &amp;  &quot; [[b]&quot; &amp; [Numbers.C731] &amp; &quot;[/b]: [sup]&quot; &amp; [Numbers.H7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2] &gt; 0; &quot;[b]&quot; &amp; [Numbers.B732] &amp; &quot;. &quot; &amp; &quot;[url=&quot; &amp; [Numbers.E732] &amp; &quot;]&quot; &amp; [Numbers.D732] &amp; &quot;[/url][/b]&quot; &amp;  &quot; [[b]&quot; &amp; [Numbers.C732] &amp; &quot;[/b]: [sup]&quot; &amp; [Numbers.H7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3] &gt; 0; &quot;[b]&quot; &amp; [Numbers.B733] &amp; &quot;. &quot; &amp; &quot;[url=&quot; &amp; [Numbers.E733] &amp; &quot;]&quot; &amp; [Numbers.D733] &amp; &quot;[/url][/b]&quot; &amp;  &quot; [[b]&quot; &amp; [Numbers.C733] &amp; &quot;[/b]: [sup]&quot; &amp; [Numbers.H7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4] &gt; 0; &quot;[b]&quot; &amp; [Numbers.B734] &amp; &quot;. &quot; &amp; &quot;[url=&quot; &amp; [Numbers.E734] &amp; &quot;]&quot; &amp; [Numbers.D734] &amp; &quot;[/url][/b]&quot; &amp;  &quot; [[b]&quot; &amp; [Numbers.C734] &amp; &quot;[/b]: [sup]&quot; &amp; [Numbers.H7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5] &gt; 0; &quot;[b]&quot; &amp; [Numbers.B735] &amp; &quot;. &quot; &amp; &quot;[url=&quot; &amp; [Numbers.E735] &amp; &quot;]&quot; &amp; [Numbers.D735] &amp; &quot;[/url][/b]&quot; &amp;  &quot; [[b]&quot; &amp; [Numbers.C735] &amp; &quot;[/b]: [sup]&quot; &amp; [Numbers.H7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6] &gt; 0; &quot;[b]&quot; &amp; [Numbers.B736] &amp; &quot;. &quot; &amp; &quot;[url=&quot; &amp; [Numbers.E736] &amp; &quot;]&quot; &amp; [Numbers.D736] &amp; &quot;[/url][/b]&quot; &amp;  &quot; [[b]&quot; &amp; [Numbers.C736] &amp; &quot;[/b]: [sup]&quot; &amp; [Numbers.H7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7] &gt; 0; &quot;[b]&quot; &amp; [Numbers.B737] &amp; &quot;. &quot; &amp; &quot;[url=&quot; &amp; [Numbers.E737] &amp; &quot;]&quot; &amp; [Numbers.D737] &amp; &quot;[/url][/b]&quot; &amp;  &quot; [[b]&quot; &amp; [Numbers.C737] &amp; &quot;[/b]: [sup]&quot; &amp; [Numbers.H7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8] &gt; 0; &quot;[b]&quot; &amp; [Numbers.B738] &amp; &quot;. &quot; &amp; &quot;[url=&quot; &amp; [Numbers.E738] &amp; &quot;]&quot; &amp; [Numbers.D738] &amp; &quot;[/url][/b]&quot; &amp;  &quot; [[b]&quot; &amp; [Numbers.C738] &amp; &quot;[/b]: [sup]&quot; &amp; [Numbers.H7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9] &gt; 0; &quot;[b]&quot; &amp; [Numbers.B739] &amp; &quot;. &quot; &amp; &quot;[url=&quot; &amp; [Numbers.E739] &amp; &quot;]&quot; &amp; [Numbers.D739] &amp; &quot;[/url][/b]&quot; &amp;  &quot; [[b]&quot; &amp; [Numbers.C739] &amp; &quot;[/b]: [sup]&quot; &amp; [Numbers.H7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0] &gt; 0; &quot;[b]&quot; &amp; [Numbers.B740] &amp; &quot;. &quot; &amp; &quot;[url=&quot; &amp; [Numbers.E740] &amp; &quot;]&quot; &amp; [Numbers.D740] &amp; &quot;[/url][/b]&quot; &amp;  &quot; [[b]&quot; &amp; [Numbers.C740] &amp; &quot;[/b]: [sup]&quot; &amp; [Numbers.H7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1] &gt; 0; &quot;[b]&quot; &amp; [Numbers.B741] &amp; &quot;. &quot; &amp; &quot;[url=&quot; &amp; [Numbers.E741] &amp; &quot;]&quot; &amp; [Numbers.D741] &amp; &quot;[/url][/b]&quot; &amp;  &quot; [[b]&quot; &amp; [Numbers.C741] &amp; &quot;[/b]: [sup]&quot; &amp; [Numbers.H7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2] &gt; 0; &quot;[b]&quot; &amp; [Numbers.B742] &amp; &quot;. &quot; &amp; &quot;[url=&quot; &amp; [Numbers.E742] &amp; &quot;]&quot; &amp; [Numbers.D742] &amp; &quot;[/url][/b]&quot; &amp;  &quot; [[b]&quot; &amp; [Numbers.C742] &amp; &quot;[/b]: [sup]&quot; &amp; [Numbers.H7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3] &gt; 0; &quot;[b]&quot; &amp; [Numbers.B743] &amp; &quot;. &quot; &amp; &quot;[url=&quot; &amp; [Numbers.E743] &amp; &quot;]&quot; &amp; [Numbers.D743] &amp; &quot;[/url][/b]&quot; &amp;  &quot; [[b]&quot; &amp; [Numbers.C743] &amp; &quot;[/b]: [sup]&quot; &amp; [Numbers.H7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4] &gt; 0; &quot;[b]&quot; &amp; [Numbers.B744] &amp; &quot;. &quot; &amp; &quot;[url=&quot; &amp; [Numbers.E744] &amp; &quot;]&quot; &amp; [Numbers.D744] &amp; &quot;[/url][/b]&quot; &amp;  &quot; [[b]&quot; &amp; [Numbers.C744] &amp; &quot;[/b]: [sup]&quot; &amp; [Numbers.H7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5] &gt; 0; &quot;[b]&quot; &amp; [Numbers.B745] &amp; &quot;. &quot; &amp; &quot;[url=&quot; &amp; [Numbers.E745] &amp; &quot;]&quot; &amp; [Numbers.D745] &amp; &quot;[/url][/b]&quot; &amp;  &quot; [[b]&quot; &amp; [Numbers.C745] &amp; &quot;[/b]: [sup]&quot; &amp; [Numbers.H7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6] &gt; 0; &quot;[b]&quot; &amp; [Numbers.B746] &amp; &quot;. &quot; &amp; &quot;[url=&quot; &amp; [Numbers.E746] &amp; &quot;]&quot; &amp; [Numbers.D746] &amp; &quot;[/url][/b]&quot; &amp;  &quot; [[b]&quot; &amp; [Numbers.C746] &amp; &quot;[/b]: [sup]&quot; &amp; [Numbers.H7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7] &gt; 0; &quot;[b]&quot; &amp; [Numbers.B747] &amp; &quot;. &quot; &amp; &quot;[url=&quot; &amp; [Numbers.E747] &amp; &quot;]&quot; &amp; [Numbers.D747] &amp; &quot;[/url][/b]&quot; &amp;  &quot; [[b]&quot; &amp; [Numbers.C747] &amp; &quot;[/b]: [sup]&quot; &amp; [Numbers.H7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8] &gt; 0; &quot;[b]&quot; &amp; [Numbers.B748] &amp; &quot;. &quot; &amp; &quot;[url=&quot; &amp; [Numbers.E748] &amp; &quot;]&quot; &amp; [Numbers.D748] &amp; &quot;[/url][/b]&quot; &amp;  &quot; [[b]&quot; &amp; [Numbers.C748] &amp; &quot;[/b]: [sup]&quot; &amp; [Numbers.H7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9] &gt; 0; &quot;[b]&quot; &amp; [Numbers.B749] &amp; &quot;. &quot; &amp; &quot;[url=&quot; &amp; [Numbers.E749] &amp; &quot;]&quot; &amp; [Numbers.D749] &amp; &quot;[/url][/b]&quot; &amp;  &quot; [[b]&quot; &amp; [Numbers.C749] &amp; &quot;[/b]: [sup]&quot; &amp; [Numbers.H7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0] &gt; 0; &quot;[b]&quot; &amp; [Numbers.B750] &amp; &quot;. &quot; &amp; &quot;[url=&quot; &amp; [Numbers.E750] &amp; &quot;]&quot; &amp; [Numbers.D750] &amp; &quot;[/url][/b]&quot; &amp;  &quot; [[b]&quot; &amp; [Numbers.C750] &amp; &quot;[/b]: [sup]&quot; &amp; [Numbers.H7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1] &gt; 0; &quot;[b]&quot; &amp; [Numbers.B751] &amp; &quot;. &quot; &amp; &quot;[url=&quot; &amp; [Numbers.E751] &amp; &quot;]&quot; &amp; [Numbers.D751] &amp; &quot;[/url][/b]&quot; &amp;  &quot; [[b]&quot; &amp; [Numbers.C751] &amp; &quot;[/b]: [sup]&quot; &amp; [Numbers.H7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2] &gt; 0; &quot;[b]&quot; &amp; [Numbers.B752] &amp; &quot;. &quot; &amp; &quot;[url=&quot; &amp; [Numbers.E752] &amp; &quot;]&quot; &amp; [Numbers.D752] &amp; &quot;[/url][/b]&quot; &amp;  &quot; [[b]&quot; &amp; [Numbers.C752] &amp; &quot;[/b]: [sup]&quot; &amp; [Numbers.H7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3] &gt; 0; &quot;[b]&quot; &amp; [Numbers.B753] &amp; &quot;. &quot; &amp; &quot;[url=&quot; &amp; [Numbers.E753] &amp; &quot;]&quot; &amp; [Numbers.D753] &amp; &quot;[/url][/b]&quot; &amp;  &quot; [[b]&quot; &amp; [Numbers.C753] &amp; &quot;[/b]: [sup]&quot; &amp; [Numbers.H7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4] &gt; 0; &quot;[b]&quot; &amp; [Numbers.B754] &amp; &quot;. &quot; &amp; &quot;[url=&quot; &amp; [Numbers.E754] &amp; &quot;]&quot; &amp; [Numbers.D754] &amp; &quot;[/url][/b]&quot; &amp;  &quot; [[b]&quot; &amp; [Numbers.C754] &amp; &quot;[/b]: [sup]&quot; &amp; [Numbers.H7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5] &gt; 0; &quot;[b]&quot; &amp; [Numbers.B755] &amp; &quot;. &quot; &amp; &quot;[url=&quot; &amp; [Numbers.E755] &amp; &quot;]&quot; &amp; [Numbers.D755] &amp; &quot;[/url][/b]&quot; &amp;  &quot; [[b]&quot; &amp; [Numbers.C755] &amp; &quot;[/b]: [sup]&quot; &amp; [Numbers.H7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6] &gt; 0; &quot;[b]&quot; &amp; [Numbers.B756] &amp; &quot;. &quot; &amp; &quot;[url=&quot; &amp; [Numbers.E756] &amp; &quot;]&quot; &amp; [Numbers.D756] &amp; &quot;[/url][/b]&quot; &amp;  &quot; [[b]&quot; &amp; [Numbers.C756] &amp; &quot;[/b]: [sup]&quot; &amp; [Numbers.H7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7] &gt; 0; &quot;[b]&quot; &amp; [Numbers.B757] &amp; &quot;. &quot; &amp; &quot;[url=&quot; &amp; [Numbers.E757] &amp; &quot;]&quot; &amp; [Numbers.D757] &amp; &quot;[/url][/b]&quot; &amp;  &quot; [[b]&quot; &amp; [Numbers.C757] &amp; &quot;[/b]: [sup]&quot; &amp; [Numbers.H7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8] &gt; 0; &quot;[b]&quot; &amp; [Numbers.B758] &amp; &quot;. &quot; &amp; &quot;[url=&quot; &amp; [Numbers.E758] &amp; &quot;]&quot; &amp; [Numbers.D758] &amp; &quot;[/url][/b]&quot; &amp;  &quot; [[b]&quot; &amp; [Numbers.C758] &amp; &quot;[/b]: [sup]&quot; &amp; [Numbers.H7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9] &gt; 0; &quot;[b]&quot; &amp; [Numbers.B759] &amp; &quot;. &quot; &amp; &quot;[url=&quot; &amp; [Numbers.E759] &amp; &quot;]&quot; &amp; [Numbers.D759] &amp; &quot;[/url][/b]&quot; &amp;  &quot; [[b]&quot; &amp; [Numbers.C759] &amp; &quot;[/b]: [sup]&quot; &amp; [Numbers.H7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0] &gt; 0; &quot;[b]&quot; &amp; [Numbers.B760] &amp; &quot;. &quot; &amp; &quot;[url=&quot; &amp; [Numbers.E760] &amp; &quot;]&quot; &amp; [Numbers.D760] &amp; &quot;[/url][/b]&quot; &amp;  &quot; [[b]&quot; &amp; [Numbers.C760] &amp; &quot;[/b]: [sup]&quot; &amp; [Numbers.H7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1] &gt; 0; &quot;[b]&quot; &amp; [Numbers.B761] &amp; &quot;. &quot; &amp; &quot;[url=&quot; &amp; [Numbers.E761] &amp; &quot;]&quot; &amp; [Numbers.D761] &amp; &quot;[/url][/b]&quot; &amp;  &quot; [[b]&quot; &amp; [Numbers.C761] &amp; &quot;[/b]: [sup]&quot; &amp; [Numbers.H7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2] &gt; 0; &quot;[b]&quot; &amp; [Numbers.B762] &amp; &quot;. &quot; &amp; &quot;[url=&quot; &amp; [Numbers.E762] &amp; &quot;]&quot; &amp; [Numbers.D762] &amp; &quot;[/url][/b]&quot; &amp;  &quot; [[b]&quot; &amp; [Numbers.C762] &amp; &quot;[/b]: [sup]&quot; &amp; [Numbers.H7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3] &gt; 0; &quot;[b]&quot; &amp; [Numbers.B763] &amp; &quot;. &quot; &amp; &quot;[url=&quot; &amp; [Numbers.E763] &amp; &quot;]&quot; &amp; [Numbers.D763] &amp; &quot;[/url][/b]&quot; &amp;  &quot; [[b]&quot; &amp; [Numbers.C763] &amp; &quot;[/b]: [sup]&quot; &amp; [Numbers.H7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4] &gt; 0; &quot;[b]&quot; &amp; [Numbers.B764] &amp; &quot;. &quot; &amp; &quot;[url=&quot; &amp; [Numbers.E764] &amp; &quot;]&quot; &amp; [Numbers.D764] &amp; &quot;[/url][/b]&quot; &amp;  &quot; [[b]&quot; &amp; [Numbers.C764] &amp; &quot;[/b]: [sup]&quot; &amp; [Numbers.H7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5] &gt; 0; &quot;[b]&quot; &amp; [Numbers.B765] &amp; &quot;. &quot; &amp; &quot;[url=&quot; &amp; [Numbers.E765] &amp; &quot;]&quot; &amp; [Numbers.D765] &amp; &quot;[/url][/b]&quot; &amp;  &quot; [[b]&quot; &amp; [Numbers.C765] &amp; &quot;[/b]: [sup]&quot; &amp; [Numbers.H7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6] &gt; 0; &quot;[b]&quot; &amp; [Numbers.B766] &amp; &quot;. &quot; &amp; &quot;[url=&quot; &amp; [Numbers.E766] &amp; &quot;]&quot; &amp; [Numbers.D766] &amp; &quot;[/url][/b]&quot; &amp;  &quot; [[b]&quot; &amp; [Numbers.C766] &amp; &quot;[/b]: [sup]&quot; &amp; [Numbers.H7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7] &gt; 0; &quot;[b]&quot; &amp; [Numbers.B767] &amp; &quot;. &quot; &amp; &quot;[url=&quot; &amp; [Numbers.E767] &amp; &quot;]&quot; &amp; [Numbers.D767] &amp; &quot;[/url][/b]&quot; &amp;  &quot; [[b]&quot; &amp; [Numbers.C767] &amp; &quot;[/b]: [sup]&quot; &amp; [Numbers.H7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8] &gt; 0; &quot;[b]&quot; &amp; [Numbers.B768] &amp; &quot;. &quot; &amp; &quot;[url=&quot; &amp; [Numbers.E768] &amp; &quot;]&quot; &amp; [Numbers.D768] &amp; &quot;[/url][/b]&quot; &amp;  &quot; [[b]&quot; &amp; [Numbers.C768] &amp; &quot;[/b]: [sup]&quot; &amp; [Numbers.H7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9] &gt; 0; &quot;[b]&quot; &amp; [Numbers.B769] &amp; &quot;. &quot; &amp; &quot;[url=&quot; &amp; [Numbers.E769] &amp; &quot;]&quot; &amp; [Numbers.D769] &amp; &quot;[/url][/b]&quot; &amp;  &quot; [[b]&quot; &amp; [Numbers.C769] &amp; &quot;[/b]: [sup]&quot; &amp; [Numbers.H7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0] &gt; 0; &quot;[b]&quot; &amp; [Numbers.B770] &amp; &quot;. &quot; &amp; &quot;[url=&quot; &amp; [Numbers.E770] &amp; &quot;]&quot; &amp; [Numbers.D770] &amp; &quot;[/url][/b]&quot; &amp;  &quot; [[b]&quot; &amp; [Numbers.C770] &amp; &quot;[/b]: [sup]&quot; &amp; [Numbers.H7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1] &gt; 0; &quot;[b]&quot; &amp; [Numbers.B771] &amp; &quot;. &quot; &amp; &quot;[url=&quot; &amp; [Numbers.E771] &amp; &quot;]&quot; &amp; [Numbers.D771] &amp; &quot;[/url][/b]&quot; &amp;  &quot; [[b]&quot; &amp; [Numbers.C771] &amp; &quot;[/b]: [sup]&quot; &amp; [Numbers.H7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2] &gt; 0; &quot;[b]&quot; &amp; [Numbers.B772] &amp; &quot;. &quot; &amp; &quot;[url=&quot; &amp; [Numbers.E772] &amp; &quot;]&quot; &amp; [Numbers.D772] &amp; &quot;[/url][/b]&quot; &amp;  &quot; [[b]&quot; &amp; [Numbers.C772] &amp; &quot;[/b]: [sup]&quot; &amp; [Numbers.H7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3] &gt; 0; &quot;[b]&quot; &amp; [Numbers.B773] &amp; &quot;. &quot; &amp; &quot;[url=&quot; &amp; [Numbers.E773] &amp; &quot;]&quot; &amp; [Numbers.D773] &amp; &quot;[/url][/b]&quot; &amp;  &quot; [[b]&quot; &amp; [Numbers.C773] &amp; &quot;[/b]: [sup]&quot; &amp; [Numbers.H7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4] &gt; 0; &quot;[b]&quot; &amp; [Numbers.B774] &amp; &quot;. &quot; &amp; &quot;[url=&quot; &amp; [Numbers.E774] &amp; &quot;]&quot; &amp; [Numbers.D774] &amp; &quot;[/url][/b]&quot; &amp;  &quot; [[b]&quot; &amp; [Numbers.C774] &amp; &quot;[/b]: [sup]&quot; &amp; [Numbers.H7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5] &gt; 0; &quot;[b]&quot; &amp; [Numbers.B775] &amp; &quot;. &quot; &amp; &quot;[url=&quot; &amp; [Numbers.E775] &amp; &quot;]&quot; &amp; [Numbers.D775] &amp; &quot;[/url][/b]&quot; &amp;  &quot; [[b]&quot; &amp; [Numbers.C775] &amp; &quot;[/b]: [sup]&quot; &amp; [Numbers.H7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6] &gt; 0; &quot;[b]&quot; &amp; [Numbers.B776] &amp; &quot;. &quot; &amp; &quot;[url=&quot; &amp; [Numbers.E776] &amp; &quot;]&quot; &amp; [Numbers.D776] &amp; &quot;[/url][/b]&quot; &amp;  &quot; [[b]&quot; &amp; [Numbers.C776] &amp; &quot;[/b]: [sup]&quot; &amp; [Numbers.H7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7] &gt; 0; &quot;[b]&quot; &amp; [Numbers.B777] &amp; &quot;. &quot; &amp; &quot;[url=&quot; &amp; [Numbers.E777] &amp; &quot;]&quot; &amp; [Numbers.D777] &amp; &quot;[/url][/b]&quot; &amp;  &quot; [[b]&quot; &amp; [Numbers.C777] &amp; &quot;[/b]: [sup]&quot; &amp; [Numbers.H7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8] &gt; 0; &quot;[b]&quot; &amp; [Numbers.B778] &amp; &quot;. &quot; &amp; &quot;[url=&quot; &amp; [Numbers.E778] &amp; &quot;]&quot; &amp; [Numbers.D778] &amp; &quot;[/url][/b]&quot; &amp;  &quot; [[b]&quot; &amp; [Numbers.C778] &amp; &quot;[/b]: [sup]&quot; &amp; [Numbers.H7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9] &gt; 0; &quot;[b]&quot; &amp; [Numbers.B779] &amp; &quot;. &quot; &amp; &quot;[url=&quot; &amp; [Numbers.E779] &amp; &quot;]&quot; &amp; [Numbers.D779] &amp; &quot;[/url][/b]&quot; &amp;  &quot; [[b]&quot; &amp; [Numbers.C779] &amp; &quot;[/b]: [sup]&quot; &amp; [Numbers.H7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0] &gt; 0; &quot;[b]&quot; &amp; [Numbers.B780] &amp; &quot;. &quot; &amp; &quot;[url=&quot; &amp; [Numbers.E780] &amp; &quot;]&quot; &amp; [Numbers.D780] &amp; &quot;[/url][/b]&quot; &amp;  &quot; [[b]&quot; &amp; [Numbers.C780] &amp; &quot;[/b]: [sup]&quot; &amp; [Numbers.H7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1] &gt; 0; &quot;[b]&quot; &amp; [Numbers.B781] &amp; &quot;. &quot; &amp; &quot;[url=&quot; &amp; [Numbers.E781] &amp; &quot;]&quot; &amp; [Numbers.D781] &amp; &quot;[/url][/b]&quot; &amp;  &quot; [[b]&quot; &amp; [Numbers.C781] &amp; &quot;[/b]: [sup]&quot; &amp; [Numbers.H7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2] &gt; 0; &quot;[b]&quot; &amp; [Numbers.B782] &amp; &quot;. &quot; &amp; &quot;[url=&quot; &amp; [Numbers.E782] &amp; &quot;]&quot; &amp; [Numbers.D782] &amp; &quot;[/url][/b]&quot; &amp;  &quot; [[b]&quot; &amp; [Numbers.C782] &amp; &quot;[/b]: [sup]&quot; &amp; [Numbers.H7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3] &gt; 0; &quot;[b]&quot; &amp; [Numbers.B783] &amp; &quot;. &quot; &amp; &quot;[url=&quot; &amp; [Numbers.E783] &amp; &quot;]&quot; &amp; [Numbers.D783] &amp; &quot;[/url][/b]&quot; &amp;  &quot; [[b]&quot; &amp; [Numbers.C783] &amp; &quot;[/b]: [sup]&quot; &amp; [Numbers.H7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4] &gt; 0; &quot;[b]&quot; &amp; [Numbers.B784] &amp; &quot;. &quot; &amp; &quot;[url=&quot; &amp; [Numbers.E784] &amp; &quot;]&quot; &amp; [Numbers.D784] &amp; &quot;[/url][/b]&quot; &amp;  &quot; [[b]&quot; &amp; [Numbers.C784] &amp; &quot;[/b]: [sup]&quot; &amp; [Numbers.H7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5] &gt; 0; &quot;[b]&quot; &amp; [Numbers.B785] &amp; &quot;. &quot; &amp; &quot;[url=&quot; &amp; [Numbers.E785] &amp; &quot;]&quot; &amp; [Numbers.D785] &amp; &quot;[/url][/b]&quot; &amp;  &quot; [[b]&quot; &amp; [Numbers.C785] &amp; &quot;[/b]: [sup]&quot; &amp; [Numbers.H7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6] &gt; 0; &quot;[b]&quot; &amp; [Numbers.B786] &amp; &quot;. &quot; &amp; &quot;[url=&quot; &amp; [Numbers.E786] &amp; &quot;]&quot; &amp; [Numbers.D786] &amp; &quot;[/url][/b]&quot; &amp;  &quot; [[b]&quot; &amp; [Numbers.C786] &amp; &quot;[/b]: [sup]&quot; &amp; [Numbers.H7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7] &gt; 0; &quot;[b]&quot; &amp; [Numbers.B787] &amp; &quot;. &quot; &amp; &quot;[url=&quot; &amp; [Numbers.E787] &amp; &quot;]&quot; &amp; [Numbers.D787] &amp; &quot;[/url][/b]&quot; &amp;  &quot; [[b]&quot; &amp; [Numbers.C787] &amp; &quot;[/b]: [sup]&quot; &amp; [Numbers.H7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8] &gt; 0; &quot;[b]&quot; &amp; [Numbers.B788] &amp; &quot;. &quot; &amp; &quot;[url=&quot; &amp; [Numbers.E788] &amp; &quot;]&quot; &amp; [Numbers.D788] &amp; &quot;[/url][/b]&quot; &amp;  &quot; [[b]&quot; &amp; [Numbers.C788] &amp; &quot;[/b]: [sup]&quot; &amp; [Numbers.H7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9] &gt; 0; &quot;[b]&quot; &amp; [Numbers.B789] &amp; &quot;. &quot; &amp; &quot;[url=&quot; &amp; [Numbers.E789] &amp; &quot;]&quot; &amp; [Numbers.D789] &amp; &quot;[/url][/b]&quot; &amp;  &quot; [[b]&quot; &amp; [Numbers.C789] &amp; &quot;[/b]: [sup]&quot; &amp; [Numbers.H7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0] &gt; 0; &quot;[b]&quot; &amp; [Numbers.B790] &amp; &quot;. &quot; &amp; &quot;[url=&quot; &amp; [Numbers.E790] &amp; &quot;]&quot; &amp; [Numbers.D790] &amp; &quot;[/url][/b]&quot; &amp;  &quot; [[b]&quot; &amp; [Numbers.C790] &amp; &quot;[/b]: [sup]&quot; &amp; [Numbers.H7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1] &gt; 0; &quot;[b]&quot; &amp; [Numbers.B791] &amp; &quot;. &quot; &amp; &quot;[url=&quot; &amp; [Numbers.E791] &amp; &quot;]&quot; &amp; [Numbers.D791] &amp; &quot;[/url][/b]&quot; &amp;  &quot; [[b]&quot; &amp; [Numbers.C791] &amp; &quot;[/b]: [sup]&quot; &amp; [Numbers.H7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2] &gt; 0; &quot;[b]&quot; &amp; [Numbers.B792] &amp; &quot;. &quot; &amp; &quot;[url=&quot; &amp; [Numbers.E792] &amp; &quot;]&quot; &amp; [Numbers.D792] &amp; &quot;[/url][/b]&quot; &amp;  &quot; [[b]&quot; &amp; [Numbers.C792] &amp; &quot;[/b]: [sup]&quot; &amp; [Numbers.H7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3] &gt; 0; &quot;[b]&quot; &amp; [Numbers.B793] &amp; &quot;. &quot; &amp; &quot;[url=&quot; &amp; [Numbers.E793] &amp; &quot;]&quot; &amp; [Numbers.D793] &amp; &quot;[/url][/b]&quot; &amp;  &quot; [[b]&quot; &amp; [Numbers.C793] &amp; &quot;[/b]: [sup]&quot; &amp; [Numbers.H7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4] &gt; 0; &quot;[b]&quot; &amp; [Numbers.B794] &amp; &quot;. &quot; &amp; &quot;[url=&quot; &amp; [Numbers.E794] &amp; &quot;]&quot; &amp; [Numbers.D794] &amp; &quot;[/url][/b]&quot; &amp;  &quot; [[b]&quot; &amp; [Numbers.C794] &amp; &quot;[/b]: [sup]&quot; &amp; [Numbers.H7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5] &gt; 0; &quot;[b]&quot; &amp; [Numbers.B795] &amp; &quot;. &quot; &amp; &quot;[url=&quot; &amp; [Numbers.E795] &amp; &quot;]&quot; &amp; [Numbers.D795] &amp; &quot;[/url][/b]&quot; &amp;  &quot; [[b]&quot; &amp; [Numbers.C795] &amp; &quot;[/b]: [sup]&quot; &amp; [Numbers.H7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6] &gt; 0; &quot;[b]&quot; &amp; [Numbers.B796] &amp; &quot;. &quot; &amp; &quot;[url=&quot; &amp; [Numbers.E796] &amp; &quot;]&quot; &amp; [Numbers.D796] &amp; &quot;[/url][/b]&quot; &amp;  &quot; [[b]&quot; &amp; [Numbers.C796] &amp; &quot;[/b]: [sup]&quot; &amp; [Numbers.H7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7] &gt; 0; &quot;[b]&quot; &amp; [Numbers.B797] &amp; &quot;. &quot; &amp; &quot;[url=&quot; &amp; [Numbers.E797] &amp; &quot;]&quot; &amp; [Numbers.D797] &amp; &quot;[/url][/b]&quot; &amp;  &quot; [[b]&quot; &amp; [Numbers.C797] &amp; &quot;[/b]: [sup]&quot; &amp; [Numbers.H7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8] &gt; 0; &quot;[b]&quot; &amp; [Numbers.B798] &amp; &quot;. &quot; &amp; &quot;[url=&quot; &amp; [Numbers.E798] &amp; &quot;]&quot; &amp; [Numbers.D798] &amp; &quot;[/url][/b]&quot; &amp;  &quot; [[b]&quot; &amp; [Numbers.C798] &amp; &quot;[/b]: [sup]&quot; &amp; [Numbers.H7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9] &gt; 0; &quot;[b]&quot; &amp; [Numbers.B799] &amp; &quot;. &quot; &amp; &quot;[url=&quot; &amp; [Numbers.E799] &amp; &quot;]&quot; &amp; [Numbers.D799] &amp; &quot;[/url][/b]&quot; &amp;  &quot; [[b]&quot; &amp; [Numbers.C799] &amp; &quot;[/b]: [sup]&quot; &amp; [Numbers.H7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0] &gt; 0; &quot;[b]&quot; &amp; [Numbers.B800] &amp; &quot;. &quot; &amp; &quot;[url=&quot; &amp; [Numbers.E800] &amp; &quot;]&quot; &amp; [Numbers.D800] &amp; &quot;[/url][/b]&quot; &amp;  &quot; [[b]&quot; &amp; [Numbers.C800] &amp; &quot;[/b]: [sup]&quot; &amp; [Numbers.H8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1] &gt; 0; &quot;[b]&quot; &amp; [Numbers.B801] &amp; &quot;. &quot; &amp; &quot;[url=&quot; &amp; [Numbers.E801] &amp; &quot;]&quot; &amp; [Numbers.D801] &amp; &quot;[/url][/b]&quot; &amp;  &quot; [[b]&quot; &amp; [Numbers.C801] &amp; &quot;[/b]: [sup]&quot; &amp; [Numbers.H8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2] &gt; 0; &quot;[b]&quot; &amp; [Numbers.B802] &amp; &quot;. &quot; &amp; &quot;[url=&quot; &amp; [Numbers.E802] &amp; &quot;]&quot; &amp; [Numbers.D802] &amp; &quot;[/url][/b]&quot; &amp;  &quot; [[b]&quot; &amp; [Numbers.C802] &amp; &quot;[/b]: [sup]&quot; &amp; [Numbers.H8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3] &gt; 0; &quot;[b]&quot; &amp; [Numbers.B803] &amp; &quot;. &quot; &amp; &quot;[url=&quot; &amp; [Numbers.E803] &amp; &quot;]&quot; &amp; [Numbers.D803] &amp; &quot;[/url][/b]&quot; &amp;  &quot; [[b]&quot; &amp; [Numbers.C803] &amp; &quot;[/b]: [sup]&quot; &amp; [Numbers.H80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4] &gt; 0; &quot;[b]&quot; &amp; [Numbers.B804] &amp; &quot;. &quot; &amp; &quot;[url=&quot; &amp; [Numbers.E804] &amp; &quot;]&quot; &amp; [Numbers.D804] &amp; &quot;[/url][/b]&quot; &amp;  &quot; [[b]&quot; &amp; [Numbers.C804] &amp; &quot;[/b]: [sup]&quot; &amp; [Numbers.H8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5] &gt; 0; &quot;[b]&quot; &amp; [Numbers.B805] &amp; &quot;. &quot; &amp; &quot;[url=&quot; &amp; [Numbers.E805] &amp; &quot;]&quot; &amp; [Numbers.D805] &amp; &quot;[/url][/b]&quot; &amp;  &quot; [[b]&quot; &amp; [Numbers.C805] &amp; &quot;[/b]: [sup]&quot; &amp; [Numbers.H8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6] &gt; 0; &quot;[b]&quot; &amp; [Numbers.B806] &amp; &quot;. &quot; &amp; &quot;[url=&quot; &amp; [Numbers.E806] &amp; &quot;]&quot; &amp; [Numbers.D806] &amp; &quot;[/url][/b]&quot; &amp;  &quot; [[b]&quot; &amp; [Numbers.C806] &amp; &quot;[/b]: [sup]&quot; &amp; [Numbers.H8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7] &gt; 0; &quot;[b]&quot; &amp; [Numbers.B807] &amp; &quot;. &quot; &amp; &quot;[url=&quot; &amp; [Numbers.E807] &amp; &quot;]&quot; &amp; [Numbers.D807] &amp; &quot;[/url][/b]&quot; &amp;  &quot; [[b]&quot; &amp; [Numbers.C807] &amp; &quot;[/b]: [sup]&quot; &amp; [Numbers.H8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8] &gt; 0; &quot;[b]&quot; &amp; [Numbers.B808] &amp; &quot;. &quot; &amp; &quot;[url=&quot; &amp; [Numbers.E808] &amp; &quot;]&quot; &amp; [Numbers.D808] &amp; &quot;[/url][/b]&quot; &amp;  &quot; [[b]&quot; &amp; [Numbers.C808] &amp; &quot;[/b]: [sup]&quot; &amp; [Numbers.H8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9] &gt; 0; &quot;[b]&quot; &amp; [Numbers.B809] &amp; &quot;. &quot; &amp; &quot;[url=&quot; &amp; [Numbers.E809] &amp; &quot;]&quot; &amp; [Numbers.D809] &amp; &quot;[/url][/b]&quot; &amp;  &quot; [[b]&quot; &amp; [Numbers.C809] &amp; &quot;[/b]: [sup]&quot; &amp; [Numbers.H8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0] &gt; 0; &quot;[b]&quot; &amp; [Numbers.B810] &amp; &quot;. &quot; &amp; &quot;[url=&quot; &amp; [Numbers.E810] &amp; &quot;]&quot; &amp; [Numbers.D810] &amp; &quot;[/url][/b]&quot; &amp;  &quot; [[b]&quot; &amp; [Numbers.C810] &amp; &quot;[/b]: [sup]&quot; &amp; [Numbers.H8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1] &gt; 0; &quot;[b]&quot; &amp; [Numbers.B811] &amp; &quot;. &quot; &amp; &quot;[url=&quot; &amp; [Numbers.E811] &amp; &quot;]&quot; &amp; [Numbers.D811] &amp; &quot;[/url][/b]&quot; &amp;  &quot; [[b]&quot; &amp; [Numbers.C811] &amp; &quot;[/b]: [sup]&quot; &amp; [Numbers.H8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2] &gt; 0; &quot;[b]&quot; &amp; [Numbers.B812] &amp; &quot;. &quot; &amp; &quot;[url=&quot; &amp; [Numbers.E812] &amp; &quot;]&quot; &amp; [Numbers.D812] &amp; &quot;[/url][/b]&quot; &amp;  &quot; [[b]&quot; &amp; [Numbers.C812] &amp; &quot;[/b]: [sup]&quot; &amp; [Numbers.H8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3] &gt; 0; &quot;[b]&quot; &amp; [Numbers.B813] &amp; &quot;. &quot; &amp; &quot;[url=&quot; &amp; [Numbers.E813] &amp; &quot;]&quot; &amp; [Numbers.D813] &amp; &quot;[/url][/b]&quot; &amp;  &quot; [[b]&quot; &amp; [Numbers.C813] &amp; &quot;[/b]: [sup]&quot; &amp; [Numbers.H8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4] &gt; 0; &quot;[b]&quot; &amp; [Numbers.B814] &amp; &quot;. &quot; &amp; &quot;[url=&quot; &amp; [Numbers.E814] &amp; &quot;]&quot; &amp; [Numbers.D814] &amp; &quot;[/url][/b]&quot; &amp;  &quot; [[b]&quot; &amp; [Numbers.C814] &amp; &quot;[/b]: [sup]&quot; &amp; [Numbers.H8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5] &gt; 0; &quot;[b]&quot; &amp; [Numbers.B815] &amp; &quot;. &quot; &amp; &quot;[url=&quot; &amp; [Numbers.E815] &amp; &quot;]&quot; &amp; [Numbers.D815] &amp; &quot;[/url][/b]&quot; &amp;  &quot; [[b]&quot; &amp; [Numbers.C815] &amp; &quot;[/b]: [sup]&quot; &amp; [Numbers.H8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6] &gt; 0; &quot;[b]&quot; &amp; [Numbers.B816] &amp; &quot;. &quot; &amp; &quot;[url=&quot; &amp; [Numbers.E816] &amp; &quot;]&quot; &amp; [Numbers.D816] &amp; &quot;[/url][/b]&quot; &amp;  &quot; [[b]&quot; &amp; [Numbers.C816] &amp; &quot;[/b]: [sup]&quot; &amp; [Numbers.H8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7] &gt; 0; &quot;[b]&quot; &amp; [Numbers.B817] &amp; &quot;. &quot; &amp; &quot;[url=&quot; &amp; [Numbers.E817] &amp; &quot;]&quot; &amp; [Numbers.D817] &amp; &quot;[/url][/b]&quot; &amp;  &quot; [[b]&quot; &amp; [Numbers.C817] &amp; &quot;[/b]: [sup]&quot; &amp; [Numbers.H8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8] &gt; 0; &quot;[b]&quot; &amp; [Numbers.B818] &amp; &quot;. &quot; &amp; &quot;[url=&quot; &amp; [Numbers.E818] &amp; &quot;]&quot; &amp; [Numbers.D818] &amp; &quot;[/url][/b]&quot; &amp;  &quot; [[b]&quot; &amp; [Numbers.C818] &amp; &quot;[/b]: [sup]&quot; &amp; [Numbers.H8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9] &gt; 0; &quot;[b]&quot; &amp; [Numbers.B819] &amp; &quot;. &quot; &amp; &quot;[url=&quot; &amp; [Numbers.E819] &amp; &quot;]&quot; &amp; [Numbers.D819] &amp; &quot;[/url][/b]&quot; &amp;  &quot; [[b]&quot; &amp; [Numbers.C819] &amp; &quot;[/b]: [sup]&quot; &amp; [Numbers.H8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0] &gt; 0; &quot;[b]&quot; &amp; [Numbers.B820] &amp; &quot;. &quot; &amp; &quot;[url=&quot; &amp; [Numbers.E820] &amp; &quot;]&quot; &amp; [Numbers.D820] &amp; &quot;[/url][/b]&quot; &amp;  &quot; [[b]&quot; &amp; [Numbers.C820] &amp; &quot;[/b]: [sup]&quot; &amp; [Numbers.H8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1] &gt; 0; &quot;[b]&quot; &amp; [Numbers.B821] &amp; &quot;. &quot; &amp; &quot;[url=&quot; &amp; [Numbers.E821] &amp; &quot;]&quot; &amp; [Numbers.D821] &amp; &quot;[/url][/b]&quot; &amp;  &quot; [[b]&quot; &amp; [Numbers.C821] &amp; &quot;[/b]: [sup]&quot; &amp; [Numbers.H8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2] &gt; 0; &quot;[b]&quot; &amp; [Numbers.B822] &amp; &quot;. &quot; &amp; &quot;[url=&quot; &amp; [Numbers.E822] &amp; &quot;]&quot; &amp; [Numbers.D822] &amp; &quot;[/url][/b]&quot; &amp;  &quot; [[b]&quot; &amp; [Numbers.C822] &amp; &quot;[/b]: [sup]&quot; &amp; [Numbers.H8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3] &gt; 0; &quot;[b]&quot; &amp; [Numbers.B823] &amp; &quot;. &quot; &amp; &quot;[url=&quot; &amp; [Numbers.E823] &amp; &quot;]&quot; &amp; [Numbers.D823] &amp; &quot;[/url][/b]&quot; &amp;  &quot; [[b]&quot; &amp; [Numbers.C823] &amp; &quot;[/b]: [sup]&quot; &amp; [Numbers.H8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4] &gt; 0; &quot;[b]&quot; &amp; [Numbers.B824] &amp; &quot;. &quot; &amp; &quot;[url=&quot; &amp; [Numbers.E824] &amp; &quot;]&quot; &amp; [Numbers.D824] &amp; &quot;[/url][/b]&quot; &amp;  &quot; [[b]&quot; &amp; [Numbers.C824] &amp; &quot;[/b]: [sup]&quot; &amp; [Numbers.H8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5] &gt; 0; &quot;[b]&quot; &amp; [Numbers.B825] &amp; &quot;. &quot; &amp; &quot;[url=&quot; &amp; [Numbers.E825] &amp; &quot;]&quot; &amp; [Numbers.D825] &amp; &quot;[/url][/b]&quot; &amp;  &quot; [[b]&quot; &amp; [Numbers.C825] &amp; &quot;[/b]: [sup]&quot; &amp; [Numbers.H8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6] &gt; 0; &quot;[b]&quot; &amp; [Numbers.B826] &amp; &quot;. &quot; &amp; &quot;[url=&quot; &amp; [Numbers.E826] &amp; &quot;]&quot; &amp; [Numbers.D826] &amp; &quot;[/url][/b]&quot; &amp;  &quot; [[b]&quot; &amp; [Numbers.C826] &amp; &quot;[/b]: [sup]&quot; &amp; [Numbers.H8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7] &gt; 0; &quot;[b]&quot; &amp; [Numbers.B827] &amp; &quot;. &quot; &amp; &quot;[url=&quot; &amp; [Numbers.E827] &amp; &quot;]&quot; &amp; [Numbers.D827] &amp; &quot;[/url][/b]&quot; &amp;  &quot; [[b]&quot; &amp; [Numbers.C827] &amp; &quot;[/b]: [sup]&quot; &amp; [Numbers.H8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8] &gt; 0; &quot;[b]&quot; &amp; [Numbers.B828] &amp; &quot;. &quot; &amp; &quot;[url=&quot; &amp; [Numbers.E828] &amp; &quot;]&quot; &amp; [Numbers.D828] &amp; &quot;[/url][/b]&quot; &amp;  &quot; [[b]&quot; &amp; [Numbers.C828] &amp; &quot;[/b]: [sup]&quot; &amp; [Numbers.H8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9] &gt; 0; &quot;[b]&quot; &amp; [Numbers.B829] &amp; &quot;. &quot; &amp; &quot;[url=&quot; &amp; [Numbers.E829] &amp; &quot;]&quot; &amp; [Numbers.D829] &amp; &quot;[/url][/b]&quot; &amp;  &quot; [[b]&quot; &amp; [Numbers.C829] &amp; &quot;[/b]: [sup]&quot; &amp; [Numbers.H8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0] &gt; 0; &quot;[b]&quot; &amp; [Numbers.B830] &amp; &quot;. &quot; &amp; &quot;[url=&quot; &amp; [Numbers.E830] &amp; &quot;]&quot; &amp; [Numbers.D830] &amp; &quot;[/url][/b]&quot; &amp;  &quot; [[b]&quot; &amp; [Numbers.C830] &amp; &quot;[/b]: [sup]&quot; &amp; [Numbers.H8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1] &gt; 0; &quot;[b]&quot; &amp; [Numbers.B831] &amp; &quot;. &quot; &amp; &quot;[url=&quot; &amp; [Numbers.E831] &amp; &quot;]&quot; &amp; [Numbers.D831] &amp; &quot;[/url][/b]&quot; &amp;  &quot; [[b]&quot; &amp; [Numbers.C831] &amp; &quot;[/b]: [sup]&quot; &amp; [Numbers.H8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2] &gt; 0; &quot;[b]&quot; &amp; [Numbers.B832] &amp; &quot;. &quot; &amp; &quot;[url=&quot; &amp; [Numbers.E832] &amp; &quot;]&quot; &amp; [Numbers.D832] &amp; &quot;[/url][/b]&quot; &amp;  &quot; [[b]&quot; &amp; [Numbers.C832] &amp; &quot;[/b]: [sup]&quot; &amp; [Numbers.H8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3] &gt; 0; &quot;[b]&quot; &amp; [Numbers.B833] &amp; &quot;. &quot; &amp; &quot;[url=&quot; &amp; [Numbers.E833] &amp; &quot;]&quot; &amp; [Numbers.D833] &amp; &quot;[/url][/b]&quot; &amp;  &quot; [[b]&quot; &amp; [Numbers.C833] &amp; &quot;[/b]: [sup]&quot; &amp; [Numbers.H8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4] &gt; 0; &quot;[b]&quot; &amp; [Numbers.B834] &amp; &quot;. &quot; &amp; &quot;[url=&quot; &amp; [Numbers.E834] &amp; &quot;]&quot; &amp; [Numbers.D834] &amp; &quot;[/url][/b]&quot; &amp;  &quot; [[b]&quot; &amp; [Numbers.C834] &amp; &quot;[/b]: [sup]&quot; &amp; [Numbers.H8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5] &gt; 0; &quot;[b]&quot; &amp; [Numbers.B835] &amp; &quot;. &quot; &amp; &quot;[url=&quot; &amp; [Numbers.E835] &amp; &quot;]&quot; &amp; [Numbers.D835] &amp; &quot;[/url][/b]&quot; &amp;  &quot; [[b]&quot; &amp; [Numbers.C835] &amp; &quot;[/b]: [sup]&quot; &amp; [Numbers.H8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6] &gt; 0; &quot;[b]&quot; &amp; [Numbers.B836] &amp; &quot;. &quot; &amp; &quot;[url=&quot; &amp; [Numbers.E836] &amp; &quot;]&quot; &amp; [Numbers.D836] &amp; &quot;[/url][/b]&quot; &amp;  &quot; [[b]&quot; &amp; [Numbers.C836] &amp; &quot;[/b]: [sup]&quot; &amp; [Numbers.H8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7] &gt; 0; &quot;[b]&quot; &amp; [Numbers.B837] &amp; &quot;. &quot; &amp; &quot;[url=&quot; &amp; [Numbers.E837] &amp; &quot;]&quot; &amp; [Numbers.D837] &amp; &quot;[/url][/b]&quot; &amp;  &quot; [[b]&quot; &amp; [Numbers.C837] &amp; &quot;[/b]: [sup]&quot; &amp; [Numbers.H8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8] &gt; 0; &quot;[b]&quot; &amp; [Numbers.B838] &amp; &quot;. &quot; &amp; &quot;[url=&quot; &amp; [Numbers.E838] &amp; &quot;]&quot; &amp; [Numbers.D838] &amp; &quot;[/url][/b]&quot; &amp;  &quot; [[b]&quot; &amp; [Numbers.C838] &amp; &quot;[/b]: [sup]&quot; &amp; [Numbers.H8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9] &gt; 0; &quot;[b]&quot; &amp; [Numbers.B839] &amp; &quot;. &quot; &amp; &quot;[url=&quot; &amp; [Numbers.E839] &amp; &quot;]&quot; &amp; [Numbers.D839] &amp; &quot;[/url][/b]&quot; &amp;  &quot; [[b]&quot; &amp; [Numbers.C839] &amp; &quot;[/b]: [sup]&quot; &amp; [Numbers.H8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0] &gt; 0; &quot;[b]&quot; &amp; [Numbers.B840] &amp; &quot;. &quot; &amp; &quot;[url=&quot; &amp; [Numbers.E840] &amp; &quot;]&quot; &amp; [Numbers.D840] &amp; &quot;[/url][/b]&quot; &amp;  &quot; [[b]&quot; &amp; [Numbers.C840] &amp; &quot;[/b]: [sup]&quot; &amp; [Numbers.H8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1] &gt; 0; &quot;[b]&quot; &amp; [Numbers.B841] &amp; &quot;. &quot; &amp; &quot;[url=&quot; &amp; [Numbers.E841] &amp; &quot;]&quot; &amp; [Numbers.D841] &amp; &quot;[/url][/b]&quot; &amp;  &quot; [[b]&quot; &amp; [Numbers.C841] &amp; &quot;[/b]: [sup]&quot; &amp; [Numbers.H8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2] &gt; 0; &quot;[b]&quot; &amp; [Numbers.B842] &amp; &quot;. &quot; &amp; &quot;[url=&quot; &amp; [Numbers.E842] &amp; &quot;]&quot; &amp; [Numbers.D842] &amp; &quot;[/url][/b]&quot; &amp;  &quot; [[b]&quot; &amp; [Numbers.C842] &amp; &quot;[/b]: [sup]&quot; &amp; [Numbers.H8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3] &gt; 0; &quot;[b]&quot; &amp; [Numbers.B843] &amp; &quot;. &quot; &amp; &quot;[url=&quot; &amp; [Numbers.E843] &amp; &quot;]&quot; &amp; [Numbers.D843] &amp; &quot;[/url][/b]&quot; &amp;  &quot; [[b]&quot; &amp; [Numbers.C843] &amp; &quot;[/b]: [sup]&quot; &amp; [Numbers.H8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4] &gt; 0; &quot;[b]&quot; &amp; [Numbers.B844] &amp; &quot;. &quot; &amp; &quot;[url=&quot; &amp; [Numbers.E844] &amp; &quot;]&quot; &amp; [Numbers.D844] &amp; &quot;[/url][/b]&quot; &amp;  &quot; [[b]&quot; &amp; [Numbers.C844] &amp; &quot;[/b]: [sup]&quot; &amp; [Numbers.H8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5] &gt; 0; &quot;[b]&quot; &amp; [Numbers.B845] &amp; &quot;. &quot; &amp; &quot;[url=&quot; &amp; [Numbers.E845] &amp; &quot;]&quot; &amp; [Numbers.D845] &amp; &quot;[/url][/b]&quot; &amp;  &quot; [[b]&quot; &amp; [Numbers.C845] &amp; &quot;[/b]: [sup]&quot; &amp; [Numbers.H8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6] &gt; 0; &quot;[b]&quot; &amp; [Numbers.B846] &amp; &quot;. &quot; &amp; &quot;[url=&quot; &amp; [Numbers.E846] &amp; &quot;]&quot; &amp; [Numbers.D846] &amp; &quot;[/url][/b]&quot; &amp;  &quot; [[b]&quot; &amp; [Numbers.C846] &amp; &quot;[/b]: [sup]&quot; &amp; [Numbers.H8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7] &gt; 0; &quot;[b]&quot; &amp; [Numbers.B847] &amp; &quot;. &quot; &amp; &quot;[url=&quot; &amp; [Numbers.E847] &amp; &quot;]&quot; &amp; [Numbers.D847] &amp; &quot;[/url][/b]&quot; &amp;  &quot; [[b]&quot; &amp; [Numbers.C847] &amp; &quot;[/b]: [sup]&quot; &amp; [Numbers.H8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8] &gt; 0; &quot;[b]&quot; &amp; [Numbers.B848] &amp; &quot;. &quot; &amp; &quot;[url=&quot; &amp; [Numbers.E848] &amp; &quot;]&quot; &amp; [Numbers.D848] &amp; &quot;[/url][/b]&quot; &amp;  &quot; [[b]&quot; &amp; [Numbers.C848] &amp; &quot;[/b]: [sup]&quot; &amp; [Numbers.H8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9] &gt; 0; &quot;[b]&quot; &amp; [Numbers.B849] &amp; &quot;. &quot; &amp; &quot;[url=&quot; &amp; [Numbers.E849] &amp; &quot;]&quot; &amp; [Numbers.D849] &amp; &quot;[/url][/b]&quot; &amp;  &quot; [[b]&quot; &amp; [Numbers.C849] &amp; &quot;[/b]: [sup]&quot; &amp; [Numbers.H8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0] &gt; 0; &quot;[b]&quot; &amp; [Numbers.B850] &amp; &quot;. &quot; &amp; &quot;[url=&quot; &amp; [Numbers.E850] &amp; &quot;]&quot; &amp; [Numbers.D850] &amp; &quot;[/url][/b]&quot; &amp;  &quot; [[b]&quot; &amp; [Numbers.C850] &amp; &quot;[/b]: [sup]&quot; &amp; [Numbers.H8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1] &gt; 0; &quot;[b]&quot; &amp; [Numbers.B851] &amp; &quot;. &quot; &amp; &quot;[url=&quot; &amp; [Numbers.E851] &amp; &quot;]&quot; &amp; [Numbers.D851] &amp; &quot;[/url][/b]&quot; &amp;  &quot; [[b]&quot; &amp; [Numbers.C851] &amp; &quot;[/b]: [sup]&quot; &amp; [Numbers.H8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2] &gt; 0; &quot;[b]&quot; &amp; [Numbers.B852] &amp; &quot;. &quot; &amp; &quot;[url=&quot; &amp; [Numbers.E852] &amp; &quot;]&quot; &amp; [Numbers.D852] &amp; &quot;[/url][/b]&quot; &amp;  &quot; [[b]&quot; &amp; [Numbers.C852] &amp; &quot;[/b]: [sup]&quot; &amp; [Numbers.H8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3] &gt; 0; &quot;[b]&quot; &amp; [Numbers.B853] &amp; &quot;. &quot; &amp; &quot;[url=&quot; &amp; [Numbers.E853] &amp; &quot;]&quot; &amp; [Numbers.D853] &amp; &quot;[/url][/b]&quot; &amp;  &quot; [[b]&quot; &amp; [Numbers.C853] &amp; &quot;[/b]: [sup]&quot; &amp; [Numbers.H8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4] &gt; 0; &quot;[b]&quot; &amp; [Numbers.B854] &amp; &quot;. &quot; &amp; &quot;[url=&quot; &amp; [Numbers.E854] &amp; &quot;]&quot; &amp; [Numbers.D854] &amp; &quot;[/url][/b]&quot; &amp;  &quot; [[b]&quot; &amp; [Numbers.C854] &amp; &quot;[/b]: [sup]&quot; &amp; [Numbers.H8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5] &gt; 0; &quot;[b]&quot; &amp; [Numbers.B855] &amp; &quot;. &quot; &amp; &quot;[url=&quot; &amp; [Numbers.E855] &amp; &quot;]&quot; &amp; [Numbers.D855] &amp; &quot;[/url][/b]&quot; &amp;  &quot; [[b]&quot; &amp; [Numbers.C855] &amp; &quot;[/b]: [sup]&quot; &amp; [Numbers.H8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6] &gt; 0; &quot;[b]&quot; &amp; [Numbers.B856] &amp; &quot;. &quot; &amp; &quot;[url=&quot; &amp; [Numbers.E856] &amp; &quot;]&quot; &amp; [Numbers.D856] &amp; &quot;[/url][/b]&quot; &amp;  &quot; [[b]&quot; &amp; [Numbers.C856] &amp; &quot;[/b]: [sup]&quot; &amp; [Numbers.H8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7] &gt; 0; &quot;[b]&quot; &amp; [Numbers.B857] &amp; &quot;. &quot; &amp; &quot;[url=&quot; &amp; [Numbers.E857] &amp; &quot;]&quot; &amp; [Numbers.D857] &amp; &quot;[/url][/b]&quot; &amp;  &quot; [[b]&quot; &amp; [Numbers.C857] &amp; &quot;[/b]: [sup]&quot; &amp; [Numbers.H8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8] &gt; 0; &quot;[b]&quot; &amp; [Numbers.B858] &amp; &quot;. &quot; &amp; &quot;[url=&quot; &amp; [Numbers.E858] &amp; &quot;]&quot; &amp; [Numbers.D858] &amp; &quot;[/url][/b]&quot; &amp;  &quot; [[b]&quot; &amp; [Numbers.C858] &amp; &quot;[/b]: [sup]&quot; &amp; [Numbers.H8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9] &gt; 0; &quot;[b]&quot; &amp; [Numbers.B859] &amp; &quot;. &quot; &amp; &quot;[url=&quot; &amp; [Numbers.E859] &amp; &quot;]&quot; &amp; [Numbers.D859] &amp; &quot;[/url][/b]&quot; &amp;  &quot; [[b]&quot; &amp; [Numbers.C859] &amp; &quot;[/b]: [sup]&quot; &amp; [Numbers.H8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0] &gt; 0; &quot;[b]&quot; &amp; [Numbers.B860] &amp; &quot;. &quot; &amp; &quot;[url=&quot; &amp; [Numbers.E860] &amp; &quot;]&quot; &amp; [Numbers.D860] &amp; &quot;[/url][/b]&quot; &amp;  &quot; [[b]&quot; &amp; [Numbers.C860] &amp; &quot;[/b]: [sup]&quot; &amp; [Numbers.H8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1] &gt; 0; &quot;[b]&quot; &amp; [Numbers.B861] &amp; &quot;. &quot; &amp; &quot;[url=&quot; &amp; [Numbers.E861] &amp; &quot;]&quot; &amp; [Numbers.D861] &amp; &quot;[/url][/b]&quot; &amp;  &quot; [[b]&quot; &amp; [Numbers.C861] &amp; &quot;[/b]: [sup]&quot; &amp; [Numbers.H8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2] &gt; 0; &quot;[b]&quot; &amp; [Numbers.B862] &amp; &quot;. &quot; &amp; &quot;[url=&quot; &amp; [Numbers.E862] &amp; &quot;]&quot; &amp; [Numbers.D862] &amp; &quot;[/url][/b]&quot; &amp;  &quot; [[b]&quot; &amp; [Numbers.C862] &amp; &quot;[/b]: [sup]&quot; &amp; [Numbers.H8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3] &gt; 0; &quot;[b]&quot; &amp; [Numbers.B863] &amp; &quot;. &quot; &amp; &quot;[url=&quot; &amp; [Numbers.E863] &amp; &quot;]&quot; &amp; [Numbers.D863] &amp; &quot;[/url][/b]&quot; &amp;  &quot; [[b]&quot; &amp; [Numbers.C863] &amp; &quot;[/b]: [sup]&quot; &amp; [Numbers.H8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4] &gt; 0; &quot;[b]&quot; &amp; [Numbers.B864] &amp; &quot;. &quot; &amp; &quot;[url=&quot; &amp; [Numbers.E864] &amp; &quot;]&quot; &amp; [Numbers.D864] &amp; &quot;[/url][/b]&quot; &amp;  &quot; [[b]&quot; &amp; [Numbers.C864] &amp; &quot;[/b]: [sup]&quot; &amp; [Numbers.H8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5] &gt; 0; &quot;[b]&quot; &amp; [Numbers.B865] &amp; &quot;. &quot; &amp; &quot;[url=&quot; &amp; [Numbers.E865] &amp; &quot;]&quot; &amp; [Numbers.D865] &amp; &quot;[/url][/b]&quot; &amp;  &quot; [[b]&quot; &amp; [Numbers.C865] &amp; &quot;[/b]: [sup]&quot; &amp; [Numbers.H8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6] &gt; 0; &quot;[b]&quot; &amp; [Numbers.B866] &amp; &quot;. &quot; &amp; &quot;[url=&quot; &amp; [Numbers.E866] &amp; &quot;]&quot; &amp; [Numbers.D866] &amp; &quot;[/url][/b]&quot; &amp;  &quot; [[b]&quot; &amp; [Numbers.C866] &amp; &quot;[/b]: [sup]&quot; &amp; [Numbers.H8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7] &gt; 0; &quot;[b]&quot; &amp; [Numbers.B867] &amp; &quot;. &quot; &amp; &quot;[url=&quot; &amp; [Numbers.E867] &amp; &quot;]&quot; &amp; [Numbers.D867] &amp; &quot;[/url][/b]&quot; &amp;  &quot; [[b]&quot; &amp; [Numbers.C867] &amp; &quot;[/b]: [sup]&quot; &amp; [Numbers.H8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8] &gt; 0; &quot;[b]&quot; &amp; [Numbers.B868] &amp; &quot;. &quot; &amp; &quot;[url=&quot; &amp; [Numbers.E868] &amp; &quot;]&quot; &amp; [Numbers.D868] &amp; &quot;[/url][/b]&quot; &amp;  &quot; [[b]&quot; &amp; [Numbers.C868] &amp; &quot;[/b]: [sup]&quot; &amp; [Numbers.H8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9] &gt; 0; &quot;[b]&quot; &amp; [Numbers.B869] &amp; &quot;. &quot; &amp; &quot;[url=&quot; &amp; [Numbers.E869] &amp; &quot;]&quot; &amp; [Numbers.D869] &amp; &quot;[/url][/b]&quot; &amp;  &quot; [[b]&quot; &amp; [Numbers.C869] &amp; &quot;[/b]: [sup]&quot; &amp; [Numbers.H8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0] &gt; 0; &quot;[b]&quot; &amp; [Numbers.B870] &amp; &quot;. &quot; &amp; &quot;[url=&quot; &amp; [Numbers.E870] &amp; &quot;]&quot; &amp; [Numbers.D870] &amp; &quot;[/url][/b]&quot; &amp;  &quot; [[b]&quot; &amp; [Numbers.C870] &amp; &quot;[/b]: [sup]&quot; &amp; [Numbers.H8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1] &gt; 0; &quot;[b]&quot; &amp; [Numbers.B871] &amp; &quot;. &quot; &amp; &quot;[url=&quot; &amp; [Numbers.E871] &amp; &quot;]&quot; &amp; [Numbers.D871] &amp; &quot;[/url][/b]&quot; &amp;  &quot; [[b]&quot; &amp; [Numbers.C871] &amp; &quot;[/b]: [sup]&quot; &amp; [Numbers.H8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2] &gt; 0; &quot;[b]&quot; &amp; [Numbers.B872] &amp; &quot;. &quot; &amp; &quot;[url=&quot; &amp; [Numbers.E872] &amp; &quot;]&quot; &amp; [Numbers.D872] &amp; &quot;[/url][/b]&quot; &amp;  &quot; [[b]&quot; &amp; [Numbers.C872] &amp; &quot;[/b]: [sup]&quot; &amp; [Numbers.H8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3] &gt; 0; &quot;[b]&quot; &amp; [Numbers.B873] &amp; &quot;. &quot; &amp; &quot;[url=&quot; &amp; [Numbers.E873] &amp; &quot;]&quot; &amp; [Numbers.D873] &amp; &quot;[/url][/b]&quot; &amp;  &quot; [[b]&quot; &amp; [Numbers.C873] &amp; &quot;[/b]: [sup]&quot; &amp; [Numbers.H8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4] &gt; 0; &quot;[b]&quot; &amp; [Numbers.B874] &amp; &quot;. &quot; &amp; &quot;[url=&quot; &amp; [Numbers.E874] &amp; &quot;]&quot; &amp; [Numbers.D874] &amp; &quot;[/url][/b]&quot; &amp;  &quot; [[b]&quot; &amp; [Numbers.C874] &amp; &quot;[/b]: [sup]&quot; &amp; [Numbers.H8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5] &gt; 0; &quot;[b]&quot; &amp; [Numbers.B875] &amp; &quot;. &quot; &amp; &quot;[url=&quot; &amp; [Numbers.E875] &amp; &quot;]&quot; &amp; [Numbers.D875] &amp; &quot;[/url][/b]&quot; &amp;  &quot; [[b]&quot; &amp; [Numbers.C875] &amp; &quot;[/b]: [sup]&quot; &amp; [Numbers.H8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6] &gt; 0; &quot;[b]&quot; &amp; [Numbers.B876] &amp; &quot;. &quot; &amp; &quot;[url=&quot; &amp; [Numbers.E876] &amp; &quot;]&quot; &amp; [Numbers.D876] &amp; &quot;[/url][/b]&quot; &amp;  &quot; [[b]&quot; &amp; [Numbers.C876] &amp; &quot;[/b]: [sup]&quot; &amp; [Numbers.H8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7] &gt; 0; &quot;[b]&quot; &amp; [Numbers.B877] &amp; &quot;. &quot; &amp; &quot;[url=&quot; &amp; [Numbers.E877] &amp; &quot;]&quot; &amp; [Numbers.D877] &amp; &quot;[/url][/b]&quot; &amp;  &quot; [[b]&quot; &amp; [Numbers.C877] &amp; &quot;[/b]: [sup]&quot; &amp; [Numbers.H8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8] &gt; 0; &quot;[b]&quot; &amp; [Numbers.B878] &amp; &quot;. &quot; &amp; &quot;[url=&quot; &amp; [Numbers.E878] &amp; &quot;]&quot; &amp; [Numbers.D878] &amp; &quot;[/url][/b]&quot; &amp;  &quot; [[b]&quot; &amp; [Numbers.C878] &amp; &quot;[/b]: [sup]&quot; &amp; [Numbers.H8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9] &gt; 0; &quot;[b]&quot; &amp; [Numbers.B879] &amp; &quot;. &quot; &amp; &quot;[url=&quot; &amp; [Numbers.E879] &amp; &quot;]&quot; &amp; [Numbers.D879] &amp; &quot;[/url][/b]&quot; &amp;  &quot; [[b]&quot; &amp; [Numbers.C879] &amp; &quot;[/b]: [sup]&quot; &amp; [Numbers.H8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0] &gt; 0; &quot;[b]&quot; &amp; [Numbers.B880] &amp; &quot;. &quot; &amp; &quot;[url=&quot; &amp; [Numbers.E880] &amp; &quot;]&quot; &amp; [Numbers.D880] &amp; &quot;[/url][/b]&quot; &amp;  &quot; [[b]&quot; &amp; [Numbers.C880] &amp; &quot;[/b]: [sup]&quot; &amp; [Numbers.H8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1] &gt; 0; &quot;[b]&quot; &amp; [Numbers.B881] &amp; &quot;. &quot; &amp; &quot;[url=&quot; &amp; [Numbers.E881] &amp; &quot;]&quot; &amp; [Numbers.D881] &amp; &quot;[/url][/b]&quot; &amp;  &quot; [[b]&quot; &amp; [Numbers.C881] &amp; &quot;[/b]: [sup]&quot; &amp; [Numbers.H8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2] &gt; 0; &quot;[b]&quot; &amp; [Numbers.B882] &amp; &quot;. &quot; &amp; &quot;[url=&quot; &amp; [Numbers.E882] &amp; &quot;]&quot; &amp; [Numbers.D882] &amp; &quot;[/url][/b]&quot; &amp;  &quot; [[b]&quot; &amp; [Numbers.C882] &amp; &quot;[/b]: [sup]&quot; &amp; [Numbers.H8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3] &gt; 0; &quot;[b]&quot; &amp; [Numbers.B883] &amp; &quot;. &quot; &amp; &quot;[url=&quot; &amp; [Numbers.E883] &amp; &quot;]&quot; &amp; [Numbers.D883] &amp; &quot;[/url][/b]&quot; &amp;  &quot; [[b]&quot; &amp; [Numbers.C883] &amp; &quot;[/b]: [sup]&quot; &amp; [Numbers.H8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4] &gt; 0; &quot;[b]&quot; &amp; [Numbers.B884] &amp; &quot;. &quot; &amp; &quot;[url=&quot; &amp; [Numbers.E884] &amp; &quot;]&quot; &amp; [Numbers.D884] &amp; &quot;[/url][/b]&quot; &amp;  &quot; [[b]&quot; &amp; [Numbers.C884] &amp; &quot;[/b]: [sup]&quot; &amp; [Numbers.H8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5] &gt; 0; &quot;[b]&quot; &amp; [Numbers.B885] &amp; &quot;. &quot; &amp; &quot;[url=&quot; &amp; [Numbers.E885] &amp; &quot;]&quot; &amp; [Numbers.D885] &amp; &quot;[/url][/b]&quot; &amp;  &quot; [[b]&quot; &amp; [Numbers.C885] &amp; &quot;[/b]: [sup]&quot; &amp; [Numbers.H8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6] &gt; 0; &quot;[b]&quot; &amp; [Numbers.B886] &amp; &quot;. &quot; &amp; &quot;[url=&quot; &amp; [Numbers.E886] &amp; &quot;]&quot; &amp; [Numbers.D886] &amp; &quot;[/url][/b]&quot; &amp;  &quot; [[b]&quot; &amp; [Numbers.C886] &amp; &quot;[/b]: [sup]&quot; &amp; [Numbers.H8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7] &gt; 0; &quot;[b]&quot; &amp; [Numbers.B887] &amp; &quot;. &quot; &amp; &quot;[url=&quot; &amp; [Numbers.E887] &amp; &quot;]&quot; &amp; [Numbers.D887] &amp; &quot;[/url][/b]&quot; &amp;  &quot; [[b]&quot; &amp; [Numbers.C887] &amp; &quot;[/b]: [sup]&quot; &amp; [Numbers.H8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8] &gt; 0; &quot;[b]&quot; &amp; [Numbers.B888] &amp; &quot;. &quot; &amp; &quot;[url=&quot; &amp; [Numbers.E888] &amp; &quot;]&quot; &amp; [Numbers.D888] &amp; &quot;[/url][/b]&quot; &amp;  &quot; [[b]&quot; &amp; [Numbers.C888] &amp; &quot;[/b]: [sup]&quot; &amp; [Numbers.H8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9] &gt; 0; &quot;[b]&quot; &amp; [Numbers.B889] &amp; &quot;. &quot; &amp; &quot;[url=&quot; &amp; [Numbers.E889] &amp; &quot;]&quot; &amp; [Numbers.D889] &amp; &quot;[/url][/b]&quot; &amp;  &quot; [[b]&quot; &amp; [Numbers.C889] &amp; &quot;[/b]: [sup]&quot; &amp; [Numbers.H8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0] &gt; 0; &quot;[b]&quot; &amp; [Numbers.B890] &amp; &quot;. &quot; &amp; &quot;[url=&quot; &amp; [Numbers.E890] &amp; &quot;]&quot; &amp; [Numbers.D890] &amp; &quot;[/url][/b]&quot; &amp;  &quot; [[b]&quot; &amp; [Numbers.C890] &amp; &quot;[/b]: [sup]&quot; &amp; [Numbers.H8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1] &gt; 0; &quot;[b]&quot; &amp; [Numbers.B891] &amp; &quot;. &quot; &amp; &quot;[url=&quot; &amp; [Numbers.E891] &amp; &quot;]&quot; &amp; [Numbers.D891] &amp; &quot;[/url][/b]&quot; &amp;  &quot; [[b]&quot; &amp; [Numbers.C891] &amp; &quot;[/b]: [sup]&quot; &amp; [Numbers.H8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2] &gt; 0; &quot;[b]&quot; &amp; [Numbers.B892] &amp; &quot;. &quot; &amp; &quot;[url=&quot; &amp; [Numbers.E892] &amp; &quot;]&quot; &amp; [Numbers.D892] &amp; &quot;[/url][/b]&quot; &amp;  &quot; [[b]&quot; &amp; [Numbers.C892] &amp; &quot;[/b]: [sup]&quot; &amp; [Numbers.H8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3] &gt; 0; &quot;[b]&quot; &amp; [Numbers.B893] &amp; &quot;. &quot; &amp; &quot;[url=&quot; &amp; [Numbers.E893] &amp; &quot;]&quot; &amp; [Numbers.D893] &amp; &quot;[/url][/b]&quot; &amp;  &quot; [[b]&quot; &amp; [Numbers.C893] &amp; &quot;[/b]: [sup]&quot; &amp; [Numbers.H8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4] &gt; 0; &quot;[b]&quot; &amp; [Numbers.B894] &amp; &quot;. &quot; &amp; &quot;[url=&quot; &amp; [Numbers.E894] &amp; &quot;]&quot; &amp; [Numbers.D894] &amp; &quot;[/url][/b]&quot; &amp;  &quot; [[b]&quot; &amp; [Numbers.C894] &amp; &quot;[/b]: [sup]&quot; &amp; [Numbers.H8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5] &gt; 0; &quot;[b]&quot; &amp; [Numbers.B895] &amp; &quot;. &quot; &amp; &quot;[url=&quot; &amp; [Numbers.E895] &amp; &quot;]&quot; &amp; [Numbers.D895] &amp; &quot;[/url][/b]&quot; &amp;  &quot; [[b]&quot; &amp; [Numbers.C895] &amp; &quot;[/b]: [sup]&quot; &amp; [Numbers.H8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6] &gt; 0; &quot;[b]&quot; &amp; [Numbers.B896] &amp; &quot;. &quot; &amp; &quot;[url=&quot; &amp; [Numbers.E896] &amp; &quot;]&quot; &amp; [Numbers.D896] &amp; &quot;[/url][/b]&quot; &amp;  &quot; [[b]&quot; &amp; [Numbers.C896] &amp; &quot;[/b]: [sup]&quot; &amp; [Numbers.H8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7] &gt; 0; &quot;[b]&quot; &amp; [Numbers.B897] &amp; &quot;. &quot; &amp; &quot;[url=&quot; &amp; [Numbers.E897] &amp; &quot;]&quot; &amp; [Numbers.D897] &amp; &quot;[/url][/b]&quot; &amp;  &quot; [[b]&quot; &amp; [Numbers.C897] &amp; &quot;[/b]: [sup]&quot; &amp; [Numbers.H8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8] &gt; 0; &quot;[b]&quot; &amp; [Numbers.B898] &amp; &quot;. &quot; &amp; &quot;[url=&quot; &amp; [Numbers.E898] &amp; &quot;]&quot; &amp; [Numbers.D898] &amp; &quot;[/url][/b]&quot; &amp;  &quot; [[b]&quot; &amp; [Numbers.C898] &amp; &quot;[/b]: [sup]&quot; &amp; [Numbers.H8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9] &gt; 0; &quot;[b]&quot; &amp; [Numbers.B899] &amp; &quot;. &quot; &amp; &quot;[url=&quot; &amp; [Numbers.E899] &amp; &quot;]&quot; &amp; [Numbers.D899] &amp; &quot;[/url][/b]&quot; &amp;  &quot; [[b]&quot; &amp; [Numbers.C899] &amp; &quot;[/b]: [sup]&quot; &amp; [Numbers.H8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0] &gt; 0; &quot;[b]&quot; &amp; [Numbers.B900] &amp; &quot;. &quot; &amp; &quot;[url=&quot; &amp; [Numbers.E900] &amp; &quot;]&quot; &amp; [Numbers.D900] &amp; &quot;[/url][/b]&quot; &amp;  &quot; [[b]&quot; &amp; [Numbers.C900] &amp; &quot;[/b]: [sup]&quot; &amp; [Numbers.H9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1] &gt; 0; &quot;[b]&quot; &amp; [Numbers.B901] &amp; &quot;. &quot; &amp; &quot;[url=&quot; &amp; [Numbers.E901] &amp; &quot;]&quot; &amp; [Numbers.D901] &amp; &quot;[/url][/b]&quot; &amp;  &quot; [[b]&quot; &amp; [Numbers.C901] &amp; &quot;[/b]: [sup]&quot; &amp; [Numbers.H9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2] &gt; 0; &quot;[b]&quot; &amp; [Numbers.B902] &amp; &quot;. &quot; &amp; &quot;[url=&quot; &amp; [Numbers.E902] &amp; &quot;]&quot; &amp; [Numbers.D902] &amp; &quot;[/url][/b]&quot; &amp;  &quot; [[b]&quot; &amp; [Numbers.C902] &amp; &quot;[/b]: [sup]&quot; &amp; [Numbers.H9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3] &gt; 0; &quot;[b]&quot; &amp; [Numbers.B903] &amp; &quot;. &quot; &amp; &quot;[url=&quot; &amp; [Numbers.E903] &amp; &quot;]&quot; &amp; [Numbers.D903] &amp; &quot;[/url][/b]&quot; &amp;  &quot; [[b]&quot; &amp; [Numbers.C903] &amp; &quot;[/b]: [sup]&quot; &amp; [Numbers.H90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4] &gt; 0; &quot;[b]&quot; &amp; [Numbers.B904] &amp; &quot;. &quot; &amp; &quot;[url=&quot; &amp; [Numbers.E904] &amp; &quot;]&quot; &amp; [Numbers.D904] &amp; &quot;[/url][/b]&quot; &amp;  &quot; [[b]&quot; &amp; [Numbers.C904] &amp; &quot;[/b]: [sup]&quot; &amp; [Numbers.H9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5] &gt; 0; &quot;[b]&quot; &amp; [Numbers.B905] &amp; &quot;. &quot; &amp; &quot;[url=&quot; &amp; [Numbers.E905] &amp; &quot;]&quot; &amp; [Numbers.D905] &amp; &quot;[/url][/b]&quot; &amp;  &quot; [[b]&quot; &amp; [Numbers.C905] &amp; &quot;[/b]: [sup]&quot; &amp; [Numbers.H9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6] &gt; 0; &quot;[b]&quot; &amp; [Numbers.B906] &amp; &quot;. &quot; &amp; &quot;[url=&quot; &amp; [Numbers.E906] &amp; &quot;]&quot; &amp; [Numbers.D906] &amp; &quot;[/url][/b]&quot; &amp;  &quot; [[b]&quot; &amp; [Numbers.C906] &amp; &quot;[/b]: [sup]&quot; &amp; [Numbers.H9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7] &gt; 0; &quot;[b]&quot; &amp; [Numbers.B907] &amp; &quot;. &quot; &amp; &quot;[url=&quot; &amp; [Numbers.E907] &amp; &quot;]&quot; &amp; [Numbers.D907] &amp; &quot;[/url][/b]&quot; &amp;  &quot; [[b]&quot; &amp; [Numbers.C907] &amp; &quot;[/b]: [sup]&quot; &amp; [Numbers.H9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8] &gt; 0; &quot;[b]&quot; &amp; [Numbers.B908] &amp; &quot;. &quot; &amp; &quot;[url=&quot; &amp; [Numbers.E908] &amp; &quot;]&quot; &amp; [Numbers.D908] &amp; &quot;[/url][/b]&quot; &amp;  &quot; [[b]&quot; &amp; [Numbers.C908] &amp; &quot;[/b]: [sup]&quot; &amp; [Numbers.H9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9] &gt; 0; &quot;[b]&quot; &amp; [Numbers.B909] &amp; &quot;. &quot; &amp; &quot;[url=&quot; &amp; [Numbers.E909] &amp; &quot;]&quot; &amp; [Numbers.D909] &amp; &quot;[/url][/b]&quot; &amp;  &quot; [[b]&quot; &amp; [Numbers.C909] &amp; &quot;[/b]: [sup]&quot; &amp; [Numbers.H9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0] &gt; 0; &quot;[b]&quot; &amp; [Numbers.B910] &amp; &quot;. &quot; &amp; &quot;[url=&quot; &amp; [Numbers.E910] &amp; &quot;]&quot; &amp; [Numbers.D910] &amp; &quot;[/url][/b]&quot; &amp;  &quot; [[b]&quot; &amp; [Numbers.C910] &amp; &quot;[/b]: [sup]&quot; &amp; [Numbers.H9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1] &gt; 0; &quot;[b]&quot; &amp; [Numbers.B911] &amp; &quot;. &quot; &amp; &quot;[url=&quot; &amp; [Numbers.E911] &amp; &quot;]&quot; &amp; [Numbers.D911] &amp; &quot;[/url][/b]&quot; &amp;  &quot; [[b]&quot; &amp; [Numbers.C911] &amp; &quot;[/b]: [sup]&quot; &amp; [Numbers.H9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2] &gt; 0; &quot;[b]&quot; &amp; [Numbers.B912] &amp; &quot;. &quot; &amp; &quot;[url=&quot; &amp; [Numbers.E912] &amp; &quot;]&quot; &amp; [Numbers.D912] &amp; &quot;[/url][/b]&quot; &amp;  &quot; [[b]&quot; &amp; [Numbers.C912] &amp; &quot;[/b]: [sup]&quot; &amp; [Numbers.H9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3] &gt; 0; &quot;[b]&quot; &amp; [Numbers.B913] &amp; &quot;. &quot; &amp; &quot;[url=&quot; &amp; [Numbers.E913] &amp; &quot;]&quot; &amp; [Numbers.D913] &amp; &quot;[/url][/b]&quot; &amp;  &quot; [[b]&quot; &amp; [Numbers.C913] &amp; &quot;[/b]: [sup]&quot; &amp; [Numbers.H9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4] &gt; 0; &quot;[b]&quot; &amp; [Numbers.B914] &amp; &quot;. &quot; &amp; &quot;[url=&quot; &amp; [Numbers.E914] &amp; &quot;]&quot; &amp; [Numbers.D914] &amp; &quot;[/url][/b]&quot; &amp;  &quot; [[b]&quot; &amp; [Numbers.C914] &amp; &quot;[/b]: [sup]&quot; &amp; [Numbers.H9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5] &gt; 0; &quot;[b]&quot; &amp; [Numbers.B915] &amp; &quot;. &quot; &amp; &quot;[url=&quot; &amp; [Numbers.E915] &amp; &quot;]&quot; &amp; [Numbers.D915] &amp; &quot;[/url][/b]&quot; &amp;  &quot; [[b]&quot; &amp; [Numbers.C915] &amp; &quot;[/b]: [sup]&quot; &amp; [Numbers.H9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6] &gt; 0; &quot;[b]&quot; &amp; [Numbers.B916] &amp; &quot;. &quot; &amp; &quot;[url=&quot; &amp; [Numbers.E916] &amp; &quot;]&quot; &amp; [Numbers.D916] &amp; &quot;[/url][/b]&quot; &amp;  &quot; [[b]&quot; &amp; [Numbers.C916] &amp; &quot;[/b]: [sup]&quot; &amp; [Numbers.H9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7] &gt; 0; &quot;[b]&quot; &amp; [Numbers.B917] &amp; &quot;. &quot; &amp; &quot;[url=&quot; &amp; [Numbers.E917] &amp; &quot;]&quot; &amp; [Numbers.D917] &amp; &quot;[/url][/b]&quot; &amp;  &quot; [[b]&quot; &amp; [Numbers.C917] &amp; &quot;[/b]: [sup]&quot; &amp; [Numbers.H9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8] &gt; 0; &quot;[b]&quot; &amp; [Numbers.B918] &amp; &quot;. &quot; &amp; &quot;[url=&quot; &amp; [Numbers.E918] &amp; &quot;]&quot; &amp; [Numbers.D918] &amp; &quot;[/url][/b]&quot; &amp;  &quot; [[b]&quot; &amp; [Numbers.C918] &amp; &quot;[/b]: [sup]&quot; &amp; [Numbers.H9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9] &gt; 0; &quot;[b]&quot; &amp; [Numbers.B919] &amp; &quot;. &quot; &amp; &quot;[url=&quot; &amp; [Numbers.E919] &amp; &quot;]&quot; &amp; [Numbers.D919] &amp; &quot;[/url][/b]&quot; &amp;  &quot; [[b]&quot; &amp; [Numbers.C919] &amp; &quot;[/b]: [sup]&quot; &amp; [Numbers.H9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0] &gt; 0; &quot;[b]&quot; &amp; [Numbers.B920] &amp; &quot;. &quot; &amp; &quot;[url=&quot; &amp; [Numbers.E920] &amp; &quot;]&quot; &amp; [Numbers.D920] &amp; &quot;[/url][/b]&quot; &amp;  &quot; [[b]&quot; &amp; [Numbers.C920] &amp; &quot;[/b]: [sup]&quot; &amp; [Numbers.H9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1] &gt; 0; &quot;[b]&quot; &amp; [Numbers.B921] &amp; &quot;. &quot; &amp; &quot;[url=&quot; &amp; [Numbers.E921] &amp; &quot;]&quot; &amp; [Numbers.D921] &amp; &quot;[/url][/b]&quot; &amp;  &quot; [[b]&quot; &amp; [Numbers.C921] &amp; &quot;[/b]: [sup]&quot; &amp; [Numbers.H9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2] &gt; 0; &quot;[b]&quot; &amp; [Numbers.B922] &amp; &quot;. &quot; &amp; &quot;[url=&quot; &amp; [Numbers.E922] &amp; &quot;]&quot; &amp; [Numbers.D922] &amp; &quot;[/url][/b]&quot; &amp;  &quot; [[b]&quot; &amp; [Numbers.C922] &amp; &quot;[/b]: [sup]&quot; &amp; [Numbers.H9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3] &gt; 0; &quot;[b]&quot; &amp; [Numbers.B923] &amp; &quot;. &quot; &amp; &quot;[url=&quot; &amp; [Numbers.E923] &amp; &quot;]&quot; &amp; [Numbers.D923] &amp; &quot;[/url][/b]&quot; &amp;  &quot; [[b]&quot; &amp; [Numbers.C923] &amp; &quot;[/b]: [sup]&quot; &amp; [Numbers.H9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4] &gt; 0; &quot;[b]&quot; &amp; [Numbers.B924] &amp; &quot;. &quot; &amp; &quot;[url=&quot; &amp; [Numbers.E924] &amp; &quot;]&quot; &amp; [Numbers.D924] &amp; &quot;[/url][/b]&quot; &amp;  &quot; [[b]&quot; &amp; [Numbers.C924] &amp; &quot;[/b]: [sup]&quot; &amp; [Numbers.H9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5] &gt; 0; &quot;[b]&quot; &amp; [Numbers.B925] &amp; &quot;. &quot; &amp; &quot;[url=&quot; &amp; [Numbers.E925] &amp; &quot;]&quot; &amp; [Numbers.D925] &amp; &quot;[/url][/b]&quot; &amp;  &quot; [[b]&quot; &amp; [Numbers.C925] &amp; &quot;[/b]: [sup]&quot; &amp; [Numbers.H9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6] &gt; 0; &quot;[b]&quot; &amp; [Numbers.B926] &amp; &quot;. &quot; &amp; &quot;[url=&quot; &amp; [Numbers.E926] &amp; &quot;]&quot; &amp; [Numbers.D926] &amp; &quot;[/url][/b]&quot; &amp;  &quot; [[b]&quot; &amp; [Numbers.C926] &amp; &quot;[/b]: [sup]&quot; &amp; [Numbers.H9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7] &gt; 0; &quot;[b]&quot; &amp; [Numbers.B927] &amp; &quot;. &quot; &amp; &quot;[url=&quot; &amp; [Numbers.E927] &amp; &quot;]&quot; &amp; [Numbers.D927] &amp; &quot;[/url][/b]&quot; &amp;  &quot; [[b]&quot; &amp; [Numbers.C927] &amp; &quot;[/b]: [sup]&quot; &amp; [Numbers.H9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8] &gt; 0; &quot;[b]&quot; &amp; [Numbers.B928] &amp; &quot;. &quot; &amp; &quot;[url=&quot; &amp; [Numbers.E928] &amp; &quot;]&quot; &amp; [Numbers.D928] &amp; &quot;[/url][/b]&quot; &amp;  &quot; [[b]&quot; &amp; [Numbers.C928] &amp; &quot;[/b]: [sup]&quot; &amp; [Numbers.H9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9] &gt; 0; &quot;[b]&quot; &amp; [Numbers.B929] &amp; &quot;. &quot; &amp; &quot;[url=&quot; &amp; [Numbers.E929] &amp; &quot;]&quot; &amp; [Numbers.D929] &amp; &quot;[/url][/b]&quot; &amp;  &quot; [[b]&quot; &amp; [Numbers.C929] &amp; &quot;[/b]: [sup]&quot; &amp; [Numbers.H9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0] &gt; 0; &quot;[b]&quot; &amp; [Numbers.B930] &amp; &quot;. &quot; &amp; &quot;[url=&quot; &amp; [Numbers.E930] &amp; &quot;]&quot; &amp; [Numbers.D930] &amp; &quot;[/url][/b]&quot; &amp;  &quot; [[b]&quot; &amp; [Numbers.C930] &amp; &quot;[/b]: [sup]&quot; &amp; [Numbers.H9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1] &gt; 0; &quot;[b]&quot; &amp; [Numbers.B931] &amp; &quot;. &quot; &amp; &quot;[url=&quot; &amp; [Numbers.E931] &amp; &quot;]&quot; &amp; [Numbers.D931] &amp; &quot;[/url][/b]&quot; &amp;  &quot; [[b]&quot; &amp; [Numbers.C931] &amp; &quot;[/b]: [sup]&quot; &amp; [Numbers.H9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2] &gt; 0; &quot;[b]&quot; &amp; [Numbers.B932] &amp; &quot;. &quot; &amp; &quot;[url=&quot; &amp; [Numbers.E932] &amp; &quot;]&quot; &amp; [Numbers.D932] &amp; &quot;[/url][/b]&quot; &amp;  &quot; [[b]&quot; &amp; [Numbers.C932] &amp; &quot;[/b]: [sup]&quot; &amp; [Numbers.H9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3] &gt; 0; &quot;[b]&quot; &amp; [Numbers.B933] &amp; &quot;. &quot; &amp; &quot;[url=&quot; &amp; [Numbers.E933] &amp; &quot;]&quot; &amp; [Numbers.D933] &amp; &quot;[/url][/b]&quot; &amp;  &quot; [[b]&quot; &amp; [Numbers.C933] &amp; &quot;[/b]: [sup]&quot; &amp; [Numbers.H9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4] &gt; 0; &quot;[b]&quot; &amp; [Numbers.B934] &amp; &quot;. &quot; &amp; &quot;[url=&quot; &amp; [Numbers.E934] &amp; &quot;]&quot; &amp; [Numbers.D934] &amp; &quot;[/url][/b]&quot; &amp;  &quot; [[b]&quot; &amp; [Numbers.C934] &amp; &quot;[/b]: [sup]&quot; &amp; [Numbers.H9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5] &gt; 0; &quot;[b]&quot; &amp; [Numbers.B935] &amp; &quot;. &quot; &amp; &quot;[url=&quot; &amp; [Numbers.E935] &amp; &quot;]&quot; &amp; [Numbers.D935] &amp; &quot;[/url][/b]&quot; &amp;  &quot; [[b]&quot; &amp; [Numbers.C935] &amp; &quot;[/b]: [sup]&quot; &amp; [Numbers.H9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6] &gt; 0; &quot;[b]&quot; &amp; [Numbers.B936] &amp; &quot;. &quot; &amp; &quot;[url=&quot; &amp; [Numbers.E936] &amp; &quot;]&quot; &amp; [Numbers.D936] &amp; &quot;[/url][/b]&quot; &amp;  &quot; [[b]&quot; &amp; [Numbers.C936] &amp; &quot;[/b]: [sup]&quot; &amp; [Numbers.H9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7] &gt; 0; &quot;[b]&quot; &amp; [Numbers.B937] &amp; &quot;. &quot; &amp; &quot;[url=&quot; &amp; [Numbers.E937] &amp; &quot;]&quot; &amp; [Numbers.D937] &amp; &quot;[/url][/b]&quot; &amp;  &quot; [[b]&quot; &amp; [Numbers.C937] &amp; &quot;[/b]: [sup]&quot; &amp; [Numbers.H9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8] &gt; 0; &quot;[b]&quot; &amp; [Numbers.B938] &amp; &quot;. &quot; &amp; &quot;[url=&quot; &amp; [Numbers.E938] &amp; &quot;]&quot; &amp; [Numbers.D938] &amp; &quot;[/url][/b]&quot; &amp;  &quot; [[b]&quot; &amp; [Numbers.C938] &amp; &quot;[/b]: [sup]&quot; &amp; [Numbers.H9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9] &gt; 0; &quot;[b]&quot; &amp; [Numbers.B939] &amp; &quot;. &quot; &amp; &quot;[url=&quot; &amp; [Numbers.E939] &amp; &quot;]&quot; &amp; [Numbers.D939] &amp; &quot;[/url][/b]&quot; &amp;  &quot; [[b]&quot; &amp; [Numbers.C939] &amp; &quot;[/b]: [sup]&quot; &amp; [Numbers.H9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0] &gt; 0; &quot;[b]&quot; &amp; [Numbers.B940] &amp; &quot;. &quot; &amp; &quot;[url=&quot; &amp; [Numbers.E940] &amp; &quot;]&quot; &amp; [Numbers.D940] &amp; &quot;[/url][/b]&quot; &amp;  &quot; [[b]&quot; &amp; [Numbers.C940] &amp; &quot;[/b]: [sup]&quot; &amp; [Numbers.H9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1] &gt; 0; &quot;[b]&quot; &amp; [Numbers.B941] &amp; &quot;. &quot; &amp; &quot;[url=&quot; &amp; [Numbers.E941] &amp; &quot;]&quot; &amp; [Numbers.D941] &amp; &quot;[/url][/b]&quot; &amp;  &quot; [[b]&quot; &amp; [Numbers.C941] &amp; &quot;[/b]: [sup]&quot; &amp; [Numbers.H9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2] &gt; 0; &quot;[b]&quot; &amp; [Numbers.B942] &amp; &quot;. &quot; &amp; &quot;[url=&quot; &amp; [Numbers.E942] &amp; &quot;]&quot; &amp; [Numbers.D942] &amp; &quot;[/url][/b]&quot; &amp;  &quot; [[b]&quot; &amp; [Numbers.C942] &amp; &quot;[/b]: [sup]&quot; &amp; [Numbers.H9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3] &gt; 0; &quot;[b]&quot; &amp; [Numbers.B943] &amp; &quot;. &quot; &amp; &quot;[url=&quot; &amp; [Numbers.E943] &amp; &quot;]&quot; &amp; [Numbers.D943] &amp; &quot;[/url][/b]&quot; &amp;  &quot; [[b]&quot; &amp; [Numbers.C943] &amp; &quot;[/b]: [sup]&quot; &amp; [Numbers.H9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4] &gt; 0; &quot;[b]&quot; &amp; [Numbers.B944] &amp; &quot;. &quot; &amp; &quot;[url=&quot; &amp; [Numbers.E944] &amp; &quot;]&quot; &amp; [Numbers.D944] &amp; &quot;[/url][/b]&quot; &amp;  &quot; [[b]&quot; &amp; [Numbers.C944] &amp; &quot;[/b]: [sup]&quot; &amp; [Numbers.H9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5] &gt; 0; &quot;[b]&quot; &amp; [Numbers.B945] &amp; &quot;. &quot; &amp; &quot;[url=&quot; &amp; [Numbers.E945] &amp; &quot;]&quot; &amp; [Numbers.D945] &amp; &quot;[/url][/b]&quot; &amp;  &quot; [[b]&quot; &amp; [Numbers.C945] &amp; &quot;[/b]: [sup]&quot; &amp; [Numbers.H9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6] &gt; 0; &quot;[b]&quot; &amp; [Numbers.B946] &amp; &quot;. &quot; &amp; &quot;[url=&quot; &amp; [Numbers.E946] &amp; &quot;]&quot; &amp; [Numbers.D946] &amp; &quot;[/url][/b]&quot; &amp;  &quot; [[b]&quot; &amp; [Numbers.C946] &amp; &quot;[/b]: [sup]&quot; &amp; [Numbers.H9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7] &gt; 0; &quot;[b]&quot; &amp; [Numbers.B947] &amp; &quot;. &quot; &amp; &quot;[url=&quot; &amp; [Numbers.E947] &amp; &quot;]&quot; &amp; [Numbers.D947] &amp; &quot;[/url][/b]&quot; &amp;  &quot; [[b]&quot; &amp; [Numbers.C947] &amp; &quot;[/b]: [sup]&quot; &amp; [Numbers.H9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8] &gt; 0; &quot;[b]&quot; &amp; [Numbers.B948] &amp; &quot;. &quot; &amp; &quot;[url=&quot; &amp; [Numbers.E948] &amp; &quot;]&quot; &amp; [Numbers.D948] &amp; &quot;[/url][/b]&quot; &amp;  &quot; [[b]&quot; &amp; [Numbers.C948] &amp; &quot;[/b]: [sup]&quot; &amp; [Numbers.H9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9] &gt; 0; &quot;[b]&quot; &amp; [Numbers.B949] &amp; &quot;. &quot; &amp; &quot;[url=&quot; &amp; [Numbers.E949] &amp; &quot;]&quot; &amp; [Numbers.D949] &amp; &quot;[/url][/b]&quot; &amp;  &quot; [[b]&quot; &amp; [Numbers.C949] &amp; &quot;[/b]: [sup]&quot; &amp; [Numbers.H9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0] &gt; 0; &quot;[b]&quot; &amp; [Numbers.B950] &amp; &quot;. &quot; &amp; &quot;[url=&quot; &amp; [Numbers.E950] &amp; &quot;]&quot; &amp; [Numbers.D950] &amp; &quot;[/url][/b]&quot; &amp;  &quot; [[b]&quot; &amp; [Numbers.C950] &amp; &quot;[/b]: [sup]&quot; &amp; [Numbers.H9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1] &gt; 0; &quot;[b]&quot; &amp; [Numbers.B951] &amp; &quot;. &quot; &amp; &quot;[url=&quot; &amp; [Numbers.E951] &amp; &quot;]&quot; &amp; [Numbers.D951] &amp; &quot;[/url][/b]&quot; &amp;  &quot; [[b]&quot; &amp; [Numbers.C951] &amp; &quot;[/b]: [sup]&quot; &amp; [Numbers.H9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2] &gt; 0; &quot;[b]&quot; &amp; [Numbers.B952] &amp; &quot;. &quot; &amp; &quot;[url=&quot; &amp; [Numbers.E952] &amp; &quot;]&quot; &amp; [Numbers.D952] &amp; &quot;[/url][/b]&quot; &amp;  &quot; [[b]&quot; &amp; [Numbers.C952] &amp; &quot;[/b]: [sup]&quot; &amp; [Numbers.H9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3] &gt; 0; &quot;[b]&quot; &amp; [Numbers.B953] &amp; &quot;. &quot; &amp; &quot;[url=&quot; &amp; [Numbers.E953] &amp; &quot;]&quot; &amp; [Numbers.D953] &amp; &quot;[/url][/b]&quot; &amp;  &quot; [[b]&quot; &amp; [Numbers.C953] &amp; &quot;[/b]: [sup]&quot; &amp; [Numbers.H9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4] &gt; 0; &quot;[b]&quot; &amp; [Numbers.B954] &amp; &quot;. &quot; &amp; &quot;[url=&quot; &amp; [Numbers.E954] &amp; &quot;]&quot; &amp; [Numbers.D954] &amp; &quot;[/url][/b]&quot; &amp;  &quot; [[b]&quot; &amp; [Numbers.C954] &amp; &quot;[/b]: [sup]&quot; &amp; [Numbers.H9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5] &gt; 0; &quot;[b]&quot; &amp; [Numbers.B955] &amp; &quot;. &quot; &amp; &quot;[url=&quot; &amp; [Numbers.E955] &amp; &quot;]&quot; &amp; [Numbers.D955] &amp; &quot;[/url][/b]&quot; &amp;  &quot; [[b]&quot; &amp; [Numbers.C955] &amp; &quot;[/b]: [sup]&quot; &amp; [Numbers.H9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6] &gt; 0; &quot;[b]&quot; &amp; [Numbers.B956] &amp; &quot;. &quot; &amp; &quot;[url=&quot; &amp; [Numbers.E956] &amp; &quot;]&quot; &amp; [Numbers.D956] &amp; &quot;[/url][/b]&quot; &amp;  &quot; [[b]&quot; &amp; [Numbers.C956] &amp; &quot;[/b]: [sup]&quot; &amp; [Numbers.H9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7] &gt; 0; &quot;[b]&quot; &amp; [Numbers.B957] &amp; &quot;. &quot; &amp; &quot;[url=&quot; &amp; [Numbers.E957] &amp; &quot;]&quot; &amp; [Numbers.D957] &amp; &quot;[/url][/b]&quot; &amp;  &quot; [[b]&quot; &amp; [Numbers.C957] &amp; &quot;[/b]: [sup]&quot; &amp; [Numbers.H9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8] &gt; 0; &quot;[b]&quot; &amp; [Numbers.B958] &amp; &quot;. &quot; &amp; &quot;[url=&quot; &amp; [Numbers.E958] &amp; &quot;]&quot; &amp; [Numbers.D958] &amp; &quot;[/url][/b]&quot; &amp;  &quot; [[b]&quot; &amp; [Numbers.C958] &amp; &quot;[/b]: [sup]&quot; &amp; [Numbers.H9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9] &gt; 0; &quot;[b]&quot; &amp; [Numbers.B959] &amp; &quot;. &quot; &amp; &quot;[url=&quot; &amp; [Numbers.E959] &amp; &quot;]&quot; &amp; [Numbers.D959] &amp; &quot;[/url][/b]&quot; &amp;  &quot; [[b]&quot; &amp; [Numbers.C959] &amp; &quot;[/b]: [sup]&quot; &amp; [Numbers.H9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0] &gt; 0; &quot;[b]&quot; &amp; [Numbers.B960] &amp; &quot;. &quot; &amp; &quot;[url=&quot; &amp; [Numbers.E960] &amp; &quot;]&quot; &amp; [Numbers.D960] &amp; &quot;[/url][/b]&quot; &amp;  &quot; [[b]&quot; &amp; [Numbers.C960] &amp; &quot;[/b]: [sup]&quot; &amp; [Numbers.H9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1] &gt; 0; &quot;[b]&quot; &amp; [Numbers.B961] &amp; &quot;. &quot; &amp; &quot;[url=&quot; &amp; [Numbers.E961] &amp; &quot;]&quot; &amp; [Numbers.D961] &amp; &quot;[/url][/b]&quot; &amp;  &quot; [[b]&quot; &amp; [Numbers.C961] &amp; &quot;[/b]: [sup]&quot; &amp; [Numbers.H9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2] &gt; 0; &quot;[b]&quot; &amp; [Numbers.B962] &amp; &quot;. &quot; &amp; &quot;[url=&quot; &amp; [Numbers.E962] &amp; &quot;]&quot; &amp; [Numbers.D962] &amp; &quot;[/url][/b]&quot; &amp;  &quot; [[b]&quot; &amp; [Numbers.C962] &amp; &quot;[/b]: [sup]&quot; &amp; [Numbers.H9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3] &gt; 0; &quot;[b]&quot; &amp; [Numbers.B963] &amp; &quot;. &quot; &amp; &quot;[url=&quot; &amp; [Numbers.E963] &amp; &quot;]&quot; &amp; [Numbers.D963] &amp; &quot;[/url][/b]&quot; &amp;  &quot; [[b]&quot; &amp; [Numbers.C963] &amp; &quot;[/b]: [sup]&quot; &amp; [Numbers.H9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4] &gt; 0; &quot;[b]&quot; &amp; [Numbers.B964] &amp; &quot;. &quot; &amp; &quot;[url=&quot; &amp; [Numbers.E964] &amp; &quot;]&quot; &amp; [Numbers.D964] &amp; &quot;[/url][/b]&quot; &amp;  &quot; [[b]&quot; &amp; [Numbers.C964] &amp; &quot;[/b]: [sup]&quot; &amp; [Numbers.H9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5] &gt; 0; &quot;[b]&quot; &amp; [Numbers.B965] &amp; &quot;. &quot; &amp; &quot;[url=&quot; &amp; [Numbers.E965] &amp; &quot;]&quot; &amp; [Numbers.D965] &amp; &quot;[/url][/b]&quot; &amp;  &quot; [[b]&quot; &amp; [Numbers.C965] &amp; &quot;[/b]: [sup]&quot; &amp; [Numbers.H9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6] &gt; 0; &quot;[b]&quot; &amp; [Numbers.B966] &amp; &quot;. &quot; &amp; &quot;[url=&quot; &amp; [Numbers.E966] &amp; &quot;]&quot; &amp; [Numbers.D966] &amp; &quot;[/url][/b]&quot; &amp;  &quot; [[b]&quot; &amp; [Numbers.C966] &amp; &quot;[/b]: [sup]&quot; &amp; [Numbers.H9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7] &gt; 0; &quot;[b]&quot; &amp; [Numbers.B967] &amp; &quot;. &quot; &amp; &quot;[url=&quot; &amp; [Numbers.E967] &amp; &quot;]&quot; &amp; [Numbers.D967] &amp; &quot;[/url][/b]&quot; &amp;  &quot; [[b]&quot; &amp; [Numbers.C967] &amp; &quot;[/b]: [sup]&quot; &amp; [Numbers.H9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8] &gt; 0; &quot;[b]&quot; &amp; [Numbers.B968] &amp; &quot;. &quot; &amp; &quot;[url=&quot; &amp; [Numbers.E968] &amp; &quot;]&quot; &amp; [Numbers.D968] &amp; &quot;[/url][/b]&quot; &amp;  &quot; [[b]&quot; &amp; [Numbers.C968] &amp; &quot;[/b]: [sup]&quot; &amp; [Numbers.H9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9] &gt; 0; &quot;[b]&quot; &amp; [Numbers.B969] &amp; &quot;. &quot; &amp; &quot;[url=&quot; &amp; [Numbers.E969] &amp; &quot;]&quot; &amp; [Numbers.D969] &amp; &quot;[/url][/b]&quot; &amp;  &quot; [[b]&quot; &amp; [Numbers.C969] &amp; &quot;[/b]: [sup]&quot; &amp; [Numbers.H9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0] &gt; 0; &quot;[b]&quot; &amp; [Numbers.B970] &amp; &quot;. &quot; &amp; &quot;[url=&quot; &amp; [Numbers.E970] &amp; &quot;]&quot; &amp; [Numbers.D970] &amp; &quot;[/url][/b]&quot; &amp;  &quot; [[b]&quot; &amp; [Numbers.C970] &amp; &quot;[/b]: [sup]&quot; &amp; [Numbers.H9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1] &gt; 0; &quot;[b]&quot; &amp; [Numbers.B971] &amp; &quot;. &quot; &amp; &quot;[url=&quot; &amp; [Numbers.E971] &amp; &quot;]&quot; &amp; [Numbers.D971] &amp; &quot;[/url][/b]&quot; &amp;  &quot; [[b]&quot; &amp; [Numbers.C971] &amp; &quot;[/b]: [sup]&quot; &amp; [Numbers.H9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2] &gt; 0; &quot;[b]&quot; &amp; [Numbers.B972] &amp; &quot;. &quot; &amp; &quot;[url=&quot; &amp; [Numbers.E972] &amp; &quot;]&quot; &amp; [Numbers.D972] &amp; &quot;[/url][/b]&quot; &amp;  &quot; [[b]&quot; &amp; [Numbers.C972] &amp; &quot;[/b]: [sup]&quot; &amp; [Numbers.H9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3] &gt; 0; &quot;[b]&quot; &amp; [Numbers.B973] &amp; &quot;. &quot; &amp; &quot;[url=&quot; &amp; [Numbers.E973] &amp; &quot;]&quot; &amp; [Numbers.D973] &amp; &quot;[/url][/b]&quot; &amp;  &quot; [[b]&quot; &amp; [Numbers.C973] &amp; &quot;[/b]: [sup]&quot; &amp; [Numbers.H9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4] &gt; 0; &quot;[b]&quot; &amp; [Numbers.B974] &amp; &quot;. &quot; &amp; &quot;[url=&quot; &amp; [Numbers.E974] &amp; &quot;]&quot; &amp; [Numbers.D974] &amp; &quot;[/url][/b]&quot; &amp;  &quot; [[b]&quot; &amp; [Numbers.C974] &amp; &quot;[/b]: [sup]&quot; &amp; [Numbers.H9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5] &gt; 0; &quot;[b]&quot; &amp; [Numbers.B975] &amp; &quot;. &quot; &amp; &quot;[url=&quot; &amp; [Numbers.E975] &amp; &quot;]&quot; &amp; [Numbers.D975] &amp; &quot;[/url][/b]&quot; &amp;  &quot; [[b]&quot; &amp; [Numbers.C975] &amp; &quot;[/b]: [sup]&quot; &amp; [Numbers.H9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6] &gt; 0; &quot;[b]&quot; &amp; [Numbers.B976] &amp; &quot;. &quot; &amp; &quot;[url=&quot; &amp; [Numbers.E976] &amp; &quot;]&quot; &amp; [Numbers.D976] &amp; &quot;[/url][/b]&quot; &amp;  &quot; [[b]&quot; &amp; [Numbers.C976] &amp; &quot;[/b]: [sup]&quot; &amp; [Numbers.H9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7] &gt; 0; &quot;[b]&quot; &amp; [Numbers.B977] &amp; &quot;. &quot; &amp; &quot;[url=&quot; &amp; [Numbers.E977] &amp; &quot;]&quot; &amp; [Numbers.D977] &amp; &quot;[/url][/b]&quot; &amp;  &quot; [[b]&quot; &amp; [Numbers.C977] &amp; &quot;[/b]: [sup]&quot; &amp; [Numbers.H9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8] &gt; 0; &quot;[b]&quot; &amp; [Numbers.B978] &amp; &quot;. &quot; &amp; &quot;[url=&quot; &amp; [Numbers.E978] &amp; &quot;]&quot; &amp; [Numbers.D978] &amp; &quot;[/url][/b]&quot; &amp;  &quot; [[b]&quot; &amp; [Numbers.C978] &amp; &quot;[/b]: [sup]&quot; &amp; [Numbers.H9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9] &gt; 0; &quot;[b]&quot; &amp; [Numbers.B979] &amp; &quot;. &quot; &amp; &quot;[url=&quot; &amp; [Numbers.E979] &amp; &quot;]&quot; &amp; [Numbers.D979] &amp; &quot;[/url][/b]&quot; &amp;  &quot; [[b]&quot; &amp; [Numbers.C979] &amp; &quot;[/b]: [sup]&quot; &amp; [Numbers.H9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0] &gt; 0; &quot;[b]&quot; &amp; [Numbers.B980] &amp; &quot;. &quot; &amp; &quot;[url=&quot; &amp; [Numbers.E980] &amp; &quot;]&quot; &amp; [Numbers.D980] &amp; &quot;[/url][/b]&quot; &amp;  &quot; [[b]&quot; &amp; [Numbers.C980] &amp; &quot;[/b]: [sup]&quot; &amp; [Numbers.H9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1] &gt; 0; &quot;[b]&quot; &amp; [Numbers.B981] &amp; &quot;. &quot; &amp; &quot;[url=&quot; &amp; [Numbers.E981] &amp; &quot;]&quot; &amp; [Numbers.D981] &amp; &quot;[/url][/b]&quot; &amp;  &quot; [[b]&quot; &amp; [Numbers.C981] &amp; &quot;[/b]: [sup]&quot; &amp; [Numbers.H9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2] &gt; 0; &quot;[b]&quot; &amp; [Numbers.B982] &amp; &quot;. &quot; &amp; &quot;[url=&quot; &amp; [Numbers.E982] &amp; &quot;]&quot; &amp; [Numbers.D982] &amp; &quot;[/url][/b]&quot; &amp;  &quot; [[b]&quot; &amp; [Numbers.C982] &amp; &quot;[/b]: [sup]&quot; &amp; [Numbers.H9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3] &gt; 0; &quot;[b]&quot; &amp; [Numbers.B983] &amp; &quot;. &quot; &amp; &quot;[url=&quot; &amp; [Numbers.E983] &amp; &quot;]&quot; &amp; [Numbers.D983] &amp; &quot;[/url][/b]&quot; &amp;  &quot; [[b]&quot; &amp; [Numbers.C983] &amp; &quot;[/b]: [sup]&quot; &amp; [Numbers.H9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4] &gt; 0; &quot;[b]&quot; &amp; [Numbers.B984] &amp; &quot;. &quot; &amp; &quot;[url=&quot; &amp; [Numbers.E984] &amp; &quot;]&quot; &amp; [Numbers.D984] &amp; &quot;[/url][/b]&quot; &amp;  &quot; [[b]&quot; &amp; [Numbers.C984] &amp; &quot;[/b]: [sup]&quot; &amp; [Numbers.H9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5] &gt; 0; &quot;[b]&quot; &amp; [Numbers.B985] &amp; &quot;. &quot; &amp; &quot;[url=&quot; &amp; [Numbers.E985] &amp; &quot;]&quot; &amp; [Numbers.D985] &amp; &quot;[/url][/b]&quot; &amp;  &quot; [[b]&quot; &amp; [Numbers.C985] &amp; &quot;[/b]: [sup]&quot; &amp; [Numbers.H9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6] &gt; 0; &quot;[b]&quot; &amp; [Numbers.B986] &amp; &quot;. &quot; &amp; &quot;[url=&quot; &amp; [Numbers.E986] &amp; &quot;]&quot; &amp; [Numbers.D986] &amp; &quot;[/url][/b]&quot; &amp;  &quot; [[b]&quot; &amp; [Numbers.C986] &amp; &quot;[/b]: [sup]&quot; &amp; [Numbers.H9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7] &gt; 0; &quot;[b]&quot; &amp; [Numbers.B987] &amp; &quot;. &quot; &amp; &quot;[url=&quot; &amp; [Numbers.E987] &amp; &quot;]&quot; &amp; [Numbers.D987] &amp; &quot;[/url][/b]&quot; &amp;  &quot; [[b]&quot; &amp; [Numbers.C987] &amp; &quot;[/b]: [sup]&quot; &amp; [Numbers.H9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8] &gt; 0; &quot;[b]&quot; &amp; [Numbers.B988] &amp; &quot;. &quot; &amp; &quot;[url=&quot; &amp; [Numbers.E988] &amp; &quot;]&quot; &amp; [Numbers.D988] &amp; &quot;[/url][/b]&quot; &amp;  &quot; [[b]&quot; &amp; [Numbers.C988] &amp; &quot;[/b]: [sup]&quot; &amp; [Numbers.H9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9] &gt; 0; &quot;[b]&quot; &amp; [Numbers.B989] &amp; &quot;. &quot; &amp; &quot;[url=&quot; &amp; [Numbers.E989] &amp; &quot;]&quot; &amp; [Numbers.D989] &amp; &quot;[/url][/b]&quot; &amp;  &quot; [[b]&quot; &amp; [Numbers.C989] &amp; &quot;[/b]: [sup]&quot; &amp; [Numbers.H9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0] &gt; 0; &quot;[b]&quot; &amp; [Numbers.B990] &amp; &quot;. &quot; &amp; &quot;[url=&quot; &amp; [Numbers.E990] &amp; &quot;]&quot; &amp; [Numbers.D990] &amp; &quot;[/url][/b]&quot; &amp;  &quot; [[b]&quot; &amp; [Numbers.C990] &amp; &quot;[/b]: [sup]&quot; &amp; [Numbers.H9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1] &gt; 0; &quot;[b]&quot; &amp; [Numbers.B991] &amp; &quot;. &quot; &amp; &quot;[url=&quot; &amp; [Numbers.E991] &amp; &quot;]&quot; &amp; [Numbers.D991] &amp; &quot;[/url][/b]&quot; &amp;  &quot; [[b]&quot; &amp; [Numbers.C991] &amp; &quot;[/b]: [sup]&quot; &amp; [Numbers.H9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2] &gt; 0; &quot;[b]&quot; &amp; [Numbers.B992] &amp; &quot;. &quot; &amp; &quot;[url=&quot; &amp; [Numbers.E992] &amp; &quot;]&quot; &amp; [Numbers.D992] &amp; &quot;[/url][/b]&quot; &amp;  &quot; [[b]&quot; &amp; [Numbers.C992] &amp; &quot;[/b]: [sup]&quot; &amp; [Numbers.H9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3] &gt; 0; &quot;[b]&quot; &amp; [Numbers.B993] &amp; &quot;. &quot; &amp; &quot;[url=&quot; &amp; [Numbers.E993] &amp; &quot;]&quot; &amp; [Numbers.D993] &amp; &quot;[/url][/b]&quot; &amp;  &quot; [[b]&quot; &amp; [Numbers.C993] &amp; &quot;[/b]: [sup]&quot; &amp; [Numbers.H9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4] &gt; 0; &quot;[b]&quot; &amp; [Numbers.B994] &amp; &quot;. &quot; &amp; &quot;[url=&quot; &amp; [Numbers.E994] &amp; &quot;]&quot; &amp; [Numbers.D994] &amp; &quot;[/url][/b]&quot; &amp;  &quot; [[b]&quot; &amp; [Numbers.C994] &amp; &quot;[/b]: [sup]&quot; &amp; [Numbers.H9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5] &gt; 0; &quot;[b]&quot; &amp; [Numbers.B995] &amp; &quot;. &quot; &amp; &quot;[url=&quot; &amp; [Numbers.E995] &amp; &quot;]&quot; &amp; [Numbers.D995] &amp; &quot;[/url][/b]&quot; &amp;  &quot; [[b]&quot; &amp; [Numbers.C995] &amp; &quot;[/b]: [sup]&quot; &amp; [Numbers.H9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6] &gt; 0; &quot;[b]&quot; &amp; [Numbers.B996] &amp; &quot;. &quot; &amp; &quot;[url=&quot; &amp; [Numbers.E996] &amp; &quot;]&quot; &amp; [Numbers.D996] &amp; &quot;[/url][/b]&quot; &amp;  &quot; [[b]&quot; &amp; [Numbers.C996] &amp; &quot;[/b]: [sup]&quot; &amp; [Numbers.H9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7] &gt; 0; &quot;[b]&quot; &amp; [Numbers.B997] &amp; &quot;. &quot; &amp; &quot;[url=&quot; &amp; [Numbers.E997] &amp; &quot;]&quot; &amp; [Numbers.D997] &amp; &quot;[/url][/b]&quot; &amp;  &quot; [[b]&quot; &amp; [Numbers.C997] &amp; &quot;[/b]: [sup]&quot; &amp; [Numbers.H9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8] &gt; 0; &quot;[b]&quot; &amp; [Numbers.B998] &amp; &quot;. &quot; &amp; &quot;[url=&quot; &amp; [Numbers.E998] &amp; &quot;]&quot; &amp; [Numbers.D998] &amp; &quot;[/url][/b]&quot; &amp;  &quot; [[b]&quot; &amp; [Numbers.C998] &amp; &quot;[/b]: [sup]&quot; &amp; [Numbers.H9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9] &gt; 0; &quot;[b]&quot; &amp; [Numbers.B999] &amp; &quot;. &quot; &amp; &quot;[url=&quot; &amp; [Numbers.E999] &amp; &quot;]&quot; &amp; [Numbers.D999] &amp; &quot;[/url][/b]&quot; &amp;  &quot; [[b]&quot; &amp; [Numbers.C999] &amp; &quot;[/b]: [sup]&quot; &amp; [Numbers.H9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1000] &gt; 0; &quot;[b]&quot; &amp; [Numbers.B1000] &amp; &quot;. &quot; &amp; &quot;[url=&quot; &amp; [Numbers.E1000] &amp; &quot;]&quot; &amp; [Numbers.D1000] &amp; &quot;[/url][/b]&quot; &amp;  &quot; [[b]&quot; &amp; [Numbers.C1000] &amp; &quot;[/b]: [sup]&quot; &amp; [Numbers.H10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1001] &gt; 0; &quot;[b]&quot; &amp; [Numbers.B1001] &amp; &quot;. &quot; &amp; &quot;[url=&quot; &amp; [Numbers.E1001] &amp; &quot;]&quot; &amp; [Numbers.D1001] &amp; &quot;[/url][/b]&quot; &amp;  &quot; [[b]&quot; &amp; [Numbers.C1001] &amp; &quot;[/b]: [sup]&quot; &amp; [Numbers.H10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1002] &gt; 0; &quot;[b]&quot; &amp; [Numbers.B1002] &amp; &quot;. &quot; &amp; &quot;[url=&quot; &amp; [Numbers.E1002] &amp; &quot;]&quot; &amp; [Numbers.D1002] &amp; &quot;[/url][/b]&quot; &amp;  &quot; [[b]&quot; &amp; [Numbers.C1002] &amp; &quot;[/b]: [sup]&quot; &amp; [Numbers.H10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1003] &gt; 0; &quot;[b]&quot; &amp; [Numbers.B1003] &amp; &quot;. &quot; &amp; &quot;[url=&quot; &amp; [Numbers.E1003] &amp; &quot;]&quot; &amp; [Numbers.D1003] &amp; &quot;[/url][/b]&quot; &amp;  &quot; [[b]&quot; &amp; [Numbers.C1003] &amp; &quot;[/b]: [sup]&quot; &amp; [Numbers.H1003] &amp; &quot;[/sup]]&quot;; &quot;&quot;)">
            <text:p/>
          </table:table-cell>
          <table:table-cell table:number-columns-repeated="4"/>
        </table:table-row>
        <table:table-row table:style-name="ro4" table:number-rows-repeated="1047575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Years" table:style-name="ta1">
        <office:forms form:automatic-focus="false" form:apply-design-mode="false"/>
        <table:shapes>
          <draw:frame draw:z-index="0" draw:style-name="gr1" draw:text-style-name="P1" svg:width="282.1mm" svg:height="130.95mm" svg:x="97.51mm" svg:y="1.33mm">
            <draw:object draw:notify-on-update-of-ranges="Years.A2:Years.A29 Years.B2:Years.B29 Years.C2:Years.C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ce47"/>
        <table:table-column table:style-name="co13" table:default-cell-style-name="Default"/>
        <table:table-column table:style-name="co14" table:default-cell-style-name="ce148"/>
        <table:table-column table:style-name="co15" table:default-cell-style-name="ce47"/>
        <table:table-column table:style-name="co16" table:default-cell-style-name="Default"/>
        <table:table-column table:style-name="co17" table:default-cell-style-name="Default"/>
        <table:table-row table:style-name="ro3">
          <table:table-cell table:style-name="ce146" office:value-type="string" calcext:value-type="string">
            <text:p>Year</text:p>
          </table:table-cell>
          <table:table-cell table:style-name="ce147" office:value-type="string" calcext:value-type="string">
            <text:p>Most Voted</text:p>
          </table:table-cell>
          <table:table-cell table:style-name="ce147" office:value-type="string" calcext:value-type="string">
            <text:p>Without Most Voted</text:p>
          </table:table-cell>
          <table:table-cell table:style-name="ce146" office:value-type="string" calcext:value-type="string">
            <text:p>Sum of Points</text:p>
          </table:table-cell>
          <table:table-cell table:style-name="ce145"/>
          <table:table-cell/>
        </table:table-row>
        <table:table-row table:style-name="ro3">
          <table:table-cell office:value-type="float" office:value="1994" calcext:value-type="float">
            <text:p>1994</text:p>
          </table:table-cell>
          <table:table-cell table:formula="of:=COM.MICROSOFT.MAXIFS([$Numbers.C$1:$Numbers.C$1048576];[$Numbers.F$1:$Numbers.F$1048576];&quot;=&quot;&amp;[.A2])" office:value-type="float" office:value="18" calcext:value-type="float">
            <text:p>18</text:p>
          </table:table-cell>
          <table:table-cell table:formula="of:=[.D2]-[.B2]" office:value-type="float" office:value="54" calcext:value-type="float">
            <text:p>54</text:p>
          </table:table-cell>
          <table:table-cell table:formula="of:=SUMIF([$Numbers.$F$4:$Numbers.$F$1048576]; &quot;=&quot;&amp;[.A2]; [$Numbers.$C$4:$Numbers.$C$1048576])" office:value-type="float" office:value="72" calcext:value-type="float">
            <text:p>72</text:p>
          </table:table-cell>
          <table:table-cell table:number-columns-repeated="2"/>
        </table:table-row>
        <table:table-row table:style-name="ro3">
          <table:table-cell office:value-type="float" office:value="1995" calcext:value-type="float">
            <text:p>1995</text:p>
          </table:table-cell>
          <table:table-cell table:formula="of:=COM.MICROSOFT.MAXIFS([$Numbers.C$1:$Numbers.C$1048576];[$Numbers.F$1:$Numbers.F$1048576];&quot;=&quot;&amp;[.A3])" office:value-type="float" office:value="112" calcext:value-type="float">
            <text:p>112</text:p>
          </table:table-cell>
          <table:table-cell table:formula="of:=[.D3]-[.B3]" office:value-type="float" office:value="118" calcext:value-type="float">
            <text:p>118</text:p>
          </table:table-cell>
          <table:table-cell table:formula="of:=SUMIF([$Numbers.$F$4:$Numbers.$F$1048576]; &quot;=&quot;&amp;[.A3]; [$Numbers.$C$4:$Numbers.$C$1048576])" office:value-type="float" office:value="230" calcext:value-type="float">
            <text:p>230</text:p>
          </table:table-cell>
          <table:table-cell table:number-columns-repeated="2"/>
        </table:table-row>
        <table:table-row table:style-name="ro3">
          <table:table-cell office:value-type="float" office:value="1996" calcext:value-type="float">
            <text:p>1996</text:p>
          </table:table-cell>
          <table:table-cell table:formula="of:=COM.MICROSOFT.MAXIFS([$Numbers.C$1:$Numbers.C$1048576];[$Numbers.F$1:$Numbers.F$1048576];&quot;=&quot;&amp;[.A4])" office:value-type="float" office:value="97" calcext:value-type="float">
            <text:p>97</text:p>
          </table:table-cell>
          <table:table-cell table:formula="of:=[.D4]-[.B4]" office:value-type="float" office:value="252" calcext:value-type="float">
            <text:p>252</text:p>
          </table:table-cell>
          <table:table-cell table:formula="of:=SUMIF([$Numbers.$F$4:$Numbers.$F$1048576]; &quot;=&quot;&amp;[.A4]; [$Numbers.$C$4:$Numbers.$C$1048576])" office:value-type="float" office:value="349" calcext:value-type="float">
            <text:p>349</text:p>
          </table:table-cell>
          <table:table-cell table:number-columns-repeated="2"/>
        </table:table-row>
        <table:table-row table:style-name="ro3">
          <table:table-cell office:value-type="float" office:value="1997" calcext:value-type="float">
            <text:p>1997</text:p>
          </table:table-cell>
          <table:table-cell table:formula="of:=COM.MICROSOFT.MAXIFS([$Numbers.C$1:$Numbers.C$1048576];[$Numbers.F$1:$Numbers.F$1048576];&quot;=&quot;&amp;[.A5])" office:value-type="float" office:value="139" calcext:value-type="float">
            <text:p>139</text:p>
          </table:table-cell>
          <table:table-cell table:formula="of:=[.D5]-[.B5]" office:value-type="float" office:value="171" calcext:value-type="float">
            <text:p>171</text:p>
          </table:table-cell>
          <table:table-cell table:formula="of:=SUMIF([$Numbers.$F$4:$Numbers.$F$1048576]; &quot;=&quot;&amp;[.A5]; [$Numbers.$C$4:$Numbers.$C$1048576])" office:value-type="float" office:value="310" calcext:value-type="float">
            <text:p>310</text:p>
          </table:table-cell>
          <table:table-cell table:number-columns-repeated="2"/>
        </table:table-row>
        <table:table-row table:style-name="ro3">
          <table:table-cell office:value-type="float" office:value="1998" calcext:value-type="float">
            <text:p>1998</text:p>
          </table:table-cell>
          <table:table-cell table:formula="of:=COM.MICROSOFT.MAXIFS([$Numbers.C$1:$Numbers.C$1048576];[$Numbers.F$1:$Numbers.F$1048576];&quot;=&quot;&amp;[.A6])" office:value-type="float" office:value="38" calcext:value-type="float">
            <text:p>38</text:p>
          </table:table-cell>
          <table:table-cell table:formula="of:=[.D6]-[.B6]" office:value-type="float" office:value="18" calcext:value-type="float">
            <text:p>18</text:p>
          </table:table-cell>
          <table:table-cell table:formula="of:=SUMIF([$Numbers.$F$4:$Numbers.$F$1048576]; &quot;=&quot;&amp;[.A6]; [$Numbers.$C$4:$Numbers.$C$1048576])"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float" office:value="1999" calcext:value-type="float">
            <text:p>1999</text:p>
          </table:table-cell>
          <table:table-cell table:formula="of:=COM.MICROSOFT.MAXIFS([$Numbers.C$1:$Numbers.C$1048576];[$Numbers.F$1:$Numbers.F$1048576];&quot;=&quot;&amp;[.A7])" office:value-type="float" office:value="26" calcext:value-type="float">
            <text:p>26</text:p>
          </table:table-cell>
          <table:table-cell table:formula="of:=[.D7]-[.B7]" office:value-type="float" office:value="32" calcext:value-type="float">
            <text:p>32</text:p>
          </table:table-cell>
          <table:table-cell table:formula="of:=SUMIF([$Numbers.$F$4:$Numbers.$F$1048576]; &quot;=&quot;&amp;[.A7]; [$Numbers.$C$4:$Numbers.$C$1048576])" office:value-type="float" office:value="58" calcext:value-type="float">
            <text:p>58</text:p>
          </table:table-cell>
          <table:table-cell table:number-columns-repeated="2"/>
        </table:table-row>
        <table:table-row table:style-name="ro3">
          <table:table-cell office:value-type="float" office:value="2000" calcext:value-type="float">
            <text:p>2000</text:p>
          </table:table-cell>
          <table:table-cell table:formula="of:=COM.MICROSOFT.MAXIFS([$Numbers.C$1:$Numbers.C$1048576];[$Numbers.F$1:$Numbers.F$1048576];&quot;=&quot;&amp;[.A8])" office:value-type="float" office:value="19" calcext:value-type="float">
            <text:p>19</text:p>
          </table:table-cell>
          <table:table-cell table:formula="of:=[.D8]-[.B8]" office:value-type="float" office:value="46" calcext:value-type="float">
            <text:p>46</text:p>
          </table:table-cell>
          <table:table-cell table:formula="of:=SUMIF([$Numbers.$F$4:$Numbers.$F$1048576]; &quot;=&quot;&amp;[.A8]; [$Numbers.$C$4:$Numbers.$C$1048576])" office:value-type="float" office:value="65" calcext:value-type="float">
            <text:p>65</text:p>
          </table:table-cell>
          <table:table-cell table:number-columns-repeated="2"/>
        </table:table-row>
        <table:table-row table:style-name="ro3">
          <table:table-cell office:value-type="float" office:value="2001" calcext:value-type="float">
            <text:p>2001</text:p>
          </table:table-cell>
          <table:table-cell table:formula="of:=COM.MICROSOFT.MAXIFS([$Numbers.C$1:$Numbers.C$1048576];[$Numbers.F$1:$Numbers.F$1048576];&quot;=&quot;&amp;[.A9])" office:value-type="float" office:value="423" calcext:value-type="float">
            <text:p>423</text:p>
          </table:table-cell>
          <table:table-cell table:formula="of:=[.D9]-[.B9]" office:value-type="float" office:value="89" calcext:value-type="float">
            <text:p>89</text:p>
          </table:table-cell>
          <table:table-cell table:formula="of:=SUMIF([$Numbers.$F$4:$Numbers.$F$1048576]; &quot;=&quot;&amp;[.A9]; [$Numbers.$C$4:$Numbers.$C$1048576])" office:value-type="float" office:value="512" calcext:value-type="float">
            <text:p>512</text:p>
          </table:table-cell>
          <table:table-cell table:number-columns-repeated="2"/>
        </table:table-row>
        <table:table-row table:style-name="ro3">
          <table:table-cell office:value-type="float" office:value="2002" calcext:value-type="float">
            <text:p>2002</text:p>
          </table:table-cell>
          <table:table-cell table:formula="of:=COM.MICROSOFT.MAXIFS([$Numbers.C$1:$Numbers.C$1048576];[$Numbers.F$1:$Numbers.F$1048576];&quot;=&quot;&amp;[.A10])" office:value-type="float" office:value="30" calcext:value-type="float">
            <text:p>30</text:p>
          </table:table-cell>
          <table:table-cell table:formula="of:=[.D10]-[.B10]" office:value-type="float" office:value="33" calcext:value-type="float">
            <text:p>33</text:p>
          </table:table-cell>
          <table:table-cell table:formula="of:=SUMIF([$Numbers.$F$4:$Numbers.$F$1048576]; &quot;=&quot;&amp;[.A10]; [$Numbers.$C$4:$Numbers.$C$1048576])" office:value-type="float" office:value="63" calcext:value-type="float">
            <text:p>63</text:p>
          </table:table-cell>
          <table:table-cell table:number-columns-repeated="2"/>
        </table:table-row>
        <table:table-row table:style-name="ro3">
          <table:table-cell office:value-type="float" office:value="2003" calcext:value-type="float">
            <text:p>2003</text:p>
          </table:table-cell>
          <table:table-cell table:formula="of:=COM.MICROSOFT.MAXIFS([$Numbers.C$1:$Numbers.C$1048576];[$Numbers.F$1:$Numbers.F$1048576];&quot;=&quot;&amp;[.A11])" office:value-type="float" office:value="313" calcext:value-type="float">
            <text:p>313</text:p>
          </table:table-cell>
          <table:table-cell table:formula="of:=[.D11]-[.B11]" office:value-type="float" office:value="183" calcext:value-type="float">
            <text:p>183</text:p>
          </table:table-cell>
          <table:table-cell table:formula="of:=SUMIF([$Numbers.$F$4:$Numbers.$F$1048576]; &quot;=&quot;&amp;[.A11]; [$Numbers.$C$4:$Numbers.$C$1048576])" office:value-type="float" office:value="496" calcext:value-type="float">
            <text:p>496</text:p>
          </table:table-cell>
          <table:table-cell table:number-columns-repeated="2"/>
        </table:table-row>
        <table:table-row table:style-name="ro3">
          <table:table-cell office:value-type="float" office:value="2004" calcext:value-type="float">
            <text:p>2004</text:p>
          </table:table-cell>
          <table:table-cell table:formula="of:=COM.MICROSOFT.MAXIFS([$Numbers.C$1:$Numbers.C$1048576];[$Numbers.F$1:$Numbers.F$1048576];&quot;=&quot;&amp;[.A12])" office:value-type="float" office:value="21" calcext:value-type="float">
            <text:p>21</text:p>
          </table:table-cell>
          <table:table-cell table:formula="of:=[.D12]-[.B12]" office:value-type="float" office:value="81" calcext:value-type="float">
            <text:p>81</text:p>
          </table:table-cell>
          <table:table-cell table:formula="of:=SUMIF([$Numbers.$F$4:$Numbers.$F$1048576]; &quot;=&quot;&amp;[.A12]; [$Numbers.$C$4:$Numbers.$C$1048576])" office:value-type="float" office:value="102" calcext:value-type="float">
            <text:p>102</text:p>
          </table:table-cell>
          <table:table-cell table:number-columns-repeated="2"/>
        </table:table-row>
        <table:table-row table:style-name="ro3">
          <table:table-cell office:value-type="float" office:value="2005" calcext:value-type="float">
            <text:p>2005</text:p>
          </table:table-cell>
          <table:table-cell table:formula="of:=COM.MICROSOFT.MAXIFS([$Numbers.C$1:$Numbers.C$1048576];[$Numbers.F$1:$Numbers.F$1048576];&quot;=&quot;&amp;[.A13])" office:value-type="float" office:value="385" calcext:value-type="float">
            <text:p>385</text:p>
          </table:table-cell>
          <table:table-cell table:formula="of:=[.D13]-[.B13]" office:value-type="float" office:value="229" calcext:value-type="float">
            <text:p>229</text:p>
          </table:table-cell>
          <table:table-cell table:formula="of:=SUMIF([$Numbers.$F$4:$Numbers.$F$1048576]; &quot;=&quot;&amp;[.A13]; [$Numbers.$C$4:$Numbers.$C$1048576])" office:value-type="float" office:value="614" calcext:value-type="float">
            <text:p>614</text:p>
          </table:table-cell>
          <table:table-cell table:number-columns-repeated="2"/>
        </table:table-row>
        <table:table-row table:style-name="ro3">
          <table:table-cell office:value-type="float" office:value="2006" calcext:value-type="float">
            <text:p>2006</text:p>
          </table:table-cell>
          <table:table-cell table:formula="of:=COM.MICROSOFT.MAXIFS([$Numbers.C$1:$Numbers.C$1048576];[$Numbers.F$1:$Numbers.F$1048576];&quot;=&quot;&amp;[.A14])" office:value-type="float" office:value="9" calcext:value-type="float">
            <text:p>9</text:p>
          </table:table-cell>
          <table:table-cell table:formula="of:=[.D14]-[.B14]" office:value-type="float" office:value="47" calcext:value-type="float">
            <text:p>47</text:p>
          </table:table-cell>
          <table:table-cell table:formula="of:=SUMIF([$Numbers.$F$4:$Numbers.$F$1048576]; &quot;=&quot;&amp;[.A14]; [$Numbers.$C$4:$Numbers.$C$1048576])"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float" office:value="2007" calcext:value-type="float">
            <text:p>2007</text:p>
          </table:table-cell>
          <table:table-cell table:formula="of:=COM.MICROSOFT.MAXIFS([$Numbers.C$1:$Numbers.C$1048576];[$Numbers.F$1:$Numbers.F$1048576];&quot;=&quot;&amp;[.A15])" office:value-type="float" office:value="43" calcext:value-type="float">
            <text:p>43</text:p>
          </table:table-cell>
          <table:table-cell table:formula="of:=[.D15]-[.B15]" office:value-type="float" office:value="93" calcext:value-type="float">
            <text:p>93</text:p>
          </table:table-cell>
          <table:table-cell table:formula="of:=SUMIF([$Numbers.$F$4:$Numbers.$F$1048576]; &quot;=&quot;&amp;[.A15]; [$Numbers.$C$4:$Numbers.$C$1048576])" office:value-type="float" office:value="136" calcext:value-type="float">
            <text:p>136</text:p>
          </table:table-cell>
          <table:table-cell table:number-columns-repeated="2"/>
        </table:table-row>
        <table:table-row table:style-name="ro3">
          <table:table-cell office:value-type="float" office:value="2008" calcext:value-type="float">
            <text:p>2008</text:p>
          </table:table-cell>
          <table:table-cell table:formula="of:=COM.MICROSOFT.MAXIFS([$Numbers.C$1:$Numbers.C$1048576];[$Numbers.F$1:$Numbers.F$1048576];&quot;=&quot;&amp;[.A16])" office:value-type="float" office:value="188" calcext:value-type="float">
            <text:p>188</text:p>
          </table:table-cell>
          <table:table-cell table:formula="of:=[.D16]-[.B16]" office:value-type="float" office:value="180" calcext:value-type="float">
            <text:p>180</text:p>
          </table:table-cell>
          <table:table-cell table:formula="of:=SUMIF([$Numbers.$F$4:$Numbers.$F$1048576]; &quot;=&quot;&amp;[.A16]; [$Numbers.$C$4:$Numbers.$C$1048576])" office:value-type="float" office:value="368" calcext:value-type="float">
            <text:p>368</text:p>
          </table:table-cell>
          <table:table-cell table:number-columns-repeated="2"/>
        </table:table-row>
        <table:table-row table:style-name="ro3">
          <table:table-cell office:value-type="float" office:value="2009" calcext:value-type="float">
            <text:p>2009</text:p>
          </table:table-cell>
          <table:table-cell table:formula="of:=COM.MICROSOFT.MAXIFS([$Numbers.C$1:$Numbers.C$1048576];[$Numbers.F$1:$Numbers.F$1048576];&quot;=&quot;&amp;[.A17])" office:value-type="float" office:value="137" calcext:value-type="float">
            <text:p>137</text:p>
          </table:table-cell>
          <table:table-cell table:formula="of:=[.D17]-[.B17]" office:value-type="float" office:value="157" calcext:value-type="float">
            <text:p>157</text:p>
          </table:table-cell>
          <table:table-cell table:formula="of:=SUMIF([$Numbers.$F$4:$Numbers.$F$1048576]; &quot;=&quot;&amp;[.A17]; [$Numbers.$C$4:$Numbers.$C$1048576])" office:value-type="float" office:value="294" calcext:value-type="float">
            <text:p>294</text:p>
          </table:table-cell>
          <table:table-cell table:number-columns-repeated="2"/>
        </table:table-row>
        <table:table-row table:style-name="ro3">
          <table:table-cell office:value-type="float" office:value="2010" calcext:value-type="float">
            <text:p>2010</text:p>
          </table:table-cell>
          <table:table-cell table:formula="of:=COM.MICROSOFT.MAXIFS([$Numbers.C$1:$Numbers.C$1048576];[$Numbers.F$1:$Numbers.F$1048576];&quot;=&quot;&amp;[.A18])" office:value-type="float" office:value="154" calcext:value-type="float">
            <text:p>154</text:p>
          </table:table-cell>
          <table:table-cell table:formula="of:=[.D18]-[.B18]" office:value-type="float" office:value="325" calcext:value-type="float">
            <text:p>325</text:p>
          </table:table-cell>
          <table:table-cell table:formula="of:=SUMIF([$Numbers.$F$4:$Numbers.$F$1048576]; &quot;=&quot;&amp;[.A18]; [$Numbers.$C$4:$Numbers.$C$1048576])" office:value-type="float" office:value="479" calcext:value-type="float">
            <text:p>479</text:p>
          </table:table-cell>
          <table:table-cell table:number-columns-repeated="2"/>
        </table:table-row>
        <table:table-row table:style-name="ro3">
          <table:table-cell office:value-type="float" office:value="2011" calcext:value-type="float">
            <text:p>2011</text:p>
          </table:table-cell>
          <table:table-cell table:formula="of:=COM.MICROSOFT.MAXIFS([$Numbers.C$1:$Numbers.C$1048576];[$Numbers.F$1:$Numbers.F$1048576];&quot;=&quot;&amp;[.A19])" office:value-type="float" office:value="68" calcext:value-type="float">
            <text:p>68</text:p>
          </table:table-cell>
          <table:table-cell table:formula="of:=[.D19]-[.B19]" office:value-type="float" office:value="255" calcext:value-type="float">
            <text:p>255</text:p>
          </table:table-cell>
          <table:table-cell table:formula="of:=SUMIF([$Numbers.$F$4:$Numbers.$F$1048576]; &quot;=&quot;&amp;[.A19]; [$Numbers.$C$4:$Numbers.$C$1048576])" office:value-type="float" office:value="323" calcext:value-type="float">
            <text:p>323</text:p>
          </table:table-cell>
          <table:table-cell table:number-columns-repeated="2"/>
        </table:table-row>
        <table:table-row table:style-name="ro3">
          <table:table-cell office:value-type="float" office:value="2012" calcext:value-type="float">
            <text:p>2012</text:p>
          </table:table-cell>
          <table:table-cell table:formula="of:=COM.MICROSOFT.MAXIFS([$Numbers.C$1:$Numbers.C$1048576];[$Numbers.F$1:$Numbers.F$1048576];&quot;=&quot;&amp;[.A20])" office:value-type="float" office:value="285" calcext:value-type="float">
            <text:p>285</text:p>
          </table:table-cell>
          <table:table-cell table:formula="of:=[.D20]-[.B20]" office:value-type="float" office:value="261" calcext:value-type="float">
            <text:p>261</text:p>
          </table:table-cell>
          <table:table-cell table:formula="of:=SUMIF([$Numbers.$F$4:$Numbers.$F$1048576]; &quot;=&quot;&amp;[.A20]; [$Numbers.$C$4:$Numbers.$C$1048576])" office:value-type="float" office:value="546" calcext:value-type="float">
            <text:p>546</text:p>
          </table:table-cell>
          <table:table-cell table:number-columns-repeated="2"/>
        </table:table-row>
        <table:table-row table:style-name="ro3">
          <table:table-cell office:value-type="float" office:value="2013" calcext:value-type="float">
            <text:p>2013</text:p>
          </table:table-cell>
          <table:table-cell table:formula="of:=COM.MICROSOFT.MAXIFS([$Numbers.C$1:$Numbers.C$1048576];[$Numbers.F$1:$Numbers.F$1048576];&quot;=&quot;&amp;[.A21])" office:value-type="float" office:value="81" calcext:value-type="float">
            <text:p>81</text:p>
          </table:table-cell>
          <table:table-cell table:formula="of:=[.D21]-[.B21]" office:value-type="float" office:value="356" calcext:value-type="float">
            <text:p>356</text:p>
          </table:table-cell>
          <table:table-cell table:formula="of:=SUMIF([$Numbers.$F$4:$Numbers.$F$1048576]; &quot;=&quot;&amp;[.A21]; [$Numbers.$C$4:$Numbers.$C$1048576])" office:value-type="float" office:value="437" calcext:value-type="float">
            <text:p>437</text:p>
          </table:table-cell>
          <table:table-cell table:number-columns-repeated="2"/>
        </table:table-row>
        <table:table-row table:style-name="ro3">
          <table:table-cell office:value-type="float" office:value="2014" calcext:value-type="float">
            <text:p>2014</text:p>
          </table:table-cell>
          <table:table-cell table:formula="of:=COM.MICROSOFT.MAXIFS([$Numbers.C$1:$Numbers.C$1048576];[$Numbers.F$1:$Numbers.F$1048576];&quot;=&quot;&amp;[.A22])" office:value-type="float" office:value="226" calcext:value-type="float">
            <text:p>226</text:p>
          </table:table-cell>
          <table:table-cell table:formula="of:=[.D22]-[.B22]" office:value-type="float" office:value="427" calcext:value-type="float">
            <text:p>427</text:p>
          </table:table-cell>
          <table:table-cell table:formula="of:=SUMIF([$Numbers.$F$4:$Numbers.$F$1048576]; &quot;=&quot;&amp;[.A22]; [$Numbers.$C$4:$Numbers.$C$1048576])" office:value-type="float" office:value="653" calcext:value-type="float">
            <text:p>653</text:p>
          </table:table-cell>
          <table:table-cell table:number-columns-repeated="2"/>
        </table:table-row>
        <table:table-row table:style-name="ro3">
          <table:table-cell office:value-type="float" office:value="2015" calcext:value-type="float">
            <text:p>2015</text:p>
          </table:table-cell>
          <table:table-cell table:formula="of:=COM.MICROSOFT.MAXIFS([$Numbers.C$1:$Numbers.C$1048576];[$Numbers.F$1:$Numbers.F$1048576];&quot;=&quot;&amp;[.A23])" office:value-type="float" office:value="386" calcext:value-type="float">
            <text:p>386</text:p>
          </table:table-cell>
          <table:table-cell table:formula="of:=[.D23]-[.B23]" office:value-type="float" office:value="513" calcext:value-type="float">
            <text:p>513</text:p>
          </table:table-cell>
          <table:table-cell table:formula="of:=SUMIF([$Numbers.$F$4:$Numbers.$F$1048576]; &quot;=&quot;&amp;[.A23]; [$Numbers.$C$4:$Numbers.$C$1048576])" office:value-type="float" office:value="899" calcext:value-type="float">
            <text:p>899</text:p>
          </table:table-cell>
          <table:table-cell table:number-columns-repeated="2"/>
        </table:table-row>
        <table:table-row table:style-name="ro3">
          <table:table-cell office:value-type="float" office:value="2016" calcext:value-type="float">
            <text:p>2016</text:p>
          </table:table-cell>
          <table:table-cell table:formula="of:=COM.MICROSOFT.MAXIFS([$Numbers.C$1:$Numbers.C$1048576];[$Numbers.F$1:$Numbers.F$1048576];&quot;=&quot;&amp;[.A24])" office:value-type="float" office:value="443" calcext:value-type="float">
            <text:p>443</text:p>
          </table:table-cell>
          <table:table-cell table:formula="of:=[.D24]-[.B24]" office:value-type="float" office:value="510" calcext:value-type="float">
            <text:p>510</text:p>
          </table:table-cell>
          <table:table-cell table:formula="of:=SUMIF([$Numbers.$F$4:$Numbers.$F$1048576]; &quot;=&quot;&amp;[.A24]; [$Numbers.$C$4:$Numbers.$C$1048576])" office:value-type="float" office:value="953" calcext:value-type="float">
            <text:p>953</text:p>
          </table:table-cell>
          <table:table-cell table:number-columns-repeated="2"/>
        </table:table-row>
        <table:table-row table:style-name="ro3">
          <table:table-cell office:value-type="float" office:value="2017" calcext:value-type="float">
            <text:p>2017</text:p>
          </table:table-cell>
          <table:table-cell table:formula="of:=COM.MICROSOFT.MAXIFS([$Numbers.C$1:$Numbers.C$1048576];[$Numbers.F$1:$Numbers.F$1048576];&quot;=&quot;&amp;[.A25])" office:value-type="float" office:value="80" calcext:value-type="float">
            <text:p>80</text:p>
          </table:table-cell>
          <table:table-cell table:formula="of:=[.D25]-[.B25]" office:value-type="float" office:value="206" calcext:value-type="float">
            <text:p>206</text:p>
          </table:table-cell>
          <table:table-cell table:formula="of:=SUMIF([$Numbers.$F$4:$Numbers.$F$1048576]; &quot;=&quot;&amp;[.A25]; [$Numbers.$C$4:$Numbers.$C$1048576])" office:value-type="float" office:value="286" calcext:value-type="float">
            <text:p>286</text:p>
          </table:table-cell>
          <table:table-cell table:number-columns-repeated="2"/>
        </table:table-row>
        <table:table-row table:style-name="ro3">
          <table:table-cell office:value-type="float" office:value="2018" calcext:value-type="float">
            <text:p>2018</text:p>
          </table:table-cell>
          <table:table-cell table:formula="of:=COM.MICROSOFT.MAXIFS([$Numbers.C$1:$Numbers.C$1048576];[$Numbers.F$1:$Numbers.F$1048576];&quot;=&quot;&amp;[.A26])" office:value-type="float" office:value="297" calcext:value-type="float">
            <text:p>297</text:p>
          </table:table-cell>
          <table:table-cell table:formula="of:=[.D26]-[.B26]" office:value-type="float" office:value="209" calcext:value-type="float">
            <text:p>209</text:p>
          </table:table-cell>
          <table:table-cell table:formula="of:=SUMIF([$Numbers.$F$4:$Numbers.$F$1048576]; &quot;=&quot;&amp;[.A26]; [$Numbers.$C$4:$Numbers.$C$1048576])" office:value-type="float" office:value="506" calcext:value-type="float">
            <text:p>506</text:p>
          </table:table-cell>
          <table:table-cell table:number-columns-repeated="2"/>
        </table:table-row>
        <table:table-row table:style-name="ro3">
          <table:table-cell office:value-type="float" office:value="2019" calcext:value-type="float">
            <text:p>2019</text:p>
          </table:table-cell>
          <table:table-cell table:formula="of:=COM.MICROSOFT.MAXIFS([$Numbers.C$1:$Numbers.C$1048576];[$Numbers.F$1:$Numbers.F$1048576];&quot;=&quot;&amp;[.A27])" office:value-type="float" office:value="74" calcext:value-type="float">
            <text:p>74</text:p>
          </table:table-cell>
          <table:table-cell table:formula="of:=[.D27]-[.B27]" office:value-type="float" office:value="178" calcext:value-type="float">
            <text:p>178</text:p>
          </table:table-cell>
          <table:table-cell table:formula="of:=SUMIF([$Numbers.$F$4:$Numbers.$F$1048576]; &quot;=&quot;&amp;[.A27]; [$Numbers.$C$4:$Numbers.$C$1048576])" office:value-type="float" office:value="252" calcext:value-type="float">
            <text:p>252</text:p>
          </table:table-cell>
          <table:table-cell table:number-columns-repeated="2"/>
        </table:table-row>
        <table:table-row table:style-name="ro3">
          <table:table-cell office:value-type="float" office:value="2020" calcext:value-type="float">
            <text:p>2020</text:p>
          </table:table-cell>
          <table:table-cell table:formula="of:=COM.MICROSOFT.MAXIFS([$Numbers.C$1:$Numbers.C$1048576];[$Numbers.F$1:$Numbers.F$1048576];&quot;=&quot;&amp;[.A28])" office:value-type="float" office:value="25" calcext:value-type="float">
            <text:p>25</text:p>
          </table:table-cell>
          <table:table-cell table:formula="of:=[.D28]-[.B28]" office:value-type="float" office:value="96" calcext:value-type="float">
            <text:p>96</text:p>
          </table:table-cell>
          <table:table-cell table:formula="of:=SUMIF([$Numbers.$F$4:$Numbers.$F$1048576]; &quot;=&quot;&amp;[.A28]; [$Numbers.$C$4:$Numbers.$C$1048576])" office:value-type="float" office:value="121" calcext:value-type="float">
            <text:p>121</text:p>
          </table:table-cell>
          <table:table-cell table:number-columns-repeated="2"/>
        </table:table-row>
        <table:table-row table:style-name="ro3">
          <table:table-cell office:value-type="float" office:value="2021" calcext:value-type="float">
            <text:p>2021</text:p>
          </table:table-cell>
          <table:table-cell table:formula="of:=COM.MICROSOFT.MAXIFS([$Numbers.C$1:$Numbers.C$1048576];[$Numbers.F$1:$Numbers.F$1048576];&quot;=&quot;&amp;[.A29])" office:value-type="float" office:value="29" calcext:value-type="float">
            <text:p>29</text:p>
          </table:table-cell>
          <table:table-cell table:formula="of:=[.D29]-[.B29]" office:value-type="float" office:value="53" calcext:value-type="float">
            <text:p>53</text:p>
          </table:table-cell>
          <table:table-cell table:formula="of:=SUMIF([$Numbers.$F$4:$Numbers.$F$1048576]; &quot;=&quot;&amp;[.A29]; [$Numbers.$C$4:$Numbers.$C$1048576])" office:value-type="float" office:value="82" calcext:value-type="float">
            <text:p>82</text:p>
          </table:table-cell>
          <table:table-cell table:number-columns-repeated="2"/>
        </table:table-row>
      </table:table>
      <table:table table:name="Years-By-Voters" table:style-name="ta1">
        <office:forms form:automatic-focus="false" form:apply-design-mode="false"/>
        <table:shapes>
          <draw:frame draw:z-index="0" draw:style-name="gr1" draw:text-style-name="P1" svg:width="236.66mm" svg:height="132.82mm" svg:x="43.48mm" svg:y="5.84mm">
            <draw:object draw:notify-on-update-of-ranges="'Years-By-Voters'.A2:'Years-By-Voters'.A29 'Years-By-Voters'.B1:'Years-By-Voters'.B1 'Years-By-Voters'.B2:'Years-By-Voters'.B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default-cell-style-name="ce47"/>
        <table:table-column table:style-name="co18" table:default-cell-style-name="Default"/>
        <table:table-row table:style-name="ro3">
          <table:table-cell table:style-name="ce8" office:value-type="string" calcext:value-type="string">
            <text:p>Year</text:p>
          </table:table-cell>
          <table:table-cell table:style-name="ce145" office:value-type="string" calcext:value-type="string">
            <text:p>Voters Number</text:p>
          </table:table-cell>
        </table:table-row>
        <table:table-row table:style-name="ro3">
          <table:table-cell office:value-type="float" office:value="1994" calcext:value-type="float">
            <text:p>1994</text:p>
          </table:table-cell>
          <table:table-cell table:formula="of:=SUMIF([$Numbers.$F$4:$Numbers.$F$1048576]; &quot;=&quot;&amp;[.A2]; [$Numbers.$I$4:$Numbers.$I$1048576])" office:value-type="float" office:value="20" calcext:value-type="float">
            <text:p>20</text:p>
          </table:table-cell>
        </table:table-row>
        <table:table-row table:style-name="ro3">
          <table:table-cell office:value-type="float" office:value="1995" calcext:value-type="float">
            <text:p>1995</text:p>
          </table:table-cell>
          <table:table-cell table:formula="of:=SUMIF([$Numbers.$F$4:$Numbers.$F$1048576]; &quot;=&quot;&amp;[.A3]; [$Numbers.$I$4:$Numbers.$I$1048576])" office:value-type="float" office:value="46" calcext:value-type="float">
            <text:p>46</text:p>
          </table:table-cell>
        </table:table-row>
        <table:table-row table:style-name="ro3">
          <table:table-cell office:value-type="float" office:value="1996" calcext:value-type="float">
            <text:p>1996</text:p>
          </table:table-cell>
          <table:table-cell table:formula="of:=SUMIF([$Numbers.$F$4:$Numbers.$F$1048576]; &quot;=&quot;&amp;[.A4]; [$Numbers.$I$4:$Numbers.$I$1048576])" office:value-type="float" office:value="75" calcext:value-type="float">
            <text:p>75</text:p>
          </table:table-cell>
        </table:table-row>
        <table:table-row table:style-name="ro3">
          <table:table-cell office:value-type="float" office:value="1997" calcext:value-type="float">
            <text:p>1997</text:p>
          </table:table-cell>
          <table:table-cell table:formula="of:=SUMIF([$Numbers.$F$4:$Numbers.$F$1048576]; &quot;=&quot;&amp;[.A5]; [$Numbers.$I$4:$Numbers.$I$1048576])" office:value-type="float" office:value="65" calcext:value-type="float">
            <text:p>65</text:p>
          </table:table-cell>
        </table:table-row>
        <table:table-row table:style-name="ro3">
          <table:table-cell office:value-type="float" office:value="1998" calcext:value-type="float">
            <text:p>1998</text:p>
          </table:table-cell>
          <table:table-cell table:formula="of:=SUMIF([$Numbers.$F$4:$Numbers.$F$1048576]; &quot;=&quot;&amp;[.A6]; [$Numbers.$I$4:$Numbers.$I$1048576])" office:value-type="float" office:value="17" calcext:value-type="float">
            <text:p>17</text:p>
          </table:table-cell>
        </table:table-row>
        <table:table-row table:style-name="ro3">
          <table:table-cell office:value-type="float" office:value="1999" calcext:value-type="float">
            <text:p>1999</text:p>
          </table:table-cell>
          <table:table-cell table:formula="of:=SUMIF([$Numbers.$F$4:$Numbers.$F$1048576]; &quot;=&quot;&amp;[.A7]; [$Numbers.$I$4:$Numbers.$I$1048576])" office:value-type="float" office:value="13" calcext:value-type="float">
            <text:p>13</text:p>
          </table:table-cell>
        </table:table-row>
        <table:table-row table:style-name="ro3">
          <table:table-cell office:value-type="float" office:value="2000" calcext:value-type="float">
            <text:p>2000</text:p>
          </table:table-cell>
          <table:table-cell table:formula="of:=SUMIF([$Numbers.$F$4:$Numbers.$F$1048576]; &quot;=&quot;&amp;[.A8]; [$Numbers.$I$4:$Numbers.$I$1048576])" office:value-type="float" office:value="17" calcext:value-type="float">
            <text:p>17</text:p>
          </table:table-cell>
        </table:table-row>
        <table:table-row table:style-name="ro3">
          <table:table-cell office:value-type="float" office:value="2001" calcext:value-type="float">
            <text:p>2001</text:p>
          </table:table-cell>
          <table:table-cell table:formula="of:=SUMIF([$Numbers.$F$4:$Numbers.$F$1048576]; &quot;=&quot;&amp;[.A9]; [$Numbers.$I$4:$Numbers.$I$1048576])" office:value-type="float" office:value="92" calcext:value-type="float">
            <text:p>92</text:p>
          </table:table-cell>
        </table:table-row>
        <table:table-row table:style-name="ro3">
          <table:table-cell office:value-type="float" office:value="2002" calcext:value-type="float">
            <text:p>2002</text:p>
          </table:table-cell>
          <table:table-cell table:formula="of:=SUMIF([$Numbers.$F$4:$Numbers.$F$1048576]; &quot;=&quot;&amp;[.A10]; [$Numbers.$I$4:$Numbers.$I$1048576])"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003" calcext:value-type="float">
            <text:p>2003</text:p>
          </table:table-cell>
          <table:table-cell table:formula="of:=SUMIF([$Numbers.$F$4:$Numbers.$F$1048576]; &quot;=&quot;&amp;[.A11]; [$Numbers.$I$4:$Numbers.$I$1048576])" office:value-type="float" office:value="99" calcext:value-type="float">
            <text:p>99</text:p>
          </table:table-cell>
        </table:table-row>
        <table:table-row table:style-name="ro3">
          <table:table-cell office:value-type="float" office:value="2004" calcext:value-type="float">
            <text:p>2004</text:p>
          </table:table-cell>
          <table:table-cell table:formula="of:=SUMIF([$Numbers.$F$4:$Numbers.$F$1048576]; &quot;=&quot;&amp;[.A12]; [$Numbers.$I$4:$Numbers.$I$1048576])" office:value-type="float" office:value="25" calcext:value-type="float">
            <text:p>25</text:p>
          </table:table-cell>
        </table:table-row>
        <table:table-row table:style-name="ro3">
          <table:table-cell office:value-type="float" office:value="2005" calcext:value-type="float">
            <text:p>2005</text:p>
          </table:table-cell>
          <table:table-cell table:formula="of:=SUMIF([$Numbers.$F$4:$Numbers.$F$1048576]; &quot;=&quot;&amp;[.A13]; [$Numbers.$I$4:$Numbers.$I$1048576])" office:value-type="float" office:value="108" calcext:value-type="float">
            <text:p>108</text:p>
          </table:table-cell>
        </table:table-row>
        <table:table-row table:style-name="ro3">
          <table:table-cell office:value-type="float" office:value="2006" calcext:value-type="float">
            <text:p>2006</text:p>
          </table:table-cell>
          <table:table-cell table:formula="of:=SUMIF([$Numbers.$F$4:$Numbers.$F$1048576]; &quot;=&quot;&amp;[.A14]; [$Numbers.$I$4:$Numbers.$I$1048576])" office:value-type="float" office:value="14" calcext:value-type="float">
            <text:p>14</text:p>
          </table:table-cell>
        </table:table-row>
        <table:table-row table:style-name="ro3">
          <table:table-cell office:value-type="float" office:value="2007" calcext:value-type="float">
            <text:p>2007</text:p>
          </table:table-cell>
          <table:table-cell table:formula="of:=SUMIF([$Numbers.$F$4:$Numbers.$F$1048576]; &quot;=&quot;&amp;[.A15]; [$Numbers.$I$4:$Numbers.$I$1048576])" office:value-type="float" office:value="30" calcext:value-type="float">
            <text:p>30</text:p>
          </table:table-cell>
        </table:table-row>
        <table:table-row table:style-name="ro3">
          <table:table-cell office:value-type="float" office:value="2008" calcext:value-type="float">
            <text:p>2008</text:p>
          </table:table-cell>
          <table:table-cell table:formula="of:=SUMIF([$Numbers.$F$4:$Numbers.$F$1048576]; &quot;=&quot;&amp;[.A16]; [$Numbers.$I$4:$Numbers.$I$1048576])" office:value-type="float" office:value="72" calcext:value-type="float">
            <text:p>72</text:p>
          </table:table-cell>
        </table:table-row>
        <table:table-row table:style-name="ro3">
          <table:table-cell office:value-type="float" office:value="2009" calcext:value-type="float">
            <text:p>2009</text:p>
          </table:table-cell>
          <table:table-cell table:formula="of:=SUMIF([$Numbers.$F$4:$Numbers.$F$1048576]; &quot;=&quot;&amp;[.A17]; [$Numbers.$I$4:$Numbers.$I$1048576])" office:value-type="float" office:value="62" calcext:value-type="float">
            <text:p>62</text:p>
          </table:table-cell>
        </table:table-row>
        <table:table-row table:style-name="ro3">
          <table:table-cell office:value-type="float" office:value="2010" calcext:value-type="float">
            <text:p>2010</text:p>
          </table:table-cell>
          <table:table-cell table:formula="of:=SUMIF([$Numbers.$F$4:$Numbers.$F$1048576]; &quot;=&quot;&amp;[.A18]; [$Numbers.$I$4:$Numbers.$I$1048576])" office:value-type="float" office:value="96" calcext:value-type="float">
            <text:p>96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table:formula="of:=SUMIF([$Numbers.$F$4:$Numbers.$F$1048576]; &quot;=&quot;&amp;[.A19]; [$Numbers.$I$4:$Numbers.$I$1048576])" office:value-type="float" office:value="75" calcext:value-type="float">
            <text:p>75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table:formula="of:=SUMIF([$Numbers.$F$4:$Numbers.$F$1048576]; &quot;=&quot;&amp;[.A20]; [$Numbers.$I$4:$Numbers.$I$1048576])" office:value-type="float" office:value="108" calcext:value-type="float">
            <text:p>108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table:formula="of:=SUMIF([$Numbers.$F$4:$Numbers.$F$1048576]; &quot;=&quot;&amp;[.A21]; [$Numbers.$I$4:$Numbers.$I$1048576])" office:value-type="float" office:value="95" calcext:value-type="float">
            <text:p>95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table:formula="of:=SUMIF([$Numbers.$F$4:$Numbers.$F$1048576]; &quot;=&quot;&amp;[.A22]; [$Numbers.$I$4:$Numbers.$I$1048576])" office:value-type="float" office:value="130" calcext:value-type="float">
            <text:p>130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table:formula="of:=SUMIF([$Numbers.$F$4:$Numbers.$F$1048576]; &quot;=&quot;&amp;[.A23]; [$Numbers.$I$4:$Numbers.$I$1048576])" office:value-type="float" office:value="165" calcext:value-type="float">
            <text:p>165</text:p>
          </table:table-cell>
        </table:table-row>
        <table:table-row table:style-name="ro3">
          <table:table-cell office:value-type="float" office:value="2016" calcext:value-type="float">
            <text:p>2016</text:p>
          </table:table-cell>
          <table:table-cell table:formula="of:=SUMIF([$Numbers.$F$4:$Numbers.$F$1048576]; &quot;=&quot;&amp;[.A24]; [$Numbers.$I$4:$Numbers.$I$1048576])" office:value-type="float" office:value="180" calcext:value-type="float">
            <text:p>180</text:p>
          </table:table-cell>
        </table:table-row>
        <table:table-row table:style-name="ro3">
          <table:table-cell office:value-type="float" office:value="2017" calcext:value-type="float">
            <text:p>2017</text:p>
          </table:table-cell>
          <table:table-cell table:formula="of:=SUMIF([$Numbers.$F$4:$Numbers.$F$1048576]; &quot;=&quot;&amp;[.A25]; [$Numbers.$I$4:$Numbers.$I$1048576])" office:value-type="float" office:value="61" calcext:value-type="float">
            <text:p>61</text:p>
          </table:table-cell>
        </table:table-row>
        <table:table-row table:style-name="ro3">
          <table:table-cell office:value-type="float" office:value="2018" calcext:value-type="float">
            <text:p>2018</text:p>
          </table:table-cell>
          <table:table-cell table:formula="of:=SUMIF([$Numbers.$F$4:$Numbers.$F$1048576]; &quot;=&quot;&amp;[.A26]; [$Numbers.$I$4:$Numbers.$I$1048576])" office:value-type="float" office:value="86" calcext:value-type="float">
            <text:p>86</text:p>
          </table:table-cell>
        </table:table-row>
        <table:table-row table:style-name="ro3">
          <table:table-cell office:value-type="float" office:value="2019" calcext:value-type="float">
            <text:p>2019</text:p>
          </table:table-cell>
          <table:table-cell table:formula="of:=SUMIF([$Numbers.$F$4:$Numbers.$F$1048576]; &quot;=&quot;&amp;[.A27]; [$Numbers.$I$4:$Numbers.$I$1048576])" office:value-type="float" office:value="48" calcext:value-type="float">
            <text:p>48</text:p>
          </table:table-cell>
        </table:table-row>
        <table:table-row table:style-name="ro3">
          <table:table-cell office:value-type="float" office:value="2020" calcext:value-type="float">
            <text:p>2020</text:p>
          </table:table-cell>
          <table:table-cell table:formula="of:=SUMIF([$Numbers.$F$4:$Numbers.$F$1048576]; &quot;=&quot;&amp;[.A28]; [$Numbers.$I$4:$Numbers.$I$1048576])" office:value-type="float" office:value="21" calcext:value-type="float">
            <text:p>21</text:p>
          </table:table-cell>
        </table:table-row>
        <table:table-row table:style-name="ro3">
          <table:table-cell office:value-type="float" office:value="2021" calcext:value-type="float">
            <text:p>2021</text:p>
          </table:table-cell>
          <table:table-cell table:formula="of:=SUMIF([$Numbers.$F$4:$Numbers.$F$1048576]; &quot;=&quot;&amp;[.A29]; [$Numbers.$I$4:$Numbers.$I$1048576])" office:value-type="float" office:value="15" calcext:value-type="float">
            <text:p>15</text:p>
          </table:table-cell>
        </table:table-row>
      </table:table>
      <table:table table:name="Old Mentions" table:style-name="ta1">
        <table:table-column table:style-name="co19" table:default-cell-style-name="ce83"/>
        <table:table-column table:style-name="co12" table:default-cell-style-name="ce60"/>
        <table:table-column table:style-name="co4" table:default-cell-style-name="ce60"/>
        <table:table-column table:style-name="co12" table:default-cell-style-name="Default"/>
        <table:table-row table:style-name="ro3">
          <table:table-cell office:value-type="string" calcext:value-type="string">
            <text:p>Big Chungus' Symphony</text:p>
          </table:table-cell>
          <table:table-cell office:value-type="string" calcext:value-type="string">
            <text:p><text:a xlink:href="https://www.doomworld.com/idgames/levels/doom2/Ports/a-c/chungus" xlink:type="simple">https://www.doomworld.com/idgames/levels/doom2/Ports/a-c/chungus</text:a></text:p>
          </table:table-cell>
          <table:table-cell office:value-type="float" office:value="2019" calcext:value-type="float">
            <text:p>2019</text:p>
          </table:table-cell>
          <table:table-cell/>
        </table:table-row>
        <table:table-row table:style-name="ro3">
          <table:table-cell office:value-type="string" calcext:value-type="string">
            <text:p>Crapi</text:p>
          </table:table-cell>
          <table:table-cell office:value-type="string" calcext:value-type="string">
            <text:p><text:a xlink:href="https://www.doomworld.com/idgames/levels/doom2/Ports/a-c/crapirc5" xlink:type="simple">https://www.doomworld.com/idgames/levels/doom2/Ports/a-c/crapirc5</text:a>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3">
          <table:table-cell office:value-type="string" calcext:value-type="string">
            <text:p>Dark Universe</text:p>
          </table:table-cell>
          <table:table-cell office:value-type="string" calcext:value-type="string">
            <text:p><text:a xlink:href="https://www.doomworld.com/forum/topic/98296-dark-universe-wad-released/" xlink:type="simple">https://www.doomworld.com/forum/topic/98296-dark-universe-wad-released/</text:a></text:p>
          </table:table-cell>
          <table:table-cell office:value-type="float" office:value="2018" calcext:value-type="float">
            <text:p>2018</text:p>
          </table:table-cell>
          <table:table-cell/>
        </table:table-row>
        <table:table-row table:style-name="ro3">
          <table:table-cell office:value-type="string" calcext:value-type="string">
            <text:p>Frozen Time</text:p>
          </table:table-cell>
          <table:table-cell office:value-type="string" calcext:value-type="string">
            <text:p><text:a xlink:href="https://www.doomworld.com/idgames/levels/doom2/Ports/d-f/frozent" xlink:type="simple">https://www.doomworld.com/idgames/levels/doom2/Ports/d-f/frozent</text:a>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3">
          <table:table-cell office:value-type="string" calcext:value-type="string">
            <text:p>Mano Laikas: A road to Gamzatti</text:p>
          </table:table-cell>
          <table:table-cell office:value-type="string" calcext:value-type="string">
            <text:p><text:a xlink:href="https://www.doomworld.com/idgames/levels/doom2/megawads/manolaik" xlink:type="simple">https://www.doomworld.com/idgames/levels/doom2/megawads/manolaik</text:a></text:p>
          </table:table-cell>
          <table:table-cell office:value-type="float" office:value="2016" calcext:value-type="float">
            <text:p>2016</text:p>
          </table:table-cell>
          <table:table-cell/>
        </table:table-row>
        <table:table-row table:style-name="ro3">
          <table:table-cell office:value-type="string" calcext:value-type="string">
            <text:p>Operation: Biowar</text:p>
          </table:table-cell>
          <table:table-cell office:value-type="string" calcext:value-type="string">
            <text:p><text:a xlink:href="https://doomwiki.org/wiki/Operation:_Biowar" xlink:type="simple">https://doomwiki.org/wiki/Operation:_Biowar</text:a></text:p>
          </table:table-cell>
          <table:table-cell office:value-type="float" office:value="1999" calcext:value-type="float">
            <text:p>1999</text:p>
          </table:table-cell>
          <table:table-cell/>
        </table:table-row>
        <table:table-row table:style-name="ro3">
          <table:table-cell office:value-type="string" calcext:value-type="string">
            <text:p>Pizza Steve</text:p>
          </table:table-cell>
          <table:table-cell office:value-type="string" calcext:value-type="string">
            <text:p><text:a xlink:href="https://www.doomworld.com/idgames/levels/doom2/megawads/pizzas" xlink:type="simple">https://www.doomworld.com/idgames/levels/doom2/megawads/pizzas</text:a></text:p>
          </table:table-cell>
          <table:table-cell office:value-type="float" office:value="2017" calcext:value-type="float">
            <text:p>2017</text:p>
          </table:table-cell>
          <table:table-cell/>
        </table:table-row>
        <table:table-row table:style-name="ro3">
          <table:table-cell table:style-name="ce84" office:value-type="string" calcext:value-type="string">
            <text:p>Serenity</text:p>
          </table:table-cell>
          <table:table-cell office:value-type="string" calcext:value-type="string">
            <text:p><text:a xlink:href="https://doomwiki.org/wiki/Serenity" xlink:type="simple">https://doomwiki.org/wiki/Serenity</text:a></text:p>
          </table:table-cell>
          <table:table-cell office:value-type="float" office:value="1994" calcext:value-type="float">
            <text:p>1994</text:p>
          </table:table-cell>
          <table:table-cell/>
        </table:table-row>
        <table:table-row table:style-name="ro3">
          <table:table-cell office:value-type="string" calcext:value-type="string">
            <text:p>Spidersilk</text:p>
          </table:table-cell>
          <table:table-cell office:value-type="string" calcext:value-type="string">
            <text:p><text:a xlink:href="https://www.doomworld.com/idgames/levels/doom2/Ports/v-z/zanspid" xlink:type="simple">https://www.doomworld.com/idgames/levels/doom2/Ports/v-z/zanspid</text:a></text:p>
          </table:table-cell>
          <table:table-cell office:value-type="float" office:value="2016" calcext:value-type="float">
            <text:p>2016</text:p>
          </table:table-cell>
          <table:table-cell/>
        </table:table-row>
        <table:table-row table:style-name="ro3">
          <table:table-cell office:value-type="string" calcext:value-type="string">
            <text:p>The Ledge</text:p>
          </table:table-cell>
          <table:table-cell office:value-type="string" calcext:value-type="string">
            <text:p><text:a xlink:href="https://www.doomworld.com/forum/topic/95673-the-ledge-single-map-for-doom-2/" xlink:type="simple">https://www.doomworld.com/forum/topic/95673-the-ledge-single-map-for-doom-2/</text:a></text:p>
          </table:table-cell>
          <table:table-cell office:value-type="float" office:value="2017" calcext:value-type="float">
            <text:p>2017</text:p>
          </table:table-cell>
          <table:table-cell table:style-name="ce60" office:value-type="string" calcext:value-type="string">
            <text:p>Doom II</text:p>
          </table:table-cell>
        </table:table-row>
        <table:table-row table:style-name="ro3">
          <table:table-cell office:value-type="string" calcext:value-type="string">
            <text:p>Waste Abandonment</text:p>
          </table:table-cell>
          <table:table-cell office:value-type="string" calcext:value-type="string">
            <text:p><text:a xlink:href="https://www.doomworld.com/forum/topic/96922-waste-abandonment-single-level-for-doom-2/" xlink:type="simple">https://www.doomworld.com/forum/topic/96922-waste-abandonment-single-level-for-doom-2/</text:a></text:p>
          </table:table-cell>
          <table:table-cell office:value-type="float" office:value="2017" calcext:value-type="float">
            <text:p>2017</text:p>
          </table:table-cell>
          <table:table-cell/>
        </table:table-row>
        <calcext:conditional-formats>
          <calcext:conditional-format calcext:target-range-address="'Old Mentions'.A1:'Old Mentions'.A7 'Old Mentions'.A9:'Old Mentions'.A11">
            <calcext:condition calcext:apply-style-name="Result2" calcext:value="duplicate" calcext:base-cell-address="'Old Mentions'.A1"/>
          </calcext:conditional-format>
        </calcext:conditional-formats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  <table:database-range table:name="__Anonymous_Sheet_DB__4" table:target-range-address="'Old Mentions'.A1:'Old Mentions'.D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ay_20_background" style:display-name="gray background" style:family="table-cell" style:parent-style-name="Default">
      <style:table-cell-properties fo:background-color="#ccccc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4">00.00.0000</text:date>, <text:time style:data-style-name="N2" text:time-value="23:25:33.0941454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21-08-04T23:34:00.853274818</dc:date>
    <meta:editing-duration>P5DT15H58M10S</meta:editing-duration>
    <meta:editing-cycles>518</meta:editing-cycles>
    <meta:generator>LibreOffice/6.1.5.2$Linux_X86_64 LibreOffice_project/10$Build-2</meta:generator>
    <meta:document-statistic meta:table-count="5" meta:cell-count="781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000" chart:origin="0" chart:interval-major="5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loext:label-stroke-color="#3465a4" chart:link-data-style-to-source="true" style:rotation-angle="90"/>
      <style:graphic-properties draw:stroke="none" draw:fill-color="#ff0000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0">
      <style:chart-properties loext:label-stroke-color="#3465a4" chart:link-data-style-to-source="true" chart:label-position="inside"/>
      <style:graphic-properties draw:stroke="none" draw:fill-color="#2a6099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211cm" svg:height="13.096cm" xlink:href=".." xlink:type="simple" chart:class="chart:bar" chart:style-name="ch1">
        <chart:legend svg:x="3.103cm" svg:y="0.969cm" style:legend-expansion="custom" chartooo:width="2.661cm" chartooo:height="1.178cm" style:legend-expansion-aspect-ratio="2.25891341256367" chart:style-name="ch2"/>
        <chart:plot-area chart:style-name="ch3" table:cell-range-address="Years.A2:Years.C29" chart:data-source-has-labels="both" svg:x="1.233cm" svg:y="0.369cm" svg:width="26.504cm" svg:height="12.312cm">
          <chartooo:coordinate-region svg:x="2.225cm" svg:y="0.568cm" svg:width="24.519cm" svg:height="11.122cm"/>
          <chart:axis chart:dimension="x" chart:name="primary-x" chart:style-name="ch4" chartooo:axis-type="auto">
            <chartooo:date-scale/>
            <chart:categories table:cell-range-address="Years.A2:Years.A29"/>
          </chart:axis>
          <chart:axis chart:dimension="x" chart:name="secondary-x" chart:style-name="ch5"/>
          <chart:axis chart:dimension="y" chart:name="primary-y" chart:style-name="ch6">
            <chart:title svg:x="0.357cm" svg:y="5.564cm" chart:style-name="ch7">
              <text:p>points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Years.B2:Years.B29" loext:label-string="&quot;Most Voted&quot;" chart:class="chart:bar">
            <chart:data-point chart:style-name="ch11" chart:repeated="28"/>
          </chart:series>
          <chart:series chart:attached-axis="primary-y" chart:style-name="ch12" chart:values-cell-range-address="Years.C2:Years.C29" loext:label-string="&quot;The Rest&quot;" chart:class="chart:bar">
            <chart:data-point chart:style-name="ch11" chart:repeated="2"/>
            <chart:data-point/>
            <chart:data-point chart:style-name="ch11"/>
            <chart:data-point chart:repeated="3"/>
            <chart:data-point chart:style-name="ch11"/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st Voted</text:p>
              </table:table-cell>
              <table:table-cell office:value-type="string">
                <text:p>The Rest</text:p>
              </table:table-cell>
            </table:table-row>
          </table:table-header-rows>
          <table:table-rows>
            <table:table-row>
              <table:table-cell office:value-type="float" office:value="1994">
                <text:p>1994</text:p>
                <draw:g>
                  <svg:desc>Years.A2:Years.A29</svg:desc>
                </draw:g>
              </table:table-cell>
              <table:table-cell office:value-type="float" office:value="18">
                <text:p>18</text:p>
                <draw:g>
                  <svg:desc>Years.B2:Years.B29</svg:desc>
                </draw:g>
              </table:table-cell>
              <table:table-cell office:value-type="float" office:value="54">
                <text:p>54</text:p>
                <draw:g>
                  <svg:desc>Years.C2:Years.C29</svg:desc>
                </draw:g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112">
                <text:p>11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97">
                <text:p>97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139">
                <text:p>139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38">
                <text:p>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26">
                <text:p>2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9">
                <text:p>1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423">
                <text:p>42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30">
                <text:p>3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313">
                <text:p>313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21">
                <text:p>2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385">
                <text:p>385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9">
                <text:p>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43">
                <text:p>4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88">
                <text:p>18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37">
                <text:p>13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54">
                <text:p>154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68">
                <text:p>6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285">
                <text:p>285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81">
                <text:p>81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226">
                <text:p>226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386">
                <text:p>386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443">
                <text:p>443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80">
                <text:p>8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297">
                <text:p>297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74">
                <text:p>7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25">
                <text:p>2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29">
                <text:p>29</text:p>
              </table:table-cell>
              <table:table-cell office:value-type="float" office:value="53">
                <text:p>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667cm" svg:height="13.283cm" xlink:href=".." xlink:type="simple" chart:class="chart:bar" chart:style-name="ch1">
        <chart:plot-area chart:style-name="ch2" table:cell-range-address="'Years-By-Voters'.A1:'Years-By-Voters'.B29" chart:data-source-has-labels="both" svg:x="1.484cm" svg:y="0.265cm" svg:width="21.71cm" svg:height="12.753cm">
          <chartooo:coordinate-region svg:x="2.291cm" svg:y="0.464cm" svg:width="20.903cm" svg:height="11.563cm"/>
          <chart:axis chart:dimension="x" chart:name="primary-x" chart:style-name="ch3" chartooo:axis-type="auto">
            <chartooo:date-scale/>
            <chart:categories table:cell-range-address="'Years-By-Voters'.A2:'Years-By-Voters'.A29"/>
          </chart:axis>
          <chart:axis chart:dimension="y" chart:name="primary-y" chart:style-name="ch4">
            <chart:title svg:x="0.258cm" svg:y="1.265cm" chart:style-name="ch5">
              <text:p>voters</text:p>
            </chart:title>
            <chart:grid chart:style-name="ch6" chart:class="major"/>
          </chart:axis>
          <chart:series chart:style-name="ch7" chart:values-cell-range-address="'Years-By-Voters'.B2:'Years-By-Voters'.B29" chart:label-cell-address="'Years-By-Voters'.B1:'Years-By-Voters'.B1" chart:class="chart:bar">
            <chart:data-point chart:repeated="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ters Number</text:p>
                <draw:g>
                  <svg:desc>'Years-By-Voters'.B1:'Years-By-Voters'.B1</svg:desc>
                </draw:g>
              </table:table-cell>
            </table:table-row>
          </table:table-header-rows>
          <table:table-rows>
            <table:table-row>
              <table:table-cell office:value-type="float" office:value="1994">
                <text:p>1994</text:p>
                <draw:g>
                  <svg:desc>'Years-By-Voters'.A2:'Years-By-Voters'.A29</svg:desc>
                </draw:g>
              </table:table-cell>
              <table:table-cell office:value-type="float" office:value="20">
                <text:p>20</text:p>
                <draw:g>
                  <svg:desc>'Years-By-Voters'.B2:'Years-By-Voters'.B29</svg:desc>
                </draw:g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